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181.63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39.76mm"/>
    </style:style>
    <style:style style:name="co7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number-columns-repeated="9" table:default-cell-style-name="Default"/>
        <table:table-column table:style-name="co6" table:default-cell-style-name="ce3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image url</text:p>
          </table:table-cell>
          <table:table-cell table:style-name="Default" office:value-type="string" calcext:value-type="string">
            <text:p>diamenty zegarki slub?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iktorianska</text:p>
          </table:table-cell>
          <table:table-cell office:value-type="string" calcext:value-type="string">
            <text:p>pavoni</text:p>
          </table:table-cell>
          <table:table-cell office:value-type="string" calcext:value-type="string">
            <text:p>studio y</text:p>
          </table:table-cell>
          <table:table-cell office:value-type="string" calcext:value-type="string">
            <text:p>eternel</text:p>
          </table:table-cell>
          <table:table-cell office:value-type="string" calcext:value-type="string">
            <text:p>eclpis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jubile</text:p>
          </table:table-cell>
          <table:table-cell office:value-type="string" calcext:value-type="string">
            <text:p>flow</text:p>
          </table:table-cell>
          <table:table-cell table:style-name="Default" office:value-type="string" calcext:value-type="string">
            <text:p>catego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ppie - srebrne kolczyki</text:p>
          </table:table-cell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0Hippie - srebrne kolczyki.jpg</text:p>
          </table:table-cell>
          <table:table-cell/>
          <table:table-cell office:value-type="float" office:value="12" calcext:value-type="float">
            <text:p>12</text:p>
          </table:table-cell>
          <table:table-cell table:formula="of:=IF(ISNUMBER((SEARCH(&quot;wiktoriańska&quot;;[.A2])));46;&quot;&quot;)">
            <text:p/>
          </table:table-cell>
          <table:table-cell table:formula="of:=IF(ISNUMBER((SEARCH(&quot;boho&quot;;[.A2])));47;&quot;&quot;)">
            <text:p/>
          </table:table-cell>
          <table:table-cell table:formula="of:=IF(ISNUMBER((SEARCH(&quot;studio&quot;;[.A2])));48;&quot;&quot;)">
            <text:p/>
          </table:table-cell>
          <table:table-cell table:formula="of:=IF(ISNUMBER((SEARCH(&quot;ternel&quot;;[.A2])));95;&quot;&quot;)">
            <text:p/>
          </table:table-cell>
          <table:table-cell table:formula="of:=IF(ISNUMBER((SEARCH(&quot;eclipse&quot;;[.A2])));93;&quot;&quot;)">
            <text:p/>
          </table:table-cell>
          <table:table-cell table:formula="of:=IF(ISNUMBER((SEARCH(&quot;fruit&quot;;[.A2])));100;&quot;&quot;)">
            <text:p/>
          </table:table-cell>
          <table:table-cell table:formula="of:=IF(ISNUMBER((SEARCH(&quot;jubil&quot;;[.A2])));112;&quot;&quot;)">
            <text:p/>
          </table:table-cell>
          <table:table-cell table:formula="of:=IF(ISNUMBER((SEARCH(&quot;flow&quot;;[.A2])));98;&quot;&quot;)">
            <text:p/>
          </table:table-cell>
          <table:table-cell table:formula="of:=CONCATENATE([.G2];&quot;,&quot;;[.H2];&quot;,&quot;;[.I2];&quot;,&quot;;[.J2];&quot;,&quot;;[.K2];&quot;,&quot;;[.L2];&quot;,&quot;;[.M2];&quot;,&quot;;[.N2];&quot;,&quot;;[.O2];&quot;,&quot;;[.P2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ppie - srebrne kolczyki</text:p>
          </table:table-cell>
          <table:table-cell table:formula="of:=[.B2]"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Hippie - srebrne kolczyki.jpg</text:p>
          </table:table-cell>
          <table:table-cell table:formula="of:=IF(ISNUMBER((SEARCH(&quot;diament&quot;;[.A3])));18;&quot;&quot;)">
            <text:p/>
          </table:table-cell>
          <table:table-cell table:formula="of:=[.H2]" office:value-type="float" office:value="12" calcext:value-type="float">
            <text:p>12</text:p>
          </table:table-cell>
          <table:table-cell table:formula="of:=IF(ISNUMBER((SEARCH(&quot;wiktoriańska&quot;;[.A3])));46;&quot;&quot;)">
            <text:p/>
          </table:table-cell>
          <table:table-cell table:formula="of:=IF(ISNUMBER((SEARCH(&quot;boho&quot;;[.A3])));47;&quot;&quot;)">
            <text:p/>
          </table:table-cell>
          <table:table-cell table:formula="of:=IF(ISNUMBER((SEARCH(&quot;studio&quot;;[.A3])));48;&quot;&quot;)">
            <text:p/>
          </table:table-cell>
          <table:table-cell table:formula="of:=IF(ISNUMBER((SEARCH(&quot;ternel&quot;;[.A3])));95;&quot;&quot;)">
            <text:p/>
          </table:table-cell>
          <table:table-cell table:formula="of:=IF(ISNUMBER((SEARCH(&quot;eclipse&quot;;[.A3])));93;&quot;&quot;)">
            <text:p/>
          </table:table-cell>
          <table:table-cell table:formula="of:=IF(ISNUMBER((SEARCH(&quot;fruit&quot;;[.A3])));100;&quot;&quot;)">
            <text:p/>
          </table:table-cell>
          <table:table-cell table:formula="of:=IF(ISNUMBER((SEARCH(&quot;jubil&quot;;[.A3])));112;&quot;&quot;)">
            <text:p/>
          </table:table-cell>
          <table:table-cell table:formula="of:=IF(ISNUMBER((SEARCH(&quot;flow&quot;;[.A3])));98;&quot;&quot;)">
            <text:p/>
          </table:table-cell>
          <table:table-cell table:formula="of:=CONCATENATE([.G3];&quot;,&quot;;[.H3];&quot;,&quot;;[.I3];&quot;,&quot;;[.J3];&quot;,&quot;;[.K3];&quot;,&quot;;[.L3];&quot;,&quot;;[.M3];&quot;,&quot;;[.N3];&quot;,&quot;;[.O3];&quot;,&quot;;[.P3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ppie - srebrne kolczyki</text:p>
          </table:table-cell>
          <table:table-cell table:formula="of:=[.B3]"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2Hippie - srebrne kolczyki.jpg</text:p>
          </table:table-cell>
          <table:table-cell table:formula="of:=IF(ISNUMBER((SEARCH(&quot;diament&quot;;[.A4])));18;&quot;&quot;)">
            <text:p/>
          </table:table-cell>
          <table:table-cell table:formula="of:=[.H3]" office:value-type="float" office:value="12" calcext:value-type="float">
            <text:p>12</text:p>
          </table:table-cell>
          <table:table-cell table:formula="of:=IF(ISNUMBER((SEARCH(&quot;wiktoriańska&quot;;[.A4])));46;&quot;&quot;)">
            <text:p/>
          </table:table-cell>
          <table:table-cell table:formula="of:=IF(ISNUMBER((SEARCH(&quot;boho&quot;;[.A4])));47;&quot;&quot;)">
            <text:p/>
          </table:table-cell>
          <table:table-cell table:formula="of:=IF(ISNUMBER((SEARCH(&quot;studio&quot;;[.A4])));48;&quot;&quot;)">
            <text:p/>
          </table:table-cell>
          <table:table-cell table:formula="of:=IF(ISNUMBER((SEARCH(&quot;ternel&quot;;[.A4])));95;&quot;&quot;)">
            <text:p/>
          </table:table-cell>
          <table:table-cell table:formula="of:=IF(ISNUMBER((SEARCH(&quot;eclipse&quot;;[.A4])));93;&quot;&quot;)">
            <text:p/>
          </table:table-cell>
          <table:table-cell table:formula="of:=IF(ISNUMBER((SEARCH(&quot;fruit&quot;;[.A4])));100;&quot;&quot;)">
            <text:p/>
          </table:table-cell>
          <table:table-cell table:formula="of:=IF(ISNUMBER((SEARCH(&quot;jubil&quot;;[.A4])));112;&quot;&quot;)">
            <text:p/>
          </table:table-cell>
          <table:table-cell table:formula="of:=IF(ISNUMBER((SEARCH(&quot;flow&quot;;[.A4])));98;&quot;&quot;)">
            <text:p/>
          </table:table-cell>
          <table:table-cell table:formula="of:=CONCATENATE([.G4];&quot;,&quot;;[.H4];&quot;,&quot;;[.I4];&quot;,&quot;;[.J4];&quot;,&quot;;[.K4];&quot;,&quot;;[.L4];&quot;,&quot;;[.M4];&quot;,&quot;;[.N4];&quot;,&quot;;[.O4];&quot;,&quot;;[.P4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ppie - srebrne kolczyki</text:p>
          </table:table-cell>
          <table:table-cell table:formula="of:=[.B4]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3Hippie - srebrne kolczyki.jpg</text:p>
          </table:table-cell>
          <table:table-cell table:formula="of:=IF(ISNUMBER((SEARCH(&quot;diament&quot;;[.A5])));18;&quot;&quot;)">
            <text:p/>
          </table:table-cell>
          <table:table-cell table:formula="of:=[.H4]" office:value-type="float" office:value="12" calcext:value-type="float">
            <text:p>12</text:p>
          </table:table-cell>
          <table:table-cell table:formula="of:=IF(ISNUMBER((SEARCH(&quot;wiktoriańska&quot;;[.A5])));46;&quot;&quot;)">
            <text:p/>
          </table:table-cell>
          <table:table-cell table:formula="of:=IF(ISNUMBER((SEARCH(&quot;boho&quot;;[.A5])));47;&quot;&quot;)">
            <text:p/>
          </table:table-cell>
          <table:table-cell table:formula="of:=IF(ISNUMBER((SEARCH(&quot;studio&quot;;[.A5])));48;&quot;&quot;)">
            <text:p/>
          </table:table-cell>
          <table:table-cell table:formula="of:=IF(ISNUMBER((SEARCH(&quot;ternel&quot;;[.A5])));95;&quot;&quot;)">
            <text:p/>
          </table:table-cell>
          <table:table-cell table:formula="of:=IF(ISNUMBER((SEARCH(&quot;eclipse&quot;;[.A5])));93;&quot;&quot;)">
            <text:p/>
          </table:table-cell>
          <table:table-cell table:formula="of:=IF(ISNUMBER((SEARCH(&quot;fruit&quot;;[.A5])));100;&quot;&quot;)">
            <text:p/>
          </table:table-cell>
          <table:table-cell table:formula="of:=IF(ISNUMBER((SEARCH(&quot;jubil&quot;;[.A5])));112;&quot;&quot;)">
            <text:p/>
          </table:table-cell>
          <table:table-cell table:formula="of:=IF(ISNUMBER((SEARCH(&quot;flow&quot;;[.A5])));98;&quot;&quot;)">
            <text:p/>
          </table:table-cell>
          <table:table-cell table:formula="of:=CONCATENATE([.G5];&quot;,&quot;;[.H5];&quot;,&quot;;[.I5];&quot;,&quot;;[.J5];&quot;,&quot;;[.K5];&quot;,&quot;;[.L5];&quot;,&quot;;[.M5];&quot;,&quot;;[.N5];&quot;,&quot;;[.O5];&quot;,&quot;;[.P5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e kolczyki z diamentami</text:p>
          </table:table-cell>
          <table:table-cell table:formula="of:=[.B5]"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4Złote kolczyki z diamentami.jpg</text:p>
          </table:table-cell>
          <table:table-cell table:formula="of:=IF(ISNUMBER((SEARCH(&quot;diament&quot;;[.A6])));18;&quot;&quot;)" office:value-type="float" office:value="18" calcext:value-type="float">
            <text:p>18</text:p>
          </table:table-cell>
          <table:table-cell table:formula="of:=[.H5]" office:value-type="float" office:value="12" calcext:value-type="float">
            <text:p>12</text:p>
          </table:table-cell>
          <table:table-cell table:formula="of:=IF(ISNUMBER((SEARCH(&quot;wiktoriańska&quot;;[.A6])));46;&quot;&quot;)">
            <text:p/>
          </table:table-cell>
          <table:table-cell table:formula="of:=IF(ISNUMBER((SEARCH(&quot;boho&quot;;[.A6])));47;&quot;&quot;)">
            <text:p/>
          </table:table-cell>
          <table:table-cell table:formula="of:=IF(ISNUMBER((SEARCH(&quot;studio&quot;;[.A6])));48;&quot;&quot;)">
            <text:p/>
          </table:table-cell>
          <table:table-cell table:formula="of:=IF(ISNUMBER((SEARCH(&quot;ternel&quot;;[.A6])));95;&quot;&quot;)">
            <text:p/>
          </table:table-cell>
          <table:table-cell table:formula="of:=IF(ISNUMBER((SEARCH(&quot;eclipse&quot;;[.A6])));93;&quot;&quot;)">
            <text:p/>
          </table:table-cell>
          <table:table-cell table:formula="of:=IF(ISNUMBER((SEARCH(&quot;fruit&quot;;[.A6])));100;&quot;&quot;)">
            <text:p/>
          </table:table-cell>
          <table:table-cell table:formula="of:=IF(ISNUMBER((SEARCH(&quot;jubil&quot;;[.A6])));112;&quot;&quot;)">
            <text:p/>
          </table:table-cell>
          <table:table-cell table:formula="of:=IF(ISNUMBER((SEARCH(&quot;flow&quot;;[.A6])));98;&quot;&quot;)">
            <text:p/>
          </table:table-cell>
          <table:table-cell table:formula="of:=CONCATENATE([.G6];&quot;,&quot;;[.H6];&quot;,&quot;;[.I6];&quot;,&quot;;[.J6];&quot;,&quot;;[.K6];&quot;,&quot;;[.L6];&quot;,&quot;;[.M6];&quot;,&quot;;[.N6];&quot;,&quot;;[.O6];&quot;,&quot;;[.P6])" office:value-type="string" office:string-value="18,12,,,,,,,," calcext:value-type="string">
            <text:p>18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e kolczyki z diamentami</text:p>
          </table:table-cell>
          <table:table-cell table:formula="of:=[.B6]"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5Złote kolczyki z diamentami.jpg</text:p>
          </table:table-cell>
          <table:table-cell table:formula="of:=IF(ISNUMBER((SEARCH(&quot;diament&quot;;[.A7])));18;&quot;&quot;)" office:value-type="float" office:value="18" calcext:value-type="float">
            <text:p>18</text:p>
          </table:table-cell>
          <table:table-cell table:formula="of:=[.H6]" office:value-type="float" office:value="12" calcext:value-type="float">
            <text:p>12</text:p>
          </table:table-cell>
          <table:table-cell table:formula="of:=IF(ISNUMBER((SEARCH(&quot;wiktoriańska&quot;;[.A7])));46;&quot;&quot;)">
            <text:p/>
          </table:table-cell>
          <table:table-cell table:formula="of:=IF(ISNUMBER((SEARCH(&quot;boho&quot;;[.A7])));47;&quot;&quot;)">
            <text:p/>
          </table:table-cell>
          <table:table-cell table:formula="of:=IF(ISNUMBER((SEARCH(&quot;studio&quot;;[.A7])));48;&quot;&quot;)">
            <text:p/>
          </table:table-cell>
          <table:table-cell table:formula="of:=IF(ISNUMBER((SEARCH(&quot;ternel&quot;;[.A7])));95;&quot;&quot;)">
            <text:p/>
          </table:table-cell>
          <table:table-cell table:formula="of:=IF(ISNUMBER((SEARCH(&quot;eclipse&quot;;[.A7])));93;&quot;&quot;)">
            <text:p/>
          </table:table-cell>
          <table:table-cell table:formula="of:=IF(ISNUMBER((SEARCH(&quot;fruit&quot;;[.A7])));100;&quot;&quot;)">
            <text:p/>
          </table:table-cell>
          <table:table-cell table:formula="of:=IF(ISNUMBER((SEARCH(&quot;jubil&quot;;[.A7])));112;&quot;&quot;)">
            <text:p/>
          </table:table-cell>
          <table:table-cell table:formula="of:=IF(ISNUMBER((SEARCH(&quot;flow&quot;;[.A7])));98;&quot;&quot;)">
            <text:p/>
          </table:table-cell>
          <table:table-cell table:formula="of:=CONCATENATE([.G7];&quot;,&quot;;[.H7];&quot;,&quot;;[.I7];&quot;,&quot;;[.J7];&quot;,&quot;;[.K7];&quot;,&quot;;[.L7];&quot;,&quot;;[.M7];&quot;,&quot;;[.N7];&quot;,&quot;;[.O7];&quot;,&quot;;[.P7])" office:value-type="string" office:string-value="18,12,,,,,,,," calcext:value-type="string">
            <text:p>18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e kolczyki z diamentami</text:p>
          </table:table-cell>
          <table:table-cell table:formula="of:=[.B7]"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6Złote kolczyki z diamentami.jpg</text:p>
          </table:table-cell>
          <table:table-cell table:formula="of:=IF(ISNUMBER((SEARCH(&quot;diament&quot;;[.A8])));18;&quot;&quot;)" office:value-type="float" office:value="18" calcext:value-type="float">
            <text:p>18</text:p>
          </table:table-cell>
          <table:table-cell table:formula="of:=[.H7]" office:value-type="float" office:value="12" calcext:value-type="float">
            <text:p>12</text:p>
          </table:table-cell>
          <table:table-cell table:formula="of:=IF(ISNUMBER((SEARCH(&quot;wiktoriańska&quot;;[.A8])));46;&quot;&quot;)">
            <text:p/>
          </table:table-cell>
          <table:table-cell table:formula="of:=IF(ISNUMBER((SEARCH(&quot;boho&quot;;[.A8])));47;&quot;&quot;)">
            <text:p/>
          </table:table-cell>
          <table:table-cell table:formula="of:=IF(ISNUMBER((SEARCH(&quot;studio&quot;;[.A8])));48;&quot;&quot;)">
            <text:p/>
          </table:table-cell>
          <table:table-cell table:formula="of:=IF(ISNUMBER((SEARCH(&quot;ternel&quot;;[.A8])));95;&quot;&quot;)">
            <text:p/>
          </table:table-cell>
          <table:table-cell table:formula="of:=IF(ISNUMBER((SEARCH(&quot;eclipse&quot;;[.A8])));93;&quot;&quot;)">
            <text:p/>
          </table:table-cell>
          <table:table-cell table:formula="of:=IF(ISNUMBER((SEARCH(&quot;fruit&quot;;[.A8])));100;&quot;&quot;)">
            <text:p/>
          </table:table-cell>
          <table:table-cell table:formula="of:=IF(ISNUMBER((SEARCH(&quot;jubil&quot;;[.A8])));112;&quot;&quot;)">
            <text:p/>
          </table:table-cell>
          <table:table-cell table:formula="of:=IF(ISNUMBER((SEARCH(&quot;flow&quot;;[.A8])));98;&quot;&quot;)">
            <text:p/>
          </table:table-cell>
          <table:table-cell table:formula="of:=CONCATENATE([.G8];&quot;,&quot;;[.H8];&quot;,&quot;;[.I8];&quot;,&quot;;[.J8];&quot;,&quot;;[.K8];&quot;,&quot;;[.L8];&quot;,&quot;;[.M8];&quot;,&quot;;[.N8];&quot;,&quot;;[.O8];&quot;,&quot;;[.P8])" office:value-type="string" office:string-value="18,12,,,,,,,," calcext:value-type="string">
            <text:p>18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e kolczyki z diamentami</text:p>
          </table:table-cell>
          <table:table-cell table:formula="of:=[.B8]"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7Złote kolczyki z diamentami.jpg</text:p>
          </table:table-cell>
          <table:table-cell table:formula="of:=IF(ISNUMBER((SEARCH(&quot;diament&quot;;[.A9])));18;&quot;&quot;)" office:value-type="float" office:value="18" calcext:value-type="float">
            <text:p>18</text:p>
          </table:table-cell>
          <table:table-cell table:formula="of:=[.H8]" office:value-type="float" office:value="12" calcext:value-type="float">
            <text:p>12</text:p>
          </table:table-cell>
          <table:table-cell table:formula="of:=IF(ISNUMBER((SEARCH(&quot;wiktoriańska&quot;;[.A9])));46;&quot;&quot;)">
            <text:p/>
          </table:table-cell>
          <table:table-cell table:formula="of:=IF(ISNUMBER((SEARCH(&quot;boho&quot;;[.A9])));47;&quot;&quot;)">
            <text:p/>
          </table:table-cell>
          <table:table-cell table:formula="of:=IF(ISNUMBER((SEARCH(&quot;studio&quot;;[.A9])));48;&quot;&quot;)">
            <text:p/>
          </table:table-cell>
          <table:table-cell table:formula="of:=IF(ISNUMBER((SEARCH(&quot;ternel&quot;;[.A9])));95;&quot;&quot;)">
            <text:p/>
          </table:table-cell>
          <table:table-cell table:formula="of:=IF(ISNUMBER((SEARCH(&quot;eclipse&quot;;[.A9])));93;&quot;&quot;)">
            <text:p/>
          </table:table-cell>
          <table:table-cell table:formula="of:=IF(ISNUMBER((SEARCH(&quot;fruit&quot;;[.A9])));100;&quot;&quot;)">
            <text:p/>
          </table:table-cell>
          <table:table-cell table:formula="of:=IF(ISNUMBER((SEARCH(&quot;jubil&quot;;[.A9])));112;&quot;&quot;)">
            <text:p/>
          </table:table-cell>
          <table:table-cell table:formula="of:=IF(ISNUMBER((SEARCH(&quot;flow&quot;;[.A9])));98;&quot;&quot;)">
            <text:p/>
          </table:table-cell>
          <table:table-cell table:formula="of:=CONCATENATE([.G9];&quot;,&quot;;[.H9];&quot;,&quot;;[.I9];&quot;,&quot;;[.J9];&quot;,&quot;;[.K9];&quot;,&quot;;[.L9];&quot;,&quot;;[.M9];&quot;,&quot;;[.N9];&quot;,&quot;;[.O9];&quot;,&quot;;[.P9])" office:value-type="string" office:string-value="18,12,,,,,,,," calcext:value-type="string">
            <text:p>18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ore - kolczyki z diamentami</text:p>
          </table:table-cell>
          <table:table-cell table:formula="of:=[.B9]"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8Amore - kolczyki z diamentami.jpg</text:p>
          </table:table-cell>
          <table:table-cell table:formula="of:=IF(ISNUMBER((SEARCH(&quot;diament&quot;;[.A10])));18;&quot;&quot;)" office:value-type="float" office:value="18" calcext:value-type="float">
            <text:p>18</text:p>
          </table:table-cell>
          <table:table-cell table:formula="of:=[.H9]" office:value-type="float" office:value="12" calcext:value-type="float">
            <text:p>12</text:p>
          </table:table-cell>
          <table:table-cell table:formula="of:=IF(ISNUMBER((SEARCH(&quot;wiktoriańska&quot;;[.A10])));46;&quot;&quot;)">
            <text:p/>
          </table:table-cell>
          <table:table-cell table:formula="of:=IF(ISNUMBER((SEARCH(&quot;boho&quot;;[.A10])));47;&quot;&quot;)">
            <text:p/>
          </table:table-cell>
          <table:table-cell table:formula="of:=IF(ISNUMBER((SEARCH(&quot;studio&quot;;[.A10])));48;&quot;&quot;)">
            <text:p/>
          </table:table-cell>
          <table:table-cell table:formula="of:=IF(ISNUMBER((SEARCH(&quot;ternel&quot;;[.A10])));95;&quot;&quot;)">
            <text:p/>
          </table:table-cell>
          <table:table-cell table:formula="of:=IF(ISNUMBER((SEARCH(&quot;eclipse&quot;;[.A10])));93;&quot;&quot;)">
            <text:p/>
          </table:table-cell>
          <table:table-cell table:formula="of:=IF(ISNUMBER((SEARCH(&quot;fruit&quot;;[.A10])));100;&quot;&quot;)">
            <text:p/>
          </table:table-cell>
          <table:table-cell table:formula="of:=IF(ISNUMBER((SEARCH(&quot;jubil&quot;;[.A10])));112;&quot;&quot;)">
            <text:p/>
          </table:table-cell>
          <table:table-cell table:formula="of:=IF(ISNUMBER((SEARCH(&quot;flow&quot;;[.A10])));98;&quot;&quot;)">
            <text:p/>
          </table:table-cell>
          <table:table-cell table:formula="of:=CONCATENATE([.G10];&quot;,&quot;;[.H10];&quot;,&quot;;[.I10];&quot;,&quot;;[.J10];&quot;,&quot;;[.K10];&quot;,&quot;;[.L10];&quot;,&quot;;[.M10];&quot;,&quot;;[.N10];&quot;,&quot;;[.O10];&quot;,&quot;;[.P10])" office:value-type="string" office:string-value="18,12,,,,,,,," calcext:value-type="string">
            <text:p>18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ternel - kolczyki z diamentami</text:p>
          </table:table-cell>
          <table:table-cell table:formula="of:=[.B10]"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9Éternel - kolczyki z diamentami.jpg</text:p>
          </table:table-cell>
          <table:table-cell table:formula="of:=IF(ISNUMBER((SEARCH(&quot;diament&quot;;[.A11])));18;&quot;&quot;)" office:value-type="float" office:value="18" calcext:value-type="float">
            <text:p>18</text:p>
          </table:table-cell>
          <table:table-cell table:formula="of:=[.H10]" office:value-type="float" office:value="12" calcext:value-type="float">
            <text:p>12</text:p>
          </table:table-cell>
          <table:table-cell table:formula="of:=IF(ISNUMBER((SEARCH(&quot;wiktoriańska&quot;;[.A11])));46;&quot;&quot;)">
            <text:p/>
          </table:table-cell>
          <table:table-cell table:formula="of:=IF(ISNUMBER((SEARCH(&quot;boho&quot;;[.A11])));47;&quot;&quot;)">
            <text:p/>
          </table:table-cell>
          <table:table-cell table:formula="of:=IF(ISNUMBER((SEARCH(&quot;studio&quot;;[.A11])));48;&quot;&quot;)">
            <text:p/>
          </table:table-cell>
          <table:table-cell table:formula="of:=IF(ISNUMBER((SEARCH(&quot;ternel&quot;;[.A11])));95;&quot;&quot;)" office:value-type="float" office:value="95" calcext:value-type="float">
            <text:p>95</text:p>
          </table:table-cell>
          <table:table-cell table:formula="of:=IF(ISNUMBER((SEARCH(&quot;eclipse&quot;;[.A11])));93;&quot;&quot;)">
            <text:p/>
          </table:table-cell>
          <table:table-cell table:formula="of:=IF(ISNUMBER((SEARCH(&quot;fruit&quot;;[.A11])));100;&quot;&quot;)">
            <text:p/>
          </table:table-cell>
          <table:table-cell table:formula="of:=IF(ISNUMBER((SEARCH(&quot;jubil&quot;;[.A11])));112;&quot;&quot;)">
            <text:p/>
          </table:table-cell>
          <table:table-cell table:formula="of:=IF(ISNUMBER((SEARCH(&quot;flow&quot;;[.A11])));98;&quot;&quot;)">
            <text:p/>
          </table:table-cell>
          <table:table-cell table:formula="of:=CONCATENATE([.G11];&quot;,&quot;;[.H11];&quot;,&quot;;[.I11];&quot;,&quot;;[.J11];&quot;,&quot;;[.K11];&quot;,&quot;;[.L11];&quot;,&quot;;[.M11];&quot;,&quot;;[.N11];&quot;,&quot;;[.O11];&quot;,&quot;;[.P11])" office:value-type="string" office:string-value="18,12,,,,95,,,," calcext:value-type="string">
            <text:p>18,12,,,,95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lla - kolczyki z diamentami</text:p>
          </table:table-cell>
          <table:table-cell table:formula="of:=[.B11]"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0Stella - kolczyki z diamentami.jpg</text:p>
          </table:table-cell>
          <table:table-cell table:formula="of:=IF(ISNUMBER((SEARCH(&quot;diament&quot;;[.A12])));18;&quot;&quot;)" office:value-type="float" office:value="18" calcext:value-type="float">
            <text:p>18</text:p>
          </table:table-cell>
          <table:table-cell table:formula="of:=[.H11]" office:value-type="float" office:value="12" calcext:value-type="float">
            <text:p>12</text:p>
          </table:table-cell>
          <table:table-cell table:formula="of:=IF(ISNUMBER((SEARCH(&quot;wiktoriańska&quot;;[.A12])));46;&quot;&quot;)">
            <text:p/>
          </table:table-cell>
          <table:table-cell table:formula="of:=IF(ISNUMBER((SEARCH(&quot;boho&quot;;[.A12])));47;&quot;&quot;)">
            <text:p/>
          </table:table-cell>
          <table:table-cell table:formula="of:=IF(ISNUMBER((SEARCH(&quot;studio&quot;;[.A12])));48;&quot;&quot;)">
            <text:p/>
          </table:table-cell>
          <table:table-cell table:formula="of:=IF(ISNUMBER((SEARCH(&quot;ternel&quot;;[.A12])));95;&quot;&quot;)">
            <text:p/>
          </table:table-cell>
          <table:table-cell table:formula="of:=IF(ISNUMBER((SEARCH(&quot;eclipse&quot;;[.A12])));93;&quot;&quot;)">
            <text:p/>
          </table:table-cell>
          <table:table-cell table:formula="of:=IF(ISNUMBER((SEARCH(&quot;fruit&quot;;[.A12])));100;&quot;&quot;)">
            <text:p/>
          </table:table-cell>
          <table:table-cell table:formula="of:=IF(ISNUMBER((SEARCH(&quot;jubil&quot;;[.A12])));112;&quot;&quot;)">
            <text:p/>
          </table:table-cell>
          <table:table-cell table:formula="of:=IF(ISNUMBER((SEARCH(&quot;flow&quot;;[.A12])));98;&quot;&quot;)">
            <text:p/>
          </table:table-cell>
          <table:table-cell table:formula="of:=CONCATENATE([.G12];&quot;,&quot;;[.H12];&quot;,&quot;;[.I12];&quot;,&quot;;[.J12];&quot;,&quot;;[.K12];&quot;,&quot;;[.L12];&quot;,&quot;;[.M12];&quot;,&quot;;[.N12];&quot;,&quot;;[.O12];&quot;,&quot;;[.P12])" office:value-type="string" office:string-value="18,12,,,,,,,," calcext:value-type="string">
            <text:p>18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- kolczyki z diamentami</text:p>
          </table:table-cell>
          <table:table-cell table:formula="of:=[.B12]"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1Metropolitan - kolczyki z diamentami.jpg</text:p>
          </table:table-cell>
          <table:table-cell table:formula="of:=IF(ISNUMBER((SEARCH(&quot;diament&quot;;[.A13])));18;&quot;&quot;)" office:value-type="float" office:value="18" calcext:value-type="float">
            <text:p>18</text:p>
          </table:table-cell>
          <table:table-cell table:formula="of:=[.H12]" office:value-type="float" office:value="12" calcext:value-type="float">
            <text:p>12</text:p>
          </table:table-cell>
          <table:table-cell table:formula="of:=IF(ISNUMBER((SEARCH(&quot;wiktoriańska&quot;;[.A13])));46;&quot;&quot;)">
            <text:p/>
          </table:table-cell>
          <table:table-cell table:formula="of:=IF(ISNUMBER((SEARCH(&quot;boho&quot;;[.A13])));47;&quot;&quot;)">
            <text:p/>
          </table:table-cell>
          <table:table-cell table:formula="of:=IF(ISNUMBER((SEARCH(&quot;studio&quot;;[.A13])));48;&quot;&quot;)">
            <text:p/>
          </table:table-cell>
          <table:table-cell table:formula="of:=IF(ISNUMBER((SEARCH(&quot;ternel&quot;;[.A13])));95;&quot;&quot;)">
            <text:p/>
          </table:table-cell>
          <table:table-cell table:formula="of:=IF(ISNUMBER((SEARCH(&quot;eclipse&quot;;[.A13])));93;&quot;&quot;)">
            <text:p/>
          </table:table-cell>
          <table:table-cell table:formula="of:=IF(ISNUMBER((SEARCH(&quot;fruit&quot;;[.A13])));100;&quot;&quot;)">
            <text:p/>
          </table:table-cell>
          <table:table-cell table:formula="of:=IF(ISNUMBER((SEARCH(&quot;jubil&quot;;[.A13])));112;&quot;&quot;)">
            <text:p/>
          </table:table-cell>
          <table:table-cell table:formula="of:=IF(ISNUMBER((SEARCH(&quot;flow&quot;;[.A13])));98;&quot;&quot;)">
            <text:p/>
          </table:table-cell>
          <table:table-cell table:formula="of:=CONCATENATE([.G13];&quot;,&quot;;[.H13];&quot;,&quot;;[.I13];&quot;,&quot;;[.J13];&quot;,&quot;;[.K13];&quot;,&quot;;[.L13];&quot;,&quot;;[.M13];&quot;,&quot;;[.N13];&quot;,&quot;;[.O13];&quot;,&quot;;[.P13])" office:value-type="string" office:string-value="18,12,,,,,,,," calcext:value-type="string">
            <text:p>18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e kolczyki</text:p>
          </table:table-cell>
          <table:table-cell table:formula="of:=[.B13]"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2Unique - srebrne kolczyki.jpg</text:p>
          </table:table-cell>
          <table:table-cell table:formula="of:=IF(ISNUMBER((SEARCH(&quot;diament&quot;;[.A14])));18;&quot;&quot;)">
            <text:p/>
          </table:table-cell>
          <table:table-cell table:formula="of:=[.H13]" office:value-type="float" office:value="12" calcext:value-type="float">
            <text:p>12</text:p>
          </table:table-cell>
          <table:table-cell table:formula="of:=IF(ISNUMBER((SEARCH(&quot;wiktoriańska&quot;;[.A14])));46;&quot;&quot;)">
            <text:p/>
          </table:table-cell>
          <table:table-cell table:formula="of:=IF(ISNUMBER((SEARCH(&quot;boho&quot;;[.A14])));47;&quot;&quot;)">
            <text:p/>
          </table:table-cell>
          <table:table-cell table:formula="of:=IF(ISNUMBER((SEARCH(&quot;studio&quot;;[.A14])));48;&quot;&quot;)">
            <text:p/>
          </table:table-cell>
          <table:table-cell table:formula="of:=IF(ISNUMBER((SEARCH(&quot;ternel&quot;;[.A14])));95;&quot;&quot;)">
            <text:p/>
          </table:table-cell>
          <table:table-cell table:formula="of:=IF(ISNUMBER((SEARCH(&quot;eclipse&quot;;[.A14])));93;&quot;&quot;)">
            <text:p/>
          </table:table-cell>
          <table:table-cell table:formula="of:=IF(ISNUMBER((SEARCH(&quot;fruit&quot;;[.A14])));100;&quot;&quot;)">
            <text:p/>
          </table:table-cell>
          <table:table-cell table:formula="of:=IF(ISNUMBER((SEARCH(&quot;jubil&quot;;[.A14])));112;&quot;&quot;)">
            <text:p/>
          </table:table-cell>
          <table:table-cell table:formula="of:=IF(ISNUMBER((SEARCH(&quot;flow&quot;;[.A14])));98;&quot;&quot;)">
            <text:p/>
          </table:table-cell>
          <table:table-cell table:formula="of:=CONCATENATE([.G14];&quot;,&quot;;[.H14];&quot;,&quot;;[.I14];&quot;,&quot;;[.J14];&quot;,&quot;;[.K14];&quot;,&quot;;[.L14];&quot;,&quot;;[.M14];&quot;,&quot;;[.N14];&quot;,&quot;;[.O14];&quot;,&quot;;[.P14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e kolczyki</text:p>
          </table:table-cell>
          <table:table-cell table:formula="of:=[.B14]"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3Unique - srebrne kolczyki.jpg</text:p>
          </table:table-cell>
          <table:table-cell table:formula="of:=IF(ISNUMBER((SEARCH(&quot;diament&quot;;[.A15])));18;&quot;&quot;)">
            <text:p/>
          </table:table-cell>
          <table:table-cell table:formula="of:=[.H14]" office:value-type="float" office:value="12" calcext:value-type="float">
            <text:p>12</text:p>
          </table:table-cell>
          <table:table-cell table:formula="of:=IF(ISNUMBER((SEARCH(&quot;wiktoriańska&quot;;[.A15])));46;&quot;&quot;)">
            <text:p/>
          </table:table-cell>
          <table:table-cell table:formula="of:=IF(ISNUMBER((SEARCH(&quot;boho&quot;;[.A15])));47;&quot;&quot;)">
            <text:p/>
          </table:table-cell>
          <table:table-cell table:formula="of:=IF(ISNUMBER((SEARCH(&quot;studio&quot;;[.A15])));48;&quot;&quot;)">
            <text:p/>
          </table:table-cell>
          <table:table-cell table:formula="of:=IF(ISNUMBER((SEARCH(&quot;ternel&quot;;[.A15])));95;&quot;&quot;)">
            <text:p/>
          </table:table-cell>
          <table:table-cell table:formula="of:=IF(ISNUMBER((SEARCH(&quot;eclipse&quot;;[.A15])));93;&quot;&quot;)">
            <text:p/>
          </table:table-cell>
          <table:table-cell table:formula="of:=IF(ISNUMBER((SEARCH(&quot;fruit&quot;;[.A15])));100;&quot;&quot;)">
            <text:p/>
          </table:table-cell>
          <table:table-cell table:formula="of:=IF(ISNUMBER((SEARCH(&quot;jubil&quot;;[.A15])));112;&quot;&quot;)">
            <text:p/>
          </table:table-cell>
          <table:table-cell table:formula="of:=IF(ISNUMBER((SEARCH(&quot;flow&quot;;[.A15])));98;&quot;&quot;)">
            <text:p/>
          </table:table-cell>
          <table:table-cell table:formula="of:=CONCATENATE([.G15];&quot;,&quot;;[.H15];&quot;,&quot;;[.I15];&quot;,&quot;;[.J15];&quot;,&quot;;[.K15];&quot;,&quot;;[.L15];&quot;,&quot;;[.M15];&quot;,&quot;;[.N15];&quot;,&quot;;[.O15];&quot;,&quot;;[.P15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e kolczyki</text:p>
          </table:table-cell>
          <table:table-cell table:formula="of:=[.B15]"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4Unique - srebrne kolczyki.jpg</text:p>
          </table:table-cell>
          <table:table-cell table:formula="of:=IF(ISNUMBER((SEARCH(&quot;diament&quot;;[.A16])));18;&quot;&quot;)">
            <text:p/>
          </table:table-cell>
          <table:table-cell table:formula="of:=[.H15]" office:value-type="float" office:value="12" calcext:value-type="float">
            <text:p>12</text:p>
          </table:table-cell>
          <table:table-cell table:formula="of:=IF(ISNUMBER((SEARCH(&quot;wiktoriańska&quot;;[.A16])));46;&quot;&quot;)">
            <text:p/>
          </table:table-cell>
          <table:table-cell table:formula="of:=IF(ISNUMBER((SEARCH(&quot;boho&quot;;[.A16])));47;&quot;&quot;)">
            <text:p/>
          </table:table-cell>
          <table:table-cell table:formula="of:=IF(ISNUMBER((SEARCH(&quot;studio&quot;;[.A16])));48;&quot;&quot;)">
            <text:p/>
          </table:table-cell>
          <table:table-cell table:formula="of:=IF(ISNUMBER((SEARCH(&quot;ternel&quot;;[.A16])));95;&quot;&quot;)">
            <text:p/>
          </table:table-cell>
          <table:table-cell table:formula="of:=IF(ISNUMBER((SEARCH(&quot;eclipse&quot;;[.A16])));93;&quot;&quot;)">
            <text:p/>
          </table:table-cell>
          <table:table-cell table:formula="of:=IF(ISNUMBER((SEARCH(&quot;fruit&quot;;[.A16])));100;&quot;&quot;)">
            <text:p/>
          </table:table-cell>
          <table:table-cell table:formula="of:=IF(ISNUMBER((SEARCH(&quot;jubil&quot;;[.A16])));112;&quot;&quot;)">
            <text:p/>
          </table:table-cell>
          <table:table-cell table:formula="of:=IF(ISNUMBER((SEARCH(&quot;flow&quot;;[.A16])));98;&quot;&quot;)">
            <text:p/>
          </table:table-cell>
          <table:table-cell table:formula="of:=CONCATENATE([.G16];&quot;,&quot;;[.H16];&quot;,&quot;;[.I16];&quot;,&quot;;[.J16];&quot;,&quot;;[.K16];&quot;,&quot;;[.L16];&quot;,&quot;;[.M16];&quot;,&quot;;[.N16];&quot;,&quot;;[.O16];&quot;,&quot;;[.P16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e kolczyki</text:p>
          </table:table-cell>
          <table:table-cell table:formula="of:=[.B16]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5Unique - srebrne kolczyki.jpg</text:p>
          </table:table-cell>
          <table:table-cell table:formula="of:=IF(ISNUMBER((SEARCH(&quot;diament&quot;;[.A17])));18;&quot;&quot;)">
            <text:p/>
          </table:table-cell>
          <table:table-cell table:formula="of:=[.H16]" office:value-type="float" office:value="12" calcext:value-type="float">
            <text:p>12</text:p>
          </table:table-cell>
          <table:table-cell table:formula="of:=IF(ISNUMBER((SEARCH(&quot;wiktoriańska&quot;;[.A17])));46;&quot;&quot;)">
            <text:p/>
          </table:table-cell>
          <table:table-cell table:formula="of:=IF(ISNUMBER((SEARCH(&quot;boho&quot;;[.A17])));47;&quot;&quot;)">
            <text:p/>
          </table:table-cell>
          <table:table-cell table:formula="of:=IF(ISNUMBER((SEARCH(&quot;studio&quot;;[.A17])));48;&quot;&quot;)">
            <text:p/>
          </table:table-cell>
          <table:table-cell table:formula="of:=IF(ISNUMBER((SEARCH(&quot;ternel&quot;;[.A17])));95;&quot;&quot;)">
            <text:p/>
          </table:table-cell>
          <table:table-cell table:formula="of:=IF(ISNUMBER((SEARCH(&quot;eclipse&quot;;[.A17])));93;&quot;&quot;)">
            <text:p/>
          </table:table-cell>
          <table:table-cell table:formula="of:=IF(ISNUMBER((SEARCH(&quot;fruit&quot;;[.A17])));100;&quot;&quot;)">
            <text:p/>
          </table:table-cell>
          <table:table-cell table:formula="of:=IF(ISNUMBER((SEARCH(&quot;jubil&quot;;[.A17])));112;&quot;&quot;)">
            <text:p/>
          </table:table-cell>
          <table:table-cell table:formula="of:=IF(ISNUMBER((SEARCH(&quot;flow&quot;;[.A17])));98;&quot;&quot;)">
            <text:p/>
          </table:table-cell>
          <table:table-cell table:formula="of:=CONCATENATE([.G17];&quot;,&quot;;[.H17];&quot;,&quot;;[.I17];&quot;,&quot;;[.J17];&quot;,&quot;;[.K17];&quot;,&quot;;[.L17];&quot;,&quot;;[.M17];&quot;,&quot;;[.N17];&quot;,&quot;;[.O17];&quot;,&quot;;[.P17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kolczyki z szafirami i perłami</text:p>
          </table:table-cell>
          <table:table-cell table:formula="of:=[.B17]"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6Kolekcja Wiktoriańska - kolczyki z szafirami i perłami.jpg</text:p>
          </table:table-cell>
          <table:table-cell table:formula="of:=IF(ISNUMBER((SEARCH(&quot;diament&quot;;[.A18])));18;&quot;&quot;)">
            <text:p/>
          </table:table-cell>
          <table:table-cell table:formula="of:=[.H17]" office:value-type="float" office:value="12" calcext:value-type="float">
            <text:p>12</text:p>
          </table:table-cell>
          <table:table-cell table:formula="of:=IF(ISNUMBER((SEARCH(&quot;wiktoriańska&quot;;[.A18])));46;&quot;&quot;)" office:value-type="float" office:value="46" calcext:value-type="float">
            <text:p>46</text:p>
          </table:table-cell>
          <table:table-cell table:formula="of:=IF(ISNUMBER((SEARCH(&quot;boho&quot;;[.A18])));47;&quot;&quot;)">
            <text:p/>
          </table:table-cell>
          <table:table-cell table:formula="of:=IF(ISNUMBER((SEARCH(&quot;studio&quot;;[.A18])));48;&quot;&quot;)">
            <text:p/>
          </table:table-cell>
          <table:table-cell table:formula="of:=IF(ISNUMBER((SEARCH(&quot;ternel&quot;;[.A18])));95;&quot;&quot;)">
            <text:p/>
          </table:table-cell>
          <table:table-cell table:formula="of:=IF(ISNUMBER((SEARCH(&quot;eclipse&quot;;[.A18])));93;&quot;&quot;)">
            <text:p/>
          </table:table-cell>
          <table:table-cell table:formula="of:=IF(ISNUMBER((SEARCH(&quot;fruit&quot;;[.A18])));100;&quot;&quot;)">
            <text:p/>
          </table:table-cell>
          <table:table-cell table:formula="of:=IF(ISNUMBER((SEARCH(&quot;jubil&quot;;[.A18])));112;&quot;&quot;)">
            <text:p/>
          </table:table-cell>
          <table:table-cell table:formula="of:=IF(ISNUMBER((SEARCH(&quot;flow&quot;;[.A18])));98;&quot;&quot;)">
            <text:p/>
          </table:table-cell>
          <table:table-cell table:formula="of:=CONCATENATE([.G18];&quot;,&quot;;[.H18];&quot;,&quot;;[.I18];&quot;,&quot;;[.J18];&quot;,&quot;;[.K18];&quot;,&quot;;[.L18];&quot;,&quot;;[.M18];&quot;,&quot;;[.N18];&quot;,&quot;;[.O18];&quot;,&quot;;[.P18])" office:value-type="string" office:string-value=",12,46,,,,,,," calcext:value-type="string">
            <text:p>,12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kolczyki z szafirem</text:p>
          </table:table-cell>
          <table:table-cell table:formula="of:=[.B18]"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7Kolekcja Wiktoriańska - kolczyki z szafirem.jpg</text:p>
          </table:table-cell>
          <table:table-cell table:formula="of:=IF(ISNUMBER((SEARCH(&quot;diament&quot;;[.A19])));18;&quot;&quot;)">
            <text:p/>
          </table:table-cell>
          <table:table-cell table:formula="of:=[.H18]" office:value-type="float" office:value="12" calcext:value-type="float">
            <text:p>12</text:p>
          </table:table-cell>
          <table:table-cell table:formula="of:=IF(ISNUMBER((SEARCH(&quot;wiktoriańska&quot;;[.A19])));46;&quot;&quot;)" office:value-type="float" office:value="46" calcext:value-type="float">
            <text:p>46</text:p>
          </table:table-cell>
          <table:table-cell table:formula="of:=IF(ISNUMBER((SEARCH(&quot;boho&quot;;[.A19])));47;&quot;&quot;)">
            <text:p/>
          </table:table-cell>
          <table:table-cell table:formula="of:=IF(ISNUMBER((SEARCH(&quot;studio&quot;;[.A19])));48;&quot;&quot;)">
            <text:p/>
          </table:table-cell>
          <table:table-cell table:formula="of:=IF(ISNUMBER((SEARCH(&quot;ternel&quot;;[.A19])));95;&quot;&quot;)">
            <text:p/>
          </table:table-cell>
          <table:table-cell table:formula="of:=IF(ISNUMBER((SEARCH(&quot;eclipse&quot;;[.A19])));93;&quot;&quot;)">
            <text:p/>
          </table:table-cell>
          <table:table-cell table:formula="of:=IF(ISNUMBER((SEARCH(&quot;fruit&quot;;[.A19])));100;&quot;&quot;)">
            <text:p/>
          </table:table-cell>
          <table:table-cell table:formula="of:=IF(ISNUMBER((SEARCH(&quot;jubil&quot;;[.A19])));112;&quot;&quot;)">
            <text:p/>
          </table:table-cell>
          <table:table-cell table:formula="of:=IF(ISNUMBER((SEARCH(&quot;flow&quot;;[.A19])));98;&quot;&quot;)">
            <text:p/>
          </table:table-cell>
          <table:table-cell table:formula="of:=CONCATENATE([.G19];&quot;,&quot;;[.H19];&quot;,&quot;;[.I19];&quot;,&quot;;[.J19];&quot;,&quot;;[.K19];&quot;,&quot;;[.L19];&quot;,&quot;;[.M19];&quot;,&quot;;[.N19];&quot;,&quot;;[.O19];&quot;,&quot;;[.P19])" office:value-type="string" office:string-value=",12,46,,,,,,," calcext:value-type="string">
            <text:p>,12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kolczyki z diamentamii szafirami</text:p>
          </table:table-cell>
          <table:table-cell table:formula="of:=[.B19]"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8Kolekcja Wiktoriańska - kolczyki z diamentamii szafirami.jpg</text:p>
          </table:table-cell>
          <table:table-cell table:formula="of:=IF(ISNUMBER((SEARCH(&quot;diament&quot;;[.A20])));18;&quot;&quot;)" office:value-type="float" office:value="18" calcext:value-type="float">
            <text:p>18</text:p>
          </table:table-cell>
          <table:table-cell table:formula="of:=[.H19]" office:value-type="float" office:value="12" calcext:value-type="float">
            <text:p>12</text:p>
          </table:table-cell>
          <table:table-cell table:formula="of:=IF(ISNUMBER((SEARCH(&quot;wiktoriańska&quot;;[.A20])));46;&quot;&quot;)" office:value-type="float" office:value="46" calcext:value-type="float">
            <text:p>46</text:p>
          </table:table-cell>
          <table:table-cell table:formula="of:=IF(ISNUMBER((SEARCH(&quot;boho&quot;;[.A20])));47;&quot;&quot;)">
            <text:p/>
          </table:table-cell>
          <table:table-cell table:formula="of:=IF(ISNUMBER((SEARCH(&quot;studio&quot;;[.A20])));48;&quot;&quot;)">
            <text:p/>
          </table:table-cell>
          <table:table-cell table:formula="of:=IF(ISNUMBER((SEARCH(&quot;ternel&quot;;[.A20])));95;&quot;&quot;)">
            <text:p/>
          </table:table-cell>
          <table:table-cell table:formula="of:=IF(ISNUMBER((SEARCH(&quot;eclipse&quot;;[.A20])));93;&quot;&quot;)">
            <text:p/>
          </table:table-cell>
          <table:table-cell table:formula="of:=IF(ISNUMBER((SEARCH(&quot;fruit&quot;;[.A20])));100;&quot;&quot;)">
            <text:p/>
          </table:table-cell>
          <table:table-cell table:formula="of:=IF(ISNUMBER((SEARCH(&quot;jubil&quot;;[.A20])));112;&quot;&quot;)">
            <text:p/>
          </table:table-cell>
          <table:table-cell table:formula="of:=IF(ISNUMBER((SEARCH(&quot;flow&quot;;[.A20])));98;&quot;&quot;)">
            <text:p/>
          </table:table-cell>
          <table:table-cell table:formula="of:=CONCATENATE([.G20];&quot;,&quot;;[.H20];&quot;,&quot;;[.I20];&quot;,&quot;;[.J20];&quot;,&quot;;[.K20];&quot;,&quot;;[.L20];&quot;,&quot;;[.M20];&quot;,&quot;;[.N20];&quot;,&quot;;[.O20];&quot;,&quot;;[.P20])" office:value-type="string" office:string-value="18,12,46,,,,,,," calcext:value-type="string">
            <text:p>18,12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kolczyki z szafirami</text:p>
          </table:table-cell>
          <table:table-cell table:formula="of:=[.B20]"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9Kolekcja Wiktoriańska - kolczyki z szafirami.jpg</text:p>
          </table:table-cell>
          <table:table-cell table:formula="of:=IF(ISNUMBER((SEARCH(&quot;diament&quot;;[.A21])));18;&quot;&quot;)">
            <text:p/>
          </table:table-cell>
          <table:table-cell table:formula="of:=[.H20]" office:value-type="float" office:value="12" calcext:value-type="float">
            <text:p>12</text:p>
          </table:table-cell>
          <table:table-cell table:formula="of:=IF(ISNUMBER((SEARCH(&quot;wiktoriańska&quot;;[.A21])));46;&quot;&quot;)" office:value-type="float" office:value="46" calcext:value-type="float">
            <text:p>46</text:p>
          </table:table-cell>
          <table:table-cell table:formula="of:=IF(ISNUMBER((SEARCH(&quot;boho&quot;;[.A21])));47;&quot;&quot;)">
            <text:p/>
          </table:table-cell>
          <table:table-cell table:formula="of:=IF(ISNUMBER((SEARCH(&quot;studio&quot;;[.A21])));48;&quot;&quot;)">
            <text:p/>
          </table:table-cell>
          <table:table-cell table:formula="of:=IF(ISNUMBER((SEARCH(&quot;ternel&quot;;[.A21])));95;&quot;&quot;)">
            <text:p/>
          </table:table-cell>
          <table:table-cell table:formula="of:=IF(ISNUMBER((SEARCH(&quot;eclipse&quot;;[.A21])));93;&quot;&quot;)">
            <text:p/>
          </table:table-cell>
          <table:table-cell table:formula="of:=IF(ISNUMBER((SEARCH(&quot;fruit&quot;;[.A21])));100;&quot;&quot;)">
            <text:p/>
          </table:table-cell>
          <table:table-cell table:formula="of:=IF(ISNUMBER((SEARCH(&quot;jubil&quot;;[.A21])));112;&quot;&quot;)">
            <text:p/>
          </table:table-cell>
          <table:table-cell table:formula="of:=IF(ISNUMBER((SEARCH(&quot;flow&quot;;[.A21])));98;&quot;&quot;)">
            <text:p/>
          </table:table-cell>
          <table:table-cell table:formula="of:=CONCATENATE([.G21];&quot;,&quot;;[.H21];&quot;,&quot;;[.I21];&quot;,&quot;;[.J21];&quot;,&quot;;[.K21];&quot;,&quot;;[.L21];&quot;,&quot;;[.M21];&quot;,&quot;;[.N21];&quot;,&quot;;[.O21];&quot;,&quot;;[.P21])" office:value-type="string" office:string-value=",12,46,,,,,,," calcext:value-type="string">
            <text:p>,12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its - akrylowe kolczyki</text:p>
          </table:table-cell>
          <table:table-cell table:formula="of:=[.B21]"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20Fruits - akrylowe kolczyki.jpg</text:p>
          </table:table-cell>
          <table:table-cell table:formula="of:=IF(ISNUMBER((SEARCH(&quot;diament&quot;;[.A22])));18;&quot;&quot;)">
            <text:p/>
          </table:table-cell>
          <table:table-cell table:formula="of:=[.H21]" office:value-type="float" office:value="12" calcext:value-type="float">
            <text:p>12</text:p>
          </table:table-cell>
          <table:table-cell table:formula="of:=IF(ISNUMBER((SEARCH(&quot;wiktoriańska&quot;;[.A22])));46;&quot;&quot;)">
            <text:p/>
          </table:table-cell>
          <table:table-cell table:formula="of:=IF(ISNUMBER((SEARCH(&quot;boho&quot;;[.A22])));47;&quot;&quot;)">
            <text:p/>
          </table:table-cell>
          <table:table-cell table:formula="of:=IF(ISNUMBER((SEARCH(&quot;studio&quot;;[.A22])));48;&quot;&quot;)">
            <text:p/>
          </table:table-cell>
          <table:table-cell table:formula="of:=IF(ISNUMBER((SEARCH(&quot;ternel&quot;;[.A22])));95;&quot;&quot;)">
            <text:p/>
          </table:table-cell>
          <table:table-cell table:formula="of:=IF(ISNUMBER((SEARCH(&quot;eclipse&quot;;[.A22])));93;&quot;&quot;)">
            <text:p/>
          </table:table-cell>
          <table:table-cell table:formula="of:=IF(ISNUMBER((SEARCH(&quot;fruit&quot;;[.A22])));100;&quot;&quot;)" office:value-type="float" office:value="100" calcext:value-type="float">
            <text:p>100</text:p>
          </table:table-cell>
          <table:table-cell table:formula="of:=IF(ISNUMBER((SEARCH(&quot;jubil&quot;;[.A22])));112;&quot;&quot;)">
            <text:p/>
          </table:table-cell>
          <table:table-cell table:formula="of:=IF(ISNUMBER((SEARCH(&quot;flow&quot;;[.A22])));98;&quot;&quot;)">
            <text:p/>
          </table:table-cell>
          <table:table-cell table:formula="of:=CONCATENATE([.G22];&quot;,&quot;;[.H22];&quot;,&quot;;[.I22];&quot;,&quot;;[.J22];&quot;,&quot;;[.K22];&quot;,&quot;;[.L22];&quot;,&quot;;[.M22];&quot;,&quot;;[.N22];&quot;,&quot;;[.O22];&quot;,&quot;;[.P22])" office:value-type="string" office:string-value=",12,,,,,,100,," calcext:value-type="string">
            <text:p>,12,,,,,,100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its - akrylowe kolczyki</text:p>
          </table:table-cell>
          <table:table-cell table:formula="of:=[.B22]"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21Fruits - akrylowe kolczyki.jpg</text:p>
          </table:table-cell>
          <table:table-cell table:formula="of:=IF(ISNUMBER((SEARCH(&quot;diament&quot;;[.A23])));18;&quot;&quot;)">
            <text:p/>
          </table:table-cell>
          <table:table-cell table:formula="of:=[.H22]" office:value-type="float" office:value="12" calcext:value-type="float">
            <text:p>12</text:p>
          </table:table-cell>
          <table:table-cell table:formula="of:=IF(ISNUMBER((SEARCH(&quot;wiktoriańska&quot;;[.A23])));46;&quot;&quot;)">
            <text:p/>
          </table:table-cell>
          <table:table-cell table:formula="of:=IF(ISNUMBER((SEARCH(&quot;boho&quot;;[.A23])));47;&quot;&quot;)">
            <text:p/>
          </table:table-cell>
          <table:table-cell table:formula="of:=IF(ISNUMBER((SEARCH(&quot;studio&quot;;[.A23])));48;&quot;&quot;)">
            <text:p/>
          </table:table-cell>
          <table:table-cell table:formula="of:=IF(ISNUMBER((SEARCH(&quot;ternel&quot;;[.A23])));95;&quot;&quot;)">
            <text:p/>
          </table:table-cell>
          <table:table-cell table:formula="of:=IF(ISNUMBER((SEARCH(&quot;eclipse&quot;;[.A23])));93;&quot;&quot;)">
            <text:p/>
          </table:table-cell>
          <table:table-cell table:formula="of:=IF(ISNUMBER((SEARCH(&quot;fruit&quot;;[.A23])));100;&quot;&quot;)" office:value-type="float" office:value="100" calcext:value-type="float">
            <text:p>100</text:p>
          </table:table-cell>
          <table:table-cell table:formula="of:=IF(ISNUMBER((SEARCH(&quot;jubil&quot;;[.A23])));112;&quot;&quot;)">
            <text:p/>
          </table:table-cell>
          <table:table-cell table:formula="of:=IF(ISNUMBER((SEARCH(&quot;flow&quot;;[.A23])));98;&quot;&quot;)">
            <text:p/>
          </table:table-cell>
          <table:table-cell table:formula="of:=CONCATENATE([.G23];&quot;,&quot;;[.H23];&quot;,&quot;;[.I23];&quot;,&quot;;[.J23];&quot;,&quot;;[.K23];&quot;,&quot;;[.L23];&quot;,&quot;;[.M23];&quot;,&quot;;[.N23];&quot;,&quot;;[.O23];&quot;,&quot;;[.P23])" office:value-type="string" office:string-value=",12,,,,,,100,," calcext:value-type="string">
            <text:p>,12,,,,,,100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its - akrylowe kolczyki</text:p>
          </table:table-cell>
          <table:table-cell table:formula="of:=[.B23]"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22Fruits - akrylowe kolczyki.jpg</text:p>
          </table:table-cell>
          <table:table-cell table:formula="of:=IF(ISNUMBER((SEARCH(&quot;diament&quot;;[.A24])));18;&quot;&quot;)">
            <text:p/>
          </table:table-cell>
          <table:table-cell table:formula="of:=[.H23]" office:value-type="float" office:value="12" calcext:value-type="float">
            <text:p>12</text:p>
          </table:table-cell>
          <table:table-cell table:formula="of:=IF(ISNUMBER((SEARCH(&quot;wiktoriańska&quot;;[.A24])));46;&quot;&quot;)">
            <text:p/>
          </table:table-cell>
          <table:table-cell table:formula="of:=IF(ISNUMBER((SEARCH(&quot;boho&quot;;[.A24])));47;&quot;&quot;)">
            <text:p/>
          </table:table-cell>
          <table:table-cell table:formula="of:=IF(ISNUMBER((SEARCH(&quot;studio&quot;;[.A24])));48;&quot;&quot;)">
            <text:p/>
          </table:table-cell>
          <table:table-cell table:formula="of:=IF(ISNUMBER((SEARCH(&quot;ternel&quot;;[.A24])));95;&quot;&quot;)">
            <text:p/>
          </table:table-cell>
          <table:table-cell table:formula="of:=IF(ISNUMBER((SEARCH(&quot;eclipse&quot;;[.A24])));93;&quot;&quot;)">
            <text:p/>
          </table:table-cell>
          <table:table-cell table:formula="of:=IF(ISNUMBER((SEARCH(&quot;fruit&quot;;[.A24])));100;&quot;&quot;)" office:value-type="float" office:value="100" calcext:value-type="float">
            <text:p>100</text:p>
          </table:table-cell>
          <table:table-cell table:formula="of:=IF(ISNUMBER((SEARCH(&quot;jubil&quot;;[.A24])));112;&quot;&quot;)">
            <text:p/>
          </table:table-cell>
          <table:table-cell table:formula="of:=IF(ISNUMBER((SEARCH(&quot;flow&quot;;[.A24])));98;&quot;&quot;)">
            <text:p/>
          </table:table-cell>
          <table:table-cell table:formula="of:=CONCATENATE([.G24];&quot;,&quot;;[.H24];&quot;,&quot;;[.I24];&quot;,&quot;;[.J24];&quot;,&quot;;[.K24];&quot;,&quot;;[.L24];&quot;,&quot;;[.M24];&quot;,&quot;;[.N24];&quot;,&quot;;[.O24];&quot;,&quot;;[.P24])" office:value-type="string" office:string-value=",12,,,,,,100,," calcext:value-type="string">
            <text:p>,12,,,,,,100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its - akrylowe kolczyki</text:p>
          </table:table-cell>
          <table:table-cell table:formula="of:=[.B24]"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23Fruits - akrylowe kolczyki.jpg</text:p>
          </table:table-cell>
          <table:table-cell table:formula="of:=IF(ISNUMBER((SEARCH(&quot;diament&quot;;[.A25])));18;&quot;&quot;)">
            <text:p/>
          </table:table-cell>
          <table:table-cell table:formula="of:=[.H24]" office:value-type="float" office:value="12" calcext:value-type="float">
            <text:p>12</text:p>
          </table:table-cell>
          <table:table-cell table:formula="of:=IF(ISNUMBER((SEARCH(&quot;wiktoriańska&quot;;[.A25])));46;&quot;&quot;)">
            <text:p/>
          </table:table-cell>
          <table:table-cell table:formula="of:=IF(ISNUMBER((SEARCH(&quot;boho&quot;;[.A25])));47;&quot;&quot;)">
            <text:p/>
          </table:table-cell>
          <table:table-cell table:formula="of:=IF(ISNUMBER((SEARCH(&quot;studio&quot;;[.A25])));48;&quot;&quot;)">
            <text:p/>
          </table:table-cell>
          <table:table-cell table:formula="of:=IF(ISNUMBER((SEARCH(&quot;ternel&quot;;[.A25])));95;&quot;&quot;)">
            <text:p/>
          </table:table-cell>
          <table:table-cell table:formula="of:=IF(ISNUMBER((SEARCH(&quot;eclipse&quot;;[.A25])));93;&quot;&quot;)">
            <text:p/>
          </table:table-cell>
          <table:table-cell table:formula="of:=IF(ISNUMBER((SEARCH(&quot;fruit&quot;;[.A25])));100;&quot;&quot;)" office:value-type="float" office:value="100" calcext:value-type="float">
            <text:p>100</text:p>
          </table:table-cell>
          <table:table-cell table:formula="of:=IF(ISNUMBER((SEARCH(&quot;jubil&quot;;[.A25])));112;&quot;&quot;)">
            <text:p/>
          </table:table-cell>
          <table:table-cell table:formula="of:=IF(ISNUMBER((SEARCH(&quot;flow&quot;;[.A25])));98;&quot;&quot;)">
            <text:p/>
          </table:table-cell>
          <table:table-cell table:formula="of:=CONCATENATE([.G25];&quot;,&quot;;[.H25];&quot;,&quot;;[.I25];&quot;,&quot;;[.J25];&quot;,&quot;;[.K25];&quot;,&quot;;[.L25];&quot;,&quot;;[.M25];&quot;,&quot;;[.N25];&quot;,&quot;;[.O25];&quot;,&quot;;[.P25])" office:value-type="string" office:string-value=",12,,,,,,100,," calcext:value-type="string">
            <text:p>,12,,,,,,100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z cyrkoniami</text:p>
          </table:table-cell>
          <table:table-cell table:formula="of:=[.B25]"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24Scarlett - srebrne kolczyki z cyrkoniami.jpg</text:p>
          </table:table-cell>
          <table:table-cell table:formula="of:=IF(ISNUMBER((SEARCH(&quot;diament&quot;;[.A26])));18;&quot;&quot;)">
            <text:p/>
          </table:table-cell>
          <table:table-cell table:formula="of:=[.H25]" office:value-type="float" office:value="12" calcext:value-type="float">
            <text:p>12</text:p>
          </table:table-cell>
          <table:table-cell table:formula="of:=IF(ISNUMBER((SEARCH(&quot;wiktoriańska&quot;;[.A26])));46;&quot;&quot;)">
            <text:p/>
          </table:table-cell>
          <table:table-cell table:formula="of:=IF(ISNUMBER((SEARCH(&quot;boho&quot;;[.A26])));47;&quot;&quot;)">
            <text:p/>
          </table:table-cell>
          <table:table-cell table:formula="of:=IF(ISNUMBER((SEARCH(&quot;studio&quot;;[.A26])));48;&quot;&quot;)">
            <text:p/>
          </table:table-cell>
          <table:table-cell table:formula="of:=IF(ISNUMBER((SEARCH(&quot;ternel&quot;;[.A26])));95;&quot;&quot;)">
            <text:p/>
          </table:table-cell>
          <table:table-cell table:formula="of:=IF(ISNUMBER((SEARCH(&quot;eclipse&quot;;[.A26])));93;&quot;&quot;)">
            <text:p/>
          </table:table-cell>
          <table:table-cell table:formula="of:=IF(ISNUMBER((SEARCH(&quot;fruit&quot;;[.A26])));100;&quot;&quot;)">
            <text:p/>
          </table:table-cell>
          <table:table-cell table:formula="of:=IF(ISNUMBER((SEARCH(&quot;jubil&quot;;[.A26])));112;&quot;&quot;)">
            <text:p/>
          </table:table-cell>
          <table:table-cell table:formula="of:=IF(ISNUMBER((SEARCH(&quot;flow&quot;;[.A26])));98;&quot;&quot;)">
            <text:p/>
          </table:table-cell>
          <table:table-cell table:formula="of:=CONCATENATE([.G26];&quot;,&quot;;[.H26];&quot;,&quot;;[.I26];&quot;,&quot;;[.J26];&quot;,&quot;;[.K26];&quot;,&quot;;[.L26];&quot;,&quot;;[.M26];&quot;,&quot;;[.N26];&quot;,&quot;;[.O26];&quot;,&quot;;[.P26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z cyrkoniami</text:p>
          </table:table-cell>
          <table:table-cell table:formula="of:=[.B26]"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25Scarlett - srebrne kolczyki z cyrkoniami.jpg</text:p>
          </table:table-cell>
          <table:table-cell table:formula="of:=IF(ISNUMBER((SEARCH(&quot;diament&quot;;[.A27])));18;&quot;&quot;)">
            <text:p/>
          </table:table-cell>
          <table:table-cell table:formula="of:=[.H26]" office:value-type="float" office:value="12" calcext:value-type="float">
            <text:p>12</text:p>
          </table:table-cell>
          <table:table-cell table:formula="of:=IF(ISNUMBER((SEARCH(&quot;wiktoriańska&quot;;[.A27])));46;&quot;&quot;)">
            <text:p/>
          </table:table-cell>
          <table:table-cell table:formula="of:=IF(ISNUMBER((SEARCH(&quot;boho&quot;;[.A27])));47;&quot;&quot;)">
            <text:p/>
          </table:table-cell>
          <table:table-cell table:formula="of:=IF(ISNUMBER((SEARCH(&quot;studio&quot;;[.A27])));48;&quot;&quot;)">
            <text:p/>
          </table:table-cell>
          <table:table-cell table:formula="of:=IF(ISNUMBER((SEARCH(&quot;ternel&quot;;[.A27])));95;&quot;&quot;)">
            <text:p/>
          </table:table-cell>
          <table:table-cell table:formula="of:=IF(ISNUMBER((SEARCH(&quot;eclipse&quot;;[.A27])));93;&quot;&quot;)">
            <text:p/>
          </table:table-cell>
          <table:table-cell table:formula="of:=IF(ISNUMBER((SEARCH(&quot;fruit&quot;;[.A27])));100;&quot;&quot;)">
            <text:p/>
          </table:table-cell>
          <table:table-cell table:formula="of:=IF(ISNUMBER((SEARCH(&quot;jubil&quot;;[.A27])));112;&quot;&quot;)">
            <text:p/>
          </table:table-cell>
          <table:table-cell table:formula="of:=IF(ISNUMBER((SEARCH(&quot;flow&quot;;[.A27])));98;&quot;&quot;)">
            <text:p/>
          </table:table-cell>
          <table:table-cell table:formula="of:=CONCATENATE([.G27];&quot;,&quot;;[.H27];&quot;,&quot;;[.I27];&quot;,&quot;;[.J27];&quot;,&quot;;[.K27];&quot;,&quot;;[.L27];&quot;,&quot;;[.M27];&quot;,&quot;;[.N27];&quot;,&quot;;[.O27];&quot;,&quot;;[.P27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z cyrkoniami</text:p>
          </table:table-cell>
          <table:table-cell table:formula="of:=[.B27]"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26Scarlett - srebrne kolczyki z cyrkoniami.jpg</text:p>
          </table:table-cell>
          <table:table-cell table:formula="of:=IF(ISNUMBER((SEARCH(&quot;diament&quot;;[.A28])));18;&quot;&quot;)">
            <text:p/>
          </table:table-cell>
          <table:table-cell table:formula="of:=[.H27]" office:value-type="float" office:value="12" calcext:value-type="float">
            <text:p>12</text:p>
          </table:table-cell>
          <table:table-cell table:formula="of:=IF(ISNUMBER((SEARCH(&quot;wiktoriańska&quot;;[.A28])));46;&quot;&quot;)">
            <text:p/>
          </table:table-cell>
          <table:table-cell table:formula="of:=IF(ISNUMBER((SEARCH(&quot;boho&quot;;[.A28])));47;&quot;&quot;)">
            <text:p/>
          </table:table-cell>
          <table:table-cell table:formula="of:=IF(ISNUMBER((SEARCH(&quot;studio&quot;;[.A28])));48;&quot;&quot;)">
            <text:p/>
          </table:table-cell>
          <table:table-cell table:formula="of:=IF(ISNUMBER((SEARCH(&quot;ternel&quot;;[.A28])));95;&quot;&quot;)">
            <text:p/>
          </table:table-cell>
          <table:table-cell table:formula="of:=IF(ISNUMBER((SEARCH(&quot;eclipse&quot;;[.A28])));93;&quot;&quot;)">
            <text:p/>
          </table:table-cell>
          <table:table-cell table:formula="of:=IF(ISNUMBER((SEARCH(&quot;fruit&quot;;[.A28])));100;&quot;&quot;)">
            <text:p/>
          </table:table-cell>
          <table:table-cell table:formula="of:=IF(ISNUMBER((SEARCH(&quot;jubil&quot;;[.A28])));112;&quot;&quot;)">
            <text:p/>
          </table:table-cell>
          <table:table-cell table:formula="of:=IF(ISNUMBER((SEARCH(&quot;flow&quot;;[.A28])));98;&quot;&quot;)">
            <text:p/>
          </table:table-cell>
          <table:table-cell table:formula="of:=CONCATENATE([.G28];&quot;,&quot;;[.H28];&quot;,&quot;;[.I28];&quot;,&quot;;[.J28];&quot;,&quot;;[.K28];&quot;,&quot;;[.L28];&quot;,&quot;;[.M28];&quot;,&quot;;[.N28];&quot;,&quot;;[.O28];&quot;,&quot;;[.P28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z cyrkoniami</text:p>
          </table:table-cell>
          <table:table-cell table:formula="of:=[.B28]"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27Scarlett - srebrne kolczyki z cyrkoniami.jpg</text:p>
          </table:table-cell>
          <table:table-cell table:formula="of:=IF(ISNUMBER((SEARCH(&quot;diament&quot;;[.A29])));18;&quot;&quot;)">
            <text:p/>
          </table:table-cell>
          <table:table-cell table:formula="of:=[.H28]" office:value-type="float" office:value="12" calcext:value-type="float">
            <text:p>12</text:p>
          </table:table-cell>
          <table:table-cell table:formula="of:=IF(ISNUMBER((SEARCH(&quot;wiktoriańska&quot;;[.A29])));46;&quot;&quot;)">
            <text:p/>
          </table:table-cell>
          <table:table-cell table:formula="of:=IF(ISNUMBER((SEARCH(&quot;boho&quot;;[.A29])));47;&quot;&quot;)">
            <text:p/>
          </table:table-cell>
          <table:table-cell table:formula="of:=IF(ISNUMBER((SEARCH(&quot;studio&quot;;[.A29])));48;&quot;&quot;)">
            <text:p/>
          </table:table-cell>
          <table:table-cell table:formula="of:=IF(ISNUMBER((SEARCH(&quot;ternel&quot;;[.A29])));95;&quot;&quot;)">
            <text:p/>
          </table:table-cell>
          <table:table-cell table:formula="of:=IF(ISNUMBER((SEARCH(&quot;eclipse&quot;;[.A29])));93;&quot;&quot;)">
            <text:p/>
          </table:table-cell>
          <table:table-cell table:formula="of:=IF(ISNUMBER((SEARCH(&quot;fruit&quot;;[.A29])));100;&quot;&quot;)">
            <text:p/>
          </table:table-cell>
          <table:table-cell table:formula="of:=IF(ISNUMBER((SEARCH(&quot;jubil&quot;;[.A29])));112;&quot;&quot;)">
            <text:p/>
          </table:table-cell>
          <table:table-cell table:formula="of:=IF(ISNUMBER((SEARCH(&quot;flow&quot;;[.A29])));98;&quot;&quot;)">
            <text:p/>
          </table:table-cell>
          <table:table-cell table:formula="of:=CONCATENATE([.G29];&quot;,&quot;;[.H29];&quot;,&quot;;[.I29];&quot;,&quot;;[.J29];&quot;,&quot;;[.K29];&quot;,&quot;;[.L29];&quot;,&quot;;[.M29];&quot;,&quot;;[.N29];&quot;,&quot;;[.O29];&quot;,&quot;;[.P29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e kolczyki z markazytami</text:p>
          </table:table-cell>
          <table:table-cell table:formula="of:=[.B29]"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28Srebrne kolczyki z markazytami.jpg</text:p>
          </table:table-cell>
          <table:table-cell table:formula="of:=IF(ISNUMBER((SEARCH(&quot;diament&quot;;[.A30])));18;&quot;&quot;)">
            <text:p/>
          </table:table-cell>
          <table:table-cell table:formula="of:=[.H29]" office:value-type="float" office:value="12" calcext:value-type="float">
            <text:p>12</text:p>
          </table:table-cell>
          <table:table-cell table:formula="of:=IF(ISNUMBER((SEARCH(&quot;wiktoriańska&quot;;[.A30])));46;&quot;&quot;)">
            <text:p/>
          </table:table-cell>
          <table:table-cell table:formula="of:=IF(ISNUMBER((SEARCH(&quot;boho&quot;;[.A30])));47;&quot;&quot;)">
            <text:p/>
          </table:table-cell>
          <table:table-cell table:formula="of:=IF(ISNUMBER((SEARCH(&quot;studio&quot;;[.A30])));48;&quot;&quot;)">
            <text:p/>
          </table:table-cell>
          <table:table-cell table:formula="of:=IF(ISNUMBER((SEARCH(&quot;ternel&quot;;[.A30])));95;&quot;&quot;)">
            <text:p/>
          </table:table-cell>
          <table:table-cell table:formula="of:=IF(ISNUMBER((SEARCH(&quot;eclipse&quot;;[.A30])));93;&quot;&quot;)">
            <text:p/>
          </table:table-cell>
          <table:table-cell table:formula="of:=IF(ISNUMBER((SEARCH(&quot;fruit&quot;;[.A30])));100;&quot;&quot;)">
            <text:p/>
          </table:table-cell>
          <table:table-cell table:formula="of:=IF(ISNUMBER((SEARCH(&quot;jubil&quot;;[.A30])));112;&quot;&quot;)">
            <text:p/>
          </table:table-cell>
          <table:table-cell table:formula="of:=IF(ISNUMBER((SEARCH(&quot;flow&quot;;[.A30])));98;&quot;&quot;)">
            <text:p/>
          </table:table-cell>
          <table:table-cell table:formula="of:=CONCATENATE([.G30];&quot;,&quot;;[.H30];&quot;,&quot;;[.I30];&quot;,&quot;;[.J30];&quot;,&quot;;[.K30];&quot;,&quot;;[.L30];&quot;,&quot;;[.M30];&quot;,&quot;;[.N30];&quot;,&quot;;[.O30];&quot;,&quot;;[.P30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e kolczyki z markazytami</text:p>
          </table:table-cell>
          <table:table-cell table:formula="of:=[.B30]"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29Srebrne kolczyki z markazytami.jpg</text:p>
          </table:table-cell>
          <table:table-cell table:formula="of:=IF(ISNUMBER((SEARCH(&quot;diament&quot;;[.A31])));18;&quot;&quot;)">
            <text:p/>
          </table:table-cell>
          <table:table-cell table:formula="of:=[.H30]" office:value-type="float" office:value="12" calcext:value-type="float">
            <text:p>12</text:p>
          </table:table-cell>
          <table:table-cell table:formula="of:=IF(ISNUMBER((SEARCH(&quot;wiktoriańska&quot;;[.A31])));46;&quot;&quot;)">
            <text:p/>
          </table:table-cell>
          <table:table-cell table:formula="of:=IF(ISNUMBER((SEARCH(&quot;boho&quot;;[.A31])));47;&quot;&quot;)">
            <text:p/>
          </table:table-cell>
          <table:table-cell table:formula="of:=IF(ISNUMBER((SEARCH(&quot;studio&quot;;[.A31])));48;&quot;&quot;)">
            <text:p/>
          </table:table-cell>
          <table:table-cell table:formula="of:=IF(ISNUMBER((SEARCH(&quot;ternel&quot;;[.A31])));95;&quot;&quot;)">
            <text:p/>
          </table:table-cell>
          <table:table-cell table:formula="of:=IF(ISNUMBER((SEARCH(&quot;eclipse&quot;;[.A31])));93;&quot;&quot;)">
            <text:p/>
          </table:table-cell>
          <table:table-cell table:formula="of:=IF(ISNUMBER((SEARCH(&quot;fruit&quot;;[.A31])));100;&quot;&quot;)">
            <text:p/>
          </table:table-cell>
          <table:table-cell table:formula="of:=IF(ISNUMBER((SEARCH(&quot;jubil&quot;;[.A31])));112;&quot;&quot;)">
            <text:p/>
          </table:table-cell>
          <table:table-cell table:formula="of:=IF(ISNUMBER((SEARCH(&quot;flow&quot;;[.A31])));98;&quot;&quot;)">
            <text:p/>
          </table:table-cell>
          <table:table-cell table:formula="of:=CONCATENATE([.G31];&quot;,&quot;;[.H31];&quot;,&quot;;[.I31];&quot;,&quot;;[.J31];&quot;,&quot;;[.K31];&quot;,&quot;;[.L31];&quot;,&quot;;[.M31];&quot;,&quot;;[.N31];&quot;,&quot;;[.O31];&quot;,&quot;;[.P31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e kolczyki z markazytami</text:p>
          </table:table-cell>
          <table:table-cell table:formula="of:=[.B31]"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7795" calcext:value-type="float">
            <text:p>77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30Srebrne kolczyki z markazytami.jpg</text:p>
          </table:table-cell>
          <table:table-cell table:formula="of:=IF(ISNUMBER((SEARCH(&quot;diament&quot;;[.A32])));18;&quot;&quot;)">
            <text:p/>
          </table:table-cell>
          <table:table-cell table:formula="of:=[.H31]" office:value-type="float" office:value="12" calcext:value-type="float">
            <text:p>12</text:p>
          </table:table-cell>
          <table:table-cell table:formula="of:=IF(ISNUMBER((SEARCH(&quot;wiktoriańska&quot;;[.A32])));46;&quot;&quot;)">
            <text:p/>
          </table:table-cell>
          <table:table-cell table:formula="of:=IF(ISNUMBER((SEARCH(&quot;boho&quot;;[.A32])));47;&quot;&quot;)">
            <text:p/>
          </table:table-cell>
          <table:table-cell table:formula="of:=IF(ISNUMBER((SEARCH(&quot;studio&quot;;[.A32])));48;&quot;&quot;)">
            <text:p/>
          </table:table-cell>
          <table:table-cell table:formula="of:=IF(ISNUMBER((SEARCH(&quot;ternel&quot;;[.A32])));95;&quot;&quot;)">
            <text:p/>
          </table:table-cell>
          <table:table-cell table:formula="of:=IF(ISNUMBER((SEARCH(&quot;eclipse&quot;;[.A32])));93;&quot;&quot;)">
            <text:p/>
          </table:table-cell>
          <table:table-cell table:formula="of:=IF(ISNUMBER((SEARCH(&quot;fruit&quot;;[.A32])));100;&quot;&quot;)">
            <text:p/>
          </table:table-cell>
          <table:table-cell table:formula="of:=IF(ISNUMBER((SEARCH(&quot;jubil&quot;;[.A32])));112;&quot;&quot;)">
            <text:p/>
          </table:table-cell>
          <table:table-cell table:formula="of:=IF(ISNUMBER((SEARCH(&quot;flow&quot;;[.A32])));98;&quot;&quot;)">
            <text:p/>
          </table:table-cell>
          <table:table-cell table:formula="of:=CONCATENATE([.G32];&quot;,&quot;;[.H32];&quot;,&quot;;[.I32];&quot;,&quot;;[.J32];&quot;,&quot;;[.K32];&quot;,&quot;;[.L32];&quot;,&quot;;[.M32];&quot;,&quot;;[.N32];&quot;,&quot;;[.O32];&quot;,&quot;;[.P32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e kolczyki z markazytami</text:p>
          </table:table-cell>
          <table:table-cell table:formula="of:=[.B32]"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31Srebrne kolczyki z markazytami.jpg</text:p>
          </table:table-cell>
          <table:table-cell table:formula="of:=IF(ISNUMBER((SEARCH(&quot;diament&quot;;[.A33])));18;&quot;&quot;)">
            <text:p/>
          </table:table-cell>
          <table:table-cell table:formula="of:=[.H32]" office:value-type="float" office:value="12" calcext:value-type="float">
            <text:p>12</text:p>
          </table:table-cell>
          <table:table-cell table:formula="of:=IF(ISNUMBER((SEARCH(&quot;wiktoriańska&quot;;[.A33])));46;&quot;&quot;)">
            <text:p/>
          </table:table-cell>
          <table:table-cell table:formula="of:=IF(ISNUMBER((SEARCH(&quot;boho&quot;;[.A33])));47;&quot;&quot;)">
            <text:p/>
          </table:table-cell>
          <table:table-cell table:formula="of:=IF(ISNUMBER((SEARCH(&quot;studio&quot;;[.A33])));48;&quot;&quot;)">
            <text:p/>
          </table:table-cell>
          <table:table-cell table:formula="of:=IF(ISNUMBER((SEARCH(&quot;ternel&quot;;[.A33])));95;&quot;&quot;)">
            <text:p/>
          </table:table-cell>
          <table:table-cell table:formula="of:=IF(ISNUMBER((SEARCH(&quot;eclipse&quot;;[.A33])));93;&quot;&quot;)">
            <text:p/>
          </table:table-cell>
          <table:table-cell table:formula="of:=IF(ISNUMBER((SEARCH(&quot;fruit&quot;;[.A33])));100;&quot;&quot;)">
            <text:p/>
          </table:table-cell>
          <table:table-cell table:formula="of:=IF(ISNUMBER((SEARCH(&quot;jubil&quot;;[.A33])));112;&quot;&quot;)">
            <text:p/>
          </table:table-cell>
          <table:table-cell table:formula="of:=IF(ISNUMBER((SEARCH(&quot;flow&quot;;[.A33])));98;&quot;&quot;)">
            <text:p/>
          </table:table-cell>
          <table:table-cell table:formula="of:=CONCATENATE([.G33];&quot;,&quot;;[.H33];&quot;,&quot;;[.I33];&quot;,&quot;;[.J33];&quot;,&quot;;[.K33];&quot;,&quot;;[.L33];&quot;,&quot;;[.M33];&quot;,&quot;;[.N33];&quot;,&quot;;[.O33];&quot;,&quot;;[.P33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voni - srebrne kolczyki</text:p>
          </table:table-cell>
          <table:table-cell table:formula="of:=[.B33]"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32Pavoni - srebrne kolczyki.jpg</text:p>
          </table:table-cell>
          <table:table-cell table:formula="of:=IF(ISNUMBER((SEARCH(&quot;diament&quot;;[.A34])));18;&quot;&quot;)">
            <text:p/>
          </table:table-cell>
          <table:table-cell table:formula="of:=[.H33]" office:value-type="float" office:value="12" calcext:value-type="float">
            <text:p>12</text:p>
          </table:table-cell>
          <table:table-cell table:formula="of:=IF(ISNUMBER((SEARCH(&quot;wiktoriańska&quot;;[.A34])));46;&quot;&quot;)">
            <text:p/>
          </table:table-cell>
          <table:table-cell table:formula="of:=IF(ISNUMBER((SEARCH(&quot;boho&quot;;[.A34])));47;&quot;&quot;)">
            <text:p/>
          </table:table-cell>
          <table:table-cell table:formula="of:=IF(ISNUMBER((SEARCH(&quot;studio&quot;;[.A34])));48;&quot;&quot;)">
            <text:p/>
          </table:table-cell>
          <table:table-cell table:formula="of:=IF(ISNUMBER((SEARCH(&quot;ternel&quot;;[.A34])));95;&quot;&quot;)">
            <text:p/>
          </table:table-cell>
          <table:table-cell table:formula="of:=IF(ISNUMBER((SEARCH(&quot;eclipse&quot;;[.A34])));93;&quot;&quot;)">
            <text:p/>
          </table:table-cell>
          <table:table-cell table:formula="of:=IF(ISNUMBER((SEARCH(&quot;fruit&quot;;[.A34])));100;&quot;&quot;)">
            <text:p/>
          </table:table-cell>
          <table:table-cell table:formula="of:=IF(ISNUMBER((SEARCH(&quot;jubil&quot;;[.A34])));112;&quot;&quot;)">
            <text:p/>
          </table:table-cell>
          <table:table-cell table:formula="of:=IF(ISNUMBER((SEARCH(&quot;flow&quot;;[.A34])));98;&quot;&quot;)">
            <text:p/>
          </table:table-cell>
          <table:table-cell table:formula="of:=CONCATENATE([.G34];&quot;,&quot;;[.H34];&quot;,&quot;;[.I34];&quot;,&quot;;[.J34];&quot;,&quot;;[.K34];&quot;,&quot;;[.L34];&quot;,&quot;;[.M34];&quot;,&quot;;[.N34];&quot;,&quot;;[.O34];&quot;,&quot;;[.P34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voni - srebrne kolczyki</text:p>
          </table:table-cell>
          <table:table-cell table:formula="of:=[.B34]"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33Pavoni - srebrne kolczyki.jpg</text:p>
          </table:table-cell>
          <table:table-cell table:formula="of:=IF(ISNUMBER((SEARCH(&quot;diament&quot;;[.A35])));18;&quot;&quot;)">
            <text:p/>
          </table:table-cell>
          <table:table-cell table:formula="of:=[.H34]" office:value-type="float" office:value="12" calcext:value-type="float">
            <text:p>12</text:p>
          </table:table-cell>
          <table:table-cell table:formula="of:=IF(ISNUMBER((SEARCH(&quot;wiktoriańska&quot;;[.A35])));46;&quot;&quot;)">
            <text:p/>
          </table:table-cell>
          <table:table-cell table:formula="of:=IF(ISNUMBER((SEARCH(&quot;boho&quot;;[.A35])));47;&quot;&quot;)">
            <text:p/>
          </table:table-cell>
          <table:table-cell table:formula="of:=IF(ISNUMBER((SEARCH(&quot;studio&quot;;[.A35])));48;&quot;&quot;)">
            <text:p/>
          </table:table-cell>
          <table:table-cell table:formula="of:=IF(ISNUMBER((SEARCH(&quot;ternel&quot;;[.A35])));95;&quot;&quot;)">
            <text:p/>
          </table:table-cell>
          <table:table-cell table:formula="of:=IF(ISNUMBER((SEARCH(&quot;eclipse&quot;;[.A35])));93;&quot;&quot;)">
            <text:p/>
          </table:table-cell>
          <table:table-cell table:formula="of:=IF(ISNUMBER((SEARCH(&quot;fruit&quot;;[.A35])));100;&quot;&quot;)">
            <text:p/>
          </table:table-cell>
          <table:table-cell table:formula="of:=IF(ISNUMBER((SEARCH(&quot;jubil&quot;;[.A35])));112;&quot;&quot;)">
            <text:p/>
          </table:table-cell>
          <table:table-cell table:formula="of:=IF(ISNUMBER((SEARCH(&quot;flow&quot;;[.A35])));98;&quot;&quot;)">
            <text:p/>
          </table:table-cell>
          <table:table-cell table:formula="of:=CONCATENATE([.G35];&quot;,&quot;;[.H35];&quot;,&quot;;[.I35];&quot;,&quot;;[.J35];&quot;,&quot;;[.K35];&quot;,&quot;;[.L35];&quot;,&quot;;[.M35];&quot;,&quot;;[.N35];&quot;,&quot;;[.O35];&quot;,&quot;;[.P35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voni - srebrne kolczyki</text:p>
          </table:table-cell>
          <table:table-cell table:formula="of:=[.B35]"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34Pavoni - srebrne kolczyki.jpg</text:p>
          </table:table-cell>
          <table:table-cell table:formula="of:=IF(ISNUMBER((SEARCH(&quot;diament&quot;;[.A36])));18;&quot;&quot;)">
            <text:p/>
          </table:table-cell>
          <table:table-cell table:formula="of:=[.H35]" office:value-type="float" office:value="12" calcext:value-type="float">
            <text:p>12</text:p>
          </table:table-cell>
          <table:table-cell table:formula="of:=IF(ISNUMBER((SEARCH(&quot;wiktoriańska&quot;;[.A36])));46;&quot;&quot;)">
            <text:p/>
          </table:table-cell>
          <table:table-cell table:formula="of:=IF(ISNUMBER((SEARCH(&quot;boho&quot;;[.A36])));47;&quot;&quot;)">
            <text:p/>
          </table:table-cell>
          <table:table-cell table:formula="of:=IF(ISNUMBER((SEARCH(&quot;studio&quot;;[.A36])));48;&quot;&quot;)">
            <text:p/>
          </table:table-cell>
          <table:table-cell table:formula="of:=IF(ISNUMBER((SEARCH(&quot;ternel&quot;;[.A36])));95;&quot;&quot;)">
            <text:p/>
          </table:table-cell>
          <table:table-cell table:formula="of:=IF(ISNUMBER((SEARCH(&quot;eclipse&quot;;[.A36])));93;&quot;&quot;)">
            <text:p/>
          </table:table-cell>
          <table:table-cell table:formula="of:=IF(ISNUMBER((SEARCH(&quot;fruit&quot;;[.A36])));100;&quot;&quot;)">
            <text:p/>
          </table:table-cell>
          <table:table-cell table:formula="of:=IF(ISNUMBER((SEARCH(&quot;jubil&quot;;[.A36])));112;&quot;&quot;)">
            <text:p/>
          </table:table-cell>
          <table:table-cell table:formula="of:=IF(ISNUMBER((SEARCH(&quot;flow&quot;;[.A36])));98;&quot;&quot;)">
            <text:p/>
          </table:table-cell>
          <table:table-cell table:formula="of:=CONCATENATE([.G36];&quot;,&quot;;[.H36];&quot;,&quot;;[.I36];&quot;,&quot;;[.J36];&quot;,&quot;;[.K36];&quot;,&quot;;[.L36];&quot;,&quot;;[.M36];&quot;,&quot;;[.N36];&quot;,&quot;;[.O36];&quot;,&quot;;[.P36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voni - srebrne kolczyki</text:p>
          </table:table-cell>
          <table:table-cell table:formula="of:=[.B36]"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35Pavoni - srebrne kolczyki.jpg</text:p>
          </table:table-cell>
          <table:table-cell table:formula="of:=IF(ISNUMBER((SEARCH(&quot;diament&quot;;[.A37])));18;&quot;&quot;)">
            <text:p/>
          </table:table-cell>
          <table:table-cell table:formula="of:=[.H36]" office:value-type="float" office:value="12" calcext:value-type="float">
            <text:p>12</text:p>
          </table:table-cell>
          <table:table-cell table:formula="of:=IF(ISNUMBER((SEARCH(&quot;wiktoriańska&quot;;[.A37])));46;&quot;&quot;)">
            <text:p/>
          </table:table-cell>
          <table:table-cell table:formula="of:=IF(ISNUMBER((SEARCH(&quot;boho&quot;;[.A37])));47;&quot;&quot;)">
            <text:p/>
          </table:table-cell>
          <table:table-cell table:formula="of:=IF(ISNUMBER((SEARCH(&quot;studio&quot;;[.A37])));48;&quot;&quot;)">
            <text:p/>
          </table:table-cell>
          <table:table-cell table:formula="of:=IF(ISNUMBER((SEARCH(&quot;ternel&quot;;[.A37])));95;&quot;&quot;)">
            <text:p/>
          </table:table-cell>
          <table:table-cell table:formula="of:=IF(ISNUMBER((SEARCH(&quot;eclipse&quot;;[.A37])));93;&quot;&quot;)">
            <text:p/>
          </table:table-cell>
          <table:table-cell table:formula="of:=IF(ISNUMBER((SEARCH(&quot;fruit&quot;;[.A37])));100;&quot;&quot;)">
            <text:p/>
          </table:table-cell>
          <table:table-cell table:formula="of:=IF(ISNUMBER((SEARCH(&quot;jubil&quot;;[.A37])));112;&quot;&quot;)">
            <text:p/>
          </table:table-cell>
          <table:table-cell table:formula="of:=IF(ISNUMBER((SEARCH(&quot;flow&quot;;[.A37])));98;&quot;&quot;)">
            <text:p/>
          </table:table-cell>
          <table:table-cell table:formula="of:=CONCATENATE([.G37];&quot;,&quot;;[.H37];&quot;,&quot;;[.I37];&quot;,&quot;;[.J37];&quot;,&quot;;[.K37];&quot;,&quot;;[.L37];&quot;,&quot;;[.M37];&quot;,&quot;;[.N37];&quot;,&quot;;[.O37];&quot;,&quot;;[.P37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 - złote kolczyki</text:p>
          </table:table-cell>
          <table:table-cell table:formula="of:=[.B37]"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36Flow - złote kolczyki.jpg</text:p>
          </table:table-cell>
          <table:table-cell table:formula="of:=IF(ISNUMBER((SEARCH(&quot;diament&quot;;[.A38])));18;&quot;&quot;)">
            <text:p/>
          </table:table-cell>
          <table:table-cell table:formula="of:=[.H37]" office:value-type="float" office:value="12" calcext:value-type="float">
            <text:p>12</text:p>
          </table:table-cell>
          <table:table-cell table:formula="of:=IF(ISNUMBER((SEARCH(&quot;wiktoriańska&quot;;[.A38])));46;&quot;&quot;)">
            <text:p/>
          </table:table-cell>
          <table:table-cell table:formula="of:=IF(ISNUMBER((SEARCH(&quot;boho&quot;;[.A38])));47;&quot;&quot;)">
            <text:p/>
          </table:table-cell>
          <table:table-cell table:formula="of:=IF(ISNUMBER((SEARCH(&quot;studio&quot;;[.A38])));48;&quot;&quot;)">
            <text:p/>
          </table:table-cell>
          <table:table-cell table:formula="of:=IF(ISNUMBER((SEARCH(&quot;ternel&quot;;[.A38])));95;&quot;&quot;)">
            <text:p/>
          </table:table-cell>
          <table:table-cell table:formula="of:=IF(ISNUMBER((SEARCH(&quot;eclipse&quot;;[.A38])));93;&quot;&quot;)">
            <text:p/>
          </table:table-cell>
          <table:table-cell table:formula="of:=IF(ISNUMBER((SEARCH(&quot;fruit&quot;;[.A38])));100;&quot;&quot;)">
            <text:p/>
          </table:table-cell>
          <table:table-cell table:formula="of:=IF(ISNUMBER((SEARCH(&quot;jubil&quot;;[.A38])));112;&quot;&quot;)">
            <text:p/>
          </table:table-cell>
          <table:table-cell table:formula="of:=IF(ISNUMBER((SEARCH(&quot;flow&quot;;[.A38])));98;&quot;&quot;)" office:value-type="float" office:value="98" calcext:value-type="float">
            <text:p>98</text:p>
          </table:table-cell>
          <table:table-cell table:formula="of:=CONCATENATE([.G38];&quot;,&quot;;[.H38];&quot;,&quot;;[.I38];&quot;,&quot;;[.J38];&quot;,&quot;;[.K38];&quot;,&quot;;[.L38];&quot;,&quot;;[.M38];&quot;,&quot;;[.N38];&quot;,&quot;;[.O38];&quot;,&quot;;[.P38])" office:value-type="string" office:string-value=",12,,,,,,,,98" calcext:value-type="string">
            <text:p>,12,,,,,,,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 - srebrne kolczyki</text:p>
          </table:table-cell>
          <table:table-cell table:formula="of:=[.B38]"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37Flow - srebrne kolczyki.jpg</text:p>
          </table:table-cell>
          <table:table-cell table:formula="of:=IF(ISNUMBER((SEARCH(&quot;diament&quot;;[.A39])));18;&quot;&quot;)">
            <text:p/>
          </table:table-cell>
          <table:table-cell table:formula="of:=[.H38]" office:value-type="float" office:value="12" calcext:value-type="float">
            <text:p>12</text:p>
          </table:table-cell>
          <table:table-cell table:formula="of:=IF(ISNUMBER((SEARCH(&quot;wiktoriańska&quot;;[.A39])));46;&quot;&quot;)">
            <text:p/>
          </table:table-cell>
          <table:table-cell table:formula="of:=IF(ISNUMBER((SEARCH(&quot;boho&quot;;[.A39])));47;&quot;&quot;)">
            <text:p/>
          </table:table-cell>
          <table:table-cell table:formula="of:=IF(ISNUMBER((SEARCH(&quot;studio&quot;;[.A39])));48;&quot;&quot;)">
            <text:p/>
          </table:table-cell>
          <table:table-cell table:formula="of:=IF(ISNUMBER((SEARCH(&quot;ternel&quot;;[.A39])));95;&quot;&quot;)">
            <text:p/>
          </table:table-cell>
          <table:table-cell table:formula="of:=IF(ISNUMBER((SEARCH(&quot;eclipse&quot;;[.A39])));93;&quot;&quot;)">
            <text:p/>
          </table:table-cell>
          <table:table-cell table:formula="of:=IF(ISNUMBER((SEARCH(&quot;fruit&quot;;[.A39])));100;&quot;&quot;)">
            <text:p/>
          </table:table-cell>
          <table:table-cell table:formula="of:=IF(ISNUMBER((SEARCH(&quot;jubil&quot;;[.A39])));112;&quot;&quot;)">
            <text:p/>
          </table:table-cell>
          <table:table-cell table:formula="of:=IF(ISNUMBER((SEARCH(&quot;flow&quot;;[.A39])));98;&quot;&quot;)" office:value-type="float" office:value="98" calcext:value-type="float">
            <text:p>98</text:p>
          </table:table-cell>
          <table:table-cell table:formula="of:=CONCATENATE([.G39];&quot;,&quot;;[.H39];&quot;,&quot;;[.I39];&quot;,&quot;;[.J39];&quot;,&quot;;[.K39];&quot;,&quot;;[.L39];&quot;,&quot;;[.M39];&quot;,&quot;;[.N39];&quot;,&quot;;[.O39];&quot;,&quot;;[.P39])" office:value-type="string" office:string-value=",12,,,,,,,,98" calcext:value-type="string">
            <text:p>,12,,,,,,,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 - srebrne kolczyki</text:p>
          </table:table-cell>
          <table:table-cell table:formula="of:=[.B39]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38Flow - srebrne kolczyki.jpg</text:p>
          </table:table-cell>
          <table:table-cell table:formula="of:=IF(ISNUMBER((SEARCH(&quot;diament&quot;;[.A40])));18;&quot;&quot;)">
            <text:p/>
          </table:table-cell>
          <table:table-cell table:formula="of:=[.H39]" office:value-type="float" office:value="12" calcext:value-type="float">
            <text:p>12</text:p>
          </table:table-cell>
          <table:table-cell table:formula="of:=IF(ISNUMBER((SEARCH(&quot;wiktoriańska&quot;;[.A40])));46;&quot;&quot;)">
            <text:p/>
          </table:table-cell>
          <table:table-cell table:formula="of:=IF(ISNUMBER((SEARCH(&quot;boho&quot;;[.A40])));47;&quot;&quot;)">
            <text:p/>
          </table:table-cell>
          <table:table-cell table:formula="of:=IF(ISNUMBER((SEARCH(&quot;studio&quot;;[.A40])));48;&quot;&quot;)">
            <text:p/>
          </table:table-cell>
          <table:table-cell table:formula="of:=IF(ISNUMBER((SEARCH(&quot;ternel&quot;;[.A40])));95;&quot;&quot;)">
            <text:p/>
          </table:table-cell>
          <table:table-cell table:formula="of:=IF(ISNUMBER((SEARCH(&quot;eclipse&quot;;[.A40])));93;&quot;&quot;)">
            <text:p/>
          </table:table-cell>
          <table:table-cell table:formula="of:=IF(ISNUMBER((SEARCH(&quot;fruit&quot;;[.A40])));100;&quot;&quot;)">
            <text:p/>
          </table:table-cell>
          <table:table-cell table:formula="of:=IF(ISNUMBER((SEARCH(&quot;jubil&quot;;[.A40])));112;&quot;&quot;)">
            <text:p/>
          </table:table-cell>
          <table:table-cell table:formula="of:=IF(ISNUMBER((SEARCH(&quot;flow&quot;;[.A40])));98;&quot;&quot;)" office:value-type="float" office:value="98" calcext:value-type="float">
            <text:p>98</text:p>
          </table:table-cell>
          <table:table-cell table:formula="of:=CONCATENATE([.G40];&quot;,&quot;;[.H40];&quot;,&quot;;[.I40];&quot;,&quot;;[.J40];&quot;,&quot;;[.K40];&quot;,&quot;;[.L40];&quot;,&quot;;[.M40];&quot;,&quot;;[.N40];&quot;,&quot;;[.O40];&quot;,&quot;;[.P40])" office:value-type="string" office:string-value=",12,,,,,,,,98" calcext:value-type="string">
            <text:p>,12,,,,,,,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 - srebrne kolczyki</text:p>
          </table:table-cell>
          <table:table-cell table:formula="of:=[.B40]"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39Flow - srebrne kolczyki.jpg</text:p>
          </table:table-cell>
          <table:table-cell table:formula="of:=IF(ISNUMBER((SEARCH(&quot;diament&quot;;[.A41])));18;&quot;&quot;)">
            <text:p/>
          </table:table-cell>
          <table:table-cell table:formula="of:=[.H40]" office:value-type="float" office:value="12" calcext:value-type="float">
            <text:p>12</text:p>
          </table:table-cell>
          <table:table-cell table:formula="of:=IF(ISNUMBER((SEARCH(&quot;wiktoriańska&quot;;[.A41])));46;&quot;&quot;)">
            <text:p/>
          </table:table-cell>
          <table:table-cell table:formula="of:=IF(ISNUMBER((SEARCH(&quot;boho&quot;;[.A41])));47;&quot;&quot;)">
            <text:p/>
          </table:table-cell>
          <table:table-cell table:formula="of:=IF(ISNUMBER((SEARCH(&quot;studio&quot;;[.A41])));48;&quot;&quot;)">
            <text:p/>
          </table:table-cell>
          <table:table-cell table:formula="of:=IF(ISNUMBER((SEARCH(&quot;ternel&quot;;[.A41])));95;&quot;&quot;)">
            <text:p/>
          </table:table-cell>
          <table:table-cell table:formula="of:=IF(ISNUMBER((SEARCH(&quot;eclipse&quot;;[.A41])));93;&quot;&quot;)">
            <text:p/>
          </table:table-cell>
          <table:table-cell table:formula="of:=IF(ISNUMBER((SEARCH(&quot;fruit&quot;;[.A41])));100;&quot;&quot;)">
            <text:p/>
          </table:table-cell>
          <table:table-cell table:formula="of:=IF(ISNUMBER((SEARCH(&quot;jubil&quot;;[.A41])));112;&quot;&quot;)">
            <text:p/>
          </table:table-cell>
          <table:table-cell table:formula="of:=IF(ISNUMBER((SEARCH(&quot;flow&quot;;[.A41])));98;&quot;&quot;)" office:value-type="float" office:value="98" calcext:value-type="float">
            <text:p>98</text:p>
          </table:table-cell>
          <table:table-cell table:formula="of:=CONCATENATE([.G41];&quot;,&quot;;[.H41];&quot;,&quot;;[.I41];&quot;,&quot;;[.J41];&quot;,&quot;;[.K41];&quot;,&quot;;[.L41];&quot;,&quot;;[.M41];&quot;,&quot;;[.N41];&quot;,&quot;;[.O41];&quot;,&quot;;[.P41])" office:value-type="string" office:string-value=",12,,,,,,,,98" calcext:value-type="string">
            <text:p>,12,,,,,,,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złote kolczyki z diamentami i rubinami</text:p>
          </table:table-cell>
          <table:table-cell table:formula="of:=[.B41]"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40Kolekcja Wiktoriańska - złote kolczyki z diamentami i rubinami.jpg</text:p>
          </table:table-cell>
          <table:table-cell table:formula="of:=IF(ISNUMBER((SEARCH(&quot;diament&quot;;[.A42])));18;&quot;&quot;)" office:value-type="float" office:value="18" calcext:value-type="float">
            <text:p>18</text:p>
          </table:table-cell>
          <table:table-cell table:formula="of:=[.H41]" office:value-type="float" office:value="12" calcext:value-type="float">
            <text:p>12</text:p>
          </table:table-cell>
          <table:table-cell table:formula="of:=IF(ISNUMBER((SEARCH(&quot;wiktoriańska&quot;;[.A42])));46;&quot;&quot;)" office:value-type="float" office:value="46" calcext:value-type="float">
            <text:p>46</text:p>
          </table:table-cell>
          <table:table-cell table:formula="of:=IF(ISNUMBER((SEARCH(&quot;boho&quot;;[.A42])));47;&quot;&quot;)">
            <text:p/>
          </table:table-cell>
          <table:table-cell table:formula="of:=IF(ISNUMBER((SEARCH(&quot;studio&quot;;[.A42])));48;&quot;&quot;)">
            <text:p/>
          </table:table-cell>
          <table:table-cell table:formula="of:=IF(ISNUMBER((SEARCH(&quot;ternel&quot;;[.A42])));95;&quot;&quot;)">
            <text:p/>
          </table:table-cell>
          <table:table-cell table:formula="of:=IF(ISNUMBER((SEARCH(&quot;eclipse&quot;;[.A42])));93;&quot;&quot;)">
            <text:p/>
          </table:table-cell>
          <table:table-cell table:formula="of:=IF(ISNUMBER((SEARCH(&quot;fruit&quot;;[.A42])));100;&quot;&quot;)">
            <text:p/>
          </table:table-cell>
          <table:table-cell table:formula="of:=IF(ISNUMBER((SEARCH(&quot;jubil&quot;;[.A42])));112;&quot;&quot;)">
            <text:p/>
          </table:table-cell>
          <table:table-cell table:formula="of:=IF(ISNUMBER((SEARCH(&quot;flow&quot;;[.A42])));98;&quot;&quot;)">
            <text:p/>
          </table:table-cell>
          <table:table-cell table:formula="of:=CONCATENATE([.G42];&quot;,&quot;;[.H42];&quot;,&quot;;[.I42];&quot;,&quot;;[.J42];&quot;,&quot;;[.K42];&quot;,&quot;;[.L42];&quot;,&quot;;[.M42];&quot;,&quot;;[.N42];&quot;,&quot;;[.O42];&quot;,&quot;;[.P42])" office:value-type="string" office:string-value="18,12,46,,,,,,," calcext:value-type="string">
            <text:p>18,12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kolczyki z rubinami</text:p>
          </table:table-cell>
          <table:table-cell table:formula="of:=[.B42]"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41Kolekcja Wiktoriańska - kolczyki z rubinami.jpg</text:p>
          </table:table-cell>
          <table:table-cell table:formula="of:=IF(ISNUMBER((SEARCH(&quot;diament&quot;;[.A43])));18;&quot;&quot;)">
            <text:p/>
          </table:table-cell>
          <table:table-cell table:formula="of:=[.H42]" office:value-type="float" office:value="12" calcext:value-type="float">
            <text:p>12</text:p>
          </table:table-cell>
          <table:table-cell table:formula="of:=IF(ISNUMBER((SEARCH(&quot;wiktoriańska&quot;;[.A43])));46;&quot;&quot;)" office:value-type="float" office:value="46" calcext:value-type="float">
            <text:p>46</text:p>
          </table:table-cell>
          <table:table-cell table:formula="of:=IF(ISNUMBER((SEARCH(&quot;boho&quot;;[.A43])));47;&quot;&quot;)">
            <text:p/>
          </table:table-cell>
          <table:table-cell table:formula="of:=IF(ISNUMBER((SEARCH(&quot;studio&quot;;[.A43])));48;&quot;&quot;)">
            <text:p/>
          </table:table-cell>
          <table:table-cell table:formula="of:=IF(ISNUMBER((SEARCH(&quot;ternel&quot;;[.A43])));95;&quot;&quot;)">
            <text:p/>
          </table:table-cell>
          <table:table-cell table:formula="of:=IF(ISNUMBER((SEARCH(&quot;eclipse&quot;;[.A43])));93;&quot;&quot;)">
            <text:p/>
          </table:table-cell>
          <table:table-cell table:formula="of:=IF(ISNUMBER((SEARCH(&quot;fruit&quot;;[.A43])));100;&quot;&quot;)">
            <text:p/>
          </table:table-cell>
          <table:table-cell table:formula="of:=IF(ISNUMBER((SEARCH(&quot;jubil&quot;;[.A43])));112;&quot;&quot;)">
            <text:p/>
          </table:table-cell>
          <table:table-cell table:formula="of:=IF(ISNUMBER((SEARCH(&quot;flow&quot;;[.A43])));98;&quot;&quot;)">
            <text:p/>
          </table:table-cell>
          <table:table-cell table:formula="of:=CONCATENATE([.G43];&quot;,&quot;;[.H43];&quot;,&quot;;[.I43];&quot;,&quot;;[.J43];&quot;,&quot;;[.K43];&quot;,&quot;;[.L43];&quot;,&quot;;[.M43];&quot;,&quot;;[.N43];&quot;,&quot;;[.O43];&quot;,&quot;;[.P43])" office:value-type="string" office:string-value=",12,46,,,,,,," calcext:value-type="string">
            <text:p>,12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kolczyki z diamentami i rubinami</text:p>
          </table:table-cell>
          <table:table-cell table:formula="of:=[.B43]"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42Kolekcja Wiktoriańska - kolczyki z diamentami i rubinami.jpg</text:p>
          </table:table-cell>
          <table:table-cell table:formula="of:=IF(ISNUMBER((SEARCH(&quot;diament&quot;;[.A44])));18;&quot;&quot;)" office:value-type="float" office:value="18" calcext:value-type="float">
            <text:p>18</text:p>
          </table:table-cell>
          <table:table-cell table:formula="of:=[.H43]" office:value-type="float" office:value="12" calcext:value-type="float">
            <text:p>12</text:p>
          </table:table-cell>
          <table:table-cell table:formula="of:=IF(ISNUMBER((SEARCH(&quot;wiktoriańska&quot;;[.A44])));46;&quot;&quot;)" office:value-type="float" office:value="46" calcext:value-type="float">
            <text:p>46</text:p>
          </table:table-cell>
          <table:table-cell table:formula="of:=IF(ISNUMBER((SEARCH(&quot;boho&quot;;[.A44])));47;&quot;&quot;)">
            <text:p/>
          </table:table-cell>
          <table:table-cell table:formula="of:=IF(ISNUMBER((SEARCH(&quot;studio&quot;;[.A44])));48;&quot;&quot;)">
            <text:p/>
          </table:table-cell>
          <table:table-cell table:formula="of:=IF(ISNUMBER((SEARCH(&quot;ternel&quot;;[.A44])));95;&quot;&quot;)">
            <text:p/>
          </table:table-cell>
          <table:table-cell table:formula="of:=IF(ISNUMBER((SEARCH(&quot;eclipse&quot;;[.A44])));93;&quot;&quot;)">
            <text:p/>
          </table:table-cell>
          <table:table-cell table:formula="of:=IF(ISNUMBER((SEARCH(&quot;fruit&quot;;[.A44])));100;&quot;&quot;)">
            <text:p/>
          </table:table-cell>
          <table:table-cell table:formula="of:=IF(ISNUMBER((SEARCH(&quot;jubil&quot;;[.A44])));112;&quot;&quot;)">
            <text:p/>
          </table:table-cell>
          <table:table-cell table:formula="of:=IF(ISNUMBER((SEARCH(&quot;flow&quot;;[.A44])));98;&quot;&quot;)">
            <text:p/>
          </table:table-cell>
          <table:table-cell table:formula="of:=CONCATENATE([.G44];&quot;,&quot;;[.H44];&quot;,&quot;;[.I44];&quot;,&quot;;[.J44];&quot;,&quot;;[.K44];&quot;,&quot;;[.L44];&quot;,&quot;;[.M44];&quot;,&quot;;[.N44];&quot;,&quot;;[.O44];&quot;,&quot;;[.P44])" office:value-type="string" office:string-value="18,12,46,,,,,,," calcext:value-type="string">
            <text:p>18,12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kolczyki z diamentami i rubinami</text:p>
          </table:table-cell>
          <table:table-cell table:formula="of:=[.B44]"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43Kolekcja Wiktoriańska - kolczyki z diamentami i rubinami.jpg</text:p>
          </table:table-cell>
          <table:table-cell table:formula="of:=IF(ISNUMBER((SEARCH(&quot;diament&quot;;[.A45])));18;&quot;&quot;)" office:value-type="float" office:value="18" calcext:value-type="float">
            <text:p>18</text:p>
          </table:table-cell>
          <table:table-cell table:formula="of:=[.H44]" office:value-type="float" office:value="12" calcext:value-type="float">
            <text:p>12</text:p>
          </table:table-cell>
          <table:table-cell table:formula="of:=IF(ISNUMBER((SEARCH(&quot;wiktoriańska&quot;;[.A45])));46;&quot;&quot;)" office:value-type="float" office:value="46" calcext:value-type="float">
            <text:p>46</text:p>
          </table:table-cell>
          <table:table-cell table:formula="of:=IF(ISNUMBER((SEARCH(&quot;boho&quot;;[.A45])));47;&quot;&quot;)">
            <text:p/>
          </table:table-cell>
          <table:table-cell table:formula="of:=IF(ISNUMBER((SEARCH(&quot;studio&quot;;[.A45])));48;&quot;&quot;)">
            <text:p/>
          </table:table-cell>
          <table:table-cell table:formula="of:=IF(ISNUMBER((SEARCH(&quot;ternel&quot;;[.A45])));95;&quot;&quot;)">
            <text:p/>
          </table:table-cell>
          <table:table-cell table:formula="of:=IF(ISNUMBER((SEARCH(&quot;eclipse&quot;;[.A45])));93;&quot;&quot;)">
            <text:p/>
          </table:table-cell>
          <table:table-cell table:formula="of:=IF(ISNUMBER((SEARCH(&quot;fruit&quot;;[.A45])));100;&quot;&quot;)">
            <text:p/>
          </table:table-cell>
          <table:table-cell table:formula="of:=IF(ISNUMBER((SEARCH(&quot;jubil&quot;;[.A45])));112;&quot;&quot;)">
            <text:p/>
          </table:table-cell>
          <table:table-cell table:formula="of:=IF(ISNUMBER((SEARCH(&quot;flow&quot;;[.A45])));98;&quot;&quot;)">
            <text:p/>
          </table:table-cell>
          <table:table-cell table:formula="of:=CONCATENATE([.G45];&quot;,&quot;;[.H45];&quot;,&quot;;[.I45];&quot;,&quot;;[.J45];&quot;,&quot;;[.K45];&quot;,&quot;;[.L45];&quot;,&quot;;[.M45];&quot;,&quot;;[.N45];&quot;,&quot;;[.O45];&quot;,&quot;;[.P45])" office:value-type="string" office:string-value="18,12,46,,,,,,," calcext:value-type="string">
            <text:p>18,12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ia - złote kolczyki</text:p>
          </table:table-cell>
          <table:table-cell table:formula="of:=[.B45]"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44Livia - złote kolczyki.jpg</text:p>
          </table:table-cell>
          <table:table-cell table:formula="of:=IF(ISNUMBER((SEARCH(&quot;diament&quot;;[.A46])));18;&quot;&quot;)">
            <text:p/>
          </table:table-cell>
          <table:table-cell table:formula="of:=[.H45]" office:value-type="float" office:value="12" calcext:value-type="float">
            <text:p>12</text:p>
          </table:table-cell>
          <table:table-cell table:formula="of:=IF(ISNUMBER((SEARCH(&quot;wiktoriańska&quot;;[.A46])));46;&quot;&quot;)">
            <text:p/>
          </table:table-cell>
          <table:table-cell table:formula="of:=IF(ISNUMBER((SEARCH(&quot;boho&quot;;[.A46])));47;&quot;&quot;)">
            <text:p/>
          </table:table-cell>
          <table:table-cell table:formula="of:=IF(ISNUMBER((SEARCH(&quot;studio&quot;;[.A46])));48;&quot;&quot;)">
            <text:p/>
          </table:table-cell>
          <table:table-cell table:formula="of:=IF(ISNUMBER((SEARCH(&quot;ternel&quot;;[.A46])));95;&quot;&quot;)">
            <text:p/>
          </table:table-cell>
          <table:table-cell table:formula="of:=IF(ISNUMBER((SEARCH(&quot;eclipse&quot;;[.A46])));93;&quot;&quot;)">
            <text:p/>
          </table:table-cell>
          <table:table-cell table:formula="of:=IF(ISNUMBER((SEARCH(&quot;fruit&quot;;[.A46])));100;&quot;&quot;)">
            <text:p/>
          </table:table-cell>
          <table:table-cell table:formula="of:=IF(ISNUMBER((SEARCH(&quot;jubil&quot;;[.A46])));112;&quot;&quot;)">
            <text:p/>
          </table:table-cell>
          <table:table-cell table:formula="of:=IF(ISNUMBER((SEARCH(&quot;flow&quot;;[.A46])));98;&quot;&quot;)">
            <text:p/>
          </table:table-cell>
          <table:table-cell table:formula="of:=CONCATENATE([.G46];&quot;,&quot;;[.H46];&quot;,&quot;;[.I46];&quot;,&quot;;[.J46];&quot;,&quot;;[.K46];&quot;,&quot;;[.L46];&quot;,&quot;;[.M46];&quot;,&quot;;[.N46];&quot;,&quot;;[.O46];&quot;,&quot;;[.P46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ia - złote kolczyki</text:p>
          </table:table-cell>
          <table:table-cell table:formula="of:=[.B46]"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45Livia - złote kolczyki.jpg</text:p>
          </table:table-cell>
          <table:table-cell table:formula="of:=IF(ISNUMBER((SEARCH(&quot;diament&quot;;[.A47])));18;&quot;&quot;)">
            <text:p/>
          </table:table-cell>
          <table:table-cell table:formula="of:=[.H46]" office:value-type="float" office:value="12" calcext:value-type="float">
            <text:p>12</text:p>
          </table:table-cell>
          <table:table-cell table:formula="of:=IF(ISNUMBER((SEARCH(&quot;wiktoriańska&quot;;[.A47])));46;&quot;&quot;)">
            <text:p/>
          </table:table-cell>
          <table:table-cell table:formula="of:=IF(ISNUMBER((SEARCH(&quot;boho&quot;;[.A47])));47;&quot;&quot;)">
            <text:p/>
          </table:table-cell>
          <table:table-cell table:formula="of:=IF(ISNUMBER((SEARCH(&quot;studio&quot;;[.A47])));48;&quot;&quot;)">
            <text:p/>
          </table:table-cell>
          <table:table-cell table:formula="of:=IF(ISNUMBER((SEARCH(&quot;ternel&quot;;[.A47])));95;&quot;&quot;)">
            <text:p/>
          </table:table-cell>
          <table:table-cell table:formula="of:=IF(ISNUMBER((SEARCH(&quot;eclipse&quot;;[.A47])));93;&quot;&quot;)">
            <text:p/>
          </table:table-cell>
          <table:table-cell table:formula="of:=IF(ISNUMBER((SEARCH(&quot;fruit&quot;;[.A47])));100;&quot;&quot;)">
            <text:p/>
          </table:table-cell>
          <table:table-cell table:formula="of:=IF(ISNUMBER((SEARCH(&quot;jubil&quot;;[.A47])));112;&quot;&quot;)">
            <text:p/>
          </table:table-cell>
          <table:table-cell table:formula="of:=IF(ISNUMBER((SEARCH(&quot;flow&quot;;[.A47])));98;&quot;&quot;)">
            <text:p/>
          </table:table-cell>
          <table:table-cell table:formula="of:=CONCATENATE([.G47];&quot;,&quot;;[.H47];&quot;,&quot;;[.I47];&quot;,&quot;;[.J47];&quot;,&quot;;[.K47];&quot;,&quot;;[.L47];&quot;,&quot;;[.M47];&quot;,&quot;;[.N47];&quot;,&quot;;[.O47];&quot;,&quot;;[.P47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ia - złote kolczyki</text:p>
          </table:table-cell>
          <table:table-cell table:formula="of:=[.B47]"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46Livia - złote kolczyki.jpg</text:p>
          </table:table-cell>
          <table:table-cell table:formula="of:=IF(ISNUMBER((SEARCH(&quot;diament&quot;;[.A48])));18;&quot;&quot;)">
            <text:p/>
          </table:table-cell>
          <table:table-cell table:formula="of:=[.H47]" office:value-type="float" office:value="12" calcext:value-type="float">
            <text:p>12</text:p>
          </table:table-cell>
          <table:table-cell table:formula="of:=IF(ISNUMBER((SEARCH(&quot;wiktoriańska&quot;;[.A48])));46;&quot;&quot;)">
            <text:p/>
          </table:table-cell>
          <table:table-cell table:formula="of:=IF(ISNUMBER((SEARCH(&quot;boho&quot;;[.A48])));47;&quot;&quot;)">
            <text:p/>
          </table:table-cell>
          <table:table-cell table:formula="of:=IF(ISNUMBER((SEARCH(&quot;studio&quot;;[.A48])));48;&quot;&quot;)">
            <text:p/>
          </table:table-cell>
          <table:table-cell table:formula="of:=IF(ISNUMBER((SEARCH(&quot;ternel&quot;;[.A48])));95;&quot;&quot;)">
            <text:p/>
          </table:table-cell>
          <table:table-cell table:formula="of:=IF(ISNUMBER((SEARCH(&quot;eclipse&quot;;[.A48])));93;&quot;&quot;)">
            <text:p/>
          </table:table-cell>
          <table:table-cell table:formula="of:=IF(ISNUMBER((SEARCH(&quot;fruit&quot;;[.A48])));100;&quot;&quot;)">
            <text:p/>
          </table:table-cell>
          <table:table-cell table:formula="of:=IF(ISNUMBER((SEARCH(&quot;jubil&quot;;[.A48])));112;&quot;&quot;)">
            <text:p/>
          </table:table-cell>
          <table:table-cell table:formula="of:=IF(ISNUMBER((SEARCH(&quot;flow&quot;;[.A48])));98;&quot;&quot;)">
            <text:p/>
          </table:table-cell>
          <table:table-cell table:formula="of:=CONCATENATE([.G48];&quot;,&quot;;[.H48];&quot;,&quot;;[.I48];&quot;,&quot;;[.J48];&quot;,&quot;;[.K48];&quot;,&quot;;[.L48];&quot;,&quot;;[.M48];&quot;,&quot;;[.N48];&quot;,&quot;;[.O48];&quot;,&quot;;[.P48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ia - złote kolczyki</text:p>
          </table:table-cell>
          <table:table-cell table:formula="of:=[.B48]"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47Livia - złote kolczyki.jpg</text:p>
          </table:table-cell>
          <table:table-cell table:formula="of:=IF(ISNUMBER((SEARCH(&quot;diament&quot;;[.A49])));18;&quot;&quot;)">
            <text:p/>
          </table:table-cell>
          <table:table-cell table:formula="of:=[.H48]" office:value-type="float" office:value="12" calcext:value-type="float">
            <text:p>12</text:p>
          </table:table-cell>
          <table:table-cell table:formula="of:=IF(ISNUMBER((SEARCH(&quot;wiktoriańska&quot;;[.A49])));46;&quot;&quot;)">
            <text:p/>
          </table:table-cell>
          <table:table-cell table:formula="of:=IF(ISNUMBER((SEARCH(&quot;boho&quot;;[.A49])));47;&quot;&quot;)">
            <text:p/>
          </table:table-cell>
          <table:table-cell table:formula="of:=IF(ISNUMBER((SEARCH(&quot;studio&quot;;[.A49])));48;&quot;&quot;)">
            <text:p/>
          </table:table-cell>
          <table:table-cell table:formula="of:=IF(ISNUMBER((SEARCH(&quot;ternel&quot;;[.A49])));95;&quot;&quot;)">
            <text:p/>
          </table:table-cell>
          <table:table-cell table:formula="of:=IF(ISNUMBER((SEARCH(&quot;eclipse&quot;;[.A49])));93;&quot;&quot;)">
            <text:p/>
          </table:table-cell>
          <table:table-cell table:formula="of:=IF(ISNUMBER((SEARCH(&quot;fruit&quot;;[.A49])));100;&quot;&quot;)">
            <text:p/>
          </table:table-cell>
          <table:table-cell table:formula="of:=IF(ISNUMBER((SEARCH(&quot;jubil&quot;;[.A49])));112;&quot;&quot;)">
            <text:p/>
          </table:table-cell>
          <table:table-cell table:formula="of:=IF(ISNUMBER((SEARCH(&quot;flow&quot;;[.A49])));98;&quot;&quot;)">
            <text:p/>
          </table:table-cell>
          <table:table-cell table:formula="of:=CONCATENATE([.G49];&quot;,&quot;;[.H49];&quot;,&quot;;[.I49];&quot;,&quot;;[.J49];&quot;,&quot;;[.K49];&quot;,&quot;;[.L49];&quot;,&quot;;[.M49];&quot;,&quot;;[.N49];&quot;,&quot;;[.O49];&quot;,&quot;;[.P49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kolczyki z diamentami i szmaragdami</text:p>
          </table:table-cell>
          <table:table-cell table:formula="of:=[.B49]"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48Kolekcja Wiktoriańska - kolczyki z diamentami i szmaragdami.jpg</text:p>
          </table:table-cell>
          <table:table-cell table:formula="of:=IF(ISNUMBER((SEARCH(&quot;diament&quot;;[.A50])));18;&quot;&quot;)" office:value-type="float" office:value="18" calcext:value-type="float">
            <text:p>18</text:p>
          </table:table-cell>
          <table:table-cell table:formula="of:=[.H49]" office:value-type="float" office:value="12" calcext:value-type="float">
            <text:p>12</text:p>
          </table:table-cell>
          <table:table-cell table:formula="of:=IF(ISNUMBER((SEARCH(&quot;wiktoriańska&quot;;[.A50])));46;&quot;&quot;)" office:value-type="float" office:value="46" calcext:value-type="float">
            <text:p>46</text:p>
          </table:table-cell>
          <table:table-cell table:formula="of:=IF(ISNUMBER((SEARCH(&quot;boho&quot;;[.A50])));47;&quot;&quot;)">
            <text:p/>
          </table:table-cell>
          <table:table-cell table:formula="of:=IF(ISNUMBER((SEARCH(&quot;studio&quot;;[.A50])));48;&quot;&quot;)">
            <text:p/>
          </table:table-cell>
          <table:table-cell table:formula="of:=IF(ISNUMBER((SEARCH(&quot;ternel&quot;;[.A50])));95;&quot;&quot;)">
            <text:p/>
          </table:table-cell>
          <table:table-cell table:formula="of:=IF(ISNUMBER((SEARCH(&quot;eclipse&quot;;[.A50])));93;&quot;&quot;)">
            <text:p/>
          </table:table-cell>
          <table:table-cell table:formula="of:=IF(ISNUMBER((SEARCH(&quot;fruit&quot;;[.A50])));100;&quot;&quot;)">
            <text:p/>
          </table:table-cell>
          <table:table-cell table:formula="of:=IF(ISNUMBER((SEARCH(&quot;jubil&quot;;[.A50])));112;&quot;&quot;)">
            <text:p/>
          </table:table-cell>
          <table:table-cell table:formula="of:=IF(ISNUMBER((SEARCH(&quot;flow&quot;;[.A50])));98;&quot;&quot;)">
            <text:p/>
          </table:table-cell>
          <table:table-cell table:formula="of:=CONCATENATE([.G50];&quot;,&quot;;[.H50];&quot;,&quot;;[.I50];&quot;,&quot;;[.J50];&quot;,&quot;;[.K50];&quot;,&quot;;[.L50];&quot;,&quot;;[.M50];&quot;,&quot;;[.N50];&quot;,&quot;;[.O50];&quot;,&quot;;[.P50])" office:value-type="string" office:string-value="18,12,46,,,,,,," calcext:value-type="string">
            <text:p>18,12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kolczyki ze szmaragdami</text:p>
          </table:table-cell>
          <table:table-cell table:formula="of:=[.B50]"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49Kolekcja Wiktoriańska - kolczyki ze szmaragdami.jpg</text:p>
          </table:table-cell>
          <table:table-cell table:formula="of:=IF(ISNUMBER((SEARCH(&quot;diament&quot;;[.A51])));18;&quot;&quot;)">
            <text:p/>
          </table:table-cell>
          <table:table-cell table:formula="of:=[.H50]" office:value-type="float" office:value="12" calcext:value-type="float">
            <text:p>12</text:p>
          </table:table-cell>
          <table:table-cell table:formula="of:=IF(ISNUMBER((SEARCH(&quot;wiktoriańska&quot;;[.A51])));46;&quot;&quot;)" office:value-type="float" office:value="46" calcext:value-type="float">
            <text:p>46</text:p>
          </table:table-cell>
          <table:table-cell table:formula="of:=IF(ISNUMBER((SEARCH(&quot;boho&quot;;[.A51])));47;&quot;&quot;)">
            <text:p/>
          </table:table-cell>
          <table:table-cell table:formula="of:=IF(ISNUMBER((SEARCH(&quot;studio&quot;;[.A51])));48;&quot;&quot;)">
            <text:p/>
          </table:table-cell>
          <table:table-cell table:formula="of:=IF(ISNUMBER((SEARCH(&quot;ternel&quot;;[.A51])));95;&quot;&quot;)">
            <text:p/>
          </table:table-cell>
          <table:table-cell table:formula="of:=IF(ISNUMBER((SEARCH(&quot;eclipse&quot;;[.A51])));93;&quot;&quot;)">
            <text:p/>
          </table:table-cell>
          <table:table-cell table:formula="of:=IF(ISNUMBER((SEARCH(&quot;fruit&quot;;[.A51])));100;&quot;&quot;)">
            <text:p/>
          </table:table-cell>
          <table:table-cell table:formula="of:=IF(ISNUMBER((SEARCH(&quot;jubil&quot;;[.A51])));112;&quot;&quot;)">
            <text:p/>
          </table:table-cell>
          <table:table-cell table:formula="of:=IF(ISNUMBER((SEARCH(&quot;flow&quot;;[.A51])));98;&quot;&quot;)">
            <text:p/>
          </table:table-cell>
          <table:table-cell table:formula="of:=CONCATENATE([.G51];&quot;,&quot;;[.H51];&quot;,&quot;;[.I51];&quot;,&quot;;[.J51];&quot;,&quot;;[.K51];&quot;,&quot;;[.L51];&quot;,&quot;;[.M51];&quot;,&quot;;[.N51];&quot;,&quot;;[.O51];&quot;,&quot;;[.P51])" office:value-type="string" office:string-value=",12,46,,,,,,," calcext:value-type="string">
            <text:p>,12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kolczyki ze szmaragdami</text:p>
          </table:table-cell>
          <table:table-cell table:formula="of:=[.B51]"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50Kolekcja Wiktoriańska - kolczyki ze szmaragdami.jpg</text:p>
          </table:table-cell>
          <table:table-cell table:formula="of:=IF(ISNUMBER((SEARCH(&quot;diament&quot;;[.A52])));18;&quot;&quot;)">
            <text:p/>
          </table:table-cell>
          <table:table-cell table:formula="of:=[.H51]" office:value-type="float" office:value="12" calcext:value-type="float">
            <text:p>12</text:p>
          </table:table-cell>
          <table:table-cell table:formula="of:=IF(ISNUMBER((SEARCH(&quot;wiktoriańska&quot;;[.A52])));46;&quot;&quot;)" office:value-type="float" office:value="46" calcext:value-type="float">
            <text:p>46</text:p>
          </table:table-cell>
          <table:table-cell table:formula="of:=IF(ISNUMBER((SEARCH(&quot;boho&quot;;[.A52])));47;&quot;&quot;)">
            <text:p/>
          </table:table-cell>
          <table:table-cell table:formula="of:=IF(ISNUMBER((SEARCH(&quot;studio&quot;;[.A52])));48;&quot;&quot;)">
            <text:p/>
          </table:table-cell>
          <table:table-cell table:formula="of:=IF(ISNUMBER((SEARCH(&quot;ternel&quot;;[.A52])));95;&quot;&quot;)">
            <text:p/>
          </table:table-cell>
          <table:table-cell table:formula="of:=IF(ISNUMBER((SEARCH(&quot;eclipse&quot;;[.A52])));93;&quot;&quot;)">
            <text:p/>
          </table:table-cell>
          <table:table-cell table:formula="of:=IF(ISNUMBER((SEARCH(&quot;fruit&quot;;[.A52])));100;&quot;&quot;)">
            <text:p/>
          </table:table-cell>
          <table:table-cell table:formula="of:=IF(ISNUMBER((SEARCH(&quot;jubil&quot;;[.A52])));112;&quot;&quot;)">
            <text:p/>
          </table:table-cell>
          <table:table-cell table:formula="of:=IF(ISNUMBER((SEARCH(&quot;flow&quot;;[.A52])));98;&quot;&quot;)">
            <text:p/>
          </table:table-cell>
          <table:table-cell table:formula="of:=CONCATENATE([.G52];&quot;,&quot;;[.H52];&quot;,&quot;;[.I52];&quot;,&quot;;[.J52];&quot;,&quot;;[.K52];&quot;,&quot;;[.L52];&quot;,&quot;;[.M52];&quot;,&quot;;[.N52];&quot;,&quot;;[.O52];&quot;,&quot;;[.P52])" office:value-type="string" office:string-value=",12,46,,,,,,," calcext:value-type="string">
            <text:p>,12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Kolczyki ze szmaragdami</text:p>
          </table:table-cell>
          <table:table-cell table:formula="of:=[.B52]"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51Kolekcja Wiktoriańska - Kolczyki ze szmaragdami.jpg</text:p>
          </table:table-cell>
          <table:table-cell table:formula="of:=IF(ISNUMBER((SEARCH(&quot;diament&quot;;[.A53])));18;&quot;&quot;)">
            <text:p/>
          </table:table-cell>
          <table:table-cell table:formula="of:=[.H52]" office:value-type="float" office:value="12" calcext:value-type="float">
            <text:p>12</text:p>
          </table:table-cell>
          <table:table-cell table:formula="of:=IF(ISNUMBER((SEARCH(&quot;wiktoriańska&quot;;[.A53])));46;&quot;&quot;)" office:value-type="float" office:value="46" calcext:value-type="float">
            <text:p>46</text:p>
          </table:table-cell>
          <table:table-cell table:formula="of:=IF(ISNUMBER((SEARCH(&quot;boho&quot;;[.A53])));47;&quot;&quot;)">
            <text:p/>
          </table:table-cell>
          <table:table-cell table:formula="of:=IF(ISNUMBER((SEARCH(&quot;studio&quot;;[.A53])));48;&quot;&quot;)">
            <text:p/>
          </table:table-cell>
          <table:table-cell table:formula="of:=IF(ISNUMBER((SEARCH(&quot;ternel&quot;;[.A53])));95;&quot;&quot;)">
            <text:p/>
          </table:table-cell>
          <table:table-cell table:formula="of:=IF(ISNUMBER((SEARCH(&quot;eclipse&quot;;[.A53])));93;&quot;&quot;)">
            <text:p/>
          </table:table-cell>
          <table:table-cell table:formula="of:=IF(ISNUMBER((SEARCH(&quot;fruit&quot;;[.A53])));100;&quot;&quot;)">
            <text:p/>
          </table:table-cell>
          <table:table-cell table:formula="of:=IF(ISNUMBER((SEARCH(&quot;jubil&quot;;[.A53])));112;&quot;&quot;)">
            <text:p/>
          </table:table-cell>
          <table:table-cell table:formula="of:=IF(ISNUMBER((SEARCH(&quot;flow&quot;;[.A53])));98;&quot;&quot;)">
            <text:p/>
          </table:table-cell>
          <table:table-cell table:formula="of:=CONCATENATE([.G53];&quot;,&quot;;[.H53];&quot;,&quot;;[.I53];&quot;,&quot;;[.J53];&quot;,&quot;;[.K53];&quot;,&quot;;[.L53];&quot;,&quot;;[.M53];&quot;,&quot;;[.N53];&quot;,&quot;;[.O53];&quot;,&quot;;[.P53])" office:value-type="string" office:string-value=",12,46,,,,,,," calcext:value-type="string">
            <text:p>,12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z cyrkoniami</text:p>
          </table:table-cell>
          <table:table-cell table:formula="of:=[.B53]"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3795" calcext:value-type="float">
            <text:p>37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52Scarlett - srebrne kolczyki z cyrkoniami.jpg</text:p>
          </table:table-cell>
          <table:table-cell table:formula="of:=IF(ISNUMBER((SEARCH(&quot;diament&quot;;[.A54])));18;&quot;&quot;)">
            <text:p/>
          </table:table-cell>
          <table:table-cell table:formula="of:=[.H53]" office:value-type="float" office:value="12" calcext:value-type="float">
            <text:p>12</text:p>
          </table:table-cell>
          <table:table-cell table:formula="of:=IF(ISNUMBER((SEARCH(&quot;wiktoriańska&quot;;[.A54])));46;&quot;&quot;)">
            <text:p/>
          </table:table-cell>
          <table:table-cell table:formula="of:=IF(ISNUMBER((SEARCH(&quot;boho&quot;;[.A54])));47;&quot;&quot;)">
            <text:p/>
          </table:table-cell>
          <table:table-cell table:formula="of:=IF(ISNUMBER((SEARCH(&quot;studio&quot;;[.A54])));48;&quot;&quot;)">
            <text:p/>
          </table:table-cell>
          <table:table-cell table:formula="of:=IF(ISNUMBER((SEARCH(&quot;ternel&quot;;[.A54])));95;&quot;&quot;)">
            <text:p/>
          </table:table-cell>
          <table:table-cell table:formula="of:=IF(ISNUMBER((SEARCH(&quot;eclipse&quot;;[.A54])));93;&quot;&quot;)">
            <text:p/>
          </table:table-cell>
          <table:table-cell table:formula="of:=IF(ISNUMBER((SEARCH(&quot;fruit&quot;;[.A54])));100;&quot;&quot;)">
            <text:p/>
          </table:table-cell>
          <table:table-cell table:formula="of:=IF(ISNUMBER((SEARCH(&quot;jubil&quot;;[.A54])));112;&quot;&quot;)">
            <text:p/>
          </table:table-cell>
          <table:table-cell table:formula="of:=IF(ISNUMBER((SEARCH(&quot;flow&quot;;[.A54])));98;&quot;&quot;)">
            <text:p/>
          </table:table-cell>
          <table:table-cell table:formula="of:=CONCATENATE([.G54];&quot;,&quot;;[.H54];&quot;,&quot;;[.I54];&quot;,&quot;;[.J54];&quot;,&quot;;[.K54];&quot;,&quot;;[.L54];&quot;,&quot;;[.M54];&quot;,&quot;;[.N54];&quot;,&quot;;[.O54];&quot;,&quot;;[.P54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z cyrkoniami</text:p>
          </table:table-cell>
          <table:table-cell table:formula="of:=[.B54]"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53Scarlett - srebrne kolczyki z cyrkoniami.jpg</text:p>
          </table:table-cell>
          <table:table-cell table:formula="of:=IF(ISNUMBER((SEARCH(&quot;diament&quot;;[.A55])));18;&quot;&quot;)">
            <text:p/>
          </table:table-cell>
          <table:table-cell table:formula="of:=[.H54]" office:value-type="float" office:value="12" calcext:value-type="float">
            <text:p>12</text:p>
          </table:table-cell>
          <table:table-cell table:formula="of:=IF(ISNUMBER((SEARCH(&quot;wiktoriańska&quot;;[.A55])));46;&quot;&quot;)">
            <text:p/>
          </table:table-cell>
          <table:table-cell table:formula="of:=IF(ISNUMBER((SEARCH(&quot;boho&quot;;[.A55])));47;&quot;&quot;)">
            <text:p/>
          </table:table-cell>
          <table:table-cell table:formula="of:=IF(ISNUMBER((SEARCH(&quot;studio&quot;;[.A55])));48;&quot;&quot;)">
            <text:p/>
          </table:table-cell>
          <table:table-cell table:formula="of:=IF(ISNUMBER((SEARCH(&quot;ternel&quot;;[.A55])));95;&quot;&quot;)">
            <text:p/>
          </table:table-cell>
          <table:table-cell table:formula="of:=IF(ISNUMBER((SEARCH(&quot;eclipse&quot;;[.A55])));93;&quot;&quot;)">
            <text:p/>
          </table:table-cell>
          <table:table-cell table:formula="of:=IF(ISNUMBER((SEARCH(&quot;fruit&quot;;[.A55])));100;&quot;&quot;)">
            <text:p/>
          </table:table-cell>
          <table:table-cell table:formula="of:=IF(ISNUMBER((SEARCH(&quot;jubil&quot;;[.A55])));112;&quot;&quot;)">
            <text:p/>
          </table:table-cell>
          <table:table-cell table:formula="of:=IF(ISNUMBER((SEARCH(&quot;flow&quot;;[.A55])));98;&quot;&quot;)">
            <text:p/>
          </table:table-cell>
          <table:table-cell table:formula="of:=CONCATENATE([.G55];&quot;,&quot;;[.H55];&quot;,&quot;;[.I55];&quot;,&quot;;[.J55];&quot;,&quot;;[.K55];&quot;,&quot;;[.L55];&quot;,&quot;;[.M55];&quot;,&quot;;[.N55];&quot;,&quot;;[.O55];&quot;,&quot;;[.P55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z cyrkoniami</text:p>
          </table:table-cell>
          <table:table-cell table:formula="of:=[.B55]"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5095" calcext:value-type="float">
            <text:p>50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54Scarlett - srebrne kolczyki z cyrkoniami.jpg</text:p>
          </table:table-cell>
          <table:table-cell table:formula="of:=IF(ISNUMBER((SEARCH(&quot;diament&quot;;[.A56])));18;&quot;&quot;)">
            <text:p/>
          </table:table-cell>
          <table:table-cell table:formula="of:=[.H55]" office:value-type="float" office:value="12" calcext:value-type="float">
            <text:p>12</text:p>
          </table:table-cell>
          <table:table-cell table:formula="of:=IF(ISNUMBER((SEARCH(&quot;wiktoriańska&quot;;[.A56])));46;&quot;&quot;)">
            <text:p/>
          </table:table-cell>
          <table:table-cell table:formula="of:=IF(ISNUMBER((SEARCH(&quot;boho&quot;;[.A56])));47;&quot;&quot;)">
            <text:p/>
          </table:table-cell>
          <table:table-cell table:formula="of:=IF(ISNUMBER((SEARCH(&quot;studio&quot;;[.A56])));48;&quot;&quot;)">
            <text:p/>
          </table:table-cell>
          <table:table-cell table:formula="of:=IF(ISNUMBER((SEARCH(&quot;ternel&quot;;[.A56])));95;&quot;&quot;)">
            <text:p/>
          </table:table-cell>
          <table:table-cell table:formula="of:=IF(ISNUMBER((SEARCH(&quot;eclipse&quot;;[.A56])));93;&quot;&quot;)">
            <text:p/>
          </table:table-cell>
          <table:table-cell table:formula="of:=IF(ISNUMBER((SEARCH(&quot;fruit&quot;;[.A56])));100;&quot;&quot;)">
            <text:p/>
          </table:table-cell>
          <table:table-cell table:formula="of:=IF(ISNUMBER((SEARCH(&quot;jubil&quot;;[.A56])));112;&quot;&quot;)">
            <text:p/>
          </table:table-cell>
          <table:table-cell table:formula="of:=IF(ISNUMBER((SEARCH(&quot;flow&quot;;[.A56])));98;&quot;&quot;)">
            <text:p/>
          </table:table-cell>
          <table:table-cell table:formula="of:=CONCATENATE([.G56];&quot;,&quot;;[.H56];&quot;,&quot;;[.I56];&quot;,&quot;;[.J56];&quot;,&quot;;[.K56];&quot;,&quot;;[.L56];&quot;,&quot;;[.M56];&quot;,&quot;;[.N56];&quot;,&quot;;[.O56];&quot;,&quot;;[.P56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z cyrkoniami</text:p>
          </table:table-cell>
          <table:table-cell table:formula="of:=[.B56]"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55Scarlett - srebrne kolczyki z cyrkoniami.jpg</text:p>
          </table:table-cell>
          <table:table-cell table:formula="of:=IF(ISNUMBER((SEARCH(&quot;diament&quot;;[.A57])));18;&quot;&quot;)">
            <text:p/>
          </table:table-cell>
          <table:table-cell table:formula="of:=[.H56]" office:value-type="float" office:value="12" calcext:value-type="float">
            <text:p>12</text:p>
          </table:table-cell>
          <table:table-cell table:formula="of:=IF(ISNUMBER((SEARCH(&quot;wiktoriańska&quot;;[.A57])));46;&quot;&quot;)">
            <text:p/>
          </table:table-cell>
          <table:table-cell table:formula="of:=IF(ISNUMBER((SEARCH(&quot;boho&quot;;[.A57])));47;&quot;&quot;)">
            <text:p/>
          </table:table-cell>
          <table:table-cell table:formula="of:=IF(ISNUMBER((SEARCH(&quot;studio&quot;;[.A57])));48;&quot;&quot;)">
            <text:p/>
          </table:table-cell>
          <table:table-cell table:formula="of:=IF(ISNUMBER((SEARCH(&quot;ternel&quot;;[.A57])));95;&quot;&quot;)">
            <text:p/>
          </table:table-cell>
          <table:table-cell table:formula="of:=IF(ISNUMBER((SEARCH(&quot;eclipse&quot;;[.A57])));93;&quot;&quot;)">
            <text:p/>
          </table:table-cell>
          <table:table-cell table:formula="of:=IF(ISNUMBER((SEARCH(&quot;fruit&quot;;[.A57])));100;&quot;&quot;)">
            <text:p/>
          </table:table-cell>
          <table:table-cell table:formula="of:=IF(ISNUMBER((SEARCH(&quot;jubil&quot;;[.A57])));112;&quot;&quot;)">
            <text:p/>
          </table:table-cell>
          <table:table-cell table:formula="of:=IF(ISNUMBER((SEARCH(&quot;flow&quot;;[.A57])));98;&quot;&quot;)">
            <text:p/>
          </table:table-cell>
          <table:table-cell table:formula="of:=CONCATENATE([.G57];&quot;,&quot;;[.H57];&quot;,&quot;;[.I57];&quot;,&quot;;[.J57];&quot;,&quot;;[.K57];&quot;,&quot;;[.L57];&quot;,&quot;;[.M57];&quot;,&quot;;[.N57];&quot;,&quot;;[.O57];&quot;,&quot;;[.P57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isman - Srebrne kolczyki</text:p>
          </table:table-cell>
          <table:table-cell table:formula="of:=[.B57]"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56Talisman - Srebrne kolczyki.jpg</text:p>
          </table:table-cell>
          <table:table-cell table:formula="of:=IF(ISNUMBER((SEARCH(&quot;diament&quot;;[.A58])));18;&quot;&quot;)">
            <text:p/>
          </table:table-cell>
          <table:table-cell table:formula="of:=[.H57]" office:value-type="float" office:value="12" calcext:value-type="float">
            <text:p>12</text:p>
          </table:table-cell>
          <table:table-cell table:formula="of:=IF(ISNUMBER((SEARCH(&quot;wiktoriańska&quot;;[.A58])));46;&quot;&quot;)">
            <text:p/>
          </table:table-cell>
          <table:table-cell table:formula="of:=IF(ISNUMBER((SEARCH(&quot;boho&quot;;[.A58])));47;&quot;&quot;)">
            <text:p/>
          </table:table-cell>
          <table:table-cell table:formula="of:=IF(ISNUMBER((SEARCH(&quot;studio&quot;;[.A58])));48;&quot;&quot;)">
            <text:p/>
          </table:table-cell>
          <table:table-cell table:formula="of:=IF(ISNUMBER((SEARCH(&quot;ternel&quot;;[.A58])));95;&quot;&quot;)">
            <text:p/>
          </table:table-cell>
          <table:table-cell table:formula="of:=IF(ISNUMBER((SEARCH(&quot;eclipse&quot;;[.A58])));93;&quot;&quot;)">
            <text:p/>
          </table:table-cell>
          <table:table-cell table:formula="of:=IF(ISNUMBER((SEARCH(&quot;fruit&quot;;[.A58])));100;&quot;&quot;)">
            <text:p/>
          </table:table-cell>
          <table:table-cell table:formula="of:=IF(ISNUMBER((SEARCH(&quot;jubil&quot;;[.A58])));112;&quot;&quot;)">
            <text:p/>
          </table:table-cell>
          <table:table-cell table:formula="of:=IF(ISNUMBER((SEARCH(&quot;flow&quot;;[.A58])));98;&quot;&quot;)">
            <text:p/>
          </table:table-cell>
          <table:table-cell table:formula="of:=CONCATENATE([.G58];&quot;,&quot;;[.H58];&quot;,&quot;;[.I58];&quot;,&quot;;[.J58];&quot;,&quot;;[.K58];&quot;,&quot;;[.L58];&quot;,&quot;;[.M58];&quot;,&quot;;[.N58];&quot;,&quot;;[.O58];&quot;,&quot;;[.P58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isman - Srebrne kolczyki</text:p>
          </table:table-cell>
          <table:table-cell table:formula="of:=[.B58]"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57Talisman - Srebrne kolczyki.jpg</text:p>
          </table:table-cell>
          <table:table-cell table:formula="of:=IF(ISNUMBER((SEARCH(&quot;diament&quot;;[.A59])));18;&quot;&quot;)">
            <text:p/>
          </table:table-cell>
          <table:table-cell table:formula="of:=[.H58]" office:value-type="float" office:value="12" calcext:value-type="float">
            <text:p>12</text:p>
          </table:table-cell>
          <table:table-cell table:formula="of:=IF(ISNUMBER((SEARCH(&quot;wiktoriańska&quot;;[.A59])));46;&quot;&quot;)">
            <text:p/>
          </table:table-cell>
          <table:table-cell table:formula="of:=IF(ISNUMBER((SEARCH(&quot;boho&quot;;[.A59])));47;&quot;&quot;)">
            <text:p/>
          </table:table-cell>
          <table:table-cell table:formula="of:=IF(ISNUMBER((SEARCH(&quot;studio&quot;;[.A59])));48;&quot;&quot;)">
            <text:p/>
          </table:table-cell>
          <table:table-cell table:formula="of:=IF(ISNUMBER((SEARCH(&quot;ternel&quot;;[.A59])));95;&quot;&quot;)">
            <text:p/>
          </table:table-cell>
          <table:table-cell table:formula="of:=IF(ISNUMBER((SEARCH(&quot;eclipse&quot;;[.A59])));93;&quot;&quot;)">
            <text:p/>
          </table:table-cell>
          <table:table-cell table:formula="of:=IF(ISNUMBER((SEARCH(&quot;fruit&quot;;[.A59])));100;&quot;&quot;)">
            <text:p/>
          </table:table-cell>
          <table:table-cell table:formula="of:=IF(ISNUMBER((SEARCH(&quot;jubil&quot;;[.A59])));112;&quot;&quot;)">
            <text:p/>
          </table:table-cell>
          <table:table-cell table:formula="of:=IF(ISNUMBER((SEARCH(&quot;flow&quot;;[.A59])));98;&quot;&quot;)">
            <text:p/>
          </table:table-cell>
          <table:table-cell table:formula="of:=CONCATENATE([.G59];&quot;,&quot;;[.H59];&quot;,&quot;;[.I59];&quot;,&quot;;[.J59];&quot;,&quot;;[.K59];&quot;,&quot;;[.L59];&quot;,&quot;;[.M59];&quot;,&quot;;[.N59];&quot;,&quot;;[.O59];&quot;,&quot;;[.P59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isman - srebrne kolczyki</text:p>
          </table:table-cell>
          <table:table-cell table:formula="of:=[.B59]"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58Talisman - srebrne kolczyki.jpg</text:p>
          </table:table-cell>
          <table:table-cell table:formula="of:=IF(ISNUMBER((SEARCH(&quot;diament&quot;;[.A60])));18;&quot;&quot;)">
            <text:p/>
          </table:table-cell>
          <table:table-cell table:formula="of:=[.H59]" office:value-type="float" office:value="12" calcext:value-type="float">
            <text:p>12</text:p>
          </table:table-cell>
          <table:table-cell table:formula="of:=IF(ISNUMBER((SEARCH(&quot;wiktoriańska&quot;;[.A60])));46;&quot;&quot;)">
            <text:p/>
          </table:table-cell>
          <table:table-cell table:formula="of:=IF(ISNUMBER((SEARCH(&quot;boho&quot;;[.A60])));47;&quot;&quot;)">
            <text:p/>
          </table:table-cell>
          <table:table-cell table:formula="of:=IF(ISNUMBER((SEARCH(&quot;studio&quot;;[.A60])));48;&quot;&quot;)">
            <text:p/>
          </table:table-cell>
          <table:table-cell table:formula="of:=IF(ISNUMBER((SEARCH(&quot;ternel&quot;;[.A60])));95;&quot;&quot;)">
            <text:p/>
          </table:table-cell>
          <table:table-cell table:formula="of:=IF(ISNUMBER((SEARCH(&quot;eclipse&quot;;[.A60])));93;&quot;&quot;)">
            <text:p/>
          </table:table-cell>
          <table:table-cell table:formula="of:=IF(ISNUMBER((SEARCH(&quot;fruit&quot;;[.A60])));100;&quot;&quot;)">
            <text:p/>
          </table:table-cell>
          <table:table-cell table:formula="of:=IF(ISNUMBER((SEARCH(&quot;jubil&quot;;[.A60])));112;&quot;&quot;)">
            <text:p/>
          </table:table-cell>
          <table:table-cell table:formula="of:=IF(ISNUMBER((SEARCH(&quot;flow&quot;;[.A60])));98;&quot;&quot;)">
            <text:p/>
          </table:table-cell>
          <table:table-cell table:formula="of:=CONCATENATE([.G60];&quot;,&quot;;[.H60];&quot;,&quot;;[.I60];&quot;,&quot;;[.J60];&quot;,&quot;;[.K60];&quot;,&quot;;[.L60];&quot;,&quot;;[.M60];&quot;,&quot;;[.N60];&quot;,&quot;;[.O60];&quot;,&quot;;[.P60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isman - srebrne kolczyki</text:p>
          </table:table-cell>
          <table:table-cell table:formula="of:=[.B60]"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59Talisman - srebrne kolczyki.jpg</text:p>
          </table:table-cell>
          <table:table-cell table:formula="of:=IF(ISNUMBER((SEARCH(&quot;diament&quot;;[.A61])));18;&quot;&quot;)">
            <text:p/>
          </table:table-cell>
          <table:table-cell table:formula="of:=[.H60]" office:value-type="float" office:value="12" calcext:value-type="float">
            <text:p>12</text:p>
          </table:table-cell>
          <table:table-cell table:formula="of:=IF(ISNUMBER((SEARCH(&quot;wiktoriańska&quot;;[.A61])));46;&quot;&quot;)">
            <text:p/>
          </table:table-cell>
          <table:table-cell table:formula="of:=IF(ISNUMBER((SEARCH(&quot;boho&quot;;[.A61])));47;&quot;&quot;)">
            <text:p/>
          </table:table-cell>
          <table:table-cell table:formula="of:=IF(ISNUMBER((SEARCH(&quot;studio&quot;;[.A61])));48;&quot;&quot;)">
            <text:p/>
          </table:table-cell>
          <table:table-cell table:formula="of:=IF(ISNUMBER((SEARCH(&quot;ternel&quot;;[.A61])));95;&quot;&quot;)">
            <text:p/>
          </table:table-cell>
          <table:table-cell table:formula="of:=IF(ISNUMBER((SEARCH(&quot;eclipse&quot;;[.A61])));93;&quot;&quot;)">
            <text:p/>
          </table:table-cell>
          <table:table-cell table:formula="of:=IF(ISNUMBER((SEARCH(&quot;fruit&quot;;[.A61])));100;&quot;&quot;)">
            <text:p/>
          </table:table-cell>
          <table:table-cell table:formula="of:=IF(ISNUMBER((SEARCH(&quot;jubil&quot;;[.A61])));112;&quot;&quot;)">
            <text:p/>
          </table:table-cell>
          <table:table-cell table:formula="of:=IF(ISNUMBER((SEARCH(&quot;flow&quot;;[.A61])));98;&quot;&quot;)">
            <text:p/>
          </table:table-cell>
          <table:table-cell table:formula="of:=CONCATENATE([.G61];&quot;,&quot;;[.H61];&quot;,&quot;;[.I61];&quot;,&quot;;[.J61];&quot;,&quot;;[.K61];&quot;,&quot;;[.L61];&quot;,&quot;;[.M61];&quot;,&quot;;[.N61];&quot;,&quot;;[.O61];&quot;,&quot;;[.P61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e kolczyki z markazytami</text:p>
          </table:table-cell>
          <table:table-cell table:formula="of:=[.B61]"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60Srebrne kolczyki z markazytami.jpg</text:p>
          </table:table-cell>
          <table:table-cell table:formula="of:=IF(ISNUMBER((SEARCH(&quot;diament&quot;;[.A62])));18;&quot;&quot;)">
            <text:p/>
          </table:table-cell>
          <table:table-cell table:formula="of:=[.H61]" office:value-type="float" office:value="12" calcext:value-type="float">
            <text:p>12</text:p>
          </table:table-cell>
          <table:table-cell table:formula="of:=IF(ISNUMBER((SEARCH(&quot;wiktoriańska&quot;;[.A62])));46;&quot;&quot;)">
            <text:p/>
          </table:table-cell>
          <table:table-cell table:formula="of:=IF(ISNUMBER((SEARCH(&quot;boho&quot;;[.A62])));47;&quot;&quot;)">
            <text:p/>
          </table:table-cell>
          <table:table-cell table:formula="of:=IF(ISNUMBER((SEARCH(&quot;studio&quot;;[.A62])));48;&quot;&quot;)">
            <text:p/>
          </table:table-cell>
          <table:table-cell table:formula="of:=IF(ISNUMBER((SEARCH(&quot;ternel&quot;;[.A62])));95;&quot;&quot;)">
            <text:p/>
          </table:table-cell>
          <table:table-cell table:formula="of:=IF(ISNUMBER((SEARCH(&quot;eclipse&quot;;[.A62])));93;&quot;&quot;)">
            <text:p/>
          </table:table-cell>
          <table:table-cell table:formula="of:=IF(ISNUMBER((SEARCH(&quot;fruit&quot;;[.A62])));100;&quot;&quot;)">
            <text:p/>
          </table:table-cell>
          <table:table-cell table:formula="of:=IF(ISNUMBER((SEARCH(&quot;jubil&quot;;[.A62])));112;&quot;&quot;)">
            <text:p/>
          </table:table-cell>
          <table:table-cell table:formula="of:=IF(ISNUMBER((SEARCH(&quot;flow&quot;;[.A62])));98;&quot;&quot;)">
            <text:p/>
          </table:table-cell>
          <table:table-cell table:formula="of:=CONCATENATE([.G62];&quot;,&quot;;[.H62];&quot;,&quot;;[.I62];&quot;,&quot;;[.J62];&quot;,&quot;;[.K62];&quot;,&quot;;[.L62];&quot;,&quot;;[.M62];&quot;,&quot;;[.N62];&quot;,&quot;;[.O62];&quot;,&quot;;[.P62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e kolczyki z markazytami</text:p>
          </table:table-cell>
          <table:table-cell table:formula="of:=[.B62]"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61Srebrne kolczyki z markazytami.jpg</text:p>
          </table:table-cell>
          <table:table-cell table:formula="of:=IF(ISNUMBER((SEARCH(&quot;diament&quot;;[.A63])));18;&quot;&quot;)">
            <text:p/>
          </table:table-cell>
          <table:table-cell table:formula="of:=[.H62]" office:value-type="float" office:value="12" calcext:value-type="float">
            <text:p>12</text:p>
          </table:table-cell>
          <table:table-cell table:formula="of:=IF(ISNUMBER((SEARCH(&quot;wiktoriańska&quot;;[.A63])));46;&quot;&quot;)">
            <text:p/>
          </table:table-cell>
          <table:table-cell table:formula="of:=IF(ISNUMBER((SEARCH(&quot;boho&quot;;[.A63])));47;&quot;&quot;)">
            <text:p/>
          </table:table-cell>
          <table:table-cell table:formula="of:=IF(ISNUMBER((SEARCH(&quot;studio&quot;;[.A63])));48;&quot;&quot;)">
            <text:p/>
          </table:table-cell>
          <table:table-cell table:formula="of:=IF(ISNUMBER((SEARCH(&quot;ternel&quot;;[.A63])));95;&quot;&quot;)">
            <text:p/>
          </table:table-cell>
          <table:table-cell table:formula="of:=IF(ISNUMBER((SEARCH(&quot;eclipse&quot;;[.A63])));93;&quot;&quot;)">
            <text:p/>
          </table:table-cell>
          <table:table-cell table:formula="of:=IF(ISNUMBER((SEARCH(&quot;fruit&quot;;[.A63])));100;&quot;&quot;)">
            <text:p/>
          </table:table-cell>
          <table:table-cell table:formula="of:=IF(ISNUMBER((SEARCH(&quot;jubil&quot;;[.A63])));112;&quot;&quot;)">
            <text:p/>
          </table:table-cell>
          <table:table-cell table:formula="of:=IF(ISNUMBER((SEARCH(&quot;flow&quot;;[.A63])));98;&quot;&quot;)">
            <text:p/>
          </table:table-cell>
          <table:table-cell table:formula="of:=CONCATENATE([.G63];&quot;,&quot;;[.H63];&quot;,&quot;;[.I63];&quot;,&quot;;[.J63];&quot;,&quot;;[.K63];&quot;,&quot;;[.L63];&quot;,&quot;;[.M63];&quot;,&quot;;[.N63];&quot;,&quot;;[.O63];&quot;,&quot;;[.P63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e kolczyki z markazytami</text:p>
          </table:table-cell>
          <table:table-cell table:formula="of:=[.B63]"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62Srebrne kolczyki z markazytami.jpg</text:p>
          </table:table-cell>
          <table:table-cell table:formula="of:=IF(ISNUMBER((SEARCH(&quot;diament&quot;;[.A64])));18;&quot;&quot;)">
            <text:p/>
          </table:table-cell>
          <table:table-cell table:formula="of:=[.H63]" office:value-type="float" office:value="12" calcext:value-type="float">
            <text:p>12</text:p>
          </table:table-cell>
          <table:table-cell table:formula="of:=IF(ISNUMBER((SEARCH(&quot;wiktoriańska&quot;;[.A64])));46;&quot;&quot;)">
            <text:p/>
          </table:table-cell>
          <table:table-cell table:formula="of:=IF(ISNUMBER((SEARCH(&quot;boho&quot;;[.A64])));47;&quot;&quot;)">
            <text:p/>
          </table:table-cell>
          <table:table-cell table:formula="of:=IF(ISNUMBER((SEARCH(&quot;studio&quot;;[.A64])));48;&quot;&quot;)">
            <text:p/>
          </table:table-cell>
          <table:table-cell table:formula="of:=IF(ISNUMBER((SEARCH(&quot;ternel&quot;;[.A64])));95;&quot;&quot;)">
            <text:p/>
          </table:table-cell>
          <table:table-cell table:formula="of:=IF(ISNUMBER((SEARCH(&quot;eclipse&quot;;[.A64])));93;&quot;&quot;)">
            <text:p/>
          </table:table-cell>
          <table:table-cell table:formula="of:=IF(ISNUMBER((SEARCH(&quot;fruit&quot;;[.A64])));100;&quot;&quot;)">
            <text:p/>
          </table:table-cell>
          <table:table-cell table:formula="of:=IF(ISNUMBER((SEARCH(&quot;jubil&quot;;[.A64])));112;&quot;&quot;)">
            <text:p/>
          </table:table-cell>
          <table:table-cell table:formula="of:=IF(ISNUMBER((SEARCH(&quot;flow&quot;;[.A64])));98;&quot;&quot;)">
            <text:p/>
          </table:table-cell>
          <table:table-cell table:formula="of:=CONCATENATE([.G64];&quot;,&quot;;[.H64];&quot;,&quot;;[.I64];&quot;,&quot;;[.J64];&quot;,&quot;;[.K64];&quot;,&quot;;[.L64];&quot;,&quot;;[.M64];&quot;,&quot;;[.N64];&quot;,&quot;;[.O64];&quot;,&quot;;[.P64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e kolczyki z markazytami</text:p>
          </table:table-cell>
          <table:table-cell table:formula="of:=[.B64]"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4595" calcext:value-type="float">
            <text:p>45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63Srebrne kolczyki z markazytami.jpg</text:p>
          </table:table-cell>
          <table:table-cell table:formula="of:=IF(ISNUMBER((SEARCH(&quot;diament&quot;;[.A65])));18;&quot;&quot;)">
            <text:p/>
          </table:table-cell>
          <table:table-cell table:formula="of:=[.H64]" office:value-type="float" office:value="12" calcext:value-type="float">
            <text:p>12</text:p>
          </table:table-cell>
          <table:table-cell table:formula="of:=IF(ISNUMBER((SEARCH(&quot;wiktoriańska&quot;;[.A65])));46;&quot;&quot;)">
            <text:p/>
          </table:table-cell>
          <table:table-cell table:formula="of:=IF(ISNUMBER((SEARCH(&quot;boho&quot;;[.A65])));47;&quot;&quot;)">
            <text:p/>
          </table:table-cell>
          <table:table-cell table:formula="of:=IF(ISNUMBER((SEARCH(&quot;studio&quot;;[.A65])));48;&quot;&quot;)">
            <text:p/>
          </table:table-cell>
          <table:table-cell table:formula="of:=IF(ISNUMBER((SEARCH(&quot;ternel&quot;;[.A65])));95;&quot;&quot;)">
            <text:p/>
          </table:table-cell>
          <table:table-cell table:formula="of:=IF(ISNUMBER((SEARCH(&quot;eclipse&quot;;[.A65])));93;&quot;&quot;)">
            <text:p/>
          </table:table-cell>
          <table:table-cell table:formula="of:=IF(ISNUMBER((SEARCH(&quot;fruit&quot;;[.A65])));100;&quot;&quot;)">
            <text:p/>
          </table:table-cell>
          <table:table-cell table:formula="of:=IF(ISNUMBER((SEARCH(&quot;jubil&quot;;[.A65])));112;&quot;&quot;)">
            <text:p/>
          </table:table-cell>
          <table:table-cell table:formula="of:=IF(ISNUMBER((SEARCH(&quot;flow&quot;;[.A65])));98;&quot;&quot;)">
            <text:p/>
          </table:table-cell>
          <table:table-cell table:formula="of:=CONCATENATE([.G65];&quot;,&quot;;[.H65];&quot;,&quot;;[.I65];&quot;,&quot;;[.J65];&quot;,&quot;;[.K65];&quot;,&quot;;[.L65];&quot;,&quot;;[.M65];&quot;,&quot;;[.N65];&quot;,&quot;;[.O65];&quot;,&quot;;[.P65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 Me - srebrne kolczyki</text:p>
          </table:table-cell>
          <table:table-cell table:formula="of:=[.B65]"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64Tag Me - srebrne kolczyki.jpg</text:p>
          </table:table-cell>
          <table:table-cell table:formula="of:=IF(ISNUMBER((SEARCH(&quot;diament&quot;;[.A66])));18;&quot;&quot;)">
            <text:p/>
          </table:table-cell>
          <table:table-cell table:formula="of:=[.H65]" office:value-type="float" office:value="12" calcext:value-type="float">
            <text:p>12</text:p>
          </table:table-cell>
          <table:table-cell table:formula="of:=IF(ISNUMBER((SEARCH(&quot;wiktoriańska&quot;;[.A66])));46;&quot;&quot;)">
            <text:p/>
          </table:table-cell>
          <table:table-cell table:formula="of:=IF(ISNUMBER((SEARCH(&quot;boho&quot;;[.A66])));47;&quot;&quot;)">
            <text:p/>
          </table:table-cell>
          <table:table-cell table:formula="of:=IF(ISNUMBER((SEARCH(&quot;studio&quot;;[.A66])));48;&quot;&quot;)">
            <text:p/>
          </table:table-cell>
          <table:table-cell table:formula="of:=IF(ISNUMBER((SEARCH(&quot;ternel&quot;;[.A66])));95;&quot;&quot;)">
            <text:p/>
          </table:table-cell>
          <table:table-cell table:formula="of:=IF(ISNUMBER((SEARCH(&quot;eclipse&quot;;[.A66])));93;&quot;&quot;)">
            <text:p/>
          </table:table-cell>
          <table:table-cell table:formula="of:=IF(ISNUMBER((SEARCH(&quot;fruit&quot;;[.A66])));100;&quot;&quot;)">
            <text:p/>
          </table:table-cell>
          <table:table-cell table:formula="of:=IF(ISNUMBER((SEARCH(&quot;jubil&quot;;[.A66])));112;&quot;&quot;)">
            <text:p/>
          </table:table-cell>
          <table:table-cell table:formula="of:=IF(ISNUMBER((SEARCH(&quot;flow&quot;;[.A66])));98;&quot;&quot;)">
            <text:p/>
          </table:table-cell>
          <table:table-cell table:formula="of:=CONCATENATE([.G66];&quot;,&quot;;[.H66];&quot;,&quot;;[.I66];&quot;,&quot;;[.J66];&quot;,&quot;;[.K66];&quot;,&quot;;[.L66];&quot;,&quot;;[.M66];&quot;,&quot;;[.N66];&quot;,&quot;;[.O66];&quot;,&quot;;[.P66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mic – złote kolczyki</text:p>
          </table:table-cell>
          <table:table-cell table:formula="of:=[.B66]"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65Cosmic – złote kolczyki.jpg</text:p>
          </table:table-cell>
          <table:table-cell table:formula="of:=IF(ISNUMBER((SEARCH(&quot;diament&quot;;[.A67])));18;&quot;&quot;)">
            <text:p/>
          </table:table-cell>
          <table:table-cell table:formula="of:=[.H66]" office:value-type="float" office:value="12" calcext:value-type="float">
            <text:p>12</text:p>
          </table:table-cell>
          <table:table-cell table:formula="of:=IF(ISNUMBER((SEARCH(&quot;wiktoriańska&quot;;[.A67])));46;&quot;&quot;)">
            <text:p/>
          </table:table-cell>
          <table:table-cell table:formula="of:=IF(ISNUMBER((SEARCH(&quot;boho&quot;;[.A67])));47;&quot;&quot;)">
            <text:p/>
          </table:table-cell>
          <table:table-cell table:formula="of:=IF(ISNUMBER((SEARCH(&quot;studio&quot;;[.A67])));48;&quot;&quot;)">
            <text:p/>
          </table:table-cell>
          <table:table-cell table:formula="of:=IF(ISNUMBER((SEARCH(&quot;ternel&quot;;[.A67])));95;&quot;&quot;)">
            <text:p/>
          </table:table-cell>
          <table:table-cell table:formula="of:=IF(ISNUMBER((SEARCH(&quot;eclipse&quot;;[.A67])));93;&quot;&quot;)">
            <text:p/>
          </table:table-cell>
          <table:table-cell table:formula="of:=IF(ISNUMBER((SEARCH(&quot;fruit&quot;;[.A67])));100;&quot;&quot;)">
            <text:p/>
          </table:table-cell>
          <table:table-cell table:formula="of:=IF(ISNUMBER((SEARCH(&quot;jubil&quot;;[.A67])));112;&quot;&quot;)">
            <text:p/>
          </table:table-cell>
          <table:table-cell table:formula="of:=IF(ISNUMBER((SEARCH(&quot;flow&quot;;[.A67])));98;&quot;&quot;)">
            <text:p/>
          </table:table-cell>
          <table:table-cell table:formula="of:=CONCATENATE([.G67];&quot;,&quot;;[.H67];&quot;,&quot;;[.I67];&quot;,&quot;;[.J67];&quot;,&quot;;[.K67];&quot;,&quot;;[.L67];&quot;,&quot;;[.M67];&quot;,&quot;;[.N67];&quot;,&quot;;[.O67];&quot;,&quot;;[.P67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mic – złote kolczyki</text:p>
          </table:table-cell>
          <table:table-cell table:formula="of:=[.B67]"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66Cosmic – złote kolczyki.jpg</text:p>
          </table:table-cell>
          <table:table-cell table:formula="of:=IF(ISNUMBER((SEARCH(&quot;diament&quot;;[.A68])));18;&quot;&quot;)">
            <text:p/>
          </table:table-cell>
          <table:table-cell table:formula="of:=[.H67]" office:value-type="float" office:value="12" calcext:value-type="float">
            <text:p>12</text:p>
          </table:table-cell>
          <table:table-cell table:formula="of:=IF(ISNUMBER((SEARCH(&quot;wiktoriańska&quot;;[.A68])));46;&quot;&quot;)">
            <text:p/>
          </table:table-cell>
          <table:table-cell table:formula="of:=IF(ISNUMBER((SEARCH(&quot;boho&quot;;[.A68])));47;&quot;&quot;)">
            <text:p/>
          </table:table-cell>
          <table:table-cell table:formula="of:=IF(ISNUMBER((SEARCH(&quot;studio&quot;;[.A68])));48;&quot;&quot;)">
            <text:p/>
          </table:table-cell>
          <table:table-cell table:formula="of:=IF(ISNUMBER((SEARCH(&quot;ternel&quot;;[.A68])));95;&quot;&quot;)">
            <text:p/>
          </table:table-cell>
          <table:table-cell table:formula="of:=IF(ISNUMBER((SEARCH(&quot;eclipse&quot;;[.A68])));93;&quot;&quot;)">
            <text:p/>
          </table:table-cell>
          <table:table-cell table:formula="of:=IF(ISNUMBER((SEARCH(&quot;fruit&quot;;[.A68])));100;&quot;&quot;)">
            <text:p/>
          </table:table-cell>
          <table:table-cell table:formula="of:=IF(ISNUMBER((SEARCH(&quot;jubil&quot;;[.A68])));112;&quot;&quot;)">
            <text:p/>
          </table:table-cell>
          <table:table-cell table:formula="of:=IF(ISNUMBER((SEARCH(&quot;flow&quot;;[.A68])));98;&quot;&quot;)">
            <text:p/>
          </table:table-cell>
          <table:table-cell table:formula="of:=CONCATENATE([.G68];&quot;,&quot;;[.H68];&quot;,&quot;;[.I68];&quot;,&quot;;[.J68];&quot;,&quot;;[.K68];&quot;,&quot;;[.L68];&quot;,&quot;;[.M68];&quot;,&quot;;[.N68];&quot;,&quot;;[.O68];&quot;,&quot;;[.P68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mic – złote kolczyki</text:p>
          </table:table-cell>
          <table:table-cell table:formula="of:=[.B68]"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67Cosmic – złote kolczyki.jpg</text:p>
          </table:table-cell>
          <table:table-cell table:formula="of:=IF(ISNUMBER((SEARCH(&quot;diament&quot;;[.A69])));18;&quot;&quot;)">
            <text:p/>
          </table:table-cell>
          <table:table-cell table:formula="of:=[.H68]" office:value-type="float" office:value="12" calcext:value-type="float">
            <text:p>12</text:p>
          </table:table-cell>
          <table:table-cell table:formula="of:=IF(ISNUMBER((SEARCH(&quot;wiktoriańska&quot;;[.A69])));46;&quot;&quot;)">
            <text:p/>
          </table:table-cell>
          <table:table-cell table:formula="of:=IF(ISNUMBER((SEARCH(&quot;boho&quot;;[.A69])));47;&quot;&quot;)">
            <text:p/>
          </table:table-cell>
          <table:table-cell table:formula="of:=IF(ISNUMBER((SEARCH(&quot;studio&quot;;[.A69])));48;&quot;&quot;)">
            <text:p/>
          </table:table-cell>
          <table:table-cell table:formula="of:=IF(ISNUMBER((SEARCH(&quot;ternel&quot;;[.A69])));95;&quot;&quot;)">
            <text:p/>
          </table:table-cell>
          <table:table-cell table:formula="of:=IF(ISNUMBER((SEARCH(&quot;eclipse&quot;;[.A69])));93;&quot;&quot;)">
            <text:p/>
          </table:table-cell>
          <table:table-cell table:formula="of:=IF(ISNUMBER((SEARCH(&quot;fruit&quot;;[.A69])));100;&quot;&quot;)">
            <text:p/>
          </table:table-cell>
          <table:table-cell table:formula="of:=IF(ISNUMBER((SEARCH(&quot;jubil&quot;;[.A69])));112;&quot;&quot;)">
            <text:p/>
          </table:table-cell>
          <table:table-cell table:formula="of:=IF(ISNUMBER((SEARCH(&quot;flow&quot;;[.A69])));98;&quot;&quot;)">
            <text:p/>
          </table:table-cell>
          <table:table-cell table:formula="of:=CONCATENATE([.G69];&quot;,&quot;;[.H69];&quot;,&quot;;[.I69];&quot;,&quot;;[.J69];&quot;,&quot;;[.K69];&quot;,&quot;;[.L69];&quot;,&quot;;[.M69];&quot;,&quot;;[.N69];&quot;,&quot;;[.O69];&quot;,&quot;;[.P69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mic – złote kolczyki</text:p>
          </table:table-cell>
          <table:table-cell table:formula="of:=[.B69]"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68Cosmic – złote kolczyki.jpg</text:p>
          </table:table-cell>
          <table:table-cell table:formula="of:=IF(ISNUMBER((SEARCH(&quot;diament&quot;;[.A70])));18;&quot;&quot;)">
            <text:p/>
          </table:table-cell>
          <table:table-cell table:formula="of:=[.H69]" office:value-type="float" office:value="12" calcext:value-type="float">
            <text:p>12</text:p>
          </table:table-cell>
          <table:table-cell table:formula="of:=IF(ISNUMBER((SEARCH(&quot;wiktoriańska&quot;;[.A70])));46;&quot;&quot;)">
            <text:p/>
          </table:table-cell>
          <table:table-cell table:formula="of:=IF(ISNUMBER((SEARCH(&quot;boho&quot;;[.A70])));47;&quot;&quot;)">
            <text:p/>
          </table:table-cell>
          <table:table-cell table:formula="of:=IF(ISNUMBER((SEARCH(&quot;studio&quot;;[.A70])));48;&quot;&quot;)">
            <text:p/>
          </table:table-cell>
          <table:table-cell table:formula="of:=IF(ISNUMBER((SEARCH(&quot;ternel&quot;;[.A70])));95;&quot;&quot;)">
            <text:p/>
          </table:table-cell>
          <table:table-cell table:formula="of:=IF(ISNUMBER((SEARCH(&quot;eclipse&quot;;[.A70])));93;&quot;&quot;)">
            <text:p/>
          </table:table-cell>
          <table:table-cell table:formula="of:=IF(ISNUMBER((SEARCH(&quot;fruit&quot;;[.A70])));100;&quot;&quot;)">
            <text:p/>
          </table:table-cell>
          <table:table-cell table:formula="of:=IF(ISNUMBER((SEARCH(&quot;jubil&quot;;[.A70])));112;&quot;&quot;)">
            <text:p/>
          </table:table-cell>
          <table:table-cell table:formula="of:=IF(ISNUMBER((SEARCH(&quot;flow&quot;;[.A70])));98;&quot;&quot;)">
            <text:p/>
          </table:table-cell>
          <table:table-cell table:formula="of:=CONCATENATE([.G70];&quot;,&quot;;[.H70];&quot;,&quot;;[.I70];&quot;,&quot;;[.J70];&quot;,&quot;;[.K70];&quot;,&quot;;[.L70];&quot;,&quot;;[.M70];&quot;,&quot;;[.N70];&quot;,&quot;;[.O70];&quot;,&quot;;[.P70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dy - srebrne kolczyki</text:p>
          </table:table-cell>
          <table:table-cell table:formula="of:=[.B70]"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69Candy - srebrne kolczyki.jpg</text:p>
          </table:table-cell>
          <table:table-cell table:formula="of:=IF(ISNUMBER((SEARCH(&quot;diament&quot;;[.A71])));18;&quot;&quot;)">
            <text:p/>
          </table:table-cell>
          <table:table-cell table:formula="of:=[.H70]" office:value-type="float" office:value="12" calcext:value-type="float">
            <text:p>12</text:p>
          </table:table-cell>
          <table:table-cell table:formula="of:=IF(ISNUMBER((SEARCH(&quot;wiktoriańska&quot;;[.A71])));46;&quot;&quot;)">
            <text:p/>
          </table:table-cell>
          <table:table-cell table:formula="of:=IF(ISNUMBER((SEARCH(&quot;boho&quot;;[.A71])));47;&quot;&quot;)">
            <text:p/>
          </table:table-cell>
          <table:table-cell table:formula="of:=IF(ISNUMBER((SEARCH(&quot;studio&quot;;[.A71])));48;&quot;&quot;)">
            <text:p/>
          </table:table-cell>
          <table:table-cell table:formula="of:=IF(ISNUMBER((SEARCH(&quot;ternel&quot;;[.A71])));95;&quot;&quot;)">
            <text:p/>
          </table:table-cell>
          <table:table-cell table:formula="of:=IF(ISNUMBER((SEARCH(&quot;eclipse&quot;;[.A71])));93;&quot;&quot;)">
            <text:p/>
          </table:table-cell>
          <table:table-cell table:formula="of:=IF(ISNUMBER((SEARCH(&quot;fruit&quot;;[.A71])));100;&quot;&quot;)">
            <text:p/>
          </table:table-cell>
          <table:table-cell table:formula="of:=IF(ISNUMBER((SEARCH(&quot;jubil&quot;;[.A71])));112;&quot;&quot;)">
            <text:p/>
          </table:table-cell>
          <table:table-cell table:formula="of:=IF(ISNUMBER((SEARCH(&quot;flow&quot;;[.A71])));98;&quot;&quot;)">
            <text:p/>
          </table:table-cell>
          <table:table-cell table:formula="of:=CONCATENATE([.G71];&quot;,&quot;;[.H71];&quot;,&quot;;[.I71];&quot;,&quot;;[.J71];&quot;,&quot;;[.K71];&quot;,&quot;;[.L71];&quot;,&quot;;[.M71];&quot;,&quot;;[.N71];&quot;,&quot;;[.O71];&quot;,&quot;;[.P71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dy - srebrne kolczyki</text:p>
          </table:table-cell>
          <table:table-cell table:formula="of:=[.B71]"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70Candy - srebrne kolczyki.jpg</text:p>
          </table:table-cell>
          <table:table-cell table:formula="of:=IF(ISNUMBER((SEARCH(&quot;diament&quot;;[.A72])));18;&quot;&quot;)">
            <text:p/>
          </table:table-cell>
          <table:table-cell table:formula="of:=[.H71]" office:value-type="float" office:value="12" calcext:value-type="float">
            <text:p>12</text:p>
          </table:table-cell>
          <table:table-cell table:formula="of:=IF(ISNUMBER((SEARCH(&quot;wiktoriańska&quot;;[.A72])));46;&quot;&quot;)">
            <text:p/>
          </table:table-cell>
          <table:table-cell table:formula="of:=IF(ISNUMBER((SEARCH(&quot;boho&quot;;[.A72])));47;&quot;&quot;)">
            <text:p/>
          </table:table-cell>
          <table:table-cell table:formula="of:=IF(ISNUMBER((SEARCH(&quot;studio&quot;;[.A72])));48;&quot;&quot;)">
            <text:p/>
          </table:table-cell>
          <table:table-cell table:formula="of:=IF(ISNUMBER((SEARCH(&quot;ternel&quot;;[.A72])));95;&quot;&quot;)">
            <text:p/>
          </table:table-cell>
          <table:table-cell table:formula="of:=IF(ISNUMBER((SEARCH(&quot;eclipse&quot;;[.A72])));93;&quot;&quot;)">
            <text:p/>
          </table:table-cell>
          <table:table-cell table:formula="of:=IF(ISNUMBER((SEARCH(&quot;fruit&quot;;[.A72])));100;&quot;&quot;)">
            <text:p/>
          </table:table-cell>
          <table:table-cell table:formula="of:=IF(ISNUMBER((SEARCH(&quot;jubil&quot;;[.A72])));112;&quot;&quot;)">
            <text:p/>
          </table:table-cell>
          <table:table-cell table:formula="of:=IF(ISNUMBER((SEARCH(&quot;flow&quot;;[.A72])));98;&quot;&quot;)">
            <text:p/>
          </table:table-cell>
          <table:table-cell table:formula="of:=CONCATENATE([.G72];&quot;,&quot;;[.H72];&quot;,&quot;;[.I72];&quot;,&quot;;[.J72];&quot;,&quot;;[.K72];&quot;,&quot;;[.L72];&quot;,&quot;;[.M72];&quot;,&quot;;[.N72];&quot;,&quot;;[.O72];&quot;,&quot;;[.P72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dy - srebrne kolczyki</text:p>
          </table:table-cell>
          <table:table-cell table:formula="of:=[.B72]"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71Candy - srebrne kolczyki.jpg</text:p>
          </table:table-cell>
          <table:table-cell table:formula="of:=IF(ISNUMBER((SEARCH(&quot;diament&quot;;[.A73])));18;&quot;&quot;)">
            <text:p/>
          </table:table-cell>
          <table:table-cell table:formula="of:=[.H72]" office:value-type="float" office:value="12" calcext:value-type="float">
            <text:p>12</text:p>
          </table:table-cell>
          <table:table-cell table:formula="of:=IF(ISNUMBER((SEARCH(&quot;wiktoriańska&quot;;[.A73])));46;&quot;&quot;)">
            <text:p/>
          </table:table-cell>
          <table:table-cell table:formula="of:=IF(ISNUMBER((SEARCH(&quot;boho&quot;;[.A73])));47;&quot;&quot;)">
            <text:p/>
          </table:table-cell>
          <table:table-cell table:formula="of:=IF(ISNUMBER((SEARCH(&quot;studio&quot;;[.A73])));48;&quot;&quot;)">
            <text:p/>
          </table:table-cell>
          <table:table-cell table:formula="of:=IF(ISNUMBER((SEARCH(&quot;ternel&quot;;[.A73])));95;&quot;&quot;)">
            <text:p/>
          </table:table-cell>
          <table:table-cell table:formula="of:=IF(ISNUMBER((SEARCH(&quot;eclipse&quot;;[.A73])));93;&quot;&quot;)">
            <text:p/>
          </table:table-cell>
          <table:table-cell table:formula="of:=IF(ISNUMBER((SEARCH(&quot;fruit&quot;;[.A73])));100;&quot;&quot;)">
            <text:p/>
          </table:table-cell>
          <table:table-cell table:formula="of:=IF(ISNUMBER((SEARCH(&quot;jubil&quot;;[.A73])));112;&quot;&quot;)">
            <text:p/>
          </table:table-cell>
          <table:table-cell table:formula="of:=IF(ISNUMBER((SEARCH(&quot;flow&quot;;[.A73])));98;&quot;&quot;)">
            <text:p/>
          </table:table-cell>
          <table:table-cell table:formula="of:=CONCATENATE([.G73];&quot;,&quot;;[.H73];&quot;,&quot;;[.I73];&quot;,&quot;;[.J73];&quot;,&quot;;[.K73];&quot;,&quot;;[.L73];&quot;,&quot;;[.M73];&quot;,&quot;;[.N73];&quot;,&quot;;[.O73];&quot;,&quot;;[.P73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dy - srebrne kolczyki</text:p>
          </table:table-cell>
          <table:table-cell table:formula="of:=[.B73]"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72Candy - srebrne kolczyki.jpg</text:p>
          </table:table-cell>
          <table:table-cell table:formula="of:=IF(ISNUMBER((SEARCH(&quot;diament&quot;;[.A74])));18;&quot;&quot;)">
            <text:p/>
          </table:table-cell>
          <table:table-cell table:formula="of:=[.H73]" office:value-type="float" office:value="12" calcext:value-type="float">
            <text:p>12</text:p>
          </table:table-cell>
          <table:table-cell table:formula="of:=IF(ISNUMBER((SEARCH(&quot;wiktoriańska&quot;;[.A74])));46;&quot;&quot;)">
            <text:p/>
          </table:table-cell>
          <table:table-cell table:formula="of:=IF(ISNUMBER((SEARCH(&quot;boho&quot;;[.A74])));47;&quot;&quot;)">
            <text:p/>
          </table:table-cell>
          <table:table-cell table:formula="of:=IF(ISNUMBER((SEARCH(&quot;studio&quot;;[.A74])));48;&quot;&quot;)">
            <text:p/>
          </table:table-cell>
          <table:table-cell table:formula="of:=IF(ISNUMBER((SEARCH(&quot;ternel&quot;;[.A74])));95;&quot;&quot;)">
            <text:p/>
          </table:table-cell>
          <table:table-cell table:formula="of:=IF(ISNUMBER((SEARCH(&quot;eclipse&quot;;[.A74])));93;&quot;&quot;)">
            <text:p/>
          </table:table-cell>
          <table:table-cell table:formula="of:=IF(ISNUMBER((SEARCH(&quot;fruit&quot;;[.A74])));100;&quot;&quot;)">
            <text:p/>
          </table:table-cell>
          <table:table-cell table:formula="of:=IF(ISNUMBER((SEARCH(&quot;jubil&quot;;[.A74])));112;&quot;&quot;)">
            <text:p/>
          </table:table-cell>
          <table:table-cell table:formula="of:=IF(ISNUMBER((SEARCH(&quot;flow&quot;;[.A74])));98;&quot;&quot;)">
            <text:p/>
          </table:table-cell>
          <table:table-cell table:formula="of:=CONCATENATE([.G74];&quot;,&quot;;[.H74];&quot;,&quot;;[.I74];&quot;,&quot;;[.J74];&quot;,&quot;;[.K74];&quot;,&quot;;[.L74];&quot;,&quot;;[.M74];&quot;,&quot;;[.N74];&quot;,&quot;;[.O74];&quot;,&quot;;[.P74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– srebrne kolczyki</text:p>
          </table:table-cell>
          <table:table-cell table:formula="of:=[.B74]"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73Unique – srebrne kolczyki.jpg</text:p>
          </table:table-cell>
          <table:table-cell table:formula="of:=IF(ISNUMBER((SEARCH(&quot;diament&quot;;[.A75])));18;&quot;&quot;)">
            <text:p/>
          </table:table-cell>
          <table:table-cell table:formula="of:=[.H74]" office:value-type="float" office:value="12" calcext:value-type="float">
            <text:p>12</text:p>
          </table:table-cell>
          <table:table-cell table:formula="of:=IF(ISNUMBER((SEARCH(&quot;wiktoriańska&quot;;[.A75])));46;&quot;&quot;)">
            <text:p/>
          </table:table-cell>
          <table:table-cell table:formula="of:=IF(ISNUMBER((SEARCH(&quot;boho&quot;;[.A75])));47;&quot;&quot;)">
            <text:p/>
          </table:table-cell>
          <table:table-cell table:formula="of:=IF(ISNUMBER((SEARCH(&quot;studio&quot;;[.A75])));48;&quot;&quot;)">
            <text:p/>
          </table:table-cell>
          <table:table-cell table:formula="of:=IF(ISNUMBER((SEARCH(&quot;ternel&quot;;[.A75])));95;&quot;&quot;)">
            <text:p/>
          </table:table-cell>
          <table:table-cell table:formula="of:=IF(ISNUMBER((SEARCH(&quot;eclipse&quot;;[.A75])));93;&quot;&quot;)">
            <text:p/>
          </table:table-cell>
          <table:table-cell table:formula="of:=IF(ISNUMBER((SEARCH(&quot;fruit&quot;;[.A75])));100;&quot;&quot;)">
            <text:p/>
          </table:table-cell>
          <table:table-cell table:formula="of:=IF(ISNUMBER((SEARCH(&quot;jubil&quot;;[.A75])));112;&quot;&quot;)">
            <text:p/>
          </table:table-cell>
          <table:table-cell table:formula="of:=IF(ISNUMBER((SEARCH(&quot;flow&quot;;[.A75])));98;&quot;&quot;)">
            <text:p/>
          </table:table-cell>
          <table:table-cell table:formula="of:=CONCATENATE([.G75];&quot;,&quot;;[.H75];&quot;,&quot;;[.I75];&quot;,&quot;;[.J75];&quot;,&quot;;[.K75];&quot;,&quot;;[.L75];&quot;,&quot;;[.M75];&quot;,&quot;;[.N75];&quot;,&quot;;[.O75];&quot;,&quot;;[.P75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e kolczyki</text:p>
          </table:table-cell>
          <table:table-cell table:formula="of:=[.B75]"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74Unique - Srebrne kolczyki.jpg</text:p>
          </table:table-cell>
          <table:table-cell table:formula="of:=IF(ISNUMBER((SEARCH(&quot;diament&quot;;[.A76])));18;&quot;&quot;)">
            <text:p/>
          </table:table-cell>
          <table:table-cell table:formula="of:=[.H75]" office:value-type="float" office:value="12" calcext:value-type="float">
            <text:p>12</text:p>
          </table:table-cell>
          <table:table-cell table:formula="of:=IF(ISNUMBER((SEARCH(&quot;wiktoriańska&quot;;[.A76])));46;&quot;&quot;)">
            <text:p/>
          </table:table-cell>
          <table:table-cell table:formula="of:=IF(ISNUMBER((SEARCH(&quot;boho&quot;;[.A76])));47;&quot;&quot;)">
            <text:p/>
          </table:table-cell>
          <table:table-cell table:formula="of:=IF(ISNUMBER((SEARCH(&quot;studio&quot;;[.A76])));48;&quot;&quot;)">
            <text:p/>
          </table:table-cell>
          <table:table-cell table:formula="of:=IF(ISNUMBER((SEARCH(&quot;ternel&quot;;[.A76])));95;&quot;&quot;)">
            <text:p/>
          </table:table-cell>
          <table:table-cell table:formula="of:=IF(ISNUMBER((SEARCH(&quot;eclipse&quot;;[.A76])));93;&quot;&quot;)">
            <text:p/>
          </table:table-cell>
          <table:table-cell table:formula="of:=IF(ISNUMBER((SEARCH(&quot;fruit&quot;;[.A76])));100;&quot;&quot;)">
            <text:p/>
          </table:table-cell>
          <table:table-cell table:formula="of:=IF(ISNUMBER((SEARCH(&quot;jubil&quot;;[.A76])));112;&quot;&quot;)">
            <text:p/>
          </table:table-cell>
          <table:table-cell table:formula="of:=IF(ISNUMBER((SEARCH(&quot;flow&quot;;[.A76])));98;&quot;&quot;)">
            <text:p/>
          </table:table-cell>
          <table:table-cell table:formula="of:=CONCATENATE([.G76];&quot;,&quot;;[.H76];&quot;,&quot;;[.I76];&quot;,&quot;;[.J76];&quot;,&quot;;[.K76];&quot;,&quot;;[.L76];&quot;,&quot;;[.M76];&quot;,&quot;;[.N76];&quot;,&quot;;[.O76];&quot;,&quot;;[.P76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e kolczyki</text:p>
          </table:table-cell>
          <table:table-cell table:formula="of:=[.B76]"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75Unique - srebrne kolczyki.jpg</text:p>
          </table:table-cell>
          <table:table-cell table:formula="of:=IF(ISNUMBER((SEARCH(&quot;diament&quot;;[.A77])));18;&quot;&quot;)">
            <text:p/>
          </table:table-cell>
          <table:table-cell table:formula="of:=[.H76]" office:value-type="float" office:value="12" calcext:value-type="float">
            <text:p>12</text:p>
          </table:table-cell>
          <table:table-cell table:formula="of:=IF(ISNUMBER((SEARCH(&quot;wiktoriańska&quot;;[.A77])));46;&quot;&quot;)">
            <text:p/>
          </table:table-cell>
          <table:table-cell table:formula="of:=IF(ISNUMBER((SEARCH(&quot;boho&quot;;[.A77])));47;&quot;&quot;)">
            <text:p/>
          </table:table-cell>
          <table:table-cell table:formula="of:=IF(ISNUMBER((SEARCH(&quot;studio&quot;;[.A77])));48;&quot;&quot;)">
            <text:p/>
          </table:table-cell>
          <table:table-cell table:formula="of:=IF(ISNUMBER((SEARCH(&quot;ternel&quot;;[.A77])));95;&quot;&quot;)">
            <text:p/>
          </table:table-cell>
          <table:table-cell table:formula="of:=IF(ISNUMBER((SEARCH(&quot;eclipse&quot;;[.A77])));93;&quot;&quot;)">
            <text:p/>
          </table:table-cell>
          <table:table-cell table:formula="of:=IF(ISNUMBER((SEARCH(&quot;fruit&quot;;[.A77])));100;&quot;&quot;)">
            <text:p/>
          </table:table-cell>
          <table:table-cell table:formula="of:=IF(ISNUMBER((SEARCH(&quot;jubil&quot;;[.A77])));112;&quot;&quot;)">
            <text:p/>
          </table:table-cell>
          <table:table-cell table:formula="of:=IF(ISNUMBER((SEARCH(&quot;flow&quot;;[.A77])));98;&quot;&quot;)">
            <text:p/>
          </table:table-cell>
          <table:table-cell table:formula="of:=CONCATENATE([.G77];&quot;,&quot;;[.H77];&quot;,&quot;;[.I77];&quot;,&quot;;[.J77];&quot;,&quot;;[.K77];&quot;,&quot;;[.L77];&quot;,&quot;;[.M77];&quot;,&quot;;[.N77];&quot;,&quot;;[.O77];&quot;,&quot;;[.P77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e kolczyki</text:p>
          </table:table-cell>
          <table:table-cell table:formula="of:=[.B77]"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76Unique - srebrne kolczyki.jpg</text:p>
          </table:table-cell>
          <table:table-cell table:formula="of:=IF(ISNUMBER((SEARCH(&quot;diament&quot;;[.A78])));18;&quot;&quot;)">
            <text:p/>
          </table:table-cell>
          <table:table-cell table:formula="of:=[.H77]" office:value-type="float" office:value="12" calcext:value-type="float">
            <text:p>12</text:p>
          </table:table-cell>
          <table:table-cell table:formula="of:=IF(ISNUMBER((SEARCH(&quot;wiktoriańska&quot;;[.A78])));46;&quot;&quot;)">
            <text:p/>
          </table:table-cell>
          <table:table-cell table:formula="of:=IF(ISNUMBER((SEARCH(&quot;boho&quot;;[.A78])));47;&quot;&quot;)">
            <text:p/>
          </table:table-cell>
          <table:table-cell table:formula="of:=IF(ISNUMBER((SEARCH(&quot;studio&quot;;[.A78])));48;&quot;&quot;)">
            <text:p/>
          </table:table-cell>
          <table:table-cell table:formula="of:=IF(ISNUMBER((SEARCH(&quot;ternel&quot;;[.A78])));95;&quot;&quot;)">
            <text:p/>
          </table:table-cell>
          <table:table-cell table:formula="of:=IF(ISNUMBER((SEARCH(&quot;eclipse&quot;;[.A78])));93;&quot;&quot;)">
            <text:p/>
          </table:table-cell>
          <table:table-cell table:formula="of:=IF(ISNUMBER((SEARCH(&quot;fruit&quot;;[.A78])));100;&quot;&quot;)">
            <text:p/>
          </table:table-cell>
          <table:table-cell table:formula="of:=IF(ISNUMBER((SEARCH(&quot;jubil&quot;;[.A78])));112;&quot;&quot;)">
            <text:p/>
          </table:table-cell>
          <table:table-cell table:formula="of:=IF(ISNUMBER((SEARCH(&quot;flow&quot;;[.A78])));98;&quot;&quot;)">
            <text:p/>
          </table:table-cell>
          <table:table-cell table:formula="of:=CONCATENATE([.G78];&quot;,&quot;;[.H78];&quot;,&quot;;[.I78];&quot;,&quot;;[.J78];&quot;,&quot;;[.K78];&quot;,&quot;;[.L78];&quot;,&quot;;[.M78];&quot;,&quot;;[.N78];&quot;,&quot;;[.O78];&quot;,&quot;;[.P78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- srebrne kolczyki </text:p>
          </table:table-cell>
          <table:table-cell table:formula="of:=[.B78]"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77Simple - srebrne kolczyki .jpg</text:p>
          </table:table-cell>
          <table:table-cell table:formula="of:=IF(ISNUMBER((SEARCH(&quot;diament&quot;;[.A79])));18;&quot;&quot;)">
            <text:p/>
          </table:table-cell>
          <table:table-cell table:formula="of:=[.H78]" office:value-type="float" office:value="12" calcext:value-type="float">
            <text:p>12</text:p>
          </table:table-cell>
          <table:table-cell table:formula="of:=IF(ISNUMBER((SEARCH(&quot;wiktoriańska&quot;;[.A79])));46;&quot;&quot;)">
            <text:p/>
          </table:table-cell>
          <table:table-cell table:formula="of:=IF(ISNUMBER((SEARCH(&quot;boho&quot;;[.A79])));47;&quot;&quot;)">
            <text:p/>
          </table:table-cell>
          <table:table-cell table:formula="of:=IF(ISNUMBER((SEARCH(&quot;studio&quot;;[.A79])));48;&quot;&quot;)">
            <text:p/>
          </table:table-cell>
          <table:table-cell table:formula="of:=IF(ISNUMBER((SEARCH(&quot;ternel&quot;;[.A79])));95;&quot;&quot;)">
            <text:p/>
          </table:table-cell>
          <table:table-cell table:formula="of:=IF(ISNUMBER((SEARCH(&quot;eclipse&quot;;[.A79])));93;&quot;&quot;)">
            <text:p/>
          </table:table-cell>
          <table:table-cell table:formula="of:=IF(ISNUMBER((SEARCH(&quot;fruit&quot;;[.A79])));100;&quot;&quot;)">
            <text:p/>
          </table:table-cell>
          <table:table-cell table:formula="of:=IF(ISNUMBER((SEARCH(&quot;jubil&quot;;[.A79])));112;&quot;&quot;)">
            <text:p/>
          </table:table-cell>
          <table:table-cell table:formula="of:=IF(ISNUMBER((SEARCH(&quot;flow&quot;;[.A79])));98;&quot;&quot;)">
            <text:p/>
          </table:table-cell>
          <table:table-cell table:formula="of:=CONCATENATE([.G79];&quot;,&quot;;[.H79];&quot;,&quot;;[.I79];&quot;,&quot;;[.J79];&quot;,&quot;;[.K79];&quot;,&quot;;[.L79];&quot;,&quot;;[.M79];&quot;,&quot;;[.N79];&quot;,&quot;;[.O79];&quot;,&quot;;[.P79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- srebrne kolczyki </text:p>
          </table:table-cell>
          <table:table-cell table:formula="of:=[.B79]"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78Simple - srebrne kolczyki .jpg</text:p>
          </table:table-cell>
          <table:table-cell table:formula="of:=IF(ISNUMBER((SEARCH(&quot;diament&quot;;[.A80])));18;&quot;&quot;)">
            <text:p/>
          </table:table-cell>
          <table:table-cell table:formula="of:=[.H79]" office:value-type="float" office:value="12" calcext:value-type="float">
            <text:p>12</text:p>
          </table:table-cell>
          <table:table-cell table:formula="of:=IF(ISNUMBER((SEARCH(&quot;wiktoriańska&quot;;[.A80])));46;&quot;&quot;)">
            <text:p/>
          </table:table-cell>
          <table:table-cell table:formula="of:=IF(ISNUMBER((SEARCH(&quot;boho&quot;;[.A80])));47;&quot;&quot;)">
            <text:p/>
          </table:table-cell>
          <table:table-cell table:formula="of:=IF(ISNUMBER((SEARCH(&quot;studio&quot;;[.A80])));48;&quot;&quot;)">
            <text:p/>
          </table:table-cell>
          <table:table-cell table:formula="of:=IF(ISNUMBER((SEARCH(&quot;ternel&quot;;[.A80])));95;&quot;&quot;)">
            <text:p/>
          </table:table-cell>
          <table:table-cell table:formula="of:=IF(ISNUMBER((SEARCH(&quot;eclipse&quot;;[.A80])));93;&quot;&quot;)">
            <text:p/>
          </table:table-cell>
          <table:table-cell table:formula="of:=IF(ISNUMBER((SEARCH(&quot;fruit&quot;;[.A80])));100;&quot;&quot;)">
            <text:p/>
          </table:table-cell>
          <table:table-cell table:formula="of:=IF(ISNUMBER((SEARCH(&quot;jubil&quot;;[.A80])));112;&quot;&quot;)">
            <text:p/>
          </table:table-cell>
          <table:table-cell table:formula="of:=IF(ISNUMBER((SEARCH(&quot;flow&quot;;[.A80])));98;&quot;&quot;)">
            <text:p/>
          </table:table-cell>
          <table:table-cell table:formula="of:=CONCATENATE([.G80];&quot;,&quot;;[.H80];&quot;,&quot;;[.I80];&quot;,&quot;;[.J80];&quot;,&quot;;[.K80];&quot;,&quot;;[.L80];&quot;,&quot;;[.M80];&quot;,&quot;;[.N80];&quot;,&quot;;[.O80];&quot;,&quot;;[.P80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- srebrne kolczyki </text:p>
          </table:table-cell>
          <table:table-cell table:formula="of:=[.B80]"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79Simple - srebrne kolczyki .jpg</text:p>
          </table:table-cell>
          <table:table-cell table:formula="of:=IF(ISNUMBER((SEARCH(&quot;diament&quot;;[.A81])));18;&quot;&quot;)">
            <text:p/>
          </table:table-cell>
          <table:table-cell table:formula="of:=[.H80]" office:value-type="float" office:value="12" calcext:value-type="float">
            <text:p>12</text:p>
          </table:table-cell>
          <table:table-cell table:formula="of:=IF(ISNUMBER((SEARCH(&quot;wiktoriańska&quot;;[.A81])));46;&quot;&quot;)">
            <text:p/>
          </table:table-cell>
          <table:table-cell table:formula="of:=IF(ISNUMBER((SEARCH(&quot;boho&quot;;[.A81])));47;&quot;&quot;)">
            <text:p/>
          </table:table-cell>
          <table:table-cell table:formula="of:=IF(ISNUMBER((SEARCH(&quot;studio&quot;;[.A81])));48;&quot;&quot;)">
            <text:p/>
          </table:table-cell>
          <table:table-cell table:formula="of:=IF(ISNUMBER((SEARCH(&quot;ternel&quot;;[.A81])));95;&quot;&quot;)">
            <text:p/>
          </table:table-cell>
          <table:table-cell table:formula="of:=IF(ISNUMBER((SEARCH(&quot;eclipse&quot;;[.A81])));93;&quot;&quot;)">
            <text:p/>
          </table:table-cell>
          <table:table-cell table:formula="of:=IF(ISNUMBER((SEARCH(&quot;fruit&quot;;[.A81])));100;&quot;&quot;)">
            <text:p/>
          </table:table-cell>
          <table:table-cell table:formula="of:=IF(ISNUMBER((SEARCH(&quot;jubil&quot;;[.A81])));112;&quot;&quot;)">
            <text:p/>
          </table:table-cell>
          <table:table-cell table:formula="of:=IF(ISNUMBER((SEARCH(&quot;flow&quot;;[.A81])));98;&quot;&quot;)">
            <text:p/>
          </table:table-cell>
          <table:table-cell table:formula="of:=CONCATENATE([.G81];&quot;,&quot;;[.H81];&quot;,&quot;;[.I81];&quot;,&quot;;[.J81];&quot;,&quot;;[.K81];&quot;,&quot;;[.L81];&quot;,&quot;;[.M81];&quot;,&quot;;[.N81];&quot;,&quot;;[.O81];&quot;,&quot;;[.P81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– srebrne kolczyki</text:p>
          </table:table-cell>
          <table:table-cell table:formula="of:=[.B81]"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80Simple – srebrne kolczyki.jpg</text:p>
          </table:table-cell>
          <table:table-cell table:formula="of:=IF(ISNUMBER((SEARCH(&quot;diament&quot;;[.A82])));18;&quot;&quot;)">
            <text:p/>
          </table:table-cell>
          <table:table-cell table:formula="of:=[.H81]" office:value-type="float" office:value="12" calcext:value-type="float">
            <text:p>12</text:p>
          </table:table-cell>
          <table:table-cell table:formula="of:=IF(ISNUMBER((SEARCH(&quot;wiktoriańska&quot;;[.A82])));46;&quot;&quot;)">
            <text:p/>
          </table:table-cell>
          <table:table-cell table:formula="of:=IF(ISNUMBER((SEARCH(&quot;boho&quot;;[.A82])));47;&quot;&quot;)">
            <text:p/>
          </table:table-cell>
          <table:table-cell table:formula="of:=IF(ISNUMBER((SEARCH(&quot;studio&quot;;[.A82])));48;&quot;&quot;)">
            <text:p/>
          </table:table-cell>
          <table:table-cell table:formula="of:=IF(ISNUMBER((SEARCH(&quot;ternel&quot;;[.A82])));95;&quot;&quot;)">
            <text:p/>
          </table:table-cell>
          <table:table-cell table:formula="of:=IF(ISNUMBER((SEARCH(&quot;eclipse&quot;;[.A82])));93;&quot;&quot;)">
            <text:p/>
          </table:table-cell>
          <table:table-cell table:formula="of:=IF(ISNUMBER((SEARCH(&quot;fruit&quot;;[.A82])));100;&quot;&quot;)">
            <text:p/>
          </table:table-cell>
          <table:table-cell table:formula="of:=IF(ISNUMBER((SEARCH(&quot;jubil&quot;;[.A82])));112;&quot;&quot;)">
            <text:p/>
          </table:table-cell>
          <table:table-cell table:formula="of:=IF(ISNUMBER((SEARCH(&quot;flow&quot;;[.A82])));98;&quot;&quot;)">
            <text:p/>
          </table:table-cell>
          <table:table-cell table:formula="of:=CONCATENATE([.G82];&quot;,&quot;;[.H82];&quot;,&quot;;[.I82];&quot;,&quot;;[.J82];&quot;,&quot;;[.K82];&quot;,&quot;;[.L82];&quot;,&quot;;[.M82];&quot;,&quot;;[.N82];&quot;,&quot;;[.O82];&quot;,&quot;;[.P82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ddy - srebrne kolczyki</text:p>
          </table:table-cell>
          <table:table-cell table:formula="of:=[.B82]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81Kiddy - srebrne kolczyki.jpg</text:p>
          </table:table-cell>
          <table:table-cell table:formula="of:=IF(ISNUMBER((SEARCH(&quot;diament&quot;;[.A83])));18;&quot;&quot;)">
            <text:p/>
          </table:table-cell>
          <table:table-cell table:formula="of:=[.H82]" office:value-type="float" office:value="12" calcext:value-type="float">
            <text:p>12</text:p>
          </table:table-cell>
          <table:table-cell table:formula="of:=IF(ISNUMBER((SEARCH(&quot;wiktoriańska&quot;;[.A83])));46;&quot;&quot;)">
            <text:p/>
          </table:table-cell>
          <table:table-cell table:formula="of:=IF(ISNUMBER((SEARCH(&quot;boho&quot;;[.A83])));47;&quot;&quot;)">
            <text:p/>
          </table:table-cell>
          <table:table-cell table:formula="of:=IF(ISNUMBER((SEARCH(&quot;studio&quot;;[.A83])));48;&quot;&quot;)">
            <text:p/>
          </table:table-cell>
          <table:table-cell table:formula="of:=IF(ISNUMBER((SEARCH(&quot;ternel&quot;;[.A83])));95;&quot;&quot;)">
            <text:p/>
          </table:table-cell>
          <table:table-cell table:formula="of:=IF(ISNUMBER((SEARCH(&quot;eclipse&quot;;[.A83])));93;&quot;&quot;)">
            <text:p/>
          </table:table-cell>
          <table:table-cell table:formula="of:=IF(ISNUMBER((SEARCH(&quot;fruit&quot;;[.A83])));100;&quot;&quot;)">
            <text:p/>
          </table:table-cell>
          <table:table-cell table:formula="of:=IF(ISNUMBER((SEARCH(&quot;jubil&quot;;[.A83])));112;&quot;&quot;)">
            <text:p/>
          </table:table-cell>
          <table:table-cell table:formula="of:=IF(ISNUMBER((SEARCH(&quot;flow&quot;;[.A83])));98;&quot;&quot;)">
            <text:p/>
          </table:table-cell>
          <table:table-cell table:formula="of:=CONCATENATE([.G83];&quot;,&quot;;[.H83];&quot;,&quot;;[.I83];&quot;,&quot;;[.J83];&quot;,&quot;;[.K83];&quot;,&quot;;[.L83];&quot;,&quot;;[.M83];&quot;,&quot;;[.N83];&quot;,&quot;;[.O83];&quot;,&quot;;[.P83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ddy - srebrne kolczyki</text:p>
          </table:table-cell>
          <table:table-cell table:formula="of:=[.B83]"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82Kiddy - srebrne kolczyki.jpg</text:p>
          </table:table-cell>
          <table:table-cell table:formula="of:=IF(ISNUMBER((SEARCH(&quot;diament&quot;;[.A84])));18;&quot;&quot;)">
            <text:p/>
          </table:table-cell>
          <table:table-cell table:formula="of:=[.H83]" office:value-type="float" office:value="12" calcext:value-type="float">
            <text:p>12</text:p>
          </table:table-cell>
          <table:table-cell table:formula="of:=IF(ISNUMBER((SEARCH(&quot;wiktoriańska&quot;;[.A84])));46;&quot;&quot;)">
            <text:p/>
          </table:table-cell>
          <table:table-cell table:formula="of:=IF(ISNUMBER((SEARCH(&quot;boho&quot;;[.A84])));47;&quot;&quot;)">
            <text:p/>
          </table:table-cell>
          <table:table-cell table:formula="of:=IF(ISNUMBER((SEARCH(&quot;studio&quot;;[.A84])));48;&quot;&quot;)">
            <text:p/>
          </table:table-cell>
          <table:table-cell table:formula="of:=IF(ISNUMBER((SEARCH(&quot;ternel&quot;;[.A84])));95;&quot;&quot;)">
            <text:p/>
          </table:table-cell>
          <table:table-cell table:formula="of:=IF(ISNUMBER((SEARCH(&quot;eclipse&quot;;[.A84])));93;&quot;&quot;)">
            <text:p/>
          </table:table-cell>
          <table:table-cell table:formula="of:=IF(ISNUMBER((SEARCH(&quot;fruit&quot;;[.A84])));100;&quot;&quot;)">
            <text:p/>
          </table:table-cell>
          <table:table-cell table:formula="of:=IF(ISNUMBER((SEARCH(&quot;jubil&quot;;[.A84])));112;&quot;&quot;)">
            <text:p/>
          </table:table-cell>
          <table:table-cell table:formula="of:=IF(ISNUMBER((SEARCH(&quot;flow&quot;;[.A84])));98;&quot;&quot;)">
            <text:p/>
          </table:table-cell>
          <table:table-cell table:formula="of:=CONCATENATE([.G84];&quot;,&quot;;[.H84];&quot;,&quot;;[.I84];&quot;,&quot;;[.J84];&quot;,&quot;;[.K84];&quot;,&quot;;[.L84];&quot;,&quot;;[.M84];&quot;,&quot;;[.N84];&quot;,&quot;;[.O84];&quot;,&quot;;[.P84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ddy - srebrne kolczyki</text:p>
          </table:table-cell>
          <table:table-cell table:formula="of:=[.B84]"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83Kiddy - srebrne kolczyki.jpg</text:p>
          </table:table-cell>
          <table:table-cell table:formula="of:=IF(ISNUMBER((SEARCH(&quot;diament&quot;;[.A85])));18;&quot;&quot;)">
            <text:p/>
          </table:table-cell>
          <table:table-cell table:formula="of:=[.H84]" office:value-type="float" office:value="12" calcext:value-type="float">
            <text:p>12</text:p>
          </table:table-cell>
          <table:table-cell table:formula="of:=IF(ISNUMBER((SEARCH(&quot;wiktoriańska&quot;;[.A85])));46;&quot;&quot;)">
            <text:p/>
          </table:table-cell>
          <table:table-cell table:formula="of:=IF(ISNUMBER((SEARCH(&quot;boho&quot;;[.A85])));47;&quot;&quot;)">
            <text:p/>
          </table:table-cell>
          <table:table-cell table:formula="of:=IF(ISNUMBER((SEARCH(&quot;studio&quot;;[.A85])));48;&quot;&quot;)">
            <text:p/>
          </table:table-cell>
          <table:table-cell table:formula="of:=IF(ISNUMBER((SEARCH(&quot;ternel&quot;;[.A85])));95;&quot;&quot;)">
            <text:p/>
          </table:table-cell>
          <table:table-cell table:formula="of:=IF(ISNUMBER((SEARCH(&quot;eclipse&quot;;[.A85])));93;&quot;&quot;)">
            <text:p/>
          </table:table-cell>
          <table:table-cell table:formula="of:=IF(ISNUMBER((SEARCH(&quot;fruit&quot;;[.A85])));100;&quot;&quot;)">
            <text:p/>
          </table:table-cell>
          <table:table-cell table:formula="of:=IF(ISNUMBER((SEARCH(&quot;jubil&quot;;[.A85])));112;&quot;&quot;)">
            <text:p/>
          </table:table-cell>
          <table:table-cell table:formula="of:=IF(ISNUMBER((SEARCH(&quot;flow&quot;;[.A85])));98;&quot;&quot;)">
            <text:p/>
          </table:table-cell>
          <table:table-cell table:formula="of:=CONCATENATE([.G85];&quot;,&quot;;[.H85];&quot;,&quot;;[.I85];&quot;,&quot;;[.J85];&quot;,&quot;;[.K85];&quot;,&quot;;[.L85];&quot;,&quot;;[.M85];&quot;,&quot;;[.N85];&quot;,&quot;;[.O85];&quot;,&quot;;[.P85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ddy - srebrne kolczyki</text:p>
          </table:table-cell>
          <table:table-cell table:formula="of:=[.B85]"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84Kiddy - srebrne kolczyki.jpg</text:p>
          </table:table-cell>
          <table:table-cell table:formula="of:=IF(ISNUMBER((SEARCH(&quot;diament&quot;;[.A86])));18;&quot;&quot;)">
            <text:p/>
          </table:table-cell>
          <table:table-cell table:formula="of:=[.H85]" office:value-type="float" office:value="12" calcext:value-type="float">
            <text:p>12</text:p>
          </table:table-cell>
          <table:table-cell table:formula="of:=IF(ISNUMBER((SEARCH(&quot;wiktoriańska&quot;;[.A86])));46;&quot;&quot;)">
            <text:p/>
          </table:table-cell>
          <table:table-cell table:formula="of:=IF(ISNUMBER((SEARCH(&quot;boho&quot;;[.A86])));47;&quot;&quot;)">
            <text:p/>
          </table:table-cell>
          <table:table-cell table:formula="of:=IF(ISNUMBER((SEARCH(&quot;studio&quot;;[.A86])));48;&quot;&quot;)">
            <text:p/>
          </table:table-cell>
          <table:table-cell table:formula="of:=IF(ISNUMBER((SEARCH(&quot;ternel&quot;;[.A86])));95;&quot;&quot;)">
            <text:p/>
          </table:table-cell>
          <table:table-cell table:formula="of:=IF(ISNUMBER((SEARCH(&quot;eclipse&quot;;[.A86])));93;&quot;&quot;)">
            <text:p/>
          </table:table-cell>
          <table:table-cell table:formula="of:=IF(ISNUMBER((SEARCH(&quot;fruit&quot;;[.A86])));100;&quot;&quot;)">
            <text:p/>
          </table:table-cell>
          <table:table-cell table:formula="of:=IF(ISNUMBER((SEARCH(&quot;jubil&quot;;[.A86])));112;&quot;&quot;)">
            <text:p/>
          </table:table-cell>
          <table:table-cell table:formula="of:=IF(ISNUMBER((SEARCH(&quot;flow&quot;;[.A86])));98;&quot;&quot;)">
            <text:p/>
          </table:table-cell>
          <table:table-cell table:formula="of:=CONCATENATE([.G86];&quot;,&quot;;[.H86];&quot;,&quot;;[.I86];&quot;,&quot;;[.J86];&quot;,&quot;;[.K86];&quot;,&quot;;[.L86];&quot;,&quot;;[.M86];&quot;,&quot;;[.N86];&quot;,&quot;;[.O86];&quot;,&quot;;[.P86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</text:p>
          </table:table-cell>
          <table:table-cell table:formula="of:=[.B86]"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85Scarlett - srebrne kolczyki .jpg</text:p>
          </table:table-cell>
          <table:table-cell table:formula="of:=IF(ISNUMBER((SEARCH(&quot;diament&quot;;[.A87])));18;&quot;&quot;)">
            <text:p/>
          </table:table-cell>
          <table:table-cell table:formula="of:=[.H86]" office:value-type="float" office:value="12" calcext:value-type="float">
            <text:p>12</text:p>
          </table:table-cell>
          <table:table-cell table:formula="of:=IF(ISNUMBER((SEARCH(&quot;wiktoriańska&quot;;[.A87])));46;&quot;&quot;)">
            <text:p/>
          </table:table-cell>
          <table:table-cell table:formula="of:=IF(ISNUMBER((SEARCH(&quot;boho&quot;;[.A87])));47;&quot;&quot;)">
            <text:p/>
          </table:table-cell>
          <table:table-cell table:formula="of:=IF(ISNUMBER((SEARCH(&quot;studio&quot;;[.A87])));48;&quot;&quot;)">
            <text:p/>
          </table:table-cell>
          <table:table-cell table:formula="of:=IF(ISNUMBER((SEARCH(&quot;ternel&quot;;[.A87])));95;&quot;&quot;)">
            <text:p/>
          </table:table-cell>
          <table:table-cell table:formula="of:=IF(ISNUMBER((SEARCH(&quot;eclipse&quot;;[.A87])));93;&quot;&quot;)">
            <text:p/>
          </table:table-cell>
          <table:table-cell table:formula="of:=IF(ISNUMBER((SEARCH(&quot;fruit&quot;;[.A87])));100;&quot;&quot;)">
            <text:p/>
          </table:table-cell>
          <table:table-cell table:formula="of:=IF(ISNUMBER((SEARCH(&quot;jubil&quot;;[.A87])));112;&quot;&quot;)">
            <text:p/>
          </table:table-cell>
          <table:table-cell table:formula="of:=IF(ISNUMBER((SEARCH(&quot;flow&quot;;[.A87])));98;&quot;&quot;)">
            <text:p/>
          </table:table-cell>
          <table:table-cell table:formula="of:=CONCATENATE([.G87];&quot;,&quot;;[.H87];&quot;,&quot;;[.I87];&quot;,&quot;;[.J87];&quot;,&quot;;[.K87];&quot;,&quot;;[.L87];&quot;,&quot;;[.M87];&quot;,&quot;;[.N87];&quot;,&quot;;[.O87];&quot;,&quot;;[.P87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</text:p>
          </table:table-cell>
          <table:table-cell table:formula="of:=[.B87]"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86Scarlett - srebrne kolczyki .jpg</text:p>
          </table:table-cell>
          <table:table-cell table:formula="of:=IF(ISNUMBER((SEARCH(&quot;diament&quot;;[.A88])));18;&quot;&quot;)">
            <text:p/>
          </table:table-cell>
          <table:table-cell table:formula="of:=[.H87]" office:value-type="float" office:value="12" calcext:value-type="float">
            <text:p>12</text:p>
          </table:table-cell>
          <table:table-cell table:formula="of:=IF(ISNUMBER((SEARCH(&quot;wiktoriańska&quot;;[.A88])));46;&quot;&quot;)">
            <text:p/>
          </table:table-cell>
          <table:table-cell table:formula="of:=IF(ISNUMBER((SEARCH(&quot;boho&quot;;[.A88])));47;&quot;&quot;)">
            <text:p/>
          </table:table-cell>
          <table:table-cell table:formula="of:=IF(ISNUMBER((SEARCH(&quot;studio&quot;;[.A88])));48;&quot;&quot;)">
            <text:p/>
          </table:table-cell>
          <table:table-cell table:formula="of:=IF(ISNUMBER((SEARCH(&quot;ternel&quot;;[.A88])));95;&quot;&quot;)">
            <text:p/>
          </table:table-cell>
          <table:table-cell table:formula="of:=IF(ISNUMBER((SEARCH(&quot;eclipse&quot;;[.A88])));93;&quot;&quot;)">
            <text:p/>
          </table:table-cell>
          <table:table-cell table:formula="of:=IF(ISNUMBER((SEARCH(&quot;fruit&quot;;[.A88])));100;&quot;&quot;)">
            <text:p/>
          </table:table-cell>
          <table:table-cell table:formula="of:=IF(ISNUMBER((SEARCH(&quot;jubil&quot;;[.A88])));112;&quot;&quot;)">
            <text:p/>
          </table:table-cell>
          <table:table-cell table:formula="of:=IF(ISNUMBER((SEARCH(&quot;flow&quot;;[.A88])));98;&quot;&quot;)">
            <text:p/>
          </table:table-cell>
          <table:table-cell table:formula="of:=CONCATENATE([.G88];&quot;,&quot;;[.H88];&quot;,&quot;;[.I88];&quot;,&quot;;[.J88];&quot;,&quot;;[.K88];&quot;,&quot;;[.L88];&quot;,&quot;;[.M88];&quot;,&quot;;[.N88];&quot;,&quot;;[.O88];&quot;,&quot;;[.P88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– srebrne kolczyki z cyrkoniami</text:p>
          </table:table-cell>
          <table:table-cell table:formula="of:=[.B88]"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87Scarlett – srebrne kolczyki z cyrkoniami.jpg</text:p>
          </table:table-cell>
          <table:table-cell table:formula="of:=IF(ISNUMBER((SEARCH(&quot;diament&quot;;[.A89])));18;&quot;&quot;)">
            <text:p/>
          </table:table-cell>
          <table:table-cell table:formula="of:=[.H88]" office:value-type="float" office:value="12" calcext:value-type="float">
            <text:p>12</text:p>
          </table:table-cell>
          <table:table-cell table:formula="of:=IF(ISNUMBER((SEARCH(&quot;wiktoriańska&quot;;[.A89])));46;&quot;&quot;)">
            <text:p/>
          </table:table-cell>
          <table:table-cell table:formula="of:=IF(ISNUMBER((SEARCH(&quot;boho&quot;;[.A89])));47;&quot;&quot;)">
            <text:p/>
          </table:table-cell>
          <table:table-cell table:formula="of:=IF(ISNUMBER((SEARCH(&quot;studio&quot;;[.A89])));48;&quot;&quot;)">
            <text:p/>
          </table:table-cell>
          <table:table-cell table:formula="of:=IF(ISNUMBER((SEARCH(&quot;ternel&quot;;[.A89])));95;&quot;&quot;)">
            <text:p/>
          </table:table-cell>
          <table:table-cell table:formula="of:=IF(ISNUMBER((SEARCH(&quot;eclipse&quot;;[.A89])));93;&quot;&quot;)">
            <text:p/>
          </table:table-cell>
          <table:table-cell table:formula="of:=IF(ISNUMBER((SEARCH(&quot;fruit&quot;;[.A89])));100;&quot;&quot;)">
            <text:p/>
          </table:table-cell>
          <table:table-cell table:formula="of:=IF(ISNUMBER((SEARCH(&quot;jubil&quot;;[.A89])));112;&quot;&quot;)">
            <text:p/>
          </table:table-cell>
          <table:table-cell table:formula="of:=IF(ISNUMBER((SEARCH(&quot;flow&quot;;[.A89])));98;&quot;&quot;)">
            <text:p/>
          </table:table-cell>
          <table:table-cell table:formula="of:=CONCATENATE([.G89];&quot;,&quot;;[.H89];&quot;,&quot;;[.I89];&quot;,&quot;;[.J89];&quot;,&quot;;[.K89];&quot;,&quot;;[.L89];&quot;,&quot;;[.M89];&quot;,&quot;;[.N89];&quot;,&quot;;[.O89];&quot;,&quot;;[.P89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Prima - złote kolczyki </text:p>
          </table:table-cell>
          <table:table-cell table:formula="of:=[.B89]"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88La Prima - złote kolczyki .jpg</text:p>
          </table:table-cell>
          <table:table-cell table:formula="of:=IF(ISNUMBER((SEARCH(&quot;diament&quot;;[.A90])));18;&quot;&quot;)">
            <text:p/>
          </table:table-cell>
          <table:table-cell table:formula="of:=[.H89]" office:value-type="float" office:value="12" calcext:value-type="float">
            <text:p>12</text:p>
          </table:table-cell>
          <table:table-cell table:formula="of:=IF(ISNUMBER((SEARCH(&quot;wiktoriańska&quot;;[.A90])));46;&quot;&quot;)">
            <text:p/>
          </table:table-cell>
          <table:table-cell table:formula="of:=IF(ISNUMBER((SEARCH(&quot;boho&quot;;[.A90])));47;&quot;&quot;)">
            <text:p/>
          </table:table-cell>
          <table:table-cell table:formula="of:=IF(ISNUMBER((SEARCH(&quot;studio&quot;;[.A90])));48;&quot;&quot;)">
            <text:p/>
          </table:table-cell>
          <table:table-cell table:formula="of:=IF(ISNUMBER((SEARCH(&quot;ternel&quot;;[.A90])));95;&quot;&quot;)">
            <text:p/>
          </table:table-cell>
          <table:table-cell table:formula="of:=IF(ISNUMBER((SEARCH(&quot;eclipse&quot;;[.A90])));93;&quot;&quot;)">
            <text:p/>
          </table:table-cell>
          <table:table-cell table:formula="of:=IF(ISNUMBER((SEARCH(&quot;fruit&quot;;[.A90])));100;&quot;&quot;)">
            <text:p/>
          </table:table-cell>
          <table:table-cell table:formula="of:=IF(ISNUMBER((SEARCH(&quot;jubil&quot;;[.A90])));112;&quot;&quot;)">
            <text:p/>
          </table:table-cell>
          <table:table-cell table:formula="of:=IF(ISNUMBER((SEARCH(&quot;flow&quot;;[.A90])));98;&quot;&quot;)">
            <text:p/>
          </table:table-cell>
          <table:table-cell table:formula="of:=CONCATENATE([.G90];&quot;,&quot;;[.H90];&quot;,&quot;;[.I90];&quot;,&quot;;[.J90];&quot;,&quot;;[.K90];&quot;,&quot;;[.L90];&quot;,&quot;;[.M90];&quot;,&quot;;[.N90];&quot;,&quot;;[.O90];&quot;,&quot;;[.P90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Prima - złote kolczyki </text:p>
          </table:table-cell>
          <table:table-cell table:formula="of:=[.B90]"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89La Prima - złote kolczyki .jpg</text:p>
          </table:table-cell>
          <table:table-cell table:formula="of:=IF(ISNUMBER((SEARCH(&quot;diament&quot;;[.A91])));18;&quot;&quot;)">
            <text:p/>
          </table:table-cell>
          <table:table-cell table:formula="of:=[.H90]" office:value-type="float" office:value="12" calcext:value-type="float">
            <text:p>12</text:p>
          </table:table-cell>
          <table:table-cell table:formula="of:=IF(ISNUMBER((SEARCH(&quot;wiktoriańska&quot;;[.A91])));46;&quot;&quot;)">
            <text:p/>
          </table:table-cell>
          <table:table-cell table:formula="of:=IF(ISNUMBER((SEARCH(&quot;boho&quot;;[.A91])));47;&quot;&quot;)">
            <text:p/>
          </table:table-cell>
          <table:table-cell table:formula="of:=IF(ISNUMBER((SEARCH(&quot;studio&quot;;[.A91])));48;&quot;&quot;)">
            <text:p/>
          </table:table-cell>
          <table:table-cell table:formula="of:=IF(ISNUMBER((SEARCH(&quot;ternel&quot;;[.A91])));95;&quot;&quot;)">
            <text:p/>
          </table:table-cell>
          <table:table-cell table:formula="of:=IF(ISNUMBER((SEARCH(&quot;eclipse&quot;;[.A91])));93;&quot;&quot;)">
            <text:p/>
          </table:table-cell>
          <table:table-cell table:formula="of:=IF(ISNUMBER((SEARCH(&quot;fruit&quot;;[.A91])));100;&quot;&quot;)">
            <text:p/>
          </table:table-cell>
          <table:table-cell table:formula="of:=IF(ISNUMBER((SEARCH(&quot;jubil&quot;;[.A91])));112;&quot;&quot;)">
            <text:p/>
          </table:table-cell>
          <table:table-cell table:formula="of:=IF(ISNUMBER((SEARCH(&quot;flow&quot;;[.A91])));98;&quot;&quot;)">
            <text:p/>
          </table:table-cell>
          <table:table-cell table:formula="of:=CONCATENATE([.G91];&quot;,&quot;;[.H91];&quot;,&quot;;[.I91];&quot;,&quot;;[.J91];&quot;,&quot;;[.K91];&quot;,&quot;;[.L91];&quot;,&quot;;[.M91];&quot;,&quot;;[.N91];&quot;,&quot;;[.O91];&quot;,&quot;;[.P91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Prima - złote kolczyki</text:p>
          </table:table-cell>
          <table:table-cell table:formula="of:=[.B91]"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90La Prima - złote kolczyki.jpg</text:p>
          </table:table-cell>
          <table:table-cell table:formula="of:=IF(ISNUMBER((SEARCH(&quot;diament&quot;;[.A92])));18;&quot;&quot;)">
            <text:p/>
          </table:table-cell>
          <table:table-cell table:formula="of:=[.H91]" office:value-type="float" office:value="12" calcext:value-type="float">
            <text:p>12</text:p>
          </table:table-cell>
          <table:table-cell table:formula="of:=IF(ISNUMBER((SEARCH(&quot;wiktoriańska&quot;;[.A92])));46;&quot;&quot;)">
            <text:p/>
          </table:table-cell>
          <table:table-cell table:formula="of:=IF(ISNUMBER((SEARCH(&quot;boho&quot;;[.A92])));47;&quot;&quot;)">
            <text:p/>
          </table:table-cell>
          <table:table-cell table:formula="of:=IF(ISNUMBER((SEARCH(&quot;studio&quot;;[.A92])));48;&quot;&quot;)">
            <text:p/>
          </table:table-cell>
          <table:table-cell table:formula="of:=IF(ISNUMBER((SEARCH(&quot;ternel&quot;;[.A92])));95;&quot;&quot;)">
            <text:p/>
          </table:table-cell>
          <table:table-cell table:formula="of:=IF(ISNUMBER((SEARCH(&quot;eclipse&quot;;[.A92])));93;&quot;&quot;)">
            <text:p/>
          </table:table-cell>
          <table:table-cell table:formula="of:=IF(ISNUMBER((SEARCH(&quot;fruit&quot;;[.A92])));100;&quot;&quot;)">
            <text:p/>
          </table:table-cell>
          <table:table-cell table:formula="of:=IF(ISNUMBER((SEARCH(&quot;jubil&quot;;[.A92])));112;&quot;&quot;)">
            <text:p/>
          </table:table-cell>
          <table:table-cell table:formula="of:=IF(ISNUMBER((SEARCH(&quot;flow&quot;;[.A92])));98;&quot;&quot;)">
            <text:p/>
          </table:table-cell>
          <table:table-cell table:formula="of:=CONCATENATE([.G92];&quot;,&quot;;[.H92];&quot;,&quot;;[.I92];&quot;,&quot;;[.J92];&quot;,&quot;;[.K92];&quot;,&quot;;[.L92];&quot;,&quot;;[.M92];&quot;,&quot;;[.N92];&quot;,&quot;;[.O92];&quot;,&quot;;[.P92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Prima - złote kolczyki</text:p>
          </table:table-cell>
          <table:table-cell table:formula="of:=[.B92]"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91La Prima - złote kolczyki.jpg</text:p>
          </table:table-cell>
          <table:table-cell table:formula="of:=IF(ISNUMBER((SEARCH(&quot;diament&quot;;[.A93])));18;&quot;&quot;)">
            <text:p/>
          </table:table-cell>
          <table:table-cell table:formula="of:=[.H92]" office:value-type="float" office:value="12" calcext:value-type="float">
            <text:p>12</text:p>
          </table:table-cell>
          <table:table-cell table:formula="of:=IF(ISNUMBER((SEARCH(&quot;wiktoriańska&quot;;[.A93])));46;&quot;&quot;)">
            <text:p/>
          </table:table-cell>
          <table:table-cell table:formula="of:=IF(ISNUMBER((SEARCH(&quot;boho&quot;;[.A93])));47;&quot;&quot;)">
            <text:p/>
          </table:table-cell>
          <table:table-cell table:formula="of:=IF(ISNUMBER((SEARCH(&quot;studio&quot;;[.A93])));48;&quot;&quot;)">
            <text:p/>
          </table:table-cell>
          <table:table-cell table:formula="of:=IF(ISNUMBER((SEARCH(&quot;ternel&quot;;[.A93])));95;&quot;&quot;)">
            <text:p/>
          </table:table-cell>
          <table:table-cell table:formula="of:=IF(ISNUMBER((SEARCH(&quot;eclipse&quot;;[.A93])));93;&quot;&quot;)">
            <text:p/>
          </table:table-cell>
          <table:table-cell table:formula="of:=IF(ISNUMBER((SEARCH(&quot;fruit&quot;;[.A93])));100;&quot;&quot;)">
            <text:p/>
          </table:table-cell>
          <table:table-cell table:formula="of:=IF(ISNUMBER((SEARCH(&quot;jubil&quot;;[.A93])));112;&quot;&quot;)">
            <text:p/>
          </table:table-cell>
          <table:table-cell table:formula="of:=IF(ISNUMBER((SEARCH(&quot;flow&quot;;[.A93])));98;&quot;&quot;)">
            <text:p/>
          </table:table-cell>
          <table:table-cell table:formula="of:=CONCATENATE([.G93];&quot;,&quot;;[.H93];&quot;,&quot;;[.I93];&quot;,&quot;;[.J93];&quot;,&quot;;[.K93];&quot;,&quot;;[.L93];&quot;,&quot;;[.M93];&quot;,&quot;;[.N93];&quot;,&quot;;[.O93];&quot;,&quot;;[.P93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czyki ze szmaragdami </text:p>
          </table:table-cell>
          <table:table-cell table:formula="of:=[.B93]"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92Kolczyki ze szmaragdami .jpg</text:p>
          </table:table-cell>
          <table:table-cell table:formula="of:=IF(ISNUMBER((SEARCH(&quot;diament&quot;;[.A94])));18;&quot;&quot;)">
            <text:p/>
          </table:table-cell>
          <table:table-cell table:formula="of:=[.H93]" office:value-type="float" office:value="12" calcext:value-type="float">
            <text:p>12</text:p>
          </table:table-cell>
          <table:table-cell table:formula="of:=IF(ISNUMBER((SEARCH(&quot;wiktoriańska&quot;;[.A94])));46;&quot;&quot;)">
            <text:p/>
          </table:table-cell>
          <table:table-cell table:formula="of:=IF(ISNUMBER((SEARCH(&quot;boho&quot;;[.A94])));47;&quot;&quot;)">
            <text:p/>
          </table:table-cell>
          <table:table-cell table:formula="of:=IF(ISNUMBER((SEARCH(&quot;studio&quot;;[.A94])));48;&quot;&quot;)">
            <text:p/>
          </table:table-cell>
          <table:table-cell table:formula="of:=IF(ISNUMBER((SEARCH(&quot;ternel&quot;;[.A94])));95;&quot;&quot;)">
            <text:p/>
          </table:table-cell>
          <table:table-cell table:formula="of:=IF(ISNUMBER((SEARCH(&quot;eclipse&quot;;[.A94])));93;&quot;&quot;)">
            <text:p/>
          </table:table-cell>
          <table:table-cell table:formula="of:=IF(ISNUMBER((SEARCH(&quot;fruit&quot;;[.A94])));100;&quot;&quot;)">
            <text:p/>
          </table:table-cell>
          <table:table-cell table:formula="of:=IF(ISNUMBER((SEARCH(&quot;jubil&quot;;[.A94])));112;&quot;&quot;)">
            <text:p/>
          </table:table-cell>
          <table:table-cell table:formula="of:=IF(ISNUMBER((SEARCH(&quot;flow&quot;;[.A94])));98;&quot;&quot;)">
            <text:p/>
          </table:table-cell>
          <table:table-cell table:formula="of:=CONCATENATE([.G94];&quot;,&quot;;[.H94];&quot;,&quot;;[.I94];&quot;,&quot;;[.J94];&quot;,&quot;;[.K94];&quot;,&quot;;[.L94];&quot;,&quot;;[.M94];&quot;,&quot;;[.N94];&quot;,&quot;;[.O94];&quot;,&quot;;[.P94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czyki z diamentami i szmaragdami</text:p>
          </table:table-cell>
          <table:table-cell table:formula="of:=[.B94]"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93Kolczyki z diamentami i szmaragdami.jpg</text:p>
          </table:table-cell>
          <table:table-cell table:formula="of:=IF(ISNUMBER((SEARCH(&quot;diament&quot;;[.A95])));18;&quot;&quot;)" office:value-type="float" office:value="18" calcext:value-type="float">
            <text:p>18</text:p>
          </table:table-cell>
          <table:table-cell table:formula="of:=[.H94]" office:value-type="float" office:value="12" calcext:value-type="float">
            <text:p>12</text:p>
          </table:table-cell>
          <table:table-cell table:formula="of:=IF(ISNUMBER((SEARCH(&quot;wiktoriańska&quot;;[.A95])));46;&quot;&quot;)">
            <text:p/>
          </table:table-cell>
          <table:table-cell table:formula="of:=IF(ISNUMBER((SEARCH(&quot;boho&quot;;[.A95])));47;&quot;&quot;)">
            <text:p/>
          </table:table-cell>
          <table:table-cell table:formula="of:=IF(ISNUMBER((SEARCH(&quot;studio&quot;;[.A95])));48;&quot;&quot;)">
            <text:p/>
          </table:table-cell>
          <table:table-cell table:formula="of:=IF(ISNUMBER((SEARCH(&quot;ternel&quot;;[.A95])));95;&quot;&quot;)">
            <text:p/>
          </table:table-cell>
          <table:table-cell table:formula="of:=IF(ISNUMBER((SEARCH(&quot;eclipse&quot;;[.A95])));93;&quot;&quot;)">
            <text:p/>
          </table:table-cell>
          <table:table-cell table:formula="of:=IF(ISNUMBER((SEARCH(&quot;fruit&quot;;[.A95])));100;&quot;&quot;)">
            <text:p/>
          </table:table-cell>
          <table:table-cell table:formula="of:=IF(ISNUMBER((SEARCH(&quot;jubil&quot;;[.A95])));112;&quot;&quot;)">
            <text:p/>
          </table:table-cell>
          <table:table-cell table:formula="of:=IF(ISNUMBER((SEARCH(&quot;flow&quot;;[.A95])));98;&quot;&quot;)">
            <text:p/>
          </table:table-cell>
          <table:table-cell table:formula="of:=CONCATENATE([.G95];&quot;,&quot;;[.H95];&quot;,&quot;;[.I95];&quot;,&quot;;[.J95];&quot;,&quot;;[.K95];&quot;,&quot;;[.L95];&quot;,&quot;;[.M95];&quot;,&quot;;[.N95];&quot;,&quot;;[.O95];&quot;,&quot;;[.P95])" office:value-type="string" office:string-value="18,12,,,,,,,," calcext:value-type="string">
            <text:p>18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złote kolczyki z diamentami i szmaragdami</text:p>
          </table:table-cell>
          <table:table-cell table:formula="of:=[.B95]"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94Kolekcja Wiktoriańska -złote kolczyki z diamentami i szmaragdami.jpg</text:p>
          </table:table-cell>
          <table:table-cell table:formula="of:=IF(ISNUMBER((SEARCH(&quot;diament&quot;;[.A96])));18;&quot;&quot;)" office:value-type="float" office:value="18" calcext:value-type="float">
            <text:p>18</text:p>
          </table:table-cell>
          <table:table-cell table:formula="of:=[.H95]" office:value-type="float" office:value="12" calcext:value-type="float">
            <text:p>12</text:p>
          </table:table-cell>
          <table:table-cell table:formula="of:=IF(ISNUMBER((SEARCH(&quot;wiktoriańska&quot;;[.A96])));46;&quot;&quot;)" office:value-type="float" office:value="46" calcext:value-type="float">
            <text:p>46</text:p>
          </table:table-cell>
          <table:table-cell table:formula="of:=IF(ISNUMBER((SEARCH(&quot;boho&quot;;[.A96])));47;&quot;&quot;)">
            <text:p/>
          </table:table-cell>
          <table:table-cell table:formula="of:=IF(ISNUMBER((SEARCH(&quot;studio&quot;;[.A96])));48;&quot;&quot;)">
            <text:p/>
          </table:table-cell>
          <table:table-cell table:formula="of:=IF(ISNUMBER((SEARCH(&quot;ternel&quot;;[.A96])));95;&quot;&quot;)">
            <text:p/>
          </table:table-cell>
          <table:table-cell table:formula="of:=IF(ISNUMBER((SEARCH(&quot;eclipse&quot;;[.A96])));93;&quot;&quot;)">
            <text:p/>
          </table:table-cell>
          <table:table-cell table:formula="of:=IF(ISNUMBER((SEARCH(&quot;fruit&quot;;[.A96])));100;&quot;&quot;)">
            <text:p/>
          </table:table-cell>
          <table:table-cell table:formula="of:=IF(ISNUMBER((SEARCH(&quot;jubil&quot;;[.A96])));112;&quot;&quot;)">
            <text:p/>
          </table:table-cell>
          <table:table-cell table:formula="of:=IF(ISNUMBER((SEARCH(&quot;flow&quot;;[.A96])));98;&quot;&quot;)">
            <text:p/>
          </table:table-cell>
          <table:table-cell table:formula="of:=CONCATENATE([.G96];&quot;,&quot;;[.H96];&quot;,&quot;;[.I96];&quot;,&quot;;[.J96];&quot;,&quot;;[.K96];&quot;,&quot;;[.L96];&quot;,&quot;;[.M96];&quot;,&quot;;[.N96];&quot;,&quot;;[.O96];&quot;,&quot;;[.P96])" office:value-type="string" office:string-value="18,12,46,,,,,,," calcext:value-type="string">
            <text:p>18,12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kolczyki z diamentami i szmaragdami</text:p>
          </table:table-cell>
          <table:table-cell table:formula="of:=[.B96]"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95Kolekcja Wiktoriańska - kolczyki z diamentami i szmaragdami.jpg</text:p>
          </table:table-cell>
          <table:table-cell table:formula="of:=IF(ISNUMBER((SEARCH(&quot;diament&quot;;[.A97])));18;&quot;&quot;)" office:value-type="float" office:value="18" calcext:value-type="float">
            <text:p>18</text:p>
          </table:table-cell>
          <table:table-cell table:formula="of:=[.H96]" office:value-type="float" office:value="12" calcext:value-type="float">
            <text:p>12</text:p>
          </table:table-cell>
          <table:table-cell table:formula="of:=IF(ISNUMBER((SEARCH(&quot;wiktoriańska&quot;;[.A97])));46;&quot;&quot;)" office:value-type="float" office:value="46" calcext:value-type="float">
            <text:p>46</text:p>
          </table:table-cell>
          <table:table-cell table:formula="of:=IF(ISNUMBER((SEARCH(&quot;boho&quot;;[.A97])));47;&quot;&quot;)">
            <text:p/>
          </table:table-cell>
          <table:table-cell table:formula="of:=IF(ISNUMBER((SEARCH(&quot;studio&quot;;[.A97])));48;&quot;&quot;)">
            <text:p/>
          </table:table-cell>
          <table:table-cell table:formula="of:=IF(ISNUMBER((SEARCH(&quot;ternel&quot;;[.A97])));95;&quot;&quot;)">
            <text:p/>
          </table:table-cell>
          <table:table-cell table:formula="of:=IF(ISNUMBER((SEARCH(&quot;eclipse&quot;;[.A97])));93;&quot;&quot;)">
            <text:p/>
          </table:table-cell>
          <table:table-cell table:formula="of:=IF(ISNUMBER((SEARCH(&quot;fruit&quot;;[.A97])));100;&quot;&quot;)">
            <text:p/>
          </table:table-cell>
          <table:table-cell table:formula="of:=IF(ISNUMBER((SEARCH(&quot;jubil&quot;;[.A97])));112;&quot;&quot;)">
            <text:p/>
          </table:table-cell>
          <table:table-cell table:formula="of:=IF(ISNUMBER((SEARCH(&quot;flow&quot;;[.A97])));98;&quot;&quot;)">
            <text:p/>
          </table:table-cell>
          <table:table-cell table:formula="of:=CONCATENATE([.G97];&quot;,&quot;;[.H97];&quot;,&quot;;[.I97];&quot;,&quot;;[.J97];&quot;,&quot;;[.K97];&quot;,&quot;;[.L97];&quot;,&quot;;[.M97];&quot;,&quot;;[.N97];&quot;,&quot;;[.O97];&quot;,&quot;;[.P97])" office:value-type="string" office:string-value="18,12,46,,,,,,," calcext:value-type="string">
            <text:p>18,12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bilé - kolczyki z London Blue Topazami i diamentami</text:p>
          </table:table-cell>
          <table:table-cell table:formula="of:=[.B97]"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96Jubilé - kolczyki z London Blue Topazami i diamentami.jpg</text:p>
          </table:table-cell>
          <table:table-cell table:formula="of:=IF(ISNUMBER((SEARCH(&quot;diament&quot;;[.A98])));18;&quot;&quot;)" office:value-type="float" office:value="18" calcext:value-type="float">
            <text:p>18</text:p>
          </table:table-cell>
          <table:table-cell table:formula="of:=[.H97]" office:value-type="float" office:value="12" calcext:value-type="float">
            <text:p>12</text:p>
          </table:table-cell>
          <table:table-cell table:formula="of:=IF(ISNUMBER((SEARCH(&quot;wiktoriańska&quot;;[.A98])));46;&quot;&quot;)">
            <text:p/>
          </table:table-cell>
          <table:table-cell table:formula="of:=IF(ISNUMBER((SEARCH(&quot;boho&quot;;[.A98])));47;&quot;&quot;)">
            <text:p/>
          </table:table-cell>
          <table:table-cell table:formula="of:=IF(ISNUMBER((SEARCH(&quot;studio&quot;;[.A98])));48;&quot;&quot;)">
            <text:p/>
          </table:table-cell>
          <table:table-cell table:formula="of:=IF(ISNUMBER((SEARCH(&quot;ternel&quot;;[.A98])));95;&quot;&quot;)">
            <text:p/>
          </table:table-cell>
          <table:table-cell table:formula="of:=IF(ISNUMBER((SEARCH(&quot;eclipse&quot;;[.A98])));93;&quot;&quot;)">
            <text:p/>
          </table:table-cell>
          <table:table-cell table:formula="of:=IF(ISNUMBER((SEARCH(&quot;fruit&quot;;[.A98])));100;&quot;&quot;)">
            <text:p/>
          </table:table-cell>
          <table:table-cell table:formula="of:=IF(ISNUMBER((SEARCH(&quot;jubil&quot;;[.A98])));112;&quot;&quot;)" office:value-type="float" office:value="112" calcext:value-type="float">
            <text:p>112</text:p>
          </table:table-cell>
          <table:table-cell table:formula="of:=IF(ISNUMBER((SEARCH(&quot;flow&quot;;[.A98])));98;&quot;&quot;)">
            <text:p/>
          </table:table-cell>
          <table:table-cell table:formula="of:=CONCATENATE([.G98];&quot;,&quot;;[.H98];&quot;,&quot;;[.I98];&quot;,&quot;;[.J98];&quot;,&quot;;[.K98];&quot;,&quot;;[.L98];&quot;,&quot;;[.M98];&quot;,&quot;;[.N98];&quot;,&quot;;[.O98];&quot;,&quot;;[.P98])" office:value-type="string" office:string-value="18,12,,,,,,,112," calcext:value-type="string">
            <text:p>18,12,,,,,,,11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bilé - złote kolczyki z topazami błękitnymi i diamentami</text:p>
          </table:table-cell>
          <table:table-cell table:formula="of:=[.B98]"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97Jubilé - złote kolczyki z topazami błękitnymi i diamentami.jpg</text:p>
          </table:table-cell>
          <table:table-cell table:formula="of:=IF(ISNUMBER((SEARCH(&quot;diament&quot;;[.A99])));18;&quot;&quot;)" office:value-type="float" office:value="18" calcext:value-type="float">
            <text:p>18</text:p>
          </table:table-cell>
          <table:table-cell table:formula="of:=[.H98]" office:value-type="float" office:value="12" calcext:value-type="float">
            <text:p>12</text:p>
          </table:table-cell>
          <table:table-cell table:formula="of:=IF(ISNUMBER((SEARCH(&quot;wiktoriańska&quot;;[.A99])));46;&quot;&quot;)">
            <text:p/>
          </table:table-cell>
          <table:table-cell table:formula="of:=IF(ISNUMBER((SEARCH(&quot;boho&quot;;[.A99])));47;&quot;&quot;)">
            <text:p/>
          </table:table-cell>
          <table:table-cell table:formula="of:=IF(ISNUMBER((SEARCH(&quot;studio&quot;;[.A99])));48;&quot;&quot;)">
            <text:p/>
          </table:table-cell>
          <table:table-cell table:formula="of:=IF(ISNUMBER((SEARCH(&quot;ternel&quot;;[.A99])));95;&quot;&quot;)">
            <text:p/>
          </table:table-cell>
          <table:table-cell table:formula="of:=IF(ISNUMBER((SEARCH(&quot;eclipse&quot;;[.A99])));93;&quot;&quot;)">
            <text:p/>
          </table:table-cell>
          <table:table-cell table:formula="of:=IF(ISNUMBER((SEARCH(&quot;fruit&quot;;[.A99])));100;&quot;&quot;)">
            <text:p/>
          </table:table-cell>
          <table:table-cell table:formula="of:=IF(ISNUMBER((SEARCH(&quot;jubil&quot;;[.A99])));112;&quot;&quot;)" office:value-type="float" office:value="112" calcext:value-type="float">
            <text:p>112</text:p>
          </table:table-cell>
          <table:table-cell table:formula="of:=IF(ISNUMBER((SEARCH(&quot;flow&quot;;[.A99])));98;&quot;&quot;)">
            <text:p/>
          </table:table-cell>
          <table:table-cell table:formula="of:=CONCATENATE([.G99];&quot;,&quot;;[.H99];&quot;,&quot;;[.I99];&quot;,&quot;;[.J99];&quot;,&quot;;[.K99];&quot;,&quot;;[.L99];&quot;,&quot;;[.M99];&quot;,&quot;;[.N99];&quot;,&quot;;[.O99];&quot;,&quot;;[.P99])" office:value-type="string" office:string-value="18,12,,,,,,,112," calcext:value-type="string">
            <text:p>18,12,,,,,,,11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bilé - Kolczyki z diamentami i topazami</text:p>
          </table:table-cell>
          <table:table-cell table:formula="of:=[.B99]"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98Jubilé - Kolczyki z diamentami i topazami.jpg</text:p>
          </table:table-cell>
          <table:table-cell table:formula="of:=IF(ISNUMBER((SEARCH(&quot;diament&quot;;[.A100])));18;&quot;&quot;)" office:value-type="float" office:value="18" calcext:value-type="float">
            <text:p>18</text:p>
          </table:table-cell>
          <table:table-cell table:formula="of:=[.H99]" office:value-type="float" office:value="12" calcext:value-type="float">
            <text:p>12</text:p>
          </table:table-cell>
          <table:table-cell table:formula="of:=IF(ISNUMBER((SEARCH(&quot;wiktoriańska&quot;;[.A100])));46;&quot;&quot;)">
            <text:p/>
          </table:table-cell>
          <table:table-cell table:formula="of:=IF(ISNUMBER((SEARCH(&quot;boho&quot;;[.A100])));47;&quot;&quot;)">
            <text:p/>
          </table:table-cell>
          <table:table-cell table:formula="of:=IF(ISNUMBER((SEARCH(&quot;studio&quot;;[.A100])));48;&quot;&quot;)">
            <text:p/>
          </table:table-cell>
          <table:table-cell table:formula="of:=IF(ISNUMBER((SEARCH(&quot;ternel&quot;;[.A100])));95;&quot;&quot;)">
            <text:p/>
          </table:table-cell>
          <table:table-cell table:formula="of:=IF(ISNUMBER((SEARCH(&quot;eclipse&quot;;[.A100])));93;&quot;&quot;)">
            <text:p/>
          </table:table-cell>
          <table:table-cell table:formula="of:=IF(ISNUMBER((SEARCH(&quot;fruit&quot;;[.A100])));100;&quot;&quot;)">
            <text:p/>
          </table:table-cell>
          <table:table-cell table:formula="of:=IF(ISNUMBER((SEARCH(&quot;jubil&quot;;[.A100])));112;&quot;&quot;)" office:value-type="float" office:value="112" calcext:value-type="float">
            <text:p>112</text:p>
          </table:table-cell>
          <table:table-cell table:formula="of:=IF(ISNUMBER((SEARCH(&quot;flow&quot;;[.A100])));98;&quot;&quot;)">
            <text:p/>
          </table:table-cell>
          <table:table-cell table:formula="of:=CONCATENATE([.G100];&quot;,&quot;;[.H100];&quot;,&quot;;[.I100];&quot;,&quot;;[.J100];&quot;,&quot;;[.K100];&quot;,&quot;;[.L100];&quot;,&quot;;[.M100];&quot;,&quot;;[.N100];&quot;,&quot;;[.O100];&quot;,&quot;;[.P100])" office:value-type="string" office:string-value="18,12,,,,,,,112," calcext:value-type="string">
            <text:p>18,12,,,,,,,11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bilé - kolczyki z London Blue Topazami i diamentami</text:p>
          </table:table-cell>
          <table:table-cell table:formula="of:=[.B100]"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99Jubilé - kolczyki z London Blue Topazami i diamentami.jpg</text:p>
          </table:table-cell>
          <table:table-cell table:formula="of:=IF(ISNUMBER((SEARCH(&quot;diament&quot;;[.A101])));18;&quot;&quot;)" office:value-type="float" office:value="18" calcext:value-type="float">
            <text:p>18</text:p>
          </table:table-cell>
          <table:table-cell table:formula="of:=[.H100]" office:value-type="float" office:value="12" calcext:value-type="float">
            <text:p>12</text:p>
          </table:table-cell>
          <table:table-cell table:formula="of:=IF(ISNUMBER((SEARCH(&quot;wiktoriańska&quot;;[.A101])));46;&quot;&quot;)">
            <text:p/>
          </table:table-cell>
          <table:table-cell table:formula="of:=IF(ISNUMBER((SEARCH(&quot;boho&quot;;[.A101])));47;&quot;&quot;)">
            <text:p/>
          </table:table-cell>
          <table:table-cell table:formula="of:=IF(ISNUMBER((SEARCH(&quot;studio&quot;;[.A101])));48;&quot;&quot;)">
            <text:p/>
          </table:table-cell>
          <table:table-cell table:formula="of:=IF(ISNUMBER((SEARCH(&quot;ternel&quot;;[.A101])));95;&quot;&quot;)">
            <text:p/>
          </table:table-cell>
          <table:table-cell table:formula="of:=IF(ISNUMBER((SEARCH(&quot;eclipse&quot;;[.A101])));93;&quot;&quot;)">
            <text:p/>
          </table:table-cell>
          <table:table-cell table:formula="of:=IF(ISNUMBER((SEARCH(&quot;fruit&quot;;[.A101])));100;&quot;&quot;)">
            <text:p/>
          </table:table-cell>
          <table:table-cell table:formula="of:=IF(ISNUMBER((SEARCH(&quot;jubil&quot;;[.A101])));112;&quot;&quot;)" office:value-type="float" office:value="112" calcext:value-type="float">
            <text:p>112</text:p>
          </table:table-cell>
          <table:table-cell table:formula="of:=IF(ISNUMBER((SEARCH(&quot;flow&quot;;[.A101])));98;&quot;&quot;)">
            <text:p/>
          </table:table-cell>
          <table:table-cell table:formula="of:=CONCATENATE([.G101];&quot;,&quot;;[.H101];&quot;,&quot;;[.I101];&quot;,&quot;;[.J101];&quot;,&quot;;[.K101];&quot;,&quot;;[.L101];&quot;,&quot;;[.M101];&quot;,&quot;;[.N101];&quot;,&quot;;[.O101];&quot;,&quot;;[.P101])" office:value-type="string" office:string-value="18,12,,,,,,,112," calcext:value-type="string">
            <text:p>18,12,,,,,,,11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e kolczyki</text:p>
          </table:table-cell>
          <table:table-cell table:formula="of:=[.B101]"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00Unique - srebrne kolczyki.jpg</text:p>
          </table:table-cell>
          <table:table-cell table:formula="of:=IF(ISNUMBER((SEARCH(&quot;diament&quot;;[.A102])));18;&quot;&quot;)">
            <text:p/>
          </table:table-cell>
          <table:table-cell table:formula="of:=[.H101]" office:value-type="float" office:value="12" calcext:value-type="float">
            <text:p>12</text:p>
          </table:table-cell>
          <table:table-cell table:formula="of:=IF(ISNUMBER((SEARCH(&quot;wiktoriańska&quot;;[.A102])));46;&quot;&quot;)">
            <text:p/>
          </table:table-cell>
          <table:table-cell table:formula="of:=IF(ISNUMBER((SEARCH(&quot;boho&quot;;[.A102])));47;&quot;&quot;)">
            <text:p/>
          </table:table-cell>
          <table:table-cell table:formula="of:=IF(ISNUMBER((SEARCH(&quot;studio&quot;;[.A102])));48;&quot;&quot;)">
            <text:p/>
          </table:table-cell>
          <table:table-cell table:formula="of:=IF(ISNUMBER((SEARCH(&quot;ternel&quot;;[.A102])));95;&quot;&quot;)">
            <text:p/>
          </table:table-cell>
          <table:table-cell table:formula="of:=IF(ISNUMBER((SEARCH(&quot;eclipse&quot;;[.A102])));93;&quot;&quot;)">
            <text:p/>
          </table:table-cell>
          <table:table-cell table:formula="of:=IF(ISNUMBER((SEARCH(&quot;fruit&quot;;[.A102])));100;&quot;&quot;)">
            <text:p/>
          </table:table-cell>
          <table:table-cell table:formula="of:=IF(ISNUMBER((SEARCH(&quot;jubil&quot;;[.A102])));112;&quot;&quot;)">
            <text:p/>
          </table:table-cell>
          <table:table-cell table:formula="of:=IF(ISNUMBER((SEARCH(&quot;flow&quot;;[.A102])));98;&quot;&quot;)">
            <text:p/>
          </table:table-cell>
          <table:table-cell table:formula="of:=CONCATENATE([.G102];&quot;,&quot;;[.H102];&quot;,&quot;;[.I102];&quot;,&quot;;[.J102];&quot;,&quot;;[.K102];&quot;,&quot;;[.L102];&quot;,&quot;;[.M102];&quot;,&quot;;[.N102];&quot;,&quot;;[.O102];&quot;,&quot;;[.P102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e kolczyki</text:p>
          </table:table-cell>
          <table:table-cell table:formula="of:=[.B102]"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01Unique - srebrne kolczyki.jpg</text:p>
          </table:table-cell>
          <table:table-cell table:formula="of:=IF(ISNUMBER((SEARCH(&quot;diament&quot;;[.A103])));18;&quot;&quot;)">
            <text:p/>
          </table:table-cell>
          <table:table-cell table:formula="of:=[.H102]" office:value-type="float" office:value="12" calcext:value-type="float">
            <text:p>12</text:p>
          </table:table-cell>
          <table:table-cell table:formula="of:=IF(ISNUMBER((SEARCH(&quot;wiktoriańska&quot;;[.A103])));46;&quot;&quot;)">
            <text:p/>
          </table:table-cell>
          <table:table-cell table:formula="of:=IF(ISNUMBER((SEARCH(&quot;boho&quot;;[.A103])));47;&quot;&quot;)">
            <text:p/>
          </table:table-cell>
          <table:table-cell table:formula="of:=IF(ISNUMBER((SEARCH(&quot;studio&quot;;[.A103])));48;&quot;&quot;)">
            <text:p/>
          </table:table-cell>
          <table:table-cell table:formula="of:=IF(ISNUMBER((SEARCH(&quot;ternel&quot;;[.A103])));95;&quot;&quot;)">
            <text:p/>
          </table:table-cell>
          <table:table-cell table:formula="of:=IF(ISNUMBER((SEARCH(&quot;eclipse&quot;;[.A103])));93;&quot;&quot;)">
            <text:p/>
          </table:table-cell>
          <table:table-cell table:formula="of:=IF(ISNUMBER((SEARCH(&quot;fruit&quot;;[.A103])));100;&quot;&quot;)">
            <text:p/>
          </table:table-cell>
          <table:table-cell table:formula="of:=IF(ISNUMBER((SEARCH(&quot;jubil&quot;;[.A103])));112;&quot;&quot;)">
            <text:p/>
          </table:table-cell>
          <table:table-cell table:formula="of:=IF(ISNUMBER((SEARCH(&quot;flow&quot;;[.A103])));98;&quot;&quot;)">
            <text:p/>
          </table:table-cell>
          <table:table-cell table:formula="of:=CONCATENATE([.G103];&quot;,&quot;;[.H103];&quot;,&quot;;[.I103];&quot;,&quot;;[.J103];&quot;,&quot;;[.K103];&quot;,&quot;;[.L103];&quot;,&quot;;[.M103];&quot;,&quot;;[.N103];&quot;,&quot;;[.O103];&quot;,&quot;;[.P103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e kolczyki</text:p>
          </table:table-cell>
          <table:table-cell table:formula="of:=[.B103]"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02Unique - srebrne kolczyki.jpg</text:p>
          </table:table-cell>
          <table:table-cell table:formula="of:=IF(ISNUMBER((SEARCH(&quot;diament&quot;;[.A104])));18;&quot;&quot;)">
            <text:p/>
          </table:table-cell>
          <table:table-cell table:formula="of:=[.H103]" office:value-type="float" office:value="12" calcext:value-type="float">
            <text:p>12</text:p>
          </table:table-cell>
          <table:table-cell table:formula="of:=IF(ISNUMBER((SEARCH(&quot;wiktoriańska&quot;;[.A104])));46;&quot;&quot;)">
            <text:p/>
          </table:table-cell>
          <table:table-cell table:formula="of:=IF(ISNUMBER((SEARCH(&quot;boho&quot;;[.A104])));47;&quot;&quot;)">
            <text:p/>
          </table:table-cell>
          <table:table-cell table:formula="of:=IF(ISNUMBER((SEARCH(&quot;studio&quot;;[.A104])));48;&quot;&quot;)">
            <text:p/>
          </table:table-cell>
          <table:table-cell table:formula="of:=IF(ISNUMBER((SEARCH(&quot;ternel&quot;;[.A104])));95;&quot;&quot;)">
            <text:p/>
          </table:table-cell>
          <table:table-cell table:formula="of:=IF(ISNUMBER((SEARCH(&quot;eclipse&quot;;[.A104])));93;&quot;&quot;)">
            <text:p/>
          </table:table-cell>
          <table:table-cell table:formula="of:=IF(ISNUMBER((SEARCH(&quot;fruit&quot;;[.A104])));100;&quot;&quot;)">
            <text:p/>
          </table:table-cell>
          <table:table-cell table:formula="of:=IF(ISNUMBER((SEARCH(&quot;jubil&quot;;[.A104])));112;&quot;&quot;)">
            <text:p/>
          </table:table-cell>
          <table:table-cell table:formula="of:=IF(ISNUMBER((SEARCH(&quot;flow&quot;;[.A104])));98;&quot;&quot;)">
            <text:p/>
          </table:table-cell>
          <table:table-cell table:formula="of:=CONCATENATE([.G104];&quot;,&quot;;[.H104];&quot;,&quot;;[.I104];&quot;,&quot;;[.J104];&quot;,&quot;;[.K104];&quot;,&quot;;[.L104];&quot;,&quot;;[.M104];&quot;,&quot;;[.N104];&quot;,&quot;;[.O104];&quot;,&quot;;[.P104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e kolczyki</text:p>
          </table:table-cell>
          <table:table-cell table:formula="of:=[.B104]"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03Unique - srebrne kolczyki.jpg</text:p>
          </table:table-cell>
          <table:table-cell table:formula="of:=IF(ISNUMBER((SEARCH(&quot;diament&quot;;[.A105])));18;&quot;&quot;)">
            <text:p/>
          </table:table-cell>
          <table:table-cell table:formula="of:=[.H104]" office:value-type="float" office:value="12" calcext:value-type="float">
            <text:p>12</text:p>
          </table:table-cell>
          <table:table-cell table:formula="of:=IF(ISNUMBER((SEARCH(&quot;wiktoriańska&quot;;[.A105])));46;&quot;&quot;)">
            <text:p/>
          </table:table-cell>
          <table:table-cell table:formula="of:=IF(ISNUMBER((SEARCH(&quot;boho&quot;;[.A105])));47;&quot;&quot;)">
            <text:p/>
          </table:table-cell>
          <table:table-cell table:formula="of:=IF(ISNUMBER((SEARCH(&quot;studio&quot;;[.A105])));48;&quot;&quot;)">
            <text:p/>
          </table:table-cell>
          <table:table-cell table:formula="of:=IF(ISNUMBER((SEARCH(&quot;ternel&quot;;[.A105])));95;&quot;&quot;)">
            <text:p/>
          </table:table-cell>
          <table:table-cell table:formula="of:=IF(ISNUMBER((SEARCH(&quot;eclipse&quot;;[.A105])));93;&quot;&quot;)">
            <text:p/>
          </table:table-cell>
          <table:table-cell table:formula="of:=IF(ISNUMBER((SEARCH(&quot;fruit&quot;;[.A105])));100;&quot;&quot;)">
            <text:p/>
          </table:table-cell>
          <table:table-cell table:formula="of:=IF(ISNUMBER((SEARCH(&quot;jubil&quot;;[.A105])));112;&quot;&quot;)">
            <text:p/>
          </table:table-cell>
          <table:table-cell table:formula="of:=IF(ISNUMBER((SEARCH(&quot;flow&quot;;[.A105])));98;&quot;&quot;)">
            <text:p/>
          </table:table-cell>
          <table:table-cell table:formula="of:=CONCATENATE([.G105];&quot;,&quot;;[.H105];&quot;,&quot;;[.I105];&quot;,&quot;;[.J105];&quot;,&quot;;[.K105];&quot;,&quot;;[.L105];&quot;,&quot;;[.M105];&quot;,&quot;;[.N105];&quot;,&quot;;[.O105];&quot;,&quot;;[.P105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na - złote kolczyki</text:p>
          </table:table-cell>
          <table:table-cell table:formula="of:=[.B105]"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04Malena - złote kolczyki.jpg</text:p>
          </table:table-cell>
          <table:table-cell table:formula="of:=IF(ISNUMBER((SEARCH(&quot;diament&quot;;[.A106])));18;&quot;&quot;)">
            <text:p/>
          </table:table-cell>
          <table:table-cell table:formula="of:=[.H105]" office:value-type="float" office:value="12" calcext:value-type="float">
            <text:p>12</text:p>
          </table:table-cell>
          <table:table-cell table:formula="of:=IF(ISNUMBER((SEARCH(&quot;wiktoriańska&quot;;[.A106])));46;&quot;&quot;)">
            <text:p/>
          </table:table-cell>
          <table:table-cell table:formula="of:=IF(ISNUMBER((SEARCH(&quot;boho&quot;;[.A106])));47;&quot;&quot;)">
            <text:p/>
          </table:table-cell>
          <table:table-cell table:formula="of:=IF(ISNUMBER((SEARCH(&quot;studio&quot;;[.A106])));48;&quot;&quot;)">
            <text:p/>
          </table:table-cell>
          <table:table-cell table:formula="of:=IF(ISNUMBER((SEARCH(&quot;ternel&quot;;[.A106])));95;&quot;&quot;)">
            <text:p/>
          </table:table-cell>
          <table:table-cell table:formula="of:=IF(ISNUMBER((SEARCH(&quot;eclipse&quot;;[.A106])));93;&quot;&quot;)">
            <text:p/>
          </table:table-cell>
          <table:table-cell table:formula="of:=IF(ISNUMBER((SEARCH(&quot;fruit&quot;;[.A106])));100;&quot;&quot;)">
            <text:p/>
          </table:table-cell>
          <table:table-cell table:formula="of:=IF(ISNUMBER((SEARCH(&quot;jubil&quot;;[.A106])));112;&quot;&quot;)">
            <text:p/>
          </table:table-cell>
          <table:table-cell table:formula="of:=IF(ISNUMBER((SEARCH(&quot;flow&quot;;[.A106])));98;&quot;&quot;)">
            <text:p/>
          </table:table-cell>
          <table:table-cell table:formula="of:=CONCATENATE([.G106];&quot;,&quot;;[.H106];&quot;,&quot;;[.I106];&quot;,&quot;;[.J106];&quot;,&quot;;[.K106];&quot;,&quot;;[.L106];&quot;,&quot;;[.M106];&quot;,&quot;;[.N106];&quot;,&quot;;[.O106];&quot;,&quot;;[.P106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na - złote kolczyki</text:p>
          </table:table-cell>
          <table:table-cell table:formula="of:=[.B106]"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05Malena - złote kolczyki.jpg</text:p>
          </table:table-cell>
          <table:table-cell table:formula="of:=IF(ISNUMBER((SEARCH(&quot;diament&quot;;[.A107])));18;&quot;&quot;)">
            <text:p/>
          </table:table-cell>
          <table:table-cell table:formula="of:=[.H106]" office:value-type="float" office:value="12" calcext:value-type="float">
            <text:p>12</text:p>
          </table:table-cell>
          <table:table-cell table:formula="of:=IF(ISNUMBER((SEARCH(&quot;wiktoriańska&quot;;[.A107])));46;&quot;&quot;)">
            <text:p/>
          </table:table-cell>
          <table:table-cell table:formula="of:=IF(ISNUMBER((SEARCH(&quot;boho&quot;;[.A107])));47;&quot;&quot;)">
            <text:p/>
          </table:table-cell>
          <table:table-cell table:formula="of:=IF(ISNUMBER((SEARCH(&quot;studio&quot;;[.A107])));48;&quot;&quot;)">
            <text:p/>
          </table:table-cell>
          <table:table-cell table:formula="of:=IF(ISNUMBER((SEARCH(&quot;ternel&quot;;[.A107])));95;&quot;&quot;)">
            <text:p/>
          </table:table-cell>
          <table:table-cell table:formula="of:=IF(ISNUMBER((SEARCH(&quot;eclipse&quot;;[.A107])));93;&quot;&quot;)">
            <text:p/>
          </table:table-cell>
          <table:table-cell table:formula="of:=IF(ISNUMBER((SEARCH(&quot;fruit&quot;;[.A107])));100;&quot;&quot;)">
            <text:p/>
          </table:table-cell>
          <table:table-cell table:formula="of:=IF(ISNUMBER((SEARCH(&quot;jubil&quot;;[.A107])));112;&quot;&quot;)">
            <text:p/>
          </table:table-cell>
          <table:table-cell table:formula="of:=IF(ISNUMBER((SEARCH(&quot;flow&quot;;[.A107])));98;&quot;&quot;)">
            <text:p/>
          </table:table-cell>
          <table:table-cell table:formula="of:=CONCATENATE([.G107];&quot;,&quot;;[.H107];&quot;,&quot;;[.I107];&quot;,&quot;;[.J107];&quot;,&quot;;[.K107];&quot;,&quot;;[.L107];&quot;,&quot;;[.M107];&quot;,&quot;;[.N107];&quot;,&quot;;[.O107];&quot;,&quot;;[.P107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na - złote kolczyki</text:p>
          </table:table-cell>
          <table:table-cell table:formula="of:=[.B107]"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4695" calcext:value-type="float">
            <text:p>46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06Malena - złote kolczyki.jpg</text:p>
          </table:table-cell>
          <table:table-cell table:formula="of:=IF(ISNUMBER((SEARCH(&quot;diament&quot;;[.A108])));18;&quot;&quot;)">
            <text:p/>
          </table:table-cell>
          <table:table-cell table:formula="of:=[.H107]" office:value-type="float" office:value="12" calcext:value-type="float">
            <text:p>12</text:p>
          </table:table-cell>
          <table:table-cell table:formula="of:=IF(ISNUMBER((SEARCH(&quot;wiktoriańska&quot;;[.A108])));46;&quot;&quot;)">
            <text:p/>
          </table:table-cell>
          <table:table-cell table:formula="of:=IF(ISNUMBER((SEARCH(&quot;boho&quot;;[.A108])));47;&quot;&quot;)">
            <text:p/>
          </table:table-cell>
          <table:table-cell table:formula="of:=IF(ISNUMBER((SEARCH(&quot;studio&quot;;[.A108])));48;&quot;&quot;)">
            <text:p/>
          </table:table-cell>
          <table:table-cell table:formula="of:=IF(ISNUMBER((SEARCH(&quot;ternel&quot;;[.A108])));95;&quot;&quot;)">
            <text:p/>
          </table:table-cell>
          <table:table-cell table:formula="of:=IF(ISNUMBER((SEARCH(&quot;eclipse&quot;;[.A108])));93;&quot;&quot;)">
            <text:p/>
          </table:table-cell>
          <table:table-cell table:formula="of:=IF(ISNUMBER((SEARCH(&quot;fruit&quot;;[.A108])));100;&quot;&quot;)">
            <text:p/>
          </table:table-cell>
          <table:table-cell table:formula="of:=IF(ISNUMBER((SEARCH(&quot;jubil&quot;;[.A108])));112;&quot;&quot;)">
            <text:p/>
          </table:table-cell>
          <table:table-cell table:formula="of:=IF(ISNUMBER((SEARCH(&quot;flow&quot;;[.A108])));98;&quot;&quot;)">
            <text:p/>
          </table:table-cell>
          <table:table-cell table:formula="of:=CONCATENATE([.G108];&quot;,&quot;;[.H108];&quot;,&quot;;[.I108];&quot;,&quot;;[.J108];&quot;,&quot;;[.K108];&quot;,&quot;;[.L108];&quot;,&quot;;[.M108];&quot;,&quot;;[.N108];&quot;,&quot;;[.O108];&quot;,&quot;;[.P108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ly - srebrne kolczyki</text:p>
          </table:table-cell>
          <table:table-cell table:formula="of:=[.B108]"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6995" calcext:value-type="float">
            <text:p>69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07Molly - srebrne kolczyki.jpg</text:p>
          </table:table-cell>
          <table:table-cell table:formula="of:=IF(ISNUMBER((SEARCH(&quot;diament&quot;;[.A109])));18;&quot;&quot;)">
            <text:p/>
          </table:table-cell>
          <table:table-cell table:formula="of:=[.H108]" office:value-type="float" office:value="12" calcext:value-type="float">
            <text:p>12</text:p>
          </table:table-cell>
          <table:table-cell table:formula="of:=IF(ISNUMBER((SEARCH(&quot;wiktoriańska&quot;;[.A109])));46;&quot;&quot;)">
            <text:p/>
          </table:table-cell>
          <table:table-cell table:formula="of:=IF(ISNUMBER((SEARCH(&quot;boho&quot;;[.A109])));47;&quot;&quot;)">
            <text:p/>
          </table:table-cell>
          <table:table-cell table:formula="of:=IF(ISNUMBER((SEARCH(&quot;studio&quot;;[.A109])));48;&quot;&quot;)">
            <text:p/>
          </table:table-cell>
          <table:table-cell table:formula="of:=IF(ISNUMBER((SEARCH(&quot;ternel&quot;;[.A109])));95;&quot;&quot;)">
            <text:p/>
          </table:table-cell>
          <table:table-cell table:formula="of:=IF(ISNUMBER((SEARCH(&quot;eclipse&quot;;[.A109])));93;&quot;&quot;)">
            <text:p/>
          </table:table-cell>
          <table:table-cell table:formula="of:=IF(ISNUMBER((SEARCH(&quot;fruit&quot;;[.A109])));100;&quot;&quot;)">
            <text:p/>
          </table:table-cell>
          <table:table-cell table:formula="of:=IF(ISNUMBER((SEARCH(&quot;jubil&quot;;[.A109])));112;&quot;&quot;)">
            <text:p/>
          </table:table-cell>
          <table:table-cell table:formula="of:=IF(ISNUMBER((SEARCH(&quot;flow&quot;;[.A109])));98;&quot;&quot;)">
            <text:p/>
          </table:table-cell>
          <table:table-cell table:formula="of:=CONCATENATE([.G109];&quot;,&quot;;[.H109];&quot;,&quot;;[.I109];&quot;,&quot;;[.J109];&quot;,&quot;;[.K109];&quot;,&quot;;[.L109];&quot;,&quot;;[.M109];&quot;,&quot;;[.N109];&quot;,&quot;;[.O109];&quot;,&quot;;[.P109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ly - srebrne kolczyki</text:p>
          </table:table-cell>
          <table:table-cell table:formula="of:=[.B109]"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3195" calcext:value-type="float">
            <text:p>31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08Molly - srebrne kolczyki.jpg</text:p>
          </table:table-cell>
          <table:table-cell table:formula="of:=IF(ISNUMBER((SEARCH(&quot;diament&quot;;[.A110])));18;&quot;&quot;)">
            <text:p/>
          </table:table-cell>
          <table:table-cell table:formula="of:=[.H109]" office:value-type="float" office:value="12" calcext:value-type="float">
            <text:p>12</text:p>
          </table:table-cell>
          <table:table-cell table:formula="of:=IF(ISNUMBER((SEARCH(&quot;wiktoriańska&quot;;[.A110])));46;&quot;&quot;)">
            <text:p/>
          </table:table-cell>
          <table:table-cell table:formula="of:=IF(ISNUMBER((SEARCH(&quot;boho&quot;;[.A110])));47;&quot;&quot;)">
            <text:p/>
          </table:table-cell>
          <table:table-cell table:formula="of:=IF(ISNUMBER((SEARCH(&quot;studio&quot;;[.A110])));48;&quot;&quot;)">
            <text:p/>
          </table:table-cell>
          <table:table-cell table:formula="of:=IF(ISNUMBER((SEARCH(&quot;ternel&quot;;[.A110])));95;&quot;&quot;)">
            <text:p/>
          </table:table-cell>
          <table:table-cell table:formula="of:=IF(ISNUMBER((SEARCH(&quot;eclipse&quot;;[.A110])));93;&quot;&quot;)">
            <text:p/>
          </table:table-cell>
          <table:table-cell table:formula="of:=IF(ISNUMBER((SEARCH(&quot;fruit&quot;;[.A110])));100;&quot;&quot;)">
            <text:p/>
          </table:table-cell>
          <table:table-cell table:formula="of:=IF(ISNUMBER((SEARCH(&quot;jubil&quot;;[.A110])));112;&quot;&quot;)">
            <text:p/>
          </table:table-cell>
          <table:table-cell table:formula="of:=IF(ISNUMBER((SEARCH(&quot;flow&quot;;[.A110])));98;&quot;&quot;)">
            <text:p/>
          </table:table-cell>
          <table:table-cell table:formula="of:=CONCATENATE([.G110];&quot;,&quot;;[.H110];&quot;,&quot;;[.I110];&quot;,&quot;;[.J110];&quot;,&quot;;[.K110];&quot;,&quot;;[.L110];&quot;,&quot;;[.M110];&quot;,&quot;;[.N110];&quot;,&quot;;[.O110];&quot;,&quot;;[.P110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ly - srebrne kolczyki</text:p>
          </table:table-cell>
          <table:table-cell table:formula="of:=[.B110]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3195" calcext:value-type="float">
            <text:p>31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09Molly - srebrne kolczyki.jpg</text:p>
          </table:table-cell>
          <table:table-cell table:formula="of:=IF(ISNUMBER((SEARCH(&quot;diament&quot;;[.A111])));18;&quot;&quot;)">
            <text:p/>
          </table:table-cell>
          <table:table-cell table:formula="of:=[.H110]" office:value-type="float" office:value="12" calcext:value-type="float">
            <text:p>12</text:p>
          </table:table-cell>
          <table:table-cell table:formula="of:=IF(ISNUMBER((SEARCH(&quot;wiktoriańska&quot;;[.A111])));46;&quot;&quot;)">
            <text:p/>
          </table:table-cell>
          <table:table-cell table:formula="of:=IF(ISNUMBER((SEARCH(&quot;boho&quot;;[.A111])));47;&quot;&quot;)">
            <text:p/>
          </table:table-cell>
          <table:table-cell table:formula="of:=IF(ISNUMBER((SEARCH(&quot;studio&quot;;[.A111])));48;&quot;&quot;)">
            <text:p/>
          </table:table-cell>
          <table:table-cell table:formula="of:=IF(ISNUMBER((SEARCH(&quot;ternel&quot;;[.A111])));95;&quot;&quot;)">
            <text:p/>
          </table:table-cell>
          <table:table-cell table:formula="of:=IF(ISNUMBER((SEARCH(&quot;eclipse&quot;;[.A111])));93;&quot;&quot;)">
            <text:p/>
          </table:table-cell>
          <table:table-cell table:formula="of:=IF(ISNUMBER((SEARCH(&quot;fruit&quot;;[.A111])));100;&quot;&quot;)">
            <text:p/>
          </table:table-cell>
          <table:table-cell table:formula="of:=IF(ISNUMBER((SEARCH(&quot;jubil&quot;;[.A111])));112;&quot;&quot;)">
            <text:p/>
          </table:table-cell>
          <table:table-cell table:formula="of:=IF(ISNUMBER((SEARCH(&quot;flow&quot;;[.A111])));98;&quot;&quot;)">
            <text:p/>
          </table:table-cell>
          <table:table-cell table:formula="of:=CONCATENATE([.G111];&quot;,&quot;;[.H111];&quot;,&quot;;[.I111];&quot;,&quot;;[.J111];&quot;,&quot;;[.K111];&quot;,&quot;;[.L111];&quot;,&quot;;[.M111];&quot;,&quot;;[.N111];&quot;,&quot;;[.O111];&quot;,&quot;;[.P111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ly - srebrne kolczyki</text:p>
          </table:table-cell>
          <table:table-cell table:formula="of:=[.B111]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3795" calcext:value-type="float">
            <text:p>37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10Molly - srebrne kolczyki.jpg</text:p>
          </table:table-cell>
          <table:table-cell table:formula="of:=IF(ISNUMBER((SEARCH(&quot;diament&quot;;[.A112])));18;&quot;&quot;)">
            <text:p/>
          </table:table-cell>
          <table:table-cell table:formula="of:=[.H111]" office:value-type="float" office:value="12" calcext:value-type="float">
            <text:p>12</text:p>
          </table:table-cell>
          <table:table-cell table:formula="of:=IF(ISNUMBER((SEARCH(&quot;wiktoriańska&quot;;[.A112])));46;&quot;&quot;)">
            <text:p/>
          </table:table-cell>
          <table:table-cell table:formula="of:=IF(ISNUMBER((SEARCH(&quot;boho&quot;;[.A112])));47;&quot;&quot;)">
            <text:p/>
          </table:table-cell>
          <table:table-cell table:formula="of:=IF(ISNUMBER((SEARCH(&quot;studio&quot;;[.A112])));48;&quot;&quot;)">
            <text:p/>
          </table:table-cell>
          <table:table-cell table:formula="of:=IF(ISNUMBER((SEARCH(&quot;ternel&quot;;[.A112])));95;&quot;&quot;)">
            <text:p/>
          </table:table-cell>
          <table:table-cell table:formula="of:=IF(ISNUMBER((SEARCH(&quot;eclipse&quot;;[.A112])));93;&quot;&quot;)">
            <text:p/>
          </table:table-cell>
          <table:table-cell table:formula="of:=IF(ISNUMBER((SEARCH(&quot;fruit&quot;;[.A112])));100;&quot;&quot;)">
            <text:p/>
          </table:table-cell>
          <table:table-cell table:formula="of:=IF(ISNUMBER((SEARCH(&quot;jubil&quot;;[.A112])));112;&quot;&quot;)">
            <text:p/>
          </table:table-cell>
          <table:table-cell table:formula="of:=IF(ISNUMBER((SEARCH(&quot;flow&quot;;[.A112])));98;&quot;&quot;)">
            <text:p/>
          </table:table-cell>
          <table:table-cell table:formula="of:=CONCATENATE([.G112];&quot;,&quot;;[.H112];&quot;,&quot;;[.I112];&quot;,&quot;;[.J112];&quot;,&quot;;[.K112];&quot;,&quot;;[.L112];&quot;,&quot;;[.M112];&quot;,&quot;;[.N112];&quot;,&quot;;[.O112];&quot;,&quot;;[.P112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ies – srebrne kolczyki</text:p>
          </table:table-cell>
          <table:table-cell table:formula="of:=[.B112]"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3195" calcext:value-type="float">
            <text:p>31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11Berries – srebrne kolczyki.jpg</text:p>
          </table:table-cell>
          <table:table-cell table:formula="of:=IF(ISNUMBER((SEARCH(&quot;diament&quot;;[.A113])));18;&quot;&quot;)">
            <text:p/>
          </table:table-cell>
          <table:table-cell table:formula="of:=[.H112]" office:value-type="float" office:value="12" calcext:value-type="float">
            <text:p>12</text:p>
          </table:table-cell>
          <table:table-cell table:formula="of:=IF(ISNUMBER((SEARCH(&quot;wiktoriańska&quot;;[.A113])));46;&quot;&quot;)">
            <text:p/>
          </table:table-cell>
          <table:table-cell table:formula="of:=IF(ISNUMBER((SEARCH(&quot;boho&quot;;[.A113])));47;&quot;&quot;)">
            <text:p/>
          </table:table-cell>
          <table:table-cell table:formula="of:=IF(ISNUMBER((SEARCH(&quot;studio&quot;;[.A113])));48;&quot;&quot;)">
            <text:p/>
          </table:table-cell>
          <table:table-cell table:formula="of:=IF(ISNUMBER((SEARCH(&quot;ternel&quot;;[.A113])));95;&quot;&quot;)">
            <text:p/>
          </table:table-cell>
          <table:table-cell table:formula="of:=IF(ISNUMBER((SEARCH(&quot;eclipse&quot;;[.A113])));93;&quot;&quot;)">
            <text:p/>
          </table:table-cell>
          <table:table-cell table:formula="of:=IF(ISNUMBER((SEARCH(&quot;fruit&quot;;[.A113])));100;&quot;&quot;)">
            <text:p/>
          </table:table-cell>
          <table:table-cell table:formula="of:=IF(ISNUMBER((SEARCH(&quot;jubil&quot;;[.A113])));112;&quot;&quot;)">
            <text:p/>
          </table:table-cell>
          <table:table-cell table:formula="of:=IF(ISNUMBER((SEARCH(&quot;flow&quot;;[.A113])));98;&quot;&quot;)">
            <text:p/>
          </table:table-cell>
          <table:table-cell table:formula="of:=CONCATENATE([.G113];&quot;,&quot;;[.H113];&quot;,&quot;;[.I113];&quot;,&quot;;[.J113];&quot;,&quot;;[.K113];&quot;,&quot;;[.L113];&quot;,&quot;;[.M113];&quot;,&quot;;[.N113];&quot;,&quot;;[.O113];&quot;,&quot;;[.P113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ies – złote kolczyki z onyksem</text:p>
          </table:table-cell>
          <table:table-cell table:formula="of:=[.B113]"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12Berries – złote kolczyki z onyksem.jpg</text:p>
          </table:table-cell>
          <table:table-cell table:formula="of:=IF(ISNUMBER((SEARCH(&quot;diament&quot;;[.A114])));18;&quot;&quot;)">
            <text:p/>
          </table:table-cell>
          <table:table-cell table:formula="of:=[.H113]" office:value-type="float" office:value="12" calcext:value-type="float">
            <text:p>12</text:p>
          </table:table-cell>
          <table:table-cell table:formula="of:=IF(ISNUMBER((SEARCH(&quot;wiktoriańska&quot;;[.A114])));46;&quot;&quot;)">
            <text:p/>
          </table:table-cell>
          <table:table-cell table:formula="of:=IF(ISNUMBER((SEARCH(&quot;boho&quot;;[.A114])));47;&quot;&quot;)">
            <text:p/>
          </table:table-cell>
          <table:table-cell table:formula="of:=IF(ISNUMBER((SEARCH(&quot;studio&quot;;[.A114])));48;&quot;&quot;)">
            <text:p/>
          </table:table-cell>
          <table:table-cell table:formula="of:=IF(ISNUMBER((SEARCH(&quot;ternel&quot;;[.A114])));95;&quot;&quot;)">
            <text:p/>
          </table:table-cell>
          <table:table-cell table:formula="of:=IF(ISNUMBER((SEARCH(&quot;eclipse&quot;;[.A114])));93;&quot;&quot;)">
            <text:p/>
          </table:table-cell>
          <table:table-cell table:formula="of:=IF(ISNUMBER((SEARCH(&quot;fruit&quot;;[.A114])));100;&quot;&quot;)">
            <text:p/>
          </table:table-cell>
          <table:table-cell table:formula="of:=IF(ISNUMBER((SEARCH(&quot;jubil&quot;;[.A114])));112;&quot;&quot;)">
            <text:p/>
          </table:table-cell>
          <table:table-cell table:formula="of:=IF(ISNUMBER((SEARCH(&quot;flow&quot;;[.A114])));98;&quot;&quot;)">
            <text:p/>
          </table:table-cell>
          <table:table-cell table:formula="of:=CONCATENATE([.G114];&quot;,&quot;;[.H114];&quot;,&quot;;[.I114];&quot;,&quot;;[.J114];&quot;,&quot;;[.K114];&quot;,&quot;;[.L114];&quot;,&quot;;[.M114];&quot;,&quot;;[.N114];&quot;,&quot;;[.O114];&quot;,&quot;;[.P114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ies – złote kolczyki z onyksem</text:p>
          </table:table-cell>
          <table:table-cell table:formula="of:=[.B114]"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13Berries – złote kolczyki z onyksem.jpg</text:p>
          </table:table-cell>
          <table:table-cell table:formula="of:=IF(ISNUMBER((SEARCH(&quot;diament&quot;;[.A115])));18;&quot;&quot;)">
            <text:p/>
          </table:table-cell>
          <table:table-cell table:formula="of:=[.H114]" office:value-type="float" office:value="12" calcext:value-type="float">
            <text:p>12</text:p>
          </table:table-cell>
          <table:table-cell table:formula="of:=IF(ISNUMBER((SEARCH(&quot;wiktoriańska&quot;;[.A115])));46;&quot;&quot;)">
            <text:p/>
          </table:table-cell>
          <table:table-cell table:formula="of:=IF(ISNUMBER((SEARCH(&quot;boho&quot;;[.A115])));47;&quot;&quot;)">
            <text:p/>
          </table:table-cell>
          <table:table-cell table:formula="of:=IF(ISNUMBER((SEARCH(&quot;studio&quot;;[.A115])));48;&quot;&quot;)">
            <text:p/>
          </table:table-cell>
          <table:table-cell table:formula="of:=IF(ISNUMBER((SEARCH(&quot;ternel&quot;;[.A115])));95;&quot;&quot;)">
            <text:p/>
          </table:table-cell>
          <table:table-cell table:formula="of:=IF(ISNUMBER((SEARCH(&quot;eclipse&quot;;[.A115])));93;&quot;&quot;)">
            <text:p/>
          </table:table-cell>
          <table:table-cell table:formula="of:=IF(ISNUMBER((SEARCH(&quot;fruit&quot;;[.A115])));100;&quot;&quot;)">
            <text:p/>
          </table:table-cell>
          <table:table-cell table:formula="of:=IF(ISNUMBER((SEARCH(&quot;jubil&quot;;[.A115])));112;&quot;&quot;)">
            <text:p/>
          </table:table-cell>
          <table:table-cell table:formula="of:=IF(ISNUMBER((SEARCH(&quot;flow&quot;;[.A115])));98;&quot;&quot;)">
            <text:p/>
          </table:table-cell>
          <table:table-cell table:formula="of:=CONCATENATE([.G115];&quot;,&quot;;[.H115];&quot;,&quot;;[.I115];&quot;,&quot;;[.J115];&quot;,&quot;;[.K115];&quot;,&quot;;[.L115];&quot;,&quot;;[.M115];&quot;,&quot;;[.N115];&quot;,&quot;;[.O115];&quot;,&quot;;[.P115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ies – srebrne kolczyki</text:p>
          </table:table-cell>
          <table:table-cell table:formula="of:=[.B115]"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14Berries – srebrne kolczyki.jpg</text:p>
          </table:table-cell>
          <table:table-cell table:formula="of:=IF(ISNUMBER((SEARCH(&quot;diament&quot;;[.A116])));18;&quot;&quot;)">
            <text:p/>
          </table:table-cell>
          <table:table-cell table:formula="of:=[.H115]" office:value-type="float" office:value="12" calcext:value-type="float">
            <text:p>12</text:p>
          </table:table-cell>
          <table:table-cell table:formula="of:=IF(ISNUMBER((SEARCH(&quot;wiktoriańska&quot;;[.A116])));46;&quot;&quot;)">
            <text:p/>
          </table:table-cell>
          <table:table-cell table:formula="of:=IF(ISNUMBER((SEARCH(&quot;boho&quot;;[.A116])));47;&quot;&quot;)">
            <text:p/>
          </table:table-cell>
          <table:table-cell table:formula="of:=IF(ISNUMBER((SEARCH(&quot;studio&quot;;[.A116])));48;&quot;&quot;)">
            <text:p/>
          </table:table-cell>
          <table:table-cell table:formula="of:=IF(ISNUMBER((SEARCH(&quot;ternel&quot;;[.A116])));95;&quot;&quot;)">
            <text:p/>
          </table:table-cell>
          <table:table-cell table:formula="of:=IF(ISNUMBER((SEARCH(&quot;eclipse&quot;;[.A116])));93;&quot;&quot;)">
            <text:p/>
          </table:table-cell>
          <table:table-cell table:formula="of:=IF(ISNUMBER((SEARCH(&quot;fruit&quot;;[.A116])));100;&quot;&quot;)">
            <text:p/>
          </table:table-cell>
          <table:table-cell table:formula="of:=IF(ISNUMBER((SEARCH(&quot;jubil&quot;;[.A116])));112;&quot;&quot;)">
            <text:p/>
          </table:table-cell>
          <table:table-cell table:formula="of:=IF(ISNUMBER((SEARCH(&quot;flow&quot;;[.A116])));98;&quot;&quot;)">
            <text:p/>
          </table:table-cell>
          <table:table-cell table:formula="of:=CONCATENATE([.G116];&quot;,&quot;;[.H116];&quot;,&quot;;[.I116];&quot;,&quot;;[.J116];&quot;,&quot;;[.K116];&quot;,&quot;;[.L116];&quot;,&quot;;[.M116];&quot;,&quot;;[.N116];&quot;,&quot;;[.O116];&quot;,&quot;;[.P116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orentina - złote kolczyki</text:p>
          </table:table-cell>
          <table:table-cell table:formula="of:=[.B116]"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15Fiorentina - złote kolczyki.jpg</text:p>
          </table:table-cell>
          <table:table-cell table:formula="of:=IF(ISNUMBER((SEARCH(&quot;diament&quot;;[.A117])));18;&quot;&quot;)">
            <text:p/>
          </table:table-cell>
          <table:table-cell table:formula="of:=[.H116]" office:value-type="float" office:value="12" calcext:value-type="float">
            <text:p>12</text:p>
          </table:table-cell>
          <table:table-cell table:formula="of:=IF(ISNUMBER((SEARCH(&quot;wiktoriańska&quot;;[.A117])));46;&quot;&quot;)">
            <text:p/>
          </table:table-cell>
          <table:table-cell table:formula="of:=IF(ISNUMBER((SEARCH(&quot;boho&quot;;[.A117])));47;&quot;&quot;)">
            <text:p/>
          </table:table-cell>
          <table:table-cell table:formula="of:=IF(ISNUMBER((SEARCH(&quot;studio&quot;;[.A117])));48;&quot;&quot;)">
            <text:p/>
          </table:table-cell>
          <table:table-cell table:formula="of:=IF(ISNUMBER((SEARCH(&quot;ternel&quot;;[.A117])));95;&quot;&quot;)">
            <text:p/>
          </table:table-cell>
          <table:table-cell table:formula="of:=IF(ISNUMBER((SEARCH(&quot;eclipse&quot;;[.A117])));93;&quot;&quot;)">
            <text:p/>
          </table:table-cell>
          <table:table-cell table:formula="of:=IF(ISNUMBER((SEARCH(&quot;fruit&quot;;[.A117])));100;&quot;&quot;)">
            <text:p/>
          </table:table-cell>
          <table:table-cell table:formula="of:=IF(ISNUMBER((SEARCH(&quot;jubil&quot;;[.A117])));112;&quot;&quot;)">
            <text:p/>
          </table:table-cell>
          <table:table-cell table:formula="of:=IF(ISNUMBER((SEARCH(&quot;flow&quot;;[.A117])));98;&quot;&quot;)">
            <text:p/>
          </table:table-cell>
          <table:table-cell table:formula="of:=CONCATENATE([.G117];&quot;,&quot;;[.H117];&quot;,&quot;;[.I117];&quot;,&quot;;[.J117];&quot;,&quot;;[.K117];&quot;,&quot;;[.L117];&quot;,&quot;;[.M117];&quot;,&quot;;[.N117];&quot;,&quot;;[.O117];&quot;,&quot;;[.P117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orentina - złote kolczyki</text:p>
          </table:table-cell>
          <table:table-cell table:formula="of:=[.B117]"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16Fiorentina - złote kolczyki.jpg</text:p>
          </table:table-cell>
          <table:table-cell table:formula="of:=IF(ISNUMBER((SEARCH(&quot;diament&quot;;[.A118])));18;&quot;&quot;)">
            <text:p/>
          </table:table-cell>
          <table:table-cell table:formula="of:=[.H117]" office:value-type="float" office:value="12" calcext:value-type="float">
            <text:p>12</text:p>
          </table:table-cell>
          <table:table-cell table:formula="of:=IF(ISNUMBER((SEARCH(&quot;wiktoriańska&quot;;[.A118])));46;&quot;&quot;)">
            <text:p/>
          </table:table-cell>
          <table:table-cell table:formula="of:=IF(ISNUMBER((SEARCH(&quot;boho&quot;;[.A118])));47;&quot;&quot;)">
            <text:p/>
          </table:table-cell>
          <table:table-cell table:formula="of:=IF(ISNUMBER((SEARCH(&quot;studio&quot;;[.A118])));48;&quot;&quot;)">
            <text:p/>
          </table:table-cell>
          <table:table-cell table:formula="of:=IF(ISNUMBER((SEARCH(&quot;ternel&quot;;[.A118])));95;&quot;&quot;)">
            <text:p/>
          </table:table-cell>
          <table:table-cell table:formula="of:=IF(ISNUMBER((SEARCH(&quot;eclipse&quot;;[.A118])));93;&quot;&quot;)">
            <text:p/>
          </table:table-cell>
          <table:table-cell table:formula="of:=IF(ISNUMBER((SEARCH(&quot;fruit&quot;;[.A118])));100;&quot;&quot;)">
            <text:p/>
          </table:table-cell>
          <table:table-cell table:formula="of:=IF(ISNUMBER((SEARCH(&quot;jubil&quot;;[.A118])));112;&quot;&quot;)">
            <text:p/>
          </table:table-cell>
          <table:table-cell table:formula="of:=IF(ISNUMBER((SEARCH(&quot;flow&quot;;[.A118])));98;&quot;&quot;)">
            <text:p/>
          </table:table-cell>
          <table:table-cell table:formula="of:=CONCATENATE([.G118];&quot;,&quot;;[.H118];&quot;,&quot;;[.I118];&quot;,&quot;;[.J118];&quot;,&quot;;[.K118];&quot;,&quot;;[.L118];&quot;,&quot;;[.M118];&quot;,&quot;;[.N118];&quot;,&quot;;[.O118];&quot;,&quot;;[.P118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orentina - złote kolczyki</text:p>
          </table:table-cell>
          <table:table-cell table:formula="of:=[.B118]"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17Fiorentina - złote kolczyki.jpg</text:p>
          </table:table-cell>
          <table:table-cell table:formula="of:=IF(ISNUMBER((SEARCH(&quot;diament&quot;;[.A119])));18;&quot;&quot;)">
            <text:p/>
          </table:table-cell>
          <table:table-cell table:formula="of:=[.H118]" office:value-type="float" office:value="12" calcext:value-type="float">
            <text:p>12</text:p>
          </table:table-cell>
          <table:table-cell table:formula="of:=IF(ISNUMBER((SEARCH(&quot;wiktoriańska&quot;;[.A119])));46;&quot;&quot;)">
            <text:p/>
          </table:table-cell>
          <table:table-cell table:formula="of:=IF(ISNUMBER((SEARCH(&quot;boho&quot;;[.A119])));47;&quot;&quot;)">
            <text:p/>
          </table:table-cell>
          <table:table-cell table:formula="of:=IF(ISNUMBER((SEARCH(&quot;studio&quot;;[.A119])));48;&quot;&quot;)">
            <text:p/>
          </table:table-cell>
          <table:table-cell table:formula="of:=IF(ISNUMBER((SEARCH(&quot;ternel&quot;;[.A119])));95;&quot;&quot;)">
            <text:p/>
          </table:table-cell>
          <table:table-cell table:formula="of:=IF(ISNUMBER((SEARCH(&quot;eclipse&quot;;[.A119])));93;&quot;&quot;)">
            <text:p/>
          </table:table-cell>
          <table:table-cell table:formula="of:=IF(ISNUMBER((SEARCH(&quot;fruit&quot;;[.A119])));100;&quot;&quot;)">
            <text:p/>
          </table:table-cell>
          <table:table-cell table:formula="of:=IF(ISNUMBER((SEARCH(&quot;jubil&quot;;[.A119])));112;&quot;&quot;)">
            <text:p/>
          </table:table-cell>
          <table:table-cell table:formula="of:=IF(ISNUMBER((SEARCH(&quot;flow&quot;;[.A119])));98;&quot;&quot;)">
            <text:p/>
          </table:table-cell>
          <table:table-cell table:formula="of:=CONCATENATE([.G119];&quot;,&quot;;[.H119];&quot;,&quot;;[.I119];&quot;,&quot;;[.J119];&quot;,&quot;;[.K119];&quot;,&quot;;[.L119];&quot;,&quot;;[.M119];&quot;,&quot;;[.N119];&quot;,&quot;;[.O119];&quot;,&quot;;[.P119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orentina - złote kolczyki</text:p>
          </table:table-cell>
          <table:table-cell table:formula="of:=[.B119]"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18Fiorentina - złote kolczyki.jpg</text:p>
          </table:table-cell>
          <table:table-cell table:formula="of:=IF(ISNUMBER((SEARCH(&quot;diament&quot;;[.A120])));18;&quot;&quot;)">
            <text:p/>
          </table:table-cell>
          <table:table-cell table:formula="of:=[.H119]" office:value-type="float" office:value="12" calcext:value-type="float">
            <text:p>12</text:p>
          </table:table-cell>
          <table:table-cell table:formula="of:=IF(ISNUMBER((SEARCH(&quot;wiktoriańska&quot;;[.A120])));46;&quot;&quot;)">
            <text:p/>
          </table:table-cell>
          <table:table-cell table:formula="of:=IF(ISNUMBER((SEARCH(&quot;boho&quot;;[.A120])));47;&quot;&quot;)">
            <text:p/>
          </table:table-cell>
          <table:table-cell table:formula="of:=IF(ISNUMBER((SEARCH(&quot;studio&quot;;[.A120])));48;&quot;&quot;)">
            <text:p/>
          </table:table-cell>
          <table:table-cell table:formula="of:=IF(ISNUMBER((SEARCH(&quot;ternel&quot;;[.A120])));95;&quot;&quot;)">
            <text:p/>
          </table:table-cell>
          <table:table-cell table:formula="of:=IF(ISNUMBER((SEARCH(&quot;eclipse&quot;;[.A120])));93;&quot;&quot;)">
            <text:p/>
          </table:table-cell>
          <table:table-cell table:formula="of:=IF(ISNUMBER((SEARCH(&quot;fruit&quot;;[.A120])));100;&quot;&quot;)">
            <text:p/>
          </table:table-cell>
          <table:table-cell table:formula="of:=IF(ISNUMBER((SEARCH(&quot;jubil&quot;;[.A120])));112;&quot;&quot;)">
            <text:p/>
          </table:table-cell>
          <table:table-cell table:formula="of:=IF(ISNUMBER((SEARCH(&quot;flow&quot;;[.A120])));98;&quot;&quot;)">
            <text:p/>
          </table:table-cell>
          <table:table-cell table:formula="of:=CONCATENATE([.G120];&quot;,&quot;;[.H120];&quot;,&quot;;[.I120];&quot;,&quot;;[.J120];&quot;,&quot;;[.K120];&quot;,&quot;;[.L120];&quot;,&quot;;[.M120];&quot;,&quot;;[.N120];&quot;,&quot;;[.O120];&quot;,&quot;;[.P120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- Srebrne kolczyki</text:p>
          </table:table-cell>
          <table:table-cell table:formula="of:=[.B120]"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19Geometric - Srebrne kolczyki.jpg</text:p>
          </table:table-cell>
          <table:table-cell table:formula="of:=IF(ISNUMBER((SEARCH(&quot;diament&quot;;[.A121])));18;&quot;&quot;)">
            <text:p/>
          </table:table-cell>
          <table:table-cell table:formula="of:=[.H120]" office:value-type="float" office:value="12" calcext:value-type="float">
            <text:p>12</text:p>
          </table:table-cell>
          <table:table-cell table:formula="of:=IF(ISNUMBER((SEARCH(&quot;wiktoriańska&quot;;[.A121])));46;&quot;&quot;)">
            <text:p/>
          </table:table-cell>
          <table:table-cell table:formula="of:=IF(ISNUMBER((SEARCH(&quot;boho&quot;;[.A121])));47;&quot;&quot;)">
            <text:p/>
          </table:table-cell>
          <table:table-cell table:formula="of:=IF(ISNUMBER((SEARCH(&quot;studio&quot;;[.A121])));48;&quot;&quot;)">
            <text:p/>
          </table:table-cell>
          <table:table-cell table:formula="of:=IF(ISNUMBER((SEARCH(&quot;ternel&quot;;[.A121])));95;&quot;&quot;)">
            <text:p/>
          </table:table-cell>
          <table:table-cell table:formula="of:=IF(ISNUMBER((SEARCH(&quot;eclipse&quot;;[.A121])));93;&quot;&quot;)">
            <text:p/>
          </table:table-cell>
          <table:table-cell table:formula="of:=IF(ISNUMBER((SEARCH(&quot;fruit&quot;;[.A121])));100;&quot;&quot;)">
            <text:p/>
          </table:table-cell>
          <table:table-cell table:formula="of:=IF(ISNUMBER((SEARCH(&quot;jubil&quot;;[.A121])));112;&quot;&quot;)">
            <text:p/>
          </table:table-cell>
          <table:table-cell table:formula="of:=IF(ISNUMBER((SEARCH(&quot;flow&quot;;[.A121])));98;&quot;&quot;)">
            <text:p/>
          </table:table-cell>
          <table:table-cell table:formula="of:=CONCATENATE([.G121];&quot;,&quot;;[.H121];&quot;,&quot;;[.I121];&quot;,&quot;;[.J121];&quot;,&quot;;[.K121];&quot;,&quot;;[.L121];&quot;,&quot;;[.M121];&quot;,&quot;;[.N121];&quot;,&quot;;[.O121];&quot;,&quot;;[.P121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- Srebrne kolczyki</text:p>
          </table:table-cell>
          <table:table-cell table:formula="of:=[.B121]"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20Geometric - Srebrne kolczyki.jpg</text:p>
          </table:table-cell>
          <table:table-cell table:formula="of:=IF(ISNUMBER((SEARCH(&quot;diament&quot;;[.A122])));18;&quot;&quot;)">
            <text:p/>
          </table:table-cell>
          <table:table-cell table:formula="of:=[.H121]" office:value-type="float" office:value="12" calcext:value-type="float">
            <text:p>12</text:p>
          </table:table-cell>
          <table:table-cell table:formula="of:=IF(ISNUMBER((SEARCH(&quot;wiktoriańska&quot;;[.A122])));46;&quot;&quot;)">
            <text:p/>
          </table:table-cell>
          <table:table-cell table:formula="of:=IF(ISNUMBER((SEARCH(&quot;boho&quot;;[.A122])));47;&quot;&quot;)">
            <text:p/>
          </table:table-cell>
          <table:table-cell table:formula="of:=IF(ISNUMBER((SEARCH(&quot;studio&quot;;[.A122])));48;&quot;&quot;)">
            <text:p/>
          </table:table-cell>
          <table:table-cell table:formula="of:=IF(ISNUMBER((SEARCH(&quot;ternel&quot;;[.A122])));95;&quot;&quot;)">
            <text:p/>
          </table:table-cell>
          <table:table-cell table:formula="of:=IF(ISNUMBER((SEARCH(&quot;eclipse&quot;;[.A122])));93;&quot;&quot;)">
            <text:p/>
          </table:table-cell>
          <table:table-cell table:formula="of:=IF(ISNUMBER((SEARCH(&quot;fruit&quot;;[.A122])));100;&quot;&quot;)">
            <text:p/>
          </table:table-cell>
          <table:table-cell table:formula="of:=IF(ISNUMBER((SEARCH(&quot;jubil&quot;;[.A122])));112;&quot;&quot;)">
            <text:p/>
          </table:table-cell>
          <table:table-cell table:formula="of:=IF(ISNUMBER((SEARCH(&quot;flow&quot;;[.A122])));98;&quot;&quot;)">
            <text:p/>
          </table:table-cell>
          <table:table-cell table:formula="of:=CONCATENATE([.G122];&quot;,&quot;;[.H122];&quot;,&quot;;[.I122];&quot;,&quot;;[.J122];&quot;,&quot;;[.K122];&quot;,&quot;;[.L122];&quot;,&quot;;[.M122];&quot;,&quot;;[.N122];&quot;,&quot;;[.O122];&quot;,&quot;;[.P122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- Srebrne kolczyki</text:p>
          </table:table-cell>
          <table:table-cell table:formula="of:=[.B122]"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21Geometric - Srebrne kolczyki.jpg</text:p>
          </table:table-cell>
          <table:table-cell table:formula="of:=IF(ISNUMBER((SEARCH(&quot;diament&quot;;[.A123])));18;&quot;&quot;)">
            <text:p/>
          </table:table-cell>
          <table:table-cell table:formula="of:=[.H122]" office:value-type="float" office:value="12" calcext:value-type="float">
            <text:p>12</text:p>
          </table:table-cell>
          <table:table-cell table:formula="of:=IF(ISNUMBER((SEARCH(&quot;wiktoriańska&quot;;[.A123])));46;&quot;&quot;)">
            <text:p/>
          </table:table-cell>
          <table:table-cell table:formula="of:=IF(ISNUMBER((SEARCH(&quot;boho&quot;;[.A123])));47;&quot;&quot;)">
            <text:p/>
          </table:table-cell>
          <table:table-cell table:formula="of:=IF(ISNUMBER((SEARCH(&quot;studio&quot;;[.A123])));48;&quot;&quot;)">
            <text:p/>
          </table:table-cell>
          <table:table-cell table:formula="of:=IF(ISNUMBER((SEARCH(&quot;ternel&quot;;[.A123])));95;&quot;&quot;)">
            <text:p/>
          </table:table-cell>
          <table:table-cell table:formula="of:=IF(ISNUMBER((SEARCH(&quot;eclipse&quot;;[.A123])));93;&quot;&quot;)">
            <text:p/>
          </table:table-cell>
          <table:table-cell table:formula="of:=IF(ISNUMBER((SEARCH(&quot;fruit&quot;;[.A123])));100;&quot;&quot;)">
            <text:p/>
          </table:table-cell>
          <table:table-cell table:formula="of:=IF(ISNUMBER((SEARCH(&quot;jubil&quot;;[.A123])));112;&quot;&quot;)">
            <text:p/>
          </table:table-cell>
          <table:table-cell table:formula="of:=IF(ISNUMBER((SEARCH(&quot;flow&quot;;[.A123])));98;&quot;&quot;)">
            <text:p/>
          </table:table-cell>
          <table:table-cell table:formula="of:=CONCATENATE([.G123];&quot;,&quot;;[.H123];&quot;,&quot;;[.I123];&quot;,&quot;;[.J123];&quot;,&quot;;[.K123];&quot;,&quot;;[.L123];&quot;,&quot;;[.M123];&quot;,&quot;;[.N123];&quot;,&quot;;[.O123];&quot;,&quot;;[.P123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- Srebrne kolczyki</text:p>
          </table:table-cell>
          <table:table-cell table:formula="of:=[.B123]"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22Geometric - Srebrne kolczyki.jpg</text:p>
          </table:table-cell>
          <table:table-cell table:formula="of:=IF(ISNUMBER((SEARCH(&quot;diament&quot;;[.A124])));18;&quot;&quot;)">
            <text:p/>
          </table:table-cell>
          <table:table-cell table:formula="of:=[.H123]" office:value-type="float" office:value="12" calcext:value-type="float">
            <text:p>12</text:p>
          </table:table-cell>
          <table:table-cell table:formula="of:=IF(ISNUMBER((SEARCH(&quot;wiktoriańska&quot;;[.A124])));46;&quot;&quot;)">
            <text:p/>
          </table:table-cell>
          <table:table-cell table:formula="of:=IF(ISNUMBER((SEARCH(&quot;boho&quot;;[.A124])));47;&quot;&quot;)">
            <text:p/>
          </table:table-cell>
          <table:table-cell table:formula="of:=IF(ISNUMBER((SEARCH(&quot;studio&quot;;[.A124])));48;&quot;&quot;)">
            <text:p/>
          </table:table-cell>
          <table:table-cell table:formula="of:=IF(ISNUMBER((SEARCH(&quot;ternel&quot;;[.A124])));95;&quot;&quot;)">
            <text:p/>
          </table:table-cell>
          <table:table-cell table:formula="of:=IF(ISNUMBER((SEARCH(&quot;eclipse&quot;;[.A124])));93;&quot;&quot;)">
            <text:p/>
          </table:table-cell>
          <table:table-cell table:formula="of:=IF(ISNUMBER((SEARCH(&quot;fruit&quot;;[.A124])));100;&quot;&quot;)">
            <text:p/>
          </table:table-cell>
          <table:table-cell table:formula="of:=IF(ISNUMBER((SEARCH(&quot;jubil&quot;;[.A124])));112;&quot;&quot;)">
            <text:p/>
          </table:table-cell>
          <table:table-cell table:formula="of:=IF(ISNUMBER((SEARCH(&quot;flow&quot;;[.A124])));98;&quot;&quot;)">
            <text:p/>
          </table:table-cell>
          <table:table-cell table:formula="of:=CONCATENATE([.G124];&quot;,&quot;;[.H124];&quot;,&quot;;[.I124];&quot;,&quot;;[.J124];&quot;,&quot;;[.K124];&quot;,&quot;;[.L124];&quot;,&quot;;[.M124];&quot;,&quot;;[.N124];&quot;,&quot;;[.O124];&quot;,&quot;;[.P124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czyki z szafirami</text:p>
          </table:table-cell>
          <table:table-cell table:formula="of:=[.B124]"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23Kolczyki z szafirami.jpg</text:p>
          </table:table-cell>
          <table:table-cell table:formula="of:=IF(ISNUMBER((SEARCH(&quot;diament&quot;;[.A125])));18;&quot;&quot;)">
            <text:p/>
          </table:table-cell>
          <table:table-cell table:formula="of:=[.H124]" office:value-type="float" office:value="12" calcext:value-type="float">
            <text:p>12</text:p>
          </table:table-cell>
          <table:table-cell table:formula="of:=IF(ISNUMBER((SEARCH(&quot;wiktoriańska&quot;;[.A125])));46;&quot;&quot;)">
            <text:p/>
          </table:table-cell>
          <table:table-cell table:formula="of:=IF(ISNUMBER((SEARCH(&quot;boho&quot;;[.A125])));47;&quot;&quot;)">
            <text:p/>
          </table:table-cell>
          <table:table-cell table:formula="of:=IF(ISNUMBER((SEARCH(&quot;studio&quot;;[.A125])));48;&quot;&quot;)">
            <text:p/>
          </table:table-cell>
          <table:table-cell table:formula="of:=IF(ISNUMBER((SEARCH(&quot;ternel&quot;;[.A125])));95;&quot;&quot;)">
            <text:p/>
          </table:table-cell>
          <table:table-cell table:formula="of:=IF(ISNUMBER((SEARCH(&quot;eclipse&quot;;[.A125])));93;&quot;&quot;)">
            <text:p/>
          </table:table-cell>
          <table:table-cell table:formula="of:=IF(ISNUMBER((SEARCH(&quot;fruit&quot;;[.A125])));100;&quot;&quot;)">
            <text:p/>
          </table:table-cell>
          <table:table-cell table:formula="of:=IF(ISNUMBER((SEARCH(&quot;jubil&quot;;[.A125])));112;&quot;&quot;)">
            <text:p/>
          </table:table-cell>
          <table:table-cell table:formula="of:=IF(ISNUMBER((SEARCH(&quot;flow&quot;;[.A125])));98;&quot;&quot;)">
            <text:p/>
          </table:table-cell>
          <table:table-cell table:formula="of:=CONCATENATE([.G125];&quot;,&quot;;[.H125];&quot;,&quot;;[.I125];&quot;,&quot;;[.J125];&quot;,&quot;;[.K125];&quot;,&quot;;[.L125];&quot;,&quot;;[.M125];&quot;,&quot;;[.N125];&quot;,&quot;;[.O125];&quot;,&quot;;[.P125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czyki z diamentami i szafirami</text:p>
          </table:table-cell>
          <table:table-cell table:formula="of:=[.B125]"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24Kolczyki z diamentami i szafirami.jpg</text:p>
          </table:table-cell>
          <table:table-cell table:formula="of:=IF(ISNUMBER((SEARCH(&quot;diament&quot;;[.A126])));18;&quot;&quot;)" office:value-type="float" office:value="18" calcext:value-type="float">
            <text:p>18</text:p>
          </table:table-cell>
          <table:table-cell table:formula="of:=[.H125]" office:value-type="float" office:value="12" calcext:value-type="float">
            <text:p>12</text:p>
          </table:table-cell>
          <table:table-cell table:formula="of:=IF(ISNUMBER((SEARCH(&quot;wiktoriańska&quot;;[.A126])));46;&quot;&quot;)">
            <text:p/>
          </table:table-cell>
          <table:table-cell table:formula="of:=IF(ISNUMBER((SEARCH(&quot;boho&quot;;[.A126])));47;&quot;&quot;)">
            <text:p/>
          </table:table-cell>
          <table:table-cell table:formula="of:=IF(ISNUMBER((SEARCH(&quot;studio&quot;;[.A126])));48;&quot;&quot;)">
            <text:p/>
          </table:table-cell>
          <table:table-cell table:formula="of:=IF(ISNUMBER((SEARCH(&quot;ternel&quot;;[.A126])));95;&quot;&quot;)">
            <text:p/>
          </table:table-cell>
          <table:table-cell table:formula="of:=IF(ISNUMBER((SEARCH(&quot;eclipse&quot;;[.A126])));93;&quot;&quot;)">
            <text:p/>
          </table:table-cell>
          <table:table-cell table:formula="of:=IF(ISNUMBER((SEARCH(&quot;fruit&quot;;[.A126])));100;&quot;&quot;)">
            <text:p/>
          </table:table-cell>
          <table:table-cell table:formula="of:=IF(ISNUMBER((SEARCH(&quot;jubil&quot;;[.A126])));112;&quot;&quot;)">
            <text:p/>
          </table:table-cell>
          <table:table-cell table:formula="of:=IF(ISNUMBER((SEARCH(&quot;flow&quot;;[.A126])));98;&quot;&quot;)">
            <text:p/>
          </table:table-cell>
          <table:table-cell table:formula="of:=CONCATENATE([.G126];&quot;,&quot;;[.H126];&quot;,&quot;;[.I126];&quot;,&quot;;[.J126];&quot;,&quot;;[.K126];&quot;,&quot;;[.L126];&quot;,&quot;;[.M126];&quot;,&quot;;[.N126];&quot;,&quot;;[.O126];&quot;,&quot;;[.P126])" office:value-type="string" office:string-value="18,12,,,,,,,," calcext:value-type="string">
            <text:p>18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czyki z diamentami i szafirami</text:p>
          </table:table-cell>
          <table:table-cell table:formula="of:=[.B126]"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25Kolczyki z diamentami i szafirami.jpg</text:p>
          </table:table-cell>
          <table:table-cell table:formula="of:=IF(ISNUMBER((SEARCH(&quot;diament&quot;;[.A127])));18;&quot;&quot;)" office:value-type="float" office:value="18" calcext:value-type="float">
            <text:p>18</text:p>
          </table:table-cell>
          <table:table-cell table:formula="of:=[.H126]" office:value-type="float" office:value="12" calcext:value-type="float">
            <text:p>12</text:p>
          </table:table-cell>
          <table:table-cell table:formula="of:=IF(ISNUMBER((SEARCH(&quot;wiktoriańska&quot;;[.A127])));46;&quot;&quot;)">
            <text:p/>
          </table:table-cell>
          <table:table-cell table:formula="of:=IF(ISNUMBER((SEARCH(&quot;boho&quot;;[.A127])));47;&quot;&quot;)">
            <text:p/>
          </table:table-cell>
          <table:table-cell table:formula="of:=IF(ISNUMBER((SEARCH(&quot;studio&quot;;[.A127])));48;&quot;&quot;)">
            <text:p/>
          </table:table-cell>
          <table:table-cell table:formula="of:=IF(ISNUMBER((SEARCH(&quot;ternel&quot;;[.A127])));95;&quot;&quot;)">
            <text:p/>
          </table:table-cell>
          <table:table-cell table:formula="of:=IF(ISNUMBER((SEARCH(&quot;eclipse&quot;;[.A127])));93;&quot;&quot;)">
            <text:p/>
          </table:table-cell>
          <table:table-cell table:formula="of:=IF(ISNUMBER((SEARCH(&quot;fruit&quot;;[.A127])));100;&quot;&quot;)">
            <text:p/>
          </table:table-cell>
          <table:table-cell table:formula="of:=IF(ISNUMBER((SEARCH(&quot;jubil&quot;;[.A127])));112;&quot;&quot;)">
            <text:p/>
          </table:table-cell>
          <table:table-cell table:formula="of:=IF(ISNUMBER((SEARCH(&quot;flow&quot;;[.A127])));98;&quot;&quot;)">
            <text:p/>
          </table:table-cell>
          <table:table-cell table:formula="of:=CONCATENATE([.G127];&quot;,&quot;;[.H127];&quot;,&quot;;[.I127];&quot;,&quot;;[.J127];&quot;,&quot;;[.K127];&quot;,&quot;;[.L127];&quot;,&quot;;[.M127];&quot;,&quot;;[.N127];&quot;,&quot;;[.O127];&quot;,&quot;;[.P127])" office:value-type="string" office:string-value="18,12,,,,,,,," calcext:value-type="string">
            <text:p>18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e kolczyki z diamentami i szafirami</text:p>
          </table:table-cell>
          <table:table-cell table:formula="of:=[.B127]"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26Złote kolczyki z diamentami i szafirami.jpg</text:p>
          </table:table-cell>
          <table:table-cell table:formula="of:=IF(ISNUMBER((SEARCH(&quot;diament&quot;;[.A128])));18;&quot;&quot;)" office:value-type="float" office:value="18" calcext:value-type="float">
            <text:p>18</text:p>
          </table:table-cell>
          <table:table-cell table:formula="of:=[.H127]" office:value-type="float" office:value="12" calcext:value-type="float">
            <text:p>12</text:p>
          </table:table-cell>
          <table:table-cell table:formula="of:=IF(ISNUMBER((SEARCH(&quot;wiktoriańska&quot;;[.A128])));46;&quot;&quot;)">
            <text:p/>
          </table:table-cell>
          <table:table-cell table:formula="of:=IF(ISNUMBER((SEARCH(&quot;boho&quot;;[.A128])));47;&quot;&quot;)">
            <text:p/>
          </table:table-cell>
          <table:table-cell table:formula="of:=IF(ISNUMBER((SEARCH(&quot;studio&quot;;[.A128])));48;&quot;&quot;)">
            <text:p/>
          </table:table-cell>
          <table:table-cell table:formula="of:=IF(ISNUMBER((SEARCH(&quot;ternel&quot;;[.A128])));95;&quot;&quot;)">
            <text:p/>
          </table:table-cell>
          <table:table-cell table:formula="of:=IF(ISNUMBER((SEARCH(&quot;eclipse&quot;;[.A128])));93;&quot;&quot;)">
            <text:p/>
          </table:table-cell>
          <table:table-cell table:formula="of:=IF(ISNUMBER((SEARCH(&quot;fruit&quot;;[.A128])));100;&quot;&quot;)">
            <text:p/>
          </table:table-cell>
          <table:table-cell table:formula="of:=IF(ISNUMBER((SEARCH(&quot;jubil&quot;;[.A128])));112;&quot;&quot;)">
            <text:p/>
          </table:table-cell>
          <table:table-cell table:formula="of:=IF(ISNUMBER((SEARCH(&quot;flow&quot;;[.A128])));98;&quot;&quot;)">
            <text:p/>
          </table:table-cell>
          <table:table-cell table:formula="of:=CONCATENATE([.G128];&quot;,&quot;;[.H128];&quot;,&quot;;[.I128];&quot;,&quot;;[.J128];&quot;,&quot;;[.K128];&quot;,&quot;;[.L128];&quot;,&quot;;[.M128];&quot;,&quot;;[.N128];&quot;,&quot;;[.O128];&quot;,&quot;;[.P128])" office:value-type="string" office:string-value="18,12,,,,,,,," calcext:value-type="string">
            <text:p>18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srebrne kolczyki z perłami</text:p>
          </table:table-cell>
          <table:table-cell table:formula="of:=[.B128]"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27Namiko - srebrne kolczyki z perłami.jpg</text:p>
          </table:table-cell>
          <table:table-cell table:formula="of:=IF(ISNUMBER((SEARCH(&quot;diament&quot;;[.A129])));18;&quot;&quot;)">
            <text:p/>
          </table:table-cell>
          <table:table-cell table:formula="of:=[.H128]" office:value-type="float" office:value="12" calcext:value-type="float">
            <text:p>12</text:p>
          </table:table-cell>
          <table:table-cell table:formula="of:=IF(ISNUMBER((SEARCH(&quot;wiktoriańska&quot;;[.A129])));46;&quot;&quot;)">
            <text:p/>
          </table:table-cell>
          <table:table-cell table:formula="of:=IF(ISNUMBER((SEARCH(&quot;boho&quot;;[.A129])));47;&quot;&quot;)">
            <text:p/>
          </table:table-cell>
          <table:table-cell table:formula="of:=IF(ISNUMBER((SEARCH(&quot;studio&quot;;[.A129])));48;&quot;&quot;)">
            <text:p/>
          </table:table-cell>
          <table:table-cell table:formula="of:=IF(ISNUMBER((SEARCH(&quot;ternel&quot;;[.A129])));95;&quot;&quot;)">
            <text:p/>
          </table:table-cell>
          <table:table-cell table:formula="of:=IF(ISNUMBER((SEARCH(&quot;eclipse&quot;;[.A129])));93;&quot;&quot;)">
            <text:p/>
          </table:table-cell>
          <table:table-cell table:formula="of:=IF(ISNUMBER((SEARCH(&quot;fruit&quot;;[.A129])));100;&quot;&quot;)">
            <text:p/>
          </table:table-cell>
          <table:table-cell table:formula="of:=IF(ISNUMBER((SEARCH(&quot;jubil&quot;;[.A129])));112;&quot;&quot;)">
            <text:p/>
          </table:table-cell>
          <table:table-cell table:formula="of:=IF(ISNUMBER((SEARCH(&quot;flow&quot;;[.A129])));98;&quot;&quot;)">
            <text:p/>
          </table:table-cell>
          <table:table-cell table:formula="of:=CONCATENATE([.G129];&quot;,&quot;;[.H129];&quot;,&quot;;[.I129];&quot;,&quot;;[.J129];&quot;,&quot;;[.K129];&quot;,&quot;;[.L129];&quot;,&quot;;[.M129];&quot;,&quot;;[.N129];&quot;,&quot;;[.O129];&quot;,&quot;;[.P129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srebrne kolczyki z perłami</text:p>
          </table:table-cell>
          <table:table-cell table:formula="of:=[.B129]"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28Namiko - srebrne kolczyki z perłami.jpg</text:p>
          </table:table-cell>
          <table:table-cell table:formula="of:=IF(ISNUMBER((SEARCH(&quot;diament&quot;;[.A130])));18;&quot;&quot;)">
            <text:p/>
          </table:table-cell>
          <table:table-cell table:formula="of:=[.H129]" office:value-type="float" office:value="12" calcext:value-type="float">
            <text:p>12</text:p>
          </table:table-cell>
          <table:table-cell table:formula="of:=IF(ISNUMBER((SEARCH(&quot;wiktoriańska&quot;;[.A130])));46;&quot;&quot;)">
            <text:p/>
          </table:table-cell>
          <table:table-cell table:formula="of:=IF(ISNUMBER((SEARCH(&quot;boho&quot;;[.A130])));47;&quot;&quot;)">
            <text:p/>
          </table:table-cell>
          <table:table-cell table:formula="of:=IF(ISNUMBER((SEARCH(&quot;studio&quot;;[.A130])));48;&quot;&quot;)">
            <text:p/>
          </table:table-cell>
          <table:table-cell table:formula="of:=IF(ISNUMBER((SEARCH(&quot;ternel&quot;;[.A130])));95;&quot;&quot;)">
            <text:p/>
          </table:table-cell>
          <table:table-cell table:formula="of:=IF(ISNUMBER((SEARCH(&quot;eclipse&quot;;[.A130])));93;&quot;&quot;)">
            <text:p/>
          </table:table-cell>
          <table:table-cell table:formula="of:=IF(ISNUMBER((SEARCH(&quot;fruit&quot;;[.A130])));100;&quot;&quot;)">
            <text:p/>
          </table:table-cell>
          <table:table-cell table:formula="of:=IF(ISNUMBER((SEARCH(&quot;jubil&quot;;[.A130])));112;&quot;&quot;)">
            <text:p/>
          </table:table-cell>
          <table:table-cell table:formula="of:=IF(ISNUMBER((SEARCH(&quot;flow&quot;;[.A130])));98;&quot;&quot;)">
            <text:p/>
          </table:table-cell>
          <table:table-cell table:formula="of:=CONCATENATE([.G130];&quot;,&quot;;[.H130];&quot;,&quot;;[.I130];&quot;,&quot;;[.J130];&quot;,&quot;;[.K130];&quot;,&quot;;[.L130];&quot;,&quot;;[.M130];&quot;,&quot;;[.N130];&quot;,&quot;;[.O130];&quot;,&quot;;[.P130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srebrne kolczyki z perłami</text:p>
          </table:table-cell>
          <table:table-cell table:formula="of:=[.B130]"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29Namiko - srebrne kolczyki z perłami.jpg</text:p>
          </table:table-cell>
          <table:table-cell table:formula="of:=IF(ISNUMBER((SEARCH(&quot;diament&quot;;[.A131])));18;&quot;&quot;)">
            <text:p/>
          </table:table-cell>
          <table:table-cell table:formula="of:=[.H130]" office:value-type="float" office:value="12" calcext:value-type="float">
            <text:p>12</text:p>
          </table:table-cell>
          <table:table-cell table:formula="of:=IF(ISNUMBER((SEARCH(&quot;wiktoriańska&quot;;[.A131])));46;&quot;&quot;)">
            <text:p/>
          </table:table-cell>
          <table:table-cell table:formula="of:=IF(ISNUMBER((SEARCH(&quot;boho&quot;;[.A131])));47;&quot;&quot;)">
            <text:p/>
          </table:table-cell>
          <table:table-cell table:formula="of:=IF(ISNUMBER((SEARCH(&quot;studio&quot;;[.A131])));48;&quot;&quot;)">
            <text:p/>
          </table:table-cell>
          <table:table-cell table:formula="of:=IF(ISNUMBER((SEARCH(&quot;ternel&quot;;[.A131])));95;&quot;&quot;)">
            <text:p/>
          </table:table-cell>
          <table:table-cell table:formula="of:=IF(ISNUMBER((SEARCH(&quot;eclipse&quot;;[.A131])));93;&quot;&quot;)">
            <text:p/>
          </table:table-cell>
          <table:table-cell table:formula="of:=IF(ISNUMBER((SEARCH(&quot;fruit&quot;;[.A131])));100;&quot;&quot;)">
            <text:p/>
          </table:table-cell>
          <table:table-cell table:formula="of:=IF(ISNUMBER((SEARCH(&quot;jubil&quot;;[.A131])));112;&quot;&quot;)">
            <text:p/>
          </table:table-cell>
          <table:table-cell table:formula="of:=IF(ISNUMBER((SEARCH(&quot;flow&quot;;[.A131])));98;&quot;&quot;)">
            <text:p/>
          </table:table-cell>
          <table:table-cell table:formula="of:=CONCATENATE([.G131];&quot;,&quot;;[.H131];&quot;,&quot;;[.I131];&quot;,&quot;;[.J131];&quot;,&quot;;[.K131];&quot;,&quot;;[.L131];&quot;,&quot;;[.M131];&quot;,&quot;;[.N131];&quot;,&quot;;[.O131];&quot;,&quot;;[.P131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srebrne kolczyki z perłami</text:p>
          </table:table-cell>
          <table:table-cell table:formula="of:=[.B131]"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30Namiko - srebrne kolczyki z perłami.jpg</text:p>
          </table:table-cell>
          <table:table-cell table:formula="of:=IF(ISNUMBER((SEARCH(&quot;diament&quot;;[.A132])));18;&quot;&quot;)">
            <text:p/>
          </table:table-cell>
          <table:table-cell table:formula="of:=[.H131]" office:value-type="float" office:value="12" calcext:value-type="float">
            <text:p>12</text:p>
          </table:table-cell>
          <table:table-cell table:formula="of:=IF(ISNUMBER((SEARCH(&quot;wiktoriańska&quot;;[.A132])));46;&quot;&quot;)">
            <text:p/>
          </table:table-cell>
          <table:table-cell table:formula="of:=IF(ISNUMBER((SEARCH(&quot;boho&quot;;[.A132])));47;&quot;&quot;)">
            <text:p/>
          </table:table-cell>
          <table:table-cell table:formula="of:=IF(ISNUMBER((SEARCH(&quot;studio&quot;;[.A132])));48;&quot;&quot;)">
            <text:p/>
          </table:table-cell>
          <table:table-cell table:formula="of:=IF(ISNUMBER((SEARCH(&quot;ternel&quot;;[.A132])));95;&quot;&quot;)">
            <text:p/>
          </table:table-cell>
          <table:table-cell table:formula="of:=IF(ISNUMBER((SEARCH(&quot;eclipse&quot;;[.A132])));93;&quot;&quot;)">
            <text:p/>
          </table:table-cell>
          <table:table-cell table:formula="of:=IF(ISNUMBER((SEARCH(&quot;fruit&quot;;[.A132])));100;&quot;&quot;)">
            <text:p/>
          </table:table-cell>
          <table:table-cell table:formula="of:=IF(ISNUMBER((SEARCH(&quot;jubil&quot;;[.A132])));112;&quot;&quot;)">
            <text:p/>
          </table:table-cell>
          <table:table-cell table:formula="of:=IF(ISNUMBER((SEARCH(&quot;flow&quot;;[.A132])));98;&quot;&quot;)">
            <text:p/>
          </table:table-cell>
          <table:table-cell table:formula="of:=CONCATENATE([.G132];&quot;,&quot;;[.H132];&quot;,&quot;;[.I132];&quot;,&quot;;[.J132];&quot;,&quot;;[.K132];&quot;,&quot;;[.L132];&quot;,&quot;;[.M132];&quot;,&quot;;[.N132];&quot;,&quot;;[.O132];&quot;,&quot;;[.P132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e kolczyki z markazytami</text:p>
          </table:table-cell>
          <table:table-cell table:formula="of:=[.B132]"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31Srebrne kolczyki z markazytami.jpg</text:p>
          </table:table-cell>
          <table:table-cell table:formula="of:=IF(ISNUMBER((SEARCH(&quot;diament&quot;;[.A133])));18;&quot;&quot;)">
            <text:p/>
          </table:table-cell>
          <table:table-cell table:formula="of:=[.H132]" office:value-type="float" office:value="12" calcext:value-type="float">
            <text:p>12</text:p>
          </table:table-cell>
          <table:table-cell table:formula="of:=IF(ISNUMBER((SEARCH(&quot;wiktoriańska&quot;;[.A133])));46;&quot;&quot;)">
            <text:p/>
          </table:table-cell>
          <table:table-cell table:formula="of:=IF(ISNUMBER((SEARCH(&quot;boho&quot;;[.A133])));47;&quot;&quot;)">
            <text:p/>
          </table:table-cell>
          <table:table-cell table:formula="of:=IF(ISNUMBER((SEARCH(&quot;studio&quot;;[.A133])));48;&quot;&quot;)">
            <text:p/>
          </table:table-cell>
          <table:table-cell table:formula="of:=IF(ISNUMBER((SEARCH(&quot;ternel&quot;;[.A133])));95;&quot;&quot;)">
            <text:p/>
          </table:table-cell>
          <table:table-cell table:formula="of:=IF(ISNUMBER((SEARCH(&quot;eclipse&quot;;[.A133])));93;&quot;&quot;)">
            <text:p/>
          </table:table-cell>
          <table:table-cell table:formula="of:=IF(ISNUMBER((SEARCH(&quot;fruit&quot;;[.A133])));100;&quot;&quot;)">
            <text:p/>
          </table:table-cell>
          <table:table-cell table:formula="of:=IF(ISNUMBER((SEARCH(&quot;jubil&quot;;[.A133])));112;&quot;&quot;)">
            <text:p/>
          </table:table-cell>
          <table:table-cell table:formula="of:=IF(ISNUMBER((SEARCH(&quot;flow&quot;;[.A133])));98;&quot;&quot;)">
            <text:p/>
          </table:table-cell>
          <table:table-cell table:formula="of:=CONCATENATE([.G133];&quot;,&quot;;[.H133];&quot;,&quot;;[.I133];&quot;,&quot;;[.J133];&quot;,&quot;;[.K133];&quot;,&quot;;[.L133];&quot;,&quot;;[.M133];&quot;,&quot;;[.N133];&quot;,&quot;;[.O133];&quot;,&quot;;[.P133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e kolczyki z markazytami</text:p>
          </table:table-cell>
          <table:table-cell table:formula="of:=[.B133]"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32Srebrne kolczyki z markazytami.jpg</text:p>
          </table:table-cell>
          <table:table-cell table:formula="of:=IF(ISNUMBER((SEARCH(&quot;diament&quot;;[.A134])));18;&quot;&quot;)">
            <text:p/>
          </table:table-cell>
          <table:table-cell table:formula="of:=[.H133]" office:value-type="float" office:value="12" calcext:value-type="float">
            <text:p>12</text:p>
          </table:table-cell>
          <table:table-cell table:formula="of:=IF(ISNUMBER((SEARCH(&quot;wiktoriańska&quot;;[.A134])));46;&quot;&quot;)">
            <text:p/>
          </table:table-cell>
          <table:table-cell table:formula="of:=IF(ISNUMBER((SEARCH(&quot;boho&quot;;[.A134])));47;&quot;&quot;)">
            <text:p/>
          </table:table-cell>
          <table:table-cell table:formula="of:=IF(ISNUMBER((SEARCH(&quot;studio&quot;;[.A134])));48;&quot;&quot;)">
            <text:p/>
          </table:table-cell>
          <table:table-cell table:formula="of:=IF(ISNUMBER((SEARCH(&quot;ternel&quot;;[.A134])));95;&quot;&quot;)">
            <text:p/>
          </table:table-cell>
          <table:table-cell table:formula="of:=IF(ISNUMBER((SEARCH(&quot;eclipse&quot;;[.A134])));93;&quot;&quot;)">
            <text:p/>
          </table:table-cell>
          <table:table-cell table:formula="of:=IF(ISNUMBER((SEARCH(&quot;fruit&quot;;[.A134])));100;&quot;&quot;)">
            <text:p/>
          </table:table-cell>
          <table:table-cell table:formula="of:=IF(ISNUMBER((SEARCH(&quot;jubil&quot;;[.A134])));112;&quot;&quot;)">
            <text:p/>
          </table:table-cell>
          <table:table-cell table:formula="of:=IF(ISNUMBER((SEARCH(&quot;flow&quot;;[.A134])));98;&quot;&quot;)">
            <text:p/>
          </table:table-cell>
          <table:table-cell table:formula="of:=CONCATENATE([.G134];&quot;,&quot;;[.H134];&quot;,&quot;;[.I134];&quot;,&quot;;[.J134];&quot;,&quot;;[.K134];&quot;,&quot;;[.L134];&quot;,&quot;;[.M134];&quot;,&quot;;[.N134];&quot;,&quot;;[.O134];&quot;,&quot;;[.P134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e kolczyki z markazytami</text:p>
          </table:table-cell>
          <table:table-cell table:formula="of:=[.B134]"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33Srebrne kolczyki z markazytami.jpg</text:p>
          </table:table-cell>
          <table:table-cell table:formula="of:=IF(ISNUMBER((SEARCH(&quot;diament&quot;;[.A135])));18;&quot;&quot;)">
            <text:p/>
          </table:table-cell>
          <table:table-cell table:formula="of:=[.H134]" office:value-type="float" office:value="12" calcext:value-type="float">
            <text:p>12</text:p>
          </table:table-cell>
          <table:table-cell table:formula="of:=IF(ISNUMBER((SEARCH(&quot;wiktoriańska&quot;;[.A135])));46;&quot;&quot;)">
            <text:p/>
          </table:table-cell>
          <table:table-cell table:formula="of:=IF(ISNUMBER((SEARCH(&quot;boho&quot;;[.A135])));47;&quot;&quot;)">
            <text:p/>
          </table:table-cell>
          <table:table-cell table:formula="of:=IF(ISNUMBER((SEARCH(&quot;studio&quot;;[.A135])));48;&quot;&quot;)">
            <text:p/>
          </table:table-cell>
          <table:table-cell table:formula="of:=IF(ISNUMBER((SEARCH(&quot;ternel&quot;;[.A135])));95;&quot;&quot;)">
            <text:p/>
          </table:table-cell>
          <table:table-cell table:formula="of:=IF(ISNUMBER((SEARCH(&quot;eclipse&quot;;[.A135])));93;&quot;&quot;)">
            <text:p/>
          </table:table-cell>
          <table:table-cell table:formula="of:=IF(ISNUMBER((SEARCH(&quot;fruit&quot;;[.A135])));100;&quot;&quot;)">
            <text:p/>
          </table:table-cell>
          <table:table-cell table:formula="of:=IF(ISNUMBER((SEARCH(&quot;jubil&quot;;[.A135])));112;&quot;&quot;)">
            <text:p/>
          </table:table-cell>
          <table:table-cell table:formula="of:=IF(ISNUMBER((SEARCH(&quot;flow&quot;;[.A135])));98;&quot;&quot;)">
            <text:p/>
          </table:table-cell>
          <table:table-cell table:formula="of:=CONCATENATE([.G135];&quot;,&quot;;[.H135];&quot;,&quot;;[.I135];&quot;,&quot;;[.J135];&quot;,&quot;;[.K135];&quot;,&quot;;[.L135];&quot;,&quot;;[.M135];&quot;,&quot;;[.N135];&quot;,&quot;;[.O135];&quot;,&quot;;[.P135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e kolczyki</text:p>
          </table:table-cell>
          <table:table-cell table:formula="of:=[.B135]"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34Unique - srebrne kolczyki.jpg</text:p>
          </table:table-cell>
          <table:table-cell table:formula="of:=IF(ISNUMBER((SEARCH(&quot;diament&quot;;[.A136])));18;&quot;&quot;)">
            <text:p/>
          </table:table-cell>
          <table:table-cell table:formula="of:=[.H135]" office:value-type="float" office:value="12" calcext:value-type="float">
            <text:p>12</text:p>
          </table:table-cell>
          <table:table-cell table:formula="of:=IF(ISNUMBER((SEARCH(&quot;wiktoriańska&quot;;[.A136])));46;&quot;&quot;)">
            <text:p/>
          </table:table-cell>
          <table:table-cell table:formula="of:=IF(ISNUMBER((SEARCH(&quot;boho&quot;;[.A136])));47;&quot;&quot;)">
            <text:p/>
          </table:table-cell>
          <table:table-cell table:formula="of:=IF(ISNUMBER((SEARCH(&quot;studio&quot;;[.A136])));48;&quot;&quot;)">
            <text:p/>
          </table:table-cell>
          <table:table-cell table:formula="of:=IF(ISNUMBER((SEARCH(&quot;ternel&quot;;[.A136])));95;&quot;&quot;)">
            <text:p/>
          </table:table-cell>
          <table:table-cell table:formula="of:=IF(ISNUMBER((SEARCH(&quot;eclipse&quot;;[.A136])));93;&quot;&quot;)">
            <text:p/>
          </table:table-cell>
          <table:table-cell table:formula="of:=IF(ISNUMBER((SEARCH(&quot;fruit&quot;;[.A136])));100;&quot;&quot;)">
            <text:p/>
          </table:table-cell>
          <table:table-cell table:formula="of:=IF(ISNUMBER((SEARCH(&quot;jubil&quot;;[.A136])));112;&quot;&quot;)">
            <text:p/>
          </table:table-cell>
          <table:table-cell table:formula="of:=IF(ISNUMBER((SEARCH(&quot;flow&quot;;[.A136])));98;&quot;&quot;)">
            <text:p/>
          </table:table-cell>
          <table:table-cell table:formula="of:=CONCATENATE([.G136];&quot;,&quot;;[.H136];&quot;,&quot;;[.I136];&quot;,&quot;;[.J136];&quot;,&quot;;[.K136];&quot;,&quot;;[.L136];&quot;,&quot;;[.M136];&quot;,&quot;;[.N136];&quot;,&quot;;[.O136];&quot;,&quot;;[.P136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e kolczyki</text:p>
          </table:table-cell>
          <table:table-cell table:formula="of:=[.B136]"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35Unique - srebrne kolczyki.jpg</text:p>
          </table:table-cell>
          <table:table-cell table:formula="of:=IF(ISNUMBER((SEARCH(&quot;diament&quot;;[.A137])));18;&quot;&quot;)">
            <text:p/>
          </table:table-cell>
          <table:table-cell table:formula="of:=[.H136]" office:value-type="float" office:value="12" calcext:value-type="float">
            <text:p>12</text:p>
          </table:table-cell>
          <table:table-cell table:formula="of:=IF(ISNUMBER((SEARCH(&quot;wiktoriańska&quot;;[.A137])));46;&quot;&quot;)">
            <text:p/>
          </table:table-cell>
          <table:table-cell table:formula="of:=IF(ISNUMBER((SEARCH(&quot;boho&quot;;[.A137])));47;&quot;&quot;)">
            <text:p/>
          </table:table-cell>
          <table:table-cell table:formula="of:=IF(ISNUMBER((SEARCH(&quot;studio&quot;;[.A137])));48;&quot;&quot;)">
            <text:p/>
          </table:table-cell>
          <table:table-cell table:formula="of:=IF(ISNUMBER((SEARCH(&quot;ternel&quot;;[.A137])));95;&quot;&quot;)">
            <text:p/>
          </table:table-cell>
          <table:table-cell table:formula="of:=IF(ISNUMBER((SEARCH(&quot;eclipse&quot;;[.A137])));93;&quot;&quot;)">
            <text:p/>
          </table:table-cell>
          <table:table-cell table:formula="of:=IF(ISNUMBER((SEARCH(&quot;fruit&quot;;[.A137])));100;&quot;&quot;)">
            <text:p/>
          </table:table-cell>
          <table:table-cell table:formula="of:=IF(ISNUMBER((SEARCH(&quot;jubil&quot;;[.A137])));112;&quot;&quot;)">
            <text:p/>
          </table:table-cell>
          <table:table-cell table:formula="of:=IF(ISNUMBER((SEARCH(&quot;flow&quot;;[.A137])));98;&quot;&quot;)">
            <text:p/>
          </table:table-cell>
          <table:table-cell table:formula="of:=CONCATENATE([.G137];&quot;,&quot;;[.H137];&quot;,&quot;;[.I137];&quot;,&quot;;[.J137];&quot;,&quot;;[.K137];&quot;,&quot;;[.L137];&quot;,&quot;;[.M137];&quot;,&quot;;[.N137];&quot;,&quot;;[.O137];&quot;,&quot;;[.P137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e kolczyki</text:p>
          </table:table-cell>
          <table:table-cell table:formula="of:=[.B137]"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36Unique - srebrne kolczyki.jpg</text:p>
          </table:table-cell>
          <table:table-cell table:formula="of:=IF(ISNUMBER((SEARCH(&quot;diament&quot;;[.A138])));18;&quot;&quot;)">
            <text:p/>
          </table:table-cell>
          <table:table-cell table:formula="of:=[.H137]" office:value-type="float" office:value="12" calcext:value-type="float">
            <text:p>12</text:p>
          </table:table-cell>
          <table:table-cell table:formula="of:=IF(ISNUMBER((SEARCH(&quot;wiktoriańska&quot;;[.A138])));46;&quot;&quot;)">
            <text:p/>
          </table:table-cell>
          <table:table-cell table:formula="of:=IF(ISNUMBER((SEARCH(&quot;boho&quot;;[.A138])));47;&quot;&quot;)">
            <text:p/>
          </table:table-cell>
          <table:table-cell table:formula="of:=IF(ISNUMBER((SEARCH(&quot;studio&quot;;[.A138])));48;&quot;&quot;)">
            <text:p/>
          </table:table-cell>
          <table:table-cell table:formula="of:=IF(ISNUMBER((SEARCH(&quot;ternel&quot;;[.A138])));95;&quot;&quot;)">
            <text:p/>
          </table:table-cell>
          <table:table-cell table:formula="of:=IF(ISNUMBER((SEARCH(&quot;eclipse&quot;;[.A138])));93;&quot;&quot;)">
            <text:p/>
          </table:table-cell>
          <table:table-cell table:formula="of:=IF(ISNUMBER((SEARCH(&quot;fruit&quot;;[.A138])));100;&quot;&quot;)">
            <text:p/>
          </table:table-cell>
          <table:table-cell table:formula="of:=IF(ISNUMBER((SEARCH(&quot;jubil&quot;;[.A138])));112;&quot;&quot;)">
            <text:p/>
          </table:table-cell>
          <table:table-cell table:formula="of:=IF(ISNUMBER((SEARCH(&quot;flow&quot;;[.A138])));98;&quot;&quot;)">
            <text:p/>
          </table:table-cell>
          <table:table-cell table:formula="of:=CONCATENATE([.G138];&quot;,&quot;;[.H138];&quot;,&quot;;[.I138];&quot;,&quot;;[.J138];&quot;,&quot;;[.K138];&quot;,&quot;;[.L138];&quot;,&quot;;[.M138];&quot;,&quot;;[.N138];&quot;,&quot;;[.O138];&quot;,&quot;;[.P138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e kolczyki</text:p>
          </table:table-cell>
          <table:table-cell table:formula="of:=[.B138]"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37Unique - srebrne kolczyki.jpg</text:p>
          </table:table-cell>
          <table:table-cell table:formula="of:=IF(ISNUMBER((SEARCH(&quot;diament&quot;;[.A139])));18;&quot;&quot;)">
            <text:p/>
          </table:table-cell>
          <table:table-cell table:formula="of:=[.H138]" office:value-type="float" office:value="12" calcext:value-type="float">
            <text:p>12</text:p>
          </table:table-cell>
          <table:table-cell table:formula="of:=IF(ISNUMBER((SEARCH(&quot;wiktoriańska&quot;;[.A139])));46;&quot;&quot;)">
            <text:p/>
          </table:table-cell>
          <table:table-cell table:formula="of:=IF(ISNUMBER((SEARCH(&quot;boho&quot;;[.A139])));47;&quot;&quot;)">
            <text:p/>
          </table:table-cell>
          <table:table-cell table:formula="of:=IF(ISNUMBER((SEARCH(&quot;studio&quot;;[.A139])));48;&quot;&quot;)">
            <text:p/>
          </table:table-cell>
          <table:table-cell table:formula="of:=IF(ISNUMBER((SEARCH(&quot;ternel&quot;;[.A139])));95;&quot;&quot;)">
            <text:p/>
          </table:table-cell>
          <table:table-cell table:formula="of:=IF(ISNUMBER((SEARCH(&quot;eclipse&quot;;[.A139])));93;&quot;&quot;)">
            <text:p/>
          </table:table-cell>
          <table:table-cell table:formula="of:=IF(ISNUMBER((SEARCH(&quot;fruit&quot;;[.A139])));100;&quot;&quot;)">
            <text:p/>
          </table:table-cell>
          <table:table-cell table:formula="of:=IF(ISNUMBER((SEARCH(&quot;jubil&quot;;[.A139])));112;&quot;&quot;)">
            <text:p/>
          </table:table-cell>
          <table:table-cell table:formula="of:=IF(ISNUMBER((SEARCH(&quot;flow&quot;;[.A139])));98;&quot;&quot;)">
            <text:p/>
          </table:table-cell>
          <table:table-cell table:formula="of:=CONCATENATE([.G139];&quot;,&quot;;[.H139];&quot;,&quot;;[.I139];&quot;,&quot;;[.J139];&quot;,&quot;;[.K139];&quot;,&quot;;[.L139];&quot;,&quot;;[.M139];&quot;,&quot;;[.N139];&quot;,&quot;;[.O139];&quot;,&quot;;[.P139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e kolczyki z ametystami i diamentami</text:p>
          </table:table-cell>
          <table:table-cell table:formula="of:=[.B139]"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38Złote kolczyki z ametystami i diamentami.jpg</text:p>
          </table:table-cell>
          <table:table-cell table:formula="of:=IF(ISNUMBER((SEARCH(&quot;diament&quot;;[.A140])));18;&quot;&quot;)" office:value-type="float" office:value="18" calcext:value-type="float">
            <text:p>18</text:p>
          </table:table-cell>
          <table:table-cell table:formula="of:=[.H139]" office:value-type="float" office:value="12" calcext:value-type="float">
            <text:p>12</text:p>
          </table:table-cell>
          <table:table-cell table:formula="of:=IF(ISNUMBER((SEARCH(&quot;wiktoriańska&quot;;[.A140])));46;&quot;&quot;)">
            <text:p/>
          </table:table-cell>
          <table:table-cell table:formula="of:=IF(ISNUMBER((SEARCH(&quot;boho&quot;;[.A140])));47;&quot;&quot;)">
            <text:p/>
          </table:table-cell>
          <table:table-cell table:formula="of:=IF(ISNUMBER((SEARCH(&quot;studio&quot;;[.A140])));48;&quot;&quot;)">
            <text:p/>
          </table:table-cell>
          <table:table-cell table:formula="of:=IF(ISNUMBER((SEARCH(&quot;ternel&quot;;[.A140])));95;&quot;&quot;)">
            <text:p/>
          </table:table-cell>
          <table:table-cell table:formula="of:=IF(ISNUMBER((SEARCH(&quot;eclipse&quot;;[.A140])));93;&quot;&quot;)">
            <text:p/>
          </table:table-cell>
          <table:table-cell table:formula="of:=IF(ISNUMBER((SEARCH(&quot;fruit&quot;;[.A140])));100;&quot;&quot;)">
            <text:p/>
          </table:table-cell>
          <table:table-cell table:formula="of:=IF(ISNUMBER((SEARCH(&quot;jubil&quot;;[.A140])));112;&quot;&quot;)">
            <text:p/>
          </table:table-cell>
          <table:table-cell table:formula="of:=IF(ISNUMBER((SEARCH(&quot;flow&quot;;[.A140])));98;&quot;&quot;)">
            <text:p/>
          </table:table-cell>
          <table:table-cell table:formula="of:=CONCATENATE([.G140];&quot;,&quot;;[.H140];&quot;,&quot;;[.I140];&quot;,&quot;;[.J140];&quot;,&quot;;[.K140];&quot;,&quot;;[.L140];&quot;,&quot;;[.M140];&quot;,&quot;;[.N140];&quot;,&quot;;[.O140];&quot;,&quot;;[.P140])" office:value-type="string" office:string-value="18,12,,,,,,,," calcext:value-type="string">
            <text:p>18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e kolczyki z ametystami i szafirami</text:p>
          </table:table-cell>
          <table:table-cell table:formula="of:=[.B140]"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39Złote kolczyki z ametystami i szafirami.jpg</text:p>
          </table:table-cell>
          <table:table-cell table:formula="of:=IF(ISNUMBER((SEARCH(&quot;diament&quot;;[.A141])));18;&quot;&quot;)">
            <text:p/>
          </table:table-cell>
          <table:table-cell table:formula="of:=[.H140]" office:value-type="float" office:value="12" calcext:value-type="float">
            <text:p>12</text:p>
          </table:table-cell>
          <table:table-cell table:formula="of:=IF(ISNUMBER((SEARCH(&quot;wiktoriańska&quot;;[.A141])));46;&quot;&quot;)">
            <text:p/>
          </table:table-cell>
          <table:table-cell table:formula="of:=IF(ISNUMBER((SEARCH(&quot;boho&quot;;[.A141])));47;&quot;&quot;)">
            <text:p/>
          </table:table-cell>
          <table:table-cell table:formula="of:=IF(ISNUMBER((SEARCH(&quot;studio&quot;;[.A141])));48;&quot;&quot;)">
            <text:p/>
          </table:table-cell>
          <table:table-cell table:formula="of:=IF(ISNUMBER((SEARCH(&quot;ternel&quot;;[.A141])));95;&quot;&quot;)">
            <text:p/>
          </table:table-cell>
          <table:table-cell table:formula="of:=IF(ISNUMBER((SEARCH(&quot;eclipse&quot;;[.A141])));93;&quot;&quot;)">
            <text:p/>
          </table:table-cell>
          <table:table-cell table:formula="of:=IF(ISNUMBER((SEARCH(&quot;fruit&quot;;[.A141])));100;&quot;&quot;)">
            <text:p/>
          </table:table-cell>
          <table:table-cell table:formula="of:=IF(ISNUMBER((SEARCH(&quot;jubil&quot;;[.A141])));112;&quot;&quot;)">
            <text:p/>
          </table:table-cell>
          <table:table-cell table:formula="of:=IF(ISNUMBER((SEARCH(&quot;flow&quot;;[.A141])));98;&quot;&quot;)">
            <text:p/>
          </table:table-cell>
          <table:table-cell table:formula="of:=CONCATENATE([.G141];&quot;,&quot;;[.H141];&quot;,&quot;;[.I141];&quot;,&quot;;[.J141];&quot;,&quot;;[.K141];&quot;,&quot;;[.L141];&quot;,&quot;;[.M141];&quot;,&quot;;[.N141];&quot;,&quot;;[.O141];&quot;,&quot;;[.P141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e kolczyki z ametystami i diamentami</text:p>
          </table:table-cell>
          <table:table-cell table:formula="of:=[.B141]"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40Złote kolczyki z ametystami i diamentami.jpg</text:p>
          </table:table-cell>
          <table:table-cell table:formula="of:=IF(ISNUMBER((SEARCH(&quot;diament&quot;;[.A142])));18;&quot;&quot;)" office:value-type="float" office:value="18" calcext:value-type="float">
            <text:p>18</text:p>
          </table:table-cell>
          <table:table-cell table:formula="of:=[.H141]" office:value-type="float" office:value="12" calcext:value-type="float">
            <text:p>12</text:p>
          </table:table-cell>
          <table:table-cell table:formula="of:=IF(ISNUMBER((SEARCH(&quot;wiktoriańska&quot;;[.A142])));46;&quot;&quot;)">
            <text:p/>
          </table:table-cell>
          <table:table-cell table:formula="of:=IF(ISNUMBER((SEARCH(&quot;boho&quot;;[.A142])));47;&quot;&quot;)">
            <text:p/>
          </table:table-cell>
          <table:table-cell table:formula="of:=IF(ISNUMBER((SEARCH(&quot;studio&quot;;[.A142])));48;&quot;&quot;)">
            <text:p/>
          </table:table-cell>
          <table:table-cell table:formula="of:=IF(ISNUMBER((SEARCH(&quot;ternel&quot;;[.A142])));95;&quot;&quot;)">
            <text:p/>
          </table:table-cell>
          <table:table-cell table:formula="of:=IF(ISNUMBER((SEARCH(&quot;eclipse&quot;;[.A142])));93;&quot;&quot;)">
            <text:p/>
          </table:table-cell>
          <table:table-cell table:formula="of:=IF(ISNUMBER((SEARCH(&quot;fruit&quot;;[.A142])));100;&quot;&quot;)">
            <text:p/>
          </table:table-cell>
          <table:table-cell table:formula="of:=IF(ISNUMBER((SEARCH(&quot;jubil&quot;;[.A142])));112;&quot;&quot;)">
            <text:p/>
          </table:table-cell>
          <table:table-cell table:formula="of:=IF(ISNUMBER((SEARCH(&quot;flow&quot;;[.A142])));98;&quot;&quot;)">
            <text:p/>
          </table:table-cell>
          <table:table-cell table:formula="of:=CONCATENATE([.G142];&quot;,&quot;;[.H142];&quot;,&quot;;[.I142];&quot;,&quot;;[.J142];&quot;,&quot;;[.K142];&quot;,&quot;;[.L142];&quot;,&quot;;[.M142];&quot;,&quot;;[.N142];&quot;,&quot;;[.O142];&quot;,&quot;;[.P142])" office:value-type="string" office:string-value="18,12,,,,,,,," calcext:value-type="string">
            <text:p>18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e kolczyki z ametystami i diamentami</text:p>
          </table:table-cell>
          <table:table-cell table:formula="of:=[.B142]"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41Złote kolczyki z ametystami i diamentami.jpg</text:p>
          </table:table-cell>
          <table:table-cell table:formula="of:=IF(ISNUMBER((SEARCH(&quot;diament&quot;;[.A143])));18;&quot;&quot;)" office:value-type="float" office:value="18" calcext:value-type="float">
            <text:p>18</text:p>
          </table:table-cell>
          <table:table-cell table:formula="of:=[.H142]" office:value-type="float" office:value="12" calcext:value-type="float">
            <text:p>12</text:p>
          </table:table-cell>
          <table:table-cell table:formula="of:=IF(ISNUMBER((SEARCH(&quot;wiktoriańska&quot;;[.A143])));46;&quot;&quot;)">
            <text:p/>
          </table:table-cell>
          <table:table-cell table:formula="of:=IF(ISNUMBER((SEARCH(&quot;boho&quot;;[.A143])));47;&quot;&quot;)">
            <text:p/>
          </table:table-cell>
          <table:table-cell table:formula="of:=IF(ISNUMBER((SEARCH(&quot;studio&quot;;[.A143])));48;&quot;&quot;)">
            <text:p/>
          </table:table-cell>
          <table:table-cell table:formula="of:=IF(ISNUMBER((SEARCH(&quot;ternel&quot;;[.A143])));95;&quot;&quot;)">
            <text:p/>
          </table:table-cell>
          <table:table-cell table:formula="of:=IF(ISNUMBER((SEARCH(&quot;eclipse&quot;;[.A143])));93;&quot;&quot;)">
            <text:p/>
          </table:table-cell>
          <table:table-cell table:formula="of:=IF(ISNUMBER((SEARCH(&quot;fruit&quot;;[.A143])));100;&quot;&quot;)">
            <text:p/>
          </table:table-cell>
          <table:table-cell table:formula="of:=IF(ISNUMBER((SEARCH(&quot;jubil&quot;;[.A143])));112;&quot;&quot;)">
            <text:p/>
          </table:table-cell>
          <table:table-cell table:formula="of:=IF(ISNUMBER((SEARCH(&quot;flow&quot;;[.A143])));98;&quot;&quot;)">
            <text:p/>
          </table:table-cell>
          <table:table-cell table:formula="of:=CONCATENATE([.G143];&quot;,&quot;;[.H143];&quot;,&quot;;[.I143];&quot;,&quot;;[.J143];&quot;,&quot;;[.K143];&quot;,&quot;;[.L143];&quot;,&quot;;[.M143];&quot;,&quot;;[.N143];&quot;,&quot;;[.O143];&quot;,&quot;;[.P143])" office:value-type="string" office:string-value="18,12,,,,,,,," calcext:value-type="string">
            <text:p>18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ds – srebrne kolczyki</text:p>
          </table:table-cell>
          <table:table-cell table:formula="of:=[.B143]"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42Moods – srebrne kolczyki.jpg</text:p>
          </table:table-cell>
          <table:table-cell table:formula="of:=IF(ISNUMBER((SEARCH(&quot;diament&quot;;[.A144])));18;&quot;&quot;)">
            <text:p/>
          </table:table-cell>
          <table:table-cell table:formula="of:=[.H143]" office:value-type="float" office:value="12" calcext:value-type="float">
            <text:p>12</text:p>
          </table:table-cell>
          <table:table-cell table:formula="of:=IF(ISNUMBER((SEARCH(&quot;wiktoriańska&quot;;[.A144])));46;&quot;&quot;)">
            <text:p/>
          </table:table-cell>
          <table:table-cell table:formula="of:=IF(ISNUMBER((SEARCH(&quot;boho&quot;;[.A144])));47;&quot;&quot;)">
            <text:p/>
          </table:table-cell>
          <table:table-cell table:formula="of:=IF(ISNUMBER((SEARCH(&quot;studio&quot;;[.A144])));48;&quot;&quot;)">
            <text:p/>
          </table:table-cell>
          <table:table-cell table:formula="of:=IF(ISNUMBER((SEARCH(&quot;ternel&quot;;[.A144])));95;&quot;&quot;)">
            <text:p/>
          </table:table-cell>
          <table:table-cell table:formula="of:=IF(ISNUMBER((SEARCH(&quot;eclipse&quot;;[.A144])));93;&quot;&quot;)">
            <text:p/>
          </table:table-cell>
          <table:table-cell table:formula="of:=IF(ISNUMBER((SEARCH(&quot;fruit&quot;;[.A144])));100;&quot;&quot;)">
            <text:p/>
          </table:table-cell>
          <table:table-cell table:formula="of:=IF(ISNUMBER((SEARCH(&quot;jubil&quot;;[.A144])));112;&quot;&quot;)">
            <text:p/>
          </table:table-cell>
          <table:table-cell table:formula="of:=IF(ISNUMBER((SEARCH(&quot;flow&quot;;[.A144])));98;&quot;&quot;)">
            <text:p/>
          </table:table-cell>
          <table:table-cell table:formula="of:=CONCATENATE([.G144];&quot;,&quot;;[.H144];&quot;,&quot;;[.I144];&quot;,&quot;;[.J144];&quot;,&quot;;[.K144];&quot;,&quot;;[.L144];&quot;,&quot;;[.M144];&quot;,&quot;;[.N144];&quot;,&quot;;[.O144];&quot;,&quot;;[.P144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ds – srebrne kolczyki</text:p>
          </table:table-cell>
          <table:table-cell table:formula="of:=[.B144]"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kolczyki/143Moods – srebrne kolczyki.jpg</text:p>
          </table:table-cell>
          <table:table-cell table:formula="of:=IF(ISNUMBER((SEARCH(&quot;diament&quot;;[.A145])));18;&quot;&quot;)">
            <text:p/>
          </table:table-cell>
          <table:table-cell table:formula="of:=[.H144]" office:value-type="float" office:value="12" calcext:value-type="float">
            <text:p>12</text:p>
          </table:table-cell>
          <table:table-cell table:formula="of:=IF(ISNUMBER((SEARCH(&quot;wiktoriańska&quot;;[.A145])));46;&quot;&quot;)">
            <text:p/>
          </table:table-cell>
          <table:table-cell table:formula="of:=IF(ISNUMBER((SEARCH(&quot;boho&quot;;[.A145])));47;&quot;&quot;)">
            <text:p/>
          </table:table-cell>
          <table:table-cell table:formula="of:=IF(ISNUMBER((SEARCH(&quot;studio&quot;;[.A145])));48;&quot;&quot;)">
            <text:p/>
          </table:table-cell>
          <table:table-cell table:formula="of:=IF(ISNUMBER((SEARCH(&quot;ternel&quot;;[.A145])));95;&quot;&quot;)">
            <text:p/>
          </table:table-cell>
          <table:table-cell table:formula="of:=IF(ISNUMBER((SEARCH(&quot;eclipse&quot;;[.A145])));93;&quot;&quot;)">
            <text:p/>
          </table:table-cell>
          <table:table-cell table:formula="of:=IF(ISNUMBER((SEARCH(&quot;fruit&quot;;[.A145])));100;&quot;&quot;)">
            <text:p/>
          </table:table-cell>
          <table:table-cell table:formula="of:=IF(ISNUMBER((SEARCH(&quot;jubil&quot;;[.A145])));112;&quot;&quot;)">
            <text:p/>
          </table:table-cell>
          <table:table-cell table:formula="of:=IF(ISNUMBER((SEARCH(&quot;flow&quot;;[.A145])));98;&quot;&quot;)">
            <text:p/>
          </table:table-cell>
          <table:table-cell table:formula="of:=CONCATENATE([.G145];&quot;,&quot;;[.H145];&quot;,&quot;;[.I145];&quot;,&quot;;[.J145];&quot;,&quot;;[.K145];&quot;,&quot;;[.L145];&quot;,&quot;;[.M145];&quot;,&quot;;[.N145];&quot;,&quot;;[.O145];&quot;,&quot;;[.P145])" office:value-type="string" office:string-value=",12,,,,,,,," calcext:value-type="string">
            <text:p>,1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naszyjnik z diamentem </text:p>
          </table:table-cell>
          <table:table-cell table:formula="of:=[.B145]"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0Złoty naszyjnik z diamentem .jpg</text:p>
          </table:table-cell>
          <table:table-cell table:formula="of:=IF(ISNUMBER((SEARCH(&quot;diament&quot;;[.A146])));18;&quot;&quot;)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IF(ISNUMBER((SEARCH(&quot;wiktoriańska&quot;;[.A146])));46;&quot;&quot;)">
            <text:p/>
          </table:table-cell>
          <table:table-cell table:formula="of:=IF(ISNUMBER((SEARCH(&quot;boho&quot;;[.A146])));47;&quot;&quot;)">
            <text:p/>
          </table:table-cell>
          <table:table-cell table:formula="of:=IF(ISNUMBER((SEARCH(&quot;studio&quot;;[.A146])));48;&quot;&quot;)">
            <text:p/>
          </table:table-cell>
          <table:table-cell table:formula="of:=IF(ISNUMBER((SEARCH(&quot;ternel&quot;;[.A146])));95;&quot;&quot;)">
            <text:p/>
          </table:table-cell>
          <table:table-cell table:formula="of:=IF(ISNUMBER((SEARCH(&quot;eclipse&quot;;[.A146])));93;&quot;&quot;)">
            <text:p/>
          </table:table-cell>
          <table:table-cell table:formula="of:=IF(ISNUMBER((SEARCH(&quot;fruit&quot;;[.A146])));100;&quot;&quot;)">
            <text:p/>
          </table:table-cell>
          <table:table-cell table:formula="of:=IF(ISNUMBER((SEARCH(&quot;jubil&quot;;[.A146])));112;&quot;&quot;)">
            <text:p/>
          </table:table-cell>
          <table:table-cell table:formula="of:=IF(ISNUMBER((SEARCH(&quot;flow&quot;;[.A146])));98;&quot;&quot;)">
            <text:p/>
          </table:table-cell>
          <table:table-cell table:formula="of:=CONCATENATE([.G146];&quot;,&quot;;[.H146];&quot;,&quot;;[.I146];&quot;,&quot;;[.J146];&quot;,&quot;;[.K146];&quot;,&quot;;[.L146];&quot;,&quot;;[.M146];&quot;,&quot;;[.N146];&quot;,&quot;;[.O146];&quot;,&quot;;[.P146])" office:value-type="string" office:string-value="18,15,,,,,,,," calcext:value-type="string">
            <text:p>18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naszyjnik </text:p>
          </table:table-cell>
          <table:table-cell table:formula="of:=[.B146]"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1Złoty naszyjnik .jpg</text:p>
          </table:table-cell>
          <table:table-cell table:formula="of:=IF(ISNUMBER((SEARCH(&quot;diament&quot;;[.A147])));18;&quot;&quot;)">
            <text:p/>
          </table:table-cell>
          <table:table-cell table:formula="of:=[.H146]" office:value-type="float" office:value="15" calcext:value-type="float">
            <text:p>15</text:p>
          </table:table-cell>
          <table:table-cell table:formula="of:=IF(ISNUMBER((SEARCH(&quot;wiktoriańska&quot;;[.A147])));46;&quot;&quot;)">
            <text:p/>
          </table:table-cell>
          <table:table-cell table:formula="of:=IF(ISNUMBER((SEARCH(&quot;boho&quot;;[.A147])));47;&quot;&quot;)">
            <text:p/>
          </table:table-cell>
          <table:table-cell table:formula="of:=IF(ISNUMBER((SEARCH(&quot;studio&quot;;[.A147])));48;&quot;&quot;)">
            <text:p/>
          </table:table-cell>
          <table:table-cell table:formula="of:=IF(ISNUMBER((SEARCH(&quot;ternel&quot;;[.A147])));95;&quot;&quot;)">
            <text:p/>
          </table:table-cell>
          <table:table-cell table:formula="of:=IF(ISNUMBER((SEARCH(&quot;eclipse&quot;;[.A147])));93;&quot;&quot;)">
            <text:p/>
          </table:table-cell>
          <table:table-cell table:formula="of:=IF(ISNUMBER((SEARCH(&quot;fruit&quot;;[.A147])));100;&quot;&quot;)">
            <text:p/>
          </table:table-cell>
          <table:table-cell table:formula="of:=IF(ISNUMBER((SEARCH(&quot;jubil&quot;;[.A147])));112;&quot;&quot;)">
            <text:p/>
          </table:table-cell>
          <table:table-cell table:formula="of:=IF(ISNUMBER((SEARCH(&quot;flow&quot;;[.A147])));98;&quot;&quot;)">
            <text:p/>
          </table:table-cell>
          <table:table-cell table:formula="of:=CONCATENATE([.G147];&quot;,&quot;;[.H147];&quot;,&quot;;[.I147];&quot;,&quot;;[.J147];&quot;,&quot;;[.K147];&quot;,&quot;;[.L147];&quot;,&quot;;[.M147];&quot;,&quot;;[.N147];&quot;,&quot;;[.O147];&quot;,&quot;;[.P147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naszyjnik z diamentem </text:p>
          </table:table-cell>
          <table:table-cell table:formula="of:=[.B147]"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2Złoty naszyjnik z diamentem .jpg</text:p>
          </table:table-cell>
          <table:table-cell table:formula="of:=IF(ISNUMBER((SEARCH(&quot;diament&quot;;[.A148])));18;&quot;&quot;)" office:value-type="float" office:value="18" calcext:value-type="float">
            <text:p>18</text:p>
          </table:table-cell>
          <table:table-cell table:formula="of:=[.H147]" office:value-type="float" office:value="15" calcext:value-type="float">
            <text:p>15</text:p>
          </table:table-cell>
          <table:table-cell table:formula="of:=IF(ISNUMBER((SEARCH(&quot;wiktoriańska&quot;;[.A148])));46;&quot;&quot;)">
            <text:p/>
          </table:table-cell>
          <table:table-cell table:formula="of:=IF(ISNUMBER((SEARCH(&quot;boho&quot;;[.A148])));47;&quot;&quot;)">
            <text:p/>
          </table:table-cell>
          <table:table-cell table:formula="of:=IF(ISNUMBER((SEARCH(&quot;studio&quot;;[.A148])));48;&quot;&quot;)">
            <text:p/>
          </table:table-cell>
          <table:table-cell table:formula="of:=IF(ISNUMBER((SEARCH(&quot;ternel&quot;;[.A148])));95;&quot;&quot;)">
            <text:p/>
          </table:table-cell>
          <table:table-cell table:formula="of:=IF(ISNUMBER((SEARCH(&quot;eclipse&quot;;[.A148])));93;&quot;&quot;)">
            <text:p/>
          </table:table-cell>
          <table:table-cell table:formula="of:=IF(ISNUMBER((SEARCH(&quot;fruit&quot;;[.A148])));100;&quot;&quot;)">
            <text:p/>
          </table:table-cell>
          <table:table-cell table:formula="of:=IF(ISNUMBER((SEARCH(&quot;jubil&quot;;[.A148])));112;&quot;&quot;)">
            <text:p/>
          </table:table-cell>
          <table:table-cell table:formula="of:=IF(ISNUMBER((SEARCH(&quot;flow&quot;;[.A148])));98;&quot;&quot;)">
            <text:p/>
          </table:table-cell>
          <table:table-cell table:formula="of:=CONCATENATE([.G148];&quot;,&quot;;[.H148];&quot;,&quot;;[.I148];&quot;,&quot;;[.J148];&quot;,&quot;;[.K148];&quot;,&quot;;[.L148];&quot;,&quot;;[.M148];&quot;,&quot;;[.N148];&quot;,&quot;;[.O148];&quot;,&quot;;[.P148])" office:value-type="string" office:string-value="18,15,,,,,,,," calcext:value-type="string">
            <text:p>18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</text:p>
          </table:table-cell>
          <table:table-cell table:formula="of:=[.B148]"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3Srebrny naszyjnik.jpg</text:p>
          </table:table-cell>
          <table:table-cell table:formula="of:=IF(ISNUMBER((SEARCH(&quot;diament&quot;;[.A149])));18;&quot;&quot;)">
            <text:p/>
          </table:table-cell>
          <table:table-cell table:formula="of:=[.H148]" office:value-type="float" office:value="15" calcext:value-type="float">
            <text:p>15</text:p>
          </table:table-cell>
          <table:table-cell table:formula="of:=IF(ISNUMBER((SEARCH(&quot;wiktoriańska&quot;;[.A149])));46;&quot;&quot;)">
            <text:p/>
          </table:table-cell>
          <table:table-cell table:formula="of:=IF(ISNUMBER((SEARCH(&quot;boho&quot;;[.A149])));47;&quot;&quot;)">
            <text:p/>
          </table:table-cell>
          <table:table-cell table:formula="of:=IF(ISNUMBER((SEARCH(&quot;studio&quot;;[.A149])));48;&quot;&quot;)">
            <text:p/>
          </table:table-cell>
          <table:table-cell table:formula="of:=IF(ISNUMBER((SEARCH(&quot;ternel&quot;;[.A149])));95;&quot;&quot;)">
            <text:p/>
          </table:table-cell>
          <table:table-cell table:formula="of:=IF(ISNUMBER((SEARCH(&quot;eclipse&quot;;[.A149])));93;&quot;&quot;)">
            <text:p/>
          </table:table-cell>
          <table:table-cell table:formula="of:=IF(ISNUMBER((SEARCH(&quot;fruit&quot;;[.A149])));100;&quot;&quot;)">
            <text:p/>
          </table:table-cell>
          <table:table-cell table:formula="of:=IF(ISNUMBER((SEARCH(&quot;jubil&quot;;[.A149])));112;&quot;&quot;)">
            <text:p/>
          </table:table-cell>
          <table:table-cell table:formula="of:=IF(ISNUMBER((SEARCH(&quot;flow&quot;;[.A149])));98;&quot;&quot;)">
            <text:p/>
          </table:table-cell>
          <table:table-cell table:formula="of:=CONCATENATE([.G149];&quot;,&quot;;[.H149];&quot;,&quot;;[.I149];&quot;,&quot;;[.J149];&quot;,&quot;;[.K149];&quot;,&quot;;[.L149];&quot;,&quot;;[.M149];&quot;,&quot;;[.N149];&quot;,&quot;;[.O149];&quot;,&quot;;[.P149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bransoletka z diamentem</text:p>
          </table:table-cell>
          <table:table-cell table:formula="of:=[.B149]"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4Złota bransoletka z diamentem.jpg</text:p>
          </table:table-cell>
          <table:table-cell table:formula="of:=IF(ISNUMBER((SEARCH(&quot;diament&quot;;[.A150])));18;&quot;&quot;)" office:value-type="float" office:value="18" calcext:value-type="float">
            <text:p>18</text:p>
          </table:table-cell>
          <table:table-cell table:formula="of:=[.H149]" office:value-type="float" office:value="15" calcext:value-type="float">
            <text:p>15</text:p>
          </table:table-cell>
          <table:table-cell table:formula="of:=IF(ISNUMBER((SEARCH(&quot;wiktoriańska&quot;;[.A150])));46;&quot;&quot;)">
            <text:p/>
          </table:table-cell>
          <table:table-cell table:formula="of:=IF(ISNUMBER((SEARCH(&quot;boho&quot;;[.A150])));47;&quot;&quot;)">
            <text:p/>
          </table:table-cell>
          <table:table-cell table:formula="of:=IF(ISNUMBER((SEARCH(&quot;studio&quot;;[.A150])));48;&quot;&quot;)">
            <text:p/>
          </table:table-cell>
          <table:table-cell table:formula="of:=IF(ISNUMBER((SEARCH(&quot;ternel&quot;;[.A150])));95;&quot;&quot;)">
            <text:p/>
          </table:table-cell>
          <table:table-cell table:formula="of:=IF(ISNUMBER((SEARCH(&quot;eclipse&quot;;[.A150])));93;&quot;&quot;)">
            <text:p/>
          </table:table-cell>
          <table:table-cell table:formula="of:=IF(ISNUMBER((SEARCH(&quot;fruit&quot;;[.A150])));100;&quot;&quot;)">
            <text:p/>
          </table:table-cell>
          <table:table-cell table:formula="of:=IF(ISNUMBER((SEARCH(&quot;jubil&quot;;[.A150])));112;&quot;&quot;)">
            <text:p/>
          </table:table-cell>
          <table:table-cell table:formula="of:=IF(ISNUMBER((SEARCH(&quot;flow&quot;;[.A150])));98;&quot;&quot;)">
            <text:p/>
          </table:table-cell>
          <table:table-cell table:formula="of:=CONCATENATE([.G150];&quot;,&quot;;[.H150];&quot;,&quot;;[.I150];&quot;,&quot;;[.J150];&quot;,&quot;;[.K150];&quot;,&quot;;[.L150];&quot;,&quot;;[.M150];&quot;,&quot;;[.N150];&quot;,&quot;;[.O150];&quot;,&quot;;[.P150])" office:value-type="string" office:string-value="18,15,,,,,,,," calcext:value-type="string">
            <text:p>18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</text:p>
          </table:table-cell>
          <table:table-cell table:formula="of:=[.B150]"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5Srebrny naszyjnik.jpg</text:p>
          </table:table-cell>
          <table:table-cell table:formula="of:=IF(ISNUMBER((SEARCH(&quot;diament&quot;;[.A151])));18;&quot;&quot;)">
            <text:p/>
          </table:table-cell>
          <table:table-cell table:formula="of:=[.H150]" office:value-type="float" office:value="15" calcext:value-type="float">
            <text:p>15</text:p>
          </table:table-cell>
          <table:table-cell table:formula="of:=IF(ISNUMBER((SEARCH(&quot;wiktoriańska&quot;;[.A151])));46;&quot;&quot;)">
            <text:p/>
          </table:table-cell>
          <table:table-cell table:formula="of:=IF(ISNUMBER((SEARCH(&quot;boho&quot;;[.A151])));47;&quot;&quot;)">
            <text:p/>
          </table:table-cell>
          <table:table-cell table:formula="of:=IF(ISNUMBER((SEARCH(&quot;studio&quot;;[.A151])));48;&quot;&quot;)">
            <text:p/>
          </table:table-cell>
          <table:table-cell table:formula="of:=IF(ISNUMBER((SEARCH(&quot;ternel&quot;;[.A151])));95;&quot;&quot;)">
            <text:p/>
          </table:table-cell>
          <table:table-cell table:formula="of:=IF(ISNUMBER((SEARCH(&quot;eclipse&quot;;[.A151])));93;&quot;&quot;)">
            <text:p/>
          </table:table-cell>
          <table:table-cell table:formula="of:=IF(ISNUMBER((SEARCH(&quot;fruit&quot;;[.A151])));100;&quot;&quot;)">
            <text:p/>
          </table:table-cell>
          <table:table-cell table:formula="of:=IF(ISNUMBER((SEARCH(&quot;jubil&quot;;[.A151])));112;&quot;&quot;)">
            <text:p/>
          </table:table-cell>
          <table:table-cell table:formula="of:=IF(ISNUMBER((SEARCH(&quot;flow&quot;;[.A151])));98;&quot;&quot;)">
            <text:p/>
          </table:table-cell>
          <table:table-cell table:formula="of:=CONCATENATE([.G151];&quot;,&quot;;[.H151];&quot;,&quot;;[.I151];&quot;,&quot;;[.J151];&quot;,&quot;;[.K151];&quot;,&quot;;[.L151];&quot;,&quot;;[.M151];&quot;,&quot;;[.N151];&quot;,&quot;;[.O151];&quot;,&quot;;[.P151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bransoletka z diamentem </text:p>
          </table:table-cell>
          <table:table-cell table:formula="of:=[.B151]"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6Złota bransoletka z diamentem .jpg</text:p>
          </table:table-cell>
          <table:table-cell table:formula="of:=IF(ISNUMBER((SEARCH(&quot;diament&quot;;[.A152])));18;&quot;&quot;)" office:value-type="float" office:value="18" calcext:value-type="float">
            <text:p>18</text:p>
          </table:table-cell>
          <table:table-cell table:formula="of:=[.H151]" office:value-type="float" office:value="15" calcext:value-type="float">
            <text:p>15</text:p>
          </table:table-cell>
          <table:table-cell table:formula="of:=IF(ISNUMBER((SEARCH(&quot;wiktoriańska&quot;;[.A152])));46;&quot;&quot;)">
            <text:p/>
          </table:table-cell>
          <table:table-cell table:formula="of:=IF(ISNUMBER((SEARCH(&quot;boho&quot;;[.A152])));47;&quot;&quot;)">
            <text:p/>
          </table:table-cell>
          <table:table-cell table:formula="of:=IF(ISNUMBER((SEARCH(&quot;studio&quot;;[.A152])));48;&quot;&quot;)">
            <text:p/>
          </table:table-cell>
          <table:table-cell table:formula="of:=IF(ISNUMBER((SEARCH(&quot;ternel&quot;;[.A152])));95;&quot;&quot;)">
            <text:p/>
          </table:table-cell>
          <table:table-cell table:formula="of:=IF(ISNUMBER((SEARCH(&quot;eclipse&quot;;[.A152])));93;&quot;&quot;)">
            <text:p/>
          </table:table-cell>
          <table:table-cell table:formula="of:=IF(ISNUMBER((SEARCH(&quot;fruit&quot;;[.A152])));100;&quot;&quot;)">
            <text:p/>
          </table:table-cell>
          <table:table-cell table:formula="of:=IF(ISNUMBER((SEARCH(&quot;jubil&quot;;[.A152])));112;&quot;&quot;)">
            <text:p/>
          </table:table-cell>
          <table:table-cell table:formula="of:=IF(ISNUMBER((SEARCH(&quot;flow&quot;;[.A152])));98;&quot;&quot;)">
            <text:p/>
          </table:table-cell>
          <table:table-cell table:formula="of:=CONCATENATE([.G152];&quot;,&quot;;[.H152];&quot;,&quot;;[.I152];&quot;,&quot;;[.J152];&quot;,&quot;;[.K152];&quot;,&quot;;[.L152];&quot;,&quot;;[.M152];&quot;,&quot;;[.N152];&quot;,&quot;;[.O152];&quot;,&quot;;[.P152])" office:value-type="string" office:string-value="18,15,,,,,,,," calcext:value-type="string">
            <text:p>18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</text:p>
          </table:table-cell>
          <table:table-cell table:formula="of:=[.B152]"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7Srebrny naszyjnik.jpg</text:p>
          </table:table-cell>
          <table:table-cell table:formula="of:=IF(ISNUMBER((SEARCH(&quot;diament&quot;;[.A153])));18;&quot;&quot;)">
            <text:p/>
          </table:table-cell>
          <table:table-cell table:formula="of:=[.H152]" office:value-type="float" office:value="15" calcext:value-type="float">
            <text:p>15</text:p>
          </table:table-cell>
          <table:table-cell table:formula="of:=IF(ISNUMBER((SEARCH(&quot;wiktoriańska&quot;;[.A153])));46;&quot;&quot;)">
            <text:p/>
          </table:table-cell>
          <table:table-cell table:formula="of:=IF(ISNUMBER((SEARCH(&quot;boho&quot;;[.A153])));47;&quot;&quot;)">
            <text:p/>
          </table:table-cell>
          <table:table-cell table:formula="of:=IF(ISNUMBER((SEARCH(&quot;studio&quot;;[.A153])));48;&quot;&quot;)">
            <text:p/>
          </table:table-cell>
          <table:table-cell table:formula="of:=IF(ISNUMBER((SEARCH(&quot;ternel&quot;;[.A153])));95;&quot;&quot;)">
            <text:p/>
          </table:table-cell>
          <table:table-cell table:formula="of:=IF(ISNUMBER((SEARCH(&quot;eclipse&quot;;[.A153])));93;&quot;&quot;)">
            <text:p/>
          </table:table-cell>
          <table:table-cell table:formula="of:=IF(ISNUMBER((SEARCH(&quot;fruit&quot;;[.A153])));100;&quot;&quot;)">
            <text:p/>
          </table:table-cell>
          <table:table-cell table:formula="of:=IF(ISNUMBER((SEARCH(&quot;jubil&quot;;[.A153])));112;&quot;&quot;)">
            <text:p/>
          </table:table-cell>
          <table:table-cell table:formula="of:=IF(ISNUMBER((SEARCH(&quot;flow&quot;;[.A153])));98;&quot;&quot;)">
            <text:p/>
          </table:table-cell>
          <table:table-cell table:formula="of:=CONCATENATE([.G153];&quot;,&quot;;[.H153];&quot;,&quot;;[.I153];&quot;,&quot;;[.J153];&quot;,&quot;;[.K153];&quot;,&quot;;[.L153];&quot;,&quot;;[.M153];&quot;,&quot;;[.N153];&quot;,&quot;;[.O153];&quot;,&quot;;[.P153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</text:p>
          </table:table-cell>
          <table:table-cell table:formula="of:=[.B153]"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8Srebrny naszyjnik.jpg</text:p>
          </table:table-cell>
          <table:table-cell table:formula="of:=IF(ISNUMBER((SEARCH(&quot;diament&quot;;[.A154])));18;&quot;&quot;)">
            <text:p/>
          </table:table-cell>
          <table:table-cell table:formula="of:=[.H153]" office:value-type="float" office:value="15" calcext:value-type="float">
            <text:p>15</text:p>
          </table:table-cell>
          <table:table-cell table:formula="of:=IF(ISNUMBER((SEARCH(&quot;wiktoriańska&quot;;[.A154])));46;&quot;&quot;)">
            <text:p/>
          </table:table-cell>
          <table:table-cell table:formula="of:=IF(ISNUMBER((SEARCH(&quot;boho&quot;;[.A154])));47;&quot;&quot;)">
            <text:p/>
          </table:table-cell>
          <table:table-cell table:formula="of:=IF(ISNUMBER((SEARCH(&quot;studio&quot;;[.A154])));48;&quot;&quot;)">
            <text:p/>
          </table:table-cell>
          <table:table-cell table:formula="of:=IF(ISNUMBER((SEARCH(&quot;ternel&quot;;[.A154])));95;&quot;&quot;)">
            <text:p/>
          </table:table-cell>
          <table:table-cell table:formula="of:=IF(ISNUMBER((SEARCH(&quot;eclipse&quot;;[.A154])));93;&quot;&quot;)">
            <text:p/>
          </table:table-cell>
          <table:table-cell table:formula="of:=IF(ISNUMBER((SEARCH(&quot;fruit&quot;;[.A154])));100;&quot;&quot;)">
            <text:p/>
          </table:table-cell>
          <table:table-cell table:formula="of:=IF(ISNUMBER((SEARCH(&quot;jubil&quot;;[.A154])));112;&quot;&quot;)">
            <text:p/>
          </table:table-cell>
          <table:table-cell table:formula="of:=IF(ISNUMBER((SEARCH(&quot;flow&quot;;[.A154])));98;&quot;&quot;)">
            <text:p/>
          </table:table-cell>
          <table:table-cell table:formula="of:=CONCATENATE([.G154];&quot;,&quot;;[.H154];&quot;,&quot;;[.I154];&quot;,&quot;;[.J154];&quot;,&quot;;[.K154];&quot;,&quot;;[.L154];&quot;,&quot;;[.M154];&quot;,&quot;;[.N154];&quot;,&quot;;[.O154];&quot;,&quot;;[.P154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y naszyjnik</text:p>
          </table:table-cell>
          <table:table-cell table:formula="of:=[.B154]"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9Unique - srebrny naszyjnik.jpg</text:p>
          </table:table-cell>
          <table:table-cell table:formula="of:=IF(ISNUMBER((SEARCH(&quot;diament&quot;;[.A155])));18;&quot;&quot;)">
            <text:p/>
          </table:table-cell>
          <table:table-cell table:formula="of:=[.H154]" office:value-type="float" office:value="15" calcext:value-type="float">
            <text:p>15</text:p>
          </table:table-cell>
          <table:table-cell table:formula="of:=IF(ISNUMBER((SEARCH(&quot;wiktoriańska&quot;;[.A155])));46;&quot;&quot;)">
            <text:p/>
          </table:table-cell>
          <table:table-cell table:formula="of:=IF(ISNUMBER((SEARCH(&quot;boho&quot;;[.A155])));47;&quot;&quot;)">
            <text:p/>
          </table:table-cell>
          <table:table-cell table:formula="of:=IF(ISNUMBER((SEARCH(&quot;studio&quot;;[.A155])));48;&quot;&quot;)">
            <text:p/>
          </table:table-cell>
          <table:table-cell table:formula="of:=IF(ISNUMBER((SEARCH(&quot;ternel&quot;;[.A155])));95;&quot;&quot;)">
            <text:p/>
          </table:table-cell>
          <table:table-cell table:formula="of:=IF(ISNUMBER((SEARCH(&quot;eclipse&quot;;[.A155])));93;&quot;&quot;)">
            <text:p/>
          </table:table-cell>
          <table:table-cell table:formula="of:=IF(ISNUMBER((SEARCH(&quot;fruit&quot;;[.A155])));100;&quot;&quot;)">
            <text:p/>
          </table:table-cell>
          <table:table-cell table:formula="of:=IF(ISNUMBER((SEARCH(&quot;jubil&quot;;[.A155])));112;&quot;&quot;)">
            <text:p/>
          </table:table-cell>
          <table:table-cell table:formula="of:=IF(ISNUMBER((SEARCH(&quot;flow&quot;;[.A155])));98;&quot;&quot;)">
            <text:p/>
          </table:table-cell>
          <table:table-cell table:formula="of:=CONCATENATE([.G155];&quot;,&quot;;[.H155];&quot;,&quot;;[.I155];&quot;,&quot;;[.J155];&quot;,&quot;;[.K155];&quot;,&quot;;[.L155];&quot;,&quot;;[.M155];&quot;,&quot;;[.N155];&quot;,&quot;;[.O155];&quot;,&quot;;[.P155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 – srebrna zawieszka</text:p>
          </table:table-cell>
          <table:table-cell table:formula="of:=[.B155]"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10Flow – srebrna zawieszka.jpg</text:p>
          </table:table-cell>
          <table:table-cell table:formula="of:=IF(ISNUMBER((SEARCH(&quot;diament&quot;;[.A156])));18;&quot;&quot;)">
            <text:p/>
          </table:table-cell>
          <table:table-cell table:formula="of:=[.H155]" office:value-type="float" office:value="15" calcext:value-type="float">
            <text:p>15</text:p>
          </table:table-cell>
          <table:table-cell table:formula="of:=IF(ISNUMBER((SEARCH(&quot;wiktoriańska&quot;;[.A156])));46;&quot;&quot;)">
            <text:p/>
          </table:table-cell>
          <table:table-cell table:formula="of:=IF(ISNUMBER((SEARCH(&quot;boho&quot;;[.A156])));47;&quot;&quot;)">
            <text:p/>
          </table:table-cell>
          <table:table-cell table:formula="of:=IF(ISNUMBER((SEARCH(&quot;studio&quot;;[.A156])));48;&quot;&quot;)">
            <text:p/>
          </table:table-cell>
          <table:table-cell table:formula="of:=IF(ISNUMBER((SEARCH(&quot;ternel&quot;;[.A156])));95;&quot;&quot;)">
            <text:p/>
          </table:table-cell>
          <table:table-cell table:formula="of:=IF(ISNUMBER((SEARCH(&quot;eclipse&quot;;[.A156])));93;&quot;&quot;)">
            <text:p/>
          </table:table-cell>
          <table:table-cell table:formula="of:=IF(ISNUMBER((SEARCH(&quot;fruit&quot;;[.A156])));100;&quot;&quot;)">
            <text:p/>
          </table:table-cell>
          <table:table-cell table:formula="of:=IF(ISNUMBER((SEARCH(&quot;jubil&quot;;[.A156])));112;&quot;&quot;)">
            <text:p/>
          </table:table-cell>
          <table:table-cell table:formula="of:=IF(ISNUMBER((SEARCH(&quot;flow&quot;;[.A156])));98;&quot;&quot;)" office:value-type="float" office:value="98" calcext:value-type="float">
            <text:p>98</text:p>
          </table:table-cell>
          <table:table-cell table:formula="of:=CONCATENATE([.G156];&quot;,&quot;;[.H156];&quot;,&quot;;[.I156];&quot;,&quot;;[.J156];&quot;,&quot;;[.K156];&quot;,&quot;;[.L156];&quot;,&quot;;[.M156];&quot;,&quot;;[.N156];&quot;,&quot;;[.O156];&quot;,&quot;;[.P156])" office:value-type="string" office:string-value=",15,,,,,,,,98" calcext:value-type="string">
            <text:p>,15,,,,,,,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lipse - złota bransoletka z brylantem</text:p>
          </table:table-cell>
          <table:table-cell table:formula="of:=[.B156]"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11Eclipse -złota bransoletka z brylantem.jpg</text:p>
          </table:table-cell>
          <table:table-cell table:formula="of:=IF(ISNUMBER((SEARCH(&quot;diament&quot;;[.A157])));18;&quot;&quot;)">
            <text:p/>
          </table:table-cell>
          <table:table-cell table:formula="of:=[.H156]" office:value-type="float" office:value="15" calcext:value-type="float">
            <text:p>15</text:p>
          </table:table-cell>
          <table:table-cell table:formula="of:=IF(ISNUMBER((SEARCH(&quot;wiktoriańska&quot;;[.A157])));46;&quot;&quot;)">
            <text:p/>
          </table:table-cell>
          <table:table-cell table:formula="of:=IF(ISNUMBER((SEARCH(&quot;boho&quot;;[.A157])));47;&quot;&quot;)">
            <text:p/>
          </table:table-cell>
          <table:table-cell table:formula="of:=IF(ISNUMBER((SEARCH(&quot;studio&quot;;[.A157])));48;&quot;&quot;)">
            <text:p/>
          </table:table-cell>
          <table:table-cell table:formula="of:=IF(ISNUMBER((SEARCH(&quot;ternel&quot;;[.A157])));95;&quot;&quot;)">
            <text:p/>
          </table:table-cell>
          <table:table-cell table:formula="of:=IF(ISNUMBER((SEARCH(&quot;eclipse&quot;;[.A157])));93;&quot;&quot;)" office:value-type="float" office:value="93" calcext:value-type="float">
            <text:p>93</text:p>
          </table:table-cell>
          <table:table-cell table:formula="of:=IF(ISNUMBER((SEARCH(&quot;fruit&quot;;[.A157])));100;&quot;&quot;)">
            <text:p/>
          </table:table-cell>
          <table:table-cell table:formula="of:=IF(ISNUMBER((SEARCH(&quot;jubil&quot;;[.A157])));112;&quot;&quot;)">
            <text:p/>
          </table:table-cell>
          <table:table-cell table:formula="of:=IF(ISNUMBER((SEARCH(&quot;flow&quot;;[.A157])));98;&quot;&quot;)">
            <text:p/>
          </table:table-cell>
          <table:table-cell table:formula="of:=CONCATENATE([.G157];&quot;,&quot;;[.H157];&quot;,&quot;;[.I157];&quot;,&quot;;[.J157];&quot;,&quot;;[.K157];&quot;,&quot;;[.L157];&quot;,&quot;;[.M157];&quot;,&quot;;[.N157];&quot;,&quot;;[.O157];&quot;,&quot;;[.P157])" office:value-type="string" office:string-value=",15,,,,,93,,," calcext:value-type="string">
            <text:p>,15,,,,,93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lipse - złoty naszyjnik</text:p>
          </table:table-cell>
          <table:table-cell table:formula="of:=[.B157]"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12Eclipse - złoty naszyjnik.jpg</text:p>
          </table:table-cell>
          <table:table-cell table:formula="of:=IF(ISNUMBER((SEARCH(&quot;diament&quot;;[.A158])));18;&quot;&quot;)">
            <text:p/>
          </table:table-cell>
          <table:table-cell table:formula="of:=[.H157]" office:value-type="float" office:value="15" calcext:value-type="float">
            <text:p>15</text:p>
          </table:table-cell>
          <table:table-cell table:formula="of:=IF(ISNUMBER((SEARCH(&quot;wiktoriańska&quot;;[.A158])));46;&quot;&quot;)">
            <text:p/>
          </table:table-cell>
          <table:table-cell table:formula="of:=IF(ISNUMBER((SEARCH(&quot;boho&quot;;[.A158])));47;&quot;&quot;)">
            <text:p/>
          </table:table-cell>
          <table:table-cell table:formula="of:=IF(ISNUMBER((SEARCH(&quot;studio&quot;;[.A158])));48;&quot;&quot;)">
            <text:p/>
          </table:table-cell>
          <table:table-cell table:formula="of:=IF(ISNUMBER((SEARCH(&quot;ternel&quot;;[.A158])));95;&quot;&quot;)">
            <text:p/>
          </table:table-cell>
          <table:table-cell table:formula="of:=IF(ISNUMBER((SEARCH(&quot;eclipse&quot;;[.A158])));93;&quot;&quot;)" office:value-type="float" office:value="93" calcext:value-type="float">
            <text:p>93</text:p>
          </table:table-cell>
          <table:table-cell table:formula="of:=IF(ISNUMBER((SEARCH(&quot;fruit&quot;;[.A158])));100;&quot;&quot;)">
            <text:p/>
          </table:table-cell>
          <table:table-cell table:formula="of:=IF(ISNUMBER((SEARCH(&quot;jubil&quot;;[.A158])));112;&quot;&quot;)">
            <text:p/>
          </table:table-cell>
          <table:table-cell table:formula="of:=IF(ISNUMBER((SEARCH(&quot;flow&quot;;[.A158])));98;&quot;&quot;)">
            <text:p/>
          </table:table-cell>
          <table:table-cell table:formula="of:=CONCATENATE([.G158];&quot;,&quot;;[.H158];&quot;,&quot;;[.I158];&quot;,&quot;;[.J158];&quot;,&quot;;[.K158];&quot;,&quot;;[.L158];&quot;,&quot;;[.M158];&quot;,&quot;;[.N158];&quot;,&quot;;[.O158];&quot;,&quot;;[.P158])" office:value-type="string" office:string-value=",15,,,,,93,,," calcext:value-type="string">
            <text:p>,15,,,,,93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lipse - złota bransoletka</text:p>
          </table:table-cell>
          <table:table-cell table:formula="of:=[.B158]"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13Eclipse - złota bransoletka.jpg</text:p>
          </table:table-cell>
          <table:table-cell table:formula="of:=IF(ISNUMBER((SEARCH(&quot;diament&quot;;[.A159])));18;&quot;&quot;)">
            <text:p/>
          </table:table-cell>
          <table:table-cell table:formula="of:=[.H158]" office:value-type="float" office:value="15" calcext:value-type="float">
            <text:p>15</text:p>
          </table:table-cell>
          <table:table-cell table:formula="of:=IF(ISNUMBER((SEARCH(&quot;wiktoriańska&quot;;[.A159])));46;&quot;&quot;)">
            <text:p/>
          </table:table-cell>
          <table:table-cell table:formula="of:=IF(ISNUMBER((SEARCH(&quot;boho&quot;;[.A159])));47;&quot;&quot;)">
            <text:p/>
          </table:table-cell>
          <table:table-cell table:formula="of:=IF(ISNUMBER((SEARCH(&quot;studio&quot;;[.A159])));48;&quot;&quot;)">
            <text:p/>
          </table:table-cell>
          <table:table-cell table:formula="of:=IF(ISNUMBER((SEARCH(&quot;ternel&quot;;[.A159])));95;&quot;&quot;)">
            <text:p/>
          </table:table-cell>
          <table:table-cell table:formula="of:=IF(ISNUMBER((SEARCH(&quot;eclipse&quot;;[.A159])));93;&quot;&quot;)" office:value-type="float" office:value="93" calcext:value-type="float">
            <text:p>93</text:p>
          </table:table-cell>
          <table:table-cell table:formula="of:=IF(ISNUMBER((SEARCH(&quot;fruit&quot;;[.A159])));100;&quot;&quot;)">
            <text:p/>
          </table:table-cell>
          <table:table-cell table:formula="of:=IF(ISNUMBER((SEARCH(&quot;jubil&quot;;[.A159])));112;&quot;&quot;)">
            <text:p/>
          </table:table-cell>
          <table:table-cell table:formula="of:=IF(ISNUMBER((SEARCH(&quot;flow&quot;;[.A159])));98;&quot;&quot;)">
            <text:p/>
          </table:table-cell>
          <table:table-cell table:formula="of:=CONCATENATE([.G159];&quot;,&quot;;[.H159];&quot;,&quot;;[.I159];&quot;,&quot;;[.J159];&quot;,&quot;;[.K159];&quot;,&quot;;[.L159];&quot;,&quot;;[.M159];&quot;,&quot;;[.N159];&quot;,&quot;;[.O159];&quot;,&quot;;[.P159])" office:value-type="string" office:string-value=",15,,,,,93,,," calcext:value-type="string">
            <text:p>,15,,,,,93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lipse - złoty naszyjnik</text:p>
          </table:table-cell>
          <table:table-cell table:formula="of:=[.B159]"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14Eclipse - złoty naszyjnik.jpg</text:p>
          </table:table-cell>
          <table:table-cell table:formula="of:=IF(ISNUMBER((SEARCH(&quot;diament&quot;;[.A160])));18;&quot;&quot;)">
            <text:p/>
          </table:table-cell>
          <table:table-cell table:formula="of:=[.H159]" office:value-type="float" office:value="15" calcext:value-type="float">
            <text:p>15</text:p>
          </table:table-cell>
          <table:table-cell table:formula="of:=IF(ISNUMBER((SEARCH(&quot;wiktoriańska&quot;;[.A160])));46;&quot;&quot;)">
            <text:p/>
          </table:table-cell>
          <table:table-cell table:formula="of:=IF(ISNUMBER((SEARCH(&quot;boho&quot;;[.A160])));47;&quot;&quot;)">
            <text:p/>
          </table:table-cell>
          <table:table-cell table:formula="of:=IF(ISNUMBER((SEARCH(&quot;studio&quot;;[.A160])));48;&quot;&quot;)">
            <text:p/>
          </table:table-cell>
          <table:table-cell table:formula="of:=IF(ISNUMBER((SEARCH(&quot;ternel&quot;;[.A160])));95;&quot;&quot;)">
            <text:p/>
          </table:table-cell>
          <table:table-cell table:formula="of:=IF(ISNUMBER((SEARCH(&quot;eclipse&quot;;[.A160])));93;&quot;&quot;)" office:value-type="float" office:value="93" calcext:value-type="float">
            <text:p>93</text:p>
          </table:table-cell>
          <table:table-cell table:formula="of:=IF(ISNUMBER((SEARCH(&quot;fruit&quot;;[.A160])));100;&quot;&quot;)">
            <text:p/>
          </table:table-cell>
          <table:table-cell table:formula="of:=IF(ISNUMBER((SEARCH(&quot;jubil&quot;;[.A160])));112;&quot;&quot;)">
            <text:p/>
          </table:table-cell>
          <table:table-cell table:formula="of:=IF(ISNUMBER((SEARCH(&quot;flow&quot;;[.A160])));98;&quot;&quot;)">
            <text:p/>
          </table:table-cell>
          <table:table-cell table:formula="of:=CONCATENATE([.G160];&quot;,&quot;;[.H160];&quot;,&quot;;[.I160];&quot;,&quot;;[.J160];&quot;,&quot;;[.K160];&quot;,&quot;;[.L160];&quot;,&quot;;[.M160];&quot;,&quot;;[.N160];&quot;,&quot;;[.O160];&quot;,&quot;;[.P160])" office:value-type="string" office:string-value=",15,,,,,93,,," calcext:value-type="string">
            <text:p>,15,,,,,93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a bransoletka</text:p>
          </table:table-cell>
          <table:table-cell table:formula="of:=[.B160]"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15Srebrna bransoletka.jpg</text:p>
          </table:table-cell>
          <table:table-cell table:formula="of:=IF(ISNUMBER((SEARCH(&quot;diament&quot;;[.A161])));18;&quot;&quot;)">
            <text:p/>
          </table:table-cell>
          <table:table-cell table:formula="of:=[.H160]" office:value-type="float" office:value="15" calcext:value-type="float">
            <text:p>15</text:p>
          </table:table-cell>
          <table:table-cell table:formula="of:=IF(ISNUMBER((SEARCH(&quot;wiktoriańska&quot;;[.A161])));46;&quot;&quot;)">
            <text:p/>
          </table:table-cell>
          <table:table-cell table:formula="of:=IF(ISNUMBER((SEARCH(&quot;boho&quot;;[.A161])));47;&quot;&quot;)">
            <text:p/>
          </table:table-cell>
          <table:table-cell table:formula="of:=IF(ISNUMBER((SEARCH(&quot;studio&quot;;[.A161])));48;&quot;&quot;)">
            <text:p/>
          </table:table-cell>
          <table:table-cell table:formula="of:=IF(ISNUMBER((SEARCH(&quot;ternel&quot;;[.A161])));95;&quot;&quot;)">
            <text:p/>
          </table:table-cell>
          <table:table-cell table:formula="of:=IF(ISNUMBER((SEARCH(&quot;eclipse&quot;;[.A161])));93;&quot;&quot;)">
            <text:p/>
          </table:table-cell>
          <table:table-cell table:formula="of:=IF(ISNUMBER((SEARCH(&quot;fruit&quot;;[.A161])));100;&quot;&quot;)">
            <text:p/>
          </table:table-cell>
          <table:table-cell table:formula="of:=IF(ISNUMBER((SEARCH(&quot;jubil&quot;;[.A161])));112;&quot;&quot;)">
            <text:p/>
          </table:table-cell>
          <table:table-cell table:formula="of:=IF(ISNUMBER((SEARCH(&quot;flow&quot;;[.A161])));98;&quot;&quot;)">
            <text:p/>
          </table:table-cell>
          <table:table-cell table:formula="of:=CONCATENATE([.G161];&quot;,&quot;;[.H161];&quot;,&quot;;[.I161];&quot;,&quot;;[.J161];&quot;,&quot;;[.K161];&quot;,&quot;;[.L161];&quot;,&quot;;[.M161];&quot;,&quot;;[.N161];&quot;,&quot;;[.O161];&quot;,&quot;;[.P161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a bransoletka</text:p>
          </table:table-cell>
          <table:table-cell table:formula="of:=[.B161]"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16Srebrna bransoletka.jpg</text:p>
          </table:table-cell>
          <table:table-cell table:formula="of:=IF(ISNUMBER((SEARCH(&quot;diament&quot;;[.A162])));18;&quot;&quot;)">
            <text:p/>
          </table:table-cell>
          <table:table-cell table:formula="of:=[.H161]" office:value-type="float" office:value="15" calcext:value-type="float">
            <text:p>15</text:p>
          </table:table-cell>
          <table:table-cell table:formula="of:=IF(ISNUMBER((SEARCH(&quot;wiktoriańska&quot;;[.A162])));46;&quot;&quot;)">
            <text:p/>
          </table:table-cell>
          <table:table-cell table:formula="of:=IF(ISNUMBER((SEARCH(&quot;boho&quot;;[.A162])));47;&quot;&quot;)">
            <text:p/>
          </table:table-cell>
          <table:table-cell table:formula="of:=IF(ISNUMBER((SEARCH(&quot;studio&quot;;[.A162])));48;&quot;&quot;)">
            <text:p/>
          </table:table-cell>
          <table:table-cell table:formula="of:=IF(ISNUMBER((SEARCH(&quot;ternel&quot;;[.A162])));95;&quot;&quot;)">
            <text:p/>
          </table:table-cell>
          <table:table-cell table:formula="of:=IF(ISNUMBER((SEARCH(&quot;eclipse&quot;;[.A162])));93;&quot;&quot;)">
            <text:p/>
          </table:table-cell>
          <table:table-cell table:formula="of:=IF(ISNUMBER((SEARCH(&quot;fruit&quot;;[.A162])));100;&quot;&quot;)">
            <text:p/>
          </table:table-cell>
          <table:table-cell table:formula="of:=IF(ISNUMBER((SEARCH(&quot;jubil&quot;;[.A162])));112;&quot;&quot;)">
            <text:p/>
          </table:table-cell>
          <table:table-cell table:formula="of:=IF(ISNUMBER((SEARCH(&quot;flow&quot;;[.A162])));98;&quot;&quot;)">
            <text:p/>
          </table:table-cell>
          <table:table-cell table:formula="of:=CONCATENATE([.G162];&quot;,&quot;;[.H162];&quot;,&quot;;[.I162];&quot;,&quot;;[.J162];&quot;,&quot;;[.K162];&quot;,&quot;;[.L162];&quot;,&quot;;[.M162];&quot;,&quot;;[.N162];&quot;,&quot;;[.O162];&quot;,&quot;;[.P162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a bransoletka</text:p>
          </table:table-cell>
          <table:table-cell table:formula="of:=[.B162]"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17Srebrna bransoletka.jpg</text:p>
          </table:table-cell>
          <table:table-cell table:formula="of:=IF(ISNUMBER((SEARCH(&quot;diament&quot;;[.A163])));18;&quot;&quot;)">
            <text:p/>
          </table:table-cell>
          <table:table-cell table:formula="of:=[.H162]" office:value-type="float" office:value="15" calcext:value-type="float">
            <text:p>15</text:p>
          </table:table-cell>
          <table:table-cell table:formula="of:=IF(ISNUMBER((SEARCH(&quot;wiktoriańska&quot;;[.A163])));46;&quot;&quot;)">
            <text:p/>
          </table:table-cell>
          <table:table-cell table:formula="of:=IF(ISNUMBER((SEARCH(&quot;boho&quot;;[.A163])));47;&quot;&quot;)">
            <text:p/>
          </table:table-cell>
          <table:table-cell table:formula="of:=IF(ISNUMBER((SEARCH(&quot;studio&quot;;[.A163])));48;&quot;&quot;)">
            <text:p/>
          </table:table-cell>
          <table:table-cell table:formula="of:=IF(ISNUMBER((SEARCH(&quot;ternel&quot;;[.A163])));95;&quot;&quot;)">
            <text:p/>
          </table:table-cell>
          <table:table-cell table:formula="of:=IF(ISNUMBER((SEARCH(&quot;eclipse&quot;;[.A163])));93;&quot;&quot;)">
            <text:p/>
          </table:table-cell>
          <table:table-cell table:formula="of:=IF(ISNUMBER((SEARCH(&quot;fruit&quot;;[.A163])));100;&quot;&quot;)">
            <text:p/>
          </table:table-cell>
          <table:table-cell table:formula="of:=IF(ISNUMBER((SEARCH(&quot;jubil&quot;;[.A163])));112;&quot;&quot;)">
            <text:p/>
          </table:table-cell>
          <table:table-cell table:formula="of:=IF(ISNUMBER((SEARCH(&quot;flow&quot;;[.A163])));98;&quot;&quot;)">
            <text:p/>
          </table:table-cell>
          <table:table-cell table:formula="of:=CONCATENATE([.G163];&quot;,&quot;;[.H163];&quot;,&quot;;[.I163];&quot;,&quot;;[.J163];&quot;,&quot;;[.K163];&quot;,&quot;;[.L163];&quot;,&quot;;[.M163];&quot;,&quot;;[.N163];&quot;,&quot;;[.O163];&quot;,&quot;;[.P163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a bransoletka</text:p>
          </table:table-cell>
          <table:table-cell table:formula="of:=[.B163]"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18Srebrna bransoletka.jpg</text:p>
          </table:table-cell>
          <table:table-cell table:formula="of:=IF(ISNUMBER((SEARCH(&quot;diament&quot;;[.A164])));18;&quot;&quot;)">
            <text:p/>
          </table:table-cell>
          <table:table-cell table:formula="of:=[.H163]" office:value-type="float" office:value="15" calcext:value-type="float">
            <text:p>15</text:p>
          </table:table-cell>
          <table:table-cell table:formula="of:=IF(ISNUMBER((SEARCH(&quot;wiktoriańska&quot;;[.A164])));46;&quot;&quot;)">
            <text:p/>
          </table:table-cell>
          <table:table-cell table:formula="of:=IF(ISNUMBER((SEARCH(&quot;boho&quot;;[.A164])));47;&quot;&quot;)">
            <text:p/>
          </table:table-cell>
          <table:table-cell table:formula="of:=IF(ISNUMBER((SEARCH(&quot;studio&quot;;[.A164])));48;&quot;&quot;)">
            <text:p/>
          </table:table-cell>
          <table:table-cell table:formula="of:=IF(ISNUMBER((SEARCH(&quot;ternel&quot;;[.A164])));95;&quot;&quot;)">
            <text:p/>
          </table:table-cell>
          <table:table-cell table:formula="of:=IF(ISNUMBER((SEARCH(&quot;eclipse&quot;;[.A164])));93;&quot;&quot;)">
            <text:p/>
          </table:table-cell>
          <table:table-cell table:formula="of:=IF(ISNUMBER((SEARCH(&quot;fruit&quot;;[.A164])));100;&quot;&quot;)">
            <text:p/>
          </table:table-cell>
          <table:table-cell table:formula="of:=IF(ISNUMBER((SEARCH(&quot;jubil&quot;;[.A164])));112;&quot;&quot;)">
            <text:p/>
          </table:table-cell>
          <table:table-cell table:formula="of:=IF(ISNUMBER((SEARCH(&quot;flow&quot;;[.A164])));98;&quot;&quot;)">
            <text:p/>
          </table:table-cell>
          <table:table-cell table:formula="of:=CONCATENATE([.G164];&quot;,&quot;;[.H164];&quot;,&quot;;[.I164];&quot;,&quot;;[.J164];&quot;,&quot;;[.K164];&quot;,&quot;;[.L164];&quot;,&quot;;[.M164];&quot;,&quot;;[.N164];&quot;,&quot;;[.O164];&quot;,&quot;;[.P164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diak Panna - srebrny naszyjnik</text:p>
          </table:table-cell>
          <table:table-cell table:formula="of:=[.B164]"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19Zodiak Panna - srebrny naszyjnik.jpg</text:p>
          </table:table-cell>
          <table:table-cell table:formula="of:=IF(ISNUMBER((SEARCH(&quot;diament&quot;;[.A165])));18;&quot;&quot;)">
            <text:p/>
          </table:table-cell>
          <table:table-cell table:formula="of:=[.H164]" office:value-type="float" office:value="15" calcext:value-type="float">
            <text:p>15</text:p>
          </table:table-cell>
          <table:table-cell table:formula="of:=IF(ISNUMBER((SEARCH(&quot;wiktoriańska&quot;;[.A165])));46;&quot;&quot;)">
            <text:p/>
          </table:table-cell>
          <table:table-cell table:formula="of:=IF(ISNUMBER((SEARCH(&quot;boho&quot;;[.A165])));47;&quot;&quot;)">
            <text:p/>
          </table:table-cell>
          <table:table-cell table:formula="of:=IF(ISNUMBER((SEARCH(&quot;studio&quot;;[.A165])));48;&quot;&quot;)">
            <text:p/>
          </table:table-cell>
          <table:table-cell table:formula="of:=IF(ISNUMBER((SEARCH(&quot;ternel&quot;;[.A165])));95;&quot;&quot;)">
            <text:p/>
          </table:table-cell>
          <table:table-cell table:formula="of:=IF(ISNUMBER((SEARCH(&quot;eclipse&quot;;[.A165])));93;&quot;&quot;)">
            <text:p/>
          </table:table-cell>
          <table:table-cell table:formula="of:=IF(ISNUMBER((SEARCH(&quot;fruit&quot;;[.A165])));100;&quot;&quot;)">
            <text:p/>
          </table:table-cell>
          <table:table-cell table:formula="of:=IF(ISNUMBER((SEARCH(&quot;jubil&quot;;[.A165])));112;&quot;&quot;)">
            <text:p/>
          </table:table-cell>
          <table:table-cell table:formula="of:=IF(ISNUMBER((SEARCH(&quot;flow&quot;;[.A165])));98;&quot;&quot;)">
            <text:p/>
          </table:table-cell>
          <table:table-cell table:formula="of:=CONCATENATE([.G165];&quot;,&quot;;[.H165];&quot;,&quot;;[.I165];&quot;,&quot;;[.J165];&quot;,&quot;;[.K165];&quot;,&quot;;[.L165];&quot;,&quot;;[.M165];&quot;,&quot;;[.N165];&quot;,&quot;;[.O165];&quot;,&quot;;[.P165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diak Waga - srebrny naszyjnik</text:p>
          </table:table-cell>
          <table:table-cell table:formula="of:=[.B165]"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20Zodiak Waga - srebrny naszyjnik.jpg</text:p>
          </table:table-cell>
          <table:table-cell table:formula="of:=IF(ISNUMBER((SEARCH(&quot;diament&quot;;[.A166])));18;&quot;&quot;)">
            <text:p/>
          </table:table-cell>
          <table:table-cell table:formula="of:=[.H165]" office:value-type="float" office:value="15" calcext:value-type="float">
            <text:p>15</text:p>
          </table:table-cell>
          <table:table-cell table:formula="of:=IF(ISNUMBER((SEARCH(&quot;wiktoriańska&quot;;[.A166])));46;&quot;&quot;)">
            <text:p/>
          </table:table-cell>
          <table:table-cell table:formula="of:=IF(ISNUMBER((SEARCH(&quot;boho&quot;;[.A166])));47;&quot;&quot;)">
            <text:p/>
          </table:table-cell>
          <table:table-cell table:formula="of:=IF(ISNUMBER((SEARCH(&quot;studio&quot;;[.A166])));48;&quot;&quot;)">
            <text:p/>
          </table:table-cell>
          <table:table-cell table:formula="of:=IF(ISNUMBER((SEARCH(&quot;ternel&quot;;[.A166])));95;&quot;&quot;)">
            <text:p/>
          </table:table-cell>
          <table:table-cell table:formula="of:=IF(ISNUMBER((SEARCH(&quot;eclipse&quot;;[.A166])));93;&quot;&quot;)">
            <text:p/>
          </table:table-cell>
          <table:table-cell table:formula="of:=IF(ISNUMBER((SEARCH(&quot;fruit&quot;;[.A166])));100;&quot;&quot;)">
            <text:p/>
          </table:table-cell>
          <table:table-cell table:formula="of:=IF(ISNUMBER((SEARCH(&quot;jubil&quot;;[.A166])));112;&quot;&quot;)">
            <text:p/>
          </table:table-cell>
          <table:table-cell table:formula="of:=IF(ISNUMBER((SEARCH(&quot;flow&quot;;[.A166])));98;&quot;&quot;)">
            <text:p/>
          </table:table-cell>
          <table:table-cell table:formula="of:=CONCATENATE([.G166];&quot;,&quot;;[.H166];&quot;,&quot;;[.I166];&quot;,&quot;;[.J166];&quot;,&quot;;[.K166];&quot;,&quot;;[.L166];&quot;,&quot;;[.M166];&quot;,&quot;;[.N166];&quot;,&quot;;[.O166];&quot;,&quot;;[.P166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diak Strzelec - srebrny naszyjnik</text:p>
          </table:table-cell>
          <table:table-cell table:formula="of:=[.B166]"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21Zodiak Strzelec - srebrny naszyjnik.jpg</text:p>
          </table:table-cell>
          <table:table-cell table:formula="of:=IF(ISNUMBER((SEARCH(&quot;diament&quot;;[.A167])));18;&quot;&quot;)">
            <text:p/>
          </table:table-cell>
          <table:table-cell table:formula="of:=[.H166]" office:value-type="float" office:value="15" calcext:value-type="float">
            <text:p>15</text:p>
          </table:table-cell>
          <table:table-cell table:formula="of:=IF(ISNUMBER((SEARCH(&quot;wiktoriańska&quot;;[.A167])));46;&quot;&quot;)">
            <text:p/>
          </table:table-cell>
          <table:table-cell table:formula="of:=IF(ISNUMBER((SEARCH(&quot;boho&quot;;[.A167])));47;&quot;&quot;)">
            <text:p/>
          </table:table-cell>
          <table:table-cell table:formula="of:=IF(ISNUMBER((SEARCH(&quot;studio&quot;;[.A167])));48;&quot;&quot;)">
            <text:p/>
          </table:table-cell>
          <table:table-cell table:formula="of:=IF(ISNUMBER((SEARCH(&quot;ternel&quot;;[.A167])));95;&quot;&quot;)">
            <text:p/>
          </table:table-cell>
          <table:table-cell table:formula="of:=IF(ISNUMBER((SEARCH(&quot;eclipse&quot;;[.A167])));93;&quot;&quot;)">
            <text:p/>
          </table:table-cell>
          <table:table-cell table:formula="of:=IF(ISNUMBER((SEARCH(&quot;fruit&quot;;[.A167])));100;&quot;&quot;)">
            <text:p/>
          </table:table-cell>
          <table:table-cell table:formula="of:=IF(ISNUMBER((SEARCH(&quot;jubil&quot;;[.A167])));112;&quot;&quot;)">
            <text:p/>
          </table:table-cell>
          <table:table-cell table:formula="of:=IF(ISNUMBER((SEARCH(&quot;flow&quot;;[.A167])));98;&quot;&quot;)">
            <text:p/>
          </table:table-cell>
          <table:table-cell table:formula="of:=CONCATENATE([.G167];&quot;,&quot;;[.H167];&quot;,&quot;;[.I167];&quot;,&quot;;[.J167];&quot;,&quot;;[.K167];&quot;,&quot;;[.L167];&quot;,&quot;;[.M167];&quot;,&quot;;[.N167];&quot;,&quot;;[.O167];&quot;,&quot;;[.P167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diak Lew - srebrny naszyjnik</text:p>
          </table:table-cell>
          <table:table-cell table:formula="of:=[.B167]"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22Zodiak Lew - srebrny naszyjnik.jpg</text:p>
          </table:table-cell>
          <table:table-cell table:formula="of:=IF(ISNUMBER((SEARCH(&quot;diament&quot;;[.A168])));18;&quot;&quot;)">
            <text:p/>
          </table:table-cell>
          <table:table-cell table:formula="of:=[.H167]" office:value-type="float" office:value="15" calcext:value-type="float">
            <text:p>15</text:p>
          </table:table-cell>
          <table:table-cell table:formula="of:=IF(ISNUMBER((SEARCH(&quot;wiktoriańska&quot;;[.A168])));46;&quot;&quot;)">
            <text:p/>
          </table:table-cell>
          <table:table-cell table:formula="of:=IF(ISNUMBER((SEARCH(&quot;boho&quot;;[.A168])));47;&quot;&quot;)">
            <text:p/>
          </table:table-cell>
          <table:table-cell table:formula="of:=IF(ISNUMBER((SEARCH(&quot;studio&quot;;[.A168])));48;&quot;&quot;)">
            <text:p/>
          </table:table-cell>
          <table:table-cell table:formula="of:=IF(ISNUMBER((SEARCH(&quot;ternel&quot;;[.A168])));95;&quot;&quot;)">
            <text:p/>
          </table:table-cell>
          <table:table-cell table:formula="of:=IF(ISNUMBER((SEARCH(&quot;eclipse&quot;;[.A168])));93;&quot;&quot;)">
            <text:p/>
          </table:table-cell>
          <table:table-cell table:formula="of:=IF(ISNUMBER((SEARCH(&quot;fruit&quot;;[.A168])));100;&quot;&quot;)">
            <text:p/>
          </table:table-cell>
          <table:table-cell table:formula="of:=IF(ISNUMBER((SEARCH(&quot;jubil&quot;;[.A168])));112;&quot;&quot;)">
            <text:p/>
          </table:table-cell>
          <table:table-cell table:formula="of:=IF(ISNUMBER((SEARCH(&quot;flow&quot;;[.A168])));98;&quot;&quot;)">
            <text:p/>
          </table:table-cell>
          <table:table-cell table:formula="of:=CONCATENATE([.G168];&quot;,&quot;;[.H168];&quot;,&quot;;[.I168];&quot;,&quot;;[.J168];&quot;,&quot;;[.K168];&quot;,&quot;;[.L168];&quot;,&quot;;[.M168];&quot;,&quot;;[.N168];&quot;,&quot;;[.O168];&quot;,&quot;;[.P168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naszyjnik</text:p>
          </table:table-cell>
          <table:table-cell table:formula="of:=[.B168]"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23Złoty naszyjnik.jpg</text:p>
          </table:table-cell>
          <table:table-cell table:formula="of:=IF(ISNUMBER((SEARCH(&quot;diament&quot;;[.A169])));18;&quot;&quot;)">
            <text:p/>
          </table:table-cell>
          <table:table-cell table:formula="of:=[.H168]" office:value-type="float" office:value="15" calcext:value-type="float">
            <text:p>15</text:p>
          </table:table-cell>
          <table:table-cell table:formula="of:=IF(ISNUMBER((SEARCH(&quot;wiktoriańska&quot;;[.A169])));46;&quot;&quot;)">
            <text:p/>
          </table:table-cell>
          <table:table-cell table:formula="of:=IF(ISNUMBER((SEARCH(&quot;boho&quot;;[.A169])));47;&quot;&quot;)">
            <text:p/>
          </table:table-cell>
          <table:table-cell table:formula="of:=IF(ISNUMBER((SEARCH(&quot;studio&quot;;[.A169])));48;&quot;&quot;)">
            <text:p/>
          </table:table-cell>
          <table:table-cell table:formula="of:=IF(ISNUMBER((SEARCH(&quot;ternel&quot;;[.A169])));95;&quot;&quot;)">
            <text:p/>
          </table:table-cell>
          <table:table-cell table:formula="of:=IF(ISNUMBER((SEARCH(&quot;eclipse&quot;;[.A169])));93;&quot;&quot;)">
            <text:p/>
          </table:table-cell>
          <table:table-cell table:formula="of:=IF(ISNUMBER((SEARCH(&quot;fruit&quot;;[.A169])));100;&quot;&quot;)">
            <text:p/>
          </table:table-cell>
          <table:table-cell table:formula="of:=IF(ISNUMBER((SEARCH(&quot;jubil&quot;;[.A169])));112;&quot;&quot;)">
            <text:p/>
          </table:table-cell>
          <table:table-cell table:formula="of:=IF(ISNUMBER((SEARCH(&quot;flow&quot;;[.A169])));98;&quot;&quot;)">
            <text:p/>
          </table:table-cell>
          <table:table-cell table:formula="of:=CONCATENATE([.G169];&quot;,&quot;;[.H169];&quot;,&quot;;[.I169];&quot;,&quot;;[.J169];&quot;,&quot;;[.K169];&quot;,&quot;;[.L169];&quot;,&quot;;[.M169];&quot;,&quot;;[.N169];&quot;,&quot;;[.O169];&quot;,&quot;;[.P169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naszyjnik</text:p>
          </table:table-cell>
          <table:table-cell table:formula="of:=[.B169]"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24Złoty naszyjnik.jpg</text:p>
          </table:table-cell>
          <table:table-cell table:formula="of:=IF(ISNUMBER((SEARCH(&quot;diament&quot;;[.A170])));18;&quot;&quot;)">
            <text:p/>
          </table:table-cell>
          <table:table-cell table:formula="of:=[.H169]" office:value-type="float" office:value="15" calcext:value-type="float">
            <text:p>15</text:p>
          </table:table-cell>
          <table:table-cell table:formula="of:=IF(ISNUMBER((SEARCH(&quot;wiktoriańska&quot;;[.A170])));46;&quot;&quot;)">
            <text:p/>
          </table:table-cell>
          <table:table-cell table:formula="of:=IF(ISNUMBER((SEARCH(&quot;boho&quot;;[.A170])));47;&quot;&quot;)">
            <text:p/>
          </table:table-cell>
          <table:table-cell table:formula="of:=IF(ISNUMBER((SEARCH(&quot;studio&quot;;[.A170])));48;&quot;&quot;)">
            <text:p/>
          </table:table-cell>
          <table:table-cell table:formula="of:=IF(ISNUMBER((SEARCH(&quot;ternel&quot;;[.A170])));95;&quot;&quot;)">
            <text:p/>
          </table:table-cell>
          <table:table-cell table:formula="of:=IF(ISNUMBER((SEARCH(&quot;eclipse&quot;;[.A170])));93;&quot;&quot;)">
            <text:p/>
          </table:table-cell>
          <table:table-cell table:formula="of:=IF(ISNUMBER((SEARCH(&quot;fruit&quot;;[.A170])));100;&quot;&quot;)">
            <text:p/>
          </table:table-cell>
          <table:table-cell table:formula="of:=IF(ISNUMBER((SEARCH(&quot;jubil&quot;;[.A170])));112;&quot;&quot;)">
            <text:p/>
          </table:table-cell>
          <table:table-cell table:formula="of:=IF(ISNUMBER((SEARCH(&quot;flow&quot;;[.A170])));98;&quot;&quot;)">
            <text:p/>
          </table:table-cell>
          <table:table-cell table:formula="of:=CONCATENATE([.G170];&quot;,&quot;;[.H170];&quot;,&quot;;[.I170];&quot;,&quot;;[.J170];&quot;,&quot;;[.K170];&quot;,&quot;;[.L170];&quot;,&quot;;[.M170];&quot;,&quot;;[.N170];&quot;,&quot;;[.O170];&quot;,&quot;;[.P170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naszyjnik</text:p>
          </table:table-cell>
          <table:table-cell table:formula="of:=[.B170]"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25Złoty naszyjnik.jpg</text:p>
          </table:table-cell>
          <table:table-cell table:formula="of:=IF(ISNUMBER((SEARCH(&quot;diament&quot;;[.A171])));18;&quot;&quot;)">
            <text:p/>
          </table:table-cell>
          <table:table-cell table:formula="of:=[.H170]" office:value-type="float" office:value="15" calcext:value-type="float">
            <text:p>15</text:p>
          </table:table-cell>
          <table:table-cell table:formula="of:=IF(ISNUMBER((SEARCH(&quot;wiktoriańska&quot;;[.A171])));46;&quot;&quot;)">
            <text:p/>
          </table:table-cell>
          <table:table-cell table:formula="of:=IF(ISNUMBER((SEARCH(&quot;boho&quot;;[.A171])));47;&quot;&quot;)">
            <text:p/>
          </table:table-cell>
          <table:table-cell table:formula="of:=IF(ISNUMBER((SEARCH(&quot;studio&quot;;[.A171])));48;&quot;&quot;)">
            <text:p/>
          </table:table-cell>
          <table:table-cell table:formula="of:=IF(ISNUMBER((SEARCH(&quot;ternel&quot;;[.A171])));95;&quot;&quot;)">
            <text:p/>
          </table:table-cell>
          <table:table-cell table:formula="of:=IF(ISNUMBER((SEARCH(&quot;eclipse&quot;;[.A171])));93;&quot;&quot;)">
            <text:p/>
          </table:table-cell>
          <table:table-cell table:formula="of:=IF(ISNUMBER((SEARCH(&quot;fruit&quot;;[.A171])));100;&quot;&quot;)">
            <text:p/>
          </table:table-cell>
          <table:table-cell table:formula="of:=IF(ISNUMBER((SEARCH(&quot;jubil&quot;;[.A171])));112;&quot;&quot;)">
            <text:p/>
          </table:table-cell>
          <table:table-cell table:formula="of:=IF(ISNUMBER((SEARCH(&quot;flow&quot;;[.A171])));98;&quot;&quot;)">
            <text:p/>
          </table:table-cell>
          <table:table-cell table:formula="of:=CONCATENATE([.G171];&quot;,&quot;;[.H171];&quot;,&quot;;[.I171];&quot;,&quot;;[.J171];&quot;,&quot;;[.K171];&quot;,&quot;;[.L171];&quot;,&quot;;[.M171];&quot;,&quot;;[.N171];&quot;,&quot;;[.O171];&quot;,&quot;;[.P171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naszyjnik</text:p>
          </table:table-cell>
          <table:table-cell table:formula="of:=[.B171]"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26Złoty naszyjnik.jpg</text:p>
          </table:table-cell>
          <table:table-cell table:formula="of:=IF(ISNUMBER((SEARCH(&quot;diament&quot;;[.A172])));18;&quot;&quot;)">
            <text:p/>
          </table:table-cell>
          <table:table-cell table:formula="of:=[.H171]" office:value-type="float" office:value="15" calcext:value-type="float">
            <text:p>15</text:p>
          </table:table-cell>
          <table:table-cell table:formula="of:=IF(ISNUMBER((SEARCH(&quot;wiktoriańska&quot;;[.A172])));46;&quot;&quot;)">
            <text:p/>
          </table:table-cell>
          <table:table-cell table:formula="of:=IF(ISNUMBER((SEARCH(&quot;boho&quot;;[.A172])));47;&quot;&quot;)">
            <text:p/>
          </table:table-cell>
          <table:table-cell table:formula="of:=IF(ISNUMBER((SEARCH(&quot;studio&quot;;[.A172])));48;&quot;&quot;)">
            <text:p/>
          </table:table-cell>
          <table:table-cell table:formula="of:=IF(ISNUMBER((SEARCH(&quot;ternel&quot;;[.A172])));95;&quot;&quot;)">
            <text:p/>
          </table:table-cell>
          <table:table-cell table:formula="of:=IF(ISNUMBER((SEARCH(&quot;eclipse&quot;;[.A172])));93;&quot;&quot;)">
            <text:p/>
          </table:table-cell>
          <table:table-cell table:formula="of:=IF(ISNUMBER((SEARCH(&quot;fruit&quot;;[.A172])));100;&quot;&quot;)">
            <text:p/>
          </table:table-cell>
          <table:table-cell table:formula="of:=IF(ISNUMBER((SEARCH(&quot;jubil&quot;;[.A172])));112;&quot;&quot;)">
            <text:p/>
          </table:table-cell>
          <table:table-cell table:formula="of:=IF(ISNUMBER((SEARCH(&quot;flow&quot;;[.A172])));98;&quot;&quot;)">
            <text:p/>
          </table:table-cell>
          <table:table-cell table:formula="of:=CONCATENATE([.G172];&quot;,&quot;;[.H172];&quot;,&quot;;[.I172];&quot;,&quot;;[.J172];&quot;,&quot;;[.K172];&quot;,&quot;;[.L172];&quot;,&quot;;[.M172];&quot;,&quot;;[.N172];&quot;,&quot;;[.O172];&quot;,&quot;;[.P172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orentina - srebrny naszyjnik</text:p>
          </table:table-cell>
          <table:table-cell table:formula="of:=[.B172]"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27Fiorentina - srebrny naszyjnik.jpg</text:p>
          </table:table-cell>
          <table:table-cell table:formula="of:=IF(ISNUMBER((SEARCH(&quot;diament&quot;;[.A173])));18;&quot;&quot;)">
            <text:p/>
          </table:table-cell>
          <table:table-cell table:formula="of:=[.H172]" office:value-type="float" office:value="15" calcext:value-type="float">
            <text:p>15</text:p>
          </table:table-cell>
          <table:table-cell table:formula="of:=IF(ISNUMBER((SEARCH(&quot;wiktoriańska&quot;;[.A173])));46;&quot;&quot;)">
            <text:p/>
          </table:table-cell>
          <table:table-cell table:formula="of:=IF(ISNUMBER((SEARCH(&quot;boho&quot;;[.A173])));47;&quot;&quot;)">
            <text:p/>
          </table:table-cell>
          <table:table-cell table:formula="of:=IF(ISNUMBER((SEARCH(&quot;studio&quot;;[.A173])));48;&quot;&quot;)">
            <text:p/>
          </table:table-cell>
          <table:table-cell table:formula="of:=IF(ISNUMBER((SEARCH(&quot;ternel&quot;;[.A173])));95;&quot;&quot;)">
            <text:p/>
          </table:table-cell>
          <table:table-cell table:formula="of:=IF(ISNUMBER((SEARCH(&quot;eclipse&quot;;[.A173])));93;&quot;&quot;)">
            <text:p/>
          </table:table-cell>
          <table:table-cell table:formula="of:=IF(ISNUMBER((SEARCH(&quot;fruit&quot;;[.A173])));100;&quot;&quot;)">
            <text:p/>
          </table:table-cell>
          <table:table-cell table:formula="of:=IF(ISNUMBER((SEARCH(&quot;jubil&quot;;[.A173])));112;&quot;&quot;)">
            <text:p/>
          </table:table-cell>
          <table:table-cell table:formula="of:=IF(ISNUMBER((SEARCH(&quot;flow&quot;;[.A173])));98;&quot;&quot;)">
            <text:p/>
          </table:table-cell>
          <table:table-cell table:formula="of:=CONCATENATE([.G173];&quot;,&quot;;[.H173];&quot;,&quot;;[.I173];&quot;,&quot;;[.J173];&quot;,&quot;;[.K173];&quot;,&quot;;[.L173];&quot;,&quot;;[.M173];&quot;,&quot;;[.N173];&quot;,&quot;;[.O173];&quot;,&quot;;[.P173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orentina - srebrny naszyjnik</text:p>
          </table:table-cell>
          <table:table-cell table:formula="of:=[.B173]"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28Fiorentina - srebrny naszyjnik.jpg</text:p>
          </table:table-cell>
          <table:table-cell table:formula="of:=IF(ISNUMBER((SEARCH(&quot;diament&quot;;[.A174])));18;&quot;&quot;)">
            <text:p/>
          </table:table-cell>
          <table:table-cell table:formula="of:=[.H173]" office:value-type="float" office:value="15" calcext:value-type="float">
            <text:p>15</text:p>
          </table:table-cell>
          <table:table-cell table:formula="of:=IF(ISNUMBER((SEARCH(&quot;wiktoriańska&quot;;[.A174])));46;&quot;&quot;)">
            <text:p/>
          </table:table-cell>
          <table:table-cell table:formula="of:=IF(ISNUMBER((SEARCH(&quot;boho&quot;;[.A174])));47;&quot;&quot;)">
            <text:p/>
          </table:table-cell>
          <table:table-cell table:formula="of:=IF(ISNUMBER((SEARCH(&quot;studio&quot;;[.A174])));48;&quot;&quot;)">
            <text:p/>
          </table:table-cell>
          <table:table-cell table:formula="of:=IF(ISNUMBER((SEARCH(&quot;ternel&quot;;[.A174])));95;&quot;&quot;)">
            <text:p/>
          </table:table-cell>
          <table:table-cell table:formula="of:=IF(ISNUMBER((SEARCH(&quot;eclipse&quot;;[.A174])));93;&quot;&quot;)">
            <text:p/>
          </table:table-cell>
          <table:table-cell table:formula="of:=IF(ISNUMBER((SEARCH(&quot;fruit&quot;;[.A174])));100;&quot;&quot;)">
            <text:p/>
          </table:table-cell>
          <table:table-cell table:formula="of:=IF(ISNUMBER((SEARCH(&quot;jubil&quot;;[.A174])));112;&quot;&quot;)">
            <text:p/>
          </table:table-cell>
          <table:table-cell table:formula="of:=IF(ISNUMBER((SEARCH(&quot;flow&quot;;[.A174])));98;&quot;&quot;)">
            <text:p/>
          </table:table-cell>
          <table:table-cell table:formula="of:=CONCATENATE([.G174];&quot;,&quot;;[.H174];&quot;,&quot;;[.I174];&quot;,&quot;;[.J174];&quot;,&quot;;[.K174];&quot;,&quot;;[.L174];&quot;,&quot;;[.M174];&quot;,&quot;;[.N174];&quot;,&quot;;[.O174];&quot;,&quot;;[.P174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orentina - srebrny naszyjnik</text:p>
          </table:table-cell>
          <table:table-cell table:formula="of:=[.B174]"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29Fiorentina - srebrny naszyjnik.jpg</text:p>
          </table:table-cell>
          <table:table-cell table:formula="of:=IF(ISNUMBER((SEARCH(&quot;diament&quot;;[.A175])));18;&quot;&quot;)">
            <text:p/>
          </table:table-cell>
          <table:table-cell table:formula="of:=[.H174]" office:value-type="float" office:value="15" calcext:value-type="float">
            <text:p>15</text:p>
          </table:table-cell>
          <table:table-cell table:formula="of:=IF(ISNUMBER((SEARCH(&quot;wiktoriańska&quot;;[.A175])));46;&quot;&quot;)">
            <text:p/>
          </table:table-cell>
          <table:table-cell table:formula="of:=IF(ISNUMBER((SEARCH(&quot;boho&quot;;[.A175])));47;&quot;&quot;)">
            <text:p/>
          </table:table-cell>
          <table:table-cell table:formula="of:=IF(ISNUMBER((SEARCH(&quot;studio&quot;;[.A175])));48;&quot;&quot;)">
            <text:p/>
          </table:table-cell>
          <table:table-cell table:formula="of:=IF(ISNUMBER((SEARCH(&quot;ternel&quot;;[.A175])));95;&quot;&quot;)">
            <text:p/>
          </table:table-cell>
          <table:table-cell table:formula="of:=IF(ISNUMBER((SEARCH(&quot;eclipse&quot;;[.A175])));93;&quot;&quot;)">
            <text:p/>
          </table:table-cell>
          <table:table-cell table:formula="of:=IF(ISNUMBER((SEARCH(&quot;fruit&quot;;[.A175])));100;&quot;&quot;)">
            <text:p/>
          </table:table-cell>
          <table:table-cell table:formula="of:=IF(ISNUMBER((SEARCH(&quot;jubil&quot;;[.A175])));112;&quot;&quot;)">
            <text:p/>
          </table:table-cell>
          <table:table-cell table:formula="of:=IF(ISNUMBER((SEARCH(&quot;flow&quot;;[.A175])));98;&quot;&quot;)">
            <text:p/>
          </table:table-cell>
          <table:table-cell table:formula="of:=CONCATENATE([.G175];&quot;,&quot;;[.H175];&quot;,&quot;;[.I175];&quot;,&quot;;[.J175];&quot;,&quot;;[.K175];&quot;,&quot;;[.L175];&quot;,&quot;;[.M175];&quot;,&quot;;[.N175];&quot;,&quot;;[.O175];&quot;,&quot;;[.P175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diak Wodnik - srebrny naszyjnik</text:p>
          </table:table-cell>
          <table:table-cell table:formula="of:=[.B175]"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30Zodiak Wodnik - srebrny naszyjnik.jpg</text:p>
          </table:table-cell>
          <table:table-cell table:formula="of:=IF(ISNUMBER((SEARCH(&quot;diament&quot;;[.A176])));18;&quot;&quot;)">
            <text:p/>
          </table:table-cell>
          <table:table-cell table:formula="of:=[.H175]" office:value-type="float" office:value="15" calcext:value-type="float">
            <text:p>15</text:p>
          </table:table-cell>
          <table:table-cell table:formula="of:=IF(ISNUMBER((SEARCH(&quot;wiktoriańska&quot;;[.A176])));46;&quot;&quot;)">
            <text:p/>
          </table:table-cell>
          <table:table-cell table:formula="of:=IF(ISNUMBER((SEARCH(&quot;boho&quot;;[.A176])));47;&quot;&quot;)">
            <text:p/>
          </table:table-cell>
          <table:table-cell table:formula="of:=IF(ISNUMBER((SEARCH(&quot;studio&quot;;[.A176])));48;&quot;&quot;)">
            <text:p/>
          </table:table-cell>
          <table:table-cell table:formula="of:=IF(ISNUMBER((SEARCH(&quot;ternel&quot;;[.A176])));95;&quot;&quot;)">
            <text:p/>
          </table:table-cell>
          <table:table-cell table:formula="of:=IF(ISNUMBER((SEARCH(&quot;eclipse&quot;;[.A176])));93;&quot;&quot;)">
            <text:p/>
          </table:table-cell>
          <table:table-cell table:formula="of:=IF(ISNUMBER((SEARCH(&quot;fruit&quot;;[.A176])));100;&quot;&quot;)">
            <text:p/>
          </table:table-cell>
          <table:table-cell table:formula="of:=IF(ISNUMBER((SEARCH(&quot;jubil&quot;;[.A176])));112;&quot;&quot;)">
            <text:p/>
          </table:table-cell>
          <table:table-cell table:formula="of:=IF(ISNUMBER((SEARCH(&quot;flow&quot;;[.A176])));98;&quot;&quot;)">
            <text:p/>
          </table:table-cell>
          <table:table-cell table:formula="of:=CONCATENATE([.G176];&quot;,&quot;;[.H176];&quot;,&quot;;[.I176];&quot;,&quot;;[.J176];&quot;,&quot;;[.K176];&quot;,&quot;;[.L176];&quot;,&quot;;[.M176];&quot;,&quot;;[.N176];&quot;,&quot;;[.O176];&quot;,&quot;;[.P176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bransoletka</text:p>
          </table:table-cell>
          <table:table-cell table:formula="of:=[.B176]"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31Złota bransoletka.jpg</text:p>
          </table:table-cell>
          <table:table-cell table:formula="of:=IF(ISNUMBER((SEARCH(&quot;diament&quot;;[.A177])));18;&quot;&quot;)">
            <text:p/>
          </table:table-cell>
          <table:table-cell table:formula="of:=[.H176]" office:value-type="float" office:value="15" calcext:value-type="float">
            <text:p>15</text:p>
          </table:table-cell>
          <table:table-cell table:formula="of:=IF(ISNUMBER((SEARCH(&quot;wiktoriańska&quot;;[.A177])));46;&quot;&quot;)">
            <text:p/>
          </table:table-cell>
          <table:table-cell table:formula="of:=IF(ISNUMBER((SEARCH(&quot;boho&quot;;[.A177])));47;&quot;&quot;)">
            <text:p/>
          </table:table-cell>
          <table:table-cell table:formula="of:=IF(ISNUMBER((SEARCH(&quot;studio&quot;;[.A177])));48;&quot;&quot;)">
            <text:p/>
          </table:table-cell>
          <table:table-cell table:formula="of:=IF(ISNUMBER((SEARCH(&quot;ternel&quot;;[.A177])));95;&quot;&quot;)">
            <text:p/>
          </table:table-cell>
          <table:table-cell table:formula="of:=IF(ISNUMBER((SEARCH(&quot;eclipse&quot;;[.A177])));93;&quot;&quot;)">
            <text:p/>
          </table:table-cell>
          <table:table-cell table:formula="of:=IF(ISNUMBER((SEARCH(&quot;fruit&quot;;[.A177])));100;&quot;&quot;)">
            <text:p/>
          </table:table-cell>
          <table:table-cell table:formula="of:=IF(ISNUMBER((SEARCH(&quot;jubil&quot;;[.A177])));112;&quot;&quot;)">
            <text:p/>
          </table:table-cell>
          <table:table-cell table:formula="of:=IF(ISNUMBER((SEARCH(&quot;flow&quot;;[.A177])));98;&quot;&quot;)">
            <text:p/>
          </table:table-cell>
          <table:table-cell table:formula="of:=CONCATENATE([.G177];&quot;,&quot;;[.H177];&quot;,&quot;;[.I177];&quot;,&quot;;[.J177];&quot;,&quot;;[.K177];&quot;,&quot;;[.L177];&quot;,&quot;;[.M177];&quot;,&quot;;[.N177];&quot;,&quot;;[.O177];&quot;,&quot;;[.P177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 - złota bransoletka</text:p>
          </table:table-cell>
          <table:table-cell table:formula="of:=[.B177]"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32Mini - złota bransoletka.jpg</text:p>
          </table:table-cell>
          <table:table-cell table:formula="of:=IF(ISNUMBER((SEARCH(&quot;diament&quot;;[.A178])));18;&quot;&quot;)">
            <text:p/>
          </table:table-cell>
          <table:table-cell table:formula="of:=[.H177]" office:value-type="float" office:value="15" calcext:value-type="float">
            <text:p>15</text:p>
          </table:table-cell>
          <table:table-cell table:formula="of:=IF(ISNUMBER((SEARCH(&quot;wiktoriańska&quot;;[.A178])));46;&quot;&quot;)">
            <text:p/>
          </table:table-cell>
          <table:table-cell table:formula="of:=IF(ISNUMBER((SEARCH(&quot;boho&quot;;[.A178])));47;&quot;&quot;)">
            <text:p/>
          </table:table-cell>
          <table:table-cell table:formula="of:=IF(ISNUMBER((SEARCH(&quot;studio&quot;;[.A178])));48;&quot;&quot;)">
            <text:p/>
          </table:table-cell>
          <table:table-cell table:formula="of:=IF(ISNUMBER((SEARCH(&quot;ternel&quot;;[.A178])));95;&quot;&quot;)">
            <text:p/>
          </table:table-cell>
          <table:table-cell table:formula="of:=IF(ISNUMBER((SEARCH(&quot;eclipse&quot;;[.A178])));93;&quot;&quot;)">
            <text:p/>
          </table:table-cell>
          <table:table-cell table:formula="of:=IF(ISNUMBER((SEARCH(&quot;fruit&quot;;[.A178])));100;&quot;&quot;)">
            <text:p/>
          </table:table-cell>
          <table:table-cell table:formula="of:=IF(ISNUMBER((SEARCH(&quot;jubil&quot;;[.A178])));112;&quot;&quot;)">
            <text:p/>
          </table:table-cell>
          <table:table-cell table:formula="of:=IF(ISNUMBER((SEARCH(&quot;flow&quot;;[.A178])));98;&quot;&quot;)">
            <text:p/>
          </table:table-cell>
          <table:table-cell table:formula="of:=CONCATENATE([.G178];&quot;,&quot;;[.H178];&quot;,&quot;;[.I178];&quot;,&quot;;[.J178];&quot;,&quot;;[.K178];&quot;,&quot;;[.L178];&quot;,&quot;;[.M178];&quot;,&quot;;[.N178];&quot;,&quot;;[.O178];&quot;,&quot;;[.P178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bransoletka</text:p>
          </table:table-cell>
          <table:table-cell table:formula="of:=[.B178]"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33Złota bransoletka.jpg</text:p>
          </table:table-cell>
          <table:table-cell table:formula="of:=IF(ISNUMBER((SEARCH(&quot;diament&quot;;[.A179])));18;&quot;&quot;)">
            <text:p/>
          </table:table-cell>
          <table:table-cell table:formula="of:=[.H178]" office:value-type="float" office:value="15" calcext:value-type="float">
            <text:p>15</text:p>
          </table:table-cell>
          <table:table-cell table:formula="of:=IF(ISNUMBER((SEARCH(&quot;wiktoriańska&quot;;[.A179])));46;&quot;&quot;)">
            <text:p/>
          </table:table-cell>
          <table:table-cell table:formula="of:=IF(ISNUMBER((SEARCH(&quot;boho&quot;;[.A179])));47;&quot;&quot;)">
            <text:p/>
          </table:table-cell>
          <table:table-cell table:formula="of:=IF(ISNUMBER((SEARCH(&quot;studio&quot;;[.A179])));48;&quot;&quot;)">
            <text:p/>
          </table:table-cell>
          <table:table-cell table:formula="of:=IF(ISNUMBER((SEARCH(&quot;ternel&quot;;[.A179])));95;&quot;&quot;)">
            <text:p/>
          </table:table-cell>
          <table:table-cell table:formula="of:=IF(ISNUMBER((SEARCH(&quot;eclipse&quot;;[.A179])));93;&quot;&quot;)">
            <text:p/>
          </table:table-cell>
          <table:table-cell table:formula="of:=IF(ISNUMBER((SEARCH(&quot;fruit&quot;;[.A179])));100;&quot;&quot;)">
            <text:p/>
          </table:table-cell>
          <table:table-cell table:formula="of:=IF(ISNUMBER((SEARCH(&quot;jubil&quot;;[.A179])));112;&quot;&quot;)">
            <text:p/>
          </table:table-cell>
          <table:table-cell table:formula="of:=IF(ISNUMBER((SEARCH(&quot;flow&quot;;[.A179])));98;&quot;&quot;)">
            <text:p/>
          </table:table-cell>
          <table:table-cell table:formula="of:=CONCATENATE([.G179];&quot;,&quot;;[.H179];&quot;,&quot;;[.I179];&quot;,&quot;;[.J179];&quot;,&quot;;[.K179];&quot;,&quot;;[.L179];&quot;,&quot;;[.M179];&quot;,&quot;;[.N179];&quot;,&quot;;[.O179];&quot;,&quot;;[.P179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bransoletka</text:p>
          </table:table-cell>
          <table:table-cell table:formula="of:=[.B179]"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34Złota bransoletka.jpg</text:p>
          </table:table-cell>
          <table:table-cell table:formula="of:=IF(ISNUMBER((SEARCH(&quot;diament&quot;;[.A180])));18;&quot;&quot;)">
            <text:p/>
          </table:table-cell>
          <table:table-cell table:formula="of:=[.H179]" office:value-type="float" office:value="15" calcext:value-type="float">
            <text:p>15</text:p>
          </table:table-cell>
          <table:table-cell table:formula="of:=IF(ISNUMBER((SEARCH(&quot;wiktoriańska&quot;;[.A180])));46;&quot;&quot;)">
            <text:p/>
          </table:table-cell>
          <table:table-cell table:formula="of:=IF(ISNUMBER((SEARCH(&quot;boho&quot;;[.A180])));47;&quot;&quot;)">
            <text:p/>
          </table:table-cell>
          <table:table-cell table:formula="of:=IF(ISNUMBER((SEARCH(&quot;studio&quot;;[.A180])));48;&quot;&quot;)">
            <text:p/>
          </table:table-cell>
          <table:table-cell table:formula="of:=IF(ISNUMBER((SEARCH(&quot;ternel&quot;;[.A180])));95;&quot;&quot;)">
            <text:p/>
          </table:table-cell>
          <table:table-cell table:formula="of:=IF(ISNUMBER((SEARCH(&quot;eclipse&quot;;[.A180])));93;&quot;&quot;)">
            <text:p/>
          </table:table-cell>
          <table:table-cell table:formula="of:=IF(ISNUMBER((SEARCH(&quot;fruit&quot;;[.A180])));100;&quot;&quot;)">
            <text:p/>
          </table:table-cell>
          <table:table-cell table:formula="of:=IF(ISNUMBER((SEARCH(&quot;jubil&quot;;[.A180])));112;&quot;&quot;)">
            <text:p/>
          </table:table-cell>
          <table:table-cell table:formula="of:=IF(ISNUMBER((SEARCH(&quot;flow&quot;;[.A180])));98;&quot;&quot;)">
            <text:p/>
          </table:table-cell>
          <table:table-cell table:formula="of:=CONCATENATE([.G180];&quot;,&quot;;[.H180];&quot;,&quot;;[.I180];&quot;,&quot;;[.J180];&quot;,&quot;;[.K180];&quot;,&quot;;[.L180];&quot;,&quot;;[.M180];&quot;,&quot;;[.N180];&quot;,&quot;;[.O180];&quot;,&quot;;[.P180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lipse - złota bransoletka</text:p>
          </table:table-cell>
          <table:table-cell table:formula="of:=[.B180]"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35Eclipse - złota bransoletka.jpg</text:p>
          </table:table-cell>
          <table:table-cell table:formula="of:=IF(ISNUMBER((SEARCH(&quot;diament&quot;;[.A181])));18;&quot;&quot;)">
            <text:p/>
          </table:table-cell>
          <table:table-cell table:formula="of:=[.H180]" office:value-type="float" office:value="15" calcext:value-type="float">
            <text:p>15</text:p>
          </table:table-cell>
          <table:table-cell table:formula="of:=IF(ISNUMBER((SEARCH(&quot;wiktoriańska&quot;;[.A181])));46;&quot;&quot;)">
            <text:p/>
          </table:table-cell>
          <table:table-cell table:formula="of:=IF(ISNUMBER((SEARCH(&quot;boho&quot;;[.A181])));47;&quot;&quot;)">
            <text:p/>
          </table:table-cell>
          <table:table-cell table:formula="of:=IF(ISNUMBER((SEARCH(&quot;studio&quot;;[.A181])));48;&quot;&quot;)">
            <text:p/>
          </table:table-cell>
          <table:table-cell table:formula="of:=IF(ISNUMBER((SEARCH(&quot;ternel&quot;;[.A181])));95;&quot;&quot;)">
            <text:p/>
          </table:table-cell>
          <table:table-cell table:formula="of:=IF(ISNUMBER((SEARCH(&quot;eclipse&quot;;[.A181])));93;&quot;&quot;)" office:value-type="float" office:value="93" calcext:value-type="float">
            <text:p>93</text:p>
          </table:table-cell>
          <table:table-cell table:formula="of:=IF(ISNUMBER((SEARCH(&quot;fruit&quot;;[.A181])));100;&quot;&quot;)">
            <text:p/>
          </table:table-cell>
          <table:table-cell table:formula="of:=IF(ISNUMBER((SEARCH(&quot;jubil&quot;;[.A181])));112;&quot;&quot;)">
            <text:p/>
          </table:table-cell>
          <table:table-cell table:formula="of:=IF(ISNUMBER((SEARCH(&quot;flow&quot;;[.A181])));98;&quot;&quot;)">
            <text:p/>
          </table:table-cell>
          <table:table-cell table:formula="of:=CONCATENATE([.G181];&quot;,&quot;;[.H181];&quot;,&quot;;[.I181];&quot;,&quot;;[.J181];&quot;,&quot;;[.K181];&quot;,&quot;;[.L181];&quot;,&quot;;[.M181];&quot;,&quot;;[.N181];&quot;,&quot;;[.O181];&quot;,&quot;;[.P181])" office:value-type="string" office:string-value=",15,,,,,93,,," calcext:value-type="string">
            <text:p>,15,,,,,93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getMeNot - złota bransoletka</text:p>
          </table:table-cell>
          <table:table-cell table:formula="of:=[.B181]"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36ForgetMeNot - złota bransoletka.jpg</text:p>
          </table:table-cell>
          <table:table-cell table:formula="of:=IF(ISNUMBER((SEARCH(&quot;diament&quot;;[.A182])));18;&quot;&quot;)">
            <text:p/>
          </table:table-cell>
          <table:table-cell table:formula="of:=[.H181]" office:value-type="float" office:value="15" calcext:value-type="float">
            <text:p>15</text:p>
          </table:table-cell>
          <table:table-cell table:formula="of:=IF(ISNUMBER((SEARCH(&quot;wiktoriańska&quot;;[.A182])));46;&quot;&quot;)">
            <text:p/>
          </table:table-cell>
          <table:table-cell table:formula="of:=IF(ISNUMBER((SEARCH(&quot;boho&quot;;[.A182])));47;&quot;&quot;)">
            <text:p/>
          </table:table-cell>
          <table:table-cell table:formula="of:=IF(ISNUMBER((SEARCH(&quot;studio&quot;;[.A182])));48;&quot;&quot;)">
            <text:p/>
          </table:table-cell>
          <table:table-cell table:formula="of:=IF(ISNUMBER((SEARCH(&quot;ternel&quot;;[.A182])));95;&quot;&quot;)">
            <text:p/>
          </table:table-cell>
          <table:table-cell table:formula="of:=IF(ISNUMBER((SEARCH(&quot;eclipse&quot;;[.A182])));93;&quot;&quot;)">
            <text:p/>
          </table:table-cell>
          <table:table-cell table:formula="of:=IF(ISNUMBER((SEARCH(&quot;fruit&quot;;[.A182])));100;&quot;&quot;)">
            <text:p/>
          </table:table-cell>
          <table:table-cell table:formula="of:=IF(ISNUMBER((SEARCH(&quot;jubil&quot;;[.A182])));112;&quot;&quot;)">
            <text:p/>
          </table:table-cell>
          <table:table-cell table:formula="of:=IF(ISNUMBER((SEARCH(&quot;flow&quot;;[.A182])));98;&quot;&quot;)">
            <text:p/>
          </table:table-cell>
          <table:table-cell table:formula="of:=CONCATENATE([.G182];&quot;,&quot;;[.H182];&quot;,&quot;;[.I182];&quot;,&quot;;[.J182];&quot;,&quot;;[.K182];&quot;,&quot;;[.L182];&quot;,&quot;;[.M182];&quot;,&quot;;[.N182];&quot;,&quot;;[.O182];&quot;,&quot;;[.P182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getMeNot - złota bransoletka</text:p>
          </table:table-cell>
          <table:table-cell table:formula="of:=[.B182]"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37ForgetMeNot - złota bransoletka.jpg</text:p>
          </table:table-cell>
          <table:table-cell table:formula="of:=IF(ISNUMBER((SEARCH(&quot;diament&quot;;[.A183])));18;&quot;&quot;)">
            <text:p/>
          </table:table-cell>
          <table:table-cell table:formula="of:=[.H182]" office:value-type="float" office:value="15" calcext:value-type="float">
            <text:p>15</text:p>
          </table:table-cell>
          <table:table-cell table:formula="of:=IF(ISNUMBER((SEARCH(&quot;wiktoriańska&quot;;[.A183])));46;&quot;&quot;)">
            <text:p/>
          </table:table-cell>
          <table:table-cell table:formula="of:=IF(ISNUMBER((SEARCH(&quot;boho&quot;;[.A183])));47;&quot;&quot;)">
            <text:p/>
          </table:table-cell>
          <table:table-cell table:formula="of:=IF(ISNUMBER((SEARCH(&quot;studio&quot;;[.A183])));48;&quot;&quot;)">
            <text:p/>
          </table:table-cell>
          <table:table-cell table:formula="of:=IF(ISNUMBER((SEARCH(&quot;ternel&quot;;[.A183])));95;&quot;&quot;)">
            <text:p/>
          </table:table-cell>
          <table:table-cell table:formula="of:=IF(ISNUMBER((SEARCH(&quot;eclipse&quot;;[.A183])));93;&quot;&quot;)">
            <text:p/>
          </table:table-cell>
          <table:table-cell table:formula="of:=IF(ISNUMBER((SEARCH(&quot;fruit&quot;;[.A183])));100;&quot;&quot;)">
            <text:p/>
          </table:table-cell>
          <table:table-cell table:formula="of:=IF(ISNUMBER((SEARCH(&quot;jubil&quot;;[.A183])));112;&quot;&quot;)">
            <text:p/>
          </table:table-cell>
          <table:table-cell table:formula="of:=IF(ISNUMBER((SEARCH(&quot;flow&quot;;[.A183])));98;&quot;&quot;)">
            <text:p/>
          </table:table-cell>
          <table:table-cell table:formula="of:=CONCATENATE([.G183];&quot;,&quot;;[.H183];&quot;,&quot;;[.I183];&quot;,&quot;;[.J183];&quot;,&quot;;[.K183];&quot;,&quot;;[.L183];&quot;,&quot;;[.M183];&quot;,&quot;;[.N183];&quot;,&quot;;[.O183];&quot;,&quot;;[.P183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a bransoletka</text:p>
          </table:table-cell>
          <table:table-cell table:formula="of:=[.B183]"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38Srebrna bransoletka.jpg</text:p>
          </table:table-cell>
          <table:table-cell table:formula="of:=IF(ISNUMBER((SEARCH(&quot;diament&quot;;[.A184])));18;&quot;&quot;)">
            <text:p/>
          </table:table-cell>
          <table:table-cell table:formula="of:=[.H183]" office:value-type="float" office:value="15" calcext:value-type="float">
            <text:p>15</text:p>
          </table:table-cell>
          <table:table-cell table:formula="of:=IF(ISNUMBER((SEARCH(&quot;wiktoriańska&quot;;[.A184])));46;&quot;&quot;)">
            <text:p/>
          </table:table-cell>
          <table:table-cell table:formula="of:=IF(ISNUMBER((SEARCH(&quot;boho&quot;;[.A184])));47;&quot;&quot;)">
            <text:p/>
          </table:table-cell>
          <table:table-cell table:formula="of:=IF(ISNUMBER((SEARCH(&quot;studio&quot;;[.A184])));48;&quot;&quot;)">
            <text:p/>
          </table:table-cell>
          <table:table-cell table:formula="of:=IF(ISNUMBER((SEARCH(&quot;ternel&quot;;[.A184])));95;&quot;&quot;)">
            <text:p/>
          </table:table-cell>
          <table:table-cell table:formula="of:=IF(ISNUMBER((SEARCH(&quot;eclipse&quot;;[.A184])));93;&quot;&quot;)">
            <text:p/>
          </table:table-cell>
          <table:table-cell table:formula="of:=IF(ISNUMBER((SEARCH(&quot;fruit&quot;;[.A184])));100;&quot;&quot;)">
            <text:p/>
          </table:table-cell>
          <table:table-cell table:formula="of:=IF(ISNUMBER((SEARCH(&quot;jubil&quot;;[.A184])));112;&quot;&quot;)">
            <text:p/>
          </table:table-cell>
          <table:table-cell table:formula="of:=IF(ISNUMBER((SEARCH(&quot;flow&quot;;[.A184])));98;&quot;&quot;)">
            <text:p/>
          </table:table-cell>
          <table:table-cell table:formula="of:=CONCATENATE([.G184];&quot;,&quot;;[.H184];&quot;,&quot;;[.I184];&quot;,&quot;;[.J184];&quot;,&quot;;[.K184];&quot;,&quot;;[.L184];&quot;,&quot;;[.M184];&quot;,&quot;;[.N184];&quot;,&quot;;[.O184];&quot;,&quot;;[.P184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y naszyjnik</text:p>
          </table:table-cell>
          <table:table-cell table:formula="of:=[.B184]"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39Unique - srebrny naszyjnik.jpg</text:p>
          </table:table-cell>
          <table:table-cell table:formula="of:=IF(ISNUMBER((SEARCH(&quot;diament&quot;;[.A185])));18;&quot;&quot;)">
            <text:p/>
          </table:table-cell>
          <table:table-cell table:formula="of:=[.H184]" office:value-type="float" office:value="15" calcext:value-type="float">
            <text:p>15</text:p>
          </table:table-cell>
          <table:table-cell table:formula="of:=IF(ISNUMBER((SEARCH(&quot;wiktoriańska&quot;;[.A185])));46;&quot;&quot;)">
            <text:p/>
          </table:table-cell>
          <table:table-cell table:formula="of:=IF(ISNUMBER((SEARCH(&quot;boho&quot;;[.A185])));47;&quot;&quot;)">
            <text:p/>
          </table:table-cell>
          <table:table-cell table:formula="of:=IF(ISNUMBER((SEARCH(&quot;studio&quot;;[.A185])));48;&quot;&quot;)">
            <text:p/>
          </table:table-cell>
          <table:table-cell table:formula="of:=IF(ISNUMBER((SEARCH(&quot;ternel&quot;;[.A185])));95;&quot;&quot;)">
            <text:p/>
          </table:table-cell>
          <table:table-cell table:formula="of:=IF(ISNUMBER((SEARCH(&quot;eclipse&quot;;[.A185])));93;&quot;&quot;)">
            <text:p/>
          </table:table-cell>
          <table:table-cell table:formula="of:=IF(ISNUMBER((SEARCH(&quot;fruit&quot;;[.A185])));100;&quot;&quot;)">
            <text:p/>
          </table:table-cell>
          <table:table-cell table:formula="of:=IF(ISNUMBER((SEARCH(&quot;jubil&quot;;[.A185])));112;&quot;&quot;)">
            <text:p/>
          </table:table-cell>
          <table:table-cell table:formula="of:=IF(ISNUMBER((SEARCH(&quot;flow&quot;;[.A185])));98;&quot;&quot;)">
            <text:p/>
          </table:table-cell>
          <table:table-cell table:formula="of:=CONCATENATE([.G185];&quot;,&quot;;[.H185];&quot;,&quot;;[.I185];&quot;,&quot;;[.J185];&quot;,&quot;;[.K185];&quot;,&quot;;[.L185];&quot;,&quot;;[.M185];&quot;,&quot;;[.N185];&quot;,&quot;;[.O185];&quot;,&quot;;[.P185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y naszyjnik</text:p>
          </table:table-cell>
          <table:table-cell table:formula="of:=[.B185]"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40Unique - srebrny naszyjnik.jpg</text:p>
          </table:table-cell>
          <table:table-cell table:formula="of:=IF(ISNUMBER((SEARCH(&quot;diament&quot;;[.A186])));18;&quot;&quot;)">
            <text:p/>
          </table:table-cell>
          <table:table-cell table:formula="of:=[.H185]" office:value-type="float" office:value="15" calcext:value-type="float">
            <text:p>15</text:p>
          </table:table-cell>
          <table:table-cell table:formula="of:=IF(ISNUMBER((SEARCH(&quot;wiktoriańska&quot;;[.A186])));46;&quot;&quot;)">
            <text:p/>
          </table:table-cell>
          <table:table-cell table:formula="of:=IF(ISNUMBER((SEARCH(&quot;boho&quot;;[.A186])));47;&quot;&quot;)">
            <text:p/>
          </table:table-cell>
          <table:table-cell table:formula="of:=IF(ISNUMBER((SEARCH(&quot;studio&quot;;[.A186])));48;&quot;&quot;)">
            <text:p/>
          </table:table-cell>
          <table:table-cell table:formula="of:=IF(ISNUMBER((SEARCH(&quot;ternel&quot;;[.A186])));95;&quot;&quot;)">
            <text:p/>
          </table:table-cell>
          <table:table-cell table:formula="of:=IF(ISNUMBER((SEARCH(&quot;eclipse&quot;;[.A186])));93;&quot;&quot;)">
            <text:p/>
          </table:table-cell>
          <table:table-cell table:formula="of:=IF(ISNUMBER((SEARCH(&quot;fruit&quot;;[.A186])));100;&quot;&quot;)">
            <text:p/>
          </table:table-cell>
          <table:table-cell table:formula="of:=IF(ISNUMBER((SEARCH(&quot;jubil&quot;;[.A186])));112;&quot;&quot;)">
            <text:p/>
          </table:table-cell>
          <table:table-cell table:formula="of:=IF(ISNUMBER((SEARCH(&quot;flow&quot;;[.A186])));98;&quot;&quot;)">
            <text:p/>
          </table:table-cell>
          <table:table-cell table:formula="of:=CONCATENATE([.G186];&quot;,&quot;;[.H186];&quot;,&quot;;[.I186];&quot;,&quot;;[.J186];&quot;,&quot;;[.K186];&quot;,&quot;;[.L186];&quot;,&quot;;[.M186];&quot;,&quot;;[.N186];&quot;,&quot;;[.O186];&quot;,&quot;;[.P186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y naszyjnik</text:p>
          </table:table-cell>
          <table:table-cell table:formula="of:=[.B186]"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41Unique - srebrny naszyjnik.jpg</text:p>
          </table:table-cell>
          <table:table-cell table:formula="of:=IF(ISNUMBER((SEARCH(&quot;diament&quot;;[.A187])));18;&quot;&quot;)">
            <text:p/>
          </table:table-cell>
          <table:table-cell table:formula="of:=[.H186]" office:value-type="float" office:value="15" calcext:value-type="float">
            <text:p>15</text:p>
          </table:table-cell>
          <table:table-cell table:formula="of:=IF(ISNUMBER((SEARCH(&quot;wiktoriańska&quot;;[.A187])));46;&quot;&quot;)">
            <text:p/>
          </table:table-cell>
          <table:table-cell table:formula="of:=IF(ISNUMBER((SEARCH(&quot;boho&quot;;[.A187])));47;&quot;&quot;)">
            <text:p/>
          </table:table-cell>
          <table:table-cell table:formula="of:=IF(ISNUMBER((SEARCH(&quot;studio&quot;;[.A187])));48;&quot;&quot;)">
            <text:p/>
          </table:table-cell>
          <table:table-cell table:formula="of:=IF(ISNUMBER((SEARCH(&quot;ternel&quot;;[.A187])));95;&quot;&quot;)">
            <text:p/>
          </table:table-cell>
          <table:table-cell table:formula="of:=IF(ISNUMBER((SEARCH(&quot;eclipse&quot;;[.A187])));93;&quot;&quot;)">
            <text:p/>
          </table:table-cell>
          <table:table-cell table:formula="of:=IF(ISNUMBER((SEARCH(&quot;fruit&quot;;[.A187])));100;&quot;&quot;)">
            <text:p/>
          </table:table-cell>
          <table:table-cell table:formula="of:=IF(ISNUMBER((SEARCH(&quot;jubil&quot;;[.A187])));112;&quot;&quot;)">
            <text:p/>
          </table:table-cell>
          <table:table-cell table:formula="of:=IF(ISNUMBER((SEARCH(&quot;flow&quot;;[.A187])));98;&quot;&quot;)">
            <text:p/>
          </table:table-cell>
          <table:table-cell table:formula="of:=CONCATENATE([.G187];&quot;,&quot;;[.H187];&quot;,&quot;;[.I187];&quot;,&quot;;[.J187];&quot;,&quot;;[.K187];&quot;,&quot;;[.L187];&quot;,&quot;;[.M187];&quot;,&quot;;[.N187];&quot;,&quot;;[.O187];&quot;,&quot;;[.P187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</text:p>
          </table:table-cell>
          <table:table-cell table:formula="of:=[.B187]"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42Srebrny naszyjnik.jpg</text:p>
          </table:table-cell>
          <table:table-cell table:formula="of:=IF(ISNUMBER((SEARCH(&quot;diament&quot;;[.A188])));18;&quot;&quot;)">
            <text:p/>
          </table:table-cell>
          <table:table-cell table:formula="of:=[.H187]" office:value-type="float" office:value="15" calcext:value-type="float">
            <text:p>15</text:p>
          </table:table-cell>
          <table:table-cell table:formula="of:=IF(ISNUMBER((SEARCH(&quot;wiktoriańska&quot;;[.A188])));46;&quot;&quot;)">
            <text:p/>
          </table:table-cell>
          <table:table-cell table:formula="of:=IF(ISNUMBER((SEARCH(&quot;boho&quot;;[.A188])));47;&quot;&quot;)">
            <text:p/>
          </table:table-cell>
          <table:table-cell table:formula="of:=IF(ISNUMBER((SEARCH(&quot;studio&quot;;[.A188])));48;&quot;&quot;)">
            <text:p/>
          </table:table-cell>
          <table:table-cell table:formula="of:=IF(ISNUMBER((SEARCH(&quot;ternel&quot;;[.A188])));95;&quot;&quot;)">
            <text:p/>
          </table:table-cell>
          <table:table-cell table:formula="of:=IF(ISNUMBER((SEARCH(&quot;eclipse&quot;;[.A188])));93;&quot;&quot;)">
            <text:p/>
          </table:table-cell>
          <table:table-cell table:formula="of:=IF(ISNUMBER((SEARCH(&quot;fruit&quot;;[.A188])));100;&quot;&quot;)">
            <text:p/>
          </table:table-cell>
          <table:table-cell table:formula="of:=IF(ISNUMBER((SEARCH(&quot;jubil&quot;;[.A188])));112;&quot;&quot;)">
            <text:p/>
          </table:table-cell>
          <table:table-cell table:formula="of:=IF(ISNUMBER((SEARCH(&quot;flow&quot;;[.A188])));98;&quot;&quot;)">
            <text:p/>
          </table:table-cell>
          <table:table-cell table:formula="of:=CONCATENATE([.G188];&quot;,&quot;;[.H188];&quot;,&quot;;[.I188];&quot;,&quot;;[.J188];&quot;,&quot;;[.K188];&quot;,&quot;;[.L188];&quot;,&quot;;[.M188];&quot;,&quot;;[.N188];&quot;,&quot;;[.O188];&quot;,&quot;;[.P188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y naszyjnik</text:p>
          </table:table-cell>
          <table:table-cell table:formula="of:=[.B188]"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43Unique - srebrny naszyjnik.jpg</text:p>
          </table:table-cell>
          <table:table-cell table:formula="of:=IF(ISNUMBER((SEARCH(&quot;diament&quot;;[.A189])));18;&quot;&quot;)">
            <text:p/>
          </table:table-cell>
          <table:table-cell table:formula="of:=[.H188]" office:value-type="float" office:value="15" calcext:value-type="float">
            <text:p>15</text:p>
          </table:table-cell>
          <table:table-cell table:formula="of:=IF(ISNUMBER((SEARCH(&quot;wiktoriańska&quot;;[.A189])));46;&quot;&quot;)">
            <text:p/>
          </table:table-cell>
          <table:table-cell table:formula="of:=IF(ISNUMBER((SEARCH(&quot;boho&quot;;[.A189])));47;&quot;&quot;)">
            <text:p/>
          </table:table-cell>
          <table:table-cell table:formula="of:=IF(ISNUMBER((SEARCH(&quot;studio&quot;;[.A189])));48;&quot;&quot;)">
            <text:p/>
          </table:table-cell>
          <table:table-cell table:formula="of:=IF(ISNUMBER((SEARCH(&quot;ternel&quot;;[.A189])));95;&quot;&quot;)">
            <text:p/>
          </table:table-cell>
          <table:table-cell table:formula="of:=IF(ISNUMBER((SEARCH(&quot;eclipse&quot;;[.A189])));93;&quot;&quot;)">
            <text:p/>
          </table:table-cell>
          <table:table-cell table:formula="of:=IF(ISNUMBER((SEARCH(&quot;fruit&quot;;[.A189])));100;&quot;&quot;)">
            <text:p/>
          </table:table-cell>
          <table:table-cell table:formula="of:=IF(ISNUMBER((SEARCH(&quot;jubil&quot;;[.A189])));112;&quot;&quot;)">
            <text:p/>
          </table:table-cell>
          <table:table-cell table:formula="of:=IF(ISNUMBER((SEARCH(&quot;flow&quot;;[.A189])));98;&quot;&quot;)">
            <text:p/>
          </table:table-cell>
          <table:table-cell table:formula="of:=CONCATENATE([.G189];&quot;,&quot;;[.H189];&quot;,&quot;;[.I189];&quot;,&quot;;[.J189];&quot;,&quot;;[.K189];&quot;,&quot;;[.L189];&quot;,&quot;;[.M189];&quot;,&quot;;[.N189];&quot;,&quot;;[.O189];&quot;,&quot;;[.P189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y naszyjnik</text:p>
          </table:table-cell>
          <table:table-cell table:formula="of:=[.B189]"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44Unique - srebrny naszyjnik.jpg</text:p>
          </table:table-cell>
          <table:table-cell table:formula="of:=IF(ISNUMBER((SEARCH(&quot;diament&quot;;[.A190])));18;&quot;&quot;)">
            <text:p/>
          </table:table-cell>
          <table:table-cell table:formula="of:=[.H189]" office:value-type="float" office:value="15" calcext:value-type="float">
            <text:p>15</text:p>
          </table:table-cell>
          <table:table-cell table:formula="of:=IF(ISNUMBER((SEARCH(&quot;wiktoriańska&quot;;[.A190])));46;&quot;&quot;)">
            <text:p/>
          </table:table-cell>
          <table:table-cell table:formula="of:=IF(ISNUMBER((SEARCH(&quot;boho&quot;;[.A190])));47;&quot;&quot;)">
            <text:p/>
          </table:table-cell>
          <table:table-cell table:formula="of:=IF(ISNUMBER((SEARCH(&quot;studio&quot;;[.A190])));48;&quot;&quot;)">
            <text:p/>
          </table:table-cell>
          <table:table-cell table:formula="of:=IF(ISNUMBER((SEARCH(&quot;ternel&quot;;[.A190])));95;&quot;&quot;)">
            <text:p/>
          </table:table-cell>
          <table:table-cell table:formula="of:=IF(ISNUMBER((SEARCH(&quot;eclipse&quot;;[.A190])));93;&quot;&quot;)">
            <text:p/>
          </table:table-cell>
          <table:table-cell table:formula="of:=IF(ISNUMBER((SEARCH(&quot;fruit&quot;;[.A190])));100;&quot;&quot;)">
            <text:p/>
          </table:table-cell>
          <table:table-cell table:formula="of:=IF(ISNUMBER((SEARCH(&quot;jubil&quot;;[.A190])));112;&quot;&quot;)">
            <text:p/>
          </table:table-cell>
          <table:table-cell table:formula="of:=IF(ISNUMBER((SEARCH(&quot;flow&quot;;[.A190])));98;&quot;&quot;)">
            <text:p/>
          </table:table-cell>
          <table:table-cell table:formula="of:=CONCATENATE([.G190];&quot;,&quot;;[.H190];&quot;,&quot;;[.I190];&quot;,&quot;;[.J190];&quot;,&quot;;[.K190];&quot;,&quot;;[.L190];&quot;,&quot;;[.M190];&quot;,&quot;;[.N190];&quot;,&quot;;[.O190];&quot;,&quot;;[.P190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y naszyjnik</text:p>
          </table:table-cell>
          <table:table-cell table:formula="of:=[.B190]"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45Unique - srebrny naszyjnik.jpg</text:p>
          </table:table-cell>
          <table:table-cell table:formula="of:=IF(ISNUMBER((SEARCH(&quot;diament&quot;;[.A191])));18;&quot;&quot;)">
            <text:p/>
          </table:table-cell>
          <table:table-cell table:formula="of:=[.H190]" office:value-type="float" office:value="15" calcext:value-type="float">
            <text:p>15</text:p>
          </table:table-cell>
          <table:table-cell table:formula="of:=IF(ISNUMBER((SEARCH(&quot;wiktoriańska&quot;;[.A191])));46;&quot;&quot;)">
            <text:p/>
          </table:table-cell>
          <table:table-cell table:formula="of:=IF(ISNUMBER((SEARCH(&quot;boho&quot;;[.A191])));47;&quot;&quot;)">
            <text:p/>
          </table:table-cell>
          <table:table-cell table:formula="of:=IF(ISNUMBER((SEARCH(&quot;studio&quot;;[.A191])));48;&quot;&quot;)">
            <text:p/>
          </table:table-cell>
          <table:table-cell table:formula="of:=IF(ISNUMBER((SEARCH(&quot;ternel&quot;;[.A191])));95;&quot;&quot;)">
            <text:p/>
          </table:table-cell>
          <table:table-cell table:formula="of:=IF(ISNUMBER((SEARCH(&quot;eclipse&quot;;[.A191])));93;&quot;&quot;)">
            <text:p/>
          </table:table-cell>
          <table:table-cell table:formula="of:=IF(ISNUMBER((SEARCH(&quot;fruit&quot;;[.A191])));100;&quot;&quot;)">
            <text:p/>
          </table:table-cell>
          <table:table-cell table:formula="of:=IF(ISNUMBER((SEARCH(&quot;jubil&quot;;[.A191])));112;&quot;&quot;)">
            <text:p/>
          </table:table-cell>
          <table:table-cell table:formula="of:=IF(ISNUMBER((SEARCH(&quot;flow&quot;;[.A191])));98;&quot;&quot;)">
            <text:p/>
          </table:table-cell>
          <table:table-cell table:formula="of:=CONCATENATE([.G191];&quot;,&quot;;[.H191];&quot;,&quot;;[.I191];&quot;,&quot;;[.J191];&quot;,&quot;;[.K191];&quot;,&quot;;[.L191];&quot;,&quot;;[.M191];&quot;,&quot;;[.N191];&quot;,&quot;;[.O191];&quot;,&quot;;[.P191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diak Baran - srebrny naszyjnik</text:p>
          </table:table-cell>
          <table:table-cell table:formula="of:=[.B191]"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46Zodiak Baran - srebrny naszyjnik.jpg</text:p>
          </table:table-cell>
          <table:table-cell table:formula="of:=IF(ISNUMBER((SEARCH(&quot;diament&quot;;[.A192])));18;&quot;&quot;)">
            <text:p/>
          </table:table-cell>
          <table:table-cell table:formula="of:=[.H191]" office:value-type="float" office:value="15" calcext:value-type="float">
            <text:p>15</text:p>
          </table:table-cell>
          <table:table-cell table:formula="of:=IF(ISNUMBER((SEARCH(&quot;wiktoriańska&quot;;[.A192])));46;&quot;&quot;)">
            <text:p/>
          </table:table-cell>
          <table:table-cell table:formula="of:=IF(ISNUMBER((SEARCH(&quot;boho&quot;;[.A192])));47;&quot;&quot;)">
            <text:p/>
          </table:table-cell>
          <table:table-cell table:formula="of:=IF(ISNUMBER((SEARCH(&quot;studio&quot;;[.A192])));48;&quot;&quot;)">
            <text:p/>
          </table:table-cell>
          <table:table-cell table:formula="of:=IF(ISNUMBER((SEARCH(&quot;ternel&quot;;[.A192])));95;&quot;&quot;)">
            <text:p/>
          </table:table-cell>
          <table:table-cell table:formula="of:=IF(ISNUMBER((SEARCH(&quot;eclipse&quot;;[.A192])));93;&quot;&quot;)">
            <text:p/>
          </table:table-cell>
          <table:table-cell table:formula="of:=IF(ISNUMBER((SEARCH(&quot;fruit&quot;;[.A192])));100;&quot;&quot;)">
            <text:p/>
          </table:table-cell>
          <table:table-cell table:formula="of:=IF(ISNUMBER((SEARCH(&quot;jubil&quot;;[.A192])));112;&quot;&quot;)">
            <text:p/>
          </table:table-cell>
          <table:table-cell table:formula="of:=IF(ISNUMBER((SEARCH(&quot;flow&quot;;[.A192])));98;&quot;&quot;)">
            <text:p/>
          </table:table-cell>
          <table:table-cell table:formula="of:=CONCATENATE([.G192];&quot;,&quot;;[.H192];&quot;,&quot;;[.I192];&quot;,&quot;;[.J192];&quot;,&quot;;[.K192];&quot;,&quot;;[.L192];&quot;,&quot;;[.M192];&quot;,&quot;;[.N192];&quot;,&quot;;[.O192];&quot;,&quot;;[.P192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– srebrny naszyjnik</text:p>
          </table:table-cell>
          <table:table-cell table:formula="of:=[.B192]"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47Unique – srebrny naszyjnik.jpg</text:p>
          </table:table-cell>
          <table:table-cell table:formula="of:=IF(ISNUMBER((SEARCH(&quot;diament&quot;;[.A193])));18;&quot;&quot;)">
            <text:p/>
          </table:table-cell>
          <table:table-cell table:formula="of:=[.H192]" office:value-type="float" office:value="15" calcext:value-type="float">
            <text:p>15</text:p>
          </table:table-cell>
          <table:table-cell table:formula="of:=IF(ISNUMBER((SEARCH(&quot;wiktoriańska&quot;;[.A193])));46;&quot;&quot;)">
            <text:p/>
          </table:table-cell>
          <table:table-cell table:formula="of:=IF(ISNUMBER((SEARCH(&quot;boho&quot;;[.A193])));47;&quot;&quot;)">
            <text:p/>
          </table:table-cell>
          <table:table-cell table:formula="of:=IF(ISNUMBER((SEARCH(&quot;studio&quot;;[.A193])));48;&quot;&quot;)">
            <text:p/>
          </table:table-cell>
          <table:table-cell table:formula="of:=IF(ISNUMBER((SEARCH(&quot;ternel&quot;;[.A193])));95;&quot;&quot;)">
            <text:p/>
          </table:table-cell>
          <table:table-cell table:formula="of:=IF(ISNUMBER((SEARCH(&quot;eclipse&quot;;[.A193])));93;&quot;&quot;)">
            <text:p/>
          </table:table-cell>
          <table:table-cell table:formula="of:=IF(ISNUMBER((SEARCH(&quot;fruit&quot;;[.A193])));100;&quot;&quot;)">
            <text:p/>
          </table:table-cell>
          <table:table-cell table:formula="of:=IF(ISNUMBER((SEARCH(&quot;jubil&quot;;[.A193])));112;&quot;&quot;)">
            <text:p/>
          </table:table-cell>
          <table:table-cell table:formula="of:=IF(ISNUMBER((SEARCH(&quot;flow&quot;;[.A193])));98;&quot;&quot;)">
            <text:p/>
          </table:table-cell>
          <table:table-cell table:formula="of:=CONCATENATE([.G193];&quot;,&quot;;[.H193];&quot;,&quot;;[.I193];&quot;,&quot;;[.J193];&quot;,&quot;;[.K193];&quot;,&quot;;[.L193];&quot;,&quot;;[.M193];&quot;,&quot;;[.N193];&quot;,&quot;;[.O193];&quot;,&quot;;[.P193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diak Koziorożec - srebrny naszyjnik</text:p>
          </table:table-cell>
          <table:table-cell table:formula="of:=[.B193]"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48Zodiak Koziorożec - srebrny naszyjnik.jpg</text:p>
          </table:table-cell>
          <table:table-cell table:formula="of:=IF(ISNUMBER((SEARCH(&quot;diament&quot;;[.A194])));18;&quot;&quot;)">
            <text:p/>
          </table:table-cell>
          <table:table-cell table:formula="of:=[.H193]" office:value-type="float" office:value="15" calcext:value-type="float">
            <text:p>15</text:p>
          </table:table-cell>
          <table:table-cell table:formula="of:=IF(ISNUMBER((SEARCH(&quot;wiktoriańska&quot;;[.A194])));46;&quot;&quot;)">
            <text:p/>
          </table:table-cell>
          <table:table-cell table:formula="of:=IF(ISNUMBER((SEARCH(&quot;boho&quot;;[.A194])));47;&quot;&quot;)">
            <text:p/>
          </table:table-cell>
          <table:table-cell table:formula="of:=IF(ISNUMBER((SEARCH(&quot;studio&quot;;[.A194])));48;&quot;&quot;)">
            <text:p/>
          </table:table-cell>
          <table:table-cell table:formula="of:=IF(ISNUMBER((SEARCH(&quot;ternel&quot;;[.A194])));95;&quot;&quot;)">
            <text:p/>
          </table:table-cell>
          <table:table-cell table:formula="of:=IF(ISNUMBER((SEARCH(&quot;eclipse&quot;;[.A194])));93;&quot;&quot;)">
            <text:p/>
          </table:table-cell>
          <table:table-cell table:formula="of:=IF(ISNUMBER((SEARCH(&quot;fruit&quot;;[.A194])));100;&quot;&quot;)">
            <text:p/>
          </table:table-cell>
          <table:table-cell table:formula="of:=IF(ISNUMBER((SEARCH(&quot;jubil&quot;;[.A194])));112;&quot;&quot;)">
            <text:p/>
          </table:table-cell>
          <table:table-cell table:formula="of:=IF(ISNUMBER((SEARCH(&quot;flow&quot;;[.A194])));98;&quot;&quot;)">
            <text:p/>
          </table:table-cell>
          <table:table-cell table:formula="of:=CONCATENATE([.G194];&quot;,&quot;;[.H194];&quot;,&quot;;[.I194];&quot;,&quot;;[.J194];&quot;,&quot;;[.K194];&quot;,&quot;;[.L194];&quot;,&quot;;[.M194];&quot;,&quot;;[.N194];&quot;,&quot;;[.O194];&quot;,&quot;;[.P194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y naszyjnik</text:p>
          </table:table-cell>
          <table:table-cell table:formula="of:=[.B194]"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49Unique - srebrny naszyjnik.jpg</text:p>
          </table:table-cell>
          <table:table-cell table:formula="of:=IF(ISNUMBER((SEARCH(&quot;diament&quot;;[.A195])));18;&quot;&quot;)">
            <text:p/>
          </table:table-cell>
          <table:table-cell table:formula="of:=[.H194]" office:value-type="float" office:value="15" calcext:value-type="float">
            <text:p>15</text:p>
          </table:table-cell>
          <table:table-cell table:formula="of:=IF(ISNUMBER((SEARCH(&quot;wiktoriańska&quot;;[.A195])));46;&quot;&quot;)">
            <text:p/>
          </table:table-cell>
          <table:table-cell table:formula="of:=IF(ISNUMBER((SEARCH(&quot;boho&quot;;[.A195])));47;&quot;&quot;)">
            <text:p/>
          </table:table-cell>
          <table:table-cell table:formula="of:=IF(ISNUMBER((SEARCH(&quot;studio&quot;;[.A195])));48;&quot;&quot;)">
            <text:p/>
          </table:table-cell>
          <table:table-cell table:formula="of:=IF(ISNUMBER((SEARCH(&quot;ternel&quot;;[.A195])));95;&quot;&quot;)">
            <text:p/>
          </table:table-cell>
          <table:table-cell table:formula="of:=IF(ISNUMBER((SEARCH(&quot;eclipse&quot;;[.A195])));93;&quot;&quot;)">
            <text:p/>
          </table:table-cell>
          <table:table-cell table:formula="of:=IF(ISNUMBER((SEARCH(&quot;fruit&quot;;[.A195])));100;&quot;&quot;)">
            <text:p/>
          </table:table-cell>
          <table:table-cell table:formula="of:=IF(ISNUMBER((SEARCH(&quot;jubil&quot;;[.A195])));112;&quot;&quot;)">
            <text:p/>
          </table:table-cell>
          <table:table-cell table:formula="of:=IF(ISNUMBER((SEARCH(&quot;flow&quot;;[.A195])));98;&quot;&quot;)">
            <text:p/>
          </table:table-cell>
          <table:table-cell table:formula="of:=CONCATENATE([.G195];&quot;,&quot;;[.H195];&quot;,&quot;;[.I195];&quot;,&quot;;[.J195];&quot;,&quot;;[.K195];&quot;,&quot;;[.L195];&quot;,&quot;;[.M195];&quot;,&quot;;[.N195];&quot;,&quot;;[.O195];&quot;,&quot;;[.P195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a bransoletka</text:p>
          </table:table-cell>
          <table:table-cell table:formula="of:=[.B195]"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50Srebrna bransoletka.jpg</text:p>
          </table:table-cell>
          <table:table-cell table:formula="of:=IF(ISNUMBER((SEARCH(&quot;diament&quot;;[.A196])));18;&quot;&quot;)">
            <text:p/>
          </table:table-cell>
          <table:table-cell table:formula="of:=[.H195]" office:value-type="float" office:value="15" calcext:value-type="float">
            <text:p>15</text:p>
          </table:table-cell>
          <table:table-cell table:formula="of:=IF(ISNUMBER((SEARCH(&quot;wiktoriańska&quot;;[.A196])));46;&quot;&quot;)">
            <text:p/>
          </table:table-cell>
          <table:table-cell table:formula="of:=IF(ISNUMBER((SEARCH(&quot;boho&quot;;[.A196])));47;&quot;&quot;)">
            <text:p/>
          </table:table-cell>
          <table:table-cell table:formula="of:=IF(ISNUMBER((SEARCH(&quot;studio&quot;;[.A196])));48;&quot;&quot;)">
            <text:p/>
          </table:table-cell>
          <table:table-cell table:formula="of:=IF(ISNUMBER((SEARCH(&quot;ternel&quot;;[.A196])));95;&quot;&quot;)">
            <text:p/>
          </table:table-cell>
          <table:table-cell table:formula="of:=IF(ISNUMBER((SEARCH(&quot;eclipse&quot;;[.A196])));93;&quot;&quot;)">
            <text:p/>
          </table:table-cell>
          <table:table-cell table:formula="of:=IF(ISNUMBER((SEARCH(&quot;fruit&quot;;[.A196])));100;&quot;&quot;)">
            <text:p/>
          </table:table-cell>
          <table:table-cell table:formula="of:=IF(ISNUMBER((SEARCH(&quot;jubil&quot;;[.A196])));112;&quot;&quot;)">
            <text:p/>
          </table:table-cell>
          <table:table-cell table:formula="of:=IF(ISNUMBER((SEARCH(&quot;flow&quot;;[.A196])));98;&quot;&quot;)">
            <text:p/>
          </table:table-cell>
          <table:table-cell table:formula="of:=CONCATENATE([.G196];&quot;,&quot;;[.H196];&quot;,&quot;;[.I196];&quot;,&quot;;[.J196];&quot;,&quot;;[.K196];&quot;,&quot;;[.L196];&quot;,&quot;;[.M196];&quot;,&quot;;[.N196];&quot;,&quot;;[.O196];&quot;,&quot;;[.P196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a bransoletka</text:p>
          </table:table-cell>
          <table:table-cell table:formula="of:=[.B196]"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51Srebrna bransoletka.jpg</text:p>
          </table:table-cell>
          <table:table-cell table:formula="of:=IF(ISNUMBER((SEARCH(&quot;diament&quot;;[.A197])));18;&quot;&quot;)">
            <text:p/>
          </table:table-cell>
          <table:table-cell table:formula="of:=[.H196]" office:value-type="float" office:value="15" calcext:value-type="float">
            <text:p>15</text:p>
          </table:table-cell>
          <table:table-cell table:formula="of:=IF(ISNUMBER((SEARCH(&quot;wiktoriańska&quot;;[.A197])));46;&quot;&quot;)">
            <text:p/>
          </table:table-cell>
          <table:table-cell table:formula="of:=IF(ISNUMBER((SEARCH(&quot;boho&quot;;[.A197])));47;&quot;&quot;)">
            <text:p/>
          </table:table-cell>
          <table:table-cell table:formula="of:=IF(ISNUMBER((SEARCH(&quot;studio&quot;;[.A197])));48;&quot;&quot;)">
            <text:p/>
          </table:table-cell>
          <table:table-cell table:formula="of:=IF(ISNUMBER((SEARCH(&quot;ternel&quot;;[.A197])));95;&quot;&quot;)">
            <text:p/>
          </table:table-cell>
          <table:table-cell table:formula="of:=IF(ISNUMBER((SEARCH(&quot;eclipse&quot;;[.A197])));93;&quot;&quot;)">
            <text:p/>
          </table:table-cell>
          <table:table-cell table:formula="of:=IF(ISNUMBER((SEARCH(&quot;fruit&quot;;[.A197])));100;&quot;&quot;)">
            <text:p/>
          </table:table-cell>
          <table:table-cell table:formula="of:=IF(ISNUMBER((SEARCH(&quot;jubil&quot;;[.A197])));112;&quot;&quot;)">
            <text:p/>
          </table:table-cell>
          <table:table-cell table:formula="of:=IF(ISNUMBER((SEARCH(&quot;flow&quot;;[.A197])));98;&quot;&quot;)">
            <text:p/>
          </table:table-cell>
          <table:table-cell table:formula="of:=CONCATENATE([.G197];&quot;,&quot;;[.H197];&quot;,&quot;;[.I197];&quot;,&quot;;[.J197];&quot;,&quot;;[.K197];&quot;,&quot;;[.L197];&quot;,&quot;;[.M197];&quot;,&quot;;[.N197];&quot;,&quot;;[.O197];&quot;,&quot;;[.P197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a bransoletka</text:p>
          </table:table-cell>
          <table:table-cell table:formula="of:=[.B197]"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52Srebrna bransoletka.jpg</text:p>
          </table:table-cell>
          <table:table-cell table:formula="of:=IF(ISNUMBER((SEARCH(&quot;diament&quot;;[.A198])));18;&quot;&quot;)">
            <text:p/>
          </table:table-cell>
          <table:table-cell table:formula="of:=[.H197]" office:value-type="float" office:value="15" calcext:value-type="float">
            <text:p>15</text:p>
          </table:table-cell>
          <table:table-cell table:formula="of:=IF(ISNUMBER((SEARCH(&quot;wiktoriańska&quot;;[.A198])));46;&quot;&quot;)">
            <text:p/>
          </table:table-cell>
          <table:table-cell table:formula="of:=IF(ISNUMBER((SEARCH(&quot;boho&quot;;[.A198])));47;&quot;&quot;)">
            <text:p/>
          </table:table-cell>
          <table:table-cell table:formula="of:=IF(ISNUMBER((SEARCH(&quot;studio&quot;;[.A198])));48;&quot;&quot;)">
            <text:p/>
          </table:table-cell>
          <table:table-cell table:formula="of:=IF(ISNUMBER((SEARCH(&quot;ternel&quot;;[.A198])));95;&quot;&quot;)">
            <text:p/>
          </table:table-cell>
          <table:table-cell table:formula="of:=IF(ISNUMBER((SEARCH(&quot;eclipse&quot;;[.A198])));93;&quot;&quot;)">
            <text:p/>
          </table:table-cell>
          <table:table-cell table:formula="of:=IF(ISNUMBER((SEARCH(&quot;fruit&quot;;[.A198])));100;&quot;&quot;)">
            <text:p/>
          </table:table-cell>
          <table:table-cell table:formula="of:=IF(ISNUMBER((SEARCH(&quot;jubil&quot;;[.A198])));112;&quot;&quot;)">
            <text:p/>
          </table:table-cell>
          <table:table-cell table:formula="of:=IF(ISNUMBER((SEARCH(&quot;flow&quot;;[.A198])));98;&quot;&quot;)">
            <text:p/>
          </table:table-cell>
          <table:table-cell table:formula="of:=CONCATENATE([.G198];&quot;,&quot;;[.H198];&quot;,&quot;;[.I198];&quot;,&quot;;[.J198];&quot;,&quot;;[.K198];&quot;,&quot;;[.L198];&quot;,&quot;;[.M198];&quot;,&quot;;[.N198];&quot;,&quot;;[.O198];&quot;,&quot;;[.P198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a bransoletka</text:p>
          </table:table-cell>
          <table:table-cell table:formula="of:=[.B198]"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53Srebrna bransoletka.jpg</text:p>
          </table:table-cell>
          <table:table-cell table:formula="of:=IF(ISNUMBER((SEARCH(&quot;diament&quot;;[.A199])));18;&quot;&quot;)">
            <text:p/>
          </table:table-cell>
          <table:table-cell table:formula="of:=[.H198]" office:value-type="float" office:value="15" calcext:value-type="float">
            <text:p>15</text:p>
          </table:table-cell>
          <table:table-cell table:formula="of:=IF(ISNUMBER((SEARCH(&quot;wiktoriańska&quot;;[.A199])));46;&quot;&quot;)">
            <text:p/>
          </table:table-cell>
          <table:table-cell table:formula="of:=IF(ISNUMBER((SEARCH(&quot;boho&quot;;[.A199])));47;&quot;&quot;)">
            <text:p/>
          </table:table-cell>
          <table:table-cell table:formula="of:=IF(ISNUMBER((SEARCH(&quot;studio&quot;;[.A199])));48;&quot;&quot;)">
            <text:p/>
          </table:table-cell>
          <table:table-cell table:formula="of:=IF(ISNUMBER((SEARCH(&quot;ternel&quot;;[.A199])));95;&quot;&quot;)">
            <text:p/>
          </table:table-cell>
          <table:table-cell table:formula="of:=IF(ISNUMBER((SEARCH(&quot;eclipse&quot;;[.A199])));93;&quot;&quot;)">
            <text:p/>
          </table:table-cell>
          <table:table-cell table:formula="of:=IF(ISNUMBER((SEARCH(&quot;fruit&quot;;[.A199])));100;&quot;&quot;)">
            <text:p/>
          </table:table-cell>
          <table:table-cell table:formula="of:=IF(ISNUMBER((SEARCH(&quot;jubil&quot;;[.A199])));112;&quot;&quot;)">
            <text:p/>
          </table:table-cell>
          <table:table-cell table:formula="of:=IF(ISNUMBER((SEARCH(&quot;flow&quot;;[.A199])));98;&quot;&quot;)">
            <text:p/>
          </table:table-cell>
          <table:table-cell table:formula="of:=CONCATENATE([.G199];&quot;,&quot;;[.H199];&quot;,&quot;;[.I199];&quot;,&quot;;[.J199];&quot;,&quot;;[.K199];&quot;,&quot;;[.L199];&quot;,&quot;;[.M199];&quot;,&quot;;[.N199];&quot;,&quot;;[.O199];&quot;,&quot;;[.P199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diak Skorpion - srebrny naszyjnik </text:p>
          </table:table-cell>
          <table:table-cell table:formula="of:=[.B199]"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54Zodiak Skorpion - srebrny naszyjnik .jpg</text:p>
          </table:table-cell>
          <table:table-cell table:formula="of:=IF(ISNUMBER((SEARCH(&quot;diament&quot;;[.A200])));18;&quot;&quot;)">
            <text:p/>
          </table:table-cell>
          <table:table-cell table:formula="of:=[.H199]" office:value-type="float" office:value="15" calcext:value-type="float">
            <text:p>15</text:p>
          </table:table-cell>
          <table:table-cell table:formula="of:=IF(ISNUMBER((SEARCH(&quot;wiktoriańska&quot;;[.A200])));46;&quot;&quot;)">
            <text:p/>
          </table:table-cell>
          <table:table-cell table:formula="of:=IF(ISNUMBER((SEARCH(&quot;boho&quot;;[.A200])));47;&quot;&quot;)">
            <text:p/>
          </table:table-cell>
          <table:table-cell table:formula="of:=IF(ISNUMBER((SEARCH(&quot;studio&quot;;[.A200])));48;&quot;&quot;)">
            <text:p/>
          </table:table-cell>
          <table:table-cell table:formula="of:=IF(ISNUMBER((SEARCH(&quot;ternel&quot;;[.A200])));95;&quot;&quot;)">
            <text:p/>
          </table:table-cell>
          <table:table-cell table:formula="of:=IF(ISNUMBER((SEARCH(&quot;eclipse&quot;;[.A200])));93;&quot;&quot;)">
            <text:p/>
          </table:table-cell>
          <table:table-cell table:formula="of:=IF(ISNUMBER((SEARCH(&quot;fruit&quot;;[.A200])));100;&quot;&quot;)">
            <text:p/>
          </table:table-cell>
          <table:table-cell table:formula="of:=IF(ISNUMBER((SEARCH(&quot;jubil&quot;;[.A200])));112;&quot;&quot;)">
            <text:p/>
          </table:table-cell>
          <table:table-cell table:formula="of:=IF(ISNUMBER((SEARCH(&quot;flow&quot;;[.A200])));98;&quot;&quot;)">
            <text:p/>
          </table:table-cell>
          <table:table-cell table:formula="of:=CONCATENATE([.G200];&quot;,&quot;;[.H200];&quot;,&quot;;[.I200];&quot;,&quot;;[.J200];&quot;,&quot;;[.K200];&quot;,&quot;;[.L200];&quot;,&quot;;[.M200];&quot;,&quot;;[.N200];&quot;,&quot;;[.O200];&quot;,&quot;;[.P200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diak Bliźnięta - srebrny naszyjnik </text:p>
          </table:table-cell>
          <table:table-cell table:formula="of:=[.B200]"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55Zodiak Bliźnięta - srebrny naszyjnik .jpg</text:p>
          </table:table-cell>
          <table:table-cell table:formula="of:=IF(ISNUMBER((SEARCH(&quot;diament&quot;;[.A201])));18;&quot;&quot;)">
            <text:p/>
          </table:table-cell>
          <table:table-cell table:formula="of:=[.H200]" office:value-type="float" office:value="15" calcext:value-type="float">
            <text:p>15</text:p>
          </table:table-cell>
          <table:table-cell table:formula="of:=IF(ISNUMBER((SEARCH(&quot;wiktoriańska&quot;;[.A201])));46;&quot;&quot;)">
            <text:p/>
          </table:table-cell>
          <table:table-cell table:formula="of:=IF(ISNUMBER((SEARCH(&quot;boho&quot;;[.A201])));47;&quot;&quot;)">
            <text:p/>
          </table:table-cell>
          <table:table-cell table:formula="of:=IF(ISNUMBER((SEARCH(&quot;studio&quot;;[.A201])));48;&quot;&quot;)">
            <text:p/>
          </table:table-cell>
          <table:table-cell table:formula="of:=IF(ISNUMBER((SEARCH(&quot;ternel&quot;;[.A201])));95;&quot;&quot;)">
            <text:p/>
          </table:table-cell>
          <table:table-cell table:formula="of:=IF(ISNUMBER((SEARCH(&quot;eclipse&quot;;[.A201])));93;&quot;&quot;)">
            <text:p/>
          </table:table-cell>
          <table:table-cell table:formula="of:=IF(ISNUMBER((SEARCH(&quot;fruit&quot;;[.A201])));100;&quot;&quot;)">
            <text:p/>
          </table:table-cell>
          <table:table-cell table:formula="of:=IF(ISNUMBER((SEARCH(&quot;jubil&quot;;[.A201])));112;&quot;&quot;)">
            <text:p/>
          </table:table-cell>
          <table:table-cell table:formula="of:=IF(ISNUMBER((SEARCH(&quot;flow&quot;;[.A201])));98;&quot;&quot;)">
            <text:p/>
          </table:table-cell>
          <table:table-cell table:formula="of:=CONCATENATE([.G201];&quot;,&quot;;[.H201];&quot;,&quot;;[.I201];&quot;,&quot;;[.J201];&quot;,&quot;;[.K201];&quot;,&quot;;[.L201];&quot;,&quot;;[.M201];&quot;,&quot;;[.N201];&quot;,&quot;;[.O201];&quot;,&quot;;[.P201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diak Panna - srebrny naszyjnik </text:p>
          </table:table-cell>
          <table:table-cell table:formula="of:=[.B201]"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56Zodiak Panna - srebrny naszyjnik .jpg</text:p>
          </table:table-cell>
          <table:table-cell table:formula="of:=IF(ISNUMBER((SEARCH(&quot;diament&quot;;[.A202])));18;&quot;&quot;)">
            <text:p/>
          </table:table-cell>
          <table:table-cell table:formula="of:=[.H201]" office:value-type="float" office:value="15" calcext:value-type="float">
            <text:p>15</text:p>
          </table:table-cell>
          <table:table-cell table:formula="of:=IF(ISNUMBER((SEARCH(&quot;wiktoriańska&quot;;[.A202])));46;&quot;&quot;)">
            <text:p/>
          </table:table-cell>
          <table:table-cell table:formula="of:=IF(ISNUMBER((SEARCH(&quot;boho&quot;;[.A202])));47;&quot;&quot;)">
            <text:p/>
          </table:table-cell>
          <table:table-cell table:formula="of:=IF(ISNUMBER((SEARCH(&quot;studio&quot;;[.A202])));48;&quot;&quot;)">
            <text:p/>
          </table:table-cell>
          <table:table-cell table:formula="of:=IF(ISNUMBER((SEARCH(&quot;ternel&quot;;[.A202])));95;&quot;&quot;)">
            <text:p/>
          </table:table-cell>
          <table:table-cell table:formula="of:=IF(ISNUMBER((SEARCH(&quot;eclipse&quot;;[.A202])));93;&quot;&quot;)">
            <text:p/>
          </table:table-cell>
          <table:table-cell table:formula="of:=IF(ISNUMBER((SEARCH(&quot;fruit&quot;;[.A202])));100;&quot;&quot;)">
            <text:p/>
          </table:table-cell>
          <table:table-cell table:formula="of:=IF(ISNUMBER((SEARCH(&quot;jubil&quot;;[.A202])));112;&quot;&quot;)">
            <text:p/>
          </table:table-cell>
          <table:table-cell table:formula="of:=IF(ISNUMBER((SEARCH(&quot;flow&quot;;[.A202])));98;&quot;&quot;)">
            <text:p/>
          </table:table-cell>
          <table:table-cell table:formula="of:=CONCATENATE([.G202];&quot;,&quot;;[.H202];&quot;,&quot;;[.I202];&quot;,&quot;;[.J202];&quot;,&quot;;[.K202];&quot;,&quot;;[.L202];&quot;,&quot;;[.M202];&quot;,&quot;;[.N202];&quot;,&quot;;[.O202];&quot;,&quot;;[.P202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 - złoty naszyjnik</text:p>
          </table:table-cell>
          <table:table-cell table:formula="of:=[.B202]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57Flow - złoty naszyjnik.jpg</text:p>
          </table:table-cell>
          <table:table-cell table:formula="of:=IF(ISNUMBER((SEARCH(&quot;diament&quot;;[.A203])));18;&quot;&quot;)">
            <text:p/>
          </table:table-cell>
          <table:table-cell table:formula="of:=[.H202]" office:value-type="float" office:value="15" calcext:value-type="float">
            <text:p>15</text:p>
          </table:table-cell>
          <table:table-cell table:formula="of:=IF(ISNUMBER((SEARCH(&quot;wiktoriańska&quot;;[.A203])));46;&quot;&quot;)">
            <text:p/>
          </table:table-cell>
          <table:table-cell table:formula="of:=IF(ISNUMBER((SEARCH(&quot;boho&quot;;[.A203])));47;&quot;&quot;)">
            <text:p/>
          </table:table-cell>
          <table:table-cell table:formula="of:=IF(ISNUMBER((SEARCH(&quot;studio&quot;;[.A203])));48;&quot;&quot;)">
            <text:p/>
          </table:table-cell>
          <table:table-cell table:formula="of:=IF(ISNUMBER((SEARCH(&quot;ternel&quot;;[.A203])));95;&quot;&quot;)">
            <text:p/>
          </table:table-cell>
          <table:table-cell table:formula="of:=IF(ISNUMBER((SEARCH(&quot;eclipse&quot;;[.A203])));93;&quot;&quot;)">
            <text:p/>
          </table:table-cell>
          <table:table-cell table:formula="of:=IF(ISNUMBER((SEARCH(&quot;fruit&quot;;[.A203])));100;&quot;&quot;)">
            <text:p/>
          </table:table-cell>
          <table:table-cell table:formula="of:=IF(ISNUMBER((SEARCH(&quot;jubil&quot;;[.A203])));112;&quot;&quot;)">
            <text:p/>
          </table:table-cell>
          <table:table-cell table:formula="of:=IF(ISNUMBER((SEARCH(&quot;flow&quot;;[.A203])));98;&quot;&quot;)" office:value-type="float" office:value="98" calcext:value-type="float">
            <text:p>98</text:p>
          </table:table-cell>
          <table:table-cell table:formula="of:=CONCATENATE([.G203];&quot;,&quot;;[.H203];&quot;,&quot;;[.I203];&quot;,&quot;;[.J203];&quot;,&quot;;[.K203];&quot;,&quot;;[.L203];&quot;,&quot;;[.M203];&quot;,&quot;;[.N203];&quot;,&quot;;[.O203];&quot;,&quot;;[.P203])" office:value-type="string" office:string-value=",15,,,,,,,,98" calcext:value-type="string">
            <text:p>,15,,,,,,,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 - złota zawieszka</text:p>
          </table:table-cell>
          <table:table-cell table:formula="of:=[.B203]"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58Flow - złota zawieszka.jpg</text:p>
          </table:table-cell>
          <table:table-cell table:formula="of:=IF(ISNUMBER((SEARCH(&quot;diament&quot;;[.A204])));18;&quot;&quot;)">
            <text:p/>
          </table:table-cell>
          <table:table-cell table:formula="of:=[.H203]" office:value-type="float" office:value="15" calcext:value-type="float">
            <text:p>15</text:p>
          </table:table-cell>
          <table:table-cell table:formula="of:=IF(ISNUMBER((SEARCH(&quot;wiktoriańska&quot;;[.A204])));46;&quot;&quot;)">
            <text:p/>
          </table:table-cell>
          <table:table-cell table:formula="of:=IF(ISNUMBER((SEARCH(&quot;boho&quot;;[.A204])));47;&quot;&quot;)">
            <text:p/>
          </table:table-cell>
          <table:table-cell table:formula="of:=IF(ISNUMBER((SEARCH(&quot;studio&quot;;[.A204])));48;&quot;&quot;)">
            <text:p/>
          </table:table-cell>
          <table:table-cell table:formula="of:=IF(ISNUMBER((SEARCH(&quot;ternel&quot;;[.A204])));95;&quot;&quot;)">
            <text:p/>
          </table:table-cell>
          <table:table-cell table:formula="of:=IF(ISNUMBER((SEARCH(&quot;eclipse&quot;;[.A204])));93;&quot;&quot;)">
            <text:p/>
          </table:table-cell>
          <table:table-cell table:formula="of:=IF(ISNUMBER((SEARCH(&quot;fruit&quot;;[.A204])));100;&quot;&quot;)">
            <text:p/>
          </table:table-cell>
          <table:table-cell table:formula="of:=IF(ISNUMBER((SEARCH(&quot;jubil&quot;;[.A204])));112;&quot;&quot;)">
            <text:p/>
          </table:table-cell>
          <table:table-cell table:formula="of:=IF(ISNUMBER((SEARCH(&quot;flow&quot;;[.A204])));98;&quot;&quot;)" office:value-type="float" office:value="98" calcext:value-type="float">
            <text:p>98</text:p>
          </table:table-cell>
          <table:table-cell table:formula="of:=CONCATENATE([.G204];&quot;,&quot;;[.H204];&quot;,&quot;;[.I204];&quot;,&quot;;[.J204];&quot;,&quot;;[.K204];&quot;,&quot;;[.L204];&quot;,&quot;;[.M204];&quot;,&quot;;[.N204];&quot;,&quot;;[.O204];&quot;,&quot;;[.P204])" office:value-type="string" office:string-value=",15,,,,,,,,98" calcext:value-type="string">
            <text:p>,15,,,,,,,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 - złoty naszyjnik</text:p>
          </table:table-cell>
          <table:table-cell table:formula="of:=[.B204]"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59Flow - złoty naszyjnik.jpg</text:p>
          </table:table-cell>
          <table:table-cell table:formula="of:=IF(ISNUMBER((SEARCH(&quot;diament&quot;;[.A205])));18;&quot;&quot;)">
            <text:p/>
          </table:table-cell>
          <table:table-cell table:formula="of:=[.H204]" office:value-type="float" office:value="15" calcext:value-type="float">
            <text:p>15</text:p>
          </table:table-cell>
          <table:table-cell table:formula="of:=IF(ISNUMBER((SEARCH(&quot;wiktoriańska&quot;;[.A205])));46;&quot;&quot;)">
            <text:p/>
          </table:table-cell>
          <table:table-cell table:formula="of:=IF(ISNUMBER((SEARCH(&quot;boho&quot;;[.A205])));47;&quot;&quot;)">
            <text:p/>
          </table:table-cell>
          <table:table-cell table:formula="of:=IF(ISNUMBER((SEARCH(&quot;studio&quot;;[.A205])));48;&quot;&quot;)">
            <text:p/>
          </table:table-cell>
          <table:table-cell table:formula="of:=IF(ISNUMBER((SEARCH(&quot;ternel&quot;;[.A205])));95;&quot;&quot;)">
            <text:p/>
          </table:table-cell>
          <table:table-cell table:formula="of:=IF(ISNUMBER((SEARCH(&quot;eclipse&quot;;[.A205])));93;&quot;&quot;)">
            <text:p/>
          </table:table-cell>
          <table:table-cell table:formula="of:=IF(ISNUMBER((SEARCH(&quot;fruit&quot;;[.A205])));100;&quot;&quot;)">
            <text:p/>
          </table:table-cell>
          <table:table-cell table:formula="of:=IF(ISNUMBER((SEARCH(&quot;jubil&quot;;[.A205])));112;&quot;&quot;)">
            <text:p/>
          </table:table-cell>
          <table:table-cell table:formula="of:=IF(ISNUMBER((SEARCH(&quot;flow&quot;;[.A205])));98;&quot;&quot;)" office:value-type="float" office:value="98" calcext:value-type="float">
            <text:p>98</text:p>
          </table:table-cell>
          <table:table-cell table:formula="of:=CONCATENATE([.G205];&quot;,&quot;;[.H205];&quot;,&quot;;[.I205];&quot;,&quot;;[.J205];&quot;,&quot;;[.K205];&quot;,&quot;;[.L205];&quot;,&quot;;[.M205];&quot;,&quot;;[.N205];&quot;,&quot;;[.O205];&quot;,&quot;;[.P205])" office:value-type="string" office:string-value=",15,,,,,,,,98" calcext:value-type="string">
            <text:p>,15,,,,,,,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 - złoty naszyjnik</text:p>
          </table:table-cell>
          <table:table-cell table:formula="of:=[.B205]"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60Flow - złoty naszyjnik.jpg</text:p>
          </table:table-cell>
          <table:table-cell table:formula="of:=IF(ISNUMBER((SEARCH(&quot;diament&quot;;[.A206])));18;&quot;&quot;)">
            <text:p/>
          </table:table-cell>
          <table:table-cell table:formula="of:=[.H205]" office:value-type="float" office:value="15" calcext:value-type="float">
            <text:p>15</text:p>
          </table:table-cell>
          <table:table-cell table:formula="of:=IF(ISNUMBER((SEARCH(&quot;wiktoriańska&quot;;[.A206])));46;&quot;&quot;)">
            <text:p/>
          </table:table-cell>
          <table:table-cell table:formula="of:=IF(ISNUMBER((SEARCH(&quot;boho&quot;;[.A206])));47;&quot;&quot;)">
            <text:p/>
          </table:table-cell>
          <table:table-cell table:formula="of:=IF(ISNUMBER((SEARCH(&quot;studio&quot;;[.A206])));48;&quot;&quot;)">
            <text:p/>
          </table:table-cell>
          <table:table-cell table:formula="of:=IF(ISNUMBER((SEARCH(&quot;ternel&quot;;[.A206])));95;&quot;&quot;)">
            <text:p/>
          </table:table-cell>
          <table:table-cell table:formula="of:=IF(ISNUMBER((SEARCH(&quot;eclipse&quot;;[.A206])));93;&quot;&quot;)">
            <text:p/>
          </table:table-cell>
          <table:table-cell table:formula="of:=IF(ISNUMBER((SEARCH(&quot;fruit&quot;;[.A206])));100;&quot;&quot;)">
            <text:p/>
          </table:table-cell>
          <table:table-cell table:formula="of:=IF(ISNUMBER((SEARCH(&quot;jubil&quot;;[.A206])));112;&quot;&quot;)">
            <text:p/>
          </table:table-cell>
          <table:table-cell table:formula="of:=IF(ISNUMBER((SEARCH(&quot;flow&quot;;[.A206])));98;&quot;&quot;)" office:value-type="float" office:value="98" calcext:value-type="float">
            <text:p>98</text:p>
          </table:table-cell>
          <table:table-cell table:formula="of:=CONCATENATE([.G206];&quot;,&quot;;[.H206];&quot;,&quot;;[.I206];&quot;,&quot;;[.J206];&quot;,&quot;;[.K206];&quot;,&quot;;[.L206];&quot;,&quot;;[.M206];&quot;,&quot;;[.N206];&quot;,&quot;;[.O206];&quot;,&quot;;[.P206])" office:value-type="string" office:string-value=",15,,,,,,,,98" calcext:value-type="string">
            <text:p>,15,,,,,,,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diak Wodnik - srebrny naszyjnik </text:p>
          </table:table-cell>
          <table:table-cell table:formula="of:=[.B206]"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61Zodiak Wodnik - srebrny naszyjnik .jpg</text:p>
          </table:table-cell>
          <table:table-cell table:formula="of:=IF(ISNUMBER((SEARCH(&quot;diament&quot;;[.A207])));18;&quot;&quot;)">
            <text:p/>
          </table:table-cell>
          <table:table-cell table:formula="of:=[.H206]" office:value-type="float" office:value="15" calcext:value-type="float">
            <text:p>15</text:p>
          </table:table-cell>
          <table:table-cell table:formula="of:=IF(ISNUMBER((SEARCH(&quot;wiktoriańska&quot;;[.A207])));46;&quot;&quot;)">
            <text:p/>
          </table:table-cell>
          <table:table-cell table:formula="of:=IF(ISNUMBER((SEARCH(&quot;boho&quot;;[.A207])));47;&quot;&quot;)">
            <text:p/>
          </table:table-cell>
          <table:table-cell table:formula="of:=IF(ISNUMBER((SEARCH(&quot;studio&quot;;[.A207])));48;&quot;&quot;)">
            <text:p/>
          </table:table-cell>
          <table:table-cell table:formula="of:=IF(ISNUMBER((SEARCH(&quot;ternel&quot;;[.A207])));95;&quot;&quot;)">
            <text:p/>
          </table:table-cell>
          <table:table-cell table:formula="of:=IF(ISNUMBER((SEARCH(&quot;eclipse&quot;;[.A207])));93;&quot;&quot;)">
            <text:p/>
          </table:table-cell>
          <table:table-cell table:formula="of:=IF(ISNUMBER((SEARCH(&quot;fruit&quot;;[.A207])));100;&quot;&quot;)">
            <text:p/>
          </table:table-cell>
          <table:table-cell table:formula="of:=IF(ISNUMBER((SEARCH(&quot;jubil&quot;;[.A207])));112;&quot;&quot;)">
            <text:p/>
          </table:table-cell>
          <table:table-cell table:formula="of:=IF(ISNUMBER((SEARCH(&quot;flow&quot;;[.A207])));98;&quot;&quot;)">
            <text:p/>
          </table:table-cell>
          <table:table-cell table:formula="of:=CONCATENATE([.G207];&quot;,&quot;;[.H207];&quot;,&quot;;[.I207];&quot;,&quot;;[.J207];&quot;,&quot;;[.K207];&quot;,&quot;;[.L207];&quot;,&quot;;[.M207];&quot;,&quot;;[.N207];&quot;,&quot;;[.O207];&quot;,&quot;;[.P207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orentina - srebrna bransoletka</text:p>
          </table:table-cell>
          <table:table-cell table:formula="of:=[.B207]"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62Fiorentina - srebrna bransoletka.jpg</text:p>
          </table:table-cell>
          <table:table-cell table:formula="of:=IF(ISNUMBER((SEARCH(&quot;diament&quot;;[.A208])));18;&quot;&quot;)">
            <text:p/>
          </table:table-cell>
          <table:table-cell table:formula="of:=[.H207]" office:value-type="float" office:value="15" calcext:value-type="float">
            <text:p>15</text:p>
          </table:table-cell>
          <table:table-cell table:formula="of:=IF(ISNUMBER((SEARCH(&quot;wiktoriańska&quot;;[.A208])));46;&quot;&quot;)">
            <text:p/>
          </table:table-cell>
          <table:table-cell table:formula="of:=IF(ISNUMBER((SEARCH(&quot;boho&quot;;[.A208])));47;&quot;&quot;)">
            <text:p/>
          </table:table-cell>
          <table:table-cell table:formula="of:=IF(ISNUMBER((SEARCH(&quot;studio&quot;;[.A208])));48;&quot;&quot;)">
            <text:p/>
          </table:table-cell>
          <table:table-cell table:formula="of:=IF(ISNUMBER((SEARCH(&quot;ternel&quot;;[.A208])));95;&quot;&quot;)">
            <text:p/>
          </table:table-cell>
          <table:table-cell table:formula="of:=IF(ISNUMBER((SEARCH(&quot;eclipse&quot;;[.A208])));93;&quot;&quot;)">
            <text:p/>
          </table:table-cell>
          <table:table-cell table:formula="of:=IF(ISNUMBER((SEARCH(&quot;fruit&quot;;[.A208])));100;&quot;&quot;)">
            <text:p/>
          </table:table-cell>
          <table:table-cell table:formula="of:=IF(ISNUMBER((SEARCH(&quot;jubil&quot;;[.A208])));112;&quot;&quot;)">
            <text:p/>
          </table:table-cell>
          <table:table-cell table:formula="of:=IF(ISNUMBER((SEARCH(&quot;flow&quot;;[.A208])));98;&quot;&quot;)">
            <text:p/>
          </table:table-cell>
          <table:table-cell table:formula="of:=CONCATENATE([.G208];&quot;,&quot;;[.H208];&quot;,&quot;;[.I208];&quot;,&quot;;[.J208];&quot;,&quot;;[.K208];&quot;,&quot;;[.L208];&quot;,&quot;;[.M208];&quot;,&quot;;[.N208];&quot;,&quot;;[.O208];&quot;,&quot;;[.P208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orentina - złoty naszyjnik</text:p>
          </table:table-cell>
          <table:table-cell table:formula="of:=[.B208]"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63Fiorentina - złoty naszyjnik.jpg</text:p>
          </table:table-cell>
          <table:table-cell table:formula="of:=IF(ISNUMBER((SEARCH(&quot;diament&quot;;[.A209])));18;&quot;&quot;)">
            <text:p/>
          </table:table-cell>
          <table:table-cell table:formula="of:=[.H208]" office:value-type="float" office:value="15" calcext:value-type="float">
            <text:p>15</text:p>
          </table:table-cell>
          <table:table-cell table:formula="of:=IF(ISNUMBER((SEARCH(&quot;wiktoriańska&quot;;[.A209])));46;&quot;&quot;)">
            <text:p/>
          </table:table-cell>
          <table:table-cell table:formula="of:=IF(ISNUMBER((SEARCH(&quot;boho&quot;;[.A209])));47;&quot;&quot;)">
            <text:p/>
          </table:table-cell>
          <table:table-cell table:formula="of:=IF(ISNUMBER((SEARCH(&quot;studio&quot;;[.A209])));48;&quot;&quot;)">
            <text:p/>
          </table:table-cell>
          <table:table-cell table:formula="of:=IF(ISNUMBER((SEARCH(&quot;ternel&quot;;[.A209])));95;&quot;&quot;)">
            <text:p/>
          </table:table-cell>
          <table:table-cell table:formula="of:=IF(ISNUMBER((SEARCH(&quot;eclipse&quot;;[.A209])));93;&quot;&quot;)">
            <text:p/>
          </table:table-cell>
          <table:table-cell table:formula="of:=IF(ISNUMBER((SEARCH(&quot;fruit&quot;;[.A209])));100;&quot;&quot;)">
            <text:p/>
          </table:table-cell>
          <table:table-cell table:formula="of:=IF(ISNUMBER((SEARCH(&quot;jubil&quot;;[.A209])));112;&quot;&quot;)">
            <text:p/>
          </table:table-cell>
          <table:table-cell table:formula="of:=IF(ISNUMBER((SEARCH(&quot;flow&quot;;[.A209])));98;&quot;&quot;)">
            <text:p/>
          </table:table-cell>
          <table:table-cell table:formula="of:=CONCATENATE([.G209];&quot;,&quot;;[.H209];&quot;,&quot;;[.I209];&quot;,&quot;;[.J209];&quot;,&quot;;[.K209];&quot;,&quot;;[.L209];&quot;,&quot;;[.M209];&quot;,&quot;;[.N209];&quot;,&quot;;[.O209];&quot;,&quot;;[.P209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lipse - złoty naszyjnik z brylantem</text:p>
          </table:table-cell>
          <table:table-cell table:formula="of:=[.B209]"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64Eclipse - złoty naszyjnik z brylantem.jpg</text:p>
          </table:table-cell>
          <table:table-cell table:formula="of:=IF(ISNUMBER((SEARCH(&quot;diament&quot;;[.A210])));18;&quot;&quot;)">
            <text:p/>
          </table:table-cell>
          <table:table-cell table:formula="of:=[.H209]" office:value-type="float" office:value="15" calcext:value-type="float">
            <text:p>15</text:p>
          </table:table-cell>
          <table:table-cell table:formula="of:=IF(ISNUMBER((SEARCH(&quot;wiktoriańska&quot;;[.A210])));46;&quot;&quot;)">
            <text:p/>
          </table:table-cell>
          <table:table-cell table:formula="of:=IF(ISNUMBER((SEARCH(&quot;boho&quot;;[.A210])));47;&quot;&quot;)">
            <text:p/>
          </table:table-cell>
          <table:table-cell table:formula="of:=IF(ISNUMBER((SEARCH(&quot;studio&quot;;[.A210])));48;&quot;&quot;)">
            <text:p/>
          </table:table-cell>
          <table:table-cell table:formula="of:=IF(ISNUMBER((SEARCH(&quot;ternel&quot;;[.A210])));95;&quot;&quot;)">
            <text:p/>
          </table:table-cell>
          <table:table-cell table:formula="of:=IF(ISNUMBER((SEARCH(&quot;eclipse&quot;;[.A210])));93;&quot;&quot;)" office:value-type="float" office:value="93" calcext:value-type="float">
            <text:p>93</text:p>
          </table:table-cell>
          <table:table-cell table:formula="of:=IF(ISNUMBER((SEARCH(&quot;fruit&quot;;[.A210])));100;&quot;&quot;)">
            <text:p/>
          </table:table-cell>
          <table:table-cell table:formula="of:=IF(ISNUMBER((SEARCH(&quot;jubil&quot;;[.A210])));112;&quot;&quot;)">
            <text:p/>
          </table:table-cell>
          <table:table-cell table:formula="of:=IF(ISNUMBER((SEARCH(&quot;flow&quot;;[.A210])));98;&quot;&quot;)">
            <text:p/>
          </table:table-cell>
          <table:table-cell table:formula="of:=CONCATENATE([.G210];&quot;,&quot;;[.H210];&quot;,&quot;;[.I210];&quot;,&quot;;[.J210];&quot;,&quot;;[.K210];&quot;,&quot;;[.L210];&quot;,&quot;;[.M210];&quot;,&quot;;[.N210];&quot;,&quot;;[.O210];&quot;,&quot;;[.P210])" office:value-type="string" office:string-value=",15,,,,,93,,," calcext:value-type="string">
            <text:p>,15,,,,,93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naszyjnik</text:p>
          </table:table-cell>
          <table:table-cell table:formula="of:=[.B210]"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65Złoty naszyjnik.jpg</text:p>
          </table:table-cell>
          <table:table-cell table:formula="of:=IF(ISNUMBER((SEARCH(&quot;diament&quot;;[.A211])));18;&quot;&quot;)">
            <text:p/>
          </table:table-cell>
          <table:table-cell table:formula="of:=[.H210]" office:value-type="float" office:value="15" calcext:value-type="float">
            <text:p>15</text:p>
          </table:table-cell>
          <table:table-cell table:formula="of:=IF(ISNUMBER((SEARCH(&quot;wiktoriańska&quot;;[.A211])));46;&quot;&quot;)">
            <text:p/>
          </table:table-cell>
          <table:table-cell table:formula="of:=IF(ISNUMBER((SEARCH(&quot;boho&quot;;[.A211])));47;&quot;&quot;)">
            <text:p/>
          </table:table-cell>
          <table:table-cell table:formula="of:=IF(ISNUMBER((SEARCH(&quot;studio&quot;;[.A211])));48;&quot;&quot;)">
            <text:p/>
          </table:table-cell>
          <table:table-cell table:formula="of:=IF(ISNUMBER((SEARCH(&quot;ternel&quot;;[.A211])));95;&quot;&quot;)">
            <text:p/>
          </table:table-cell>
          <table:table-cell table:formula="of:=IF(ISNUMBER((SEARCH(&quot;eclipse&quot;;[.A211])));93;&quot;&quot;)">
            <text:p/>
          </table:table-cell>
          <table:table-cell table:formula="of:=IF(ISNUMBER((SEARCH(&quot;fruit&quot;;[.A211])));100;&quot;&quot;)">
            <text:p/>
          </table:table-cell>
          <table:table-cell table:formula="of:=IF(ISNUMBER((SEARCH(&quot;jubil&quot;;[.A211])));112;&quot;&quot;)">
            <text:p/>
          </table:table-cell>
          <table:table-cell table:formula="of:=IF(ISNUMBER((SEARCH(&quot;flow&quot;;[.A211])));98;&quot;&quot;)">
            <text:p/>
          </table:table-cell>
          <table:table-cell table:formula="of:=CONCATENATE([.G211];&quot;,&quot;;[.H211];&quot;,&quot;;[.I211];&quot;,&quot;;[.J211];&quot;,&quot;;[.K211];&quot;,&quot;;[.L211];&quot;,&quot;;[.M211];&quot;,&quot;;[.N211];&quot;,&quot;;[.O211];&quot;,&quot;;[.P211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naszyjnik</text:p>
          </table:table-cell>
          <table:table-cell table:formula="of:=[.B211]"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66Złoty naszyjnik.jpg</text:p>
          </table:table-cell>
          <table:table-cell table:formula="of:=IF(ISNUMBER((SEARCH(&quot;diament&quot;;[.A212])));18;&quot;&quot;)">
            <text:p/>
          </table:table-cell>
          <table:table-cell table:formula="of:=[.H211]" office:value-type="float" office:value="15" calcext:value-type="float">
            <text:p>15</text:p>
          </table:table-cell>
          <table:table-cell table:formula="of:=IF(ISNUMBER((SEARCH(&quot;wiktoriańska&quot;;[.A212])));46;&quot;&quot;)">
            <text:p/>
          </table:table-cell>
          <table:table-cell table:formula="of:=IF(ISNUMBER((SEARCH(&quot;boho&quot;;[.A212])));47;&quot;&quot;)">
            <text:p/>
          </table:table-cell>
          <table:table-cell table:formula="of:=IF(ISNUMBER((SEARCH(&quot;studio&quot;;[.A212])));48;&quot;&quot;)">
            <text:p/>
          </table:table-cell>
          <table:table-cell table:formula="of:=IF(ISNUMBER((SEARCH(&quot;ternel&quot;;[.A212])));95;&quot;&quot;)">
            <text:p/>
          </table:table-cell>
          <table:table-cell table:formula="of:=IF(ISNUMBER((SEARCH(&quot;eclipse&quot;;[.A212])));93;&quot;&quot;)">
            <text:p/>
          </table:table-cell>
          <table:table-cell table:formula="of:=IF(ISNUMBER((SEARCH(&quot;fruit&quot;;[.A212])));100;&quot;&quot;)">
            <text:p/>
          </table:table-cell>
          <table:table-cell table:formula="of:=IF(ISNUMBER((SEARCH(&quot;jubil&quot;;[.A212])));112;&quot;&quot;)">
            <text:p/>
          </table:table-cell>
          <table:table-cell table:formula="of:=IF(ISNUMBER((SEARCH(&quot;flow&quot;;[.A212])));98;&quot;&quot;)">
            <text:p/>
          </table:table-cell>
          <table:table-cell table:formula="of:=CONCATENATE([.G212];&quot;,&quot;;[.H212];&quot;,&quot;;[.I212];&quot;,&quot;;[.J212];&quot;,&quot;;[.K212];&quot;,&quot;;[.L212];&quot;,&quot;;[.M212];&quot;,&quot;;[.N212];&quot;,&quot;;[.O212];&quot;,&quot;;[.P212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naszyjnik</text:p>
          </table:table-cell>
          <table:table-cell table:formula="of:=[.B212]"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67Złoty naszyjnik.jpg</text:p>
          </table:table-cell>
          <table:table-cell table:formula="of:=IF(ISNUMBER((SEARCH(&quot;diament&quot;;[.A213])));18;&quot;&quot;)">
            <text:p/>
          </table:table-cell>
          <table:table-cell table:formula="of:=[.H212]" office:value-type="float" office:value="15" calcext:value-type="float">
            <text:p>15</text:p>
          </table:table-cell>
          <table:table-cell table:formula="of:=IF(ISNUMBER((SEARCH(&quot;wiktoriańska&quot;;[.A213])));46;&quot;&quot;)">
            <text:p/>
          </table:table-cell>
          <table:table-cell table:formula="of:=IF(ISNUMBER((SEARCH(&quot;boho&quot;;[.A213])));47;&quot;&quot;)">
            <text:p/>
          </table:table-cell>
          <table:table-cell table:formula="of:=IF(ISNUMBER((SEARCH(&quot;studio&quot;;[.A213])));48;&quot;&quot;)">
            <text:p/>
          </table:table-cell>
          <table:table-cell table:formula="of:=IF(ISNUMBER((SEARCH(&quot;ternel&quot;;[.A213])));95;&quot;&quot;)">
            <text:p/>
          </table:table-cell>
          <table:table-cell table:formula="of:=IF(ISNUMBER((SEARCH(&quot;eclipse&quot;;[.A213])));93;&quot;&quot;)">
            <text:p/>
          </table:table-cell>
          <table:table-cell table:formula="of:=IF(ISNUMBER((SEARCH(&quot;fruit&quot;;[.A213])));100;&quot;&quot;)">
            <text:p/>
          </table:table-cell>
          <table:table-cell table:formula="of:=IF(ISNUMBER((SEARCH(&quot;jubil&quot;;[.A213])));112;&quot;&quot;)">
            <text:p/>
          </table:table-cell>
          <table:table-cell table:formula="of:=IF(ISNUMBER((SEARCH(&quot;flow&quot;;[.A213])));98;&quot;&quot;)">
            <text:p/>
          </table:table-cell>
          <table:table-cell table:formula="of:=CONCATENATE([.G213];&quot;,&quot;;[.H213];&quot;,&quot;;[.I213];&quot;,&quot;;[.J213];&quot;,&quot;;[.K213];&quot;,&quot;;[.L213];&quot;,&quot;;[.M213];&quot;,&quot;;[.N213];&quot;,&quot;;[.O213];&quot;,&quot;;[.P213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 – srebrny naszyjnik</text:p>
          </table:table-cell>
          <table:table-cell table:formula="of:=[.B213]"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68Flow – srebrny naszyjnik.jpg</text:p>
          </table:table-cell>
          <table:table-cell table:formula="of:=IF(ISNUMBER((SEARCH(&quot;diament&quot;;[.A214])));18;&quot;&quot;)">
            <text:p/>
          </table:table-cell>
          <table:table-cell table:formula="of:=[.H213]" office:value-type="float" office:value="15" calcext:value-type="float">
            <text:p>15</text:p>
          </table:table-cell>
          <table:table-cell table:formula="of:=IF(ISNUMBER((SEARCH(&quot;wiktoriańska&quot;;[.A214])));46;&quot;&quot;)">
            <text:p/>
          </table:table-cell>
          <table:table-cell table:formula="of:=IF(ISNUMBER((SEARCH(&quot;boho&quot;;[.A214])));47;&quot;&quot;)">
            <text:p/>
          </table:table-cell>
          <table:table-cell table:formula="of:=IF(ISNUMBER((SEARCH(&quot;studio&quot;;[.A214])));48;&quot;&quot;)">
            <text:p/>
          </table:table-cell>
          <table:table-cell table:formula="of:=IF(ISNUMBER((SEARCH(&quot;ternel&quot;;[.A214])));95;&quot;&quot;)">
            <text:p/>
          </table:table-cell>
          <table:table-cell table:formula="of:=IF(ISNUMBER((SEARCH(&quot;eclipse&quot;;[.A214])));93;&quot;&quot;)">
            <text:p/>
          </table:table-cell>
          <table:table-cell table:formula="of:=IF(ISNUMBER((SEARCH(&quot;fruit&quot;;[.A214])));100;&quot;&quot;)">
            <text:p/>
          </table:table-cell>
          <table:table-cell table:formula="of:=IF(ISNUMBER((SEARCH(&quot;jubil&quot;;[.A214])));112;&quot;&quot;)">
            <text:p/>
          </table:table-cell>
          <table:table-cell table:formula="of:=IF(ISNUMBER((SEARCH(&quot;flow&quot;;[.A214])));98;&quot;&quot;)" office:value-type="float" office:value="98" calcext:value-type="float">
            <text:p>98</text:p>
          </table:table-cell>
          <table:table-cell table:formula="of:=CONCATENATE([.G214];&quot;,&quot;;[.H214];&quot;,&quot;;[.I214];&quot;,&quot;;[.J214];&quot;,&quot;;[.K214];&quot;,&quot;;[.L214];&quot;,&quot;;[.M214];&quot;,&quot;;[.N214];&quot;,&quot;;[.O214];&quot;,&quot;;[.P214])" office:value-type="string" office:string-value=",15,,,,,,,,98" calcext:value-type="string">
            <text:p>,15,,,,,,,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naszyjnik</text:p>
          </table:table-cell>
          <table:table-cell table:formula="of:=[.B214]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69Złoty naszyjnik.jpg</text:p>
          </table:table-cell>
          <table:table-cell table:formula="of:=IF(ISNUMBER((SEARCH(&quot;diament&quot;;[.A215])));18;&quot;&quot;)">
            <text:p/>
          </table:table-cell>
          <table:table-cell table:formula="of:=[.H214]" office:value-type="float" office:value="15" calcext:value-type="float">
            <text:p>15</text:p>
          </table:table-cell>
          <table:table-cell table:formula="of:=IF(ISNUMBER((SEARCH(&quot;wiktoriańska&quot;;[.A215])));46;&quot;&quot;)">
            <text:p/>
          </table:table-cell>
          <table:table-cell table:formula="of:=IF(ISNUMBER((SEARCH(&quot;boho&quot;;[.A215])));47;&quot;&quot;)">
            <text:p/>
          </table:table-cell>
          <table:table-cell table:formula="of:=IF(ISNUMBER((SEARCH(&quot;studio&quot;;[.A215])));48;&quot;&quot;)">
            <text:p/>
          </table:table-cell>
          <table:table-cell table:formula="of:=IF(ISNUMBER((SEARCH(&quot;ternel&quot;;[.A215])));95;&quot;&quot;)">
            <text:p/>
          </table:table-cell>
          <table:table-cell table:formula="of:=IF(ISNUMBER((SEARCH(&quot;eclipse&quot;;[.A215])));93;&quot;&quot;)">
            <text:p/>
          </table:table-cell>
          <table:table-cell table:formula="of:=IF(ISNUMBER((SEARCH(&quot;fruit&quot;;[.A215])));100;&quot;&quot;)">
            <text:p/>
          </table:table-cell>
          <table:table-cell table:formula="of:=IF(ISNUMBER((SEARCH(&quot;jubil&quot;;[.A215])));112;&quot;&quot;)">
            <text:p/>
          </table:table-cell>
          <table:table-cell table:formula="of:=IF(ISNUMBER((SEARCH(&quot;flow&quot;;[.A215])));98;&quot;&quot;)">
            <text:p/>
          </table:table-cell>
          <table:table-cell table:formula="of:=CONCATENATE([.G215];&quot;,&quot;;[.H215];&quot;,&quot;;[.I215];&quot;,&quot;;[.J215];&quot;,&quot;;[.K215];&quot;,&quot;;[.L215];&quot;,&quot;;[.M215];&quot;,&quot;;[.N215];&quot;,&quot;;[.O215];&quot;,&quot;;[.P215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</text:p>
          </table:table-cell>
          <table:table-cell table:formula="of:=[.B215]"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70Srebrny naszyjnik.jpg</text:p>
          </table:table-cell>
          <table:table-cell table:formula="of:=IF(ISNUMBER((SEARCH(&quot;diament&quot;;[.A216])));18;&quot;&quot;)">
            <text:p/>
          </table:table-cell>
          <table:table-cell table:formula="of:=[.H215]" office:value-type="float" office:value="15" calcext:value-type="float">
            <text:p>15</text:p>
          </table:table-cell>
          <table:table-cell table:formula="of:=IF(ISNUMBER((SEARCH(&quot;wiktoriańska&quot;;[.A216])));46;&quot;&quot;)">
            <text:p/>
          </table:table-cell>
          <table:table-cell table:formula="of:=IF(ISNUMBER((SEARCH(&quot;boho&quot;;[.A216])));47;&quot;&quot;)">
            <text:p/>
          </table:table-cell>
          <table:table-cell table:formula="of:=IF(ISNUMBER((SEARCH(&quot;studio&quot;;[.A216])));48;&quot;&quot;)">
            <text:p/>
          </table:table-cell>
          <table:table-cell table:formula="of:=IF(ISNUMBER((SEARCH(&quot;ternel&quot;;[.A216])));95;&quot;&quot;)">
            <text:p/>
          </table:table-cell>
          <table:table-cell table:formula="of:=IF(ISNUMBER((SEARCH(&quot;eclipse&quot;;[.A216])));93;&quot;&quot;)">
            <text:p/>
          </table:table-cell>
          <table:table-cell table:formula="of:=IF(ISNUMBER((SEARCH(&quot;fruit&quot;;[.A216])));100;&quot;&quot;)">
            <text:p/>
          </table:table-cell>
          <table:table-cell table:formula="of:=IF(ISNUMBER((SEARCH(&quot;jubil&quot;;[.A216])));112;&quot;&quot;)">
            <text:p/>
          </table:table-cell>
          <table:table-cell table:formula="of:=IF(ISNUMBER((SEARCH(&quot;flow&quot;;[.A216])));98;&quot;&quot;)">
            <text:p/>
          </table:table-cell>
          <table:table-cell table:formula="of:=CONCATENATE([.G216];&quot;,&quot;;[.H216];&quot;,&quot;;[.I216];&quot;,&quot;;[.J216];&quot;,&quot;;[.K216];&quot;,&quot;;[.L216];&quot;,&quot;;[.M216];&quot;,&quot;;[.N216];&quot;,&quot;;[.O216];&quot;,&quot;;[.P216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</text:p>
          </table:table-cell>
          <table:table-cell table:formula="of:=[.B216]"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71Srebrny naszyjnik.jpg</text:p>
          </table:table-cell>
          <table:table-cell table:formula="of:=IF(ISNUMBER((SEARCH(&quot;diament&quot;;[.A217])));18;&quot;&quot;)">
            <text:p/>
          </table:table-cell>
          <table:table-cell table:formula="of:=[.H216]" office:value-type="float" office:value="15" calcext:value-type="float">
            <text:p>15</text:p>
          </table:table-cell>
          <table:table-cell table:formula="of:=IF(ISNUMBER((SEARCH(&quot;wiktoriańska&quot;;[.A217])));46;&quot;&quot;)">
            <text:p/>
          </table:table-cell>
          <table:table-cell table:formula="of:=IF(ISNUMBER((SEARCH(&quot;boho&quot;;[.A217])));47;&quot;&quot;)">
            <text:p/>
          </table:table-cell>
          <table:table-cell table:formula="of:=IF(ISNUMBER((SEARCH(&quot;studio&quot;;[.A217])));48;&quot;&quot;)">
            <text:p/>
          </table:table-cell>
          <table:table-cell table:formula="of:=IF(ISNUMBER((SEARCH(&quot;ternel&quot;;[.A217])));95;&quot;&quot;)">
            <text:p/>
          </table:table-cell>
          <table:table-cell table:formula="of:=IF(ISNUMBER((SEARCH(&quot;eclipse&quot;;[.A217])));93;&quot;&quot;)">
            <text:p/>
          </table:table-cell>
          <table:table-cell table:formula="of:=IF(ISNUMBER((SEARCH(&quot;fruit&quot;;[.A217])));100;&quot;&quot;)">
            <text:p/>
          </table:table-cell>
          <table:table-cell table:formula="of:=IF(ISNUMBER((SEARCH(&quot;jubil&quot;;[.A217])));112;&quot;&quot;)">
            <text:p/>
          </table:table-cell>
          <table:table-cell table:formula="of:=IF(ISNUMBER((SEARCH(&quot;flow&quot;;[.A217])));98;&quot;&quot;)">
            <text:p/>
          </table:table-cell>
          <table:table-cell table:formula="of:=CONCATENATE([.G217];&quot;,&quot;;[.H217];&quot;,&quot;;[.I217];&quot;,&quot;;[.J217];&quot;,&quot;;[.K217];&quot;,&quot;;[.L217];&quot;,&quot;;[.M217];&quot;,&quot;;[.N217];&quot;,&quot;;[.O217];&quot;,&quot;;[.P217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</text:p>
          </table:table-cell>
          <table:table-cell table:formula="of:=[.B217]"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72Srebrny naszyjnik.jpg</text:p>
          </table:table-cell>
          <table:table-cell table:formula="of:=IF(ISNUMBER((SEARCH(&quot;diament&quot;;[.A218])));18;&quot;&quot;)">
            <text:p/>
          </table:table-cell>
          <table:table-cell table:formula="of:=[.H217]" office:value-type="float" office:value="15" calcext:value-type="float">
            <text:p>15</text:p>
          </table:table-cell>
          <table:table-cell table:formula="of:=IF(ISNUMBER((SEARCH(&quot;wiktoriańska&quot;;[.A218])));46;&quot;&quot;)">
            <text:p/>
          </table:table-cell>
          <table:table-cell table:formula="of:=IF(ISNUMBER((SEARCH(&quot;boho&quot;;[.A218])));47;&quot;&quot;)">
            <text:p/>
          </table:table-cell>
          <table:table-cell table:formula="of:=IF(ISNUMBER((SEARCH(&quot;studio&quot;;[.A218])));48;&quot;&quot;)">
            <text:p/>
          </table:table-cell>
          <table:table-cell table:formula="of:=IF(ISNUMBER((SEARCH(&quot;ternel&quot;;[.A218])));95;&quot;&quot;)">
            <text:p/>
          </table:table-cell>
          <table:table-cell table:formula="of:=IF(ISNUMBER((SEARCH(&quot;eclipse&quot;;[.A218])));93;&quot;&quot;)">
            <text:p/>
          </table:table-cell>
          <table:table-cell table:formula="of:=IF(ISNUMBER((SEARCH(&quot;fruit&quot;;[.A218])));100;&quot;&quot;)">
            <text:p/>
          </table:table-cell>
          <table:table-cell table:formula="of:=IF(ISNUMBER((SEARCH(&quot;jubil&quot;;[.A218])));112;&quot;&quot;)">
            <text:p/>
          </table:table-cell>
          <table:table-cell table:formula="of:=IF(ISNUMBER((SEARCH(&quot;flow&quot;;[.A218])));98;&quot;&quot;)">
            <text:p/>
          </table:table-cell>
          <table:table-cell table:formula="of:=CONCATENATE([.G218];&quot;,&quot;;[.H218];&quot;,&quot;;[.I218];&quot;,&quot;;[.J218];&quot;,&quot;;[.K218];&quot;,&quot;;[.L218];&quot;,&quot;;[.M218];&quot;,&quot;;[.N218];&quot;,&quot;;[.O218];&quot;,&quot;;[.P218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y naszyjnik</text:p>
          </table:table-cell>
          <table:table-cell table:formula="of:=[.B218]"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73Unique - srebrny naszyjnik.jpg</text:p>
          </table:table-cell>
          <table:table-cell table:formula="of:=IF(ISNUMBER((SEARCH(&quot;diament&quot;;[.A219])));18;&quot;&quot;)">
            <text:p/>
          </table:table-cell>
          <table:table-cell table:formula="of:=[.H218]" office:value-type="float" office:value="15" calcext:value-type="float">
            <text:p>15</text:p>
          </table:table-cell>
          <table:table-cell table:formula="of:=IF(ISNUMBER((SEARCH(&quot;wiktoriańska&quot;;[.A219])));46;&quot;&quot;)">
            <text:p/>
          </table:table-cell>
          <table:table-cell table:formula="of:=IF(ISNUMBER((SEARCH(&quot;boho&quot;;[.A219])));47;&quot;&quot;)">
            <text:p/>
          </table:table-cell>
          <table:table-cell table:formula="of:=IF(ISNUMBER((SEARCH(&quot;studio&quot;;[.A219])));48;&quot;&quot;)">
            <text:p/>
          </table:table-cell>
          <table:table-cell table:formula="of:=IF(ISNUMBER((SEARCH(&quot;ternel&quot;;[.A219])));95;&quot;&quot;)">
            <text:p/>
          </table:table-cell>
          <table:table-cell table:formula="of:=IF(ISNUMBER((SEARCH(&quot;eclipse&quot;;[.A219])));93;&quot;&quot;)">
            <text:p/>
          </table:table-cell>
          <table:table-cell table:formula="of:=IF(ISNUMBER((SEARCH(&quot;fruit&quot;;[.A219])));100;&quot;&quot;)">
            <text:p/>
          </table:table-cell>
          <table:table-cell table:formula="of:=IF(ISNUMBER((SEARCH(&quot;jubil&quot;;[.A219])));112;&quot;&quot;)">
            <text:p/>
          </table:table-cell>
          <table:table-cell table:formula="of:=IF(ISNUMBER((SEARCH(&quot;flow&quot;;[.A219])));98;&quot;&quot;)">
            <text:p/>
          </table:table-cell>
          <table:table-cell table:formula="of:=CONCATENATE([.G219];&quot;,&quot;;[.H219];&quot;,&quot;;[.I219];&quot;,&quot;;[.J219];&quot;,&quot;;[.K219];&quot;,&quot;;[.L219];&quot;,&quot;;[.M219];&quot;,&quot;;[.N219];&quot;,&quot;;[.O219];&quot;,&quot;;[.P219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y naszyjnik</text:p>
          </table:table-cell>
          <table:table-cell table:formula="of:=[.B219]"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74Unique - srebrny naszyjnik.jpg</text:p>
          </table:table-cell>
          <table:table-cell table:formula="of:=IF(ISNUMBER((SEARCH(&quot;diament&quot;;[.A220])));18;&quot;&quot;)">
            <text:p/>
          </table:table-cell>
          <table:table-cell table:formula="of:=[.H219]" office:value-type="float" office:value="15" calcext:value-type="float">
            <text:p>15</text:p>
          </table:table-cell>
          <table:table-cell table:formula="of:=IF(ISNUMBER((SEARCH(&quot;wiktoriańska&quot;;[.A220])));46;&quot;&quot;)">
            <text:p/>
          </table:table-cell>
          <table:table-cell table:formula="of:=IF(ISNUMBER((SEARCH(&quot;boho&quot;;[.A220])));47;&quot;&quot;)">
            <text:p/>
          </table:table-cell>
          <table:table-cell table:formula="of:=IF(ISNUMBER((SEARCH(&quot;studio&quot;;[.A220])));48;&quot;&quot;)">
            <text:p/>
          </table:table-cell>
          <table:table-cell table:formula="of:=IF(ISNUMBER((SEARCH(&quot;ternel&quot;;[.A220])));95;&quot;&quot;)">
            <text:p/>
          </table:table-cell>
          <table:table-cell table:formula="of:=IF(ISNUMBER((SEARCH(&quot;eclipse&quot;;[.A220])));93;&quot;&quot;)">
            <text:p/>
          </table:table-cell>
          <table:table-cell table:formula="of:=IF(ISNUMBER((SEARCH(&quot;fruit&quot;;[.A220])));100;&quot;&quot;)">
            <text:p/>
          </table:table-cell>
          <table:table-cell table:formula="of:=IF(ISNUMBER((SEARCH(&quot;jubil&quot;;[.A220])));112;&quot;&quot;)">
            <text:p/>
          </table:table-cell>
          <table:table-cell table:formula="of:=IF(ISNUMBER((SEARCH(&quot;flow&quot;;[.A220])));98;&quot;&quot;)">
            <text:p/>
          </table:table-cell>
          <table:table-cell table:formula="of:=CONCATENATE([.G220];&quot;,&quot;;[.H220];&quot;,&quot;;[.I220];&quot;,&quot;;[.J220];&quot;,&quot;;[.K220];&quot;,&quot;;[.L220];&quot;,&quot;;[.M220];&quot;,&quot;;[.N220];&quot;,&quot;;[.O220];&quot;,&quot;;[.P220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orentina - srebrna bransoletka</text:p>
          </table:table-cell>
          <table:table-cell table:formula="of:=[.B220]"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75Fiorentina - srebrna bransoletka.jpg</text:p>
          </table:table-cell>
          <table:table-cell table:formula="of:=IF(ISNUMBER((SEARCH(&quot;diament&quot;;[.A221])));18;&quot;&quot;)">
            <text:p/>
          </table:table-cell>
          <table:table-cell table:formula="of:=[.H220]" office:value-type="float" office:value="15" calcext:value-type="float">
            <text:p>15</text:p>
          </table:table-cell>
          <table:table-cell table:formula="of:=IF(ISNUMBER((SEARCH(&quot;wiktoriańska&quot;;[.A221])));46;&quot;&quot;)">
            <text:p/>
          </table:table-cell>
          <table:table-cell table:formula="of:=IF(ISNUMBER((SEARCH(&quot;boho&quot;;[.A221])));47;&quot;&quot;)">
            <text:p/>
          </table:table-cell>
          <table:table-cell table:formula="of:=IF(ISNUMBER((SEARCH(&quot;studio&quot;;[.A221])));48;&quot;&quot;)">
            <text:p/>
          </table:table-cell>
          <table:table-cell table:formula="of:=IF(ISNUMBER((SEARCH(&quot;ternel&quot;;[.A221])));95;&quot;&quot;)">
            <text:p/>
          </table:table-cell>
          <table:table-cell table:formula="of:=IF(ISNUMBER((SEARCH(&quot;eclipse&quot;;[.A221])));93;&quot;&quot;)">
            <text:p/>
          </table:table-cell>
          <table:table-cell table:formula="of:=IF(ISNUMBER((SEARCH(&quot;fruit&quot;;[.A221])));100;&quot;&quot;)">
            <text:p/>
          </table:table-cell>
          <table:table-cell table:formula="of:=IF(ISNUMBER((SEARCH(&quot;jubil&quot;;[.A221])));112;&quot;&quot;)">
            <text:p/>
          </table:table-cell>
          <table:table-cell table:formula="of:=IF(ISNUMBER((SEARCH(&quot;flow&quot;;[.A221])));98;&quot;&quot;)">
            <text:p/>
          </table:table-cell>
          <table:table-cell table:formula="of:=CONCATENATE([.G221];&quot;,&quot;;[.H221];&quot;,&quot;;[.I221];&quot;,&quot;;[.J221];&quot;,&quot;;[.K221];&quot;,&quot;;[.L221];&quot;,&quot;;[.M221];&quot;,&quot;;[.N221];&quot;,&quot;;[.O221];&quot;,&quot;;[.P221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y naszyjnik</text:p>
          </table:table-cell>
          <table:table-cell table:formula="of:=[.B221]"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76Unique - srebrny naszyjnik.jpg</text:p>
          </table:table-cell>
          <table:table-cell table:formula="of:=IF(ISNUMBER((SEARCH(&quot;diament&quot;;[.A222])));18;&quot;&quot;)">
            <text:p/>
          </table:table-cell>
          <table:table-cell table:formula="of:=[.H221]" office:value-type="float" office:value="15" calcext:value-type="float">
            <text:p>15</text:p>
          </table:table-cell>
          <table:table-cell table:formula="of:=IF(ISNUMBER((SEARCH(&quot;wiktoriańska&quot;;[.A222])));46;&quot;&quot;)">
            <text:p/>
          </table:table-cell>
          <table:table-cell table:formula="of:=IF(ISNUMBER((SEARCH(&quot;boho&quot;;[.A222])));47;&quot;&quot;)">
            <text:p/>
          </table:table-cell>
          <table:table-cell table:formula="of:=IF(ISNUMBER((SEARCH(&quot;studio&quot;;[.A222])));48;&quot;&quot;)">
            <text:p/>
          </table:table-cell>
          <table:table-cell table:formula="of:=IF(ISNUMBER((SEARCH(&quot;ternel&quot;;[.A222])));95;&quot;&quot;)">
            <text:p/>
          </table:table-cell>
          <table:table-cell table:formula="of:=IF(ISNUMBER((SEARCH(&quot;eclipse&quot;;[.A222])));93;&quot;&quot;)">
            <text:p/>
          </table:table-cell>
          <table:table-cell table:formula="of:=IF(ISNUMBER((SEARCH(&quot;fruit&quot;;[.A222])));100;&quot;&quot;)">
            <text:p/>
          </table:table-cell>
          <table:table-cell table:formula="of:=IF(ISNUMBER((SEARCH(&quot;jubil&quot;;[.A222])));112;&quot;&quot;)">
            <text:p/>
          </table:table-cell>
          <table:table-cell table:formula="of:=IF(ISNUMBER((SEARCH(&quot;flow&quot;;[.A222])));98;&quot;&quot;)">
            <text:p/>
          </table:table-cell>
          <table:table-cell table:formula="of:=CONCATENATE([.G222];&quot;,&quot;;[.H222];&quot;,&quot;;[.I222];&quot;,&quot;;[.J222];&quot;,&quot;;[.K222];&quot;,&quot;;[.L222];&quot;,&quot;;[.M222];&quot;,&quot;;[.N222];&quot;,&quot;;[.O222];&quot;,&quot;;[.P222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y naszyjnik</text:p>
          </table:table-cell>
          <table:table-cell table:formula="of:=[.B222]"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77Unique - srebrny naszyjnik.jpg</text:p>
          </table:table-cell>
          <table:table-cell table:formula="of:=IF(ISNUMBER((SEARCH(&quot;diament&quot;;[.A223])));18;&quot;&quot;)">
            <text:p/>
          </table:table-cell>
          <table:table-cell table:formula="of:=[.H222]" office:value-type="float" office:value="15" calcext:value-type="float">
            <text:p>15</text:p>
          </table:table-cell>
          <table:table-cell table:formula="of:=IF(ISNUMBER((SEARCH(&quot;wiktoriańska&quot;;[.A223])));46;&quot;&quot;)">
            <text:p/>
          </table:table-cell>
          <table:table-cell table:formula="of:=IF(ISNUMBER((SEARCH(&quot;boho&quot;;[.A223])));47;&quot;&quot;)">
            <text:p/>
          </table:table-cell>
          <table:table-cell table:formula="of:=IF(ISNUMBER((SEARCH(&quot;studio&quot;;[.A223])));48;&quot;&quot;)">
            <text:p/>
          </table:table-cell>
          <table:table-cell table:formula="of:=IF(ISNUMBER((SEARCH(&quot;ternel&quot;;[.A223])));95;&quot;&quot;)">
            <text:p/>
          </table:table-cell>
          <table:table-cell table:formula="of:=IF(ISNUMBER((SEARCH(&quot;eclipse&quot;;[.A223])));93;&quot;&quot;)">
            <text:p/>
          </table:table-cell>
          <table:table-cell table:formula="of:=IF(ISNUMBER((SEARCH(&quot;fruit&quot;;[.A223])));100;&quot;&quot;)">
            <text:p/>
          </table:table-cell>
          <table:table-cell table:formula="of:=IF(ISNUMBER((SEARCH(&quot;jubil&quot;;[.A223])));112;&quot;&quot;)">
            <text:p/>
          </table:table-cell>
          <table:table-cell table:formula="of:=IF(ISNUMBER((SEARCH(&quot;flow&quot;;[.A223])));98;&quot;&quot;)">
            <text:p/>
          </table:table-cell>
          <table:table-cell table:formula="of:=CONCATENATE([.G223];&quot;,&quot;;[.H223];&quot;,&quot;;[.I223];&quot;,&quot;;[.J223];&quot;,&quot;;[.K223];&quot;,&quot;;[.L223];&quot;,&quot;;[.M223];&quot;,&quot;;[.N223];&quot;,&quot;;[.O223];&quot;,&quot;;[.P223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y naszyjnik</text:p>
          </table:table-cell>
          <table:table-cell table:formula="of:=[.B223]"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78Unique - srebrny naszyjnik.jpg</text:p>
          </table:table-cell>
          <table:table-cell table:formula="of:=IF(ISNUMBER((SEARCH(&quot;diament&quot;;[.A224])));18;&quot;&quot;)">
            <text:p/>
          </table:table-cell>
          <table:table-cell table:formula="of:=[.H223]" office:value-type="float" office:value="15" calcext:value-type="float">
            <text:p>15</text:p>
          </table:table-cell>
          <table:table-cell table:formula="of:=IF(ISNUMBER((SEARCH(&quot;wiktoriańska&quot;;[.A224])));46;&quot;&quot;)">
            <text:p/>
          </table:table-cell>
          <table:table-cell table:formula="of:=IF(ISNUMBER((SEARCH(&quot;boho&quot;;[.A224])));47;&quot;&quot;)">
            <text:p/>
          </table:table-cell>
          <table:table-cell table:formula="of:=IF(ISNUMBER((SEARCH(&quot;studio&quot;;[.A224])));48;&quot;&quot;)">
            <text:p/>
          </table:table-cell>
          <table:table-cell table:formula="of:=IF(ISNUMBER((SEARCH(&quot;ternel&quot;;[.A224])));95;&quot;&quot;)">
            <text:p/>
          </table:table-cell>
          <table:table-cell table:formula="of:=IF(ISNUMBER((SEARCH(&quot;eclipse&quot;;[.A224])));93;&quot;&quot;)">
            <text:p/>
          </table:table-cell>
          <table:table-cell table:formula="of:=IF(ISNUMBER((SEARCH(&quot;fruit&quot;;[.A224])));100;&quot;&quot;)">
            <text:p/>
          </table:table-cell>
          <table:table-cell table:formula="of:=IF(ISNUMBER((SEARCH(&quot;jubil&quot;;[.A224])));112;&quot;&quot;)">
            <text:p/>
          </table:table-cell>
          <table:table-cell table:formula="of:=IF(ISNUMBER((SEARCH(&quot;flow&quot;;[.A224])));98;&quot;&quot;)">
            <text:p/>
          </table:table-cell>
          <table:table-cell table:formula="of:=CONCATENATE([.G224];&quot;,&quot;;[.H224];&quot;,&quot;;[.I224];&quot;,&quot;;[.J224];&quot;,&quot;;[.K224];&quot;,&quot;;[.L224];&quot;,&quot;;[.M224];&quot;,&quot;;[.N224];&quot;,&quot;;[.O224];&quot;,&quot;;[.P224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</text:p>
          </table:table-cell>
          <table:table-cell table:formula="of:=[.B224]"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79Srebrny naszyjnik.jpg</text:p>
          </table:table-cell>
          <table:table-cell table:formula="of:=IF(ISNUMBER((SEARCH(&quot;diament&quot;;[.A225])));18;&quot;&quot;)">
            <text:p/>
          </table:table-cell>
          <table:table-cell table:formula="of:=[.H224]" office:value-type="float" office:value="15" calcext:value-type="float">
            <text:p>15</text:p>
          </table:table-cell>
          <table:table-cell table:formula="of:=IF(ISNUMBER((SEARCH(&quot;wiktoriańska&quot;;[.A225])));46;&quot;&quot;)">
            <text:p/>
          </table:table-cell>
          <table:table-cell table:formula="of:=IF(ISNUMBER((SEARCH(&quot;boho&quot;;[.A225])));47;&quot;&quot;)">
            <text:p/>
          </table:table-cell>
          <table:table-cell table:formula="of:=IF(ISNUMBER((SEARCH(&quot;studio&quot;;[.A225])));48;&quot;&quot;)">
            <text:p/>
          </table:table-cell>
          <table:table-cell table:formula="of:=IF(ISNUMBER((SEARCH(&quot;ternel&quot;;[.A225])));95;&quot;&quot;)">
            <text:p/>
          </table:table-cell>
          <table:table-cell table:formula="of:=IF(ISNUMBER((SEARCH(&quot;eclipse&quot;;[.A225])));93;&quot;&quot;)">
            <text:p/>
          </table:table-cell>
          <table:table-cell table:formula="of:=IF(ISNUMBER((SEARCH(&quot;fruit&quot;;[.A225])));100;&quot;&quot;)">
            <text:p/>
          </table:table-cell>
          <table:table-cell table:formula="of:=IF(ISNUMBER((SEARCH(&quot;jubil&quot;;[.A225])));112;&quot;&quot;)">
            <text:p/>
          </table:table-cell>
          <table:table-cell table:formula="of:=IF(ISNUMBER((SEARCH(&quot;flow&quot;;[.A225])));98;&quot;&quot;)">
            <text:p/>
          </table:table-cell>
          <table:table-cell table:formula="of:=CONCATENATE([.G225];&quot;,&quot;;[.H225];&quot;,&quot;;[.I225];&quot;,&quot;;[.J225];&quot;,&quot;;[.K225];&quot;,&quot;;[.L225];&quot;,&quot;;[.M225];&quot;,&quot;;[.N225];&quot;,&quot;;[.O225];&quot;,&quot;;[.P225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</text:p>
          </table:table-cell>
          <table:table-cell table:formula="of:=[.B225]"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80Srebrny naszyjnik.jpg</text:p>
          </table:table-cell>
          <table:table-cell table:formula="of:=IF(ISNUMBER((SEARCH(&quot;diament&quot;;[.A226])));18;&quot;&quot;)">
            <text:p/>
          </table:table-cell>
          <table:table-cell table:formula="of:=[.H225]" office:value-type="float" office:value="15" calcext:value-type="float">
            <text:p>15</text:p>
          </table:table-cell>
          <table:table-cell table:formula="of:=IF(ISNUMBER((SEARCH(&quot;wiktoriańska&quot;;[.A226])));46;&quot;&quot;)">
            <text:p/>
          </table:table-cell>
          <table:table-cell table:formula="of:=IF(ISNUMBER((SEARCH(&quot;boho&quot;;[.A226])));47;&quot;&quot;)">
            <text:p/>
          </table:table-cell>
          <table:table-cell table:formula="of:=IF(ISNUMBER((SEARCH(&quot;studio&quot;;[.A226])));48;&quot;&quot;)">
            <text:p/>
          </table:table-cell>
          <table:table-cell table:formula="of:=IF(ISNUMBER((SEARCH(&quot;ternel&quot;;[.A226])));95;&quot;&quot;)">
            <text:p/>
          </table:table-cell>
          <table:table-cell table:formula="of:=IF(ISNUMBER((SEARCH(&quot;eclipse&quot;;[.A226])));93;&quot;&quot;)">
            <text:p/>
          </table:table-cell>
          <table:table-cell table:formula="of:=IF(ISNUMBER((SEARCH(&quot;fruit&quot;;[.A226])));100;&quot;&quot;)">
            <text:p/>
          </table:table-cell>
          <table:table-cell table:formula="of:=IF(ISNUMBER((SEARCH(&quot;jubil&quot;;[.A226])));112;&quot;&quot;)">
            <text:p/>
          </table:table-cell>
          <table:table-cell table:formula="of:=IF(ISNUMBER((SEARCH(&quot;flow&quot;;[.A226])));98;&quot;&quot;)">
            <text:p/>
          </table:table-cell>
          <table:table-cell table:formula="of:=CONCATENATE([.G226];&quot;,&quot;;[.H226];&quot;,&quot;;[.I226];&quot;,&quot;;[.J226];&quot;,&quot;;[.K226];&quot;,&quot;;[.L226];&quot;,&quot;;[.M226];&quot;,&quot;;[.N226];&quot;,&quot;;[.O226];&quot;,&quot;;[.P226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 - złota bransoletka</text:p>
          </table:table-cell>
          <table:table-cell table:formula="of:=[.B226]"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81Flow - złota bransoletka.jpg</text:p>
          </table:table-cell>
          <table:table-cell table:formula="of:=IF(ISNUMBER((SEARCH(&quot;diament&quot;;[.A227])));18;&quot;&quot;)">
            <text:p/>
          </table:table-cell>
          <table:table-cell table:formula="of:=[.H226]" office:value-type="float" office:value="15" calcext:value-type="float">
            <text:p>15</text:p>
          </table:table-cell>
          <table:table-cell table:formula="of:=IF(ISNUMBER((SEARCH(&quot;wiktoriańska&quot;;[.A227])));46;&quot;&quot;)">
            <text:p/>
          </table:table-cell>
          <table:table-cell table:formula="of:=IF(ISNUMBER((SEARCH(&quot;boho&quot;;[.A227])));47;&quot;&quot;)">
            <text:p/>
          </table:table-cell>
          <table:table-cell table:formula="of:=IF(ISNUMBER((SEARCH(&quot;studio&quot;;[.A227])));48;&quot;&quot;)">
            <text:p/>
          </table:table-cell>
          <table:table-cell table:formula="of:=IF(ISNUMBER((SEARCH(&quot;ternel&quot;;[.A227])));95;&quot;&quot;)">
            <text:p/>
          </table:table-cell>
          <table:table-cell table:formula="of:=IF(ISNUMBER((SEARCH(&quot;eclipse&quot;;[.A227])));93;&quot;&quot;)">
            <text:p/>
          </table:table-cell>
          <table:table-cell table:formula="of:=IF(ISNUMBER((SEARCH(&quot;fruit&quot;;[.A227])));100;&quot;&quot;)">
            <text:p/>
          </table:table-cell>
          <table:table-cell table:formula="of:=IF(ISNUMBER((SEARCH(&quot;jubil&quot;;[.A227])));112;&quot;&quot;)">
            <text:p/>
          </table:table-cell>
          <table:table-cell table:formula="of:=IF(ISNUMBER((SEARCH(&quot;flow&quot;;[.A227])));98;&quot;&quot;)" office:value-type="float" office:value="98" calcext:value-type="float">
            <text:p>98</text:p>
          </table:table-cell>
          <table:table-cell table:formula="of:=CONCATENATE([.G227];&quot;,&quot;;[.H227];&quot;,&quot;;[.I227];&quot;,&quot;;[.J227];&quot;,&quot;;[.K227];&quot;,&quot;;[.L227];&quot;,&quot;;[.M227];&quot;,&quot;;[.N227];&quot;,&quot;;[.O227];&quot;,&quot;;[.P227])" office:value-type="string" office:string-value=",15,,,,,,,,98" calcext:value-type="string">
            <text:p>,15,,,,,,,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 – srebrny naszyjnik</text:p>
          </table:table-cell>
          <table:table-cell table:formula="of:=[.B227]"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82Flow – srebrny naszyjnik.jpg</text:p>
          </table:table-cell>
          <table:table-cell table:formula="of:=IF(ISNUMBER((SEARCH(&quot;diament&quot;;[.A228])));18;&quot;&quot;)">
            <text:p/>
          </table:table-cell>
          <table:table-cell table:formula="of:=[.H227]" office:value-type="float" office:value="15" calcext:value-type="float">
            <text:p>15</text:p>
          </table:table-cell>
          <table:table-cell table:formula="of:=IF(ISNUMBER((SEARCH(&quot;wiktoriańska&quot;;[.A228])));46;&quot;&quot;)">
            <text:p/>
          </table:table-cell>
          <table:table-cell table:formula="of:=IF(ISNUMBER((SEARCH(&quot;boho&quot;;[.A228])));47;&quot;&quot;)">
            <text:p/>
          </table:table-cell>
          <table:table-cell table:formula="of:=IF(ISNUMBER((SEARCH(&quot;studio&quot;;[.A228])));48;&quot;&quot;)">
            <text:p/>
          </table:table-cell>
          <table:table-cell table:formula="of:=IF(ISNUMBER((SEARCH(&quot;ternel&quot;;[.A228])));95;&quot;&quot;)">
            <text:p/>
          </table:table-cell>
          <table:table-cell table:formula="of:=IF(ISNUMBER((SEARCH(&quot;eclipse&quot;;[.A228])));93;&quot;&quot;)">
            <text:p/>
          </table:table-cell>
          <table:table-cell table:formula="of:=IF(ISNUMBER((SEARCH(&quot;fruit&quot;;[.A228])));100;&quot;&quot;)">
            <text:p/>
          </table:table-cell>
          <table:table-cell table:formula="of:=IF(ISNUMBER((SEARCH(&quot;jubil&quot;;[.A228])));112;&quot;&quot;)">
            <text:p/>
          </table:table-cell>
          <table:table-cell table:formula="of:=IF(ISNUMBER((SEARCH(&quot;flow&quot;;[.A228])));98;&quot;&quot;)" office:value-type="float" office:value="98" calcext:value-type="float">
            <text:p>98</text:p>
          </table:table-cell>
          <table:table-cell table:formula="of:=CONCATENATE([.G228];&quot;,&quot;;[.H228];&quot;,&quot;;[.I228];&quot;,&quot;;[.J228];&quot;,&quot;;[.K228];&quot;,&quot;;[.L228];&quot;,&quot;;[.M228];&quot;,&quot;;[.N228];&quot;,&quot;;[.O228];&quot;,&quot;;[.P228])" office:value-type="string" office:string-value=",15,,,,,,,,98" calcext:value-type="string">
            <text:p>,15,,,,,,,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a bransoletka</text:p>
          </table:table-cell>
          <table:table-cell table:formula="of:=[.B228]"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83Srebrna bransoletka.jpg</text:p>
          </table:table-cell>
          <table:table-cell table:formula="of:=IF(ISNUMBER((SEARCH(&quot;diament&quot;;[.A229])));18;&quot;&quot;)">
            <text:p/>
          </table:table-cell>
          <table:table-cell table:formula="of:=[.H228]" office:value-type="float" office:value="15" calcext:value-type="float">
            <text:p>15</text:p>
          </table:table-cell>
          <table:table-cell table:formula="of:=IF(ISNUMBER((SEARCH(&quot;wiktoriańska&quot;;[.A229])));46;&quot;&quot;)">
            <text:p/>
          </table:table-cell>
          <table:table-cell table:formula="of:=IF(ISNUMBER((SEARCH(&quot;boho&quot;;[.A229])));47;&quot;&quot;)">
            <text:p/>
          </table:table-cell>
          <table:table-cell table:formula="of:=IF(ISNUMBER((SEARCH(&quot;studio&quot;;[.A229])));48;&quot;&quot;)">
            <text:p/>
          </table:table-cell>
          <table:table-cell table:formula="of:=IF(ISNUMBER((SEARCH(&quot;ternel&quot;;[.A229])));95;&quot;&quot;)">
            <text:p/>
          </table:table-cell>
          <table:table-cell table:formula="of:=IF(ISNUMBER((SEARCH(&quot;eclipse&quot;;[.A229])));93;&quot;&quot;)">
            <text:p/>
          </table:table-cell>
          <table:table-cell table:formula="of:=IF(ISNUMBER((SEARCH(&quot;fruit&quot;;[.A229])));100;&quot;&quot;)">
            <text:p/>
          </table:table-cell>
          <table:table-cell table:formula="of:=IF(ISNUMBER((SEARCH(&quot;jubil&quot;;[.A229])));112;&quot;&quot;)">
            <text:p/>
          </table:table-cell>
          <table:table-cell table:formula="of:=IF(ISNUMBER((SEARCH(&quot;flow&quot;;[.A229])));98;&quot;&quot;)">
            <text:p/>
          </table:table-cell>
          <table:table-cell table:formula="of:=CONCATENATE([.G229];&quot;,&quot;;[.H229];&quot;,&quot;;[.I229];&quot;,&quot;;[.J229];&quot;,&quot;;[.K229];&quot;,&quot;;[.L229];&quot;,&quot;;[.M229];&quot;,&quot;;[.N229];&quot;,&quot;;[.O229];&quot;,&quot;;[.P229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y naszyjnik</text:p>
          </table:table-cell>
          <table:table-cell table:formula="of:=[.B229]"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84Unique - srebrny naszyjnik.jpg</text:p>
          </table:table-cell>
          <table:table-cell table:formula="of:=IF(ISNUMBER((SEARCH(&quot;diament&quot;;[.A230])));18;&quot;&quot;)">
            <text:p/>
          </table:table-cell>
          <table:table-cell table:formula="of:=[.H229]" office:value-type="float" office:value="15" calcext:value-type="float">
            <text:p>15</text:p>
          </table:table-cell>
          <table:table-cell table:formula="of:=IF(ISNUMBER((SEARCH(&quot;wiktoriańska&quot;;[.A230])));46;&quot;&quot;)">
            <text:p/>
          </table:table-cell>
          <table:table-cell table:formula="of:=IF(ISNUMBER((SEARCH(&quot;boho&quot;;[.A230])));47;&quot;&quot;)">
            <text:p/>
          </table:table-cell>
          <table:table-cell table:formula="of:=IF(ISNUMBER((SEARCH(&quot;studio&quot;;[.A230])));48;&quot;&quot;)">
            <text:p/>
          </table:table-cell>
          <table:table-cell table:formula="of:=IF(ISNUMBER((SEARCH(&quot;ternel&quot;;[.A230])));95;&quot;&quot;)">
            <text:p/>
          </table:table-cell>
          <table:table-cell table:formula="of:=IF(ISNUMBER((SEARCH(&quot;eclipse&quot;;[.A230])));93;&quot;&quot;)">
            <text:p/>
          </table:table-cell>
          <table:table-cell table:formula="of:=IF(ISNUMBER((SEARCH(&quot;fruit&quot;;[.A230])));100;&quot;&quot;)">
            <text:p/>
          </table:table-cell>
          <table:table-cell table:formula="of:=IF(ISNUMBER((SEARCH(&quot;jubil&quot;;[.A230])));112;&quot;&quot;)">
            <text:p/>
          </table:table-cell>
          <table:table-cell table:formula="of:=IF(ISNUMBER((SEARCH(&quot;flow&quot;;[.A230])));98;&quot;&quot;)">
            <text:p/>
          </table:table-cell>
          <table:table-cell table:formula="of:=CONCATENATE([.G230];&quot;,&quot;;[.H230];&quot;,&quot;;[.I230];&quot;,&quot;;[.J230];&quot;,&quot;;[.K230];&quot;,&quot;;[.L230];&quot;,&quot;;[.M230];&quot;,&quot;;[.N230];&quot;,&quot;;[.O230];&quot;,&quot;;[.P230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diak Skorpion - srebrny naszyjnik</text:p>
          </table:table-cell>
          <table:table-cell table:formula="of:=[.B230]"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85Zodiak Skorpion - srebrny naszyjnik.jpg</text:p>
          </table:table-cell>
          <table:table-cell table:formula="of:=IF(ISNUMBER((SEARCH(&quot;diament&quot;;[.A231])));18;&quot;&quot;)">
            <text:p/>
          </table:table-cell>
          <table:table-cell table:formula="of:=[.H230]" office:value-type="float" office:value="15" calcext:value-type="float">
            <text:p>15</text:p>
          </table:table-cell>
          <table:table-cell table:formula="of:=IF(ISNUMBER((SEARCH(&quot;wiktoriańska&quot;;[.A231])));46;&quot;&quot;)">
            <text:p/>
          </table:table-cell>
          <table:table-cell table:formula="of:=IF(ISNUMBER((SEARCH(&quot;boho&quot;;[.A231])));47;&quot;&quot;)">
            <text:p/>
          </table:table-cell>
          <table:table-cell table:formula="of:=IF(ISNUMBER((SEARCH(&quot;studio&quot;;[.A231])));48;&quot;&quot;)">
            <text:p/>
          </table:table-cell>
          <table:table-cell table:formula="of:=IF(ISNUMBER((SEARCH(&quot;ternel&quot;;[.A231])));95;&quot;&quot;)">
            <text:p/>
          </table:table-cell>
          <table:table-cell table:formula="of:=IF(ISNUMBER((SEARCH(&quot;eclipse&quot;;[.A231])));93;&quot;&quot;)">
            <text:p/>
          </table:table-cell>
          <table:table-cell table:formula="of:=IF(ISNUMBER((SEARCH(&quot;fruit&quot;;[.A231])));100;&quot;&quot;)">
            <text:p/>
          </table:table-cell>
          <table:table-cell table:formula="of:=IF(ISNUMBER((SEARCH(&quot;jubil&quot;;[.A231])));112;&quot;&quot;)">
            <text:p/>
          </table:table-cell>
          <table:table-cell table:formula="of:=IF(ISNUMBER((SEARCH(&quot;flow&quot;;[.A231])));98;&quot;&quot;)">
            <text:p/>
          </table:table-cell>
          <table:table-cell table:formula="of:=CONCATENATE([.G231];&quot;,&quot;;[.H231];&quot;,&quot;;[.I231];&quot;,&quot;;[.J231];&quot;,&quot;;[.K231];&quot;,&quot;;[.L231];&quot;,&quot;;[.M231];&quot;,&quot;;[.N231];&quot;,&quot;;[.O231];&quot;,&quot;;[.P231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 - złoty naszyjnik</text:p>
          </table:table-cell>
          <table:table-cell table:formula="of:=[.B231]"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86Flow - złoty naszyjnik.jpg</text:p>
          </table:table-cell>
          <table:table-cell table:formula="of:=IF(ISNUMBER((SEARCH(&quot;diament&quot;;[.A232])));18;&quot;&quot;)">
            <text:p/>
          </table:table-cell>
          <table:table-cell table:formula="of:=[.H231]" office:value-type="float" office:value="15" calcext:value-type="float">
            <text:p>15</text:p>
          </table:table-cell>
          <table:table-cell table:formula="of:=IF(ISNUMBER((SEARCH(&quot;wiktoriańska&quot;;[.A232])));46;&quot;&quot;)">
            <text:p/>
          </table:table-cell>
          <table:table-cell table:formula="of:=IF(ISNUMBER((SEARCH(&quot;boho&quot;;[.A232])));47;&quot;&quot;)">
            <text:p/>
          </table:table-cell>
          <table:table-cell table:formula="of:=IF(ISNUMBER((SEARCH(&quot;studio&quot;;[.A232])));48;&quot;&quot;)">
            <text:p/>
          </table:table-cell>
          <table:table-cell table:formula="of:=IF(ISNUMBER((SEARCH(&quot;ternel&quot;;[.A232])));95;&quot;&quot;)">
            <text:p/>
          </table:table-cell>
          <table:table-cell table:formula="of:=IF(ISNUMBER((SEARCH(&quot;eclipse&quot;;[.A232])));93;&quot;&quot;)">
            <text:p/>
          </table:table-cell>
          <table:table-cell table:formula="of:=IF(ISNUMBER((SEARCH(&quot;fruit&quot;;[.A232])));100;&quot;&quot;)">
            <text:p/>
          </table:table-cell>
          <table:table-cell table:formula="of:=IF(ISNUMBER((SEARCH(&quot;jubil&quot;;[.A232])));112;&quot;&quot;)">
            <text:p/>
          </table:table-cell>
          <table:table-cell table:formula="of:=IF(ISNUMBER((SEARCH(&quot;flow&quot;;[.A232])));98;&quot;&quot;)" office:value-type="float" office:value="98" calcext:value-type="float">
            <text:p>98</text:p>
          </table:table-cell>
          <table:table-cell table:formula="of:=CONCATENATE([.G232];&quot;,&quot;;[.H232];&quot;,&quot;;[.I232];&quot;,&quot;;[.J232];&quot;,&quot;;[.K232];&quot;,&quot;;[.L232];&quot;,&quot;;[.M232];&quot;,&quot;;[.N232];&quot;,&quot;;[.O232];&quot;,&quot;;[.P232])" office:value-type="string" office:string-value=",15,,,,,,,,98" calcext:value-type="string">
            <text:p>,15,,,,,,,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 – srebrny naszyjnik</text:p>
          </table:table-cell>
          <table:table-cell table:formula="of:=[.B232]"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87Flow – srebrny naszyjnik.jpg</text:p>
          </table:table-cell>
          <table:table-cell table:formula="of:=IF(ISNUMBER((SEARCH(&quot;diament&quot;;[.A233])));18;&quot;&quot;)">
            <text:p/>
          </table:table-cell>
          <table:table-cell table:formula="of:=[.H232]" office:value-type="float" office:value="15" calcext:value-type="float">
            <text:p>15</text:p>
          </table:table-cell>
          <table:table-cell table:formula="of:=IF(ISNUMBER((SEARCH(&quot;wiktoriańska&quot;;[.A233])));46;&quot;&quot;)">
            <text:p/>
          </table:table-cell>
          <table:table-cell table:formula="of:=IF(ISNUMBER((SEARCH(&quot;boho&quot;;[.A233])));47;&quot;&quot;)">
            <text:p/>
          </table:table-cell>
          <table:table-cell table:formula="of:=IF(ISNUMBER((SEARCH(&quot;studio&quot;;[.A233])));48;&quot;&quot;)">
            <text:p/>
          </table:table-cell>
          <table:table-cell table:formula="of:=IF(ISNUMBER((SEARCH(&quot;ternel&quot;;[.A233])));95;&quot;&quot;)">
            <text:p/>
          </table:table-cell>
          <table:table-cell table:formula="of:=IF(ISNUMBER((SEARCH(&quot;eclipse&quot;;[.A233])));93;&quot;&quot;)">
            <text:p/>
          </table:table-cell>
          <table:table-cell table:formula="of:=IF(ISNUMBER((SEARCH(&quot;fruit&quot;;[.A233])));100;&quot;&quot;)">
            <text:p/>
          </table:table-cell>
          <table:table-cell table:formula="of:=IF(ISNUMBER((SEARCH(&quot;jubil&quot;;[.A233])));112;&quot;&quot;)">
            <text:p/>
          </table:table-cell>
          <table:table-cell table:formula="of:=IF(ISNUMBER((SEARCH(&quot;flow&quot;;[.A233])));98;&quot;&quot;)" office:value-type="float" office:value="98" calcext:value-type="float">
            <text:p>98</text:p>
          </table:table-cell>
          <table:table-cell table:formula="of:=CONCATENATE([.G233];&quot;,&quot;;[.H233];&quot;,&quot;;[.I233];&quot;,&quot;;[.J233];&quot;,&quot;;[.K233];&quot;,&quot;;[.L233];&quot;,&quot;;[.M233];&quot;,&quot;;[.N233];&quot;,&quot;;[.O233];&quot;,&quot;;[.P233])" office:value-type="string" office:string-value=",15,,,,,,,,98" calcext:value-type="string">
            <text:p>,15,,,,,,,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y naszyjnik</text:p>
          </table:table-cell>
          <table:table-cell table:formula="of:=[.B233]"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88Unique - srebrny naszyjnik.jpg</text:p>
          </table:table-cell>
          <table:table-cell table:formula="of:=IF(ISNUMBER((SEARCH(&quot;diament&quot;;[.A234])));18;&quot;&quot;)">
            <text:p/>
          </table:table-cell>
          <table:table-cell table:formula="of:=[.H233]" office:value-type="float" office:value="15" calcext:value-type="float">
            <text:p>15</text:p>
          </table:table-cell>
          <table:table-cell table:formula="of:=IF(ISNUMBER((SEARCH(&quot;wiktoriańska&quot;;[.A234])));46;&quot;&quot;)">
            <text:p/>
          </table:table-cell>
          <table:table-cell table:formula="of:=IF(ISNUMBER((SEARCH(&quot;boho&quot;;[.A234])));47;&quot;&quot;)">
            <text:p/>
          </table:table-cell>
          <table:table-cell table:formula="of:=IF(ISNUMBER((SEARCH(&quot;studio&quot;;[.A234])));48;&quot;&quot;)">
            <text:p/>
          </table:table-cell>
          <table:table-cell table:formula="of:=IF(ISNUMBER((SEARCH(&quot;ternel&quot;;[.A234])));95;&quot;&quot;)">
            <text:p/>
          </table:table-cell>
          <table:table-cell table:formula="of:=IF(ISNUMBER((SEARCH(&quot;eclipse&quot;;[.A234])));93;&quot;&quot;)">
            <text:p/>
          </table:table-cell>
          <table:table-cell table:formula="of:=IF(ISNUMBER((SEARCH(&quot;fruit&quot;;[.A234])));100;&quot;&quot;)">
            <text:p/>
          </table:table-cell>
          <table:table-cell table:formula="of:=IF(ISNUMBER((SEARCH(&quot;jubil&quot;;[.A234])));112;&quot;&quot;)">
            <text:p/>
          </table:table-cell>
          <table:table-cell table:formula="of:=IF(ISNUMBER((SEARCH(&quot;flow&quot;;[.A234])));98;&quot;&quot;)">
            <text:p/>
          </table:table-cell>
          <table:table-cell table:formula="of:=CONCATENATE([.G234];&quot;,&quot;;[.H234];&quot;,&quot;;[.I234];&quot;,&quot;;[.J234];&quot;,&quot;;[.K234];&quot;,&quot;;[.L234];&quot;,&quot;;[.M234];&quot;,&quot;;[.N234];&quot;,&quot;;[.O234];&quot;,&quot;;[.P234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 – srebrna bransoletka</text:p>
          </table:table-cell>
          <table:table-cell table:formula="of:=[.B234]"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89Flow – srebrna bransoletka.jpg</text:p>
          </table:table-cell>
          <table:table-cell table:formula="of:=IF(ISNUMBER((SEARCH(&quot;diament&quot;;[.A235])));18;&quot;&quot;)">
            <text:p/>
          </table:table-cell>
          <table:table-cell table:formula="of:=[.H234]" office:value-type="float" office:value="15" calcext:value-type="float">
            <text:p>15</text:p>
          </table:table-cell>
          <table:table-cell table:formula="of:=IF(ISNUMBER((SEARCH(&quot;wiktoriańska&quot;;[.A235])));46;&quot;&quot;)">
            <text:p/>
          </table:table-cell>
          <table:table-cell table:formula="of:=IF(ISNUMBER((SEARCH(&quot;boho&quot;;[.A235])));47;&quot;&quot;)">
            <text:p/>
          </table:table-cell>
          <table:table-cell table:formula="of:=IF(ISNUMBER((SEARCH(&quot;studio&quot;;[.A235])));48;&quot;&quot;)">
            <text:p/>
          </table:table-cell>
          <table:table-cell table:formula="of:=IF(ISNUMBER((SEARCH(&quot;ternel&quot;;[.A235])));95;&quot;&quot;)">
            <text:p/>
          </table:table-cell>
          <table:table-cell table:formula="of:=IF(ISNUMBER((SEARCH(&quot;eclipse&quot;;[.A235])));93;&quot;&quot;)">
            <text:p/>
          </table:table-cell>
          <table:table-cell table:formula="of:=IF(ISNUMBER((SEARCH(&quot;fruit&quot;;[.A235])));100;&quot;&quot;)">
            <text:p/>
          </table:table-cell>
          <table:table-cell table:formula="of:=IF(ISNUMBER((SEARCH(&quot;jubil&quot;;[.A235])));112;&quot;&quot;)">
            <text:p/>
          </table:table-cell>
          <table:table-cell table:formula="of:=IF(ISNUMBER((SEARCH(&quot;flow&quot;;[.A235])));98;&quot;&quot;)" office:value-type="float" office:value="98" calcext:value-type="float">
            <text:p>98</text:p>
          </table:table-cell>
          <table:table-cell table:formula="of:=CONCATENATE([.G235];&quot;,&quot;;[.H235];&quot;,&quot;;[.I235];&quot;,&quot;;[.J235];&quot;,&quot;;[.K235];&quot;,&quot;;[.L235];&quot;,&quot;;[.M235];&quot;,&quot;;[.N235];&quot;,&quot;;[.O235];&quot;,&quot;;[.P235])" office:value-type="string" office:string-value=",15,,,,,,,,98" calcext:value-type="string">
            <text:p>,15,,,,,,,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a bransoletka</text:p>
          </table:table-cell>
          <table:table-cell table:formula="of:=[.B235]"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90Srebrna bransoletka.jpg</text:p>
          </table:table-cell>
          <table:table-cell table:formula="of:=IF(ISNUMBER((SEARCH(&quot;diament&quot;;[.A236])));18;&quot;&quot;)">
            <text:p/>
          </table:table-cell>
          <table:table-cell table:formula="of:=[.H235]" office:value-type="float" office:value="15" calcext:value-type="float">
            <text:p>15</text:p>
          </table:table-cell>
          <table:table-cell table:formula="of:=IF(ISNUMBER((SEARCH(&quot;wiktoriańska&quot;;[.A236])));46;&quot;&quot;)">
            <text:p/>
          </table:table-cell>
          <table:table-cell table:formula="of:=IF(ISNUMBER((SEARCH(&quot;boho&quot;;[.A236])));47;&quot;&quot;)">
            <text:p/>
          </table:table-cell>
          <table:table-cell table:formula="of:=IF(ISNUMBER((SEARCH(&quot;studio&quot;;[.A236])));48;&quot;&quot;)">
            <text:p/>
          </table:table-cell>
          <table:table-cell table:formula="of:=IF(ISNUMBER((SEARCH(&quot;ternel&quot;;[.A236])));95;&quot;&quot;)">
            <text:p/>
          </table:table-cell>
          <table:table-cell table:formula="of:=IF(ISNUMBER((SEARCH(&quot;eclipse&quot;;[.A236])));93;&quot;&quot;)">
            <text:p/>
          </table:table-cell>
          <table:table-cell table:formula="of:=IF(ISNUMBER((SEARCH(&quot;fruit&quot;;[.A236])));100;&quot;&quot;)">
            <text:p/>
          </table:table-cell>
          <table:table-cell table:formula="of:=IF(ISNUMBER((SEARCH(&quot;jubil&quot;;[.A236])));112;&quot;&quot;)">
            <text:p/>
          </table:table-cell>
          <table:table-cell table:formula="of:=IF(ISNUMBER((SEARCH(&quot;flow&quot;;[.A236])));98;&quot;&quot;)">
            <text:p/>
          </table:table-cell>
          <table:table-cell table:formula="of:=CONCATENATE([.G236];&quot;,&quot;;[.H236];&quot;,&quot;;[.I236];&quot;,&quot;;[.J236];&quot;,&quot;;[.K236];&quot;,&quot;;[.L236];&quot;,&quot;;[.M236];&quot;,&quot;;[.N236];&quot;,&quot;;[.O236];&quot;,&quot;;[.P236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</text:p>
          </table:table-cell>
          <table:table-cell table:formula="of:=[.B236]"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91Srebrny naszyjnik.jpg</text:p>
          </table:table-cell>
          <table:table-cell table:formula="of:=IF(ISNUMBER((SEARCH(&quot;diament&quot;;[.A237])));18;&quot;&quot;)">
            <text:p/>
          </table:table-cell>
          <table:table-cell table:formula="of:=[.H236]" office:value-type="float" office:value="15" calcext:value-type="float">
            <text:p>15</text:p>
          </table:table-cell>
          <table:table-cell table:formula="of:=IF(ISNUMBER((SEARCH(&quot;wiktoriańska&quot;;[.A237])));46;&quot;&quot;)">
            <text:p/>
          </table:table-cell>
          <table:table-cell table:formula="of:=IF(ISNUMBER((SEARCH(&quot;boho&quot;;[.A237])));47;&quot;&quot;)">
            <text:p/>
          </table:table-cell>
          <table:table-cell table:formula="of:=IF(ISNUMBER((SEARCH(&quot;studio&quot;;[.A237])));48;&quot;&quot;)">
            <text:p/>
          </table:table-cell>
          <table:table-cell table:formula="of:=IF(ISNUMBER((SEARCH(&quot;ternel&quot;;[.A237])));95;&quot;&quot;)">
            <text:p/>
          </table:table-cell>
          <table:table-cell table:formula="of:=IF(ISNUMBER((SEARCH(&quot;eclipse&quot;;[.A237])));93;&quot;&quot;)">
            <text:p/>
          </table:table-cell>
          <table:table-cell table:formula="of:=IF(ISNUMBER((SEARCH(&quot;fruit&quot;;[.A237])));100;&quot;&quot;)">
            <text:p/>
          </table:table-cell>
          <table:table-cell table:formula="of:=IF(ISNUMBER((SEARCH(&quot;jubil&quot;;[.A237])));112;&quot;&quot;)">
            <text:p/>
          </table:table-cell>
          <table:table-cell table:formula="of:=IF(ISNUMBER((SEARCH(&quot;flow&quot;;[.A237])));98;&quot;&quot;)">
            <text:p/>
          </table:table-cell>
          <table:table-cell table:formula="of:=CONCATENATE([.G237];&quot;,&quot;;[.H237];&quot;,&quot;;[.I237];&quot;,&quot;;[.J237];&quot;,&quot;;[.K237];&quot;,&quot;;[.L237];&quot;,&quot;;[.M237];&quot;,&quot;;[.N237];&quot;,&quot;;[.O237];&quot;,&quot;;[.P237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</text:p>
          </table:table-cell>
          <table:table-cell table:formula="of:=[.B237]"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92Srebrny naszyjnik.jpg</text:p>
          </table:table-cell>
          <table:table-cell table:formula="of:=IF(ISNUMBER((SEARCH(&quot;diament&quot;;[.A238])));18;&quot;&quot;)">
            <text:p/>
          </table:table-cell>
          <table:table-cell table:formula="of:=[.H237]" office:value-type="float" office:value="15" calcext:value-type="float">
            <text:p>15</text:p>
          </table:table-cell>
          <table:table-cell table:formula="of:=IF(ISNUMBER((SEARCH(&quot;wiktoriańska&quot;;[.A238])));46;&quot;&quot;)">
            <text:p/>
          </table:table-cell>
          <table:table-cell table:formula="of:=IF(ISNUMBER((SEARCH(&quot;boho&quot;;[.A238])));47;&quot;&quot;)">
            <text:p/>
          </table:table-cell>
          <table:table-cell table:formula="of:=IF(ISNUMBER((SEARCH(&quot;studio&quot;;[.A238])));48;&quot;&quot;)">
            <text:p/>
          </table:table-cell>
          <table:table-cell table:formula="of:=IF(ISNUMBER((SEARCH(&quot;ternel&quot;;[.A238])));95;&quot;&quot;)">
            <text:p/>
          </table:table-cell>
          <table:table-cell table:formula="of:=IF(ISNUMBER((SEARCH(&quot;eclipse&quot;;[.A238])));93;&quot;&quot;)">
            <text:p/>
          </table:table-cell>
          <table:table-cell table:formula="of:=IF(ISNUMBER((SEARCH(&quot;fruit&quot;;[.A238])));100;&quot;&quot;)">
            <text:p/>
          </table:table-cell>
          <table:table-cell table:formula="of:=IF(ISNUMBER((SEARCH(&quot;jubil&quot;;[.A238])));112;&quot;&quot;)">
            <text:p/>
          </table:table-cell>
          <table:table-cell table:formula="of:=IF(ISNUMBER((SEARCH(&quot;flow&quot;;[.A238])));98;&quot;&quot;)">
            <text:p/>
          </table:table-cell>
          <table:table-cell table:formula="of:=CONCATENATE([.G238];&quot;,&quot;;[.H238];&quot;,&quot;;[.I238];&quot;,&quot;;[.J238];&quot;,&quot;;[.K238];&quot;,&quot;;[.L238];&quot;,&quot;;[.M238];&quot;,&quot;;[.N238];&quot;,&quot;;[.O238];&quot;,&quot;;[.P238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a bransoletka</text:p>
          </table:table-cell>
          <table:table-cell table:formula="of:=[.B238]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93Srebrna bransoletka.jpg</text:p>
          </table:table-cell>
          <table:table-cell table:formula="of:=IF(ISNUMBER((SEARCH(&quot;diament&quot;;[.A239])));18;&quot;&quot;)">
            <text:p/>
          </table:table-cell>
          <table:table-cell table:formula="of:=[.H238]" office:value-type="float" office:value="15" calcext:value-type="float">
            <text:p>15</text:p>
          </table:table-cell>
          <table:table-cell table:formula="of:=IF(ISNUMBER((SEARCH(&quot;wiktoriańska&quot;;[.A239])));46;&quot;&quot;)">
            <text:p/>
          </table:table-cell>
          <table:table-cell table:formula="of:=IF(ISNUMBER((SEARCH(&quot;boho&quot;;[.A239])));47;&quot;&quot;)">
            <text:p/>
          </table:table-cell>
          <table:table-cell table:formula="of:=IF(ISNUMBER((SEARCH(&quot;studio&quot;;[.A239])));48;&quot;&quot;)">
            <text:p/>
          </table:table-cell>
          <table:table-cell table:formula="of:=IF(ISNUMBER((SEARCH(&quot;ternel&quot;;[.A239])));95;&quot;&quot;)">
            <text:p/>
          </table:table-cell>
          <table:table-cell table:formula="of:=IF(ISNUMBER((SEARCH(&quot;eclipse&quot;;[.A239])));93;&quot;&quot;)">
            <text:p/>
          </table:table-cell>
          <table:table-cell table:formula="of:=IF(ISNUMBER((SEARCH(&quot;fruit&quot;;[.A239])));100;&quot;&quot;)">
            <text:p/>
          </table:table-cell>
          <table:table-cell table:formula="of:=IF(ISNUMBER((SEARCH(&quot;jubil&quot;;[.A239])));112;&quot;&quot;)">
            <text:p/>
          </table:table-cell>
          <table:table-cell table:formula="of:=IF(ISNUMBER((SEARCH(&quot;flow&quot;;[.A239])));98;&quot;&quot;)">
            <text:p/>
          </table:table-cell>
          <table:table-cell table:formula="of:=CONCATENATE([.G239];&quot;,&quot;;[.H239];&quot;,&quot;;[.I239];&quot;,&quot;;[.J239];&quot;,&quot;;[.K239];&quot;,&quot;;[.L239];&quot;,&quot;;[.M239];&quot;,&quot;;[.N239];&quot;,&quot;;[.O239];&quot;,&quot;;[.P239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a bransoletka</text:p>
          </table:table-cell>
          <table:table-cell table:formula="of:=[.B239]"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94Srebrna bransoletka.jpg</text:p>
          </table:table-cell>
          <table:table-cell table:formula="of:=IF(ISNUMBER((SEARCH(&quot;diament&quot;;[.A240])));18;&quot;&quot;)">
            <text:p/>
          </table:table-cell>
          <table:table-cell table:formula="of:=[.H239]" office:value-type="float" office:value="15" calcext:value-type="float">
            <text:p>15</text:p>
          </table:table-cell>
          <table:table-cell table:formula="of:=IF(ISNUMBER((SEARCH(&quot;wiktoriańska&quot;;[.A240])));46;&quot;&quot;)">
            <text:p/>
          </table:table-cell>
          <table:table-cell table:formula="of:=IF(ISNUMBER((SEARCH(&quot;boho&quot;;[.A240])));47;&quot;&quot;)">
            <text:p/>
          </table:table-cell>
          <table:table-cell table:formula="of:=IF(ISNUMBER((SEARCH(&quot;studio&quot;;[.A240])));48;&quot;&quot;)">
            <text:p/>
          </table:table-cell>
          <table:table-cell table:formula="of:=IF(ISNUMBER((SEARCH(&quot;ternel&quot;;[.A240])));95;&quot;&quot;)">
            <text:p/>
          </table:table-cell>
          <table:table-cell table:formula="of:=IF(ISNUMBER((SEARCH(&quot;eclipse&quot;;[.A240])));93;&quot;&quot;)">
            <text:p/>
          </table:table-cell>
          <table:table-cell table:formula="of:=IF(ISNUMBER((SEARCH(&quot;fruit&quot;;[.A240])));100;&quot;&quot;)">
            <text:p/>
          </table:table-cell>
          <table:table-cell table:formula="of:=IF(ISNUMBER((SEARCH(&quot;jubil&quot;;[.A240])));112;&quot;&quot;)">
            <text:p/>
          </table:table-cell>
          <table:table-cell table:formula="of:=IF(ISNUMBER((SEARCH(&quot;flow&quot;;[.A240])));98;&quot;&quot;)">
            <text:p/>
          </table:table-cell>
          <table:table-cell table:formula="of:=CONCATENATE([.G240];&quot;,&quot;;[.H240];&quot;,&quot;;[.I240];&quot;,&quot;;[.J240];&quot;,&quot;;[.K240];&quot;,&quot;;[.L240];&quot;,&quot;;[.M240];&quot;,&quot;;[.N240];&quot;,&quot;;[.O240];&quot;,&quot;;[.P240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a bransoletka</text:p>
          </table:table-cell>
          <table:table-cell table:formula="of:=[.B240]"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celebrytki/95Srebrna bransoletka.jpg</text:p>
          </table:table-cell>
          <table:table-cell table:formula="of:=IF(ISNUMBER((SEARCH(&quot;diament&quot;;[.A241])));18;&quot;&quot;)">
            <text:p/>
          </table:table-cell>
          <table:table-cell table:formula="of:=[.H240]" office:value-type="float" office:value="15" calcext:value-type="float">
            <text:p>15</text:p>
          </table:table-cell>
          <table:table-cell table:formula="of:=IF(ISNUMBER((SEARCH(&quot;wiktoriańska&quot;;[.A241])));46;&quot;&quot;)">
            <text:p/>
          </table:table-cell>
          <table:table-cell table:formula="of:=IF(ISNUMBER((SEARCH(&quot;boho&quot;;[.A241])));47;&quot;&quot;)">
            <text:p/>
          </table:table-cell>
          <table:table-cell table:formula="of:=IF(ISNUMBER((SEARCH(&quot;studio&quot;;[.A241])));48;&quot;&quot;)">
            <text:p/>
          </table:table-cell>
          <table:table-cell table:formula="of:=IF(ISNUMBER((SEARCH(&quot;ternel&quot;;[.A241])));95;&quot;&quot;)">
            <text:p/>
          </table:table-cell>
          <table:table-cell table:formula="of:=IF(ISNUMBER((SEARCH(&quot;eclipse&quot;;[.A241])));93;&quot;&quot;)">
            <text:p/>
          </table:table-cell>
          <table:table-cell table:formula="of:=IF(ISNUMBER((SEARCH(&quot;fruit&quot;;[.A241])));100;&quot;&quot;)">
            <text:p/>
          </table:table-cell>
          <table:table-cell table:formula="of:=IF(ISNUMBER((SEARCH(&quot;jubil&quot;;[.A241])));112;&quot;&quot;)">
            <text:p/>
          </table:table-cell>
          <table:table-cell table:formula="of:=IF(ISNUMBER((SEARCH(&quot;flow&quot;;[.A241])));98;&quot;&quot;)">
            <text:p/>
          </table:table-cell>
          <table:table-cell table:formula="of:=CONCATENATE([.G241];&quot;,&quot;;[.H241];&quot;,&quot;;[.I241];&quot;,&quot;;[.J241];&quot;,&quot;;[.K241];&quot;,&quot;;[.L241];&quot;,&quot;;[.M241];&quot;,&quot;;[.N241];&quot;,&quot;;[.O241];&quot;,&quot;;[.P241])" office:value-type="string" office:string-value=",15,,,,,,,," calcext:value-type="string">
            <text:p>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ht Sky - Srebrna bransoletka</text:p>
          </table:table-cell>
          <table:table-cell table:formula="of:=[.B241]"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0Night Sky - Srebrna bransoletka.jpg</text:p>
          </table:table-cell>
          <table:table-cell table:formula="of:=IF(ISNUMBER((SEARCH(&quot;diament&quot;;[.A242])));21;&quot;&quot;)">
            <text:p/>
          </table:table-cell>
          <table:table-cell office:value-type="float" office:value="16" calcext:value-type="float">
            <text:p>16</text:p>
          </table:table-cell>
          <table:table-cell table:formula="of:=IF(ISNUMBER((SEARCH(&quot;wiktoriańska&quot;;[.A242])));46;&quot;&quot;)">
            <text:p/>
          </table:table-cell>
          <table:table-cell table:formula="of:=IF(ISNUMBER((SEARCH(&quot;boho&quot;;[.A242])));47;&quot;&quot;)">
            <text:p/>
          </table:table-cell>
          <table:table-cell table:formula="of:=IF(ISNUMBER((SEARCH(&quot;studio&quot;;[.A242])));48;&quot;&quot;)">
            <text:p/>
          </table:table-cell>
          <table:table-cell table:formula="of:=IF(ISNUMBER((SEARCH(&quot;ternel&quot;;[.A242])));95;&quot;&quot;)">
            <text:p/>
          </table:table-cell>
          <table:table-cell table:formula="of:=IF(ISNUMBER((SEARCH(&quot;eclipse&quot;;[.A242])));93;&quot;&quot;)">
            <text:p/>
          </table:table-cell>
          <table:table-cell table:formula="of:=IF(ISNUMBER((SEARCH(&quot;fruit&quot;;[.A242])));100;&quot;&quot;)">
            <text:p/>
          </table:table-cell>
          <table:table-cell table:formula="of:=IF(ISNUMBER((SEARCH(&quot;jubil&quot;;[.A242])));112;&quot;&quot;)">
            <text:p/>
          </table:table-cell>
          <table:table-cell table:formula="of:=IF(ISNUMBER((SEARCH(&quot;flow&quot;;[.A242])));98;&quot;&quot;)">
            <text:p/>
          </table:table-cell>
          <table:table-cell table:formula="of:=CONCATENATE([.G242];&quot;,&quot;;[.H242];&quot;,&quot;;[.I242];&quot;,&quot;;[.J242];&quot;,&quot;;[.K242];&quot;,&quot;;[.L242];&quot;,&quot;;[.M242];&quot;,&quot;;[.N242];&quot;,&quot;;[.O242];&quot;,&quot;;[.P242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ht Sky - Srebrna bransoletka</text:p>
          </table:table-cell>
          <table:table-cell table:formula="of:=[.B242]"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1Night Sky - Srebrna bransoletka.jpg</text:p>
          </table:table-cell>
          <table:table-cell table:formula="of:=IF(ISNUMBER((SEARCH(&quot;diament&quot;;[.A243])));21;&quot;&quot;)">
            <text:p/>
          </table:table-cell>
          <table:table-cell table:formula="of:=[.H242]" office:value-type="float" office:value="16" calcext:value-type="float">
            <text:p>16</text:p>
          </table:table-cell>
          <table:table-cell table:formula="of:=IF(ISNUMBER((SEARCH(&quot;wiktoriańska&quot;;[.A243])));46;&quot;&quot;)">
            <text:p/>
          </table:table-cell>
          <table:table-cell table:formula="of:=IF(ISNUMBER((SEARCH(&quot;boho&quot;;[.A243])));47;&quot;&quot;)">
            <text:p/>
          </table:table-cell>
          <table:table-cell table:formula="of:=IF(ISNUMBER((SEARCH(&quot;studio&quot;;[.A243])));48;&quot;&quot;)">
            <text:p/>
          </table:table-cell>
          <table:table-cell table:formula="of:=IF(ISNUMBER((SEARCH(&quot;ternel&quot;;[.A243])));95;&quot;&quot;)">
            <text:p/>
          </table:table-cell>
          <table:table-cell table:formula="of:=IF(ISNUMBER((SEARCH(&quot;eclipse&quot;;[.A243])));93;&quot;&quot;)">
            <text:p/>
          </table:table-cell>
          <table:table-cell table:formula="of:=IF(ISNUMBER((SEARCH(&quot;fruit&quot;;[.A243])));100;&quot;&quot;)">
            <text:p/>
          </table:table-cell>
          <table:table-cell table:formula="of:=IF(ISNUMBER((SEARCH(&quot;jubil&quot;;[.A243])));112;&quot;&quot;)">
            <text:p/>
          </table:table-cell>
          <table:table-cell table:formula="of:=IF(ISNUMBER((SEARCH(&quot;flow&quot;;[.A243])));98;&quot;&quot;)">
            <text:p/>
          </table:table-cell>
          <table:table-cell table:formula="of:=CONCATENATE([.G243];&quot;,&quot;;[.H243];&quot;,&quot;;[.I243];&quot;,&quot;;[.J243];&quot;,&quot;;[.K243];&quot;,&quot;;[.L243];&quot;,&quot;;[.M243];&quot;,&quot;;[.N243];&quot;,&quot;;[.O243];&quot;,&quot;;[.P243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ht Sky - Srebrna bransoletka</text:p>
          </table:table-cell>
          <table:table-cell table:formula="of:=[.B243]"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2Night Sky - Srebrna bransoletka.jpg</text:p>
          </table:table-cell>
          <table:table-cell table:formula="of:=IF(ISNUMBER((SEARCH(&quot;diament&quot;;[.A244])));21;&quot;&quot;)">
            <text:p/>
          </table:table-cell>
          <table:table-cell table:formula="of:=[.H243]" office:value-type="float" office:value="16" calcext:value-type="float">
            <text:p>16</text:p>
          </table:table-cell>
          <table:table-cell table:formula="of:=IF(ISNUMBER((SEARCH(&quot;wiktoriańska&quot;;[.A244])));46;&quot;&quot;)">
            <text:p/>
          </table:table-cell>
          <table:table-cell table:formula="of:=IF(ISNUMBER((SEARCH(&quot;boho&quot;;[.A244])));47;&quot;&quot;)">
            <text:p/>
          </table:table-cell>
          <table:table-cell table:formula="of:=IF(ISNUMBER((SEARCH(&quot;studio&quot;;[.A244])));48;&quot;&quot;)">
            <text:p/>
          </table:table-cell>
          <table:table-cell table:formula="of:=IF(ISNUMBER((SEARCH(&quot;ternel&quot;;[.A244])));95;&quot;&quot;)">
            <text:p/>
          </table:table-cell>
          <table:table-cell table:formula="of:=IF(ISNUMBER((SEARCH(&quot;eclipse&quot;;[.A244])));93;&quot;&quot;)">
            <text:p/>
          </table:table-cell>
          <table:table-cell table:formula="of:=IF(ISNUMBER((SEARCH(&quot;fruit&quot;;[.A244])));100;&quot;&quot;)">
            <text:p/>
          </table:table-cell>
          <table:table-cell table:formula="of:=IF(ISNUMBER((SEARCH(&quot;jubil&quot;;[.A244])));112;&quot;&quot;)">
            <text:p/>
          </table:table-cell>
          <table:table-cell table:formula="of:=IF(ISNUMBER((SEARCH(&quot;flow&quot;;[.A244])));98;&quot;&quot;)">
            <text:p/>
          </table:table-cell>
          <table:table-cell table:formula="of:=CONCATENATE([.G244];&quot;,&quot;;[.H244];&quot;,&quot;;[.I244];&quot;,&quot;;[.J244];&quot;,&quot;;[.K244];&quot;,&quot;;[.L244];&quot;,&quot;;[.M244];&quot;,&quot;;[.N244];&quot;,&quot;;[.O244];&quot;,&quot;;[.P244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ht sky - Srebrna bransoletka</text:p>
          </table:table-cell>
          <table:table-cell table:formula="of:=[.B244]"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3Night sky - Srebrna bransoletka.jpg</text:p>
          </table:table-cell>
          <table:table-cell table:formula="of:=IF(ISNUMBER((SEARCH(&quot;diament&quot;;[.A245])));21;&quot;&quot;)">
            <text:p/>
          </table:table-cell>
          <table:table-cell table:formula="of:=[.H244]" office:value-type="float" office:value="16" calcext:value-type="float">
            <text:p>16</text:p>
          </table:table-cell>
          <table:table-cell table:formula="of:=IF(ISNUMBER((SEARCH(&quot;wiktoriańska&quot;;[.A245])));46;&quot;&quot;)">
            <text:p/>
          </table:table-cell>
          <table:table-cell table:formula="of:=IF(ISNUMBER((SEARCH(&quot;boho&quot;;[.A245])));47;&quot;&quot;)">
            <text:p/>
          </table:table-cell>
          <table:table-cell table:formula="of:=IF(ISNUMBER((SEARCH(&quot;studio&quot;;[.A245])));48;&quot;&quot;)">
            <text:p/>
          </table:table-cell>
          <table:table-cell table:formula="of:=IF(ISNUMBER((SEARCH(&quot;ternel&quot;;[.A245])));95;&quot;&quot;)">
            <text:p/>
          </table:table-cell>
          <table:table-cell table:formula="of:=IF(ISNUMBER((SEARCH(&quot;eclipse&quot;;[.A245])));93;&quot;&quot;)">
            <text:p/>
          </table:table-cell>
          <table:table-cell table:formula="of:=IF(ISNUMBER((SEARCH(&quot;fruit&quot;;[.A245])));100;&quot;&quot;)">
            <text:p/>
          </table:table-cell>
          <table:table-cell table:formula="of:=IF(ISNUMBER((SEARCH(&quot;jubil&quot;;[.A245])));112;&quot;&quot;)">
            <text:p/>
          </table:table-cell>
          <table:table-cell table:formula="of:=IF(ISNUMBER((SEARCH(&quot;flow&quot;;[.A245])));98;&quot;&quot;)">
            <text:p/>
          </table:table-cell>
          <table:table-cell table:formula="of:=CONCATENATE([.G245];&quot;,&quot;;[.H245];&quot;,&quot;;[.I245];&quot;,&quot;;[.J245];&quot;,&quot;;[.K245];&quot;,&quot;;[.L245];&quot;,&quot;;[.M245];&quot;,&quot;;[.N245];&quot;,&quot;;[.O245];&quot;,&quot;;[.P245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 - Bransoletka ze stali i skóry</text:p>
          </table:table-cell>
          <table:table-cell table:formula="of:=[.B245]"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4Her - Bransoletka ze stali i skóry.jpg</text:p>
          </table:table-cell>
          <table:table-cell table:formula="of:=IF(ISNUMBER((SEARCH(&quot;diament&quot;;[.A246])));21;&quot;&quot;)">
            <text:p/>
          </table:table-cell>
          <table:table-cell table:formula="of:=[.H245]" office:value-type="float" office:value="16" calcext:value-type="float">
            <text:p>16</text:p>
          </table:table-cell>
          <table:table-cell table:formula="of:=IF(ISNUMBER((SEARCH(&quot;wiktoriańska&quot;;[.A246])));46;&quot;&quot;)">
            <text:p/>
          </table:table-cell>
          <table:table-cell table:formula="of:=IF(ISNUMBER((SEARCH(&quot;boho&quot;;[.A246])));47;&quot;&quot;)">
            <text:p/>
          </table:table-cell>
          <table:table-cell table:formula="of:=IF(ISNUMBER((SEARCH(&quot;studio&quot;;[.A246])));48;&quot;&quot;)">
            <text:p/>
          </table:table-cell>
          <table:table-cell table:formula="of:=IF(ISNUMBER((SEARCH(&quot;ternel&quot;;[.A246])));95;&quot;&quot;)">
            <text:p/>
          </table:table-cell>
          <table:table-cell table:formula="of:=IF(ISNUMBER((SEARCH(&quot;eclipse&quot;;[.A246])));93;&quot;&quot;)">
            <text:p/>
          </table:table-cell>
          <table:table-cell table:formula="of:=IF(ISNUMBER((SEARCH(&quot;fruit&quot;;[.A246])));100;&quot;&quot;)">
            <text:p/>
          </table:table-cell>
          <table:table-cell table:formula="of:=IF(ISNUMBER((SEARCH(&quot;jubil&quot;;[.A246])));112;&quot;&quot;)">
            <text:p/>
          </table:table-cell>
          <table:table-cell table:formula="of:=IF(ISNUMBER((SEARCH(&quot;flow&quot;;[.A246])));98;&quot;&quot;)">
            <text:p/>
          </table:table-cell>
          <table:table-cell table:formula="of:=CONCATENATE([.G246];&quot;,&quot;;[.H246];&quot;,&quot;;[.I246];&quot;,&quot;;[.J246];&quot;,&quot;;[.K246];&quot;,&quot;;[.L246];&quot;,&quot;;[.M246];&quot;,&quot;;[.N246];&quot;,&quot;;[.O246];&quot;,&quot;;[.P246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 - Bransoletka ze stali i skóry</text:p>
          </table:table-cell>
          <table:table-cell table:formula="of:=[.B246]"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5Her - Bransoletka ze stali i skóry.jpg</text:p>
          </table:table-cell>
          <table:table-cell table:formula="of:=IF(ISNUMBER((SEARCH(&quot;diament&quot;;[.A247])));21;&quot;&quot;)">
            <text:p/>
          </table:table-cell>
          <table:table-cell table:formula="of:=[.H246]" office:value-type="float" office:value="16" calcext:value-type="float">
            <text:p>16</text:p>
          </table:table-cell>
          <table:table-cell table:formula="of:=IF(ISNUMBER((SEARCH(&quot;wiktoriańska&quot;;[.A247])));46;&quot;&quot;)">
            <text:p/>
          </table:table-cell>
          <table:table-cell table:formula="of:=IF(ISNUMBER((SEARCH(&quot;boho&quot;;[.A247])));47;&quot;&quot;)">
            <text:p/>
          </table:table-cell>
          <table:table-cell table:formula="of:=IF(ISNUMBER((SEARCH(&quot;studio&quot;;[.A247])));48;&quot;&quot;)">
            <text:p/>
          </table:table-cell>
          <table:table-cell table:formula="of:=IF(ISNUMBER((SEARCH(&quot;ternel&quot;;[.A247])));95;&quot;&quot;)">
            <text:p/>
          </table:table-cell>
          <table:table-cell table:formula="of:=IF(ISNUMBER((SEARCH(&quot;eclipse&quot;;[.A247])));93;&quot;&quot;)">
            <text:p/>
          </table:table-cell>
          <table:table-cell table:formula="of:=IF(ISNUMBER((SEARCH(&quot;fruit&quot;;[.A247])));100;&quot;&quot;)">
            <text:p/>
          </table:table-cell>
          <table:table-cell table:formula="of:=IF(ISNUMBER((SEARCH(&quot;jubil&quot;;[.A247])));112;&quot;&quot;)">
            <text:p/>
          </table:table-cell>
          <table:table-cell table:formula="of:=IF(ISNUMBER((SEARCH(&quot;flow&quot;;[.A247])));98;&quot;&quot;)">
            <text:p/>
          </table:table-cell>
          <table:table-cell table:formula="of:=CONCATENATE([.G247];&quot;,&quot;;[.H247];&quot;,&quot;;[.I247];&quot;,&quot;;[.J247];&quot;,&quot;;[.K247];&quot;,&quot;;[.L247];&quot;,&quot;;[.M247];&quot;,&quot;;[.N247];&quot;,&quot;;[.O247];&quot;,&quot;;[.P247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 - Bransoletka ze stali i skóry</text:p>
          </table:table-cell>
          <table:table-cell table:formula="of:=[.B247]"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6Her - Bransoletka ze stali i skóry.jpg</text:p>
          </table:table-cell>
          <table:table-cell table:formula="of:=IF(ISNUMBER((SEARCH(&quot;diament&quot;;[.A248])));21;&quot;&quot;)">
            <text:p/>
          </table:table-cell>
          <table:table-cell table:formula="of:=[.H247]" office:value-type="float" office:value="16" calcext:value-type="float">
            <text:p>16</text:p>
          </table:table-cell>
          <table:table-cell table:formula="of:=IF(ISNUMBER((SEARCH(&quot;wiktoriańska&quot;;[.A248])));46;&quot;&quot;)">
            <text:p/>
          </table:table-cell>
          <table:table-cell table:formula="of:=IF(ISNUMBER((SEARCH(&quot;boho&quot;;[.A248])));47;&quot;&quot;)">
            <text:p/>
          </table:table-cell>
          <table:table-cell table:formula="of:=IF(ISNUMBER((SEARCH(&quot;studio&quot;;[.A248])));48;&quot;&quot;)">
            <text:p/>
          </table:table-cell>
          <table:table-cell table:formula="of:=IF(ISNUMBER((SEARCH(&quot;ternel&quot;;[.A248])));95;&quot;&quot;)">
            <text:p/>
          </table:table-cell>
          <table:table-cell table:formula="of:=IF(ISNUMBER((SEARCH(&quot;eclipse&quot;;[.A248])));93;&quot;&quot;)">
            <text:p/>
          </table:table-cell>
          <table:table-cell table:formula="of:=IF(ISNUMBER((SEARCH(&quot;fruit&quot;;[.A248])));100;&quot;&quot;)">
            <text:p/>
          </table:table-cell>
          <table:table-cell table:formula="of:=IF(ISNUMBER((SEARCH(&quot;jubil&quot;;[.A248])));112;&quot;&quot;)">
            <text:p/>
          </table:table-cell>
          <table:table-cell table:formula="of:=IF(ISNUMBER((SEARCH(&quot;flow&quot;;[.A248])));98;&quot;&quot;)">
            <text:p/>
          </table:table-cell>
          <table:table-cell table:formula="of:=CONCATENATE([.G248];&quot;,&quot;;[.H248];&quot;,&quot;;[.I248];&quot;,&quot;;[.J248];&quot;,&quot;;[.K248];&quot;,&quot;;[.L248];&quot;,&quot;;[.M248];&quot;,&quot;;[.N248];&quot;,&quot;;[.O248];&quot;,&quot;;[.P248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 - Bransoletka ze stali i skóry</text:p>
          </table:table-cell>
          <table:table-cell table:formula="of:=[.B248]"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7Her - Bransoletka ze stali i skóry.jpg</text:p>
          </table:table-cell>
          <table:table-cell table:formula="of:=IF(ISNUMBER((SEARCH(&quot;diament&quot;;[.A249])));21;&quot;&quot;)">
            <text:p/>
          </table:table-cell>
          <table:table-cell table:formula="of:=[.H248]" office:value-type="float" office:value="16" calcext:value-type="float">
            <text:p>16</text:p>
          </table:table-cell>
          <table:table-cell table:formula="of:=IF(ISNUMBER((SEARCH(&quot;wiktoriańska&quot;;[.A249])));46;&quot;&quot;)">
            <text:p/>
          </table:table-cell>
          <table:table-cell table:formula="of:=IF(ISNUMBER((SEARCH(&quot;boho&quot;;[.A249])));47;&quot;&quot;)">
            <text:p/>
          </table:table-cell>
          <table:table-cell table:formula="of:=IF(ISNUMBER((SEARCH(&quot;studio&quot;;[.A249])));48;&quot;&quot;)">
            <text:p/>
          </table:table-cell>
          <table:table-cell table:formula="of:=IF(ISNUMBER((SEARCH(&quot;ternel&quot;;[.A249])));95;&quot;&quot;)">
            <text:p/>
          </table:table-cell>
          <table:table-cell table:formula="of:=IF(ISNUMBER((SEARCH(&quot;eclipse&quot;;[.A249])));93;&quot;&quot;)">
            <text:p/>
          </table:table-cell>
          <table:table-cell table:formula="of:=IF(ISNUMBER((SEARCH(&quot;fruit&quot;;[.A249])));100;&quot;&quot;)">
            <text:p/>
          </table:table-cell>
          <table:table-cell table:formula="of:=IF(ISNUMBER((SEARCH(&quot;jubil&quot;;[.A249])));112;&quot;&quot;)">
            <text:p/>
          </table:table-cell>
          <table:table-cell table:formula="of:=IF(ISNUMBER((SEARCH(&quot;flow&quot;;[.A249])));98;&quot;&quot;)">
            <text:p/>
          </table:table-cell>
          <table:table-cell table:formula="of:=CONCATENATE([.G249];&quot;,&quot;;[.H249];&quot;,&quot;;[.I249];&quot;,&quot;;[.J249];&quot;,&quot;;[.K249];&quot;,&quot;;[.L249];&quot;,&quot;;[.M249];&quot;,&quot;;[.N249];&quot;,&quot;;[.O249];&quot;,&quot;;[.P249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voni - srebrna bransoletka</text:p>
          </table:table-cell>
          <table:table-cell table:formula="of:=[.B249]"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8Pavoni - srebrna bransoletka.jpg</text:p>
          </table:table-cell>
          <table:table-cell table:formula="of:=IF(ISNUMBER((SEARCH(&quot;diament&quot;;[.A250])));21;&quot;&quot;)">
            <text:p/>
          </table:table-cell>
          <table:table-cell table:formula="of:=[.H249]" office:value-type="float" office:value="16" calcext:value-type="float">
            <text:p>16</text:p>
          </table:table-cell>
          <table:table-cell table:formula="of:=IF(ISNUMBER((SEARCH(&quot;wiktoriańska&quot;;[.A250])));46;&quot;&quot;)">
            <text:p/>
          </table:table-cell>
          <table:table-cell table:formula="of:=IF(ISNUMBER((SEARCH(&quot;boho&quot;;[.A250])));47;&quot;&quot;)">
            <text:p/>
          </table:table-cell>
          <table:table-cell table:formula="of:=IF(ISNUMBER((SEARCH(&quot;studio&quot;;[.A250])));48;&quot;&quot;)">
            <text:p/>
          </table:table-cell>
          <table:table-cell table:formula="of:=IF(ISNUMBER((SEARCH(&quot;ternel&quot;;[.A250])));95;&quot;&quot;)">
            <text:p/>
          </table:table-cell>
          <table:table-cell table:formula="of:=IF(ISNUMBER((SEARCH(&quot;eclipse&quot;;[.A250])));93;&quot;&quot;)">
            <text:p/>
          </table:table-cell>
          <table:table-cell table:formula="of:=IF(ISNUMBER((SEARCH(&quot;fruit&quot;;[.A250])));100;&quot;&quot;)">
            <text:p/>
          </table:table-cell>
          <table:table-cell table:formula="of:=IF(ISNUMBER((SEARCH(&quot;jubil&quot;;[.A250])));112;&quot;&quot;)">
            <text:p/>
          </table:table-cell>
          <table:table-cell table:formula="of:=IF(ISNUMBER((SEARCH(&quot;flow&quot;;[.A250])));98;&quot;&quot;)">
            <text:p/>
          </table:table-cell>
          <table:table-cell table:formula="of:=CONCATENATE([.G250];&quot;,&quot;;[.H250];&quot;,&quot;;[.I250];&quot;,&quot;;[.J250];&quot;,&quot;;[.K250];&quot;,&quot;;[.L250];&quot;,&quot;;[.M250];&quot;,&quot;;[.N250];&quot;,&quot;;[.O250];&quot;,&quot;;[.P250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voni - srebrna bransoletka</text:p>
          </table:table-cell>
          <table:table-cell table:formula="of:=[.B250]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9Pavoni - srebrna bransoletka.jpg</text:p>
          </table:table-cell>
          <table:table-cell table:formula="of:=IF(ISNUMBER((SEARCH(&quot;diament&quot;;[.A251])));21;&quot;&quot;)">
            <text:p/>
          </table:table-cell>
          <table:table-cell table:formula="of:=[.H250]" office:value-type="float" office:value="16" calcext:value-type="float">
            <text:p>16</text:p>
          </table:table-cell>
          <table:table-cell table:formula="of:=IF(ISNUMBER((SEARCH(&quot;wiktoriańska&quot;;[.A251])));46;&quot;&quot;)">
            <text:p/>
          </table:table-cell>
          <table:table-cell table:formula="of:=IF(ISNUMBER((SEARCH(&quot;boho&quot;;[.A251])));47;&quot;&quot;)">
            <text:p/>
          </table:table-cell>
          <table:table-cell table:formula="of:=IF(ISNUMBER((SEARCH(&quot;studio&quot;;[.A251])));48;&quot;&quot;)">
            <text:p/>
          </table:table-cell>
          <table:table-cell table:formula="of:=IF(ISNUMBER((SEARCH(&quot;ternel&quot;;[.A251])));95;&quot;&quot;)">
            <text:p/>
          </table:table-cell>
          <table:table-cell table:formula="of:=IF(ISNUMBER((SEARCH(&quot;eclipse&quot;;[.A251])));93;&quot;&quot;)">
            <text:p/>
          </table:table-cell>
          <table:table-cell table:formula="of:=IF(ISNUMBER((SEARCH(&quot;fruit&quot;;[.A251])));100;&quot;&quot;)">
            <text:p/>
          </table:table-cell>
          <table:table-cell table:formula="of:=IF(ISNUMBER((SEARCH(&quot;jubil&quot;;[.A251])));112;&quot;&quot;)">
            <text:p/>
          </table:table-cell>
          <table:table-cell table:formula="of:=IF(ISNUMBER((SEARCH(&quot;flow&quot;;[.A251])));98;&quot;&quot;)">
            <text:p/>
          </table:table-cell>
          <table:table-cell table:formula="of:=CONCATENATE([.G251];&quot;,&quot;;[.H251];&quot;,&quot;;[.I251];&quot;,&quot;;[.J251];&quot;,&quot;;[.K251];&quot;,&quot;;[.L251];&quot;,&quot;;[.M251];&quot;,&quot;;[.N251];&quot;,&quot;;[.O251];&quot;,&quot;;[.P251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voni - srebrna bransoletka</text:p>
          </table:table-cell>
          <table:table-cell table:formula="of:=[.B251]"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10Pavoni - srebrna bransoletka.jpg</text:p>
          </table:table-cell>
          <table:table-cell table:formula="of:=IF(ISNUMBER((SEARCH(&quot;diament&quot;;[.A252])));21;&quot;&quot;)">
            <text:p/>
          </table:table-cell>
          <table:table-cell table:formula="of:=[.H251]" office:value-type="float" office:value="16" calcext:value-type="float">
            <text:p>16</text:p>
          </table:table-cell>
          <table:table-cell table:formula="of:=IF(ISNUMBER((SEARCH(&quot;wiktoriańska&quot;;[.A252])));46;&quot;&quot;)">
            <text:p/>
          </table:table-cell>
          <table:table-cell table:formula="of:=IF(ISNUMBER((SEARCH(&quot;boho&quot;;[.A252])));47;&quot;&quot;)">
            <text:p/>
          </table:table-cell>
          <table:table-cell table:formula="of:=IF(ISNUMBER((SEARCH(&quot;studio&quot;;[.A252])));48;&quot;&quot;)">
            <text:p/>
          </table:table-cell>
          <table:table-cell table:formula="of:=IF(ISNUMBER((SEARCH(&quot;ternel&quot;;[.A252])));95;&quot;&quot;)">
            <text:p/>
          </table:table-cell>
          <table:table-cell table:formula="of:=IF(ISNUMBER((SEARCH(&quot;eclipse&quot;;[.A252])));93;&quot;&quot;)">
            <text:p/>
          </table:table-cell>
          <table:table-cell table:formula="of:=IF(ISNUMBER((SEARCH(&quot;fruit&quot;;[.A252])));100;&quot;&quot;)">
            <text:p/>
          </table:table-cell>
          <table:table-cell table:formula="of:=IF(ISNUMBER((SEARCH(&quot;jubil&quot;;[.A252])));112;&quot;&quot;)">
            <text:p/>
          </table:table-cell>
          <table:table-cell table:formula="of:=IF(ISNUMBER((SEARCH(&quot;flow&quot;;[.A252])));98;&quot;&quot;)">
            <text:p/>
          </table:table-cell>
          <table:table-cell table:formula="of:=CONCATENATE([.G252];&quot;,&quot;;[.H252];&quot;,&quot;;[.I252];&quot;,&quot;;[.J252];&quot;,&quot;;[.K252];&quot;,&quot;;[.L252];&quot;,&quot;;[.M252];&quot;,&quot;;[.N252];&quot;,&quot;;[.O252];&quot;,&quot;;[.P252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voni - srebrna bransoletka</text:p>
          </table:table-cell>
          <table:table-cell table:formula="of:=[.B252]"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11Pavoni - srebrna bransoletka.jpg</text:p>
          </table:table-cell>
          <table:table-cell table:formula="of:=IF(ISNUMBER((SEARCH(&quot;diament&quot;;[.A253])));21;&quot;&quot;)">
            <text:p/>
          </table:table-cell>
          <table:table-cell table:formula="of:=[.H252]" office:value-type="float" office:value="16" calcext:value-type="float">
            <text:p>16</text:p>
          </table:table-cell>
          <table:table-cell table:formula="of:=IF(ISNUMBER((SEARCH(&quot;wiktoriańska&quot;;[.A253])));46;&quot;&quot;)">
            <text:p/>
          </table:table-cell>
          <table:table-cell table:formula="of:=IF(ISNUMBER((SEARCH(&quot;boho&quot;;[.A253])));47;&quot;&quot;)">
            <text:p/>
          </table:table-cell>
          <table:table-cell table:formula="of:=IF(ISNUMBER((SEARCH(&quot;studio&quot;;[.A253])));48;&quot;&quot;)">
            <text:p/>
          </table:table-cell>
          <table:table-cell table:formula="of:=IF(ISNUMBER((SEARCH(&quot;ternel&quot;;[.A253])));95;&quot;&quot;)">
            <text:p/>
          </table:table-cell>
          <table:table-cell table:formula="of:=IF(ISNUMBER((SEARCH(&quot;eclipse&quot;;[.A253])));93;&quot;&quot;)">
            <text:p/>
          </table:table-cell>
          <table:table-cell table:formula="of:=IF(ISNUMBER((SEARCH(&quot;fruit&quot;;[.A253])));100;&quot;&quot;)">
            <text:p/>
          </table:table-cell>
          <table:table-cell table:formula="of:=IF(ISNUMBER((SEARCH(&quot;jubil&quot;;[.A253])));112;&quot;&quot;)">
            <text:p/>
          </table:table-cell>
          <table:table-cell table:formula="of:=IF(ISNUMBER((SEARCH(&quot;flow&quot;;[.A253])));98;&quot;&quot;)">
            <text:p/>
          </table:table-cell>
          <table:table-cell table:formula="of:=CONCATENATE([.G253];&quot;,&quot;;[.H253];&quot;,&quot;;[.I253];&quot;,&quot;;[.J253];&quot;,&quot;;[.K253];&quot;,&quot;;[.L253];&quot;,&quot;;[.M253];&quot;,&quot;;[.N253];&quot;,&quot;;[.O253];&quot;,&quot;;[.P253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m - bransoletka ze skóry</text:p>
          </table:table-cell>
          <table:table-cell table:formula="of:=[.B253]"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12Him - bransoletka ze skóry.jpg</text:p>
          </table:table-cell>
          <table:table-cell table:formula="of:=IF(ISNUMBER((SEARCH(&quot;diament&quot;;[.A254])));21;&quot;&quot;)">
            <text:p/>
          </table:table-cell>
          <table:table-cell table:formula="of:=[.H253]" office:value-type="float" office:value="16" calcext:value-type="float">
            <text:p>16</text:p>
          </table:table-cell>
          <table:table-cell table:formula="of:=IF(ISNUMBER((SEARCH(&quot;wiktoriańska&quot;;[.A254])));46;&quot;&quot;)">
            <text:p/>
          </table:table-cell>
          <table:table-cell table:formula="of:=IF(ISNUMBER((SEARCH(&quot;boho&quot;;[.A254])));47;&quot;&quot;)">
            <text:p/>
          </table:table-cell>
          <table:table-cell table:formula="of:=IF(ISNUMBER((SEARCH(&quot;studio&quot;;[.A254])));48;&quot;&quot;)">
            <text:p/>
          </table:table-cell>
          <table:table-cell table:formula="of:=IF(ISNUMBER((SEARCH(&quot;ternel&quot;;[.A254])));95;&quot;&quot;)">
            <text:p/>
          </table:table-cell>
          <table:table-cell table:formula="of:=IF(ISNUMBER((SEARCH(&quot;eclipse&quot;;[.A254])));93;&quot;&quot;)">
            <text:p/>
          </table:table-cell>
          <table:table-cell table:formula="of:=IF(ISNUMBER((SEARCH(&quot;fruit&quot;;[.A254])));100;&quot;&quot;)">
            <text:p/>
          </table:table-cell>
          <table:table-cell table:formula="of:=IF(ISNUMBER((SEARCH(&quot;jubil&quot;;[.A254])));112;&quot;&quot;)">
            <text:p/>
          </table:table-cell>
          <table:table-cell table:formula="of:=IF(ISNUMBER((SEARCH(&quot;flow&quot;;[.A254])));98;&quot;&quot;)">
            <text:p/>
          </table:table-cell>
          <table:table-cell table:formula="of:=CONCATENATE([.G254];&quot;,&quot;;[.H254];&quot;,&quot;;[.I254];&quot;,&quot;;[.J254];&quot;,&quot;;[.K254];&quot;,&quot;;[.L254];&quot;,&quot;;[.M254];&quot;,&quot;;[.N254];&quot;,&quot;;[.O254];&quot;,&quot;;[.P254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m - bransoletka</text:p>
          </table:table-cell>
          <table:table-cell table:formula="of:=[.B254]"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13Him - bransoletka.jpg</text:p>
          </table:table-cell>
          <table:table-cell table:formula="of:=IF(ISNUMBER((SEARCH(&quot;diament&quot;;[.A255])));21;&quot;&quot;)">
            <text:p/>
          </table:table-cell>
          <table:table-cell table:formula="of:=[.H254]" office:value-type="float" office:value="16" calcext:value-type="float">
            <text:p>16</text:p>
          </table:table-cell>
          <table:table-cell table:formula="of:=IF(ISNUMBER((SEARCH(&quot;wiktoriańska&quot;;[.A255])));46;&quot;&quot;)">
            <text:p/>
          </table:table-cell>
          <table:table-cell table:formula="of:=IF(ISNUMBER((SEARCH(&quot;boho&quot;;[.A255])));47;&quot;&quot;)">
            <text:p/>
          </table:table-cell>
          <table:table-cell table:formula="of:=IF(ISNUMBER((SEARCH(&quot;studio&quot;;[.A255])));48;&quot;&quot;)">
            <text:p/>
          </table:table-cell>
          <table:table-cell table:formula="of:=IF(ISNUMBER((SEARCH(&quot;ternel&quot;;[.A255])));95;&quot;&quot;)">
            <text:p/>
          </table:table-cell>
          <table:table-cell table:formula="of:=IF(ISNUMBER((SEARCH(&quot;eclipse&quot;;[.A255])));93;&quot;&quot;)">
            <text:p/>
          </table:table-cell>
          <table:table-cell table:formula="of:=IF(ISNUMBER((SEARCH(&quot;fruit&quot;;[.A255])));100;&quot;&quot;)">
            <text:p/>
          </table:table-cell>
          <table:table-cell table:formula="of:=IF(ISNUMBER((SEARCH(&quot;jubil&quot;;[.A255])));112;&quot;&quot;)">
            <text:p/>
          </table:table-cell>
          <table:table-cell table:formula="of:=IF(ISNUMBER((SEARCH(&quot;flow&quot;;[.A255])));98;&quot;&quot;)">
            <text:p/>
          </table:table-cell>
          <table:table-cell table:formula="of:=CONCATENATE([.G255];&quot;,&quot;;[.H255];&quot;,&quot;;[.I255];&quot;,&quot;;[.J255];&quot;,&quot;;[.K255];&quot;,&quot;;[.L255];&quot;,&quot;;[.M255];&quot;,&quot;;[.N255];&quot;,&quot;;[.O255];&quot;,&quot;;[.P255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m - bransoletka</text:p>
          </table:table-cell>
          <table:table-cell table:formula="of:=[.B255]"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14Him - bransoletka.jpg</text:p>
          </table:table-cell>
          <table:table-cell table:formula="of:=IF(ISNUMBER((SEARCH(&quot;diament&quot;;[.A256])));21;&quot;&quot;)">
            <text:p/>
          </table:table-cell>
          <table:table-cell table:formula="of:=[.H255]" office:value-type="float" office:value="16" calcext:value-type="float">
            <text:p>16</text:p>
          </table:table-cell>
          <table:table-cell table:formula="of:=IF(ISNUMBER((SEARCH(&quot;wiktoriańska&quot;;[.A256])));46;&quot;&quot;)">
            <text:p/>
          </table:table-cell>
          <table:table-cell table:formula="of:=IF(ISNUMBER((SEARCH(&quot;boho&quot;;[.A256])));47;&quot;&quot;)">
            <text:p/>
          </table:table-cell>
          <table:table-cell table:formula="of:=IF(ISNUMBER((SEARCH(&quot;studio&quot;;[.A256])));48;&quot;&quot;)">
            <text:p/>
          </table:table-cell>
          <table:table-cell table:formula="of:=IF(ISNUMBER((SEARCH(&quot;ternel&quot;;[.A256])));95;&quot;&quot;)">
            <text:p/>
          </table:table-cell>
          <table:table-cell table:formula="of:=IF(ISNUMBER((SEARCH(&quot;eclipse&quot;;[.A256])));93;&quot;&quot;)">
            <text:p/>
          </table:table-cell>
          <table:table-cell table:formula="of:=IF(ISNUMBER((SEARCH(&quot;fruit&quot;;[.A256])));100;&quot;&quot;)">
            <text:p/>
          </table:table-cell>
          <table:table-cell table:formula="of:=IF(ISNUMBER((SEARCH(&quot;jubil&quot;;[.A256])));112;&quot;&quot;)">
            <text:p/>
          </table:table-cell>
          <table:table-cell table:formula="of:=IF(ISNUMBER((SEARCH(&quot;flow&quot;;[.A256])));98;&quot;&quot;)">
            <text:p/>
          </table:table-cell>
          <table:table-cell table:formula="of:=CONCATENATE([.G256];&quot;,&quot;;[.H256];&quot;,&quot;;[.I256];&quot;,&quot;;[.J256];&quot;,&quot;;[.K256];&quot;,&quot;;[.L256];&quot;,&quot;;[.M256];&quot;,&quot;;[.N256];&quot;,&quot;;[.O256];&quot;,&quot;;[.P256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m - bransoletka ze skóry</text:p>
          </table:table-cell>
          <table:table-cell table:formula="of:=[.B256]"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15Him - bransoletka ze skóry.jpg</text:p>
          </table:table-cell>
          <table:table-cell table:formula="of:=IF(ISNUMBER((SEARCH(&quot;diament&quot;;[.A257])));21;&quot;&quot;)">
            <text:p/>
          </table:table-cell>
          <table:table-cell table:formula="of:=[.H256]" office:value-type="float" office:value="16" calcext:value-type="float">
            <text:p>16</text:p>
          </table:table-cell>
          <table:table-cell table:formula="of:=IF(ISNUMBER((SEARCH(&quot;wiktoriańska&quot;;[.A257])));46;&quot;&quot;)">
            <text:p/>
          </table:table-cell>
          <table:table-cell table:formula="of:=IF(ISNUMBER((SEARCH(&quot;boho&quot;;[.A257])));47;&quot;&quot;)">
            <text:p/>
          </table:table-cell>
          <table:table-cell table:formula="of:=IF(ISNUMBER((SEARCH(&quot;studio&quot;;[.A257])));48;&quot;&quot;)">
            <text:p/>
          </table:table-cell>
          <table:table-cell table:formula="of:=IF(ISNUMBER((SEARCH(&quot;ternel&quot;;[.A257])));95;&quot;&quot;)">
            <text:p/>
          </table:table-cell>
          <table:table-cell table:formula="of:=IF(ISNUMBER((SEARCH(&quot;eclipse&quot;;[.A257])));93;&quot;&quot;)">
            <text:p/>
          </table:table-cell>
          <table:table-cell table:formula="of:=IF(ISNUMBER((SEARCH(&quot;fruit&quot;;[.A257])));100;&quot;&quot;)">
            <text:p/>
          </table:table-cell>
          <table:table-cell table:formula="of:=IF(ISNUMBER((SEARCH(&quot;jubil&quot;;[.A257])));112;&quot;&quot;)">
            <text:p/>
          </table:table-cell>
          <table:table-cell table:formula="of:=IF(ISNUMBER((SEARCH(&quot;flow&quot;;[.A257])));98;&quot;&quot;)">
            <text:p/>
          </table:table-cell>
          <table:table-cell table:formula="of:=CONCATENATE([.G257];&quot;,&quot;;[.H257];&quot;,&quot;;[.I257];&quot;,&quot;;[.J257];&quot;,&quot;;[.K257];&quot;,&quot;;[.L257];&quot;,&quot;;[.M257];&quot;,&quot;;[.N257];&quot;,&quot;;[.O257];&quot;,&quot;;[.P257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bransoletka z pereł</text:p>
          </table:table-cell>
          <table:table-cell table:formula="of:=[.B257]"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16Namiko - bransoletka z pereł.jpg</text:p>
          </table:table-cell>
          <table:table-cell table:formula="of:=IF(ISNUMBER((SEARCH(&quot;diament&quot;;[.A258])));21;&quot;&quot;)">
            <text:p/>
          </table:table-cell>
          <table:table-cell table:formula="of:=[.H257]" office:value-type="float" office:value="16" calcext:value-type="float">
            <text:p>16</text:p>
          </table:table-cell>
          <table:table-cell table:formula="of:=IF(ISNUMBER((SEARCH(&quot;wiktoriańska&quot;;[.A258])));46;&quot;&quot;)">
            <text:p/>
          </table:table-cell>
          <table:table-cell table:formula="of:=IF(ISNUMBER((SEARCH(&quot;boho&quot;;[.A258])));47;&quot;&quot;)">
            <text:p/>
          </table:table-cell>
          <table:table-cell table:formula="of:=IF(ISNUMBER((SEARCH(&quot;studio&quot;;[.A258])));48;&quot;&quot;)">
            <text:p/>
          </table:table-cell>
          <table:table-cell table:formula="of:=IF(ISNUMBER((SEARCH(&quot;ternel&quot;;[.A258])));95;&quot;&quot;)">
            <text:p/>
          </table:table-cell>
          <table:table-cell table:formula="of:=IF(ISNUMBER((SEARCH(&quot;eclipse&quot;;[.A258])));93;&quot;&quot;)">
            <text:p/>
          </table:table-cell>
          <table:table-cell table:formula="of:=IF(ISNUMBER((SEARCH(&quot;fruit&quot;;[.A258])));100;&quot;&quot;)">
            <text:p/>
          </table:table-cell>
          <table:table-cell table:formula="of:=IF(ISNUMBER((SEARCH(&quot;jubil&quot;;[.A258])));112;&quot;&quot;)">
            <text:p/>
          </table:table-cell>
          <table:table-cell table:formula="of:=IF(ISNUMBER((SEARCH(&quot;flow&quot;;[.A258])));98;&quot;&quot;)">
            <text:p/>
          </table:table-cell>
          <table:table-cell table:formula="of:=CONCATENATE([.G258];&quot;,&quot;;[.H258];&quot;,&quot;;[.I258];&quot;,&quot;;[.J258];&quot;,&quot;;[.K258];&quot;,&quot;;[.L258];&quot;,&quot;;[.M258];&quot;,&quot;;[.N258];&quot;,&quot;;[.O258];&quot;,&quot;;[.P258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bransoletka z pereł</text:p>
          </table:table-cell>
          <table:table-cell table:formula="of:=[.B258]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17Namiko - bransoletka z pereł.jpg</text:p>
          </table:table-cell>
          <table:table-cell table:formula="of:=IF(ISNUMBER((SEARCH(&quot;diament&quot;;[.A259])));21;&quot;&quot;)">
            <text:p/>
          </table:table-cell>
          <table:table-cell table:formula="of:=[.H258]" office:value-type="float" office:value="16" calcext:value-type="float">
            <text:p>16</text:p>
          </table:table-cell>
          <table:table-cell table:formula="of:=IF(ISNUMBER((SEARCH(&quot;wiktoriańska&quot;;[.A259])));46;&quot;&quot;)">
            <text:p/>
          </table:table-cell>
          <table:table-cell table:formula="of:=IF(ISNUMBER((SEARCH(&quot;boho&quot;;[.A259])));47;&quot;&quot;)">
            <text:p/>
          </table:table-cell>
          <table:table-cell table:formula="of:=IF(ISNUMBER((SEARCH(&quot;studio&quot;;[.A259])));48;&quot;&quot;)">
            <text:p/>
          </table:table-cell>
          <table:table-cell table:formula="of:=IF(ISNUMBER((SEARCH(&quot;ternel&quot;;[.A259])));95;&quot;&quot;)">
            <text:p/>
          </table:table-cell>
          <table:table-cell table:formula="of:=IF(ISNUMBER((SEARCH(&quot;eclipse&quot;;[.A259])));93;&quot;&quot;)">
            <text:p/>
          </table:table-cell>
          <table:table-cell table:formula="of:=IF(ISNUMBER((SEARCH(&quot;fruit&quot;;[.A259])));100;&quot;&quot;)">
            <text:p/>
          </table:table-cell>
          <table:table-cell table:formula="of:=IF(ISNUMBER((SEARCH(&quot;jubil&quot;;[.A259])));112;&quot;&quot;)">
            <text:p/>
          </table:table-cell>
          <table:table-cell table:formula="of:=IF(ISNUMBER((SEARCH(&quot;flow&quot;;[.A259])));98;&quot;&quot;)">
            <text:p/>
          </table:table-cell>
          <table:table-cell table:formula="of:=CONCATENATE([.G259];&quot;,&quot;;[.H259];&quot;,&quot;;[.I259];&quot;,&quot;;[.J259];&quot;,&quot;;[.K259];&quot;,&quot;;[.L259];&quot;,&quot;;[.M259];&quot;,&quot;;[.N259];&quot;,&quot;;[.O259];&quot;,&quot;;[.P259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– bransoletka z pereł</text:p>
          </table:table-cell>
          <table:table-cell table:formula="of:=[.B259]"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18Namiko – bransoletka z pereł.jpg</text:p>
          </table:table-cell>
          <table:table-cell table:formula="of:=IF(ISNUMBER((SEARCH(&quot;diament&quot;;[.A260])));21;&quot;&quot;)">
            <text:p/>
          </table:table-cell>
          <table:table-cell table:formula="of:=[.H259]" office:value-type="float" office:value="16" calcext:value-type="float">
            <text:p>16</text:p>
          </table:table-cell>
          <table:table-cell table:formula="of:=IF(ISNUMBER((SEARCH(&quot;wiktoriańska&quot;;[.A260])));46;&quot;&quot;)">
            <text:p/>
          </table:table-cell>
          <table:table-cell table:formula="of:=IF(ISNUMBER((SEARCH(&quot;boho&quot;;[.A260])));47;&quot;&quot;)">
            <text:p/>
          </table:table-cell>
          <table:table-cell table:formula="of:=IF(ISNUMBER((SEARCH(&quot;studio&quot;;[.A260])));48;&quot;&quot;)">
            <text:p/>
          </table:table-cell>
          <table:table-cell table:formula="of:=IF(ISNUMBER((SEARCH(&quot;ternel&quot;;[.A260])));95;&quot;&quot;)">
            <text:p/>
          </table:table-cell>
          <table:table-cell table:formula="of:=IF(ISNUMBER((SEARCH(&quot;eclipse&quot;;[.A260])));93;&quot;&quot;)">
            <text:p/>
          </table:table-cell>
          <table:table-cell table:formula="of:=IF(ISNUMBER((SEARCH(&quot;fruit&quot;;[.A260])));100;&quot;&quot;)">
            <text:p/>
          </table:table-cell>
          <table:table-cell table:formula="of:=IF(ISNUMBER((SEARCH(&quot;jubil&quot;;[.A260])));112;&quot;&quot;)">
            <text:p/>
          </table:table-cell>
          <table:table-cell table:formula="of:=IF(ISNUMBER((SEARCH(&quot;flow&quot;;[.A260])));98;&quot;&quot;)">
            <text:p/>
          </table:table-cell>
          <table:table-cell table:formula="of:=CONCATENATE([.G260];&quot;,&quot;;[.H260];&quot;,&quot;;[.I260];&quot;,&quot;;[.J260];&quot;,&quot;;[.K260];&quot;,&quot;;[.L260];&quot;,&quot;;[.M260];&quot;,&quot;;[.N260];&quot;,&quot;;[.O260];&quot;,&quot;;[.P260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– bransoletka z pereł</text:p>
          </table:table-cell>
          <table:table-cell table:formula="of:=[.B260]"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19Namiko – bransoletka z pereł.jpg</text:p>
          </table:table-cell>
          <table:table-cell table:formula="of:=IF(ISNUMBER((SEARCH(&quot;diament&quot;;[.A261])));21;&quot;&quot;)">
            <text:p/>
          </table:table-cell>
          <table:table-cell table:formula="of:=[.H260]" office:value-type="float" office:value="16" calcext:value-type="float">
            <text:p>16</text:p>
          </table:table-cell>
          <table:table-cell table:formula="of:=IF(ISNUMBER((SEARCH(&quot;wiktoriańska&quot;;[.A261])));46;&quot;&quot;)">
            <text:p/>
          </table:table-cell>
          <table:table-cell table:formula="of:=IF(ISNUMBER((SEARCH(&quot;boho&quot;;[.A261])));47;&quot;&quot;)">
            <text:p/>
          </table:table-cell>
          <table:table-cell table:formula="of:=IF(ISNUMBER((SEARCH(&quot;studio&quot;;[.A261])));48;&quot;&quot;)">
            <text:p/>
          </table:table-cell>
          <table:table-cell table:formula="of:=IF(ISNUMBER((SEARCH(&quot;ternel&quot;;[.A261])));95;&quot;&quot;)">
            <text:p/>
          </table:table-cell>
          <table:table-cell table:formula="of:=IF(ISNUMBER((SEARCH(&quot;eclipse&quot;;[.A261])));93;&quot;&quot;)">
            <text:p/>
          </table:table-cell>
          <table:table-cell table:formula="of:=IF(ISNUMBER((SEARCH(&quot;fruit&quot;;[.A261])));100;&quot;&quot;)">
            <text:p/>
          </table:table-cell>
          <table:table-cell table:formula="of:=IF(ISNUMBER((SEARCH(&quot;jubil&quot;;[.A261])));112;&quot;&quot;)">
            <text:p/>
          </table:table-cell>
          <table:table-cell table:formula="of:=IF(ISNUMBER((SEARCH(&quot;flow&quot;;[.A261])));98;&quot;&quot;)">
            <text:p/>
          </table:table-cell>
          <table:table-cell table:formula="of:=CONCATENATE([.G261];&quot;,&quot;;[.H261];&quot;,&quot;;[.I261];&quot;,&quot;;[.J261];&quot;,&quot;;[.K261];&quot;,&quot;;[.L261];&quot;,&quot;;[.M261];&quot;,&quot;;[.N261];&quot;,&quot;;[.O261];&quot;,&quot;;[.P261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bransoletka </text:p>
          </table:table-cell>
          <table:table-cell table:formula="of:=[.B261]"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20Złota bransoletka .jpg</text:p>
          </table:table-cell>
          <table:table-cell table:formula="of:=IF(ISNUMBER((SEARCH(&quot;diament&quot;;[.A262])));21;&quot;&quot;)">
            <text:p/>
          </table:table-cell>
          <table:table-cell table:formula="of:=[.H261]" office:value-type="float" office:value="16" calcext:value-type="float">
            <text:p>16</text:p>
          </table:table-cell>
          <table:table-cell table:formula="of:=IF(ISNUMBER((SEARCH(&quot;wiktoriańska&quot;;[.A262])));46;&quot;&quot;)">
            <text:p/>
          </table:table-cell>
          <table:table-cell table:formula="of:=IF(ISNUMBER((SEARCH(&quot;boho&quot;;[.A262])));47;&quot;&quot;)">
            <text:p/>
          </table:table-cell>
          <table:table-cell table:formula="of:=IF(ISNUMBER((SEARCH(&quot;studio&quot;;[.A262])));48;&quot;&quot;)">
            <text:p/>
          </table:table-cell>
          <table:table-cell table:formula="of:=IF(ISNUMBER((SEARCH(&quot;ternel&quot;;[.A262])));95;&quot;&quot;)">
            <text:p/>
          </table:table-cell>
          <table:table-cell table:formula="of:=IF(ISNUMBER((SEARCH(&quot;eclipse&quot;;[.A262])));93;&quot;&quot;)">
            <text:p/>
          </table:table-cell>
          <table:table-cell table:formula="of:=IF(ISNUMBER((SEARCH(&quot;fruit&quot;;[.A262])));100;&quot;&quot;)">
            <text:p/>
          </table:table-cell>
          <table:table-cell table:formula="of:=IF(ISNUMBER((SEARCH(&quot;jubil&quot;;[.A262])));112;&quot;&quot;)">
            <text:p/>
          </table:table-cell>
          <table:table-cell table:formula="of:=IF(ISNUMBER((SEARCH(&quot;flow&quot;;[.A262])));98;&quot;&quot;)">
            <text:p/>
          </table:table-cell>
          <table:table-cell table:formula="of:=CONCATENATE([.G262];&quot;,&quot;;[.H262];&quot;,&quot;;[.I262];&quot;,&quot;;[.J262];&quot;,&quot;;[.K262];&quot;,&quot;;[.L262];&quot;,&quot;;[.M262];&quot;,&quot;;[.N262];&quot;,&quot;;[.O262];&quot;,&quot;;[.P262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bransoletka </text:p>
          </table:table-cell>
          <table:table-cell table:formula="of:=[.B262]"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21Złota bransoletka .jpg</text:p>
          </table:table-cell>
          <table:table-cell table:formula="of:=IF(ISNUMBER((SEARCH(&quot;diament&quot;;[.A263])));21;&quot;&quot;)">
            <text:p/>
          </table:table-cell>
          <table:table-cell table:formula="of:=[.H262]" office:value-type="float" office:value="16" calcext:value-type="float">
            <text:p>16</text:p>
          </table:table-cell>
          <table:table-cell table:formula="of:=IF(ISNUMBER((SEARCH(&quot;wiktoriańska&quot;;[.A263])));46;&quot;&quot;)">
            <text:p/>
          </table:table-cell>
          <table:table-cell table:formula="of:=IF(ISNUMBER((SEARCH(&quot;boho&quot;;[.A263])));47;&quot;&quot;)">
            <text:p/>
          </table:table-cell>
          <table:table-cell table:formula="of:=IF(ISNUMBER((SEARCH(&quot;studio&quot;;[.A263])));48;&quot;&quot;)">
            <text:p/>
          </table:table-cell>
          <table:table-cell table:formula="of:=IF(ISNUMBER((SEARCH(&quot;ternel&quot;;[.A263])));95;&quot;&quot;)">
            <text:p/>
          </table:table-cell>
          <table:table-cell table:formula="of:=IF(ISNUMBER((SEARCH(&quot;eclipse&quot;;[.A263])));93;&quot;&quot;)">
            <text:p/>
          </table:table-cell>
          <table:table-cell table:formula="of:=IF(ISNUMBER((SEARCH(&quot;fruit&quot;;[.A263])));100;&quot;&quot;)">
            <text:p/>
          </table:table-cell>
          <table:table-cell table:formula="of:=IF(ISNUMBER((SEARCH(&quot;jubil&quot;;[.A263])));112;&quot;&quot;)">
            <text:p/>
          </table:table-cell>
          <table:table-cell table:formula="of:=IF(ISNUMBER((SEARCH(&quot;flow&quot;;[.A263])));98;&quot;&quot;)">
            <text:p/>
          </table:table-cell>
          <table:table-cell table:formula="of:=CONCATENATE([.G263];&quot;,&quot;;[.H263];&quot;,&quot;;[.I263];&quot;,&quot;;[.J263];&quot;,&quot;;[.K263];&quot;,&quot;;[.L263];&quot;,&quot;;[.M263];&quot;,&quot;;[.N263];&quot;,&quot;;[.O263];&quot;,&quot;;[.P263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bransoletka </text:p>
          </table:table-cell>
          <table:table-cell table:formula="of:=[.B263]"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22Złota bransoletka .jpg</text:p>
          </table:table-cell>
          <table:table-cell table:formula="of:=IF(ISNUMBER((SEARCH(&quot;diament&quot;;[.A264])));21;&quot;&quot;)">
            <text:p/>
          </table:table-cell>
          <table:table-cell table:formula="of:=[.H263]" office:value-type="float" office:value="16" calcext:value-type="float">
            <text:p>16</text:p>
          </table:table-cell>
          <table:table-cell table:formula="of:=IF(ISNUMBER((SEARCH(&quot;wiktoriańska&quot;;[.A264])));46;&quot;&quot;)">
            <text:p/>
          </table:table-cell>
          <table:table-cell table:formula="of:=IF(ISNUMBER((SEARCH(&quot;boho&quot;;[.A264])));47;&quot;&quot;)">
            <text:p/>
          </table:table-cell>
          <table:table-cell table:formula="of:=IF(ISNUMBER((SEARCH(&quot;studio&quot;;[.A264])));48;&quot;&quot;)">
            <text:p/>
          </table:table-cell>
          <table:table-cell table:formula="of:=IF(ISNUMBER((SEARCH(&quot;ternel&quot;;[.A264])));95;&quot;&quot;)">
            <text:p/>
          </table:table-cell>
          <table:table-cell table:formula="of:=IF(ISNUMBER((SEARCH(&quot;eclipse&quot;;[.A264])));93;&quot;&quot;)">
            <text:p/>
          </table:table-cell>
          <table:table-cell table:formula="of:=IF(ISNUMBER((SEARCH(&quot;fruit&quot;;[.A264])));100;&quot;&quot;)">
            <text:p/>
          </table:table-cell>
          <table:table-cell table:formula="of:=IF(ISNUMBER((SEARCH(&quot;jubil&quot;;[.A264])));112;&quot;&quot;)">
            <text:p/>
          </table:table-cell>
          <table:table-cell table:formula="of:=IF(ISNUMBER((SEARCH(&quot;flow&quot;;[.A264])));98;&quot;&quot;)">
            <text:p/>
          </table:table-cell>
          <table:table-cell table:formula="of:=CONCATENATE([.G264];&quot;,&quot;;[.H264];&quot;,&quot;;[.I264];&quot;,&quot;;[.J264];&quot;,&quot;;[.K264];&quot;,&quot;;[.L264];&quot;,&quot;;[.M264];&quot;,&quot;;[.N264];&quot;,&quot;;[.O264];&quot;,&quot;;[.P264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bransoletka </text:p>
          </table:table-cell>
          <table:table-cell table:formula="of:=[.B264]"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23Złota bransoletka .jpg</text:p>
          </table:table-cell>
          <table:table-cell table:formula="of:=IF(ISNUMBER((SEARCH(&quot;diament&quot;;[.A265])));21;&quot;&quot;)">
            <text:p/>
          </table:table-cell>
          <table:table-cell table:formula="of:=[.H264]" office:value-type="float" office:value="16" calcext:value-type="float">
            <text:p>16</text:p>
          </table:table-cell>
          <table:table-cell table:formula="of:=IF(ISNUMBER((SEARCH(&quot;wiktoriańska&quot;;[.A265])));46;&quot;&quot;)">
            <text:p/>
          </table:table-cell>
          <table:table-cell table:formula="of:=IF(ISNUMBER((SEARCH(&quot;boho&quot;;[.A265])));47;&quot;&quot;)">
            <text:p/>
          </table:table-cell>
          <table:table-cell table:formula="of:=IF(ISNUMBER((SEARCH(&quot;studio&quot;;[.A265])));48;&quot;&quot;)">
            <text:p/>
          </table:table-cell>
          <table:table-cell table:formula="of:=IF(ISNUMBER((SEARCH(&quot;ternel&quot;;[.A265])));95;&quot;&quot;)">
            <text:p/>
          </table:table-cell>
          <table:table-cell table:formula="of:=IF(ISNUMBER((SEARCH(&quot;eclipse&quot;;[.A265])));93;&quot;&quot;)">
            <text:p/>
          </table:table-cell>
          <table:table-cell table:formula="of:=IF(ISNUMBER((SEARCH(&quot;fruit&quot;;[.A265])));100;&quot;&quot;)">
            <text:p/>
          </table:table-cell>
          <table:table-cell table:formula="of:=IF(ISNUMBER((SEARCH(&quot;jubil&quot;;[.A265])));112;&quot;&quot;)">
            <text:p/>
          </table:table-cell>
          <table:table-cell table:formula="of:=IF(ISNUMBER((SEARCH(&quot;flow&quot;;[.A265])));98;&quot;&quot;)">
            <text:p/>
          </table:table-cell>
          <table:table-cell table:formula="of:=CONCATENATE([.G265];&quot;,&quot;;[.H265];&quot;,&quot;;[.I265];&quot;,&quot;;[.J265];&quot;,&quot;;[.K265];&quot;,&quot;;[.L265];&quot;,&quot;;[.M265];&quot;,&quot;;[.N265];&quot;,&quot;;[.O265];&quot;,&quot;;[.P265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ss - srebrna bransoletka</text:p>
          </table:table-cell>
          <table:table-cell table:formula="of:=[.B265]"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24Gloss - srebrna bransoletka.jpg</text:p>
          </table:table-cell>
          <table:table-cell table:formula="of:=IF(ISNUMBER((SEARCH(&quot;diament&quot;;[.A266])));21;&quot;&quot;)">
            <text:p/>
          </table:table-cell>
          <table:table-cell table:formula="of:=[.H265]" office:value-type="float" office:value="16" calcext:value-type="float">
            <text:p>16</text:p>
          </table:table-cell>
          <table:table-cell table:formula="of:=IF(ISNUMBER((SEARCH(&quot;wiktoriańska&quot;;[.A266])));46;&quot;&quot;)">
            <text:p/>
          </table:table-cell>
          <table:table-cell table:formula="of:=IF(ISNUMBER((SEARCH(&quot;boho&quot;;[.A266])));47;&quot;&quot;)">
            <text:p/>
          </table:table-cell>
          <table:table-cell table:formula="of:=IF(ISNUMBER((SEARCH(&quot;studio&quot;;[.A266])));48;&quot;&quot;)">
            <text:p/>
          </table:table-cell>
          <table:table-cell table:formula="of:=IF(ISNUMBER((SEARCH(&quot;ternel&quot;;[.A266])));95;&quot;&quot;)">
            <text:p/>
          </table:table-cell>
          <table:table-cell table:formula="of:=IF(ISNUMBER((SEARCH(&quot;eclipse&quot;;[.A266])));93;&quot;&quot;)">
            <text:p/>
          </table:table-cell>
          <table:table-cell table:formula="of:=IF(ISNUMBER((SEARCH(&quot;fruit&quot;;[.A266])));100;&quot;&quot;)">
            <text:p/>
          </table:table-cell>
          <table:table-cell table:formula="of:=IF(ISNUMBER((SEARCH(&quot;jubil&quot;;[.A266])));112;&quot;&quot;)">
            <text:p/>
          </table:table-cell>
          <table:table-cell table:formula="of:=IF(ISNUMBER((SEARCH(&quot;flow&quot;;[.A266])));98;&quot;&quot;)">
            <text:p/>
          </table:table-cell>
          <table:table-cell table:formula="of:=CONCATENATE([.G266];&quot;,&quot;;[.H266];&quot;,&quot;;[.I266];&quot;,&quot;;[.J266];&quot;,&quot;;[.K266];&quot;,&quot;;[.L266];&quot;,&quot;;[.M266];&quot;,&quot;;[.N266];&quot;,&quot;;[.O266];&quot;,&quot;;[.P266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ss - srebrna bransoletka</text:p>
          </table:table-cell>
          <table:table-cell table:formula="of:=[.B266]"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25Gloss - srebrna bransoletka.jpg</text:p>
          </table:table-cell>
          <table:table-cell table:formula="of:=IF(ISNUMBER((SEARCH(&quot;diament&quot;;[.A267])));21;&quot;&quot;)">
            <text:p/>
          </table:table-cell>
          <table:table-cell table:formula="of:=[.H266]" office:value-type="float" office:value="16" calcext:value-type="float">
            <text:p>16</text:p>
          </table:table-cell>
          <table:table-cell table:formula="of:=IF(ISNUMBER((SEARCH(&quot;wiktoriańska&quot;;[.A267])));46;&quot;&quot;)">
            <text:p/>
          </table:table-cell>
          <table:table-cell table:formula="of:=IF(ISNUMBER((SEARCH(&quot;boho&quot;;[.A267])));47;&quot;&quot;)">
            <text:p/>
          </table:table-cell>
          <table:table-cell table:formula="of:=IF(ISNUMBER((SEARCH(&quot;studio&quot;;[.A267])));48;&quot;&quot;)">
            <text:p/>
          </table:table-cell>
          <table:table-cell table:formula="of:=IF(ISNUMBER((SEARCH(&quot;ternel&quot;;[.A267])));95;&quot;&quot;)">
            <text:p/>
          </table:table-cell>
          <table:table-cell table:formula="of:=IF(ISNUMBER((SEARCH(&quot;eclipse&quot;;[.A267])));93;&quot;&quot;)">
            <text:p/>
          </table:table-cell>
          <table:table-cell table:formula="of:=IF(ISNUMBER((SEARCH(&quot;fruit&quot;;[.A267])));100;&quot;&quot;)">
            <text:p/>
          </table:table-cell>
          <table:table-cell table:formula="of:=IF(ISNUMBER((SEARCH(&quot;jubil&quot;;[.A267])));112;&quot;&quot;)">
            <text:p/>
          </table:table-cell>
          <table:table-cell table:formula="of:=IF(ISNUMBER((SEARCH(&quot;flow&quot;;[.A267])));98;&quot;&quot;)">
            <text:p/>
          </table:table-cell>
          <table:table-cell table:formula="of:=CONCATENATE([.G267];&quot;,&quot;;[.H267];&quot;,&quot;;[.I267];&quot;,&quot;;[.J267];&quot;,&quot;;[.K267];&quot;,&quot;;[.L267];&quot;,&quot;;[.M267];&quot;,&quot;;[.N267];&quot;,&quot;;[.O267];&quot;,&quot;;[.P267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ss - srebrna bransoletka</text:p>
          </table:table-cell>
          <table:table-cell table:formula="of:=[.B267]"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26Gloss - srebrna bransoletka.jpg</text:p>
          </table:table-cell>
          <table:table-cell table:formula="of:=IF(ISNUMBER((SEARCH(&quot;diament&quot;;[.A268])));21;&quot;&quot;)">
            <text:p/>
          </table:table-cell>
          <table:table-cell table:formula="of:=[.H267]" office:value-type="float" office:value="16" calcext:value-type="float">
            <text:p>16</text:p>
          </table:table-cell>
          <table:table-cell table:formula="of:=IF(ISNUMBER((SEARCH(&quot;wiktoriańska&quot;;[.A268])));46;&quot;&quot;)">
            <text:p/>
          </table:table-cell>
          <table:table-cell table:formula="of:=IF(ISNUMBER((SEARCH(&quot;boho&quot;;[.A268])));47;&quot;&quot;)">
            <text:p/>
          </table:table-cell>
          <table:table-cell table:formula="of:=IF(ISNUMBER((SEARCH(&quot;studio&quot;;[.A268])));48;&quot;&quot;)">
            <text:p/>
          </table:table-cell>
          <table:table-cell table:formula="of:=IF(ISNUMBER((SEARCH(&quot;ternel&quot;;[.A268])));95;&quot;&quot;)">
            <text:p/>
          </table:table-cell>
          <table:table-cell table:formula="of:=IF(ISNUMBER((SEARCH(&quot;eclipse&quot;;[.A268])));93;&quot;&quot;)">
            <text:p/>
          </table:table-cell>
          <table:table-cell table:formula="of:=IF(ISNUMBER((SEARCH(&quot;fruit&quot;;[.A268])));100;&quot;&quot;)">
            <text:p/>
          </table:table-cell>
          <table:table-cell table:formula="of:=IF(ISNUMBER((SEARCH(&quot;jubil&quot;;[.A268])));112;&quot;&quot;)">
            <text:p/>
          </table:table-cell>
          <table:table-cell table:formula="of:=IF(ISNUMBER((SEARCH(&quot;flow&quot;;[.A268])));98;&quot;&quot;)">
            <text:p/>
          </table:table-cell>
          <table:table-cell table:formula="of:=CONCATENATE([.G268];&quot;,&quot;;[.H268];&quot;,&quot;;[.I268];&quot;,&quot;;[.J268];&quot;,&quot;;[.K268];&quot;,&quot;;[.L268];&quot;,&quot;;[.M268];&quot;,&quot;;[.N268];&quot;,&quot;;[.O268];&quot;,&quot;;[.P268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ss - Srebrna bransoletka</text:p>
          </table:table-cell>
          <table:table-cell table:formula="of:=[.B268]"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27Gloss - Srebrna bransoletka.jpg</text:p>
          </table:table-cell>
          <table:table-cell table:formula="of:=IF(ISNUMBER((SEARCH(&quot;diament&quot;;[.A269])));21;&quot;&quot;)">
            <text:p/>
          </table:table-cell>
          <table:table-cell table:formula="of:=[.H268]" office:value-type="float" office:value="16" calcext:value-type="float">
            <text:p>16</text:p>
          </table:table-cell>
          <table:table-cell table:formula="of:=IF(ISNUMBER((SEARCH(&quot;wiktoriańska&quot;;[.A269])));46;&quot;&quot;)">
            <text:p/>
          </table:table-cell>
          <table:table-cell table:formula="of:=IF(ISNUMBER((SEARCH(&quot;boho&quot;;[.A269])));47;&quot;&quot;)">
            <text:p/>
          </table:table-cell>
          <table:table-cell table:formula="of:=IF(ISNUMBER((SEARCH(&quot;studio&quot;;[.A269])));48;&quot;&quot;)">
            <text:p/>
          </table:table-cell>
          <table:table-cell table:formula="of:=IF(ISNUMBER((SEARCH(&quot;ternel&quot;;[.A269])));95;&quot;&quot;)">
            <text:p/>
          </table:table-cell>
          <table:table-cell table:formula="of:=IF(ISNUMBER((SEARCH(&quot;eclipse&quot;;[.A269])));93;&quot;&quot;)">
            <text:p/>
          </table:table-cell>
          <table:table-cell table:formula="of:=IF(ISNUMBER((SEARCH(&quot;fruit&quot;;[.A269])));100;&quot;&quot;)">
            <text:p/>
          </table:table-cell>
          <table:table-cell table:formula="of:=IF(ISNUMBER((SEARCH(&quot;jubil&quot;;[.A269])));112;&quot;&quot;)">
            <text:p/>
          </table:table-cell>
          <table:table-cell table:formula="of:=IF(ISNUMBER((SEARCH(&quot;flow&quot;;[.A269])));98;&quot;&quot;)">
            <text:p/>
          </table:table-cell>
          <table:table-cell table:formula="of:=CONCATENATE([.G269];&quot;,&quot;;[.H269];&quot;,&quot;;[.I269];&quot;,&quot;;[.J269];&quot;,&quot;;[.K269];&quot;,&quot;;[.L269];&quot;,&quot;;[.M269];&quot;,&quot;;[.N269];&quot;,&quot;;[.O269];&quot;,&quot;;[.P269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ies – srebrna bransoletka</text:p>
          </table:table-cell>
          <table:table-cell table:formula="of:=[.B269]"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28Berries – srebrna bransoletka.jpg</text:p>
          </table:table-cell>
          <table:table-cell table:formula="of:=IF(ISNUMBER((SEARCH(&quot;diament&quot;;[.A270])));21;&quot;&quot;)">
            <text:p/>
          </table:table-cell>
          <table:table-cell table:formula="of:=[.H269]" office:value-type="float" office:value="16" calcext:value-type="float">
            <text:p>16</text:p>
          </table:table-cell>
          <table:table-cell table:formula="of:=IF(ISNUMBER((SEARCH(&quot;wiktoriańska&quot;;[.A270])));46;&quot;&quot;)">
            <text:p/>
          </table:table-cell>
          <table:table-cell table:formula="of:=IF(ISNUMBER((SEARCH(&quot;boho&quot;;[.A270])));47;&quot;&quot;)">
            <text:p/>
          </table:table-cell>
          <table:table-cell table:formula="of:=IF(ISNUMBER((SEARCH(&quot;studio&quot;;[.A270])));48;&quot;&quot;)">
            <text:p/>
          </table:table-cell>
          <table:table-cell table:formula="of:=IF(ISNUMBER((SEARCH(&quot;ternel&quot;;[.A270])));95;&quot;&quot;)">
            <text:p/>
          </table:table-cell>
          <table:table-cell table:formula="of:=IF(ISNUMBER((SEARCH(&quot;eclipse&quot;;[.A270])));93;&quot;&quot;)">
            <text:p/>
          </table:table-cell>
          <table:table-cell table:formula="of:=IF(ISNUMBER((SEARCH(&quot;fruit&quot;;[.A270])));100;&quot;&quot;)">
            <text:p/>
          </table:table-cell>
          <table:table-cell table:formula="of:=IF(ISNUMBER((SEARCH(&quot;jubil&quot;;[.A270])));112;&quot;&quot;)">
            <text:p/>
          </table:table-cell>
          <table:table-cell table:formula="of:=IF(ISNUMBER((SEARCH(&quot;flow&quot;;[.A270])));98;&quot;&quot;)">
            <text:p/>
          </table:table-cell>
          <table:table-cell table:formula="of:=CONCATENATE([.G270];&quot;,&quot;;[.H270];&quot;,&quot;;[.I270];&quot;,&quot;;[.J270];&quot;,&quot;;[.K270];&quot;,&quot;;[.L270];&quot;,&quot;;[.M270];&quot;,&quot;;[.N270];&quot;,&quot;;[.O270];&quot;,&quot;;[.P270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ies – srebrna bransoletka</text:p>
          </table:table-cell>
          <table:table-cell table:formula="of:=[.B270]"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29Berries – srebrna bransoletka.jpg</text:p>
          </table:table-cell>
          <table:table-cell table:formula="of:=IF(ISNUMBER((SEARCH(&quot;diament&quot;;[.A271])));21;&quot;&quot;)">
            <text:p/>
          </table:table-cell>
          <table:table-cell table:formula="of:=[.H270]" office:value-type="float" office:value="16" calcext:value-type="float">
            <text:p>16</text:p>
          </table:table-cell>
          <table:table-cell table:formula="of:=IF(ISNUMBER((SEARCH(&quot;wiktoriańska&quot;;[.A271])));46;&quot;&quot;)">
            <text:p/>
          </table:table-cell>
          <table:table-cell table:formula="of:=IF(ISNUMBER((SEARCH(&quot;boho&quot;;[.A271])));47;&quot;&quot;)">
            <text:p/>
          </table:table-cell>
          <table:table-cell table:formula="of:=IF(ISNUMBER((SEARCH(&quot;studio&quot;;[.A271])));48;&quot;&quot;)">
            <text:p/>
          </table:table-cell>
          <table:table-cell table:formula="of:=IF(ISNUMBER((SEARCH(&quot;ternel&quot;;[.A271])));95;&quot;&quot;)">
            <text:p/>
          </table:table-cell>
          <table:table-cell table:formula="of:=IF(ISNUMBER((SEARCH(&quot;eclipse&quot;;[.A271])));93;&quot;&quot;)">
            <text:p/>
          </table:table-cell>
          <table:table-cell table:formula="of:=IF(ISNUMBER((SEARCH(&quot;fruit&quot;;[.A271])));100;&quot;&quot;)">
            <text:p/>
          </table:table-cell>
          <table:table-cell table:formula="of:=IF(ISNUMBER((SEARCH(&quot;jubil&quot;;[.A271])));112;&quot;&quot;)">
            <text:p/>
          </table:table-cell>
          <table:table-cell table:formula="of:=IF(ISNUMBER((SEARCH(&quot;flow&quot;;[.A271])));98;&quot;&quot;)">
            <text:p/>
          </table:table-cell>
          <table:table-cell table:formula="of:=CONCATENATE([.G271];&quot;,&quot;;[.H271];&quot;,&quot;;[.I271];&quot;,&quot;;[.J271];&quot;,&quot;;[.K271];&quot;,&quot;;[.L271];&quot;,&quot;;[.M271];&quot;,&quot;;[.N271];&quot;,&quot;;[.O271];&quot;,&quot;;[.P271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ies – srebrna bransoletka</text:p>
          </table:table-cell>
          <table:table-cell table:formula="of:=[.B271]"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30Berries – srebrna bransoletka.jpg</text:p>
          </table:table-cell>
          <table:table-cell table:formula="of:=IF(ISNUMBER((SEARCH(&quot;diament&quot;;[.A272])));21;&quot;&quot;)">
            <text:p/>
          </table:table-cell>
          <table:table-cell table:formula="of:=[.H271]" office:value-type="float" office:value="16" calcext:value-type="float">
            <text:p>16</text:p>
          </table:table-cell>
          <table:table-cell table:formula="of:=IF(ISNUMBER((SEARCH(&quot;wiktoriańska&quot;;[.A272])));46;&quot;&quot;)">
            <text:p/>
          </table:table-cell>
          <table:table-cell table:formula="of:=IF(ISNUMBER((SEARCH(&quot;boho&quot;;[.A272])));47;&quot;&quot;)">
            <text:p/>
          </table:table-cell>
          <table:table-cell table:formula="of:=IF(ISNUMBER((SEARCH(&quot;studio&quot;;[.A272])));48;&quot;&quot;)">
            <text:p/>
          </table:table-cell>
          <table:table-cell table:formula="of:=IF(ISNUMBER((SEARCH(&quot;ternel&quot;;[.A272])));95;&quot;&quot;)">
            <text:p/>
          </table:table-cell>
          <table:table-cell table:formula="of:=IF(ISNUMBER((SEARCH(&quot;eclipse&quot;;[.A272])));93;&quot;&quot;)">
            <text:p/>
          </table:table-cell>
          <table:table-cell table:formula="of:=IF(ISNUMBER((SEARCH(&quot;fruit&quot;;[.A272])));100;&quot;&quot;)">
            <text:p/>
          </table:table-cell>
          <table:table-cell table:formula="of:=IF(ISNUMBER((SEARCH(&quot;jubil&quot;;[.A272])));112;&quot;&quot;)">
            <text:p/>
          </table:table-cell>
          <table:table-cell table:formula="of:=IF(ISNUMBER((SEARCH(&quot;flow&quot;;[.A272])));98;&quot;&quot;)">
            <text:p/>
          </table:table-cell>
          <table:table-cell table:formula="of:=CONCATENATE([.G272];&quot;,&quot;;[.H272];&quot;,&quot;;[.I272];&quot;,&quot;;[.J272];&quot;,&quot;;[.K272];&quot;,&quot;;[.L272];&quot;,&quot;;[.M272];&quot;,&quot;;[.N272];&quot;,&quot;;[.O272];&quot;,&quot;;[.P272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ies – srebrna bransoletka</text:p>
          </table:table-cell>
          <table:table-cell table:formula="of:=[.B272]"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31Berries – srebrna bransoletka.jpg</text:p>
          </table:table-cell>
          <table:table-cell table:formula="of:=IF(ISNUMBER((SEARCH(&quot;diament&quot;;[.A273])));21;&quot;&quot;)">
            <text:p/>
          </table:table-cell>
          <table:table-cell table:formula="of:=[.H272]" office:value-type="float" office:value="16" calcext:value-type="float">
            <text:p>16</text:p>
          </table:table-cell>
          <table:table-cell table:formula="of:=IF(ISNUMBER((SEARCH(&quot;wiktoriańska&quot;;[.A273])));46;&quot;&quot;)">
            <text:p/>
          </table:table-cell>
          <table:table-cell table:formula="of:=IF(ISNUMBER((SEARCH(&quot;boho&quot;;[.A273])));47;&quot;&quot;)">
            <text:p/>
          </table:table-cell>
          <table:table-cell table:formula="of:=IF(ISNUMBER((SEARCH(&quot;studio&quot;;[.A273])));48;&quot;&quot;)">
            <text:p/>
          </table:table-cell>
          <table:table-cell table:formula="of:=IF(ISNUMBER((SEARCH(&quot;ternel&quot;;[.A273])));95;&quot;&quot;)">
            <text:p/>
          </table:table-cell>
          <table:table-cell table:formula="of:=IF(ISNUMBER((SEARCH(&quot;eclipse&quot;;[.A273])));93;&quot;&quot;)">
            <text:p/>
          </table:table-cell>
          <table:table-cell table:formula="of:=IF(ISNUMBER((SEARCH(&quot;fruit&quot;;[.A273])));100;&quot;&quot;)">
            <text:p/>
          </table:table-cell>
          <table:table-cell table:formula="of:=IF(ISNUMBER((SEARCH(&quot;jubil&quot;;[.A273])));112;&quot;&quot;)">
            <text:p/>
          </table:table-cell>
          <table:table-cell table:formula="of:=IF(ISNUMBER((SEARCH(&quot;flow&quot;;[.A273])));98;&quot;&quot;)">
            <text:p/>
          </table:table-cell>
          <table:table-cell table:formula="of:=CONCATENATE([.G273];&quot;,&quot;;[.H273];&quot;,&quot;;[.I273];&quot;,&quot;;[.J273];&quot;,&quot;;[.K273];&quot;,&quot;;[.L273];&quot;,&quot;;[.M273];&quot;,&quot;;[.N273];&quot;,&quot;;[.O273];&quot;,&quot;;[.P273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yle - bransoletka</text:p>
          </table:table-cell>
          <table:table-cell table:formula="of:=[.B273]"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32Motyle - bransoletka.jpg</text:p>
          </table:table-cell>
          <table:table-cell table:formula="of:=IF(ISNUMBER((SEARCH(&quot;diament&quot;;[.A274])));21;&quot;&quot;)">
            <text:p/>
          </table:table-cell>
          <table:table-cell table:formula="of:=[.H273]" office:value-type="float" office:value="16" calcext:value-type="float">
            <text:p>16</text:p>
          </table:table-cell>
          <table:table-cell table:formula="of:=IF(ISNUMBER((SEARCH(&quot;wiktoriańska&quot;;[.A274])));46;&quot;&quot;)">
            <text:p/>
          </table:table-cell>
          <table:table-cell table:formula="of:=IF(ISNUMBER((SEARCH(&quot;boho&quot;;[.A274])));47;&quot;&quot;)">
            <text:p/>
          </table:table-cell>
          <table:table-cell table:formula="of:=IF(ISNUMBER((SEARCH(&quot;studio&quot;;[.A274])));48;&quot;&quot;)">
            <text:p/>
          </table:table-cell>
          <table:table-cell table:formula="of:=IF(ISNUMBER((SEARCH(&quot;ternel&quot;;[.A274])));95;&quot;&quot;)">
            <text:p/>
          </table:table-cell>
          <table:table-cell table:formula="of:=IF(ISNUMBER((SEARCH(&quot;eclipse&quot;;[.A274])));93;&quot;&quot;)">
            <text:p/>
          </table:table-cell>
          <table:table-cell table:formula="of:=IF(ISNUMBER((SEARCH(&quot;fruit&quot;;[.A274])));100;&quot;&quot;)">
            <text:p/>
          </table:table-cell>
          <table:table-cell table:formula="of:=IF(ISNUMBER((SEARCH(&quot;jubil&quot;;[.A274])));112;&quot;&quot;)">
            <text:p/>
          </table:table-cell>
          <table:table-cell table:formula="of:=IF(ISNUMBER((SEARCH(&quot;flow&quot;;[.A274])));98;&quot;&quot;)">
            <text:p/>
          </table:table-cell>
          <table:table-cell table:formula="of:=CONCATENATE([.G274];&quot;,&quot;;[.H274];&quot;,&quot;;[.I274];&quot;,&quot;;[.J274];&quot;,&quot;;[.K274];&quot;,&quot;;[.L274];&quot;,&quot;;[.M274];&quot;,&quot;;[.N274];&quot;,&quot;;[.O274];&quot;,&quot;;[.P274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 - Stalowa bransoletka</text:p>
          </table:table-cell>
          <table:table-cell table:formula="of:=[.B274]"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33Her - Stalowa bransoletka.jpg</text:p>
          </table:table-cell>
          <table:table-cell table:formula="of:=IF(ISNUMBER((SEARCH(&quot;diament&quot;;[.A275])));21;&quot;&quot;)">
            <text:p/>
          </table:table-cell>
          <table:table-cell table:formula="of:=[.H274]" office:value-type="float" office:value="16" calcext:value-type="float">
            <text:p>16</text:p>
          </table:table-cell>
          <table:table-cell table:formula="of:=IF(ISNUMBER((SEARCH(&quot;wiktoriańska&quot;;[.A275])));46;&quot;&quot;)">
            <text:p/>
          </table:table-cell>
          <table:table-cell table:formula="of:=IF(ISNUMBER((SEARCH(&quot;boho&quot;;[.A275])));47;&quot;&quot;)">
            <text:p/>
          </table:table-cell>
          <table:table-cell table:formula="of:=IF(ISNUMBER((SEARCH(&quot;studio&quot;;[.A275])));48;&quot;&quot;)">
            <text:p/>
          </table:table-cell>
          <table:table-cell table:formula="of:=IF(ISNUMBER((SEARCH(&quot;ternel&quot;;[.A275])));95;&quot;&quot;)">
            <text:p/>
          </table:table-cell>
          <table:table-cell table:formula="of:=IF(ISNUMBER((SEARCH(&quot;eclipse&quot;;[.A275])));93;&quot;&quot;)">
            <text:p/>
          </table:table-cell>
          <table:table-cell table:formula="of:=IF(ISNUMBER((SEARCH(&quot;fruit&quot;;[.A275])));100;&quot;&quot;)">
            <text:p/>
          </table:table-cell>
          <table:table-cell table:formula="of:=IF(ISNUMBER((SEARCH(&quot;jubil&quot;;[.A275])));112;&quot;&quot;)">
            <text:p/>
          </table:table-cell>
          <table:table-cell table:formula="of:=IF(ISNUMBER((SEARCH(&quot;flow&quot;;[.A275])));98;&quot;&quot;)">
            <text:p/>
          </table:table-cell>
          <table:table-cell table:formula="of:=CONCATENATE([.G275];&quot;,&quot;;[.H275];&quot;,&quot;;[.I275];&quot;,&quot;;[.J275];&quot;,&quot;;[.K275];&quot;,&quot;;[.L275];&quot;,&quot;;[.M275];&quot;,&quot;;[.N275];&quot;,&quot;;[.O275];&quot;,&quot;;[.P275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 - Stalowa bransoletka</text:p>
          </table:table-cell>
          <table:table-cell table:formula="of:=[.B275]"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34Her - Stalowa bransoletka.jpg</text:p>
          </table:table-cell>
          <table:table-cell table:formula="of:=IF(ISNUMBER((SEARCH(&quot;diament&quot;;[.A276])));21;&quot;&quot;)">
            <text:p/>
          </table:table-cell>
          <table:table-cell table:formula="of:=[.H275]" office:value-type="float" office:value="16" calcext:value-type="float">
            <text:p>16</text:p>
          </table:table-cell>
          <table:table-cell table:formula="of:=IF(ISNUMBER((SEARCH(&quot;wiktoriańska&quot;;[.A276])));46;&quot;&quot;)">
            <text:p/>
          </table:table-cell>
          <table:table-cell table:formula="of:=IF(ISNUMBER((SEARCH(&quot;boho&quot;;[.A276])));47;&quot;&quot;)">
            <text:p/>
          </table:table-cell>
          <table:table-cell table:formula="of:=IF(ISNUMBER((SEARCH(&quot;studio&quot;;[.A276])));48;&quot;&quot;)">
            <text:p/>
          </table:table-cell>
          <table:table-cell table:formula="of:=IF(ISNUMBER((SEARCH(&quot;ternel&quot;;[.A276])));95;&quot;&quot;)">
            <text:p/>
          </table:table-cell>
          <table:table-cell table:formula="of:=IF(ISNUMBER((SEARCH(&quot;eclipse&quot;;[.A276])));93;&quot;&quot;)">
            <text:p/>
          </table:table-cell>
          <table:table-cell table:formula="of:=IF(ISNUMBER((SEARCH(&quot;fruit&quot;;[.A276])));100;&quot;&quot;)">
            <text:p/>
          </table:table-cell>
          <table:table-cell table:formula="of:=IF(ISNUMBER((SEARCH(&quot;jubil&quot;;[.A276])));112;&quot;&quot;)">
            <text:p/>
          </table:table-cell>
          <table:table-cell table:formula="of:=IF(ISNUMBER((SEARCH(&quot;flow&quot;;[.A276])));98;&quot;&quot;)">
            <text:p/>
          </table:table-cell>
          <table:table-cell table:formula="of:=CONCATENATE([.G276];&quot;,&quot;;[.H276];&quot;,&quot;;[.I276];&quot;,&quot;;[.J276];&quot;,&quot;;[.K276];&quot;,&quot;;[.L276];&quot;,&quot;;[.M276];&quot;,&quot;;[.N276];&quot;,&quot;;[.O276];&quot;,&quot;;[.P276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 - Stalowa bransoletka</text:p>
          </table:table-cell>
          <table:table-cell table:formula="of:=[.B276]"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35Her - Stalowa bransoletka.jpg</text:p>
          </table:table-cell>
          <table:table-cell table:formula="of:=IF(ISNUMBER((SEARCH(&quot;diament&quot;;[.A277])));21;&quot;&quot;)">
            <text:p/>
          </table:table-cell>
          <table:table-cell table:formula="of:=[.H276]" office:value-type="float" office:value="16" calcext:value-type="float">
            <text:p>16</text:p>
          </table:table-cell>
          <table:table-cell table:formula="of:=IF(ISNUMBER((SEARCH(&quot;wiktoriańska&quot;;[.A277])));46;&quot;&quot;)">
            <text:p/>
          </table:table-cell>
          <table:table-cell table:formula="of:=IF(ISNUMBER((SEARCH(&quot;boho&quot;;[.A277])));47;&quot;&quot;)">
            <text:p/>
          </table:table-cell>
          <table:table-cell table:formula="of:=IF(ISNUMBER((SEARCH(&quot;studio&quot;;[.A277])));48;&quot;&quot;)">
            <text:p/>
          </table:table-cell>
          <table:table-cell table:formula="of:=IF(ISNUMBER((SEARCH(&quot;ternel&quot;;[.A277])));95;&quot;&quot;)">
            <text:p/>
          </table:table-cell>
          <table:table-cell table:formula="of:=IF(ISNUMBER((SEARCH(&quot;eclipse&quot;;[.A277])));93;&quot;&quot;)">
            <text:p/>
          </table:table-cell>
          <table:table-cell table:formula="of:=IF(ISNUMBER((SEARCH(&quot;fruit&quot;;[.A277])));100;&quot;&quot;)">
            <text:p/>
          </table:table-cell>
          <table:table-cell table:formula="of:=IF(ISNUMBER((SEARCH(&quot;jubil&quot;;[.A277])));112;&quot;&quot;)">
            <text:p/>
          </table:table-cell>
          <table:table-cell table:formula="of:=IF(ISNUMBER((SEARCH(&quot;flow&quot;;[.A277])));98;&quot;&quot;)">
            <text:p/>
          </table:table-cell>
          <table:table-cell table:formula="of:=CONCATENATE([.G277];&quot;,&quot;;[.H277];&quot;,&quot;;[.I277];&quot;,&quot;;[.J277];&quot;,&quot;;[.K277];&quot;,&quot;;[.L277];&quot;,&quot;;[.M277];&quot;,&quot;;[.N277];&quot;,&quot;;[.O277];&quot;,&quot;;[.P277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 - Stalowa bransoletka </text:p>
          </table:table-cell>
          <table:table-cell table:formula="of:=[.B277]"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36Her - Stalowa bransoletka .jpg</text:p>
          </table:table-cell>
          <table:table-cell table:formula="of:=IF(ISNUMBER((SEARCH(&quot;diament&quot;;[.A278])));21;&quot;&quot;)">
            <text:p/>
          </table:table-cell>
          <table:table-cell table:formula="of:=[.H277]" office:value-type="float" office:value="16" calcext:value-type="float">
            <text:p>16</text:p>
          </table:table-cell>
          <table:table-cell table:formula="of:=IF(ISNUMBER((SEARCH(&quot;wiktoriańska&quot;;[.A278])));46;&quot;&quot;)">
            <text:p/>
          </table:table-cell>
          <table:table-cell table:formula="of:=IF(ISNUMBER((SEARCH(&quot;boho&quot;;[.A278])));47;&quot;&quot;)">
            <text:p/>
          </table:table-cell>
          <table:table-cell table:formula="of:=IF(ISNUMBER((SEARCH(&quot;studio&quot;;[.A278])));48;&quot;&quot;)">
            <text:p/>
          </table:table-cell>
          <table:table-cell table:formula="of:=IF(ISNUMBER((SEARCH(&quot;ternel&quot;;[.A278])));95;&quot;&quot;)">
            <text:p/>
          </table:table-cell>
          <table:table-cell table:formula="of:=IF(ISNUMBER((SEARCH(&quot;eclipse&quot;;[.A278])));93;&quot;&quot;)">
            <text:p/>
          </table:table-cell>
          <table:table-cell table:formula="of:=IF(ISNUMBER((SEARCH(&quot;fruit&quot;;[.A278])));100;&quot;&quot;)">
            <text:p/>
          </table:table-cell>
          <table:table-cell table:formula="of:=IF(ISNUMBER((SEARCH(&quot;jubil&quot;;[.A278])));112;&quot;&quot;)">
            <text:p/>
          </table:table-cell>
          <table:table-cell table:formula="of:=IF(ISNUMBER((SEARCH(&quot;flow&quot;;[.A278])));98;&quot;&quot;)">
            <text:p/>
          </table:table-cell>
          <table:table-cell table:formula="of:=CONCATENATE([.G278];&quot;,&quot;;[.H278];&quot;,&quot;;[.I278];&quot;,&quot;;[.J278];&quot;,&quot;;[.K278];&quot;,&quot;;[.L278];&quot;,&quot;;[.M278];&quot;,&quot;;[.N278];&quot;,&quot;;[.O278];&quot;,&quot;;[.P278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bransoletka</text:p>
          </table:table-cell>
          <table:table-cell table:formula="of:=[.B278]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37Złota bransoletka.jpg</text:p>
          </table:table-cell>
          <table:table-cell table:formula="of:=IF(ISNUMBER((SEARCH(&quot;diament&quot;;[.A279])));21;&quot;&quot;)">
            <text:p/>
          </table:table-cell>
          <table:table-cell table:formula="of:=[.H278]" office:value-type="float" office:value="16" calcext:value-type="float">
            <text:p>16</text:p>
          </table:table-cell>
          <table:table-cell table:formula="of:=IF(ISNUMBER((SEARCH(&quot;wiktoriańska&quot;;[.A279])));46;&quot;&quot;)">
            <text:p/>
          </table:table-cell>
          <table:table-cell table:formula="of:=IF(ISNUMBER((SEARCH(&quot;boho&quot;;[.A279])));47;&quot;&quot;)">
            <text:p/>
          </table:table-cell>
          <table:table-cell table:formula="of:=IF(ISNUMBER((SEARCH(&quot;studio&quot;;[.A279])));48;&quot;&quot;)">
            <text:p/>
          </table:table-cell>
          <table:table-cell table:formula="of:=IF(ISNUMBER((SEARCH(&quot;ternel&quot;;[.A279])));95;&quot;&quot;)">
            <text:p/>
          </table:table-cell>
          <table:table-cell table:formula="of:=IF(ISNUMBER((SEARCH(&quot;eclipse&quot;;[.A279])));93;&quot;&quot;)">
            <text:p/>
          </table:table-cell>
          <table:table-cell table:formula="of:=IF(ISNUMBER((SEARCH(&quot;fruit&quot;;[.A279])));100;&quot;&quot;)">
            <text:p/>
          </table:table-cell>
          <table:table-cell table:formula="of:=IF(ISNUMBER((SEARCH(&quot;jubil&quot;;[.A279])));112;&quot;&quot;)">
            <text:p/>
          </table:table-cell>
          <table:table-cell table:formula="of:=IF(ISNUMBER((SEARCH(&quot;flow&quot;;[.A279])));98;&quot;&quot;)">
            <text:p/>
          </table:table-cell>
          <table:table-cell table:formula="of:=CONCATENATE([.G279];&quot;,&quot;;[.H279];&quot;,&quot;;[.I279];&quot;,&quot;;[.J279];&quot;,&quot;;[.K279];&quot;,&quot;;[.L279];&quot;,&quot;;[.M279];&quot;,&quot;;[.N279];&quot;,&quot;;[.O279];&quot;,&quot;;[.P279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bransoletka</text:p>
          </table:table-cell>
          <table:table-cell table:formula="of:=[.B279]"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38Złota bransoletka.jpg</text:p>
          </table:table-cell>
          <table:table-cell table:formula="of:=IF(ISNUMBER((SEARCH(&quot;diament&quot;;[.A280])));21;&quot;&quot;)">
            <text:p/>
          </table:table-cell>
          <table:table-cell table:formula="of:=[.H279]" office:value-type="float" office:value="16" calcext:value-type="float">
            <text:p>16</text:p>
          </table:table-cell>
          <table:table-cell table:formula="of:=IF(ISNUMBER((SEARCH(&quot;wiktoriańska&quot;;[.A280])));46;&quot;&quot;)">
            <text:p/>
          </table:table-cell>
          <table:table-cell table:formula="of:=IF(ISNUMBER((SEARCH(&quot;boho&quot;;[.A280])));47;&quot;&quot;)">
            <text:p/>
          </table:table-cell>
          <table:table-cell table:formula="of:=IF(ISNUMBER((SEARCH(&quot;studio&quot;;[.A280])));48;&quot;&quot;)">
            <text:p/>
          </table:table-cell>
          <table:table-cell table:formula="of:=IF(ISNUMBER((SEARCH(&quot;ternel&quot;;[.A280])));95;&quot;&quot;)">
            <text:p/>
          </table:table-cell>
          <table:table-cell table:formula="of:=IF(ISNUMBER((SEARCH(&quot;eclipse&quot;;[.A280])));93;&quot;&quot;)">
            <text:p/>
          </table:table-cell>
          <table:table-cell table:formula="of:=IF(ISNUMBER((SEARCH(&quot;fruit&quot;;[.A280])));100;&quot;&quot;)">
            <text:p/>
          </table:table-cell>
          <table:table-cell table:formula="of:=IF(ISNUMBER((SEARCH(&quot;jubil&quot;;[.A280])));112;&quot;&quot;)">
            <text:p/>
          </table:table-cell>
          <table:table-cell table:formula="of:=IF(ISNUMBER((SEARCH(&quot;flow&quot;;[.A280])));98;&quot;&quot;)">
            <text:p/>
          </table:table-cell>
          <table:table-cell table:formula="of:=CONCATENATE([.G280];&quot;,&quot;;[.H280];&quot;,&quot;;[.I280];&quot;,&quot;;[.J280];&quot;,&quot;;[.K280];&quot;,&quot;;[.L280];&quot;,&quot;;[.M280];&quot;,&quot;;[.N280];&quot;,&quot;;[.O280];&quot;,&quot;;[.P280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bransoletka</text:p>
          </table:table-cell>
          <table:table-cell table:formula="of:=[.B280]"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39Złota bransoletka.jpg</text:p>
          </table:table-cell>
          <table:table-cell table:formula="of:=IF(ISNUMBER((SEARCH(&quot;diament&quot;;[.A281])));21;&quot;&quot;)">
            <text:p/>
          </table:table-cell>
          <table:table-cell table:formula="of:=[.H280]" office:value-type="float" office:value="16" calcext:value-type="float">
            <text:p>16</text:p>
          </table:table-cell>
          <table:table-cell table:formula="of:=IF(ISNUMBER((SEARCH(&quot;wiktoriańska&quot;;[.A281])));46;&quot;&quot;)">
            <text:p/>
          </table:table-cell>
          <table:table-cell table:formula="of:=IF(ISNUMBER((SEARCH(&quot;boho&quot;;[.A281])));47;&quot;&quot;)">
            <text:p/>
          </table:table-cell>
          <table:table-cell table:formula="of:=IF(ISNUMBER((SEARCH(&quot;studio&quot;;[.A281])));48;&quot;&quot;)">
            <text:p/>
          </table:table-cell>
          <table:table-cell table:formula="of:=IF(ISNUMBER((SEARCH(&quot;ternel&quot;;[.A281])));95;&quot;&quot;)">
            <text:p/>
          </table:table-cell>
          <table:table-cell table:formula="of:=IF(ISNUMBER((SEARCH(&quot;eclipse&quot;;[.A281])));93;&quot;&quot;)">
            <text:p/>
          </table:table-cell>
          <table:table-cell table:formula="of:=IF(ISNUMBER((SEARCH(&quot;fruit&quot;;[.A281])));100;&quot;&quot;)">
            <text:p/>
          </table:table-cell>
          <table:table-cell table:formula="of:=IF(ISNUMBER((SEARCH(&quot;jubil&quot;;[.A281])));112;&quot;&quot;)">
            <text:p/>
          </table:table-cell>
          <table:table-cell table:formula="of:=IF(ISNUMBER((SEARCH(&quot;flow&quot;;[.A281])));98;&quot;&quot;)">
            <text:p/>
          </table:table-cell>
          <table:table-cell table:formula="of:=CONCATENATE([.G281];&quot;,&quot;;[.H281];&quot;,&quot;;[.I281];&quot;,&quot;;[.J281];&quot;,&quot;;[.K281];&quot;,&quot;;[.L281];&quot;,&quot;;[.M281];&quot;,&quot;;[.N281];&quot;,&quot;;[.O281];&quot;,&quot;;[.P281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dio Y - srebrna bransoletka</text:p>
          </table:table-cell>
          <table:table-cell table:formula="of:=[.B281]"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40Studio Y - srebrna bransoletka.jpg</text:p>
          </table:table-cell>
          <table:table-cell table:formula="of:=IF(ISNUMBER((SEARCH(&quot;diament&quot;;[.A282])));21;&quot;&quot;)">
            <text:p/>
          </table:table-cell>
          <table:table-cell table:formula="of:=[.H281]" office:value-type="float" office:value="16" calcext:value-type="float">
            <text:p>16</text:p>
          </table:table-cell>
          <table:table-cell table:formula="of:=IF(ISNUMBER((SEARCH(&quot;wiktoriańska&quot;;[.A282])));46;&quot;&quot;)">
            <text:p/>
          </table:table-cell>
          <table:table-cell table:formula="of:=IF(ISNUMBER((SEARCH(&quot;boho&quot;;[.A282])));47;&quot;&quot;)">
            <text:p/>
          </table:table-cell>
          <table:table-cell table:formula="of:=IF(ISNUMBER((SEARCH(&quot;studio&quot;;[.A282])));48;&quot;&quot;)" office:value-type="float" office:value="48" calcext:value-type="float">
            <text:p>48</text:p>
          </table:table-cell>
          <table:table-cell table:formula="of:=IF(ISNUMBER((SEARCH(&quot;ternel&quot;;[.A282])));95;&quot;&quot;)">
            <text:p/>
          </table:table-cell>
          <table:table-cell table:formula="of:=IF(ISNUMBER((SEARCH(&quot;eclipse&quot;;[.A282])));93;&quot;&quot;)">
            <text:p/>
          </table:table-cell>
          <table:table-cell table:formula="of:=IF(ISNUMBER((SEARCH(&quot;fruit&quot;;[.A282])));100;&quot;&quot;)">
            <text:p/>
          </table:table-cell>
          <table:table-cell table:formula="of:=IF(ISNUMBER((SEARCH(&quot;jubil&quot;;[.A282])));112;&quot;&quot;)">
            <text:p/>
          </table:table-cell>
          <table:table-cell table:formula="of:=IF(ISNUMBER((SEARCH(&quot;flow&quot;;[.A282])));98;&quot;&quot;)">
            <text:p/>
          </table:table-cell>
          <table:table-cell table:formula="of:=CONCATENATE([.G282];&quot;,&quot;;[.H282];&quot;,&quot;;[.I282];&quot;,&quot;;[.J282];&quot;,&quot;;[.K282];&quot;,&quot;;[.L282];&quot;,&quot;;[.M282];&quot;,&quot;;[.N282];&quot;,&quot;;[.O282];&quot;,&quot;;[.P282])" office:value-type="string" office:string-value=",16,,,48,,,,," calcext:value-type="string">
            <text:p>,16,,,48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dio Y - srebrna bransoletka</text:p>
          </table:table-cell>
          <table:table-cell table:formula="of:=[.B282]"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41Studio Y - srebrna bransoletka.jpg</text:p>
          </table:table-cell>
          <table:table-cell table:formula="of:=IF(ISNUMBER((SEARCH(&quot;diament&quot;;[.A283])));21;&quot;&quot;)">
            <text:p/>
          </table:table-cell>
          <table:table-cell table:formula="of:=[.H282]" office:value-type="float" office:value="16" calcext:value-type="float">
            <text:p>16</text:p>
          </table:table-cell>
          <table:table-cell table:formula="of:=IF(ISNUMBER((SEARCH(&quot;wiktoriańska&quot;;[.A283])));46;&quot;&quot;)">
            <text:p/>
          </table:table-cell>
          <table:table-cell table:formula="of:=IF(ISNUMBER((SEARCH(&quot;boho&quot;;[.A283])));47;&quot;&quot;)">
            <text:p/>
          </table:table-cell>
          <table:table-cell table:formula="of:=IF(ISNUMBER((SEARCH(&quot;studio&quot;;[.A283])));48;&quot;&quot;)" office:value-type="float" office:value="48" calcext:value-type="float">
            <text:p>48</text:p>
          </table:table-cell>
          <table:table-cell table:formula="of:=IF(ISNUMBER((SEARCH(&quot;ternel&quot;;[.A283])));95;&quot;&quot;)">
            <text:p/>
          </table:table-cell>
          <table:table-cell table:formula="of:=IF(ISNUMBER((SEARCH(&quot;eclipse&quot;;[.A283])));93;&quot;&quot;)">
            <text:p/>
          </table:table-cell>
          <table:table-cell table:formula="of:=IF(ISNUMBER((SEARCH(&quot;fruit&quot;;[.A283])));100;&quot;&quot;)">
            <text:p/>
          </table:table-cell>
          <table:table-cell table:formula="of:=IF(ISNUMBER((SEARCH(&quot;jubil&quot;;[.A283])));112;&quot;&quot;)">
            <text:p/>
          </table:table-cell>
          <table:table-cell table:formula="of:=IF(ISNUMBER((SEARCH(&quot;flow&quot;;[.A283])));98;&quot;&quot;)">
            <text:p/>
          </table:table-cell>
          <table:table-cell table:formula="of:=CONCATENATE([.G283];&quot;,&quot;;[.H283];&quot;,&quot;;[.I283];&quot;,&quot;;[.J283];&quot;,&quot;;[.K283];&quot;,&quot;;[.L283];&quot;,&quot;;[.M283];&quot;,&quot;;[.N283];&quot;,&quot;;[.O283];&quot;,&quot;;[.P283])" office:value-type="string" office:string-value=",16,,,48,,,,," calcext:value-type="string">
            <text:p>,16,,,48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dio Y - srebrna bransoletka</text:p>
          </table:table-cell>
          <table:table-cell table:formula="of:=[.B283]"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42Studio Y - srebrna bransoletka.jpg</text:p>
          </table:table-cell>
          <table:table-cell table:formula="of:=IF(ISNUMBER((SEARCH(&quot;diament&quot;;[.A284])));21;&quot;&quot;)">
            <text:p/>
          </table:table-cell>
          <table:table-cell table:formula="of:=[.H283]" office:value-type="float" office:value="16" calcext:value-type="float">
            <text:p>16</text:p>
          </table:table-cell>
          <table:table-cell table:formula="of:=IF(ISNUMBER((SEARCH(&quot;wiktoriańska&quot;;[.A284])));46;&quot;&quot;)">
            <text:p/>
          </table:table-cell>
          <table:table-cell table:formula="of:=IF(ISNUMBER((SEARCH(&quot;boho&quot;;[.A284])));47;&quot;&quot;)">
            <text:p/>
          </table:table-cell>
          <table:table-cell table:formula="of:=IF(ISNUMBER((SEARCH(&quot;studio&quot;;[.A284])));48;&quot;&quot;)" office:value-type="float" office:value="48" calcext:value-type="float">
            <text:p>48</text:p>
          </table:table-cell>
          <table:table-cell table:formula="of:=IF(ISNUMBER((SEARCH(&quot;ternel&quot;;[.A284])));95;&quot;&quot;)">
            <text:p/>
          </table:table-cell>
          <table:table-cell table:formula="of:=IF(ISNUMBER((SEARCH(&quot;eclipse&quot;;[.A284])));93;&quot;&quot;)">
            <text:p/>
          </table:table-cell>
          <table:table-cell table:formula="of:=IF(ISNUMBER((SEARCH(&quot;fruit&quot;;[.A284])));100;&quot;&quot;)">
            <text:p/>
          </table:table-cell>
          <table:table-cell table:formula="of:=IF(ISNUMBER((SEARCH(&quot;jubil&quot;;[.A284])));112;&quot;&quot;)">
            <text:p/>
          </table:table-cell>
          <table:table-cell table:formula="of:=IF(ISNUMBER((SEARCH(&quot;flow&quot;;[.A284])));98;&quot;&quot;)">
            <text:p/>
          </table:table-cell>
          <table:table-cell table:formula="of:=CONCATENATE([.G284];&quot;,&quot;;[.H284];&quot;,&quot;;[.I284];&quot;,&quot;;[.J284];&quot;,&quot;;[.K284];&quot;,&quot;;[.L284];&quot;,&quot;;[.M284];&quot;,&quot;;[.N284];&quot;,&quot;;[.O284];&quot;,&quot;;[.P284])" office:value-type="string" office:string-value=",16,,,48,,,,," calcext:value-type="string">
            <text:p>,16,,,48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a bransoletka z cyrkoniami</text:p>
          </table:table-cell>
          <table:table-cell table:formula="of:=[.B284]"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43Scarlett - srebrna bransoletka z cyrkoniami.jpg</text:p>
          </table:table-cell>
          <table:table-cell table:formula="of:=IF(ISNUMBER((SEARCH(&quot;diament&quot;;[.A285])));21;&quot;&quot;)">
            <text:p/>
          </table:table-cell>
          <table:table-cell table:formula="of:=[.H284]" office:value-type="float" office:value="16" calcext:value-type="float">
            <text:p>16</text:p>
          </table:table-cell>
          <table:table-cell table:formula="of:=IF(ISNUMBER((SEARCH(&quot;wiktoriańska&quot;;[.A285])));46;&quot;&quot;)">
            <text:p/>
          </table:table-cell>
          <table:table-cell table:formula="of:=IF(ISNUMBER((SEARCH(&quot;boho&quot;;[.A285])));47;&quot;&quot;)">
            <text:p/>
          </table:table-cell>
          <table:table-cell table:formula="of:=IF(ISNUMBER((SEARCH(&quot;studio&quot;;[.A285])));48;&quot;&quot;)">
            <text:p/>
          </table:table-cell>
          <table:table-cell table:formula="of:=IF(ISNUMBER((SEARCH(&quot;ternel&quot;;[.A285])));95;&quot;&quot;)">
            <text:p/>
          </table:table-cell>
          <table:table-cell table:formula="of:=IF(ISNUMBER((SEARCH(&quot;eclipse&quot;;[.A285])));93;&quot;&quot;)">
            <text:p/>
          </table:table-cell>
          <table:table-cell table:formula="of:=IF(ISNUMBER((SEARCH(&quot;fruit&quot;;[.A285])));100;&quot;&quot;)">
            <text:p/>
          </table:table-cell>
          <table:table-cell table:formula="of:=IF(ISNUMBER((SEARCH(&quot;jubil&quot;;[.A285])));112;&quot;&quot;)">
            <text:p/>
          </table:table-cell>
          <table:table-cell table:formula="of:=IF(ISNUMBER((SEARCH(&quot;flow&quot;;[.A285])));98;&quot;&quot;)">
            <text:p/>
          </table:table-cell>
          <table:table-cell table:formula="of:=CONCATENATE([.G285];&quot;,&quot;;[.H285];&quot;,&quot;;[.I285];&quot;,&quot;;[.J285];&quot;,&quot;;[.K285];&quot;,&quot;;[.L285];&quot;,&quot;;[.M285];&quot;,&quot;;[.N285];&quot;,&quot;;[.O285];&quot;,&quot;;[.P285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a bransoletka</text:p>
          </table:table-cell>
          <table:table-cell table:formula="of:=[.B285]"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44Scarlett - srebrna bransoletka.jpg</text:p>
          </table:table-cell>
          <table:table-cell table:formula="of:=IF(ISNUMBER((SEARCH(&quot;diament&quot;;[.A286])));21;&quot;&quot;)">
            <text:p/>
          </table:table-cell>
          <table:table-cell table:formula="of:=[.H285]" office:value-type="float" office:value="16" calcext:value-type="float">
            <text:p>16</text:p>
          </table:table-cell>
          <table:table-cell table:formula="of:=IF(ISNUMBER((SEARCH(&quot;wiktoriańska&quot;;[.A286])));46;&quot;&quot;)">
            <text:p/>
          </table:table-cell>
          <table:table-cell table:formula="of:=IF(ISNUMBER((SEARCH(&quot;boho&quot;;[.A286])));47;&quot;&quot;)">
            <text:p/>
          </table:table-cell>
          <table:table-cell table:formula="of:=IF(ISNUMBER((SEARCH(&quot;studio&quot;;[.A286])));48;&quot;&quot;)">
            <text:p/>
          </table:table-cell>
          <table:table-cell table:formula="of:=IF(ISNUMBER((SEARCH(&quot;ternel&quot;;[.A286])));95;&quot;&quot;)">
            <text:p/>
          </table:table-cell>
          <table:table-cell table:formula="of:=IF(ISNUMBER((SEARCH(&quot;eclipse&quot;;[.A286])));93;&quot;&quot;)">
            <text:p/>
          </table:table-cell>
          <table:table-cell table:formula="of:=IF(ISNUMBER((SEARCH(&quot;fruit&quot;;[.A286])));100;&quot;&quot;)">
            <text:p/>
          </table:table-cell>
          <table:table-cell table:formula="of:=IF(ISNUMBER((SEARCH(&quot;jubil&quot;;[.A286])));112;&quot;&quot;)">
            <text:p/>
          </table:table-cell>
          <table:table-cell table:formula="of:=IF(ISNUMBER((SEARCH(&quot;flow&quot;;[.A286])));98;&quot;&quot;)">
            <text:p/>
          </table:table-cell>
          <table:table-cell table:formula="of:=CONCATENATE([.G286];&quot;,&quot;;[.H286];&quot;,&quot;;[.I286];&quot;,&quot;;[.J286];&quot;,&quot;;[.K286];&quot;,&quot;;[.L286];&quot;,&quot;;[.M286];&quot;,&quot;;[.N286];&quot;,&quot;;[.O286];&quot;,&quot;;[.P286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a bransoletka</text:p>
          </table:table-cell>
          <table:table-cell table:formula="of:=[.B286]"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45Scarlett - srebrna bransoletka.jpg</text:p>
          </table:table-cell>
          <table:table-cell table:formula="of:=IF(ISNUMBER((SEARCH(&quot;diament&quot;;[.A287])));21;&quot;&quot;)">
            <text:p/>
          </table:table-cell>
          <table:table-cell table:formula="of:=[.H286]" office:value-type="float" office:value="16" calcext:value-type="float">
            <text:p>16</text:p>
          </table:table-cell>
          <table:table-cell table:formula="of:=IF(ISNUMBER((SEARCH(&quot;wiktoriańska&quot;;[.A287])));46;&quot;&quot;)">
            <text:p/>
          </table:table-cell>
          <table:table-cell table:formula="of:=IF(ISNUMBER((SEARCH(&quot;boho&quot;;[.A287])));47;&quot;&quot;)">
            <text:p/>
          </table:table-cell>
          <table:table-cell table:formula="of:=IF(ISNUMBER((SEARCH(&quot;studio&quot;;[.A287])));48;&quot;&quot;)">
            <text:p/>
          </table:table-cell>
          <table:table-cell table:formula="of:=IF(ISNUMBER((SEARCH(&quot;ternel&quot;;[.A287])));95;&quot;&quot;)">
            <text:p/>
          </table:table-cell>
          <table:table-cell table:formula="of:=IF(ISNUMBER((SEARCH(&quot;eclipse&quot;;[.A287])));93;&quot;&quot;)">
            <text:p/>
          </table:table-cell>
          <table:table-cell table:formula="of:=IF(ISNUMBER((SEARCH(&quot;fruit&quot;;[.A287])));100;&quot;&quot;)">
            <text:p/>
          </table:table-cell>
          <table:table-cell table:formula="of:=IF(ISNUMBER((SEARCH(&quot;jubil&quot;;[.A287])));112;&quot;&quot;)">
            <text:p/>
          </table:table-cell>
          <table:table-cell table:formula="of:=IF(ISNUMBER((SEARCH(&quot;flow&quot;;[.A287])));98;&quot;&quot;)">
            <text:p/>
          </table:table-cell>
          <table:table-cell table:formula="of:=CONCATENATE([.G287];&quot;,&quot;;[.H287];&quot;,&quot;;[.I287];&quot;,&quot;;[.J287];&quot;,&quot;;[.K287];&quot;,&quot;;[.L287];&quot;,&quot;;[.M287];&quot;,&quot;;[.N287];&quot;,&quot;;[.O287];&quot;,&quot;;[.P287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p - Srebrna bransoletka</text:p>
          </table:table-cell>
          <table:table-cell table:formula="of:=[.B287]"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46Loop - Srebrna bransoletka.jpg</text:p>
          </table:table-cell>
          <table:table-cell table:formula="of:=IF(ISNUMBER((SEARCH(&quot;diament&quot;;[.A288])));21;&quot;&quot;)">
            <text:p/>
          </table:table-cell>
          <table:table-cell table:formula="of:=[.H287]" office:value-type="float" office:value="16" calcext:value-type="float">
            <text:p>16</text:p>
          </table:table-cell>
          <table:table-cell table:formula="of:=IF(ISNUMBER((SEARCH(&quot;wiktoriańska&quot;;[.A288])));46;&quot;&quot;)">
            <text:p/>
          </table:table-cell>
          <table:table-cell table:formula="of:=IF(ISNUMBER((SEARCH(&quot;boho&quot;;[.A288])));47;&quot;&quot;)">
            <text:p/>
          </table:table-cell>
          <table:table-cell table:formula="of:=IF(ISNUMBER((SEARCH(&quot;studio&quot;;[.A288])));48;&quot;&quot;)">
            <text:p/>
          </table:table-cell>
          <table:table-cell table:formula="of:=IF(ISNUMBER((SEARCH(&quot;ternel&quot;;[.A288])));95;&quot;&quot;)">
            <text:p/>
          </table:table-cell>
          <table:table-cell table:formula="of:=IF(ISNUMBER((SEARCH(&quot;eclipse&quot;;[.A288])));93;&quot;&quot;)">
            <text:p/>
          </table:table-cell>
          <table:table-cell table:formula="of:=IF(ISNUMBER((SEARCH(&quot;fruit&quot;;[.A288])));100;&quot;&quot;)">
            <text:p/>
          </table:table-cell>
          <table:table-cell table:formula="of:=IF(ISNUMBER((SEARCH(&quot;jubil&quot;;[.A288])));112;&quot;&quot;)">
            <text:p/>
          </table:table-cell>
          <table:table-cell table:formula="of:=IF(ISNUMBER((SEARCH(&quot;flow&quot;;[.A288])));98;&quot;&quot;)">
            <text:p/>
          </table:table-cell>
          <table:table-cell table:formula="of:=CONCATENATE([.G288];&quot;,&quot;;[.H288];&quot;,&quot;;[.I288];&quot;,&quot;;[.J288];&quot;,&quot;;[.K288];&quot;,&quot;;[.L288];&quot;,&quot;;[.M288];&quot;,&quot;;[.N288];&quot;,&quot;;[.O288];&quot;,&quot;;[.P288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p - Srebrna bransoletka</text:p>
          </table:table-cell>
          <table:table-cell table:formula="of:=[.B288]"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47Loop - Srebrna bransoletka.jpg</text:p>
          </table:table-cell>
          <table:table-cell table:formula="of:=IF(ISNUMBER((SEARCH(&quot;diament&quot;;[.A289])));21;&quot;&quot;)">
            <text:p/>
          </table:table-cell>
          <table:table-cell table:formula="of:=[.H288]" office:value-type="float" office:value="16" calcext:value-type="float">
            <text:p>16</text:p>
          </table:table-cell>
          <table:table-cell table:formula="of:=IF(ISNUMBER((SEARCH(&quot;wiktoriańska&quot;;[.A289])));46;&quot;&quot;)">
            <text:p/>
          </table:table-cell>
          <table:table-cell table:formula="of:=IF(ISNUMBER((SEARCH(&quot;boho&quot;;[.A289])));47;&quot;&quot;)">
            <text:p/>
          </table:table-cell>
          <table:table-cell table:formula="of:=IF(ISNUMBER((SEARCH(&quot;studio&quot;;[.A289])));48;&quot;&quot;)">
            <text:p/>
          </table:table-cell>
          <table:table-cell table:formula="of:=IF(ISNUMBER((SEARCH(&quot;ternel&quot;;[.A289])));95;&quot;&quot;)">
            <text:p/>
          </table:table-cell>
          <table:table-cell table:formula="of:=IF(ISNUMBER((SEARCH(&quot;eclipse&quot;;[.A289])));93;&quot;&quot;)">
            <text:p/>
          </table:table-cell>
          <table:table-cell table:formula="of:=IF(ISNUMBER((SEARCH(&quot;fruit&quot;;[.A289])));100;&quot;&quot;)">
            <text:p/>
          </table:table-cell>
          <table:table-cell table:formula="of:=IF(ISNUMBER((SEARCH(&quot;jubil&quot;;[.A289])));112;&quot;&quot;)">
            <text:p/>
          </table:table-cell>
          <table:table-cell table:formula="of:=IF(ISNUMBER((SEARCH(&quot;flow&quot;;[.A289])));98;&quot;&quot;)">
            <text:p/>
          </table:table-cell>
          <table:table-cell table:formula="of:=CONCATENATE([.G289];&quot;,&quot;;[.H289];&quot;,&quot;;[.I289];&quot;,&quot;;[.J289];&quot;,&quot;;[.K289];&quot;,&quot;;[.L289];&quot;,&quot;;[.M289];&quot;,&quot;;[.N289];&quot;,&quot;;[.O289];&quot;,&quot;;[.P289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p - Złota bransoletka</text:p>
          </table:table-cell>
          <table:table-cell table:formula="of:=[.B289]"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48Loop - Złota bransoletka.jpg</text:p>
          </table:table-cell>
          <table:table-cell table:formula="of:=IF(ISNUMBER((SEARCH(&quot;diament&quot;;[.A290])));21;&quot;&quot;)">
            <text:p/>
          </table:table-cell>
          <table:table-cell table:formula="of:=[.H289]" office:value-type="float" office:value="16" calcext:value-type="float">
            <text:p>16</text:p>
          </table:table-cell>
          <table:table-cell table:formula="of:=IF(ISNUMBER((SEARCH(&quot;wiktoriańska&quot;;[.A290])));46;&quot;&quot;)">
            <text:p/>
          </table:table-cell>
          <table:table-cell table:formula="of:=IF(ISNUMBER((SEARCH(&quot;boho&quot;;[.A290])));47;&quot;&quot;)">
            <text:p/>
          </table:table-cell>
          <table:table-cell table:formula="of:=IF(ISNUMBER((SEARCH(&quot;studio&quot;;[.A290])));48;&quot;&quot;)">
            <text:p/>
          </table:table-cell>
          <table:table-cell table:formula="of:=IF(ISNUMBER((SEARCH(&quot;ternel&quot;;[.A290])));95;&quot;&quot;)">
            <text:p/>
          </table:table-cell>
          <table:table-cell table:formula="of:=IF(ISNUMBER((SEARCH(&quot;eclipse&quot;;[.A290])));93;&quot;&quot;)">
            <text:p/>
          </table:table-cell>
          <table:table-cell table:formula="of:=IF(ISNUMBER((SEARCH(&quot;fruit&quot;;[.A290])));100;&quot;&quot;)">
            <text:p/>
          </table:table-cell>
          <table:table-cell table:formula="of:=IF(ISNUMBER((SEARCH(&quot;jubil&quot;;[.A290])));112;&quot;&quot;)">
            <text:p/>
          </table:table-cell>
          <table:table-cell table:formula="of:=IF(ISNUMBER((SEARCH(&quot;flow&quot;;[.A290])));98;&quot;&quot;)">
            <text:p/>
          </table:table-cell>
          <table:table-cell table:formula="of:=CONCATENATE([.G290];&quot;,&quot;;[.H290];&quot;,&quot;;[.I290];&quot;,&quot;;[.J290];&quot;,&quot;;[.K290];&quot;,&quot;;[.L290];&quot;,&quot;;[.M290];&quot;,&quot;;[.N290];&quot;,&quot;;[.O290];&quot;,&quot;;[.P290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p - Złota bransoletka</text:p>
          </table:table-cell>
          <table:table-cell table:formula="of:=[.B290]"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3195" calcext:value-type="float">
            <text:p>31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49Loop - Złota bransoletka.jpg</text:p>
          </table:table-cell>
          <table:table-cell table:formula="of:=IF(ISNUMBER((SEARCH(&quot;diament&quot;;[.A291])));21;&quot;&quot;)">
            <text:p/>
          </table:table-cell>
          <table:table-cell table:formula="of:=[.H290]" office:value-type="float" office:value="16" calcext:value-type="float">
            <text:p>16</text:p>
          </table:table-cell>
          <table:table-cell table:formula="of:=IF(ISNUMBER((SEARCH(&quot;wiktoriańska&quot;;[.A291])));46;&quot;&quot;)">
            <text:p/>
          </table:table-cell>
          <table:table-cell table:formula="of:=IF(ISNUMBER((SEARCH(&quot;boho&quot;;[.A291])));47;&quot;&quot;)">
            <text:p/>
          </table:table-cell>
          <table:table-cell table:formula="of:=IF(ISNUMBER((SEARCH(&quot;studio&quot;;[.A291])));48;&quot;&quot;)">
            <text:p/>
          </table:table-cell>
          <table:table-cell table:formula="of:=IF(ISNUMBER((SEARCH(&quot;ternel&quot;;[.A291])));95;&quot;&quot;)">
            <text:p/>
          </table:table-cell>
          <table:table-cell table:formula="of:=IF(ISNUMBER((SEARCH(&quot;eclipse&quot;;[.A291])));93;&quot;&quot;)">
            <text:p/>
          </table:table-cell>
          <table:table-cell table:formula="of:=IF(ISNUMBER((SEARCH(&quot;fruit&quot;;[.A291])));100;&quot;&quot;)">
            <text:p/>
          </table:table-cell>
          <table:table-cell table:formula="of:=IF(ISNUMBER((SEARCH(&quot;jubil&quot;;[.A291])));112;&quot;&quot;)">
            <text:p/>
          </table:table-cell>
          <table:table-cell table:formula="of:=IF(ISNUMBER((SEARCH(&quot;flow&quot;;[.A291])));98;&quot;&quot;)">
            <text:p/>
          </table:table-cell>
          <table:table-cell table:formula="of:=CONCATENATE([.G291];&quot;,&quot;;[.H291];&quot;,&quot;;[.I291];&quot;,&quot;;[.J291];&quot;,&quot;;[.K291];&quot;,&quot;;[.L291];&quot;,&quot;;[.M291];&quot;,&quot;;[.N291];&quot;,&quot;;[.O291];&quot;,&quot;;[.P291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tic - bransoletka z hematytu</text:p>
          </table:table-cell>
          <table:table-cell table:formula="of:=[.B291]"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3095" calcext:value-type="float">
            <text:p>30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50Magnetic - bransoletka z hematytu.jpg</text:p>
          </table:table-cell>
          <table:table-cell table:formula="of:=IF(ISNUMBER((SEARCH(&quot;diament&quot;;[.A292])));21;&quot;&quot;)">
            <text:p/>
          </table:table-cell>
          <table:table-cell table:formula="of:=[.H291]" office:value-type="float" office:value="16" calcext:value-type="float">
            <text:p>16</text:p>
          </table:table-cell>
          <table:table-cell table:formula="of:=IF(ISNUMBER((SEARCH(&quot;wiktoriańska&quot;;[.A292])));46;&quot;&quot;)">
            <text:p/>
          </table:table-cell>
          <table:table-cell table:formula="of:=IF(ISNUMBER((SEARCH(&quot;boho&quot;;[.A292])));47;&quot;&quot;)">
            <text:p/>
          </table:table-cell>
          <table:table-cell table:formula="of:=IF(ISNUMBER((SEARCH(&quot;studio&quot;;[.A292])));48;&quot;&quot;)">
            <text:p/>
          </table:table-cell>
          <table:table-cell table:formula="of:=IF(ISNUMBER((SEARCH(&quot;ternel&quot;;[.A292])));95;&quot;&quot;)">
            <text:p/>
          </table:table-cell>
          <table:table-cell table:formula="of:=IF(ISNUMBER((SEARCH(&quot;eclipse&quot;;[.A292])));93;&quot;&quot;)">
            <text:p/>
          </table:table-cell>
          <table:table-cell table:formula="of:=IF(ISNUMBER((SEARCH(&quot;fruit&quot;;[.A292])));100;&quot;&quot;)">
            <text:p/>
          </table:table-cell>
          <table:table-cell table:formula="of:=IF(ISNUMBER((SEARCH(&quot;jubil&quot;;[.A292])));112;&quot;&quot;)">
            <text:p/>
          </table:table-cell>
          <table:table-cell table:formula="of:=IF(ISNUMBER((SEARCH(&quot;flow&quot;;[.A292])));98;&quot;&quot;)">
            <text:p/>
          </table:table-cell>
          <table:table-cell table:formula="of:=CONCATENATE([.G292];&quot;,&quot;;[.H292];&quot;,&quot;;[.I292];&quot;,&quot;;[.J292];&quot;,&quot;;[.K292];&quot;,&quot;;[.L292];&quot;,&quot;;[.M292];&quot;,&quot;;[.N292];&quot;,&quot;;[.O292];&quot;,&quot;;[.P292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tic - bransoletka z hematytu</text:p>
          </table:table-cell>
          <table:table-cell table:formula="of:=[.B292]"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office:value-type="float" office:value="3195" calcext:value-type="float">
            <text:p>31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51Magnetic - bransoletka z hematytu.jpg</text:p>
          </table:table-cell>
          <table:table-cell table:formula="of:=IF(ISNUMBER((SEARCH(&quot;diament&quot;;[.A293])));21;&quot;&quot;)">
            <text:p/>
          </table:table-cell>
          <table:table-cell table:formula="of:=[.H292]" office:value-type="float" office:value="16" calcext:value-type="float">
            <text:p>16</text:p>
          </table:table-cell>
          <table:table-cell table:formula="of:=IF(ISNUMBER((SEARCH(&quot;wiktoriańska&quot;;[.A293])));46;&quot;&quot;)">
            <text:p/>
          </table:table-cell>
          <table:table-cell table:formula="of:=IF(ISNUMBER((SEARCH(&quot;boho&quot;;[.A293])));47;&quot;&quot;)">
            <text:p/>
          </table:table-cell>
          <table:table-cell table:formula="of:=IF(ISNUMBER((SEARCH(&quot;studio&quot;;[.A293])));48;&quot;&quot;)">
            <text:p/>
          </table:table-cell>
          <table:table-cell table:formula="of:=IF(ISNUMBER((SEARCH(&quot;ternel&quot;;[.A293])));95;&quot;&quot;)">
            <text:p/>
          </table:table-cell>
          <table:table-cell table:formula="of:=IF(ISNUMBER((SEARCH(&quot;eclipse&quot;;[.A293])));93;&quot;&quot;)">
            <text:p/>
          </table:table-cell>
          <table:table-cell table:formula="of:=IF(ISNUMBER((SEARCH(&quot;fruit&quot;;[.A293])));100;&quot;&quot;)">
            <text:p/>
          </table:table-cell>
          <table:table-cell table:formula="of:=IF(ISNUMBER((SEARCH(&quot;jubil&quot;;[.A293])));112;&quot;&quot;)">
            <text:p/>
          </table:table-cell>
          <table:table-cell table:formula="of:=IF(ISNUMBER((SEARCH(&quot;flow&quot;;[.A293])));98;&quot;&quot;)">
            <text:p/>
          </table:table-cell>
          <table:table-cell table:formula="of:=CONCATENATE([.G293];&quot;,&quot;;[.H293];&quot;,&quot;;[.I293];&quot;,&quot;;[.J293];&quot;,&quot;;[.K293];&quot;,&quot;;[.L293];&quot;,&quot;;[.M293];&quot;,&quot;;[.N293];&quot;,&quot;;[.O293];&quot;,&quot;;[.P293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tic - bransoletka z hematytu</text:p>
          </table:table-cell>
          <table:table-cell table:formula="of:=[.B293]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52Magnetic - bransoletka z hematytu.jpg</text:p>
          </table:table-cell>
          <table:table-cell table:formula="of:=IF(ISNUMBER((SEARCH(&quot;diament&quot;;[.A294])));21;&quot;&quot;)">
            <text:p/>
          </table:table-cell>
          <table:table-cell table:formula="of:=[.H293]" office:value-type="float" office:value="16" calcext:value-type="float">
            <text:p>16</text:p>
          </table:table-cell>
          <table:table-cell table:formula="of:=IF(ISNUMBER((SEARCH(&quot;wiktoriańska&quot;;[.A294])));46;&quot;&quot;)">
            <text:p/>
          </table:table-cell>
          <table:table-cell table:formula="of:=IF(ISNUMBER((SEARCH(&quot;boho&quot;;[.A294])));47;&quot;&quot;)">
            <text:p/>
          </table:table-cell>
          <table:table-cell table:formula="of:=IF(ISNUMBER((SEARCH(&quot;studio&quot;;[.A294])));48;&quot;&quot;)">
            <text:p/>
          </table:table-cell>
          <table:table-cell table:formula="of:=IF(ISNUMBER((SEARCH(&quot;ternel&quot;;[.A294])));95;&quot;&quot;)">
            <text:p/>
          </table:table-cell>
          <table:table-cell table:formula="of:=IF(ISNUMBER((SEARCH(&quot;eclipse&quot;;[.A294])));93;&quot;&quot;)">
            <text:p/>
          </table:table-cell>
          <table:table-cell table:formula="of:=IF(ISNUMBER((SEARCH(&quot;fruit&quot;;[.A294])));100;&quot;&quot;)">
            <text:p/>
          </table:table-cell>
          <table:table-cell table:formula="of:=IF(ISNUMBER((SEARCH(&quot;jubil&quot;;[.A294])));112;&quot;&quot;)">
            <text:p/>
          </table:table-cell>
          <table:table-cell table:formula="of:=IF(ISNUMBER((SEARCH(&quot;flow&quot;;[.A294])));98;&quot;&quot;)">
            <text:p/>
          </table:table-cell>
          <table:table-cell table:formula="of:=CONCATENATE([.G294];&quot;,&quot;;[.H294];&quot;,&quot;;[.I294];&quot;,&quot;;[.J294];&quot;,&quot;;[.K294];&quot;,&quot;;[.L294];&quot;,&quot;;[.M294];&quot;,&quot;;[.N294];&quot;,&quot;;[.O294];&quot;,&quot;;[.P294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tic - bransoletka z hematytu</text:p>
          </table:table-cell>
          <table:table-cell table:formula="of:=[.B294]"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53Magnetic - bransoletka z hematytu.jpg</text:p>
          </table:table-cell>
          <table:table-cell table:formula="of:=IF(ISNUMBER((SEARCH(&quot;diament&quot;;[.A295])));21;&quot;&quot;)">
            <text:p/>
          </table:table-cell>
          <table:table-cell table:formula="of:=[.H294]" office:value-type="float" office:value="16" calcext:value-type="float">
            <text:p>16</text:p>
          </table:table-cell>
          <table:table-cell table:formula="of:=IF(ISNUMBER((SEARCH(&quot;wiktoriańska&quot;;[.A295])));46;&quot;&quot;)">
            <text:p/>
          </table:table-cell>
          <table:table-cell table:formula="of:=IF(ISNUMBER((SEARCH(&quot;boho&quot;;[.A295])));47;&quot;&quot;)">
            <text:p/>
          </table:table-cell>
          <table:table-cell table:formula="of:=IF(ISNUMBER((SEARCH(&quot;studio&quot;;[.A295])));48;&quot;&quot;)">
            <text:p/>
          </table:table-cell>
          <table:table-cell table:formula="of:=IF(ISNUMBER((SEARCH(&quot;ternel&quot;;[.A295])));95;&quot;&quot;)">
            <text:p/>
          </table:table-cell>
          <table:table-cell table:formula="of:=IF(ISNUMBER((SEARCH(&quot;eclipse&quot;;[.A295])));93;&quot;&quot;)">
            <text:p/>
          </table:table-cell>
          <table:table-cell table:formula="of:=IF(ISNUMBER((SEARCH(&quot;fruit&quot;;[.A295])));100;&quot;&quot;)">
            <text:p/>
          </table:table-cell>
          <table:table-cell table:formula="of:=IF(ISNUMBER((SEARCH(&quot;jubil&quot;;[.A295])));112;&quot;&quot;)">
            <text:p/>
          </table:table-cell>
          <table:table-cell table:formula="of:=IF(ISNUMBER((SEARCH(&quot;flow&quot;;[.A295])));98;&quot;&quot;)">
            <text:p/>
          </table:table-cell>
          <table:table-cell table:formula="of:=CONCATENATE([.G295];&quot;,&quot;;[.H295];&quot;,&quot;;[.I295];&quot;,&quot;;[.J295];&quot;,&quot;;[.K295];&quot;,&quot;;[.L295];&quot;,&quot;;[.M295];&quot;,&quot;;[.N295];&quot;,&quot;;[.O295];&quot;,&quot;;[.P295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bransoletka z pereł</text:p>
          </table:table-cell>
          <table:table-cell table:formula="of:=[.B295]"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54Namiko - bransoletka z pereł.jpg</text:p>
          </table:table-cell>
          <table:table-cell table:formula="of:=IF(ISNUMBER((SEARCH(&quot;diament&quot;;[.A296])));21;&quot;&quot;)">
            <text:p/>
          </table:table-cell>
          <table:table-cell table:formula="of:=[.H295]" office:value-type="float" office:value="16" calcext:value-type="float">
            <text:p>16</text:p>
          </table:table-cell>
          <table:table-cell table:formula="of:=IF(ISNUMBER((SEARCH(&quot;wiktoriańska&quot;;[.A296])));46;&quot;&quot;)">
            <text:p/>
          </table:table-cell>
          <table:table-cell table:formula="of:=IF(ISNUMBER((SEARCH(&quot;boho&quot;;[.A296])));47;&quot;&quot;)">
            <text:p/>
          </table:table-cell>
          <table:table-cell table:formula="of:=IF(ISNUMBER((SEARCH(&quot;studio&quot;;[.A296])));48;&quot;&quot;)">
            <text:p/>
          </table:table-cell>
          <table:table-cell table:formula="of:=IF(ISNUMBER((SEARCH(&quot;ternel&quot;;[.A296])));95;&quot;&quot;)">
            <text:p/>
          </table:table-cell>
          <table:table-cell table:formula="of:=IF(ISNUMBER((SEARCH(&quot;eclipse&quot;;[.A296])));93;&quot;&quot;)">
            <text:p/>
          </table:table-cell>
          <table:table-cell table:formula="of:=IF(ISNUMBER((SEARCH(&quot;fruit&quot;;[.A296])));100;&quot;&quot;)">
            <text:p/>
          </table:table-cell>
          <table:table-cell table:formula="of:=IF(ISNUMBER((SEARCH(&quot;jubil&quot;;[.A296])));112;&quot;&quot;)">
            <text:p/>
          </table:table-cell>
          <table:table-cell table:formula="of:=IF(ISNUMBER((SEARCH(&quot;flow&quot;;[.A296])));98;&quot;&quot;)">
            <text:p/>
          </table:table-cell>
          <table:table-cell table:formula="of:=CONCATENATE([.G296];&quot;,&quot;;[.H296];&quot;,&quot;;[.I296];&quot;,&quot;;[.J296];&quot;,&quot;;[.K296];&quot;,&quot;;[.L296];&quot;,&quot;;[.M296];&quot;,&quot;;[.N296];&quot;,&quot;;[.O296];&quot;,&quot;;[.P296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bransoletka z cyrkoniami</text:p>
          </table:table-cell>
          <table:table-cell table:formula="of:=[.B296]"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55Złota bransoletka z cyrkoniami.jpg</text:p>
          </table:table-cell>
          <table:table-cell table:formula="of:=IF(ISNUMBER((SEARCH(&quot;diament&quot;;[.A297])));21;&quot;&quot;)">
            <text:p/>
          </table:table-cell>
          <table:table-cell table:formula="of:=[.H296]" office:value-type="float" office:value="16" calcext:value-type="float">
            <text:p>16</text:p>
          </table:table-cell>
          <table:table-cell table:formula="of:=IF(ISNUMBER((SEARCH(&quot;wiktoriańska&quot;;[.A297])));46;&quot;&quot;)">
            <text:p/>
          </table:table-cell>
          <table:table-cell table:formula="of:=IF(ISNUMBER((SEARCH(&quot;boho&quot;;[.A297])));47;&quot;&quot;)">
            <text:p/>
          </table:table-cell>
          <table:table-cell table:formula="of:=IF(ISNUMBER((SEARCH(&quot;studio&quot;;[.A297])));48;&quot;&quot;)">
            <text:p/>
          </table:table-cell>
          <table:table-cell table:formula="of:=IF(ISNUMBER((SEARCH(&quot;ternel&quot;;[.A297])));95;&quot;&quot;)">
            <text:p/>
          </table:table-cell>
          <table:table-cell table:formula="of:=IF(ISNUMBER((SEARCH(&quot;eclipse&quot;;[.A297])));93;&quot;&quot;)">
            <text:p/>
          </table:table-cell>
          <table:table-cell table:formula="of:=IF(ISNUMBER((SEARCH(&quot;fruit&quot;;[.A297])));100;&quot;&quot;)">
            <text:p/>
          </table:table-cell>
          <table:table-cell table:formula="of:=IF(ISNUMBER((SEARCH(&quot;jubil&quot;;[.A297])));112;&quot;&quot;)">
            <text:p/>
          </table:table-cell>
          <table:table-cell table:formula="of:=IF(ISNUMBER((SEARCH(&quot;flow&quot;;[.A297])));98;&quot;&quot;)">
            <text:p/>
          </table:table-cell>
          <table:table-cell table:formula="of:=CONCATENATE([.G297];&quot;,&quot;;[.H297];&quot;,&quot;;[.I297];&quot;,&quot;;[.J297];&quot;,&quot;;[.K297];&quot;,&quot;;[.L297];&quot;,&quot;;[.M297];&quot;,&quot;;[.N297];&quot;,&quot;;[.O297];&quot;,&quot;;[.P297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a bransoletka</text:p>
          </table:table-cell>
          <table:table-cell table:formula="of:=[.B297]"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56Srebrna bransoletka.jpg</text:p>
          </table:table-cell>
          <table:table-cell table:formula="of:=IF(ISNUMBER((SEARCH(&quot;diament&quot;;[.A298])));21;&quot;&quot;)">
            <text:p/>
          </table:table-cell>
          <table:table-cell table:formula="of:=[.H297]" office:value-type="float" office:value="16" calcext:value-type="float">
            <text:p>16</text:p>
          </table:table-cell>
          <table:table-cell table:formula="of:=IF(ISNUMBER((SEARCH(&quot;wiktoriańska&quot;;[.A298])));46;&quot;&quot;)">
            <text:p/>
          </table:table-cell>
          <table:table-cell table:formula="of:=IF(ISNUMBER((SEARCH(&quot;boho&quot;;[.A298])));47;&quot;&quot;)">
            <text:p/>
          </table:table-cell>
          <table:table-cell table:formula="of:=IF(ISNUMBER((SEARCH(&quot;studio&quot;;[.A298])));48;&quot;&quot;)">
            <text:p/>
          </table:table-cell>
          <table:table-cell table:formula="of:=IF(ISNUMBER((SEARCH(&quot;ternel&quot;;[.A298])));95;&quot;&quot;)">
            <text:p/>
          </table:table-cell>
          <table:table-cell table:formula="of:=IF(ISNUMBER((SEARCH(&quot;eclipse&quot;;[.A298])));93;&quot;&quot;)">
            <text:p/>
          </table:table-cell>
          <table:table-cell table:formula="of:=IF(ISNUMBER((SEARCH(&quot;fruit&quot;;[.A298])));100;&quot;&quot;)">
            <text:p/>
          </table:table-cell>
          <table:table-cell table:formula="of:=IF(ISNUMBER((SEARCH(&quot;jubil&quot;;[.A298])));112;&quot;&quot;)">
            <text:p/>
          </table:table-cell>
          <table:table-cell table:formula="of:=IF(ISNUMBER((SEARCH(&quot;flow&quot;;[.A298])));98;&quot;&quot;)">
            <text:p/>
          </table:table-cell>
          <table:table-cell table:formula="of:=CONCATENATE([.G298];&quot;,&quot;;[.H298];&quot;,&quot;;[.I298];&quot;,&quot;;[.J298];&quot;,&quot;;[.K298];&quot;,&quot;;[.L298];&quot;,&quot;;[.M298];&quot;,&quot;;[.N298];&quot;,&quot;;[.O298];&quot;,&quot;;[.P298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bransoletka z pereł</text:p>
          </table:table-cell>
          <table:table-cell table:formula="of:=[.B298]"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57Namiko - bransoletka z pereł.jpg</text:p>
          </table:table-cell>
          <table:table-cell table:formula="of:=IF(ISNUMBER((SEARCH(&quot;diament&quot;;[.A299])));21;&quot;&quot;)">
            <text:p/>
          </table:table-cell>
          <table:table-cell table:formula="of:=[.H298]" office:value-type="float" office:value="16" calcext:value-type="float">
            <text:p>16</text:p>
          </table:table-cell>
          <table:table-cell table:formula="of:=IF(ISNUMBER((SEARCH(&quot;wiktoriańska&quot;;[.A299])));46;&quot;&quot;)">
            <text:p/>
          </table:table-cell>
          <table:table-cell table:formula="of:=IF(ISNUMBER((SEARCH(&quot;boho&quot;;[.A299])));47;&quot;&quot;)">
            <text:p/>
          </table:table-cell>
          <table:table-cell table:formula="of:=IF(ISNUMBER((SEARCH(&quot;studio&quot;;[.A299])));48;&quot;&quot;)">
            <text:p/>
          </table:table-cell>
          <table:table-cell table:formula="of:=IF(ISNUMBER((SEARCH(&quot;ternel&quot;;[.A299])));95;&quot;&quot;)">
            <text:p/>
          </table:table-cell>
          <table:table-cell table:formula="of:=IF(ISNUMBER((SEARCH(&quot;eclipse&quot;;[.A299])));93;&quot;&quot;)">
            <text:p/>
          </table:table-cell>
          <table:table-cell table:formula="of:=IF(ISNUMBER((SEARCH(&quot;fruit&quot;;[.A299])));100;&quot;&quot;)">
            <text:p/>
          </table:table-cell>
          <table:table-cell table:formula="of:=IF(ISNUMBER((SEARCH(&quot;jubil&quot;;[.A299])));112;&quot;&quot;)">
            <text:p/>
          </table:table-cell>
          <table:table-cell table:formula="of:=IF(ISNUMBER((SEARCH(&quot;flow&quot;;[.A299])));98;&quot;&quot;)">
            <text:p/>
          </table:table-cell>
          <table:table-cell table:formula="of:=CONCATENATE([.G299];&quot;,&quot;;[.H299];&quot;,&quot;;[.I299];&quot;,&quot;;[.J299];&quot;,&quot;;[.K299];&quot;,&quot;;[.L299];&quot;,&quot;;[.M299];&quot;,&quot;;[.N299];&quot;,&quot;;[.O299];&quot;,&quot;;[.P299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bransoletka z pereł</text:p>
          </table:table-cell>
          <table:table-cell table:formula="of:=[.B299]"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58Namiko - bransoletka z pereł.jpg</text:p>
          </table:table-cell>
          <table:table-cell table:formula="of:=IF(ISNUMBER((SEARCH(&quot;diament&quot;;[.A300])));21;&quot;&quot;)">
            <text:p/>
          </table:table-cell>
          <table:table-cell table:formula="of:=[.H299]" office:value-type="float" office:value="16" calcext:value-type="float">
            <text:p>16</text:p>
          </table:table-cell>
          <table:table-cell table:formula="of:=IF(ISNUMBER((SEARCH(&quot;wiktoriańska&quot;;[.A300])));46;&quot;&quot;)">
            <text:p/>
          </table:table-cell>
          <table:table-cell table:formula="of:=IF(ISNUMBER((SEARCH(&quot;boho&quot;;[.A300])));47;&quot;&quot;)">
            <text:p/>
          </table:table-cell>
          <table:table-cell table:formula="of:=IF(ISNUMBER((SEARCH(&quot;studio&quot;;[.A300])));48;&quot;&quot;)">
            <text:p/>
          </table:table-cell>
          <table:table-cell table:formula="of:=IF(ISNUMBER((SEARCH(&quot;ternel&quot;;[.A300])));95;&quot;&quot;)">
            <text:p/>
          </table:table-cell>
          <table:table-cell table:formula="of:=IF(ISNUMBER((SEARCH(&quot;eclipse&quot;;[.A300])));93;&quot;&quot;)">
            <text:p/>
          </table:table-cell>
          <table:table-cell table:formula="of:=IF(ISNUMBER((SEARCH(&quot;fruit&quot;;[.A300])));100;&quot;&quot;)">
            <text:p/>
          </table:table-cell>
          <table:table-cell table:formula="of:=IF(ISNUMBER((SEARCH(&quot;jubil&quot;;[.A300])));112;&quot;&quot;)">
            <text:p/>
          </table:table-cell>
          <table:table-cell table:formula="of:=IF(ISNUMBER((SEARCH(&quot;flow&quot;;[.A300])));98;&quot;&quot;)">
            <text:p/>
          </table:table-cell>
          <table:table-cell table:formula="of:=CONCATENATE([.G300];&quot;,&quot;;[.H300];&quot;,&quot;;[.I300];&quot;,&quot;;[.J300];&quot;,&quot;;[.K300];&quot;,&quot;;[.L300];&quot;,&quot;;[.M300];&quot;,&quot;;[.N300];&quot;,&quot;;[.O300];&quot;,&quot;;[.P300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bransoletka z pereł</text:p>
          </table:table-cell>
          <table:table-cell table:formula="of:=[.B300]"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59Namiko - bransoletka z pereł.jpg</text:p>
          </table:table-cell>
          <table:table-cell table:formula="of:=IF(ISNUMBER((SEARCH(&quot;diament&quot;;[.A301])));21;&quot;&quot;)">
            <text:p/>
          </table:table-cell>
          <table:table-cell table:formula="of:=[.H300]" office:value-type="float" office:value="16" calcext:value-type="float">
            <text:p>16</text:p>
          </table:table-cell>
          <table:table-cell table:formula="of:=IF(ISNUMBER((SEARCH(&quot;wiktoriańska&quot;;[.A301])));46;&quot;&quot;)">
            <text:p/>
          </table:table-cell>
          <table:table-cell table:formula="of:=IF(ISNUMBER((SEARCH(&quot;boho&quot;;[.A301])));47;&quot;&quot;)">
            <text:p/>
          </table:table-cell>
          <table:table-cell table:formula="of:=IF(ISNUMBER((SEARCH(&quot;studio&quot;;[.A301])));48;&quot;&quot;)">
            <text:p/>
          </table:table-cell>
          <table:table-cell table:formula="of:=IF(ISNUMBER((SEARCH(&quot;ternel&quot;;[.A301])));95;&quot;&quot;)">
            <text:p/>
          </table:table-cell>
          <table:table-cell table:formula="of:=IF(ISNUMBER((SEARCH(&quot;eclipse&quot;;[.A301])));93;&quot;&quot;)">
            <text:p/>
          </table:table-cell>
          <table:table-cell table:formula="of:=IF(ISNUMBER((SEARCH(&quot;fruit&quot;;[.A301])));100;&quot;&quot;)">
            <text:p/>
          </table:table-cell>
          <table:table-cell table:formula="of:=IF(ISNUMBER((SEARCH(&quot;jubil&quot;;[.A301])));112;&quot;&quot;)">
            <text:p/>
          </table:table-cell>
          <table:table-cell table:formula="of:=IF(ISNUMBER((SEARCH(&quot;flow&quot;;[.A301])));98;&quot;&quot;)">
            <text:p/>
          </table:table-cell>
          <table:table-cell table:formula="of:=CONCATENATE([.G301];&quot;,&quot;;[.H301];&quot;,&quot;;[.I301];&quot;,&quot;;[.J301];&quot;,&quot;;[.K301];&quot;,&quot;;[.L301];&quot;,&quot;;[.M301];&quot;,&quot;;[.N301];&quot;,&quot;;[.O301];&quot;,&quot;;[.P301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na - złota bransoletka</text:p>
          </table:table-cell>
          <table:table-cell table:formula="of:=[.B301]"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60Malena - złota bransoletka.jpg</text:p>
          </table:table-cell>
          <table:table-cell table:formula="of:=IF(ISNUMBER((SEARCH(&quot;diament&quot;;[.A302])));21;&quot;&quot;)">
            <text:p/>
          </table:table-cell>
          <table:table-cell table:formula="of:=[.H301]" office:value-type="float" office:value="16" calcext:value-type="float">
            <text:p>16</text:p>
          </table:table-cell>
          <table:table-cell table:formula="of:=IF(ISNUMBER((SEARCH(&quot;wiktoriańska&quot;;[.A302])));46;&quot;&quot;)">
            <text:p/>
          </table:table-cell>
          <table:table-cell table:formula="of:=IF(ISNUMBER((SEARCH(&quot;boho&quot;;[.A302])));47;&quot;&quot;)">
            <text:p/>
          </table:table-cell>
          <table:table-cell table:formula="of:=IF(ISNUMBER((SEARCH(&quot;studio&quot;;[.A302])));48;&quot;&quot;)">
            <text:p/>
          </table:table-cell>
          <table:table-cell table:formula="of:=IF(ISNUMBER((SEARCH(&quot;ternel&quot;;[.A302])));95;&quot;&quot;)">
            <text:p/>
          </table:table-cell>
          <table:table-cell table:formula="of:=IF(ISNUMBER((SEARCH(&quot;eclipse&quot;;[.A302])));93;&quot;&quot;)">
            <text:p/>
          </table:table-cell>
          <table:table-cell table:formula="of:=IF(ISNUMBER((SEARCH(&quot;fruit&quot;;[.A302])));100;&quot;&quot;)">
            <text:p/>
          </table:table-cell>
          <table:table-cell table:formula="of:=IF(ISNUMBER((SEARCH(&quot;jubil&quot;;[.A302])));112;&quot;&quot;)">
            <text:p/>
          </table:table-cell>
          <table:table-cell table:formula="of:=IF(ISNUMBER((SEARCH(&quot;flow&quot;;[.A302])));98;&quot;&quot;)">
            <text:p/>
          </table:table-cell>
          <table:table-cell table:formula="of:=CONCATENATE([.G302];&quot;,&quot;;[.H302];&quot;,&quot;;[.I302];&quot;,&quot;;[.J302];&quot;,&quot;;[.K302];&quot;,&quot;;[.L302];&quot;,&quot;;[.M302];&quot;,&quot;;[.N302];&quot;,&quot;;[.O302];&quot;,&quot;;[.P302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na - złota bransoletka</text:p>
          </table:table-cell>
          <table:table-cell table:formula="of:=[.B302]"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61Malena - złota bransoletka.jpg</text:p>
          </table:table-cell>
          <table:table-cell table:formula="of:=IF(ISNUMBER((SEARCH(&quot;diament&quot;;[.A303])));21;&quot;&quot;)">
            <text:p/>
          </table:table-cell>
          <table:table-cell table:formula="of:=[.H302]" office:value-type="float" office:value="16" calcext:value-type="float">
            <text:p>16</text:p>
          </table:table-cell>
          <table:table-cell table:formula="of:=IF(ISNUMBER((SEARCH(&quot;wiktoriańska&quot;;[.A303])));46;&quot;&quot;)">
            <text:p/>
          </table:table-cell>
          <table:table-cell table:formula="of:=IF(ISNUMBER((SEARCH(&quot;boho&quot;;[.A303])));47;&quot;&quot;)">
            <text:p/>
          </table:table-cell>
          <table:table-cell table:formula="of:=IF(ISNUMBER((SEARCH(&quot;studio&quot;;[.A303])));48;&quot;&quot;)">
            <text:p/>
          </table:table-cell>
          <table:table-cell table:formula="of:=IF(ISNUMBER((SEARCH(&quot;ternel&quot;;[.A303])));95;&quot;&quot;)">
            <text:p/>
          </table:table-cell>
          <table:table-cell table:formula="of:=IF(ISNUMBER((SEARCH(&quot;eclipse&quot;;[.A303])));93;&quot;&quot;)">
            <text:p/>
          </table:table-cell>
          <table:table-cell table:formula="of:=IF(ISNUMBER((SEARCH(&quot;fruit&quot;;[.A303])));100;&quot;&quot;)">
            <text:p/>
          </table:table-cell>
          <table:table-cell table:formula="of:=IF(ISNUMBER((SEARCH(&quot;jubil&quot;;[.A303])));112;&quot;&quot;)">
            <text:p/>
          </table:table-cell>
          <table:table-cell table:formula="of:=IF(ISNUMBER((SEARCH(&quot;flow&quot;;[.A303])));98;&quot;&quot;)">
            <text:p/>
          </table:table-cell>
          <table:table-cell table:formula="of:=CONCATENATE([.G303];&quot;,&quot;;[.H303];&quot;,&quot;;[.I303];&quot;,&quot;;[.J303];&quot;,&quot;;[.K303];&quot;,&quot;;[.L303];&quot;,&quot;;[.M303];&quot;,&quot;;[.N303];&quot;,&quot;;[.O303];&quot;,&quot;;[.P303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na - złota bransoletka</text:p>
          </table:table-cell>
          <table:table-cell table:formula="of:=[.B303]"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62Malena - złota bransoletka.jpg</text:p>
          </table:table-cell>
          <table:table-cell table:formula="of:=IF(ISNUMBER((SEARCH(&quot;diament&quot;;[.A304])));21;&quot;&quot;)">
            <text:p/>
          </table:table-cell>
          <table:table-cell table:formula="of:=[.H303]" office:value-type="float" office:value="16" calcext:value-type="float">
            <text:p>16</text:p>
          </table:table-cell>
          <table:table-cell table:formula="of:=IF(ISNUMBER((SEARCH(&quot;wiktoriańska&quot;;[.A304])));46;&quot;&quot;)">
            <text:p/>
          </table:table-cell>
          <table:table-cell table:formula="of:=IF(ISNUMBER((SEARCH(&quot;boho&quot;;[.A304])));47;&quot;&quot;)">
            <text:p/>
          </table:table-cell>
          <table:table-cell table:formula="of:=IF(ISNUMBER((SEARCH(&quot;studio&quot;;[.A304])));48;&quot;&quot;)">
            <text:p/>
          </table:table-cell>
          <table:table-cell table:formula="of:=IF(ISNUMBER((SEARCH(&quot;ternel&quot;;[.A304])));95;&quot;&quot;)">
            <text:p/>
          </table:table-cell>
          <table:table-cell table:formula="of:=IF(ISNUMBER((SEARCH(&quot;eclipse&quot;;[.A304])));93;&quot;&quot;)">
            <text:p/>
          </table:table-cell>
          <table:table-cell table:formula="of:=IF(ISNUMBER((SEARCH(&quot;fruit&quot;;[.A304])));100;&quot;&quot;)">
            <text:p/>
          </table:table-cell>
          <table:table-cell table:formula="of:=IF(ISNUMBER((SEARCH(&quot;jubil&quot;;[.A304])));112;&quot;&quot;)">
            <text:p/>
          </table:table-cell>
          <table:table-cell table:formula="of:=IF(ISNUMBER((SEARCH(&quot;flow&quot;;[.A304])));98;&quot;&quot;)">
            <text:p/>
          </table:table-cell>
          <table:table-cell table:formula="of:=CONCATENATE([.G304];&quot;,&quot;;[.H304];&quot;,&quot;;[.I304];&quot;,&quot;;[.J304];&quot;,&quot;;[.K304];&quot;,&quot;;[.L304];&quot;,&quot;;[.M304];&quot;,&quot;;[.N304];&quot;,&quot;;[.O304];&quot;,&quot;;[.P304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na - złota bransoletka</text:p>
          </table:table-cell>
          <table:table-cell table:formula="of:=[.B304]"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63Malena - złota bransoletka.jpg</text:p>
          </table:table-cell>
          <table:table-cell table:formula="of:=IF(ISNUMBER((SEARCH(&quot;diament&quot;;[.A305])));21;&quot;&quot;)">
            <text:p/>
          </table:table-cell>
          <table:table-cell table:formula="of:=[.H304]" office:value-type="float" office:value="16" calcext:value-type="float">
            <text:p>16</text:p>
          </table:table-cell>
          <table:table-cell table:formula="of:=IF(ISNUMBER((SEARCH(&quot;wiktoriańska&quot;;[.A305])));46;&quot;&quot;)">
            <text:p/>
          </table:table-cell>
          <table:table-cell table:formula="of:=IF(ISNUMBER((SEARCH(&quot;boho&quot;;[.A305])));47;&quot;&quot;)">
            <text:p/>
          </table:table-cell>
          <table:table-cell table:formula="of:=IF(ISNUMBER((SEARCH(&quot;studio&quot;;[.A305])));48;&quot;&quot;)">
            <text:p/>
          </table:table-cell>
          <table:table-cell table:formula="of:=IF(ISNUMBER((SEARCH(&quot;ternel&quot;;[.A305])));95;&quot;&quot;)">
            <text:p/>
          </table:table-cell>
          <table:table-cell table:formula="of:=IF(ISNUMBER((SEARCH(&quot;eclipse&quot;;[.A305])));93;&quot;&quot;)">
            <text:p/>
          </table:table-cell>
          <table:table-cell table:formula="of:=IF(ISNUMBER((SEARCH(&quot;fruit&quot;;[.A305])));100;&quot;&quot;)">
            <text:p/>
          </table:table-cell>
          <table:table-cell table:formula="of:=IF(ISNUMBER((SEARCH(&quot;jubil&quot;;[.A305])));112;&quot;&quot;)">
            <text:p/>
          </table:table-cell>
          <table:table-cell table:formula="of:=IF(ISNUMBER((SEARCH(&quot;flow&quot;;[.A305])));98;&quot;&quot;)">
            <text:p/>
          </table:table-cell>
          <table:table-cell table:formula="of:=CONCATENATE([.G305];&quot;,&quot;;[.H305];&quot;,&quot;;[.I305];&quot;,&quot;;[.J305];&quot;,&quot;;[.K305];&quot;,&quot;;[.L305];&quot;,&quot;;[.M305];&quot;,&quot;;[.N305];&quot;,&quot;;[.O305];&quot;,&quot;;[.P305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MOUR - bransoletka</text:p>
          </table:table-cell>
          <table:table-cell table:formula="of:=[.B305]"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64GLAMOUR - bransoletka.jpg</text:p>
          </table:table-cell>
          <table:table-cell table:formula="of:=IF(ISNUMBER((SEARCH(&quot;diament&quot;;[.A306])));21;&quot;&quot;)">
            <text:p/>
          </table:table-cell>
          <table:table-cell table:formula="of:=[.H305]" office:value-type="float" office:value="16" calcext:value-type="float">
            <text:p>16</text:p>
          </table:table-cell>
          <table:table-cell table:formula="of:=IF(ISNUMBER((SEARCH(&quot;wiktoriańska&quot;;[.A306])));46;&quot;&quot;)">
            <text:p/>
          </table:table-cell>
          <table:table-cell table:formula="of:=IF(ISNUMBER((SEARCH(&quot;boho&quot;;[.A306])));47;&quot;&quot;)">
            <text:p/>
          </table:table-cell>
          <table:table-cell table:formula="of:=IF(ISNUMBER((SEARCH(&quot;studio&quot;;[.A306])));48;&quot;&quot;)">
            <text:p/>
          </table:table-cell>
          <table:table-cell table:formula="of:=IF(ISNUMBER((SEARCH(&quot;ternel&quot;;[.A306])));95;&quot;&quot;)">
            <text:p/>
          </table:table-cell>
          <table:table-cell table:formula="of:=IF(ISNUMBER((SEARCH(&quot;eclipse&quot;;[.A306])));93;&quot;&quot;)">
            <text:p/>
          </table:table-cell>
          <table:table-cell table:formula="of:=IF(ISNUMBER((SEARCH(&quot;fruit&quot;;[.A306])));100;&quot;&quot;)">
            <text:p/>
          </table:table-cell>
          <table:table-cell table:formula="of:=IF(ISNUMBER((SEARCH(&quot;jubil&quot;;[.A306])));112;&quot;&quot;)">
            <text:p/>
          </table:table-cell>
          <table:table-cell table:formula="of:=IF(ISNUMBER((SEARCH(&quot;flow&quot;;[.A306])));98;&quot;&quot;)">
            <text:p/>
          </table:table-cell>
          <table:table-cell table:formula="of:=CONCATENATE([.G306];&quot;,&quot;;[.H306];&quot;,&quot;;[.I306];&quot;,&quot;;[.J306];&quot;,&quot;;[.K306];&quot;,&quot;;[.L306];&quot;,&quot;;[.M306];&quot;,&quot;;[.N306];&quot;,&quot;;[.O306];&quot;,&quot;;[.P306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mour - bransoletka</text:p>
          </table:table-cell>
          <table:table-cell table:formula="of:=[.B306]"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65Glamour - bransoletka.jpg</text:p>
          </table:table-cell>
          <table:table-cell table:formula="of:=IF(ISNUMBER((SEARCH(&quot;diament&quot;;[.A307])));21;&quot;&quot;)">
            <text:p/>
          </table:table-cell>
          <table:table-cell table:formula="of:=[.H306]" office:value-type="float" office:value="16" calcext:value-type="float">
            <text:p>16</text:p>
          </table:table-cell>
          <table:table-cell table:formula="of:=IF(ISNUMBER((SEARCH(&quot;wiktoriańska&quot;;[.A307])));46;&quot;&quot;)">
            <text:p/>
          </table:table-cell>
          <table:table-cell table:formula="of:=IF(ISNUMBER((SEARCH(&quot;boho&quot;;[.A307])));47;&quot;&quot;)">
            <text:p/>
          </table:table-cell>
          <table:table-cell table:formula="of:=IF(ISNUMBER((SEARCH(&quot;studio&quot;;[.A307])));48;&quot;&quot;)">
            <text:p/>
          </table:table-cell>
          <table:table-cell table:formula="of:=IF(ISNUMBER((SEARCH(&quot;ternel&quot;;[.A307])));95;&quot;&quot;)">
            <text:p/>
          </table:table-cell>
          <table:table-cell table:formula="of:=IF(ISNUMBER((SEARCH(&quot;eclipse&quot;;[.A307])));93;&quot;&quot;)">
            <text:p/>
          </table:table-cell>
          <table:table-cell table:formula="of:=IF(ISNUMBER((SEARCH(&quot;fruit&quot;;[.A307])));100;&quot;&quot;)">
            <text:p/>
          </table:table-cell>
          <table:table-cell table:formula="of:=IF(ISNUMBER((SEARCH(&quot;jubil&quot;;[.A307])));112;&quot;&quot;)">
            <text:p/>
          </table:table-cell>
          <table:table-cell table:formula="of:=IF(ISNUMBER((SEARCH(&quot;flow&quot;;[.A307])));98;&quot;&quot;)">
            <text:p/>
          </table:table-cell>
          <table:table-cell table:formula="of:=CONCATENATE([.G307];&quot;,&quot;;[.H307];&quot;,&quot;;[.I307];&quot;,&quot;;[.J307];&quot;,&quot;;[.K307];&quot;,&quot;;[.L307];&quot;,&quot;;[.M307];&quot;,&quot;;[.N307];&quot;,&quot;;[.O307];&quot;,&quot;;[.P307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mour - bransoletka</text:p>
          </table:table-cell>
          <table:table-cell table:formula="of:=[.B307]"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66Glamour - bransoletka.jpg</text:p>
          </table:table-cell>
          <table:table-cell table:formula="of:=IF(ISNUMBER((SEARCH(&quot;diament&quot;;[.A308])));21;&quot;&quot;)">
            <text:p/>
          </table:table-cell>
          <table:table-cell table:formula="of:=[.H307]" office:value-type="float" office:value="16" calcext:value-type="float">
            <text:p>16</text:p>
          </table:table-cell>
          <table:table-cell table:formula="of:=IF(ISNUMBER((SEARCH(&quot;wiktoriańska&quot;;[.A308])));46;&quot;&quot;)">
            <text:p/>
          </table:table-cell>
          <table:table-cell table:formula="of:=IF(ISNUMBER((SEARCH(&quot;boho&quot;;[.A308])));47;&quot;&quot;)">
            <text:p/>
          </table:table-cell>
          <table:table-cell table:formula="of:=IF(ISNUMBER((SEARCH(&quot;studio&quot;;[.A308])));48;&quot;&quot;)">
            <text:p/>
          </table:table-cell>
          <table:table-cell table:formula="of:=IF(ISNUMBER((SEARCH(&quot;ternel&quot;;[.A308])));95;&quot;&quot;)">
            <text:p/>
          </table:table-cell>
          <table:table-cell table:formula="of:=IF(ISNUMBER((SEARCH(&quot;eclipse&quot;;[.A308])));93;&quot;&quot;)">
            <text:p/>
          </table:table-cell>
          <table:table-cell table:formula="of:=IF(ISNUMBER((SEARCH(&quot;fruit&quot;;[.A308])));100;&quot;&quot;)">
            <text:p/>
          </table:table-cell>
          <table:table-cell table:formula="of:=IF(ISNUMBER((SEARCH(&quot;jubil&quot;;[.A308])));112;&quot;&quot;)">
            <text:p/>
          </table:table-cell>
          <table:table-cell table:formula="of:=IF(ISNUMBER((SEARCH(&quot;flow&quot;;[.A308])));98;&quot;&quot;)">
            <text:p/>
          </table:table-cell>
          <table:table-cell table:formula="of:=CONCATENATE([.G308];&quot;,&quot;;[.H308];&quot;,&quot;;[.I308];&quot;,&quot;;[.J308];&quot;,&quot;;[.K308];&quot;,&quot;;[.L308];&quot;,&quot;;[.M308];&quot;,&quot;;[.N308];&quot;,&quot;;[.O308];&quot;,&quot;;[.P308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mour - bransoletka</text:p>
          </table:table-cell>
          <table:table-cell table:formula="of:=[.B308]"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67Glamour - bransoletka.jpg</text:p>
          </table:table-cell>
          <table:table-cell table:formula="of:=IF(ISNUMBER((SEARCH(&quot;diament&quot;;[.A309])));21;&quot;&quot;)">
            <text:p/>
          </table:table-cell>
          <table:table-cell table:formula="of:=[.H308]" office:value-type="float" office:value="16" calcext:value-type="float">
            <text:p>16</text:p>
          </table:table-cell>
          <table:table-cell table:formula="of:=IF(ISNUMBER((SEARCH(&quot;wiktoriańska&quot;;[.A309])));46;&quot;&quot;)">
            <text:p/>
          </table:table-cell>
          <table:table-cell table:formula="of:=IF(ISNUMBER((SEARCH(&quot;boho&quot;;[.A309])));47;&quot;&quot;)">
            <text:p/>
          </table:table-cell>
          <table:table-cell table:formula="of:=IF(ISNUMBER((SEARCH(&quot;studio&quot;;[.A309])));48;&quot;&quot;)">
            <text:p/>
          </table:table-cell>
          <table:table-cell table:formula="of:=IF(ISNUMBER((SEARCH(&quot;ternel&quot;;[.A309])));95;&quot;&quot;)">
            <text:p/>
          </table:table-cell>
          <table:table-cell table:formula="of:=IF(ISNUMBER((SEARCH(&quot;eclipse&quot;;[.A309])));93;&quot;&quot;)">
            <text:p/>
          </table:table-cell>
          <table:table-cell table:formula="of:=IF(ISNUMBER((SEARCH(&quot;fruit&quot;;[.A309])));100;&quot;&quot;)">
            <text:p/>
          </table:table-cell>
          <table:table-cell table:formula="of:=IF(ISNUMBER((SEARCH(&quot;jubil&quot;;[.A309])));112;&quot;&quot;)">
            <text:p/>
          </table:table-cell>
          <table:table-cell table:formula="of:=IF(ISNUMBER((SEARCH(&quot;flow&quot;;[.A309])));98;&quot;&quot;)">
            <text:p/>
          </table:table-cell>
          <table:table-cell table:formula="of:=CONCATENATE([.G309];&quot;,&quot;;[.H309];&quot;,&quot;;[.I309];&quot;,&quot;;[.J309];&quot;,&quot;;[.K309];&quot;,&quot;;[.L309];&quot;,&quot;;[.M309];&quot;,&quot;;[.N309];&quot;,&quot;;[.O309];&quot;,&quot;;[.P309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 - Srebrna bransoletka</text:p>
          </table:table-cell>
          <table:table-cell table:formula="of:=[.B309]"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68Mini - Srebrna bransoletka.jpg</text:p>
          </table:table-cell>
          <table:table-cell table:formula="of:=IF(ISNUMBER((SEARCH(&quot;diament&quot;;[.A310])));21;&quot;&quot;)">
            <text:p/>
          </table:table-cell>
          <table:table-cell table:formula="of:=[.H309]" office:value-type="float" office:value="16" calcext:value-type="float">
            <text:p>16</text:p>
          </table:table-cell>
          <table:table-cell table:formula="of:=IF(ISNUMBER((SEARCH(&quot;wiktoriańska&quot;;[.A310])));46;&quot;&quot;)">
            <text:p/>
          </table:table-cell>
          <table:table-cell table:formula="of:=IF(ISNUMBER((SEARCH(&quot;boho&quot;;[.A310])));47;&quot;&quot;)">
            <text:p/>
          </table:table-cell>
          <table:table-cell table:formula="of:=IF(ISNUMBER((SEARCH(&quot;studio&quot;;[.A310])));48;&quot;&quot;)">
            <text:p/>
          </table:table-cell>
          <table:table-cell table:formula="of:=IF(ISNUMBER((SEARCH(&quot;ternel&quot;;[.A310])));95;&quot;&quot;)">
            <text:p/>
          </table:table-cell>
          <table:table-cell table:formula="of:=IF(ISNUMBER((SEARCH(&quot;eclipse&quot;;[.A310])));93;&quot;&quot;)">
            <text:p/>
          </table:table-cell>
          <table:table-cell table:formula="of:=IF(ISNUMBER((SEARCH(&quot;fruit&quot;;[.A310])));100;&quot;&quot;)">
            <text:p/>
          </table:table-cell>
          <table:table-cell table:formula="of:=IF(ISNUMBER((SEARCH(&quot;jubil&quot;;[.A310])));112;&quot;&quot;)">
            <text:p/>
          </table:table-cell>
          <table:table-cell table:formula="of:=IF(ISNUMBER((SEARCH(&quot;flow&quot;;[.A310])));98;&quot;&quot;)">
            <text:p/>
          </table:table-cell>
          <table:table-cell table:formula="of:=CONCATENATE([.G310];&quot;,&quot;;[.H310];&quot;,&quot;;[.I310];&quot;,&quot;;[.J310];&quot;,&quot;;[.K310];&quot;,&quot;;[.L310];&quot;,&quot;;[.M310];&quot;,&quot;;[.N310];&quot;,&quot;;[.O310];&quot;,&quot;;[.P310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 - Srebrna bransoletka</text:p>
          </table:table-cell>
          <table:table-cell table:formula="of:=[.B310]"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69Mini - Srebrna bransoletka.jpg</text:p>
          </table:table-cell>
          <table:table-cell table:formula="of:=IF(ISNUMBER((SEARCH(&quot;diament&quot;;[.A311])));21;&quot;&quot;)">
            <text:p/>
          </table:table-cell>
          <table:table-cell table:formula="of:=[.H310]" office:value-type="float" office:value="16" calcext:value-type="float">
            <text:p>16</text:p>
          </table:table-cell>
          <table:table-cell table:formula="of:=IF(ISNUMBER((SEARCH(&quot;wiktoriańska&quot;;[.A311])));46;&quot;&quot;)">
            <text:p/>
          </table:table-cell>
          <table:table-cell table:formula="of:=IF(ISNUMBER((SEARCH(&quot;boho&quot;;[.A311])));47;&quot;&quot;)">
            <text:p/>
          </table:table-cell>
          <table:table-cell table:formula="of:=IF(ISNUMBER((SEARCH(&quot;studio&quot;;[.A311])));48;&quot;&quot;)">
            <text:p/>
          </table:table-cell>
          <table:table-cell table:formula="of:=IF(ISNUMBER((SEARCH(&quot;ternel&quot;;[.A311])));95;&quot;&quot;)">
            <text:p/>
          </table:table-cell>
          <table:table-cell table:formula="of:=IF(ISNUMBER((SEARCH(&quot;eclipse&quot;;[.A311])));93;&quot;&quot;)">
            <text:p/>
          </table:table-cell>
          <table:table-cell table:formula="of:=IF(ISNUMBER((SEARCH(&quot;fruit&quot;;[.A311])));100;&quot;&quot;)">
            <text:p/>
          </table:table-cell>
          <table:table-cell table:formula="of:=IF(ISNUMBER((SEARCH(&quot;jubil&quot;;[.A311])));112;&quot;&quot;)">
            <text:p/>
          </table:table-cell>
          <table:table-cell table:formula="of:=IF(ISNUMBER((SEARCH(&quot;flow&quot;;[.A311])));98;&quot;&quot;)">
            <text:p/>
          </table:table-cell>
          <table:table-cell table:formula="of:=CONCATENATE([.G311];&quot;,&quot;;[.H311];&quot;,&quot;;[.I311];&quot;,&quot;;[.J311];&quot;,&quot;;[.K311];&quot;,&quot;;[.L311];&quot;,&quot;;[.M311];&quot;,&quot;;[.N311];&quot;,&quot;;[.O311];&quot;,&quot;;[.P311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ff - bransoletka</text:p>
          </table:table-cell>
          <table:table-cell table:formula="of:=[.B311]"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16299" calcext:value-type="float">
            <text:p>162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70Cuff - bransoletka.jpg</text:p>
          </table:table-cell>
          <table:table-cell table:formula="of:=IF(ISNUMBER((SEARCH(&quot;diament&quot;;[.A312])));21;&quot;&quot;)">
            <text:p/>
          </table:table-cell>
          <table:table-cell table:formula="of:=[.H311]" office:value-type="float" office:value="16" calcext:value-type="float">
            <text:p>16</text:p>
          </table:table-cell>
          <table:table-cell table:formula="of:=IF(ISNUMBER((SEARCH(&quot;wiktoriańska&quot;;[.A312])));46;&quot;&quot;)">
            <text:p/>
          </table:table-cell>
          <table:table-cell table:formula="of:=IF(ISNUMBER((SEARCH(&quot;boho&quot;;[.A312])));47;&quot;&quot;)">
            <text:p/>
          </table:table-cell>
          <table:table-cell table:formula="of:=IF(ISNUMBER((SEARCH(&quot;studio&quot;;[.A312])));48;&quot;&quot;)">
            <text:p/>
          </table:table-cell>
          <table:table-cell table:formula="of:=IF(ISNUMBER((SEARCH(&quot;ternel&quot;;[.A312])));95;&quot;&quot;)">
            <text:p/>
          </table:table-cell>
          <table:table-cell table:formula="of:=IF(ISNUMBER((SEARCH(&quot;eclipse&quot;;[.A312])));93;&quot;&quot;)">
            <text:p/>
          </table:table-cell>
          <table:table-cell table:formula="of:=IF(ISNUMBER((SEARCH(&quot;fruit&quot;;[.A312])));100;&quot;&quot;)">
            <text:p/>
          </table:table-cell>
          <table:table-cell table:formula="of:=IF(ISNUMBER((SEARCH(&quot;jubil&quot;;[.A312])));112;&quot;&quot;)">
            <text:p/>
          </table:table-cell>
          <table:table-cell table:formula="of:=IF(ISNUMBER((SEARCH(&quot;flow&quot;;[.A312])));98;&quot;&quot;)">
            <text:p/>
          </table:table-cell>
          <table:table-cell table:formula="of:=CONCATENATE([.G312];&quot;,&quot;;[.H312];&quot;,&quot;;[.I312];&quot;,&quot;;[.J312];&quot;,&quot;;[.K312];&quot;,&quot;;[.L312];&quot;,&quot;;[.M312];&quot;,&quot;;[.N312];&quot;,&quot;;[.O312];&quot;,&quot;;[.P312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ff - bransoletki</text:p>
          </table:table-cell>
          <table:table-cell table:formula="of:=[.B312]"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71Cuff - bransoletki.jpg</text:p>
          </table:table-cell>
          <table:table-cell table:formula="of:=IF(ISNUMBER((SEARCH(&quot;diament&quot;;[.A313])));21;&quot;&quot;)">
            <text:p/>
          </table:table-cell>
          <table:table-cell table:formula="of:=[.H312]" office:value-type="float" office:value="16" calcext:value-type="float">
            <text:p>16</text:p>
          </table:table-cell>
          <table:table-cell table:formula="of:=IF(ISNUMBER((SEARCH(&quot;wiktoriańska&quot;;[.A313])));46;&quot;&quot;)">
            <text:p/>
          </table:table-cell>
          <table:table-cell table:formula="of:=IF(ISNUMBER((SEARCH(&quot;boho&quot;;[.A313])));47;&quot;&quot;)">
            <text:p/>
          </table:table-cell>
          <table:table-cell table:formula="of:=IF(ISNUMBER((SEARCH(&quot;studio&quot;;[.A313])));48;&quot;&quot;)">
            <text:p/>
          </table:table-cell>
          <table:table-cell table:formula="of:=IF(ISNUMBER((SEARCH(&quot;ternel&quot;;[.A313])));95;&quot;&quot;)">
            <text:p/>
          </table:table-cell>
          <table:table-cell table:formula="of:=IF(ISNUMBER((SEARCH(&quot;eclipse&quot;;[.A313])));93;&quot;&quot;)">
            <text:p/>
          </table:table-cell>
          <table:table-cell table:formula="of:=IF(ISNUMBER((SEARCH(&quot;fruit&quot;;[.A313])));100;&quot;&quot;)">
            <text:p/>
          </table:table-cell>
          <table:table-cell table:formula="of:=IF(ISNUMBER((SEARCH(&quot;jubil&quot;;[.A313])));112;&quot;&quot;)">
            <text:p/>
          </table:table-cell>
          <table:table-cell table:formula="of:=IF(ISNUMBER((SEARCH(&quot;flow&quot;;[.A313])));98;&quot;&quot;)">
            <text:p/>
          </table:table-cell>
          <table:table-cell table:formula="of:=CONCATENATE([.G313];&quot;,&quot;;[.H313];&quot;,&quot;;[.I313];&quot;,&quot;;[.J313];&quot;,&quot;;[.K313];&quot;,&quot;;[.L313];&quot;,&quot;;[.M313];&quot;,&quot;;[.N313];&quot;,&quot;;[.O313];&quot;,&quot;;[.P313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ff - bransoletka</text:p>
          </table:table-cell>
          <table:table-cell table:formula="of:=[.B313]"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72Cuff - bransoletka.jpg</text:p>
          </table:table-cell>
          <table:table-cell table:formula="of:=IF(ISNUMBER((SEARCH(&quot;diament&quot;;[.A314])));21;&quot;&quot;)">
            <text:p/>
          </table:table-cell>
          <table:table-cell table:formula="of:=[.H313]" office:value-type="float" office:value="16" calcext:value-type="float">
            <text:p>16</text:p>
          </table:table-cell>
          <table:table-cell table:formula="of:=IF(ISNUMBER((SEARCH(&quot;wiktoriańska&quot;;[.A314])));46;&quot;&quot;)">
            <text:p/>
          </table:table-cell>
          <table:table-cell table:formula="of:=IF(ISNUMBER((SEARCH(&quot;boho&quot;;[.A314])));47;&quot;&quot;)">
            <text:p/>
          </table:table-cell>
          <table:table-cell table:formula="of:=IF(ISNUMBER((SEARCH(&quot;studio&quot;;[.A314])));48;&quot;&quot;)">
            <text:p/>
          </table:table-cell>
          <table:table-cell table:formula="of:=IF(ISNUMBER((SEARCH(&quot;ternel&quot;;[.A314])));95;&quot;&quot;)">
            <text:p/>
          </table:table-cell>
          <table:table-cell table:formula="of:=IF(ISNUMBER((SEARCH(&quot;eclipse&quot;;[.A314])));93;&quot;&quot;)">
            <text:p/>
          </table:table-cell>
          <table:table-cell table:formula="of:=IF(ISNUMBER((SEARCH(&quot;fruit&quot;;[.A314])));100;&quot;&quot;)">
            <text:p/>
          </table:table-cell>
          <table:table-cell table:formula="of:=IF(ISNUMBER((SEARCH(&quot;jubil&quot;;[.A314])));112;&quot;&quot;)">
            <text:p/>
          </table:table-cell>
          <table:table-cell table:formula="of:=IF(ISNUMBER((SEARCH(&quot;flow&quot;;[.A314])));98;&quot;&quot;)">
            <text:p/>
          </table:table-cell>
          <table:table-cell table:formula="of:=CONCATENATE([.G314];&quot;,&quot;;[.H314];&quot;,&quot;;[.I314];&quot;,&quot;;[.J314];&quot;,&quot;;[.K314];&quot;,&quot;;[.L314];&quot;,&quot;;[.M314];&quot;,&quot;;[.N314];&quot;,&quot;;[.O314];&quot;,&quot;;[.P314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ff - bransoletka</text:p>
          </table:table-cell>
          <table:table-cell table:formula="of:=[.B314]"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73Cuff - bransoletka.jpg</text:p>
          </table:table-cell>
          <table:table-cell table:formula="of:=IF(ISNUMBER((SEARCH(&quot;diament&quot;;[.A315])));21;&quot;&quot;)">
            <text:p/>
          </table:table-cell>
          <table:table-cell table:formula="of:=[.H314]" office:value-type="float" office:value="16" calcext:value-type="float">
            <text:p>16</text:p>
          </table:table-cell>
          <table:table-cell table:formula="of:=IF(ISNUMBER((SEARCH(&quot;wiktoriańska&quot;;[.A315])));46;&quot;&quot;)">
            <text:p/>
          </table:table-cell>
          <table:table-cell table:formula="of:=IF(ISNUMBER((SEARCH(&quot;boho&quot;;[.A315])));47;&quot;&quot;)">
            <text:p/>
          </table:table-cell>
          <table:table-cell table:formula="of:=IF(ISNUMBER((SEARCH(&quot;studio&quot;;[.A315])));48;&quot;&quot;)">
            <text:p/>
          </table:table-cell>
          <table:table-cell table:formula="of:=IF(ISNUMBER((SEARCH(&quot;ternel&quot;;[.A315])));95;&quot;&quot;)">
            <text:p/>
          </table:table-cell>
          <table:table-cell table:formula="of:=IF(ISNUMBER((SEARCH(&quot;eclipse&quot;;[.A315])));93;&quot;&quot;)">
            <text:p/>
          </table:table-cell>
          <table:table-cell table:formula="of:=IF(ISNUMBER((SEARCH(&quot;fruit&quot;;[.A315])));100;&quot;&quot;)">
            <text:p/>
          </table:table-cell>
          <table:table-cell table:formula="of:=IF(ISNUMBER((SEARCH(&quot;jubil&quot;;[.A315])));112;&quot;&quot;)">
            <text:p/>
          </table:table-cell>
          <table:table-cell table:formula="of:=IF(ISNUMBER((SEARCH(&quot;flow&quot;;[.A315])));98;&quot;&quot;)">
            <text:p/>
          </table:table-cell>
          <table:table-cell table:formula="of:=CONCATENATE([.G315];&quot;,&quot;;[.H315];&quot;,&quot;;[.I315];&quot;,&quot;;[.J315];&quot;,&quot;;[.K315];&quot;,&quot;;[.L315];&quot;,&quot;;[.M315];&quot;,&quot;;[.N315];&quot;,&quot;;[.O315];&quot;,&quot;;[.P315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a bransoletka</text:p>
          </table:table-cell>
          <table:table-cell table:formula="of:=[.B315]"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74Unique - srebrna bransoletka.jpg</text:p>
          </table:table-cell>
          <table:table-cell table:formula="of:=IF(ISNUMBER((SEARCH(&quot;diament&quot;;[.A316])));21;&quot;&quot;)">
            <text:p/>
          </table:table-cell>
          <table:table-cell table:formula="of:=[.H315]" office:value-type="float" office:value="16" calcext:value-type="float">
            <text:p>16</text:p>
          </table:table-cell>
          <table:table-cell table:formula="of:=IF(ISNUMBER((SEARCH(&quot;wiktoriańska&quot;;[.A316])));46;&quot;&quot;)">
            <text:p/>
          </table:table-cell>
          <table:table-cell table:formula="of:=IF(ISNUMBER((SEARCH(&quot;boho&quot;;[.A316])));47;&quot;&quot;)">
            <text:p/>
          </table:table-cell>
          <table:table-cell table:formula="of:=IF(ISNUMBER((SEARCH(&quot;studio&quot;;[.A316])));48;&quot;&quot;)">
            <text:p/>
          </table:table-cell>
          <table:table-cell table:formula="of:=IF(ISNUMBER((SEARCH(&quot;ternel&quot;;[.A316])));95;&quot;&quot;)">
            <text:p/>
          </table:table-cell>
          <table:table-cell table:formula="of:=IF(ISNUMBER((SEARCH(&quot;eclipse&quot;;[.A316])));93;&quot;&quot;)">
            <text:p/>
          </table:table-cell>
          <table:table-cell table:formula="of:=IF(ISNUMBER((SEARCH(&quot;fruit&quot;;[.A316])));100;&quot;&quot;)">
            <text:p/>
          </table:table-cell>
          <table:table-cell table:formula="of:=IF(ISNUMBER((SEARCH(&quot;jubil&quot;;[.A316])));112;&quot;&quot;)">
            <text:p/>
          </table:table-cell>
          <table:table-cell table:formula="of:=IF(ISNUMBER((SEARCH(&quot;flow&quot;;[.A316])));98;&quot;&quot;)">
            <text:p/>
          </table:table-cell>
          <table:table-cell table:formula="of:=CONCATENATE([.G316];&quot;,&quot;;[.H316];&quot;,&quot;;[.I316];&quot;,&quot;;[.J316];&quot;,&quot;;[.K316];&quot;,&quot;;[.L316];&quot;,&quot;;[.M316];&quot;,&quot;;[.N316];&quot;,&quot;;[.O316];&quot;,&quot;;[.P316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a bransoletka</text:p>
          </table:table-cell>
          <table:table-cell table:formula="of:=[.B316]"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75Unique - srebrna bransoletka.jpg</text:p>
          </table:table-cell>
          <table:table-cell table:formula="of:=IF(ISNUMBER((SEARCH(&quot;diament&quot;;[.A317])));21;&quot;&quot;)">
            <text:p/>
          </table:table-cell>
          <table:table-cell table:formula="of:=[.H316]" office:value-type="float" office:value="16" calcext:value-type="float">
            <text:p>16</text:p>
          </table:table-cell>
          <table:table-cell table:formula="of:=IF(ISNUMBER((SEARCH(&quot;wiktoriańska&quot;;[.A317])));46;&quot;&quot;)">
            <text:p/>
          </table:table-cell>
          <table:table-cell table:formula="of:=IF(ISNUMBER((SEARCH(&quot;boho&quot;;[.A317])));47;&quot;&quot;)">
            <text:p/>
          </table:table-cell>
          <table:table-cell table:formula="of:=IF(ISNUMBER((SEARCH(&quot;studio&quot;;[.A317])));48;&quot;&quot;)">
            <text:p/>
          </table:table-cell>
          <table:table-cell table:formula="of:=IF(ISNUMBER((SEARCH(&quot;ternel&quot;;[.A317])));95;&quot;&quot;)">
            <text:p/>
          </table:table-cell>
          <table:table-cell table:formula="of:=IF(ISNUMBER((SEARCH(&quot;eclipse&quot;;[.A317])));93;&quot;&quot;)">
            <text:p/>
          </table:table-cell>
          <table:table-cell table:formula="of:=IF(ISNUMBER((SEARCH(&quot;fruit&quot;;[.A317])));100;&quot;&quot;)">
            <text:p/>
          </table:table-cell>
          <table:table-cell table:formula="of:=IF(ISNUMBER((SEARCH(&quot;jubil&quot;;[.A317])));112;&quot;&quot;)">
            <text:p/>
          </table:table-cell>
          <table:table-cell table:formula="of:=IF(ISNUMBER((SEARCH(&quot;flow&quot;;[.A317])));98;&quot;&quot;)">
            <text:p/>
          </table:table-cell>
          <table:table-cell table:formula="of:=CONCATENATE([.G317];&quot;,&quot;;[.H317];&quot;,&quot;;[.I317];&quot;,&quot;;[.J317];&quot;,&quot;;[.K317];&quot;,&quot;;[.L317];&quot;,&quot;;[.M317];&quot;,&quot;;[.N317];&quot;,&quot;;[.O317];&quot;,&quot;;[.P317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a bransoletka</text:p>
          </table:table-cell>
          <table:table-cell table:formula="of:=[.B317]"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76Unique - srebrna bransoletka.jpg</text:p>
          </table:table-cell>
          <table:table-cell table:formula="of:=IF(ISNUMBER((SEARCH(&quot;diament&quot;;[.A318])));21;&quot;&quot;)">
            <text:p/>
          </table:table-cell>
          <table:table-cell table:formula="of:=[.H317]" office:value-type="float" office:value="16" calcext:value-type="float">
            <text:p>16</text:p>
          </table:table-cell>
          <table:table-cell table:formula="of:=IF(ISNUMBER((SEARCH(&quot;wiktoriańska&quot;;[.A318])));46;&quot;&quot;)">
            <text:p/>
          </table:table-cell>
          <table:table-cell table:formula="of:=IF(ISNUMBER((SEARCH(&quot;boho&quot;;[.A318])));47;&quot;&quot;)">
            <text:p/>
          </table:table-cell>
          <table:table-cell table:formula="of:=IF(ISNUMBER((SEARCH(&quot;studio&quot;;[.A318])));48;&quot;&quot;)">
            <text:p/>
          </table:table-cell>
          <table:table-cell table:formula="of:=IF(ISNUMBER((SEARCH(&quot;ternel&quot;;[.A318])));95;&quot;&quot;)">
            <text:p/>
          </table:table-cell>
          <table:table-cell table:formula="of:=IF(ISNUMBER((SEARCH(&quot;eclipse&quot;;[.A318])));93;&quot;&quot;)">
            <text:p/>
          </table:table-cell>
          <table:table-cell table:formula="of:=IF(ISNUMBER((SEARCH(&quot;fruit&quot;;[.A318])));100;&quot;&quot;)">
            <text:p/>
          </table:table-cell>
          <table:table-cell table:formula="of:=IF(ISNUMBER((SEARCH(&quot;jubil&quot;;[.A318])));112;&quot;&quot;)">
            <text:p/>
          </table:table-cell>
          <table:table-cell table:formula="of:=IF(ISNUMBER((SEARCH(&quot;flow&quot;;[.A318])));98;&quot;&quot;)">
            <text:p/>
          </table:table-cell>
          <table:table-cell table:formula="of:=CONCATENATE([.G318];&quot;,&quot;;[.H318];&quot;,&quot;;[.I318];&quot;,&quot;;[.J318];&quot;,&quot;;[.K318];&quot;,&quot;;[.L318];&quot;,&quot;;[.M318];&quot;,&quot;;[.N318];&quot;,&quot;;[.O318];&quot;,&quot;;[.P318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a bransoletka</text:p>
          </table:table-cell>
          <table:table-cell table:formula="of:=[.B318]"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77Unique - srebrna bransoletka.jpg</text:p>
          </table:table-cell>
          <table:table-cell table:formula="of:=IF(ISNUMBER((SEARCH(&quot;diament&quot;;[.A319])));21;&quot;&quot;)">
            <text:p/>
          </table:table-cell>
          <table:table-cell table:formula="of:=[.H318]" office:value-type="float" office:value="16" calcext:value-type="float">
            <text:p>16</text:p>
          </table:table-cell>
          <table:table-cell table:formula="of:=IF(ISNUMBER((SEARCH(&quot;wiktoriańska&quot;;[.A319])));46;&quot;&quot;)">
            <text:p/>
          </table:table-cell>
          <table:table-cell table:formula="of:=IF(ISNUMBER((SEARCH(&quot;boho&quot;;[.A319])));47;&quot;&quot;)">
            <text:p/>
          </table:table-cell>
          <table:table-cell table:formula="of:=IF(ISNUMBER((SEARCH(&quot;studio&quot;;[.A319])));48;&quot;&quot;)">
            <text:p/>
          </table:table-cell>
          <table:table-cell table:formula="of:=IF(ISNUMBER((SEARCH(&quot;ternel&quot;;[.A319])));95;&quot;&quot;)">
            <text:p/>
          </table:table-cell>
          <table:table-cell table:formula="of:=IF(ISNUMBER((SEARCH(&quot;eclipse&quot;;[.A319])));93;&quot;&quot;)">
            <text:p/>
          </table:table-cell>
          <table:table-cell table:formula="of:=IF(ISNUMBER((SEARCH(&quot;fruit&quot;;[.A319])));100;&quot;&quot;)">
            <text:p/>
          </table:table-cell>
          <table:table-cell table:formula="of:=IF(ISNUMBER((SEARCH(&quot;jubil&quot;;[.A319])));112;&quot;&quot;)">
            <text:p/>
          </table:table-cell>
          <table:table-cell table:formula="of:=IF(ISNUMBER((SEARCH(&quot;flow&quot;;[.A319])));98;&quot;&quot;)">
            <text:p/>
          </table:table-cell>
          <table:table-cell table:formula="of:=CONCATENATE([.G319];&quot;,&quot;;[.H319];&quot;,&quot;;[.I319];&quot;,&quot;;[.J319];&quot;,&quot;;[.K319];&quot;,&quot;;[.L319];&quot;,&quot;;[.M319];&quot;,&quot;;[.N319];&quot;,&quot;;[.O319];&quot;,&quot;;[.P319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m - bransoletka z hematytu</text:p>
          </table:table-cell>
          <table:table-cell table:formula="of:=[.B319]"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78Him - bransoletka z hematytu.jpg</text:p>
          </table:table-cell>
          <table:table-cell table:formula="of:=IF(ISNUMBER((SEARCH(&quot;diament&quot;;[.A320])));21;&quot;&quot;)">
            <text:p/>
          </table:table-cell>
          <table:table-cell table:formula="of:=[.H319]" office:value-type="float" office:value="16" calcext:value-type="float">
            <text:p>16</text:p>
          </table:table-cell>
          <table:table-cell table:formula="of:=IF(ISNUMBER((SEARCH(&quot;wiktoriańska&quot;;[.A320])));46;&quot;&quot;)">
            <text:p/>
          </table:table-cell>
          <table:table-cell table:formula="of:=IF(ISNUMBER((SEARCH(&quot;boho&quot;;[.A320])));47;&quot;&quot;)">
            <text:p/>
          </table:table-cell>
          <table:table-cell table:formula="of:=IF(ISNUMBER((SEARCH(&quot;studio&quot;;[.A320])));48;&quot;&quot;)">
            <text:p/>
          </table:table-cell>
          <table:table-cell table:formula="of:=IF(ISNUMBER((SEARCH(&quot;ternel&quot;;[.A320])));95;&quot;&quot;)">
            <text:p/>
          </table:table-cell>
          <table:table-cell table:formula="of:=IF(ISNUMBER((SEARCH(&quot;eclipse&quot;;[.A320])));93;&quot;&quot;)">
            <text:p/>
          </table:table-cell>
          <table:table-cell table:formula="of:=IF(ISNUMBER((SEARCH(&quot;fruit&quot;;[.A320])));100;&quot;&quot;)">
            <text:p/>
          </table:table-cell>
          <table:table-cell table:formula="of:=IF(ISNUMBER((SEARCH(&quot;jubil&quot;;[.A320])));112;&quot;&quot;)">
            <text:p/>
          </table:table-cell>
          <table:table-cell table:formula="of:=IF(ISNUMBER((SEARCH(&quot;flow&quot;;[.A320])));98;&quot;&quot;)">
            <text:p/>
          </table:table-cell>
          <table:table-cell table:formula="of:=CONCATENATE([.G320];&quot;,&quot;;[.H320];&quot;,&quot;;[.I320];&quot;,&quot;;[.J320];&quot;,&quot;;[.K320];&quot;,&quot;;[.L320];&quot;,&quot;;[.M320];&quot;,&quot;;[.N320];&quot;,&quot;;[.O320];&quot;,&quot;;[.P320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m - bransoletka z lawy</text:p>
          </table:table-cell>
          <table:table-cell table:formula="of:=[.B320]"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79Him - bransoletka z lawy.jpg</text:p>
          </table:table-cell>
          <table:table-cell table:formula="of:=IF(ISNUMBER((SEARCH(&quot;diament&quot;;[.A321])));21;&quot;&quot;)">
            <text:p/>
          </table:table-cell>
          <table:table-cell table:formula="of:=[.H320]" office:value-type="float" office:value="16" calcext:value-type="float">
            <text:p>16</text:p>
          </table:table-cell>
          <table:table-cell table:formula="of:=IF(ISNUMBER((SEARCH(&quot;wiktoriańska&quot;;[.A321])));46;&quot;&quot;)">
            <text:p/>
          </table:table-cell>
          <table:table-cell table:formula="of:=IF(ISNUMBER((SEARCH(&quot;boho&quot;;[.A321])));47;&quot;&quot;)">
            <text:p/>
          </table:table-cell>
          <table:table-cell table:formula="of:=IF(ISNUMBER((SEARCH(&quot;studio&quot;;[.A321])));48;&quot;&quot;)">
            <text:p/>
          </table:table-cell>
          <table:table-cell table:formula="of:=IF(ISNUMBER((SEARCH(&quot;ternel&quot;;[.A321])));95;&quot;&quot;)">
            <text:p/>
          </table:table-cell>
          <table:table-cell table:formula="of:=IF(ISNUMBER((SEARCH(&quot;eclipse&quot;;[.A321])));93;&quot;&quot;)">
            <text:p/>
          </table:table-cell>
          <table:table-cell table:formula="of:=IF(ISNUMBER((SEARCH(&quot;fruit&quot;;[.A321])));100;&quot;&quot;)">
            <text:p/>
          </table:table-cell>
          <table:table-cell table:formula="of:=IF(ISNUMBER((SEARCH(&quot;jubil&quot;;[.A321])));112;&quot;&quot;)">
            <text:p/>
          </table:table-cell>
          <table:table-cell table:formula="of:=IF(ISNUMBER((SEARCH(&quot;flow&quot;;[.A321])));98;&quot;&quot;)">
            <text:p/>
          </table:table-cell>
          <table:table-cell table:formula="of:=CONCATENATE([.G321];&quot;,&quot;;[.H321];&quot;,&quot;;[.I321];&quot;,&quot;;[.J321];&quot;,&quot;;[.K321];&quot;,&quot;;[.L321];&quot;,&quot;;[.M321];&quot;,&quot;;[.N321];&quot;,&quot;;[.O321];&quot;,&quot;;[.P321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m - bransoletka z lawy</text:p>
          </table:table-cell>
          <table:table-cell table:formula="of:=[.B321]"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80Him - bransoletka z lawy.jpg</text:p>
          </table:table-cell>
          <table:table-cell table:formula="of:=IF(ISNUMBER((SEARCH(&quot;diament&quot;;[.A322])));21;&quot;&quot;)">
            <text:p/>
          </table:table-cell>
          <table:table-cell table:formula="of:=[.H321]" office:value-type="float" office:value="16" calcext:value-type="float">
            <text:p>16</text:p>
          </table:table-cell>
          <table:table-cell table:formula="of:=IF(ISNUMBER((SEARCH(&quot;wiktoriańska&quot;;[.A322])));46;&quot;&quot;)">
            <text:p/>
          </table:table-cell>
          <table:table-cell table:formula="of:=IF(ISNUMBER((SEARCH(&quot;boho&quot;;[.A322])));47;&quot;&quot;)">
            <text:p/>
          </table:table-cell>
          <table:table-cell table:formula="of:=IF(ISNUMBER((SEARCH(&quot;studio&quot;;[.A322])));48;&quot;&quot;)">
            <text:p/>
          </table:table-cell>
          <table:table-cell table:formula="of:=IF(ISNUMBER((SEARCH(&quot;ternel&quot;;[.A322])));95;&quot;&quot;)">
            <text:p/>
          </table:table-cell>
          <table:table-cell table:formula="of:=IF(ISNUMBER((SEARCH(&quot;eclipse&quot;;[.A322])));93;&quot;&quot;)">
            <text:p/>
          </table:table-cell>
          <table:table-cell table:formula="of:=IF(ISNUMBER((SEARCH(&quot;fruit&quot;;[.A322])));100;&quot;&quot;)">
            <text:p/>
          </table:table-cell>
          <table:table-cell table:formula="of:=IF(ISNUMBER((SEARCH(&quot;jubil&quot;;[.A322])));112;&quot;&quot;)">
            <text:p/>
          </table:table-cell>
          <table:table-cell table:formula="of:=IF(ISNUMBER((SEARCH(&quot;flow&quot;;[.A322])));98;&quot;&quot;)">
            <text:p/>
          </table:table-cell>
          <table:table-cell table:formula="of:=CONCATENATE([.G322];&quot;,&quot;;[.H322];&quot;,&quot;;[.I322];&quot;,&quot;;[.J322];&quot;,&quot;;[.K322];&quot;,&quot;;[.L322];&quot;,&quot;;[.M322];&quot;,&quot;;[.N322];&quot;,&quot;;[.O322];&quot;,&quot;;[.P322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m - bransoletka z onyksu</text:p>
          </table:table-cell>
          <table:table-cell table:formula="of:=[.B322]"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81Him - bransoletka z onyksu.jpg</text:p>
          </table:table-cell>
          <table:table-cell table:formula="of:=IF(ISNUMBER((SEARCH(&quot;diament&quot;;[.A323])));21;&quot;&quot;)">
            <text:p/>
          </table:table-cell>
          <table:table-cell table:formula="of:=[.H322]" office:value-type="float" office:value="16" calcext:value-type="float">
            <text:p>16</text:p>
          </table:table-cell>
          <table:table-cell table:formula="of:=IF(ISNUMBER((SEARCH(&quot;wiktoriańska&quot;;[.A323])));46;&quot;&quot;)">
            <text:p/>
          </table:table-cell>
          <table:table-cell table:formula="of:=IF(ISNUMBER((SEARCH(&quot;boho&quot;;[.A323])));47;&quot;&quot;)">
            <text:p/>
          </table:table-cell>
          <table:table-cell table:formula="of:=IF(ISNUMBER((SEARCH(&quot;studio&quot;;[.A323])));48;&quot;&quot;)">
            <text:p/>
          </table:table-cell>
          <table:table-cell table:formula="of:=IF(ISNUMBER((SEARCH(&quot;ternel&quot;;[.A323])));95;&quot;&quot;)">
            <text:p/>
          </table:table-cell>
          <table:table-cell table:formula="of:=IF(ISNUMBER((SEARCH(&quot;eclipse&quot;;[.A323])));93;&quot;&quot;)">
            <text:p/>
          </table:table-cell>
          <table:table-cell table:formula="of:=IF(ISNUMBER((SEARCH(&quot;fruit&quot;;[.A323])));100;&quot;&quot;)">
            <text:p/>
          </table:table-cell>
          <table:table-cell table:formula="of:=IF(ISNUMBER((SEARCH(&quot;jubil&quot;;[.A323])));112;&quot;&quot;)">
            <text:p/>
          </table:table-cell>
          <table:table-cell table:formula="of:=IF(ISNUMBER((SEARCH(&quot;flow&quot;;[.A323])));98;&quot;&quot;)">
            <text:p/>
          </table:table-cell>
          <table:table-cell table:formula="of:=CONCATENATE([.G323];&quot;,&quot;;[.H323];&quot;,&quot;;[.I323];&quot;,&quot;;[.J323];&quot;,&quot;;[.K323];&quot;,&quot;;[.L323];&quot;,&quot;;[.M323];&quot;,&quot;;[.N323];&quot;,&quot;;[.O323];&quot;,&quot;;[.P323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pre - złota bransoletka</text:p>
          </table:table-cell>
          <table:table-cell table:formula="of:=[.B323]"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82Sempre - złota bransoletka.jpg</text:p>
          </table:table-cell>
          <table:table-cell table:formula="of:=IF(ISNUMBER((SEARCH(&quot;diament&quot;;[.A324])));21;&quot;&quot;)">
            <text:p/>
          </table:table-cell>
          <table:table-cell table:formula="of:=[.H323]" office:value-type="float" office:value="16" calcext:value-type="float">
            <text:p>16</text:p>
          </table:table-cell>
          <table:table-cell table:formula="of:=IF(ISNUMBER((SEARCH(&quot;wiktoriańska&quot;;[.A324])));46;&quot;&quot;)">
            <text:p/>
          </table:table-cell>
          <table:table-cell table:formula="of:=IF(ISNUMBER((SEARCH(&quot;boho&quot;;[.A324])));47;&quot;&quot;)">
            <text:p/>
          </table:table-cell>
          <table:table-cell table:formula="of:=IF(ISNUMBER((SEARCH(&quot;studio&quot;;[.A324])));48;&quot;&quot;)">
            <text:p/>
          </table:table-cell>
          <table:table-cell table:formula="of:=IF(ISNUMBER((SEARCH(&quot;ternel&quot;;[.A324])));95;&quot;&quot;)">
            <text:p/>
          </table:table-cell>
          <table:table-cell table:formula="of:=IF(ISNUMBER((SEARCH(&quot;eclipse&quot;;[.A324])));93;&quot;&quot;)">
            <text:p/>
          </table:table-cell>
          <table:table-cell table:formula="of:=IF(ISNUMBER((SEARCH(&quot;fruit&quot;;[.A324])));100;&quot;&quot;)">
            <text:p/>
          </table:table-cell>
          <table:table-cell table:formula="of:=IF(ISNUMBER((SEARCH(&quot;jubil&quot;;[.A324])));112;&quot;&quot;)">
            <text:p/>
          </table:table-cell>
          <table:table-cell table:formula="of:=IF(ISNUMBER((SEARCH(&quot;flow&quot;;[.A324])));98;&quot;&quot;)">
            <text:p/>
          </table:table-cell>
          <table:table-cell table:formula="of:=CONCATENATE([.G324];&quot;,&quot;;[.H324];&quot;,&quot;;[.I324];&quot;,&quot;;[.J324];&quot;,&quot;;[.K324];&quot;,&quot;;[.L324];&quot;,&quot;;[.M324];&quot;,&quot;;[.N324];&quot;,&quot;;[.O324];&quot;,&quot;;[.P324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pre - złota bransoletka</text:p>
          </table:table-cell>
          <table:table-cell table:formula="of:=[.B324]"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83Sempre - złota bransoletka.jpg</text:p>
          </table:table-cell>
          <table:table-cell table:formula="of:=IF(ISNUMBER((SEARCH(&quot;diament&quot;;[.A325])));21;&quot;&quot;)">
            <text:p/>
          </table:table-cell>
          <table:table-cell table:formula="of:=[.H324]" office:value-type="float" office:value="16" calcext:value-type="float">
            <text:p>16</text:p>
          </table:table-cell>
          <table:table-cell table:formula="of:=IF(ISNUMBER((SEARCH(&quot;wiktoriańska&quot;;[.A325])));46;&quot;&quot;)">
            <text:p/>
          </table:table-cell>
          <table:table-cell table:formula="of:=IF(ISNUMBER((SEARCH(&quot;boho&quot;;[.A325])));47;&quot;&quot;)">
            <text:p/>
          </table:table-cell>
          <table:table-cell table:formula="of:=IF(ISNUMBER((SEARCH(&quot;studio&quot;;[.A325])));48;&quot;&quot;)">
            <text:p/>
          </table:table-cell>
          <table:table-cell table:formula="of:=IF(ISNUMBER((SEARCH(&quot;ternel&quot;;[.A325])));95;&quot;&quot;)">
            <text:p/>
          </table:table-cell>
          <table:table-cell table:formula="of:=IF(ISNUMBER((SEARCH(&quot;eclipse&quot;;[.A325])));93;&quot;&quot;)">
            <text:p/>
          </table:table-cell>
          <table:table-cell table:formula="of:=IF(ISNUMBER((SEARCH(&quot;fruit&quot;;[.A325])));100;&quot;&quot;)">
            <text:p/>
          </table:table-cell>
          <table:table-cell table:formula="of:=IF(ISNUMBER((SEARCH(&quot;jubil&quot;;[.A325])));112;&quot;&quot;)">
            <text:p/>
          </table:table-cell>
          <table:table-cell table:formula="of:=IF(ISNUMBER((SEARCH(&quot;flow&quot;;[.A325])));98;&quot;&quot;)">
            <text:p/>
          </table:table-cell>
          <table:table-cell table:formula="of:=CONCATENATE([.G325];&quot;,&quot;;[.H325];&quot;,&quot;;[.I325];&quot;,&quot;;[.J325];&quot;,&quot;;[.K325];&quot;,&quot;;[.L325];&quot;,&quot;;[.M325];&quot;,&quot;;[.N325];&quot;,&quot;;[.O325];&quot;,&quot;;[.P325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pre - złota bransoletka</text:p>
          </table:table-cell>
          <table:table-cell table:formula="of:=[.B325]"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84Sempre - złota bransoletka.jpg</text:p>
          </table:table-cell>
          <table:table-cell table:formula="of:=IF(ISNUMBER((SEARCH(&quot;diament&quot;;[.A326])));21;&quot;&quot;)">
            <text:p/>
          </table:table-cell>
          <table:table-cell table:formula="of:=[.H325]" office:value-type="float" office:value="16" calcext:value-type="float">
            <text:p>16</text:p>
          </table:table-cell>
          <table:table-cell table:formula="of:=IF(ISNUMBER((SEARCH(&quot;wiktoriańska&quot;;[.A326])));46;&quot;&quot;)">
            <text:p/>
          </table:table-cell>
          <table:table-cell table:formula="of:=IF(ISNUMBER((SEARCH(&quot;boho&quot;;[.A326])));47;&quot;&quot;)">
            <text:p/>
          </table:table-cell>
          <table:table-cell table:formula="of:=IF(ISNUMBER((SEARCH(&quot;studio&quot;;[.A326])));48;&quot;&quot;)">
            <text:p/>
          </table:table-cell>
          <table:table-cell table:formula="of:=IF(ISNUMBER((SEARCH(&quot;ternel&quot;;[.A326])));95;&quot;&quot;)">
            <text:p/>
          </table:table-cell>
          <table:table-cell table:formula="of:=IF(ISNUMBER((SEARCH(&quot;eclipse&quot;;[.A326])));93;&quot;&quot;)">
            <text:p/>
          </table:table-cell>
          <table:table-cell table:formula="of:=IF(ISNUMBER((SEARCH(&quot;fruit&quot;;[.A326])));100;&quot;&quot;)">
            <text:p/>
          </table:table-cell>
          <table:table-cell table:formula="of:=IF(ISNUMBER((SEARCH(&quot;jubil&quot;;[.A326])));112;&quot;&quot;)">
            <text:p/>
          </table:table-cell>
          <table:table-cell table:formula="of:=IF(ISNUMBER((SEARCH(&quot;flow&quot;;[.A326])));98;&quot;&quot;)">
            <text:p/>
          </table:table-cell>
          <table:table-cell table:formula="of:=CONCATENATE([.G326];&quot;,&quot;;[.H326];&quot;,&quot;;[.I326];&quot;,&quot;;[.J326];&quot;,&quot;;[.K326];&quot;,&quot;;[.L326];&quot;,&quot;;[.M326];&quot;,&quot;;[.N326];&quot;,&quot;;[.O326];&quot;,&quot;;[.P326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pre - złota bransoletka</text:p>
          </table:table-cell>
          <table:table-cell table:formula="of:=[.B326]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85Sempre - złota bransoletka.jpg</text:p>
          </table:table-cell>
          <table:table-cell table:formula="of:=IF(ISNUMBER((SEARCH(&quot;diament&quot;;[.A327])));21;&quot;&quot;)">
            <text:p/>
          </table:table-cell>
          <table:table-cell table:formula="of:=[.H326]" office:value-type="float" office:value="16" calcext:value-type="float">
            <text:p>16</text:p>
          </table:table-cell>
          <table:table-cell table:formula="of:=IF(ISNUMBER((SEARCH(&quot;wiktoriańska&quot;;[.A327])));46;&quot;&quot;)">
            <text:p/>
          </table:table-cell>
          <table:table-cell table:formula="of:=IF(ISNUMBER((SEARCH(&quot;boho&quot;;[.A327])));47;&quot;&quot;)">
            <text:p/>
          </table:table-cell>
          <table:table-cell table:formula="of:=IF(ISNUMBER((SEARCH(&quot;studio&quot;;[.A327])));48;&quot;&quot;)">
            <text:p/>
          </table:table-cell>
          <table:table-cell table:formula="of:=IF(ISNUMBER((SEARCH(&quot;ternel&quot;;[.A327])));95;&quot;&quot;)">
            <text:p/>
          </table:table-cell>
          <table:table-cell table:formula="of:=IF(ISNUMBER((SEARCH(&quot;eclipse&quot;;[.A327])));93;&quot;&quot;)">
            <text:p/>
          </table:table-cell>
          <table:table-cell table:formula="of:=IF(ISNUMBER((SEARCH(&quot;fruit&quot;;[.A327])));100;&quot;&quot;)">
            <text:p/>
          </table:table-cell>
          <table:table-cell table:formula="of:=IF(ISNUMBER((SEARCH(&quot;jubil&quot;;[.A327])));112;&quot;&quot;)">
            <text:p/>
          </table:table-cell>
          <table:table-cell table:formula="of:=IF(ISNUMBER((SEARCH(&quot;flow&quot;;[.A327])));98;&quot;&quot;)">
            <text:p/>
          </table:table-cell>
          <table:table-cell table:formula="of:=CONCATENATE([.G327];&quot;,&quot;;[.H327];&quot;,&quot;;[.I327];&quot;,&quot;;[.J327];&quot;,&quot;;[.K327];&quot;,&quot;;[.L327];&quot;,&quot;;[.M327];&quot;,&quot;;[.N327];&quot;,&quot;;[.O327];&quot;,&quot;;[.P327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bransoletka z brylantem i rubinami</text:p>
          </table:table-cell>
          <table:table-cell table:formula="of:=[.B327]"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86Kolekcja Wiktoriańska - bransoletka z brylantem i rubinami.jpg</text:p>
          </table:table-cell>
          <table:table-cell table:formula="of:=IF(ISNUMBER((SEARCH(&quot;diament&quot;;[.A328])));21;&quot;&quot;)">
            <text:p/>
          </table:table-cell>
          <table:table-cell table:formula="of:=[.H327]" office:value-type="float" office:value="16" calcext:value-type="float">
            <text:p>16</text:p>
          </table:table-cell>
          <table:table-cell table:formula="of:=IF(ISNUMBER((SEARCH(&quot;wiktoriańska&quot;;[.A328])));46;&quot;&quot;)" office:value-type="float" office:value="46" calcext:value-type="float">
            <text:p>46</text:p>
          </table:table-cell>
          <table:table-cell table:formula="of:=IF(ISNUMBER((SEARCH(&quot;boho&quot;;[.A328])));47;&quot;&quot;)">
            <text:p/>
          </table:table-cell>
          <table:table-cell table:formula="of:=IF(ISNUMBER((SEARCH(&quot;studio&quot;;[.A328])));48;&quot;&quot;)">
            <text:p/>
          </table:table-cell>
          <table:table-cell table:formula="of:=IF(ISNUMBER((SEARCH(&quot;ternel&quot;;[.A328])));95;&quot;&quot;)">
            <text:p/>
          </table:table-cell>
          <table:table-cell table:formula="of:=IF(ISNUMBER((SEARCH(&quot;eclipse&quot;;[.A328])));93;&quot;&quot;)">
            <text:p/>
          </table:table-cell>
          <table:table-cell table:formula="of:=IF(ISNUMBER((SEARCH(&quot;fruit&quot;;[.A328])));100;&quot;&quot;)">
            <text:p/>
          </table:table-cell>
          <table:table-cell table:formula="of:=IF(ISNUMBER((SEARCH(&quot;jubil&quot;;[.A328])));112;&quot;&quot;)">
            <text:p/>
          </table:table-cell>
          <table:table-cell table:formula="of:=IF(ISNUMBER((SEARCH(&quot;flow&quot;;[.A328])));98;&quot;&quot;)">
            <text:p/>
          </table:table-cell>
          <table:table-cell table:formula="of:=CONCATENATE([.G328];&quot;,&quot;;[.H328];&quot;,&quot;;[.I328];&quot;,&quot;;[.J328];&quot;,&quot;;[.K328];&quot;,&quot;;[.L328];&quot;,&quot;;[.M328];&quot;,&quot;;[.N328];&quot;,&quot;;[.O328];&quot;,&quot;;[.P328])" office:value-type="string" office:string-value=",16,46,,,,,,," calcext:value-type="string">
            <text:p>,16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bransoletka z diamentami i szmaragdami</text:p>
          </table:table-cell>
          <table:table-cell table:formula="of:=[.B328]"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87Kolekcja Wiktoriańska -bransoletka z diamentami i szmaragdami.jpg</text:p>
          </table:table-cell>
          <table:table-cell table:formula="of:=IF(ISNUMBER((SEARCH(&quot;diament&quot;;[.A329])));21;&quot;&quot;)" office:value-type="float" office:value="21" calcext:value-type="float">
            <text:p>21</text:p>
          </table:table-cell>
          <table:table-cell table:formula="of:=[.H328]" office:value-type="float" office:value="16" calcext:value-type="float">
            <text:p>16</text:p>
          </table:table-cell>
          <table:table-cell table:formula="of:=IF(ISNUMBER((SEARCH(&quot;wiktoriańska&quot;;[.A329])));46;&quot;&quot;)" office:value-type="float" office:value="46" calcext:value-type="float">
            <text:p>46</text:p>
          </table:table-cell>
          <table:table-cell table:formula="of:=IF(ISNUMBER((SEARCH(&quot;boho&quot;;[.A329])));47;&quot;&quot;)">
            <text:p/>
          </table:table-cell>
          <table:table-cell table:formula="of:=IF(ISNUMBER((SEARCH(&quot;studio&quot;;[.A329])));48;&quot;&quot;)">
            <text:p/>
          </table:table-cell>
          <table:table-cell table:formula="of:=IF(ISNUMBER((SEARCH(&quot;ternel&quot;;[.A329])));95;&quot;&quot;)">
            <text:p/>
          </table:table-cell>
          <table:table-cell table:formula="of:=IF(ISNUMBER((SEARCH(&quot;eclipse&quot;;[.A329])));93;&quot;&quot;)">
            <text:p/>
          </table:table-cell>
          <table:table-cell table:formula="of:=IF(ISNUMBER((SEARCH(&quot;fruit&quot;;[.A329])));100;&quot;&quot;)">
            <text:p/>
          </table:table-cell>
          <table:table-cell table:formula="of:=IF(ISNUMBER((SEARCH(&quot;jubil&quot;;[.A329])));112;&quot;&quot;)">
            <text:p/>
          </table:table-cell>
          <table:table-cell table:formula="of:=IF(ISNUMBER((SEARCH(&quot;flow&quot;;[.A329])));98;&quot;&quot;)">
            <text:p/>
          </table:table-cell>
          <table:table-cell table:formula="of:=CONCATENATE([.G329];&quot;,&quot;;[.H329];&quot;,&quot;;[.I329];&quot;,&quot;;[.J329];&quot;,&quot;;[.K329];&quot;,&quot;;[.L329];&quot;,&quot;;[.M329];&quot;,&quot;;[.N329];&quot;,&quot;;[.O329];&quot;,&quot;;[.P329])" office:value-type="string" office:string-value="21,16,46,,,,,,," calcext:value-type="string">
            <text:p>21,16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bransoletka z diamentami i szafirami</text:p>
          </table:table-cell>
          <table:table-cell table:formula="of:=[.B329]"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88Kolekcja Wiktoriańska - bransoletka z diamentami i szafirami.jpg</text:p>
          </table:table-cell>
          <table:table-cell table:formula="of:=IF(ISNUMBER((SEARCH(&quot;diament&quot;;[.A330])));21;&quot;&quot;)" office:value-type="float" office:value="21" calcext:value-type="float">
            <text:p>21</text:p>
          </table:table-cell>
          <table:table-cell table:formula="of:=[.H329]" office:value-type="float" office:value="16" calcext:value-type="float">
            <text:p>16</text:p>
          </table:table-cell>
          <table:table-cell table:formula="of:=IF(ISNUMBER((SEARCH(&quot;wiktoriańska&quot;;[.A330])));46;&quot;&quot;)" office:value-type="float" office:value="46" calcext:value-type="float">
            <text:p>46</text:p>
          </table:table-cell>
          <table:table-cell table:formula="of:=IF(ISNUMBER((SEARCH(&quot;boho&quot;;[.A330])));47;&quot;&quot;)">
            <text:p/>
          </table:table-cell>
          <table:table-cell table:formula="of:=IF(ISNUMBER((SEARCH(&quot;studio&quot;;[.A330])));48;&quot;&quot;)">
            <text:p/>
          </table:table-cell>
          <table:table-cell table:formula="of:=IF(ISNUMBER((SEARCH(&quot;ternel&quot;;[.A330])));95;&quot;&quot;)">
            <text:p/>
          </table:table-cell>
          <table:table-cell table:formula="of:=IF(ISNUMBER((SEARCH(&quot;eclipse&quot;;[.A330])));93;&quot;&quot;)">
            <text:p/>
          </table:table-cell>
          <table:table-cell table:formula="of:=IF(ISNUMBER((SEARCH(&quot;fruit&quot;;[.A330])));100;&quot;&quot;)">
            <text:p/>
          </table:table-cell>
          <table:table-cell table:formula="of:=IF(ISNUMBER((SEARCH(&quot;jubil&quot;;[.A330])));112;&quot;&quot;)">
            <text:p/>
          </table:table-cell>
          <table:table-cell table:formula="of:=IF(ISNUMBER((SEARCH(&quot;flow&quot;;[.A330])));98;&quot;&quot;)">
            <text:p/>
          </table:table-cell>
          <table:table-cell table:formula="of:=CONCATENATE([.G330];&quot;,&quot;;[.H330];&quot;,&quot;;[.I330];&quot;,&quot;;[.J330];&quot;,&quot;;[.K330];&quot;,&quot;;[.L330];&quot;,&quot;;[.M330];&quot;,&quot;;[.N330];&quot;,&quot;;[.O330];&quot;,&quot;;[.P330])" office:value-type="string" office:string-value="21,16,46,,,,,,," calcext:value-type="string">
            <text:p>21,16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ckle - Stalowa bransoletka</text:p>
          </table:table-cell>
          <table:table-cell table:formula="of:=[.B330]"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89Shackle - Stalowa bransoletka.jpg</text:p>
          </table:table-cell>
          <table:table-cell table:formula="of:=IF(ISNUMBER((SEARCH(&quot;diament&quot;;[.A331])));21;&quot;&quot;)">
            <text:p/>
          </table:table-cell>
          <table:table-cell table:formula="of:=[.H330]" office:value-type="float" office:value="16" calcext:value-type="float">
            <text:p>16</text:p>
          </table:table-cell>
          <table:table-cell table:formula="of:=IF(ISNUMBER((SEARCH(&quot;wiktoriańska&quot;;[.A331])));46;&quot;&quot;)">
            <text:p/>
          </table:table-cell>
          <table:table-cell table:formula="of:=IF(ISNUMBER((SEARCH(&quot;boho&quot;;[.A331])));47;&quot;&quot;)">
            <text:p/>
          </table:table-cell>
          <table:table-cell table:formula="of:=IF(ISNUMBER((SEARCH(&quot;studio&quot;;[.A331])));48;&quot;&quot;)">
            <text:p/>
          </table:table-cell>
          <table:table-cell table:formula="of:=IF(ISNUMBER((SEARCH(&quot;ternel&quot;;[.A331])));95;&quot;&quot;)">
            <text:p/>
          </table:table-cell>
          <table:table-cell table:formula="of:=IF(ISNUMBER((SEARCH(&quot;eclipse&quot;;[.A331])));93;&quot;&quot;)">
            <text:p/>
          </table:table-cell>
          <table:table-cell table:formula="of:=IF(ISNUMBER((SEARCH(&quot;fruit&quot;;[.A331])));100;&quot;&quot;)">
            <text:p/>
          </table:table-cell>
          <table:table-cell table:formula="of:=IF(ISNUMBER((SEARCH(&quot;jubil&quot;;[.A331])));112;&quot;&quot;)">
            <text:p/>
          </table:table-cell>
          <table:table-cell table:formula="of:=IF(ISNUMBER((SEARCH(&quot;flow&quot;;[.A331])));98;&quot;&quot;)">
            <text:p/>
          </table:table-cell>
          <table:table-cell table:formula="of:=CONCATENATE([.G331];&quot;,&quot;;[.H331];&quot;,&quot;;[.I331];&quot;,&quot;;[.J331];&quot;,&quot;;[.K331];&quot;,&quot;;[.L331];&quot;,&quot;;[.M331];&quot;,&quot;;[.N331];&quot;,&quot;;[.O331];&quot;,&quot;;[.P331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ckle - Stalowa bransoletka</text:p>
          </table:table-cell>
          <table:table-cell table:formula="of:=[.B331]"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90Shackle - Stalowa bransoletka.jpg</text:p>
          </table:table-cell>
          <table:table-cell table:formula="of:=IF(ISNUMBER((SEARCH(&quot;diament&quot;;[.A332])));21;&quot;&quot;)">
            <text:p/>
          </table:table-cell>
          <table:table-cell table:formula="of:=[.H331]" office:value-type="float" office:value="16" calcext:value-type="float">
            <text:p>16</text:p>
          </table:table-cell>
          <table:table-cell table:formula="of:=IF(ISNUMBER((SEARCH(&quot;wiktoriańska&quot;;[.A332])));46;&quot;&quot;)">
            <text:p/>
          </table:table-cell>
          <table:table-cell table:formula="of:=IF(ISNUMBER((SEARCH(&quot;boho&quot;;[.A332])));47;&quot;&quot;)">
            <text:p/>
          </table:table-cell>
          <table:table-cell table:formula="of:=IF(ISNUMBER((SEARCH(&quot;studio&quot;;[.A332])));48;&quot;&quot;)">
            <text:p/>
          </table:table-cell>
          <table:table-cell table:formula="of:=IF(ISNUMBER((SEARCH(&quot;ternel&quot;;[.A332])));95;&quot;&quot;)">
            <text:p/>
          </table:table-cell>
          <table:table-cell table:formula="of:=IF(ISNUMBER((SEARCH(&quot;eclipse&quot;;[.A332])));93;&quot;&quot;)">
            <text:p/>
          </table:table-cell>
          <table:table-cell table:formula="of:=IF(ISNUMBER((SEARCH(&quot;fruit&quot;;[.A332])));100;&quot;&quot;)">
            <text:p/>
          </table:table-cell>
          <table:table-cell table:formula="of:=IF(ISNUMBER((SEARCH(&quot;jubil&quot;;[.A332])));112;&quot;&quot;)">
            <text:p/>
          </table:table-cell>
          <table:table-cell table:formula="of:=IF(ISNUMBER((SEARCH(&quot;flow&quot;;[.A332])));98;&quot;&quot;)">
            <text:p/>
          </table:table-cell>
          <table:table-cell table:formula="of:=CONCATENATE([.G332];&quot;,&quot;;[.H332];&quot;,&quot;;[.I332];&quot;,&quot;;[.J332];&quot;,&quot;;[.K332];&quot;,&quot;;[.L332];&quot;,&quot;;[.M332];&quot;,&quot;;[.N332];&quot;,&quot;;[.O332];&quot;,&quot;;[.P332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ckle - Stalowa bransoletka</text:p>
          </table:table-cell>
          <table:table-cell table:formula="of:=[.B332]"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91Shackle - Stalowa bransoletka.jpg</text:p>
          </table:table-cell>
          <table:table-cell table:formula="of:=IF(ISNUMBER((SEARCH(&quot;diament&quot;;[.A333])));21;&quot;&quot;)">
            <text:p/>
          </table:table-cell>
          <table:table-cell table:formula="of:=[.H332]" office:value-type="float" office:value="16" calcext:value-type="float">
            <text:p>16</text:p>
          </table:table-cell>
          <table:table-cell table:formula="of:=IF(ISNUMBER((SEARCH(&quot;wiktoriańska&quot;;[.A333])));46;&quot;&quot;)">
            <text:p/>
          </table:table-cell>
          <table:table-cell table:formula="of:=IF(ISNUMBER((SEARCH(&quot;boho&quot;;[.A333])));47;&quot;&quot;)">
            <text:p/>
          </table:table-cell>
          <table:table-cell table:formula="of:=IF(ISNUMBER((SEARCH(&quot;studio&quot;;[.A333])));48;&quot;&quot;)">
            <text:p/>
          </table:table-cell>
          <table:table-cell table:formula="of:=IF(ISNUMBER((SEARCH(&quot;ternel&quot;;[.A333])));95;&quot;&quot;)">
            <text:p/>
          </table:table-cell>
          <table:table-cell table:formula="of:=IF(ISNUMBER((SEARCH(&quot;eclipse&quot;;[.A333])));93;&quot;&quot;)">
            <text:p/>
          </table:table-cell>
          <table:table-cell table:formula="of:=IF(ISNUMBER((SEARCH(&quot;fruit&quot;;[.A333])));100;&quot;&quot;)">
            <text:p/>
          </table:table-cell>
          <table:table-cell table:formula="of:=IF(ISNUMBER((SEARCH(&quot;jubil&quot;;[.A333])));112;&quot;&quot;)">
            <text:p/>
          </table:table-cell>
          <table:table-cell table:formula="of:=IF(ISNUMBER((SEARCH(&quot;flow&quot;;[.A333])));98;&quot;&quot;)">
            <text:p/>
          </table:table-cell>
          <table:table-cell table:formula="of:=CONCATENATE([.G333];&quot;,&quot;;[.H333];&quot;,&quot;;[.I333];&quot;,&quot;;[.J333];&quot;,&quot;;[.K333];&quot;,&quot;;[.L333];&quot;,&quot;;[.M333];&quot;,&quot;;[.N333];&quot;,&quot;;[.O333];&quot;,&quot;;[.P333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- srebrna bransoletka</text:p>
          </table:table-cell>
          <table:table-cell table:formula="of:=[.B333]"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92Simple - srebrna bransoletka.jpg</text:p>
          </table:table-cell>
          <table:table-cell table:formula="of:=IF(ISNUMBER((SEARCH(&quot;diament&quot;;[.A334])));21;&quot;&quot;)">
            <text:p/>
          </table:table-cell>
          <table:table-cell table:formula="of:=[.H333]" office:value-type="float" office:value="16" calcext:value-type="float">
            <text:p>16</text:p>
          </table:table-cell>
          <table:table-cell table:formula="of:=IF(ISNUMBER((SEARCH(&quot;wiktoriańska&quot;;[.A334])));46;&quot;&quot;)">
            <text:p/>
          </table:table-cell>
          <table:table-cell table:formula="of:=IF(ISNUMBER((SEARCH(&quot;boho&quot;;[.A334])));47;&quot;&quot;)">
            <text:p/>
          </table:table-cell>
          <table:table-cell table:formula="of:=IF(ISNUMBER((SEARCH(&quot;studio&quot;;[.A334])));48;&quot;&quot;)">
            <text:p/>
          </table:table-cell>
          <table:table-cell table:formula="of:=IF(ISNUMBER((SEARCH(&quot;ternel&quot;;[.A334])));95;&quot;&quot;)">
            <text:p/>
          </table:table-cell>
          <table:table-cell table:formula="of:=IF(ISNUMBER((SEARCH(&quot;eclipse&quot;;[.A334])));93;&quot;&quot;)">
            <text:p/>
          </table:table-cell>
          <table:table-cell table:formula="of:=IF(ISNUMBER((SEARCH(&quot;fruit&quot;;[.A334])));100;&quot;&quot;)">
            <text:p/>
          </table:table-cell>
          <table:table-cell table:formula="of:=IF(ISNUMBER((SEARCH(&quot;jubil&quot;;[.A334])));112;&quot;&quot;)">
            <text:p/>
          </table:table-cell>
          <table:table-cell table:formula="of:=IF(ISNUMBER((SEARCH(&quot;flow&quot;;[.A334])));98;&quot;&quot;)">
            <text:p/>
          </table:table-cell>
          <table:table-cell table:formula="of:=CONCATENATE([.G334];&quot;,&quot;;[.H334];&quot;,&quot;;[.I334];&quot;,&quot;;[.J334];&quot;,&quot;;[.K334];&quot;,&quot;;[.L334];&quot;,&quot;;[.M334];&quot;,&quot;;[.N334];&quot;,&quot;;[.O334];&quot;,&quot;;[.P334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- srebrna bransoletka</text:p>
          </table:table-cell>
          <table:table-cell table:formula="of:=[.B334]"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93Simple - srebrna bransoletka.jpg</text:p>
          </table:table-cell>
          <table:table-cell table:formula="of:=IF(ISNUMBER((SEARCH(&quot;diament&quot;;[.A335])));21;&quot;&quot;)">
            <text:p/>
          </table:table-cell>
          <table:table-cell table:formula="of:=[.H334]" office:value-type="float" office:value="16" calcext:value-type="float">
            <text:p>16</text:p>
          </table:table-cell>
          <table:table-cell table:formula="of:=IF(ISNUMBER((SEARCH(&quot;wiktoriańska&quot;;[.A335])));46;&quot;&quot;)">
            <text:p/>
          </table:table-cell>
          <table:table-cell table:formula="of:=IF(ISNUMBER((SEARCH(&quot;boho&quot;;[.A335])));47;&quot;&quot;)">
            <text:p/>
          </table:table-cell>
          <table:table-cell table:formula="of:=IF(ISNUMBER((SEARCH(&quot;studio&quot;;[.A335])));48;&quot;&quot;)">
            <text:p/>
          </table:table-cell>
          <table:table-cell table:formula="of:=IF(ISNUMBER((SEARCH(&quot;ternel&quot;;[.A335])));95;&quot;&quot;)">
            <text:p/>
          </table:table-cell>
          <table:table-cell table:formula="of:=IF(ISNUMBER((SEARCH(&quot;eclipse&quot;;[.A335])));93;&quot;&quot;)">
            <text:p/>
          </table:table-cell>
          <table:table-cell table:formula="of:=IF(ISNUMBER((SEARCH(&quot;fruit&quot;;[.A335])));100;&quot;&quot;)">
            <text:p/>
          </table:table-cell>
          <table:table-cell table:formula="of:=IF(ISNUMBER((SEARCH(&quot;jubil&quot;;[.A335])));112;&quot;&quot;)">
            <text:p/>
          </table:table-cell>
          <table:table-cell table:formula="of:=IF(ISNUMBER((SEARCH(&quot;flow&quot;;[.A335])));98;&quot;&quot;)">
            <text:p/>
          </table:table-cell>
          <table:table-cell table:formula="of:=CONCATENATE([.G335];&quot;,&quot;;[.H335];&quot;,&quot;;[.I335];&quot;,&quot;;[.J335];&quot;,&quot;;[.K335];&quot;,&quot;;[.L335];&quot;,&quot;;[.M335];&quot;,&quot;;[.N335];&quot;,&quot;;[.O335];&quot;,&quot;;[.P335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- srebrna bransoletka</text:p>
          </table:table-cell>
          <table:table-cell table:formula="of:=[.B335]"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94Simple - srebrna bransoletka.jpg</text:p>
          </table:table-cell>
          <table:table-cell table:formula="of:=IF(ISNUMBER((SEARCH(&quot;diament&quot;;[.A336])));21;&quot;&quot;)">
            <text:p/>
          </table:table-cell>
          <table:table-cell table:formula="of:=[.H335]" office:value-type="float" office:value="16" calcext:value-type="float">
            <text:p>16</text:p>
          </table:table-cell>
          <table:table-cell table:formula="of:=IF(ISNUMBER((SEARCH(&quot;wiktoriańska&quot;;[.A336])));46;&quot;&quot;)">
            <text:p/>
          </table:table-cell>
          <table:table-cell table:formula="of:=IF(ISNUMBER((SEARCH(&quot;boho&quot;;[.A336])));47;&quot;&quot;)">
            <text:p/>
          </table:table-cell>
          <table:table-cell table:formula="of:=IF(ISNUMBER((SEARCH(&quot;studio&quot;;[.A336])));48;&quot;&quot;)">
            <text:p/>
          </table:table-cell>
          <table:table-cell table:formula="of:=IF(ISNUMBER((SEARCH(&quot;ternel&quot;;[.A336])));95;&quot;&quot;)">
            <text:p/>
          </table:table-cell>
          <table:table-cell table:formula="of:=IF(ISNUMBER((SEARCH(&quot;eclipse&quot;;[.A336])));93;&quot;&quot;)">
            <text:p/>
          </table:table-cell>
          <table:table-cell table:formula="of:=IF(ISNUMBER((SEARCH(&quot;fruit&quot;;[.A336])));100;&quot;&quot;)">
            <text:p/>
          </table:table-cell>
          <table:table-cell table:formula="of:=IF(ISNUMBER((SEARCH(&quot;jubil&quot;;[.A336])));112;&quot;&quot;)">
            <text:p/>
          </table:table-cell>
          <table:table-cell table:formula="of:=IF(ISNUMBER((SEARCH(&quot;flow&quot;;[.A336])));98;&quot;&quot;)">
            <text:p/>
          </table:table-cell>
          <table:table-cell table:formula="of:=CONCATENATE([.G336];&quot;,&quot;;[.H336];&quot;,&quot;;[.I336];&quot;,&quot;;[.J336];&quot;,&quot;;[.K336];&quot;,&quot;;[.L336];&quot;,&quot;;[.M336];&quot;,&quot;;[.N336];&quot;,&quot;;[.O336];&quot;,&quot;;[.P336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yle - bransoletka</text:p>
          </table:table-cell>
          <table:table-cell table:formula="of:=[.B336]"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bransoletki/95Motyle - bransoletka.jpg</text:p>
          </table:table-cell>
          <table:table-cell table:formula="of:=IF(ISNUMBER((SEARCH(&quot;diament&quot;;[.A337])));21;&quot;&quot;)">
            <text:p/>
          </table:table-cell>
          <table:table-cell table:formula="of:=[.H336]" office:value-type="float" office:value="16" calcext:value-type="float">
            <text:p>16</text:p>
          </table:table-cell>
          <table:table-cell table:formula="of:=IF(ISNUMBER((SEARCH(&quot;wiktoriańska&quot;;[.A337])));46;&quot;&quot;)">
            <text:p/>
          </table:table-cell>
          <table:table-cell table:formula="of:=IF(ISNUMBER((SEARCH(&quot;boho&quot;;[.A337])));47;&quot;&quot;)">
            <text:p/>
          </table:table-cell>
          <table:table-cell table:formula="of:=IF(ISNUMBER((SEARCH(&quot;studio&quot;;[.A337])));48;&quot;&quot;)">
            <text:p/>
          </table:table-cell>
          <table:table-cell table:formula="of:=IF(ISNUMBER((SEARCH(&quot;ternel&quot;;[.A337])));95;&quot;&quot;)">
            <text:p/>
          </table:table-cell>
          <table:table-cell table:formula="of:=IF(ISNUMBER((SEARCH(&quot;eclipse&quot;;[.A337])));93;&quot;&quot;)">
            <text:p/>
          </table:table-cell>
          <table:table-cell table:formula="of:=IF(ISNUMBER((SEARCH(&quot;fruit&quot;;[.A337])));100;&quot;&quot;)">
            <text:p/>
          </table:table-cell>
          <table:table-cell table:formula="of:=IF(ISNUMBER((SEARCH(&quot;jubil&quot;;[.A337])));112;&quot;&quot;)">
            <text:p/>
          </table:table-cell>
          <table:table-cell table:formula="of:=IF(ISNUMBER((SEARCH(&quot;flow&quot;;[.A337])));98;&quot;&quot;)">
            <text:p/>
          </table:table-cell>
          <table:table-cell table:formula="of:=CONCATENATE([.G337];&quot;,&quot;;[.H337];&quot;,&quot;;[.I337];&quot;,&quot;;[.J337];&quot;,&quot;;[.K337];&quot;,&quot;;[.L337];&quot;,&quot;;[.M337];&quot;,&quot;;[.N337];&quot;,&quot;;[.O337];&quot;,&quot;;[.P337])" office:value-type="string" office:string-value=",16,,,,,,,," calcext:value-type="string">
            <text:p>,1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ht Sky - Srebrny naszyjnik</text:p>
          </table:table-cell>
          <table:table-cell table:formula="of:=[.B337]"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0Night Sky - Srebrny naszyjnik.jpg</text:p>
          </table:table-cell>
          <table:table-cell table:formula="of:=IF(ISNUMBER((SEARCH(&quot;diament&quot;;[.A338])));22;&quot;&quot;)">
            <text:p/>
          </table:table-cell>
          <table:table-cell office:value-type="float" office:value="13" calcext:value-type="float">
            <text:p>13</text:p>
          </table:table-cell>
          <table:table-cell table:formula="of:=IF(ISNUMBER((SEARCH(&quot;wiktoriańska&quot;;[.A338])));46;&quot;&quot;)">
            <text:p/>
          </table:table-cell>
          <table:table-cell table:formula="of:=IF(ISNUMBER((SEARCH(&quot;boho&quot;;[.A338])));47;&quot;&quot;)">
            <text:p/>
          </table:table-cell>
          <table:table-cell table:formula="of:=IF(ISNUMBER((SEARCH(&quot;studio&quot;;[.A338])));48;&quot;&quot;)">
            <text:p/>
          </table:table-cell>
          <table:table-cell table:formula="of:=IF(ISNUMBER((SEARCH(&quot;ternel&quot;;[.A338])));95;&quot;&quot;)">
            <text:p/>
          </table:table-cell>
          <table:table-cell table:formula="of:=IF(ISNUMBER((SEARCH(&quot;eclipse&quot;;[.A338])));93;&quot;&quot;)">
            <text:p/>
          </table:table-cell>
          <table:table-cell table:formula="of:=IF(ISNUMBER((SEARCH(&quot;fruit&quot;;[.A338])));100;&quot;&quot;)">
            <text:p/>
          </table:table-cell>
          <table:table-cell table:formula="of:=IF(ISNUMBER((SEARCH(&quot;jubil&quot;;[.A338])));112;&quot;&quot;)">
            <text:p/>
          </table:table-cell>
          <table:table-cell table:formula="of:=IF(ISNUMBER((SEARCH(&quot;flow&quot;;[.A338])));98;&quot;&quot;)">
            <text:p/>
          </table:table-cell>
          <table:table-cell table:formula="of:=CONCATENATE([.G338];&quot;,&quot;;[.H338];&quot;,&quot;;[.I338];&quot;,&quot;;[.J338];&quot;,&quot;;[.K338];&quot;,&quot;;[.L338];&quot;,&quot;;[.M338];&quot;,&quot;;[.N338];&quot;,&quot;;[.O338];&quot;,&quot;;[.P338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ht Sky - Srebrny naszyjnik</text:p>
          </table:table-cell>
          <table:table-cell table:formula="of:=[.B338]"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1Night Sky - Srebrny naszyjnik.jpg</text:p>
          </table:table-cell>
          <table:table-cell table:formula="of:=IF(ISNUMBER((SEARCH(&quot;diament&quot;;[.A339])));22;&quot;&quot;)">
            <text:p/>
          </table:table-cell>
          <table:table-cell table:formula="of:=[.H338]" office:value-type="float" office:value="13" calcext:value-type="float">
            <text:p>13</text:p>
          </table:table-cell>
          <table:table-cell table:formula="of:=IF(ISNUMBER((SEARCH(&quot;wiktoriańska&quot;;[.A339])));46;&quot;&quot;)">
            <text:p/>
          </table:table-cell>
          <table:table-cell table:formula="of:=IF(ISNUMBER((SEARCH(&quot;boho&quot;;[.A339])));47;&quot;&quot;)">
            <text:p/>
          </table:table-cell>
          <table:table-cell table:formula="of:=IF(ISNUMBER((SEARCH(&quot;studio&quot;;[.A339])));48;&quot;&quot;)">
            <text:p/>
          </table:table-cell>
          <table:table-cell table:formula="of:=IF(ISNUMBER((SEARCH(&quot;ternel&quot;;[.A339])));95;&quot;&quot;)">
            <text:p/>
          </table:table-cell>
          <table:table-cell table:formula="of:=IF(ISNUMBER((SEARCH(&quot;eclipse&quot;;[.A339])));93;&quot;&quot;)">
            <text:p/>
          </table:table-cell>
          <table:table-cell table:formula="of:=IF(ISNUMBER((SEARCH(&quot;fruit&quot;;[.A339])));100;&quot;&quot;)">
            <text:p/>
          </table:table-cell>
          <table:table-cell table:formula="of:=IF(ISNUMBER((SEARCH(&quot;jubil&quot;;[.A339])));112;&quot;&quot;)">
            <text:p/>
          </table:table-cell>
          <table:table-cell table:formula="of:=IF(ISNUMBER((SEARCH(&quot;flow&quot;;[.A339])));98;&quot;&quot;)">
            <text:p/>
          </table:table-cell>
          <table:table-cell table:formula="of:=CONCATENATE([.G339];&quot;,&quot;;[.H339];&quot;,&quot;;[.I339];&quot;,&quot;;[.J339];&quot;,&quot;;[.K339];&quot;,&quot;;[.L339];&quot;,&quot;;[.M339];&quot;,&quot;;[.N339];&quot;,&quot;;[.O339];&quot;,&quot;;[.P339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ht Sky - Srebrny naszyjnik</text:p>
          </table:table-cell>
          <table:table-cell table:formula="of:=[.B339]"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7195" calcext:value-type="float">
            <text:p>71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2Night Sky - Srebrny naszyjnik.jpg</text:p>
          </table:table-cell>
          <table:table-cell table:formula="of:=IF(ISNUMBER((SEARCH(&quot;diament&quot;;[.A340])));22;&quot;&quot;)">
            <text:p/>
          </table:table-cell>
          <table:table-cell table:formula="of:=[.H339]" office:value-type="float" office:value="13" calcext:value-type="float">
            <text:p>13</text:p>
          </table:table-cell>
          <table:table-cell table:formula="of:=IF(ISNUMBER((SEARCH(&quot;wiktoriańska&quot;;[.A340])));46;&quot;&quot;)">
            <text:p/>
          </table:table-cell>
          <table:table-cell table:formula="of:=IF(ISNUMBER((SEARCH(&quot;boho&quot;;[.A340])));47;&quot;&quot;)">
            <text:p/>
          </table:table-cell>
          <table:table-cell table:formula="of:=IF(ISNUMBER((SEARCH(&quot;studio&quot;;[.A340])));48;&quot;&quot;)">
            <text:p/>
          </table:table-cell>
          <table:table-cell table:formula="of:=IF(ISNUMBER((SEARCH(&quot;ternel&quot;;[.A340])));95;&quot;&quot;)">
            <text:p/>
          </table:table-cell>
          <table:table-cell table:formula="of:=IF(ISNUMBER((SEARCH(&quot;eclipse&quot;;[.A340])));93;&quot;&quot;)">
            <text:p/>
          </table:table-cell>
          <table:table-cell table:formula="of:=IF(ISNUMBER((SEARCH(&quot;fruit&quot;;[.A340])));100;&quot;&quot;)">
            <text:p/>
          </table:table-cell>
          <table:table-cell table:formula="of:=IF(ISNUMBER((SEARCH(&quot;jubil&quot;;[.A340])));112;&quot;&quot;)">
            <text:p/>
          </table:table-cell>
          <table:table-cell table:formula="of:=IF(ISNUMBER((SEARCH(&quot;flow&quot;;[.A340])));98;&quot;&quot;)">
            <text:p/>
          </table:table-cell>
          <table:table-cell table:formula="of:=CONCATENATE([.G340];&quot;,&quot;;[.H340];&quot;,&quot;;[.I340];&quot;,&quot;;[.J340];&quot;,&quot;;[.K340];&quot;,&quot;;[.L340];&quot;,&quot;;[.M340];&quot;,&quot;;[.N340];&quot;,&quot;;[.O340];&quot;,&quot;;[.P340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ht Sky - Srebrny naszyjnik</text:p>
          </table:table-cell>
          <table:table-cell table:formula="of:=[.B340]"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7195" calcext:value-type="float">
            <text:p>71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3Night Sky - Srebrny naszyjnik.jpg</text:p>
          </table:table-cell>
          <table:table-cell table:formula="of:=IF(ISNUMBER((SEARCH(&quot;diament&quot;;[.A341])));22;&quot;&quot;)">
            <text:p/>
          </table:table-cell>
          <table:table-cell table:formula="of:=[.H340]" office:value-type="float" office:value="13" calcext:value-type="float">
            <text:p>13</text:p>
          </table:table-cell>
          <table:table-cell table:formula="of:=IF(ISNUMBER((SEARCH(&quot;wiktoriańska&quot;;[.A341])));46;&quot;&quot;)">
            <text:p/>
          </table:table-cell>
          <table:table-cell table:formula="of:=IF(ISNUMBER((SEARCH(&quot;boho&quot;;[.A341])));47;&quot;&quot;)">
            <text:p/>
          </table:table-cell>
          <table:table-cell table:formula="of:=IF(ISNUMBER((SEARCH(&quot;studio&quot;;[.A341])));48;&quot;&quot;)">
            <text:p/>
          </table:table-cell>
          <table:table-cell table:formula="of:=IF(ISNUMBER((SEARCH(&quot;ternel&quot;;[.A341])));95;&quot;&quot;)">
            <text:p/>
          </table:table-cell>
          <table:table-cell table:formula="of:=IF(ISNUMBER((SEARCH(&quot;eclipse&quot;;[.A341])));93;&quot;&quot;)">
            <text:p/>
          </table:table-cell>
          <table:table-cell table:formula="of:=IF(ISNUMBER((SEARCH(&quot;fruit&quot;;[.A341])));100;&quot;&quot;)">
            <text:p/>
          </table:table-cell>
          <table:table-cell table:formula="of:=IF(ISNUMBER((SEARCH(&quot;jubil&quot;;[.A341])));112;&quot;&quot;)">
            <text:p/>
          </table:table-cell>
          <table:table-cell table:formula="of:=IF(ISNUMBER((SEARCH(&quot;flow&quot;;[.A341])));98;&quot;&quot;)">
            <text:p/>
          </table:table-cell>
          <table:table-cell table:formula="of:=CONCATENATE([.G341];&quot;,&quot;;[.H341];&quot;,&quot;;[.I341];&quot;,&quot;;[.J341];&quot;,&quot;;[.K341];&quot;,&quot;;[.L341];&quot;,&quot;;[.M341];&quot;,&quot;;[.N341];&quot;,&quot;;[.O341];&quot;,&quot;;[.P341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</text:p>
          </table:table-cell>
          <table:table-cell table:formula="of:=[.B341]"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7195" calcext:value-type="float">
            <text:p>71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4Srebrny naszyjnik.jpg</text:p>
          </table:table-cell>
          <table:table-cell table:formula="of:=IF(ISNUMBER((SEARCH(&quot;diament&quot;;[.A342])));22;&quot;&quot;)">
            <text:p/>
          </table:table-cell>
          <table:table-cell table:formula="of:=[.H341]" office:value-type="float" office:value="13" calcext:value-type="float">
            <text:p>13</text:p>
          </table:table-cell>
          <table:table-cell table:formula="of:=IF(ISNUMBER((SEARCH(&quot;wiktoriańska&quot;;[.A342])));46;&quot;&quot;)">
            <text:p/>
          </table:table-cell>
          <table:table-cell table:formula="of:=IF(ISNUMBER((SEARCH(&quot;boho&quot;;[.A342])));47;&quot;&quot;)">
            <text:p/>
          </table:table-cell>
          <table:table-cell table:formula="of:=IF(ISNUMBER((SEARCH(&quot;studio&quot;;[.A342])));48;&quot;&quot;)">
            <text:p/>
          </table:table-cell>
          <table:table-cell table:formula="of:=IF(ISNUMBER((SEARCH(&quot;ternel&quot;;[.A342])));95;&quot;&quot;)">
            <text:p/>
          </table:table-cell>
          <table:table-cell table:formula="of:=IF(ISNUMBER((SEARCH(&quot;eclipse&quot;;[.A342])));93;&quot;&quot;)">
            <text:p/>
          </table:table-cell>
          <table:table-cell table:formula="of:=IF(ISNUMBER((SEARCH(&quot;fruit&quot;;[.A342])));100;&quot;&quot;)">
            <text:p/>
          </table:table-cell>
          <table:table-cell table:formula="of:=IF(ISNUMBER((SEARCH(&quot;jubil&quot;;[.A342])));112;&quot;&quot;)">
            <text:p/>
          </table:table-cell>
          <table:table-cell table:formula="of:=IF(ISNUMBER((SEARCH(&quot;flow&quot;;[.A342])));98;&quot;&quot;)">
            <text:p/>
          </table:table-cell>
          <table:table-cell table:formula="of:=CONCATENATE([.G342];&quot;,&quot;;[.H342];&quot;,&quot;;[.I342];&quot;,&quot;;[.J342];&quot;,&quot;;[.K342];&quot;,&quot;;[.L342];&quot;,&quot;;[.M342];&quot;,&quot;;[.N342];&quot;,&quot;;[.O342];&quot;,&quot;;[.P342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</text:p>
          </table:table-cell>
          <table:table-cell table:formula="of:=[.B342]"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5Srebrny naszyjnik.jpg</text:p>
          </table:table-cell>
          <table:table-cell table:formula="of:=IF(ISNUMBER((SEARCH(&quot;diament&quot;;[.A343])));22;&quot;&quot;)">
            <text:p/>
          </table:table-cell>
          <table:table-cell table:formula="of:=[.H342]" office:value-type="float" office:value="13" calcext:value-type="float">
            <text:p>13</text:p>
          </table:table-cell>
          <table:table-cell table:formula="of:=IF(ISNUMBER((SEARCH(&quot;wiktoriańska&quot;;[.A343])));46;&quot;&quot;)">
            <text:p/>
          </table:table-cell>
          <table:table-cell table:formula="of:=IF(ISNUMBER((SEARCH(&quot;boho&quot;;[.A343])));47;&quot;&quot;)">
            <text:p/>
          </table:table-cell>
          <table:table-cell table:formula="of:=IF(ISNUMBER((SEARCH(&quot;studio&quot;;[.A343])));48;&quot;&quot;)">
            <text:p/>
          </table:table-cell>
          <table:table-cell table:formula="of:=IF(ISNUMBER((SEARCH(&quot;ternel&quot;;[.A343])));95;&quot;&quot;)">
            <text:p/>
          </table:table-cell>
          <table:table-cell table:formula="of:=IF(ISNUMBER((SEARCH(&quot;eclipse&quot;;[.A343])));93;&quot;&quot;)">
            <text:p/>
          </table:table-cell>
          <table:table-cell table:formula="of:=IF(ISNUMBER((SEARCH(&quot;fruit&quot;;[.A343])));100;&quot;&quot;)">
            <text:p/>
          </table:table-cell>
          <table:table-cell table:formula="of:=IF(ISNUMBER((SEARCH(&quot;jubil&quot;;[.A343])));112;&quot;&quot;)">
            <text:p/>
          </table:table-cell>
          <table:table-cell table:formula="of:=IF(ISNUMBER((SEARCH(&quot;flow&quot;;[.A343])));98;&quot;&quot;)">
            <text:p/>
          </table:table-cell>
          <table:table-cell table:formula="of:=CONCATENATE([.G343];&quot;,&quot;;[.H343];&quot;,&quot;;[.I343];&quot;,&quot;;[.J343];&quot;,&quot;;[.K343];&quot;,&quot;;[.L343];&quot;,&quot;;[.M343];&quot;,&quot;;[.N343];&quot;,&quot;;[.O343];&quot;,&quot;;[.P343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</text:p>
          </table:table-cell>
          <table:table-cell table:formula="of:=[.B343]"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6Srebrny naszyjnik.jpg</text:p>
          </table:table-cell>
          <table:table-cell table:formula="of:=IF(ISNUMBER((SEARCH(&quot;diament&quot;;[.A344])));22;&quot;&quot;)">
            <text:p/>
          </table:table-cell>
          <table:table-cell table:formula="of:=[.H343]" office:value-type="float" office:value="13" calcext:value-type="float">
            <text:p>13</text:p>
          </table:table-cell>
          <table:table-cell table:formula="of:=IF(ISNUMBER((SEARCH(&quot;wiktoriańska&quot;;[.A344])));46;&quot;&quot;)">
            <text:p/>
          </table:table-cell>
          <table:table-cell table:formula="of:=IF(ISNUMBER((SEARCH(&quot;boho&quot;;[.A344])));47;&quot;&quot;)">
            <text:p/>
          </table:table-cell>
          <table:table-cell table:formula="of:=IF(ISNUMBER((SEARCH(&quot;studio&quot;;[.A344])));48;&quot;&quot;)">
            <text:p/>
          </table:table-cell>
          <table:table-cell table:formula="of:=IF(ISNUMBER((SEARCH(&quot;ternel&quot;;[.A344])));95;&quot;&quot;)">
            <text:p/>
          </table:table-cell>
          <table:table-cell table:formula="of:=IF(ISNUMBER((SEARCH(&quot;eclipse&quot;;[.A344])));93;&quot;&quot;)">
            <text:p/>
          </table:table-cell>
          <table:table-cell table:formula="of:=IF(ISNUMBER((SEARCH(&quot;fruit&quot;;[.A344])));100;&quot;&quot;)">
            <text:p/>
          </table:table-cell>
          <table:table-cell table:formula="of:=IF(ISNUMBER((SEARCH(&quot;jubil&quot;;[.A344])));112;&quot;&quot;)">
            <text:p/>
          </table:table-cell>
          <table:table-cell table:formula="of:=IF(ISNUMBER((SEARCH(&quot;flow&quot;;[.A344])));98;&quot;&quot;)">
            <text:p/>
          </table:table-cell>
          <table:table-cell table:formula="of:=CONCATENATE([.G344];&quot;,&quot;;[.H344];&quot;,&quot;;[.I344];&quot;,&quot;;[.J344];&quot;,&quot;;[.K344];&quot;,&quot;;[.L344];&quot;,&quot;;[.M344];&quot;,&quot;;[.N344];&quot;,&quot;;[.O344];&quot;,&quot;;[.P344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naszyjnik </text:p>
          </table:table-cell>
          <table:table-cell table:formula="of:=[.B344]"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7Złoty naszyjnik .jpg</text:p>
          </table:table-cell>
          <table:table-cell table:formula="of:=IF(ISNUMBER((SEARCH(&quot;diament&quot;;[.A345])));22;&quot;&quot;)">
            <text:p/>
          </table:table-cell>
          <table:table-cell table:formula="of:=[.H344]" office:value-type="float" office:value="13" calcext:value-type="float">
            <text:p>13</text:p>
          </table:table-cell>
          <table:table-cell table:formula="of:=IF(ISNUMBER((SEARCH(&quot;wiktoriańska&quot;;[.A345])));46;&quot;&quot;)">
            <text:p/>
          </table:table-cell>
          <table:table-cell table:formula="of:=IF(ISNUMBER((SEARCH(&quot;boho&quot;;[.A345])));47;&quot;&quot;)">
            <text:p/>
          </table:table-cell>
          <table:table-cell table:formula="of:=IF(ISNUMBER((SEARCH(&quot;studio&quot;;[.A345])));48;&quot;&quot;)">
            <text:p/>
          </table:table-cell>
          <table:table-cell table:formula="of:=IF(ISNUMBER((SEARCH(&quot;ternel&quot;;[.A345])));95;&quot;&quot;)">
            <text:p/>
          </table:table-cell>
          <table:table-cell table:formula="of:=IF(ISNUMBER((SEARCH(&quot;eclipse&quot;;[.A345])));93;&quot;&quot;)">
            <text:p/>
          </table:table-cell>
          <table:table-cell table:formula="of:=IF(ISNUMBER((SEARCH(&quot;fruit&quot;;[.A345])));100;&quot;&quot;)">
            <text:p/>
          </table:table-cell>
          <table:table-cell table:formula="of:=IF(ISNUMBER((SEARCH(&quot;jubil&quot;;[.A345])));112;&quot;&quot;)">
            <text:p/>
          </table:table-cell>
          <table:table-cell table:formula="of:=IF(ISNUMBER((SEARCH(&quot;flow&quot;;[.A345])));98;&quot;&quot;)">
            <text:p/>
          </table:table-cell>
          <table:table-cell table:formula="of:=CONCATENATE([.G345];&quot;,&quot;;[.H345];&quot;,&quot;;[.I345];&quot;,&quot;;[.J345];&quot;,&quot;;[.K345];&quot;,&quot;;[.L345];&quot;,&quot;;[.M345];&quot;,&quot;;[.N345];&quot;,&quot;;[.O345];&quot;,&quot;;[.P345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naszyjnik </text:p>
          </table:table-cell>
          <table:table-cell table:formula="of:=[.B345]"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8Złoty naszyjnik .jpg</text:p>
          </table:table-cell>
          <table:table-cell table:formula="of:=IF(ISNUMBER((SEARCH(&quot;diament&quot;;[.A346])));22;&quot;&quot;)">
            <text:p/>
          </table:table-cell>
          <table:table-cell table:formula="of:=[.H345]" office:value-type="float" office:value="13" calcext:value-type="float">
            <text:p>13</text:p>
          </table:table-cell>
          <table:table-cell table:formula="of:=IF(ISNUMBER((SEARCH(&quot;wiktoriańska&quot;;[.A346])));46;&quot;&quot;)">
            <text:p/>
          </table:table-cell>
          <table:table-cell table:formula="of:=IF(ISNUMBER((SEARCH(&quot;boho&quot;;[.A346])));47;&quot;&quot;)">
            <text:p/>
          </table:table-cell>
          <table:table-cell table:formula="of:=IF(ISNUMBER((SEARCH(&quot;studio&quot;;[.A346])));48;&quot;&quot;)">
            <text:p/>
          </table:table-cell>
          <table:table-cell table:formula="of:=IF(ISNUMBER((SEARCH(&quot;ternel&quot;;[.A346])));95;&quot;&quot;)">
            <text:p/>
          </table:table-cell>
          <table:table-cell table:formula="of:=IF(ISNUMBER((SEARCH(&quot;eclipse&quot;;[.A346])));93;&quot;&quot;)">
            <text:p/>
          </table:table-cell>
          <table:table-cell table:formula="of:=IF(ISNUMBER((SEARCH(&quot;fruit&quot;;[.A346])));100;&quot;&quot;)">
            <text:p/>
          </table:table-cell>
          <table:table-cell table:formula="of:=IF(ISNUMBER((SEARCH(&quot;jubil&quot;;[.A346])));112;&quot;&quot;)">
            <text:p/>
          </table:table-cell>
          <table:table-cell table:formula="of:=IF(ISNUMBER((SEARCH(&quot;flow&quot;;[.A346])));98;&quot;&quot;)">
            <text:p/>
          </table:table-cell>
          <table:table-cell table:formula="of:=CONCATENATE([.G346];&quot;,&quot;;[.H346];&quot;,&quot;;[.I346];&quot;,&quot;;[.J346];&quot;,&quot;;[.K346];&quot;,&quot;;[.L346];&quot;,&quot;;[.M346];&quot;,&quot;;[.N346];&quot;,&quot;;[.O346];&quot;,&quot;;[.P346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naszyjnik z diamentem </text:p>
          </table:table-cell>
          <table:table-cell table:formula="of:=[.B346]"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9Złoty naszyjnik z diamentem .jpg</text:p>
          </table:table-cell>
          <table:table-cell table:formula="of:=IF(ISNUMBER((SEARCH(&quot;diament&quot;;[.A347])));22;&quot;&quot;)" office:value-type="float" office:value="22" calcext:value-type="float">
            <text:p>22</text:p>
          </table:table-cell>
          <table:table-cell table:formula="of:=[.H346]" office:value-type="float" office:value="13" calcext:value-type="float">
            <text:p>13</text:p>
          </table:table-cell>
          <table:table-cell table:formula="of:=IF(ISNUMBER((SEARCH(&quot;wiktoriańska&quot;;[.A347])));46;&quot;&quot;)">
            <text:p/>
          </table:table-cell>
          <table:table-cell table:formula="of:=IF(ISNUMBER((SEARCH(&quot;boho&quot;;[.A347])));47;&quot;&quot;)">
            <text:p/>
          </table:table-cell>
          <table:table-cell table:formula="of:=IF(ISNUMBER((SEARCH(&quot;studio&quot;;[.A347])));48;&quot;&quot;)">
            <text:p/>
          </table:table-cell>
          <table:table-cell table:formula="of:=IF(ISNUMBER((SEARCH(&quot;ternel&quot;;[.A347])));95;&quot;&quot;)">
            <text:p/>
          </table:table-cell>
          <table:table-cell table:formula="of:=IF(ISNUMBER((SEARCH(&quot;eclipse&quot;;[.A347])));93;&quot;&quot;)">
            <text:p/>
          </table:table-cell>
          <table:table-cell table:formula="of:=IF(ISNUMBER((SEARCH(&quot;fruit&quot;;[.A347])));100;&quot;&quot;)">
            <text:p/>
          </table:table-cell>
          <table:table-cell table:formula="of:=IF(ISNUMBER((SEARCH(&quot;jubil&quot;;[.A347])));112;&quot;&quot;)">
            <text:p/>
          </table:table-cell>
          <table:table-cell table:formula="of:=IF(ISNUMBER((SEARCH(&quot;flow&quot;;[.A347])));98;&quot;&quot;)">
            <text:p/>
          </table:table-cell>
          <table:table-cell table:formula="of:=CONCATENATE([.G347];&quot;,&quot;;[.H347];&quot;,&quot;;[.I347];&quot;,&quot;;[.J347];&quot;,&quot;;[.K347];&quot;,&quot;;[.L347];&quot;,&quot;;[.M347];&quot;,&quot;;[.N347];&quot;,&quot;;[.O347];&quot;,&quot;;[.P347])" office:value-type="string" office:string-value="22,13,,,,,,,," calcext:value-type="string">
            <text:p>22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naszyjnik </text:p>
          </table:table-cell>
          <table:table-cell table:formula="of:=[.B347]"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10Złoty naszyjnik .jpg</text:p>
          </table:table-cell>
          <table:table-cell table:formula="of:=IF(ISNUMBER((SEARCH(&quot;diament&quot;;[.A348])));22;&quot;&quot;)">
            <text:p/>
          </table:table-cell>
          <table:table-cell table:formula="of:=[.H347]" office:value-type="float" office:value="13" calcext:value-type="float">
            <text:p>13</text:p>
          </table:table-cell>
          <table:table-cell table:formula="of:=IF(ISNUMBER((SEARCH(&quot;wiktoriańska&quot;;[.A348])));46;&quot;&quot;)">
            <text:p/>
          </table:table-cell>
          <table:table-cell table:formula="of:=IF(ISNUMBER((SEARCH(&quot;boho&quot;;[.A348])));47;&quot;&quot;)">
            <text:p/>
          </table:table-cell>
          <table:table-cell table:formula="of:=IF(ISNUMBER((SEARCH(&quot;studio&quot;;[.A348])));48;&quot;&quot;)">
            <text:p/>
          </table:table-cell>
          <table:table-cell table:formula="of:=IF(ISNUMBER((SEARCH(&quot;ternel&quot;;[.A348])));95;&quot;&quot;)">
            <text:p/>
          </table:table-cell>
          <table:table-cell table:formula="of:=IF(ISNUMBER((SEARCH(&quot;eclipse&quot;;[.A348])));93;&quot;&quot;)">
            <text:p/>
          </table:table-cell>
          <table:table-cell table:formula="of:=IF(ISNUMBER((SEARCH(&quot;fruit&quot;;[.A348])));100;&quot;&quot;)">
            <text:p/>
          </table:table-cell>
          <table:table-cell table:formula="of:=IF(ISNUMBER((SEARCH(&quot;jubil&quot;;[.A348])));112;&quot;&quot;)">
            <text:p/>
          </table:table-cell>
          <table:table-cell table:formula="of:=IF(ISNUMBER((SEARCH(&quot;flow&quot;;[.A348])));98;&quot;&quot;)">
            <text:p/>
          </table:table-cell>
          <table:table-cell table:formula="of:=CONCATENATE([.G348];&quot;,&quot;;[.H348];&quot;,&quot;;[.I348];&quot;,&quot;;[.J348];&quot;,&quot;;[.K348];&quot;,&quot;;[.L348];&quot;,&quot;;[.M348];&quot;,&quot;;[.N348];&quot;,&quot;;[.O348];&quot;,&quot;;[.P348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voni - srebrny naszyjnik</text:p>
          </table:table-cell>
          <table:table-cell table:formula="of:=[.B348]"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11Pavoni - srebrny naszyjnik.jpg</text:p>
          </table:table-cell>
          <table:table-cell table:formula="of:=IF(ISNUMBER((SEARCH(&quot;diament&quot;;[.A349])));22;&quot;&quot;)">
            <text:p/>
          </table:table-cell>
          <table:table-cell table:formula="of:=[.H348]" office:value-type="float" office:value="13" calcext:value-type="float">
            <text:p>13</text:p>
          </table:table-cell>
          <table:table-cell table:formula="of:=IF(ISNUMBER((SEARCH(&quot;wiktoriańska&quot;;[.A349])));46;&quot;&quot;)">
            <text:p/>
          </table:table-cell>
          <table:table-cell table:formula="of:=IF(ISNUMBER((SEARCH(&quot;boho&quot;;[.A349])));47;&quot;&quot;)">
            <text:p/>
          </table:table-cell>
          <table:table-cell table:formula="of:=IF(ISNUMBER((SEARCH(&quot;studio&quot;;[.A349])));48;&quot;&quot;)">
            <text:p/>
          </table:table-cell>
          <table:table-cell table:formula="of:=IF(ISNUMBER((SEARCH(&quot;ternel&quot;;[.A349])));95;&quot;&quot;)">
            <text:p/>
          </table:table-cell>
          <table:table-cell table:formula="of:=IF(ISNUMBER((SEARCH(&quot;eclipse&quot;;[.A349])));93;&quot;&quot;)">
            <text:p/>
          </table:table-cell>
          <table:table-cell table:formula="of:=IF(ISNUMBER((SEARCH(&quot;fruit&quot;;[.A349])));100;&quot;&quot;)">
            <text:p/>
          </table:table-cell>
          <table:table-cell table:formula="of:=IF(ISNUMBER((SEARCH(&quot;jubil&quot;;[.A349])));112;&quot;&quot;)">
            <text:p/>
          </table:table-cell>
          <table:table-cell table:formula="of:=IF(ISNUMBER((SEARCH(&quot;flow&quot;;[.A349])));98;&quot;&quot;)">
            <text:p/>
          </table:table-cell>
          <table:table-cell table:formula="of:=CONCATENATE([.G349];&quot;,&quot;;[.H349];&quot;,&quot;;[.I349];&quot;,&quot;;[.J349];&quot;,&quot;;[.K349];&quot;,&quot;;[.L349];&quot;,&quot;;[.M349];&quot;,&quot;;[.N349];&quot;,&quot;;[.O349];&quot;,&quot;;[.P349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voni - srebrny naszyjnik</text:p>
          </table:table-cell>
          <table:table-cell table:formula="of:=[.B349]"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12Pavoni - srebrny naszyjnik.jpg</text:p>
          </table:table-cell>
          <table:table-cell table:formula="of:=IF(ISNUMBER((SEARCH(&quot;diament&quot;;[.A350])));22;&quot;&quot;)">
            <text:p/>
          </table:table-cell>
          <table:table-cell table:formula="of:=[.H349]" office:value-type="float" office:value="13" calcext:value-type="float">
            <text:p>13</text:p>
          </table:table-cell>
          <table:table-cell table:formula="of:=IF(ISNUMBER((SEARCH(&quot;wiktoriańska&quot;;[.A350])));46;&quot;&quot;)">
            <text:p/>
          </table:table-cell>
          <table:table-cell table:formula="of:=IF(ISNUMBER((SEARCH(&quot;boho&quot;;[.A350])));47;&quot;&quot;)">
            <text:p/>
          </table:table-cell>
          <table:table-cell table:formula="of:=IF(ISNUMBER((SEARCH(&quot;studio&quot;;[.A350])));48;&quot;&quot;)">
            <text:p/>
          </table:table-cell>
          <table:table-cell table:formula="of:=IF(ISNUMBER((SEARCH(&quot;ternel&quot;;[.A350])));95;&quot;&quot;)">
            <text:p/>
          </table:table-cell>
          <table:table-cell table:formula="of:=IF(ISNUMBER((SEARCH(&quot;eclipse&quot;;[.A350])));93;&quot;&quot;)">
            <text:p/>
          </table:table-cell>
          <table:table-cell table:formula="of:=IF(ISNUMBER((SEARCH(&quot;fruit&quot;;[.A350])));100;&quot;&quot;)">
            <text:p/>
          </table:table-cell>
          <table:table-cell table:formula="of:=IF(ISNUMBER((SEARCH(&quot;jubil&quot;;[.A350])));112;&quot;&quot;)">
            <text:p/>
          </table:table-cell>
          <table:table-cell table:formula="of:=IF(ISNUMBER((SEARCH(&quot;flow&quot;;[.A350])));98;&quot;&quot;)">
            <text:p/>
          </table:table-cell>
          <table:table-cell table:formula="of:=CONCATENATE([.G350];&quot;,&quot;;[.H350];&quot;,&quot;;[.I350];&quot;,&quot;;[.J350];&quot;,&quot;;[.K350];&quot;,&quot;;[.L350];&quot;,&quot;;[.M350];&quot;,&quot;;[.N350];&quot;,&quot;;[.O350];&quot;,&quot;;[.P350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voni - srebrny naszyjnik</text:p>
          </table:table-cell>
          <table:table-cell table:formula="of:=[.B350]"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13Pavoni - srebrny naszyjnik.jpg</text:p>
          </table:table-cell>
          <table:table-cell table:formula="of:=IF(ISNUMBER((SEARCH(&quot;diament&quot;;[.A351])));22;&quot;&quot;)">
            <text:p/>
          </table:table-cell>
          <table:table-cell table:formula="of:=[.H350]" office:value-type="float" office:value="13" calcext:value-type="float">
            <text:p>13</text:p>
          </table:table-cell>
          <table:table-cell table:formula="of:=IF(ISNUMBER((SEARCH(&quot;wiktoriańska&quot;;[.A351])));46;&quot;&quot;)">
            <text:p/>
          </table:table-cell>
          <table:table-cell table:formula="of:=IF(ISNUMBER((SEARCH(&quot;boho&quot;;[.A351])));47;&quot;&quot;)">
            <text:p/>
          </table:table-cell>
          <table:table-cell table:formula="of:=IF(ISNUMBER((SEARCH(&quot;studio&quot;;[.A351])));48;&quot;&quot;)">
            <text:p/>
          </table:table-cell>
          <table:table-cell table:formula="of:=IF(ISNUMBER((SEARCH(&quot;ternel&quot;;[.A351])));95;&quot;&quot;)">
            <text:p/>
          </table:table-cell>
          <table:table-cell table:formula="of:=IF(ISNUMBER((SEARCH(&quot;eclipse&quot;;[.A351])));93;&quot;&quot;)">
            <text:p/>
          </table:table-cell>
          <table:table-cell table:formula="of:=IF(ISNUMBER((SEARCH(&quot;fruit&quot;;[.A351])));100;&quot;&quot;)">
            <text:p/>
          </table:table-cell>
          <table:table-cell table:formula="of:=IF(ISNUMBER((SEARCH(&quot;jubil&quot;;[.A351])));112;&quot;&quot;)">
            <text:p/>
          </table:table-cell>
          <table:table-cell table:formula="of:=IF(ISNUMBER((SEARCH(&quot;flow&quot;;[.A351])));98;&quot;&quot;)">
            <text:p/>
          </table:table-cell>
          <table:table-cell table:formula="of:=CONCATENATE([.G351];&quot;,&quot;;[.H351];&quot;,&quot;;[.I351];&quot;,&quot;;[.J351];&quot;,&quot;;[.K351];&quot;,&quot;;[.L351];&quot;,&quot;;[.M351];&quot;,&quot;;[.N351];&quot;,&quot;;[.O351];&quot;,&quot;;[.P351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voni Hearts - srebrny naszyjnik</text:p>
          </table:table-cell>
          <table:table-cell table:formula="of:=[.B351]"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14Pavoni Hearts - srebrny naszyjnik.jpg</text:p>
          </table:table-cell>
          <table:table-cell table:formula="of:=IF(ISNUMBER((SEARCH(&quot;diament&quot;;[.A352])));22;&quot;&quot;)">
            <text:p/>
          </table:table-cell>
          <table:table-cell table:formula="of:=[.H351]" office:value-type="float" office:value="13" calcext:value-type="float">
            <text:p>13</text:p>
          </table:table-cell>
          <table:table-cell table:formula="of:=IF(ISNUMBER((SEARCH(&quot;wiktoriańska&quot;;[.A352])));46;&quot;&quot;)">
            <text:p/>
          </table:table-cell>
          <table:table-cell table:formula="of:=IF(ISNUMBER((SEARCH(&quot;boho&quot;;[.A352])));47;&quot;&quot;)">
            <text:p/>
          </table:table-cell>
          <table:table-cell table:formula="of:=IF(ISNUMBER((SEARCH(&quot;studio&quot;;[.A352])));48;&quot;&quot;)">
            <text:p/>
          </table:table-cell>
          <table:table-cell table:formula="of:=IF(ISNUMBER((SEARCH(&quot;ternel&quot;;[.A352])));95;&quot;&quot;)">
            <text:p/>
          </table:table-cell>
          <table:table-cell table:formula="of:=IF(ISNUMBER((SEARCH(&quot;eclipse&quot;;[.A352])));93;&quot;&quot;)">
            <text:p/>
          </table:table-cell>
          <table:table-cell table:formula="of:=IF(ISNUMBER((SEARCH(&quot;fruit&quot;;[.A352])));100;&quot;&quot;)">
            <text:p/>
          </table:table-cell>
          <table:table-cell table:formula="of:=IF(ISNUMBER((SEARCH(&quot;jubil&quot;;[.A352])));112;&quot;&quot;)">
            <text:p/>
          </table:table-cell>
          <table:table-cell table:formula="of:=IF(ISNUMBER((SEARCH(&quot;flow&quot;;[.A352])));98;&quot;&quot;)">
            <text:p/>
          </table:table-cell>
          <table:table-cell table:formula="of:=CONCATENATE([.G352];&quot;,&quot;;[.H352];&quot;,&quot;;[.I352];&quot;,&quot;;[.J352];&quot;,&quot;;[.K352];&quot;,&quot;;[.L352];&quot;,&quot;;[.M352];&quot;,&quot;;[.N352];&quot;,&quot;;[.O352];&quot;,&quot;;[.P352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diak Koziorożec - srebrny naszyjnik </text:p>
          </table:table-cell>
          <table:table-cell table:formula="of:=[.B352]"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15Zodiak Koziorożec - srebrny naszyjnik .jpg</text:p>
          </table:table-cell>
          <table:table-cell table:formula="of:=IF(ISNUMBER((SEARCH(&quot;diament&quot;;[.A353])));22;&quot;&quot;)">
            <text:p/>
          </table:table-cell>
          <table:table-cell table:formula="of:=[.H352]" office:value-type="float" office:value="13" calcext:value-type="float">
            <text:p>13</text:p>
          </table:table-cell>
          <table:table-cell table:formula="of:=IF(ISNUMBER((SEARCH(&quot;wiktoriańska&quot;;[.A353])));46;&quot;&quot;)">
            <text:p/>
          </table:table-cell>
          <table:table-cell table:formula="of:=IF(ISNUMBER((SEARCH(&quot;boho&quot;;[.A353])));47;&quot;&quot;)">
            <text:p/>
          </table:table-cell>
          <table:table-cell table:formula="of:=IF(ISNUMBER((SEARCH(&quot;studio&quot;;[.A353])));48;&quot;&quot;)">
            <text:p/>
          </table:table-cell>
          <table:table-cell table:formula="of:=IF(ISNUMBER((SEARCH(&quot;ternel&quot;;[.A353])));95;&quot;&quot;)">
            <text:p/>
          </table:table-cell>
          <table:table-cell table:formula="of:=IF(ISNUMBER((SEARCH(&quot;eclipse&quot;;[.A353])));93;&quot;&quot;)">
            <text:p/>
          </table:table-cell>
          <table:table-cell table:formula="of:=IF(ISNUMBER((SEARCH(&quot;fruit&quot;;[.A353])));100;&quot;&quot;)">
            <text:p/>
          </table:table-cell>
          <table:table-cell table:formula="of:=IF(ISNUMBER((SEARCH(&quot;jubil&quot;;[.A353])));112;&quot;&quot;)">
            <text:p/>
          </table:table-cell>
          <table:table-cell table:formula="of:=IF(ISNUMBER((SEARCH(&quot;flow&quot;;[.A353])));98;&quot;&quot;)">
            <text:p/>
          </table:table-cell>
          <table:table-cell table:formula="of:=CONCATENATE([.G353];&quot;,&quot;;[.H353];&quot;,&quot;;[.I353];&quot;,&quot;;[.J353];&quot;,&quot;;[.K353];&quot;,&quot;;[.L353];&quot;,&quot;;[.M353];&quot;,&quot;;[.N353];&quot;,&quot;;[.O353];&quot;,&quot;;[.P353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diak Wodnik - srebrny naszyjnik </text:p>
          </table:table-cell>
          <table:table-cell table:formula="of:=[.B353]"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16Zodiak Wodnik - srebrny naszyjnik .jpg</text:p>
          </table:table-cell>
          <table:table-cell table:formula="of:=IF(ISNUMBER((SEARCH(&quot;diament&quot;;[.A354])));22;&quot;&quot;)">
            <text:p/>
          </table:table-cell>
          <table:table-cell table:formula="of:=[.H353]" office:value-type="float" office:value="13" calcext:value-type="float">
            <text:p>13</text:p>
          </table:table-cell>
          <table:table-cell table:formula="of:=IF(ISNUMBER((SEARCH(&quot;wiktoriańska&quot;;[.A354])));46;&quot;&quot;)">
            <text:p/>
          </table:table-cell>
          <table:table-cell table:formula="of:=IF(ISNUMBER((SEARCH(&quot;boho&quot;;[.A354])));47;&quot;&quot;)">
            <text:p/>
          </table:table-cell>
          <table:table-cell table:formula="of:=IF(ISNUMBER((SEARCH(&quot;studio&quot;;[.A354])));48;&quot;&quot;)">
            <text:p/>
          </table:table-cell>
          <table:table-cell table:formula="of:=IF(ISNUMBER((SEARCH(&quot;ternel&quot;;[.A354])));95;&quot;&quot;)">
            <text:p/>
          </table:table-cell>
          <table:table-cell table:formula="of:=IF(ISNUMBER((SEARCH(&quot;eclipse&quot;;[.A354])));93;&quot;&quot;)">
            <text:p/>
          </table:table-cell>
          <table:table-cell table:formula="of:=IF(ISNUMBER((SEARCH(&quot;fruit&quot;;[.A354])));100;&quot;&quot;)">
            <text:p/>
          </table:table-cell>
          <table:table-cell table:formula="of:=IF(ISNUMBER((SEARCH(&quot;jubil&quot;;[.A354])));112;&quot;&quot;)">
            <text:p/>
          </table:table-cell>
          <table:table-cell table:formula="of:=IF(ISNUMBER((SEARCH(&quot;flow&quot;;[.A354])));98;&quot;&quot;)">
            <text:p/>
          </table:table-cell>
          <table:table-cell table:formula="of:=CONCATENATE([.G354];&quot;,&quot;;[.H354];&quot;,&quot;;[.I354];&quot;,&quot;;[.J354];&quot;,&quot;;[.K354];&quot;,&quot;;[.L354];&quot;,&quot;;[.M354];&quot;,&quot;;[.N354];&quot;,&quot;;[.O354];&quot;,&quot;;[.P354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diak Skorpion - srebrny naszyjnik </text:p>
          </table:table-cell>
          <table:table-cell table:formula="of:=[.B354]"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17Zodiak Skorpion - srebrny naszyjnik .jpg</text:p>
          </table:table-cell>
          <table:table-cell table:formula="of:=IF(ISNUMBER((SEARCH(&quot;diament&quot;;[.A355])));22;&quot;&quot;)">
            <text:p/>
          </table:table-cell>
          <table:table-cell table:formula="of:=[.H354]" office:value-type="float" office:value="13" calcext:value-type="float">
            <text:p>13</text:p>
          </table:table-cell>
          <table:table-cell table:formula="of:=IF(ISNUMBER((SEARCH(&quot;wiktoriańska&quot;;[.A355])));46;&quot;&quot;)">
            <text:p/>
          </table:table-cell>
          <table:table-cell table:formula="of:=IF(ISNUMBER((SEARCH(&quot;boho&quot;;[.A355])));47;&quot;&quot;)">
            <text:p/>
          </table:table-cell>
          <table:table-cell table:formula="of:=IF(ISNUMBER((SEARCH(&quot;studio&quot;;[.A355])));48;&quot;&quot;)">
            <text:p/>
          </table:table-cell>
          <table:table-cell table:formula="of:=IF(ISNUMBER((SEARCH(&quot;ternel&quot;;[.A355])));95;&quot;&quot;)">
            <text:p/>
          </table:table-cell>
          <table:table-cell table:formula="of:=IF(ISNUMBER((SEARCH(&quot;eclipse&quot;;[.A355])));93;&quot;&quot;)">
            <text:p/>
          </table:table-cell>
          <table:table-cell table:formula="of:=IF(ISNUMBER((SEARCH(&quot;fruit&quot;;[.A355])));100;&quot;&quot;)">
            <text:p/>
          </table:table-cell>
          <table:table-cell table:formula="of:=IF(ISNUMBER((SEARCH(&quot;jubil&quot;;[.A355])));112;&quot;&quot;)">
            <text:p/>
          </table:table-cell>
          <table:table-cell table:formula="of:=IF(ISNUMBER((SEARCH(&quot;flow&quot;;[.A355])));98;&quot;&quot;)">
            <text:p/>
          </table:table-cell>
          <table:table-cell table:formula="of:=CONCATENATE([.G355];&quot;,&quot;;[.H355];&quot;,&quot;;[.I355];&quot;,&quot;;[.J355];&quot;,&quot;;[.K355];&quot;,&quot;;[.L355];&quot;,&quot;;[.M355];&quot;,&quot;;[.N355];&quot;,&quot;;[.O355];&quot;,&quot;;[.P355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diak Strzelec - srebrny naszyjnik </text:p>
          </table:table-cell>
          <table:table-cell table:formula="of:=[.B355]"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18Zodiak Strzelec - srebrny naszyjnik .jpg</text:p>
          </table:table-cell>
          <table:table-cell table:formula="of:=IF(ISNUMBER((SEARCH(&quot;diament&quot;;[.A356])));22;&quot;&quot;)">
            <text:p/>
          </table:table-cell>
          <table:table-cell table:formula="of:=[.H355]" office:value-type="float" office:value="13" calcext:value-type="float">
            <text:p>13</text:p>
          </table:table-cell>
          <table:table-cell table:formula="of:=IF(ISNUMBER((SEARCH(&quot;wiktoriańska&quot;;[.A356])));46;&quot;&quot;)">
            <text:p/>
          </table:table-cell>
          <table:table-cell table:formula="of:=IF(ISNUMBER((SEARCH(&quot;boho&quot;;[.A356])));47;&quot;&quot;)">
            <text:p/>
          </table:table-cell>
          <table:table-cell table:formula="of:=IF(ISNUMBER((SEARCH(&quot;studio&quot;;[.A356])));48;&quot;&quot;)">
            <text:p/>
          </table:table-cell>
          <table:table-cell table:formula="of:=IF(ISNUMBER((SEARCH(&quot;ternel&quot;;[.A356])));95;&quot;&quot;)">
            <text:p/>
          </table:table-cell>
          <table:table-cell table:formula="of:=IF(ISNUMBER((SEARCH(&quot;eclipse&quot;;[.A356])));93;&quot;&quot;)">
            <text:p/>
          </table:table-cell>
          <table:table-cell table:formula="of:=IF(ISNUMBER((SEARCH(&quot;fruit&quot;;[.A356])));100;&quot;&quot;)">
            <text:p/>
          </table:table-cell>
          <table:table-cell table:formula="of:=IF(ISNUMBER((SEARCH(&quot;jubil&quot;;[.A356])));112;&quot;&quot;)">
            <text:p/>
          </table:table-cell>
          <table:table-cell table:formula="of:=IF(ISNUMBER((SEARCH(&quot;flow&quot;;[.A356])));98;&quot;&quot;)">
            <text:p/>
          </table:table-cell>
          <table:table-cell table:formula="of:=CONCATENATE([.G356];&quot;,&quot;;[.H356];&quot;,&quot;;[.I356];&quot;,&quot;;[.J356];&quot;,&quot;;[.K356];&quot;,&quot;;[.L356];&quot;,&quot;;[.M356];&quot;,&quot;;[.N356];&quot;,&quot;;[.O356];&quot;,&quot;;[.P356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mic – złoty naszyjnik</text:p>
          </table:table-cell>
          <table:table-cell table:formula="of:=[.B356]"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19Cosmic – złoty naszyjnik.jpg</text:p>
          </table:table-cell>
          <table:table-cell table:formula="of:=IF(ISNUMBER((SEARCH(&quot;diament&quot;;[.A357])));22;&quot;&quot;)">
            <text:p/>
          </table:table-cell>
          <table:table-cell table:formula="of:=[.H356]" office:value-type="float" office:value="13" calcext:value-type="float">
            <text:p>13</text:p>
          </table:table-cell>
          <table:table-cell table:formula="of:=IF(ISNUMBER((SEARCH(&quot;wiktoriańska&quot;;[.A357])));46;&quot;&quot;)">
            <text:p/>
          </table:table-cell>
          <table:table-cell table:formula="of:=IF(ISNUMBER((SEARCH(&quot;boho&quot;;[.A357])));47;&quot;&quot;)">
            <text:p/>
          </table:table-cell>
          <table:table-cell table:formula="of:=IF(ISNUMBER((SEARCH(&quot;studio&quot;;[.A357])));48;&quot;&quot;)">
            <text:p/>
          </table:table-cell>
          <table:table-cell table:formula="of:=IF(ISNUMBER((SEARCH(&quot;ternel&quot;;[.A357])));95;&quot;&quot;)">
            <text:p/>
          </table:table-cell>
          <table:table-cell table:formula="of:=IF(ISNUMBER((SEARCH(&quot;eclipse&quot;;[.A357])));93;&quot;&quot;)">
            <text:p/>
          </table:table-cell>
          <table:table-cell table:formula="of:=IF(ISNUMBER((SEARCH(&quot;fruit&quot;;[.A357])));100;&quot;&quot;)">
            <text:p/>
          </table:table-cell>
          <table:table-cell table:formula="of:=IF(ISNUMBER((SEARCH(&quot;jubil&quot;;[.A357])));112;&quot;&quot;)">
            <text:p/>
          </table:table-cell>
          <table:table-cell table:formula="of:=IF(ISNUMBER((SEARCH(&quot;flow&quot;;[.A357])));98;&quot;&quot;)">
            <text:p/>
          </table:table-cell>
          <table:table-cell table:formula="of:=CONCATENATE([.G357];&quot;,&quot;;[.H357];&quot;,&quot;;[.I357];&quot;,&quot;;[.J357];&quot;,&quot;;[.K357];&quot;,&quot;;[.L357];&quot;,&quot;;[.M357];&quot;,&quot;;[.N357];&quot;,&quot;;[.O357];&quot;,&quot;;[.P357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mic – złoty naszyjnik</text:p>
          </table:table-cell>
          <table:table-cell table:formula="of:=[.B357]"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20Cosmic – złoty naszyjnik.jpg</text:p>
          </table:table-cell>
          <table:table-cell table:formula="of:=IF(ISNUMBER((SEARCH(&quot;diament&quot;;[.A358])));22;&quot;&quot;)">
            <text:p/>
          </table:table-cell>
          <table:table-cell table:formula="of:=[.H357]" office:value-type="float" office:value="13" calcext:value-type="float">
            <text:p>13</text:p>
          </table:table-cell>
          <table:table-cell table:formula="of:=IF(ISNUMBER((SEARCH(&quot;wiktoriańska&quot;;[.A358])));46;&quot;&quot;)">
            <text:p/>
          </table:table-cell>
          <table:table-cell table:formula="of:=IF(ISNUMBER((SEARCH(&quot;boho&quot;;[.A358])));47;&quot;&quot;)">
            <text:p/>
          </table:table-cell>
          <table:table-cell table:formula="of:=IF(ISNUMBER((SEARCH(&quot;studio&quot;;[.A358])));48;&quot;&quot;)">
            <text:p/>
          </table:table-cell>
          <table:table-cell table:formula="of:=IF(ISNUMBER((SEARCH(&quot;ternel&quot;;[.A358])));95;&quot;&quot;)">
            <text:p/>
          </table:table-cell>
          <table:table-cell table:formula="of:=IF(ISNUMBER((SEARCH(&quot;eclipse&quot;;[.A358])));93;&quot;&quot;)">
            <text:p/>
          </table:table-cell>
          <table:table-cell table:formula="of:=IF(ISNUMBER((SEARCH(&quot;fruit&quot;;[.A358])));100;&quot;&quot;)">
            <text:p/>
          </table:table-cell>
          <table:table-cell table:formula="of:=IF(ISNUMBER((SEARCH(&quot;jubil&quot;;[.A358])));112;&quot;&quot;)">
            <text:p/>
          </table:table-cell>
          <table:table-cell table:formula="of:=IF(ISNUMBER((SEARCH(&quot;flow&quot;;[.A358])));98;&quot;&quot;)">
            <text:p/>
          </table:table-cell>
          <table:table-cell table:formula="of:=CONCATENATE([.G358];&quot;,&quot;;[.H358];&quot;,&quot;;[.I358];&quot;,&quot;;[.J358];&quot;,&quot;;[.K358];&quot;,&quot;;[.L358];&quot;,&quot;;[.M358];&quot;,&quot;;[.N358];&quot;,&quot;;[.O358];&quot;,&quot;;[.P358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mic – złoty naszyjnik</text:p>
          </table:table-cell>
          <table:table-cell table:formula="of:=[.B358]"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21Cosmic – złoty naszyjnik.jpg</text:p>
          </table:table-cell>
          <table:table-cell table:formula="of:=IF(ISNUMBER((SEARCH(&quot;diament&quot;;[.A359])));22;&quot;&quot;)">
            <text:p/>
          </table:table-cell>
          <table:table-cell table:formula="of:=[.H358]" office:value-type="float" office:value="13" calcext:value-type="float">
            <text:p>13</text:p>
          </table:table-cell>
          <table:table-cell table:formula="of:=IF(ISNUMBER((SEARCH(&quot;wiktoriańska&quot;;[.A359])));46;&quot;&quot;)">
            <text:p/>
          </table:table-cell>
          <table:table-cell table:formula="of:=IF(ISNUMBER((SEARCH(&quot;boho&quot;;[.A359])));47;&quot;&quot;)">
            <text:p/>
          </table:table-cell>
          <table:table-cell table:formula="of:=IF(ISNUMBER((SEARCH(&quot;studio&quot;;[.A359])));48;&quot;&quot;)">
            <text:p/>
          </table:table-cell>
          <table:table-cell table:formula="of:=IF(ISNUMBER((SEARCH(&quot;ternel&quot;;[.A359])));95;&quot;&quot;)">
            <text:p/>
          </table:table-cell>
          <table:table-cell table:formula="of:=IF(ISNUMBER((SEARCH(&quot;eclipse&quot;;[.A359])));93;&quot;&quot;)">
            <text:p/>
          </table:table-cell>
          <table:table-cell table:formula="of:=IF(ISNUMBER((SEARCH(&quot;fruit&quot;;[.A359])));100;&quot;&quot;)">
            <text:p/>
          </table:table-cell>
          <table:table-cell table:formula="of:=IF(ISNUMBER((SEARCH(&quot;jubil&quot;;[.A359])));112;&quot;&quot;)">
            <text:p/>
          </table:table-cell>
          <table:table-cell table:formula="of:=IF(ISNUMBER((SEARCH(&quot;flow&quot;;[.A359])));98;&quot;&quot;)">
            <text:p/>
          </table:table-cell>
          <table:table-cell table:formula="of:=CONCATENATE([.G359];&quot;,&quot;;[.H359];&quot;,&quot;;[.I359];&quot;,&quot;;[.J359];&quot;,&quot;;[.K359];&quot;,&quot;;[.L359];&quot;,&quot;;[.M359];&quot;,&quot;;[.N359];&quot;,&quot;;[.O359];&quot;,&quot;;[.P359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mic – złoty naszyjnik</text:p>
          </table:table-cell>
          <table:table-cell table:formula="of:=[.B359]"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22Cosmic – złoty naszyjnik.jpg</text:p>
          </table:table-cell>
          <table:table-cell table:formula="of:=IF(ISNUMBER((SEARCH(&quot;diament&quot;;[.A360])));22;&quot;&quot;)">
            <text:p/>
          </table:table-cell>
          <table:table-cell table:formula="of:=[.H359]" office:value-type="float" office:value="13" calcext:value-type="float">
            <text:p>13</text:p>
          </table:table-cell>
          <table:table-cell table:formula="of:=IF(ISNUMBER((SEARCH(&quot;wiktoriańska&quot;;[.A360])));46;&quot;&quot;)">
            <text:p/>
          </table:table-cell>
          <table:table-cell table:formula="of:=IF(ISNUMBER((SEARCH(&quot;boho&quot;;[.A360])));47;&quot;&quot;)">
            <text:p/>
          </table:table-cell>
          <table:table-cell table:formula="of:=IF(ISNUMBER((SEARCH(&quot;studio&quot;;[.A360])));48;&quot;&quot;)">
            <text:p/>
          </table:table-cell>
          <table:table-cell table:formula="of:=IF(ISNUMBER((SEARCH(&quot;ternel&quot;;[.A360])));95;&quot;&quot;)">
            <text:p/>
          </table:table-cell>
          <table:table-cell table:formula="of:=IF(ISNUMBER((SEARCH(&quot;eclipse&quot;;[.A360])));93;&quot;&quot;)">
            <text:p/>
          </table:table-cell>
          <table:table-cell table:formula="of:=IF(ISNUMBER((SEARCH(&quot;fruit&quot;;[.A360])));100;&quot;&quot;)">
            <text:p/>
          </table:table-cell>
          <table:table-cell table:formula="of:=IF(ISNUMBER((SEARCH(&quot;jubil&quot;;[.A360])));112;&quot;&quot;)">
            <text:p/>
          </table:table-cell>
          <table:table-cell table:formula="of:=IF(ISNUMBER((SEARCH(&quot;flow&quot;;[.A360])));98;&quot;&quot;)">
            <text:p/>
          </table:table-cell>
          <table:table-cell table:formula="of:=CONCATENATE([.G360];&quot;,&quot;;[.H360];&quot;,&quot;;[.I360];&quot;,&quot;;[.J360];&quot;,&quot;;[.K360];&quot;,&quot;;[.L360];&quot;,&quot;;[.M360];&quot;,&quot;;[.N360];&quot;,&quot;;[.O360];&quot;,&quot;;[.P360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naszyjnik z London Blue topazami</text:p>
          </table:table-cell>
          <table:table-cell table:formula="of:=[.B360]"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23Kolekcja Wiktoriańska - naszyjnik z London Blue topazami.jpg</text:p>
          </table:table-cell>
          <table:table-cell table:formula="of:=IF(ISNUMBER((SEARCH(&quot;diament&quot;;[.A361])));22;&quot;&quot;)">
            <text:p/>
          </table:table-cell>
          <table:table-cell table:formula="of:=[.H360]" office:value-type="float" office:value="13" calcext:value-type="float">
            <text:p>13</text:p>
          </table:table-cell>
          <table:table-cell table:formula="of:=IF(ISNUMBER((SEARCH(&quot;wiktoriańska&quot;;[.A361])));46;&quot;&quot;)" office:value-type="float" office:value="46" calcext:value-type="float">
            <text:p>46</text:p>
          </table:table-cell>
          <table:table-cell table:formula="of:=IF(ISNUMBER((SEARCH(&quot;boho&quot;;[.A361])));47;&quot;&quot;)">
            <text:p/>
          </table:table-cell>
          <table:table-cell table:formula="of:=IF(ISNUMBER((SEARCH(&quot;studio&quot;;[.A361])));48;&quot;&quot;)">
            <text:p/>
          </table:table-cell>
          <table:table-cell table:formula="of:=IF(ISNUMBER((SEARCH(&quot;ternel&quot;;[.A361])));95;&quot;&quot;)">
            <text:p/>
          </table:table-cell>
          <table:table-cell table:formula="of:=IF(ISNUMBER((SEARCH(&quot;eclipse&quot;;[.A361])));93;&quot;&quot;)">
            <text:p/>
          </table:table-cell>
          <table:table-cell table:formula="of:=IF(ISNUMBER((SEARCH(&quot;fruit&quot;;[.A361])));100;&quot;&quot;)">
            <text:p/>
          </table:table-cell>
          <table:table-cell table:formula="of:=IF(ISNUMBER((SEARCH(&quot;jubil&quot;;[.A361])));112;&quot;&quot;)">
            <text:p/>
          </table:table-cell>
          <table:table-cell table:formula="of:=IF(ISNUMBER((SEARCH(&quot;flow&quot;;[.A361])));98;&quot;&quot;)">
            <text:p/>
          </table:table-cell>
          <table:table-cell table:formula="of:=CONCATENATE([.G361];&quot;,&quot;;[.H361];&quot;,&quot;;[.I361];&quot;,&quot;;[.J361];&quot;,&quot;;[.K361];&quot;,&quot;;[.L361];&quot;,&quot;;[.M361];&quot;,&quot;;[.N361];&quot;,&quot;;[.O361];&quot;,&quot;;[.P361])" office:value-type="string" office:string-value=",13,46,,,,,,," calcext:value-type="string">
            <text:p>,13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naszyjnik z perłami i szafirami</text:p>
          </table:table-cell>
          <table:table-cell table:formula="of:=[.B361]"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24Kolekcja Wiktoriańska - naszyjnik z perłami i szafirami.jpg</text:p>
          </table:table-cell>
          <table:table-cell table:formula="of:=IF(ISNUMBER((SEARCH(&quot;diament&quot;;[.A362])));22;&quot;&quot;)">
            <text:p/>
          </table:table-cell>
          <table:table-cell table:formula="of:=[.H361]" office:value-type="float" office:value="13" calcext:value-type="float">
            <text:p>13</text:p>
          </table:table-cell>
          <table:table-cell table:formula="of:=IF(ISNUMBER((SEARCH(&quot;wiktoriańska&quot;;[.A362])));46;&quot;&quot;)" office:value-type="float" office:value="46" calcext:value-type="float">
            <text:p>46</text:p>
          </table:table-cell>
          <table:table-cell table:formula="of:=IF(ISNUMBER((SEARCH(&quot;boho&quot;;[.A362])));47;&quot;&quot;)">
            <text:p/>
          </table:table-cell>
          <table:table-cell table:formula="of:=IF(ISNUMBER((SEARCH(&quot;studio&quot;;[.A362])));48;&quot;&quot;)">
            <text:p/>
          </table:table-cell>
          <table:table-cell table:formula="of:=IF(ISNUMBER((SEARCH(&quot;ternel&quot;;[.A362])));95;&quot;&quot;)">
            <text:p/>
          </table:table-cell>
          <table:table-cell table:formula="of:=IF(ISNUMBER((SEARCH(&quot;eclipse&quot;;[.A362])));93;&quot;&quot;)">
            <text:p/>
          </table:table-cell>
          <table:table-cell table:formula="of:=IF(ISNUMBER((SEARCH(&quot;fruit&quot;;[.A362])));100;&quot;&quot;)">
            <text:p/>
          </table:table-cell>
          <table:table-cell table:formula="of:=IF(ISNUMBER((SEARCH(&quot;jubil&quot;;[.A362])));112;&quot;&quot;)">
            <text:p/>
          </table:table-cell>
          <table:table-cell table:formula="of:=IF(ISNUMBER((SEARCH(&quot;flow&quot;;[.A362])));98;&quot;&quot;)">
            <text:p/>
          </table:table-cell>
          <table:table-cell table:formula="of:=CONCATENATE([.G362];&quot;,&quot;;[.H362];&quot;,&quot;;[.I362];&quot;,&quot;;[.J362];&quot;,&quot;;[.K362];&quot;,&quot;;[.L362];&quot;,&quot;;[.M362];&quot;,&quot;;[.N362];&quot;,&quot;;[.O362];&quot;,&quot;;[.P362])" office:value-type="string" office:string-value=",13,46,,,,,,," calcext:value-type="string">
            <text:p>,13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naszyjnik z diamentami i szafirami</text:p>
          </table:table-cell>
          <table:table-cell table:formula="of:=[.B362]"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25Kolekcja Wiktoriańska -naszyjnik z diamentami i szafirami.jpg</text:p>
          </table:table-cell>
          <table:table-cell table:formula="of:=IF(ISNUMBER((SEARCH(&quot;diament&quot;;[.A363])));22;&quot;&quot;)" office:value-type="float" office:value="22" calcext:value-type="float">
            <text:p>22</text:p>
          </table:table-cell>
          <table:table-cell table:formula="of:=[.H362]" office:value-type="float" office:value="13" calcext:value-type="float">
            <text:p>13</text:p>
          </table:table-cell>
          <table:table-cell table:formula="of:=IF(ISNUMBER((SEARCH(&quot;wiktoriańska&quot;;[.A363])));46;&quot;&quot;)" office:value-type="float" office:value="46" calcext:value-type="float">
            <text:p>46</text:p>
          </table:table-cell>
          <table:table-cell table:formula="of:=IF(ISNUMBER((SEARCH(&quot;boho&quot;;[.A363])));47;&quot;&quot;)">
            <text:p/>
          </table:table-cell>
          <table:table-cell table:formula="of:=IF(ISNUMBER((SEARCH(&quot;studio&quot;;[.A363])));48;&quot;&quot;)">
            <text:p/>
          </table:table-cell>
          <table:table-cell table:formula="of:=IF(ISNUMBER((SEARCH(&quot;ternel&quot;;[.A363])));95;&quot;&quot;)">
            <text:p/>
          </table:table-cell>
          <table:table-cell table:formula="of:=IF(ISNUMBER((SEARCH(&quot;eclipse&quot;;[.A363])));93;&quot;&quot;)">
            <text:p/>
          </table:table-cell>
          <table:table-cell table:formula="of:=IF(ISNUMBER((SEARCH(&quot;fruit&quot;;[.A363])));100;&quot;&quot;)">
            <text:p/>
          </table:table-cell>
          <table:table-cell table:formula="of:=IF(ISNUMBER((SEARCH(&quot;jubil&quot;;[.A363])));112;&quot;&quot;)">
            <text:p/>
          </table:table-cell>
          <table:table-cell table:formula="of:=IF(ISNUMBER((SEARCH(&quot;flow&quot;;[.A363])));98;&quot;&quot;)">
            <text:p/>
          </table:table-cell>
          <table:table-cell table:formula="of:=CONCATENATE([.G363];&quot;,&quot;;[.H363];&quot;,&quot;;[.I363];&quot;,&quot;;[.J363];&quot;,&quot;;[.K363];&quot;,&quot;;[.L363];&quot;,&quot;;[.M363];&quot;,&quot;;[.N363];&quot;,&quot;;[.O363];&quot;,&quot;;[.P363])" office:value-type="string" office:string-value="22,13,46,,,,,,," calcext:value-type="string">
            <text:p>22,13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naszyjnik z diamentami i rubinami</text:p>
          </table:table-cell>
          <table:table-cell table:formula="of:=[.B363]"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26Kolekcja Wiktoriańska -naszyjnik z diamentami i rubinami.jpg</text:p>
          </table:table-cell>
          <table:table-cell table:formula="of:=IF(ISNUMBER((SEARCH(&quot;diament&quot;;[.A364])));22;&quot;&quot;)" office:value-type="float" office:value="22" calcext:value-type="float">
            <text:p>22</text:p>
          </table:table-cell>
          <table:table-cell table:formula="of:=[.H363]" office:value-type="float" office:value="13" calcext:value-type="float">
            <text:p>13</text:p>
          </table:table-cell>
          <table:table-cell table:formula="of:=IF(ISNUMBER((SEARCH(&quot;wiktoriańska&quot;;[.A364])));46;&quot;&quot;)" office:value-type="float" office:value="46" calcext:value-type="float">
            <text:p>46</text:p>
          </table:table-cell>
          <table:table-cell table:formula="of:=IF(ISNUMBER((SEARCH(&quot;boho&quot;;[.A364])));47;&quot;&quot;)">
            <text:p/>
          </table:table-cell>
          <table:table-cell table:formula="of:=IF(ISNUMBER((SEARCH(&quot;studio&quot;;[.A364])));48;&quot;&quot;)">
            <text:p/>
          </table:table-cell>
          <table:table-cell table:formula="of:=IF(ISNUMBER((SEARCH(&quot;ternel&quot;;[.A364])));95;&quot;&quot;)">
            <text:p/>
          </table:table-cell>
          <table:table-cell table:formula="of:=IF(ISNUMBER((SEARCH(&quot;eclipse&quot;;[.A364])));93;&quot;&quot;)">
            <text:p/>
          </table:table-cell>
          <table:table-cell table:formula="of:=IF(ISNUMBER((SEARCH(&quot;fruit&quot;;[.A364])));100;&quot;&quot;)">
            <text:p/>
          </table:table-cell>
          <table:table-cell table:formula="of:=IF(ISNUMBER((SEARCH(&quot;jubil&quot;;[.A364])));112;&quot;&quot;)">
            <text:p/>
          </table:table-cell>
          <table:table-cell table:formula="of:=IF(ISNUMBER((SEARCH(&quot;flow&quot;;[.A364])));98;&quot;&quot;)">
            <text:p/>
          </table:table-cell>
          <table:table-cell table:formula="of:=CONCATENATE([.G364];&quot;,&quot;;[.H364];&quot;,&quot;;[.I364];&quot;,&quot;;[.J364];&quot;,&quot;;[.K364];&quot;,&quot;;[.L364];&quot;,&quot;;[.M364];&quot;,&quot;;[.N364];&quot;,&quot;;[.O364];&quot;,&quot;;[.P364])" office:value-type="string" office:string-value="22,13,46,,,,,,," calcext:value-type="string">
            <text:p>22,13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y naszyjnik z cyrkoniami</text:p>
          </table:table-cell>
          <table:table-cell table:formula="of:=[.B364]"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27Scarlett - srebrny naszyjnik z cyrkoniami.jpg</text:p>
          </table:table-cell>
          <table:table-cell table:formula="of:=IF(ISNUMBER((SEARCH(&quot;diament&quot;;[.A365])));22;&quot;&quot;)">
            <text:p/>
          </table:table-cell>
          <table:table-cell table:formula="of:=[.H364]" office:value-type="float" office:value="13" calcext:value-type="float">
            <text:p>13</text:p>
          </table:table-cell>
          <table:table-cell table:formula="of:=IF(ISNUMBER((SEARCH(&quot;wiktoriańska&quot;;[.A365])));46;&quot;&quot;)">
            <text:p/>
          </table:table-cell>
          <table:table-cell table:formula="of:=IF(ISNUMBER((SEARCH(&quot;boho&quot;;[.A365])));47;&quot;&quot;)">
            <text:p/>
          </table:table-cell>
          <table:table-cell table:formula="of:=IF(ISNUMBER((SEARCH(&quot;studio&quot;;[.A365])));48;&quot;&quot;)">
            <text:p/>
          </table:table-cell>
          <table:table-cell table:formula="of:=IF(ISNUMBER((SEARCH(&quot;ternel&quot;;[.A365])));95;&quot;&quot;)">
            <text:p/>
          </table:table-cell>
          <table:table-cell table:formula="of:=IF(ISNUMBER((SEARCH(&quot;eclipse&quot;;[.A365])));93;&quot;&quot;)">
            <text:p/>
          </table:table-cell>
          <table:table-cell table:formula="of:=IF(ISNUMBER((SEARCH(&quot;fruit&quot;;[.A365])));100;&quot;&quot;)">
            <text:p/>
          </table:table-cell>
          <table:table-cell table:formula="of:=IF(ISNUMBER((SEARCH(&quot;jubil&quot;;[.A365])));112;&quot;&quot;)">
            <text:p/>
          </table:table-cell>
          <table:table-cell table:formula="of:=IF(ISNUMBER((SEARCH(&quot;flow&quot;;[.A365])));98;&quot;&quot;)">
            <text:p/>
          </table:table-cell>
          <table:table-cell table:formula="of:=CONCATENATE([.G365];&quot;,&quot;;[.H365];&quot;,&quot;;[.I365];&quot;,&quot;;[.J365];&quot;,&quot;;[.K365];&quot;,&quot;;[.L365];&quot;,&quot;;[.M365];&quot;,&quot;;[.N365];&quot;,&quot;;[.O365];&quot;,&quot;;[.P365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y naszyjnik z cyrkoniami</text:p>
          </table:table-cell>
          <table:table-cell table:formula="of:=[.B365]"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28Scarlett - srebrny naszyjnik z cyrkoniami.jpg</text:p>
          </table:table-cell>
          <table:table-cell table:formula="of:=IF(ISNUMBER((SEARCH(&quot;diament&quot;;[.A366])));22;&quot;&quot;)">
            <text:p/>
          </table:table-cell>
          <table:table-cell table:formula="of:=[.H365]" office:value-type="float" office:value="13" calcext:value-type="float">
            <text:p>13</text:p>
          </table:table-cell>
          <table:table-cell table:formula="of:=IF(ISNUMBER((SEARCH(&quot;wiktoriańska&quot;;[.A366])));46;&quot;&quot;)">
            <text:p/>
          </table:table-cell>
          <table:table-cell table:formula="of:=IF(ISNUMBER((SEARCH(&quot;boho&quot;;[.A366])));47;&quot;&quot;)">
            <text:p/>
          </table:table-cell>
          <table:table-cell table:formula="of:=IF(ISNUMBER((SEARCH(&quot;studio&quot;;[.A366])));48;&quot;&quot;)">
            <text:p/>
          </table:table-cell>
          <table:table-cell table:formula="of:=IF(ISNUMBER((SEARCH(&quot;ternel&quot;;[.A366])));95;&quot;&quot;)">
            <text:p/>
          </table:table-cell>
          <table:table-cell table:formula="of:=IF(ISNUMBER((SEARCH(&quot;eclipse&quot;;[.A366])));93;&quot;&quot;)">
            <text:p/>
          </table:table-cell>
          <table:table-cell table:formula="of:=IF(ISNUMBER((SEARCH(&quot;fruit&quot;;[.A366])));100;&quot;&quot;)">
            <text:p/>
          </table:table-cell>
          <table:table-cell table:formula="of:=IF(ISNUMBER((SEARCH(&quot;jubil&quot;;[.A366])));112;&quot;&quot;)">
            <text:p/>
          </table:table-cell>
          <table:table-cell table:formula="of:=IF(ISNUMBER((SEARCH(&quot;flow&quot;;[.A366])));98;&quot;&quot;)">
            <text:p/>
          </table:table-cell>
          <table:table-cell table:formula="of:=CONCATENATE([.G366];&quot;,&quot;;[.H366];&quot;,&quot;;[.I366];&quot;,&quot;;[.J366];&quot;,&quot;;[.K366];&quot;,&quot;;[.L366];&quot;,&quot;;[.M366];&quot;,&quot;;[.N366];&quot;,&quot;;[.O366];&quot;,&quot;;[.P366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y naszyjnik z cyrkoniami</text:p>
          </table:table-cell>
          <table:table-cell table:formula="of:=[.B366]"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29Scarlett - srebrny naszyjnik z cyrkoniami.jpg</text:p>
          </table:table-cell>
          <table:table-cell table:formula="of:=IF(ISNUMBER((SEARCH(&quot;diament&quot;;[.A367])));22;&quot;&quot;)">
            <text:p/>
          </table:table-cell>
          <table:table-cell table:formula="of:=[.H366]" office:value-type="float" office:value="13" calcext:value-type="float">
            <text:p>13</text:p>
          </table:table-cell>
          <table:table-cell table:formula="of:=IF(ISNUMBER((SEARCH(&quot;wiktoriańska&quot;;[.A367])));46;&quot;&quot;)">
            <text:p/>
          </table:table-cell>
          <table:table-cell table:formula="of:=IF(ISNUMBER((SEARCH(&quot;boho&quot;;[.A367])));47;&quot;&quot;)">
            <text:p/>
          </table:table-cell>
          <table:table-cell table:formula="of:=IF(ISNUMBER((SEARCH(&quot;studio&quot;;[.A367])));48;&quot;&quot;)">
            <text:p/>
          </table:table-cell>
          <table:table-cell table:formula="of:=IF(ISNUMBER((SEARCH(&quot;ternel&quot;;[.A367])));95;&quot;&quot;)">
            <text:p/>
          </table:table-cell>
          <table:table-cell table:formula="of:=IF(ISNUMBER((SEARCH(&quot;eclipse&quot;;[.A367])));93;&quot;&quot;)">
            <text:p/>
          </table:table-cell>
          <table:table-cell table:formula="of:=IF(ISNUMBER((SEARCH(&quot;fruit&quot;;[.A367])));100;&quot;&quot;)">
            <text:p/>
          </table:table-cell>
          <table:table-cell table:formula="of:=IF(ISNUMBER((SEARCH(&quot;jubil&quot;;[.A367])));112;&quot;&quot;)">
            <text:p/>
          </table:table-cell>
          <table:table-cell table:formula="of:=IF(ISNUMBER((SEARCH(&quot;flow&quot;;[.A367])));98;&quot;&quot;)">
            <text:p/>
          </table:table-cell>
          <table:table-cell table:formula="of:=CONCATENATE([.G367];&quot;,&quot;;[.H367];&quot;,&quot;;[.I367];&quot;,&quot;;[.J367];&quot;,&quot;;[.K367];&quot;,&quot;;[.L367];&quot;,&quot;;[.M367];&quot;,&quot;;[.N367];&quot;,&quot;;[.O367];&quot;,&quot;;[.P367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– naszyjnik z pereł</text:p>
          </table:table-cell>
          <table:table-cell table:formula="of:=[.B367]"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30Namiko – naszyjnik z pereł.jpg</text:p>
          </table:table-cell>
          <table:table-cell table:formula="of:=IF(ISNUMBER((SEARCH(&quot;diament&quot;;[.A368])));22;&quot;&quot;)">
            <text:p/>
          </table:table-cell>
          <table:table-cell table:formula="of:=[.H367]" office:value-type="float" office:value="13" calcext:value-type="float">
            <text:p>13</text:p>
          </table:table-cell>
          <table:table-cell table:formula="of:=IF(ISNUMBER((SEARCH(&quot;wiktoriańska&quot;;[.A368])));46;&quot;&quot;)">
            <text:p/>
          </table:table-cell>
          <table:table-cell table:formula="of:=IF(ISNUMBER((SEARCH(&quot;boho&quot;;[.A368])));47;&quot;&quot;)">
            <text:p/>
          </table:table-cell>
          <table:table-cell table:formula="of:=IF(ISNUMBER((SEARCH(&quot;studio&quot;;[.A368])));48;&quot;&quot;)">
            <text:p/>
          </table:table-cell>
          <table:table-cell table:formula="of:=IF(ISNUMBER((SEARCH(&quot;ternel&quot;;[.A368])));95;&quot;&quot;)">
            <text:p/>
          </table:table-cell>
          <table:table-cell table:formula="of:=IF(ISNUMBER((SEARCH(&quot;eclipse&quot;;[.A368])));93;&quot;&quot;)">
            <text:p/>
          </table:table-cell>
          <table:table-cell table:formula="of:=IF(ISNUMBER((SEARCH(&quot;fruit&quot;;[.A368])));100;&quot;&quot;)">
            <text:p/>
          </table:table-cell>
          <table:table-cell table:formula="of:=IF(ISNUMBER((SEARCH(&quot;jubil&quot;;[.A368])));112;&quot;&quot;)">
            <text:p/>
          </table:table-cell>
          <table:table-cell table:formula="of:=IF(ISNUMBER((SEARCH(&quot;flow&quot;;[.A368])));98;&quot;&quot;)">
            <text:p/>
          </table:table-cell>
          <table:table-cell table:formula="of:=CONCATENATE([.G368];&quot;,&quot;;[.H368];&quot;,&quot;;[.I368];&quot;,&quot;;[.J368];&quot;,&quot;;[.K368];&quot;,&quot;;[.L368];&quot;,&quot;;[.M368];&quot;,&quot;;[.N368];&quot;,&quot;;[.O368];&quot;,&quot;;[.P368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naszyjnik z pereł</text:p>
          </table:table-cell>
          <table:table-cell table:formula="of:=[.B368]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31Namiko - naszyjnik z pereł.jpg</text:p>
          </table:table-cell>
          <table:table-cell table:formula="of:=IF(ISNUMBER((SEARCH(&quot;diament&quot;;[.A369])));22;&quot;&quot;)">
            <text:p/>
          </table:table-cell>
          <table:table-cell table:formula="of:=[.H368]" office:value-type="float" office:value="13" calcext:value-type="float">
            <text:p>13</text:p>
          </table:table-cell>
          <table:table-cell table:formula="of:=IF(ISNUMBER((SEARCH(&quot;wiktoriańska&quot;;[.A369])));46;&quot;&quot;)">
            <text:p/>
          </table:table-cell>
          <table:table-cell table:formula="of:=IF(ISNUMBER((SEARCH(&quot;boho&quot;;[.A369])));47;&quot;&quot;)">
            <text:p/>
          </table:table-cell>
          <table:table-cell table:formula="of:=IF(ISNUMBER((SEARCH(&quot;studio&quot;;[.A369])));48;&quot;&quot;)">
            <text:p/>
          </table:table-cell>
          <table:table-cell table:formula="of:=IF(ISNUMBER((SEARCH(&quot;ternel&quot;;[.A369])));95;&quot;&quot;)">
            <text:p/>
          </table:table-cell>
          <table:table-cell table:formula="of:=IF(ISNUMBER((SEARCH(&quot;eclipse&quot;;[.A369])));93;&quot;&quot;)">
            <text:p/>
          </table:table-cell>
          <table:table-cell table:formula="of:=IF(ISNUMBER((SEARCH(&quot;fruit&quot;;[.A369])));100;&quot;&quot;)">
            <text:p/>
          </table:table-cell>
          <table:table-cell table:formula="of:=IF(ISNUMBER((SEARCH(&quot;jubil&quot;;[.A369])));112;&quot;&quot;)">
            <text:p/>
          </table:table-cell>
          <table:table-cell table:formula="of:=IF(ISNUMBER((SEARCH(&quot;flow&quot;;[.A369])));98;&quot;&quot;)">
            <text:p/>
          </table:table-cell>
          <table:table-cell table:formula="of:=CONCATENATE([.G369];&quot;,&quot;;[.H369];&quot;,&quot;;[.I369];&quot;,&quot;;[.J369];&quot;,&quot;;[.K369];&quot;,&quot;;[.L369];&quot;,&quot;;[.M369];&quot;,&quot;;[.N369];&quot;,&quot;;[.O369];&quot;,&quot;;[.P369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naszyjnik z pereł</text:p>
          </table:table-cell>
          <table:table-cell table:formula="of:=[.B369]"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32Namiko - naszyjnik z pereł.jpg</text:p>
          </table:table-cell>
          <table:table-cell table:formula="of:=IF(ISNUMBER((SEARCH(&quot;diament&quot;;[.A370])));22;&quot;&quot;)">
            <text:p/>
          </table:table-cell>
          <table:table-cell table:formula="of:=[.H369]" office:value-type="float" office:value="13" calcext:value-type="float">
            <text:p>13</text:p>
          </table:table-cell>
          <table:table-cell table:formula="of:=IF(ISNUMBER((SEARCH(&quot;wiktoriańska&quot;;[.A370])));46;&quot;&quot;)">
            <text:p/>
          </table:table-cell>
          <table:table-cell table:formula="of:=IF(ISNUMBER((SEARCH(&quot;boho&quot;;[.A370])));47;&quot;&quot;)">
            <text:p/>
          </table:table-cell>
          <table:table-cell table:formula="of:=IF(ISNUMBER((SEARCH(&quot;studio&quot;;[.A370])));48;&quot;&quot;)">
            <text:p/>
          </table:table-cell>
          <table:table-cell table:formula="of:=IF(ISNUMBER((SEARCH(&quot;ternel&quot;;[.A370])));95;&quot;&quot;)">
            <text:p/>
          </table:table-cell>
          <table:table-cell table:formula="of:=IF(ISNUMBER((SEARCH(&quot;eclipse&quot;;[.A370])));93;&quot;&quot;)">
            <text:p/>
          </table:table-cell>
          <table:table-cell table:formula="of:=IF(ISNUMBER((SEARCH(&quot;fruit&quot;;[.A370])));100;&quot;&quot;)">
            <text:p/>
          </table:table-cell>
          <table:table-cell table:formula="of:=IF(ISNUMBER((SEARCH(&quot;jubil&quot;;[.A370])));112;&quot;&quot;)">
            <text:p/>
          </table:table-cell>
          <table:table-cell table:formula="of:=IF(ISNUMBER((SEARCH(&quot;flow&quot;;[.A370])));98;&quot;&quot;)">
            <text:p/>
          </table:table-cell>
          <table:table-cell table:formula="of:=CONCATENATE([.G370];&quot;,&quot;;[.H370];&quot;,&quot;;[.I370];&quot;,&quot;;[.J370];&quot;,&quot;;[.K370];&quot;,&quot;;[.L370];&quot;,&quot;;[.M370];&quot;,&quot;;[.N370];&quot;,&quot;;[.O370];&quot;,&quot;;[.P370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naszyjnik z pereł</text:p>
          </table:table-cell>
          <table:table-cell table:formula="of:=[.B370]"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33Namiko - naszyjnik z pereł.jpg</text:p>
          </table:table-cell>
          <table:table-cell table:formula="of:=IF(ISNUMBER((SEARCH(&quot;diament&quot;;[.A371])));22;&quot;&quot;)">
            <text:p/>
          </table:table-cell>
          <table:table-cell table:formula="of:=[.H370]" office:value-type="float" office:value="13" calcext:value-type="float">
            <text:p>13</text:p>
          </table:table-cell>
          <table:table-cell table:formula="of:=IF(ISNUMBER((SEARCH(&quot;wiktoriańska&quot;;[.A371])));46;&quot;&quot;)">
            <text:p/>
          </table:table-cell>
          <table:table-cell table:formula="of:=IF(ISNUMBER((SEARCH(&quot;boho&quot;;[.A371])));47;&quot;&quot;)">
            <text:p/>
          </table:table-cell>
          <table:table-cell table:formula="of:=IF(ISNUMBER((SEARCH(&quot;studio&quot;;[.A371])));48;&quot;&quot;)">
            <text:p/>
          </table:table-cell>
          <table:table-cell table:formula="of:=IF(ISNUMBER((SEARCH(&quot;ternel&quot;;[.A371])));95;&quot;&quot;)">
            <text:p/>
          </table:table-cell>
          <table:table-cell table:formula="of:=IF(ISNUMBER((SEARCH(&quot;eclipse&quot;;[.A371])));93;&quot;&quot;)">
            <text:p/>
          </table:table-cell>
          <table:table-cell table:formula="of:=IF(ISNUMBER((SEARCH(&quot;fruit&quot;;[.A371])));100;&quot;&quot;)">
            <text:p/>
          </table:table-cell>
          <table:table-cell table:formula="of:=IF(ISNUMBER((SEARCH(&quot;jubil&quot;;[.A371])));112;&quot;&quot;)">
            <text:p/>
          </table:table-cell>
          <table:table-cell table:formula="of:=IF(ISNUMBER((SEARCH(&quot;flow&quot;;[.A371])));98;&quot;&quot;)">
            <text:p/>
          </table:table-cell>
          <table:table-cell table:formula="of:=CONCATENATE([.G371];&quot;,&quot;;[.H371];&quot;,&quot;;[.I371];&quot;,&quot;;[.J371];&quot;,&quot;;[.K371];&quot;,&quot;;[.L371];&quot;,&quot;;[.M371];&quot;,&quot;;[.N371];&quot;,&quot;;[.O371];&quot;,&quot;;[.P371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 z markazytami</text:p>
          </table:table-cell>
          <table:table-cell table:formula="of:=[.B371]"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34Srebrny naszyjnik z markazytami.jpg</text:p>
          </table:table-cell>
          <table:table-cell table:formula="of:=IF(ISNUMBER((SEARCH(&quot;diament&quot;;[.A372])));22;&quot;&quot;)">
            <text:p/>
          </table:table-cell>
          <table:table-cell table:formula="of:=[.H371]" office:value-type="float" office:value="13" calcext:value-type="float">
            <text:p>13</text:p>
          </table:table-cell>
          <table:table-cell table:formula="of:=IF(ISNUMBER((SEARCH(&quot;wiktoriańska&quot;;[.A372])));46;&quot;&quot;)">
            <text:p/>
          </table:table-cell>
          <table:table-cell table:formula="of:=IF(ISNUMBER((SEARCH(&quot;boho&quot;;[.A372])));47;&quot;&quot;)">
            <text:p/>
          </table:table-cell>
          <table:table-cell table:formula="of:=IF(ISNUMBER((SEARCH(&quot;studio&quot;;[.A372])));48;&quot;&quot;)">
            <text:p/>
          </table:table-cell>
          <table:table-cell table:formula="of:=IF(ISNUMBER((SEARCH(&quot;ternel&quot;;[.A372])));95;&quot;&quot;)">
            <text:p/>
          </table:table-cell>
          <table:table-cell table:formula="of:=IF(ISNUMBER((SEARCH(&quot;eclipse&quot;;[.A372])));93;&quot;&quot;)">
            <text:p/>
          </table:table-cell>
          <table:table-cell table:formula="of:=IF(ISNUMBER((SEARCH(&quot;fruit&quot;;[.A372])));100;&quot;&quot;)">
            <text:p/>
          </table:table-cell>
          <table:table-cell table:formula="of:=IF(ISNUMBER((SEARCH(&quot;jubil&quot;;[.A372])));112;&quot;&quot;)">
            <text:p/>
          </table:table-cell>
          <table:table-cell table:formula="of:=IF(ISNUMBER((SEARCH(&quot;flow&quot;;[.A372])));98;&quot;&quot;)">
            <text:p/>
          </table:table-cell>
          <table:table-cell table:formula="of:=CONCATENATE([.G372];&quot;,&quot;;[.H372];&quot;,&quot;;[.I372];&quot;,&quot;;[.J372];&quot;,&quot;;[.K372];&quot;,&quot;;[.L372];&quot;,&quot;;[.M372];&quot;,&quot;;[.N372];&quot;,&quot;;[.O372];&quot;,&quot;;[.P372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 z markazytami</text:p>
          </table:table-cell>
          <table:table-cell table:formula="of:=[.B372]"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3895" calcext:value-type="float">
            <text:p>38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35Srebrny naszyjnik z markazytami.jpg</text:p>
          </table:table-cell>
          <table:table-cell table:formula="of:=IF(ISNUMBER((SEARCH(&quot;diament&quot;;[.A373])));22;&quot;&quot;)">
            <text:p/>
          </table:table-cell>
          <table:table-cell table:formula="of:=[.H372]" office:value-type="float" office:value="13" calcext:value-type="float">
            <text:p>13</text:p>
          </table:table-cell>
          <table:table-cell table:formula="of:=IF(ISNUMBER((SEARCH(&quot;wiktoriańska&quot;;[.A373])));46;&quot;&quot;)">
            <text:p/>
          </table:table-cell>
          <table:table-cell table:formula="of:=IF(ISNUMBER((SEARCH(&quot;boho&quot;;[.A373])));47;&quot;&quot;)">
            <text:p/>
          </table:table-cell>
          <table:table-cell table:formula="of:=IF(ISNUMBER((SEARCH(&quot;studio&quot;;[.A373])));48;&quot;&quot;)">
            <text:p/>
          </table:table-cell>
          <table:table-cell table:formula="of:=IF(ISNUMBER((SEARCH(&quot;ternel&quot;;[.A373])));95;&quot;&quot;)">
            <text:p/>
          </table:table-cell>
          <table:table-cell table:formula="of:=IF(ISNUMBER((SEARCH(&quot;eclipse&quot;;[.A373])));93;&quot;&quot;)">
            <text:p/>
          </table:table-cell>
          <table:table-cell table:formula="of:=IF(ISNUMBER((SEARCH(&quot;fruit&quot;;[.A373])));100;&quot;&quot;)">
            <text:p/>
          </table:table-cell>
          <table:table-cell table:formula="of:=IF(ISNUMBER((SEARCH(&quot;jubil&quot;;[.A373])));112;&quot;&quot;)">
            <text:p/>
          </table:table-cell>
          <table:table-cell table:formula="of:=IF(ISNUMBER((SEARCH(&quot;flow&quot;;[.A373])));98;&quot;&quot;)">
            <text:p/>
          </table:table-cell>
          <table:table-cell table:formula="of:=CONCATENATE([.G373];&quot;,&quot;;[.H373];&quot;,&quot;;[.I373];&quot;,&quot;;[.J373];&quot;,&quot;;[.K373];&quot;,&quot;;[.L373];&quot;,&quot;;[.M373];&quot;,&quot;;[.N373];&quot;,&quot;;[.O373];&quot;,&quot;;[.P373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 z markazytami</text:p>
          </table:table-cell>
          <table:table-cell table:formula="of:=[.B373]"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5295" calcext:value-type="float">
            <text:p>52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36Srebrny naszyjnik z markazytami.jpg</text:p>
          </table:table-cell>
          <table:table-cell table:formula="of:=IF(ISNUMBER((SEARCH(&quot;diament&quot;;[.A374])));22;&quot;&quot;)">
            <text:p/>
          </table:table-cell>
          <table:table-cell table:formula="of:=[.H373]" office:value-type="float" office:value="13" calcext:value-type="float">
            <text:p>13</text:p>
          </table:table-cell>
          <table:table-cell table:formula="of:=IF(ISNUMBER((SEARCH(&quot;wiktoriańska&quot;;[.A374])));46;&quot;&quot;)">
            <text:p/>
          </table:table-cell>
          <table:table-cell table:formula="of:=IF(ISNUMBER((SEARCH(&quot;boho&quot;;[.A374])));47;&quot;&quot;)">
            <text:p/>
          </table:table-cell>
          <table:table-cell table:formula="of:=IF(ISNUMBER((SEARCH(&quot;studio&quot;;[.A374])));48;&quot;&quot;)">
            <text:p/>
          </table:table-cell>
          <table:table-cell table:formula="of:=IF(ISNUMBER((SEARCH(&quot;ternel&quot;;[.A374])));95;&quot;&quot;)">
            <text:p/>
          </table:table-cell>
          <table:table-cell table:formula="of:=IF(ISNUMBER((SEARCH(&quot;eclipse&quot;;[.A374])));93;&quot;&quot;)">
            <text:p/>
          </table:table-cell>
          <table:table-cell table:formula="of:=IF(ISNUMBER((SEARCH(&quot;fruit&quot;;[.A374])));100;&quot;&quot;)">
            <text:p/>
          </table:table-cell>
          <table:table-cell table:formula="of:=IF(ISNUMBER((SEARCH(&quot;jubil&quot;;[.A374])));112;&quot;&quot;)">
            <text:p/>
          </table:table-cell>
          <table:table-cell table:formula="of:=IF(ISNUMBER((SEARCH(&quot;flow&quot;;[.A374])));98;&quot;&quot;)">
            <text:p/>
          </table:table-cell>
          <table:table-cell table:formula="of:=CONCATENATE([.G374];&quot;,&quot;;[.H374];&quot;,&quot;;[.I374];&quot;,&quot;;[.J374];&quot;,&quot;;[.K374];&quot;,&quot;;[.L374];&quot;,&quot;;[.M374];&quot;,&quot;;[.N374];&quot;,&quot;;[.O374];&quot;,&quot;;[.P374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 z markazytami</text:p>
          </table:table-cell>
          <table:table-cell table:formula="of:=[.B374]"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5995" calcext:value-type="float">
            <text:p>59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37Srebrny naszyjnik z markazytami.jpg</text:p>
          </table:table-cell>
          <table:table-cell table:formula="of:=IF(ISNUMBER((SEARCH(&quot;diament&quot;;[.A375])));22;&quot;&quot;)">
            <text:p/>
          </table:table-cell>
          <table:table-cell table:formula="of:=[.H374]" office:value-type="float" office:value="13" calcext:value-type="float">
            <text:p>13</text:p>
          </table:table-cell>
          <table:table-cell table:formula="of:=IF(ISNUMBER((SEARCH(&quot;wiktoriańska&quot;;[.A375])));46;&quot;&quot;)">
            <text:p/>
          </table:table-cell>
          <table:table-cell table:formula="of:=IF(ISNUMBER((SEARCH(&quot;boho&quot;;[.A375])));47;&quot;&quot;)">
            <text:p/>
          </table:table-cell>
          <table:table-cell table:formula="of:=IF(ISNUMBER((SEARCH(&quot;studio&quot;;[.A375])));48;&quot;&quot;)">
            <text:p/>
          </table:table-cell>
          <table:table-cell table:formula="of:=IF(ISNUMBER((SEARCH(&quot;ternel&quot;;[.A375])));95;&quot;&quot;)">
            <text:p/>
          </table:table-cell>
          <table:table-cell table:formula="of:=IF(ISNUMBER((SEARCH(&quot;eclipse&quot;;[.A375])));93;&quot;&quot;)">
            <text:p/>
          </table:table-cell>
          <table:table-cell table:formula="of:=IF(ISNUMBER((SEARCH(&quot;fruit&quot;;[.A375])));100;&quot;&quot;)">
            <text:p/>
          </table:table-cell>
          <table:table-cell table:formula="of:=IF(ISNUMBER((SEARCH(&quot;jubil&quot;;[.A375])));112;&quot;&quot;)">
            <text:p/>
          </table:table-cell>
          <table:table-cell table:formula="of:=IF(ISNUMBER((SEARCH(&quot;flow&quot;;[.A375])));98;&quot;&quot;)">
            <text:p/>
          </table:table-cell>
          <table:table-cell table:formula="of:=CONCATENATE([.G375];&quot;,&quot;;[.H375];&quot;,&quot;;[.I375];&quot;,&quot;;[.J375];&quot;,&quot;;[.K375];&quot;,&quot;;[.L375];&quot;,&quot;;[.M375];&quot;,&quot;;[.N375];&quot;,&quot;;[.O375];&quot;,&quot;;[.P375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 Romance - złoty naszyjnik</text:p>
          </table:table-cell>
          <table:table-cell table:formula="of:=[.B375]"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5995" calcext:value-type="float">
            <text:p>59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38True Romance - złoty naszyjnik.jpg</text:p>
          </table:table-cell>
          <table:table-cell table:formula="of:=IF(ISNUMBER((SEARCH(&quot;diament&quot;;[.A376])));22;&quot;&quot;)">
            <text:p/>
          </table:table-cell>
          <table:table-cell table:formula="of:=[.H375]" office:value-type="float" office:value="13" calcext:value-type="float">
            <text:p>13</text:p>
          </table:table-cell>
          <table:table-cell table:formula="of:=IF(ISNUMBER((SEARCH(&quot;wiktoriańska&quot;;[.A376])));46;&quot;&quot;)">
            <text:p/>
          </table:table-cell>
          <table:table-cell table:formula="of:=IF(ISNUMBER((SEARCH(&quot;boho&quot;;[.A376])));47;&quot;&quot;)">
            <text:p/>
          </table:table-cell>
          <table:table-cell table:formula="of:=IF(ISNUMBER((SEARCH(&quot;studio&quot;;[.A376])));48;&quot;&quot;)">
            <text:p/>
          </table:table-cell>
          <table:table-cell table:formula="of:=IF(ISNUMBER((SEARCH(&quot;ternel&quot;;[.A376])));95;&quot;&quot;)">
            <text:p/>
          </table:table-cell>
          <table:table-cell table:formula="of:=IF(ISNUMBER((SEARCH(&quot;eclipse&quot;;[.A376])));93;&quot;&quot;)">
            <text:p/>
          </table:table-cell>
          <table:table-cell table:formula="of:=IF(ISNUMBER((SEARCH(&quot;fruit&quot;;[.A376])));100;&quot;&quot;)">
            <text:p/>
          </table:table-cell>
          <table:table-cell table:formula="of:=IF(ISNUMBER((SEARCH(&quot;jubil&quot;;[.A376])));112;&quot;&quot;)">
            <text:p/>
          </table:table-cell>
          <table:table-cell table:formula="of:=IF(ISNUMBER((SEARCH(&quot;flow&quot;;[.A376])));98;&quot;&quot;)">
            <text:p/>
          </table:table-cell>
          <table:table-cell table:formula="of:=CONCATENATE([.G376];&quot;,&quot;;[.H376];&quot;,&quot;;[.I376];&quot;,&quot;;[.J376];&quot;,&quot;;[.K376];&quot;,&quot;;[.L376];&quot;,&quot;;[.M376];&quot;,&quot;;[.N376];&quot;,&quot;;[.O376];&quot;,&quot;;[.P376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 Romance - srebrny naszyjnik</text:p>
          </table:table-cell>
          <table:table-cell table:formula="of:=[.B376]"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39True Romance - srebrny naszyjnik.jpg</text:p>
          </table:table-cell>
          <table:table-cell table:formula="of:=IF(ISNUMBER((SEARCH(&quot;diament&quot;;[.A377])));22;&quot;&quot;)">
            <text:p/>
          </table:table-cell>
          <table:table-cell table:formula="of:=[.H376]" office:value-type="float" office:value="13" calcext:value-type="float">
            <text:p>13</text:p>
          </table:table-cell>
          <table:table-cell table:formula="of:=IF(ISNUMBER((SEARCH(&quot;wiktoriańska&quot;;[.A377])));46;&quot;&quot;)">
            <text:p/>
          </table:table-cell>
          <table:table-cell table:formula="of:=IF(ISNUMBER((SEARCH(&quot;boho&quot;;[.A377])));47;&quot;&quot;)">
            <text:p/>
          </table:table-cell>
          <table:table-cell table:formula="of:=IF(ISNUMBER((SEARCH(&quot;studio&quot;;[.A377])));48;&quot;&quot;)">
            <text:p/>
          </table:table-cell>
          <table:table-cell table:formula="of:=IF(ISNUMBER((SEARCH(&quot;ternel&quot;;[.A377])));95;&quot;&quot;)">
            <text:p/>
          </table:table-cell>
          <table:table-cell table:formula="of:=IF(ISNUMBER((SEARCH(&quot;eclipse&quot;;[.A377])));93;&quot;&quot;)">
            <text:p/>
          </table:table-cell>
          <table:table-cell table:formula="of:=IF(ISNUMBER((SEARCH(&quot;fruit&quot;;[.A377])));100;&quot;&quot;)">
            <text:p/>
          </table:table-cell>
          <table:table-cell table:formula="of:=IF(ISNUMBER((SEARCH(&quot;jubil&quot;;[.A377])));112;&quot;&quot;)">
            <text:p/>
          </table:table-cell>
          <table:table-cell table:formula="of:=IF(ISNUMBER((SEARCH(&quot;flow&quot;;[.A377])));98;&quot;&quot;)">
            <text:p/>
          </table:table-cell>
          <table:table-cell table:formula="of:=CONCATENATE([.G377];&quot;,&quot;;[.H377];&quot;,&quot;;[.I377];&quot;,&quot;;[.J377];&quot;,&quot;;[.K377];&quot;,&quot;;[.L377];&quot;,&quot;;[.M377];&quot;,&quot;;[.N377];&quot;,&quot;;[.O377];&quot;,&quot;;[.P377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 Romance - Złoty Naszyjnik</text:p>
          </table:table-cell>
          <table:table-cell table:formula="of:=[.B377]"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40True Romance - Złoty Naszyjnik.jpg</text:p>
          </table:table-cell>
          <table:table-cell table:formula="of:=IF(ISNUMBER((SEARCH(&quot;diament&quot;;[.A378])));22;&quot;&quot;)">
            <text:p/>
          </table:table-cell>
          <table:table-cell table:formula="of:=[.H377]" office:value-type="float" office:value="13" calcext:value-type="float">
            <text:p>13</text:p>
          </table:table-cell>
          <table:table-cell table:formula="of:=IF(ISNUMBER((SEARCH(&quot;wiktoriańska&quot;;[.A378])));46;&quot;&quot;)">
            <text:p/>
          </table:table-cell>
          <table:table-cell table:formula="of:=IF(ISNUMBER((SEARCH(&quot;boho&quot;;[.A378])));47;&quot;&quot;)">
            <text:p/>
          </table:table-cell>
          <table:table-cell table:formula="of:=IF(ISNUMBER((SEARCH(&quot;studio&quot;;[.A378])));48;&quot;&quot;)">
            <text:p/>
          </table:table-cell>
          <table:table-cell table:formula="of:=IF(ISNUMBER((SEARCH(&quot;ternel&quot;;[.A378])));95;&quot;&quot;)">
            <text:p/>
          </table:table-cell>
          <table:table-cell table:formula="of:=IF(ISNUMBER((SEARCH(&quot;eclipse&quot;;[.A378])));93;&quot;&quot;)">
            <text:p/>
          </table:table-cell>
          <table:table-cell table:formula="of:=IF(ISNUMBER((SEARCH(&quot;fruit&quot;;[.A378])));100;&quot;&quot;)">
            <text:p/>
          </table:table-cell>
          <table:table-cell table:formula="of:=IF(ISNUMBER((SEARCH(&quot;jubil&quot;;[.A378])));112;&quot;&quot;)">
            <text:p/>
          </table:table-cell>
          <table:table-cell table:formula="of:=IF(ISNUMBER((SEARCH(&quot;flow&quot;;[.A378])));98;&quot;&quot;)">
            <text:p/>
          </table:table-cell>
          <table:table-cell table:formula="of:=CONCATENATE([.G378];&quot;,&quot;;[.H378];&quot;,&quot;;[.I378];&quot;,&quot;;[.J378];&quot;,&quot;;[.K378];&quot;,&quot;;[.L378];&quot;,&quot;;[.M378];&quot;,&quot;;[.N378];&quot;,&quot;;[.O378];&quot;,&quot;;[.P378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 Romance - srebrny naszyjnik</text:p>
          </table:table-cell>
          <table:table-cell table:formula="of:=[.B378]"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41True Romance - srebrny naszyjnik.jpg</text:p>
          </table:table-cell>
          <table:table-cell table:formula="of:=IF(ISNUMBER((SEARCH(&quot;diament&quot;;[.A379])));22;&quot;&quot;)">
            <text:p/>
          </table:table-cell>
          <table:table-cell table:formula="of:=[.H378]" office:value-type="float" office:value="13" calcext:value-type="float">
            <text:p>13</text:p>
          </table:table-cell>
          <table:table-cell table:formula="of:=IF(ISNUMBER((SEARCH(&quot;wiktoriańska&quot;;[.A379])));46;&quot;&quot;)">
            <text:p/>
          </table:table-cell>
          <table:table-cell table:formula="of:=IF(ISNUMBER((SEARCH(&quot;boho&quot;;[.A379])));47;&quot;&quot;)">
            <text:p/>
          </table:table-cell>
          <table:table-cell table:formula="of:=IF(ISNUMBER((SEARCH(&quot;studio&quot;;[.A379])));48;&quot;&quot;)">
            <text:p/>
          </table:table-cell>
          <table:table-cell table:formula="of:=IF(ISNUMBER((SEARCH(&quot;ternel&quot;;[.A379])));95;&quot;&quot;)">
            <text:p/>
          </table:table-cell>
          <table:table-cell table:formula="of:=IF(ISNUMBER((SEARCH(&quot;eclipse&quot;;[.A379])));93;&quot;&quot;)">
            <text:p/>
          </table:table-cell>
          <table:table-cell table:formula="of:=IF(ISNUMBER((SEARCH(&quot;fruit&quot;;[.A379])));100;&quot;&quot;)">
            <text:p/>
          </table:table-cell>
          <table:table-cell table:formula="of:=IF(ISNUMBER((SEARCH(&quot;jubil&quot;;[.A379])));112;&quot;&quot;)">
            <text:p/>
          </table:table-cell>
          <table:table-cell table:formula="of:=IF(ISNUMBER((SEARCH(&quot;flow&quot;;[.A379])));98;&quot;&quot;)">
            <text:p/>
          </table:table-cell>
          <table:table-cell table:formula="of:=CONCATENATE([.G379];&quot;,&quot;;[.H379];&quot;,&quot;;[.I379];&quot;,&quot;;[.J379];&quot;,&quot;;[.K379];&quot;,&quot;;[.L379];&quot;,&quot;;[.M379];&quot;,&quot;;[.N379];&quot;,&quot;;[.O379];&quot;,&quot;;[.P379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mour - naszyjnik</text:p>
          </table:table-cell>
          <table:table-cell table:formula="of:=[.B379]"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42Glamour - naszyjnik.jpg</text:p>
          </table:table-cell>
          <table:table-cell table:formula="of:=IF(ISNUMBER((SEARCH(&quot;diament&quot;;[.A380])));22;&quot;&quot;)">
            <text:p/>
          </table:table-cell>
          <table:table-cell table:formula="of:=[.H379]" office:value-type="float" office:value="13" calcext:value-type="float">
            <text:p>13</text:p>
          </table:table-cell>
          <table:table-cell table:formula="of:=IF(ISNUMBER((SEARCH(&quot;wiktoriańska&quot;;[.A380])));46;&quot;&quot;)">
            <text:p/>
          </table:table-cell>
          <table:table-cell table:formula="of:=IF(ISNUMBER((SEARCH(&quot;boho&quot;;[.A380])));47;&quot;&quot;)">
            <text:p/>
          </table:table-cell>
          <table:table-cell table:formula="of:=IF(ISNUMBER((SEARCH(&quot;studio&quot;;[.A380])));48;&quot;&quot;)">
            <text:p/>
          </table:table-cell>
          <table:table-cell table:formula="of:=IF(ISNUMBER((SEARCH(&quot;ternel&quot;;[.A380])));95;&quot;&quot;)">
            <text:p/>
          </table:table-cell>
          <table:table-cell table:formula="of:=IF(ISNUMBER((SEARCH(&quot;eclipse&quot;;[.A380])));93;&quot;&quot;)">
            <text:p/>
          </table:table-cell>
          <table:table-cell table:formula="of:=IF(ISNUMBER((SEARCH(&quot;fruit&quot;;[.A380])));100;&quot;&quot;)">
            <text:p/>
          </table:table-cell>
          <table:table-cell table:formula="of:=IF(ISNUMBER((SEARCH(&quot;jubil&quot;;[.A380])));112;&quot;&quot;)">
            <text:p/>
          </table:table-cell>
          <table:table-cell table:formula="of:=IF(ISNUMBER((SEARCH(&quot;flow&quot;;[.A380])));98;&quot;&quot;)">
            <text:p/>
          </table:table-cell>
          <table:table-cell table:formula="of:=CONCATENATE([.G380];&quot;,&quot;;[.H380];&quot;,&quot;;[.I380];&quot;,&quot;;[.J380];&quot;,&quot;;[.K380];&quot;,&quot;;[.L380];&quot;,&quot;;[.M380];&quot;,&quot;;[.N380];&quot;,&quot;;[.O380];&quot;,&quot;;[.P380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mour - naszyjnik</text:p>
          </table:table-cell>
          <table:table-cell table:formula="of:=[.B380]"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43Glamour - naszyjnik.jpg</text:p>
          </table:table-cell>
          <table:table-cell table:formula="of:=IF(ISNUMBER((SEARCH(&quot;diament&quot;;[.A381])));22;&quot;&quot;)">
            <text:p/>
          </table:table-cell>
          <table:table-cell table:formula="of:=[.H380]" office:value-type="float" office:value="13" calcext:value-type="float">
            <text:p>13</text:p>
          </table:table-cell>
          <table:table-cell table:formula="of:=IF(ISNUMBER((SEARCH(&quot;wiktoriańska&quot;;[.A381])));46;&quot;&quot;)">
            <text:p/>
          </table:table-cell>
          <table:table-cell table:formula="of:=IF(ISNUMBER((SEARCH(&quot;boho&quot;;[.A381])));47;&quot;&quot;)">
            <text:p/>
          </table:table-cell>
          <table:table-cell table:formula="of:=IF(ISNUMBER((SEARCH(&quot;studio&quot;;[.A381])));48;&quot;&quot;)">
            <text:p/>
          </table:table-cell>
          <table:table-cell table:formula="of:=IF(ISNUMBER((SEARCH(&quot;ternel&quot;;[.A381])));95;&quot;&quot;)">
            <text:p/>
          </table:table-cell>
          <table:table-cell table:formula="of:=IF(ISNUMBER((SEARCH(&quot;eclipse&quot;;[.A381])));93;&quot;&quot;)">
            <text:p/>
          </table:table-cell>
          <table:table-cell table:formula="of:=IF(ISNUMBER((SEARCH(&quot;fruit&quot;;[.A381])));100;&quot;&quot;)">
            <text:p/>
          </table:table-cell>
          <table:table-cell table:formula="of:=IF(ISNUMBER((SEARCH(&quot;jubil&quot;;[.A381])));112;&quot;&quot;)">
            <text:p/>
          </table:table-cell>
          <table:table-cell table:formula="of:=IF(ISNUMBER((SEARCH(&quot;flow&quot;;[.A381])));98;&quot;&quot;)">
            <text:p/>
          </table:table-cell>
          <table:table-cell table:formula="of:=CONCATENATE([.G381];&quot;,&quot;;[.H381];&quot;,&quot;;[.I381];&quot;,&quot;;[.J381];&quot;,&quot;;[.K381];&quot;,&quot;;[.L381];&quot;,&quot;;[.M381];&quot;,&quot;;[.N381];&quot;,&quot;;[.O381];&quot;,&quot;;[.P381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mour - naszyjnik</text:p>
          </table:table-cell>
          <table:table-cell table:formula="of:=[.B381]"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44Glamour - naszyjnik.jpg</text:p>
          </table:table-cell>
          <table:table-cell table:formula="of:=IF(ISNUMBER((SEARCH(&quot;diament&quot;;[.A382])));22;&quot;&quot;)">
            <text:p/>
          </table:table-cell>
          <table:table-cell table:formula="of:=[.H381]" office:value-type="float" office:value="13" calcext:value-type="float">
            <text:p>13</text:p>
          </table:table-cell>
          <table:table-cell table:formula="of:=IF(ISNUMBER((SEARCH(&quot;wiktoriańska&quot;;[.A382])));46;&quot;&quot;)">
            <text:p/>
          </table:table-cell>
          <table:table-cell table:formula="of:=IF(ISNUMBER((SEARCH(&quot;boho&quot;;[.A382])));47;&quot;&quot;)">
            <text:p/>
          </table:table-cell>
          <table:table-cell table:formula="of:=IF(ISNUMBER((SEARCH(&quot;studio&quot;;[.A382])));48;&quot;&quot;)">
            <text:p/>
          </table:table-cell>
          <table:table-cell table:formula="of:=IF(ISNUMBER((SEARCH(&quot;ternel&quot;;[.A382])));95;&quot;&quot;)">
            <text:p/>
          </table:table-cell>
          <table:table-cell table:formula="of:=IF(ISNUMBER((SEARCH(&quot;eclipse&quot;;[.A382])));93;&quot;&quot;)">
            <text:p/>
          </table:table-cell>
          <table:table-cell table:formula="of:=IF(ISNUMBER((SEARCH(&quot;fruit&quot;;[.A382])));100;&quot;&quot;)">
            <text:p/>
          </table:table-cell>
          <table:table-cell table:formula="of:=IF(ISNUMBER((SEARCH(&quot;jubil&quot;;[.A382])));112;&quot;&quot;)">
            <text:p/>
          </table:table-cell>
          <table:table-cell table:formula="of:=IF(ISNUMBER((SEARCH(&quot;flow&quot;;[.A382])));98;&quot;&quot;)">
            <text:p/>
          </table:table-cell>
          <table:table-cell table:formula="of:=CONCATENATE([.G382];&quot;,&quot;;[.H382];&quot;,&quot;;[.I382];&quot;,&quot;;[.J382];&quot;,&quot;;[.K382];&quot;,&quot;;[.L382];&quot;,&quot;;[.M382];&quot;,&quot;;[.N382];&quot;,&quot;;[.O382];&quot;,&quot;;[.P382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mour - naszyjnik</text:p>
          </table:table-cell>
          <table:table-cell table:formula="of:=[.B382]"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45Glamour - naszyjnik.jpg</text:p>
          </table:table-cell>
          <table:table-cell table:formula="of:=IF(ISNUMBER((SEARCH(&quot;diament&quot;;[.A383])));22;&quot;&quot;)">
            <text:p/>
          </table:table-cell>
          <table:table-cell table:formula="of:=[.H382]" office:value-type="float" office:value="13" calcext:value-type="float">
            <text:p>13</text:p>
          </table:table-cell>
          <table:table-cell table:formula="of:=IF(ISNUMBER((SEARCH(&quot;wiktoriańska&quot;;[.A383])));46;&quot;&quot;)">
            <text:p/>
          </table:table-cell>
          <table:table-cell table:formula="of:=IF(ISNUMBER((SEARCH(&quot;boho&quot;;[.A383])));47;&quot;&quot;)">
            <text:p/>
          </table:table-cell>
          <table:table-cell table:formula="of:=IF(ISNUMBER((SEARCH(&quot;studio&quot;;[.A383])));48;&quot;&quot;)">
            <text:p/>
          </table:table-cell>
          <table:table-cell table:formula="of:=IF(ISNUMBER((SEARCH(&quot;ternel&quot;;[.A383])));95;&quot;&quot;)">
            <text:p/>
          </table:table-cell>
          <table:table-cell table:formula="of:=IF(ISNUMBER((SEARCH(&quot;eclipse&quot;;[.A383])));93;&quot;&quot;)">
            <text:p/>
          </table:table-cell>
          <table:table-cell table:formula="of:=IF(ISNUMBER((SEARCH(&quot;fruit&quot;;[.A383])));100;&quot;&quot;)">
            <text:p/>
          </table:table-cell>
          <table:table-cell table:formula="of:=IF(ISNUMBER((SEARCH(&quot;jubil&quot;;[.A383])));112;&quot;&quot;)">
            <text:p/>
          </table:table-cell>
          <table:table-cell table:formula="of:=IF(ISNUMBER((SEARCH(&quot;flow&quot;;[.A383])));98;&quot;&quot;)">
            <text:p/>
          </table:table-cell>
          <table:table-cell table:formula="of:=CONCATENATE([.G383];&quot;,&quot;;[.H383];&quot;,&quot;;[.I383];&quot;,&quot;;[.J383];&quot;,&quot;;[.K383];&quot;,&quot;;[.L383];&quot;,&quot;;[.M383];&quot;,&quot;;[.N383];&quot;,&quot;;[.O383];&quot;,&quot;;[.P383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 z markazytami</text:p>
          </table:table-cell>
          <table:table-cell table:formula="of:=[.B383]"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46Srebrny naszyjnik z markazytami.jpg</text:p>
          </table:table-cell>
          <table:table-cell table:formula="of:=IF(ISNUMBER((SEARCH(&quot;diament&quot;;[.A384])));22;&quot;&quot;)">
            <text:p/>
          </table:table-cell>
          <table:table-cell table:formula="of:=[.H383]" office:value-type="float" office:value="13" calcext:value-type="float">
            <text:p>13</text:p>
          </table:table-cell>
          <table:table-cell table:formula="of:=IF(ISNUMBER((SEARCH(&quot;wiktoriańska&quot;;[.A384])));46;&quot;&quot;)">
            <text:p/>
          </table:table-cell>
          <table:table-cell table:formula="of:=IF(ISNUMBER((SEARCH(&quot;boho&quot;;[.A384])));47;&quot;&quot;)">
            <text:p/>
          </table:table-cell>
          <table:table-cell table:formula="of:=IF(ISNUMBER((SEARCH(&quot;studio&quot;;[.A384])));48;&quot;&quot;)">
            <text:p/>
          </table:table-cell>
          <table:table-cell table:formula="of:=IF(ISNUMBER((SEARCH(&quot;ternel&quot;;[.A384])));95;&quot;&quot;)">
            <text:p/>
          </table:table-cell>
          <table:table-cell table:formula="of:=IF(ISNUMBER((SEARCH(&quot;eclipse&quot;;[.A384])));93;&quot;&quot;)">
            <text:p/>
          </table:table-cell>
          <table:table-cell table:formula="of:=IF(ISNUMBER((SEARCH(&quot;fruit&quot;;[.A384])));100;&quot;&quot;)">
            <text:p/>
          </table:table-cell>
          <table:table-cell table:formula="of:=IF(ISNUMBER((SEARCH(&quot;jubil&quot;;[.A384])));112;&quot;&quot;)">
            <text:p/>
          </table:table-cell>
          <table:table-cell table:formula="of:=IF(ISNUMBER((SEARCH(&quot;flow&quot;;[.A384])));98;&quot;&quot;)">
            <text:p/>
          </table:table-cell>
          <table:table-cell table:formula="of:=CONCATENATE([.G384];&quot;,&quot;;[.H384];&quot;,&quot;;[.I384];&quot;,&quot;;[.J384];&quot;,&quot;;[.K384];&quot;,&quot;;[.L384];&quot;,&quot;;[.M384];&quot;,&quot;;[.N384];&quot;,&quot;;[.O384];&quot;,&quot;;[.P384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 z markazytami</text:p>
          </table:table-cell>
          <table:table-cell table:formula="of:=[.B384]"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47Srebrny naszyjnik z markazytami.jpg</text:p>
          </table:table-cell>
          <table:table-cell table:formula="of:=IF(ISNUMBER((SEARCH(&quot;diament&quot;;[.A385])));22;&quot;&quot;)">
            <text:p/>
          </table:table-cell>
          <table:table-cell table:formula="of:=[.H384]" office:value-type="float" office:value="13" calcext:value-type="float">
            <text:p>13</text:p>
          </table:table-cell>
          <table:table-cell table:formula="of:=IF(ISNUMBER((SEARCH(&quot;wiktoriańska&quot;;[.A385])));46;&quot;&quot;)">
            <text:p/>
          </table:table-cell>
          <table:table-cell table:formula="of:=IF(ISNUMBER((SEARCH(&quot;boho&quot;;[.A385])));47;&quot;&quot;)">
            <text:p/>
          </table:table-cell>
          <table:table-cell table:formula="of:=IF(ISNUMBER((SEARCH(&quot;studio&quot;;[.A385])));48;&quot;&quot;)">
            <text:p/>
          </table:table-cell>
          <table:table-cell table:formula="of:=IF(ISNUMBER((SEARCH(&quot;ternel&quot;;[.A385])));95;&quot;&quot;)">
            <text:p/>
          </table:table-cell>
          <table:table-cell table:formula="of:=IF(ISNUMBER((SEARCH(&quot;eclipse&quot;;[.A385])));93;&quot;&quot;)">
            <text:p/>
          </table:table-cell>
          <table:table-cell table:formula="of:=IF(ISNUMBER((SEARCH(&quot;fruit&quot;;[.A385])));100;&quot;&quot;)">
            <text:p/>
          </table:table-cell>
          <table:table-cell table:formula="of:=IF(ISNUMBER((SEARCH(&quot;jubil&quot;;[.A385])));112;&quot;&quot;)">
            <text:p/>
          </table:table-cell>
          <table:table-cell table:formula="of:=IF(ISNUMBER((SEARCH(&quot;flow&quot;;[.A385])));98;&quot;&quot;)">
            <text:p/>
          </table:table-cell>
          <table:table-cell table:formula="of:=CONCATENATE([.G385];&quot;,&quot;;[.H385];&quot;,&quot;;[.I385];&quot;,&quot;;[.J385];&quot;,&quot;;[.K385];&quot;,&quot;;[.L385];&quot;,&quot;;[.M385];&quot;,&quot;;[.N385];&quot;,&quot;;[.O385];&quot;,&quot;;[.P385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 z markazytami</text:p>
          </table:table-cell>
          <table:table-cell table:formula="of:=[.B385]"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48Srebrny naszyjnik z markazytami.jpg</text:p>
          </table:table-cell>
          <table:table-cell table:formula="of:=IF(ISNUMBER((SEARCH(&quot;diament&quot;;[.A386])));22;&quot;&quot;)">
            <text:p/>
          </table:table-cell>
          <table:table-cell table:formula="of:=[.H385]" office:value-type="float" office:value="13" calcext:value-type="float">
            <text:p>13</text:p>
          </table:table-cell>
          <table:table-cell table:formula="of:=IF(ISNUMBER((SEARCH(&quot;wiktoriańska&quot;;[.A386])));46;&quot;&quot;)">
            <text:p/>
          </table:table-cell>
          <table:table-cell table:formula="of:=IF(ISNUMBER((SEARCH(&quot;boho&quot;;[.A386])));47;&quot;&quot;)">
            <text:p/>
          </table:table-cell>
          <table:table-cell table:formula="of:=IF(ISNUMBER((SEARCH(&quot;studio&quot;;[.A386])));48;&quot;&quot;)">
            <text:p/>
          </table:table-cell>
          <table:table-cell table:formula="of:=IF(ISNUMBER((SEARCH(&quot;ternel&quot;;[.A386])));95;&quot;&quot;)">
            <text:p/>
          </table:table-cell>
          <table:table-cell table:formula="of:=IF(ISNUMBER((SEARCH(&quot;eclipse&quot;;[.A386])));93;&quot;&quot;)">
            <text:p/>
          </table:table-cell>
          <table:table-cell table:formula="of:=IF(ISNUMBER((SEARCH(&quot;fruit&quot;;[.A386])));100;&quot;&quot;)">
            <text:p/>
          </table:table-cell>
          <table:table-cell table:formula="of:=IF(ISNUMBER((SEARCH(&quot;jubil&quot;;[.A386])));112;&quot;&quot;)">
            <text:p/>
          </table:table-cell>
          <table:table-cell table:formula="of:=IF(ISNUMBER((SEARCH(&quot;flow&quot;;[.A386])));98;&quot;&quot;)">
            <text:p/>
          </table:table-cell>
          <table:table-cell table:formula="of:=CONCATENATE([.G386];&quot;,&quot;;[.H386];&quot;,&quot;;[.I386];&quot;,&quot;;[.J386];&quot;,&quot;;[.K386];&quot;,&quot;;[.L386];&quot;,&quot;;[.M386];&quot;,&quot;;[.N386];&quot;,&quot;;[.O386];&quot;,&quot;;[.P386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ht Sky - Srebrny naszyjnik</text:p>
          </table:table-cell>
          <table:table-cell table:formula="of:=[.B386]"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49Night Sky - Srebrny naszyjnik.jpg</text:p>
          </table:table-cell>
          <table:table-cell table:formula="of:=IF(ISNUMBER((SEARCH(&quot;diament&quot;;[.A387])));22;&quot;&quot;)">
            <text:p/>
          </table:table-cell>
          <table:table-cell table:formula="of:=[.H386]" office:value-type="float" office:value="13" calcext:value-type="float">
            <text:p>13</text:p>
          </table:table-cell>
          <table:table-cell table:formula="of:=IF(ISNUMBER((SEARCH(&quot;wiktoriańska&quot;;[.A387])));46;&quot;&quot;)">
            <text:p/>
          </table:table-cell>
          <table:table-cell table:formula="of:=IF(ISNUMBER((SEARCH(&quot;boho&quot;;[.A387])));47;&quot;&quot;)">
            <text:p/>
          </table:table-cell>
          <table:table-cell table:formula="of:=IF(ISNUMBER((SEARCH(&quot;studio&quot;;[.A387])));48;&quot;&quot;)">
            <text:p/>
          </table:table-cell>
          <table:table-cell table:formula="of:=IF(ISNUMBER((SEARCH(&quot;ternel&quot;;[.A387])));95;&quot;&quot;)">
            <text:p/>
          </table:table-cell>
          <table:table-cell table:formula="of:=IF(ISNUMBER((SEARCH(&quot;eclipse&quot;;[.A387])));93;&quot;&quot;)">
            <text:p/>
          </table:table-cell>
          <table:table-cell table:formula="of:=IF(ISNUMBER((SEARCH(&quot;fruit&quot;;[.A387])));100;&quot;&quot;)">
            <text:p/>
          </table:table-cell>
          <table:table-cell table:formula="of:=IF(ISNUMBER((SEARCH(&quot;jubil&quot;;[.A387])));112;&quot;&quot;)">
            <text:p/>
          </table:table-cell>
          <table:table-cell table:formula="of:=IF(ISNUMBER((SEARCH(&quot;flow&quot;;[.A387])));98;&quot;&quot;)">
            <text:p/>
          </table:table-cell>
          <table:table-cell table:formula="of:=CONCATENATE([.G387];&quot;,&quot;;[.H387];&quot;,&quot;;[.I387];&quot;,&quot;;[.J387];&quot;,&quot;;[.K387];&quot;,&quot;;[.L387];&quot;,&quot;;[.M387];&quot;,&quot;;[.N387];&quot;,&quot;;[.O387];&quot;,&quot;;[.P387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ht Sky - Srebrny naszyjnik</text:p>
          </table:table-cell>
          <table:table-cell table:formula="of:=[.B387]"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50Night Sky - Srebrny naszyjnik.jpg</text:p>
          </table:table-cell>
          <table:table-cell table:formula="of:=IF(ISNUMBER((SEARCH(&quot;diament&quot;;[.A388])));22;&quot;&quot;)">
            <text:p/>
          </table:table-cell>
          <table:table-cell table:formula="of:=[.H387]" office:value-type="float" office:value="13" calcext:value-type="float">
            <text:p>13</text:p>
          </table:table-cell>
          <table:table-cell table:formula="of:=IF(ISNUMBER((SEARCH(&quot;wiktoriańska&quot;;[.A388])));46;&quot;&quot;)">
            <text:p/>
          </table:table-cell>
          <table:table-cell table:formula="of:=IF(ISNUMBER((SEARCH(&quot;boho&quot;;[.A388])));47;&quot;&quot;)">
            <text:p/>
          </table:table-cell>
          <table:table-cell table:formula="of:=IF(ISNUMBER((SEARCH(&quot;studio&quot;;[.A388])));48;&quot;&quot;)">
            <text:p/>
          </table:table-cell>
          <table:table-cell table:formula="of:=IF(ISNUMBER((SEARCH(&quot;ternel&quot;;[.A388])));95;&quot;&quot;)">
            <text:p/>
          </table:table-cell>
          <table:table-cell table:formula="of:=IF(ISNUMBER((SEARCH(&quot;eclipse&quot;;[.A388])));93;&quot;&quot;)">
            <text:p/>
          </table:table-cell>
          <table:table-cell table:formula="of:=IF(ISNUMBER((SEARCH(&quot;fruit&quot;;[.A388])));100;&quot;&quot;)">
            <text:p/>
          </table:table-cell>
          <table:table-cell table:formula="of:=IF(ISNUMBER((SEARCH(&quot;jubil&quot;;[.A388])));112;&quot;&quot;)">
            <text:p/>
          </table:table-cell>
          <table:table-cell table:formula="of:=IF(ISNUMBER((SEARCH(&quot;flow&quot;;[.A388])));98;&quot;&quot;)">
            <text:p/>
          </table:table-cell>
          <table:table-cell table:formula="of:=CONCATENATE([.G388];&quot;,&quot;;[.H388];&quot;,&quot;;[.I388];&quot;,&quot;;[.J388];&quot;,&quot;;[.K388];&quot;,&quot;;[.L388];&quot;,&quot;;[.M388];&quot;,&quot;;[.N388];&quot;,&quot;;[.O388];&quot;,&quot;;[.P388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ht sky - srebrny naszyjnik</text:p>
          </table:table-cell>
          <table:table-cell table:formula="of:=[.B388]"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51Night sky - srebrny naszyjnik.jpg</text:p>
          </table:table-cell>
          <table:table-cell table:formula="of:=IF(ISNUMBER((SEARCH(&quot;diament&quot;;[.A389])));22;&quot;&quot;)">
            <text:p/>
          </table:table-cell>
          <table:table-cell table:formula="of:=[.H388]" office:value-type="float" office:value="13" calcext:value-type="float">
            <text:p>13</text:p>
          </table:table-cell>
          <table:table-cell table:formula="of:=IF(ISNUMBER((SEARCH(&quot;wiktoriańska&quot;;[.A389])));46;&quot;&quot;)">
            <text:p/>
          </table:table-cell>
          <table:table-cell table:formula="of:=IF(ISNUMBER((SEARCH(&quot;boho&quot;;[.A389])));47;&quot;&quot;)">
            <text:p/>
          </table:table-cell>
          <table:table-cell table:formula="of:=IF(ISNUMBER((SEARCH(&quot;studio&quot;;[.A389])));48;&quot;&quot;)">
            <text:p/>
          </table:table-cell>
          <table:table-cell table:formula="of:=IF(ISNUMBER((SEARCH(&quot;ternel&quot;;[.A389])));95;&quot;&quot;)">
            <text:p/>
          </table:table-cell>
          <table:table-cell table:formula="of:=IF(ISNUMBER((SEARCH(&quot;eclipse&quot;;[.A389])));93;&quot;&quot;)">
            <text:p/>
          </table:table-cell>
          <table:table-cell table:formula="of:=IF(ISNUMBER((SEARCH(&quot;fruit&quot;;[.A389])));100;&quot;&quot;)">
            <text:p/>
          </table:table-cell>
          <table:table-cell table:formula="of:=IF(ISNUMBER((SEARCH(&quot;jubil&quot;;[.A389])));112;&quot;&quot;)">
            <text:p/>
          </table:table-cell>
          <table:table-cell table:formula="of:=IF(ISNUMBER((SEARCH(&quot;flow&quot;;[.A389])));98;&quot;&quot;)">
            <text:p/>
          </table:table-cell>
          <table:table-cell table:formula="of:=CONCATENATE([.G389];&quot;,&quot;;[.H389];&quot;,&quot;;[.I389];&quot;,&quot;;[.J389];&quot;,&quot;;[.K389];&quot;,&quot;;[.L389];&quot;,&quot;;[.M389];&quot;,&quot;;[.N389];&quot;,&quot;;[.O389];&quot;,&quot;;[.P389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ht Sky - Srebrny naszyjnik</text:p>
          </table:table-cell>
          <table:table-cell table:formula="of:=[.B389]"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52Night Sky - Srebrny naszyjnik.jpg</text:p>
          </table:table-cell>
          <table:table-cell table:formula="of:=IF(ISNUMBER((SEARCH(&quot;diament&quot;;[.A390])));22;&quot;&quot;)">
            <text:p/>
          </table:table-cell>
          <table:table-cell table:formula="of:=[.H389]" office:value-type="float" office:value="13" calcext:value-type="float">
            <text:p>13</text:p>
          </table:table-cell>
          <table:table-cell table:formula="of:=IF(ISNUMBER((SEARCH(&quot;wiktoriańska&quot;;[.A390])));46;&quot;&quot;)">
            <text:p/>
          </table:table-cell>
          <table:table-cell table:formula="of:=IF(ISNUMBER((SEARCH(&quot;boho&quot;;[.A390])));47;&quot;&quot;)">
            <text:p/>
          </table:table-cell>
          <table:table-cell table:formula="of:=IF(ISNUMBER((SEARCH(&quot;studio&quot;;[.A390])));48;&quot;&quot;)">
            <text:p/>
          </table:table-cell>
          <table:table-cell table:formula="of:=IF(ISNUMBER((SEARCH(&quot;ternel&quot;;[.A390])));95;&quot;&quot;)">
            <text:p/>
          </table:table-cell>
          <table:table-cell table:formula="of:=IF(ISNUMBER((SEARCH(&quot;eclipse&quot;;[.A390])));93;&quot;&quot;)">
            <text:p/>
          </table:table-cell>
          <table:table-cell table:formula="of:=IF(ISNUMBER((SEARCH(&quot;fruit&quot;;[.A390])));100;&quot;&quot;)">
            <text:p/>
          </table:table-cell>
          <table:table-cell table:formula="of:=IF(ISNUMBER((SEARCH(&quot;jubil&quot;;[.A390])));112;&quot;&quot;)">
            <text:p/>
          </table:table-cell>
          <table:table-cell table:formula="of:=IF(ISNUMBER((SEARCH(&quot;flow&quot;;[.A390])));98;&quot;&quot;)">
            <text:p/>
          </table:table-cell>
          <table:table-cell table:formula="of:=CONCATENATE([.G390];&quot;,&quot;;[.H390];&quot;,&quot;;[.I390];&quot;,&quot;;[.J390];&quot;,&quot;;[.K390];&quot;,&quot;;[.L390];&quot;,&quot;;[.M390];&quot;,&quot;;[.N390];&quot;,&quot;;[.O390];&quot;,&quot;;[.P390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ies – złoty naszyjnik z onyksem</text:p>
          </table:table-cell>
          <table:table-cell table:formula="of:=[.B390]"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53Berries – złoty naszyjnik z onyksem.jpg</text:p>
          </table:table-cell>
          <table:table-cell table:formula="of:=IF(ISNUMBER((SEARCH(&quot;diament&quot;;[.A391])));22;&quot;&quot;)">
            <text:p/>
          </table:table-cell>
          <table:table-cell table:formula="of:=[.H390]" office:value-type="float" office:value="13" calcext:value-type="float">
            <text:p>13</text:p>
          </table:table-cell>
          <table:table-cell table:formula="of:=IF(ISNUMBER((SEARCH(&quot;wiktoriańska&quot;;[.A391])));46;&quot;&quot;)">
            <text:p/>
          </table:table-cell>
          <table:table-cell table:formula="of:=IF(ISNUMBER((SEARCH(&quot;boho&quot;;[.A391])));47;&quot;&quot;)">
            <text:p/>
          </table:table-cell>
          <table:table-cell table:formula="of:=IF(ISNUMBER((SEARCH(&quot;studio&quot;;[.A391])));48;&quot;&quot;)">
            <text:p/>
          </table:table-cell>
          <table:table-cell table:formula="of:=IF(ISNUMBER((SEARCH(&quot;ternel&quot;;[.A391])));95;&quot;&quot;)">
            <text:p/>
          </table:table-cell>
          <table:table-cell table:formula="of:=IF(ISNUMBER((SEARCH(&quot;eclipse&quot;;[.A391])));93;&quot;&quot;)">
            <text:p/>
          </table:table-cell>
          <table:table-cell table:formula="of:=IF(ISNUMBER((SEARCH(&quot;fruit&quot;;[.A391])));100;&quot;&quot;)">
            <text:p/>
          </table:table-cell>
          <table:table-cell table:formula="of:=IF(ISNUMBER((SEARCH(&quot;jubil&quot;;[.A391])));112;&quot;&quot;)">
            <text:p/>
          </table:table-cell>
          <table:table-cell table:formula="of:=IF(ISNUMBER((SEARCH(&quot;flow&quot;;[.A391])));98;&quot;&quot;)">
            <text:p/>
          </table:table-cell>
          <table:table-cell table:formula="of:=CONCATENATE([.G391];&quot;,&quot;;[.H391];&quot;,&quot;;[.I391];&quot;,&quot;;[.J391];&quot;,&quot;;[.K391];&quot;,&quot;;[.L391];&quot;,&quot;;[.M391];&quot;,&quot;;[.N391];&quot;,&quot;;[.O391];&quot;,&quot;;[.P391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ies – srebrny naszyjnik</text:p>
          </table:table-cell>
          <table:table-cell table:formula="of:=[.B391]"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54Berries – srebrny naszyjnik.jpg</text:p>
          </table:table-cell>
          <table:table-cell table:formula="of:=IF(ISNUMBER((SEARCH(&quot;diament&quot;;[.A392])));22;&quot;&quot;)">
            <text:p/>
          </table:table-cell>
          <table:table-cell table:formula="of:=[.H391]" office:value-type="float" office:value="13" calcext:value-type="float">
            <text:p>13</text:p>
          </table:table-cell>
          <table:table-cell table:formula="of:=IF(ISNUMBER((SEARCH(&quot;wiktoriańska&quot;;[.A392])));46;&quot;&quot;)">
            <text:p/>
          </table:table-cell>
          <table:table-cell table:formula="of:=IF(ISNUMBER((SEARCH(&quot;boho&quot;;[.A392])));47;&quot;&quot;)">
            <text:p/>
          </table:table-cell>
          <table:table-cell table:formula="of:=IF(ISNUMBER((SEARCH(&quot;studio&quot;;[.A392])));48;&quot;&quot;)">
            <text:p/>
          </table:table-cell>
          <table:table-cell table:formula="of:=IF(ISNUMBER((SEARCH(&quot;ternel&quot;;[.A392])));95;&quot;&quot;)">
            <text:p/>
          </table:table-cell>
          <table:table-cell table:formula="of:=IF(ISNUMBER((SEARCH(&quot;eclipse&quot;;[.A392])));93;&quot;&quot;)">
            <text:p/>
          </table:table-cell>
          <table:table-cell table:formula="of:=IF(ISNUMBER((SEARCH(&quot;fruit&quot;;[.A392])));100;&quot;&quot;)">
            <text:p/>
          </table:table-cell>
          <table:table-cell table:formula="of:=IF(ISNUMBER((SEARCH(&quot;jubil&quot;;[.A392])));112;&quot;&quot;)">
            <text:p/>
          </table:table-cell>
          <table:table-cell table:formula="of:=IF(ISNUMBER((SEARCH(&quot;flow&quot;;[.A392])));98;&quot;&quot;)">
            <text:p/>
          </table:table-cell>
          <table:table-cell table:formula="of:=CONCATENATE([.G392];&quot;,&quot;;[.H392];&quot;,&quot;;[.I392];&quot;,&quot;;[.J392];&quot;,&quot;;[.K392];&quot;,&quot;;[.L392];&quot;,&quot;;[.M392];&quot;,&quot;;[.N392];&quot;,&quot;;[.O392];&quot;,&quot;;[.P392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ies – srebrny naszyjnik</text:p>
          </table:table-cell>
          <table:table-cell table:formula="of:=[.B392]"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55Berries – srebrny naszyjnik.jpg</text:p>
          </table:table-cell>
          <table:table-cell table:formula="of:=IF(ISNUMBER((SEARCH(&quot;diament&quot;;[.A393])));22;&quot;&quot;)">
            <text:p/>
          </table:table-cell>
          <table:table-cell table:formula="of:=[.H392]" office:value-type="float" office:value="13" calcext:value-type="float">
            <text:p>13</text:p>
          </table:table-cell>
          <table:table-cell table:formula="of:=IF(ISNUMBER((SEARCH(&quot;wiktoriańska&quot;;[.A393])));46;&quot;&quot;)">
            <text:p/>
          </table:table-cell>
          <table:table-cell table:formula="of:=IF(ISNUMBER((SEARCH(&quot;boho&quot;;[.A393])));47;&quot;&quot;)">
            <text:p/>
          </table:table-cell>
          <table:table-cell table:formula="of:=IF(ISNUMBER((SEARCH(&quot;studio&quot;;[.A393])));48;&quot;&quot;)">
            <text:p/>
          </table:table-cell>
          <table:table-cell table:formula="of:=IF(ISNUMBER((SEARCH(&quot;ternel&quot;;[.A393])));95;&quot;&quot;)">
            <text:p/>
          </table:table-cell>
          <table:table-cell table:formula="of:=IF(ISNUMBER((SEARCH(&quot;eclipse&quot;;[.A393])));93;&quot;&quot;)">
            <text:p/>
          </table:table-cell>
          <table:table-cell table:formula="of:=IF(ISNUMBER((SEARCH(&quot;fruit&quot;;[.A393])));100;&quot;&quot;)">
            <text:p/>
          </table:table-cell>
          <table:table-cell table:formula="of:=IF(ISNUMBER((SEARCH(&quot;jubil&quot;;[.A393])));112;&quot;&quot;)">
            <text:p/>
          </table:table-cell>
          <table:table-cell table:formula="of:=IF(ISNUMBER((SEARCH(&quot;flow&quot;;[.A393])));98;&quot;&quot;)">
            <text:p/>
          </table:table-cell>
          <table:table-cell table:formula="of:=CONCATENATE([.G393];&quot;,&quot;;[.H393];&quot;,&quot;;[.I393];&quot;,&quot;;[.J393];&quot;,&quot;;[.K393];&quot;,&quot;;[.L393];&quot;,&quot;;[.M393];&quot;,&quot;;[.N393];&quot;,&quot;;[.O393];&quot;,&quot;;[.P393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na - złoty naszyjnik</text:p>
          </table:table-cell>
          <table:table-cell table:formula="of:=[.B393]"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56Malena - złoty naszyjnik.jpg</text:p>
          </table:table-cell>
          <table:table-cell table:formula="of:=IF(ISNUMBER((SEARCH(&quot;diament&quot;;[.A394])));22;&quot;&quot;)">
            <text:p/>
          </table:table-cell>
          <table:table-cell table:formula="of:=[.H393]" office:value-type="float" office:value="13" calcext:value-type="float">
            <text:p>13</text:p>
          </table:table-cell>
          <table:table-cell table:formula="of:=IF(ISNUMBER((SEARCH(&quot;wiktoriańska&quot;;[.A394])));46;&quot;&quot;)">
            <text:p/>
          </table:table-cell>
          <table:table-cell table:formula="of:=IF(ISNUMBER((SEARCH(&quot;boho&quot;;[.A394])));47;&quot;&quot;)">
            <text:p/>
          </table:table-cell>
          <table:table-cell table:formula="of:=IF(ISNUMBER((SEARCH(&quot;studio&quot;;[.A394])));48;&quot;&quot;)">
            <text:p/>
          </table:table-cell>
          <table:table-cell table:formula="of:=IF(ISNUMBER((SEARCH(&quot;ternel&quot;;[.A394])));95;&quot;&quot;)">
            <text:p/>
          </table:table-cell>
          <table:table-cell table:formula="of:=IF(ISNUMBER((SEARCH(&quot;eclipse&quot;;[.A394])));93;&quot;&quot;)">
            <text:p/>
          </table:table-cell>
          <table:table-cell table:formula="of:=IF(ISNUMBER((SEARCH(&quot;fruit&quot;;[.A394])));100;&quot;&quot;)">
            <text:p/>
          </table:table-cell>
          <table:table-cell table:formula="of:=IF(ISNUMBER((SEARCH(&quot;jubil&quot;;[.A394])));112;&quot;&quot;)">
            <text:p/>
          </table:table-cell>
          <table:table-cell table:formula="of:=IF(ISNUMBER((SEARCH(&quot;flow&quot;;[.A394])));98;&quot;&quot;)">
            <text:p/>
          </table:table-cell>
          <table:table-cell table:formula="of:=CONCATENATE([.G394];&quot;,&quot;;[.H394];&quot;,&quot;;[.I394];&quot;,&quot;;[.J394];&quot;,&quot;;[.K394];&quot;,&quot;;[.L394];&quot;,&quot;;[.M394];&quot;,&quot;;[.N394];&quot;,&quot;;[.O394];&quot;,&quot;;[.P394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na - złoty naszyjnik</text:p>
          </table:table-cell>
          <table:table-cell table:formula="of:=[.B394]"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57Malena - złoty naszyjnik.jpg</text:p>
          </table:table-cell>
          <table:table-cell table:formula="of:=IF(ISNUMBER((SEARCH(&quot;diament&quot;;[.A395])));22;&quot;&quot;)">
            <text:p/>
          </table:table-cell>
          <table:table-cell table:formula="of:=[.H394]" office:value-type="float" office:value="13" calcext:value-type="float">
            <text:p>13</text:p>
          </table:table-cell>
          <table:table-cell table:formula="of:=IF(ISNUMBER((SEARCH(&quot;wiktoriańska&quot;;[.A395])));46;&quot;&quot;)">
            <text:p/>
          </table:table-cell>
          <table:table-cell table:formula="of:=IF(ISNUMBER((SEARCH(&quot;boho&quot;;[.A395])));47;&quot;&quot;)">
            <text:p/>
          </table:table-cell>
          <table:table-cell table:formula="of:=IF(ISNUMBER((SEARCH(&quot;studio&quot;;[.A395])));48;&quot;&quot;)">
            <text:p/>
          </table:table-cell>
          <table:table-cell table:formula="of:=IF(ISNUMBER((SEARCH(&quot;ternel&quot;;[.A395])));95;&quot;&quot;)">
            <text:p/>
          </table:table-cell>
          <table:table-cell table:formula="of:=IF(ISNUMBER((SEARCH(&quot;eclipse&quot;;[.A395])));93;&quot;&quot;)">
            <text:p/>
          </table:table-cell>
          <table:table-cell table:formula="of:=IF(ISNUMBER((SEARCH(&quot;fruit&quot;;[.A395])));100;&quot;&quot;)">
            <text:p/>
          </table:table-cell>
          <table:table-cell table:formula="of:=IF(ISNUMBER((SEARCH(&quot;jubil&quot;;[.A395])));112;&quot;&quot;)">
            <text:p/>
          </table:table-cell>
          <table:table-cell table:formula="of:=IF(ISNUMBER((SEARCH(&quot;flow&quot;;[.A395])));98;&quot;&quot;)">
            <text:p/>
          </table:table-cell>
          <table:table-cell table:formula="of:=CONCATENATE([.G395];&quot;,&quot;;[.H395];&quot;,&quot;;[.I395];&quot;,&quot;;[.J395];&quot;,&quot;;[.K395];&quot;,&quot;;[.L395];&quot;,&quot;;[.M395];&quot;,&quot;;[.N395];&quot;,&quot;;[.O395];&quot;,&quot;;[.P395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na - złoty naszyjnik</text:p>
          </table:table-cell>
          <table:table-cell table:formula="of:=[.B395]"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58Malena - złoty naszyjnik.jpg</text:p>
          </table:table-cell>
          <table:table-cell table:formula="of:=IF(ISNUMBER((SEARCH(&quot;diament&quot;;[.A396])));22;&quot;&quot;)">
            <text:p/>
          </table:table-cell>
          <table:table-cell table:formula="of:=[.H395]" office:value-type="float" office:value="13" calcext:value-type="float">
            <text:p>13</text:p>
          </table:table-cell>
          <table:table-cell table:formula="of:=IF(ISNUMBER((SEARCH(&quot;wiktoriańska&quot;;[.A396])));46;&quot;&quot;)">
            <text:p/>
          </table:table-cell>
          <table:table-cell table:formula="of:=IF(ISNUMBER((SEARCH(&quot;boho&quot;;[.A396])));47;&quot;&quot;)">
            <text:p/>
          </table:table-cell>
          <table:table-cell table:formula="of:=IF(ISNUMBER((SEARCH(&quot;studio&quot;;[.A396])));48;&quot;&quot;)">
            <text:p/>
          </table:table-cell>
          <table:table-cell table:formula="of:=IF(ISNUMBER((SEARCH(&quot;ternel&quot;;[.A396])));95;&quot;&quot;)">
            <text:p/>
          </table:table-cell>
          <table:table-cell table:formula="of:=IF(ISNUMBER((SEARCH(&quot;eclipse&quot;;[.A396])));93;&quot;&quot;)">
            <text:p/>
          </table:table-cell>
          <table:table-cell table:formula="of:=IF(ISNUMBER((SEARCH(&quot;fruit&quot;;[.A396])));100;&quot;&quot;)">
            <text:p/>
          </table:table-cell>
          <table:table-cell table:formula="of:=IF(ISNUMBER((SEARCH(&quot;jubil&quot;;[.A396])));112;&quot;&quot;)">
            <text:p/>
          </table:table-cell>
          <table:table-cell table:formula="of:=IF(ISNUMBER((SEARCH(&quot;flow&quot;;[.A396])));98;&quot;&quot;)">
            <text:p/>
          </table:table-cell>
          <table:table-cell table:formula="of:=CONCATENATE([.G396];&quot;,&quot;;[.H396];&quot;,&quot;;[.I396];&quot;,&quot;;[.J396];&quot;,&quot;;[.K396];&quot;,&quot;;[.L396];&quot;,&quot;;[.M396];&quot;,&quot;;[.N396];&quot;,&quot;;[.O396];&quot;,&quot;;[.P396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 - srebrny naszyjnik</text:p>
          </table:table-cell>
          <table:table-cell table:formula="of:=[.B396]"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59Beat - srebrny naszyjnik.jpg</text:p>
          </table:table-cell>
          <table:table-cell table:formula="of:=IF(ISNUMBER((SEARCH(&quot;diament&quot;;[.A397])));22;&quot;&quot;)">
            <text:p/>
          </table:table-cell>
          <table:table-cell table:formula="of:=[.H396]" office:value-type="float" office:value="13" calcext:value-type="float">
            <text:p>13</text:p>
          </table:table-cell>
          <table:table-cell table:formula="of:=IF(ISNUMBER((SEARCH(&quot;wiktoriańska&quot;;[.A397])));46;&quot;&quot;)">
            <text:p/>
          </table:table-cell>
          <table:table-cell table:formula="of:=IF(ISNUMBER((SEARCH(&quot;boho&quot;;[.A397])));47;&quot;&quot;)">
            <text:p/>
          </table:table-cell>
          <table:table-cell table:formula="of:=IF(ISNUMBER((SEARCH(&quot;studio&quot;;[.A397])));48;&quot;&quot;)">
            <text:p/>
          </table:table-cell>
          <table:table-cell table:formula="of:=IF(ISNUMBER((SEARCH(&quot;ternel&quot;;[.A397])));95;&quot;&quot;)">
            <text:p/>
          </table:table-cell>
          <table:table-cell table:formula="of:=IF(ISNUMBER((SEARCH(&quot;eclipse&quot;;[.A397])));93;&quot;&quot;)">
            <text:p/>
          </table:table-cell>
          <table:table-cell table:formula="of:=IF(ISNUMBER((SEARCH(&quot;fruit&quot;;[.A397])));100;&quot;&quot;)">
            <text:p/>
          </table:table-cell>
          <table:table-cell table:formula="of:=IF(ISNUMBER((SEARCH(&quot;jubil&quot;;[.A397])));112;&quot;&quot;)">
            <text:p/>
          </table:table-cell>
          <table:table-cell table:formula="of:=IF(ISNUMBER((SEARCH(&quot;flow&quot;;[.A397])));98;&quot;&quot;)">
            <text:p/>
          </table:table-cell>
          <table:table-cell table:formula="of:=CONCATENATE([.G397];&quot;,&quot;;[.H397];&quot;,&quot;;[.I397];&quot;,&quot;;[.J397];&quot;,&quot;;[.K397];&quot;,&quot;;[.L397];&quot;,&quot;;[.M397];&quot;,&quot;;[.N397];&quot;,&quot;;[.O397];&quot;,&quot;;[.P397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 - srebrny naszyjnik</text:p>
          </table:table-cell>
          <table:table-cell table:formula="of:=[.B397]"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60Beat - srebrny naszyjnik.jpg</text:p>
          </table:table-cell>
          <table:table-cell table:formula="of:=IF(ISNUMBER((SEARCH(&quot;diament&quot;;[.A398])));22;&quot;&quot;)">
            <text:p/>
          </table:table-cell>
          <table:table-cell table:formula="of:=[.H397]" office:value-type="float" office:value="13" calcext:value-type="float">
            <text:p>13</text:p>
          </table:table-cell>
          <table:table-cell table:formula="of:=IF(ISNUMBER((SEARCH(&quot;wiktoriańska&quot;;[.A398])));46;&quot;&quot;)">
            <text:p/>
          </table:table-cell>
          <table:table-cell table:formula="of:=IF(ISNUMBER((SEARCH(&quot;boho&quot;;[.A398])));47;&quot;&quot;)">
            <text:p/>
          </table:table-cell>
          <table:table-cell table:formula="of:=IF(ISNUMBER((SEARCH(&quot;studio&quot;;[.A398])));48;&quot;&quot;)">
            <text:p/>
          </table:table-cell>
          <table:table-cell table:formula="of:=IF(ISNUMBER((SEARCH(&quot;ternel&quot;;[.A398])));95;&quot;&quot;)">
            <text:p/>
          </table:table-cell>
          <table:table-cell table:formula="of:=IF(ISNUMBER((SEARCH(&quot;eclipse&quot;;[.A398])));93;&quot;&quot;)">
            <text:p/>
          </table:table-cell>
          <table:table-cell table:formula="of:=IF(ISNUMBER((SEARCH(&quot;fruit&quot;;[.A398])));100;&quot;&quot;)">
            <text:p/>
          </table:table-cell>
          <table:table-cell table:formula="of:=IF(ISNUMBER((SEARCH(&quot;jubil&quot;;[.A398])));112;&quot;&quot;)">
            <text:p/>
          </table:table-cell>
          <table:table-cell table:formula="of:=IF(ISNUMBER((SEARCH(&quot;flow&quot;;[.A398])));98;&quot;&quot;)">
            <text:p/>
          </table:table-cell>
          <table:table-cell table:formula="of:=CONCATENATE([.G398];&quot;,&quot;;[.H398];&quot;,&quot;;[.I398];&quot;,&quot;;[.J398];&quot;,&quot;;[.K398];&quot;,&quot;;[.L398];&quot;,&quot;;[.M398];&quot;,&quot;;[.N398];&quot;,&quot;;[.O398];&quot;,&quot;;[.P398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 - srebrny naszyjnik</text:p>
          </table:table-cell>
          <table:table-cell table:formula="of:=[.B398]"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61Beat - srebrny naszyjnik.jpg</text:p>
          </table:table-cell>
          <table:table-cell table:formula="of:=IF(ISNUMBER((SEARCH(&quot;diament&quot;;[.A399])));22;&quot;&quot;)">
            <text:p/>
          </table:table-cell>
          <table:table-cell table:formula="of:=[.H398]" office:value-type="float" office:value="13" calcext:value-type="float">
            <text:p>13</text:p>
          </table:table-cell>
          <table:table-cell table:formula="of:=IF(ISNUMBER((SEARCH(&quot;wiktoriańska&quot;;[.A399])));46;&quot;&quot;)">
            <text:p/>
          </table:table-cell>
          <table:table-cell table:formula="of:=IF(ISNUMBER((SEARCH(&quot;boho&quot;;[.A399])));47;&quot;&quot;)">
            <text:p/>
          </table:table-cell>
          <table:table-cell table:formula="of:=IF(ISNUMBER((SEARCH(&quot;studio&quot;;[.A399])));48;&quot;&quot;)">
            <text:p/>
          </table:table-cell>
          <table:table-cell table:formula="of:=IF(ISNUMBER((SEARCH(&quot;ternel&quot;;[.A399])));95;&quot;&quot;)">
            <text:p/>
          </table:table-cell>
          <table:table-cell table:formula="of:=IF(ISNUMBER((SEARCH(&quot;eclipse&quot;;[.A399])));93;&quot;&quot;)">
            <text:p/>
          </table:table-cell>
          <table:table-cell table:formula="of:=IF(ISNUMBER((SEARCH(&quot;fruit&quot;;[.A399])));100;&quot;&quot;)">
            <text:p/>
          </table:table-cell>
          <table:table-cell table:formula="of:=IF(ISNUMBER((SEARCH(&quot;jubil&quot;;[.A399])));112;&quot;&quot;)">
            <text:p/>
          </table:table-cell>
          <table:table-cell table:formula="of:=IF(ISNUMBER((SEARCH(&quot;flow&quot;;[.A399])));98;&quot;&quot;)">
            <text:p/>
          </table:table-cell>
          <table:table-cell table:formula="of:=CONCATENATE([.G399];&quot;,&quot;;[.H399];&quot;,&quot;;[.I399];&quot;,&quot;;[.J399];&quot;,&quot;;[.K399];&quot;,&quot;;[.L399];&quot;,&quot;;[.M399];&quot;,&quot;;[.N399];&quot;,&quot;;[.O399];&quot;,&quot;;[.P399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 - srebrny naszyjnik</text:p>
          </table:table-cell>
          <table:table-cell table:formula="of:=[.B399]"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62Beat - srebrny naszyjnik.jpg</text:p>
          </table:table-cell>
          <table:table-cell table:formula="of:=IF(ISNUMBER((SEARCH(&quot;diament&quot;;[.A400])));22;&quot;&quot;)">
            <text:p/>
          </table:table-cell>
          <table:table-cell table:formula="of:=[.H399]" office:value-type="float" office:value="13" calcext:value-type="float">
            <text:p>13</text:p>
          </table:table-cell>
          <table:table-cell table:formula="of:=IF(ISNUMBER((SEARCH(&quot;wiktoriańska&quot;;[.A400])));46;&quot;&quot;)">
            <text:p/>
          </table:table-cell>
          <table:table-cell table:formula="of:=IF(ISNUMBER((SEARCH(&quot;boho&quot;;[.A400])));47;&quot;&quot;)">
            <text:p/>
          </table:table-cell>
          <table:table-cell table:formula="of:=IF(ISNUMBER((SEARCH(&quot;studio&quot;;[.A400])));48;&quot;&quot;)">
            <text:p/>
          </table:table-cell>
          <table:table-cell table:formula="of:=IF(ISNUMBER((SEARCH(&quot;ternel&quot;;[.A400])));95;&quot;&quot;)">
            <text:p/>
          </table:table-cell>
          <table:table-cell table:formula="of:=IF(ISNUMBER((SEARCH(&quot;eclipse&quot;;[.A400])));93;&quot;&quot;)">
            <text:p/>
          </table:table-cell>
          <table:table-cell table:formula="of:=IF(ISNUMBER((SEARCH(&quot;fruit&quot;;[.A400])));100;&quot;&quot;)">
            <text:p/>
          </table:table-cell>
          <table:table-cell table:formula="of:=IF(ISNUMBER((SEARCH(&quot;jubil&quot;;[.A400])));112;&quot;&quot;)">
            <text:p/>
          </table:table-cell>
          <table:table-cell table:formula="of:=IF(ISNUMBER((SEARCH(&quot;flow&quot;;[.A400])));98;&quot;&quot;)">
            <text:p/>
          </table:table-cell>
          <table:table-cell table:formula="of:=CONCATENATE([.G400];&quot;,&quot;;[.H400];&quot;,&quot;;[.I400];&quot;,&quot;;[.J400];&quot;,&quot;;[.K400];&quot;,&quot;;[.L400];&quot;,&quot;;[.M400];&quot;,&quot;;[.N400];&quot;,&quot;;[.O400];&quot;,&quot;;[.P400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diak Panna - srebrny naszyjnik</text:p>
          </table:table-cell>
          <table:table-cell table:formula="of:=[.B400]"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63Zodiak Panna - srebrny naszyjnik.jpg</text:p>
          </table:table-cell>
          <table:table-cell table:formula="of:=IF(ISNUMBER((SEARCH(&quot;diament&quot;;[.A401])));22;&quot;&quot;)">
            <text:p/>
          </table:table-cell>
          <table:table-cell table:formula="of:=[.H400]" office:value-type="float" office:value="13" calcext:value-type="float">
            <text:p>13</text:p>
          </table:table-cell>
          <table:table-cell table:formula="of:=IF(ISNUMBER((SEARCH(&quot;wiktoriańska&quot;;[.A401])));46;&quot;&quot;)">
            <text:p/>
          </table:table-cell>
          <table:table-cell table:formula="of:=IF(ISNUMBER((SEARCH(&quot;boho&quot;;[.A401])));47;&quot;&quot;)">
            <text:p/>
          </table:table-cell>
          <table:table-cell table:formula="of:=IF(ISNUMBER((SEARCH(&quot;studio&quot;;[.A401])));48;&quot;&quot;)">
            <text:p/>
          </table:table-cell>
          <table:table-cell table:formula="of:=IF(ISNUMBER((SEARCH(&quot;ternel&quot;;[.A401])));95;&quot;&quot;)">
            <text:p/>
          </table:table-cell>
          <table:table-cell table:formula="of:=IF(ISNUMBER((SEARCH(&quot;eclipse&quot;;[.A401])));93;&quot;&quot;)">
            <text:p/>
          </table:table-cell>
          <table:table-cell table:formula="of:=IF(ISNUMBER((SEARCH(&quot;fruit&quot;;[.A401])));100;&quot;&quot;)">
            <text:p/>
          </table:table-cell>
          <table:table-cell table:formula="of:=IF(ISNUMBER((SEARCH(&quot;jubil&quot;;[.A401])));112;&quot;&quot;)">
            <text:p/>
          </table:table-cell>
          <table:table-cell table:formula="of:=IF(ISNUMBER((SEARCH(&quot;flow&quot;;[.A401])));98;&quot;&quot;)">
            <text:p/>
          </table:table-cell>
          <table:table-cell table:formula="of:=CONCATENATE([.G401];&quot;,&quot;;[.H401];&quot;,&quot;;[.I401];&quot;,&quot;;[.J401];&quot;,&quot;;[.K401];&quot;,&quot;;[.L401];&quot;,&quot;;[.M401];&quot;,&quot;;[.N401];&quot;,&quot;;[.O401];&quot;,&quot;;[.P401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 – srebrny naszyjnik</text:p>
          </table:table-cell>
          <table:table-cell table:formula="of:=[.B401]"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64Flow – srebrny naszyjnik.jpg</text:p>
          </table:table-cell>
          <table:table-cell table:formula="of:=IF(ISNUMBER((SEARCH(&quot;diament&quot;;[.A402])));22;&quot;&quot;)">
            <text:p/>
          </table:table-cell>
          <table:table-cell table:formula="of:=[.H401]" office:value-type="float" office:value="13" calcext:value-type="float">
            <text:p>13</text:p>
          </table:table-cell>
          <table:table-cell table:formula="of:=IF(ISNUMBER((SEARCH(&quot;wiktoriańska&quot;;[.A402])));46;&quot;&quot;)">
            <text:p/>
          </table:table-cell>
          <table:table-cell table:formula="of:=IF(ISNUMBER((SEARCH(&quot;boho&quot;;[.A402])));47;&quot;&quot;)">
            <text:p/>
          </table:table-cell>
          <table:table-cell table:formula="of:=IF(ISNUMBER((SEARCH(&quot;studio&quot;;[.A402])));48;&quot;&quot;)">
            <text:p/>
          </table:table-cell>
          <table:table-cell table:formula="of:=IF(ISNUMBER((SEARCH(&quot;ternel&quot;;[.A402])));95;&quot;&quot;)">
            <text:p/>
          </table:table-cell>
          <table:table-cell table:formula="of:=IF(ISNUMBER((SEARCH(&quot;eclipse&quot;;[.A402])));93;&quot;&quot;)">
            <text:p/>
          </table:table-cell>
          <table:table-cell table:formula="of:=IF(ISNUMBER((SEARCH(&quot;fruit&quot;;[.A402])));100;&quot;&quot;)">
            <text:p/>
          </table:table-cell>
          <table:table-cell table:formula="of:=IF(ISNUMBER((SEARCH(&quot;jubil&quot;;[.A402])));112;&quot;&quot;)">
            <text:p/>
          </table:table-cell>
          <table:table-cell table:formula="of:=IF(ISNUMBER((SEARCH(&quot;flow&quot;;[.A402])));98;&quot;&quot;)" office:value-type="float" office:value="98" calcext:value-type="float">
            <text:p>98</text:p>
          </table:table-cell>
          <table:table-cell table:formula="of:=CONCATENATE([.G402];&quot;,&quot;;[.H402];&quot;,&quot;;[.I402];&quot;,&quot;;[.J402];&quot;,&quot;;[.K402];&quot;,&quot;;[.L402];&quot;,&quot;;[.M402];&quot;,&quot;;[.N402];&quot;,&quot;;[.O402];&quot;,&quot;;[.P402])" office:value-type="string" office:string-value=",13,,,,,,,,98" calcext:value-type="string">
            <text:p>,13,,,,,,,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y naszyjnik</text:p>
          </table:table-cell>
          <table:table-cell table:formula="of:=[.B402]"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65Unique - srebrny naszyjnik.jpg</text:p>
          </table:table-cell>
          <table:table-cell table:formula="of:=IF(ISNUMBER((SEARCH(&quot;diament&quot;;[.A403])));22;&quot;&quot;)">
            <text:p/>
          </table:table-cell>
          <table:table-cell table:formula="of:=[.H402]" office:value-type="float" office:value="13" calcext:value-type="float">
            <text:p>13</text:p>
          </table:table-cell>
          <table:table-cell table:formula="of:=IF(ISNUMBER((SEARCH(&quot;wiktoriańska&quot;;[.A403])));46;&quot;&quot;)">
            <text:p/>
          </table:table-cell>
          <table:table-cell table:formula="of:=IF(ISNUMBER((SEARCH(&quot;boho&quot;;[.A403])));47;&quot;&quot;)">
            <text:p/>
          </table:table-cell>
          <table:table-cell table:formula="of:=IF(ISNUMBER((SEARCH(&quot;studio&quot;;[.A403])));48;&quot;&quot;)">
            <text:p/>
          </table:table-cell>
          <table:table-cell table:formula="of:=IF(ISNUMBER((SEARCH(&quot;ternel&quot;;[.A403])));95;&quot;&quot;)">
            <text:p/>
          </table:table-cell>
          <table:table-cell table:formula="of:=IF(ISNUMBER((SEARCH(&quot;eclipse&quot;;[.A403])));93;&quot;&quot;)">
            <text:p/>
          </table:table-cell>
          <table:table-cell table:formula="of:=IF(ISNUMBER((SEARCH(&quot;fruit&quot;;[.A403])));100;&quot;&quot;)">
            <text:p/>
          </table:table-cell>
          <table:table-cell table:formula="of:=IF(ISNUMBER((SEARCH(&quot;jubil&quot;;[.A403])));112;&quot;&quot;)">
            <text:p/>
          </table:table-cell>
          <table:table-cell table:formula="of:=IF(ISNUMBER((SEARCH(&quot;flow&quot;;[.A403])));98;&quot;&quot;)">
            <text:p/>
          </table:table-cell>
          <table:table-cell table:formula="of:=CONCATENATE([.G403];&quot;,&quot;;[.H403];&quot;,&quot;;[.I403];&quot;,&quot;;[.J403];&quot;,&quot;;[.K403];&quot;,&quot;;[.L403];&quot;,&quot;;[.M403];&quot;,&quot;;[.N403];&quot;,&quot;;[.O403];&quot;,&quot;;[.P403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naszyjnik</text:p>
          </table:table-cell>
          <table:table-cell table:formula="of:=[.B403]"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66Złoty naszyjnik.jpg</text:p>
          </table:table-cell>
          <table:table-cell table:formula="of:=IF(ISNUMBER((SEARCH(&quot;diament&quot;;[.A404])));22;&quot;&quot;)">
            <text:p/>
          </table:table-cell>
          <table:table-cell table:formula="of:=[.H403]" office:value-type="float" office:value="13" calcext:value-type="float">
            <text:p>13</text:p>
          </table:table-cell>
          <table:table-cell table:formula="of:=IF(ISNUMBER((SEARCH(&quot;wiktoriańska&quot;;[.A404])));46;&quot;&quot;)">
            <text:p/>
          </table:table-cell>
          <table:table-cell table:formula="of:=IF(ISNUMBER((SEARCH(&quot;boho&quot;;[.A404])));47;&quot;&quot;)">
            <text:p/>
          </table:table-cell>
          <table:table-cell table:formula="of:=IF(ISNUMBER((SEARCH(&quot;studio&quot;;[.A404])));48;&quot;&quot;)">
            <text:p/>
          </table:table-cell>
          <table:table-cell table:formula="of:=IF(ISNUMBER((SEARCH(&quot;ternel&quot;;[.A404])));95;&quot;&quot;)">
            <text:p/>
          </table:table-cell>
          <table:table-cell table:formula="of:=IF(ISNUMBER((SEARCH(&quot;eclipse&quot;;[.A404])));93;&quot;&quot;)">
            <text:p/>
          </table:table-cell>
          <table:table-cell table:formula="of:=IF(ISNUMBER((SEARCH(&quot;fruit&quot;;[.A404])));100;&quot;&quot;)">
            <text:p/>
          </table:table-cell>
          <table:table-cell table:formula="of:=IF(ISNUMBER((SEARCH(&quot;jubil&quot;;[.A404])));112;&quot;&quot;)">
            <text:p/>
          </table:table-cell>
          <table:table-cell table:formula="of:=IF(ISNUMBER((SEARCH(&quot;flow&quot;;[.A404])));98;&quot;&quot;)">
            <text:p/>
          </table:table-cell>
          <table:table-cell table:formula="of:=CONCATENATE([.G404];&quot;,&quot;;[.H404];&quot;,&quot;;[.I404];&quot;,&quot;;[.J404];&quot;,&quot;;[.K404];&quot;,&quot;;[.L404];&quot;,&quot;;[.M404];&quot;,&quot;;[.N404];&quot;,&quot;;[.O404];&quot;,&quot;;[.P404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ss - srebrny naszyjnik</text:p>
          </table:table-cell>
          <table:table-cell table:formula="of:=[.B404]"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67Gloss - srebrny naszyjnik.jpg</text:p>
          </table:table-cell>
          <table:table-cell table:formula="of:=IF(ISNUMBER((SEARCH(&quot;diament&quot;;[.A405])));22;&quot;&quot;)">
            <text:p/>
          </table:table-cell>
          <table:table-cell table:formula="of:=[.H404]" office:value-type="float" office:value="13" calcext:value-type="float">
            <text:p>13</text:p>
          </table:table-cell>
          <table:table-cell table:formula="of:=IF(ISNUMBER((SEARCH(&quot;wiktoriańska&quot;;[.A405])));46;&quot;&quot;)">
            <text:p/>
          </table:table-cell>
          <table:table-cell table:formula="of:=IF(ISNUMBER((SEARCH(&quot;boho&quot;;[.A405])));47;&quot;&quot;)">
            <text:p/>
          </table:table-cell>
          <table:table-cell table:formula="of:=IF(ISNUMBER((SEARCH(&quot;studio&quot;;[.A405])));48;&quot;&quot;)">
            <text:p/>
          </table:table-cell>
          <table:table-cell table:formula="of:=IF(ISNUMBER((SEARCH(&quot;ternel&quot;;[.A405])));95;&quot;&quot;)">
            <text:p/>
          </table:table-cell>
          <table:table-cell table:formula="of:=IF(ISNUMBER((SEARCH(&quot;eclipse&quot;;[.A405])));93;&quot;&quot;)">
            <text:p/>
          </table:table-cell>
          <table:table-cell table:formula="of:=IF(ISNUMBER((SEARCH(&quot;fruit&quot;;[.A405])));100;&quot;&quot;)">
            <text:p/>
          </table:table-cell>
          <table:table-cell table:formula="of:=IF(ISNUMBER((SEARCH(&quot;jubil&quot;;[.A405])));112;&quot;&quot;)">
            <text:p/>
          </table:table-cell>
          <table:table-cell table:formula="of:=IF(ISNUMBER((SEARCH(&quot;flow&quot;;[.A405])));98;&quot;&quot;)">
            <text:p/>
          </table:table-cell>
          <table:table-cell table:formula="of:=CONCATENATE([.G405];&quot;,&quot;;[.H405];&quot;,&quot;;[.I405];&quot;,&quot;;[.J405];&quot;,&quot;;[.K405];&quot;,&quot;;[.L405];&quot;,&quot;;[.M405];&quot;,&quot;;[.N405];&quot;,&quot;;[.O405];&quot;,&quot;;[.P405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y naszyjnik</text:p>
          </table:table-cell>
          <table:table-cell table:formula="of:=[.B405]"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6395" calcext:value-type="float">
            <text:p>63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68Unique - srebrny naszyjnik.jpg</text:p>
          </table:table-cell>
          <table:table-cell table:formula="of:=IF(ISNUMBER((SEARCH(&quot;diament&quot;;[.A406])));22;&quot;&quot;)">
            <text:p/>
          </table:table-cell>
          <table:table-cell table:formula="of:=[.H405]" office:value-type="float" office:value="13" calcext:value-type="float">
            <text:p>13</text:p>
          </table:table-cell>
          <table:table-cell table:formula="of:=IF(ISNUMBER((SEARCH(&quot;wiktoriańska&quot;;[.A406])));46;&quot;&quot;)">
            <text:p/>
          </table:table-cell>
          <table:table-cell table:formula="of:=IF(ISNUMBER((SEARCH(&quot;boho&quot;;[.A406])));47;&quot;&quot;)">
            <text:p/>
          </table:table-cell>
          <table:table-cell table:formula="of:=IF(ISNUMBER((SEARCH(&quot;studio&quot;;[.A406])));48;&quot;&quot;)">
            <text:p/>
          </table:table-cell>
          <table:table-cell table:formula="of:=IF(ISNUMBER((SEARCH(&quot;ternel&quot;;[.A406])));95;&quot;&quot;)">
            <text:p/>
          </table:table-cell>
          <table:table-cell table:formula="of:=IF(ISNUMBER((SEARCH(&quot;eclipse&quot;;[.A406])));93;&quot;&quot;)">
            <text:p/>
          </table:table-cell>
          <table:table-cell table:formula="of:=IF(ISNUMBER((SEARCH(&quot;fruit&quot;;[.A406])));100;&quot;&quot;)">
            <text:p/>
          </table:table-cell>
          <table:table-cell table:formula="of:=IF(ISNUMBER((SEARCH(&quot;jubil&quot;;[.A406])));112;&quot;&quot;)">
            <text:p/>
          </table:table-cell>
          <table:table-cell table:formula="of:=IF(ISNUMBER((SEARCH(&quot;flow&quot;;[.A406])));98;&quot;&quot;)">
            <text:p/>
          </table:table-cell>
          <table:table-cell table:formula="of:=CONCATENATE([.G406];&quot;,&quot;;[.H406];&quot;,&quot;;[.I406];&quot;,&quot;;[.J406];&quot;,&quot;;[.K406];&quot;,&quot;;[.L406];&quot;,&quot;;[.M406];&quot;,&quot;;[.N406];&quot;,&quot;;[.O406];&quot;,&quot;;[.P406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diak Waga - srebrny naszyjnik</text:p>
          </table:table-cell>
          <table:table-cell table:formula="of:=[.B406]"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6395" calcext:value-type="float">
            <text:p>63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69Zodiak Waga - srebrny naszyjnik.jpg</text:p>
          </table:table-cell>
          <table:table-cell table:formula="of:=IF(ISNUMBER((SEARCH(&quot;diament&quot;;[.A407])));22;&quot;&quot;)">
            <text:p/>
          </table:table-cell>
          <table:table-cell table:formula="of:=[.H406]" office:value-type="float" office:value="13" calcext:value-type="float">
            <text:p>13</text:p>
          </table:table-cell>
          <table:table-cell table:formula="of:=IF(ISNUMBER((SEARCH(&quot;wiktoriańska&quot;;[.A407])));46;&quot;&quot;)">
            <text:p/>
          </table:table-cell>
          <table:table-cell table:formula="of:=IF(ISNUMBER((SEARCH(&quot;boho&quot;;[.A407])));47;&quot;&quot;)">
            <text:p/>
          </table:table-cell>
          <table:table-cell table:formula="of:=IF(ISNUMBER((SEARCH(&quot;studio&quot;;[.A407])));48;&quot;&quot;)">
            <text:p/>
          </table:table-cell>
          <table:table-cell table:formula="of:=IF(ISNUMBER((SEARCH(&quot;ternel&quot;;[.A407])));95;&quot;&quot;)">
            <text:p/>
          </table:table-cell>
          <table:table-cell table:formula="of:=IF(ISNUMBER((SEARCH(&quot;eclipse&quot;;[.A407])));93;&quot;&quot;)">
            <text:p/>
          </table:table-cell>
          <table:table-cell table:formula="of:=IF(ISNUMBER((SEARCH(&quot;fruit&quot;;[.A407])));100;&quot;&quot;)">
            <text:p/>
          </table:table-cell>
          <table:table-cell table:formula="of:=IF(ISNUMBER((SEARCH(&quot;jubil&quot;;[.A407])));112;&quot;&quot;)">
            <text:p/>
          </table:table-cell>
          <table:table-cell table:formula="of:=IF(ISNUMBER((SEARCH(&quot;flow&quot;;[.A407])));98;&quot;&quot;)">
            <text:p/>
          </table:table-cell>
          <table:table-cell table:formula="of:=CONCATENATE([.G407];&quot;,&quot;;[.H407];&quot;,&quot;;[.I407];&quot;,&quot;;[.J407];&quot;,&quot;;[.K407];&quot;,&quot;;[.L407];&quot;,&quot;;[.M407];&quot;,&quot;;[.N407];&quot;,&quot;;[.O407];&quot;,&quot;;[.P407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diak Bliźnięta - srebrny naszyjnik</text:p>
          </table:table-cell>
          <table:table-cell table:formula="of:=[.B407]"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5695" calcext:value-type="float">
            <text:p>56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70Zodiak Bliźnięta - srebrny naszyjnik.jpg</text:p>
          </table:table-cell>
          <table:table-cell table:formula="of:=IF(ISNUMBER((SEARCH(&quot;diament&quot;;[.A408])));22;&quot;&quot;)">
            <text:p/>
          </table:table-cell>
          <table:table-cell table:formula="of:=[.H407]" office:value-type="float" office:value="13" calcext:value-type="float">
            <text:p>13</text:p>
          </table:table-cell>
          <table:table-cell table:formula="of:=IF(ISNUMBER((SEARCH(&quot;wiktoriańska&quot;;[.A408])));46;&quot;&quot;)">
            <text:p/>
          </table:table-cell>
          <table:table-cell table:formula="of:=IF(ISNUMBER((SEARCH(&quot;boho&quot;;[.A408])));47;&quot;&quot;)">
            <text:p/>
          </table:table-cell>
          <table:table-cell table:formula="of:=IF(ISNUMBER((SEARCH(&quot;studio&quot;;[.A408])));48;&quot;&quot;)">
            <text:p/>
          </table:table-cell>
          <table:table-cell table:formula="of:=IF(ISNUMBER((SEARCH(&quot;ternel&quot;;[.A408])));95;&quot;&quot;)">
            <text:p/>
          </table:table-cell>
          <table:table-cell table:formula="of:=IF(ISNUMBER((SEARCH(&quot;eclipse&quot;;[.A408])));93;&quot;&quot;)">
            <text:p/>
          </table:table-cell>
          <table:table-cell table:formula="of:=IF(ISNUMBER((SEARCH(&quot;fruit&quot;;[.A408])));100;&quot;&quot;)">
            <text:p/>
          </table:table-cell>
          <table:table-cell table:formula="of:=IF(ISNUMBER((SEARCH(&quot;jubil&quot;;[.A408])));112;&quot;&quot;)">
            <text:p/>
          </table:table-cell>
          <table:table-cell table:formula="of:=IF(ISNUMBER((SEARCH(&quot;flow&quot;;[.A408])));98;&quot;&quot;)">
            <text:p/>
          </table:table-cell>
          <table:table-cell table:formula="of:=CONCATENATE([.G408];&quot;,&quot;;[.H408];&quot;,&quot;;[.I408];&quot;,&quot;;[.J408];&quot;,&quot;;[.K408];&quot;,&quot;;[.L408];&quot;,&quot;;[.M408];&quot;,&quot;;[.N408];&quot;,&quot;;[.O408];&quot;,&quot;;[.P408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p - Srebrny naszyjnik</text:p>
          </table:table-cell>
          <table:table-cell table:formula="of:=[.B408]"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71Loop - Srebrny naszyjnik.jpg</text:p>
          </table:table-cell>
          <table:table-cell table:formula="of:=IF(ISNUMBER((SEARCH(&quot;diament&quot;;[.A409])));22;&quot;&quot;)">
            <text:p/>
          </table:table-cell>
          <table:table-cell table:formula="of:=[.H408]" office:value-type="float" office:value="13" calcext:value-type="float">
            <text:p>13</text:p>
          </table:table-cell>
          <table:table-cell table:formula="of:=IF(ISNUMBER((SEARCH(&quot;wiktoriańska&quot;;[.A409])));46;&quot;&quot;)">
            <text:p/>
          </table:table-cell>
          <table:table-cell table:formula="of:=IF(ISNUMBER((SEARCH(&quot;boho&quot;;[.A409])));47;&quot;&quot;)">
            <text:p/>
          </table:table-cell>
          <table:table-cell table:formula="of:=IF(ISNUMBER((SEARCH(&quot;studio&quot;;[.A409])));48;&quot;&quot;)">
            <text:p/>
          </table:table-cell>
          <table:table-cell table:formula="of:=IF(ISNUMBER((SEARCH(&quot;ternel&quot;;[.A409])));95;&quot;&quot;)">
            <text:p/>
          </table:table-cell>
          <table:table-cell table:formula="of:=IF(ISNUMBER((SEARCH(&quot;eclipse&quot;;[.A409])));93;&quot;&quot;)">
            <text:p/>
          </table:table-cell>
          <table:table-cell table:formula="of:=IF(ISNUMBER((SEARCH(&quot;fruit&quot;;[.A409])));100;&quot;&quot;)">
            <text:p/>
          </table:table-cell>
          <table:table-cell table:formula="of:=IF(ISNUMBER((SEARCH(&quot;jubil&quot;;[.A409])));112;&quot;&quot;)">
            <text:p/>
          </table:table-cell>
          <table:table-cell table:formula="of:=IF(ISNUMBER((SEARCH(&quot;flow&quot;;[.A409])));98;&quot;&quot;)">
            <text:p/>
          </table:table-cell>
          <table:table-cell table:formula="of:=CONCATENATE([.G409];&quot;,&quot;;[.H409];&quot;,&quot;;[.I409];&quot;,&quot;;[.J409];&quot;,&quot;;[.K409];&quot;,&quot;;[.L409];&quot;,&quot;;[.M409];&quot;,&quot;;[.N409];&quot;,&quot;;[.O409];&quot;,&quot;;[.P409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stic - złoty naszyjnik</text:p>
          </table:table-cell>
          <table:table-cell table:formula="of:=[.B409]"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72Mystic - złoty naszyjnik.jpg</text:p>
          </table:table-cell>
          <table:table-cell table:formula="of:=IF(ISNUMBER((SEARCH(&quot;diament&quot;;[.A410])));22;&quot;&quot;)">
            <text:p/>
          </table:table-cell>
          <table:table-cell table:formula="of:=[.H409]" office:value-type="float" office:value="13" calcext:value-type="float">
            <text:p>13</text:p>
          </table:table-cell>
          <table:table-cell table:formula="of:=IF(ISNUMBER((SEARCH(&quot;wiktoriańska&quot;;[.A410])));46;&quot;&quot;)">
            <text:p/>
          </table:table-cell>
          <table:table-cell table:formula="of:=IF(ISNUMBER((SEARCH(&quot;boho&quot;;[.A410])));47;&quot;&quot;)">
            <text:p/>
          </table:table-cell>
          <table:table-cell table:formula="of:=IF(ISNUMBER((SEARCH(&quot;studio&quot;;[.A410])));48;&quot;&quot;)">
            <text:p/>
          </table:table-cell>
          <table:table-cell table:formula="of:=IF(ISNUMBER((SEARCH(&quot;ternel&quot;;[.A410])));95;&quot;&quot;)">
            <text:p/>
          </table:table-cell>
          <table:table-cell table:formula="of:=IF(ISNUMBER((SEARCH(&quot;eclipse&quot;;[.A410])));93;&quot;&quot;)">
            <text:p/>
          </table:table-cell>
          <table:table-cell table:formula="of:=IF(ISNUMBER((SEARCH(&quot;fruit&quot;;[.A410])));100;&quot;&quot;)">
            <text:p/>
          </table:table-cell>
          <table:table-cell table:formula="of:=IF(ISNUMBER((SEARCH(&quot;jubil&quot;;[.A410])));112;&quot;&quot;)">
            <text:p/>
          </table:table-cell>
          <table:table-cell table:formula="of:=IF(ISNUMBER((SEARCH(&quot;flow&quot;;[.A410])));98;&quot;&quot;)">
            <text:p/>
          </table:table-cell>
          <table:table-cell table:formula="of:=CONCATENATE([.G410];&quot;,&quot;;[.H410];&quot;,&quot;;[.I410];&quot;,&quot;;[.J410];&quot;,&quot;;[.K410];&quot;,&quot;;[.L410];&quot;,&quot;;[.M410];&quot;,&quot;;[.N410];&quot;,&quot;;[.O410];&quot;,&quot;;[.P410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diak Baran - srebrny naszyjnik </text:p>
          </table:table-cell>
          <table:table-cell table:formula="of:=[.B410]"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73Zodiak Baran - srebrny naszyjnik .jpg</text:p>
          </table:table-cell>
          <table:table-cell table:formula="of:=IF(ISNUMBER((SEARCH(&quot;diament&quot;;[.A411])));22;&quot;&quot;)">
            <text:p/>
          </table:table-cell>
          <table:table-cell table:formula="of:=[.H410]" office:value-type="float" office:value="13" calcext:value-type="float">
            <text:p>13</text:p>
          </table:table-cell>
          <table:table-cell table:formula="of:=IF(ISNUMBER((SEARCH(&quot;wiktoriańska&quot;;[.A411])));46;&quot;&quot;)">
            <text:p/>
          </table:table-cell>
          <table:table-cell table:formula="of:=IF(ISNUMBER((SEARCH(&quot;boho&quot;;[.A411])));47;&quot;&quot;)">
            <text:p/>
          </table:table-cell>
          <table:table-cell table:formula="of:=IF(ISNUMBER((SEARCH(&quot;studio&quot;;[.A411])));48;&quot;&quot;)">
            <text:p/>
          </table:table-cell>
          <table:table-cell table:formula="of:=IF(ISNUMBER((SEARCH(&quot;ternel&quot;;[.A411])));95;&quot;&quot;)">
            <text:p/>
          </table:table-cell>
          <table:table-cell table:formula="of:=IF(ISNUMBER((SEARCH(&quot;eclipse&quot;;[.A411])));93;&quot;&quot;)">
            <text:p/>
          </table:table-cell>
          <table:table-cell table:formula="of:=IF(ISNUMBER((SEARCH(&quot;fruit&quot;;[.A411])));100;&quot;&quot;)">
            <text:p/>
          </table:table-cell>
          <table:table-cell table:formula="of:=IF(ISNUMBER((SEARCH(&quot;jubil&quot;;[.A411])));112;&quot;&quot;)">
            <text:p/>
          </table:table-cell>
          <table:table-cell table:formula="of:=IF(ISNUMBER((SEARCH(&quot;flow&quot;;[.A411])));98;&quot;&quot;)">
            <text:p/>
          </table:table-cell>
          <table:table-cell table:formula="of:=CONCATENATE([.G411];&quot;,&quot;;[.H411];&quot;,&quot;;[.I411];&quot;,&quot;;[.J411];&quot;,&quot;;[.K411];&quot;,&quot;;[.L411];&quot;,&quot;;[.M411];&quot;,&quot;;[.N411];&quot;,&quot;;[.O411];&quot;,&quot;;[.P411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naszyjnik</text:p>
          </table:table-cell>
          <table:table-cell table:formula="of:=[.B411]"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74Złoty naszyjnik.jpg</text:p>
          </table:table-cell>
          <table:table-cell table:formula="of:=IF(ISNUMBER((SEARCH(&quot;diament&quot;;[.A412])));22;&quot;&quot;)">
            <text:p/>
          </table:table-cell>
          <table:table-cell table:formula="of:=[.H411]" office:value-type="float" office:value="13" calcext:value-type="float">
            <text:p>13</text:p>
          </table:table-cell>
          <table:table-cell table:formula="of:=IF(ISNUMBER((SEARCH(&quot;wiktoriańska&quot;;[.A412])));46;&quot;&quot;)">
            <text:p/>
          </table:table-cell>
          <table:table-cell table:formula="of:=IF(ISNUMBER((SEARCH(&quot;boho&quot;;[.A412])));47;&quot;&quot;)">
            <text:p/>
          </table:table-cell>
          <table:table-cell table:formula="of:=IF(ISNUMBER((SEARCH(&quot;studio&quot;;[.A412])));48;&quot;&quot;)">
            <text:p/>
          </table:table-cell>
          <table:table-cell table:formula="of:=IF(ISNUMBER((SEARCH(&quot;ternel&quot;;[.A412])));95;&quot;&quot;)">
            <text:p/>
          </table:table-cell>
          <table:table-cell table:formula="of:=IF(ISNUMBER((SEARCH(&quot;eclipse&quot;;[.A412])));93;&quot;&quot;)">
            <text:p/>
          </table:table-cell>
          <table:table-cell table:formula="of:=IF(ISNUMBER((SEARCH(&quot;fruit&quot;;[.A412])));100;&quot;&quot;)">
            <text:p/>
          </table:table-cell>
          <table:table-cell table:formula="of:=IF(ISNUMBER((SEARCH(&quot;jubil&quot;;[.A412])));112;&quot;&quot;)">
            <text:p/>
          </table:table-cell>
          <table:table-cell table:formula="of:=IF(ISNUMBER((SEARCH(&quot;flow&quot;;[.A412])));98;&quot;&quot;)">
            <text:p/>
          </table:table-cell>
          <table:table-cell table:formula="of:=CONCATENATE([.G412];&quot;,&quot;;[.H412];&quot;,&quot;;[.I412];&quot;,&quot;;[.J412];&quot;,&quot;;[.K412];&quot;,&quot;;[.L412];&quot;,&quot;;[.M412];&quot;,&quot;;[.N412];&quot;,&quot;;[.O412];&quot;,&quot;;[.P412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</text:p>
          </table:table-cell>
          <table:table-cell table:formula="of:=[.B412]"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75Srebrny naszyjnik.jpg</text:p>
          </table:table-cell>
          <table:table-cell table:formula="of:=IF(ISNUMBER((SEARCH(&quot;diament&quot;;[.A413])));22;&quot;&quot;)">
            <text:p/>
          </table:table-cell>
          <table:table-cell table:formula="of:=[.H412]" office:value-type="float" office:value="13" calcext:value-type="float">
            <text:p>13</text:p>
          </table:table-cell>
          <table:table-cell table:formula="of:=IF(ISNUMBER((SEARCH(&quot;wiktoriańska&quot;;[.A413])));46;&quot;&quot;)">
            <text:p/>
          </table:table-cell>
          <table:table-cell table:formula="of:=IF(ISNUMBER((SEARCH(&quot;boho&quot;;[.A413])));47;&quot;&quot;)">
            <text:p/>
          </table:table-cell>
          <table:table-cell table:formula="of:=IF(ISNUMBER((SEARCH(&quot;studio&quot;;[.A413])));48;&quot;&quot;)">
            <text:p/>
          </table:table-cell>
          <table:table-cell table:formula="of:=IF(ISNUMBER((SEARCH(&quot;ternel&quot;;[.A413])));95;&quot;&quot;)">
            <text:p/>
          </table:table-cell>
          <table:table-cell table:formula="of:=IF(ISNUMBER((SEARCH(&quot;eclipse&quot;;[.A413])));93;&quot;&quot;)">
            <text:p/>
          </table:table-cell>
          <table:table-cell table:formula="of:=IF(ISNUMBER((SEARCH(&quot;fruit&quot;;[.A413])));100;&quot;&quot;)">
            <text:p/>
          </table:table-cell>
          <table:table-cell table:formula="of:=IF(ISNUMBER((SEARCH(&quot;jubil&quot;;[.A413])));112;&quot;&quot;)">
            <text:p/>
          </table:table-cell>
          <table:table-cell table:formula="of:=IF(ISNUMBER((SEARCH(&quot;flow&quot;;[.A413])));98;&quot;&quot;)">
            <text:p/>
          </table:table-cell>
          <table:table-cell table:formula="of:=CONCATENATE([.G413];&quot;,&quot;;[.H413];&quot;,&quot;;[.I413];&quot;,&quot;;[.J413];&quot;,&quot;;[.K413];&quot;,&quot;;[.L413];&quot;,&quot;;[.M413];&quot;,&quot;;[.N413];&quot;,&quot;;[.O413];&quot;,&quot;;[.P413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isley- złoty naszyjnik</text:p>
          </table:table-cell>
          <table:table-cell table:formula="of:=[.B413]"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76Paisley- złoty naszyjnik.jpg</text:p>
          </table:table-cell>
          <table:table-cell table:formula="of:=IF(ISNUMBER((SEARCH(&quot;diament&quot;;[.A414])));22;&quot;&quot;)">
            <text:p/>
          </table:table-cell>
          <table:table-cell table:formula="of:=[.H413]" office:value-type="float" office:value="13" calcext:value-type="float">
            <text:p>13</text:p>
          </table:table-cell>
          <table:table-cell table:formula="of:=IF(ISNUMBER((SEARCH(&quot;wiktoriańska&quot;;[.A414])));46;&quot;&quot;)">
            <text:p/>
          </table:table-cell>
          <table:table-cell table:formula="of:=IF(ISNUMBER((SEARCH(&quot;boho&quot;;[.A414])));47;&quot;&quot;)">
            <text:p/>
          </table:table-cell>
          <table:table-cell table:formula="of:=IF(ISNUMBER((SEARCH(&quot;studio&quot;;[.A414])));48;&quot;&quot;)">
            <text:p/>
          </table:table-cell>
          <table:table-cell table:formula="of:=IF(ISNUMBER((SEARCH(&quot;ternel&quot;;[.A414])));95;&quot;&quot;)">
            <text:p/>
          </table:table-cell>
          <table:table-cell table:formula="of:=IF(ISNUMBER((SEARCH(&quot;eclipse&quot;;[.A414])));93;&quot;&quot;)">
            <text:p/>
          </table:table-cell>
          <table:table-cell table:formula="of:=IF(ISNUMBER((SEARCH(&quot;fruit&quot;;[.A414])));100;&quot;&quot;)">
            <text:p/>
          </table:table-cell>
          <table:table-cell table:formula="of:=IF(ISNUMBER((SEARCH(&quot;jubil&quot;;[.A414])));112;&quot;&quot;)">
            <text:p/>
          </table:table-cell>
          <table:table-cell table:formula="of:=IF(ISNUMBER((SEARCH(&quot;flow&quot;;[.A414])));98;&quot;&quot;)">
            <text:p/>
          </table:table-cell>
          <table:table-cell table:formula="of:=CONCATENATE([.G414];&quot;,&quot;;[.H414];&quot;,&quot;;[.I414];&quot;,&quot;;[.J414];&quot;,&quot;;[.K414];&quot;,&quot;;[.L414];&quot;,&quot;;[.M414];&quot;,&quot;;[.N414];&quot;,&quot;;[.O414];&quot;,&quot;;[.P414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mour - naszyjnik</text:p>
          </table:table-cell>
          <table:table-cell table:formula="of:=[.B414]"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77Glamour - naszyjnik.jpg</text:p>
          </table:table-cell>
          <table:table-cell table:formula="of:=IF(ISNUMBER((SEARCH(&quot;diament&quot;;[.A415])));22;&quot;&quot;)">
            <text:p/>
          </table:table-cell>
          <table:table-cell table:formula="of:=[.H414]" office:value-type="float" office:value="13" calcext:value-type="float">
            <text:p>13</text:p>
          </table:table-cell>
          <table:table-cell table:formula="of:=IF(ISNUMBER((SEARCH(&quot;wiktoriańska&quot;;[.A415])));46;&quot;&quot;)">
            <text:p/>
          </table:table-cell>
          <table:table-cell table:formula="of:=IF(ISNUMBER((SEARCH(&quot;boho&quot;;[.A415])));47;&quot;&quot;)">
            <text:p/>
          </table:table-cell>
          <table:table-cell table:formula="of:=IF(ISNUMBER((SEARCH(&quot;studio&quot;;[.A415])));48;&quot;&quot;)">
            <text:p/>
          </table:table-cell>
          <table:table-cell table:formula="of:=IF(ISNUMBER((SEARCH(&quot;ternel&quot;;[.A415])));95;&quot;&quot;)">
            <text:p/>
          </table:table-cell>
          <table:table-cell table:formula="of:=IF(ISNUMBER((SEARCH(&quot;eclipse&quot;;[.A415])));93;&quot;&quot;)">
            <text:p/>
          </table:table-cell>
          <table:table-cell table:formula="of:=IF(ISNUMBER((SEARCH(&quot;fruit&quot;;[.A415])));100;&quot;&quot;)">
            <text:p/>
          </table:table-cell>
          <table:table-cell table:formula="of:=IF(ISNUMBER((SEARCH(&quot;jubil&quot;;[.A415])));112;&quot;&quot;)">
            <text:p/>
          </table:table-cell>
          <table:table-cell table:formula="of:=IF(ISNUMBER((SEARCH(&quot;flow&quot;;[.A415])));98;&quot;&quot;)">
            <text:p/>
          </table:table-cell>
          <table:table-cell table:formula="of:=CONCATENATE([.G415];&quot;,&quot;;[.H415];&quot;,&quot;;[.I415];&quot;,&quot;;[.J415];&quot;,&quot;;[.K415];&quot;,&quot;;[.L415];&quot;,&quot;;[.M415];&quot;,&quot;;[.N415];&quot;,&quot;;[.O415];&quot;,&quot;;[.P415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mour - naszyjnik</text:p>
          </table:table-cell>
          <table:table-cell table:formula="of:=[.B415]"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78Glamour - naszyjnik.jpg</text:p>
          </table:table-cell>
          <table:table-cell table:formula="of:=IF(ISNUMBER((SEARCH(&quot;diament&quot;;[.A416])));22;&quot;&quot;)">
            <text:p/>
          </table:table-cell>
          <table:table-cell table:formula="of:=[.H415]" office:value-type="float" office:value="13" calcext:value-type="float">
            <text:p>13</text:p>
          </table:table-cell>
          <table:table-cell table:formula="of:=IF(ISNUMBER((SEARCH(&quot;wiktoriańska&quot;;[.A416])));46;&quot;&quot;)">
            <text:p/>
          </table:table-cell>
          <table:table-cell table:formula="of:=IF(ISNUMBER((SEARCH(&quot;boho&quot;;[.A416])));47;&quot;&quot;)">
            <text:p/>
          </table:table-cell>
          <table:table-cell table:formula="of:=IF(ISNUMBER((SEARCH(&quot;studio&quot;;[.A416])));48;&quot;&quot;)">
            <text:p/>
          </table:table-cell>
          <table:table-cell table:formula="of:=IF(ISNUMBER((SEARCH(&quot;ternel&quot;;[.A416])));95;&quot;&quot;)">
            <text:p/>
          </table:table-cell>
          <table:table-cell table:formula="of:=IF(ISNUMBER((SEARCH(&quot;eclipse&quot;;[.A416])));93;&quot;&quot;)">
            <text:p/>
          </table:table-cell>
          <table:table-cell table:formula="of:=IF(ISNUMBER((SEARCH(&quot;fruit&quot;;[.A416])));100;&quot;&quot;)">
            <text:p/>
          </table:table-cell>
          <table:table-cell table:formula="of:=IF(ISNUMBER((SEARCH(&quot;jubil&quot;;[.A416])));112;&quot;&quot;)">
            <text:p/>
          </table:table-cell>
          <table:table-cell table:formula="of:=IF(ISNUMBER((SEARCH(&quot;flow&quot;;[.A416])));98;&quot;&quot;)">
            <text:p/>
          </table:table-cell>
          <table:table-cell table:formula="of:=CONCATENATE([.G416];&quot;,&quot;;[.H416];&quot;,&quot;;[.I416];&quot;,&quot;;[.J416];&quot;,&quot;;[.K416];&quot;,&quot;;[.L416];&quot;,&quot;;[.M416];&quot;,&quot;;[.N416];&quot;,&quot;;[.O416];&quot;,&quot;;[.P416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diak Baran - srebrny naszyjnik </text:p>
          </table:table-cell>
          <table:table-cell table:formula="of:=[.B416]"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79Zodiak Baran - srebrny naszyjnik .jpg</text:p>
          </table:table-cell>
          <table:table-cell table:formula="of:=IF(ISNUMBER((SEARCH(&quot;diament&quot;;[.A417])));22;&quot;&quot;)">
            <text:p/>
          </table:table-cell>
          <table:table-cell table:formula="of:=[.H416]" office:value-type="float" office:value="13" calcext:value-type="float">
            <text:p>13</text:p>
          </table:table-cell>
          <table:table-cell table:formula="of:=IF(ISNUMBER((SEARCH(&quot;wiktoriańska&quot;;[.A417])));46;&quot;&quot;)">
            <text:p/>
          </table:table-cell>
          <table:table-cell table:formula="of:=IF(ISNUMBER((SEARCH(&quot;boho&quot;;[.A417])));47;&quot;&quot;)">
            <text:p/>
          </table:table-cell>
          <table:table-cell table:formula="of:=IF(ISNUMBER((SEARCH(&quot;studio&quot;;[.A417])));48;&quot;&quot;)">
            <text:p/>
          </table:table-cell>
          <table:table-cell table:formula="of:=IF(ISNUMBER((SEARCH(&quot;ternel&quot;;[.A417])));95;&quot;&quot;)">
            <text:p/>
          </table:table-cell>
          <table:table-cell table:formula="of:=IF(ISNUMBER((SEARCH(&quot;eclipse&quot;;[.A417])));93;&quot;&quot;)">
            <text:p/>
          </table:table-cell>
          <table:table-cell table:formula="of:=IF(ISNUMBER((SEARCH(&quot;fruit&quot;;[.A417])));100;&quot;&quot;)">
            <text:p/>
          </table:table-cell>
          <table:table-cell table:formula="of:=IF(ISNUMBER((SEARCH(&quot;jubil&quot;;[.A417])));112;&quot;&quot;)">
            <text:p/>
          </table:table-cell>
          <table:table-cell table:formula="of:=IF(ISNUMBER((SEARCH(&quot;flow&quot;;[.A417])));98;&quot;&quot;)">
            <text:p/>
          </table:table-cell>
          <table:table-cell table:formula="of:=CONCATENATE([.G417];&quot;,&quot;;[.H417];&quot;,&quot;;[.I417];&quot;,&quot;;[.J417];&quot;,&quot;;[.K417];&quot;,&quot;;[.L417];&quot;,&quot;;[.M417];&quot;,&quot;;[.N417];&quot;,&quot;;[.O417];&quot;,&quot;;[.P417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 - złoty naszyjnik</text:p>
          </table:table-cell>
          <table:table-cell table:formula="of:=[.B417]"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80Flow - złoty naszyjnik.jpg</text:p>
          </table:table-cell>
          <table:table-cell table:formula="of:=IF(ISNUMBER((SEARCH(&quot;diament&quot;;[.A418])));22;&quot;&quot;)">
            <text:p/>
          </table:table-cell>
          <table:table-cell table:formula="of:=[.H417]" office:value-type="float" office:value="13" calcext:value-type="float">
            <text:p>13</text:p>
          </table:table-cell>
          <table:table-cell table:formula="of:=IF(ISNUMBER((SEARCH(&quot;wiktoriańska&quot;;[.A418])));46;&quot;&quot;)">
            <text:p/>
          </table:table-cell>
          <table:table-cell table:formula="of:=IF(ISNUMBER((SEARCH(&quot;boho&quot;;[.A418])));47;&quot;&quot;)">
            <text:p/>
          </table:table-cell>
          <table:table-cell table:formula="of:=IF(ISNUMBER((SEARCH(&quot;studio&quot;;[.A418])));48;&quot;&quot;)">
            <text:p/>
          </table:table-cell>
          <table:table-cell table:formula="of:=IF(ISNUMBER((SEARCH(&quot;ternel&quot;;[.A418])));95;&quot;&quot;)">
            <text:p/>
          </table:table-cell>
          <table:table-cell table:formula="of:=IF(ISNUMBER((SEARCH(&quot;eclipse&quot;;[.A418])));93;&quot;&quot;)">
            <text:p/>
          </table:table-cell>
          <table:table-cell table:formula="of:=IF(ISNUMBER((SEARCH(&quot;fruit&quot;;[.A418])));100;&quot;&quot;)">
            <text:p/>
          </table:table-cell>
          <table:table-cell table:formula="of:=IF(ISNUMBER((SEARCH(&quot;jubil&quot;;[.A418])));112;&quot;&quot;)">
            <text:p/>
          </table:table-cell>
          <table:table-cell table:formula="of:=IF(ISNUMBER((SEARCH(&quot;flow&quot;;[.A418])));98;&quot;&quot;)" office:value-type="float" office:value="98" calcext:value-type="float">
            <text:p>98</text:p>
          </table:table-cell>
          <table:table-cell table:formula="of:=CONCATENATE([.G418];&quot;,&quot;;[.H418];&quot;,&quot;;[.I418];&quot;,&quot;;[.J418];&quot;,&quot;;[.K418];&quot;,&quot;;[.L418];&quot;,&quot;;[.M418];&quot;,&quot;;[.N418];&quot;,&quot;;[.O418];&quot;,&quot;;[.P418])" office:value-type="string" office:string-value=",13,,,,,,,,98" calcext:value-type="string">
            <text:p>,13,,,,,,,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y naszyjnik z cyrkoniami</text:p>
          </table:table-cell>
          <table:table-cell table:formula="of:=[.B418]"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81Scarlett - srebrny naszyjnik z cyrkoniami.jpg</text:p>
          </table:table-cell>
          <table:table-cell table:formula="of:=IF(ISNUMBER((SEARCH(&quot;diament&quot;;[.A419])));22;&quot;&quot;)">
            <text:p/>
          </table:table-cell>
          <table:table-cell table:formula="of:=[.H418]" office:value-type="float" office:value="13" calcext:value-type="float">
            <text:p>13</text:p>
          </table:table-cell>
          <table:table-cell table:formula="of:=IF(ISNUMBER((SEARCH(&quot;wiktoriańska&quot;;[.A419])));46;&quot;&quot;)">
            <text:p/>
          </table:table-cell>
          <table:table-cell table:formula="of:=IF(ISNUMBER((SEARCH(&quot;boho&quot;;[.A419])));47;&quot;&quot;)">
            <text:p/>
          </table:table-cell>
          <table:table-cell table:formula="of:=IF(ISNUMBER((SEARCH(&quot;studio&quot;;[.A419])));48;&quot;&quot;)">
            <text:p/>
          </table:table-cell>
          <table:table-cell table:formula="of:=IF(ISNUMBER((SEARCH(&quot;ternel&quot;;[.A419])));95;&quot;&quot;)">
            <text:p/>
          </table:table-cell>
          <table:table-cell table:formula="of:=IF(ISNUMBER((SEARCH(&quot;eclipse&quot;;[.A419])));93;&quot;&quot;)">
            <text:p/>
          </table:table-cell>
          <table:table-cell table:formula="of:=IF(ISNUMBER((SEARCH(&quot;fruit&quot;;[.A419])));100;&quot;&quot;)">
            <text:p/>
          </table:table-cell>
          <table:table-cell table:formula="of:=IF(ISNUMBER((SEARCH(&quot;jubil&quot;;[.A419])));112;&quot;&quot;)">
            <text:p/>
          </table:table-cell>
          <table:table-cell table:formula="of:=IF(ISNUMBER((SEARCH(&quot;flow&quot;;[.A419])));98;&quot;&quot;)">
            <text:p/>
          </table:table-cell>
          <table:table-cell table:formula="of:=CONCATENATE([.G419];&quot;,&quot;;[.H419];&quot;,&quot;;[.I419];&quot;,&quot;;[.J419];&quot;,&quot;;[.K419];&quot;,&quot;;[.L419];&quot;,&quot;;[.M419];&quot;,&quot;;[.N419];&quot;,&quot;;[.O419];&quot;,&quot;;[.P419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lipse - złoty naszyjnik</text:p>
          </table:table-cell>
          <table:table-cell table:formula="of:=[.B419]"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82Eclipse - złoty naszyjnik.jpg</text:p>
          </table:table-cell>
          <table:table-cell table:formula="of:=IF(ISNUMBER((SEARCH(&quot;diament&quot;;[.A420])));22;&quot;&quot;)">
            <text:p/>
          </table:table-cell>
          <table:table-cell table:formula="of:=[.H419]" office:value-type="float" office:value="13" calcext:value-type="float">
            <text:p>13</text:p>
          </table:table-cell>
          <table:table-cell table:formula="of:=IF(ISNUMBER((SEARCH(&quot;wiktoriańska&quot;;[.A420])));46;&quot;&quot;)">
            <text:p/>
          </table:table-cell>
          <table:table-cell table:formula="of:=IF(ISNUMBER((SEARCH(&quot;boho&quot;;[.A420])));47;&quot;&quot;)">
            <text:p/>
          </table:table-cell>
          <table:table-cell table:formula="of:=IF(ISNUMBER((SEARCH(&quot;studio&quot;;[.A420])));48;&quot;&quot;)">
            <text:p/>
          </table:table-cell>
          <table:table-cell table:formula="of:=IF(ISNUMBER((SEARCH(&quot;ternel&quot;;[.A420])));95;&quot;&quot;)">
            <text:p/>
          </table:table-cell>
          <table:table-cell table:formula="of:=IF(ISNUMBER((SEARCH(&quot;eclipse&quot;;[.A420])));93;&quot;&quot;)" office:value-type="float" office:value="93" calcext:value-type="float">
            <text:p>93</text:p>
          </table:table-cell>
          <table:table-cell table:formula="of:=IF(ISNUMBER((SEARCH(&quot;fruit&quot;;[.A420])));100;&quot;&quot;)">
            <text:p/>
          </table:table-cell>
          <table:table-cell table:formula="of:=IF(ISNUMBER((SEARCH(&quot;jubil&quot;;[.A420])));112;&quot;&quot;)">
            <text:p/>
          </table:table-cell>
          <table:table-cell table:formula="of:=IF(ISNUMBER((SEARCH(&quot;flow&quot;;[.A420])));98;&quot;&quot;)">
            <text:p/>
          </table:table-cell>
          <table:table-cell table:formula="of:=CONCATENATE([.G420];&quot;,&quot;;[.H420];&quot;,&quot;;[.I420];&quot;,&quot;;[.J420];&quot;,&quot;;[.K420];&quot;,&quot;;[.L420];&quot;,&quot;;[.M420];&quot;,&quot;;[.N420];&quot;,&quot;;[.O420];&quot;,&quot;;[.P420])" office:value-type="string" office:string-value=",13,,,,,93,,," calcext:value-type="string">
            <text:p>,13,,,,,93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voni - srebrny naszyjnik</text:p>
          </table:table-cell>
          <table:table-cell table:formula="of:=[.B420]"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83Pavoni - srebrny naszyjnik.jpg</text:p>
          </table:table-cell>
          <table:table-cell table:formula="of:=IF(ISNUMBER((SEARCH(&quot;diament&quot;;[.A421])));22;&quot;&quot;)">
            <text:p/>
          </table:table-cell>
          <table:table-cell table:formula="of:=[.H420]" office:value-type="float" office:value="13" calcext:value-type="float">
            <text:p>13</text:p>
          </table:table-cell>
          <table:table-cell table:formula="of:=IF(ISNUMBER((SEARCH(&quot;wiktoriańska&quot;;[.A421])));46;&quot;&quot;)">
            <text:p/>
          </table:table-cell>
          <table:table-cell table:formula="of:=IF(ISNUMBER((SEARCH(&quot;boho&quot;;[.A421])));47;&quot;&quot;)">
            <text:p/>
          </table:table-cell>
          <table:table-cell table:formula="of:=IF(ISNUMBER((SEARCH(&quot;studio&quot;;[.A421])));48;&quot;&quot;)">
            <text:p/>
          </table:table-cell>
          <table:table-cell table:formula="of:=IF(ISNUMBER((SEARCH(&quot;ternel&quot;;[.A421])));95;&quot;&quot;)">
            <text:p/>
          </table:table-cell>
          <table:table-cell table:formula="of:=IF(ISNUMBER((SEARCH(&quot;eclipse&quot;;[.A421])));93;&quot;&quot;)">
            <text:p/>
          </table:table-cell>
          <table:table-cell table:formula="of:=IF(ISNUMBER((SEARCH(&quot;fruit&quot;;[.A421])));100;&quot;&quot;)">
            <text:p/>
          </table:table-cell>
          <table:table-cell table:formula="of:=IF(ISNUMBER((SEARCH(&quot;jubil&quot;;[.A421])));112;&quot;&quot;)">
            <text:p/>
          </table:table-cell>
          <table:table-cell table:formula="of:=IF(ISNUMBER((SEARCH(&quot;flow&quot;;[.A421])));98;&quot;&quot;)">
            <text:p/>
          </table:table-cell>
          <table:table-cell table:formula="of:=CONCATENATE([.G421];&quot;,&quot;;[.H421];&quot;,&quot;;[.I421];&quot;,&quot;;[.J421];&quot;,&quot;;[.K421];&quot;,&quot;;[.L421];&quot;,&quot;;[.M421];&quot;,&quot;;[.N421];&quot;,&quot;;[.O421];&quot;,&quot;;[.P421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diak Rak - srebrny naszyjnik</text:p>
          </table:table-cell>
          <table:table-cell table:formula="of:=[.B421]"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84Zodiak Rak - srebrny naszyjnik.jpg</text:p>
          </table:table-cell>
          <table:table-cell table:formula="of:=IF(ISNUMBER((SEARCH(&quot;diament&quot;;[.A422])));22;&quot;&quot;)">
            <text:p/>
          </table:table-cell>
          <table:table-cell table:formula="of:=[.H421]" office:value-type="float" office:value="13" calcext:value-type="float">
            <text:p>13</text:p>
          </table:table-cell>
          <table:table-cell table:formula="of:=IF(ISNUMBER((SEARCH(&quot;wiktoriańska&quot;;[.A422])));46;&quot;&quot;)">
            <text:p/>
          </table:table-cell>
          <table:table-cell table:formula="of:=IF(ISNUMBER((SEARCH(&quot;boho&quot;;[.A422])));47;&quot;&quot;)">
            <text:p/>
          </table:table-cell>
          <table:table-cell table:formula="of:=IF(ISNUMBER((SEARCH(&quot;studio&quot;;[.A422])));48;&quot;&quot;)">
            <text:p/>
          </table:table-cell>
          <table:table-cell table:formula="of:=IF(ISNUMBER((SEARCH(&quot;ternel&quot;;[.A422])));95;&quot;&quot;)">
            <text:p/>
          </table:table-cell>
          <table:table-cell table:formula="of:=IF(ISNUMBER((SEARCH(&quot;eclipse&quot;;[.A422])));93;&quot;&quot;)">
            <text:p/>
          </table:table-cell>
          <table:table-cell table:formula="of:=IF(ISNUMBER((SEARCH(&quot;fruit&quot;;[.A422])));100;&quot;&quot;)">
            <text:p/>
          </table:table-cell>
          <table:table-cell table:formula="of:=IF(ISNUMBER((SEARCH(&quot;jubil&quot;;[.A422])));112;&quot;&quot;)">
            <text:p/>
          </table:table-cell>
          <table:table-cell table:formula="of:=IF(ISNUMBER((SEARCH(&quot;flow&quot;;[.A422])));98;&quot;&quot;)">
            <text:p/>
          </table:table-cell>
          <table:table-cell table:formula="of:=CONCATENATE([.G422];&quot;,&quot;;[.H422];&quot;,&quot;;[.I422];&quot;,&quot;;[.J422];&quot;,&quot;;[.K422];&quot;,&quot;;[.L422];&quot;,&quot;;[.M422];&quot;,&quot;;[.N422];&quot;,&quot;;[.O422];&quot;,&quot;;[.P422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diak Skorpion - srebrny naszyjnik</text:p>
          </table:table-cell>
          <table:table-cell table:formula="of:=[.B422]"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85Zodiak Skorpion - srebrny naszyjnik.jpg</text:p>
          </table:table-cell>
          <table:table-cell table:formula="of:=IF(ISNUMBER((SEARCH(&quot;diament&quot;;[.A423])));22;&quot;&quot;)">
            <text:p/>
          </table:table-cell>
          <table:table-cell table:formula="of:=[.H422]" office:value-type="float" office:value="13" calcext:value-type="float">
            <text:p>13</text:p>
          </table:table-cell>
          <table:table-cell table:formula="of:=IF(ISNUMBER((SEARCH(&quot;wiktoriańska&quot;;[.A423])));46;&quot;&quot;)">
            <text:p/>
          </table:table-cell>
          <table:table-cell table:formula="of:=IF(ISNUMBER((SEARCH(&quot;boho&quot;;[.A423])));47;&quot;&quot;)">
            <text:p/>
          </table:table-cell>
          <table:table-cell table:formula="of:=IF(ISNUMBER((SEARCH(&quot;studio&quot;;[.A423])));48;&quot;&quot;)">
            <text:p/>
          </table:table-cell>
          <table:table-cell table:formula="of:=IF(ISNUMBER((SEARCH(&quot;ternel&quot;;[.A423])));95;&quot;&quot;)">
            <text:p/>
          </table:table-cell>
          <table:table-cell table:formula="of:=IF(ISNUMBER((SEARCH(&quot;eclipse&quot;;[.A423])));93;&quot;&quot;)">
            <text:p/>
          </table:table-cell>
          <table:table-cell table:formula="of:=IF(ISNUMBER((SEARCH(&quot;fruit&quot;;[.A423])));100;&quot;&quot;)">
            <text:p/>
          </table:table-cell>
          <table:table-cell table:formula="of:=IF(ISNUMBER((SEARCH(&quot;jubil&quot;;[.A423])));112;&quot;&quot;)">
            <text:p/>
          </table:table-cell>
          <table:table-cell table:formula="of:=IF(ISNUMBER((SEARCH(&quot;flow&quot;;[.A423])));98;&quot;&quot;)">
            <text:p/>
          </table:table-cell>
          <table:table-cell table:formula="of:=CONCATENATE([.G423];&quot;,&quot;;[.H423];&quot;,&quot;;[.I423];&quot;,&quot;;[.J423];&quot;,&quot;;[.K423];&quot;,&quot;;[.L423];&quot;,&quot;;[.M423];&quot;,&quot;;[.N423];&quot;,&quot;;[.O423];&quot;,&quot;;[.P423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naszyjnik</text:p>
          </table:table-cell>
          <table:table-cell table:formula="of:=[.B423]"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2595" calcext:value-type="float">
            <text:p>25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86Złoty naszyjnik.jpg</text:p>
          </table:table-cell>
          <table:table-cell table:formula="of:=IF(ISNUMBER((SEARCH(&quot;diament&quot;;[.A424])));22;&quot;&quot;)">
            <text:p/>
          </table:table-cell>
          <table:table-cell table:formula="of:=[.H423]" office:value-type="float" office:value="13" calcext:value-type="float">
            <text:p>13</text:p>
          </table:table-cell>
          <table:table-cell table:formula="of:=IF(ISNUMBER((SEARCH(&quot;wiktoriańska&quot;;[.A424])));46;&quot;&quot;)">
            <text:p/>
          </table:table-cell>
          <table:table-cell table:formula="of:=IF(ISNUMBER((SEARCH(&quot;boho&quot;;[.A424])));47;&quot;&quot;)">
            <text:p/>
          </table:table-cell>
          <table:table-cell table:formula="of:=IF(ISNUMBER((SEARCH(&quot;studio&quot;;[.A424])));48;&quot;&quot;)">
            <text:p/>
          </table:table-cell>
          <table:table-cell table:formula="of:=IF(ISNUMBER((SEARCH(&quot;ternel&quot;;[.A424])));95;&quot;&quot;)">
            <text:p/>
          </table:table-cell>
          <table:table-cell table:formula="of:=IF(ISNUMBER((SEARCH(&quot;eclipse&quot;;[.A424])));93;&quot;&quot;)">
            <text:p/>
          </table:table-cell>
          <table:table-cell table:formula="of:=IF(ISNUMBER((SEARCH(&quot;fruit&quot;;[.A424])));100;&quot;&quot;)">
            <text:p/>
          </table:table-cell>
          <table:table-cell table:formula="of:=IF(ISNUMBER((SEARCH(&quot;jubil&quot;;[.A424])));112;&quot;&quot;)">
            <text:p/>
          </table:table-cell>
          <table:table-cell table:formula="of:=IF(ISNUMBER((SEARCH(&quot;flow&quot;;[.A424])));98;&quot;&quot;)">
            <text:p/>
          </table:table-cell>
          <table:table-cell table:formula="of:=CONCATENATE([.G424];&quot;,&quot;;[.H424];&quot;,&quot;;[.I424];&quot;,&quot;;[.J424];&quot;,&quot;;[.K424];&quot;,&quot;;[.L424];&quot;,&quot;;[.M424];&quot;,&quot;;[.N424];&quot;,&quot;;[.O424];&quot;,&quot;;[.P424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 z markazytami</text:p>
          </table:table-cell>
          <table:table-cell table:formula="of:=[.B424]"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87Srebrny naszyjnik z markazytami.jpg</text:p>
          </table:table-cell>
          <table:table-cell table:formula="of:=IF(ISNUMBER((SEARCH(&quot;diament&quot;;[.A425])));22;&quot;&quot;)">
            <text:p/>
          </table:table-cell>
          <table:table-cell table:formula="of:=[.H424]" office:value-type="float" office:value="13" calcext:value-type="float">
            <text:p>13</text:p>
          </table:table-cell>
          <table:table-cell table:formula="of:=IF(ISNUMBER((SEARCH(&quot;wiktoriańska&quot;;[.A425])));46;&quot;&quot;)">
            <text:p/>
          </table:table-cell>
          <table:table-cell table:formula="of:=IF(ISNUMBER((SEARCH(&quot;boho&quot;;[.A425])));47;&quot;&quot;)">
            <text:p/>
          </table:table-cell>
          <table:table-cell table:formula="of:=IF(ISNUMBER((SEARCH(&quot;studio&quot;;[.A425])));48;&quot;&quot;)">
            <text:p/>
          </table:table-cell>
          <table:table-cell table:formula="of:=IF(ISNUMBER((SEARCH(&quot;ternel&quot;;[.A425])));95;&quot;&quot;)">
            <text:p/>
          </table:table-cell>
          <table:table-cell table:formula="of:=IF(ISNUMBER((SEARCH(&quot;eclipse&quot;;[.A425])));93;&quot;&quot;)">
            <text:p/>
          </table:table-cell>
          <table:table-cell table:formula="of:=IF(ISNUMBER((SEARCH(&quot;fruit&quot;;[.A425])));100;&quot;&quot;)">
            <text:p/>
          </table:table-cell>
          <table:table-cell table:formula="of:=IF(ISNUMBER((SEARCH(&quot;jubil&quot;;[.A425])));112;&quot;&quot;)">
            <text:p/>
          </table:table-cell>
          <table:table-cell table:formula="of:=IF(ISNUMBER((SEARCH(&quot;flow&quot;;[.A425])));98;&quot;&quot;)">
            <text:p/>
          </table:table-cell>
          <table:table-cell table:formula="of:=CONCATENATE([.G425];&quot;,&quot;;[.H425];&quot;,&quot;;[.I425];&quot;,&quot;;[.J425];&quot;,&quot;;[.K425];&quot;,&quot;;[.L425];&quot;,&quot;;[.M425];&quot;,&quot;;[.N425];&quot;,&quot;;[.O425];&quot;,&quot;;[.P425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</text:p>
          </table:table-cell>
          <table:table-cell table:formula="of:=[.B425]"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88Srebrny naszyjnik.jpg</text:p>
          </table:table-cell>
          <table:table-cell table:formula="of:=IF(ISNUMBER((SEARCH(&quot;diament&quot;;[.A426])));22;&quot;&quot;)">
            <text:p/>
          </table:table-cell>
          <table:table-cell table:formula="of:=[.H425]" office:value-type="float" office:value="13" calcext:value-type="float">
            <text:p>13</text:p>
          </table:table-cell>
          <table:table-cell table:formula="of:=IF(ISNUMBER((SEARCH(&quot;wiktoriańska&quot;;[.A426])));46;&quot;&quot;)">
            <text:p/>
          </table:table-cell>
          <table:table-cell table:formula="of:=IF(ISNUMBER((SEARCH(&quot;boho&quot;;[.A426])));47;&quot;&quot;)">
            <text:p/>
          </table:table-cell>
          <table:table-cell table:formula="of:=IF(ISNUMBER((SEARCH(&quot;studio&quot;;[.A426])));48;&quot;&quot;)">
            <text:p/>
          </table:table-cell>
          <table:table-cell table:formula="of:=IF(ISNUMBER((SEARCH(&quot;ternel&quot;;[.A426])));95;&quot;&quot;)">
            <text:p/>
          </table:table-cell>
          <table:table-cell table:formula="of:=IF(ISNUMBER((SEARCH(&quot;eclipse&quot;;[.A426])));93;&quot;&quot;)">
            <text:p/>
          </table:table-cell>
          <table:table-cell table:formula="of:=IF(ISNUMBER((SEARCH(&quot;fruit&quot;;[.A426])));100;&quot;&quot;)">
            <text:p/>
          </table:table-cell>
          <table:table-cell table:formula="of:=IF(ISNUMBER((SEARCH(&quot;jubil&quot;;[.A426])));112;&quot;&quot;)">
            <text:p/>
          </table:table-cell>
          <table:table-cell table:formula="of:=IF(ISNUMBER((SEARCH(&quot;flow&quot;;[.A426])));98;&quot;&quot;)">
            <text:p/>
          </table:table-cell>
          <table:table-cell table:formula="of:=CONCATENATE([.G426];&quot;,&quot;;[.H426];&quot;,&quot;;[.I426];&quot;,&quot;;[.J426];&quot;,&quot;;[.K426];&quot;,&quot;;[.L426];&quot;,&quot;;[.M426];&quot;,&quot;;[.N426];&quot;,&quot;;[.O426];&quot;,&quot;;[.P426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naszyjnik</text:p>
          </table:table-cell>
          <table:table-cell table:formula="of:=[.B426]"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89Srebrny naszyjnik.jpg</text:p>
          </table:table-cell>
          <table:table-cell table:formula="of:=IF(ISNUMBER((SEARCH(&quot;diament&quot;;[.A427])));22;&quot;&quot;)">
            <text:p/>
          </table:table-cell>
          <table:table-cell table:formula="of:=[.H426]" office:value-type="float" office:value="13" calcext:value-type="float">
            <text:p>13</text:p>
          </table:table-cell>
          <table:table-cell table:formula="of:=IF(ISNUMBER((SEARCH(&quot;wiktoriańska&quot;;[.A427])));46;&quot;&quot;)">
            <text:p/>
          </table:table-cell>
          <table:table-cell table:formula="of:=IF(ISNUMBER((SEARCH(&quot;boho&quot;;[.A427])));47;&quot;&quot;)">
            <text:p/>
          </table:table-cell>
          <table:table-cell table:formula="of:=IF(ISNUMBER((SEARCH(&quot;studio&quot;;[.A427])));48;&quot;&quot;)">
            <text:p/>
          </table:table-cell>
          <table:table-cell table:formula="of:=IF(ISNUMBER((SEARCH(&quot;ternel&quot;;[.A427])));95;&quot;&quot;)">
            <text:p/>
          </table:table-cell>
          <table:table-cell table:formula="of:=IF(ISNUMBER((SEARCH(&quot;eclipse&quot;;[.A427])));93;&quot;&quot;)">
            <text:p/>
          </table:table-cell>
          <table:table-cell table:formula="of:=IF(ISNUMBER((SEARCH(&quot;fruit&quot;;[.A427])));100;&quot;&quot;)">
            <text:p/>
          </table:table-cell>
          <table:table-cell table:formula="of:=IF(ISNUMBER((SEARCH(&quot;jubil&quot;;[.A427])));112;&quot;&quot;)">
            <text:p/>
          </table:table-cell>
          <table:table-cell table:formula="of:=IF(ISNUMBER((SEARCH(&quot;flow&quot;;[.A427])));98;&quot;&quot;)">
            <text:p/>
          </table:table-cell>
          <table:table-cell table:formula="of:=CONCATENATE([.G427];&quot;,&quot;;[.H427];&quot;,&quot;;[.I427];&quot;,&quot;;[.J427];&quot;,&quot;;[.K427];&quot;,&quot;;[.L427];&quot;,&quot;;[.M427];&quot;,&quot;;[.N427];&quot;,&quot;;[.O427];&quot;,&quot;;[.P427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en B - złoty naszyjnik</text:p>
          </table:table-cell>
          <table:table-cell table:formula="of:=[.B427]"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90Queen B - złoty naszyjnik.jpg</text:p>
          </table:table-cell>
          <table:table-cell table:formula="of:=IF(ISNUMBER((SEARCH(&quot;diament&quot;;[.A428])));22;&quot;&quot;)">
            <text:p/>
          </table:table-cell>
          <table:table-cell table:formula="of:=[.H427]" office:value-type="float" office:value="13" calcext:value-type="float">
            <text:p>13</text:p>
          </table:table-cell>
          <table:table-cell table:formula="of:=IF(ISNUMBER((SEARCH(&quot;wiktoriańska&quot;;[.A428])));46;&quot;&quot;)">
            <text:p/>
          </table:table-cell>
          <table:table-cell table:formula="of:=IF(ISNUMBER((SEARCH(&quot;boho&quot;;[.A428])));47;&quot;&quot;)">
            <text:p/>
          </table:table-cell>
          <table:table-cell table:formula="of:=IF(ISNUMBER((SEARCH(&quot;studio&quot;;[.A428])));48;&quot;&quot;)">
            <text:p/>
          </table:table-cell>
          <table:table-cell table:formula="of:=IF(ISNUMBER((SEARCH(&quot;ternel&quot;;[.A428])));95;&quot;&quot;)">
            <text:p/>
          </table:table-cell>
          <table:table-cell table:formula="of:=IF(ISNUMBER((SEARCH(&quot;eclipse&quot;;[.A428])));93;&quot;&quot;)">
            <text:p/>
          </table:table-cell>
          <table:table-cell table:formula="of:=IF(ISNUMBER((SEARCH(&quot;fruit&quot;;[.A428])));100;&quot;&quot;)">
            <text:p/>
          </table:table-cell>
          <table:table-cell table:formula="of:=IF(ISNUMBER((SEARCH(&quot;jubil&quot;;[.A428])));112;&quot;&quot;)">
            <text:p/>
          </table:table-cell>
          <table:table-cell table:formula="of:=IF(ISNUMBER((SEARCH(&quot;flow&quot;;[.A428])));98;&quot;&quot;)">
            <text:p/>
          </table:table-cell>
          <table:table-cell table:formula="of:=CONCATENATE([.G428];&quot;,&quot;;[.H428];&quot;,&quot;;[.I428];&quot;,&quot;;[.J428];&quot;,&quot;;[.K428];&quot;,&quot;;[.L428];&quot;,&quot;;[.M428];&quot;,&quot;;[.N428];&quot;,&quot;;[.O428];&quot;,&quot;;[.P428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en B - złoty naszyjnik</text:p>
          </table:table-cell>
          <table:table-cell table:formula="of:=[.B428]"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91Queen B - złoty naszyjnik.jpg</text:p>
          </table:table-cell>
          <table:table-cell table:formula="of:=IF(ISNUMBER((SEARCH(&quot;diament&quot;;[.A429])));22;&quot;&quot;)">
            <text:p/>
          </table:table-cell>
          <table:table-cell table:formula="of:=[.H428]" office:value-type="float" office:value="13" calcext:value-type="float">
            <text:p>13</text:p>
          </table:table-cell>
          <table:table-cell table:formula="of:=IF(ISNUMBER((SEARCH(&quot;wiktoriańska&quot;;[.A429])));46;&quot;&quot;)">
            <text:p/>
          </table:table-cell>
          <table:table-cell table:formula="of:=IF(ISNUMBER((SEARCH(&quot;boho&quot;;[.A429])));47;&quot;&quot;)">
            <text:p/>
          </table:table-cell>
          <table:table-cell table:formula="of:=IF(ISNUMBER((SEARCH(&quot;studio&quot;;[.A429])));48;&quot;&quot;)">
            <text:p/>
          </table:table-cell>
          <table:table-cell table:formula="of:=IF(ISNUMBER((SEARCH(&quot;ternel&quot;;[.A429])));95;&quot;&quot;)">
            <text:p/>
          </table:table-cell>
          <table:table-cell table:formula="of:=IF(ISNUMBER((SEARCH(&quot;eclipse&quot;;[.A429])));93;&quot;&quot;)">
            <text:p/>
          </table:table-cell>
          <table:table-cell table:formula="of:=IF(ISNUMBER((SEARCH(&quot;fruit&quot;;[.A429])));100;&quot;&quot;)">
            <text:p/>
          </table:table-cell>
          <table:table-cell table:formula="of:=IF(ISNUMBER((SEARCH(&quot;jubil&quot;;[.A429])));112;&quot;&quot;)">
            <text:p/>
          </table:table-cell>
          <table:table-cell table:formula="of:=IF(ISNUMBER((SEARCH(&quot;flow&quot;;[.A429])));98;&quot;&quot;)">
            <text:p/>
          </table:table-cell>
          <table:table-cell table:formula="of:=CONCATENATE([.G429];&quot;,&quot;;[.H429];&quot;,&quot;;[.I429];&quot;,&quot;;[.J429];&quot;,&quot;;[.K429];&quot;,&quot;;[.L429];&quot;,&quot;;[.M429];&quot;,&quot;;[.N429];&quot;,&quot;;[.O429];&quot;,&quot;;[.P429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ia - złoty naszyjnik</text:p>
          </table:table-cell>
          <table:table-cell table:formula="of:=[.B429]"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92Livia - złoty naszyjnik.jpg</text:p>
          </table:table-cell>
          <table:table-cell table:formula="of:=IF(ISNUMBER((SEARCH(&quot;diament&quot;;[.A430])));22;&quot;&quot;)">
            <text:p/>
          </table:table-cell>
          <table:table-cell table:formula="of:=[.H429]" office:value-type="float" office:value="13" calcext:value-type="float">
            <text:p>13</text:p>
          </table:table-cell>
          <table:table-cell table:formula="of:=IF(ISNUMBER((SEARCH(&quot;wiktoriańska&quot;;[.A430])));46;&quot;&quot;)">
            <text:p/>
          </table:table-cell>
          <table:table-cell table:formula="of:=IF(ISNUMBER((SEARCH(&quot;boho&quot;;[.A430])));47;&quot;&quot;)">
            <text:p/>
          </table:table-cell>
          <table:table-cell table:formula="of:=IF(ISNUMBER((SEARCH(&quot;studio&quot;;[.A430])));48;&quot;&quot;)">
            <text:p/>
          </table:table-cell>
          <table:table-cell table:formula="of:=IF(ISNUMBER((SEARCH(&quot;ternel&quot;;[.A430])));95;&quot;&quot;)">
            <text:p/>
          </table:table-cell>
          <table:table-cell table:formula="of:=IF(ISNUMBER((SEARCH(&quot;eclipse&quot;;[.A430])));93;&quot;&quot;)">
            <text:p/>
          </table:table-cell>
          <table:table-cell table:formula="of:=IF(ISNUMBER((SEARCH(&quot;fruit&quot;;[.A430])));100;&quot;&quot;)">
            <text:p/>
          </table:table-cell>
          <table:table-cell table:formula="of:=IF(ISNUMBER((SEARCH(&quot;jubil&quot;;[.A430])));112;&quot;&quot;)">
            <text:p/>
          </table:table-cell>
          <table:table-cell table:formula="of:=IF(ISNUMBER((SEARCH(&quot;flow&quot;;[.A430])));98;&quot;&quot;)">
            <text:p/>
          </table:table-cell>
          <table:table-cell table:formula="of:=CONCATENATE([.G430];&quot;,&quot;;[.H430];&quot;,&quot;;[.I430];&quot;,&quot;;[.J430];&quot;,&quot;;[.K430];&quot;,&quot;;[.L430];&quot;,&quot;;[.M430];&quot;,&quot;;[.N430];&quot;,&quot;;[.O430];&quot;,&quot;;[.P430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mour - naszyjnik</text:p>
          </table:table-cell>
          <table:table-cell table:formula="of:=[.B430]"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93Glamour - naszyjnik.jpg</text:p>
          </table:table-cell>
          <table:table-cell table:formula="of:=IF(ISNUMBER((SEARCH(&quot;diament&quot;;[.A431])));22;&quot;&quot;)">
            <text:p/>
          </table:table-cell>
          <table:table-cell table:formula="of:=[.H430]" office:value-type="float" office:value="13" calcext:value-type="float">
            <text:p>13</text:p>
          </table:table-cell>
          <table:table-cell table:formula="of:=IF(ISNUMBER((SEARCH(&quot;wiktoriańska&quot;;[.A431])));46;&quot;&quot;)">
            <text:p/>
          </table:table-cell>
          <table:table-cell table:formula="of:=IF(ISNUMBER((SEARCH(&quot;boho&quot;;[.A431])));47;&quot;&quot;)">
            <text:p/>
          </table:table-cell>
          <table:table-cell table:formula="of:=IF(ISNUMBER((SEARCH(&quot;studio&quot;;[.A431])));48;&quot;&quot;)">
            <text:p/>
          </table:table-cell>
          <table:table-cell table:formula="of:=IF(ISNUMBER((SEARCH(&quot;ternel&quot;;[.A431])));95;&quot;&quot;)">
            <text:p/>
          </table:table-cell>
          <table:table-cell table:formula="of:=IF(ISNUMBER((SEARCH(&quot;eclipse&quot;;[.A431])));93;&quot;&quot;)">
            <text:p/>
          </table:table-cell>
          <table:table-cell table:formula="of:=IF(ISNUMBER((SEARCH(&quot;fruit&quot;;[.A431])));100;&quot;&quot;)">
            <text:p/>
          </table:table-cell>
          <table:table-cell table:formula="of:=IF(ISNUMBER((SEARCH(&quot;jubil&quot;;[.A431])));112;&quot;&quot;)">
            <text:p/>
          </table:table-cell>
          <table:table-cell table:formula="of:=IF(ISNUMBER((SEARCH(&quot;flow&quot;;[.A431])));98;&quot;&quot;)">
            <text:p/>
          </table:table-cell>
          <table:table-cell table:formula="of:=CONCATENATE([.G431];&quot;,&quot;;[.H431];&quot;,&quot;;[.I431];&quot;,&quot;;[.J431];&quot;,&quot;;[.K431];&quot;,&quot;;[.L431];&quot;,&quot;;[.M431];&quot;,&quot;;[.N431];&quot;,&quot;;[.O431];&quot;,&quot;;[.P431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d One - złoty naszyjnik</text:p>
          </table:table-cell>
          <table:table-cell table:formula="of:=[.B431]"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94Wild One - złoty naszyjnik.jpg</text:p>
          </table:table-cell>
          <table:table-cell table:formula="of:=IF(ISNUMBER((SEARCH(&quot;diament&quot;;[.A432])));22;&quot;&quot;)">
            <text:p/>
          </table:table-cell>
          <table:table-cell table:formula="of:=[.H431]" office:value-type="float" office:value="13" calcext:value-type="float">
            <text:p>13</text:p>
          </table:table-cell>
          <table:table-cell table:formula="of:=IF(ISNUMBER((SEARCH(&quot;wiktoriańska&quot;;[.A432])));46;&quot;&quot;)">
            <text:p/>
          </table:table-cell>
          <table:table-cell table:formula="of:=IF(ISNUMBER((SEARCH(&quot;boho&quot;;[.A432])));47;&quot;&quot;)">
            <text:p/>
          </table:table-cell>
          <table:table-cell table:formula="of:=IF(ISNUMBER((SEARCH(&quot;studio&quot;;[.A432])));48;&quot;&quot;)">
            <text:p/>
          </table:table-cell>
          <table:table-cell table:formula="of:=IF(ISNUMBER((SEARCH(&quot;ternel&quot;;[.A432])));95;&quot;&quot;)">
            <text:p/>
          </table:table-cell>
          <table:table-cell table:formula="of:=IF(ISNUMBER((SEARCH(&quot;eclipse&quot;;[.A432])));93;&quot;&quot;)">
            <text:p/>
          </table:table-cell>
          <table:table-cell table:formula="of:=IF(ISNUMBER((SEARCH(&quot;fruit&quot;;[.A432])));100;&quot;&quot;)">
            <text:p/>
          </table:table-cell>
          <table:table-cell table:formula="of:=IF(ISNUMBER((SEARCH(&quot;jubil&quot;;[.A432])));112;&quot;&quot;)">
            <text:p/>
          </table:table-cell>
          <table:table-cell table:formula="of:=IF(ISNUMBER((SEARCH(&quot;flow&quot;;[.A432])));98;&quot;&quot;)">
            <text:p/>
          </table:table-cell>
          <table:table-cell table:formula="of:=CONCATENATE([.G432];&quot;,&quot;;[.H432];&quot;,&quot;;[.I432];&quot;,&quot;;[.J432];&quot;,&quot;;[.K432];&quot;,&quot;;[.L432];&quot;,&quot;;[.M432];&quot;,&quot;;[.N432];&quot;,&quot;;[.O432];&quot;,&quot;;[.P432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Prima - złoty naszyjnik </text:p>
          </table:table-cell>
          <table:table-cell table:formula="of:=[.B432]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naszyjniki/95La Prima - złoty naszyjnik .jpg</text:p>
          </table:table-cell>
          <table:table-cell table:formula="of:=IF(ISNUMBER((SEARCH(&quot;diament&quot;;[.A433])));22;&quot;&quot;)">
            <text:p/>
          </table:table-cell>
          <table:table-cell table:formula="of:=[.H432]" office:value-type="float" office:value="13" calcext:value-type="float">
            <text:p>13</text:p>
          </table:table-cell>
          <table:table-cell table:formula="of:=IF(ISNUMBER((SEARCH(&quot;wiktoriańska&quot;;[.A433])));46;&quot;&quot;)">
            <text:p/>
          </table:table-cell>
          <table:table-cell table:formula="of:=IF(ISNUMBER((SEARCH(&quot;boho&quot;;[.A433])));47;&quot;&quot;)">
            <text:p/>
          </table:table-cell>
          <table:table-cell table:formula="of:=IF(ISNUMBER((SEARCH(&quot;studio&quot;;[.A433])));48;&quot;&quot;)">
            <text:p/>
          </table:table-cell>
          <table:table-cell table:formula="of:=IF(ISNUMBER((SEARCH(&quot;ternel&quot;;[.A433])));95;&quot;&quot;)">
            <text:p/>
          </table:table-cell>
          <table:table-cell table:formula="of:=IF(ISNUMBER((SEARCH(&quot;eclipse&quot;;[.A433])));93;&quot;&quot;)">
            <text:p/>
          </table:table-cell>
          <table:table-cell table:formula="of:=IF(ISNUMBER((SEARCH(&quot;fruit&quot;;[.A433])));100;&quot;&quot;)">
            <text:p/>
          </table:table-cell>
          <table:table-cell table:formula="of:=IF(ISNUMBER((SEARCH(&quot;jubil&quot;;[.A433])));112;&quot;&quot;)">
            <text:p/>
          </table:table-cell>
          <table:table-cell table:formula="of:=IF(ISNUMBER((SEARCH(&quot;flow&quot;;[.A433])));98;&quot;&quot;)">
            <text:p/>
          </table:table-cell>
          <table:table-cell table:formula="of:=CONCATENATE([.G433];&quot;,&quot;;[.H433];&quot;,&quot;;[.I433];&quot;,&quot;;[.J433];&quot;,&quot;;[.K433];&quot;,&quot;;[.L433];&quot;,&quot;;[.M433];&quot;,&quot;;[.N433];&quot;,&quot;;[.O433];&quot;,&quot;;[.P433])" office:value-type="string" office:string-value=",13,,,,,,,," calcext:value-type="string">
            <text:p>,1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voni - Srebrny pierścionek</text:p>
          </table:table-cell>
          <table:table-cell table:formula="of:=[.B433]"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0Pavoni - Srebrny pierścionek.jpg</text:p>
          </table:table-cell>
          <table:table-cell table:formula="of:=IF(ISNUMBER((SEARCH(&quot;diament&quot;;[.A434])));19;&quot;&quot;)">
            <text:p/>
          </table:table-cell>
          <table:table-cell office:value-type="float" office:value="11" calcext:value-type="float">
            <text:p>11</text:p>
          </table:table-cell>
          <table:table-cell table:formula="of:=IF(ISNUMBER((SEARCH(&quot;wiktoriańska&quot;;[.A434])));46;&quot;&quot;)">
            <text:p/>
          </table:table-cell>
          <table:table-cell table:formula="of:=IF(ISNUMBER((SEARCH(&quot;boho&quot;;[.A434])));47;&quot;&quot;)">
            <text:p/>
          </table:table-cell>
          <table:table-cell table:formula="of:=IF(ISNUMBER((SEARCH(&quot;studio&quot;;[.A434])));48;&quot;&quot;)">
            <text:p/>
          </table:table-cell>
          <table:table-cell table:formula="of:=IF(ISNUMBER((SEARCH(&quot;ternel&quot;;[.A434])));95;&quot;&quot;)">
            <text:p/>
          </table:table-cell>
          <table:table-cell table:formula="of:=IF(ISNUMBER((SEARCH(&quot;eclipse&quot;;[.A434])));93;&quot;&quot;)">
            <text:p/>
          </table:table-cell>
          <table:table-cell table:formula="of:=IF(ISNUMBER((SEARCH(&quot;fruit&quot;;[.A434])));100;&quot;&quot;)">
            <text:p/>
          </table:table-cell>
          <table:table-cell table:formula="of:=IF(ISNUMBER((SEARCH(&quot;jubil&quot;;[.A434])));112;&quot;&quot;)">
            <text:p/>
          </table:table-cell>
          <table:table-cell table:formula="of:=IF(ISNUMBER((SEARCH(&quot;flow&quot;;[.A434])));98;&quot;&quot;)">
            <text:p/>
          </table:table-cell>
          <table:table-cell table:formula="of:=CONCATENATE([.G434];&quot;,&quot;;[.H434];&quot;,&quot;;[.I434];&quot;,&quot;;[.J434];&quot;,&quot;;[.K434];&quot;,&quot;;[.L434];&quot;,&quot;;[.M434];&quot;,&quot;;[.N434];&quot;,&quot;;[.O434];&quot;,&quot;;[.P434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voni - Srebrny pierścionek</text:p>
          </table:table-cell>
          <table:table-cell table:formula="of:=[.B434]"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Pavoni - Srebrny pierścionek.jpg</text:p>
          </table:table-cell>
          <table:table-cell table:formula="of:=IF(ISNUMBER((SEARCH(&quot;diament&quot;;[.A435])));19;&quot;&quot;)">
            <text:p/>
          </table:table-cell>
          <table:table-cell table:formula="of:=[.H434]" office:value-type="float" office:value="11" calcext:value-type="float">
            <text:p>11</text:p>
          </table:table-cell>
          <table:table-cell table:formula="of:=IF(ISNUMBER((SEARCH(&quot;wiktoriańska&quot;;[.A435])));46;&quot;&quot;)">
            <text:p/>
          </table:table-cell>
          <table:table-cell table:formula="of:=IF(ISNUMBER((SEARCH(&quot;boho&quot;;[.A435])));47;&quot;&quot;)">
            <text:p/>
          </table:table-cell>
          <table:table-cell table:formula="of:=IF(ISNUMBER((SEARCH(&quot;studio&quot;;[.A435])));48;&quot;&quot;)">
            <text:p/>
          </table:table-cell>
          <table:table-cell table:formula="of:=IF(ISNUMBER((SEARCH(&quot;ternel&quot;;[.A435])));95;&quot;&quot;)">
            <text:p/>
          </table:table-cell>
          <table:table-cell table:formula="of:=IF(ISNUMBER((SEARCH(&quot;eclipse&quot;;[.A435])));93;&quot;&quot;)">
            <text:p/>
          </table:table-cell>
          <table:table-cell table:formula="of:=IF(ISNUMBER((SEARCH(&quot;fruit&quot;;[.A435])));100;&quot;&quot;)">
            <text:p/>
          </table:table-cell>
          <table:table-cell table:formula="of:=IF(ISNUMBER((SEARCH(&quot;jubil&quot;;[.A435])));112;&quot;&quot;)">
            <text:p/>
          </table:table-cell>
          <table:table-cell table:formula="of:=IF(ISNUMBER((SEARCH(&quot;flow&quot;;[.A435])));98;&quot;&quot;)">
            <text:p/>
          </table:table-cell>
          <table:table-cell table:formula="of:=CONCATENATE([.G435];&quot;,&quot;;[.H435];&quot;,&quot;;[.I435];&quot;,&quot;;[.J435];&quot;,&quot;;[.K435];&quot;,&quot;;[.L435];&quot;,&quot;;[.M435];&quot;,&quot;;[.N435];&quot;,&quot;;[.O435];&quot;,&quot;;[.P435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voni - Srebrny pierścionek</text:p>
          </table:table-cell>
          <table:table-cell table:formula="of:=[.B435]"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2Pavoni - Srebrny pierścionek.jpg</text:p>
          </table:table-cell>
          <table:table-cell table:formula="of:=IF(ISNUMBER((SEARCH(&quot;diament&quot;;[.A436])));19;&quot;&quot;)">
            <text:p/>
          </table:table-cell>
          <table:table-cell table:formula="of:=[.H435]" office:value-type="float" office:value="11" calcext:value-type="float">
            <text:p>11</text:p>
          </table:table-cell>
          <table:table-cell table:formula="of:=IF(ISNUMBER((SEARCH(&quot;wiktoriańska&quot;;[.A436])));46;&quot;&quot;)">
            <text:p/>
          </table:table-cell>
          <table:table-cell table:formula="of:=IF(ISNUMBER((SEARCH(&quot;boho&quot;;[.A436])));47;&quot;&quot;)">
            <text:p/>
          </table:table-cell>
          <table:table-cell table:formula="of:=IF(ISNUMBER((SEARCH(&quot;studio&quot;;[.A436])));48;&quot;&quot;)">
            <text:p/>
          </table:table-cell>
          <table:table-cell table:formula="of:=IF(ISNUMBER((SEARCH(&quot;ternel&quot;;[.A436])));95;&quot;&quot;)">
            <text:p/>
          </table:table-cell>
          <table:table-cell table:formula="of:=IF(ISNUMBER((SEARCH(&quot;eclipse&quot;;[.A436])));93;&quot;&quot;)">
            <text:p/>
          </table:table-cell>
          <table:table-cell table:formula="of:=IF(ISNUMBER((SEARCH(&quot;fruit&quot;;[.A436])));100;&quot;&quot;)">
            <text:p/>
          </table:table-cell>
          <table:table-cell table:formula="of:=IF(ISNUMBER((SEARCH(&quot;jubil&quot;;[.A436])));112;&quot;&quot;)">
            <text:p/>
          </table:table-cell>
          <table:table-cell table:formula="of:=IF(ISNUMBER((SEARCH(&quot;flow&quot;;[.A436])));98;&quot;&quot;)">
            <text:p/>
          </table:table-cell>
          <table:table-cell table:formula="of:=CONCATENATE([.G436];&quot;,&quot;;[.H436];&quot;,&quot;;[.I436];&quot;,&quot;;[.J436];&quot;,&quot;;[.K436];&quot;,&quot;;[.L436];&quot;,&quot;;[.M436];&quot;,&quot;;[.N436];&quot;,&quot;;[.O436];&quot;,&quot;;[.P436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voni - Srebrny pierścionek</text:p>
          </table:table-cell>
          <table:table-cell table:formula="of:=[.B436]"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3Pavoni - Srebrny pierścionek.jpg</text:p>
          </table:table-cell>
          <table:table-cell table:formula="of:=IF(ISNUMBER((SEARCH(&quot;diament&quot;;[.A437])));19;&quot;&quot;)">
            <text:p/>
          </table:table-cell>
          <table:table-cell table:formula="of:=[.H436]" office:value-type="float" office:value="11" calcext:value-type="float">
            <text:p>11</text:p>
          </table:table-cell>
          <table:table-cell table:formula="of:=IF(ISNUMBER((SEARCH(&quot;wiktoriańska&quot;;[.A437])));46;&quot;&quot;)">
            <text:p/>
          </table:table-cell>
          <table:table-cell table:formula="of:=IF(ISNUMBER((SEARCH(&quot;boho&quot;;[.A437])));47;&quot;&quot;)">
            <text:p/>
          </table:table-cell>
          <table:table-cell table:formula="of:=IF(ISNUMBER((SEARCH(&quot;studio&quot;;[.A437])));48;&quot;&quot;)">
            <text:p/>
          </table:table-cell>
          <table:table-cell table:formula="of:=IF(ISNUMBER((SEARCH(&quot;ternel&quot;;[.A437])));95;&quot;&quot;)">
            <text:p/>
          </table:table-cell>
          <table:table-cell table:formula="of:=IF(ISNUMBER((SEARCH(&quot;eclipse&quot;;[.A437])));93;&quot;&quot;)">
            <text:p/>
          </table:table-cell>
          <table:table-cell table:formula="of:=IF(ISNUMBER((SEARCH(&quot;fruit&quot;;[.A437])));100;&quot;&quot;)">
            <text:p/>
          </table:table-cell>
          <table:table-cell table:formula="of:=IF(ISNUMBER((SEARCH(&quot;jubil&quot;;[.A437])));112;&quot;&quot;)">
            <text:p/>
          </table:table-cell>
          <table:table-cell table:formula="of:=IF(ISNUMBER((SEARCH(&quot;flow&quot;;[.A437])));98;&quot;&quot;)">
            <text:p/>
          </table:table-cell>
          <table:table-cell table:formula="of:=CONCATENATE([.G437];&quot;,&quot;;[.H437];&quot;,&quot;;[.I437];&quot;,&quot;;[.J437];&quot;,&quot;;[.K437];&quot;,&quot;;[.L437];&quot;,&quot;;[.M437];&quot;,&quot;;[.N437];&quot;,&quot;;[.O437];&quot;,&quot;;[.P437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ly - srebrny pierścionek</text:p>
          </table:table-cell>
          <table:table-cell table:formula="of:=[.B437]"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4Molly - srebrny pierścionek.jpg</text:p>
          </table:table-cell>
          <table:table-cell table:formula="of:=IF(ISNUMBER((SEARCH(&quot;diament&quot;;[.A438])));19;&quot;&quot;)">
            <text:p/>
          </table:table-cell>
          <table:table-cell table:formula="of:=[.H437]" office:value-type="float" office:value="11" calcext:value-type="float">
            <text:p>11</text:p>
          </table:table-cell>
          <table:table-cell table:formula="of:=IF(ISNUMBER((SEARCH(&quot;wiktoriańska&quot;;[.A438])));46;&quot;&quot;)">
            <text:p/>
          </table:table-cell>
          <table:table-cell table:formula="of:=IF(ISNUMBER((SEARCH(&quot;boho&quot;;[.A438])));47;&quot;&quot;)">
            <text:p/>
          </table:table-cell>
          <table:table-cell table:formula="of:=IF(ISNUMBER((SEARCH(&quot;studio&quot;;[.A438])));48;&quot;&quot;)">
            <text:p/>
          </table:table-cell>
          <table:table-cell table:formula="of:=IF(ISNUMBER((SEARCH(&quot;ternel&quot;;[.A438])));95;&quot;&quot;)">
            <text:p/>
          </table:table-cell>
          <table:table-cell table:formula="of:=IF(ISNUMBER((SEARCH(&quot;eclipse&quot;;[.A438])));93;&quot;&quot;)">
            <text:p/>
          </table:table-cell>
          <table:table-cell table:formula="of:=IF(ISNUMBER((SEARCH(&quot;fruit&quot;;[.A438])));100;&quot;&quot;)">
            <text:p/>
          </table:table-cell>
          <table:table-cell table:formula="of:=IF(ISNUMBER((SEARCH(&quot;jubil&quot;;[.A438])));112;&quot;&quot;)">
            <text:p/>
          </table:table-cell>
          <table:table-cell table:formula="of:=IF(ISNUMBER((SEARCH(&quot;flow&quot;;[.A438])));98;&quot;&quot;)">
            <text:p/>
          </table:table-cell>
          <table:table-cell table:formula="of:=CONCATENATE([.G438];&quot;,&quot;;[.H438];&quot;,&quot;;[.I438];&quot;,&quot;;[.J438];&quot;,&quot;;[.K438];&quot;,&quot;;[.L438];&quot;,&quot;;[.M438];&quot;,&quot;;[.N438];&quot;,&quot;;[.O438];&quot;,&quot;;[.P438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ly - złoty pierścionek </text:p>
          </table:table-cell>
          <table:table-cell table:formula="of:=[.B438]"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5Molly - złoty pierścionek .jpg</text:p>
          </table:table-cell>
          <table:table-cell table:formula="of:=IF(ISNUMBER((SEARCH(&quot;diament&quot;;[.A439])));19;&quot;&quot;)">
            <text:p/>
          </table:table-cell>
          <table:table-cell table:formula="of:=[.H438]" office:value-type="float" office:value="11" calcext:value-type="float">
            <text:p>11</text:p>
          </table:table-cell>
          <table:table-cell table:formula="of:=IF(ISNUMBER((SEARCH(&quot;wiktoriańska&quot;;[.A439])));46;&quot;&quot;)">
            <text:p/>
          </table:table-cell>
          <table:table-cell table:formula="of:=IF(ISNUMBER((SEARCH(&quot;boho&quot;;[.A439])));47;&quot;&quot;)">
            <text:p/>
          </table:table-cell>
          <table:table-cell table:formula="of:=IF(ISNUMBER((SEARCH(&quot;studio&quot;;[.A439])));48;&quot;&quot;)">
            <text:p/>
          </table:table-cell>
          <table:table-cell table:formula="of:=IF(ISNUMBER((SEARCH(&quot;ternel&quot;;[.A439])));95;&quot;&quot;)">
            <text:p/>
          </table:table-cell>
          <table:table-cell table:formula="of:=IF(ISNUMBER((SEARCH(&quot;eclipse&quot;;[.A439])));93;&quot;&quot;)">
            <text:p/>
          </table:table-cell>
          <table:table-cell table:formula="of:=IF(ISNUMBER((SEARCH(&quot;fruit&quot;;[.A439])));100;&quot;&quot;)">
            <text:p/>
          </table:table-cell>
          <table:table-cell table:formula="of:=IF(ISNUMBER((SEARCH(&quot;jubil&quot;;[.A439])));112;&quot;&quot;)">
            <text:p/>
          </table:table-cell>
          <table:table-cell table:formula="of:=IF(ISNUMBER((SEARCH(&quot;flow&quot;;[.A439])));98;&quot;&quot;)">
            <text:p/>
          </table:table-cell>
          <table:table-cell table:formula="of:=CONCATENATE([.G439];&quot;,&quot;;[.H439];&quot;,&quot;;[.I439];&quot;,&quot;;[.J439];&quot;,&quot;;[.K439];&quot;,&quot;;[.L439];&quot;,&quot;;[.M439];&quot;,&quot;;[.N439];&quot;,&quot;;[.O439];&quot;,&quot;;[.P439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ly - srebrny pierścionek</text:p>
          </table:table-cell>
          <table:table-cell table:formula="of:=[.B439]"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6Molly - srebrny pierścionek.jpg</text:p>
          </table:table-cell>
          <table:table-cell table:formula="of:=IF(ISNUMBER((SEARCH(&quot;diament&quot;;[.A440])));19;&quot;&quot;)">
            <text:p/>
          </table:table-cell>
          <table:table-cell table:formula="of:=[.H439]" office:value-type="float" office:value="11" calcext:value-type="float">
            <text:p>11</text:p>
          </table:table-cell>
          <table:table-cell table:formula="of:=IF(ISNUMBER((SEARCH(&quot;wiktoriańska&quot;;[.A440])));46;&quot;&quot;)">
            <text:p/>
          </table:table-cell>
          <table:table-cell table:formula="of:=IF(ISNUMBER((SEARCH(&quot;boho&quot;;[.A440])));47;&quot;&quot;)">
            <text:p/>
          </table:table-cell>
          <table:table-cell table:formula="of:=IF(ISNUMBER((SEARCH(&quot;studio&quot;;[.A440])));48;&quot;&quot;)">
            <text:p/>
          </table:table-cell>
          <table:table-cell table:formula="of:=IF(ISNUMBER((SEARCH(&quot;ternel&quot;;[.A440])));95;&quot;&quot;)">
            <text:p/>
          </table:table-cell>
          <table:table-cell table:formula="of:=IF(ISNUMBER((SEARCH(&quot;eclipse&quot;;[.A440])));93;&quot;&quot;)">
            <text:p/>
          </table:table-cell>
          <table:table-cell table:formula="of:=IF(ISNUMBER((SEARCH(&quot;fruit&quot;;[.A440])));100;&quot;&quot;)">
            <text:p/>
          </table:table-cell>
          <table:table-cell table:formula="of:=IF(ISNUMBER((SEARCH(&quot;jubil&quot;;[.A440])));112;&quot;&quot;)">
            <text:p/>
          </table:table-cell>
          <table:table-cell table:formula="of:=IF(ISNUMBER((SEARCH(&quot;flow&quot;;[.A440])));98;&quot;&quot;)">
            <text:p/>
          </table:table-cell>
          <table:table-cell table:formula="of:=CONCATENATE([.G440];&quot;,&quot;;[.H440];&quot;,&quot;;[.I440];&quot;,&quot;;[.J440];&quot;,&quot;;[.K440];&quot;,&quot;;[.L440];&quot;,&quot;;[.M440];&quot;,&quot;;[.N440];&quot;,&quot;;[.O440];&quot;,&quot;;[.P440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ly - złoty pierścionek</text:p>
          </table:table-cell>
          <table:table-cell table:formula="of:=[.B440]"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7Molly - złoty pierścionek.jpg</text:p>
          </table:table-cell>
          <table:table-cell table:formula="of:=IF(ISNUMBER((SEARCH(&quot;diament&quot;;[.A441])));19;&quot;&quot;)">
            <text:p/>
          </table:table-cell>
          <table:table-cell table:formula="of:=[.H440]" office:value-type="float" office:value="11" calcext:value-type="float">
            <text:p>11</text:p>
          </table:table-cell>
          <table:table-cell table:formula="of:=IF(ISNUMBER((SEARCH(&quot;wiktoriańska&quot;;[.A441])));46;&quot;&quot;)">
            <text:p/>
          </table:table-cell>
          <table:table-cell table:formula="of:=IF(ISNUMBER((SEARCH(&quot;boho&quot;;[.A441])));47;&quot;&quot;)">
            <text:p/>
          </table:table-cell>
          <table:table-cell table:formula="of:=IF(ISNUMBER((SEARCH(&quot;studio&quot;;[.A441])));48;&quot;&quot;)">
            <text:p/>
          </table:table-cell>
          <table:table-cell table:formula="of:=IF(ISNUMBER((SEARCH(&quot;ternel&quot;;[.A441])));95;&quot;&quot;)">
            <text:p/>
          </table:table-cell>
          <table:table-cell table:formula="of:=IF(ISNUMBER((SEARCH(&quot;eclipse&quot;;[.A441])));93;&quot;&quot;)">
            <text:p/>
          </table:table-cell>
          <table:table-cell table:formula="of:=IF(ISNUMBER((SEARCH(&quot;fruit&quot;;[.A441])));100;&quot;&quot;)">
            <text:p/>
          </table:table-cell>
          <table:table-cell table:formula="of:=IF(ISNUMBER((SEARCH(&quot;jubil&quot;;[.A441])));112;&quot;&quot;)">
            <text:p/>
          </table:table-cell>
          <table:table-cell table:formula="of:=IF(ISNUMBER((SEARCH(&quot;flow&quot;;[.A441])));98;&quot;&quot;)">
            <text:p/>
          </table:table-cell>
          <table:table-cell table:formula="of:=CONCATENATE([.G441];&quot;,&quot;;[.H441];&quot;,&quot;;[.I441];&quot;,&quot;;[.J441];&quot;,&quot;;[.K441];&quot;,&quot;;[.L441];&quot;,&quot;;[.M441];&quot;,&quot;;[.N441];&quot;,&quot;;[.O441];&quot;,&quot;;[.P441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bilé - złoty pierścionek z topazem i diamentami</text:p>
          </table:table-cell>
          <table:table-cell table:formula="of:=[.B441]"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8Jubilé - złoty pierścionek z topazem i diamentami.jpg</text:p>
          </table:table-cell>
          <table:table-cell table:formula="of:=IF(ISNUMBER((SEARCH(&quot;diament&quot;;[.A442])));19;&quot;&quot;)" office:value-type="float" office:value="19" calcext:value-type="float">
            <text:p>19</text:p>
          </table:table-cell>
          <table:table-cell table:formula="of:=[.H441]" office:value-type="float" office:value="11" calcext:value-type="float">
            <text:p>11</text:p>
          </table:table-cell>
          <table:table-cell table:formula="of:=IF(ISNUMBER((SEARCH(&quot;wiktoriańska&quot;;[.A442])));46;&quot;&quot;)">
            <text:p/>
          </table:table-cell>
          <table:table-cell table:formula="of:=IF(ISNUMBER((SEARCH(&quot;boho&quot;;[.A442])));47;&quot;&quot;)">
            <text:p/>
          </table:table-cell>
          <table:table-cell table:formula="of:=IF(ISNUMBER((SEARCH(&quot;studio&quot;;[.A442])));48;&quot;&quot;)">
            <text:p/>
          </table:table-cell>
          <table:table-cell table:formula="of:=IF(ISNUMBER((SEARCH(&quot;ternel&quot;;[.A442])));95;&quot;&quot;)">
            <text:p/>
          </table:table-cell>
          <table:table-cell table:formula="of:=IF(ISNUMBER((SEARCH(&quot;eclipse&quot;;[.A442])));93;&quot;&quot;)">
            <text:p/>
          </table:table-cell>
          <table:table-cell table:formula="of:=IF(ISNUMBER((SEARCH(&quot;fruit&quot;;[.A442])));100;&quot;&quot;)">
            <text:p/>
          </table:table-cell>
          <table:table-cell table:formula="of:=IF(ISNUMBER((SEARCH(&quot;jubil&quot;;[.A442])));112;&quot;&quot;)" office:value-type="float" office:value="112" calcext:value-type="float">
            <text:p>112</text:p>
          </table:table-cell>
          <table:table-cell table:formula="of:=IF(ISNUMBER((SEARCH(&quot;flow&quot;;[.A442])));98;&quot;&quot;)">
            <text:p/>
          </table:table-cell>
          <table:table-cell table:formula="of:=CONCATENATE([.G442];&quot;,&quot;;[.H442];&quot;,&quot;;[.I442];&quot;,&quot;;[.J442];&quot;,&quot;;[.K442];&quot;,&quot;;[.L442];&quot;,&quot;;[.M442];&quot;,&quot;;[.N442];&quot;,&quot;;[.O442];&quot;,&quot;;[.P442])" office:value-type="string" office:string-value="19,11,,,,,,,112," calcext:value-type="string">
            <text:p>19,11,,,,,,,11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bilé - złoty pierścionek z topazem i diamentami</text:p>
          </table:table-cell>
          <table:table-cell table:formula="of:=[.B442]"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9Jubilé - złoty pierścionek z topazem i diamentami.jpg</text:p>
          </table:table-cell>
          <table:table-cell table:formula="of:=IF(ISNUMBER((SEARCH(&quot;diament&quot;;[.A443])));19;&quot;&quot;)" office:value-type="float" office:value="19" calcext:value-type="float">
            <text:p>19</text:p>
          </table:table-cell>
          <table:table-cell table:formula="of:=[.H442]" office:value-type="float" office:value="11" calcext:value-type="float">
            <text:p>11</text:p>
          </table:table-cell>
          <table:table-cell table:formula="of:=IF(ISNUMBER((SEARCH(&quot;wiktoriańska&quot;;[.A443])));46;&quot;&quot;)">
            <text:p/>
          </table:table-cell>
          <table:table-cell table:formula="of:=IF(ISNUMBER((SEARCH(&quot;boho&quot;;[.A443])));47;&quot;&quot;)">
            <text:p/>
          </table:table-cell>
          <table:table-cell table:formula="of:=IF(ISNUMBER((SEARCH(&quot;studio&quot;;[.A443])));48;&quot;&quot;)">
            <text:p/>
          </table:table-cell>
          <table:table-cell table:formula="of:=IF(ISNUMBER((SEARCH(&quot;ternel&quot;;[.A443])));95;&quot;&quot;)">
            <text:p/>
          </table:table-cell>
          <table:table-cell table:formula="of:=IF(ISNUMBER((SEARCH(&quot;eclipse&quot;;[.A443])));93;&quot;&quot;)">
            <text:p/>
          </table:table-cell>
          <table:table-cell table:formula="of:=IF(ISNUMBER((SEARCH(&quot;fruit&quot;;[.A443])));100;&quot;&quot;)">
            <text:p/>
          </table:table-cell>
          <table:table-cell table:formula="of:=IF(ISNUMBER((SEARCH(&quot;jubil&quot;;[.A443])));112;&quot;&quot;)" office:value-type="float" office:value="112" calcext:value-type="float">
            <text:p>112</text:p>
          </table:table-cell>
          <table:table-cell table:formula="of:=IF(ISNUMBER((SEARCH(&quot;flow&quot;;[.A443])));98;&quot;&quot;)">
            <text:p/>
          </table:table-cell>
          <table:table-cell table:formula="of:=CONCATENATE([.G443];&quot;,&quot;;[.H443];&quot;,&quot;;[.I443];&quot;,&quot;;[.J443];&quot;,&quot;;[.K443];&quot;,&quot;;[.L443];&quot;,&quot;;[.M443];&quot;,&quot;;[.N443];&quot;,&quot;;[.O443];&quot;,&quot;;[.P443])" office:value-type="string" office:string-value="19,11,,,,,,,112," calcext:value-type="string">
            <text:p>19,11,,,,,,,11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bilé - złoty pierścionek z topazem błękitnym i diamentami</text:p>
          </table:table-cell>
          <table:table-cell table:formula="of:=[.B443]"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0Jubilé - złoty pierścionek z topazem błękitnym i diamentami.jpg</text:p>
          </table:table-cell>
          <table:table-cell table:formula="of:=IF(ISNUMBER((SEARCH(&quot;diament&quot;;[.A444])));19;&quot;&quot;)" office:value-type="float" office:value="19" calcext:value-type="float">
            <text:p>19</text:p>
          </table:table-cell>
          <table:table-cell table:formula="of:=[.H443]" office:value-type="float" office:value="11" calcext:value-type="float">
            <text:p>11</text:p>
          </table:table-cell>
          <table:table-cell table:formula="of:=IF(ISNUMBER((SEARCH(&quot;wiktoriańska&quot;;[.A444])));46;&quot;&quot;)">
            <text:p/>
          </table:table-cell>
          <table:table-cell table:formula="of:=IF(ISNUMBER((SEARCH(&quot;boho&quot;;[.A444])));47;&quot;&quot;)">
            <text:p/>
          </table:table-cell>
          <table:table-cell table:formula="of:=IF(ISNUMBER((SEARCH(&quot;studio&quot;;[.A444])));48;&quot;&quot;)">
            <text:p/>
          </table:table-cell>
          <table:table-cell table:formula="of:=IF(ISNUMBER((SEARCH(&quot;ternel&quot;;[.A444])));95;&quot;&quot;)">
            <text:p/>
          </table:table-cell>
          <table:table-cell table:formula="of:=IF(ISNUMBER((SEARCH(&quot;eclipse&quot;;[.A444])));93;&quot;&quot;)">
            <text:p/>
          </table:table-cell>
          <table:table-cell table:formula="of:=IF(ISNUMBER((SEARCH(&quot;fruit&quot;;[.A444])));100;&quot;&quot;)">
            <text:p/>
          </table:table-cell>
          <table:table-cell table:formula="of:=IF(ISNUMBER((SEARCH(&quot;jubil&quot;;[.A444])));112;&quot;&quot;)" office:value-type="float" office:value="112" calcext:value-type="float">
            <text:p>112</text:p>
          </table:table-cell>
          <table:table-cell table:formula="of:=IF(ISNUMBER((SEARCH(&quot;flow&quot;;[.A444])));98;&quot;&quot;)">
            <text:p/>
          </table:table-cell>
          <table:table-cell table:formula="of:=CONCATENATE([.G444];&quot;,&quot;;[.H444];&quot;,&quot;;[.I444];&quot;,&quot;;[.J444];&quot;,&quot;;[.K444];&quot;,&quot;;[.L444];&quot;,&quot;;[.M444];&quot;,&quot;;[.N444];&quot;,&quot;;[.O444];&quot;,&quot;;[.P444])" office:value-type="string" office:string-value="19,11,,,,,,,112," calcext:value-type="string">
            <text:p>19,11,,,,,,,11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bilé - złoty pierścionek z London Blue Topazem i diamentami</text:p>
          </table:table-cell>
          <table:table-cell table:formula="of:=[.B444]"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1Jubilé - złoty pierścionek z London Blue Topazem i diamentami.jpg</text:p>
          </table:table-cell>
          <table:table-cell table:formula="of:=IF(ISNUMBER((SEARCH(&quot;diament&quot;;[.A445])));19;&quot;&quot;)" office:value-type="float" office:value="19" calcext:value-type="float">
            <text:p>19</text:p>
          </table:table-cell>
          <table:table-cell table:formula="of:=[.H444]" office:value-type="float" office:value="11" calcext:value-type="float">
            <text:p>11</text:p>
          </table:table-cell>
          <table:table-cell table:formula="of:=IF(ISNUMBER((SEARCH(&quot;wiktoriańska&quot;;[.A445])));46;&quot;&quot;)">
            <text:p/>
          </table:table-cell>
          <table:table-cell table:formula="of:=IF(ISNUMBER((SEARCH(&quot;boho&quot;;[.A445])));47;&quot;&quot;)">
            <text:p/>
          </table:table-cell>
          <table:table-cell table:formula="of:=IF(ISNUMBER((SEARCH(&quot;studio&quot;;[.A445])));48;&quot;&quot;)">
            <text:p/>
          </table:table-cell>
          <table:table-cell table:formula="of:=IF(ISNUMBER((SEARCH(&quot;ternel&quot;;[.A445])));95;&quot;&quot;)">
            <text:p/>
          </table:table-cell>
          <table:table-cell table:formula="of:=IF(ISNUMBER((SEARCH(&quot;eclipse&quot;;[.A445])));93;&quot;&quot;)">
            <text:p/>
          </table:table-cell>
          <table:table-cell table:formula="of:=IF(ISNUMBER((SEARCH(&quot;fruit&quot;;[.A445])));100;&quot;&quot;)">
            <text:p/>
          </table:table-cell>
          <table:table-cell table:formula="of:=IF(ISNUMBER((SEARCH(&quot;jubil&quot;;[.A445])));112;&quot;&quot;)" office:value-type="float" office:value="112" calcext:value-type="float">
            <text:p>112</text:p>
          </table:table-cell>
          <table:table-cell table:formula="of:=IF(ISNUMBER((SEARCH(&quot;flow&quot;;[.A445])));98;&quot;&quot;)">
            <text:p/>
          </table:table-cell>
          <table:table-cell table:formula="of:=CONCATENATE([.G445];&quot;,&quot;;[.H445];&quot;,&quot;;[.I445];&quot;,&quot;;[.J445];&quot;,&quot;;[.K445];&quot;,&quot;;[.L445];&quot;,&quot;;[.M445];&quot;,&quot;;[.N445];&quot;,&quot;;[.O445];&quot;,&quot;;[.P445])" office:value-type="string" office:string-value="19,11,,,,,,,112," calcext:value-type="string">
            <text:p>19,11,,,,,,,11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szafirami</text:p>
          </table:table-cell>
          <table:table-cell table:formula="of:=[.B445]"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2Kolekcja Wiktoriańska - pierścionek z szafirami.jpg</text:p>
          </table:table-cell>
          <table:table-cell table:formula="of:=IF(ISNUMBER((SEARCH(&quot;diament&quot;;[.A446])));19;&quot;&quot;)">
            <text:p/>
          </table:table-cell>
          <table:table-cell table:formula="of:=[.H445]" office:value-type="float" office:value="11" calcext:value-type="float">
            <text:p>11</text:p>
          </table:table-cell>
          <table:table-cell table:formula="of:=IF(ISNUMBER((SEARCH(&quot;wiktoriańska&quot;;[.A446])));46;&quot;&quot;)" office:value-type="float" office:value="46" calcext:value-type="float">
            <text:p>46</text:p>
          </table:table-cell>
          <table:table-cell table:formula="of:=IF(ISNUMBER((SEARCH(&quot;boho&quot;;[.A446])));47;&quot;&quot;)">
            <text:p/>
          </table:table-cell>
          <table:table-cell table:formula="of:=IF(ISNUMBER((SEARCH(&quot;studio&quot;;[.A446])));48;&quot;&quot;)">
            <text:p/>
          </table:table-cell>
          <table:table-cell table:formula="of:=IF(ISNUMBER((SEARCH(&quot;ternel&quot;;[.A446])));95;&quot;&quot;)">
            <text:p/>
          </table:table-cell>
          <table:table-cell table:formula="of:=IF(ISNUMBER((SEARCH(&quot;eclipse&quot;;[.A446])));93;&quot;&quot;)">
            <text:p/>
          </table:table-cell>
          <table:table-cell table:formula="of:=IF(ISNUMBER((SEARCH(&quot;fruit&quot;;[.A446])));100;&quot;&quot;)">
            <text:p/>
          </table:table-cell>
          <table:table-cell table:formula="of:=IF(ISNUMBER((SEARCH(&quot;jubil&quot;;[.A446])));112;&quot;&quot;)">
            <text:p/>
          </table:table-cell>
          <table:table-cell table:formula="of:=IF(ISNUMBER((SEARCH(&quot;flow&quot;;[.A446])));98;&quot;&quot;)">
            <text:p/>
          </table:table-cell>
          <table:table-cell table:formula="of:=CONCATENATE([.G446];&quot;,&quot;;[.H446];&quot;,&quot;;[.I446];&quot;,&quot;;[.J446];&quot;,&quot;;[.K446];&quot;,&quot;;[.L446];&quot;,&quot;;[.M446];&quot;,&quot;;[.N446];&quot;,&quot;;[.O446];&quot;,&quot;;[.P446])" office:value-type="string" office:string-value=",11,46,,,,,,," calcext:value-type="string">
            <text:p>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e szmaragdami i szafirami</text:p>
          </table:table-cell>
          <table:table-cell table:formula="of:=[.B446]"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3Kolekcja Wiktoriańska - pierścionek ze szmaragdami i szafirami.jpg</text:p>
          </table:table-cell>
          <table:table-cell table:formula="of:=IF(ISNUMBER((SEARCH(&quot;diament&quot;;[.A447])));19;&quot;&quot;)">
            <text:p/>
          </table:table-cell>
          <table:table-cell table:formula="of:=[.H446]" office:value-type="float" office:value="11" calcext:value-type="float">
            <text:p>11</text:p>
          </table:table-cell>
          <table:table-cell table:formula="of:=IF(ISNUMBER((SEARCH(&quot;wiktoriańska&quot;;[.A447])));46;&quot;&quot;)" office:value-type="float" office:value="46" calcext:value-type="float">
            <text:p>46</text:p>
          </table:table-cell>
          <table:table-cell table:formula="of:=IF(ISNUMBER((SEARCH(&quot;boho&quot;;[.A447])));47;&quot;&quot;)">
            <text:p/>
          </table:table-cell>
          <table:table-cell table:formula="of:=IF(ISNUMBER((SEARCH(&quot;studio&quot;;[.A447])));48;&quot;&quot;)">
            <text:p/>
          </table:table-cell>
          <table:table-cell table:formula="of:=IF(ISNUMBER((SEARCH(&quot;ternel&quot;;[.A447])));95;&quot;&quot;)">
            <text:p/>
          </table:table-cell>
          <table:table-cell table:formula="of:=IF(ISNUMBER((SEARCH(&quot;eclipse&quot;;[.A447])));93;&quot;&quot;)">
            <text:p/>
          </table:table-cell>
          <table:table-cell table:formula="of:=IF(ISNUMBER((SEARCH(&quot;fruit&quot;;[.A447])));100;&quot;&quot;)">
            <text:p/>
          </table:table-cell>
          <table:table-cell table:formula="of:=IF(ISNUMBER((SEARCH(&quot;jubil&quot;;[.A447])));112;&quot;&quot;)">
            <text:p/>
          </table:table-cell>
          <table:table-cell table:formula="of:=IF(ISNUMBER((SEARCH(&quot;flow&quot;;[.A447])));98;&quot;&quot;)">
            <text:p/>
          </table:table-cell>
          <table:table-cell table:formula="of:=CONCATENATE([.G447];&quot;,&quot;;[.H447];&quot;,&quot;;[.I447];&quot;,&quot;;[.J447];&quot;,&quot;;[.K447];&quot;,&quot;;[.L447];&quot;,&quot;;[.M447];&quot;,&quot;;[.N447];&quot;,&quot;;[.O447];&quot;,&quot;;[.P447])" office:value-type="string" office:string-value=",11,46,,,,,,," calcext:value-type="string">
            <text:p>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London blue topazem</text:p>
          </table:table-cell>
          <table:table-cell table:formula="of:=[.B447]"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4Kolekcja Wiktoriańska - pierścionek z London blue topazem.jpg</text:p>
          </table:table-cell>
          <table:table-cell table:formula="of:=IF(ISNUMBER((SEARCH(&quot;diament&quot;;[.A448])));19;&quot;&quot;)">
            <text:p/>
          </table:table-cell>
          <table:table-cell table:formula="of:=[.H447]" office:value-type="float" office:value="11" calcext:value-type="float">
            <text:p>11</text:p>
          </table:table-cell>
          <table:table-cell table:formula="of:=IF(ISNUMBER((SEARCH(&quot;wiktoriańska&quot;;[.A448])));46;&quot;&quot;)" office:value-type="float" office:value="46" calcext:value-type="float">
            <text:p>46</text:p>
          </table:table-cell>
          <table:table-cell table:formula="of:=IF(ISNUMBER((SEARCH(&quot;boho&quot;;[.A448])));47;&quot;&quot;)">
            <text:p/>
          </table:table-cell>
          <table:table-cell table:formula="of:=IF(ISNUMBER((SEARCH(&quot;studio&quot;;[.A448])));48;&quot;&quot;)">
            <text:p/>
          </table:table-cell>
          <table:table-cell table:formula="of:=IF(ISNUMBER((SEARCH(&quot;ternel&quot;;[.A448])));95;&quot;&quot;)">
            <text:p/>
          </table:table-cell>
          <table:table-cell table:formula="of:=IF(ISNUMBER((SEARCH(&quot;eclipse&quot;;[.A448])));93;&quot;&quot;)">
            <text:p/>
          </table:table-cell>
          <table:table-cell table:formula="of:=IF(ISNUMBER((SEARCH(&quot;fruit&quot;;[.A448])));100;&quot;&quot;)">
            <text:p/>
          </table:table-cell>
          <table:table-cell table:formula="of:=IF(ISNUMBER((SEARCH(&quot;jubil&quot;;[.A448])));112;&quot;&quot;)">
            <text:p/>
          </table:table-cell>
          <table:table-cell table:formula="of:=IF(ISNUMBER((SEARCH(&quot;flow&quot;;[.A448])));98;&quot;&quot;)">
            <text:p/>
          </table:table-cell>
          <table:table-cell table:formula="of:=CONCATENATE([.G448];&quot;,&quot;;[.H448];&quot;,&quot;;[.I448];&quot;,&quot;;[.J448];&quot;,&quot;;[.K448];&quot;,&quot;;[.L448];&quot;,&quot;;[.M448];&quot;,&quot;;[.N448];&quot;,&quot;;[.O448];&quot;,&quot;;[.P448])" office:value-type="string" office:string-value=",11,46,,,,,,," calcext:value-type="string">
            <text:p>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szafirami</text:p>
          </table:table-cell>
          <table:table-cell table:formula="of:=[.B448]"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5Kolekcja Wiktoriańska - pierścionek z szafirami.jpg</text:p>
          </table:table-cell>
          <table:table-cell table:formula="of:=IF(ISNUMBER((SEARCH(&quot;diament&quot;;[.A449])));19;&quot;&quot;)">
            <text:p/>
          </table:table-cell>
          <table:table-cell table:formula="of:=[.H448]" office:value-type="float" office:value="11" calcext:value-type="float">
            <text:p>11</text:p>
          </table:table-cell>
          <table:table-cell table:formula="of:=IF(ISNUMBER((SEARCH(&quot;wiktoriańska&quot;;[.A449])));46;&quot;&quot;)" office:value-type="float" office:value="46" calcext:value-type="float">
            <text:p>46</text:p>
          </table:table-cell>
          <table:table-cell table:formula="of:=IF(ISNUMBER((SEARCH(&quot;boho&quot;;[.A449])));47;&quot;&quot;)">
            <text:p/>
          </table:table-cell>
          <table:table-cell table:formula="of:=IF(ISNUMBER((SEARCH(&quot;studio&quot;;[.A449])));48;&quot;&quot;)">
            <text:p/>
          </table:table-cell>
          <table:table-cell table:formula="of:=IF(ISNUMBER((SEARCH(&quot;ternel&quot;;[.A449])));95;&quot;&quot;)">
            <text:p/>
          </table:table-cell>
          <table:table-cell table:formula="of:=IF(ISNUMBER((SEARCH(&quot;eclipse&quot;;[.A449])));93;&quot;&quot;)">
            <text:p/>
          </table:table-cell>
          <table:table-cell table:formula="of:=IF(ISNUMBER((SEARCH(&quot;fruit&quot;;[.A449])));100;&quot;&quot;)">
            <text:p/>
          </table:table-cell>
          <table:table-cell table:formula="of:=IF(ISNUMBER((SEARCH(&quot;jubil&quot;;[.A449])));112;&quot;&quot;)">
            <text:p/>
          </table:table-cell>
          <table:table-cell table:formula="of:=IF(ISNUMBER((SEARCH(&quot;flow&quot;;[.A449])));98;&quot;&quot;)">
            <text:p/>
          </table:table-cell>
          <table:table-cell table:formula="of:=CONCATENATE([.G449];&quot;,&quot;;[.H449];&quot;,&quot;;[.I449];&quot;,&quot;;[.J449];&quot;,&quot;;[.K449];&quot;,&quot;;[.L449];&quot;,&quot;;[.M449];&quot;,&quot;;[.N449];&quot;,&quot;;[.O449];&quot;,&quot;;[.P449])" office:value-type="string" office:string-value=",11,46,,,,,,," calcext:value-type="string">
            <text:p>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ternel - pierścionek z diamentem</text:p>
          </table:table-cell>
          <table:table-cell table:formula="of:=[.B449]"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6Éternel - pierścionek z diamentem.jpg</text:p>
          </table:table-cell>
          <table:table-cell table:formula="of:=IF(ISNUMBER((SEARCH(&quot;diament&quot;;[.A450])));19;&quot;&quot;)" office:value-type="float" office:value="19" calcext:value-type="float">
            <text:p>19</text:p>
          </table:table-cell>
          <table:table-cell table:formula="of:=[.H449]" office:value-type="float" office:value="11" calcext:value-type="float">
            <text:p>11</text:p>
          </table:table-cell>
          <table:table-cell table:formula="of:=IF(ISNUMBER((SEARCH(&quot;wiktoriańska&quot;;[.A450])));46;&quot;&quot;)">
            <text:p/>
          </table:table-cell>
          <table:table-cell table:formula="of:=IF(ISNUMBER((SEARCH(&quot;boho&quot;;[.A450])));47;&quot;&quot;)">
            <text:p/>
          </table:table-cell>
          <table:table-cell table:formula="of:=IF(ISNUMBER((SEARCH(&quot;studio&quot;;[.A450])));48;&quot;&quot;)">
            <text:p/>
          </table:table-cell>
          <table:table-cell table:formula="of:=IF(ISNUMBER((SEARCH(&quot;ternel&quot;;[.A450])));95;&quot;&quot;)" office:value-type="float" office:value="95" calcext:value-type="float">
            <text:p>95</text:p>
          </table:table-cell>
          <table:table-cell table:formula="of:=IF(ISNUMBER((SEARCH(&quot;eclipse&quot;;[.A450])));93;&quot;&quot;)">
            <text:p/>
          </table:table-cell>
          <table:table-cell table:formula="of:=IF(ISNUMBER((SEARCH(&quot;fruit&quot;;[.A450])));100;&quot;&quot;)">
            <text:p/>
          </table:table-cell>
          <table:table-cell table:formula="of:=IF(ISNUMBER((SEARCH(&quot;jubil&quot;;[.A450])));112;&quot;&quot;)">
            <text:p/>
          </table:table-cell>
          <table:table-cell table:formula="of:=IF(ISNUMBER((SEARCH(&quot;flow&quot;;[.A450])));98;&quot;&quot;)">
            <text:p/>
          </table:table-cell>
          <table:table-cell table:formula="of:=CONCATENATE([.G450];&quot;,&quot;;[.H450];&quot;,&quot;;[.I450];&quot;,&quot;;[.J450];&quot;,&quot;;[.K450];&quot;,&quot;;[.L450];&quot;,&quot;;[.M450];&quot;,&quot;;[.N450];&quot;,&quot;;[.O450];&quot;,&quot;;[.P450])" office:value-type="string" office:string-value="19,11,,,,95,,,," calcext:value-type="string">
            <text:p>19,11,,,,95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tine - pierścionek z diamentem</text:p>
          </table:table-cell>
          <table:table-cell table:formula="of:=[.B450]"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7Valentine - pierścionek z diamentem.jpg</text:p>
          </table:table-cell>
          <table:table-cell table:formula="of:=IF(ISNUMBER((SEARCH(&quot;diament&quot;;[.A451])));19;&quot;&quot;)" office:value-type="float" office:value="19" calcext:value-type="float">
            <text:p>19</text:p>
          </table:table-cell>
          <table:table-cell table:formula="of:=[.H450]" office:value-type="float" office:value="11" calcext:value-type="float">
            <text:p>11</text:p>
          </table:table-cell>
          <table:table-cell table:formula="of:=IF(ISNUMBER((SEARCH(&quot;wiktoriańska&quot;;[.A451])));46;&quot;&quot;)">
            <text:p/>
          </table:table-cell>
          <table:table-cell table:formula="of:=IF(ISNUMBER((SEARCH(&quot;boho&quot;;[.A451])));47;&quot;&quot;)">
            <text:p/>
          </table:table-cell>
          <table:table-cell table:formula="of:=IF(ISNUMBER((SEARCH(&quot;studio&quot;;[.A451])));48;&quot;&quot;)">
            <text:p/>
          </table:table-cell>
          <table:table-cell table:formula="of:=IF(ISNUMBER((SEARCH(&quot;ternel&quot;;[.A451])));95;&quot;&quot;)">
            <text:p/>
          </table:table-cell>
          <table:table-cell table:formula="of:=IF(ISNUMBER((SEARCH(&quot;eclipse&quot;;[.A451])));93;&quot;&quot;)">
            <text:p/>
          </table:table-cell>
          <table:table-cell table:formula="of:=IF(ISNUMBER((SEARCH(&quot;fruit&quot;;[.A451])));100;&quot;&quot;)">
            <text:p/>
          </table:table-cell>
          <table:table-cell table:formula="of:=IF(ISNUMBER((SEARCH(&quot;jubil&quot;;[.A451])));112;&quot;&quot;)">
            <text:p/>
          </table:table-cell>
          <table:table-cell table:formula="of:=IF(ISNUMBER((SEARCH(&quot;flow&quot;;[.A451])));98;&quot;&quot;)">
            <text:p/>
          </table:table-cell>
          <table:table-cell table:formula="of:=CONCATENATE([.G451];&quot;,&quot;;[.H451];&quot;,&quot;;[.I451];&quot;,&quot;;[.J451];&quot;,&quot;;[.K451];&quot;,&quot;;[.L451];&quot;,&quot;;[.M451];&quot;,&quot;;[.N451];&quot;,&quot;;[.O451];&quot;,&quot;;[.P451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- pierścionek z diamentami</text:p>
          </table:table-cell>
          <table:table-cell table:formula="of:=[.B451]"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8Metropolitan - pierścionek z diamentami.jpg</text:p>
          </table:table-cell>
          <table:table-cell table:formula="of:=IF(ISNUMBER((SEARCH(&quot;diament&quot;;[.A452])));19;&quot;&quot;)" office:value-type="float" office:value="19" calcext:value-type="float">
            <text:p>19</text:p>
          </table:table-cell>
          <table:table-cell table:formula="of:=[.H451]" office:value-type="float" office:value="11" calcext:value-type="float">
            <text:p>11</text:p>
          </table:table-cell>
          <table:table-cell table:formula="of:=IF(ISNUMBER((SEARCH(&quot;wiktoriańska&quot;;[.A452])));46;&quot;&quot;)">
            <text:p/>
          </table:table-cell>
          <table:table-cell table:formula="of:=IF(ISNUMBER((SEARCH(&quot;boho&quot;;[.A452])));47;&quot;&quot;)">
            <text:p/>
          </table:table-cell>
          <table:table-cell table:formula="of:=IF(ISNUMBER((SEARCH(&quot;studio&quot;;[.A452])));48;&quot;&quot;)">
            <text:p/>
          </table:table-cell>
          <table:table-cell table:formula="of:=IF(ISNUMBER((SEARCH(&quot;ternel&quot;;[.A452])));95;&quot;&quot;)">
            <text:p/>
          </table:table-cell>
          <table:table-cell table:formula="of:=IF(ISNUMBER((SEARCH(&quot;eclipse&quot;;[.A452])));93;&quot;&quot;)">
            <text:p/>
          </table:table-cell>
          <table:table-cell table:formula="of:=IF(ISNUMBER((SEARCH(&quot;fruit&quot;;[.A452])));100;&quot;&quot;)">
            <text:p/>
          </table:table-cell>
          <table:table-cell table:formula="of:=IF(ISNUMBER((SEARCH(&quot;jubil&quot;;[.A452])));112;&quot;&quot;)">
            <text:p/>
          </table:table-cell>
          <table:table-cell table:formula="of:=IF(ISNUMBER((SEARCH(&quot;flow&quot;;[.A452])));98;&quot;&quot;)">
            <text:p/>
          </table:table-cell>
          <table:table-cell table:formula="of:=CONCATENATE([.G452];&quot;,&quot;;[.H452];&quot;,&quot;;[.I452];&quot;,&quot;;[.J452];&quot;,&quot;;[.K452];&quot;,&quot;;[.L452];&quot;,&quot;;[.M452];&quot;,&quot;;[.N452];&quot;,&quot;;[.O452];&quot;,&quot;;[.P452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ore - pierścionek z diamentem</text:p>
          </table:table-cell>
          <table:table-cell table:formula="of:=[.B452]"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9Amore - pierścionek z diamentem.jpg</text:p>
          </table:table-cell>
          <table:table-cell table:formula="of:=IF(ISNUMBER((SEARCH(&quot;diament&quot;;[.A453])));19;&quot;&quot;)" office:value-type="float" office:value="19" calcext:value-type="float">
            <text:p>19</text:p>
          </table:table-cell>
          <table:table-cell table:formula="of:=[.H452]" office:value-type="float" office:value="11" calcext:value-type="float">
            <text:p>11</text:p>
          </table:table-cell>
          <table:table-cell table:formula="of:=IF(ISNUMBER((SEARCH(&quot;wiktoriańska&quot;;[.A453])));46;&quot;&quot;)">
            <text:p/>
          </table:table-cell>
          <table:table-cell table:formula="of:=IF(ISNUMBER((SEARCH(&quot;boho&quot;;[.A453])));47;&quot;&quot;)">
            <text:p/>
          </table:table-cell>
          <table:table-cell table:formula="of:=IF(ISNUMBER((SEARCH(&quot;studio&quot;;[.A453])));48;&quot;&quot;)">
            <text:p/>
          </table:table-cell>
          <table:table-cell table:formula="of:=IF(ISNUMBER((SEARCH(&quot;ternel&quot;;[.A453])));95;&quot;&quot;)">
            <text:p/>
          </table:table-cell>
          <table:table-cell table:formula="of:=IF(ISNUMBER((SEARCH(&quot;eclipse&quot;;[.A453])));93;&quot;&quot;)">
            <text:p/>
          </table:table-cell>
          <table:table-cell table:formula="of:=IF(ISNUMBER((SEARCH(&quot;fruit&quot;;[.A453])));100;&quot;&quot;)">
            <text:p/>
          </table:table-cell>
          <table:table-cell table:formula="of:=IF(ISNUMBER((SEARCH(&quot;jubil&quot;;[.A453])));112;&quot;&quot;)">
            <text:p/>
          </table:table-cell>
          <table:table-cell table:formula="of:=IF(ISNUMBER((SEARCH(&quot;flow&quot;;[.A453])));98;&quot;&quot;)">
            <text:p/>
          </table:table-cell>
          <table:table-cell table:formula="of:=CONCATENATE([.G453];&quot;,&quot;;[.H453];&quot;,&quot;;[.I453];&quot;,&quot;;[.J453];&quot;,&quot;;[.K453];&quot;,&quot;;[.L453];&quot;,&quot;;[.M453];&quot;,&quot;;[.N453];&quot;,&quot;;[.O453];&quot;,&quot;;[.P453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stic - złoty pierścionek</text:p>
          </table:table-cell>
          <table:table-cell table:formula="of:=[.B453]"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20Mystic - złoty pierścionek.jpg</text:p>
          </table:table-cell>
          <table:table-cell table:formula="of:=IF(ISNUMBER((SEARCH(&quot;diament&quot;;[.A454])));19;&quot;&quot;)">
            <text:p/>
          </table:table-cell>
          <table:table-cell table:formula="of:=[.H453]" office:value-type="float" office:value="11" calcext:value-type="float">
            <text:p>11</text:p>
          </table:table-cell>
          <table:table-cell table:formula="of:=IF(ISNUMBER((SEARCH(&quot;wiktoriańska&quot;;[.A454])));46;&quot;&quot;)">
            <text:p/>
          </table:table-cell>
          <table:table-cell table:formula="of:=IF(ISNUMBER((SEARCH(&quot;boho&quot;;[.A454])));47;&quot;&quot;)">
            <text:p/>
          </table:table-cell>
          <table:table-cell table:formula="of:=IF(ISNUMBER((SEARCH(&quot;studio&quot;;[.A454])));48;&quot;&quot;)">
            <text:p/>
          </table:table-cell>
          <table:table-cell table:formula="of:=IF(ISNUMBER((SEARCH(&quot;ternel&quot;;[.A454])));95;&quot;&quot;)">
            <text:p/>
          </table:table-cell>
          <table:table-cell table:formula="of:=IF(ISNUMBER((SEARCH(&quot;eclipse&quot;;[.A454])));93;&quot;&quot;)">
            <text:p/>
          </table:table-cell>
          <table:table-cell table:formula="of:=IF(ISNUMBER((SEARCH(&quot;fruit&quot;;[.A454])));100;&quot;&quot;)">
            <text:p/>
          </table:table-cell>
          <table:table-cell table:formula="of:=IF(ISNUMBER((SEARCH(&quot;jubil&quot;;[.A454])));112;&quot;&quot;)">
            <text:p/>
          </table:table-cell>
          <table:table-cell table:formula="of:=IF(ISNUMBER((SEARCH(&quot;flow&quot;;[.A454])));98;&quot;&quot;)">
            <text:p/>
          </table:table-cell>
          <table:table-cell table:formula="of:=CONCATENATE([.G454];&quot;,&quot;;[.H454];&quot;,&quot;;[.I454];&quot;,&quot;;[.J454];&quot;,&quot;;[.K454];&quot;,&quot;;[.L454];&quot;,&quot;;[.M454];&quot;,&quot;;[.N454];&quot;,&quot;;[.O454];&quot;,&quot;;[.P454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stic - złoty pierścionek</text:p>
          </table:table-cell>
          <table:table-cell table:formula="of:=[.B454]"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21Mystic - złoty pierścionek.jpg</text:p>
          </table:table-cell>
          <table:table-cell table:formula="of:=IF(ISNUMBER((SEARCH(&quot;diament&quot;;[.A455])));19;&quot;&quot;)">
            <text:p/>
          </table:table-cell>
          <table:table-cell table:formula="of:=[.H454]" office:value-type="float" office:value="11" calcext:value-type="float">
            <text:p>11</text:p>
          </table:table-cell>
          <table:table-cell table:formula="of:=IF(ISNUMBER((SEARCH(&quot;wiktoriańska&quot;;[.A455])));46;&quot;&quot;)">
            <text:p/>
          </table:table-cell>
          <table:table-cell table:formula="of:=IF(ISNUMBER((SEARCH(&quot;boho&quot;;[.A455])));47;&quot;&quot;)">
            <text:p/>
          </table:table-cell>
          <table:table-cell table:formula="of:=IF(ISNUMBER((SEARCH(&quot;studio&quot;;[.A455])));48;&quot;&quot;)">
            <text:p/>
          </table:table-cell>
          <table:table-cell table:formula="of:=IF(ISNUMBER((SEARCH(&quot;ternel&quot;;[.A455])));95;&quot;&quot;)">
            <text:p/>
          </table:table-cell>
          <table:table-cell table:formula="of:=IF(ISNUMBER((SEARCH(&quot;eclipse&quot;;[.A455])));93;&quot;&quot;)">
            <text:p/>
          </table:table-cell>
          <table:table-cell table:formula="of:=IF(ISNUMBER((SEARCH(&quot;fruit&quot;;[.A455])));100;&quot;&quot;)">
            <text:p/>
          </table:table-cell>
          <table:table-cell table:formula="of:=IF(ISNUMBER((SEARCH(&quot;jubil&quot;;[.A455])));112;&quot;&quot;)">
            <text:p/>
          </table:table-cell>
          <table:table-cell table:formula="of:=IF(ISNUMBER((SEARCH(&quot;flow&quot;;[.A455])));98;&quot;&quot;)">
            <text:p/>
          </table:table-cell>
          <table:table-cell table:formula="of:=CONCATENATE([.G455];&quot;,&quot;;[.H455];&quot;,&quot;;[.I455];&quot;,&quot;;[.J455];&quot;,&quot;;[.K455];&quot;,&quot;;[.L455];&quot;,&quot;;[.M455];&quot;,&quot;;[.N455];&quot;,&quot;;[.O455];&quot;,&quot;;[.P455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isley - złoty pierścionek</text:p>
          </table:table-cell>
          <table:table-cell table:formula="of:=[.B455]"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22Paisley - złoty pierścionek.jpg</text:p>
          </table:table-cell>
          <table:table-cell table:formula="of:=IF(ISNUMBER((SEARCH(&quot;diament&quot;;[.A456])));19;&quot;&quot;)">
            <text:p/>
          </table:table-cell>
          <table:table-cell table:formula="of:=[.H455]" office:value-type="float" office:value="11" calcext:value-type="float">
            <text:p>11</text:p>
          </table:table-cell>
          <table:table-cell table:formula="of:=IF(ISNUMBER((SEARCH(&quot;wiktoriańska&quot;;[.A456])));46;&quot;&quot;)">
            <text:p/>
          </table:table-cell>
          <table:table-cell table:formula="of:=IF(ISNUMBER((SEARCH(&quot;boho&quot;;[.A456])));47;&quot;&quot;)">
            <text:p/>
          </table:table-cell>
          <table:table-cell table:formula="of:=IF(ISNUMBER((SEARCH(&quot;studio&quot;;[.A456])));48;&quot;&quot;)">
            <text:p/>
          </table:table-cell>
          <table:table-cell table:formula="of:=IF(ISNUMBER((SEARCH(&quot;ternel&quot;;[.A456])));95;&quot;&quot;)">
            <text:p/>
          </table:table-cell>
          <table:table-cell table:formula="of:=IF(ISNUMBER((SEARCH(&quot;eclipse&quot;;[.A456])));93;&quot;&quot;)">
            <text:p/>
          </table:table-cell>
          <table:table-cell table:formula="of:=IF(ISNUMBER((SEARCH(&quot;fruit&quot;;[.A456])));100;&quot;&quot;)">
            <text:p/>
          </table:table-cell>
          <table:table-cell table:formula="of:=IF(ISNUMBER((SEARCH(&quot;jubil&quot;;[.A456])));112;&quot;&quot;)">
            <text:p/>
          </table:table-cell>
          <table:table-cell table:formula="of:=IF(ISNUMBER((SEARCH(&quot;flow&quot;;[.A456])));98;&quot;&quot;)">
            <text:p/>
          </table:table-cell>
          <table:table-cell table:formula="of:=CONCATENATE([.G456];&quot;,&quot;;[.H456];&quot;,&quot;;[.I456];&quot;,&quot;;[.J456];&quot;,&quot;;[.K456];&quot;,&quot;;[.L456];&quot;,&quot;;[.M456];&quot;,&quot;;[.N456];&quot;,&quot;;[.O456];&quot;,&quot;;[.P456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isley- złoty pierścionek</text:p>
          </table:table-cell>
          <table:table-cell table:formula="of:=[.B456]"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23Paisley- złoty pierścionek.jpg</text:p>
          </table:table-cell>
          <table:table-cell table:formula="of:=IF(ISNUMBER((SEARCH(&quot;diament&quot;;[.A457])));19;&quot;&quot;)">
            <text:p/>
          </table:table-cell>
          <table:table-cell table:formula="of:=[.H456]" office:value-type="float" office:value="11" calcext:value-type="float">
            <text:p>11</text:p>
          </table:table-cell>
          <table:table-cell table:formula="of:=IF(ISNUMBER((SEARCH(&quot;wiktoriańska&quot;;[.A457])));46;&quot;&quot;)">
            <text:p/>
          </table:table-cell>
          <table:table-cell table:formula="of:=IF(ISNUMBER((SEARCH(&quot;boho&quot;;[.A457])));47;&quot;&quot;)">
            <text:p/>
          </table:table-cell>
          <table:table-cell table:formula="of:=IF(ISNUMBER((SEARCH(&quot;studio&quot;;[.A457])));48;&quot;&quot;)">
            <text:p/>
          </table:table-cell>
          <table:table-cell table:formula="of:=IF(ISNUMBER((SEARCH(&quot;ternel&quot;;[.A457])));95;&quot;&quot;)">
            <text:p/>
          </table:table-cell>
          <table:table-cell table:formula="of:=IF(ISNUMBER((SEARCH(&quot;eclipse&quot;;[.A457])));93;&quot;&quot;)">
            <text:p/>
          </table:table-cell>
          <table:table-cell table:formula="of:=IF(ISNUMBER((SEARCH(&quot;fruit&quot;;[.A457])));100;&quot;&quot;)">
            <text:p/>
          </table:table-cell>
          <table:table-cell table:formula="of:=IF(ISNUMBER((SEARCH(&quot;jubil&quot;;[.A457])));112;&quot;&quot;)">
            <text:p/>
          </table:table-cell>
          <table:table-cell table:formula="of:=IF(ISNUMBER((SEARCH(&quot;flow&quot;;[.A457])));98;&quot;&quot;)">
            <text:p/>
          </table:table-cell>
          <table:table-cell table:formula="of:=CONCATENATE([.G457];&quot;,&quot;;[.H457];&quot;,&quot;;[.I457];&quot;,&quot;;[.J457];&quot;,&quot;;[.K457];&quot;,&quot;;[.L457];&quot;,&quot;;[.M457];&quot;,&quot;;[.N457];&quot;,&quot;;[.O457];&quot;,&quot;;[.P457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szafirami</text:p>
          </table:table-cell>
          <table:table-cell table:formula="of:=[.B457]"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24Kolekcja Wiktoriańska - pierścionek z szafirami.jpg</text:p>
          </table:table-cell>
          <table:table-cell table:formula="of:=IF(ISNUMBER((SEARCH(&quot;diament&quot;;[.A458])));19;&quot;&quot;)">
            <text:p/>
          </table:table-cell>
          <table:table-cell table:formula="of:=[.H457]" office:value-type="float" office:value="11" calcext:value-type="float">
            <text:p>11</text:p>
          </table:table-cell>
          <table:table-cell table:formula="of:=IF(ISNUMBER((SEARCH(&quot;wiktoriańska&quot;;[.A458])));46;&quot;&quot;)" office:value-type="float" office:value="46" calcext:value-type="float">
            <text:p>46</text:p>
          </table:table-cell>
          <table:table-cell table:formula="of:=IF(ISNUMBER((SEARCH(&quot;boho&quot;;[.A458])));47;&quot;&quot;)">
            <text:p/>
          </table:table-cell>
          <table:table-cell table:formula="of:=IF(ISNUMBER((SEARCH(&quot;studio&quot;;[.A458])));48;&quot;&quot;)">
            <text:p/>
          </table:table-cell>
          <table:table-cell table:formula="of:=IF(ISNUMBER((SEARCH(&quot;ternel&quot;;[.A458])));95;&quot;&quot;)">
            <text:p/>
          </table:table-cell>
          <table:table-cell table:formula="of:=IF(ISNUMBER((SEARCH(&quot;eclipse&quot;;[.A458])));93;&quot;&quot;)">
            <text:p/>
          </table:table-cell>
          <table:table-cell table:formula="of:=IF(ISNUMBER((SEARCH(&quot;fruit&quot;;[.A458])));100;&quot;&quot;)">
            <text:p/>
          </table:table-cell>
          <table:table-cell table:formula="of:=IF(ISNUMBER((SEARCH(&quot;jubil&quot;;[.A458])));112;&quot;&quot;)">
            <text:p/>
          </table:table-cell>
          <table:table-cell table:formula="of:=IF(ISNUMBER((SEARCH(&quot;flow&quot;;[.A458])));98;&quot;&quot;)">
            <text:p/>
          </table:table-cell>
          <table:table-cell table:formula="of:=CONCATENATE([.G458];&quot;,&quot;;[.H458];&quot;,&quot;;[.I458];&quot;,&quot;;[.J458];&quot;,&quot;;[.K458];&quot;,&quot;;[.L458];&quot;,&quot;;[.M458];&quot;,&quot;;[.N458];&quot;,&quot;;[.O458];&quot;,&quot;;[.P458])" office:value-type="string" office:string-value=",11,46,,,,,,," calcext:value-type="string">
            <text:p>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diamentami i szmaragdami</text:p>
          </table:table-cell>
          <table:table-cell table:formula="of:=[.B458]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25Kolekcja Wiktoriańska - pierścionek z diamentami i szmaragdami.jpg</text:p>
          </table:table-cell>
          <table:table-cell table:formula="of:=IF(ISNUMBER((SEARCH(&quot;diament&quot;;[.A459])));19;&quot;&quot;)" office:value-type="float" office:value="19" calcext:value-type="float">
            <text:p>19</text:p>
          </table:table-cell>
          <table:table-cell table:formula="of:=[.H458]" office:value-type="float" office:value="11" calcext:value-type="float">
            <text:p>11</text:p>
          </table:table-cell>
          <table:table-cell table:formula="of:=IF(ISNUMBER((SEARCH(&quot;wiktoriańska&quot;;[.A459])));46;&quot;&quot;)" office:value-type="float" office:value="46" calcext:value-type="float">
            <text:p>46</text:p>
          </table:table-cell>
          <table:table-cell table:formula="of:=IF(ISNUMBER((SEARCH(&quot;boho&quot;;[.A459])));47;&quot;&quot;)">
            <text:p/>
          </table:table-cell>
          <table:table-cell table:formula="of:=IF(ISNUMBER((SEARCH(&quot;studio&quot;;[.A459])));48;&quot;&quot;)">
            <text:p/>
          </table:table-cell>
          <table:table-cell table:formula="of:=IF(ISNUMBER((SEARCH(&quot;ternel&quot;;[.A459])));95;&quot;&quot;)">
            <text:p/>
          </table:table-cell>
          <table:table-cell table:formula="of:=IF(ISNUMBER((SEARCH(&quot;eclipse&quot;;[.A459])));93;&quot;&quot;)">
            <text:p/>
          </table:table-cell>
          <table:table-cell table:formula="of:=IF(ISNUMBER((SEARCH(&quot;fruit&quot;;[.A459])));100;&quot;&quot;)">
            <text:p/>
          </table:table-cell>
          <table:table-cell table:formula="of:=IF(ISNUMBER((SEARCH(&quot;jubil&quot;;[.A459])));112;&quot;&quot;)">
            <text:p/>
          </table:table-cell>
          <table:table-cell table:formula="of:=IF(ISNUMBER((SEARCH(&quot;flow&quot;;[.A459])));98;&quot;&quot;)">
            <text:p/>
          </table:table-cell>
          <table:table-cell table:formula="of:=CONCATENATE([.G459];&quot;,&quot;;[.H459];&quot;,&quot;;[.I459];&quot;,&quot;;[.J459];&quot;,&quot;;[.K459];&quot;,&quot;;[.L459];&quot;,&quot;;[.M459];&quot;,&quot;;[.N459];&quot;,&quot;;[.O459];&quot;,&quot;;[.P459])" office:value-type="string" office:string-value="19,11,46,,,,,,," calcext:value-type="string">
            <text:p>19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diamentami i szafirami</text:p>
          </table:table-cell>
          <table:table-cell table:formula="of:=[.B459]"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3595" calcext:value-type="float">
            <text:p>35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26Kolekcja Wiktoriańska - pierścionek z diamentami i szafirami.jpg</text:p>
          </table:table-cell>
          <table:table-cell table:formula="of:=IF(ISNUMBER((SEARCH(&quot;diament&quot;;[.A460])));19;&quot;&quot;)" office:value-type="float" office:value="19" calcext:value-type="float">
            <text:p>19</text:p>
          </table:table-cell>
          <table:table-cell table:formula="of:=[.H459]" office:value-type="float" office:value="11" calcext:value-type="float">
            <text:p>11</text:p>
          </table:table-cell>
          <table:table-cell table:formula="of:=IF(ISNUMBER((SEARCH(&quot;wiktoriańska&quot;;[.A460])));46;&quot;&quot;)" office:value-type="float" office:value="46" calcext:value-type="float">
            <text:p>46</text:p>
          </table:table-cell>
          <table:table-cell table:formula="of:=IF(ISNUMBER((SEARCH(&quot;boho&quot;;[.A460])));47;&quot;&quot;)">
            <text:p/>
          </table:table-cell>
          <table:table-cell table:formula="of:=IF(ISNUMBER((SEARCH(&quot;studio&quot;;[.A460])));48;&quot;&quot;)">
            <text:p/>
          </table:table-cell>
          <table:table-cell table:formula="of:=IF(ISNUMBER((SEARCH(&quot;ternel&quot;;[.A460])));95;&quot;&quot;)">
            <text:p/>
          </table:table-cell>
          <table:table-cell table:formula="of:=IF(ISNUMBER((SEARCH(&quot;eclipse&quot;;[.A460])));93;&quot;&quot;)">
            <text:p/>
          </table:table-cell>
          <table:table-cell table:formula="of:=IF(ISNUMBER((SEARCH(&quot;fruit&quot;;[.A460])));100;&quot;&quot;)">
            <text:p/>
          </table:table-cell>
          <table:table-cell table:formula="of:=IF(ISNUMBER((SEARCH(&quot;jubil&quot;;[.A460])));112;&quot;&quot;)">
            <text:p/>
          </table:table-cell>
          <table:table-cell table:formula="of:=IF(ISNUMBER((SEARCH(&quot;flow&quot;;[.A460])));98;&quot;&quot;)">
            <text:p/>
          </table:table-cell>
          <table:table-cell table:formula="of:=CONCATENATE([.G460];&quot;,&quot;;[.H460];&quot;,&quot;;[.I460];&quot;,&quot;;[.J460];&quot;,&quot;;[.K460];&quot;,&quot;;[.L460];&quot;,&quot;;[.M460];&quot;,&quot;;[.N460];&quot;,&quot;;[.O460];&quot;,&quot;;[.P460])" office:value-type="string" office:string-value="19,11,46,,,,,,," calcext:value-type="string">
            <text:p>19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diamentami i rubinami</text:p>
          </table:table-cell>
          <table:table-cell table:formula="of:=[.B460]"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27Kolekcja Wiktoriańska - pierścionek z diamentami i rubinami.jpg</text:p>
          </table:table-cell>
          <table:table-cell table:formula="of:=IF(ISNUMBER((SEARCH(&quot;diament&quot;;[.A461])));19;&quot;&quot;)" office:value-type="float" office:value="19" calcext:value-type="float">
            <text:p>19</text:p>
          </table:table-cell>
          <table:table-cell table:formula="of:=[.H460]" office:value-type="float" office:value="11" calcext:value-type="float">
            <text:p>11</text:p>
          </table:table-cell>
          <table:table-cell table:formula="of:=IF(ISNUMBER((SEARCH(&quot;wiktoriańska&quot;;[.A461])));46;&quot;&quot;)" office:value-type="float" office:value="46" calcext:value-type="float">
            <text:p>46</text:p>
          </table:table-cell>
          <table:table-cell table:formula="of:=IF(ISNUMBER((SEARCH(&quot;boho&quot;;[.A461])));47;&quot;&quot;)">
            <text:p/>
          </table:table-cell>
          <table:table-cell table:formula="of:=IF(ISNUMBER((SEARCH(&quot;studio&quot;;[.A461])));48;&quot;&quot;)">
            <text:p/>
          </table:table-cell>
          <table:table-cell table:formula="of:=IF(ISNUMBER((SEARCH(&quot;ternel&quot;;[.A461])));95;&quot;&quot;)">
            <text:p/>
          </table:table-cell>
          <table:table-cell table:formula="of:=IF(ISNUMBER((SEARCH(&quot;eclipse&quot;;[.A461])));93;&quot;&quot;)">
            <text:p/>
          </table:table-cell>
          <table:table-cell table:formula="of:=IF(ISNUMBER((SEARCH(&quot;fruit&quot;;[.A461])));100;&quot;&quot;)">
            <text:p/>
          </table:table-cell>
          <table:table-cell table:formula="of:=IF(ISNUMBER((SEARCH(&quot;jubil&quot;;[.A461])));112;&quot;&quot;)">
            <text:p/>
          </table:table-cell>
          <table:table-cell table:formula="of:=IF(ISNUMBER((SEARCH(&quot;flow&quot;;[.A461])));98;&quot;&quot;)">
            <text:p/>
          </table:table-cell>
          <table:table-cell table:formula="of:=CONCATENATE([.G461];&quot;,&quot;;[.H461];&quot;,&quot;;[.I461];&quot;,&quot;;[.J461];&quot;,&quot;;[.K461];&quot;,&quot;;[.L461];&quot;,&quot;;[.M461];&quot;,&quot;;[.N461];&quot;,&quot;;[.O461];&quot;,&quot;;[.P461])" office:value-type="string" office:string-value="19,11,46,,,,,,," calcext:value-type="string">
            <text:p>19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Prima - złoty pierścionek </text:p>
          </table:table-cell>
          <table:table-cell table:formula="of:=[.B461]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28La Prima - złoty pierścionek .jpg</text:p>
          </table:table-cell>
          <table:table-cell table:formula="of:=IF(ISNUMBER((SEARCH(&quot;diament&quot;;[.A462])));19;&quot;&quot;)">
            <text:p/>
          </table:table-cell>
          <table:table-cell table:formula="of:=[.H461]" office:value-type="float" office:value="11" calcext:value-type="float">
            <text:p>11</text:p>
          </table:table-cell>
          <table:table-cell table:formula="of:=IF(ISNUMBER((SEARCH(&quot;wiktoriańska&quot;;[.A462])));46;&quot;&quot;)">
            <text:p/>
          </table:table-cell>
          <table:table-cell table:formula="of:=IF(ISNUMBER((SEARCH(&quot;boho&quot;;[.A462])));47;&quot;&quot;)">
            <text:p/>
          </table:table-cell>
          <table:table-cell table:formula="of:=IF(ISNUMBER((SEARCH(&quot;studio&quot;;[.A462])));48;&quot;&quot;)">
            <text:p/>
          </table:table-cell>
          <table:table-cell table:formula="of:=IF(ISNUMBER((SEARCH(&quot;ternel&quot;;[.A462])));95;&quot;&quot;)">
            <text:p/>
          </table:table-cell>
          <table:table-cell table:formula="of:=IF(ISNUMBER((SEARCH(&quot;eclipse&quot;;[.A462])));93;&quot;&quot;)">
            <text:p/>
          </table:table-cell>
          <table:table-cell table:formula="of:=IF(ISNUMBER((SEARCH(&quot;fruit&quot;;[.A462])));100;&quot;&quot;)">
            <text:p/>
          </table:table-cell>
          <table:table-cell table:formula="of:=IF(ISNUMBER((SEARCH(&quot;jubil&quot;;[.A462])));112;&quot;&quot;)">
            <text:p/>
          </table:table-cell>
          <table:table-cell table:formula="of:=IF(ISNUMBER((SEARCH(&quot;flow&quot;;[.A462])));98;&quot;&quot;)">
            <text:p/>
          </table:table-cell>
          <table:table-cell table:formula="of:=CONCATENATE([.G462];&quot;,&quot;;[.H462];&quot;,&quot;;[.I462];&quot;,&quot;;[.J462];&quot;,&quot;;[.K462];&quot;,&quot;;[.L462];&quot;,&quot;;[.M462];&quot;,&quot;;[.N462];&quot;,&quot;;[.O462];&quot;,&quot;;[.P462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Prima - złoty pierścionek </text:p>
          </table:table-cell>
          <table:table-cell table:formula="of:=[.B462]"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29La Prima - złoty pierścionek .jpg</text:p>
          </table:table-cell>
          <table:table-cell table:formula="of:=IF(ISNUMBER((SEARCH(&quot;diament&quot;;[.A463])));19;&quot;&quot;)">
            <text:p/>
          </table:table-cell>
          <table:table-cell table:formula="of:=[.H462]" office:value-type="float" office:value="11" calcext:value-type="float">
            <text:p>11</text:p>
          </table:table-cell>
          <table:table-cell table:formula="of:=IF(ISNUMBER((SEARCH(&quot;wiktoriańska&quot;;[.A463])));46;&quot;&quot;)">
            <text:p/>
          </table:table-cell>
          <table:table-cell table:formula="of:=IF(ISNUMBER((SEARCH(&quot;boho&quot;;[.A463])));47;&quot;&quot;)">
            <text:p/>
          </table:table-cell>
          <table:table-cell table:formula="of:=IF(ISNUMBER((SEARCH(&quot;studio&quot;;[.A463])));48;&quot;&quot;)">
            <text:p/>
          </table:table-cell>
          <table:table-cell table:formula="of:=IF(ISNUMBER((SEARCH(&quot;ternel&quot;;[.A463])));95;&quot;&quot;)">
            <text:p/>
          </table:table-cell>
          <table:table-cell table:formula="of:=IF(ISNUMBER((SEARCH(&quot;eclipse&quot;;[.A463])));93;&quot;&quot;)">
            <text:p/>
          </table:table-cell>
          <table:table-cell table:formula="of:=IF(ISNUMBER((SEARCH(&quot;fruit&quot;;[.A463])));100;&quot;&quot;)">
            <text:p/>
          </table:table-cell>
          <table:table-cell table:formula="of:=IF(ISNUMBER((SEARCH(&quot;jubil&quot;;[.A463])));112;&quot;&quot;)">
            <text:p/>
          </table:table-cell>
          <table:table-cell table:formula="of:=IF(ISNUMBER((SEARCH(&quot;flow&quot;;[.A463])));98;&quot;&quot;)">
            <text:p/>
          </table:table-cell>
          <table:table-cell table:formula="of:=CONCATENATE([.G463];&quot;,&quot;;[.H463];&quot;,&quot;;[.I463];&quot;,&quot;;[.J463];&quot;,&quot;;[.K463];&quot;,&quot;;[.L463];&quot;,&quot;;[.M463];&quot;,&quot;;[.N463];&quot;,&quot;;[.O463];&quot;,&quot;;[.P463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Prima - złoty pierścionek </text:p>
          </table:table-cell>
          <table:table-cell table:formula="of:=[.B463]"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30La Prima - złoty pierścionek .jpg</text:p>
          </table:table-cell>
          <table:table-cell table:formula="of:=IF(ISNUMBER((SEARCH(&quot;diament&quot;;[.A464])));19;&quot;&quot;)">
            <text:p/>
          </table:table-cell>
          <table:table-cell table:formula="of:=[.H463]" office:value-type="float" office:value="11" calcext:value-type="float">
            <text:p>11</text:p>
          </table:table-cell>
          <table:table-cell table:formula="of:=IF(ISNUMBER((SEARCH(&quot;wiktoriańska&quot;;[.A464])));46;&quot;&quot;)">
            <text:p/>
          </table:table-cell>
          <table:table-cell table:formula="of:=IF(ISNUMBER((SEARCH(&quot;boho&quot;;[.A464])));47;&quot;&quot;)">
            <text:p/>
          </table:table-cell>
          <table:table-cell table:formula="of:=IF(ISNUMBER((SEARCH(&quot;studio&quot;;[.A464])));48;&quot;&quot;)">
            <text:p/>
          </table:table-cell>
          <table:table-cell table:formula="of:=IF(ISNUMBER((SEARCH(&quot;ternel&quot;;[.A464])));95;&quot;&quot;)">
            <text:p/>
          </table:table-cell>
          <table:table-cell table:formula="of:=IF(ISNUMBER((SEARCH(&quot;eclipse&quot;;[.A464])));93;&quot;&quot;)">
            <text:p/>
          </table:table-cell>
          <table:table-cell table:formula="of:=IF(ISNUMBER((SEARCH(&quot;fruit&quot;;[.A464])));100;&quot;&quot;)">
            <text:p/>
          </table:table-cell>
          <table:table-cell table:formula="of:=IF(ISNUMBER((SEARCH(&quot;jubil&quot;;[.A464])));112;&quot;&quot;)">
            <text:p/>
          </table:table-cell>
          <table:table-cell table:formula="of:=IF(ISNUMBER((SEARCH(&quot;flow&quot;;[.A464])));98;&quot;&quot;)">
            <text:p/>
          </table:table-cell>
          <table:table-cell table:formula="of:=CONCATENATE([.G464];&quot;,&quot;;[.H464];&quot;,&quot;;[.I464];&quot;,&quot;;[.J464];&quot;,&quot;;[.K464];&quot;,&quot;;[.L464];&quot;,&quot;;[.M464];&quot;,&quot;;[.N464];&quot;,&quot;;[.O464];&quot;,&quot;;[.P464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Prima - złoty pierścionek </text:p>
          </table:table-cell>
          <table:table-cell table:formula="of:=[.B464]"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31La Prima - złoty pierścionek .jpg</text:p>
          </table:table-cell>
          <table:table-cell table:formula="of:=IF(ISNUMBER((SEARCH(&quot;diament&quot;;[.A465])));19;&quot;&quot;)">
            <text:p/>
          </table:table-cell>
          <table:table-cell table:formula="of:=[.H464]" office:value-type="float" office:value="11" calcext:value-type="float">
            <text:p>11</text:p>
          </table:table-cell>
          <table:table-cell table:formula="of:=IF(ISNUMBER((SEARCH(&quot;wiktoriańska&quot;;[.A465])));46;&quot;&quot;)">
            <text:p/>
          </table:table-cell>
          <table:table-cell table:formula="of:=IF(ISNUMBER((SEARCH(&quot;boho&quot;;[.A465])));47;&quot;&quot;)">
            <text:p/>
          </table:table-cell>
          <table:table-cell table:formula="of:=IF(ISNUMBER((SEARCH(&quot;studio&quot;;[.A465])));48;&quot;&quot;)">
            <text:p/>
          </table:table-cell>
          <table:table-cell table:formula="of:=IF(ISNUMBER((SEARCH(&quot;ternel&quot;;[.A465])));95;&quot;&quot;)">
            <text:p/>
          </table:table-cell>
          <table:table-cell table:formula="of:=IF(ISNUMBER((SEARCH(&quot;eclipse&quot;;[.A465])));93;&quot;&quot;)">
            <text:p/>
          </table:table-cell>
          <table:table-cell table:formula="of:=IF(ISNUMBER((SEARCH(&quot;fruit&quot;;[.A465])));100;&quot;&quot;)">
            <text:p/>
          </table:table-cell>
          <table:table-cell table:formula="of:=IF(ISNUMBER((SEARCH(&quot;jubil&quot;;[.A465])));112;&quot;&quot;)">
            <text:p/>
          </table:table-cell>
          <table:table-cell table:formula="of:=IF(ISNUMBER((SEARCH(&quot;flow&quot;;[.A465])));98;&quot;&quot;)">
            <text:p/>
          </table:table-cell>
          <table:table-cell table:formula="of:=CONCATENATE([.G465];&quot;,&quot;;[.H465];&quot;,&quot;;[.I465];&quot;,&quot;;[.J465];&quot;,&quot;;[.K465];&quot;,&quot;;[.L465];&quot;,&quot;;[.M465];&quot;,&quot;;[.N465];&quot;,&quot;;[.O465];&quot;,&quot;;[.P465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rubinami i opalem</text:p>
          </table:table-cell>
          <table:table-cell table:formula="of:=[.B465]"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32Kolekcja Wiktoriańska - pierścionek z rubinami i opalem.jpg</text:p>
          </table:table-cell>
          <table:table-cell table:formula="of:=IF(ISNUMBER((SEARCH(&quot;diament&quot;;[.A466])));19;&quot;&quot;)">
            <text:p/>
          </table:table-cell>
          <table:table-cell table:formula="of:=[.H465]" office:value-type="float" office:value="11" calcext:value-type="float">
            <text:p>11</text:p>
          </table:table-cell>
          <table:table-cell table:formula="of:=IF(ISNUMBER((SEARCH(&quot;wiktoriańska&quot;;[.A466])));46;&quot;&quot;)" office:value-type="float" office:value="46" calcext:value-type="float">
            <text:p>46</text:p>
          </table:table-cell>
          <table:table-cell table:formula="of:=IF(ISNUMBER((SEARCH(&quot;boho&quot;;[.A466])));47;&quot;&quot;)">
            <text:p/>
          </table:table-cell>
          <table:table-cell table:formula="of:=IF(ISNUMBER((SEARCH(&quot;studio&quot;;[.A466])));48;&quot;&quot;)">
            <text:p/>
          </table:table-cell>
          <table:table-cell table:formula="of:=IF(ISNUMBER((SEARCH(&quot;ternel&quot;;[.A466])));95;&quot;&quot;)">
            <text:p/>
          </table:table-cell>
          <table:table-cell table:formula="of:=IF(ISNUMBER((SEARCH(&quot;eclipse&quot;;[.A466])));93;&quot;&quot;)">
            <text:p/>
          </table:table-cell>
          <table:table-cell table:formula="of:=IF(ISNUMBER((SEARCH(&quot;fruit&quot;;[.A466])));100;&quot;&quot;)">
            <text:p/>
          </table:table-cell>
          <table:table-cell table:formula="of:=IF(ISNUMBER((SEARCH(&quot;jubil&quot;;[.A466])));112;&quot;&quot;)">
            <text:p/>
          </table:table-cell>
          <table:table-cell table:formula="of:=IF(ISNUMBER((SEARCH(&quot;flow&quot;;[.A466])));98;&quot;&quot;)">
            <text:p/>
          </table:table-cell>
          <table:table-cell table:formula="of:=CONCATENATE([.G466];&quot;,&quot;;[.H466];&quot;,&quot;;[.I466];&quot;,&quot;;[.J466];&quot;,&quot;;[.K466];&quot;,&quot;;[.L466];&quot;,&quot;;[.M466];&quot;,&quot;;[.N466];&quot;,&quot;;[.O466];&quot;,&quot;;[.P466])" office:value-type="string" office:string-value=",11,46,,,,,,," calcext:value-type="string">
            <text:p>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rubinami i damentami</text:p>
          </table:table-cell>
          <table:table-cell table:formula="of:=[.B466]"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33Kolekcja Wiktoriańska - pierścionek z rubinami i damentami.jpg</text:p>
          </table:table-cell>
          <table:table-cell table:formula="of:=IF(ISNUMBER((SEARCH(&quot;diament&quot;;[.A467])));19;&quot;&quot;)">
            <text:p/>
          </table:table-cell>
          <table:table-cell table:formula="of:=[.H466]" office:value-type="float" office:value="11" calcext:value-type="float">
            <text:p>11</text:p>
          </table:table-cell>
          <table:table-cell table:formula="of:=IF(ISNUMBER((SEARCH(&quot;wiktoriańska&quot;;[.A467])));46;&quot;&quot;)" office:value-type="float" office:value="46" calcext:value-type="float">
            <text:p>46</text:p>
          </table:table-cell>
          <table:table-cell table:formula="of:=IF(ISNUMBER((SEARCH(&quot;boho&quot;;[.A467])));47;&quot;&quot;)">
            <text:p/>
          </table:table-cell>
          <table:table-cell table:formula="of:=IF(ISNUMBER((SEARCH(&quot;studio&quot;;[.A467])));48;&quot;&quot;)">
            <text:p/>
          </table:table-cell>
          <table:table-cell table:formula="of:=IF(ISNUMBER((SEARCH(&quot;ternel&quot;;[.A467])));95;&quot;&quot;)">
            <text:p/>
          </table:table-cell>
          <table:table-cell table:formula="of:=IF(ISNUMBER((SEARCH(&quot;eclipse&quot;;[.A467])));93;&quot;&quot;)">
            <text:p/>
          </table:table-cell>
          <table:table-cell table:formula="of:=IF(ISNUMBER((SEARCH(&quot;fruit&quot;;[.A467])));100;&quot;&quot;)">
            <text:p/>
          </table:table-cell>
          <table:table-cell table:formula="of:=IF(ISNUMBER((SEARCH(&quot;jubil&quot;;[.A467])));112;&quot;&quot;)">
            <text:p/>
          </table:table-cell>
          <table:table-cell table:formula="of:=IF(ISNUMBER((SEARCH(&quot;flow&quot;;[.A467])));98;&quot;&quot;)">
            <text:p/>
          </table:table-cell>
          <table:table-cell table:formula="of:=CONCATENATE([.G467];&quot;,&quot;;[.H467];&quot;,&quot;;[.I467];&quot;,&quot;;[.J467];&quot;,&quot;;[.K467];&quot;,&quot;;[.L467];&quot;,&quot;;[.M467];&quot;,&quot;;[.N467];&quot;,&quot;;[.O467];&quot;,&quot;;[.P467])" office:value-type="string" office:string-value=",11,46,,,,,,," calcext:value-type="string">
            <text:p>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rubinami i perłami</text:p>
          </table:table-cell>
          <table:table-cell table:formula="of:=[.B467]"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34Kolekcja Wiktoriańska - pierścionek z rubinami i perłami.jpg</text:p>
          </table:table-cell>
          <table:table-cell table:formula="of:=IF(ISNUMBER((SEARCH(&quot;diament&quot;;[.A468])));19;&quot;&quot;)">
            <text:p/>
          </table:table-cell>
          <table:table-cell table:formula="of:=[.H467]" office:value-type="float" office:value="11" calcext:value-type="float">
            <text:p>11</text:p>
          </table:table-cell>
          <table:table-cell table:formula="of:=IF(ISNUMBER((SEARCH(&quot;wiktoriańska&quot;;[.A468])));46;&quot;&quot;)" office:value-type="float" office:value="46" calcext:value-type="float">
            <text:p>46</text:p>
          </table:table-cell>
          <table:table-cell table:formula="of:=IF(ISNUMBER((SEARCH(&quot;boho&quot;;[.A468])));47;&quot;&quot;)">
            <text:p/>
          </table:table-cell>
          <table:table-cell table:formula="of:=IF(ISNUMBER((SEARCH(&quot;studio&quot;;[.A468])));48;&quot;&quot;)">
            <text:p/>
          </table:table-cell>
          <table:table-cell table:formula="of:=IF(ISNUMBER((SEARCH(&quot;ternel&quot;;[.A468])));95;&quot;&quot;)">
            <text:p/>
          </table:table-cell>
          <table:table-cell table:formula="of:=IF(ISNUMBER((SEARCH(&quot;eclipse&quot;;[.A468])));93;&quot;&quot;)">
            <text:p/>
          </table:table-cell>
          <table:table-cell table:formula="of:=IF(ISNUMBER((SEARCH(&quot;fruit&quot;;[.A468])));100;&quot;&quot;)">
            <text:p/>
          </table:table-cell>
          <table:table-cell table:formula="of:=IF(ISNUMBER((SEARCH(&quot;jubil&quot;;[.A468])));112;&quot;&quot;)">
            <text:p/>
          </table:table-cell>
          <table:table-cell table:formula="of:=IF(ISNUMBER((SEARCH(&quot;flow&quot;;[.A468])));98;&quot;&quot;)">
            <text:p/>
          </table:table-cell>
          <table:table-cell table:formula="of:=CONCATENATE([.G468];&quot;,&quot;;[.H468];&quot;,&quot;;[.I468];&quot;,&quot;;[.J468];&quot;,&quot;;[.K468];&quot;,&quot;;[.L468];&quot;,&quot;;[.M468];&quot;,&quot;;[.N468];&quot;,&quot;;[.O468];&quot;,&quot;;[.P468])" office:value-type="string" office:string-value=",11,46,,,,,,," calcext:value-type="string">
            <text:p>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rubinem</text:p>
          </table:table-cell>
          <table:table-cell table:formula="of:=[.B468]"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35Kolekcja Wiktoriańska - Pierścionek z rubinem.jpg</text:p>
          </table:table-cell>
          <table:table-cell table:formula="of:=IF(ISNUMBER((SEARCH(&quot;diament&quot;;[.A469])));19;&quot;&quot;)">
            <text:p/>
          </table:table-cell>
          <table:table-cell table:formula="of:=[.H468]" office:value-type="float" office:value="11" calcext:value-type="float">
            <text:p>11</text:p>
          </table:table-cell>
          <table:table-cell table:formula="of:=IF(ISNUMBER((SEARCH(&quot;wiktoriańska&quot;;[.A469])));46;&quot;&quot;)" office:value-type="float" office:value="46" calcext:value-type="float">
            <text:p>46</text:p>
          </table:table-cell>
          <table:table-cell table:formula="of:=IF(ISNUMBER((SEARCH(&quot;boho&quot;;[.A469])));47;&quot;&quot;)">
            <text:p/>
          </table:table-cell>
          <table:table-cell table:formula="of:=IF(ISNUMBER((SEARCH(&quot;studio&quot;;[.A469])));48;&quot;&quot;)">
            <text:p/>
          </table:table-cell>
          <table:table-cell table:formula="of:=IF(ISNUMBER((SEARCH(&quot;ternel&quot;;[.A469])));95;&quot;&quot;)">
            <text:p/>
          </table:table-cell>
          <table:table-cell table:formula="of:=IF(ISNUMBER((SEARCH(&quot;eclipse&quot;;[.A469])));93;&quot;&quot;)">
            <text:p/>
          </table:table-cell>
          <table:table-cell table:formula="of:=IF(ISNUMBER((SEARCH(&quot;fruit&quot;;[.A469])));100;&quot;&quot;)">
            <text:p/>
          </table:table-cell>
          <table:table-cell table:formula="of:=IF(ISNUMBER((SEARCH(&quot;jubil&quot;;[.A469])));112;&quot;&quot;)">
            <text:p/>
          </table:table-cell>
          <table:table-cell table:formula="of:=IF(ISNUMBER((SEARCH(&quot;flow&quot;;[.A469])));98;&quot;&quot;)">
            <text:p/>
          </table:table-cell>
          <table:table-cell table:formula="of:=CONCATENATE([.G469];&quot;,&quot;;[.H469];&quot;,&quot;;[.I469];&quot;,&quot;;[.J469];&quot;,&quot;;[.K469];&quot;,&quot;;[.L469];&quot;,&quot;;[.M469];&quot;,&quot;;[.N469];&quot;,&quot;;[.O469];&quot;,&quot;;[.P469])" office:value-type="string" office:string-value=",11,46,,,,,,," calcext:value-type="string">
            <text:p>,11,46,,,,,,,</text:p>
          </table:table-cell>
          <table:table-cell table:number-columns-repeated="2"/>
          <table:table-cell office:value-type="string" calcext:value-type="string">
            <text:p><text:s/>ametystami i London Blue Topazami.jpg</text:p>
          </table:table-cell>
        </table:table-row>
        <table:table-row table:style-name="ro1">
          <table:table-cell office:value-type="string" calcext:value-type="string">
            <text:p>Berries – złoty pierścionek z onyksem</text:p>
          </table:table-cell>
          <table:table-cell table:formula="of:=[.B469]"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3095" calcext:value-type="float">
            <text:p>30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36Berries – złoty pierścionek z onyksem.jpg</text:p>
          </table:table-cell>
          <table:table-cell table:formula="of:=IF(ISNUMBER((SEARCH(&quot;diament&quot;;[.A470])));19;&quot;&quot;)">
            <text:p/>
          </table:table-cell>
          <table:table-cell table:formula="of:=[.H469]" office:value-type="float" office:value="11" calcext:value-type="float">
            <text:p>11</text:p>
          </table:table-cell>
          <table:table-cell table:formula="of:=IF(ISNUMBER((SEARCH(&quot;wiktoriańska&quot;;[.A470])));46;&quot;&quot;)">
            <text:p/>
          </table:table-cell>
          <table:table-cell table:formula="of:=IF(ISNUMBER((SEARCH(&quot;boho&quot;;[.A470])));47;&quot;&quot;)">
            <text:p/>
          </table:table-cell>
          <table:table-cell table:formula="of:=IF(ISNUMBER((SEARCH(&quot;studio&quot;;[.A470])));48;&quot;&quot;)">
            <text:p/>
          </table:table-cell>
          <table:table-cell table:formula="of:=IF(ISNUMBER((SEARCH(&quot;ternel&quot;;[.A470])));95;&quot;&quot;)">
            <text:p/>
          </table:table-cell>
          <table:table-cell table:formula="of:=IF(ISNUMBER((SEARCH(&quot;eclipse&quot;;[.A470])));93;&quot;&quot;)">
            <text:p/>
          </table:table-cell>
          <table:table-cell table:formula="of:=IF(ISNUMBER((SEARCH(&quot;fruit&quot;;[.A470])));100;&quot;&quot;)">
            <text:p/>
          </table:table-cell>
          <table:table-cell table:formula="of:=IF(ISNUMBER((SEARCH(&quot;jubil&quot;;[.A470])));112;&quot;&quot;)">
            <text:p/>
          </table:table-cell>
          <table:table-cell table:formula="of:=IF(ISNUMBER((SEARCH(&quot;flow&quot;;[.A470])));98;&quot;&quot;)">
            <text:p/>
          </table:table-cell>
          <table:table-cell table:formula="of:=CONCATENATE([.G470];&quot;,&quot;;[.H470];&quot;,&quot;;[.I470];&quot;,&quot;;[.J470];&quot;,&quot;;[.K470];&quot;,&quot;;[.L470];&quot;,&quot;;[.M470];&quot;,&quot;;[.N470];&quot;,&quot;;[.O470];&quot;,&quot;;[.P470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ies – srebrny pierścionek</text:p>
          </table:table-cell>
          <table:table-cell table:formula="of:=[.B470]"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37Berries – srebrny pierścionek.jpg</text:p>
          </table:table-cell>
          <table:table-cell table:formula="of:=IF(ISNUMBER((SEARCH(&quot;diament&quot;;[.A471])));19;&quot;&quot;)">
            <text:p/>
          </table:table-cell>
          <table:table-cell table:formula="of:=[.H470]" office:value-type="float" office:value="11" calcext:value-type="float">
            <text:p>11</text:p>
          </table:table-cell>
          <table:table-cell table:formula="of:=IF(ISNUMBER((SEARCH(&quot;wiktoriańska&quot;;[.A471])));46;&quot;&quot;)">
            <text:p/>
          </table:table-cell>
          <table:table-cell table:formula="of:=IF(ISNUMBER((SEARCH(&quot;boho&quot;;[.A471])));47;&quot;&quot;)">
            <text:p/>
          </table:table-cell>
          <table:table-cell table:formula="of:=IF(ISNUMBER((SEARCH(&quot;studio&quot;;[.A471])));48;&quot;&quot;)">
            <text:p/>
          </table:table-cell>
          <table:table-cell table:formula="of:=IF(ISNUMBER((SEARCH(&quot;ternel&quot;;[.A471])));95;&quot;&quot;)">
            <text:p/>
          </table:table-cell>
          <table:table-cell table:formula="of:=IF(ISNUMBER((SEARCH(&quot;eclipse&quot;;[.A471])));93;&quot;&quot;)">
            <text:p/>
          </table:table-cell>
          <table:table-cell table:formula="of:=IF(ISNUMBER((SEARCH(&quot;fruit&quot;;[.A471])));100;&quot;&quot;)">
            <text:p/>
          </table:table-cell>
          <table:table-cell table:formula="of:=IF(ISNUMBER((SEARCH(&quot;jubil&quot;;[.A471])));112;&quot;&quot;)">
            <text:p/>
          </table:table-cell>
          <table:table-cell table:formula="of:=IF(ISNUMBER((SEARCH(&quot;flow&quot;;[.A471])));98;&quot;&quot;)">
            <text:p/>
          </table:table-cell>
          <table:table-cell table:formula="of:=CONCATENATE([.G471];&quot;,&quot;;[.H471];&quot;,&quot;;[.I471];&quot;,&quot;;[.J471];&quot;,&quot;;[.K471];&quot;,&quot;;[.L471];&quot;,&quot;;[.M471];&quot;,&quot;;[.N471];&quot;,&quot;;[.O471];&quot;,&quot;;[.P471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ies – srebrny pierścionek</text:p>
          </table:table-cell>
          <table:table-cell table:formula="of:=[.B471]"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38Berries – srebrny pierścionek.jpg</text:p>
          </table:table-cell>
          <table:table-cell table:formula="of:=IF(ISNUMBER((SEARCH(&quot;diament&quot;;[.A472])));19;&quot;&quot;)">
            <text:p/>
          </table:table-cell>
          <table:table-cell table:formula="of:=[.H471]" office:value-type="float" office:value="11" calcext:value-type="float">
            <text:p>11</text:p>
          </table:table-cell>
          <table:table-cell table:formula="of:=IF(ISNUMBER((SEARCH(&quot;wiktoriańska&quot;;[.A472])));46;&quot;&quot;)">
            <text:p/>
          </table:table-cell>
          <table:table-cell table:formula="of:=IF(ISNUMBER((SEARCH(&quot;boho&quot;;[.A472])));47;&quot;&quot;)">
            <text:p/>
          </table:table-cell>
          <table:table-cell table:formula="of:=IF(ISNUMBER((SEARCH(&quot;studio&quot;;[.A472])));48;&quot;&quot;)">
            <text:p/>
          </table:table-cell>
          <table:table-cell table:formula="of:=IF(ISNUMBER((SEARCH(&quot;ternel&quot;;[.A472])));95;&quot;&quot;)">
            <text:p/>
          </table:table-cell>
          <table:table-cell table:formula="of:=IF(ISNUMBER((SEARCH(&quot;eclipse&quot;;[.A472])));93;&quot;&quot;)">
            <text:p/>
          </table:table-cell>
          <table:table-cell table:formula="of:=IF(ISNUMBER((SEARCH(&quot;fruit&quot;;[.A472])));100;&quot;&quot;)">
            <text:p/>
          </table:table-cell>
          <table:table-cell table:formula="of:=IF(ISNUMBER((SEARCH(&quot;jubil&quot;;[.A472])));112;&quot;&quot;)">
            <text:p/>
          </table:table-cell>
          <table:table-cell table:formula="of:=IF(ISNUMBER((SEARCH(&quot;flow&quot;;[.A472])));98;&quot;&quot;)">
            <text:p/>
          </table:table-cell>
          <table:table-cell table:formula="of:=CONCATENATE([.G472];&quot;,&quot;;[.H472];&quot;,&quot;;[.I472];&quot;,&quot;;[.J472];&quot;,&quot;;[.K472];&quot;,&quot;;[.L472];&quot;,&quot;;[.M472];&quot;,&quot;;[.N472];&quot;,&quot;;[.O472];&quot;,&quot;;[.P472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ies – srebrny pierścionek</text:p>
          </table:table-cell>
          <table:table-cell table:formula="of:=[.B472]"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39Berries – srebrny pierścionek.jpg</text:p>
          </table:table-cell>
          <table:table-cell table:formula="of:=IF(ISNUMBER((SEARCH(&quot;diament&quot;;[.A473])));19;&quot;&quot;)">
            <text:p/>
          </table:table-cell>
          <table:table-cell table:formula="of:=[.H472]" office:value-type="float" office:value="11" calcext:value-type="float">
            <text:p>11</text:p>
          </table:table-cell>
          <table:table-cell table:formula="of:=IF(ISNUMBER((SEARCH(&quot;wiktoriańska&quot;;[.A473])));46;&quot;&quot;)">
            <text:p/>
          </table:table-cell>
          <table:table-cell table:formula="of:=IF(ISNUMBER((SEARCH(&quot;boho&quot;;[.A473])));47;&quot;&quot;)">
            <text:p/>
          </table:table-cell>
          <table:table-cell table:formula="of:=IF(ISNUMBER((SEARCH(&quot;studio&quot;;[.A473])));48;&quot;&quot;)">
            <text:p/>
          </table:table-cell>
          <table:table-cell table:formula="of:=IF(ISNUMBER((SEARCH(&quot;ternel&quot;;[.A473])));95;&quot;&quot;)">
            <text:p/>
          </table:table-cell>
          <table:table-cell table:formula="of:=IF(ISNUMBER((SEARCH(&quot;eclipse&quot;;[.A473])));93;&quot;&quot;)">
            <text:p/>
          </table:table-cell>
          <table:table-cell table:formula="of:=IF(ISNUMBER((SEARCH(&quot;fruit&quot;;[.A473])));100;&quot;&quot;)">
            <text:p/>
          </table:table-cell>
          <table:table-cell table:formula="of:=IF(ISNUMBER((SEARCH(&quot;jubil&quot;;[.A473])));112;&quot;&quot;)">
            <text:p/>
          </table:table-cell>
          <table:table-cell table:formula="of:=IF(ISNUMBER((SEARCH(&quot;flow&quot;;[.A473])));98;&quot;&quot;)">
            <text:p/>
          </table:table-cell>
          <table:table-cell table:formula="of:=CONCATENATE([.G473];&quot;,&quot;;[.H473];&quot;,&quot;;[.I473];&quot;,&quot;;[.J473];&quot;,&quot;;[.K473];&quot;,&quot;;[.L473];&quot;,&quot;;[.M473];&quot;,&quot;;[.N473];&quot;,&quot;;[.O473];&quot;,&quot;;[.P473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 z szafirami i topazami</text:p>
          </table:table-cell>
          <table:table-cell table:formula="of:=[.B473]"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40Złoty pierścionek z szafirami i topazami.jpg</text:p>
          </table:table-cell>
          <table:table-cell table:formula="of:=IF(ISNUMBER((SEARCH(&quot;diament&quot;;[.A474])));19;&quot;&quot;)">
            <text:p/>
          </table:table-cell>
          <table:table-cell table:formula="of:=[.H473]" office:value-type="float" office:value="11" calcext:value-type="float">
            <text:p>11</text:p>
          </table:table-cell>
          <table:table-cell table:formula="of:=IF(ISNUMBER((SEARCH(&quot;wiktoriańska&quot;;[.A474])));46;&quot;&quot;)">
            <text:p/>
          </table:table-cell>
          <table:table-cell table:formula="of:=IF(ISNUMBER((SEARCH(&quot;boho&quot;;[.A474])));47;&quot;&quot;)">
            <text:p/>
          </table:table-cell>
          <table:table-cell table:formula="of:=IF(ISNUMBER((SEARCH(&quot;studio&quot;;[.A474])));48;&quot;&quot;)">
            <text:p/>
          </table:table-cell>
          <table:table-cell table:formula="of:=IF(ISNUMBER((SEARCH(&quot;ternel&quot;;[.A474])));95;&quot;&quot;)">
            <text:p/>
          </table:table-cell>
          <table:table-cell table:formula="of:=IF(ISNUMBER((SEARCH(&quot;eclipse&quot;;[.A474])));93;&quot;&quot;)">
            <text:p/>
          </table:table-cell>
          <table:table-cell table:formula="of:=IF(ISNUMBER((SEARCH(&quot;fruit&quot;;[.A474])));100;&quot;&quot;)">
            <text:p/>
          </table:table-cell>
          <table:table-cell table:formula="of:=IF(ISNUMBER((SEARCH(&quot;jubil&quot;;[.A474])));112;&quot;&quot;)">
            <text:p/>
          </table:table-cell>
          <table:table-cell table:formula="of:=IF(ISNUMBER((SEARCH(&quot;flow&quot;;[.A474])));98;&quot;&quot;)">
            <text:p/>
          </table:table-cell>
          <table:table-cell table:formula="of:=CONCATENATE([.G474];&quot;,&quot;;[.H474];&quot;,&quot;;[.I474];&quot;,&quot;;[.J474];&quot;,&quot;;[.K474];&quot;,&quot;;[.L474];&quot;,&quot;;[.M474];&quot;,&quot;;[.N474];&quot;,&quot;;[.O474];&quot;,&quot;;[.P474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</text:p>
          </table:table-cell>
          <table:table-cell table:formula="of:=[.B474]"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41Złoty pierścionek.jpg</text:p>
          </table:table-cell>
          <table:table-cell table:formula="of:=IF(ISNUMBER((SEARCH(&quot;diament&quot;;[.A475])));19;&quot;&quot;)">
            <text:p/>
          </table:table-cell>
          <table:table-cell table:formula="of:=[.H474]" office:value-type="float" office:value="11" calcext:value-type="float">
            <text:p>11</text:p>
          </table:table-cell>
          <table:table-cell table:formula="of:=IF(ISNUMBER((SEARCH(&quot;wiktoriańska&quot;;[.A475])));46;&quot;&quot;)">
            <text:p/>
          </table:table-cell>
          <table:table-cell table:formula="of:=IF(ISNUMBER((SEARCH(&quot;boho&quot;;[.A475])));47;&quot;&quot;)">
            <text:p/>
          </table:table-cell>
          <table:table-cell table:formula="of:=IF(ISNUMBER((SEARCH(&quot;studio&quot;;[.A475])));48;&quot;&quot;)">
            <text:p/>
          </table:table-cell>
          <table:table-cell table:formula="of:=IF(ISNUMBER((SEARCH(&quot;ternel&quot;;[.A475])));95;&quot;&quot;)">
            <text:p/>
          </table:table-cell>
          <table:table-cell table:formula="of:=IF(ISNUMBER((SEARCH(&quot;eclipse&quot;;[.A475])));93;&quot;&quot;)">
            <text:p/>
          </table:table-cell>
          <table:table-cell table:formula="of:=IF(ISNUMBER((SEARCH(&quot;fruit&quot;;[.A475])));100;&quot;&quot;)">
            <text:p/>
          </table:table-cell>
          <table:table-cell table:formula="of:=IF(ISNUMBER((SEARCH(&quot;jubil&quot;;[.A475])));112;&quot;&quot;)">
            <text:p/>
          </table:table-cell>
          <table:table-cell table:formula="of:=IF(ISNUMBER((SEARCH(&quot;flow&quot;;[.A475])));98;&quot;&quot;)">
            <text:p/>
          </table:table-cell>
          <table:table-cell table:formula="of:=CONCATENATE([.G475];&quot;,&quot;;[.H475];&quot;,&quot;;[.I475];&quot;,&quot;;[.J475];&quot;,&quot;;[.K475];&quot;,&quot;;[.L475];&quot;,&quot;;[.M475];&quot;,&quot;;[.N475];&quot;,&quot;;[.O475];&quot;,&quot;;[.P475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 z diamentami</text:p>
          </table:table-cell>
          <table:table-cell table:formula="of:=[.B475]"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42Złoty pierścionek z diamentami</text:p>
          </table:table-cell>
          <table:table-cell table:formula="of:=IF(ISNUMBER((SEARCH(&quot;diament&quot;;[.A476])));19;&quot;&quot;)" office:value-type="float" office:value="19" calcext:value-type="float">
            <text:p>19</text:p>
          </table:table-cell>
          <table:table-cell table:formula="of:=[.H475]" office:value-type="float" office:value="11" calcext:value-type="float">
            <text:p>11</text:p>
          </table:table-cell>
          <table:table-cell table:formula="of:=IF(ISNUMBER((SEARCH(&quot;wiktoriańska&quot;;[.A476])));46;&quot;&quot;)">
            <text:p/>
          </table:table-cell>
          <table:table-cell table:formula="of:=IF(ISNUMBER((SEARCH(&quot;boho&quot;;[.A476])));47;&quot;&quot;)">
            <text:p/>
          </table:table-cell>
          <table:table-cell table:formula="of:=IF(ISNUMBER((SEARCH(&quot;studio&quot;;[.A476])));48;&quot;&quot;)">
            <text:p/>
          </table:table-cell>
          <table:table-cell table:formula="of:=IF(ISNUMBER((SEARCH(&quot;ternel&quot;;[.A476])));95;&quot;&quot;)">
            <text:p/>
          </table:table-cell>
          <table:table-cell table:formula="of:=IF(ISNUMBER((SEARCH(&quot;eclipse&quot;;[.A476])));93;&quot;&quot;)">
            <text:p/>
          </table:table-cell>
          <table:table-cell table:formula="of:=IF(ISNUMBER((SEARCH(&quot;fruit&quot;;[.A476])));100;&quot;&quot;)">
            <text:p/>
          </table:table-cell>
          <table:table-cell table:formula="of:=IF(ISNUMBER((SEARCH(&quot;jubil&quot;;[.A476])));112;&quot;&quot;)">
            <text:p/>
          </table:table-cell>
          <table:table-cell table:formula="of:=IF(ISNUMBER((SEARCH(&quot;flow&quot;;[.A476])));98;&quot;&quot;)">
            <text:p/>
          </table:table-cell>
          <table:table-cell table:formula="of:=CONCATENATE([.G476];&quot;,&quot;;[.H476];&quot;,&quot;;[.I476];&quot;,&quot;;[.J476];&quot;,&quot;;[.K476];&quot;,&quot;;[.L476];&quot;,&quot;;[.M476];&quot;,&quot;;[.N476];&quot;,&quot;;[.O476];&quot;,&quot;;[.P476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</text:p>
          </table:table-cell>
          <table:table-cell table:formula="of:=[.B476]"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43Złoty pierścionek.jpg</text:p>
          </table:table-cell>
          <table:table-cell table:formula="of:=IF(ISNUMBER((SEARCH(&quot;diament&quot;;[.A477])));19;&quot;&quot;)">
            <text:p/>
          </table:table-cell>
          <table:table-cell table:formula="of:=[.H476]" office:value-type="float" office:value="11" calcext:value-type="float">
            <text:p>11</text:p>
          </table:table-cell>
          <table:table-cell table:formula="of:=IF(ISNUMBER((SEARCH(&quot;wiktoriańska&quot;;[.A477])));46;&quot;&quot;)">
            <text:p/>
          </table:table-cell>
          <table:table-cell table:formula="of:=IF(ISNUMBER((SEARCH(&quot;boho&quot;;[.A477])));47;&quot;&quot;)">
            <text:p/>
          </table:table-cell>
          <table:table-cell table:formula="of:=IF(ISNUMBER((SEARCH(&quot;studio&quot;;[.A477])));48;&quot;&quot;)">
            <text:p/>
          </table:table-cell>
          <table:table-cell table:formula="of:=IF(ISNUMBER((SEARCH(&quot;ternel&quot;;[.A477])));95;&quot;&quot;)">
            <text:p/>
          </table:table-cell>
          <table:table-cell table:formula="of:=IF(ISNUMBER((SEARCH(&quot;eclipse&quot;;[.A477])));93;&quot;&quot;)">
            <text:p/>
          </table:table-cell>
          <table:table-cell table:formula="of:=IF(ISNUMBER((SEARCH(&quot;fruit&quot;;[.A477])));100;&quot;&quot;)">
            <text:p/>
          </table:table-cell>
          <table:table-cell table:formula="of:=IF(ISNUMBER((SEARCH(&quot;jubil&quot;;[.A477])));112;&quot;&quot;)">
            <text:p/>
          </table:table-cell>
          <table:table-cell table:formula="of:=IF(ISNUMBER((SEARCH(&quot;flow&quot;;[.A477])));98;&quot;&quot;)">
            <text:p/>
          </table:table-cell>
          <table:table-cell table:formula="of:=CONCATENATE([.G477];&quot;,&quot;;[.H477];&quot;,&quot;;[.I477];&quot;,&quot;;[.J477];&quot;,&quot;;[.K477];&quot;,&quot;;[.L477];&quot;,&quot;;[.M477];&quot;,&quot;;[.N477];&quot;,&quot;;[.O477];&quot;,&quot;;[.P477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e szmaragdem</text:p>
          </table:table-cell>
          <table:table-cell table:formula="of:=[.B477]"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44Kolekcja Wiktoriańska - pierścionek ze szmaragdem.jpg</text:p>
          </table:table-cell>
          <table:table-cell table:formula="of:=IF(ISNUMBER((SEARCH(&quot;diament&quot;;[.A478])));19;&quot;&quot;)">
            <text:p/>
          </table:table-cell>
          <table:table-cell table:formula="of:=[.H477]" office:value-type="float" office:value="11" calcext:value-type="float">
            <text:p>11</text:p>
          </table:table-cell>
          <table:table-cell table:formula="of:=IF(ISNUMBER((SEARCH(&quot;wiktoriańska&quot;;[.A478])));46;&quot;&quot;)" office:value-type="float" office:value="46" calcext:value-type="float">
            <text:p>46</text:p>
          </table:table-cell>
          <table:table-cell table:formula="of:=IF(ISNUMBER((SEARCH(&quot;boho&quot;;[.A478])));47;&quot;&quot;)">
            <text:p/>
          </table:table-cell>
          <table:table-cell table:formula="of:=IF(ISNUMBER((SEARCH(&quot;studio&quot;;[.A478])));48;&quot;&quot;)">
            <text:p/>
          </table:table-cell>
          <table:table-cell table:formula="of:=IF(ISNUMBER((SEARCH(&quot;ternel&quot;;[.A478])));95;&quot;&quot;)">
            <text:p/>
          </table:table-cell>
          <table:table-cell table:formula="of:=IF(ISNUMBER((SEARCH(&quot;eclipse&quot;;[.A478])));93;&quot;&quot;)">
            <text:p/>
          </table:table-cell>
          <table:table-cell table:formula="of:=IF(ISNUMBER((SEARCH(&quot;fruit&quot;;[.A478])));100;&quot;&quot;)">
            <text:p/>
          </table:table-cell>
          <table:table-cell table:formula="of:=IF(ISNUMBER((SEARCH(&quot;jubil&quot;;[.A478])));112;&quot;&quot;)">
            <text:p/>
          </table:table-cell>
          <table:table-cell table:formula="of:=IF(ISNUMBER((SEARCH(&quot;flow&quot;;[.A478])));98;&quot;&quot;)">
            <text:p/>
          </table:table-cell>
          <table:table-cell table:formula="of:=CONCATENATE([.G478];&quot;,&quot;;[.H478];&quot;,&quot;;[.I478];&quot;,&quot;;[.J478];&quot;,&quot;;[.K478];&quot;,&quot;;[.L478];&quot;,&quot;;[.M478];&quot;,&quot;;[.N478];&quot;,&quot;;[.O478];&quot;,&quot;;[.P478])" office:value-type="string" office:string-value=",11,46,,,,,,," calcext:value-type="string">
            <text:p>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diamentami i szmaragdem</text:p>
          </table:table-cell>
          <table:table-cell table:formula="of:=[.B478]"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45Kolekcja Wiktoriańska - pierścionek z diamentami i szmaragdem.jpg</text:p>
          </table:table-cell>
          <table:table-cell table:formula="of:=IF(ISNUMBER((SEARCH(&quot;diament&quot;;[.A479])));19;&quot;&quot;)" office:value-type="float" office:value="19" calcext:value-type="float">
            <text:p>19</text:p>
          </table:table-cell>
          <table:table-cell table:formula="of:=[.H478]" office:value-type="float" office:value="11" calcext:value-type="float">
            <text:p>11</text:p>
          </table:table-cell>
          <table:table-cell table:formula="of:=IF(ISNUMBER((SEARCH(&quot;wiktoriańska&quot;;[.A479])));46;&quot;&quot;)" office:value-type="float" office:value="46" calcext:value-type="float">
            <text:p>46</text:p>
          </table:table-cell>
          <table:table-cell table:formula="of:=IF(ISNUMBER((SEARCH(&quot;boho&quot;;[.A479])));47;&quot;&quot;)">
            <text:p/>
          </table:table-cell>
          <table:table-cell table:formula="of:=IF(ISNUMBER((SEARCH(&quot;studio&quot;;[.A479])));48;&quot;&quot;)">
            <text:p/>
          </table:table-cell>
          <table:table-cell table:formula="of:=IF(ISNUMBER((SEARCH(&quot;ternel&quot;;[.A479])));95;&quot;&quot;)">
            <text:p/>
          </table:table-cell>
          <table:table-cell table:formula="of:=IF(ISNUMBER((SEARCH(&quot;eclipse&quot;;[.A479])));93;&quot;&quot;)">
            <text:p/>
          </table:table-cell>
          <table:table-cell table:formula="of:=IF(ISNUMBER((SEARCH(&quot;fruit&quot;;[.A479])));100;&quot;&quot;)">
            <text:p/>
          </table:table-cell>
          <table:table-cell table:formula="of:=IF(ISNUMBER((SEARCH(&quot;jubil&quot;;[.A479])));112;&quot;&quot;)">
            <text:p/>
          </table:table-cell>
          <table:table-cell table:formula="of:=IF(ISNUMBER((SEARCH(&quot;flow&quot;;[.A479])));98;&quot;&quot;)">
            <text:p/>
          </table:table-cell>
          <table:table-cell table:formula="of:=CONCATENATE([.G479];&quot;,&quot;;[.H479];&quot;,&quot;;[.I479];&quot;,&quot;;[.J479];&quot;,&quot;;[.K479];&quot;,&quot;;[.L479];&quot;,&quot;;[.M479];&quot;,&quot;;[.N479];&quot;,&quot;;[.O479];&quot;,&quot;;[.P479])" office:value-type="string" office:string-value="19,11,46,,,,,,," calcext:value-type="string">
            <text:p>19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diamentami i szmaragdami</text:p>
          </table:table-cell>
          <table:table-cell table:formula="of:=[.B479]"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46Kolekcja Wiktoriańska - pierścionek z diamentami i szmaragdami.jpg</text:p>
          </table:table-cell>
          <table:table-cell table:formula="of:=IF(ISNUMBER((SEARCH(&quot;diament&quot;;[.A480])));19;&quot;&quot;)" office:value-type="float" office:value="19" calcext:value-type="float">
            <text:p>19</text:p>
          </table:table-cell>
          <table:table-cell table:formula="of:=[.H479]" office:value-type="float" office:value="11" calcext:value-type="float">
            <text:p>11</text:p>
          </table:table-cell>
          <table:table-cell table:formula="of:=IF(ISNUMBER((SEARCH(&quot;wiktoriańska&quot;;[.A480])));46;&quot;&quot;)" office:value-type="float" office:value="46" calcext:value-type="float">
            <text:p>46</text:p>
          </table:table-cell>
          <table:table-cell table:formula="of:=IF(ISNUMBER((SEARCH(&quot;boho&quot;;[.A480])));47;&quot;&quot;)">
            <text:p/>
          </table:table-cell>
          <table:table-cell table:formula="of:=IF(ISNUMBER((SEARCH(&quot;studio&quot;;[.A480])));48;&quot;&quot;)">
            <text:p/>
          </table:table-cell>
          <table:table-cell table:formula="of:=IF(ISNUMBER((SEARCH(&quot;ternel&quot;;[.A480])));95;&quot;&quot;)">
            <text:p/>
          </table:table-cell>
          <table:table-cell table:formula="of:=IF(ISNUMBER((SEARCH(&quot;eclipse&quot;;[.A480])));93;&quot;&quot;)">
            <text:p/>
          </table:table-cell>
          <table:table-cell table:formula="of:=IF(ISNUMBER((SEARCH(&quot;fruit&quot;;[.A480])));100;&quot;&quot;)">
            <text:p/>
          </table:table-cell>
          <table:table-cell table:formula="of:=IF(ISNUMBER((SEARCH(&quot;jubil&quot;;[.A480])));112;&quot;&quot;)">
            <text:p/>
          </table:table-cell>
          <table:table-cell table:formula="of:=IF(ISNUMBER((SEARCH(&quot;flow&quot;;[.A480])));98;&quot;&quot;)">
            <text:p/>
          </table:table-cell>
          <table:table-cell table:formula="of:=CONCATENATE([.G480];&quot;,&quot;;[.H480];&quot;,&quot;;[.I480];&quot;,&quot;;[.J480];&quot;,&quot;;[.K480];&quot;,&quot;;[.L480];&quot;,&quot;;[.M480];&quot;,&quot;;[.N480];&quot;,&quot;;[.O480];&quot;,&quot;;[.P480])" office:value-type="string" office:string-value="19,11,46,,,,,,," calcext:value-type="string">
            <text:p>19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w Diamonds - złoty pierścionek </text:p>
          </table:table-cell>
          <table:table-cell table:formula="of:=[.B480]"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4695" calcext:value-type="float">
            <text:p>46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47Blow Diamonds - złoty pierścionek .jpg</text:p>
          </table:table-cell>
          <table:table-cell table:formula="of:=IF(ISNUMBER((SEARCH(&quot;diament&quot;;[.A481])));19;&quot;&quot;)">
            <text:p/>
          </table:table-cell>
          <table:table-cell table:formula="of:=[.H480]" office:value-type="float" office:value="11" calcext:value-type="float">
            <text:p>11</text:p>
          </table:table-cell>
          <table:table-cell table:formula="of:=IF(ISNUMBER((SEARCH(&quot;wiktoriańska&quot;;[.A481])));46;&quot;&quot;)">
            <text:p/>
          </table:table-cell>
          <table:table-cell table:formula="of:=IF(ISNUMBER((SEARCH(&quot;boho&quot;;[.A481])));47;&quot;&quot;)">
            <text:p/>
          </table:table-cell>
          <table:table-cell table:formula="of:=IF(ISNUMBER((SEARCH(&quot;studio&quot;;[.A481])));48;&quot;&quot;)">
            <text:p/>
          </table:table-cell>
          <table:table-cell table:formula="of:=IF(ISNUMBER((SEARCH(&quot;ternel&quot;;[.A481])));95;&quot;&quot;)">
            <text:p/>
          </table:table-cell>
          <table:table-cell table:formula="of:=IF(ISNUMBER((SEARCH(&quot;eclipse&quot;;[.A481])));93;&quot;&quot;)">
            <text:p/>
          </table:table-cell>
          <table:table-cell table:formula="of:=IF(ISNUMBER((SEARCH(&quot;fruit&quot;;[.A481])));100;&quot;&quot;)">
            <text:p/>
          </table:table-cell>
          <table:table-cell table:formula="of:=IF(ISNUMBER((SEARCH(&quot;jubil&quot;;[.A481])));112;&quot;&quot;)">
            <text:p/>
          </table:table-cell>
          <table:table-cell table:formula="of:=IF(ISNUMBER((SEARCH(&quot;flow&quot;;[.A481])));98;&quot;&quot;)">
            <text:p/>
          </table:table-cell>
          <table:table-cell table:formula="of:=CONCATENATE([.G481];&quot;,&quot;;[.H481];&quot;,&quot;;[.I481];&quot;,&quot;;[.J481];&quot;,&quot;;[.K481];&quot;,&quot;;[.L481];&quot;,&quot;;[.M481];&quot;,&quot;;[.N481];&quot;,&quot;;[.O481];&quot;,&quot;;[.P481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w Diamonds - złoty pierścionek </text:p>
          </table:table-cell>
          <table:table-cell table:formula="of:=[.B481]"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48Blow Diamonds - złoty pierścionek .jpg</text:p>
          </table:table-cell>
          <table:table-cell table:formula="of:=IF(ISNUMBER((SEARCH(&quot;diament&quot;;[.A482])));19;&quot;&quot;)">
            <text:p/>
          </table:table-cell>
          <table:table-cell table:formula="of:=[.H481]" office:value-type="float" office:value="11" calcext:value-type="float">
            <text:p>11</text:p>
          </table:table-cell>
          <table:table-cell table:formula="of:=IF(ISNUMBER((SEARCH(&quot;wiktoriańska&quot;;[.A482])));46;&quot;&quot;)">
            <text:p/>
          </table:table-cell>
          <table:table-cell table:formula="of:=IF(ISNUMBER((SEARCH(&quot;boho&quot;;[.A482])));47;&quot;&quot;)">
            <text:p/>
          </table:table-cell>
          <table:table-cell table:formula="of:=IF(ISNUMBER((SEARCH(&quot;studio&quot;;[.A482])));48;&quot;&quot;)">
            <text:p/>
          </table:table-cell>
          <table:table-cell table:formula="of:=IF(ISNUMBER((SEARCH(&quot;ternel&quot;;[.A482])));95;&quot;&quot;)">
            <text:p/>
          </table:table-cell>
          <table:table-cell table:formula="of:=IF(ISNUMBER((SEARCH(&quot;eclipse&quot;;[.A482])));93;&quot;&quot;)">
            <text:p/>
          </table:table-cell>
          <table:table-cell table:formula="of:=IF(ISNUMBER((SEARCH(&quot;fruit&quot;;[.A482])));100;&quot;&quot;)">
            <text:p/>
          </table:table-cell>
          <table:table-cell table:formula="of:=IF(ISNUMBER((SEARCH(&quot;jubil&quot;;[.A482])));112;&quot;&quot;)">
            <text:p/>
          </table:table-cell>
          <table:table-cell table:formula="of:=IF(ISNUMBER((SEARCH(&quot;flow&quot;;[.A482])));98;&quot;&quot;)">
            <text:p/>
          </table:table-cell>
          <table:table-cell table:formula="of:=CONCATENATE([.G482];&quot;,&quot;;[.H482];&quot;,&quot;;[.I482];&quot;,&quot;;[.J482];&quot;,&quot;;[.K482];&quot;,&quot;;[.L482];&quot;,&quot;;[.M482];&quot;,&quot;;[.N482];&quot;,&quot;;[.O482];&quot;,&quot;;[.P482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w Diamonds - złoty pierścionek </text:p>
          </table:table-cell>
          <table:table-cell table:formula="of:=[.B482]"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49Blow Diamonds - złoty pierścionek .jpg</text:p>
          </table:table-cell>
          <table:table-cell table:formula="of:=IF(ISNUMBER((SEARCH(&quot;diament&quot;;[.A483])));19;&quot;&quot;)">
            <text:p/>
          </table:table-cell>
          <table:table-cell table:formula="of:=[.H482]" office:value-type="float" office:value="11" calcext:value-type="float">
            <text:p>11</text:p>
          </table:table-cell>
          <table:table-cell table:formula="of:=IF(ISNUMBER((SEARCH(&quot;wiktoriańska&quot;;[.A483])));46;&quot;&quot;)">
            <text:p/>
          </table:table-cell>
          <table:table-cell table:formula="of:=IF(ISNUMBER((SEARCH(&quot;boho&quot;;[.A483])));47;&quot;&quot;)">
            <text:p/>
          </table:table-cell>
          <table:table-cell table:formula="of:=IF(ISNUMBER((SEARCH(&quot;studio&quot;;[.A483])));48;&quot;&quot;)">
            <text:p/>
          </table:table-cell>
          <table:table-cell table:formula="of:=IF(ISNUMBER((SEARCH(&quot;ternel&quot;;[.A483])));95;&quot;&quot;)">
            <text:p/>
          </table:table-cell>
          <table:table-cell table:formula="of:=IF(ISNUMBER((SEARCH(&quot;eclipse&quot;;[.A483])));93;&quot;&quot;)">
            <text:p/>
          </table:table-cell>
          <table:table-cell table:formula="of:=IF(ISNUMBER((SEARCH(&quot;fruit&quot;;[.A483])));100;&quot;&quot;)">
            <text:p/>
          </table:table-cell>
          <table:table-cell table:formula="of:=IF(ISNUMBER((SEARCH(&quot;jubil&quot;;[.A483])));112;&quot;&quot;)">
            <text:p/>
          </table:table-cell>
          <table:table-cell table:formula="of:=IF(ISNUMBER((SEARCH(&quot;flow&quot;;[.A483])));98;&quot;&quot;)">
            <text:p/>
          </table:table-cell>
          <table:table-cell table:formula="of:=CONCATENATE([.G483];&quot;,&quot;;[.H483];&quot;,&quot;;[.I483];&quot;,&quot;;[.J483];&quot;,&quot;;[.K483];&quot;,&quot;;[.L483];&quot;,&quot;;[.M483];&quot;,&quot;;[.N483];&quot;,&quot;;[.O483];&quot;,&quot;;[.P483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w Diamonds - złoty pierścionek </text:p>
          </table:table-cell>
          <table:table-cell table:formula="of:=[.B483]"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50Blow Diamonds - złoty pierścionek .jpg</text:p>
          </table:table-cell>
          <table:table-cell table:formula="of:=IF(ISNUMBER((SEARCH(&quot;diament&quot;;[.A484])));19;&quot;&quot;)">
            <text:p/>
          </table:table-cell>
          <table:table-cell table:formula="of:=[.H483]" office:value-type="float" office:value="11" calcext:value-type="float">
            <text:p>11</text:p>
          </table:table-cell>
          <table:table-cell table:formula="of:=IF(ISNUMBER((SEARCH(&quot;wiktoriańska&quot;;[.A484])));46;&quot;&quot;)">
            <text:p/>
          </table:table-cell>
          <table:table-cell table:formula="of:=IF(ISNUMBER((SEARCH(&quot;boho&quot;;[.A484])));47;&quot;&quot;)">
            <text:p/>
          </table:table-cell>
          <table:table-cell table:formula="of:=IF(ISNUMBER((SEARCH(&quot;studio&quot;;[.A484])));48;&quot;&quot;)">
            <text:p/>
          </table:table-cell>
          <table:table-cell table:formula="of:=IF(ISNUMBER((SEARCH(&quot;ternel&quot;;[.A484])));95;&quot;&quot;)">
            <text:p/>
          </table:table-cell>
          <table:table-cell table:formula="of:=IF(ISNUMBER((SEARCH(&quot;eclipse&quot;;[.A484])));93;&quot;&quot;)">
            <text:p/>
          </table:table-cell>
          <table:table-cell table:formula="of:=IF(ISNUMBER((SEARCH(&quot;fruit&quot;;[.A484])));100;&quot;&quot;)">
            <text:p/>
          </table:table-cell>
          <table:table-cell table:formula="of:=IF(ISNUMBER((SEARCH(&quot;jubil&quot;;[.A484])));112;&quot;&quot;)">
            <text:p/>
          </table:table-cell>
          <table:table-cell table:formula="of:=IF(ISNUMBER((SEARCH(&quot;flow&quot;;[.A484])));98;&quot;&quot;)">
            <text:p/>
          </table:table-cell>
          <table:table-cell table:formula="of:=CONCATENATE([.G484];&quot;,&quot;;[.H484];&quot;,&quot;;[.I484];&quot;,&quot;;[.J484];&quot;,&quot;;[.K484];&quot;,&quot;;[.L484];&quot;,&quot;;[.M484];&quot;,&quot;;[.N484];&quot;,&quot;;[.O484];&quot;,&quot;;[.P484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its - srebrna obrączka</text:p>
          </table:table-cell>
          <table:table-cell table:formula="of:=[.B484]"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51Fruits - srebrna obrączka.jpg</text:p>
          </table:table-cell>
          <table:table-cell table:formula="of:=IF(ISNUMBER((SEARCH(&quot;diament&quot;;[.A485])));19;&quot;&quot;)">
            <text:p/>
          </table:table-cell>
          <table:table-cell table:formula="of:=[.H484]" office:value-type="float" office:value="11" calcext:value-type="float">
            <text:p>11</text:p>
          </table:table-cell>
          <table:table-cell table:formula="of:=IF(ISNUMBER((SEARCH(&quot;wiktoriańska&quot;;[.A485])));46;&quot;&quot;)">
            <text:p/>
          </table:table-cell>
          <table:table-cell table:formula="of:=IF(ISNUMBER((SEARCH(&quot;boho&quot;;[.A485])));47;&quot;&quot;)">
            <text:p/>
          </table:table-cell>
          <table:table-cell table:formula="of:=IF(ISNUMBER((SEARCH(&quot;studio&quot;;[.A485])));48;&quot;&quot;)">
            <text:p/>
          </table:table-cell>
          <table:table-cell table:formula="of:=IF(ISNUMBER((SEARCH(&quot;ternel&quot;;[.A485])));95;&quot;&quot;)">
            <text:p/>
          </table:table-cell>
          <table:table-cell table:formula="of:=IF(ISNUMBER((SEARCH(&quot;eclipse&quot;;[.A485])));93;&quot;&quot;)">
            <text:p/>
          </table:table-cell>
          <table:table-cell table:formula="of:=IF(ISNUMBER((SEARCH(&quot;fruit&quot;;[.A485])));100;&quot;&quot;)" office:value-type="float" office:value="100" calcext:value-type="float">
            <text:p>100</text:p>
          </table:table-cell>
          <table:table-cell table:formula="of:=IF(ISNUMBER((SEARCH(&quot;jubil&quot;;[.A485])));112;&quot;&quot;)">
            <text:p/>
          </table:table-cell>
          <table:table-cell table:formula="of:=IF(ISNUMBER((SEARCH(&quot;flow&quot;;[.A485])));98;&quot;&quot;)">
            <text:p/>
          </table:table-cell>
          <table:table-cell table:formula="of:=CONCATENATE([.G485];&quot;,&quot;;[.H485];&quot;,&quot;;[.I485];&quot;,&quot;;[.J485];&quot;,&quot;;[.K485];&quot;,&quot;;[.L485];&quot;,&quot;;[.M485];&quot;,&quot;;[.N485];&quot;,&quot;;[.O485];&quot;,&quot;;[.P485])" office:value-type="string" office:string-value=",11,,,,,,100,," calcext:value-type="string">
            <text:p>,11,,,,,,100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its - srebrna obrączka</text:p>
          </table:table-cell>
          <table:table-cell table:formula="of:=[.B485]"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52Fruits - srebrna obrączka.jpg</text:p>
          </table:table-cell>
          <table:table-cell table:formula="of:=IF(ISNUMBER((SEARCH(&quot;diament&quot;;[.A486])));19;&quot;&quot;)">
            <text:p/>
          </table:table-cell>
          <table:table-cell table:formula="of:=[.H485]" office:value-type="float" office:value="11" calcext:value-type="float">
            <text:p>11</text:p>
          </table:table-cell>
          <table:table-cell table:formula="of:=IF(ISNUMBER((SEARCH(&quot;wiktoriańska&quot;;[.A486])));46;&quot;&quot;)">
            <text:p/>
          </table:table-cell>
          <table:table-cell table:formula="of:=IF(ISNUMBER((SEARCH(&quot;boho&quot;;[.A486])));47;&quot;&quot;)">
            <text:p/>
          </table:table-cell>
          <table:table-cell table:formula="of:=IF(ISNUMBER((SEARCH(&quot;studio&quot;;[.A486])));48;&quot;&quot;)">
            <text:p/>
          </table:table-cell>
          <table:table-cell table:formula="of:=IF(ISNUMBER((SEARCH(&quot;ternel&quot;;[.A486])));95;&quot;&quot;)">
            <text:p/>
          </table:table-cell>
          <table:table-cell table:formula="of:=IF(ISNUMBER((SEARCH(&quot;eclipse&quot;;[.A486])));93;&quot;&quot;)">
            <text:p/>
          </table:table-cell>
          <table:table-cell table:formula="of:=IF(ISNUMBER((SEARCH(&quot;fruit&quot;;[.A486])));100;&quot;&quot;)" office:value-type="float" office:value="100" calcext:value-type="float">
            <text:p>100</text:p>
          </table:table-cell>
          <table:table-cell table:formula="of:=IF(ISNUMBER((SEARCH(&quot;jubil&quot;;[.A486])));112;&quot;&quot;)">
            <text:p/>
          </table:table-cell>
          <table:table-cell table:formula="of:=IF(ISNUMBER((SEARCH(&quot;flow&quot;;[.A486])));98;&quot;&quot;)">
            <text:p/>
          </table:table-cell>
          <table:table-cell table:formula="of:=CONCATENATE([.G486];&quot;,&quot;;[.H486];&quot;,&quot;;[.I486];&quot;,&quot;;[.J486];&quot;,&quot;;[.K486];&quot;,&quot;;[.L486];&quot;,&quot;;[.M486];&quot;,&quot;;[.N486];&quot;,&quot;;[.O486];&quot;,&quot;;[.P486])" office:value-type="string" office:string-value=",11,,,,,,100,," calcext:value-type="string">
            <text:p>,11,,,,,,100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its - srebrna obrączka</text:p>
          </table:table-cell>
          <table:table-cell table:formula="of:=[.B486]"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53Fruits - srebrna obrączka.jpg</text:p>
          </table:table-cell>
          <table:table-cell table:formula="of:=IF(ISNUMBER((SEARCH(&quot;diament&quot;;[.A487])));19;&quot;&quot;)">
            <text:p/>
          </table:table-cell>
          <table:table-cell table:formula="of:=[.H486]" office:value-type="float" office:value="11" calcext:value-type="float">
            <text:p>11</text:p>
          </table:table-cell>
          <table:table-cell table:formula="of:=IF(ISNUMBER((SEARCH(&quot;wiktoriańska&quot;;[.A487])));46;&quot;&quot;)">
            <text:p/>
          </table:table-cell>
          <table:table-cell table:formula="of:=IF(ISNUMBER((SEARCH(&quot;boho&quot;;[.A487])));47;&quot;&quot;)">
            <text:p/>
          </table:table-cell>
          <table:table-cell table:formula="of:=IF(ISNUMBER((SEARCH(&quot;studio&quot;;[.A487])));48;&quot;&quot;)">
            <text:p/>
          </table:table-cell>
          <table:table-cell table:formula="of:=IF(ISNUMBER((SEARCH(&quot;ternel&quot;;[.A487])));95;&quot;&quot;)">
            <text:p/>
          </table:table-cell>
          <table:table-cell table:formula="of:=IF(ISNUMBER((SEARCH(&quot;eclipse&quot;;[.A487])));93;&quot;&quot;)">
            <text:p/>
          </table:table-cell>
          <table:table-cell table:formula="of:=IF(ISNUMBER((SEARCH(&quot;fruit&quot;;[.A487])));100;&quot;&quot;)" office:value-type="float" office:value="100" calcext:value-type="float">
            <text:p>100</text:p>
          </table:table-cell>
          <table:table-cell table:formula="of:=IF(ISNUMBER((SEARCH(&quot;jubil&quot;;[.A487])));112;&quot;&quot;)">
            <text:p/>
          </table:table-cell>
          <table:table-cell table:formula="of:=IF(ISNUMBER((SEARCH(&quot;flow&quot;;[.A487])));98;&quot;&quot;)">
            <text:p/>
          </table:table-cell>
          <table:table-cell table:formula="of:=CONCATENATE([.G487];&quot;,&quot;;[.H487];&quot;,&quot;;[.I487];&quot;,&quot;;[.J487];&quot;,&quot;;[.K487];&quot;,&quot;;[.L487];&quot;,&quot;;[.M487];&quot;,&quot;;[.N487];&quot;,&quot;;[.O487];&quot;,&quot;;[.P487])" office:value-type="string" office:string-value=",11,,,,,,100,," calcext:value-type="string">
            <text:p>,11,,,,,,100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its - srebrna obrączka</text:p>
          </table:table-cell>
          <table:table-cell table:formula="of:=[.B487]"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54Fruits - srebrna obrączka.jpg</text:p>
          </table:table-cell>
          <table:table-cell table:formula="of:=IF(ISNUMBER((SEARCH(&quot;diament&quot;;[.A488])));19;&quot;&quot;)">
            <text:p/>
          </table:table-cell>
          <table:table-cell table:formula="of:=[.H487]" office:value-type="float" office:value="11" calcext:value-type="float">
            <text:p>11</text:p>
          </table:table-cell>
          <table:table-cell table:formula="of:=IF(ISNUMBER((SEARCH(&quot;wiktoriańska&quot;;[.A488])));46;&quot;&quot;)">
            <text:p/>
          </table:table-cell>
          <table:table-cell table:formula="of:=IF(ISNUMBER((SEARCH(&quot;boho&quot;;[.A488])));47;&quot;&quot;)">
            <text:p/>
          </table:table-cell>
          <table:table-cell table:formula="of:=IF(ISNUMBER((SEARCH(&quot;studio&quot;;[.A488])));48;&quot;&quot;)">
            <text:p/>
          </table:table-cell>
          <table:table-cell table:formula="of:=IF(ISNUMBER((SEARCH(&quot;ternel&quot;;[.A488])));95;&quot;&quot;)">
            <text:p/>
          </table:table-cell>
          <table:table-cell table:formula="of:=IF(ISNUMBER((SEARCH(&quot;eclipse&quot;;[.A488])));93;&quot;&quot;)">
            <text:p/>
          </table:table-cell>
          <table:table-cell table:formula="of:=IF(ISNUMBER((SEARCH(&quot;fruit&quot;;[.A488])));100;&quot;&quot;)" office:value-type="float" office:value="100" calcext:value-type="float">
            <text:p>100</text:p>
          </table:table-cell>
          <table:table-cell table:formula="of:=IF(ISNUMBER((SEARCH(&quot;jubil&quot;;[.A488])));112;&quot;&quot;)">
            <text:p/>
          </table:table-cell>
          <table:table-cell table:formula="of:=IF(ISNUMBER((SEARCH(&quot;flow&quot;;[.A488])));98;&quot;&quot;)">
            <text:p/>
          </table:table-cell>
          <table:table-cell table:formula="of:=CONCATENATE([.G488];&quot;,&quot;;[.H488];&quot;,&quot;;[.I488];&quot;,&quot;;[.J488];&quot;,&quot;;[.K488];&quot;,&quot;;[.L488];&quot;,&quot;;[.M488];&quot;,&quot;;[.N488];&quot;,&quot;;[.O488];&quot;,&quot;;[.P488])" office:value-type="string" office:string-value=",11,,,,,,100,," calcext:value-type="string">
            <text:p>,11,,,,,,100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London Blue Topazem</text:p>
          </table:table-cell>
          <table:table-cell table:formula="of:=[.B488]"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55Kolekcja Wiktoriańska - pierścionek z London Blue Topazem.jpg</text:p>
          </table:table-cell>
          <table:table-cell table:formula="of:=IF(ISNUMBER((SEARCH(&quot;diament&quot;;[.A489])));19;&quot;&quot;)">
            <text:p/>
          </table:table-cell>
          <table:table-cell table:formula="of:=[.H488]" office:value-type="float" office:value="11" calcext:value-type="float">
            <text:p>11</text:p>
          </table:table-cell>
          <table:table-cell table:formula="of:=IF(ISNUMBER((SEARCH(&quot;wiktoriańska&quot;;[.A489])));46;&quot;&quot;)" office:value-type="float" office:value="46" calcext:value-type="float">
            <text:p>46</text:p>
          </table:table-cell>
          <table:table-cell table:formula="of:=IF(ISNUMBER((SEARCH(&quot;boho&quot;;[.A489])));47;&quot;&quot;)">
            <text:p/>
          </table:table-cell>
          <table:table-cell table:formula="of:=IF(ISNUMBER((SEARCH(&quot;studio&quot;;[.A489])));48;&quot;&quot;)">
            <text:p/>
          </table:table-cell>
          <table:table-cell table:formula="of:=IF(ISNUMBER((SEARCH(&quot;ternel&quot;;[.A489])));95;&quot;&quot;)">
            <text:p/>
          </table:table-cell>
          <table:table-cell table:formula="of:=IF(ISNUMBER((SEARCH(&quot;eclipse&quot;;[.A489])));93;&quot;&quot;)">
            <text:p/>
          </table:table-cell>
          <table:table-cell table:formula="of:=IF(ISNUMBER((SEARCH(&quot;fruit&quot;;[.A489])));100;&quot;&quot;)">
            <text:p/>
          </table:table-cell>
          <table:table-cell table:formula="of:=IF(ISNUMBER((SEARCH(&quot;jubil&quot;;[.A489])));112;&quot;&quot;)">
            <text:p/>
          </table:table-cell>
          <table:table-cell table:formula="of:=IF(ISNUMBER((SEARCH(&quot;flow&quot;;[.A489])));98;&quot;&quot;)">
            <text:p/>
          </table:table-cell>
          <table:table-cell table:formula="of:=CONCATENATE([.G489];&quot;,&quot;;[.H489];&quot;,&quot;;[.I489];&quot;,&quot;;[.J489];&quot;,&quot;;[.K489];&quot;,&quot;;[.L489];&quot;,&quot;;[.M489];&quot;,&quot;;[.N489];&quot;,&quot;;[.O489];&quot;,&quot;;[.P489])" office:value-type="string" office:string-value=",11,46,,,,,,," calcext:value-type="string">
            <text:p>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London Blue Topazem</text:p>
          </table:table-cell>
          <table:table-cell table:formula="of:=[.B489]"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56Kolekcja Wiktoriańska - pierścionek z London Blue Topazem.jpg</text:p>
          </table:table-cell>
          <table:table-cell table:formula="of:=IF(ISNUMBER((SEARCH(&quot;diament&quot;;[.A490])));19;&quot;&quot;)">
            <text:p/>
          </table:table-cell>
          <table:table-cell table:formula="of:=[.H489]" office:value-type="float" office:value="11" calcext:value-type="float">
            <text:p>11</text:p>
          </table:table-cell>
          <table:table-cell table:formula="of:=IF(ISNUMBER((SEARCH(&quot;wiktoriańska&quot;;[.A490])));46;&quot;&quot;)" office:value-type="float" office:value="46" calcext:value-type="float">
            <text:p>46</text:p>
          </table:table-cell>
          <table:table-cell table:formula="of:=IF(ISNUMBER((SEARCH(&quot;boho&quot;;[.A490])));47;&quot;&quot;)">
            <text:p/>
          </table:table-cell>
          <table:table-cell table:formula="of:=IF(ISNUMBER((SEARCH(&quot;studio&quot;;[.A490])));48;&quot;&quot;)">
            <text:p/>
          </table:table-cell>
          <table:table-cell table:formula="of:=IF(ISNUMBER((SEARCH(&quot;ternel&quot;;[.A490])));95;&quot;&quot;)">
            <text:p/>
          </table:table-cell>
          <table:table-cell table:formula="of:=IF(ISNUMBER((SEARCH(&quot;eclipse&quot;;[.A490])));93;&quot;&quot;)">
            <text:p/>
          </table:table-cell>
          <table:table-cell table:formula="of:=IF(ISNUMBER((SEARCH(&quot;fruit&quot;;[.A490])));100;&quot;&quot;)">
            <text:p/>
          </table:table-cell>
          <table:table-cell table:formula="of:=IF(ISNUMBER((SEARCH(&quot;jubil&quot;;[.A490])));112;&quot;&quot;)">
            <text:p/>
          </table:table-cell>
          <table:table-cell table:formula="of:=IF(ISNUMBER((SEARCH(&quot;flow&quot;;[.A490])));98;&quot;&quot;)">
            <text:p/>
          </table:table-cell>
          <table:table-cell table:formula="of:=CONCATENATE([.G490];&quot;,&quot;;[.H490];&quot;,&quot;;[.I490];&quot;,&quot;;[.J490];&quot;,&quot;;[.K490];&quot;,&quot;;[.L490];&quot;,&quot;;[.M490];&quot;,&quot;;[.N490];&quot;,&quot;;[.O490];&quot;,&quot;;[.P490])" office:value-type="string" office:string-value=",11,46,,,,,,," calcext:value-type="string">
            <text:p>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London Blue Topazem</text:p>
          </table:table-cell>
          <table:table-cell table:formula="of:=[.B490]"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57Kolekcja Wiktoriańska - pierścionek z London Blue Topazem.jpg</text:p>
          </table:table-cell>
          <table:table-cell table:formula="of:=IF(ISNUMBER((SEARCH(&quot;diament&quot;;[.A491])));19;&quot;&quot;)">
            <text:p/>
          </table:table-cell>
          <table:table-cell table:formula="of:=[.H490]" office:value-type="float" office:value="11" calcext:value-type="float">
            <text:p>11</text:p>
          </table:table-cell>
          <table:table-cell table:formula="of:=IF(ISNUMBER((SEARCH(&quot;wiktoriańska&quot;;[.A491])));46;&quot;&quot;)" office:value-type="float" office:value="46" calcext:value-type="float">
            <text:p>46</text:p>
          </table:table-cell>
          <table:table-cell table:formula="of:=IF(ISNUMBER((SEARCH(&quot;boho&quot;;[.A491])));47;&quot;&quot;)">
            <text:p/>
          </table:table-cell>
          <table:table-cell table:formula="of:=IF(ISNUMBER((SEARCH(&quot;studio&quot;;[.A491])));48;&quot;&quot;)">
            <text:p/>
          </table:table-cell>
          <table:table-cell table:formula="of:=IF(ISNUMBER((SEARCH(&quot;ternel&quot;;[.A491])));95;&quot;&quot;)">
            <text:p/>
          </table:table-cell>
          <table:table-cell table:formula="of:=IF(ISNUMBER((SEARCH(&quot;eclipse&quot;;[.A491])));93;&quot;&quot;)">
            <text:p/>
          </table:table-cell>
          <table:table-cell table:formula="of:=IF(ISNUMBER((SEARCH(&quot;fruit&quot;;[.A491])));100;&quot;&quot;)">
            <text:p/>
          </table:table-cell>
          <table:table-cell table:formula="of:=IF(ISNUMBER((SEARCH(&quot;jubil&quot;;[.A491])));112;&quot;&quot;)">
            <text:p/>
          </table:table-cell>
          <table:table-cell table:formula="of:=IF(ISNUMBER((SEARCH(&quot;flow&quot;;[.A491])));98;&quot;&quot;)">
            <text:p/>
          </table:table-cell>
          <table:table-cell table:formula="of:=CONCATENATE([.G491];&quot;,&quot;;[.H491];&quot;,&quot;;[.I491];&quot;,&quot;;[.J491];&quot;,&quot;;[.K491];&quot;,&quot;;[.L491];&quot;,&quot;;[.M491];&quot;,&quot;;[.N491];&quot;,&quot;;[.O491];&quot;,&quot;;[.P491])" office:value-type="string" office:string-value=",11,46,,,,,,," calcext:value-type="string">
            <text:p>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London Blue Topazem</text:p>
          </table:table-cell>
          <table:table-cell table:formula="of:=[.B491]"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58Kolekcja Wiktoriańska - pierścionek z London Blue Topazem.jpg</text:p>
          </table:table-cell>
          <table:table-cell table:formula="of:=IF(ISNUMBER((SEARCH(&quot;diament&quot;;[.A492])));19;&quot;&quot;)">
            <text:p/>
          </table:table-cell>
          <table:table-cell table:formula="of:=[.H491]" office:value-type="float" office:value="11" calcext:value-type="float">
            <text:p>11</text:p>
          </table:table-cell>
          <table:table-cell table:formula="of:=IF(ISNUMBER((SEARCH(&quot;wiktoriańska&quot;;[.A492])));46;&quot;&quot;)" office:value-type="float" office:value="46" calcext:value-type="float">
            <text:p>46</text:p>
          </table:table-cell>
          <table:table-cell table:formula="of:=IF(ISNUMBER((SEARCH(&quot;boho&quot;;[.A492])));47;&quot;&quot;)">
            <text:p/>
          </table:table-cell>
          <table:table-cell table:formula="of:=IF(ISNUMBER((SEARCH(&quot;studio&quot;;[.A492])));48;&quot;&quot;)">
            <text:p/>
          </table:table-cell>
          <table:table-cell table:formula="of:=IF(ISNUMBER((SEARCH(&quot;ternel&quot;;[.A492])));95;&quot;&quot;)">
            <text:p/>
          </table:table-cell>
          <table:table-cell table:formula="of:=IF(ISNUMBER((SEARCH(&quot;eclipse&quot;;[.A492])));93;&quot;&quot;)">
            <text:p/>
          </table:table-cell>
          <table:table-cell table:formula="of:=IF(ISNUMBER((SEARCH(&quot;fruit&quot;;[.A492])));100;&quot;&quot;)">
            <text:p/>
          </table:table-cell>
          <table:table-cell table:formula="of:=IF(ISNUMBER((SEARCH(&quot;jubil&quot;;[.A492])));112;&quot;&quot;)">
            <text:p/>
          </table:table-cell>
          <table:table-cell table:formula="of:=IF(ISNUMBER((SEARCH(&quot;flow&quot;;[.A492])));98;&quot;&quot;)">
            <text:p/>
          </table:table-cell>
          <table:table-cell table:formula="of:=CONCATENATE([.G492];&quot;,&quot;;[.H492];&quot;,&quot;;[.I492];&quot;,&quot;;[.J492];&quot;,&quot;;[.K492];&quot;,&quot;;[.L492];&quot;,&quot;;[.M492];&quot;,&quot;;[.N492];&quot;,&quot;;[.O492];&quot;,&quot;;[.P492])" office:value-type="string" office:string-value=",11,46,,,,,,," calcext:value-type="string">
            <text:p>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y pierścionek z cyrkoniami</text:p>
          </table:table-cell>
          <table:table-cell table:formula="of:=[.B492]"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59Scarlett - srebrny pierścionek z cyrkoniami.jpg</text:p>
          </table:table-cell>
          <table:table-cell table:formula="of:=IF(ISNUMBER((SEARCH(&quot;diament&quot;;[.A493])));19;&quot;&quot;)">
            <text:p/>
          </table:table-cell>
          <table:table-cell table:formula="of:=[.H492]" office:value-type="float" office:value="11" calcext:value-type="float">
            <text:p>11</text:p>
          </table:table-cell>
          <table:table-cell table:formula="of:=IF(ISNUMBER((SEARCH(&quot;wiktoriańska&quot;;[.A493])));46;&quot;&quot;)">
            <text:p/>
          </table:table-cell>
          <table:table-cell table:formula="of:=IF(ISNUMBER((SEARCH(&quot;boho&quot;;[.A493])));47;&quot;&quot;)">
            <text:p/>
          </table:table-cell>
          <table:table-cell table:formula="of:=IF(ISNUMBER((SEARCH(&quot;studio&quot;;[.A493])));48;&quot;&quot;)">
            <text:p/>
          </table:table-cell>
          <table:table-cell table:formula="of:=IF(ISNUMBER((SEARCH(&quot;ternel&quot;;[.A493])));95;&quot;&quot;)">
            <text:p/>
          </table:table-cell>
          <table:table-cell table:formula="of:=IF(ISNUMBER((SEARCH(&quot;eclipse&quot;;[.A493])));93;&quot;&quot;)">
            <text:p/>
          </table:table-cell>
          <table:table-cell table:formula="of:=IF(ISNUMBER((SEARCH(&quot;fruit&quot;;[.A493])));100;&quot;&quot;)">
            <text:p/>
          </table:table-cell>
          <table:table-cell table:formula="of:=IF(ISNUMBER((SEARCH(&quot;jubil&quot;;[.A493])));112;&quot;&quot;)">
            <text:p/>
          </table:table-cell>
          <table:table-cell table:formula="of:=IF(ISNUMBER((SEARCH(&quot;flow&quot;;[.A493])));98;&quot;&quot;)">
            <text:p/>
          </table:table-cell>
          <table:table-cell table:formula="of:=CONCATENATE([.G493];&quot;,&quot;;[.H493];&quot;,&quot;;[.I493];&quot;,&quot;;[.J493];&quot;,&quot;;[.K493];&quot;,&quot;;[.L493];&quot;,&quot;;[.M493];&quot;,&quot;;[.N493];&quot;,&quot;;[.O493];&quot;,&quot;;[.P493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y pierścionek z cyrkoniami</text:p>
          </table:table-cell>
          <table:table-cell table:formula="of:=[.B493]"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60Scarlett - srebrny pierścionek z cyrkoniami.jpg</text:p>
          </table:table-cell>
          <table:table-cell table:formula="of:=IF(ISNUMBER((SEARCH(&quot;diament&quot;;[.A494])));19;&quot;&quot;)">
            <text:p/>
          </table:table-cell>
          <table:table-cell table:formula="of:=[.H493]" office:value-type="float" office:value="11" calcext:value-type="float">
            <text:p>11</text:p>
          </table:table-cell>
          <table:table-cell table:formula="of:=IF(ISNUMBER((SEARCH(&quot;wiktoriańska&quot;;[.A494])));46;&quot;&quot;)">
            <text:p/>
          </table:table-cell>
          <table:table-cell table:formula="of:=IF(ISNUMBER((SEARCH(&quot;boho&quot;;[.A494])));47;&quot;&quot;)">
            <text:p/>
          </table:table-cell>
          <table:table-cell table:formula="of:=IF(ISNUMBER((SEARCH(&quot;studio&quot;;[.A494])));48;&quot;&quot;)">
            <text:p/>
          </table:table-cell>
          <table:table-cell table:formula="of:=IF(ISNUMBER((SEARCH(&quot;ternel&quot;;[.A494])));95;&quot;&quot;)">
            <text:p/>
          </table:table-cell>
          <table:table-cell table:formula="of:=IF(ISNUMBER((SEARCH(&quot;eclipse&quot;;[.A494])));93;&quot;&quot;)">
            <text:p/>
          </table:table-cell>
          <table:table-cell table:formula="of:=IF(ISNUMBER((SEARCH(&quot;fruit&quot;;[.A494])));100;&quot;&quot;)">
            <text:p/>
          </table:table-cell>
          <table:table-cell table:formula="of:=IF(ISNUMBER((SEARCH(&quot;jubil&quot;;[.A494])));112;&quot;&quot;)">
            <text:p/>
          </table:table-cell>
          <table:table-cell table:formula="of:=IF(ISNUMBER((SEARCH(&quot;flow&quot;;[.A494])));98;&quot;&quot;)">
            <text:p/>
          </table:table-cell>
          <table:table-cell table:formula="of:=CONCATENATE([.G494];&quot;,&quot;;[.H494];&quot;,&quot;;[.I494];&quot;,&quot;;[.J494];&quot;,&quot;;[.K494];&quot;,&quot;;[.L494];&quot;,&quot;;[.M494];&quot;,&quot;;[.N494];&quot;,&quot;;[.O494];&quot;,&quot;;[.P494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szafirami</text:p>
          </table:table-cell>
          <table:table-cell table:formula="of:=[.B494]"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61Kolekcja Wiktoriańska - pierścionek z szafirami.jpg</text:p>
          </table:table-cell>
          <table:table-cell table:formula="of:=IF(ISNUMBER((SEARCH(&quot;diament&quot;;[.A495])));19;&quot;&quot;)">
            <text:p/>
          </table:table-cell>
          <table:table-cell table:formula="of:=[.H494]" office:value-type="float" office:value="11" calcext:value-type="float">
            <text:p>11</text:p>
          </table:table-cell>
          <table:table-cell table:formula="of:=IF(ISNUMBER((SEARCH(&quot;wiktoriańska&quot;;[.A495])));46;&quot;&quot;)" office:value-type="float" office:value="46" calcext:value-type="float">
            <text:p>46</text:p>
          </table:table-cell>
          <table:table-cell table:formula="of:=IF(ISNUMBER((SEARCH(&quot;boho&quot;;[.A495])));47;&quot;&quot;)">
            <text:p/>
          </table:table-cell>
          <table:table-cell table:formula="of:=IF(ISNUMBER((SEARCH(&quot;studio&quot;;[.A495])));48;&quot;&quot;)">
            <text:p/>
          </table:table-cell>
          <table:table-cell table:formula="of:=IF(ISNUMBER((SEARCH(&quot;ternel&quot;;[.A495])));95;&quot;&quot;)">
            <text:p/>
          </table:table-cell>
          <table:table-cell table:formula="of:=IF(ISNUMBER((SEARCH(&quot;eclipse&quot;;[.A495])));93;&quot;&quot;)">
            <text:p/>
          </table:table-cell>
          <table:table-cell table:formula="of:=IF(ISNUMBER((SEARCH(&quot;fruit&quot;;[.A495])));100;&quot;&quot;)">
            <text:p/>
          </table:table-cell>
          <table:table-cell table:formula="of:=IF(ISNUMBER((SEARCH(&quot;jubil&quot;;[.A495])));112;&quot;&quot;)">
            <text:p/>
          </table:table-cell>
          <table:table-cell table:formula="of:=IF(ISNUMBER((SEARCH(&quot;flow&quot;;[.A495])));98;&quot;&quot;)">
            <text:p/>
          </table:table-cell>
          <table:table-cell table:formula="of:=CONCATENATE([.G495];&quot;,&quot;;[.H495];&quot;,&quot;;[.I495];&quot;,&quot;;[.J495];&quot;,&quot;;[.K495];&quot;,&quot;;[.L495];&quot;,&quot;;[.M495];&quot;,&quot;;[.N495];&quot;,&quot;;[.O495];&quot;,&quot;;[.P495])" office:value-type="string" office:string-value=",11,46,,,,,,," calcext:value-type="string">
            <text:p>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diamentami i szafirami</text:p>
          </table:table-cell>
          <table:table-cell table:formula="of:=[.B495]"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62Kolekcja Wiktoriańska - pierścionek z diamentami i szafirami.jpg</text:p>
          </table:table-cell>
          <table:table-cell table:formula="of:=IF(ISNUMBER((SEARCH(&quot;diament&quot;;[.A496])));19;&quot;&quot;)" office:value-type="float" office:value="19" calcext:value-type="float">
            <text:p>19</text:p>
          </table:table-cell>
          <table:table-cell table:formula="of:=[.H495]" office:value-type="float" office:value="11" calcext:value-type="float">
            <text:p>11</text:p>
          </table:table-cell>
          <table:table-cell table:formula="of:=IF(ISNUMBER((SEARCH(&quot;wiktoriańska&quot;;[.A496])));46;&quot;&quot;)" office:value-type="float" office:value="46" calcext:value-type="float">
            <text:p>46</text:p>
          </table:table-cell>
          <table:table-cell table:formula="of:=IF(ISNUMBER((SEARCH(&quot;boho&quot;;[.A496])));47;&quot;&quot;)">
            <text:p/>
          </table:table-cell>
          <table:table-cell table:formula="of:=IF(ISNUMBER((SEARCH(&quot;studio&quot;;[.A496])));48;&quot;&quot;)">
            <text:p/>
          </table:table-cell>
          <table:table-cell table:formula="of:=IF(ISNUMBER((SEARCH(&quot;ternel&quot;;[.A496])));95;&quot;&quot;)">
            <text:p/>
          </table:table-cell>
          <table:table-cell table:formula="of:=IF(ISNUMBER((SEARCH(&quot;eclipse&quot;;[.A496])));93;&quot;&quot;)">
            <text:p/>
          </table:table-cell>
          <table:table-cell table:formula="of:=IF(ISNUMBER((SEARCH(&quot;fruit&quot;;[.A496])));100;&quot;&quot;)">
            <text:p/>
          </table:table-cell>
          <table:table-cell table:formula="of:=IF(ISNUMBER((SEARCH(&quot;jubil&quot;;[.A496])));112;&quot;&quot;)">
            <text:p/>
          </table:table-cell>
          <table:table-cell table:formula="of:=IF(ISNUMBER((SEARCH(&quot;flow&quot;;[.A496])));98;&quot;&quot;)">
            <text:p/>
          </table:table-cell>
          <table:table-cell table:formula="of:=CONCATENATE([.G496];&quot;,&quot;;[.H496];&quot;,&quot;;[.I496];&quot;,&quot;;[.J496];&quot;,&quot;;[.K496];&quot;,&quot;;[.L496];&quot;,&quot;;[.M496];&quot;,&quot;;[.N496];&quot;,&quot;;[.O496];&quot;,&quot;;[.P496])" office:value-type="string" office:string-value="19,11,46,,,,,,," calcext:value-type="string">
            <text:p>19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szafirami</text:p>
          </table:table-cell>
          <table:table-cell table:formula="of:=[.B496]"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3095" calcext:value-type="float">
            <text:p>30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63Kolekcja Wiktoriańska - pierścionek z szafirami.jpg</text:p>
          </table:table-cell>
          <table:table-cell table:formula="of:=IF(ISNUMBER((SEARCH(&quot;diament&quot;;[.A497])));19;&quot;&quot;)">
            <text:p/>
          </table:table-cell>
          <table:table-cell table:formula="of:=[.H496]" office:value-type="float" office:value="11" calcext:value-type="float">
            <text:p>11</text:p>
          </table:table-cell>
          <table:table-cell table:formula="of:=IF(ISNUMBER((SEARCH(&quot;wiktoriańska&quot;;[.A497])));46;&quot;&quot;)" office:value-type="float" office:value="46" calcext:value-type="float">
            <text:p>46</text:p>
          </table:table-cell>
          <table:table-cell table:formula="of:=IF(ISNUMBER((SEARCH(&quot;boho&quot;;[.A497])));47;&quot;&quot;)">
            <text:p/>
          </table:table-cell>
          <table:table-cell table:formula="of:=IF(ISNUMBER((SEARCH(&quot;studio&quot;;[.A497])));48;&quot;&quot;)">
            <text:p/>
          </table:table-cell>
          <table:table-cell table:formula="of:=IF(ISNUMBER((SEARCH(&quot;ternel&quot;;[.A497])));95;&quot;&quot;)">
            <text:p/>
          </table:table-cell>
          <table:table-cell table:formula="of:=IF(ISNUMBER((SEARCH(&quot;eclipse&quot;;[.A497])));93;&quot;&quot;)">
            <text:p/>
          </table:table-cell>
          <table:table-cell table:formula="of:=IF(ISNUMBER((SEARCH(&quot;fruit&quot;;[.A497])));100;&quot;&quot;)">
            <text:p/>
          </table:table-cell>
          <table:table-cell table:formula="of:=IF(ISNUMBER((SEARCH(&quot;jubil&quot;;[.A497])));112;&quot;&quot;)">
            <text:p/>
          </table:table-cell>
          <table:table-cell table:formula="of:=IF(ISNUMBER((SEARCH(&quot;flow&quot;;[.A497])));98;&quot;&quot;)">
            <text:p/>
          </table:table-cell>
          <table:table-cell table:formula="of:=CONCATENATE([.G497];&quot;,&quot;;[.H497];&quot;,&quot;;[.I497];&quot;,&quot;;[.J497];&quot;,&quot;;[.K497];&quot;,&quot;;[.L497];&quot;,&quot;;[.M497];&quot;,&quot;;[.N497];&quot;,&quot;;[.O497];&quot;,&quot;;[.P497])" office:value-type="string" office:string-value=",11,46,,,,,,," calcext:value-type="string">
            <text:p>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szafirami</text:p>
          </table:table-cell>
          <table:table-cell table:formula="of:=[.B497]"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64Kolekcja Wiktoriańska - pierścionek z szafirami.jpg</text:p>
          </table:table-cell>
          <table:table-cell table:formula="of:=IF(ISNUMBER((SEARCH(&quot;diament&quot;;[.A498])));19;&quot;&quot;)">
            <text:p/>
          </table:table-cell>
          <table:table-cell table:formula="of:=[.H497]" office:value-type="float" office:value="11" calcext:value-type="float">
            <text:p>11</text:p>
          </table:table-cell>
          <table:table-cell table:formula="of:=IF(ISNUMBER((SEARCH(&quot;wiktoriańska&quot;;[.A498])));46;&quot;&quot;)" office:value-type="float" office:value="46" calcext:value-type="float">
            <text:p>46</text:p>
          </table:table-cell>
          <table:table-cell table:formula="of:=IF(ISNUMBER((SEARCH(&quot;boho&quot;;[.A498])));47;&quot;&quot;)">
            <text:p/>
          </table:table-cell>
          <table:table-cell table:formula="of:=IF(ISNUMBER((SEARCH(&quot;studio&quot;;[.A498])));48;&quot;&quot;)">
            <text:p/>
          </table:table-cell>
          <table:table-cell table:formula="of:=IF(ISNUMBER((SEARCH(&quot;ternel&quot;;[.A498])));95;&quot;&quot;)">
            <text:p/>
          </table:table-cell>
          <table:table-cell table:formula="of:=IF(ISNUMBER((SEARCH(&quot;eclipse&quot;;[.A498])));93;&quot;&quot;)">
            <text:p/>
          </table:table-cell>
          <table:table-cell table:formula="of:=IF(ISNUMBER((SEARCH(&quot;fruit&quot;;[.A498])));100;&quot;&quot;)">
            <text:p/>
          </table:table-cell>
          <table:table-cell table:formula="of:=IF(ISNUMBER((SEARCH(&quot;jubil&quot;;[.A498])));112;&quot;&quot;)">
            <text:p/>
          </table:table-cell>
          <table:table-cell table:formula="of:=IF(ISNUMBER((SEARCH(&quot;flow&quot;;[.A498])));98;&quot;&quot;)">
            <text:p/>
          </table:table-cell>
          <table:table-cell table:formula="of:=CONCATENATE([.G498];&quot;,&quot;;[.H498];&quot;,&quot;;[.I498];&quot;,&quot;;[.J498];&quot;,&quot;;[.K498];&quot;,&quot;;[.L498];&quot;,&quot;;[.M498];&quot;,&quot;;[.N498];&quot;,&quot;;[.O498];&quot;,&quot;;[.P498])" office:value-type="string" office:string-value=",11,46,,,,,,," calcext:value-type="string">
            <text:p>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- srebrny pierścionek</text:p>
          </table:table-cell>
          <table:table-cell table:formula="of:=[.B498]"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65Unique - srebrny pierścionek.jpg</text:p>
          </table:table-cell>
          <table:table-cell table:formula="of:=IF(ISNUMBER((SEARCH(&quot;diament&quot;;[.A499])));19;&quot;&quot;)">
            <text:p/>
          </table:table-cell>
          <table:table-cell table:formula="of:=[.H498]" office:value-type="float" office:value="11" calcext:value-type="float">
            <text:p>11</text:p>
          </table:table-cell>
          <table:table-cell table:formula="of:=IF(ISNUMBER((SEARCH(&quot;wiktoriańska&quot;;[.A499])));46;&quot;&quot;)">
            <text:p/>
          </table:table-cell>
          <table:table-cell table:formula="of:=IF(ISNUMBER((SEARCH(&quot;boho&quot;;[.A499])));47;&quot;&quot;)">
            <text:p/>
          </table:table-cell>
          <table:table-cell table:formula="of:=IF(ISNUMBER((SEARCH(&quot;studio&quot;;[.A499])));48;&quot;&quot;)">
            <text:p/>
          </table:table-cell>
          <table:table-cell table:formula="of:=IF(ISNUMBER((SEARCH(&quot;ternel&quot;;[.A499])));95;&quot;&quot;)">
            <text:p/>
          </table:table-cell>
          <table:table-cell table:formula="of:=IF(ISNUMBER((SEARCH(&quot;eclipse&quot;;[.A499])));93;&quot;&quot;)">
            <text:p/>
          </table:table-cell>
          <table:table-cell table:formula="of:=IF(ISNUMBER((SEARCH(&quot;fruit&quot;;[.A499])));100;&quot;&quot;)">
            <text:p/>
          </table:table-cell>
          <table:table-cell table:formula="of:=IF(ISNUMBER((SEARCH(&quot;jubil&quot;;[.A499])));112;&quot;&quot;)">
            <text:p/>
          </table:table-cell>
          <table:table-cell table:formula="of:=IF(ISNUMBER((SEARCH(&quot;flow&quot;;[.A499])));98;&quot;&quot;)">
            <text:p/>
          </table:table-cell>
          <table:table-cell table:formula="of:=CONCATENATE([.G499];&quot;,&quot;;[.H499];&quot;,&quot;;[.I499];&quot;,&quot;;[.J499];&quot;,&quot;;[.K499];&quot;,&quot;;[.L499];&quot;,&quot;;[.M499];&quot;,&quot;;[.N499];&quot;,&quot;;[.O499];&quot;,&quot;;[.P499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pierścionek z markazytami</text:p>
          </table:table-cell>
          <table:table-cell table:formula="of:=[.B499]"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66Srebrny pierścionek z markazytami.jpg</text:p>
          </table:table-cell>
          <table:table-cell table:formula="of:=IF(ISNUMBER((SEARCH(&quot;diament&quot;;[.A500])));19;&quot;&quot;)">
            <text:p/>
          </table:table-cell>
          <table:table-cell table:formula="of:=[.H499]" office:value-type="float" office:value="11" calcext:value-type="float">
            <text:p>11</text:p>
          </table:table-cell>
          <table:table-cell table:formula="of:=IF(ISNUMBER((SEARCH(&quot;wiktoriańska&quot;;[.A500])));46;&quot;&quot;)">
            <text:p/>
          </table:table-cell>
          <table:table-cell table:formula="of:=IF(ISNUMBER((SEARCH(&quot;boho&quot;;[.A500])));47;&quot;&quot;)">
            <text:p/>
          </table:table-cell>
          <table:table-cell table:formula="of:=IF(ISNUMBER((SEARCH(&quot;studio&quot;;[.A500])));48;&quot;&quot;)">
            <text:p/>
          </table:table-cell>
          <table:table-cell table:formula="of:=IF(ISNUMBER((SEARCH(&quot;ternel&quot;;[.A500])));95;&quot;&quot;)">
            <text:p/>
          </table:table-cell>
          <table:table-cell table:formula="of:=IF(ISNUMBER((SEARCH(&quot;eclipse&quot;;[.A500])));93;&quot;&quot;)">
            <text:p/>
          </table:table-cell>
          <table:table-cell table:formula="of:=IF(ISNUMBER((SEARCH(&quot;fruit&quot;;[.A500])));100;&quot;&quot;)">
            <text:p/>
          </table:table-cell>
          <table:table-cell table:formula="of:=IF(ISNUMBER((SEARCH(&quot;jubil&quot;;[.A500])));112;&quot;&quot;)">
            <text:p/>
          </table:table-cell>
          <table:table-cell table:formula="of:=IF(ISNUMBER((SEARCH(&quot;flow&quot;;[.A500])));98;&quot;&quot;)">
            <text:p/>
          </table:table-cell>
          <table:table-cell table:formula="of:=CONCATENATE([.G500];&quot;,&quot;;[.H500];&quot;,&quot;;[.I500];&quot;,&quot;;[.J500];&quot;,&quot;;[.K500];&quot;,&quot;;[.L500];&quot;,&quot;;[.M500];&quot;,&quot;;[.N500];&quot;,&quot;;[.O500];&quot;,&quot;;[.P500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pierścionek z markazytami</text:p>
          </table:table-cell>
          <table:table-cell table:formula="of:=[.B500]"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67Srebrny pierścionek z markazytami.jpg</text:p>
          </table:table-cell>
          <table:table-cell table:formula="of:=IF(ISNUMBER((SEARCH(&quot;diament&quot;;[.A501])));19;&quot;&quot;)">
            <text:p/>
          </table:table-cell>
          <table:table-cell table:formula="of:=[.H500]" office:value-type="float" office:value="11" calcext:value-type="float">
            <text:p>11</text:p>
          </table:table-cell>
          <table:table-cell table:formula="of:=IF(ISNUMBER((SEARCH(&quot;wiktoriańska&quot;;[.A501])));46;&quot;&quot;)">
            <text:p/>
          </table:table-cell>
          <table:table-cell table:formula="of:=IF(ISNUMBER((SEARCH(&quot;boho&quot;;[.A501])));47;&quot;&quot;)">
            <text:p/>
          </table:table-cell>
          <table:table-cell table:formula="of:=IF(ISNUMBER((SEARCH(&quot;studio&quot;;[.A501])));48;&quot;&quot;)">
            <text:p/>
          </table:table-cell>
          <table:table-cell table:formula="of:=IF(ISNUMBER((SEARCH(&quot;ternel&quot;;[.A501])));95;&quot;&quot;)">
            <text:p/>
          </table:table-cell>
          <table:table-cell table:formula="of:=IF(ISNUMBER((SEARCH(&quot;eclipse&quot;;[.A501])));93;&quot;&quot;)">
            <text:p/>
          </table:table-cell>
          <table:table-cell table:formula="of:=IF(ISNUMBER((SEARCH(&quot;fruit&quot;;[.A501])));100;&quot;&quot;)">
            <text:p/>
          </table:table-cell>
          <table:table-cell table:formula="of:=IF(ISNUMBER((SEARCH(&quot;jubil&quot;;[.A501])));112;&quot;&quot;)">
            <text:p/>
          </table:table-cell>
          <table:table-cell table:formula="of:=IF(ISNUMBER((SEARCH(&quot;flow&quot;;[.A501])));98;&quot;&quot;)">
            <text:p/>
          </table:table-cell>
          <table:table-cell table:formula="of:=CONCATENATE([.G501];&quot;,&quot;;[.H501];&quot;,&quot;;[.I501];&quot;,&quot;;[.J501];&quot;,&quot;;[.K501];&quot;,&quot;;[.L501];&quot;,&quot;;[.M501];&quot;,&quot;;[.N501];&quot;,&quot;;[.O501];&quot;,&quot;;[.P501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pierścionek z markazytami</text:p>
          </table:table-cell>
          <table:table-cell table:formula="of:=[.B501]"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68Srebrny pierścionek z markazytami.jpg</text:p>
          </table:table-cell>
          <table:table-cell table:formula="of:=IF(ISNUMBER((SEARCH(&quot;diament&quot;;[.A502])));19;&quot;&quot;)">
            <text:p/>
          </table:table-cell>
          <table:table-cell table:formula="of:=[.H501]" office:value-type="float" office:value="11" calcext:value-type="float">
            <text:p>11</text:p>
          </table:table-cell>
          <table:table-cell table:formula="of:=IF(ISNUMBER((SEARCH(&quot;wiktoriańska&quot;;[.A502])));46;&quot;&quot;)">
            <text:p/>
          </table:table-cell>
          <table:table-cell table:formula="of:=IF(ISNUMBER((SEARCH(&quot;boho&quot;;[.A502])));47;&quot;&quot;)">
            <text:p/>
          </table:table-cell>
          <table:table-cell table:formula="of:=IF(ISNUMBER((SEARCH(&quot;studio&quot;;[.A502])));48;&quot;&quot;)">
            <text:p/>
          </table:table-cell>
          <table:table-cell table:formula="of:=IF(ISNUMBER((SEARCH(&quot;ternel&quot;;[.A502])));95;&quot;&quot;)">
            <text:p/>
          </table:table-cell>
          <table:table-cell table:formula="of:=IF(ISNUMBER((SEARCH(&quot;eclipse&quot;;[.A502])));93;&quot;&quot;)">
            <text:p/>
          </table:table-cell>
          <table:table-cell table:formula="of:=IF(ISNUMBER((SEARCH(&quot;fruit&quot;;[.A502])));100;&quot;&quot;)">
            <text:p/>
          </table:table-cell>
          <table:table-cell table:formula="of:=IF(ISNUMBER((SEARCH(&quot;jubil&quot;;[.A502])));112;&quot;&quot;)">
            <text:p/>
          </table:table-cell>
          <table:table-cell table:formula="of:=IF(ISNUMBER((SEARCH(&quot;flow&quot;;[.A502])));98;&quot;&quot;)">
            <text:p/>
          </table:table-cell>
          <table:table-cell table:formula="of:=CONCATENATE([.G502];&quot;,&quot;;[.H502];&quot;,&quot;;[.I502];&quot;,&quot;;[.J502];&quot;,&quot;;[.K502];&quot;,&quot;;[.L502];&quot;,&quot;;[.M502];&quot;,&quot;;[.N502];&quot;,&quot;;[.O502];&quot;,&quot;;[.P502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pierścionek z markazytami</text:p>
          </table:table-cell>
          <table:table-cell table:formula="of:=[.B502]"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69Srebrny pierścionek z markazytami.jpg</text:p>
          </table:table-cell>
          <table:table-cell table:formula="of:=IF(ISNUMBER((SEARCH(&quot;diament&quot;;[.A503])));19;&quot;&quot;)">
            <text:p/>
          </table:table-cell>
          <table:table-cell table:formula="of:=[.H502]" office:value-type="float" office:value="11" calcext:value-type="float">
            <text:p>11</text:p>
          </table:table-cell>
          <table:table-cell table:formula="of:=IF(ISNUMBER((SEARCH(&quot;wiktoriańska&quot;;[.A503])));46;&quot;&quot;)">
            <text:p/>
          </table:table-cell>
          <table:table-cell table:formula="of:=IF(ISNUMBER((SEARCH(&quot;boho&quot;;[.A503])));47;&quot;&quot;)">
            <text:p/>
          </table:table-cell>
          <table:table-cell table:formula="of:=IF(ISNUMBER((SEARCH(&quot;studio&quot;;[.A503])));48;&quot;&quot;)">
            <text:p/>
          </table:table-cell>
          <table:table-cell table:formula="of:=IF(ISNUMBER((SEARCH(&quot;ternel&quot;;[.A503])));95;&quot;&quot;)">
            <text:p/>
          </table:table-cell>
          <table:table-cell table:formula="of:=IF(ISNUMBER((SEARCH(&quot;eclipse&quot;;[.A503])));93;&quot;&quot;)">
            <text:p/>
          </table:table-cell>
          <table:table-cell table:formula="of:=IF(ISNUMBER((SEARCH(&quot;fruit&quot;;[.A503])));100;&quot;&quot;)">
            <text:p/>
          </table:table-cell>
          <table:table-cell table:formula="of:=IF(ISNUMBER((SEARCH(&quot;jubil&quot;;[.A503])));112;&quot;&quot;)">
            <text:p/>
          </table:table-cell>
          <table:table-cell table:formula="of:=IF(ISNUMBER((SEARCH(&quot;flow&quot;;[.A503])));98;&quot;&quot;)">
            <text:p/>
          </table:table-cell>
          <table:table-cell table:formula="of:=CONCATENATE([.G503];&quot;,&quot;;[.H503];&quot;,&quot;;[.I503];&quot;,&quot;;[.J503];&quot;,&quot;;[.K503];&quot;,&quot;;[.L503];&quot;,&quot;;[.M503];&quot;,&quot;;[.N503];&quot;,&quot;;[.O503];&quot;,&quot;;[.P503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diamentami i szmaragdem</text:p>
          </table:table-cell>
          <table:table-cell table:formula="of:=[.B503]"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70Kolekcja Wiktoriańska - pierścionek z diamentami i szmaragdem.jpg</text:p>
          </table:table-cell>
          <table:table-cell table:formula="of:=IF(ISNUMBER((SEARCH(&quot;diament&quot;;[.A504])));19;&quot;&quot;)" office:value-type="float" office:value="19" calcext:value-type="float">
            <text:p>19</text:p>
          </table:table-cell>
          <table:table-cell table:formula="of:=[.H503]" office:value-type="float" office:value="11" calcext:value-type="float">
            <text:p>11</text:p>
          </table:table-cell>
          <table:table-cell table:formula="of:=IF(ISNUMBER((SEARCH(&quot;wiktoriańska&quot;;[.A504])));46;&quot;&quot;)" office:value-type="float" office:value="46" calcext:value-type="float">
            <text:p>46</text:p>
          </table:table-cell>
          <table:table-cell table:formula="of:=IF(ISNUMBER((SEARCH(&quot;boho&quot;;[.A504])));47;&quot;&quot;)">
            <text:p/>
          </table:table-cell>
          <table:table-cell table:formula="of:=IF(ISNUMBER((SEARCH(&quot;studio&quot;;[.A504])));48;&quot;&quot;)">
            <text:p/>
          </table:table-cell>
          <table:table-cell table:formula="of:=IF(ISNUMBER((SEARCH(&quot;ternel&quot;;[.A504])));95;&quot;&quot;)">
            <text:p/>
          </table:table-cell>
          <table:table-cell table:formula="of:=IF(ISNUMBER((SEARCH(&quot;eclipse&quot;;[.A504])));93;&quot;&quot;)">
            <text:p/>
          </table:table-cell>
          <table:table-cell table:formula="of:=IF(ISNUMBER((SEARCH(&quot;fruit&quot;;[.A504])));100;&quot;&quot;)">
            <text:p/>
          </table:table-cell>
          <table:table-cell table:formula="of:=IF(ISNUMBER((SEARCH(&quot;jubil&quot;;[.A504])));112;&quot;&quot;)">
            <text:p/>
          </table:table-cell>
          <table:table-cell table:formula="of:=IF(ISNUMBER((SEARCH(&quot;flow&quot;;[.A504])));98;&quot;&quot;)">
            <text:p/>
          </table:table-cell>
          <table:table-cell table:formula="of:=CONCATENATE([.G504];&quot;,&quot;;[.H504];&quot;,&quot;;[.I504];&quot;,&quot;;[.J504];&quot;,&quot;;[.K504];&quot;,&quot;;[.L504];&quot;,&quot;;[.M504];&quot;,&quot;;[.N504];&quot;,&quot;;[.O504];&quot;,&quot;;[.P504])" office:value-type="string" office:string-value="19,11,46,,,,,,," calcext:value-type="string">
            <text:p>19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brylantami i szmaragdami</text:p>
          </table:table-cell>
          <table:table-cell table:formula="of:=[.B504]"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71Kolekcja Wiktoriańska - pierścionek z brylantami i szmaragdami.jpg</text:p>
          </table:table-cell>
          <table:table-cell table:formula="of:=IF(ISNUMBER((SEARCH(&quot;diament&quot;;[.A505])));19;&quot;&quot;)">
            <text:p/>
          </table:table-cell>
          <table:table-cell table:formula="of:=[.H504]" office:value-type="float" office:value="11" calcext:value-type="float">
            <text:p>11</text:p>
          </table:table-cell>
          <table:table-cell table:formula="of:=IF(ISNUMBER((SEARCH(&quot;wiktoriańska&quot;;[.A505])));46;&quot;&quot;)" office:value-type="float" office:value="46" calcext:value-type="float">
            <text:p>46</text:p>
          </table:table-cell>
          <table:table-cell table:formula="of:=IF(ISNUMBER((SEARCH(&quot;boho&quot;;[.A505])));47;&quot;&quot;)">
            <text:p/>
          </table:table-cell>
          <table:table-cell table:formula="of:=IF(ISNUMBER((SEARCH(&quot;studio&quot;;[.A505])));48;&quot;&quot;)">
            <text:p/>
          </table:table-cell>
          <table:table-cell table:formula="of:=IF(ISNUMBER((SEARCH(&quot;ternel&quot;;[.A505])));95;&quot;&quot;)">
            <text:p/>
          </table:table-cell>
          <table:table-cell table:formula="of:=IF(ISNUMBER((SEARCH(&quot;eclipse&quot;;[.A505])));93;&quot;&quot;)">
            <text:p/>
          </table:table-cell>
          <table:table-cell table:formula="of:=IF(ISNUMBER((SEARCH(&quot;fruit&quot;;[.A505])));100;&quot;&quot;)">
            <text:p/>
          </table:table-cell>
          <table:table-cell table:formula="of:=IF(ISNUMBER((SEARCH(&quot;jubil&quot;;[.A505])));112;&quot;&quot;)">
            <text:p/>
          </table:table-cell>
          <table:table-cell table:formula="of:=IF(ISNUMBER((SEARCH(&quot;flow&quot;;[.A505])));98;&quot;&quot;)">
            <text:p/>
          </table:table-cell>
          <table:table-cell table:formula="of:=CONCATENATE([.G505];&quot;,&quot;;[.H505];&quot;,&quot;;[.I505];&quot;,&quot;;[.J505];&quot;,&quot;;[.K505];&quot;,&quot;;[.L505];&quot;,&quot;;[.M505];&quot;,&quot;;[.N505];&quot;,&quot;;[.O505];&quot;,&quot;;[.P505])" office:value-type="string" office:string-value=",11,46,,,,,,," calcext:value-type="string">
            <text:p>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 z diamentem</text:p>
          </table:table-cell>
          <table:table-cell table:formula="of:=[.B505]"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72Złoty pierścionek z diamentem.jpg</text:p>
          </table:table-cell>
          <table:table-cell table:formula="of:=IF(ISNUMBER((SEARCH(&quot;diament&quot;;[.A506])));19;&quot;&quot;)" office:value-type="float" office:value="19" calcext:value-type="float">
            <text:p>19</text:p>
          </table:table-cell>
          <table:table-cell table:formula="of:=[.H505]" office:value-type="float" office:value="11" calcext:value-type="float">
            <text:p>11</text:p>
          </table:table-cell>
          <table:table-cell table:formula="of:=IF(ISNUMBER((SEARCH(&quot;wiktoriańska&quot;;[.A506])));46;&quot;&quot;)">
            <text:p/>
          </table:table-cell>
          <table:table-cell table:formula="of:=IF(ISNUMBER((SEARCH(&quot;boho&quot;;[.A506])));47;&quot;&quot;)">
            <text:p/>
          </table:table-cell>
          <table:table-cell table:formula="of:=IF(ISNUMBER((SEARCH(&quot;studio&quot;;[.A506])));48;&quot;&quot;)">
            <text:p/>
          </table:table-cell>
          <table:table-cell table:formula="of:=IF(ISNUMBER((SEARCH(&quot;ternel&quot;;[.A506])));95;&quot;&quot;)">
            <text:p/>
          </table:table-cell>
          <table:table-cell table:formula="of:=IF(ISNUMBER((SEARCH(&quot;eclipse&quot;;[.A506])));93;&quot;&quot;)">
            <text:p/>
          </table:table-cell>
          <table:table-cell table:formula="of:=IF(ISNUMBER((SEARCH(&quot;fruit&quot;;[.A506])));100;&quot;&quot;)">
            <text:p/>
          </table:table-cell>
          <table:table-cell table:formula="of:=IF(ISNUMBER((SEARCH(&quot;jubil&quot;;[.A506])));112;&quot;&quot;)">
            <text:p/>
          </table:table-cell>
          <table:table-cell table:formula="of:=IF(ISNUMBER((SEARCH(&quot;flow&quot;;[.A506])));98;&quot;&quot;)">
            <text:p/>
          </table:table-cell>
          <table:table-cell table:formula="of:=CONCATENATE([.G506];&quot;,&quot;;[.H506];&quot;,&quot;;[.I506];&quot;,&quot;;[.J506];&quot;,&quot;;[.K506];&quot;,&quot;;[.L506];&quot;,&quot;;[.M506];&quot;,&quot;;[.N506];&quot;,&quot;;[.O506];&quot;,&quot;;[.P506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 z cyrkoniami</text:p>
          </table:table-cell>
          <table:table-cell table:formula="of:=[.B506]"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73Złoty pierścionek z cyrkoniami.jpg</text:p>
          </table:table-cell>
          <table:table-cell table:formula="of:=IF(ISNUMBER((SEARCH(&quot;diament&quot;;[.A507])));19;&quot;&quot;)">
            <text:p/>
          </table:table-cell>
          <table:table-cell table:formula="of:=[.H506]" office:value-type="float" office:value="11" calcext:value-type="float">
            <text:p>11</text:p>
          </table:table-cell>
          <table:table-cell table:formula="of:=IF(ISNUMBER((SEARCH(&quot;wiktoriańska&quot;;[.A507])));46;&quot;&quot;)">
            <text:p/>
          </table:table-cell>
          <table:table-cell table:formula="of:=IF(ISNUMBER((SEARCH(&quot;boho&quot;;[.A507])));47;&quot;&quot;)">
            <text:p/>
          </table:table-cell>
          <table:table-cell table:formula="of:=IF(ISNUMBER((SEARCH(&quot;studio&quot;;[.A507])));48;&quot;&quot;)">
            <text:p/>
          </table:table-cell>
          <table:table-cell table:formula="of:=IF(ISNUMBER((SEARCH(&quot;ternel&quot;;[.A507])));95;&quot;&quot;)">
            <text:p/>
          </table:table-cell>
          <table:table-cell table:formula="of:=IF(ISNUMBER((SEARCH(&quot;eclipse&quot;;[.A507])));93;&quot;&quot;)">
            <text:p/>
          </table:table-cell>
          <table:table-cell table:formula="of:=IF(ISNUMBER((SEARCH(&quot;fruit&quot;;[.A507])));100;&quot;&quot;)">
            <text:p/>
          </table:table-cell>
          <table:table-cell table:formula="of:=IF(ISNUMBER((SEARCH(&quot;jubil&quot;;[.A507])));112;&quot;&quot;)">
            <text:p/>
          </table:table-cell>
          <table:table-cell table:formula="of:=IF(ISNUMBER((SEARCH(&quot;flow&quot;;[.A507])));98;&quot;&quot;)">
            <text:p/>
          </table:table-cell>
          <table:table-cell table:formula="of:=CONCATENATE([.G507];&quot;,&quot;;[.H507];&quot;,&quot;;[.I507];&quot;,&quot;;[.J507];&quot;,&quot;;[.K507];&quot;,&quot;;[.L507];&quot;,&quot;;[.M507];&quot;,&quot;;[.N507];&quot;,&quot;;[.O507];&quot;,&quot;;[.P507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</text:p>
          </table:table-cell>
          <table:table-cell table:formula="of:=[.B507]"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74Złoty pierścionek.jpg</text:p>
          </table:table-cell>
          <table:table-cell table:formula="of:=IF(ISNUMBER((SEARCH(&quot;diament&quot;;[.A508])));19;&quot;&quot;)">
            <text:p/>
          </table:table-cell>
          <table:table-cell table:formula="of:=[.H507]" office:value-type="float" office:value="11" calcext:value-type="float">
            <text:p>11</text:p>
          </table:table-cell>
          <table:table-cell table:formula="of:=IF(ISNUMBER((SEARCH(&quot;wiktoriańska&quot;;[.A508])));46;&quot;&quot;)">
            <text:p/>
          </table:table-cell>
          <table:table-cell table:formula="of:=IF(ISNUMBER((SEARCH(&quot;boho&quot;;[.A508])));47;&quot;&quot;)">
            <text:p/>
          </table:table-cell>
          <table:table-cell table:formula="of:=IF(ISNUMBER((SEARCH(&quot;studio&quot;;[.A508])));48;&quot;&quot;)">
            <text:p/>
          </table:table-cell>
          <table:table-cell table:formula="of:=IF(ISNUMBER((SEARCH(&quot;ternel&quot;;[.A508])));95;&quot;&quot;)">
            <text:p/>
          </table:table-cell>
          <table:table-cell table:formula="of:=IF(ISNUMBER((SEARCH(&quot;eclipse&quot;;[.A508])));93;&quot;&quot;)">
            <text:p/>
          </table:table-cell>
          <table:table-cell table:formula="of:=IF(ISNUMBER((SEARCH(&quot;fruit&quot;;[.A508])));100;&quot;&quot;)">
            <text:p/>
          </table:table-cell>
          <table:table-cell table:formula="of:=IF(ISNUMBER((SEARCH(&quot;jubil&quot;;[.A508])));112;&quot;&quot;)">
            <text:p/>
          </table:table-cell>
          <table:table-cell table:formula="of:=IF(ISNUMBER((SEARCH(&quot;flow&quot;;[.A508])));98;&quot;&quot;)">
            <text:p/>
          </table:table-cell>
          <table:table-cell table:formula="of:=CONCATENATE([.G508];&quot;,&quot;;[.H508];&quot;,&quot;;[.I508];&quot;,&quot;;[.J508];&quot;,&quot;;[.K508];&quot;,&quot;;[.L508];&quot;,&quot;;[.M508];&quot;,&quot;;[.N508];&quot;,&quot;;[.O508];&quot;,&quot;;[.P508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 z diamentami i ametystem</text:p>
          </table:table-cell>
          <table:table-cell table:formula="of:=[.B508]"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75Złoty pierścionek z diamentami i ametystem.jpg</text:p>
          </table:table-cell>
          <table:table-cell table:formula="of:=IF(ISNUMBER((SEARCH(&quot;diament&quot;;[.A509])));19;&quot;&quot;)" office:value-type="float" office:value="19" calcext:value-type="float">
            <text:p>19</text:p>
          </table:table-cell>
          <table:table-cell table:formula="of:=[.H508]" office:value-type="float" office:value="11" calcext:value-type="float">
            <text:p>11</text:p>
          </table:table-cell>
          <table:table-cell table:formula="of:=IF(ISNUMBER((SEARCH(&quot;wiktoriańska&quot;;[.A509])));46;&quot;&quot;)">
            <text:p/>
          </table:table-cell>
          <table:table-cell table:formula="of:=IF(ISNUMBER((SEARCH(&quot;boho&quot;;[.A509])));47;&quot;&quot;)">
            <text:p/>
          </table:table-cell>
          <table:table-cell table:formula="of:=IF(ISNUMBER((SEARCH(&quot;studio&quot;;[.A509])));48;&quot;&quot;)">
            <text:p/>
          </table:table-cell>
          <table:table-cell table:formula="of:=IF(ISNUMBER((SEARCH(&quot;ternel&quot;;[.A509])));95;&quot;&quot;)">
            <text:p/>
          </table:table-cell>
          <table:table-cell table:formula="of:=IF(ISNUMBER((SEARCH(&quot;eclipse&quot;;[.A509])));93;&quot;&quot;)">
            <text:p/>
          </table:table-cell>
          <table:table-cell table:formula="of:=IF(ISNUMBER((SEARCH(&quot;fruit&quot;;[.A509])));100;&quot;&quot;)">
            <text:p/>
          </table:table-cell>
          <table:table-cell table:formula="of:=IF(ISNUMBER((SEARCH(&quot;jubil&quot;;[.A509])));112;&quot;&quot;)">
            <text:p/>
          </table:table-cell>
          <table:table-cell table:formula="of:=IF(ISNUMBER((SEARCH(&quot;flow&quot;;[.A509])));98;&quot;&quot;)">
            <text:p/>
          </table:table-cell>
          <table:table-cell table:formula="of:=CONCATENATE([.G509];&quot;,&quot;;[.H509];&quot;,&quot;;[.I509];&quot;,&quot;;[.J509];&quot;,&quot;;[.K509];&quot;,&quot;;[.L509];&quot;,&quot;;[.M509];&quot;,&quot;;[.N509];&quot;,&quot;;[.O509];&quot;,&quot;;[.P509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 z rubinami</text:p>
          </table:table-cell>
          <table:table-cell table:formula="of:=[.B509]"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76Złoty pierścionek z rubinami.jpg</text:p>
          </table:table-cell>
          <table:table-cell table:formula="of:=IF(ISNUMBER((SEARCH(&quot;diament&quot;;[.A510])));19;&quot;&quot;)">
            <text:p/>
          </table:table-cell>
          <table:table-cell table:formula="of:=[.H509]" office:value-type="float" office:value="11" calcext:value-type="float">
            <text:p>11</text:p>
          </table:table-cell>
          <table:table-cell table:formula="of:=IF(ISNUMBER((SEARCH(&quot;wiktoriańska&quot;;[.A510])));46;&quot;&quot;)">
            <text:p/>
          </table:table-cell>
          <table:table-cell table:formula="of:=IF(ISNUMBER((SEARCH(&quot;boho&quot;;[.A510])));47;&quot;&quot;)">
            <text:p/>
          </table:table-cell>
          <table:table-cell table:formula="of:=IF(ISNUMBER((SEARCH(&quot;studio&quot;;[.A510])));48;&quot;&quot;)">
            <text:p/>
          </table:table-cell>
          <table:table-cell table:formula="of:=IF(ISNUMBER((SEARCH(&quot;ternel&quot;;[.A510])));95;&quot;&quot;)">
            <text:p/>
          </table:table-cell>
          <table:table-cell table:formula="of:=IF(ISNUMBER((SEARCH(&quot;eclipse&quot;;[.A510])));93;&quot;&quot;)">
            <text:p/>
          </table:table-cell>
          <table:table-cell table:formula="of:=IF(ISNUMBER((SEARCH(&quot;fruit&quot;;[.A510])));100;&quot;&quot;)">
            <text:p/>
          </table:table-cell>
          <table:table-cell table:formula="of:=IF(ISNUMBER((SEARCH(&quot;jubil&quot;;[.A510])));112;&quot;&quot;)">
            <text:p/>
          </table:table-cell>
          <table:table-cell table:formula="of:=IF(ISNUMBER((SEARCH(&quot;flow&quot;;[.A510])));98;&quot;&quot;)">
            <text:p/>
          </table:table-cell>
          <table:table-cell table:formula="of:=CONCATENATE([.G510];&quot;,&quot;;[.H510];&quot;,&quot;;[.I510];&quot;,&quot;;[.J510];&quot;,&quot;;[.K510];&quot;,&quot;;[.L510];&quot;,&quot;;[.M510];&quot;,&quot;;[.N510];&quot;,&quot;;[.O510];&quot;,&quot;;[.P510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 z szafirami</text:p>
          </table:table-cell>
          <table:table-cell table:formula="of:=[.B510]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77Złoty pierścionek z szafirami.jpg</text:p>
          </table:table-cell>
          <table:table-cell table:formula="of:=IF(ISNUMBER((SEARCH(&quot;diament&quot;;[.A511])));19;&quot;&quot;)">
            <text:p/>
          </table:table-cell>
          <table:table-cell table:formula="of:=[.H510]" office:value-type="float" office:value="11" calcext:value-type="float">
            <text:p>11</text:p>
          </table:table-cell>
          <table:table-cell table:formula="of:=IF(ISNUMBER((SEARCH(&quot;wiktoriańska&quot;;[.A511])));46;&quot;&quot;)">
            <text:p/>
          </table:table-cell>
          <table:table-cell table:formula="of:=IF(ISNUMBER((SEARCH(&quot;boho&quot;;[.A511])));47;&quot;&quot;)">
            <text:p/>
          </table:table-cell>
          <table:table-cell table:formula="of:=IF(ISNUMBER((SEARCH(&quot;studio&quot;;[.A511])));48;&quot;&quot;)">
            <text:p/>
          </table:table-cell>
          <table:table-cell table:formula="of:=IF(ISNUMBER((SEARCH(&quot;ternel&quot;;[.A511])));95;&quot;&quot;)">
            <text:p/>
          </table:table-cell>
          <table:table-cell table:formula="of:=IF(ISNUMBER((SEARCH(&quot;eclipse&quot;;[.A511])));93;&quot;&quot;)">
            <text:p/>
          </table:table-cell>
          <table:table-cell table:formula="of:=IF(ISNUMBER((SEARCH(&quot;fruit&quot;;[.A511])));100;&quot;&quot;)">
            <text:p/>
          </table:table-cell>
          <table:table-cell table:formula="of:=IF(ISNUMBER((SEARCH(&quot;jubil&quot;;[.A511])));112;&quot;&quot;)">
            <text:p/>
          </table:table-cell>
          <table:table-cell table:formula="of:=IF(ISNUMBER((SEARCH(&quot;flow&quot;;[.A511])));98;&quot;&quot;)">
            <text:p/>
          </table:table-cell>
          <table:table-cell table:formula="of:=CONCATENATE([.G511];&quot;,&quot;;[.H511];&quot;,&quot;;[.I511];&quot;,&quot;;[.J511];&quot;,&quot;;[.K511];&quot;,&quot;;[.L511];&quot;,&quot;;[.M511];&quot;,&quot;;[.N511];&quot;,&quot;;[.O511];&quot;,&quot;;[.P511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 z szafirami</text:p>
          </table:table-cell>
          <table:table-cell table:formula="of:=[.B511]"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78Złoty pierścionek z szafirami.jpg</text:p>
          </table:table-cell>
          <table:table-cell table:formula="of:=IF(ISNUMBER((SEARCH(&quot;diament&quot;;[.A512])));19;&quot;&quot;)">
            <text:p/>
          </table:table-cell>
          <table:table-cell table:formula="of:=[.H511]" office:value-type="float" office:value="11" calcext:value-type="float">
            <text:p>11</text:p>
          </table:table-cell>
          <table:table-cell table:formula="of:=IF(ISNUMBER((SEARCH(&quot;wiktoriańska&quot;;[.A512])));46;&quot;&quot;)">
            <text:p/>
          </table:table-cell>
          <table:table-cell table:formula="of:=IF(ISNUMBER((SEARCH(&quot;boho&quot;;[.A512])));47;&quot;&quot;)">
            <text:p/>
          </table:table-cell>
          <table:table-cell table:formula="of:=IF(ISNUMBER((SEARCH(&quot;studio&quot;;[.A512])));48;&quot;&quot;)">
            <text:p/>
          </table:table-cell>
          <table:table-cell table:formula="of:=IF(ISNUMBER((SEARCH(&quot;ternel&quot;;[.A512])));95;&quot;&quot;)">
            <text:p/>
          </table:table-cell>
          <table:table-cell table:formula="of:=IF(ISNUMBER((SEARCH(&quot;eclipse&quot;;[.A512])));93;&quot;&quot;)">
            <text:p/>
          </table:table-cell>
          <table:table-cell table:formula="of:=IF(ISNUMBER((SEARCH(&quot;fruit&quot;;[.A512])));100;&quot;&quot;)">
            <text:p/>
          </table:table-cell>
          <table:table-cell table:formula="of:=IF(ISNUMBER((SEARCH(&quot;jubil&quot;;[.A512])));112;&quot;&quot;)">
            <text:p/>
          </table:table-cell>
          <table:table-cell table:formula="of:=IF(ISNUMBER((SEARCH(&quot;flow&quot;;[.A512])));98;&quot;&quot;)">
            <text:p/>
          </table:table-cell>
          <table:table-cell table:formula="of:=CONCATENATE([.G512];&quot;,&quot;;[.H512];&quot;,&quot;;[.I512];&quot;,&quot;;[.J512];&quot;,&quot;;[.K512];&quot;,&quot;;[.L512];&quot;,&quot;;[.M512];&quot;,&quot;;[.N512];&quot;,&quot;;[.O512];&quot;,&quot;;[.P512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ścionek z diamentem</text:p>
          </table:table-cell>
          <table:table-cell table:formula="of:=[.B512]"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79Pierścionek z diamentem.jpg</text:p>
          </table:table-cell>
          <table:table-cell table:formula="of:=IF(ISNUMBER((SEARCH(&quot;diament&quot;;[.A513])));19;&quot;&quot;)" office:value-type="float" office:value="19" calcext:value-type="float">
            <text:p>19</text:p>
          </table:table-cell>
          <table:table-cell table:formula="of:=[.H512]" office:value-type="float" office:value="11" calcext:value-type="float">
            <text:p>11</text:p>
          </table:table-cell>
          <table:table-cell table:formula="of:=IF(ISNUMBER((SEARCH(&quot;wiktoriańska&quot;;[.A513])));46;&quot;&quot;)">
            <text:p/>
          </table:table-cell>
          <table:table-cell table:formula="of:=IF(ISNUMBER((SEARCH(&quot;boho&quot;;[.A513])));47;&quot;&quot;)">
            <text:p/>
          </table:table-cell>
          <table:table-cell table:formula="of:=IF(ISNUMBER((SEARCH(&quot;studio&quot;;[.A513])));48;&quot;&quot;)">
            <text:p/>
          </table:table-cell>
          <table:table-cell table:formula="of:=IF(ISNUMBER((SEARCH(&quot;ternel&quot;;[.A513])));95;&quot;&quot;)">
            <text:p/>
          </table:table-cell>
          <table:table-cell table:formula="of:=IF(ISNUMBER((SEARCH(&quot;eclipse&quot;;[.A513])));93;&quot;&quot;)">
            <text:p/>
          </table:table-cell>
          <table:table-cell table:formula="of:=IF(ISNUMBER((SEARCH(&quot;fruit&quot;;[.A513])));100;&quot;&quot;)">
            <text:p/>
          </table:table-cell>
          <table:table-cell table:formula="of:=IF(ISNUMBER((SEARCH(&quot;jubil&quot;;[.A513])));112;&quot;&quot;)">
            <text:p/>
          </table:table-cell>
          <table:table-cell table:formula="of:=IF(ISNUMBER((SEARCH(&quot;flow&quot;;[.A513])));98;&quot;&quot;)">
            <text:p/>
          </table:table-cell>
          <table:table-cell table:formula="of:=CONCATENATE([.G513];&quot;,&quot;;[.H513];&quot;,&quot;;[.I513];&quot;,&quot;;[.J513];&quot;,&quot;;[.K513];&quot;,&quot;;[.L513];&quot;,&quot;;[.M513];&quot;,&quot;;[.N513];&quot;,&quot;;[.O513];&quot;,&quot;;[.P513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ścionek z diamentem</text:p>
          </table:table-cell>
          <table:table-cell table:formula="of:=[.B513]"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80Pierścionek z diamentem.jpg</text:p>
          </table:table-cell>
          <table:table-cell table:formula="of:=IF(ISNUMBER((SEARCH(&quot;diament&quot;;[.A514])));19;&quot;&quot;)" office:value-type="float" office:value="19" calcext:value-type="float">
            <text:p>19</text:p>
          </table:table-cell>
          <table:table-cell table:formula="of:=[.H513]" office:value-type="float" office:value="11" calcext:value-type="float">
            <text:p>11</text:p>
          </table:table-cell>
          <table:table-cell table:formula="of:=IF(ISNUMBER((SEARCH(&quot;wiktoriańska&quot;;[.A514])));46;&quot;&quot;)">
            <text:p/>
          </table:table-cell>
          <table:table-cell table:formula="of:=IF(ISNUMBER((SEARCH(&quot;boho&quot;;[.A514])));47;&quot;&quot;)">
            <text:p/>
          </table:table-cell>
          <table:table-cell table:formula="of:=IF(ISNUMBER((SEARCH(&quot;studio&quot;;[.A514])));48;&quot;&quot;)">
            <text:p/>
          </table:table-cell>
          <table:table-cell table:formula="of:=IF(ISNUMBER((SEARCH(&quot;ternel&quot;;[.A514])));95;&quot;&quot;)">
            <text:p/>
          </table:table-cell>
          <table:table-cell table:formula="of:=IF(ISNUMBER((SEARCH(&quot;eclipse&quot;;[.A514])));93;&quot;&quot;)">
            <text:p/>
          </table:table-cell>
          <table:table-cell table:formula="of:=IF(ISNUMBER((SEARCH(&quot;fruit&quot;;[.A514])));100;&quot;&quot;)">
            <text:p/>
          </table:table-cell>
          <table:table-cell table:formula="of:=IF(ISNUMBER((SEARCH(&quot;jubil&quot;;[.A514])));112;&quot;&quot;)">
            <text:p/>
          </table:table-cell>
          <table:table-cell table:formula="of:=IF(ISNUMBER((SEARCH(&quot;flow&quot;;[.A514])));98;&quot;&quot;)">
            <text:p/>
          </table:table-cell>
          <table:table-cell table:formula="of:=CONCATENATE([.G514];&quot;,&quot;;[.H514];&quot;,&quot;;[.I514];&quot;,&quot;;[.J514];&quot;,&quot;;[.K514];&quot;,&quot;;[.L514];&quot;,&quot;;[.M514];&quot;,&quot;;[.N514];&quot;,&quot;;[.O514];&quot;,&quot;;[.P514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ścionek z diamentem</text:p>
          </table:table-cell>
          <table:table-cell table:formula="of:=[.B514]"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81Pierścionek z diamentem.jpg</text:p>
          </table:table-cell>
          <table:table-cell table:formula="of:=IF(ISNUMBER((SEARCH(&quot;diament&quot;;[.A515])));19;&quot;&quot;)" office:value-type="float" office:value="19" calcext:value-type="float">
            <text:p>19</text:p>
          </table:table-cell>
          <table:table-cell table:formula="of:=[.H514]" office:value-type="float" office:value="11" calcext:value-type="float">
            <text:p>11</text:p>
          </table:table-cell>
          <table:table-cell table:formula="of:=IF(ISNUMBER((SEARCH(&quot;wiktoriańska&quot;;[.A515])));46;&quot;&quot;)">
            <text:p/>
          </table:table-cell>
          <table:table-cell table:formula="of:=IF(ISNUMBER((SEARCH(&quot;boho&quot;;[.A515])));47;&quot;&quot;)">
            <text:p/>
          </table:table-cell>
          <table:table-cell table:formula="of:=IF(ISNUMBER((SEARCH(&quot;studio&quot;;[.A515])));48;&quot;&quot;)">
            <text:p/>
          </table:table-cell>
          <table:table-cell table:formula="of:=IF(ISNUMBER((SEARCH(&quot;ternel&quot;;[.A515])));95;&quot;&quot;)">
            <text:p/>
          </table:table-cell>
          <table:table-cell table:formula="of:=IF(ISNUMBER((SEARCH(&quot;eclipse&quot;;[.A515])));93;&quot;&quot;)">
            <text:p/>
          </table:table-cell>
          <table:table-cell table:formula="of:=IF(ISNUMBER((SEARCH(&quot;fruit&quot;;[.A515])));100;&quot;&quot;)">
            <text:p/>
          </table:table-cell>
          <table:table-cell table:formula="of:=IF(ISNUMBER((SEARCH(&quot;jubil&quot;;[.A515])));112;&quot;&quot;)">
            <text:p/>
          </table:table-cell>
          <table:table-cell table:formula="of:=IF(ISNUMBER((SEARCH(&quot;flow&quot;;[.A515])));98;&quot;&quot;)">
            <text:p/>
          </table:table-cell>
          <table:table-cell table:formula="of:=CONCATENATE([.G515];&quot;,&quot;;[.H515];&quot;,&quot;;[.I515];&quot;,&quot;;[.J515];&quot;,&quot;;[.K515];&quot;,&quot;;[.L515];&quot;,&quot;;[.M515];&quot;,&quot;;[.N515];&quot;,&quot;;[.O515];&quot;,&quot;;[.P515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ścionek z diamentem</text:p>
          </table:table-cell>
          <table:table-cell table:formula="of:=[.B515]"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82Pierścionek z diamentem.jpg</text:p>
          </table:table-cell>
          <table:table-cell table:formula="of:=IF(ISNUMBER((SEARCH(&quot;diament&quot;;[.A516])));19;&quot;&quot;)" office:value-type="float" office:value="19" calcext:value-type="float">
            <text:p>19</text:p>
          </table:table-cell>
          <table:table-cell table:formula="of:=[.H515]" office:value-type="float" office:value="11" calcext:value-type="float">
            <text:p>11</text:p>
          </table:table-cell>
          <table:table-cell table:formula="of:=IF(ISNUMBER((SEARCH(&quot;wiktoriańska&quot;;[.A516])));46;&quot;&quot;)">
            <text:p/>
          </table:table-cell>
          <table:table-cell table:formula="of:=IF(ISNUMBER((SEARCH(&quot;boho&quot;;[.A516])));47;&quot;&quot;)">
            <text:p/>
          </table:table-cell>
          <table:table-cell table:formula="of:=IF(ISNUMBER((SEARCH(&quot;studio&quot;;[.A516])));48;&quot;&quot;)">
            <text:p/>
          </table:table-cell>
          <table:table-cell table:formula="of:=IF(ISNUMBER((SEARCH(&quot;ternel&quot;;[.A516])));95;&quot;&quot;)">
            <text:p/>
          </table:table-cell>
          <table:table-cell table:formula="of:=IF(ISNUMBER((SEARCH(&quot;eclipse&quot;;[.A516])));93;&quot;&quot;)">
            <text:p/>
          </table:table-cell>
          <table:table-cell table:formula="of:=IF(ISNUMBER((SEARCH(&quot;fruit&quot;;[.A516])));100;&quot;&quot;)">
            <text:p/>
          </table:table-cell>
          <table:table-cell table:formula="of:=IF(ISNUMBER((SEARCH(&quot;jubil&quot;;[.A516])));112;&quot;&quot;)">
            <text:p/>
          </table:table-cell>
          <table:table-cell table:formula="of:=IF(ISNUMBER((SEARCH(&quot;flow&quot;;[.A516])));98;&quot;&quot;)">
            <text:p/>
          </table:table-cell>
          <table:table-cell table:formula="of:=CONCATENATE([.G516];&quot;,&quot;;[.H516];&quot;,&quot;;[.I516];&quot;,&quot;;[.J516];&quot;,&quot;;[.K516];&quot;,&quot;;[.L516];&quot;,&quot;;[.M516];&quot;,&quot;;[.N516];&quot;,&quot;;[.O516];&quot;,&quot;;[.P516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ścionek z diamentami</text:p>
          </table:table-cell>
          <table:table-cell table:formula="of:=[.B516]"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83Pierścionek z diamentami.jpg</text:p>
          </table:table-cell>
          <table:table-cell table:formula="of:=IF(ISNUMBER((SEARCH(&quot;diament&quot;;[.A517])));19;&quot;&quot;)" office:value-type="float" office:value="19" calcext:value-type="float">
            <text:p>19</text:p>
          </table:table-cell>
          <table:table-cell table:formula="of:=[.H516]" office:value-type="float" office:value="11" calcext:value-type="float">
            <text:p>11</text:p>
          </table:table-cell>
          <table:table-cell table:formula="of:=IF(ISNUMBER((SEARCH(&quot;wiktoriańska&quot;;[.A517])));46;&quot;&quot;)">
            <text:p/>
          </table:table-cell>
          <table:table-cell table:formula="of:=IF(ISNUMBER((SEARCH(&quot;boho&quot;;[.A517])));47;&quot;&quot;)">
            <text:p/>
          </table:table-cell>
          <table:table-cell table:formula="of:=IF(ISNUMBER((SEARCH(&quot;studio&quot;;[.A517])));48;&quot;&quot;)">
            <text:p/>
          </table:table-cell>
          <table:table-cell table:formula="of:=IF(ISNUMBER((SEARCH(&quot;ternel&quot;;[.A517])));95;&quot;&quot;)">
            <text:p/>
          </table:table-cell>
          <table:table-cell table:formula="of:=IF(ISNUMBER((SEARCH(&quot;eclipse&quot;;[.A517])));93;&quot;&quot;)">
            <text:p/>
          </table:table-cell>
          <table:table-cell table:formula="of:=IF(ISNUMBER((SEARCH(&quot;fruit&quot;;[.A517])));100;&quot;&quot;)">
            <text:p/>
          </table:table-cell>
          <table:table-cell table:formula="of:=IF(ISNUMBER((SEARCH(&quot;jubil&quot;;[.A517])));112;&quot;&quot;)">
            <text:p/>
          </table:table-cell>
          <table:table-cell table:formula="of:=IF(ISNUMBER((SEARCH(&quot;flow&quot;;[.A517])));98;&quot;&quot;)">
            <text:p/>
          </table:table-cell>
          <table:table-cell table:formula="of:=CONCATENATE([.G517];&quot;,&quot;;[.H517];&quot;,&quot;;[.I517];&quot;,&quot;;[.J517];&quot;,&quot;;[.K517];&quot;,&quot;;[.L517];&quot;,&quot;;[.M517];&quot;,&quot;;[.N517];&quot;,&quot;;[.O517];&quot;,&quot;;[.P517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p - Złoty pierścionek</text:p>
          </table:table-cell>
          <table:table-cell table:formula="of:=[.B517]"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84Loop - Złoty pierścionek.jpg</text:p>
          </table:table-cell>
          <table:table-cell table:formula="of:=IF(ISNUMBER((SEARCH(&quot;diament&quot;;[.A518])));19;&quot;&quot;)">
            <text:p/>
          </table:table-cell>
          <table:table-cell table:formula="of:=[.H517]" office:value-type="float" office:value="11" calcext:value-type="float">
            <text:p>11</text:p>
          </table:table-cell>
          <table:table-cell table:formula="of:=IF(ISNUMBER((SEARCH(&quot;wiktoriańska&quot;;[.A518])));46;&quot;&quot;)">
            <text:p/>
          </table:table-cell>
          <table:table-cell table:formula="of:=IF(ISNUMBER((SEARCH(&quot;boho&quot;;[.A518])));47;&quot;&quot;)">
            <text:p/>
          </table:table-cell>
          <table:table-cell table:formula="of:=IF(ISNUMBER((SEARCH(&quot;studio&quot;;[.A518])));48;&quot;&quot;)">
            <text:p/>
          </table:table-cell>
          <table:table-cell table:formula="of:=IF(ISNUMBER((SEARCH(&quot;ternel&quot;;[.A518])));95;&quot;&quot;)">
            <text:p/>
          </table:table-cell>
          <table:table-cell table:formula="of:=IF(ISNUMBER((SEARCH(&quot;eclipse&quot;;[.A518])));93;&quot;&quot;)">
            <text:p/>
          </table:table-cell>
          <table:table-cell table:formula="of:=IF(ISNUMBER((SEARCH(&quot;fruit&quot;;[.A518])));100;&quot;&quot;)">
            <text:p/>
          </table:table-cell>
          <table:table-cell table:formula="of:=IF(ISNUMBER((SEARCH(&quot;jubil&quot;;[.A518])));112;&quot;&quot;)">
            <text:p/>
          </table:table-cell>
          <table:table-cell table:formula="of:=IF(ISNUMBER((SEARCH(&quot;flow&quot;;[.A518])));98;&quot;&quot;)">
            <text:p/>
          </table:table-cell>
          <table:table-cell table:formula="of:=CONCATENATE([.G518];&quot;,&quot;;[.H518];&quot;,&quot;;[.I518];&quot;,&quot;;[.J518];&quot;,&quot;;[.K518];&quot;,&quot;;[.L518];&quot;,&quot;;[.M518];&quot;,&quot;;[.N518];&quot;,&quot;;[.O518];&quot;,&quot;;[.P518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</text:p>
          </table:table-cell>
          <table:table-cell table:formula="of:=[.B518]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85Złoty pierścionek.jpg</text:p>
          </table:table-cell>
          <table:table-cell table:formula="of:=IF(ISNUMBER((SEARCH(&quot;diament&quot;;[.A519])));19;&quot;&quot;)">
            <text:p/>
          </table:table-cell>
          <table:table-cell table:formula="of:=[.H518]" office:value-type="float" office:value="11" calcext:value-type="float">
            <text:p>11</text:p>
          </table:table-cell>
          <table:table-cell table:formula="of:=IF(ISNUMBER((SEARCH(&quot;wiktoriańska&quot;;[.A519])));46;&quot;&quot;)">
            <text:p/>
          </table:table-cell>
          <table:table-cell table:formula="of:=IF(ISNUMBER((SEARCH(&quot;boho&quot;;[.A519])));47;&quot;&quot;)">
            <text:p/>
          </table:table-cell>
          <table:table-cell table:formula="of:=IF(ISNUMBER((SEARCH(&quot;studio&quot;;[.A519])));48;&quot;&quot;)">
            <text:p/>
          </table:table-cell>
          <table:table-cell table:formula="of:=IF(ISNUMBER((SEARCH(&quot;ternel&quot;;[.A519])));95;&quot;&quot;)">
            <text:p/>
          </table:table-cell>
          <table:table-cell table:formula="of:=IF(ISNUMBER((SEARCH(&quot;eclipse&quot;;[.A519])));93;&quot;&quot;)">
            <text:p/>
          </table:table-cell>
          <table:table-cell table:formula="of:=IF(ISNUMBER((SEARCH(&quot;fruit&quot;;[.A519])));100;&quot;&quot;)">
            <text:p/>
          </table:table-cell>
          <table:table-cell table:formula="of:=IF(ISNUMBER((SEARCH(&quot;jubil&quot;;[.A519])));112;&quot;&quot;)">
            <text:p/>
          </table:table-cell>
          <table:table-cell table:formula="of:=IF(ISNUMBER((SEARCH(&quot;flow&quot;;[.A519])));98;&quot;&quot;)">
            <text:p/>
          </table:table-cell>
          <table:table-cell table:formula="of:=CONCATENATE([.G519];&quot;,&quot;;[.H519];&quot;,&quot;;[.I519];&quot;,&quot;;[.J519];&quot;,&quot;;[.K519];&quot;,&quot;;[.L519];&quot;,&quot;;[.M519];&quot;,&quot;;[.N519];&quot;,&quot;;[.O519];&quot;,&quot;;[.P519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Prima - złoty pierścionek </text:p>
          </table:table-cell>
          <table:table-cell table:formula="of:=[.B519]"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86La Prima - złoty pierścionek .jpg</text:p>
          </table:table-cell>
          <table:table-cell table:formula="of:=IF(ISNUMBER((SEARCH(&quot;diament&quot;;[.A520])));19;&quot;&quot;)">
            <text:p/>
          </table:table-cell>
          <table:table-cell table:formula="of:=[.H519]" office:value-type="float" office:value="11" calcext:value-type="float">
            <text:p>11</text:p>
          </table:table-cell>
          <table:table-cell table:formula="of:=IF(ISNUMBER((SEARCH(&quot;wiktoriańska&quot;;[.A520])));46;&quot;&quot;)">
            <text:p/>
          </table:table-cell>
          <table:table-cell table:formula="of:=IF(ISNUMBER((SEARCH(&quot;boho&quot;;[.A520])));47;&quot;&quot;)">
            <text:p/>
          </table:table-cell>
          <table:table-cell table:formula="of:=IF(ISNUMBER((SEARCH(&quot;studio&quot;;[.A520])));48;&quot;&quot;)">
            <text:p/>
          </table:table-cell>
          <table:table-cell table:formula="of:=IF(ISNUMBER((SEARCH(&quot;ternel&quot;;[.A520])));95;&quot;&quot;)">
            <text:p/>
          </table:table-cell>
          <table:table-cell table:formula="of:=IF(ISNUMBER((SEARCH(&quot;eclipse&quot;;[.A520])));93;&quot;&quot;)">
            <text:p/>
          </table:table-cell>
          <table:table-cell table:formula="of:=IF(ISNUMBER((SEARCH(&quot;fruit&quot;;[.A520])));100;&quot;&quot;)">
            <text:p/>
          </table:table-cell>
          <table:table-cell table:formula="of:=IF(ISNUMBER((SEARCH(&quot;jubil&quot;;[.A520])));112;&quot;&quot;)">
            <text:p/>
          </table:table-cell>
          <table:table-cell table:formula="of:=IF(ISNUMBER((SEARCH(&quot;flow&quot;;[.A520])));98;&quot;&quot;)">
            <text:p/>
          </table:table-cell>
          <table:table-cell table:formula="of:=CONCATENATE([.G520];&quot;,&quot;;[.H520];&quot;,&quot;;[.I520];&quot;,&quot;;[.J520];&quot;,&quot;;[.K520];&quot;,&quot;;[.L520];&quot;,&quot;;[.M520];&quot;,&quot;;[.N520];&quot;,&quot;;[.O520];&quot;,&quot;;[.P520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Prima - złoty pierścionek</text:p>
          </table:table-cell>
          <table:table-cell table:formula="of:=[.B520]"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87La Prima - złoty pierścionek.jpg</text:p>
          </table:table-cell>
          <table:table-cell table:formula="of:=IF(ISNUMBER((SEARCH(&quot;diament&quot;;[.A521])));19;&quot;&quot;)">
            <text:p/>
          </table:table-cell>
          <table:table-cell table:formula="of:=[.H520]" office:value-type="float" office:value="11" calcext:value-type="float">
            <text:p>11</text:p>
          </table:table-cell>
          <table:table-cell table:formula="of:=IF(ISNUMBER((SEARCH(&quot;wiktoriańska&quot;;[.A521])));46;&quot;&quot;)">
            <text:p/>
          </table:table-cell>
          <table:table-cell table:formula="of:=IF(ISNUMBER((SEARCH(&quot;boho&quot;;[.A521])));47;&quot;&quot;)">
            <text:p/>
          </table:table-cell>
          <table:table-cell table:formula="of:=IF(ISNUMBER((SEARCH(&quot;studio&quot;;[.A521])));48;&quot;&quot;)">
            <text:p/>
          </table:table-cell>
          <table:table-cell table:formula="of:=IF(ISNUMBER((SEARCH(&quot;ternel&quot;;[.A521])));95;&quot;&quot;)">
            <text:p/>
          </table:table-cell>
          <table:table-cell table:formula="of:=IF(ISNUMBER((SEARCH(&quot;eclipse&quot;;[.A521])));93;&quot;&quot;)">
            <text:p/>
          </table:table-cell>
          <table:table-cell table:formula="of:=IF(ISNUMBER((SEARCH(&quot;fruit&quot;;[.A521])));100;&quot;&quot;)">
            <text:p/>
          </table:table-cell>
          <table:table-cell table:formula="of:=IF(ISNUMBER((SEARCH(&quot;jubil&quot;;[.A521])));112;&quot;&quot;)">
            <text:p/>
          </table:table-cell>
          <table:table-cell table:formula="of:=IF(ISNUMBER((SEARCH(&quot;flow&quot;;[.A521])));98;&quot;&quot;)">
            <text:p/>
          </table:table-cell>
          <table:table-cell table:formula="of:=CONCATENATE([.G521];&quot;,&quot;;[.H521];&quot;,&quot;;[.I521];&quot;,&quot;;[.J521];&quot;,&quot;;[.K521];&quot;,&quot;;[.L521];&quot;,&quot;;[.M521];&quot;,&quot;;[.N521];&quot;,&quot;;[.O521];&quot;,&quot;;[.P521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</text:p>
          </table:table-cell>
          <table:table-cell table:formula="of:=[.B521]"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88Złoty pierścionek.jpg</text:p>
          </table:table-cell>
          <table:table-cell table:formula="of:=IF(ISNUMBER((SEARCH(&quot;diament&quot;;[.A522])));19;&quot;&quot;)">
            <text:p/>
          </table:table-cell>
          <table:table-cell table:formula="of:=[.H521]" office:value-type="float" office:value="11" calcext:value-type="float">
            <text:p>11</text:p>
          </table:table-cell>
          <table:table-cell table:formula="of:=IF(ISNUMBER((SEARCH(&quot;wiktoriańska&quot;;[.A522])));46;&quot;&quot;)">
            <text:p/>
          </table:table-cell>
          <table:table-cell table:formula="of:=IF(ISNUMBER((SEARCH(&quot;boho&quot;;[.A522])));47;&quot;&quot;)">
            <text:p/>
          </table:table-cell>
          <table:table-cell table:formula="of:=IF(ISNUMBER((SEARCH(&quot;studio&quot;;[.A522])));48;&quot;&quot;)">
            <text:p/>
          </table:table-cell>
          <table:table-cell table:formula="of:=IF(ISNUMBER((SEARCH(&quot;ternel&quot;;[.A522])));95;&quot;&quot;)">
            <text:p/>
          </table:table-cell>
          <table:table-cell table:formula="of:=IF(ISNUMBER((SEARCH(&quot;eclipse&quot;;[.A522])));93;&quot;&quot;)">
            <text:p/>
          </table:table-cell>
          <table:table-cell table:formula="of:=IF(ISNUMBER((SEARCH(&quot;fruit&quot;;[.A522])));100;&quot;&quot;)">
            <text:p/>
          </table:table-cell>
          <table:table-cell table:formula="of:=IF(ISNUMBER((SEARCH(&quot;jubil&quot;;[.A522])));112;&quot;&quot;)">
            <text:p/>
          </table:table-cell>
          <table:table-cell table:formula="of:=IF(ISNUMBER((SEARCH(&quot;flow&quot;;[.A522])));98;&quot;&quot;)">
            <text:p/>
          </table:table-cell>
          <table:table-cell table:formula="of:=CONCATENATE([.G522];&quot;,&quot;;[.H522];&quot;,&quot;;[.I522];&quot;,&quot;;[.J522];&quot;,&quot;;[.K522];&quot;,&quot;;[.L522];&quot;,&quot;;[.M522];&quot;,&quot;;[.N522];&quot;,&quot;;[.O522];&quot;,&quot;;[.P522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</text:p>
          </table:table-cell>
          <table:table-cell table:formula="of:=[.B522]"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89Złoty pierścionek.jpg</text:p>
          </table:table-cell>
          <table:table-cell table:formula="of:=IF(ISNUMBER((SEARCH(&quot;diament&quot;;[.A523])));19;&quot;&quot;)">
            <text:p/>
          </table:table-cell>
          <table:table-cell table:formula="of:=[.H522]" office:value-type="float" office:value="11" calcext:value-type="float">
            <text:p>11</text:p>
          </table:table-cell>
          <table:table-cell table:formula="of:=IF(ISNUMBER((SEARCH(&quot;wiktoriańska&quot;;[.A523])));46;&quot;&quot;)">
            <text:p/>
          </table:table-cell>
          <table:table-cell table:formula="of:=IF(ISNUMBER((SEARCH(&quot;boho&quot;;[.A523])));47;&quot;&quot;)">
            <text:p/>
          </table:table-cell>
          <table:table-cell table:formula="of:=IF(ISNUMBER((SEARCH(&quot;studio&quot;;[.A523])));48;&quot;&quot;)">
            <text:p/>
          </table:table-cell>
          <table:table-cell table:formula="of:=IF(ISNUMBER((SEARCH(&quot;ternel&quot;;[.A523])));95;&quot;&quot;)">
            <text:p/>
          </table:table-cell>
          <table:table-cell table:formula="of:=IF(ISNUMBER((SEARCH(&quot;eclipse&quot;;[.A523])));93;&quot;&quot;)">
            <text:p/>
          </table:table-cell>
          <table:table-cell table:formula="of:=IF(ISNUMBER((SEARCH(&quot;fruit&quot;;[.A523])));100;&quot;&quot;)">
            <text:p/>
          </table:table-cell>
          <table:table-cell table:formula="of:=IF(ISNUMBER((SEARCH(&quot;jubil&quot;;[.A523])));112;&quot;&quot;)">
            <text:p/>
          </table:table-cell>
          <table:table-cell table:formula="of:=IF(ISNUMBER((SEARCH(&quot;flow&quot;;[.A523])));98;&quot;&quot;)">
            <text:p/>
          </table:table-cell>
          <table:table-cell table:formula="of:=CONCATENATE([.G523];&quot;,&quot;;[.H523];&quot;,&quot;;[.I523];&quot;,&quot;;[.J523];&quot;,&quot;;[.K523];&quot;,&quot;;[.L523];&quot;,&quot;;[.M523];&quot;,&quot;;[.N523];&quot;,&quot;;[.O523];&quot;,&quot;;[.P523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 - złoty pierścionek</text:p>
          </table:table-cell>
          <table:table-cell table:formula="of:=[.B523]"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90Mini - złoty pierścionek.jpg</text:p>
          </table:table-cell>
          <table:table-cell table:formula="of:=IF(ISNUMBER((SEARCH(&quot;diament&quot;;[.A524])));19;&quot;&quot;)">
            <text:p/>
          </table:table-cell>
          <table:table-cell table:formula="of:=[.H523]" office:value-type="float" office:value="11" calcext:value-type="float">
            <text:p>11</text:p>
          </table:table-cell>
          <table:table-cell table:formula="of:=IF(ISNUMBER((SEARCH(&quot;wiktoriańska&quot;;[.A524])));46;&quot;&quot;)">
            <text:p/>
          </table:table-cell>
          <table:table-cell table:formula="of:=IF(ISNUMBER((SEARCH(&quot;boho&quot;;[.A524])));47;&quot;&quot;)">
            <text:p/>
          </table:table-cell>
          <table:table-cell table:formula="of:=IF(ISNUMBER((SEARCH(&quot;studio&quot;;[.A524])));48;&quot;&quot;)">
            <text:p/>
          </table:table-cell>
          <table:table-cell table:formula="of:=IF(ISNUMBER((SEARCH(&quot;ternel&quot;;[.A524])));95;&quot;&quot;)">
            <text:p/>
          </table:table-cell>
          <table:table-cell table:formula="of:=IF(ISNUMBER((SEARCH(&quot;eclipse&quot;;[.A524])));93;&quot;&quot;)">
            <text:p/>
          </table:table-cell>
          <table:table-cell table:formula="of:=IF(ISNUMBER((SEARCH(&quot;fruit&quot;;[.A524])));100;&quot;&quot;)">
            <text:p/>
          </table:table-cell>
          <table:table-cell table:formula="of:=IF(ISNUMBER((SEARCH(&quot;jubil&quot;;[.A524])));112;&quot;&quot;)">
            <text:p/>
          </table:table-cell>
          <table:table-cell table:formula="of:=IF(ISNUMBER((SEARCH(&quot;flow&quot;;[.A524])));98;&quot;&quot;)">
            <text:p/>
          </table:table-cell>
          <table:table-cell table:formula="of:=CONCATENATE([.G524];&quot;,&quot;;[.H524];&quot;,&quot;;[.I524];&quot;,&quot;;[.J524];&quot;,&quot;;[.K524];&quot;,&quot;;[.L524];&quot;,&quot;;[.M524];&quot;,&quot;;[.N524];&quot;,&quot;;[.O524];&quot;,&quot;;[.P524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ścionek z diamentami oraz granatem</text:p>
          </table:table-cell>
          <table:table-cell table:formula="of:=[.B524]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91Pierścionek z diamentami oraz granatem.jpg</text:p>
          </table:table-cell>
          <table:table-cell table:formula="of:=IF(ISNUMBER((SEARCH(&quot;diament&quot;;[.A525])));19;&quot;&quot;)" office:value-type="float" office:value="19" calcext:value-type="float">
            <text:p>19</text:p>
          </table:table-cell>
          <table:table-cell table:formula="of:=[.H524]" office:value-type="float" office:value="11" calcext:value-type="float">
            <text:p>11</text:p>
          </table:table-cell>
          <table:table-cell table:formula="of:=IF(ISNUMBER((SEARCH(&quot;wiktoriańska&quot;;[.A525])));46;&quot;&quot;)">
            <text:p/>
          </table:table-cell>
          <table:table-cell table:formula="of:=IF(ISNUMBER((SEARCH(&quot;boho&quot;;[.A525])));47;&quot;&quot;)">
            <text:p/>
          </table:table-cell>
          <table:table-cell table:formula="of:=IF(ISNUMBER((SEARCH(&quot;studio&quot;;[.A525])));48;&quot;&quot;)">
            <text:p/>
          </table:table-cell>
          <table:table-cell table:formula="of:=IF(ISNUMBER((SEARCH(&quot;ternel&quot;;[.A525])));95;&quot;&quot;)">
            <text:p/>
          </table:table-cell>
          <table:table-cell table:formula="of:=IF(ISNUMBER((SEARCH(&quot;eclipse&quot;;[.A525])));93;&quot;&quot;)">
            <text:p/>
          </table:table-cell>
          <table:table-cell table:formula="of:=IF(ISNUMBER((SEARCH(&quot;fruit&quot;;[.A525])));100;&quot;&quot;)">
            <text:p/>
          </table:table-cell>
          <table:table-cell table:formula="of:=IF(ISNUMBER((SEARCH(&quot;jubil&quot;;[.A525])));112;&quot;&quot;)">
            <text:p/>
          </table:table-cell>
          <table:table-cell table:formula="of:=IF(ISNUMBER((SEARCH(&quot;flow&quot;;[.A525])));98;&quot;&quot;)">
            <text:p/>
          </table:table-cell>
          <table:table-cell table:formula="of:=CONCATENATE([.G525];&quot;,&quot;;[.H525];&quot;,&quot;;[.I525];&quot;,&quot;;[.J525];&quot;,&quot;;[.K525];&quot;,&quot;;[.L525];&quot;,&quot;;[.M525];&quot;,&quot;;[.N525];&quot;,&quot;;[.O525];&quot;,&quot;;[.P525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 z ametrynem</text:p>
          </table:table-cell>
          <table:table-cell table:formula="of:=[.B525]"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92Złoty pierścionek z ametrynem.jpg</text:p>
          </table:table-cell>
          <table:table-cell table:formula="of:=IF(ISNUMBER((SEARCH(&quot;diament&quot;;[.A526])));19;&quot;&quot;)">
            <text:p/>
          </table:table-cell>
          <table:table-cell table:formula="of:=[.H525]" office:value-type="float" office:value="11" calcext:value-type="float">
            <text:p>11</text:p>
          </table:table-cell>
          <table:table-cell table:formula="of:=IF(ISNUMBER((SEARCH(&quot;wiktoriańska&quot;;[.A526])));46;&quot;&quot;)">
            <text:p/>
          </table:table-cell>
          <table:table-cell table:formula="of:=IF(ISNUMBER((SEARCH(&quot;boho&quot;;[.A526])));47;&quot;&quot;)">
            <text:p/>
          </table:table-cell>
          <table:table-cell table:formula="of:=IF(ISNUMBER((SEARCH(&quot;studio&quot;;[.A526])));48;&quot;&quot;)">
            <text:p/>
          </table:table-cell>
          <table:table-cell table:formula="of:=IF(ISNUMBER((SEARCH(&quot;ternel&quot;;[.A526])));95;&quot;&quot;)">
            <text:p/>
          </table:table-cell>
          <table:table-cell table:formula="of:=IF(ISNUMBER((SEARCH(&quot;eclipse&quot;;[.A526])));93;&quot;&quot;)">
            <text:p/>
          </table:table-cell>
          <table:table-cell table:formula="of:=IF(ISNUMBER((SEARCH(&quot;fruit&quot;;[.A526])));100;&quot;&quot;)">
            <text:p/>
          </table:table-cell>
          <table:table-cell table:formula="of:=IF(ISNUMBER((SEARCH(&quot;jubil&quot;;[.A526])));112;&quot;&quot;)">
            <text:p/>
          </table:table-cell>
          <table:table-cell table:formula="of:=IF(ISNUMBER((SEARCH(&quot;flow&quot;;[.A526])));98;&quot;&quot;)">
            <text:p/>
          </table:table-cell>
          <table:table-cell table:formula="of:=CONCATENATE([.G526];&quot;,&quot;;[.H526];&quot;,&quot;;[.I526];&quot;,&quot;;[.J526];&quot;,&quot;;[.K526];&quot;,&quot;;[.L526];&quot;,&quot;;[.M526];&quot;,&quot;;[.N526];&quot;,&quot;;[.O526];&quot;,&quot;;[.P526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ścionek z diamentem</text:p>
          </table:table-cell>
          <table:table-cell table:formula="of:=[.B526]"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93Pierścionek z diamentem.jpg</text:p>
          </table:table-cell>
          <table:table-cell table:formula="of:=IF(ISNUMBER((SEARCH(&quot;diament&quot;;[.A527])));19;&quot;&quot;)" office:value-type="float" office:value="19" calcext:value-type="float">
            <text:p>19</text:p>
          </table:table-cell>
          <table:table-cell table:formula="of:=[.H526]" office:value-type="float" office:value="11" calcext:value-type="float">
            <text:p>11</text:p>
          </table:table-cell>
          <table:table-cell table:formula="of:=IF(ISNUMBER((SEARCH(&quot;wiktoriańska&quot;;[.A527])));46;&quot;&quot;)">
            <text:p/>
          </table:table-cell>
          <table:table-cell table:formula="of:=IF(ISNUMBER((SEARCH(&quot;boho&quot;;[.A527])));47;&quot;&quot;)">
            <text:p/>
          </table:table-cell>
          <table:table-cell table:formula="of:=IF(ISNUMBER((SEARCH(&quot;studio&quot;;[.A527])));48;&quot;&quot;)">
            <text:p/>
          </table:table-cell>
          <table:table-cell table:formula="of:=IF(ISNUMBER((SEARCH(&quot;ternel&quot;;[.A527])));95;&quot;&quot;)">
            <text:p/>
          </table:table-cell>
          <table:table-cell table:formula="of:=IF(ISNUMBER((SEARCH(&quot;eclipse&quot;;[.A527])));93;&quot;&quot;)">
            <text:p/>
          </table:table-cell>
          <table:table-cell table:formula="of:=IF(ISNUMBER((SEARCH(&quot;fruit&quot;;[.A527])));100;&quot;&quot;)">
            <text:p/>
          </table:table-cell>
          <table:table-cell table:formula="of:=IF(ISNUMBER((SEARCH(&quot;jubil&quot;;[.A527])));112;&quot;&quot;)">
            <text:p/>
          </table:table-cell>
          <table:table-cell table:formula="of:=IF(ISNUMBER((SEARCH(&quot;flow&quot;;[.A527])));98;&quot;&quot;)">
            <text:p/>
          </table:table-cell>
          <table:table-cell table:formula="of:=CONCATENATE([.G527];&quot;,&quot;;[.H527];&quot;,&quot;;[.I527];&quot;,&quot;;[.J527];&quot;,&quot;;[.K527];&quot;,&quot;;[.L527];&quot;,&quot;;[.M527];&quot;,&quot;;[.N527];&quot;,&quot;;[.O527];&quot;,&quot;;[.P527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ścionek z diamentem</text:p>
          </table:table-cell>
          <table:table-cell table:formula="of:=[.B527]"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94Pierścionek z diamentem.jpg</text:p>
          </table:table-cell>
          <table:table-cell table:formula="of:=IF(ISNUMBER((SEARCH(&quot;diament&quot;;[.A528])));19;&quot;&quot;)" office:value-type="float" office:value="19" calcext:value-type="float">
            <text:p>19</text:p>
          </table:table-cell>
          <table:table-cell table:formula="of:=[.H527]" office:value-type="float" office:value="11" calcext:value-type="float">
            <text:p>11</text:p>
          </table:table-cell>
          <table:table-cell table:formula="of:=IF(ISNUMBER((SEARCH(&quot;wiktoriańska&quot;;[.A528])));46;&quot;&quot;)">
            <text:p/>
          </table:table-cell>
          <table:table-cell table:formula="of:=IF(ISNUMBER((SEARCH(&quot;boho&quot;;[.A528])));47;&quot;&quot;)">
            <text:p/>
          </table:table-cell>
          <table:table-cell table:formula="of:=IF(ISNUMBER((SEARCH(&quot;studio&quot;;[.A528])));48;&quot;&quot;)">
            <text:p/>
          </table:table-cell>
          <table:table-cell table:formula="of:=IF(ISNUMBER((SEARCH(&quot;ternel&quot;;[.A528])));95;&quot;&quot;)">
            <text:p/>
          </table:table-cell>
          <table:table-cell table:formula="of:=IF(ISNUMBER((SEARCH(&quot;eclipse&quot;;[.A528])));93;&quot;&quot;)">
            <text:p/>
          </table:table-cell>
          <table:table-cell table:formula="of:=IF(ISNUMBER((SEARCH(&quot;fruit&quot;;[.A528])));100;&quot;&quot;)">
            <text:p/>
          </table:table-cell>
          <table:table-cell table:formula="of:=IF(ISNUMBER((SEARCH(&quot;jubil&quot;;[.A528])));112;&quot;&quot;)">
            <text:p/>
          </table:table-cell>
          <table:table-cell table:formula="of:=IF(ISNUMBER((SEARCH(&quot;flow&quot;;[.A528])));98;&quot;&quot;)">
            <text:p/>
          </table:table-cell>
          <table:table-cell table:formula="of:=CONCATENATE([.G528];&quot;,&quot;;[.H528];&quot;,&quot;;[.I528];&quot;,&quot;;[.J528];&quot;,&quot;;[.K528];&quot;,&quot;;[.L528];&quot;,&quot;;[.M528];&quot;,&quot;;[.N528];&quot;,&quot;;[.O528];&quot;,&quot;;[.P528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ścionek z diamentem</text:p>
          </table:table-cell>
          <table:table-cell table:formula="of:=[.B528]"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95Pierścionek z diamentem.jpg</text:p>
          </table:table-cell>
          <table:table-cell table:formula="of:=IF(ISNUMBER((SEARCH(&quot;diament&quot;;[.A529])));19;&quot;&quot;)" office:value-type="float" office:value="19" calcext:value-type="float">
            <text:p>19</text:p>
          </table:table-cell>
          <table:table-cell table:formula="of:=[.H528]" office:value-type="float" office:value="11" calcext:value-type="float">
            <text:p>11</text:p>
          </table:table-cell>
          <table:table-cell table:formula="of:=IF(ISNUMBER((SEARCH(&quot;wiktoriańska&quot;;[.A529])));46;&quot;&quot;)">
            <text:p/>
          </table:table-cell>
          <table:table-cell table:formula="of:=IF(ISNUMBER((SEARCH(&quot;boho&quot;;[.A529])));47;&quot;&quot;)">
            <text:p/>
          </table:table-cell>
          <table:table-cell table:formula="of:=IF(ISNUMBER((SEARCH(&quot;studio&quot;;[.A529])));48;&quot;&quot;)">
            <text:p/>
          </table:table-cell>
          <table:table-cell table:formula="of:=IF(ISNUMBER((SEARCH(&quot;ternel&quot;;[.A529])));95;&quot;&quot;)">
            <text:p/>
          </table:table-cell>
          <table:table-cell table:formula="of:=IF(ISNUMBER((SEARCH(&quot;eclipse&quot;;[.A529])));93;&quot;&quot;)">
            <text:p/>
          </table:table-cell>
          <table:table-cell table:formula="of:=IF(ISNUMBER((SEARCH(&quot;fruit&quot;;[.A529])));100;&quot;&quot;)">
            <text:p/>
          </table:table-cell>
          <table:table-cell table:formula="of:=IF(ISNUMBER((SEARCH(&quot;jubil&quot;;[.A529])));112;&quot;&quot;)">
            <text:p/>
          </table:table-cell>
          <table:table-cell table:formula="of:=IF(ISNUMBER((SEARCH(&quot;flow&quot;;[.A529])));98;&quot;&quot;)">
            <text:p/>
          </table:table-cell>
          <table:table-cell table:formula="of:=CONCATENATE([.G529];&quot;,&quot;;[.H529];&quot;,&quot;;[.I529];&quot;,&quot;;[.J529];&quot;,&quot;;[.K529];&quot;,&quot;;[.L529];&quot;,&quot;;[.M529];&quot;,&quot;;[.N529];&quot;,&quot;;[.O529];&quot;,&quot;;[.P529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ścionek z diamentem</text:p>
          </table:table-cell>
          <table:table-cell table:formula="of:=[.B529]"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96Pierścionek z diamentem.jpg</text:p>
          </table:table-cell>
          <table:table-cell table:formula="of:=IF(ISNUMBER((SEARCH(&quot;diament&quot;;[.A530])));19;&quot;&quot;)" office:value-type="float" office:value="19" calcext:value-type="float">
            <text:p>19</text:p>
          </table:table-cell>
          <table:table-cell table:formula="of:=[.H529]" office:value-type="float" office:value="11" calcext:value-type="float">
            <text:p>11</text:p>
          </table:table-cell>
          <table:table-cell table:formula="of:=IF(ISNUMBER((SEARCH(&quot;wiktoriańska&quot;;[.A530])));46;&quot;&quot;)">
            <text:p/>
          </table:table-cell>
          <table:table-cell table:formula="of:=IF(ISNUMBER((SEARCH(&quot;boho&quot;;[.A530])));47;&quot;&quot;)">
            <text:p/>
          </table:table-cell>
          <table:table-cell table:formula="of:=IF(ISNUMBER((SEARCH(&quot;studio&quot;;[.A530])));48;&quot;&quot;)">
            <text:p/>
          </table:table-cell>
          <table:table-cell table:formula="of:=IF(ISNUMBER((SEARCH(&quot;ternel&quot;;[.A530])));95;&quot;&quot;)">
            <text:p/>
          </table:table-cell>
          <table:table-cell table:formula="of:=IF(ISNUMBER((SEARCH(&quot;eclipse&quot;;[.A530])));93;&quot;&quot;)">
            <text:p/>
          </table:table-cell>
          <table:table-cell table:formula="of:=IF(ISNUMBER((SEARCH(&quot;fruit&quot;;[.A530])));100;&quot;&quot;)">
            <text:p/>
          </table:table-cell>
          <table:table-cell table:formula="of:=IF(ISNUMBER((SEARCH(&quot;jubil&quot;;[.A530])));112;&quot;&quot;)">
            <text:p/>
          </table:table-cell>
          <table:table-cell table:formula="of:=IF(ISNUMBER((SEARCH(&quot;flow&quot;;[.A530])));98;&quot;&quot;)">
            <text:p/>
          </table:table-cell>
          <table:table-cell table:formula="of:=CONCATENATE([.G530];&quot;,&quot;;[.H530];&quot;,&quot;;[.I530];&quot;,&quot;;[.J530];&quot;,&quot;;[.K530];&quot;,&quot;;[.L530];&quot;,&quot;;[.M530];&quot;,&quot;;[.N530];&quot;,&quot;;[.O530];&quot;,&quot;;[.P530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ia - złoty pierścionek</text:p>
          </table:table-cell>
          <table:table-cell table:formula="of:=[.B530]"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97Livia - złoty pierścionek.jpg</text:p>
          </table:table-cell>
          <table:table-cell table:formula="of:=IF(ISNUMBER((SEARCH(&quot;diament&quot;;[.A531])));19;&quot;&quot;)">
            <text:p/>
          </table:table-cell>
          <table:table-cell table:formula="of:=[.H530]" office:value-type="float" office:value="11" calcext:value-type="float">
            <text:p>11</text:p>
          </table:table-cell>
          <table:table-cell table:formula="of:=IF(ISNUMBER((SEARCH(&quot;wiktoriańska&quot;;[.A531])));46;&quot;&quot;)">
            <text:p/>
          </table:table-cell>
          <table:table-cell table:formula="of:=IF(ISNUMBER((SEARCH(&quot;boho&quot;;[.A531])));47;&quot;&quot;)">
            <text:p/>
          </table:table-cell>
          <table:table-cell table:formula="of:=IF(ISNUMBER((SEARCH(&quot;studio&quot;;[.A531])));48;&quot;&quot;)">
            <text:p/>
          </table:table-cell>
          <table:table-cell table:formula="of:=IF(ISNUMBER((SEARCH(&quot;ternel&quot;;[.A531])));95;&quot;&quot;)">
            <text:p/>
          </table:table-cell>
          <table:table-cell table:formula="of:=IF(ISNUMBER((SEARCH(&quot;eclipse&quot;;[.A531])));93;&quot;&quot;)">
            <text:p/>
          </table:table-cell>
          <table:table-cell table:formula="of:=IF(ISNUMBER((SEARCH(&quot;fruit&quot;;[.A531])));100;&quot;&quot;)">
            <text:p/>
          </table:table-cell>
          <table:table-cell table:formula="of:=IF(ISNUMBER((SEARCH(&quot;jubil&quot;;[.A531])));112;&quot;&quot;)">
            <text:p/>
          </table:table-cell>
          <table:table-cell table:formula="of:=IF(ISNUMBER((SEARCH(&quot;flow&quot;;[.A531])));98;&quot;&quot;)">
            <text:p/>
          </table:table-cell>
          <table:table-cell table:formula="of:=CONCATENATE([.G531];&quot;,&quot;;[.H531];&quot;,&quot;;[.I531];&quot;,&quot;;[.J531];&quot;,&quot;;[.K531];&quot;,&quot;;[.L531];&quot;,&quot;;[.M531];&quot;,&quot;;[.N531];&quot;,&quot;;[.O531];&quot;,&quot;;[.P531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dy - srebrny pierścionek</text:p>
          </table:table-cell>
          <table:table-cell table:formula="of:=[.B531]"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98Candy - srebrny pierścionek.jpg</text:p>
          </table:table-cell>
          <table:table-cell table:formula="of:=IF(ISNUMBER((SEARCH(&quot;diament&quot;;[.A532])));19;&quot;&quot;)">
            <text:p/>
          </table:table-cell>
          <table:table-cell table:formula="of:=[.H531]" office:value-type="float" office:value="11" calcext:value-type="float">
            <text:p>11</text:p>
          </table:table-cell>
          <table:table-cell table:formula="of:=IF(ISNUMBER((SEARCH(&quot;wiktoriańska&quot;;[.A532])));46;&quot;&quot;)">
            <text:p/>
          </table:table-cell>
          <table:table-cell table:formula="of:=IF(ISNUMBER((SEARCH(&quot;boho&quot;;[.A532])));47;&quot;&quot;)">
            <text:p/>
          </table:table-cell>
          <table:table-cell table:formula="of:=IF(ISNUMBER((SEARCH(&quot;studio&quot;;[.A532])));48;&quot;&quot;)">
            <text:p/>
          </table:table-cell>
          <table:table-cell table:formula="of:=IF(ISNUMBER((SEARCH(&quot;ternel&quot;;[.A532])));95;&quot;&quot;)">
            <text:p/>
          </table:table-cell>
          <table:table-cell table:formula="of:=IF(ISNUMBER((SEARCH(&quot;eclipse&quot;;[.A532])));93;&quot;&quot;)">
            <text:p/>
          </table:table-cell>
          <table:table-cell table:formula="of:=IF(ISNUMBER((SEARCH(&quot;fruit&quot;;[.A532])));100;&quot;&quot;)">
            <text:p/>
          </table:table-cell>
          <table:table-cell table:formula="of:=IF(ISNUMBER((SEARCH(&quot;jubil&quot;;[.A532])));112;&quot;&quot;)">
            <text:p/>
          </table:table-cell>
          <table:table-cell table:formula="of:=IF(ISNUMBER((SEARCH(&quot;flow&quot;;[.A532])));98;&quot;&quot;)">
            <text:p/>
          </table:table-cell>
          <table:table-cell table:formula="of:=CONCATENATE([.G532];&quot;,&quot;;[.H532];&quot;,&quot;;[.I532];&quot;,&quot;;[.J532];&quot;,&quot;;[.K532];&quot;,&quot;;[.L532];&quot;,&quot;;[.M532];&quot;,&quot;;[.N532];&quot;,&quot;;[.O532];&quot;,&quot;;[.P532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diamentami oraz granatami</text:p>
          </table:table-cell>
          <table:table-cell table:formula="of:=[.B532]"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99Kolekcja Wiktoriańska - pierścionek z diamentami oraz granatami.jpg</text:p>
          </table:table-cell>
          <table:table-cell table:formula="of:=IF(ISNUMBER((SEARCH(&quot;diament&quot;;[.A533])));19;&quot;&quot;)" office:value-type="float" office:value="19" calcext:value-type="float">
            <text:p>19</text:p>
          </table:table-cell>
          <table:table-cell table:formula="of:=[.H532]" office:value-type="float" office:value="11" calcext:value-type="float">
            <text:p>11</text:p>
          </table:table-cell>
          <table:table-cell table:formula="of:=IF(ISNUMBER((SEARCH(&quot;wiktoriańska&quot;;[.A533])));46;&quot;&quot;)" office:value-type="float" office:value="46" calcext:value-type="float">
            <text:p>46</text:p>
          </table:table-cell>
          <table:table-cell table:formula="of:=IF(ISNUMBER((SEARCH(&quot;boho&quot;;[.A533])));47;&quot;&quot;)">
            <text:p/>
          </table:table-cell>
          <table:table-cell table:formula="of:=IF(ISNUMBER((SEARCH(&quot;studio&quot;;[.A533])));48;&quot;&quot;)">
            <text:p/>
          </table:table-cell>
          <table:table-cell table:formula="of:=IF(ISNUMBER((SEARCH(&quot;ternel&quot;;[.A533])));95;&quot;&quot;)">
            <text:p/>
          </table:table-cell>
          <table:table-cell table:formula="of:=IF(ISNUMBER((SEARCH(&quot;eclipse&quot;;[.A533])));93;&quot;&quot;)">
            <text:p/>
          </table:table-cell>
          <table:table-cell table:formula="of:=IF(ISNUMBER((SEARCH(&quot;fruit&quot;;[.A533])));100;&quot;&quot;)">
            <text:p/>
          </table:table-cell>
          <table:table-cell table:formula="of:=IF(ISNUMBER((SEARCH(&quot;jubil&quot;;[.A533])));112;&quot;&quot;)">
            <text:p/>
          </table:table-cell>
          <table:table-cell table:formula="of:=IF(ISNUMBER((SEARCH(&quot;flow&quot;;[.A533])));98;&quot;&quot;)">
            <text:p/>
          </table:table-cell>
          <table:table-cell table:formula="of:=CONCATENATE([.G533];&quot;,&quot;;[.H533];&quot;,&quot;;[.I533];&quot;,&quot;;[.J533];&quot;,&quot;;[.K533];&quot;,&quot;;[.L533];&quot;,&quot;;[.M533];&quot;,&quot;;[.N533];&quot;,&quot;;[.O533];&quot;,&quot;;[.P533])" office:value-type="string" office:string-value="19,11,46,,,,,,," calcext:value-type="string">
            <text:p>19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ścionek z diamentami i granatem</text:p>
          </table:table-cell>
          <table:table-cell table:formula="of:=[.B533]"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2995" calcext:value-type="float">
            <text:p>29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00Pierścionek z diamentami i granatem.jpg</text:p>
          </table:table-cell>
          <table:table-cell table:formula="of:=IF(ISNUMBER((SEARCH(&quot;diament&quot;;[.A534])));19;&quot;&quot;)" office:value-type="float" office:value="19" calcext:value-type="float">
            <text:p>19</text:p>
          </table:table-cell>
          <table:table-cell table:formula="of:=[.H533]" office:value-type="float" office:value="11" calcext:value-type="float">
            <text:p>11</text:p>
          </table:table-cell>
          <table:table-cell table:formula="of:=IF(ISNUMBER((SEARCH(&quot;wiktoriańska&quot;;[.A534])));46;&quot;&quot;)">
            <text:p/>
          </table:table-cell>
          <table:table-cell table:formula="of:=IF(ISNUMBER((SEARCH(&quot;boho&quot;;[.A534])));47;&quot;&quot;)">
            <text:p/>
          </table:table-cell>
          <table:table-cell table:formula="of:=IF(ISNUMBER((SEARCH(&quot;studio&quot;;[.A534])));48;&quot;&quot;)">
            <text:p/>
          </table:table-cell>
          <table:table-cell table:formula="of:=IF(ISNUMBER((SEARCH(&quot;ternel&quot;;[.A534])));95;&quot;&quot;)">
            <text:p/>
          </table:table-cell>
          <table:table-cell table:formula="of:=IF(ISNUMBER((SEARCH(&quot;eclipse&quot;;[.A534])));93;&quot;&quot;)">
            <text:p/>
          </table:table-cell>
          <table:table-cell table:formula="of:=IF(ISNUMBER((SEARCH(&quot;fruit&quot;;[.A534])));100;&quot;&quot;)">
            <text:p/>
          </table:table-cell>
          <table:table-cell table:formula="of:=IF(ISNUMBER((SEARCH(&quot;jubil&quot;;[.A534])));112;&quot;&quot;)">
            <text:p/>
          </table:table-cell>
          <table:table-cell table:formula="of:=IF(ISNUMBER((SEARCH(&quot;flow&quot;;[.A534])));98;&quot;&quot;)">
            <text:p/>
          </table:table-cell>
          <table:table-cell table:formula="of:=CONCATENATE([.G534];&quot;,&quot;;[.H534];&quot;,&quot;;[.I534];&quot;,&quot;;[.J534];&quot;,&quot;;[.K534];&quot;,&quot;;[.L534];&quot;,&quot;;[.M534];&quot;,&quot;;[.N534];&quot;,&quot;;[.O534];&quot;,&quot;;[.P534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 z diamentami</text:p>
          </table:table-cell>
          <table:table-cell table:formula="of:=[.B534]"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01Złoty pierścionek z diamentami.jpg</text:p>
          </table:table-cell>
          <table:table-cell table:formula="of:=IF(ISNUMBER((SEARCH(&quot;diament&quot;;[.A535])));19;&quot;&quot;)" office:value-type="float" office:value="19" calcext:value-type="float">
            <text:p>19</text:p>
          </table:table-cell>
          <table:table-cell table:formula="of:=[.H534]" office:value-type="float" office:value="11" calcext:value-type="float">
            <text:p>11</text:p>
          </table:table-cell>
          <table:table-cell table:formula="of:=IF(ISNUMBER((SEARCH(&quot;wiktoriańska&quot;;[.A535])));46;&quot;&quot;)">
            <text:p/>
          </table:table-cell>
          <table:table-cell table:formula="of:=IF(ISNUMBER((SEARCH(&quot;boho&quot;;[.A535])));47;&quot;&quot;)">
            <text:p/>
          </table:table-cell>
          <table:table-cell table:formula="of:=IF(ISNUMBER((SEARCH(&quot;studio&quot;;[.A535])));48;&quot;&quot;)">
            <text:p/>
          </table:table-cell>
          <table:table-cell table:formula="of:=IF(ISNUMBER((SEARCH(&quot;ternel&quot;;[.A535])));95;&quot;&quot;)">
            <text:p/>
          </table:table-cell>
          <table:table-cell table:formula="of:=IF(ISNUMBER((SEARCH(&quot;eclipse&quot;;[.A535])));93;&quot;&quot;)">
            <text:p/>
          </table:table-cell>
          <table:table-cell table:formula="of:=IF(ISNUMBER((SEARCH(&quot;fruit&quot;;[.A535])));100;&quot;&quot;)">
            <text:p/>
          </table:table-cell>
          <table:table-cell table:formula="of:=IF(ISNUMBER((SEARCH(&quot;jubil&quot;;[.A535])));112;&quot;&quot;)">
            <text:p/>
          </table:table-cell>
          <table:table-cell table:formula="of:=IF(ISNUMBER((SEARCH(&quot;flow&quot;;[.A535])));98;&quot;&quot;)">
            <text:p/>
          </table:table-cell>
          <table:table-cell table:formula="of:=CONCATENATE([.G535];&quot;,&quot;;[.H535];&quot;,&quot;;[.I535];&quot;,&quot;;[.J535];&quot;,&quot;;[.K535];&quot;,&quot;;[.L535];&quot;,&quot;;[.M535];&quot;,&quot;;[.N535];&quot;,&quot;;[.O535];&quot;,&quot;;[.P535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Prima - złoty pierścionek </text:p>
          </table:table-cell>
          <table:table-cell table:formula="of:=[.B535]"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02La Prima - złoty pierścionek .jpg</text:p>
          </table:table-cell>
          <table:table-cell table:formula="of:=IF(ISNUMBER((SEARCH(&quot;diament&quot;;[.A536])));19;&quot;&quot;)">
            <text:p/>
          </table:table-cell>
          <table:table-cell table:formula="of:=[.H535]" office:value-type="float" office:value="11" calcext:value-type="float">
            <text:p>11</text:p>
          </table:table-cell>
          <table:table-cell table:formula="of:=IF(ISNUMBER((SEARCH(&quot;wiktoriańska&quot;;[.A536])));46;&quot;&quot;)">
            <text:p/>
          </table:table-cell>
          <table:table-cell table:formula="of:=IF(ISNUMBER((SEARCH(&quot;boho&quot;;[.A536])));47;&quot;&quot;)">
            <text:p/>
          </table:table-cell>
          <table:table-cell table:formula="of:=IF(ISNUMBER((SEARCH(&quot;studio&quot;;[.A536])));48;&quot;&quot;)">
            <text:p/>
          </table:table-cell>
          <table:table-cell table:formula="of:=IF(ISNUMBER((SEARCH(&quot;ternel&quot;;[.A536])));95;&quot;&quot;)">
            <text:p/>
          </table:table-cell>
          <table:table-cell table:formula="of:=IF(ISNUMBER((SEARCH(&quot;eclipse&quot;;[.A536])));93;&quot;&quot;)">
            <text:p/>
          </table:table-cell>
          <table:table-cell table:formula="of:=IF(ISNUMBER((SEARCH(&quot;fruit&quot;;[.A536])));100;&quot;&quot;)">
            <text:p/>
          </table:table-cell>
          <table:table-cell table:formula="of:=IF(ISNUMBER((SEARCH(&quot;jubil&quot;;[.A536])));112;&quot;&quot;)">
            <text:p/>
          </table:table-cell>
          <table:table-cell table:formula="of:=IF(ISNUMBER((SEARCH(&quot;flow&quot;;[.A536])));98;&quot;&quot;)">
            <text:p/>
          </table:table-cell>
          <table:table-cell table:formula="of:=CONCATENATE([.G536];&quot;,&quot;;[.H536];&quot;,&quot;;[.I536];&quot;,&quot;;[.J536];&quot;,&quot;;[.K536];&quot;,&quot;;[.L536];&quot;,&quot;;[.M536];&quot;,&quot;;[.N536];&quot;,&quot;;[.O536];&quot;,&quot;;[.P536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 z rubinami</text:p>
          </table:table-cell>
          <table:table-cell table:formula="of:=[.B536]"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03Złoty pierścionek z rubinami.jpg</text:p>
          </table:table-cell>
          <table:table-cell table:formula="of:=IF(ISNUMBER((SEARCH(&quot;diament&quot;;[.A537])));19;&quot;&quot;)">
            <text:p/>
          </table:table-cell>
          <table:table-cell table:formula="of:=[.H536]" office:value-type="float" office:value="11" calcext:value-type="float">
            <text:p>11</text:p>
          </table:table-cell>
          <table:table-cell table:formula="of:=IF(ISNUMBER((SEARCH(&quot;wiktoriańska&quot;;[.A537])));46;&quot;&quot;)">
            <text:p/>
          </table:table-cell>
          <table:table-cell table:formula="of:=IF(ISNUMBER((SEARCH(&quot;boho&quot;;[.A537])));47;&quot;&quot;)">
            <text:p/>
          </table:table-cell>
          <table:table-cell table:formula="of:=IF(ISNUMBER((SEARCH(&quot;studio&quot;;[.A537])));48;&quot;&quot;)">
            <text:p/>
          </table:table-cell>
          <table:table-cell table:formula="of:=IF(ISNUMBER((SEARCH(&quot;ternel&quot;;[.A537])));95;&quot;&quot;)">
            <text:p/>
          </table:table-cell>
          <table:table-cell table:formula="of:=IF(ISNUMBER((SEARCH(&quot;eclipse&quot;;[.A537])));93;&quot;&quot;)">
            <text:p/>
          </table:table-cell>
          <table:table-cell table:formula="of:=IF(ISNUMBER((SEARCH(&quot;fruit&quot;;[.A537])));100;&quot;&quot;)">
            <text:p/>
          </table:table-cell>
          <table:table-cell table:formula="of:=IF(ISNUMBER((SEARCH(&quot;jubil&quot;;[.A537])));112;&quot;&quot;)">
            <text:p/>
          </table:table-cell>
          <table:table-cell table:formula="of:=IF(ISNUMBER((SEARCH(&quot;flow&quot;;[.A537])));98;&quot;&quot;)">
            <text:p/>
          </table:table-cell>
          <table:table-cell table:formula="of:=CONCATENATE([.G537];&quot;,&quot;;[.H537];&quot;,&quot;;[.I537];&quot;,&quot;;[.J537];&quot;,&quot;;[.K537];&quot;,&quot;;[.L537];&quot;,&quot;;[.M537];&quot;,&quot;;[.N537];&quot;,&quot;;[.O537];&quot;,&quot;;[.P537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ścionek z London Blue Topazami</text:p>
          </table:table-cell>
          <table:table-cell table:formula="of:=[.B537]"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04Pierścionek z London Blue Topazami.jpg</text:p>
          </table:table-cell>
          <table:table-cell table:formula="of:=IF(ISNUMBER((SEARCH(&quot;diament&quot;;[.A538])));19;&quot;&quot;)">
            <text:p/>
          </table:table-cell>
          <table:table-cell table:formula="of:=[.H537]" office:value-type="float" office:value="11" calcext:value-type="float">
            <text:p>11</text:p>
          </table:table-cell>
          <table:table-cell table:formula="of:=IF(ISNUMBER((SEARCH(&quot;wiktoriańska&quot;;[.A538])));46;&quot;&quot;)">
            <text:p/>
          </table:table-cell>
          <table:table-cell table:formula="of:=IF(ISNUMBER((SEARCH(&quot;boho&quot;;[.A538])));47;&quot;&quot;)">
            <text:p/>
          </table:table-cell>
          <table:table-cell table:formula="of:=IF(ISNUMBER((SEARCH(&quot;studio&quot;;[.A538])));48;&quot;&quot;)">
            <text:p/>
          </table:table-cell>
          <table:table-cell table:formula="of:=IF(ISNUMBER((SEARCH(&quot;ternel&quot;;[.A538])));95;&quot;&quot;)">
            <text:p/>
          </table:table-cell>
          <table:table-cell table:formula="of:=IF(ISNUMBER((SEARCH(&quot;eclipse&quot;;[.A538])));93;&quot;&quot;)">
            <text:p/>
          </table:table-cell>
          <table:table-cell table:formula="of:=IF(ISNUMBER((SEARCH(&quot;fruit&quot;;[.A538])));100;&quot;&quot;)">
            <text:p/>
          </table:table-cell>
          <table:table-cell table:formula="of:=IF(ISNUMBER((SEARCH(&quot;jubil&quot;;[.A538])));112;&quot;&quot;)">
            <text:p/>
          </table:table-cell>
          <table:table-cell table:formula="of:=IF(ISNUMBER((SEARCH(&quot;flow&quot;;[.A538])));98;&quot;&quot;)">
            <text:p/>
          </table:table-cell>
          <table:table-cell table:formula="of:=CONCATENATE([.G538];&quot;,&quot;;[.H538];&quot;,&quot;;[.I538];&quot;,&quot;;[.J538];&quot;,&quot;;[.K538];&quot;,&quot;;[.L538];&quot;,&quot;;[.M538];&quot;,&quot;;[.N538];&quot;,&quot;;[.O538];&quot;,&quot;;[.P538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lyn - pierścionek z diamentami i szafirami</text:p>
          </table:table-cell>
          <table:table-cell table:formula="of:=[.B538]"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05Evelyn - pierścionek z diamentami i szafirami.jpg</text:p>
          </table:table-cell>
          <table:table-cell table:formula="of:=IF(ISNUMBER((SEARCH(&quot;diament&quot;;[.A539])));19;&quot;&quot;)" office:value-type="float" office:value="19" calcext:value-type="float">
            <text:p>19</text:p>
          </table:table-cell>
          <table:table-cell table:formula="of:=[.H538]" office:value-type="float" office:value="11" calcext:value-type="float">
            <text:p>11</text:p>
          </table:table-cell>
          <table:table-cell table:formula="of:=IF(ISNUMBER((SEARCH(&quot;wiktoriańska&quot;;[.A539])));46;&quot;&quot;)">
            <text:p/>
          </table:table-cell>
          <table:table-cell table:formula="of:=IF(ISNUMBER((SEARCH(&quot;boho&quot;;[.A539])));47;&quot;&quot;)">
            <text:p/>
          </table:table-cell>
          <table:table-cell table:formula="of:=IF(ISNUMBER((SEARCH(&quot;studio&quot;;[.A539])));48;&quot;&quot;)">
            <text:p/>
          </table:table-cell>
          <table:table-cell table:formula="of:=IF(ISNUMBER((SEARCH(&quot;ternel&quot;;[.A539])));95;&quot;&quot;)">
            <text:p/>
          </table:table-cell>
          <table:table-cell table:formula="of:=IF(ISNUMBER((SEARCH(&quot;eclipse&quot;;[.A539])));93;&quot;&quot;)">
            <text:p/>
          </table:table-cell>
          <table:table-cell table:formula="of:=IF(ISNUMBER((SEARCH(&quot;fruit&quot;;[.A539])));100;&quot;&quot;)">
            <text:p/>
          </table:table-cell>
          <table:table-cell table:formula="of:=IF(ISNUMBER((SEARCH(&quot;jubil&quot;;[.A539])));112;&quot;&quot;)">
            <text:p/>
          </table:table-cell>
          <table:table-cell table:formula="of:=IF(ISNUMBER((SEARCH(&quot;flow&quot;;[.A539])));98;&quot;&quot;)">
            <text:p/>
          </table:table-cell>
          <table:table-cell table:formula="of:=CONCATENATE([.G539];&quot;,&quot;;[.H539];&quot;,&quot;;[.I539];&quot;,&quot;;[.J539];&quot;,&quot;;[.K539];&quot;,&quot;;[.L539];&quot;,&quot;;[.M539];&quot;,&quot;;[.N539];&quot;,&quot;;[.O539];&quot;,&quot;;[.P539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mic – złoty pierścionek</text:p>
          </table:table-cell>
          <table:table-cell table:formula="of:=[.B539]"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06Cosmic – złoty pierścionek.jpg</text:p>
          </table:table-cell>
          <table:table-cell table:formula="of:=IF(ISNUMBER((SEARCH(&quot;diament&quot;;[.A540])));19;&quot;&quot;)">
            <text:p/>
          </table:table-cell>
          <table:table-cell table:formula="of:=[.H539]" office:value-type="float" office:value="11" calcext:value-type="float">
            <text:p>11</text:p>
          </table:table-cell>
          <table:table-cell table:formula="of:=IF(ISNUMBER((SEARCH(&quot;wiktoriańska&quot;;[.A540])));46;&quot;&quot;)">
            <text:p/>
          </table:table-cell>
          <table:table-cell table:formula="of:=IF(ISNUMBER((SEARCH(&quot;boho&quot;;[.A540])));47;&quot;&quot;)">
            <text:p/>
          </table:table-cell>
          <table:table-cell table:formula="of:=IF(ISNUMBER((SEARCH(&quot;studio&quot;;[.A540])));48;&quot;&quot;)">
            <text:p/>
          </table:table-cell>
          <table:table-cell table:formula="of:=IF(ISNUMBER((SEARCH(&quot;ternel&quot;;[.A540])));95;&quot;&quot;)">
            <text:p/>
          </table:table-cell>
          <table:table-cell table:formula="of:=IF(ISNUMBER((SEARCH(&quot;eclipse&quot;;[.A540])));93;&quot;&quot;)">
            <text:p/>
          </table:table-cell>
          <table:table-cell table:formula="of:=IF(ISNUMBER((SEARCH(&quot;fruit&quot;;[.A540])));100;&quot;&quot;)">
            <text:p/>
          </table:table-cell>
          <table:table-cell table:formula="of:=IF(ISNUMBER((SEARCH(&quot;jubil&quot;;[.A540])));112;&quot;&quot;)">
            <text:p/>
          </table:table-cell>
          <table:table-cell table:formula="of:=IF(ISNUMBER((SEARCH(&quot;flow&quot;;[.A540])));98;&quot;&quot;)">
            <text:p/>
          </table:table-cell>
          <table:table-cell table:formula="of:=CONCATENATE([.G540];&quot;,&quot;;[.H540];&quot;,&quot;;[.I540];&quot;,&quot;;[.J540];&quot;,&quot;;[.K540];&quot;,&quot;;[.L540];&quot;,&quot;;[.M540];&quot;,&quot;;[.N540];&quot;,&quot;;[.O540];&quot;,&quot;;[.P540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pierścionek z cyrkoniami</text:p>
          </table:table-cell>
          <table:table-cell table:formula="of:=[.B540]"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07Srebrny pierścionek z cyrkoniami.jpg</text:p>
          </table:table-cell>
          <table:table-cell table:formula="of:=IF(ISNUMBER((SEARCH(&quot;diament&quot;;[.A541])));19;&quot;&quot;)">
            <text:p/>
          </table:table-cell>
          <table:table-cell table:formula="of:=[.H540]" office:value-type="float" office:value="11" calcext:value-type="float">
            <text:p>11</text:p>
          </table:table-cell>
          <table:table-cell table:formula="of:=IF(ISNUMBER((SEARCH(&quot;wiktoriańska&quot;;[.A541])));46;&quot;&quot;)">
            <text:p/>
          </table:table-cell>
          <table:table-cell table:formula="of:=IF(ISNUMBER((SEARCH(&quot;boho&quot;;[.A541])));47;&quot;&quot;)">
            <text:p/>
          </table:table-cell>
          <table:table-cell table:formula="of:=IF(ISNUMBER((SEARCH(&quot;studio&quot;;[.A541])));48;&quot;&quot;)">
            <text:p/>
          </table:table-cell>
          <table:table-cell table:formula="of:=IF(ISNUMBER((SEARCH(&quot;ternel&quot;;[.A541])));95;&quot;&quot;)">
            <text:p/>
          </table:table-cell>
          <table:table-cell table:formula="of:=IF(ISNUMBER((SEARCH(&quot;eclipse&quot;;[.A541])));93;&quot;&quot;)">
            <text:p/>
          </table:table-cell>
          <table:table-cell table:formula="of:=IF(ISNUMBER((SEARCH(&quot;fruit&quot;;[.A541])));100;&quot;&quot;)">
            <text:p/>
          </table:table-cell>
          <table:table-cell table:formula="of:=IF(ISNUMBER((SEARCH(&quot;jubil&quot;;[.A541])));112;&quot;&quot;)">
            <text:p/>
          </table:table-cell>
          <table:table-cell table:formula="of:=IF(ISNUMBER((SEARCH(&quot;flow&quot;;[.A541])));98;&quot;&quot;)">
            <text:p/>
          </table:table-cell>
          <table:table-cell table:formula="of:=CONCATENATE([.G541];&quot;,&quot;;[.H541];&quot;,&quot;;[.I541];&quot;,&quot;;[.J541];&quot;,&quot;;[.K541];&quot;,&quot;;[.L541];&quot;,&quot;;[.M541];&quot;,&quot;;[.N541];&quot;,&quot;;[.O541];&quot;,&quot;;[.P541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ckle - Stalowy pierścionek</text:p>
          </table:table-cell>
          <table:table-cell table:formula="of:=[.B541]"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08Shackle - Stalowy pierścionek.jpg</text:p>
          </table:table-cell>
          <table:table-cell table:formula="of:=IF(ISNUMBER((SEARCH(&quot;diament&quot;;[.A542])));19;&quot;&quot;)">
            <text:p/>
          </table:table-cell>
          <table:table-cell table:formula="of:=[.H541]" office:value-type="float" office:value="11" calcext:value-type="float">
            <text:p>11</text:p>
          </table:table-cell>
          <table:table-cell table:formula="of:=IF(ISNUMBER((SEARCH(&quot;wiktoriańska&quot;;[.A542])));46;&quot;&quot;)">
            <text:p/>
          </table:table-cell>
          <table:table-cell table:formula="of:=IF(ISNUMBER((SEARCH(&quot;boho&quot;;[.A542])));47;&quot;&quot;)">
            <text:p/>
          </table:table-cell>
          <table:table-cell table:formula="of:=IF(ISNUMBER((SEARCH(&quot;studio&quot;;[.A542])));48;&quot;&quot;)">
            <text:p/>
          </table:table-cell>
          <table:table-cell table:formula="of:=IF(ISNUMBER((SEARCH(&quot;ternel&quot;;[.A542])));95;&quot;&quot;)">
            <text:p/>
          </table:table-cell>
          <table:table-cell table:formula="of:=IF(ISNUMBER((SEARCH(&quot;eclipse&quot;;[.A542])));93;&quot;&quot;)">
            <text:p/>
          </table:table-cell>
          <table:table-cell table:formula="of:=IF(ISNUMBER((SEARCH(&quot;fruit&quot;;[.A542])));100;&quot;&quot;)">
            <text:p/>
          </table:table-cell>
          <table:table-cell table:formula="of:=IF(ISNUMBER((SEARCH(&quot;jubil&quot;;[.A542])));112;&quot;&quot;)">
            <text:p/>
          </table:table-cell>
          <table:table-cell table:formula="of:=IF(ISNUMBER((SEARCH(&quot;flow&quot;;[.A542])));98;&quot;&quot;)">
            <text:p/>
          </table:table-cell>
          <table:table-cell table:formula="of:=CONCATENATE([.G542];&quot;,&quot;;[.H542];&quot;,&quot;;[.I542];&quot;,&quot;;[.J542];&quot;,&quot;;[.K542];&quot;,&quot;;[.L542];&quot;,&quot;;[.M542];&quot;,&quot;;[.N542];&quot;,&quot;;[.O542];&quot;,&quot;;[.P542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ckle - Stalowy pierścionek</text:p>
          </table:table-cell>
          <table:table-cell table:formula="of:=[.B542]"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09Shackle - Stalowy pierścionek.jpg</text:p>
          </table:table-cell>
          <table:table-cell table:formula="of:=IF(ISNUMBER((SEARCH(&quot;diament&quot;;[.A543])));19;&quot;&quot;)">
            <text:p/>
          </table:table-cell>
          <table:table-cell table:formula="of:=[.H542]" office:value-type="float" office:value="11" calcext:value-type="float">
            <text:p>11</text:p>
          </table:table-cell>
          <table:table-cell table:formula="of:=IF(ISNUMBER((SEARCH(&quot;wiktoriańska&quot;;[.A543])));46;&quot;&quot;)">
            <text:p/>
          </table:table-cell>
          <table:table-cell table:formula="of:=IF(ISNUMBER((SEARCH(&quot;boho&quot;;[.A543])));47;&quot;&quot;)">
            <text:p/>
          </table:table-cell>
          <table:table-cell table:formula="of:=IF(ISNUMBER((SEARCH(&quot;studio&quot;;[.A543])));48;&quot;&quot;)">
            <text:p/>
          </table:table-cell>
          <table:table-cell table:formula="of:=IF(ISNUMBER((SEARCH(&quot;ternel&quot;;[.A543])));95;&quot;&quot;)">
            <text:p/>
          </table:table-cell>
          <table:table-cell table:formula="of:=IF(ISNUMBER((SEARCH(&quot;eclipse&quot;;[.A543])));93;&quot;&quot;)">
            <text:p/>
          </table:table-cell>
          <table:table-cell table:formula="of:=IF(ISNUMBER((SEARCH(&quot;fruit&quot;;[.A543])));100;&quot;&quot;)">
            <text:p/>
          </table:table-cell>
          <table:table-cell table:formula="of:=IF(ISNUMBER((SEARCH(&quot;jubil&quot;;[.A543])));112;&quot;&quot;)">
            <text:p/>
          </table:table-cell>
          <table:table-cell table:formula="of:=IF(ISNUMBER((SEARCH(&quot;flow&quot;;[.A543])));98;&quot;&quot;)">
            <text:p/>
          </table:table-cell>
          <table:table-cell table:formula="of:=CONCATENATE([.G543];&quot;,&quot;;[.H543];&quot;,&quot;;[.I543];&quot;,&quot;;[.J543];&quot;,&quot;;[.K543];&quot;,&quot;;[.L543];&quot;,&quot;;[.M543];&quot;,&quot;;[.N543];&quot;,&quot;;[.O543];&quot;,&quot;;[.P543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yle - srebrny pierścionek </text:p>
          </table:table-cell>
          <table:table-cell table:formula="of:=[.B543]"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10Motyle - srebrny pierścionek .jpg</text:p>
          </table:table-cell>
          <table:table-cell table:formula="of:=IF(ISNUMBER((SEARCH(&quot;diament&quot;;[.A544])));19;&quot;&quot;)">
            <text:p/>
          </table:table-cell>
          <table:table-cell table:formula="of:=[.H543]" office:value-type="float" office:value="11" calcext:value-type="float">
            <text:p>11</text:p>
          </table:table-cell>
          <table:table-cell table:formula="of:=IF(ISNUMBER((SEARCH(&quot;wiktoriańska&quot;;[.A544])));46;&quot;&quot;)">
            <text:p/>
          </table:table-cell>
          <table:table-cell table:formula="of:=IF(ISNUMBER((SEARCH(&quot;boho&quot;;[.A544])));47;&quot;&quot;)">
            <text:p/>
          </table:table-cell>
          <table:table-cell table:formula="of:=IF(ISNUMBER((SEARCH(&quot;studio&quot;;[.A544])));48;&quot;&quot;)">
            <text:p/>
          </table:table-cell>
          <table:table-cell table:formula="of:=IF(ISNUMBER((SEARCH(&quot;ternel&quot;;[.A544])));95;&quot;&quot;)">
            <text:p/>
          </table:table-cell>
          <table:table-cell table:formula="of:=IF(ISNUMBER((SEARCH(&quot;eclipse&quot;;[.A544])));93;&quot;&quot;)">
            <text:p/>
          </table:table-cell>
          <table:table-cell table:formula="of:=IF(ISNUMBER((SEARCH(&quot;fruit&quot;;[.A544])));100;&quot;&quot;)">
            <text:p/>
          </table:table-cell>
          <table:table-cell table:formula="of:=IF(ISNUMBER((SEARCH(&quot;jubil&quot;;[.A544])));112;&quot;&quot;)">
            <text:p/>
          </table:table-cell>
          <table:table-cell table:formula="of:=IF(ISNUMBER((SEARCH(&quot;flow&quot;;[.A544])));98;&quot;&quot;)">
            <text:p/>
          </table:table-cell>
          <table:table-cell table:formula="of:=CONCATENATE([.G544];&quot;,&quot;;[.H544];&quot;,&quot;;[.I544];&quot;,&quot;;[.J544];&quot;,&quot;;[.K544];&quot;,&quot;;[.L544];&quot;,&quot;;[.M544];&quot;,&quot;;[.N544];&quot;,&quot;;[.O544];&quot;,&quot;;[.P544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szmaragdami </text:p>
          </table:table-cell>
          <table:table-cell table:formula="of:=[.B544]"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11Kolekcja Wiktoriańska - pierścionek z szmaragdami .jpg</text:p>
          </table:table-cell>
          <table:table-cell table:formula="of:=IF(ISNUMBER((SEARCH(&quot;diament&quot;;[.A545])));19;&quot;&quot;)">
            <text:p/>
          </table:table-cell>
          <table:table-cell table:formula="of:=[.H544]" office:value-type="float" office:value="11" calcext:value-type="float">
            <text:p>11</text:p>
          </table:table-cell>
          <table:table-cell table:formula="of:=IF(ISNUMBER((SEARCH(&quot;wiktoriańska&quot;;[.A545])));46;&quot;&quot;)" office:value-type="float" office:value="46" calcext:value-type="float">
            <text:p>46</text:p>
          </table:table-cell>
          <table:table-cell table:formula="of:=IF(ISNUMBER((SEARCH(&quot;boho&quot;;[.A545])));47;&quot;&quot;)">
            <text:p/>
          </table:table-cell>
          <table:table-cell table:formula="of:=IF(ISNUMBER((SEARCH(&quot;studio&quot;;[.A545])));48;&quot;&quot;)">
            <text:p/>
          </table:table-cell>
          <table:table-cell table:formula="of:=IF(ISNUMBER((SEARCH(&quot;ternel&quot;;[.A545])));95;&quot;&quot;)">
            <text:p/>
          </table:table-cell>
          <table:table-cell table:formula="of:=IF(ISNUMBER((SEARCH(&quot;eclipse&quot;;[.A545])));93;&quot;&quot;)">
            <text:p/>
          </table:table-cell>
          <table:table-cell table:formula="of:=IF(ISNUMBER((SEARCH(&quot;fruit&quot;;[.A545])));100;&quot;&quot;)">
            <text:p/>
          </table:table-cell>
          <table:table-cell table:formula="of:=IF(ISNUMBER((SEARCH(&quot;jubil&quot;;[.A545])));112;&quot;&quot;)">
            <text:p/>
          </table:table-cell>
          <table:table-cell table:formula="of:=IF(ISNUMBER((SEARCH(&quot;flow&quot;;[.A545])));98;&quot;&quot;)">
            <text:p/>
          </table:table-cell>
          <table:table-cell table:formula="of:=CONCATENATE([.G545];&quot;,&quot;;[.H545];&quot;,&quot;;[.I545];&quot;,&quot;;[.J545];&quot;,&quot;;[.K545];&quot;,&quot;;[.L545];&quot;,&quot;;[.M545];&quot;,&quot;;[.N545];&quot;,&quot;;[.O545];&quot;,&quot;;[.P545])" office:value-type="string" office:string-value=",11,46,,,,,,," calcext:value-type="string">
            <text:p>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</text:p>
          </table:table-cell>
          <table:table-cell table:formula="of:=[.B545]"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12Złoty pierścionek.jpg</text:p>
          </table:table-cell>
          <table:table-cell table:formula="of:=IF(ISNUMBER((SEARCH(&quot;diament&quot;;[.A546])));19;&quot;&quot;)">
            <text:p/>
          </table:table-cell>
          <table:table-cell table:formula="of:=[.H545]" office:value-type="float" office:value="11" calcext:value-type="float">
            <text:p>11</text:p>
          </table:table-cell>
          <table:table-cell table:formula="of:=IF(ISNUMBER((SEARCH(&quot;wiktoriańska&quot;;[.A546])));46;&quot;&quot;)">
            <text:p/>
          </table:table-cell>
          <table:table-cell table:formula="of:=IF(ISNUMBER((SEARCH(&quot;boho&quot;;[.A546])));47;&quot;&quot;)">
            <text:p/>
          </table:table-cell>
          <table:table-cell table:formula="of:=IF(ISNUMBER((SEARCH(&quot;studio&quot;;[.A546])));48;&quot;&quot;)">
            <text:p/>
          </table:table-cell>
          <table:table-cell table:formula="of:=IF(ISNUMBER((SEARCH(&quot;ternel&quot;;[.A546])));95;&quot;&quot;)">
            <text:p/>
          </table:table-cell>
          <table:table-cell table:formula="of:=IF(ISNUMBER((SEARCH(&quot;eclipse&quot;;[.A546])));93;&quot;&quot;)">
            <text:p/>
          </table:table-cell>
          <table:table-cell table:formula="of:=IF(ISNUMBER((SEARCH(&quot;fruit&quot;;[.A546])));100;&quot;&quot;)">
            <text:p/>
          </table:table-cell>
          <table:table-cell table:formula="of:=IF(ISNUMBER((SEARCH(&quot;jubil&quot;;[.A546])));112;&quot;&quot;)">
            <text:p/>
          </table:table-cell>
          <table:table-cell table:formula="of:=IF(ISNUMBER((SEARCH(&quot;flow&quot;;[.A546])));98;&quot;&quot;)">
            <text:p/>
          </table:table-cell>
          <table:table-cell table:formula="of:=CONCATENATE([.G546];&quot;,&quot;;[.H546];&quot;,&quot;;[.I546];&quot;,&quot;;[.J546];&quot;,&quot;;[.K546];&quot;,&quot;;[.L546];&quot;,&quot;;[.M546];&quot;,&quot;;[.N546];&quot;,&quot;;[.O546];&quot;,&quot;;[.P546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</text:p>
          </table:table-cell>
          <table:table-cell table:formula="of:=[.B546]"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13Złoty pierścionek.jpg</text:p>
          </table:table-cell>
          <table:table-cell table:formula="of:=IF(ISNUMBER((SEARCH(&quot;diament&quot;;[.A547])));19;&quot;&quot;)">
            <text:p/>
          </table:table-cell>
          <table:table-cell table:formula="of:=[.H546]" office:value-type="float" office:value="11" calcext:value-type="float">
            <text:p>11</text:p>
          </table:table-cell>
          <table:table-cell table:formula="of:=IF(ISNUMBER((SEARCH(&quot;wiktoriańska&quot;;[.A547])));46;&quot;&quot;)">
            <text:p/>
          </table:table-cell>
          <table:table-cell table:formula="of:=IF(ISNUMBER((SEARCH(&quot;boho&quot;;[.A547])));47;&quot;&quot;)">
            <text:p/>
          </table:table-cell>
          <table:table-cell table:formula="of:=IF(ISNUMBER((SEARCH(&quot;studio&quot;;[.A547])));48;&quot;&quot;)">
            <text:p/>
          </table:table-cell>
          <table:table-cell table:formula="of:=IF(ISNUMBER((SEARCH(&quot;ternel&quot;;[.A547])));95;&quot;&quot;)">
            <text:p/>
          </table:table-cell>
          <table:table-cell table:formula="of:=IF(ISNUMBER((SEARCH(&quot;eclipse&quot;;[.A547])));93;&quot;&quot;)">
            <text:p/>
          </table:table-cell>
          <table:table-cell table:formula="of:=IF(ISNUMBER((SEARCH(&quot;fruit&quot;;[.A547])));100;&quot;&quot;)">
            <text:p/>
          </table:table-cell>
          <table:table-cell table:formula="of:=IF(ISNUMBER((SEARCH(&quot;jubil&quot;;[.A547])));112;&quot;&quot;)">
            <text:p/>
          </table:table-cell>
          <table:table-cell table:formula="of:=IF(ISNUMBER((SEARCH(&quot;flow&quot;;[.A547])));98;&quot;&quot;)">
            <text:p/>
          </table:table-cell>
          <table:table-cell table:formula="of:=CONCATENATE([.G547];&quot;,&quot;;[.H547];&quot;,&quot;;[.I547];&quot;,&quot;;[.J547];&quot;,&quot;;[.K547];&quot;,&quot;;[.L547];&quot;,&quot;;[.M547];&quot;,&quot;;[.N547];&quot;,&quot;;[.O547];&quot;,&quot;;[.P547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diak - srebrny pierścionek </text:p>
          </table:table-cell>
          <table:table-cell table:formula="of:=[.B547]"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14Zodiak - srebrny pierścionek .jpg</text:p>
          </table:table-cell>
          <table:table-cell table:formula="of:=IF(ISNUMBER((SEARCH(&quot;diament&quot;;[.A548])));19;&quot;&quot;)">
            <text:p/>
          </table:table-cell>
          <table:table-cell table:formula="of:=[.H547]" office:value-type="float" office:value="11" calcext:value-type="float">
            <text:p>11</text:p>
          </table:table-cell>
          <table:table-cell table:formula="of:=IF(ISNUMBER((SEARCH(&quot;wiktoriańska&quot;;[.A548])));46;&quot;&quot;)">
            <text:p/>
          </table:table-cell>
          <table:table-cell table:formula="of:=IF(ISNUMBER((SEARCH(&quot;boho&quot;;[.A548])));47;&quot;&quot;)">
            <text:p/>
          </table:table-cell>
          <table:table-cell table:formula="of:=IF(ISNUMBER((SEARCH(&quot;studio&quot;;[.A548])));48;&quot;&quot;)">
            <text:p/>
          </table:table-cell>
          <table:table-cell table:formula="of:=IF(ISNUMBER((SEARCH(&quot;ternel&quot;;[.A548])));95;&quot;&quot;)">
            <text:p/>
          </table:table-cell>
          <table:table-cell table:formula="of:=IF(ISNUMBER((SEARCH(&quot;eclipse&quot;;[.A548])));93;&quot;&quot;)">
            <text:p/>
          </table:table-cell>
          <table:table-cell table:formula="of:=IF(ISNUMBER((SEARCH(&quot;fruit&quot;;[.A548])));100;&quot;&quot;)">
            <text:p/>
          </table:table-cell>
          <table:table-cell table:formula="of:=IF(ISNUMBER((SEARCH(&quot;jubil&quot;;[.A548])));112;&quot;&quot;)">
            <text:p/>
          </table:table-cell>
          <table:table-cell table:formula="of:=IF(ISNUMBER((SEARCH(&quot;flow&quot;;[.A548])));98;&quot;&quot;)">
            <text:p/>
          </table:table-cell>
          <table:table-cell table:formula="of:=CONCATENATE([.G548];&quot;,&quot;;[.H548];&quot;,&quot;;[.I548];&quot;,&quot;;[.J548];&quot;,&quot;;[.K548];&quot;,&quot;;[.L548];&quot;,&quot;;[.M548];&quot;,&quot;;[.N548];&quot;,&quot;;[.O548];&quot;,&quot;;[.P548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ścionek z diamentami</text:p>
          </table:table-cell>
          <table:table-cell table:formula="of:=[.B548]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15Pierścionek z diamentami.jpg</text:p>
          </table:table-cell>
          <table:table-cell table:formula="of:=IF(ISNUMBER((SEARCH(&quot;diament&quot;;[.A549])));19;&quot;&quot;)" office:value-type="float" office:value="19" calcext:value-type="float">
            <text:p>19</text:p>
          </table:table-cell>
          <table:table-cell table:formula="of:=[.H548]" office:value-type="float" office:value="11" calcext:value-type="float">
            <text:p>11</text:p>
          </table:table-cell>
          <table:table-cell table:formula="of:=IF(ISNUMBER((SEARCH(&quot;wiktoriańska&quot;;[.A549])));46;&quot;&quot;)">
            <text:p/>
          </table:table-cell>
          <table:table-cell table:formula="of:=IF(ISNUMBER((SEARCH(&quot;boho&quot;;[.A549])));47;&quot;&quot;)">
            <text:p/>
          </table:table-cell>
          <table:table-cell table:formula="of:=IF(ISNUMBER((SEARCH(&quot;studio&quot;;[.A549])));48;&quot;&quot;)">
            <text:p/>
          </table:table-cell>
          <table:table-cell table:formula="of:=IF(ISNUMBER((SEARCH(&quot;ternel&quot;;[.A549])));95;&quot;&quot;)">
            <text:p/>
          </table:table-cell>
          <table:table-cell table:formula="of:=IF(ISNUMBER((SEARCH(&quot;eclipse&quot;;[.A549])));93;&quot;&quot;)">
            <text:p/>
          </table:table-cell>
          <table:table-cell table:formula="of:=IF(ISNUMBER((SEARCH(&quot;fruit&quot;;[.A549])));100;&quot;&quot;)">
            <text:p/>
          </table:table-cell>
          <table:table-cell table:formula="of:=IF(ISNUMBER((SEARCH(&quot;jubil&quot;;[.A549])));112;&quot;&quot;)">
            <text:p/>
          </table:table-cell>
          <table:table-cell table:formula="of:=IF(ISNUMBER((SEARCH(&quot;flow&quot;;[.A549])));98;&quot;&quot;)">
            <text:p/>
          </table:table-cell>
          <table:table-cell table:formula="of:=CONCATENATE([.G549];&quot;,&quot;;[.H549];&quot;,&quot;;[.I549];&quot;,&quot;;[.J549];&quot;,&quot;;[.K549];&quot;,&quot;;[.L549];&quot;,&quot;;[.M549];&quot;,&quot;;[.N549];&quot;,&quot;;[.O549];&quot;,&quot;;[.P549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</text:p>
          </table:table-cell>
          <table:table-cell table:formula="of:=[.B549]"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2595" calcext:value-type="float">
            <text:p>25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16Złoty pierścionek.jpg</text:p>
          </table:table-cell>
          <table:table-cell table:formula="of:=IF(ISNUMBER((SEARCH(&quot;diament&quot;;[.A550])));19;&quot;&quot;)">
            <text:p/>
          </table:table-cell>
          <table:table-cell table:formula="of:=[.H549]" office:value-type="float" office:value="11" calcext:value-type="float">
            <text:p>11</text:p>
          </table:table-cell>
          <table:table-cell table:formula="of:=IF(ISNUMBER((SEARCH(&quot;wiktoriańska&quot;;[.A550])));46;&quot;&quot;)">
            <text:p/>
          </table:table-cell>
          <table:table-cell table:formula="of:=IF(ISNUMBER((SEARCH(&quot;boho&quot;;[.A550])));47;&quot;&quot;)">
            <text:p/>
          </table:table-cell>
          <table:table-cell table:formula="of:=IF(ISNUMBER((SEARCH(&quot;studio&quot;;[.A550])));48;&quot;&quot;)">
            <text:p/>
          </table:table-cell>
          <table:table-cell table:formula="of:=IF(ISNUMBER((SEARCH(&quot;ternel&quot;;[.A550])));95;&quot;&quot;)">
            <text:p/>
          </table:table-cell>
          <table:table-cell table:formula="of:=IF(ISNUMBER((SEARCH(&quot;eclipse&quot;;[.A550])));93;&quot;&quot;)">
            <text:p/>
          </table:table-cell>
          <table:table-cell table:formula="of:=IF(ISNUMBER((SEARCH(&quot;fruit&quot;;[.A550])));100;&quot;&quot;)">
            <text:p/>
          </table:table-cell>
          <table:table-cell table:formula="of:=IF(ISNUMBER((SEARCH(&quot;jubil&quot;;[.A550])));112;&quot;&quot;)">
            <text:p/>
          </table:table-cell>
          <table:table-cell table:formula="of:=IF(ISNUMBER((SEARCH(&quot;flow&quot;;[.A550])));98;&quot;&quot;)">
            <text:p/>
          </table:table-cell>
          <table:table-cell table:formula="of:=CONCATENATE([.G550];&quot;,&quot;;[.H550];&quot;,&quot;;[.I550];&quot;,&quot;;[.J550];&quot;,&quot;;[.K550];&quot;,&quot;;[.L550];&quot;,&quot;;[.M550];&quot;,&quot;;[.N550];&quot;,&quot;;[.O550];&quot;,&quot;;[.P550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</text:p>
          </table:table-cell>
          <table:table-cell table:formula="of:=[.B550]"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17Złoty pierścionek.jpg</text:p>
          </table:table-cell>
          <table:table-cell table:formula="of:=IF(ISNUMBER((SEARCH(&quot;diament&quot;;[.A551])));19;&quot;&quot;)">
            <text:p/>
          </table:table-cell>
          <table:table-cell table:formula="of:=[.H550]" office:value-type="float" office:value="11" calcext:value-type="float">
            <text:p>11</text:p>
          </table:table-cell>
          <table:table-cell table:formula="of:=IF(ISNUMBER((SEARCH(&quot;wiktoriańska&quot;;[.A551])));46;&quot;&quot;)">
            <text:p/>
          </table:table-cell>
          <table:table-cell table:formula="of:=IF(ISNUMBER((SEARCH(&quot;boho&quot;;[.A551])));47;&quot;&quot;)">
            <text:p/>
          </table:table-cell>
          <table:table-cell table:formula="of:=IF(ISNUMBER((SEARCH(&quot;studio&quot;;[.A551])));48;&quot;&quot;)">
            <text:p/>
          </table:table-cell>
          <table:table-cell table:formula="of:=IF(ISNUMBER((SEARCH(&quot;ternel&quot;;[.A551])));95;&quot;&quot;)">
            <text:p/>
          </table:table-cell>
          <table:table-cell table:formula="of:=IF(ISNUMBER((SEARCH(&quot;eclipse&quot;;[.A551])));93;&quot;&quot;)">
            <text:p/>
          </table:table-cell>
          <table:table-cell table:formula="of:=IF(ISNUMBER((SEARCH(&quot;fruit&quot;;[.A551])));100;&quot;&quot;)">
            <text:p/>
          </table:table-cell>
          <table:table-cell table:formula="of:=IF(ISNUMBER((SEARCH(&quot;jubil&quot;;[.A551])));112;&quot;&quot;)">
            <text:p/>
          </table:table-cell>
          <table:table-cell table:formula="of:=IF(ISNUMBER((SEARCH(&quot;flow&quot;;[.A551])));98;&quot;&quot;)">
            <text:p/>
          </table:table-cell>
          <table:table-cell table:formula="of:=CONCATENATE([.G551];&quot;,&quot;;[.H551];&quot;,&quot;;[.I551];&quot;,&quot;;[.J551];&quot;,&quot;;[.K551];&quot;,&quot;;[.L551];&quot;,&quot;;[.M551];&quot;,&quot;;[.N551];&quot;,&quot;;[.O551];&quot;,&quot;;[.P551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</text:p>
          </table:table-cell>
          <table:table-cell table:formula="of:=[.B551]"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18Złoty pierścionek.jpg</text:p>
          </table:table-cell>
          <table:table-cell table:formula="of:=IF(ISNUMBER((SEARCH(&quot;diament&quot;;[.A552])));19;&quot;&quot;)">
            <text:p/>
          </table:table-cell>
          <table:table-cell table:formula="of:=[.H551]" office:value-type="float" office:value="11" calcext:value-type="float">
            <text:p>11</text:p>
          </table:table-cell>
          <table:table-cell table:formula="of:=IF(ISNUMBER((SEARCH(&quot;wiktoriańska&quot;;[.A552])));46;&quot;&quot;)">
            <text:p/>
          </table:table-cell>
          <table:table-cell table:formula="of:=IF(ISNUMBER((SEARCH(&quot;boho&quot;;[.A552])));47;&quot;&quot;)">
            <text:p/>
          </table:table-cell>
          <table:table-cell table:formula="of:=IF(ISNUMBER((SEARCH(&quot;studio&quot;;[.A552])));48;&quot;&quot;)">
            <text:p/>
          </table:table-cell>
          <table:table-cell table:formula="of:=IF(ISNUMBER((SEARCH(&quot;ternel&quot;;[.A552])));95;&quot;&quot;)">
            <text:p/>
          </table:table-cell>
          <table:table-cell table:formula="of:=IF(ISNUMBER((SEARCH(&quot;eclipse&quot;;[.A552])));93;&quot;&quot;)">
            <text:p/>
          </table:table-cell>
          <table:table-cell table:formula="of:=IF(ISNUMBER((SEARCH(&quot;fruit&quot;;[.A552])));100;&quot;&quot;)">
            <text:p/>
          </table:table-cell>
          <table:table-cell table:formula="of:=IF(ISNUMBER((SEARCH(&quot;jubil&quot;;[.A552])));112;&quot;&quot;)">
            <text:p/>
          </table:table-cell>
          <table:table-cell table:formula="of:=IF(ISNUMBER((SEARCH(&quot;flow&quot;;[.A552])));98;&quot;&quot;)">
            <text:p/>
          </table:table-cell>
          <table:table-cell table:formula="of:=CONCATENATE([.G552];&quot;,&quot;;[.H552];&quot;,&quot;;[.I552];&quot;,&quot;;[.J552];&quot;,&quot;;[.K552];&quot;,&quot;;[.L552];&quot;,&quot;;[.M552];&quot;,&quot;;[.N552];&quot;,&quot;;[.O552];&quot;,&quot;;[.P552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pierścionek z szafirami</text:p>
          </table:table-cell>
          <table:table-cell table:formula="of:=[.B552]"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19Kolekcja Wiktoriańska - pierścionek z szafirami.jpg</text:p>
          </table:table-cell>
          <table:table-cell table:formula="of:=IF(ISNUMBER((SEARCH(&quot;diament&quot;;[.A553])));19;&quot;&quot;)">
            <text:p/>
          </table:table-cell>
          <table:table-cell table:formula="of:=[.H552]" office:value-type="float" office:value="11" calcext:value-type="float">
            <text:p>11</text:p>
          </table:table-cell>
          <table:table-cell table:formula="of:=IF(ISNUMBER((SEARCH(&quot;wiktoriańska&quot;;[.A553])));46;&quot;&quot;)" office:value-type="float" office:value="46" calcext:value-type="float">
            <text:p>46</text:p>
          </table:table-cell>
          <table:table-cell table:formula="of:=IF(ISNUMBER((SEARCH(&quot;boho&quot;;[.A553])));47;&quot;&quot;)">
            <text:p/>
          </table:table-cell>
          <table:table-cell table:formula="of:=IF(ISNUMBER((SEARCH(&quot;studio&quot;;[.A553])));48;&quot;&quot;)">
            <text:p/>
          </table:table-cell>
          <table:table-cell table:formula="of:=IF(ISNUMBER((SEARCH(&quot;ternel&quot;;[.A553])));95;&quot;&quot;)">
            <text:p/>
          </table:table-cell>
          <table:table-cell table:formula="of:=IF(ISNUMBER((SEARCH(&quot;eclipse&quot;;[.A553])));93;&quot;&quot;)">
            <text:p/>
          </table:table-cell>
          <table:table-cell table:formula="of:=IF(ISNUMBER((SEARCH(&quot;fruit&quot;;[.A553])));100;&quot;&quot;)">
            <text:p/>
          </table:table-cell>
          <table:table-cell table:formula="of:=IF(ISNUMBER((SEARCH(&quot;jubil&quot;;[.A553])));112;&quot;&quot;)">
            <text:p/>
          </table:table-cell>
          <table:table-cell table:formula="of:=IF(ISNUMBER((SEARCH(&quot;flow&quot;;[.A553])));98;&quot;&quot;)">
            <text:p/>
          </table:table-cell>
          <table:table-cell table:formula="of:=CONCATENATE([.G553];&quot;,&quot;;[.H553];&quot;,&quot;;[.I553];&quot;,&quot;;[.J553];&quot;,&quot;;[.K553];&quot;,&quot;;[.L553];&quot;,&quot;;[.M553];&quot;,&quot;;[.N553];&quot;,&quot;;[.O553];&quot;,&quot;;[.P553])" office:value-type="string" office:string-value=",11,46,,,,,,," calcext:value-type="string">
            <text:p>,11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y pierścionek z cyrkoniami</text:p>
          </table:table-cell>
          <table:table-cell table:formula="of:=[.B553]"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20Srebrny pierścionek z cyrkoniami.jpg</text:p>
          </table:table-cell>
          <table:table-cell table:formula="of:=IF(ISNUMBER((SEARCH(&quot;diament&quot;;[.A554])));19;&quot;&quot;)">
            <text:p/>
          </table:table-cell>
          <table:table-cell table:formula="of:=[.H553]" office:value-type="float" office:value="11" calcext:value-type="float">
            <text:p>11</text:p>
          </table:table-cell>
          <table:table-cell table:formula="of:=IF(ISNUMBER((SEARCH(&quot;wiktoriańska&quot;;[.A554])));46;&quot;&quot;)">
            <text:p/>
          </table:table-cell>
          <table:table-cell table:formula="of:=IF(ISNUMBER((SEARCH(&quot;boho&quot;;[.A554])));47;&quot;&quot;)">
            <text:p/>
          </table:table-cell>
          <table:table-cell table:formula="of:=IF(ISNUMBER((SEARCH(&quot;studio&quot;;[.A554])));48;&quot;&quot;)">
            <text:p/>
          </table:table-cell>
          <table:table-cell table:formula="of:=IF(ISNUMBER((SEARCH(&quot;ternel&quot;;[.A554])));95;&quot;&quot;)">
            <text:p/>
          </table:table-cell>
          <table:table-cell table:formula="of:=IF(ISNUMBER((SEARCH(&quot;eclipse&quot;;[.A554])));93;&quot;&quot;)">
            <text:p/>
          </table:table-cell>
          <table:table-cell table:formula="of:=IF(ISNUMBER((SEARCH(&quot;fruit&quot;;[.A554])));100;&quot;&quot;)">
            <text:p/>
          </table:table-cell>
          <table:table-cell table:formula="of:=IF(ISNUMBER((SEARCH(&quot;jubil&quot;;[.A554])));112;&quot;&quot;)">
            <text:p/>
          </table:table-cell>
          <table:table-cell table:formula="of:=IF(ISNUMBER((SEARCH(&quot;flow&quot;;[.A554])));98;&quot;&quot;)">
            <text:p/>
          </table:table-cell>
          <table:table-cell table:formula="of:=CONCATENATE([.G554];&quot;,&quot;;[.H554];&quot;,&quot;;[.I554];&quot;,&quot;;[.J554];&quot;,&quot;;[.K554];&quot;,&quot;;[.L554];&quot;,&quot;;[.M554];&quot;,&quot;;[.N554];&quot;,&quot;;[.O554];&quot;,&quot;;[.P554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</text:p>
          </table:table-cell>
          <table:table-cell table:formula="of:=[.B554]"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21Złoty pierścionek.jpg</text:p>
          </table:table-cell>
          <table:table-cell table:formula="of:=IF(ISNUMBER((SEARCH(&quot;diament&quot;;[.A555])));19;&quot;&quot;)">
            <text:p/>
          </table:table-cell>
          <table:table-cell table:formula="of:=[.H554]" office:value-type="float" office:value="11" calcext:value-type="float">
            <text:p>11</text:p>
          </table:table-cell>
          <table:table-cell table:formula="of:=IF(ISNUMBER((SEARCH(&quot;wiktoriańska&quot;;[.A555])));46;&quot;&quot;)">
            <text:p/>
          </table:table-cell>
          <table:table-cell table:formula="of:=IF(ISNUMBER((SEARCH(&quot;boho&quot;;[.A555])));47;&quot;&quot;)">
            <text:p/>
          </table:table-cell>
          <table:table-cell table:formula="of:=IF(ISNUMBER((SEARCH(&quot;studio&quot;;[.A555])));48;&quot;&quot;)">
            <text:p/>
          </table:table-cell>
          <table:table-cell table:formula="of:=IF(ISNUMBER((SEARCH(&quot;ternel&quot;;[.A555])));95;&quot;&quot;)">
            <text:p/>
          </table:table-cell>
          <table:table-cell table:formula="of:=IF(ISNUMBER((SEARCH(&quot;eclipse&quot;;[.A555])));93;&quot;&quot;)">
            <text:p/>
          </table:table-cell>
          <table:table-cell table:formula="of:=IF(ISNUMBER((SEARCH(&quot;fruit&quot;;[.A555])));100;&quot;&quot;)">
            <text:p/>
          </table:table-cell>
          <table:table-cell table:formula="of:=IF(ISNUMBER((SEARCH(&quot;jubil&quot;;[.A555])));112;&quot;&quot;)">
            <text:p/>
          </table:table-cell>
          <table:table-cell table:formula="of:=IF(ISNUMBER((SEARCH(&quot;flow&quot;;[.A555])));98;&quot;&quot;)">
            <text:p/>
          </table:table-cell>
          <table:table-cell table:formula="of:=CONCATENATE([.G555];&quot;,&quot;;[.H555];&quot;,&quot;;[.I555];&quot;,&quot;;[.J555];&quot;,&quot;;[.K555];&quot;,&quot;;[.L555];&quot;,&quot;;[.M555];&quot;,&quot;;[.N555];&quot;,&quot;;[.O555];&quot;,&quot;;[.P555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</text:p>
          </table:table-cell>
          <table:table-cell table:formula="of:=[.B555]"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3095" calcext:value-type="float">
            <text:p>30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22Złoty pierścionek.jpg</text:p>
          </table:table-cell>
          <table:table-cell table:formula="of:=IF(ISNUMBER((SEARCH(&quot;diament&quot;;[.A556])));19;&quot;&quot;)">
            <text:p/>
          </table:table-cell>
          <table:table-cell table:formula="of:=[.H555]" office:value-type="float" office:value="11" calcext:value-type="float">
            <text:p>11</text:p>
          </table:table-cell>
          <table:table-cell table:formula="of:=IF(ISNUMBER((SEARCH(&quot;wiktoriańska&quot;;[.A556])));46;&quot;&quot;)">
            <text:p/>
          </table:table-cell>
          <table:table-cell table:formula="of:=IF(ISNUMBER((SEARCH(&quot;boho&quot;;[.A556])));47;&quot;&quot;)">
            <text:p/>
          </table:table-cell>
          <table:table-cell table:formula="of:=IF(ISNUMBER((SEARCH(&quot;studio&quot;;[.A556])));48;&quot;&quot;)">
            <text:p/>
          </table:table-cell>
          <table:table-cell table:formula="of:=IF(ISNUMBER((SEARCH(&quot;ternel&quot;;[.A556])));95;&quot;&quot;)">
            <text:p/>
          </table:table-cell>
          <table:table-cell table:formula="of:=IF(ISNUMBER((SEARCH(&quot;eclipse&quot;;[.A556])));93;&quot;&quot;)">
            <text:p/>
          </table:table-cell>
          <table:table-cell table:formula="of:=IF(ISNUMBER((SEARCH(&quot;fruit&quot;;[.A556])));100;&quot;&quot;)">
            <text:p/>
          </table:table-cell>
          <table:table-cell table:formula="of:=IF(ISNUMBER((SEARCH(&quot;jubil&quot;;[.A556])));112;&quot;&quot;)">
            <text:p/>
          </table:table-cell>
          <table:table-cell table:formula="of:=IF(ISNUMBER((SEARCH(&quot;flow&quot;;[.A556])));98;&quot;&quot;)">
            <text:p/>
          </table:table-cell>
          <table:table-cell table:formula="of:=CONCATENATE([.G556];&quot;,&quot;;[.H556];&quot;,&quot;;[.I556];&quot;,&quot;;[.J556];&quot;,&quot;;[.K556];&quot;,&quot;;[.L556];&quot;,&quot;;[.M556];&quot;,&quot;;[.N556];&quot;,&quot;;[.O556];&quot;,&quot;;[.P556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</text:p>
          </table:table-cell>
          <table:table-cell table:formula="of:=[.B556]"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23Złoty pierścionek.jpg</text:p>
          </table:table-cell>
          <table:table-cell table:formula="of:=IF(ISNUMBER((SEARCH(&quot;diament&quot;;[.A557])));19;&quot;&quot;)">
            <text:p/>
          </table:table-cell>
          <table:table-cell table:formula="of:=[.H556]" office:value-type="float" office:value="11" calcext:value-type="float">
            <text:p>11</text:p>
          </table:table-cell>
          <table:table-cell table:formula="of:=IF(ISNUMBER((SEARCH(&quot;wiktoriańska&quot;;[.A557])));46;&quot;&quot;)">
            <text:p/>
          </table:table-cell>
          <table:table-cell table:formula="of:=IF(ISNUMBER((SEARCH(&quot;boho&quot;;[.A557])));47;&quot;&quot;)">
            <text:p/>
          </table:table-cell>
          <table:table-cell table:formula="of:=IF(ISNUMBER((SEARCH(&quot;studio&quot;;[.A557])));48;&quot;&quot;)">
            <text:p/>
          </table:table-cell>
          <table:table-cell table:formula="of:=IF(ISNUMBER((SEARCH(&quot;ternel&quot;;[.A557])));95;&quot;&quot;)">
            <text:p/>
          </table:table-cell>
          <table:table-cell table:formula="of:=IF(ISNUMBER((SEARCH(&quot;eclipse&quot;;[.A557])));93;&quot;&quot;)">
            <text:p/>
          </table:table-cell>
          <table:table-cell table:formula="of:=IF(ISNUMBER((SEARCH(&quot;fruit&quot;;[.A557])));100;&quot;&quot;)">
            <text:p/>
          </table:table-cell>
          <table:table-cell table:formula="of:=IF(ISNUMBER((SEARCH(&quot;jubil&quot;;[.A557])));112;&quot;&quot;)">
            <text:p/>
          </table:table-cell>
          <table:table-cell table:formula="of:=IF(ISNUMBER((SEARCH(&quot;flow&quot;;[.A557])));98;&quot;&quot;)">
            <text:p/>
          </table:table-cell>
          <table:table-cell table:formula="of:=CONCATENATE([.G557];&quot;,&quot;;[.H557];&quot;,&quot;;[.I557];&quot;,&quot;;[.J557];&quot;,&quot;;[.K557];&quot;,&quot;;[.L557];&quot;,&quot;;[.M557];&quot;,&quot;;[.N557];&quot;,&quot;;[.O557];&quot;,&quot;;[.P557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ścionek z diamentami i rubinami</text:p>
          </table:table-cell>
          <table:table-cell table:formula="of:=[.B557]"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24Pierścionek z diamentami i rubinami.jpg</text:p>
          </table:table-cell>
          <table:table-cell table:formula="of:=IF(ISNUMBER((SEARCH(&quot;diament&quot;;[.A558])));19;&quot;&quot;)" office:value-type="float" office:value="19" calcext:value-type="float">
            <text:p>19</text:p>
          </table:table-cell>
          <table:table-cell table:formula="of:=[.H557]" office:value-type="float" office:value="11" calcext:value-type="float">
            <text:p>11</text:p>
          </table:table-cell>
          <table:table-cell table:formula="of:=IF(ISNUMBER((SEARCH(&quot;wiktoriańska&quot;;[.A558])));46;&quot;&quot;)">
            <text:p/>
          </table:table-cell>
          <table:table-cell table:formula="of:=IF(ISNUMBER((SEARCH(&quot;boho&quot;;[.A558])));47;&quot;&quot;)">
            <text:p/>
          </table:table-cell>
          <table:table-cell table:formula="of:=IF(ISNUMBER((SEARCH(&quot;studio&quot;;[.A558])));48;&quot;&quot;)">
            <text:p/>
          </table:table-cell>
          <table:table-cell table:formula="of:=IF(ISNUMBER((SEARCH(&quot;ternel&quot;;[.A558])));95;&quot;&quot;)">
            <text:p/>
          </table:table-cell>
          <table:table-cell table:formula="of:=IF(ISNUMBER((SEARCH(&quot;eclipse&quot;;[.A558])));93;&quot;&quot;)">
            <text:p/>
          </table:table-cell>
          <table:table-cell table:formula="of:=IF(ISNUMBER((SEARCH(&quot;fruit&quot;;[.A558])));100;&quot;&quot;)">
            <text:p/>
          </table:table-cell>
          <table:table-cell table:formula="of:=IF(ISNUMBER((SEARCH(&quot;jubil&quot;;[.A558])));112;&quot;&quot;)">
            <text:p/>
          </table:table-cell>
          <table:table-cell table:formula="of:=IF(ISNUMBER((SEARCH(&quot;flow&quot;;[.A558])));98;&quot;&quot;)">
            <text:p/>
          </table:table-cell>
          <table:table-cell table:formula="of:=CONCATENATE([.G558];&quot;,&quot;;[.H558];&quot;,&quot;;[.I558];&quot;,&quot;;[.J558];&quot;,&quot;;[.K558];&quot;,&quot;;[.L558];&quot;,&quot;;[.M558];&quot;,&quot;;[.N558];&quot;,&quot;;[.O558];&quot;,&quot;;[.P558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ścionek z diamentem</text:p>
          </table:table-cell>
          <table:table-cell table:formula="of:=[.B558]"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25Pierścionek z diamentem.jpg</text:p>
          </table:table-cell>
          <table:table-cell table:formula="of:=IF(ISNUMBER((SEARCH(&quot;diament&quot;;[.A559])));19;&quot;&quot;)" office:value-type="float" office:value="19" calcext:value-type="float">
            <text:p>19</text:p>
          </table:table-cell>
          <table:table-cell table:formula="of:=[.H558]" office:value-type="float" office:value="11" calcext:value-type="float">
            <text:p>11</text:p>
          </table:table-cell>
          <table:table-cell table:formula="of:=IF(ISNUMBER((SEARCH(&quot;wiktoriańska&quot;;[.A559])));46;&quot;&quot;)">
            <text:p/>
          </table:table-cell>
          <table:table-cell table:formula="of:=IF(ISNUMBER((SEARCH(&quot;boho&quot;;[.A559])));47;&quot;&quot;)">
            <text:p/>
          </table:table-cell>
          <table:table-cell table:formula="of:=IF(ISNUMBER((SEARCH(&quot;studio&quot;;[.A559])));48;&quot;&quot;)">
            <text:p/>
          </table:table-cell>
          <table:table-cell table:formula="of:=IF(ISNUMBER((SEARCH(&quot;ternel&quot;;[.A559])));95;&quot;&quot;)">
            <text:p/>
          </table:table-cell>
          <table:table-cell table:formula="of:=IF(ISNUMBER((SEARCH(&quot;eclipse&quot;;[.A559])));93;&quot;&quot;)">
            <text:p/>
          </table:table-cell>
          <table:table-cell table:formula="of:=IF(ISNUMBER((SEARCH(&quot;fruit&quot;;[.A559])));100;&quot;&quot;)">
            <text:p/>
          </table:table-cell>
          <table:table-cell table:formula="of:=IF(ISNUMBER((SEARCH(&quot;jubil&quot;;[.A559])));112;&quot;&quot;)">
            <text:p/>
          </table:table-cell>
          <table:table-cell table:formula="of:=IF(ISNUMBER((SEARCH(&quot;flow&quot;;[.A559])));98;&quot;&quot;)">
            <text:p/>
          </table:table-cell>
          <table:table-cell table:formula="of:=CONCATENATE([.G559];&quot;,&quot;;[.H559];&quot;,&quot;;[.I559];&quot;,&quot;;[.J559];&quot;,&quot;;[.K559];&quot;,&quot;;[.L559];&quot;,&quot;;[.M559];&quot;,&quot;;[.N559];&quot;,&quot;;[.O559];&quot;,&quot;;[.P559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ścionek z brylantem i diamentami</text:p>
          </table:table-cell>
          <table:table-cell table:formula="of:=[.B559]"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26Pierścionek z brylantem i diamentami.jpg</text:p>
          </table:table-cell>
          <table:table-cell table:formula="of:=IF(ISNUMBER((SEARCH(&quot;diament&quot;;[.A560])));19;&quot;&quot;)" office:value-type="float" office:value="19" calcext:value-type="float">
            <text:p>19</text:p>
          </table:table-cell>
          <table:table-cell table:formula="of:=[.H559]" office:value-type="float" office:value="11" calcext:value-type="float">
            <text:p>11</text:p>
          </table:table-cell>
          <table:table-cell table:formula="of:=IF(ISNUMBER((SEARCH(&quot;wiktoriańska&quot;;[.A560])));46;&quot;&quot;)">
            <text:p/>
          </table:table-cell>
          <table:table-cell table:formula="of:=IF(ISNUMBER((SEARCH(&quot;boho&quot;;[.A560])));47;&quot;&quot;)">
            <text:p/>
          </table:table-cell>
          <table:table-cell table:formula="of:=IF(ISNUMBER((SEARCH(&quot;studio&quot;;[.A560])));48;&quot;&quot;)">
            <text:p/>
          </table:table-cell>
          <table:table-cell table:formula="of:=IF(ISNUMBER((SEARCH(&quot;ternel&quot;;[.A560])));95;&quot;&quot;)">
            <text:p/>
          </table:table-cell>
          <table:table-cell table:formula="of:=IF(ISNUMBER((SEARCH(&quot;eclipse&quot;;[.A560])));93;&quot;&quot;)">
            <text:p/>
          </table:table-cell>
          <table:table-cell table:formula="of:=IF(ISNUMBER((SEARCH(&quot;fruit&quot;;[.A560])));100;&quot;&quot;)">
            <text:p/>
          </table:table-cell>
          <table:table-cell table:formula="of:=IF(ISNUMBER((SEARCH(&quot;jubil&quot;;[.A560])));112;&quot;&quot;)">
            <text:p/>
          </table:table-cell>
          <table:table-cell table:formula="of:=IF(ISNUMBER((SEARCH(&quot;flow&quot;;[.A560])));98;&quot;&quot;)">
            <text:p/>
          </table:table-cell>
          <table:table-cell table:formula="of:=CONCATENATE([.G560];&quot;,&quot;;[.H560];&quot;,&quot;;[.I560];&quot;,&quot;;[.J560];&quot;,&quot;;[.K560];&quot;,&quot;;[.L560];&quot;,&quot;;[.M560];&quot;,&quot;;[.N560];&quot;,&quot;;[.O560];&quot;,&quot;;[.P560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</text:p>
          </table:table-cell>
          <table:table-cell table:formula="of:=[.B560]"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27Złoty pierścionek.jpg</text:p>
          </table:table-cell>
          <table:table-cell table:formula="of:=IF(ISNUMBER((SEARCH(&quot;diament&quot;;[.A561])));19;&quot;&quot;)">
            <text:p/>
          </table:table-cell>
          <table:table-cell table:formula="of:=[.H560]" office:value-type="float" office:value="11" calcext:value-type="float">
            <text:p>11</text:p>
          </table:table-cell>
          <table:table-cell table:formula="of:=IF(ISNUMBER((SEARCH(&quot;wiktoriańska&quot;;[.A561])));46;&quot;&quot;)">
            <text:p/>
          </table:table-cell>
          <table:table-cell table:formula="of:=IF(ISNUMBER((SEARCH(&quot;boho&quot;;[.A561])));47;&quot;&quot;)">
            <text:p/>
          </table:table-cell>
          <table:table-cell table:formula="of:=IF(ISNUMBER((SEARCH(&quot;studio&quot;;[.A561])));48;&quot;&quot;)">
            <text:p/>
          </table:table-cell>
          <table:table-cell table:formula="of:=IF(ISNUMBER((SEARCH(&quot;ternel&quot;;[.A561])));95;&quot;&quot;)">
            <text:p/>
          </table:table-cell>
          <table:table-cell table:formula="of:=IF(ISNUMBER((SEARCH(&quot;eclipse&quot;;[.A561])));93;&quot;&quot;)">
            <text:p/>
          </table:table-cell>
          <table:table-cell table:formula="of:=IF(ISNUMBER((SEARCH(&quot;fruit&quot;;[.A561])));100;&quot;&quot;)">
            <text:p/>
          </table:table-cell>
          <table:table-cell table:formula="of:=IF(ISNUMBER((SEARCH(&quot;jubil&quot;;[.A561])));112;&quot;&quot;)">
            <text:p/>
          </table:table-cell>
          <table:table-cell table:formula="of:=IF(ISNUMBER((SEARCH(&quot;flow&quot;;[.A561])));98;&quot;&quot;)">
            <text:p/>
          </table:table-cell>
          <table:table-cell table:formula="of:=CONCATENATE([.G561];&quot;,&quot;;[.H561];&quot;,&quot;;[.I561];&quot;,&quot;;[.J561];&quot;,&quot;;[.K561];&quot;,&quot;;[.L561];&quot;,&quot;;[.M561];&quot;,&quot;;[.N561];&quot;,&quot;;[.O561];&quot;,&quot;;[.P561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 z cyrkonią</text:p>
          </table:table-cell>
          <table:table-cell table:formula="of:=[.B561]"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28Złoty pierścionek z cyrkonią.jpg</text:p>
          </table:table-cell>
          <table:table-cell table:formula="of:=IF(ISNUMBER((SEARCH(&quot;diament&quot;;[.A562])));19;&quot;&quot;)">
            <text:p/>
          </table:table-cell>
          <table:table-cell table:formula="of:=[.H561]" office:value-type="float" office:value="11" calcext:value-type="float">
            <text:p>11</text:p>
          </table:table-cell>
          <table:table-cell table:formula="of:=IF(ISNUMBER((SEARCH(&quot;wiktoriańska&quot;;[.A562])));46;&quot;&quot;)">
            <text:p/>
          </table:table-cell>
          <table:table-cell table:formula="of:=IF(ISNUMBER((SEARCH(&quot;boho&quot;;[.A562])));47;&quot;&quot;)">
            <text:p/>
          </table:table-cell>
          <table:table-cell table:formula="of:=IF(ISNUMBER((SEARCH(&quot;studio&quot;;[.A562])));48;&quot;&quot;)">
            <text:p/>
          </table:table-cell>
          <table:table-cell table:formula="of:=IF(ISNUMBER((SEARCH(&quot;ternel&quot;;[.A562])));95;&quot;&quot;)">
            <text:p/>
          </table:table-cell>
          <table:table-cell table:formula="of:=IF(ISNUMBER((SEARCH(&quot;eclipse&quot;;[.A562])));93;&quot;&quot;)">
            <text:p/>
          </table:table-cell>
          <table:table-cell table:formula="of:=IF(ISNUMBER((SEARCH(&quot;fruit&quot;;[.A562])));100;&quot;&quot;)">
            <text:p/>
          </table:table-cell>
          <table:table-cell table:formula="of:=IF(ISNUMBER((SEARCH(&quot;jubil&quot;;[.A562])));112;&quot;&quot;)">
            <text:p/>
          </table:table-cell>
          <table:table-cell table:formula="of:=IF(ISNUMBER((SEARCH(&quot;flow&quot;;[.A562])));98;&quot;&quot;)">
            <text:p/>
          </table:table-cell>
          <table:table-cell table:formula="of:=CONCATENATE([.G562];&quot;,&quot;;[.H562];&quot;,&quot;;[.I562];&quot;,&quot;;[.J562];&quot;,&quot;;[.K562];&quot;,&quot;;[.L562];&quot;,&quot;;[.M562];&quot;,&quot;;[.N562];&quot;,&quot;;[.O562];&quot;,&quot;;[.P562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ścionek z diamentem</text:p>
          </table:table-cell>
          <table:table-cell table:formula="of:=[.B562]"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29Pierścionek z diamentem.jpg</text:p>
          </table:table-cell>
          <table:table-cell table:formula="of:=IF(ISNUMBER((SEARCH(&quot;diament&quot;;[.A563])));19;&quot;&quot;)" office:value-type="float" office:value="19" calcext:value-type="float">
            <text:p>19</text:p>
          </table:table-cell>
          <table:table-cell table:formula="of:=[.H562]" office:value-type="float" office:value="11" calcext:value-type="float">
            <text:p>11</text:p>
          </table:table-cell>
          <table:table-cell table:formula="of:=IF(ISNUMBER((SEARCH(&quot;wiktoriańska&quot;;[.A563])));46;&quot;&quot;)">
            <text:p/>
          </table:table-cell>
          <table:table-cell table:formula="of:=IF(ISNUMBER((SEARCH(&quot;boho&quot;;[.A563])));47;&quot;&quot;)">
            <text:p/>
          </table:table-cell>
          <table:table-cell table:formula="of:=IF(ISNUMBER((SEARCH(&quot;studio&quot;;[.A563])));48;&quot;&quot;)">
            <text:p/>
          </table:table-cell>
          <table:table-cell table:formula="of:=IF(ISNUMBER((SEARCH(&quot;ternel&quot;;[.A563])));95;&quot;&quot;)">
            <text:p/>
          </table:table-cell>
          <table:table-cell table:formula="of:=IF(ISNUMBER((SEARCH(&quot;eclipse&quot;;[.A563])));93;&quot;&quot;)">
            <text:p/>
          </table:table-cell>
          <table:table-cell table:formula="of:=IF(ISNUMBER((SEARCH(&quot;fruit&quot;;[.A563])));100;&quot;&quot;)">
            <text:p/>
          </table:table-cell>
          <table:table-cell table:formula="of:=IF(ISNUMBER((SEARCH(&quot;jubil&quot;;[.A563])));112;&quot;&quot;)">
            <text:p/>
          </table:table-cell>
          <table:table-cell table:formula="of:=IF(ISNUMBER((SEARCH(&quot;flow&quot;;[.A563])));98;&quot;&quot;)">
            <text:p/>
          </table:table-cell>
          <table:table-cell table:formula="of:=CONCATENATE([.G563];&quot;,&quot;;[.H563];&quot;,&quot;;[.I563];&quot;,&quot;;[.J563];&quot;,&quot;;[.K563];&quot;,&quot;;[.L563];&quot;,&quot;;[.M563];&quot;,&quot;;[.N563];&quot;,&quot;;[.O563];&quot;,&quot;;[.P563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ścionek z diamentami i szafirami</text:p>
          </table:table-cell>
          <table:table-cell table:formula="of:=[.B563]"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4995" calcext:value-type="float">
            <text:p>49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30Pierścionek z diamentami i szafirami.jpg</text:p>
          </table:table-cell>
          <table:table-cell table:formula="of:=IF(ISNUMBER((SEARCH(&quot;diament&quot;;[.A564])));19;&quot;&quot;)" office:value-type="float" office:value="19" calcext:value-type="float">
            <text:p>19</text:p>
          </table:table-cell>
          <table:table-cell table:formula="of:=[.H563]" office:value-type="float" office:value="11" calcext:value-type="float">
            <text:p>11</text:p>
          </table:table-cell>
          <table:table-cell table:formula="of:=IF(ISNUMBER((SEARCH(&quot;wiktoriańska&quot;;[.A564])));46;&quot;&quot;)">
            <text:p/>
          </table:table-cell>
          <table:table-cell table:formula="of:=IF(ISNUMBER((SEARCH(&quot;boho&quot;;[.A564])));47;&quot;&quot;)">
            <text:p/>
          </table:table-cell>
          <table:table-cell table:formula="of:=IF(ISNUMBER((SEARCH(&quot;studio&quot;;[.A564])));48;&quot;&quot;)">
            <text:p/>
          </table:table-cell>
          <table:table-cell table:formula="of:=IF(ISNUMBER((SEARCH(&quot;ternel&quot;;[.A564])));95;&quot;&quot;)">
            <text:p/>
          </table:table-cell>
          <table:table-cell table:formula="of:=IF(ISNUMBER((SEARCH(&quot;eclipse&quot;;[.A564])));93;&quot;&quot;)">
            <text:p/>
          </table:table-cell>
          <table:table-cell table:formula="of:=IF(ISNUMBER((SEARCH(&quot;fruit&quot;;[.A564])));100;&quot;&quot;)">
            <text:p/>
          </table:table-cell>
          <table:table-cell table:formula="of:=IF(ISNUMBER((SEARCH(&quot;jubil&quot;;[.A564])));112;&quot;&quot;)">
            <text:p/>
          </table:table-cell>
          <table:table-cell table:formula="of:=IF(ISNUMBER((SEARCH(&quot;flow&quot;;[.A564])));98;&quot;&quot;)">
            <text:p/>
          </table:table-cell>
          <table:table-cell table:formula="of:=CONCATENATE([.G564];&quot;,&quot;;[.H564];&quot;,&quot;;[.I564];&quot;,&quot;;[.J564];&quot;,&quot;;[.K564];&quot;,&quot;;[.L564];&quot;,&quot;;[.M564];&quot;,&quot;;[.N564];&quot;,&quot;;[.O564];&quot;,&quot;;[.P564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ścionek z diamentami</text:p>
          </table:table-cell>
          <table:table-cell table:formula="of:=[.B564]"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3595" calcext:value-type="float">
            <text:p>35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31Pierścionek z diamentami.jpg</text:p>
          </table:table-cell>
          <table:table-cell table:formula="of:=IF(ISNUMBER((SEARCH(&quot;diament&quot;;[.A565])));19;&quot;&quot;)" office:value-type="float" office:value="19" calcext:value-type="float">
            <text:p>19</text:p>
          </table:table-cell>
          <table:table-cell table:formula="of:=[.H564]" office:value-type="float" office:value="11" calcext:value-type="float">
            <text:p>11</text:p>
          </table:table-cell>
          <table:table-cell table:formula="of:=IF(ISNUMBER((SEARCH(&quot;wiktoriańska&quot;;[.A565])));46;&quot;&quot;)">
            <text:p/>
          </table:table-cell>
          <table:table-cell table:formula="of:=IF(ISNUMBER((SEARCH(&quot;boho&quot;;[.A565])));47;&quot;&quot;)">
            <text:p/>
          </table:table-cell>
          <table:table-cell table:formula="of:=IF(ISNUMBER((SEARCH(&quot;studio&quot;;[.A565])));48;&quot;&quot;)">
            <text:p/>
          </table:table-cell>
          <table:table-cell table:formula="of:=IF(ISNUMBER((SEARCH(&quot;ternel&quot;;[.A565])));95;&quot;&quot;)">
            <text:p/>
          </table:table-cell>
          <table:table-cell table:formula="of:=IF(ISNUMBER((SEARCH(&quot;eclipse&quot;;[.A565])));93;&quot;&quot;)">
            <text:p/>
          </table:table-cell>
          <table:table-cell table:formula="of:=IF(ISNUMBER((SEARCH(&quot;fruit&quot;;[.A565])));100;&quot;&quot;)">
            <text:p/>
          </table:table-cell>
          <table:table-cell table:formula="of:=IF(ISNUMBER((SEARCH(&quot;jubil&quot;;[.A565])));112;&quot;&quot;)">
            <text:p/>
          </table:table-cell>
          <table:table-cell table:formula="of:=IF(ISNUMBER((SEARCH(&quot;flow&quot;;[.A565])));98;&quot;&quot;)">
            <text:p/>
          </table:table-cell>
          <table:table-cell table:formula="of:=CONCATENATE([.G565];&quot;,&quot;;[.H565];&quot;,&quot;;[.I565];&quot;,&quot;;[.J565];&quot;,&quot;;[.K565];&quot;,&quot;;[.L565];&quot;,&quot;;[.M565];&quot;,&quot;;[.N565];&quot;,&quot;;[.O565];&quot;,&quot;;[.P565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</text:p>
          </table:table-cell>
          <table:table-cell table:formula="of:=[.B565]"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32Złoty pierścionek.jpg</text:p>
          </table:table-cell>
          <table:table-cell table:formula="of:=IF(ISNUMBER((SEARCH(&quot;diament&quot;;[.A566])));19;&quot;&quot;)">
            <text:p/>
          </table:table-cell>
          <table:table-cell table:formula="of:=[.H565]" office:value-type="float" office:value="11" calcext:value-type="float">
            <text:p>11</text:p>
          </table:table-cell>
          <table:table-cell table:formula="of:=IF(ISNUMBER((SEARCH(&quot;wiktoriańska&quot;;[.A566])));46;&quot;&quot;)">
            <text:p/>
          </table:table-cell>
          <table:table-cell table:formula="of:=IF(ISNUMBER((SEARCH(&quot;boho&quot;;[.A566])));47;&quot;&quot;)">
            <text:p/>
          </table:table-cell>
          <table:table-cell table:formula="of:=IF(ISNUMBER((SEARCH(&quot;studio&quot;;[.A566])));48;&quot;&quot;)">
            <text:p/>
          </table:table-cell>
          <table:table-cell table:formula="of:=IF(ISNUMBER((SEARCH(&quot;ternel&quot;;[.A566])));95;&quot;&quot;)">
            <text:p/>
          </table:table-cell>
          <table:table-cell table:formula="of:=IF(ISNUMBER((SEARCH(&quot;eclipse&quot;;[.A566])));93;&quot;&quot;)">
            <text:p/>
          </table:table-cell>
          <table:table-cell table:formula="of:=IF(ISNUMBER((SEARCH(&quot;fruit&quot;;[.A566])));100;&quot;&quot;)">
            <text:p/>
          </table:table-cell>
          <table:table-cell table:formula="of:=IF(ISNUMBER((SEARCH(&quot;jubil&quot;;[.A566])));112;&quot;&quot;)">
            <text:p/>
          </table:table-cell>
          <table:table-cell table:formula="of:=IF(ISNUMBER((SEARCH(&quot;flow&quot;;[.A566])));98;&quot;&quot;)">
            <text:p/>
          </table:table-cell>
          <table:table-cell table:formula="of:=CONCATENATE([.G566];&quot;,&quot;;[.H566];&quot;,&quot;;[.I566];&quot;,&quot;;[.J566];&quot;,&quot;;[.K566];&quot;,&quot;;[.L566];&quot;,&quot;;[.M566];&quot;,&quot;;[.N566];&quot;,&quot;;[.O566];&quot;,&quot;;[.P566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</text:p>
          </table:table-cell>
          <table:table-cell table:formula="of:=[.B566]"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33Złoty pierścionek.jpg</text:p>
          </table:table-cell>
          <table:table-cell table:formula="of:=IF(ISNUMBER((SEARCH(&quot;diament&quot;;[.A567])));19;&quot;&quot;)">
            <text:p/>
          </table:table-cell>
          <table:table-cell table:formula="of:=[.H566]" office:value-type="float" office:value="11" calcext:value-type="float">
            <text:p>11</text:p>
          </table:table-cell>
          <table:table-cell table:formula="of:=IF(ISNUMBER((SEARCH(&quot;wiktoriańska&quot;;[.A567])));46;&quot;&quot;)">
            <text:p/>
          </table:table-cell>
          <table:table-cell table:formula="of:=IF(ISNUMBER((SEARCH(&quot;boho&quot;;[.A567])));47;&quot;&quot;)">
            <text:p/>
          </table:table-cell>
          <table:table-cell table:formula="of:=IF(ISNUMBER((SEARCH(&quot;studio&quot;;[.A567])));48;&quot;&quot;)">
            <text:p/>
          </table:table-cell>
          <table:table-cell table:formula="of:=IF(ISNUMBER((SEARCH(&quot;ternel&quot;;[.A567])));95;&quot;&quot;)">
            <text:p/>
          </table:table-cell>
          <table:table-cell table:formula="of:=IF(ISNUMBER((SEARCH(&quot;eclipse&quot;;[.A567])));93;&quot;&quot;)">
            <text:p/>
          </table:table-cell>
          <table:table-cell table:formula="of:=IF(ISNUMBER((SEARCH(&quot;fruit&quot;;[.A567])));100;&quot;&quot;)">
            <text:p/>
          </table:table-cell>
          <table:table-cell table:formula="of:=IF(ISNUMBER((SEARCH(&quot;jubil&quot;;[.A567])));112;&quot;&quot;)">
            <text:p/>
          </table:table-cell>
          <table:table-cell table:formula="of:=IF(ISNUMBER((SEARCH(&quot;flow&quot;;[.A567])));98;&quot;&quot;)">
            <text:p/>
          </table:table-cell>
          <table:table-cell table:formula="of:=CONCATENATE([.G567];&quot;,&quot;;[.H567];&quot;,&quot;;[.I567];&quot;,&quot;;[.J567];&quot;,&quot;;[.K567];&quot;,&quot;;[.L567];&quot;,&quot;;[.M567];&quot;,&quot;;[.N567];&quot;,&quot;;[.O567];&quot;,&quot;;[.P567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Prima - złoty pierścionek </text:p>
          </table:table-cell>
          <table:table-cell table:formula="of:=[.B567]"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34La Prima - złoty pierścionek .jpg</text:p>
          </table:table-cell>
          <table:table-cell table:formula="of:=IF(ISNUMBER((SEARCH(&quot;diament&quot;;[.A568])));19;&quot;&quot;)">
            <text:p/>
          </table:table-cell>
          <table:table-cell table:formula="of:=[.H567]" office:value-type="float" office:value="11" calcext:value-type="float">
            <text:p>11</text:p>
          </table:table-cell>
          <table:table-cell table:formula="of:=IF(ISNUMBER((SEARCH(&quot;wiktoriańska&quot;;[.A568])));46;&quot;&quot;)">
            <text:p/>
          </table:table-cell>
          <table:table-cell table:formula="of:=IF(ISNUMBER((SEARCH(&quot;boho&quot;;[.A568])));47;&quot;&quot;)">
            <text:p/>
          </table:table-cell>
          <table:table-cell table:formula="of:=IF(ISNUMBER((SEARCH(&quot;studio&quot;;[.A568])));48;&quot;&quot;)">
            <text:p/>
          </table:table-cell>
          <table:table-cell table:formula="of:=IF(ISNUMBER((SEARCH(&quot;ternel&quot;;[.A568])));95;&quot;&quot;)">
            <text:p/>
          </table:table-cell>
          <table:table-cell table:formula="of:=IF(ISNUMBER((SEARCH(&quot;eclipse&quot;;[.A568])));93;&quot;&quot;)">
            <text:p/>
          </table:table-cell>
          <table:table-cell table:formula="of:=IF(ISNUMBER((SEARCH(&quot;fruit&quot;;[.A568])));100;&quot;&quot;)">
            <text:p/>
          </table:table-cell>
          <table:table-cell table:formula="of:=IF(ISNUMBER((SEARCH(&quot;jubil&quot;;[.A568])));112;&quot;&quot;)">
            <text:p/>
          </table:table-cell>
          <table:table-cell table:formula="of:=IF(ISNUMBER((SEARCH(&quot;flow&quot;;[.A568])));98;&quot;&quot;)">
            <text:p/>
          </table:table-cell>
          <table:table-cell table:formula="of:=CONCATENATE([.G568];&quot;,&quot;;[.H568];&quot;,&quot;;[.I568];&quot;,&quot;;[.J568];&quot;,&quot;;[.K568];&quot;,&quot;;[.L568];&quot;,&quot;;[.M568];&quot;,&quot;;[.N568];&quot;,&quot;;[.O568];&quot;,&quot;;[.P568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ścionek z diamentami i szmaragdem</text:p>
          </table:table-cell>
          <table:table-cell table:formula="of:=[.B568]"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35Pierścionek z diamentami i szmaragdem.jpg</text:p>
          </table:table-cell>
          <table:table-cell table:formula="of:=IF(ISNUMBER((SEARCH(&quot;diament&quot;;[.A569])));19;&quot;&quot;)" office:value-type="float" office:value="19" calcext:value-type="float">
            <text:p>19</text:p>
          </table:table-cell>
          <table:table-cell table:formula="of:=[.H568]" office:value-type="float" office:value="11" calcext:value-type="float">
            <text:p>11</text:p>
          </table:table-cell>
          <table:table-cell table:formula="of:=IF(ISNUMBER((SEARCH(&quot;wiktoriańska&quot;;[.A569])));46;&quot;&quot;)">
            <text:p/>
          </table:table-cell>
          <table:table-cell table:formula="of:=IF(ISNUMBER((SEARCH(&quot;boho&quot;;[.A569])));47;&quot;&quot;)">
            <text:p/>
          </table:table-cell>
          <table:table-cell table:formula="of:=IF(ISNUMBER((SEARCH(&quot;studio&quot;;[.A569])));48;&quot;&quot;)">
            <text:p/>
          </table:table-cell>
          <table:table-cell table:formula="of:=IF(ISNUMBER((SEARCH(&quot;ternel&quot;;[.A569])));95;&quot;&quot;)">
            <text:p/>
          </table:table-cell>
          <table:table-cell table:formula="of:=IF(ISNUMBER((SEARCH(&quot;eclipse&quot;;[.A569])));93;&quot;&quot;)">
            <text:p/>
          </table:table-cell>
          <table:table-cell table:formula="of:=IF(ISNUMBER((SEARCH(&quot;fruit&quot;;[.A569])));100;&quot;&quot;)">
            <text:p/>
          </table:table-cell>
          <table:table-cell table:formula="of:=IF(ISNUMBER((SEARCH(&quot;jubil&quot;;[.A569])));112;&quot;&quot;)">
            <text:p/>
          </table:table-cell>
          <table:table-cell table:formula="of:=IF(ISNUMBER((SEARCH(&quot;flow&quot;;[.A569])));98;&quot;&quot;)">
            <text:p/>
          </table:table-cell>
          <table:table-cell table:formula="of:=CONCATENATE([.G569];&quot;,&quot;;[.H569];&quot;,&quot;;[.I569];&quot;,&quot;;[.J569];&quot;,&quot;;[.K569];&quot;,&quot;;[.L569];&quot;,&quot;;[.M569];&quot;,&quot;;[.N569];&quot;,&quot;;[.O569];&quot;,&quot;;[.P569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 z diamentem</text:p>
          </table:table-cell>
          <table:table-cell table:formula="of:=[.B569]"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36Złoty pierścionek z diamentem.jpg</text:p>
          </table:table-cell>
          <table:table-cell table:formula="of:=IF(ISNUMBER((SEARCH(&quot;diament&quot;;[.A570])));19;&quot;&quot;)" office:value-type="float" office:value="19" calcext:value-type="float">
            <text:p>19</text:p>
          </table:table-cell>
          <table:table-cell table:formula="of:=[.H569]" office:value-type="float" office:value="11" calcext:value-type="float">
            <text:p>11</text:p>
          </table:table-cell>
          <table:table-cell table:formula="of:=IF(ISNUMBER((SEARCH(&quot;wiktoriańska&quot;;[.A570])));46;&quot;&quot;)">
            <text:p/>
          </table:table-cell>
          <table:table-cell table:formula="of:=IF(ISNUMBER((SEARCH(&quot;boho&quot;;[.A570])));47;&quot;&quot;)">
            <text:p/>
          </table:table-cell>
          <table:table-cell table:formula="of:=IF(ISNUMBER((SEARCH(&quot;studio&quot;;[.A570])));48;&quot;&quot;)">
            <text:p/>
          </table:table-cell>
          <table:table-cell table:formula="of:=IF(ISNUMBER((SEARCH(&quot;ternel&quot;;[.A570])));95;&quot;&quot;)">
            <text:p/>
          </table:table-cell>
          <table:table-cell table:formula="of:=IF(ISNUMBER((SEARCH(&quot;eclipse&quot;;[.A570])));93;&quot;&quot;)">
            <text:p/>
          </table:table-cell>
          <table:table-cell table:formula="of:=IF(ISNUMBER((SEARCH(&quot;fruit&quot;;[.A570])));100;&quot;&quot;)">
            <text:p/>
          </table:table-cell>
          <table:table-cell table:formula="of:=IF(ISNUMBER((SEARCH(&quot;jubil&quot;;[.A570])));112;&quot;&quot;)">
            <text:p/>
          </table:table-cell>
          <table:table-cell table:formula="of:=IF(ISNUMBER((SEARCH(&quot;flow&quot;;[.A570])));98;&quot;&quot;)">
            <text:p/>
          </table:table-cell>
          <table:table-cell table:formula="of:=CONCATENATE([.G570];&quot;,&quot;;[.H570];&quot;,&quot;;[.I570];&quot;,&quot;;[.J570];&quot;,&quot;;[.K570];&quot;,&quot;;[.L570];&quot;,&quot;;[.M570];&quot;,&quot;;[.N570];&quot;,&quot;;[.O570];&quot;,&quot;;[.P570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ścionek z diamentami i kwarcem różowym</text:p>
          </table:table-cell>
          <table:table-cell table:formula="of:=[.B570]"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37Pierścionek z diamentami i kwarcem różowym.jpg</text:p>
          </table:table-cell>
          <table:table-cell table:formula="of:=IF(ISNUMBER((SEARCH(&quot;diament&quot;;[.A571])));19;&quot;&quot;)" office:value-type="float" office:value="19" calcext:value-type="float">
            <text:p>19</text:p>
          </table:table-cell>
          <table:table-cell table:formula="of:=[.H570]" office:value-type="float" office:value="11" calcext:value-type="float">
            <text:p>11</text:p>
          </table:table-cell>
          <table:table-cell table:formula="of:=IF(ISNUMBER((SEARCH(&quot;wiktoriańska&quot;;[.A571])));46;&quot;&quot;)">
            <text:p/>
          </table:table-cell>
          <table:table-cell table:formula="of:=IF(ISNUMBER((SEARCH(&quot;boho&quot;;[.A571])));47;&quot;&quot;)">
            <text:p/>
          </table:table-cell>
          <table:table-cell table:formula="of:=IF(ISNUMBER((SEARCH(&quot;studio&quot;;[.A571])));48;&quot;&quot;)">
            <text:p/>
          </table:table-cell>
          <table:table-cell table:formula="of:=IF(ISNUMBER((SEARCH(&quot;ternel&quot;;[.A571])));95;&quot;&quot;)">
            <text:p/>
          </table:table-cell>
          <table:table-cell table:formula="of:=IF(ISNUMBER((SEARCH(&quot;eclipse&quot;;[.A571])));93;&quot;&quot;)">
            <text:p/>
          </table:table-cell>
          <table:table-cell table:formula="of:=IF(ISNUMBER((SEARCH(&quot;fruit&quot;;[.A571])));100;&quot;&quot;)">
            <text:p/>
          </table:table-cell>
          <table:table-cell table:formula="of:=IF(ISNUMBER((SEARCH(&quot;jubil&quot;;[.A571])));112;&quot;&quot;)">
            <text:p/>
          </table:table-cell>
          <table:table-cell table:formula="of:=IF(ISNUMBER((SEARCH(&quot;flow&quot;;[.A571])));98;&quot;&quot;)">
            <text:p/>
          </table:table-cell>
          <table:table-cell table:formula="of:=CONCATENATE([.G571];&quot;,&quot;;[.H571];&quot;,&quot;;[.I571];&quot;,&quot;;[.J571];&quot;,&quot;;[.K571];&quot;,&quot;;[.L571];&quot;,&quot;;[.M571];&quot;,&quot;;[.N571];&quot;,&quot;;[.O571];&quot;,&quot;;[.P571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ścionek z diamentami i rubinem</text:p>
          </table:table-cell>
          <table:table-cell table:formula="of:=[.B571]"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38Pierścionek z diamentami i rubinem.jpg</text:p>
          </table:table-cell>
          <table:table-cell table:formula="of:=IF(ISNUMBER((SEARCH(&quot;diament&quot;;[.A572])));19;&quot;&quot;)" office:value-type="float" office:value="19" calcext:value-type="float">
            <text:p>19</text:p>
          </table:table-cell>
          <table:table-cell table:formula="of:=[.H571]" office:value-type="float" office:value="11" calcext:value-type="float">
            <text:p>11</text:p>
          </table:table-cell>
          <table:table-cell table:formula="of:=IF(ISNUMBER((SEARCH(&quot;wiktoriańska&quot;;[.A572])));46;&quot;&quot;)">
            <text:p/>
          </table:table-cell>
          <table:table-cell table:formula="of:=IF(ISNUMBER((SEARCH(&quot;boho&quot;;[.A572])));47;&quot;&quot;)">
            <text:p/>
          </table:table-cell>
          <table:table-cell table:formula="of:=IF(ISNUMBER((SEARCH(&quot;studio&quot;;[.A572])));48;&quot;&quot;)">
            <text:p/>
          </table:table-cell>
          <table:table-cell table:formula="of:=IF(ISNUMBER((SEARCH(&quot;ternel&quot;;[.A572])));95;&quot;&quot;)">
            <text:p/>
          </table:table-cell>
          <table:table-cell table:formula="of:=IF(ISNUMBER((SEARCH(&quot;eclipse&quot;;[.A572])));93;&quot;&quot;)">
            <text:p/>
          </table:table-cell>
          <table:table-cell table:formula="of:=IF(ISNUMBER((SEARCH(&quot;fruit&quot;;[.A572])));100;&quot;&quot;)">
            <text:p/>
          </table:table-cell>
          <table:table-cell table:formula="of:=IF(ISNUMBER((SEARCH(&quot;jubil&quot;;[.A572])));112;&quot;&quot;)">
            <text:p/>
          </table:table-cell>
          <table:table-cell table:formula="of:=IF(ISNUMBER((SEARCH(&quot;flow&quot;;[.A572])));98;&quot;&quot;)">
            <text:p/>
          </table:table-cell>
          <table:table-cell table:formula="of:=CONCATENATE([.G572];&quot;,&quot;;[.H572];&quot;,&quot;;[.I572];&quot;,&quot;;[.J572];&quot;,&quot;;[.K572];&quot;,&quot;;[.L572];&quot;,&quot;;[.M572];&quot;,&quot;;[.N572];&quot;,&quot;;[.O572];&quot;,&quot;;[.P572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 z diamentami</text:p>
          </table:table-cell>
          <table:table-cell table:formula="of:=[.B572]"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39Złoty pierścionek z diamentami.jpg</text:p>
          </table:table-cell>
          <table:table-cell table:formula="of:=IF(ISNUMBER((SEARCH(&quot;diament&quot;;[.A573])));19;&quot;&quot;)" office:value-type="float" office:value="19" calcext:value-type="float">
            <text:p>19</text:p>
          </table:table-cell>
          <table:table-cell table:formula="of:=[.H572]" office:value-type="float" office:value="11" calcext:value-type="float">
            <text:p>11</text:p>
          </table:table-cell>
          <table:table-cell table:formula="of:=IF(ISNUMBER((SEARCH(&quot;wiktoriańska&quot;;[.A573])));46;&quot;&quot;)">
            <text:p/>
          </table:table-cell>
          <table:table-cell table:formula="of:=IF(ISNUMBER((SEARCH(&quot;boho&quot;;[.A573])));47;&quot;&quot;)">
            <text:p/>
          </table:table-cell>
          <table:table-cell table:formula="of:=IF(ISNUMBER((SEARCH(&quot;studio&quot;;[.A573])));48;&quot;&quot;)">
            <text:p/>
          </table:table-cell>
          <table:table-cell table:formula="of:=IF(ISNUMBER((SEARCH(&quot;ternel&quot;;[.A573])));95;&quot;&quot;)">
            <text:p/>
          </table:table-cell>
          <table:table-cell table:formula="of:=IF(ISNUMBER((SEARCH(&quot;eclipse&quot;;[.A573])));93;&quot;&quot;)">
            <text:p/>
          </table:table-cell>
          <table:table-cell table:formula="of:=IF(ISNUMBER((SEARCH(&quot;fruit&quot;;[.A573])));100;&quot;&quot;)">
            <text:p/>
          </table:table-cell>
          <table:table-cell table:formula="of:=IF(ISNUMBER((SEARCH(&quot;jubil&quot;;[.A573])));112;&quot;&quot;)">
            <text:p/>
          </table:table-cell>
          <table:table-cell table:formula="of:=IF(ISNUMBER((SEARCH(&quot;flow&quot;;[.A573])));98;&quot;&quot;)">
            <text:p/>
          </table:table-cell>
          <table:table-cell table:formula="of:=CONCATENATE([.G573];&quot;,&quot;;[.H573];&quot;,&quot;;[.I573];&quot;,&quot;;[.J573];&quot;,&quot;;[.K573];&quot;,&quot;;[.L573];&quot;,&quot;;[.M573];&quot;,&quot;;[.N573];&quot;,&quot;;[.O573];&quot;,&quot;;[.P573])" office:value-type="string" office:string-value="19,11,,,,,,,," calcext:value-type="string">
            <text:p>19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pierścionek</text:p>
          </table:table-cell>
          <table:table-cell table:formula="of:=[.B573]"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40Złoty pierścionek.jpg</text:p>
          </table:table-cell>
          <table:table-cell table:formula="of:=IF(ISNUMBER((SEARCH(&quot;diament&quot;;[.A574])));19;&quot;&quot;)">
            <text:p/>
          </table:table-cell>
          <table:table-cell table:formula="of:=[.H573]" office:value-type="float" office:value="11" calcext:value-type="float">
            <text:p>11</text:p>
          </table:table-cell>
          <table:table-cell table:formula="of:=IF(ISNUMBER((SEARCH(&quot;wiktoriańska&quot;;[.A574])));46;&quot;&quot;)">
            <text:p/>
          </table:table-cell>
          <table:table-cell table:formula="of:=IF(ISNUMBER((SEARCH(&quot;boho&quot;;[.A574])));47;&quot;&quot;)">
            <text:p/>
          </table:table-cell>
          <table:table-cell table:formula="of:=IF(ISNUMBER((SEARCH(&quot;studio&quot;;[.A574])));48;&quot;&quot;)">
            <text:p/>
          </table:table-cell>
          <table:table-cell table:formula="of:=IF(ISNUMBER((SEARCH(&quot;ternel&quot;;[.A574])));95;&quot;&quot;)">
            <text:p/>
          </table:table-cell>
          <table:table-cell table:formula="of:=IF(ISNUMBER((SEARCH(&quot;eclipse&quot;;[.A574])));93;&quot;&quot;)">
            <text:p/>
          </table:table-cell>
          <table:table-cell table:formula="of:=IF(ISNUMBER((SEARCH(&quot;fruit&quot;;[.A574])));100;&quot;&quot;)">
            <text:p/>
          </table:table-cell>
          <table:table-cell table:formula="of:=IF(ISNUMBER((SEARCH(&quot;jubil&quot;;[.A574])));112;&quot;&quot;)">
            <text:p/>
          </table:table-cell>
          <table:table-cell table:formula="of:=IF(ISNUMBER((SEARCH(&quot;flow&quot;;[.A574])));98;&quot;&quot;)">
            <text:p/>
          </table:table-cell>
          <table:table-cell table:formula="of:=CONCATENATE([.G574];&quot;,&quot;;[.H574];&quot;,&quot;;[.I574];&quot;,&quot;;[.J574];&quot;,&quot;;[.K574];&quot;,&quot;;[.L574];&quot;,&quot;;[.M574];&quot;,&quot;;[.N574];&quot;,&quot;;[.O574];&quot;,&quot;;[.P574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– srebrny pierścionek</text:p>
          </table:table-cell>
          <table:table-cell table:formula="of:=[.B574]"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3895" calcext:value-type="float">
            <text:p>38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41Scarlett – srebrny pierścionek.jpg</text:p>
          </table:table-cell>
          <table:table-cell table:formula="of:=IF(ISNUMBER((SEARCH(&quot;diament&quot;;[.A575])));19;&quot;&quot;)">
            <text:p/>
          </table:table-cell>
          <table:table-cell table:formula="of:=[.H574]" office:value-type="float" office:value="11" calcext:value-type="float">
            <text:p>11</text:p>
          </table:table-cell>
          <table:table-cell table:formula="of:=IF(ISNUMBER((SEARCH(&quot;wiktoriańska&quot;;[.A575])));46;&quot;&quot;)">
            <text:p/>
          </table:table-cell>
          <table:table-cell table:formula="of:=IF(ISNUMBER((SEARCH(&quot;boho&quot;;[.A575])));47;&quot;&quot;)">
            <text:p/>
          </table:table-cell>
          <table:table-cell table:formula="of:=IF(ISNUMBER((SEARCH(&quot;studio&quot;;[.A575])));48;&quot;&quot;)">
            <text:p/>
          </table:table-cell>
          <table:table-cell table:formula="of:=IF(ISNUMBER((SEARCH(&quot;ternel&quot;;[.A575])));95;&quot;&quot;)">
            <text:p/>
          </table:table-cell>
          <table:table-cell table:formula="of:=IF(ISNUMBER((SEARCH(&quot;eclipse&quot;;[.A575])));93;&quot;&quot;)">
            <text:p/>
          </table:table-cell>
          <table:table-cell table:formula="of:=IF(ISNUMBER((SEARCH(&quot;fruit&quot;;[.A575])));100;&quot;&quot;)">
            <text:p/>
          </table:table-cell>
          <table:table-cell table:formula="of:=IF(ISNUMBER((SEARCH(&quot;jubil&quot;;[.A575])));112;&quot;&quot;)">
            <text:p/>
          </table:table-cell>
          <table:table-cell table:formula="of:=IF(ISNUMBER((SEARCH(&quot;flow&quot;;[.A575])));98;&quot;&quot;)">
            <text:p/>
          </table:table-cell>
          <table:table-cell table:formula="of:=CONCATENATE([.G575];&quot;,&quot;;[.H575];&quot;,&quot;;[.I575];&quot;,&quot;;[.J575];&quot;,&quot;;[.K575];&quot;,&quot;;[.L575];&quot;,&quot;;[.M575];&quot;,&quot;;[.N575];&quot;,&quot;;[.O575];&quot;,&quot;;[.P575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– srebrny pierścionek</text:p>
          </table:table-cell>
          <table:table-cell table:formula="of:=[.B575]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42Scarlett – srebrny pierścionek.jpg</text:p>
          </table:table-cell>
          <table:table-cell table:formula="of:=IF(ISNUMBER((SEARCH(&quot;diament&quot;;[.A576])));19;&quot;&quot;)">
            <text:p/>
          </table:table-cell>
          <table:table-cell table:formula="of:=[.H575]" office:value-type="float" office:value="11" calcext:value-type="float">
            <text:p>11</text:p>
          </table:table-cell>
          <table:table-cell table:formula="of:=IF(ISNUMBER((SEARCH(&quot;wiktoriańska&quot;;[.A576])));46;&quot;&quot;)">
            <text:p/>
          </table:table-cell>
          <table:table-cell table:formula="of:=IF(ISNUMBER((SEARCH(&quot;boho&quot;;[.A576])));47;&quot;&quot;)">
            <text:p/>
          </table:table-cell>
          <table:table-cell table:formula="of:=IF(ISNUMBER((SEARCH(&quot;studio&quot;;[.A576])));48;&quot;&quot;)">
            <text:p/>
          </table:table-cell>
          <table:table-cell table:formula="of:=IF(ISNUMBER((SEARCH(&quot;ternel&quot;;[.A576])));95;&quot;&quot;)">
            <text:p/>
          </table:table-cell>
          <table:table-cell table:formula="of:=IF(ISNUMBER((SEARCH(&quot;eclipse&quot;;[.A576])));93;&quot;&quot;)">
            <text:p/>
          </table:table-cell>
          <table:table-cell table:formula="of:=IF(ISNUMBER((SEARCH(&quot;fruit&quot;;[.A576])));100;&quot;&quot;)">
            <text:p/>
          </table:table-cell>
          <table:table-cell table:formula="of:=IF(ISNUMBER((SEARCH(&quot;jubil&quot;;[.A576])));112;&quot;&quot;)">
            <text:p/>
          </table:table-cell>
          <table:table-cell table:formula="of:=IF(ISNUMBER((SEARCH(&quot;flow&quot;;[.A576])));98;&quot;&quot;)">
            <text:p/>
          </table:table-cell>
          <table:table-cell table:formula="of:=CONCATENATE([.G576];&quot;,&quot;;[.H576];&quot;,&quot;;[.I576];&quot;,&quot;;[.J576];&quot;,&quot;;[.K576];&quot;,&quot;;[.L576];&quot;,&quot;;[.M576];&quot;,&quot;;[.N576];&quot;,&quot;;[.O576];&quot;,&quot;;[.P576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– srebrny pierścionek</text:p>
          </table:table-cell>
          <table:table-cell table:formula="of:=[.B576]"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pierscionki/143Scarlett – srebrny pierścionek.jpg</text:p>
          </table:table-cell>
          <table:table-cell table:formula="of:=IF(ISNUMBER((SEARCH(&quot;diament&quot;;[.A577])));19;&quot;&quot;)">
            <text:p/>
          </table:table-cell>
          <table:table-cell table:formula="of:=[.H576]" office:value-type="float" office:value="11" calcext:value-type="float">
            <text:p>11</text:p>
          </table:table-cell>
          <table:table-cell table:formula="of:=IF(ISNUMBER((SEARCH(&quot;wiktoriańska&quot;;[.A577])));46;&quot;&quot;)">
            <text:p/>
          </table:table-cell>
          <table:table-cell table:formula="of:=IF(ISNUMBER((SEARCH(&quot;boho&quot;;[.A577])));47;&quot;&quot;)">
            <text:p/>
          </table:table-cell>
          <table:table-cell table:formula="of:=IF(ISNUMBER((SEARCH(&quot;studio&quot;;[.A577])));48;&quot;&quot;)">
            <text:p/>
          </table:table-cell>
          <table:table-cell table:formula="of:=IF(ISNUMBER((SEARCH(&quot;ternel&quot;;[.A577])));95;&quot;&quot;)">
            <text:p/>
          </table:table-cell>
          <table:table-cell table:formula="of:=IF(ISNUMBER((SEARCH(&quot;eclipse&quot;;[.A577])));93;&quot;&quot;)">
            <text:p/>
          </table:table-cell>
          <table:table-cell table:formula="of:=IF(ISNUMBER((SEARCH(&quot;fruit&quot;;[.A577])));100;&quot;&quot;)">
            <text:p/>
          </table:table-cell>
          <table:table-cell table:formula="of:=IF(ISNUMBER((SEARCH(&quot;jubil&quot;;[.A577])));112;&quot;&quot;)">
            <text:p/>
          </table:table-cell>
          <table:table-cell table:formula="of:=IF(ISNUMBER((SEARCH(&quot;flow&quot;;[.A577])));98;&quot;&quot;)">
            <text:p/>
          </table:table-cell>
          <table:table-cell table:formula="of:=CONCATENATE([.G577];&quot;,&quot;;[.H577];&quot;,&quot;;[.I577];&quot;,&quot;;[.J577];&quot;,&quot;;[.K577];&quot;,&quot;;[.L577];&quot;,&quot;;[.M577];&quot;,&quot;;[.N577];&quot;,&quot;;[.O577];&quot;,&quot;;[.P577])" office:value-type="string" office:string-value=",11,,,,,,,," calcext:value-type="string">
            <text:p>,1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bilé - złota zawieszka z London Blue topazem i diamentami</text:p>
          </table:table-cell>
          <table:table-cell table:formula="of:=[.B577]"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0Jubilé - złota zawieszka z London Blue topazem i diamentami.jpg</text:p>
          </table:table-cell>
          <table:table-cell table:formula="of:=IF(ISNUMBER((SEARCH(&quot;diament&quot;;[.A578])));20;&quot;&quot;)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IF(ISNUMBER((SEARCH(&quot;wiktoriańska&quot;;[.A578])));46;&quot;&quot;)">
            <text:p/>
          </table:table-cell>
          <table:table-cell table:formula="of:=IF(ISNUMBER((SEARCH(&quot;boho&quot;;[.A578])));47;&quot;&quot;)">
            <text:p/>
          </table:table-cell>
          <table:table-cell table:formula="of:=IF(ISNUMBER((SEARCH(&quot;studio&quot;;[.A578])));48;&quot;&quot;)">
            <text:p/>
          </table:table-cell>
          <table:table-cell table:formula="of:=IF(ISNUMBER((SEARCH(&quot;ternel&quot;;[.A578])));95;&quot;&quot;)">
            <text:p/>
          </table:table-cell>
          <table:table-cell table:formula="of:=IF(ISNUMBER((SEARCH(&quot;eclipse&quot;;[.A578])));93;&quot;&quot;)">
            <text:p/>
          </table:table-cell>
          <table:table-cell table:formula="of:=IF(ISNUMBER((SEARCH(&quot;fruit&quot;;[.A578])));100;&quot;&quot;)">
            <text:p/>
          </table:table-cell>
          <table:table-cell table:formula="of:=IF(ISNUMBER((SEARCH(&quot;jubil&quot;;[.A578])));112;&quot;&quot;)" office:value-type="float" office:value="112" calcext:value-type="float">
            <text:p>112</text:p>
          </table:table-cell>
          <table:table-cell table:formula="of:=IF(ISNUMBER((SEARCH(&quot;flow&quot;;[.A578])));98;&quot;&quot;)">
            <text:p/>
          </table:table-cell>
          <table:table-cell table:formula="of:=CONCATENATE([.G578];&quot;,&quot;;[.H578];&quot;,&quot;;[.I578];&quot;,&quot;;[.J578];&quot;,&quot;;[.K578];&quot;,&quot;;[.L578];&quot;,&quot;;[.M578];&quot;,&quot;;[.N578];&quot;,&quot;;[.O578];&quot;,&quot;;[.P578])" office:value-type="string" office:string-value="20,14,,,,,,,112," calcext:value-type="string">
            <text:p>20,14,,,,,,,11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- zawieszka z diamentami</text:p>
          </table:table-cell>
          <table:table-cell table:formula="of:=[.B578]"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1Metropolitan - zawieszka z diamentami.jpg</text:p>
          </table:table-cell>
          <table:table-cell table:formula="of:=IF(ISNUMBER((SEARCH(&quot;diament&quot;;[.A579])));20;&quot;&quot;)" office:value-type="float" office:value="20" calcext:value-type="float">
            <text:p>20</text:p>
          </table:table-cell>
          <table:table-cell table:formula="of:=[.H578]" office:value-type="float" office:value="14" calcext:value-type="float">
            <text:p>14</text:p>
          </table:table-cell>
          <table:table-cell table:formula="of:=IF(ISNUMBER((SEARCH(&quot;wiktoriańska&quot;;[.A579])));46;&quot;&quot;)">
            <text:p/>
          </table:table-cell>
          <table:table-cell table:formula="of:=IF(ISNUMBER((SEARCH(&quot;boho&quot;;[.A579])));47;&quot;&quot;)">
            <text:p/>
          </table:table-cell>
          <table:table-cell table:formula="of:=IF(ISNUMBER((SEARCH(&quot;studio&quot;;[.A579])));48;&quot;&quot;)">
            <text:p/>
          </table:table-cell>
          <table:table-cell table:formula="of:=IF(ISNUMBER((SEARCH(&quot;ternel&quot;;[.A579])));95;&quot;&quot;)">
            <text:p/>
          </table:table-cell>
          <table:table-cell table:formula="of:=IF(ISNUMBER((SEARCH(&quot;eclipse&quot;;[.A579])));93;&quot;&quot;)">
            <text:p/>
          </table:table-cell>
          <table:table-cell table:formula="of:=IF(ISNUMBER((SEARCH(&quot;fruit&quot;;[.A579])));100;&quot;&quot;)">
            <text:p/>
          </table:table-cell>
          <table:table-cell table:formula="of:=IF(ISNUMBER((SEARCH(&quot;jubil&quot;;[.A579])));112;&quot;&quot;)">
            <text:p/>
          </table:table-cell>
          <table:table-cell table:formula="of:=IF(ISNUMBER((SEARCH(&quot;flow&quot;;[.A579])));98;&quot;&quot;)">
            <text:p/>
          </table:table-cell>
          <table:table-cell table:formula="of:=CONCATENATE([.G579];&quot;,&quot;;[.H579];&quot;,&quot;;[.I579];&quot;,&quot;;[.J579];&quot;,&quot;;[.K579];&quot;,&quot;;[.L579];&quot;,&quot;;[.M579];&quot;,&quot;;[.N579];&quot;,&quot;;[.O579];&quot;,&quot;;[.P579])" office:value-type="string" office:string-value="20,14,,,,,,,," calcext:value-type="string">
            <text:p>20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ternel - zawieszka z diamentem</text:p>
          </table:table-cell>
          <table:table-cell table:formula="of:=[.B579]"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2Éternel - zawieszka z diamentem.jpg</text:p>
          </table:table-cell>
          <table:table-cell table:formula="of:=IF(ISNUMBER((SEARCH(&quot;diament&quot;;[.A580])));20;&quot;&quot;)" office:value-type="float" office:value="20" calcext:value-type="float">
            <text:p>20</text:p>
          </table:table-cell>
          <table:table-cell table:formula="of:=[.H579]" office:value-type="float" office:value="14" calcext:value-type="float">
            <text:p>14</text:p>
          </table:table-cell>
          <table:table-cell table:formula="of:=IF(ISNUMBER((SEARCH(&quot;wiktoriańska&quot;;[.A580])));46;&quot;&quot;)">
            <text:p/>
          </table:table-cell>
          <table:table-cell table:formula="of:=IF(ISNUMBER((SEARCH(&quot;boho&quot;;[.A580])));47;&quot;&quot;)">
            <text:p/>
          </table:table-cell>
          <table:table-cell table:formula="of:=IF(ISNUMBER((SEARCH(&quot;studio&quot;;[.A580])));48;&quot;&quot;)">
            <text:p/>
          </table:table-cell>
          <table:table-cell table:formula="of:=IF(ISNUMBER((SEARCH(&quot;ternel&quot;;[.A580])));95;&quot;&quot;)" office:value-type="float" office:value="95" calcext:value-type="float">
            <text:p>95</text:p>
          </table:table-cell>
          <table:table-cell table:formula="of:=IF(ISNUMBER((SEARCH(&quot;eclipse&quot;;[.A580])));93;&quot;&quot;)">
            <text:p/>
          </table:table-cell>
          <table:table-cell table:formula="of:=IF(ISNUMBER((SEARCH(&quot;fruit&quot;;[.A580])));100;&quot;&quot;)">
            <text:p/>
          </table:table-cell>
          <table:table-cell table:formula="of:=IF(ISNUMBER((SEARCH(&quot;jubil&quot;;[.A580])));112;&quot;&quot;)">
            <text:p/>
          </table:table-cell>
          <table:table-cell table:formula="of:=IF(ISNUMBER((SEARCH(&quot;flow&quot;;[.A580])));98;&quot;&quot;)">
            <text:p/>
          </table:table-cell>
          <table:table-cell table:formula="of:=CONCATENATE([.G580];&quot;,&quot;;[.H580];&quot;,&quot;;[.I580];&quot;,&quot;;[.J580];&quot;,&quot;;[.K580];&quot;,&quot;;[.L580];&quot;,&quot;;[.M580];&quot;,&quot;;[.N580];&quot;,&quot;;[.O580];&quot;,&quot;;[.P580])" office:value-type="string" office:string-value="20,14,,,,95,,,," calcext:value-type="string">
            <text:p>20,14,,,,95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zawieszka z brylantami i szmaragdami</text:p>
          </table:table-cell>
          <table:table-cell table:formula="of:=[.B580]"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3Kolekcja Wiktoriańska - zawieszka z brylantami i szmaragdami.jpg</text:p>
          </table:table-cell>
          <table:table-cell table:formula="of:=IF(ISNUMBER((SEARCH(&quot;diament&quot;;[.A581])));20;&quot;&quot;)">
            <text:p/>
          </table:table-cell>
          <table:table-cell table:formula="of:=[.H580]" office:value-type="float" office:value="14" calcext:value-type="float">
            <text:p>14</text:p>
          </table:table-cell>
          <table:table-cell table:formula="of:=IF(ISNUMBER((SEARCH(&quot;wiktoriańska&quot;;[.A581])));46;&quot;&quot;)" office:value-type="float" office:value="46" calcext:value-type="float">
            <text:p>46</text:p>
          </table:table-cell>
          <table:table-cell table:formula="of:=IF(ISNUMBER((SEARCH(&quot;boho&quot;;[.A581])));47;&quot;&quot;)">
            <text:p/>
          </table:table-cell>
          <table:table-cell table:formula="of:=IF(ISNUMBER((SEARCH(&quot;studio&quot;;[.A581])));48;&quot;&quot;)">
            <text:p/>
          </table:table-cell>
          <table:table-cell table:formula="of:=IF(ISNUMBER((SEARCH(&quot;ternel&quot;;[.A581])));95;&quot;&quot;)">
            <text:p/>
          </table:table-cell>
          <table:table-cell table:formula="of:=IF(ISNUMBER((SEARCH(&quot;eclipse&quot;;[.A581])));93;&quot;&quot;)">
            <text:p/>
          </table:table-cell>
          <table:table-cell table:formula="of:=IF(ISNUMBER((SEARCH(&quot;fruit&quot;;[.A581])));100;&quot;&quot;)">
            <text:p/>
          </table:table-cell>
          <table:table-cell table:formula="of:=IF(ISNUMBER((SEARCH(&quot;jubil&quot;;[.A581])));112;&quot;&quot;)">
            <text:p/>
          </table:table-cell>
          <table:table-cell table:formula="of:=IF(ISNUMBER((SEARCH(&quot;flow&quot;;[.A581])));98;&quot;&quot;)">
            <text:p/>
          </table:table-cell>
          <table:table-cell table:formula="of:=CONCATENATE([.G581];&quot;,&quot;;[.H581];&quot;,&quot;;[.I581];&quot;,&quot;;[.J581];&quot;,&quot;;[.K581];&quot;,&quot;;[.L581];&quot;,&quot;;[.M581];&quot;,&quot;;[.N581];&quot;,&quot;;[.O581];&quot;,&quot;;[.P581])" office:value-type="string" office:string-value=",14,46,,,,,,," calcext:value-type="string">
            <text:p>,14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lipse - złota zawieszka</text:p>
          </table:table-cell>
          <table:table-cell table:formula="of:=[.B581]"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4Eclipse - złota zawieszka.jpg</text:p>
          </table:table-cell>
          <table:table-cell table:formula="of:=IF(ISNUMBER((SEARCH(&quot;diament&quot;;[.A582])));20;&quot;&quot;)">
            <text:p/>
          </table:table-cell>
          <table:table-cell table:formula="of:=[.H581]" office:value-type="float" office:value="14" calcext:value-type="float">
            <text:p>14</text:p>
          </table:table-cell>
          <table:table-cell table:formula="of:=IF(ISNUMBER((SEARCH(&quot;wiktoriańska&quot;;[.A582])));46;&quot;&quot;)">
            <text:p/>
          </table:table-cell>
          <table:table-cell table:formula="of:=IF(ISNUMBER((SEARCH(&quot;boho&quot;;[.A582])));47;&quot;&quot;)">
            <text:p/>
          </table:table-cell>
          <table:table-cell table:formula="of:=IF(ISNUMBER((SEARCH(&quot;studio&quot;;[.A582])));48;&quot;&quot;)">
            <text:p/>
          </table:table-cell>
          <table:table-cell table:formula="of:=IF(ISNUMBER((SEARCH(&quot;ternel&quot;;[.A582])));95;&quot;&quot;)">
            <text:p/>
          </table:table-cell>
          <table:table-cell table:formula="of:=IF(ISNUMBER((SEARCH(&quot;eclipse&quot;;[.A582])));93;&quot;&quot;)" office:value-type="float" office:value="93" calcext:value-type="float">
            <text:p>93</text:p>
          </table:table-cell>
          <table:table-cell table:formula="of:=IF(ISNUMBER((SEARCH(&quot;fruit&quot;;[.A582])));100;&quot;&quot;)">
            <text:p/>
          </table:table-cell>
          <table:table-cell table:formula="of:=IF(ISNUMBER((SEARCH(&quot;jubil&quot;;[.A582])));112;&quot;&quot;)">
            <text:p/>
          </table:table-cell>
          <table:table-cell table:formula="of:=IF(ISNUMBER((SEARCH(&quot;flow&quot;;[.A582])));98;&quot;&quot;)">
            <text:p/>
          </table:table-cell>
          <table:table-cell table:formula="of:=CONCATENATE([.G582];&quot;,&quot;;[.H582];&quot;,&quot;;[.I582];&quot;,&quot;;[.J582];&quot;,&quot;;[.K582];&quot;,&quot;;[.L582];&quot;,&quot;;[.M582];&quot;,&quot;;[.N582];&quot;,&quot;;[.O582];&quot;,&quot;;[.P582])" office:value-type="string" office:string-value=",14,,,,,93,,," calcext:value-type="string">
            <text:p>,14,,,,,93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voni - srebrna zawieszka </text:p>
          </table:table-cell>
          <table:table-cell table:formula="of:=[.B582]"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5Pavoni - srebrna zawieszka .jpg</text:p>
          </table:table-cell>
          <table:table-cell table:formula="of:=IF(ISNUMBER((SEARCH(&quot;diament&quot;;[.A583])));20;&quot;&quot;)">
            <text:p/>
          </table:table-cell>
          <table:table-cell table:formula="of:=[.H582]" office:value-type="float" office:value="14" calcext:value-type="float">
            <text:p>14</text:p>
          </table:table-cell>
          <table:table-cell table:formula="of:=IF(ISNUMBER((SEARCH(&quot;wiktoriańska&quot;;[.A583])));46;&quot;&quot;)">
            <text:p/>
          </table:table-cell>
          <table:table-cell table:formula="of:=IF(ISNUMBER((SEARCH(&quot;boho&quot;;[.A583])));47;&quot;&quot;)">
            <text:p/>
          </table:table-cell>
          <table:table-cell table:formula="of:=IF(ISNUMBER((SEARCH(&quot;studio&quot;;[.A583])));48;&quot;&quot;)">
            <text:p/>
          </table:table-cell>
          <table:table-cell table:formula="of:=IF(ISNUMBER((SEARCH(&quot;ternel&quot;;[.A583])));95;&quot;&quot;)">
            <text:p/>
          </table:table-cell>
          <table:table-cell table:formula="of:=IF(ISNUMBER((SEARCH(&quot;eclipse&quot;;[.A583])));93;&quot;&quot;)">
            <text:p/>
          </table:table-cell>
          <table:table-cell table:formula="of:=IF(ISNUMBER((SEARCH(&quot;fruit&quot;;[.A583])));100;&quot;&quot;)">
            <text:p/>
          </table:table-cell>
          <table:table-cell table:formula="of:=IF(ISNUMBER((SEARCH(&quot;jubil&quot;;[.A583])));112;&quot;&quot;)">
            <text:p/>
          </table:table-cell>
          <table:table-cell table:formula="of:=IF(ISNUMBER((SEARCH(&quot;flow&quot;;[.A583])));98;&quot;&quot;)">
            <text:p/>
          </table:table-cell>
          <table:table-cell table:formula="of:=CONCATENATE([.G583];&quot;,&quot;;[.H583];&quot;,&quot;;[.I583];&quot;,&quot;;[.J583];&quot;,&quot;;[.K583];&quot;,&quot;;[.L583];&quot;,&quot;;[.M583];&quot;,&quot;;[.N583];&quot;,&quot;;[.O583];&quot;,&quot;;[.P583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zawieszka ze szmaragdami</text:p>
          </table:table-cell>
          <table:table-cell table:formula="of:=[.B583]"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6Kolekcja Wiktoriańska - zawieszka ze szmaragdami.jpg</text:p>
          </table:table-cell>
          <table:table-cell table:formula="of:=IF(ISNUMBER((SEARCH(&quot;diament&quot;;[.A584])));20;&quot;&quot;)">
            <text:p/>
          </table:table-cell>
          <table:table-cell table:formula="of:=[.H583]" office:value-type="float" office:value="14" calcext:value-type="float">
            <text:p>14</text:p>
          </table:table-cell>
          <table:table-cell table:formula="of:=IF(ISNUMBER((SEARCH(&quot;wiktoriańska&quot;;[.A584])));46;&quot;&quot;)" office:value-type="float" office:value="46" calcext:value-type="float">
            <text:p>46</text:p>
          </table:table-cell>
          <table:table-cell table:formula="of:=IF(ISNUMBER((SEARCH(&quot;boho&quot;;[.A584])));47;&quot;&quot;)">
            <text:p/>
          </table:table-cell>
          <table:table-cell table:formula="of:=IF(ISNUMBER((SEARCH(&quot;studio&quot;;[.A584])));48;&quot;&quot;)">
            <text:p/>
          </table:table-cell>
          <table:table-cell table:formula="of:=IF(ISNUMBER((SEARCH(&quot;ternel&quot;;[.A584])));95;&quot;&quot;)">
            <text:p/>
          </table:table-cell>
          <table:table-cell table:formula="of:=IF(ISNUMBER((SEARCH(&quot;eclipse&quot;;[.A584])));93;&quot;&quot;)">
            <text:p/>
          </table:table-cell>
          <table:table-cell table:formula="of:=IF(ISNUMBER((SEARCH(&quot;fruit&quot;;[.A584])));100;&quot;&quot;)">
            <text:p/>
          </table:table-cell>
          <table:table-cell table:formula="of:=IF(ISNUMBER((SEARCH(&quot;jubil&quot;;[.A584])));112;&quot;&quot;)">
            <text:p/>
          </table:table-cell>
          <table:table-cell table:formula="of:=IF(ISNUMBER((SEARCH(&quot;flow&quot;;[.A584])));98;&quot;&quot;)">
            <text:p/>
          </table:table-cell>
          <table:table-cell table:formula="of:=CONCATENATE([.G584];&quot;,&quot;;[.H584];&quot;,&quot;;[.I584];&quot;,&quot;;[.J584];&quot;,&quot;;[.K584];&quot;,&quot;;[.L584];&quot;,&quot;;[.M584];&quot;,&quot;;[.N584];&quot;,&quot;;[.O584];&quot;,&quot;;[.P584])" office:value-type="string" office:string-value=",14,46,,,,,,," calcext:value-type="string">
            <text:p>,14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zawieszka z London Blue Topazem</text:p>
          </table:table-cell>
          <table:table-cell table:formula="of:=[.B584]"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7Kolekcja Wiktoriańska - zawieszka z London Blue Topazem.jpg</text:p>
          </table:table-cell>
          <table:table-cell table:formula="of:=IF(ISNUMBER((SEARCH(&quot;diament&quot;;[.A585])));20;&quot;&quot;)">
            <text:p/>
          </table:table-cell>
          <table:table-cell table:formula="of:=[.H584]" office:value-type="float" office:value="14" calcext:value-type="float">
            <text:p>14</text:p>
          </table:table-cell>
          <table:table-cell table:formula="of:=IF(ISNUMBER((SEARCH(&quot;wiktoriańska&quot;;[.A585])));46;&quot;&quot;)" office:value-type="float" office:value="46" calcext:value-type="float">
            <text:p>46</text:p>
          </table:table-cell>
          <table:table-cell table:formula="of:=IF(ISNUMBER((SEARCH(&quot;boho&quot;;[.A585])));47;&quot;&quot;)">
            <text:p/>
          </table:table-cell>
          <table:table-cell table:formula="of:=IF(ISNUMBER((SEARCH(&quot;studio&quot;;[.A585])));48;&quot;&quot;)">
            <text:p/>
          </table:table-cell>
          <table:table-cell table:formula="of:=IF(ISNUMBER((SEARCH(&quot;ternel&quot;;[.A585])));95;&quot;&quot;)">
            <text:p/>
          </table:table-cell>
          <table:table-cell table:formula="of:=IF(ISNUMBER((SEARCH(&quot;eclipse&quot;;[.A585])));93;&quot;&quot;)">
            <text:p/>
          </table:table-cell>
          <table:table-cell table:formula="of:=IF(ISNUMBER((SEARCH(&quot;fruit&quot;;[.A585])));100;&quot;&quot;)">
            <text:p/>
          </table:table-cell>
          <table:table-cell table:formula="of:=IF(ISNUMBER((SEARCH(&quot;jubil&quot;;[.A585])));112;&quot;&quot;)">
            <text:p/>
          </table:table-cell>
          <table:table-cell table:formula="of:=IF(ISNUMBER((SEARCH(&quot;flow&quot;;[.A585])));98;&quot;&quot;)">
            <text:p/>
          </table:table-cell>
          <table:table-cell table:formula="of:=CONCATENATE([.G585];&quot;,&quot;;[.H585];&quot;,&quot;;[.I585];&quot;,&quot;;[.J585];&quot;,&quot;;[.K585];&quot;,&quot;;[.L585];&quot;,&quot;;[.M585];&quot;,&quot;;[.N585];&quot;,&quot;;[.O585];&quot;,&quot;;[.P585])" office:value-type="string" office:string-value=",14,46,,,,,,," calcext:value-type="string">
            <text:p>,14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ly - złota zawieszka </text:p>
          </table:table-cell>
          <table:table-cell table:formula="of:=[.B585]"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8Molly - złota zawieszka .jpg</text:p>
          </table:table-cell>
          <table:table-cell table:formula="of:=IF(ISNUMBER((SEARCH(&quot;diament&quot;;[.A586])));20;&quot;&quot;)">
            <text:p/>
          </table:table-cell>
          <table:table-cell table:formula="of:=[.H585]" office:value-type="float" office:value="14" calcext:value-type="float">
            <text:p>14</text:p>
          </table:table-cell>
          <table:table-cell table:formula="of:=IF(ISNUMBER((SEARCH(&quot;wiktoriańska&quot;;[.A586])));46;&quot;&quot;)">
            <text:p/>
          </table:table-cell>
          <table:table-cell table:formula="of:=IF(ISNUMBER((SEARCH(&quot;boho&quot;;[.A586])));47;&quot;&quot;)">
            <text:p/>
          </table:table-cell>
          <table:table-cell table:formula="of:=IF(ISNUMBER((SEARCH(&quot;studio&quot;;[.A586])));48;&quot;&quot;)">
            <text:p/>
          </table:table-cell>
          <table:table-cell table:formula="of:=IF(ISNUMBER((SEARCH(&quot;ternel&quot;;[.A586])));95;&quot;&quot;)">
            <text:p/>
          </table:table-cell>
          <table:table-cell table:formula="of:=IF(ISNUMBER((SEARCH(&quot;eclipse&quot;;[.A586])));93;&quot;&quot;)">
            <text:p/>
          </table:table-cell>
          <table:table-cell table:formula="of:=IF(ISNUMBER((SEARCH(&quot;fruit&quot;;[.A586])));100;&quot;&quot;)">
            <text:p/>
          </table:table-cell>
          <table:table-cell table:formula="of:=IF(ISNUMBER((SEARCH(&quot;jubil&quot;;[.A586])));112;&quot;&quot;)">
            <text:p/>
          </table:table-cell>
          <table:table-cell table:formula="of:=IF(ISNUMBER((SEARCH(&quot;flow&quot;;[.A586])));98;&quot;&quot;)">
            <text:p/>
          </table:table-cell>
          <table:table-cell table:formula="of:=CONCATENATE([.G586];&quot;,&quot;;[.H586];&quot;,&quot;;[.I586];&quot;,&quot;;[.J586];&quot;,&quot;;[.K586];&quot;,&quot;;[.L586];&quot;,&quot;;[.M586];&quot;,&quot;;[.N586];&quot;,&quot;;[.O586];&quot;,&quot;;[.P586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586]"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9Monogram – złota zawieszka.jpg</text:p>
          </table:table-cell>
          <table:table-cell table:formula="of:=IF(ISNUMBER((SEARCH(&quot;diament&quot;;[.A587])));20;&quot;&quot;)">
            <text:p/>
          </table:table-cell>
          <table:table-cell table:formula="of:=[.H586]" office:value-type="float" office:value="14" calcext:value-type="float">
            <text:p>14</text:p>
          </table:table-cell>
          <table:table-cell table:formula="of:=IF(ISNUMBER((SEARCH(&quot;wiktoriańska&quot;;[.A587])));46;&quot;&quot;)">
            <text:p/>
          </table:table-cell>
          <table:table-cell table:formula="of:=IF(ISNUMBER((SEARCH(&quot;boho&quot;;[.A587])));47;&quot;&quot;)">
            <text:p/>
          </table:table-cell>
          <table:table-cell table:formula="of:=IF(ISNUMBER((SEARCH(&quot;studio&quot;;[.A587])));48;&quot;&quot;)">
            <text:p/>
          </table:table-cell>
          <table:table-cell table:formula="of:=IF(ISNUMBER((SEARCH(&quot;ternel&quot;;[.A587])));95;&quot;&quot;)">
            <text:p/>
          </table:table-cell>
          <table:table-cell table:formula="of:=IF(ISNUMBER((SEARCH(&quot;eclipse&quot;;[.A587])));93;&quot;&quot;)">
            <text:p/>
          </table:table-cell>
          <table:table-cell table:formula="of:=IF(ISNUMBER((SEARCH(&quot;fruit&quot;;[.A587])));100;&quot;&quot;)">
            <text:p/>
          </table:table-cell>
          <table:table-cell table:formula="of:=IF(ISNUMBER((SEARCH(&quot;jubil&quot;;[.A587])));112;&quot;&quot;)">
            <text:p/>
          </table:table-cell>
          <table:table-cell table:formula="of:=IF(ISNUMBER((SEARCH(&quot;flow&quot;;[.A587])));98;&quot;&quot;)">
            <text:p/>
          </table:table-cell>
          <table:table-cell table:formula="of:=CONCATENATE([.G587];&quot;,&quot;;[.H587];&quot;,&quot;;[.I587];&quot;,&quot;;[.J587];&quot;,&quot;;[.K587];&quot;,&quot;;[.L587];&quot;,&quot;;[.M587];&quot;,&quot;;[.N587];&quot;,&quot;;[.O587];&quot;,&quot;;[.P587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- Srebrna zawieszka</text:p>
          </table:table-cell>
          <table:table-cell table:formula="of:=[.B587]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10Geometric - Srebrna zawieszka.jpg</text:p>
          </table:table-cell>
          <table:table-cell table:formula="of:=IF(ISNUMBER((SEARCH(&quot;diament&quot;;[.A588])));20;&quot;&quot;)">
            <text:p/>
          </table:table-cell>
          <table:table-cell table:formula="of:=[.H587]" office:value-type="float" office:value="14" calcext:value-type="float">
            <text:p>14</text:p>
          </table:table-cell>
          <table:table-cell table:formula="of:=IF(ISNUMBER((SEARCH(&quot;wiktoriańska&quot;;[.A588])));46;&quot;&quot;)">
            <text:p/>
          </table:table-cell>
          <table:table-cell table:formula="of:=IF(ISNUMBER((SEARCH(&quot;boho&quot;;[.A588])));47;&quot;&quot;)">
            <text:p/>
          </table:table-cell>
          <table:table-cell table:formula="of:=IF(ISNUMBER((SEARCH(&quot;studio&quot;;[.A588])));48;&quot;&quot;)">
            <text:p/>
          </table:table-cell>
          <table:table-cell table:formula="of:=IF(ISNUMBER((SEARCH(&quot;ternel&quot;;[.A588])));95;&quot;&quot;)">
            <text:p/>
          </table:table-cell>
          <table:table-cell table:formula="of:=IF(ISNUMBER((SEARCH(&quot;eclipse&quot;;[.A588])));93;&quot;&quot;)">
            <text:p/>
          </table:table-cell>
          <table:table-cell table:formula="of:=IF(ISNUMBER((SEARCH(&quot;fruit&quot;;[.A588])));100;&quot;&quot;)">
            <text:p/>
          </table:table-cell>
          <table:table-cell table:formula="of:=IF(ISNUMBER((SEARCH(&quot;jubil&quot;;[.A588])));112;&quot;&quot;)">
            <text:p/>
          </table:table-cell>
          <table:table-cell table:formula="of:=IF(ISNUMBER((SEARCH(&quot;flow&quot;;[.A588])));98;&quot;&quot;)">
            <text:p/>
          </table:table-cell>
          <table:table-cell table:formula="of:=CONCATENATE([.G588];&quot;,&quot;;[.H588];&quot;,&quot;;[.I588];&quot;,&quot;;[.J588];&quot;,&quot;;[.K588];&quot;,&quot;;[.L588];&quot;,&quot;;[.M588];&quot;,&quot;;[.N588];&quot;,&quot;;[.O588];&quot;,&quot;;[.P588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- Srebrna zawieszka</text:p>
          </table:table-cell>
          <table:table-cell table:formula="of:=[.B588]"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11Geometric - Srebrna zawieszka.jpg</text:p>
          </table:table-cell>
          <table:table-cell table:formula="of:=IF(ISNUMBER((SEARCH(&quot;diament&quot;;[.A589])));20;&quot;&quot;)">
            <text:p/>
          </table:table-cell>
          <table:table-cell table:formula="of:=[.H588]" office:value-type="float" office:value="14" calcext:value-type="float">
            <text:p>14</text:p>
          </table:table-cell>
          <table:table-cell table:formula="of:=IF(ISNUMBER((SEARCH(&quot;wiktoriańska&quot;;[.A589])));46;&quot;&quot;)">
            <text:p/>
          </table:table-cell>
          <table:table-cell table:formula="of:=IF(ISNUMBER((SEARCH(&quot;boho&quot;;[.A589])));47;&quot;&quot;)">
            <text:p/>
          </table:table-cell>
          <table:table-cell table:formula="of:=IF(ISNUMBER((SEARCH(&quot;studio&quot;;[.A589])));48;&quot;&quot;)">
            <text:p/>
          </table:table-cell>
          <table:table-cell table:formula="of:=IF(ISNUMBER((SEARCH(&quot;ternel&quot;;[.A589])));95;&quot;&quot;)">
            <text:p/>
          </table:table-cell>
          <table:table-cell table:formula="of:=IF(ISNUMBER((SEARCH(&quot;eclipse&quot;;[.A589])));93;&quot;&quot;)">
            <text:p/>
          </table:table-cell>
          <table:table-cell table:formula="of:=IF(ISNUMBER((SEARCH(&quot;fruit&quot;;[.A589])));100;&quot;&quot;)">
            <text:p/>
          </table:table-cell>
          <table:table-cell table:formula="of:=IF(ISNUMBER((SEARCH(&quot;jubil&quot;;[.A589])));112;&quot;&quot;)">
            <text:p/>
          </table:table-cell>
          <table:table-cell table:formula="of:=IF(ISNUMBER((SEARCH(&quot;flow&quot;;[.A589])));98;&quot;&quot;)">
            <text:p/>
          </table:table-cell>
          <table:table-cell table:formula="of:=CONCATENATE([.G589];&quot;,&quot;;[.H589];&quot;,&quot;;[.I589];&quot;,&quot;;[.J589];&quot;,&quot;;[.K589];&quot;,&quot;;[.L589];&quot;,&quot;;[.M589];&quot;,&quot;;[.N589];&quot;,&quot;;[.O589];&quot;,&quot;;[.P589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589]"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12Monogram – złota zawieszka.jpg</text:p>
          </table:table-cell>
          <table:table-cell table:formula="of:=IF(ISNUMBER((SEARCH(&quot;diament&quot;;[.A590])));20;&quot;&quot;)">
            <text:p/>
          </table:table-cell>
          <table:table-cell table:formula="of:=[.H589]" office:value-type="float" office:value="14" calcext:value-type="float">
            <text:p>14</text:p>
          </table:table-cell>
          <table:table-cell table:formula="of:=IF(ISNUMBER((SEARCH(&quot;wiktoriańska&quot;;[.A590])));46;&quot;&quot;)">
            <text:p/>
          </table:table-cell>
          <table:table-cell table:formula="of:=IF(ISNUMBER((SEARCH(&quot;boho&quot;;[.A590])));47;&quot;&quot;)">
            <text:p/>
          </table:table-cell>
          <table:table-cell table:formula="of:=IF(ISNUMBER((SEARCH(&quot;studio&quot;;[.A590])));48;&quot;&quot;)">
            <text:p/>
          </table:table-cell>
          <table:table-cell table:formula="of:=IF(ISNUMBER((SEARCH(&quot;ternel&quot;;[.A590])));95;&quot;&quot;)">
            <text:p/>
          </table:table-cell>
          <table:table-cell table:formula="of:=IF(ISNUMBER((SEARCH(&quot;eclipse&quot;;[.A590])));93;&quot;&quot;)">
            <text:p/>
          </table:table-cell>
          <table:table-cell table:formula="of:=IF(ISNUMBER((SEARCH(&quot;fruit&quot;;[.A590])));100;&quot;&quot;)">
            <text:p/>
          </table:table-cell>
          <table:table-cell table:formula="of:=IF(ISNUMBER((SEARCH(&quot;jubil&quot;;[.A590])));112;&quot;&quot;)">
            <text:p/>
          </table:table-cell>
          <table:table-cell table:formula="of:=IF(ISNUMBER((SEARCH(&quot;flow&quot;;[.A590])));98;&quot;&quot;)">
            <text:p/>
          </table:table-cell>
          <table:table-cell table:formula="of:=CONCATENATE([.G590];&quot;,&quot;;[.H590];&quot;,&quot;;[.I590];&quot;,&quot;;[.J590];&quot;,&quot;;[.K590];&quot;,&quot;;[.L590];&quot;,&quot;;[.M590];&quot;,&quot;;[.N590];&quot;,&quot;;[.O590];&quot;,&quot;;[.P590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590]"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13Monogram – złota zawieszka.jpg</text:p>
          </table:table-cell>
          <table:table-cell table:formula="of:=IF(ISNUMBER((SEARCH(&quot;diament&quot;;[.A591])));20;&quot;&quot;)">
            <text:p/>
          </table:table-cell>
          <table:table-cell table:formula="of:=[.H590]" office:value-type="float" office:value="14" calcext:value-type="float">
            <text:p>14</text:p>
          </table:table-cell>
          <table:table-cell table:formula="of:=IF(ISNUMBER((SEARCH(&quot;wiktoriańska&quot;;[.A591])));46;&quot;&quot;)">
            <text:p/>
          </table:table-cell>
          <table:table-cell table:formula="of:=IF(ISNUMBER((SEARCH(&quot;boho&quot;;[.A591])));47;&quot;&quot;)">
            <text:p/>
          </table:table-cell>
          <table:table-cell table:formula="of:=IF(ISNUMBER((SEARCH(&quot;studio&quot;;[.A591])));48;&quot;&quot;)">
            <text:p/>
          </table:table-cell>
          <table:table-cell table:formula="of:=IF(ISNUMBER((SEARCH(&quot;ternel&quot;;[.A591])));95;&quot;&quot;)">
            <text:p/>
          </table:table-cell>
          <table:table-cell table:formula="of:=IF(ISNUMBER((SEARCH(&quot;eclipse&quot;;[.A591])));93;&quot;&quot;)">
            <text:p/>
          </table:table-cell>
          <table:table-cell table:formula="of:=IF(ISNUMBER((SEARCH(&quot;fruit&quot;;[.A591])));100;&quot;&quot;)">
            <text:p/>
          </table:table-cell>
          <table:table-cell table:formula="of:=IF(ISNUMBER((SEARCH(&quot;jubil&quot;;[.A591])));112;&quot;&quot;)">
            <text:p/>
          </table:table-cell>
          <table:table-cell table:formula="of:=IF(ISNUMBER((SEARCH(&quot;flow&quot;;[.A591])));98;&quot;&quot;)">
            <text:p/>
          </table:table-cell>
          <table:table-cell table:formula="of:=CONCATENATE([.G591];&quot;,&quot;;[.H591];&quot;,&quot;;[.I591];&quot;,&quot;;[.J591];&quot;,&quot;;[.K591];&quot;,&quot;;[.L591];&quot;,&quot;;[.M591];&quot;,&quot;;[.N591];&quot;,&quot;;[.O591];&quot;,&quot;;[.P591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591]"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14Monogram – złota zawieszka.jpg</text:p>
          </table:table-cell>
          <table:table-cell table:formula="of:=IF(ISNUMBER((SEARCH(&quot;diament&quot;;[.A592])));20;&quot;&quot;)">
            <text:p/>
          </table:table-cell>
          <table:table-cell table:formula="of:=[.H591]" office:value-type="float" office:value="14" calcext:value-type="float">
            <text:p>14</text:p>
          </table:table-cell>
          <table:table-cell table:formula="of:=IF(ISNUMBER((SEARCH(&quot;wiktoriańska&quot;;[.A592])));46;&quot;&quot;)">
            <text:p/>
          </table:table-cell>
          <table:table-cell table:formula="of:=IF(ISNUMBER((SEARCH(&quot;boho&quot;;[.A592])));47;&quot;&quot;)">
            <text:p/>
          </table:table-cell>
          <table:table-cell table:formula="of:=IF(ISNUMBER((SEARCH(&quot;studio&quot;;[.A592])));48;&quot;&quot;)">
            <text:p/>
          </table:table-cell>
          <table:table-cell table:formula="of:=IF(ISNUMBER((SEARCH(&quot;ternel&quot;;[.A592])));95;&quot;&quot;)">
            <text:p/>
          </table:table-cell>
          <table:table-cell table:formula="of:=IF(ISNUMBER((SEARCH(&quot;eclipse&quot;;[.A592])));93;&quot;&quot;)">
            <text:p/>
          </table:table-cell>
          <table:table-cell table:formula="of:=IF(ISNUMBER((SEARCH(&quot;fruit&quot;;[.A592])));100;&quot;&quot;)">
            <text:p/>
          </table:table-cell>
          <table:table-cell table:formula="of:=IF(ISNUMBER((SEARCH(&quot;jubil&quot;;[.A592])));112;&quot;&quot;)">
            <text:p/>
          </table:table-cell>
          <table:table-cell table:formula="of:=IF(ISNUMBER((SEARCH(&quot;flow&quot;;[.A592])));98;&quot;&quot;)">
            <text:p/>
          </table:table-cell>
          <table:table-cell table:formula="of:=CONCATENATE([.G592];&quot;,&quot;;[.H592];&quot;,&quot;;[.I592];&quot;,&quot;;[.J592];&quot;,&quot;;[.K592];&quot;,&quot;;[.L592];&quot;,&quot;;[.M592];&quot;,&quot;;[.N592];&quot;,&quot;;[.O592];&quot;,&quot;;[.P592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voni - srebrna zawieszka</text:p>
          </table:table-cell>
          <table:table-cell table:formula="of:=[.B592]"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7595" calcext:value-type="float">
            <text:p>75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15Pavoni - srebrna zawieszka.jpg</text:p>
          </table:table-cell>
          <table:table-cell table:formula="of:=IF(ISNUMBER((SEARCH(&quot;diament&quot;;[.A593])));20;&quot;&quot;)">
            <text:p/>
          </table:table-cell>
          <table:table-cell table:formula="of:=[.H592]" office:value-type="float" office:value="14" calcext:value-type="float">
            <text:p>14</text:p>
          </table:table-cell>
          <table:table-cell table:formula="of:=IF(ISNUMBER((SEARCH(&quot;wiktoriańska&quot;;[.A593])));46;&quot;&quot;)">
            <text:p/>
          </table:table-cell>
          <table:table-cell table:formula="of:=IF(ISNUMBER((SEARCH(&quot;boho&quot;;[.A593])));47;&quot;&quot;)">
            <text:p/>
          </table:table-cell>
          <table:table-cell table:formula="of:=IF(ISNUMBER((SEARCH(&quot;studio&quot;;[.A593])));48;&quot;&quot;)">
            <text:p/>
          </table:table-cell>
          <table:table-cell table:formula="of:=IF(ISNUMBER((SEARCH(&quot;ternel&quot;;[.A593])));95;&quot;&quot;)">
            <text:p/>
          </table:table-cell>
          <table:table-cell table:formula="of:=IF(ISNUMBER((SEARCH(&quot;eclipse&quot;;[.A593])));93;&quot;&quot;)">
            <text:p/>
          </table:table-cell>
          <table:table-cell table:formula="of:=IF(ISNUMBER((SEARCH(&quot;fruit&quot;;[.A593])));100;&quot;&quot;)">
            <text:p/>
          </table:table-cell>
          <table:table-cell table:formula="of:=IF(ISNUMBER((SEARCH(&quot;jubil&quot;;[.A593])));112;&quot;&quot;)">
            <text:p/>
          </table:table-cell>
          <table:table-cell table:formula="of:=IF(ISNUMBER((SEARCH(&quot;flow&quot;;[.A593])));98;&quot;&quot;)">
            <text:p/>
          </table:table-cell>
          <table:table-cell table:formula="of:=CONCATENATE([.G593];&quot;,&quot;;[.H593];&quot;,&quot;;[.I593];&quot;,&quot;;[.J593];&quot;,&quot;;[.K593];&quot;,&quot;;[.L593];&quot;,&quot;;[.M593];&quot;,&quot;;[.N593];&quot;,&quot;;[.O593];&quot;,&quot;;[.P593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593]"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16Monogram – złota zawieszka.jpg</text:p>
          </table:table-cell>
          <table:table-cell table:formula="of:=IF(ISNUMBER((SEARCH(&quot;diament&quot;;[.A594])));20;&quot;&quot;)">
            <text:p/>
          </table:table-cell>
          <table:table-cell table:formula="of:=[.H593]" office:value-type="float" office:value="14" calcext:value-type="float">
            <text:p>14</text:p>
          </table:table-cell>
          <table:table-cell table:formula="of:=IF(ISNUMBER((SEARCH(&quot;wiktoriańska&quot;;[.A594])));46;&quot;&quot;)">
            <text:p/>
          </table:table-cell>
          <table:table-cell table:formula="of:=IF(ISNUMBER((SEARCH(&quot;boho&quot;;[.A594])));47;&quot;&quot;)">
            <text:p/>
          </table:table-cell>
          <table:table-cell table:formula="of:=IF(ISNUMBER((SEARCH(&quot;studio&quot;;[.A594])));48;&quot;&quot;)">
            <text:p/>
          </table:table-cell>
          <table:table-cell table:formula="of:=IF(ISNUMBER((SEARCH(&quot;ternel&quot;;[.A594])));95;&quot;&quot;)">
            <text:p/>
          </table:table-cell>
          <table:table-cell table:formula="of:=IF(ISNUMBER((SEARCH(&quot;eclipse&quot;;[.A594])));93;&quot;&quot;)">
            <text:p/>
          </table:table-cell>
          <table:table-cell table:formula="of:=IF(ISNUMBER((SEARCH(&quot;fruit&quot;;[.A594])));100;&quot;&quot;)">
            <text:p/>
          </table:table-cell>
          <table:table-cell table:formula="of:=IF(ISNUMBER((SEARCH(&quot;jubil&quot;;[.A594])));112;&quot;&quot;)">
            <text:p/>
          </table:table-cell>
          <table:table-cell table:formula="of:=IF(ISNUMBER((SEARCH(&quot;flow&quot;;[.A594])));98;&quot;&quot;)">
            <text:p/>
          </table:table-cell>
          <table:table-cell table:formula="of:=CONCATENATE([.G594];&quot;,&quot;;[.H594];&quot;,&quot;;[.I594];&quot;,&quot;;[.J594];&quot;,&quot;;[.K594];&quot;,&quot;;[.L594];&quot;,&quot;;[.M594];&quot;,&quot;;[.N594];&quot;,&quot;;[.O594];&quot;,&quot;;[.P594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594]"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17Monogram – złota zawieszka.jpg</text:p>
          </table:table-cell>
          <table:table-cell table:formula="of:=IF(ISNUMBER((SEARCH(&quot;diament&quot;;[.A595])));20;&quot;&quot;)">
            <text:p/>
          </table:table-cell>
          <table:table-cell table:formula="of:=[.H594]" office:value-type="float" office:value="14" calcext:value-type="float">
            <text:p>14</text:p>
          </table:table-cell>
          <table:table-cell table:formula="of:=IF(ISNUMBER((SEARCH(&quot;wiktoriańska&quot;;[.A595])));46;&quot;&quot;)">
            <text:p/>
          </table:table-cell>
          <table:table-cell table:formula="of:=IF(ISNUMBER((SEARCH(&quot;boho&quot;;[.A595])));47;&quot;&quot;)">
            <text:p/>
          </table:table-cell>
          <table:table-cell table:formula="of:=IF(ISNUMBER((SEARCH(&quot;studio&quot;;[.A595])));48;&quot;&quot;)">
            <text:p/>
          </table:table-cell>
          <table:table-cell table:formula="of:=IF(ISNUMBER((SEARCH(&quot;ternel&quot;;[.A595])));95;&quot;&quot;)">
            <text:p/>
          </table:table-cell>
          <table:table-cell table:formula="of:=IF(ISNUMBER((SEARCH(&quot;eclipse&quot;;[.A595])));93;&quot;&quot;)">
            <text:p/>
          </table:table-cell>
          <table:table-cell table:formula="of:=IF(ISNUMBER((SEARCH(&quot;fruit&quot;;[.A595])));100;&quot;&quot;)">
            <text:p/>
          </table:table-cell>
          <table:table-cell table:formula="of:=IF(ISNUMBER((SEARCH(&quot;jubil&quot;;[.A595])));112;&quot;&quot;)">
            <text:p/>
          </table:table-cell>
          <table:table-cell table:formula="of:=IF(ISNUMBER((SEARCH(&quot;flow&quot;;[.A595])));98;&quot;&quot;)">
            <text:p/>
          </table:table-cell>
          <table:table-cell table:formula="of:=CONCATENATE([.G595];&quot;,&quot;;[.H595];&quot;,&quot;;[.I595];&quot;,&quot;;[.J595];&quot;,&quot;;[.K595];&quot;,&quot;;[.L595];&quot;,&quot;;[.M595];&quot;,&quot;;[.N595];&quot;,&quot;;[.O595];&quot;,&quot;;[.P595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ternel - zawieszka z diamentem</text:p>
          </table:table-cell>
          <table:table-cell table:formula="of:=[.B595]"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18Éternel - zawieszka z diamentem.jpg</text:p>
          </table:table-cell>
          <table:table-cell table:formula="of:=IF(ISNUMBER((SEARCH(&quot;diament&quot;;[.A596])));20;&quot;&quot;)" office:value-type="float" office:value="20" calcext:value-type="float">
            <text:p>20</text:p>
          </table:table-cell>
          <table:table-cell table:formula="of:=[.H595]" office:value-type="float" office:value="14" calcext:value-type="float">
            <text:p>14</text:p>
          </table:table-cell>
          <table:table-cell table:formula="of:=IF(ISNUMBER((SEARCH(&quot;wiktoriańska&quot;;[.A596])));46;&quot;&quot;)">
            <text:p/>
          </table:table-cell>
          <table:table-cell table:formula="of:=IF(ISNUMBER((SEARCH(&quot;boho&quot;;[.A596])));47;&quot;&quot;)">
            <text:p/>
          </table:table-cell>
          <table:table-cell table:formula="of:=IF(ISNUMBER((SEARCH(&quot;studio&quot;;[.A596])));48;&quot;&quot;)">
            <text:p/>
          </table:table-cell>
          <table:table-cell table:formula="of:=IF(ISNUMBER((SEARCH(&quot;ternel&quot;;[.A596])));95;&quot;&quot;)" office:value-type="float" office:value="95" calcext:value-type="float">
            <text:p>95</text:p>
          </table:table-cell>
          <table:table-cell table:formula="of:=IF(ISNUMBER((SEARCH(&quot;eclipse&quot;;[.A596])));93;&quot;&quot;)">
            <text:p/>
          </table:table-cell>
          <table:table-cell table:formula="of:=IF(ISNUMBER((SEARCH(&quot;fruit&quot;;[.A596])));100;&quot;&quot;)">
            <text:p/>
          </table:table-cell>
          <table:table-cell table:formula="of:=IF(ISNUMBER((SEARCH(&quot;jubil&quot;;[.A596])));112;&quot;&quot;)">
            <text:p/>
          </table:table-cell>
          <table:table-cell table:formula="of:=IF(ISNUMBER((SEARCH(&quot;flow&quot;;[.A596])));98;&quot;&quot;)">
            <text:p/>
          </table:table-cell>
          <table:table-cell table:formula="of:=CONCATENATE([.G596];&quot;,&quot;;[.H596];&quot;,&quot;;[.I596];&quot;,&quot;;[.J596];&quot;,&quot;;[.K596];&quot;,&quot;;[.L596];&quot;,&quot;;[.M596];&quot;,&quot;;[.N596];&quot;,&quot;;[.O596];&quot;,&quot;;[.P596])" office:value-type="string" office:string-value="20,14,,,,95,,,," calcext:value-type="string">
            <text:p>20,14,,,,95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a zawieszka </text:p>
          </table:table-cell>
          <table:table-cell table:formula="of:=[.B596]"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19Scarlett - srebrna zawieszka .jpg</text:p>
          </table:table-cell>
          <table:table-cell table:formula="of:=IF(ISNUMBER((SEARCH(&quot;diament&quot;;[.A597])));20;&quot;&quot;)">
            <text:p/>
          </table:table-cell>
          <table:table-cell table:formula="of:=[.H596]" office:value-type="float" office:value="14" calcext:value-type="float">
            <text:p>14</text:p>
          </table:table-cell>
          <table:table-cell table:formula="of:=IF(ISNUMBER((SEARCH(&quot;wiktoriańska&quot;;[.A597])));46;&quot;&quot;)">
            <text:p/>
          </table:table-cell>
          <table:table-cell table:formula="of:=IF(ISNUMBER((SEARCH(&quot;boho&quot;;[.A597])));47;&quot;&quot;)">
            <text:p/>
          </table:table-cell>
          <table:table-cell table:formula="of:=IF(ISNUMBER((SEARCH(&quot;studio&quot;;[.A597])));48;&quot;&quot;)">
            <text:p/>
          </table:table-cell>
          <table:table-cell table:formula="of:=IF(ISNUMBER((SEARCH(&quot;ternel&quot;;[.A597])));95;&quot;&quot;)">
            <text:p/>
          </table:table-cell>
          <table:table-cell table:formula="of:=IF(ISNUMBER((SEARCH(&quot;eclipse&quot;;[.A597])));93;&quot;&quot;)">
            <text:p/>
          </table:table-cell>
          <table:table-cell table:formula="of:=IF(ISNUMBER((SEARCH(&quot;fruit&quot;;[.A597])));100;&quot;&quot;)">
            <text:p/>
          </table:table-cell>
          <table:table-cell table:formula="of:=IF(ISNUMBER((SEARCH(&quot;jubil&quot;;[.A597])));112;&quot;&quot;)">
            <text:p/>
          </table:table-cell>
          <table:table-cell table:formula="of:=IF(ISNUMBER((SEARCH(&quot;flow&quot;;[.A597])));98;&quot;&quot;)">
            <text:p/>
          </table:table-cell>
          <table:table-cell table:formula="of:=CONCATENATE([.G597];&quot;,&quot;;[.H597];&quot;,&quot;;[.I597];&quot;,&quot;;[.J597];&quot;,&quot;;[.K597];&quot;,&quot;;[.L597];&quot;,&quot;;[.M597];&quot;,&quot;;[.N597];&quot;,&quot;;[.O597];&quot;,&quot;;[.P597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ss - srebrna zawieszka</text:p>
          </table:table-cell>
          <table:table-cell table:formula="of:=[.B597]"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20Compass - srebrna zawieszka.jpg</text:p>
          </table:table-cell>
          <table:table-cell table:formula="of:=IF(ISNUMBER((SEARCH(&quot;diament&quot;;[.A598])));20;&quot;&quot;)">
            <text:p/>
          </table:table-cell>
          <table:table-cell table:formula="of:=[.H597]" office:value-type="float" office:value="14" calcext:value-type="float">
            <text:p>14</text:p>
          </table:table-cell>
          <table:table-cell table:formula="of:=IF(ISNUMBER((SEARCH(&quot;wiktoriańska&quot;;[.A598])));46;&quot;&quot;)">
            <text:p/>
          </table:table-cell>
          <table:table-cell table:formula="of:=IF(ISNUMBER((SEARCH(&quot;boho&quot;;[.A598])));47;&quot;&quot;)">
            <text:p/>
          </table:table-cell>
          <table:table-cell table:formula="of:=IF(ISNUMBER((SEARCH(&quot;studio&quot;;[.A598])));48;&quot;&quot;)">
            <text:p/>
          </table:table-cell>
          <table:table-cell table:formula="of:=IF(ISNUMBER((SEARCH(&quot;ternel&quot;;[.A598])));95;&quot;&quot;)">
            <text:p/>
          </table:table-cell>
          <table:table-cell table:formula="of:=IF(ISNUMBER((SEARCH(&quot;eclipse&quot;;[.A598])));93;&quot;&quot;)">
            <text:p/>
          </table:table-cell>
          <table:table-cell table:formula="of:=IF(ISNUMBER((SEARCH(&quot;fruit&quot;;[.A598])));100;&quot;&quot;)">
            <text:p/>
          </table:table-cell>
          <table:table-cell table:formula="of:=IF(ISNUMBER((SEARCH(&quot;jubil&quot;;[.A598])));112;&quot;&quot;)">
            <text:p/>
          </table:table-cell>
          <table:table-cell table:formula="of:=IF(ISNUMBER((SEARCH(&quot;flow&quot;;[.A598])));98;&quot;&quot;)">
            <text:p/>
          </table:table-cell>
          <table:table-cell table:formula="of:=CONCATENATE([.G598];&quot;,&quot;;[.H598];&quot;,&quot;;[.I598];&quot;,&quot;;[.J598];&quot;,&quot;;[.K598];&quot;,&quot;;[.L598];&quot;,&quot;;[.M598];&quot;,&quot;;[.N598];&quot;,&quot;;[.O598];&quot;,&quot;;[.P598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zawieszka z kwarcem różowym i diamentami</text:p>
          </table:table-cell>
          <table:table-cell table:formula="of:=[.B598]"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21Złota zawieszka z kwarcem różowym i diamentami.jpg</text:p>
          </table:table-cell>
          <table:table-cell table:formula="of:=IF(ISNUMBER((SEARCH(&quot;diament&quot;;[.A599])));20;&quot;&quot;)" office:value-type="float" office:value="20" calcext:value-type="float">
            <text:p>20</text:p>
          </table:table-cell>
          <table:table-cell table:formula="of:=[.H598]" office:value-type="float" office:value="14" calcext:value-type="float">
            <text:p>14</text:p>
          </table:table-cell>
          <table:table-cell table:formula="of:=IF(ISNUMBER((SEARCH(&quot;wiktoriańska&quot;;[.A599])));46;&quot;&quot;)">
            <text:p/>
          </table:table-cell>
          <table:table-cell table:formula="of:=IF(ISNUMBER((SEARCH(&quot;boho&quot;;[.A599])));47;&quot;&quot;)">
            <text:p/>
          </table:table-cell>
          <table:table-cell table:formula="of:=IF(ISNUMBER((SEARCH(&quot;studio&quot;;[.A599])));48;&quot;&quot;)">
            <text:p/>
          </table:table-cell>
          <table:table-cell table:formula="of:=IF(ISNUMBER((SEARCH(&quot;ternel&quot;;[.A599])));95;&quot;&quot;)">
            <text:p/>
          </table:table-cell>
          <table:table-cell table:formula="of:=IF(ISNUMBER((SEARCH(&quot;eclipse&quot;;[.A599])));93;&quot;&quot;)">
            <text:p/>
          </table:table-cell>
          <table:table-cell table:formula="of:=IF(ISNUMBER((SEARCH(&quot;fruit&quot;;[.A599])));100;&quot;&quot;)">
            <text:p/>
          </table:table-cell>
          <table:table-cell table:formula="of:=IF(ISNUMBER((SEARCH(&quot;jubil&quot;;[.A599])));112;&quot;&quot;)">
            <text:p/>
          </table:table-cell>
          <table:table-cell table:formula="of:=IF(ISNUMBER((SEARCH(&quot;flow&quot;;[.A599])));98;&quot;&quot;)">
            <text:p/>
          </table:table-cell>
          <table:table-cell table:formula="of:=CONCATENATE([.G599];&quot;,&quot;;[.H599];&quot;,&quot;;[.I599];&quot;,&quot;;[.J599];&quot;,&quot;;[.K599];&quot;,&quot;;[.L599];&quot;,&quot;;[.M599];&quot;,&quot;;[.N599];&quot;,&quot;;[.O599];&quot;,&quot;;[.P599])" office:value-type="string" office:string-value="20,14,,,,,,,," calcext:value-type="string">
            <text:p>20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zawieszka </text:p>
          </table:table-cell>
          <table:table-cell table:formula="of:=[.B599]"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22Złota zawieszka .jpg</text:p>
          </table:table-cell>
          <table:table-cell table:formula="of:=IF(ISNUMBER((SEARCH(&quot;diament&quot;;[.A600])));20;&quot;&quot;)">
            <text:p/>
          </table:table-cell>
          <table:table-cell table:formula="of:=[.H599]" office:value-type="float" office:value="14" calcext:value-type="float">
            <text:p>14</text:p>
          </table:table-cell>
          <table:table-cell table:formula="of:=IF(ISNUMBER((SEARCH(&quot;wiktoriańska&quot;;[.A600])));46;&quot;&quot;)">
            <text:p/>
          </table:table-cell>
          <table:table-cell table:formula="of:=IF(ISNUMBER((SEARCH(&quot;boho&quot;;[.A600])));47;&quot;&quot;)">
            <text:p/>
          </table:table-cell>
          <table:table-cell table:formula="of:=IF(ISNUMBER((SEARCH(&quot;studio&quot;;[.A600])));48;&quot;&quot;)">
            <text:p/>
          </table:table-cell>
          <table:table-cell table:formula="of:=IF(ISNUMBER((SEARCH(&quot;ternel&quot;;[.A600])));95;&quot;&quot;)">
            <text:p/>
          </table:table-cell>
          <table:table-cell table:formula="of:=IF(ISNUMBER((SEARCH(&quot;eclipse&quot;;[.A600])));93;&quot;&quot;)">
            <text:p/>
          </table:table-cell>
          <table:table-cell table:formula="of:=IF(ISNUMBER((SEARCH(&quot;fruit&quot;;[.A600])));100;&quot;&quot;)">
            <text:p/>
          </table:table-cell>
          <table:table-cell table:formula="of:=IF(ISNUMBER((SEARCH(&quot;jubil&quot;;[.A600])));112;&quot;&quot;)">
            <text:p/>
          </table:table-cell>
          <table:table-cell table:formula="of:=IF(ISNUMBER((SEARCH(&quot;flow&quot;;[.A600])));98;&quot;&quot;)">
            <text:p/>
          </table:table-cell>
          <table:table-cell table:formula="of:=CONCATENATE([.G600];&quot;,&quot;;[.H600];&quot;,&quot;;[.I600];&quot;,&quot;;[.J600];&quot;,&quot;;[.K600];&quot;,&quot;;[.L600];&quot;,&quot;;[.M600];&quot;,&quot;;[.N600];&quot;,&quot;;[.O600];&quot;,&quot;;[.P600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wieszka z diamentami</text:p>
          </table:table-cell>
          <table:table-cell table:formula="of:=[.B600]"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23Zawieszka z diamentami.jpg</text:p>
          </table:table-cell>
          <table:table-cell table:formula="of:=IF(ISNUMBER((SEARCH(&quot;diament&quot;;[.A601])));20;&quot;&quot;)" office:value-type="float" office:value="20" calcext:value-type="float">
            <text:p>20</text:p>
          </table:table-cell>
          <table:table-cell table:formula="of:=[.H600]" office:value-type="float" office:value="14" calcext:value-type="float">
            <text:p>14</text:p>
          </table:table-cell>
          <table:table-cell table:formula="of:=IF(ISNUMBER((SEARCH(&quot;wiktoriańska&quot;;[.A601])));46;&quot;&quot;)">
            <text:p/>
          </table:table-cell>
          <table:table-cell table:formula="of:=IF(ISNUMBER((SEARCH(&quot;boho&quot;;[.A601])));47;&quot;&quot;)">
            <text:p/>
          </table:table-cell>
          <table:table-cell table:formula="of:=IF(ISNUMBER((SEARCH(&quot;studio&quot;;[.A601])));48;&quot;&quot;)">
            <text:p/>
          </table:table-cell>
          <table:table-cell table:formula="of:=IF(ISNUMBER((SEARCH(&quot;ternel&quot;;[.A601])));95;&quot;&quot;)">
            <text:p/>
          </table:table-cell>
          <table:table-cell table:formula="of:=IF(ISNUMBER((SEARCH(&quot;eclipse&quot;;[.A601])));93;&quot;&quot;)">
            <text:p/>
          </table:table-cell>
          <table:table-cell table:formula="of:=IF(ISNUMBER((SEARCH(&quot;fruit&quot;;[.A601])));100;&quot;&quot;)">
            <text:p/>
          </table:table-cell>
          <table:table-cell table:formula="of:=IF(ISNUMBER((SEARCH(&quot;jubil&quot;;[.A601])));112;&quot;&quot;)">
            <text:p/>
          </table:table-cell>
          <table:table-cell table:formula="of:=IF(ISNUMBER((SEARCH(&quot;flow&quot;;[.A601])));98;&quot;&quot;)">
            <text:p/>
          </table:table-cell>
          <table:table-cell table:formula="of:=CONCATENATE([.G601];&quot;,&quot;;[.H601];&quot;,&quot;;[.I601];&quot;,&quot;;[.J601];&quot;,&quot;;[.K601];&quot;,&quot;;[.L601];&quot;,&quot;;[.M601];&quot;,&quot;;[.N601];&quot;,&quot;;[.O601];&quot;,&quot;;[.P601])" office:value-type="string" office:string-value="20,14,,,,,,,," calcext:value-type="string">
            <text:p>20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 - złota zawieszka</text:p>
          </table:table-cell>
          <table:table-cell table:formula="of:=[.B601]"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24Mini - złota zawieszka.jpg</text:p>
          </table:table-cell>
          <table:table-cell table:formula="of:=IF(ISNUMBER((SEARCH(&quot;diament&quot;;[.A602])));20;&quot;&quot;)">
            <text:p/>
          </table:table-cell>
          <table:table-cell table:formula="of:=[.H601]" office:value-type="float" office:value="14" calcext:value-type="float">
            <text:p>14</text:p>
          </table:table-cell>
          <table:table-cell table:formula="of:=IF(ISNUMBER((SEARCH(&quot;wiktoriańska&quot;;[.A602])));46;&quot;&quot;)">
            <text:p/>
          </table:table-cell>
          <table:table-cell table:formula="of:=IF(ISNUMBER((SEARCH(&quot;boho&quot;;[.A602])));47;&quot;&quot;)">
            <text:p/>
          </table:table-cell>
          <table:table-cell table:formula="of:=IF(ISNUMBER((SEARCH(&quot;studio&quot;;[.A602])));48;&quot;&quot;)">
            <text:p/>
          </table:table-cell>
          <table:table-cell table:formula="of:=IF(ISNUMBER((SEARCH(&quot;ternel&quot;;[.A602])));95;&quot;&quot;)">
            <text:p/>
          </table:table-cell>
          <table:table-cell table:formula="of:=IF(ISNUMBER((SEARCH(&quot;eclipse&quot;;[.A602])));93;&quot;&quot;)">
            <text:p/>
          </table:table-cell>
          <table:table-cell table:formula="of:=IF(ISNUMBER((SEARCH(&quot;fruit&quot;;[.A602])));100;&quot;&quot;)">
            <text:p/>
          </table:table-cell>
          <table:table-cell table:formula="of:=IF(ISNUMBER((SEARCH(&quot;jubil&quot;;[.A602])));112;&quot;&quot;)">
            <text:p/>
          </table:table-cell>
          <table:table-cell table:formula="of:=IF(ISNUMBER((SEARCH(&quot;flow&quot;;[.A602])));98;&quot;&quot;)">
            <text:p/>
          </table:table-cell>
          <table:table-cell table:formula="of:=CONCATENATE([.G602];&quot;,&quot;;[.H602];&quot;,&quot;;[.I602];&quot;,&quot;;[.J602];&quot;,&quot;;[.K602];&quot;,&quot;;[.L602];&quot;,&quot;;[.M602];&quot;,&quot;;[.N602];&quot;,&quot;;[.O602];&quot;,&quot;;[.P602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 - Złota zawieszka</text:p>
          </table:table-cell>
          <table:table-cell table:formula="of:=[.B602]"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25Mini - Złota zawieszka.jpg</text:p>
          </table:table-cell>
          <table:table-cell table:formula="of:=IF(ISNUMBER((SEARCH(&quot;diament&quot;;[.A603])));20;&quot;&quot;)">
            <text:p/>
          </table:table-cell>
          <table:table-cell table:formula="of:=[.H602]" office:value-type="float" office:value="14" calcext:value-type="float">
            <text:p>14</text:p>
          </table:table-cell>
          <table:table-cell table:formula="of:=IF(ISNUMBER((SEARCH(&quot;wiktoriańska&quot;;[.A603])));46;&quot;&quot;)">
            <text:p/>
          </table:table-cell>
          <table:table-cell table:formula="of:=IF(ISNUMBER((SEARCH(&quot;boho&quot;;[.A603])));47;&quot;&quot;)">
            <text:p/>
          </table:table-cell>
          <table:table-cell table:formula="of:=IF(ISNUMBER((SEARCH(&quot;studio&quot;;[.A603])));48;&quot;&quot;)">
            <text:p/>
          </table:table-cell>
          <table:table-cell table:formula="of:=IF(ISNUMBER((SEARCH(&quot;ternel&quot;;[.A603])));95;&quot;&quot;)">
            <text:p/>
          </table:table-cell>
          <table:table-cell table:formula="of:=IF(ISNUMBER((SEARCH(&quot;eclipse&quot;;[.A603])));93;&quot;&quot;)">
            <text:p/>
          </table:table-cell>
          <table:table-cell table:formula="of:=IF(ISNUMBER((SEARCH(&quot;fruit&quot;;[.A603])));100;&quot;&quot;)">
            <text:p/>
          </table:table-cell>
          <table:table-cell table:formula="of:=IF(ISNUMBER((SEARCH(&quot;jubil&quot;;[.A603])));112;&quot;&quot;)">
            <text:p/>
          </table:table-cell>
          <table:table-cell table:formula="of:=IF(ISNUMBER((SEARCH(&quot;flow&quot;;[.A603])));98;&quot;&quot;)">
            <text:p/>
          </table:table-cell>
          <table:table-cell table:formula="of:=CONCATENATE([.G603];&quot;,&quot;;[.H603];&quot;,&quot;;[.I603];&quot;,&quot;;[.J603];&quot;,&quot;;[.K603];&quot;,&quot;;[.L603];&quot;,&quot;;[.M603];&quot;,&quot;;[.N603];&quot;,&quot;;[.O603];&quot;,&quot;;[.P603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603]"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26Monogram – złota zawieszka.jpg</text:p>
          </table:table-cell>
          <table:table-cell table:formula="of:=IF(ISNUMBER((SEARCH(&quot;diament&quot;;[.A604])));20;&quot;&quot;)">
            <text:p/>
          </table:table-cell>
          <table:table-cell table:formula="of:=[.H603]" office:value-type="float" office:value="14" calcext:value-type="float">
            <text:p>14</text:p>
          </table:table-cell>
          <table:table-cell table:formula="of:=IF(ISNUMBER((SEARCH(&quot;wiktoriańska&quot;;[.A604])));46;&quot;&quot;)">
            <text:p/>
          </table:table-cell>
          <table:table-cell table:formula="of:=IF(ISNUMBER((SEARCH(&quot;boho&quot;;[.A604])));47;&quot;&quot;)">
            <text:p/>
          </table:table-cell>
          <table:table-cell table:formula="of:=IF(ISNUMBER((SEARCH(&quot;studio&quot;;[.A604])));48;&quot;&quot;)">
            <text:p/>
          </table:table-cell>
          <table:table-cell table:formula="of:=IF(ISNUMBER((SEARCH(&quot;ternel&quot;;[.A604])));95;&quot;&quot;)">
            <text:p/>
          </table:table-cell>
          <table:table-cell table:formula="of:=IF(ISNUMBER((SEARCH(&quot;eclipse&quot;;[.A604])));93;&quot;&quot;)">
            <text:p/>
          </table:table-cell>
          <table:table-cell table:formula="of:=IF(ISNUMBER((SEARCH(&quot;fruit&quot;;[.A604])));100;&quot;&quot;)">
            <text:p/>
          </table:table-cell>
          <table:table-cell table:formula="of:=IF(ISNUMBER((SEARCH(&quot;jubil&quot;;[.A604])));112;&quot;&quot;)">
            <text:p/>
          </table:table-cell>
          <table:table-cell table:formula="of:=IF(ISNUMBER((SEARCH(&quot;flow&quot;;[.A604])));98;&quot;&quot;)">
            <text:p/>
          </table:table-cell>
          <table:table-cell table:formula="of:=CONCATENATE([.G604];&quot;,&quot;;[.H604];&quot;,&quot;;[.I604];&quot;,&quot;;[.J604];&quot;,&quot;;[.K604];&quot;,&quot;;[.L604];&quot;,&quot;;[.M604];&quot;,&quot;;[.N604];&quot;,&quot;;[.O604];&quot;,&quot;;[.P604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604]"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27Monogram – złota zawieszka.jpg</text:p>
          </table:table-cell>
          <table:table-cell table:formula="of:=IF(ISNUMBER((SEARCH(&quot;diament&quot;;[.A605])));20;&quot;&quot;)">
            <text:p/>
          </table:table-cell>
          <table:table-cell table:formula="of:=[.H604]" office:value-type="float" office:value="14" calcext:value-type="float">
            <text:p>14</text:p>
          </table:table-cell>
          <table:table-cell table:formula="of:=IF(ISNUMBER((SEARCH(&quot;wiktoriańska&quot;;[.A605])));46;&quot;&quot;)">
            <text:p/>
          </table:table-cell>
          <table:table-cell table:formula="of:=IF(ISNUMBER((SEARCH(&quot;boho&quot;;[.A605])));47;&quot;&quot;)">
            <text:p/>
          </table:table-cell>
          <table:table-cell table:formula="of:=IF(ISNUMBER((SEARCH(&quot;studio&quot;;[.A605])));48;&quot;&quot;)">
            <text:p/>
          </table:table-cell>
          <table:table-cell table:formula="of:=IF(ISNUMBER((SEARCH(&quot;ternel&quot;;[.A605])));95;&quot;&quot;)">
            <text:p/>
          </table:table-cell>
          <table:table-cell table:formula="of:=IF(ISNUMBER((SEARCH(&quot;eclipse&quot;;[.A605])));93;&quot;&quot;)">
            <text:p/>
          </table:table-cell>
          <table:table-cell table:formula="of:=IF(ISNUMBER((SEARCH(&quot;fruit&quot;;[.A605])));100;&quot;&quot;)">
            <text:p/>
          </table:table-cell>
          <table:table-cell table:formula="of:=IF(ISNUMBER((SEARCH(&quot;jubil&quot;;[.A605])));112;&quot;&quot;)">
            <text:p/>
          </table:table-cell>
          <table:table-cell table:formula="of:=IF(ISNUMBER((SEARCH(&quot;flow&quot;;[.A605])));98;&quot;&quot;)">
            <text:p/>
          </table:table-cell>
          <table:table-cell table:formula="of:=CONCATENATE([.G605];&quot;,&quot;;[.H605];&quot;,&quot;;[.I605];&quot;,&quot;;[.J605];&quot;,&quot;;[.K605];&quot;,&quot;;[.L605];&quot;,&quot;;[.M605];&quot;,&quot;;[.N605];&quot;,&quot;;[.O605];&quot;,&quot;;[.P605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605]"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28Monogram – złota zawieszka.jpg</text:p>
          </table:table-cell>
          <table:table-cell table:formula="of:=IF(ISNUMBER((SEARCH(&quot;diament&quot;;[.A606])));20;&quot;&quot;)">
            <text:p/>
          </table:table-cell>
          <table:table-cell table:formula="of:=[.H605]" office:value-type="float" office:value="14" calcext:value-type="float">
            <text:p>14</text:p>
          </table:table-cell>
          <table:table-cell table:formula="of:=IF(ISNUMBER((SEARCH(&quot;wiktoriańska&quot;;[.A606])));46;&quot;&quot;)">
            <text:p/>
          </table:table-cell>
          <table:table-cell table:formula="of:=IF(ISNUMBER((SEARCH(&quot;boho&quot;;[.A606])));47;&quot;&quot;)">
            <text:p/>
          </table:table-cell>
          <table:table-cell table:formula="of:=IF(ISNUMBER((SEARCH(&quot;studio&quot;;[.A606])));48;&quot;&quot;)">
            <text:p/>
          </table:table-cell>
          <table:table-cell table:formula="of:=IF(ISNUMBER((SEARCH(&quot;ternel&quot;;[.A606])));95;&quot;&quot;)">
            <text:p/>
          </table:table-cell>
          <table:table-cell table:formula="of:=IF(ISNUMBER((SEARCH(&quot;eclipse&quot;;[.A606])));93;&quot;&quot;)">
            <text:p/>
          </table:table-cell>
          <table:table-cell table:formula="of:=IF(ISNUMBER((SEARCH(&quot;fruit&quot;;[.A606])));100;&quot;&quot;)">
            <text:p/>
          </table:table-cell>
          <table:table-cell table:formula="of:=IF(ISNUMBER((SEARCH(&quot;jubil&quot;;[.A606])));112;&quot;&quot;)">
            <text:p/>
          </table:table-cell>
          <table:table-cell table:formula="of:=IF(ISNUMBER((SEARCH(&quot;flow&quot;;[.A606])));98;&quot;&quot;)">
            <text:p/>
          </table:table-cell>
          <table:table-cell table:formula="of:=CONCATENATE([.G606];&quot;,&quot;;[.H606];&quot;,&quot;;[.I606];&quot;,&quot;;[.J606];&quot;,&quot;;[.K606];&quot;,&quot;;[.L606];&quot;,&quot;;[.M606];&quot;,&quot;;[.N606];&quot;,&quot;;[.O606];&quot;,&quot;;[.P606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na - złota zawieszka</text:p>
          </table:table-cell>
          <table:table-cell table:formula="of:=[.B606]"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29Malena - złota zawieszka.jpg</text:p>
          </table:table-cell>
          <table:table-cell table:formula="of:=IF(ISNUMBER((SEARCH(&quot;diament&quot;;[.A607])));20;&quot;&quot;)">
            <text:p/>
          </table:table-cell>
          <table:table-cell table:formula="of:=[.H606]" office:value-type="float" office:value="14" calcext:value-type="float">
            <text:p>14</text:p>
          </table:table-cell>
          <table:table-cell table:formula="of:=IF(ISNUMBER((SEARCH(&quot;wiktoriańska&quot;;[.A607])));46;&quot;&quot;)">
            <text:p/>
          </table:table-cell>
          <table:table-cell table:formula="of:=IF(ISNUMBER((SEARCH(&quot;boho&quot;;[.A607])));47;&quot;&quot;)">
            <text:p/>
          </table:table-cell>
          <table:table-cell table:formula="of:=IF(ISNUMBER((SEARCH(&quot;studio&quot;;[.A607])));48;&quot;&quot;)">
            <text:p/>
          </table:table-cell>
          <table:table-cell table:formula="of:=IF(ISNUMBER((SEARCH(&quot;ternel&quot;;[.A607])));95;&quot;&quot;)">
            <text:p/>
          </table:table-cell>
          <table:table-cell table:formula="of:=IF(ISNUMBER((SEARCH(&quot;eclipse&quot;;[.A607])));93;&quot;&quot;)">
            <text:p/>
          </table:table-cell>
          <table:table-cell table:formula="of:=IF(ISNUMBER((SEARCH(&quot;fruit&quot;;[.A607])));100;&quot;&quot;)">
            <text:p/>
          </table:table-cell>
          <table:table-cell table:formula="of:=IF(ISNUMBER((SEARCH(&quot;jubil&quot;;[.A607])));112;&quot;&quot;)">
            <text:p/>
          </table:table-cell>
          <table:table-cell table:formula="of:=IF(ISNUMBER((SEARCH(&quot;flow&quot;;[.A607])));98;&quot;&quot;)">
            <text:p/>
          </table:table-cell>
          <table:table-cell table:formula="of:=CONCATENATE([.G607];&quot;,&quot;;[.H607];&quot;,&quot;;[.I607];&quot;,&quot;;[.J607];&quot;,&quot;;[.K607];&quot;,&quot;;[.L607];&quot;,&quot;;[.M607];&quot;,&quot;;[.N607];&quot;,&quot;;[.O607];&quot;,&quot;;[.P607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wieszka z szafirami</text:p>
          </table:table-cell>
          <table:table-cell table:formula="of:=[.B607]"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30Zawieszka z szafirami.jpg</text:p>
          </table:table-cell>
          <table:table-cell table:formula="of:=IF(ISNUMBER((SEARCH(&quot;diament&quot;;[.A608])));20;&quot;&quot;)">
            <text:p/>
          </table:table-cell>
          <table:table-cell table:formula="of:=[.H607]" office:value-type="float" office:value="14" calcext:value-type="float">
            <text:p>14</text:p>
          </table:table-cell>
          <table:table-cell table:formula="of:=IF(ISNUMBER((SEARCH(&quot;wiktoriańska&quot;;[.A608])));46;&quot;&quot;)">
            <text:p/>
          </table:table-cell>
          <table:table-cell table:formula="of:=IF(ISNUMBER((SEARCH(&quot;boho&quot;;[.A608])));47;&quot;&quot;)">
            <text:p/>
          </table:table-cell>
          <table:table-cell table:formula="of:=IF(ISNUMBER((SEARCH(&quot;studio&quot;;[.A608])));48;&quot;&quot;)">
            <text:p/>
          </table:table-cell>
          <table:table-cell table:formula="of:=IF(ISNUMBER((SEARCH(&quot;ternel&quot;;[.A608])));95;&quot;&quot;)">
            <text:p/>
          </table:table-cell>
          <table:table-cell table:formula="of:=IF(ISNUMBER((SEARCH(&quot;eclipse&quot;;[.A608])));93;&quot;&quot;)">
            <text:p/>
          </table:table-cell>
          <table:table-cell table:formula="of:=IF(ISNUMBER((SEARCH(&quot;fruit&quot;;[.A608])));100;&quot;&quot;)">
            <text:p/>
          </table:table-cell>
          <table:table-cell table:formula="of:=IF(ISNUMBER((SEARCH(&quot;jubil&quot;;[.A608])));112;&quot;&quot;)">
            <text:p/>
          </table:table-cell>
          <table:table-cell table:formula="of:=IF(ISNUMBER((SEARCH(&quot;flow&quot;;[.A608])));98;&quot;&quot;)">
            <text:p/>
          </table:table-cell>
          <table:table-cell table:formula="of:=CONCATENATE([.G608];&quot;,&quot;;[.H608];&quot;,&quot;;[.I608];&quot;,&quot;;[.J608];&quot;,&quot;;[.K608];&quot;,&quot;;[.L608];&quot;,&quot;;[.M608];&quot;,&quot;;[.N608];&quot;,&quot;;[.O608];&quot;,&quot;;[.P608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ly - złota zawieszka z diamentem</text:p>
          </table:table-cell>
          <table:table-cell table:formula="of:=[.B608]"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31Molly - złota zawieszka z diamentem.jpg</text:p>
          </table:table-cell>
          <table:table-cell table:formula="of:=IF(ISNUMBER((SEARCH(&quot;diament&quot;;[.A609])));20;&quot;&quot;)" office:value-type="float" office:value="20" calcext:value-type="float">
            <text:p>20</text:p>
          </table:table-cell>
          <table:table-cell table:formula="of:=[.H608]" office:value-type="float" office:value="14" calcext:value-type="float">
            <text:p>14</text:p>
          </table:table-cell>
          <table:table-cell table:formula="of:=IF(ISNUMBER((SEARCH(&quot;wiktoriańska&quot;;[.A609])));46;&quot;&quot;)">
            <text:p/>
          </table:table-cell>
          <table:table-cell table:formula="of:=IF(ISNUMBER((SEARCH(&quot;boho&quot;;[.A609])));47;&quot;&quot;)">
            <text:p/>
          </table:table-cell>
          <table:table-cell table:formula="of:=IF(ISNUMBER((SEARCH(&quot;studio&quot;;[.A609])));48;&quot;&quot;)">
            <text:p/>
          </table:table-cell>
          <table:table-cell table:formula="of:=IF(ISNUMBER((SEARCH(&quot;ternel&quot;;[.A609])));95;&quot;&quot;)">
            <text:p/>
          </table:table-cell>
          <table:table-cell table:formula="of:=IF(ISNUMBER((SEARCH(&quot;eclipse&quot;;[.A609])));93;&quot;&quot;)">
            <text:p/>
          </table:table-cell>
          <table:table-cell table:formula="of:=IF(ISNUMBER((SEARCH(&quot;fruit&quot;;[.A609])));100;&quot;&quot;)">
            <text:p/>
          </table:table-cell>
          <table:table-cell table:formula="of:=IF(ISNUMBER((SEARCH(&quot;jubil&quot;;[.A609])));112;&quot;&quot;)">
            <text:p/>
          </table:table-cell>
          <table:table-cell table:formula="of:=IF(ISNUMBER((SEARCH(&quot;flow&quot;;[.A609])));98;&quot;&quot;)">
            <text:p/>
          </table:table-cell>
          <table:table-cell table:formula="of:=CONCATENATE([.G609];&quot;,&quot;;[.H609];&quot;,&quot;;[.I609];&quot;,&quot;;[.J609];&quot;,&quot;;[.K609];&quot;,&quot;;[.L609];&quot;,&quot;;[.M609];&quot;,&quot;;[.N609];&quot;,&quot;;[.O609];&quot;,&quot;;[.P609])" office:value-type="string" office:string-value="20,14,,,,,,,," calcext:value-type="string">
            <text:p>20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zawieszka</text:p>
          </table:table-cell>
          <table:table-cell table:formula="of:=[.B609]"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32Złota zawieszka.jpg</text:p>
          </table:table-cell>
          <table:table-cell table:formula="of:=IF(ISNUMBER((SEARCH(&quot;diament&quot;;[.A610])));20;&quot;&quot;)">
            <text:p/>
          </table:table-cell>
          <table:table-cell table:formula="of:=[.H609]" office:value-type="float" office:value="14" calcext:value-type="float">
            <text:p>14</text:p>
          </table:table-cell>
          <table:table-cell table:formula="of:=IF(ISNUMBER((SEARCH(&quot;wiktoriańska&quot;;[.A610])));46;&quot;&quot;)">
            <text:p/>
          </table:table-cell>
          <table:table-cell table:formula="of:=IF(ISNUMBER((SEARCH(&quot;boho&quot;;[.A610])));47;&quot;&quot;)">
            <text:p/>
          </table:table-cell>
          <table:table-cell table:formula="of:=IF(ISNUMBER((SEARCH(&quot;studio&quot;;[.A610])));48;&quot;&quot;)">
            <text:p/>
          </table:table-cell>
          <table:table-cell table:formula="of:=IF(ISNUMBER((SEARCH(&quot;ternel&quot;;[.A610])));95;&quot;&quot;)">
            <text:p/>
          </table:table-cell>
          <table:table-cell table:formula="of:=IF(ISNUMBER((SEARCH(&quot;eclipse&quot;;[.A610])));93;&quot;&quot;)">
            <text:p/>
          </table:table-cell>
          <table:table-cell table:formula="of:=IF(ISNUMBER((SEARCH(&quot;fruit&quot;;[.A610])));100;&quot;&quot;)">
            <text:p/>
          </table:table-cell>
          <table:table-cell table:formula="of:=IF(ISNUMBER((SEARCH(&quot;jubil&quot;;[.A610])));112;&quot;&quot;)">
            <text:p/>
          </table:table-cell>
          <table:table-cell table:formula="of:=IF(ISNUMBER((SEARCH(&quot;flow&quot;;[.A610])));98;&quot;&quot;)">
            <text:p/>
          </table:table-cell>
          <table:table-cell table:formula="of:=CONCATENATE([.G610];&quot;,&quot;;[.H610];&quot;,&quot;;[.I610];&quot;,&quot;;[.J610];&quot;,&quot;;[.K610];&quot;,&quot;;[.L610];&quot;,&quot;;[.M610];&quot;,&quot;;[.N610];&quot;,&quot;;[.O610];&quot;,&quot;;[.P610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zawieszka</text:p>
          </table:table-cell>
          <table:table-cell table:formula="of:=[.B610]"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33Złota zawieszka.jpg</text:p>
          </table:table-cell>
          <table:table-cell table:formula="of:=IF(ISNUMBER((SEARCH(&quot;diament&quot;;[.A611])));20;&quot;&quot;)">
            <text:p/>
          </table:table-cell>
          <table:table-cell table:formula="of:=[.H610]" office:value-type="float" office:value="14" calcext:value-type="float">
            <text:p>14</text:p>
          </table:table-cell>
          <table:table-cell table:formula="of:=IF(ISNUMBER((SEARCH(&quot;wiktoriańska&quot;;[.A611])));46;&quot;&quot;)">
            <text:p/>
          </table:table-cell>
          <table:table-cell table:formula="of:=IF(ISNUMBER((SEARCH(&quot;boho&quot;;[.A611])));47;&quot;&quot;)">
            <text:p/>
          </table:table-cell>
          <table:table-cell table:formula="of:=IF(ISNUMBER((SEARCH(&quot;studio&quot;;[.A611])));48;&quot;&quot;)">
            <text:p/>
          </table:table-cell>
          <table:table-cell table:formula="of:=IF(ISNUMBER((SEARCH(&quot;ternel&quot;;[.A611])));95;&quot;&quot;)">
            <text:p/>
          </table:table-cell>
          <table:table-cell table:formula="of:=IF(ISNUMBER((SEARCH(&quot;eclipse&quot;;[.A611])));93;&quot;&quot;)">
            <text:p/>
          </table:table-cell>
          <table:table-cell table:formula="of:=IF(ISNUMBER((SEARCH(&quot;fruit&quot;;[.A611])));100;&quot;&quot;)">
            <text:p/>
          </table:table-cell>
          <table:table-cell table:formula="of:=IF(ISNUMBER((SEARCH(&quot;jubil&quot;;[.A611])));112;&quot;&quot;)">
            <text:p/>
          </table:table-cell>
          <table:table-cell table:formula="of:=IF(ISNUMBER((SEARCH(&quot;flow&quot;;[.A611])));98;&quot;&quot;)">
            <text:p/>
          </table:table-cell>
          <table:table-cell table:formula="of:=CONCATENATE([.G611];&quot;,&quot;;[.H611];&quot;,&quot;;[.I611];&quot;,&quot;;[.J611];&quot;,&quot;;[.K611];&quot;,&quot;;[.L611];&quot;,&quot;;[.M611];&quot;,&quot;;[.N611];&quot;,&quot;;[.O611];&quot;,&quot;;[.P611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611]"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34Monogram – złota zawieszka.jpg</text:p>
          </table:table-cell>
          <table:table-cell table:formula="of:=IF(ISNUMBER((SEARCH(&quot;diament&quot;;[.A612])));20;&quot;&quot;)">
            <text:p/>
          </table:table-cell>
          <table:table-cell table:formula="of:=[.H611]" office:value-type="float" office:value="14" calcext:value-type="float">
            <text:p>14</text:p>
          </table:table-cell>
          <table:table-cell table:formula="of:=IF(ISNUMBER((SEARCH(&quot;wiktoriańska&quot;;[.A612])));46;&quot;&quot;)">
            <text:p/>
          </table:table-cell>
          <table:table-cell table:formula="of:=IF(ISNUMBER((SEARCH(&quot;boho&quot;;[.A612])));47;&quot;&quot;)">
            <text:p/>
          </table:table-cell>
          <table:table-cell table:formula="of:=IF(ISNUMBER((SEARCH(&quot;studio&quot;;[.A612])));48;&quot;&quot;)">
            <text:p/>
          </table:table-cell>
          <table:table-cell table:formula="of:=IF(ISNUMBER((SEARCH(&quot;ternel&quot;;[.A612])));95;&quot;&quot;)">
            <text:p/>
          </table:table-cell>
          <table:table-cell table:formula="of:=IF(ISNUMBER((SEARCH(&quot;eclipse&quot;;[.A612])));93;&quot;&quot;)">
            <text:p/>
          </table:table-cell>
          <table:table-cell table:formula="of:=IF(ISNUMBER((SEARCH(&quot;fruit&quot;;[.A612])));100;&quot;&quot;)">
            <text:p/>
          </table:table-cell>
          <table:table-cell table:formula="of:=IF(ISNUMBER((SEARCH(&quot;jubil&quot;;[.A612])));112;&quot;&quot;)">
            <text:p/>
          </table:table-cell>
          <table:table-cell table:formula="of:=IF(ISNUMBER((SEARCH(&quot;flow&quot;;[.A612])));98;&quot;&quot;)">
            <text:p/>
          </table:table-cell>
          <table:table-cell table:formula="of:=CONCATENATE([.G612];&quot;,&quot;;[.H612];&quot;,&quot;;[.I612];&quot;,&quot;;[.J612];&quot;,&quot;;[.K612];&quot;,&quot;;[.L612];&quot;,&quot;;[.M612];&quot;,&quot;;[.N612];&quot;,&quot;;[.O612];&quot;,&quot;;[.P612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612]"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35Monogram – złota zawieszka.jpg</text:p>
          </table:table-cell>
          <table:table-cell table:formula="of:=IF(ISNUMBER((SEARCH(&quot;diament&quot;;[.A613])));20;&quot;&quot;)">
            <text:p/>
          </table:table-cell>
          <table:table-cell table:formula="of:=[.H612]" office:value-type="float" office:value="14" calcext:value-type="float">
            <text:p>14</text:p>
          </table:table-cell>
          <table:table-cell table:formula="of:=IF(ISNUMBER((SEARCH(&quot;wiktoriańska&quot;;[.A613])));46;&quot;&quot;)">
            <text:p/>
          </table:table-cell>
          <table:table-cell table:formula="of:=IF(ISNUMBER((SEARCH(&quot;boho&quot;;[.A613])));47;&quot;&quot;)">
            <text:p/>
          </table:table-cell>
          <table:table-cell table:formula="of:=IF(ISNUMBER((SEARCH(&quot;studio&quot;;[.A613])));48;&quot;&quot;)">
            <text:p/>
          </table:table-cell>
          <table:table-cell table:formula="of:=IF(ISNUMBER((SEARCH(&quot;ternel&quot;;[.A613])));95;&quot;&quot;)">
            <text:p/>
          </table:table-cell>
          <table:table-cell table:formula="of:=IF(ISNUMBER((SEARCH(&quot;eclipse&quot;;[.A613])));93;&quot;&quot;)">
            <text:p/>
          </table:table-cell>
          <table:table-cell table:formula="of:=IF(ISNUMBER((SEARCH(&quot;fruit&quot;;[.A613])));100;&quot;&quot;)">
            <text:p/>
          </table:table-cell>
          <table:table-cell table:formula="of:=IF(ISNUMBER((SEARCH(&quot;jubil&quot;;[.A613])));112;&quot;&quot;)">
            <text:p/>
          </table:table-cell>
          <table:table-cell table:formula="of:=IF(ISNUMBER((SEARCH(&quot;flow&quot;;[.A613])));98;&quot;&quot;)">
            <text:p/>
          </table:table-cell>
          <table:table-cell table:formula="of:=CONCATENATE([.G613];&quot;,&quot;;[.H613];&quot;,&quot;;[.I613];&quot;,&quot;;[.J613];&quot;,&quot;;[.K613];&quot;,&quot;;[.L613];&quot;,&quot;;[.M613];&quot;,&quot;;[.N613];&quot;,&quot;;[.O613];&quot;,&quot;;[.P613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wieszka z diamentami</text:p>
          </table:table-cell>
          <table:table-cell table:formula="of:=[.B613]"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36Zawieszka z diamentami</text:p>
          </table:table-cell>
          <table:table-cell table:formula="of:=IF(ISNUMBER((SEARCH(&quot;diament&quot;;[.A614])));20;&quot;&quot;)" office:value-type="float" office:value="20" calcext:value-type="float">
            <text:p>20</text:p>
          </table:table-cell>
          <table:table-cell table:formula="of:=[.H613]" office:value-type="float" office:value="14" calcext:value-type="float">
            <text:p>14</text:p>
          </table:table-cell>
          <table:table-cell table:formula="of:=IF(ISNUMBER((SEARCH(&quot;wiktoriańska&quot;;[.A614])));46;&quot;&quot;)">
            <text:p/>
          </table:table-cell>
          <table:table-cell table:formula="of:=IF(ISNUMBER((SEARCH(&quot;boho&quot;;[.A614])));47;&quot;&quot;)">
            <text:p/>
          </table:table-cell>
          <table:table-cell table:formula="of:=IF(ISNUMBER((SEARCH(&quot;studio&quot;;[.A614])));48;&quot;&quot;)">
            <text:p/>
          </table:table-cell>
          <table:table-cell table:formula="of:=IF(ISNUMBER((SEARCH(&quot;ternel&quot;;[.A614])));95;&quot;&quot;)">
            <text:p/>
          </table:table-cell>
          <table:table-cell table:formula="of:=IF(ISNUMBER((SEARCH(&quot;eclipse&quot;;[.A614])));93;&quot;&quot;)">
            <text:p/>
          </table:table-cell>
          <table:table-cell table:formula="of:=IF(ISNUMBER((SEARCH(&quot;fruit&quot;;[.A614])));100;&quot;&quot;)">
            <text:p/>
          </table:table-cell>
          <table:table-cell table:formula="of:=IF(ISNUMBER((SEARCH(&quot;jubil&quot;;[.A614])));112;&quot;&quot;)">
            <text:p/>
          </table:table-cell>
          <table:table-cell table:formula="of:=IF(ISNUMBER((SEARCH(&quot;flow&quot;;[.A614])));98;&quot;&quot;)">
            <text:p/>
          </table:table-cell>
          <table:table-cell table:formula="of:=CONCATENATE([.G614];&quot;,&quot;;[.H614];&quot;,&quot;;[.I614];&quot;,&quot;;[.J614];&quot;,&quot;;[.K614];&quot;,&quot;;[.L614];&quot;,&quot;;[.M614];&quot;,&quot;;[.N614];&quot;,&quot;;[.O614];&quot;,&quot;;[.P614])" office:value-type="string" office:string-value="20,14,,,,,,,," calcext:value-type="string">
            <text:p>20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- zawieszka z diamentami </text:p>
          </table:table-cell>
          <table:table-cell table:formula="of:=[.B614]"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37Metropolitan - zawieszka z diamentami .jpg</text:p>
          </table:table-cell>
          <table:table-cell table:formula="of:=IF(ISNUMBER((SEARCH(&quot;diament&quot;;[.A615])));20;&quot;&quot;)" office:value-type="float" office:value="20" calcext:value-type="float">
            <text:p>20</text:p>
          </table:table-cell>
          <table:table-cell table:formula="of:=[.H614]" office:value-type="float" office:value="14" calcext:value-type="float">
            <text:p>14</text:p>
          </table:table-cell>
          <table:table-cell table:formula="of:=IF(ISNUMBER((SEARCH(&quot;wiktoriańska&quot;;[.A615])));46;&quot;&quot;)">
            <text:p/>
          </table:table-cell>
          <table:table-cell table:formula="of:=IF(ISNUMBER((SEARCH(&quot;boho&quot;;[.A615])));47;&quot;&quot;)">
            <text:p/>
          </table:table-cell>
          <table:table-cell table:formula="of:=IF(ISNUMBER((SEARCH(&quot;studio&quot;;[.A615])));48;&quot;&quot;)">
            <text:p/>
          </table:table-cell>
          <table:table-cell table:formula="of:=IF(ISNUMBER((SEARCH(&quot;ternel&quot;;[.A615])));95;&quot;&quot;)">
            <text:p/>
          </table:table-cell>
          <table:table-cell table:formula="of:=IF(ISNUMBER((SEARCH(&quot;eclipse&quot;;[.A615])));93;&quot;&quot;)">
            <text:p/>
          </table:table-cell>
          <table:table-cell table:formula="of:=IF(ISNUMBER((SEARCH(&quot;fruit&quot;;[.A615])));100;&quot;&quot;)">
            <text:p/>
          </table:table-cell>
          <table:table-cell table:formula="of:=IF(ISNUMBER((SEARCH(&quot;jubil&quot;;[.A615])));112;&quot;&quot;)">
            <text:p/>
          </table:table-cell>
          <table:table-cell table:formula="of:=IF(ISNUMBER((SEARCH(&quot;flow&quot;;[.A615])));98;&quot;&quot;)">
            <text:p/>
          </table:table-cell>
          <table:table-cell table:formula="of:=CONCATENATE([.G615];&quot;,&quot;;[.H615];&quot;,&quot;;[.I615];&quot;,&quot;;[.J615];&quot;,&quot;;[.K615];&quot;,&quot;;[.L615];&quot;,&quot;;[.M615];&quot;,&quot;;[.N615];&quot;,&quot;;[.O615];&quot;,&quot;;[.P615])" office:value-type="string" office:string-value="20,14,,,,,,,," calcext:value-type="string">
            <text:p>20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wieszka z diamentami</text:p>
          </table:table-cell>
          <table:table-cell table:formula="of:=[.B615]"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38Zawieszka z diamentami</text:p>
          </table:table-cell>
          <table:table-cell table:formula="of:=IF(ISNUMBER((SEARCH(&quot;diament&quot;;[.A616])));20;&quot;&quot;)" office:value-type="float" office:value="20" calcext:value-type="float">
            <text:p>20</text:p>
          </table:table-cell>
          <table:table-cell table:formula="of:=[.H615]" office:value-type="float" office:value="14" calcext:value-type="float">
            <text:p>14</text:p>
          </table:table-cell>
          <table:table-cell table:formula="of:=IF(ISNUMBER((SEARCH(&quot;wiktoriańska&quot;;[.A616])));46;&quot;&quot;)">
            <text:p/>
          </table:table-cell>
          <table:table-cell table:formula="of:=IF(ISNUMBER((SEARCH(&quot;boho&quot;;[.A616])));47;&quot;&quot;)">
            <text:p/>
          </table:table-cell>
          <table:table-cell table:formula="of:=IF(ISNUMBER((SEARCH(&quot;studio&quot;;[.A616])));48;&quot;&quot;)">
            <text:p/>
          </table:table-cell>
          <table:table-cell table:formula="of:=IF(ISNUMBER((SEARCH(&quot;ternel&quot;;[.A616])));95;&quot;&quot;)">
            <text:p/>
          </table:table-cell>
          <table:table-cell table:formula="of:=IF(ISNUMBER((SEARCH(&quot;eclipse&quot;;[.A616])));93;&quot;&quot;)">
            <text:p/>
          </table:table-cell>
          <table:table-cell table:formula="of:=IF(ISNUMBER((SEARCH(&quot;fruit&quot;;[.A616])));100;&quot;&quot;)">
            <text:p/>
          </table:table-cell>
          <table:table-cell table:formula="of:=IF(ISNUMBER((SEARCH(&quot;jubil&quot;;[.A616])));112;&quot;&quot;)">
            <text:p/>
          </table:table-cell>
          <table:table-cell table:formula="of:=IF(ISNUMBER((SEARCH(&quot;flow&quot;;[.A616])));98;&quot;&quot;)">
            <text:p/>
          </table:table-cell>
          <table:table-cell table:formula="of:=CONCATENATE([.G616];&quot;,&quot;;[.H616];&quot;,&quot;;[.I616];&quot;,&quot;;[.J616];&quot;,&quot;;[.K616];&quot;,&quot;;[.L616];&quot;,&quot;;[.M616];&quot;,&quot;;[.N616];&quot;,&quot;;[.O616];&quot;,&quot;;[.P616])" office:value-type="string" office:string-value="20,14,,,,,,,," calcext:value-type="string">
            <text:p>20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a zawieszka </text:p>
          </table:table-cell>
          <table:table-cell table:formula="of:=[.B616]"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39Scarlett - srebrna zawieszka .jpg</text:p>
          </table:table-cell>
          <table:table-cell table:formula="of:=IF(ISNUMBER((SEARCH(&quot;diament&quot;;[.A617])));20;&quot;&quot;)">
            <text:p/>
          </table:table-cell>
          <table:table-cell table:formula="of:=[.H616]" office:value-type="float" office:value="14" calcext:value-type="float">
            <text:p>14</text:p>
          </table:table-cell>
          <table:table-cell table:formula="of:=IF(ISNUMBER((SEARCH(&quot;wiktoriańska&quot;;[.A617])));46;&quot;&quot;)">
            <text:p/>
          </table:table-cell>
          <table:table-cell table:formula="of:=IF(ISNUMBER((SEARCH(&quot;boho&quot;;[.A617])));47;&quot;&quot;)">
            <text:p/>
          </table:table-cell>
          <table:table-cell table:formula="of:=IF(ISNUMBER((SEARCH(&quot;studio&quot;;[.A617])));48;&quot;&quot;)">
            <text:p/>
          </table:table-cell>
          <table:table-cell table:formula="of:=IF(ISNUMBER((SEARCH(&quot;ternel&quot;;[.A617])));95;&quot;&quot;)">
            <text:p/>
          </table:table-cell>
          <table:table-cell table:formula="of:=IF(ISNUMBER((SEARCH(&quot;eclipse&quot;;[.A617])));93;&quot;&quot;)">
            <text:p/>
          </table:table-cell>
          <table:table-cell table:formula="of:=IF(ISNUMBER((SEARCH(&quot;fruit&quot;;[.A617])));100;&quot;&quot;)">
            <text:p/>
          </table:table-cell>
          <table:table-cell table:formula="of:=IF(ISNUMBER((SEARCH(&quot;jubil&quot;;[.A617])));112;&quot;&quot;)">
            <text:p/>
          </table:table-cell>
          <table:table-cell table:formula="of:=IF(ISNUMBER((SEARCH(&quot;flow&quot;;[.A617])));98;&quot;&quot;)">
            <text:p/>
          </table:table-cell>
          <table:table-cell table:formula="of:=CONCATENATE([.G617];&quot;,&quot;;[.H617];&quot;,&quot;;[.I617];&quot;,&quot;;[.J617];&quot;,&quot;;[.K617];&quot;,&quot;;[.L617];&quot;,&quot;;[.M617];&quot;,&quot;;[.N617];&quot;,&quot;;[.O617];&quot;,&quot;;[.P617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617]"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40Monogram – złota zawieszka.jpg</text:p>
          </table:table-cell>
          <table:table-cell table:formula="of:=IF(ISNUMBER((SEARCH(&quot;diament&quot;;[.A618])));20;&quot;&quot;)">
            <text:p/>
          </table:table-cell>
          <table:table-cell table:formula="of:=[.H617]" office:value-type="float" office:value="14" calcext:value-type="float">
            <text:p>14</text:p>
          </table:table-cell>
          <table:table-cell table:formula="of:=IF(ISNUMBER((SEARCH(&quot;wiktoriańska&quot;;[.A618])));46;&quot;&quot;)">
            <text:p/>
          </table:table-cell>
          <table:table-cell table:formula="of:=IF(ISNUMBER((SEARCH(&quot;boho&quot;;[.A618])));47;&quot;&quot;)">
            <text:p/>
          </table:table-cell>
          <table:table-cell table:formula="of:=IF(ISNUMBER((SEARCH(&quot;studio&quot;;[.A618])));48;&quot;&quot;)">
            <text:p/>
          </table:table-cell>
          <table:table-cell table:formula="of:=IF(ISNUMBER((SEARCH(&quot;ternel&quot;;[.A618])));95;&quot;&quot;)">
            <text:p/>
          </table:table-cell>
          <table:table-cell table:formula="of:=IF(ISNUMBER((SEARCH(&quot;eclipse&quot;;[.A618])));93;&quot;&quot;)">
            <text:p/>
          </table:table-cell>
          <table:table-cell table:formula="of:=IF(ISNUMBER((SEARCH(&quot;fruit&quot;;[.A618])));100;&quot;&quot;)">
            <text:p/>
          </table:table-cell>
          <table:table-cell table:formula="of:=IF(ISNUMBER((SEARCH(&quot;jubil&quot;;[.A618])));112;&quot;&quot;)">
            <text:p/>
          </table:table-cell>
          <table:table-cell table:formula="of:=IF(ISNUMBER((SEARCH(&quot;flow&quot;;[.A618])));98;&quot;&quot;)">
            <text:p/>
          </table:table-cell>
          <table:table-cell table:formula="of:=CONCATENATE([.G618];&quot;,&quot;;[.H618];&quot;,&quot;;[.I618];&quot;,&quot;;[.J618];&quot;,&quot;;[.K618];&quot;,&quot;;[.L618];&quot;,&quot;;[.M618];&quot;,&quot;;[.N618];&quot;,&quot;;[.O618];&quot;,&quot;;[.P618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wieszka z szafirami i granatem</text:p>
          </table:table-cell>
          <table:table-cell table:formula="of:=[.B618]"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41Zawieszka z szafirami i granatem.jpg</text:p>
          </table:table-cell>
          <table:table-cell table:formula="of:=IF(ISNUMBER((SEARCH(&quot;diament&quot;;[.A619])));20;&quot;&quot;)">
            <text:p/>
          </table:table-cell>
          <table:table-cell table:formula="of:=[.H618]" office:value-type="float" office:value="14" calcext:value-type="float">
            <text:p>14</text:p>
          </table:table-cell>
          <table:table-cell table:formula="of:=IF(ISNUMBER((SEARCH(&quot;wiktoriańska&quot;;[.A619])));46;&quot;&quot;)">
            <text:p/>
          </table:table-cell>
          <table:table-cell table:formula="of:=IF(ISNUMBER((SEARCH(&quot;boho&quot;;[.A619])));47;&quot;&quot;)">
            <text:p/>
          </table:table-cell>
          <table:table-cell table:formula="of:=IF(ISNUMBER((SEARCH(&quot;studio&quot;;[.A619])));48;&quot;&quot;)">
            <text:p/>
          </table:table-cell>
          <table:table-cell table:formula="of:=IF(ISNUMBER((SEARCH(&quot;ternel&quot;;[.A619])));95;&quot;&quot;)">
            <text:p/>
          </table:table-cell>
          <table:table-cell table:formula="of:=IF(ISNUMBER((SEARCH(&quot;eclipse&quot;;[.A619])));93;&quot;&quot;)">
            <text:p/>
          </table:table-cell>
          <table:table-cell table:formula="of:=IF(ISNUMBER((SEARCH(&quot;fruit&quot;;[.A619])));100;&quot;&quot;)">
            <text:p/>
          </table:table-cell>
          <table:table-cell table:formula="of:=IF(ISNUMBER((SEARCH(&quot;jubil&quot;;[.A619])));112;&quot;&quot;)">
            <text:p/>
          </table:table-cell>
          <table:table-cell table:formula="of:=IF(ISNUMBER((SEARCH(&quot;flow&quot;;[.A619])));98;&quot;&quot;)">
            <text:p/>
          </table:table-cell>
          <table:table-cell table:formula="of:=CONCATENATE([.G619];&quot;,&quot;;[.H619];&quot;,&quot;;[.I619];&quot;,&quot;;[.J619];&quot;,&quot;;[.K619];&quot;,&quot;;[.L619];&quot;,&quot;;[.M619];&quot;,&quot;;[.N619];&quot;,&quot;;[.O619];&quot;,&quot;;[.P619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619]"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42Monogram – złota zawieszka.jpg</text:p>
          </table:table-cell>
          <table:table-cell table:formula="of:=IF(ISNUMBER((SEARCH(&quot;diament&quot;;[.A620])));20;&quot;&quot;)">
            <text:p/>
          </table:table-cell>
          <table:table-cell table:formula="of:=[.H619]" office:value-type="float" office:value="14" calcext:value-type="float">
            <text:p>14</text:p>
          </table:table-cell>
          <table:table-cell table:formula="of:=IF(ISNUMBER((SEARCH(&quot;wiktoriańska&quot;;[.A620])));46;&quot;&quot;)">
            <text:p/>
          </table:table-cell>
          <table:table-cell table:formula="of:=IF(ISNUMBER((SEARCH(&quot;boho&quot;;[.A620])));47;&quot;&quot;)">
            <text:p/>
          </table:table-cell>
          <table:table-cell table:formula="of:=IF(ISNUMBER((SEARCH(&quot;studio&quot;;[.A620])));48;&quot;&quot;)">
            <text:p/>
          </table:table-cell>
          <table:table-cell table:formula="of:=IF(ISNUMBER((SEARCH(&quot;ternel&quot;;[.A620])));95;&quot;&quot;)">
            <text:p/>
          </table:table-cell>
          <table:table-cell table:formula="of:=IF(ISNUMBER((SEARCH(&quot;eclipse&quot;;[.A620])));93;&quot;&quot;)">
            <text:p/>
          </table:table-cell>
          <table:table-cell table:formula="of:=IF(ISNUMBER((SEARCH(&quot;fruit&quot;;[.A620])));100;&quot;&quot;)">
            <text:p/>
          </table:table-cell>
          <table:table-cell table:formula="of:=IF(ISNUMBER((SEARCH(&quot;jubil&quot;;[.A620])));112;&quot;&quot;)">
            <text:p/>
          </table:table-cell>
          <table:table-cell table:formula="of:=IF(ISNUMBER((SEARCH(&quot;flow&quot;;[.A620])));98;&quot;&quot;)">
            <text:p/>
          </table:table-cell>
          <table:table-cell table:formula="of:=CONCATENATE([.G620];&quot;,&quot;;[.H620];&quot;,&quot;;[.I620];&quot;,&quot;;[.J620];&quot;,&quot;;[.K620];&quot;,&quot;;[.L620];&quot;,&quot;;[.M620];&quot;,&quot;;[.N620];&quot;,&quot;;[.O620];&quot;,&quot;;[.P620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620]"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43Monogram – złota zawieszka.jpg</text:p>
          </table:table-cell>
          <table:table-cell table:formula="of:=IF(ISNUMBER((SEARCH(&quot;diament&quot;;[.A621])));20;&quot;&quot;)">
            <text:p/>
          </table:table-cell>
          <table:table-cell table:formula="of:=[.H620]" office:value-type="float" office:value="14" calcext:value-type="float">
            <text:p>14</text:p>
          </table:table-cell>
          <table:table-cell table:formula="of:=IF(ISNUMBER((SEARCH(&quot;wiktoriańska&quot;;[.A621])));46;&quot;&quot;)">
            <text:p/>
          </table:table-cell>
          <table:table-cell table:formula="of:=IF(ISNUMBER((SEARCH(&quot;boho&quot;;[.A621])));47;&quot;&quot;)">
            <text:p/>
          </table:table-cell>
          <table:table-cell table:formula="of:=IF(ISNUMBER((SEARCH(&quot;studio&quot;;[.A621])));48;&quot;&quot;)">
            <text:p/>
          </table:table-cell>
          <table:table-cell table:formula="of:=IF(ISNUMBER((SEARCH(&quot;ternel&quot;;[.A621])));95;&quot;&quot;)">
            <text:p/>
          </table:table-cell>
          <table:table-cell table:formula="of:=IF(ISNUMBER((SEARCH(&quot;eclipse&quot;;[.A621])));93;&quot;&quot;)">
            <text:p/>
          </table:table-cell>
          <table:table-cell table:formula="of:=IF(ISNUMBER((SEARCH(&quot;fruit&quot;;[.A621])));100;&quot;&quot;)">
            <text:p/>
          </table:table-cell>
          <table:table-cell table:formula="of:=IF(ISNUMBER((SEARCH(&quot;jubil&quot;;[.A621])));112;&quot;&quot;)">
            <text:p/>
          </table:table-cell>
          <table:table-cell table:formula="of:=IF(ISNUMBER((SEARCH(&quot;flow&quot;;[.A621])));98;&quot;&quot;)">
            <text:p/>
          </table:table-cell>
          <table:table-cell table:formula="of:=CONCATENATE([.G621];&quot;,&quot;;[.H621];&quot;,&quot;;[.I621];&quot;,&quot;;[.J621];&quot;,&quot;;[.K621];&quot;,&quot;;[.L621];&quot;,&quot;;[.M621];&quot;,&quot;;[.N621];&quot;,&quot;;[.O621];&quot;,&quot;;[.P621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621]"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44Monogram – złota zawieszka.jpg</text:p>
          </table:table-cell>
          <table:table-cell table:formula="of:=IF(ISNUMBER((SEARCH(&quot;diament&quot;;[.A622])));20;&quot;&quot;)">
            <text:p/>
          </table:table-cell>
          <table:table-cell table:formula="of:=[.H621]" office:value-type="float" office:value="14" calcext:value-type="float">
            <text:p>14</text:p>
          </table:table-cell>
          <table:table-cell table:formula="of:=IF(ISNUMBER((SEARCH(&quot;wiktoriańska&quot;;[.A622])));46;&quot;&quot;)">
            <text:p/>
          </table:table-cell>
          <table:table-cell table:formula="of:=IF(ISNUMBER((SEARCH(&quot;boho&quot;;[.A622])));47;&quot;&quot;)">
            <text:p/>
          </table:table-cell>
          <table:table-cell table:formula="of:=IF(ISNUMBER((SEARCH(&quot;studio&quot;;[.A622])));48;&quot;&quot;)">
            <text:p/>
          </table:table-cell>
          <table:table-cell table:formula="of:=IF(ISNUMBER((SEARCH(&quot;ternel&quot;;[.A622])));95;&quot;&quot;)">
            <text:p/>
          </table:table-cell>
          <table:table-cell table:formula="of:=IF(ISNUMBER((SEARCH(&quot;eclipse&quot;;[.A622])));93;&quot;&quot;)">
            <text:p/>
          </table:table-cell>
          <table:table-cell table:formula="of:=IF(ISNUMBER((SEARCH(&quot;fruit&quot;;[.A622])));100;&quot;&quot;)">
            <text:p/>
          </table:table-cell>
          <table:table-cell table:formula="of:=IF(ISNUMBER((SEARCH(&quot;jubil&quot;;[.A622])));112;&quot;&quot;)">
            <text:p/>
          </table:table-cell>
          <table:table-cell table:formula="of:=IF(ISNUMBER((SEARCH(&quot;flow&quot;;[.A622])));98;&quot;&quot;)">
            <text:p/>
          </table:table-cell>
          <table:table-cell table:formula="of:=CONCATENATE([.G622];&quot;,&quot;;[.H622];&quot;,&quot;;[.I622];&quot;,&quot;;[.J622];&quot;,&quot;;[.K622];&quot;,&quot;;[.L622];&quot;,&quot;;[.M622];&quot;,&quot;;[.N622];&quot;,&quot;;[.O622];&quot;,&quot;;[.P622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622]"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45Monogram – złota zawieszka.jpg</text:p>
          </table:table-cell>
          <table:table-cell table:formula="of:=IF(ISNUMBER((SEARCH(&quot;diament&quot;;[.A623])));20;&quot;&quot;)">
            <text:p/>
          </table:table-cell>
          <table:table-cell table:formula="of:=[.H622]" office:value-type="float" office:value="14" calcext:value-type="float">
            <text:p>14</text:p>
          </table:table-cell>
          <table:table-cell table:formula="of:=IF(ISNUMBER((SEARCH(&quot;wiktoriańska&quot;;[.A623])));46;&quot;&quot;)">
            <text:p/>
          </table:table-cell>
          <table:table-cell table:formula="of:=IF(ISNUMBER((SEARCH(&quot;boho&quot;;[.A623])));47;&quot;&quot;)">
            <text:p/>
          </table:table-cell>
          <table:table-cell table:formula="of:=IF(ISNUMBER((SEARCH(&quot;studio&quot;;[.A623])));48;&quot;&quot;)">
            <text:p/>
          </table:table-cell>
          <table:table-cell table:formula="of:=IF(ISNUMBER((SEARCH(&quot;ternel&quot;;[.A623])));95;&quot;&quot;)">
            <text:p/>
          </table:table-cell>
          <table:table-cell table:formula="of:=IF(ISNUMBER((SEARCH(&quot;eclipse&quot;;[.A623])));93;&quot;&quot;)">
            <text:p/>
          </table:table-cell>
          <table:table-cell table:formula="of:=IF(ISNUMBER((SEARCH(&quot;fruit&quot;;[.A623])));100;&quot;&quot;)">
            <text:p/>
          </table:table-cell>
          <table:table-cell table:formula="of:=IF(ISNUMBER((SEARCH(&quot;jubil&quot;;[.A623])));112;&quot;&quot;)">
            <text:p/>
          </table:table-cell>
          <table:table-cell table:formula="of:=IF(ISNUMBER((SEARCH(&quot;flow&quot;;[.A623])));98;&quot;&quot;)">
            <text:p/>
          </table:table-cell>
          <table:table-cell table:formula="of:=CONCATENATE([.G623];&quot;,&quot;;[.H623];&quot;,&quot;;[.I623];&quot;,&quot;;[.J623];&quot;,&quot;;[.K623];&quot;,&quot;;[.L623];&quot;,&quot;;[.M623];&quot;,&quot;;[.N623];&quot;,&quot;;[.O623];&quot;,&quot;;[.P623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623]"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46Monogram – złota zawieszka.jpg</text:p>
          </table:table-cell>
          <table:table-cell table:formula="of:=IF(ISNUMBER((SEARCH(&quot;diament&quot;;[.A624])));20;&quot;&quot;)">
            <text:p/>
          </table:table-cell>
          <table:table-cell table:formula="of:=[.H623]" office:value-type="float" office:value="14" calcext:value-type="float">
            <text:p>14</text:p>
          </table:table-cell>
          <table:table-cell table:formula="of:=IF(ISNUMBER((SEARCH(&quot;wiktoriańska&quot;;[.A624])));46;&quot;&quot;)">
            <text:p/>
          </table:table-cell>
          <table:table-cell table:formula="of:=IF(ISNUMBER((SEARCH(&quot;boho&quot;;[.A624])));47;&quot;&quot;)">
            <text:p/>
          </table:table-cell>
          <table:table-cell table:formula="of:=IF(ISNUMBER((SEARCH(&quot;studio&quot;;[.A624])));48;&quot;&quot;)">
            <text:p/>
          </table:table-cell>
          <table:table-cell table:formula="of:=IF(ISNUMBER((SEARCH(&quot;ternel&quot;;[.A624])));95;&quot;&quot;)">
            <text:p/>
          </table:table-cell>
          <table:table-cell table:formula="of:=IF(ISNUMBER((SEARCH(&quot;eclipse&quot;;[.A624])));93;&quot;&quot;)">
            <text:p/>
          </table:table-cell>
          <table:table-cell table:formula="of:=IF(ISNUMBER((SEARCH(&quot;fruit&quot;;[.A624])));100;&quot;&quot;)">
            <text:p/>
          </table:table-cell>
          <table:table-cell table:formula="of:=IF(ISNUMBER((SEARCH(&quot;jubil&quot;;[.A624])));112;&quot;&quot;)">
            <text:p/>
          </table:table-cell>
          <table:table-cell table:formula="of:=IF(ISNUMBER((SEARCH(&quot;flow&quot;;[.A624])));98;&quot;&quot;)">
            <text:p/>
          </table:table-cell>
          <table:table-cell table:formula="of:=CONCATENATE([.G624];&quot;,&quot;;[.H624];&quot;,&quot;;[.I624];&quot;,&quot;;[.J624];&quot;,&quot;;[.K624];&quot;,&quot;;[.L624];&quot;,&quot;;[.M624];&quot;,&quot;;[.N624];&quot;,&quot;;[.O624];&quot;,&quot;;[.P624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- złota zawieszka</text:p>
          </table:table-cell>
          <table:table-cell table:formula="of:=[.B624]"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47Space - złota zawieszka.jpg</text:p>
          </table:table-cell>
          <table:table-cell table:formula="of:=IF(ISNUMBER((SEARCH(&quot;diament&quot;;[.A625])));20;&quot;&quot;)">
            <text:p/>
          </table:table-cell>
          <table:table-cell table:formula="of:=[.H624]" office:value-type="float" office:value="14" calcext:value-type="float">
            <text:p>14</text:p>
          </table:table-cell>
          <table:table-cell table:formula="of:=IF(ISNUMBER((SEARCH(&quot;wiktoriańska&quot;;[.A625])));46;&quot;&quot;)">
            <text:p/>
          </table:table-cell>
          <table:table-cell table:formula="of:=IF(ISNUMBER((SEARCH(&quot;boho&quot;;[.A625])));47;&quot;&quot;)">
            <text:p/>
          </table:table-cell>
          <table:table-cell table:formula="of:=IF(ISNUMBER((SEARCH(&quot;studio&quot;;[.A625])));48;&quot;&quot;)">
            <text:p/>
          </table:table-cell>
          <table:table-cell table:formula="of:=IF(ISNUMBER((SEARCH(&quot;ternel&quot;;[.A625])));95;&quot;&quot;)">
            <text:p/>
          </table:table-cell>
          <table:table-cell table:formula="of:=IF(ISNUMBER((SEARCH(&quot;eclipse&quot;;[.A625])));93;&quot;&quot;)">
            <text:p/>
          </table:table-cell>
          <table:table-cell table:formula="of:=IF(ISNUMBER((SEARCH(&quot;fruit&quot;;[.A625])));100;&quot;&quot;)">
            <text:p/>
          </table:table-cell>
          <table:table-cell table:formula="of:=IF(ISNUMBER((SEARCH(&quot;jubil&quot;;[.A625])));112;&quot;&quot;)">
            <text:p/>
          </table:table-cell>
          <table:table-cell table:formula="of:=IF(ISNUMBER((SEARCH(&quot;flow&quot;;[.A625])));98;&quot;&quot;)">
            <text:p/>
          </table:table-cell>
          <table:table-cell table:formula="of:=CONCATENATE([.G625];&quot;,&quot;;[.H625];&quot;,&quot;;[.I625];&quot;,&quot;;[.J625];&quot;,&quot;;[.K625];&quot;,&quot;;[.L625];&quot;,&quot;;[.M625];&quot;,&quot;;[.N625];&quot;,&quot;;[.O625];&quot;,&quot;;[.P625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625]"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48Monogram – złota zawieszka.jpg</text:p>
          </table:table-cell>
          <table:table-cell table:formula="of:=IF(ISNUMBER((SEARCH(&quot;diament&quot;;[.A626])));20;&quot;&quot;)">
            <text:p/>
          </table:table-cell>
          <table:table-cell table:formula="of:=[.H625]" office:value-type="float" office:value="14" calcext:value-type="float">
            <text:p>14</text:p>
          </table:table-cell>
          <table:table-cell table:formula="of:=IF(ISNUMBER((SEARCH(&quot;wiktoriańska&quot;;[.A626])));46;&quot;&quot;)">
            <text:p/>
          </table:table-cell>
          <table:table-cell table:formula="of:=IF(ISNUMBER((SEARCH(&quot;boho&quot;;[.A626])));47;&quot;&quot;)">
            <text:p/>
          </table:table-cell>
          <table:table-cell table:formula="of:=IF(ISNUMBER((SEARCH(&quot;studio&quot;;[.A626])));48;&quot;&quot;)">
            <text:p/>
          </table:table-cell>
          <table:table-cell table:formula="of:=IF(ISNUMBER((SEARCH(&quot;ternel&quot;;[.A626])));95;&quot;&quot;)">
            <text:p/>
          </table:table-cell>
          <table:table-cell table:formula="of:=IF(ISNUMBER((SEARCH(&quot;eclipse&quot;;[.A626])));93;&quot;&quot;)">
            <text:p/>
          </table:table-cell>
          <table:table-cell table:formula="of:=IF(ISNUMBER((SEARCH(&quot;fruit&quot;;[.A626])));100;&quot;&quot;)">
            <text:p/>
          </table:table-cell>
          <table:table-cell table:formula="of:=IF(ISNUMBER((SEARCH(&quot;jubil&quot;;[.A626])));112;&quot;&quot;)">
            <text:p/>
          </table:table-cell>
          <table:table-cell table:formula="of:=IF(ISNUMBER((SEARCH(&quot;flow&quot;;[.A626])));98;&quot;&quot;)">
            <text:p/>
          </table:table-cell>
          <table:table-cell table:formula="of:=CONCATENATE([.G626];&quot;,&quot;;[.H626];&quot;,&quot;;[.I626];&quot;,&quot;;[.J626];&quot;,&quot;;[.K626];&quot;,&quot;;[.L626];&quot;,&quot;;[.M626];&quot;,&quot;;[.N626];&quot;,&quot;;[.O626];&quot;,&quot;;[.P626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626]"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49Monogram – złota zawieszka.jpg</text:p>
          </table:table-cell>
          <table:table-cell table:formula="of:=IF(ISNUMBER((SEARCH(&quot;diament&quot;;[.A627])));20;&quot;&quot;)">
            <text:p/>
          </table:table-cell>
          <table:table-cell table:formula="of:=[.H626]" office:value-type="float" office:value="14" calcext:value-type="float">
            <text:p>14</text:p>
          </table:table-cell>
          <table:table-cell table:formula="of:=IF(ISNUMBER((SEARCH(&quot;wiktoriańska&quot;;[.A627])));46;&quot;&quot;)">
            <text:p/>
          </table:table-cell>
          <table:table-cell table:formula="of:=IF(ISNUMBER((SEARCH(&quot;boho&quot;;[.A627])));47;&quot;&quot;)">
            <text:p/>
          </table:table-cell>
          <table:table-cell table:formula="of:=IF(ISNUMBER((SEARCH(&quot;studio&quot;;[.A627])));48;&quot;&quot;)">
            <text:p/>
          </table:table-cell>
          <table:table-cell table:formula="of:=IF(ISNUMBER((SEARCH(&quot;ternel&quot;;[.A627])));95;&quot;&quot;)">
            <text:p/>
          </table:table-cell>
          <table:table-cell table:formula="of:=IF(ISNUMBER((SEARCH(&quot;eclipse&quot;;[.A627])));93;&quot;&quot;)">
            <text:p/>
          </table:table-cell>
          <table:table-cell table:formula="of:=IF(ISNUMBER((SEARCH(&quot;fruit&quot;;[.A627])));100;&quot;&quot;)">
            <text:p/>
          </table:table-cell>
          <table:table-cell table:formula="of:=IF(ISNUMBER((SEARCH(&quot;jubil&quot;;[.A627])));112;&quot;&quot;)">
            <text:p/>
          </table:table-cell>
          <table:table-cell table:formula="of:=IF(ISNUMBER((SEARCH(&quot;flow&quot;;[.A627])));98;&quot;&quot;)">
            <text:p/>
          </table:table-cell>
          <table:table-cell table:formula="of:=CONCATENATE([.G627];&quot;,&quot;;[.H627];&quot;,&quot;;[.I627];&quot;,&quot;;[.J627];&quot;,&quot;;[.K627];&quot;,&quot;;[.L627];&quot;,&quot;;[.M627];&quot;,&quot;;[.N627];&quot;,&quot;;[.O627];&quot;,&quot;;[.P627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627]"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50Monogram – złota zawieszka.jpg</text:p>
          </table:table-cell>
          <table:table-cell table:formula="of:=IF(ISNUMBER((SEARCH(&quot;diament&quot;;[.A628])));20;&quot;&quot;)">
            <text:p/>
          </table:table-cell>
          <table:table-cell table:formula="of:=[.H627]" office:value-type="float" office:value="14" calcext:value-type="float">
            <text:p>14</text:p>
          </table:table-cell>
          <table:table-cell table:formula="of:=IF(ISNUMBER((SEARCH(&quot;wiktoriańska&quot;;[.A628])));46;&quot;&quot;)">
            <text:p/>
          </table:table-cell>
          <table:table-cell table:formula="of:=IF(ISNUMBER((SEARCH(&quot;boho&quot;;[.A628])));47;&quot;&quot;)">
            <text:p/>
          </table:table-cell>
          <table:table-cell table:formula="of:=IF(ISNUMBER((SEARCH(&quot;studio&quot;;[.A628])));48;&quot;&quot;)">
            <text:p/>
          </table:table-cell>
          <table:table-cell table:formula="of:=IF(ISNUMBER((SEARCH(&quot;ternel&quot;;[.A628])));95;&quot;&quot;)">
            <text:p/>
          </table:table-cell>
          <table:table-cell table:formula="of:=IF(ISNUMBER((SEARCH(&quot;eclipse&quot;;[.A628])));93;&quot;&quot;)">
            <text:p/>
          </table:table-cell>
          <table:table-cell table:formula="of:=IF(ISNUMBER((SEARCH(&quot;fruit&quot;;[.A628])));100;&quot;&quot;)">
            <text:p/>
          </table:table-cell>
          <table:table-cell table:formula="of:=IF(ISNUMBER((SEARCH(&quot;jubil&quot;;[.A628])));112;&quot;&quot;)">
            <text:p/>
          </table:table-cell>
          <table:table-cell table:formula="of:=IF(ISNUMBER((SEARCH(&quot;flow&quot;;[.A628])));98;&quot;&quot;)">
            <text:p/>
          </table:table-cell>
          <table:table-cell table:formula="of:=CONCATENATE([.G628];&quot;,&quot;;[.H628];&quot;,&quot;;[.I628];&quot;,&quot;;[.J628];&quot;,&quot;;[.K628];&quot;,&quot;;[.L628];&quot;,&quot;;[.M628];&quot;,&quot;;[.N628];&quot;,&quot;;[.O628];&quot;,&quot;;[.P628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628]"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51Monogram – złota zawieszka.jpg</text:p>
          </table:table-cell>
          <table:table-cell table:formula="of:=IF(ISNUMBER((SEARCH(&quot;diament&quot;;[.A629])));20;&quot;&quot;)">
            <text:p/>
          </table:table-cell>
          <table:table-cell table:formula="of:=[.H628]" office:value-type="float" office:value="14" calcext:value-type="float">
            <text:p>14</text:p>
          </table:table-cell>
          <table:table-cell table:formula="of:=IF(ISNUMBER((SEARCH(&quot;wiktoriańska&quot;;[.A629])));46;&quot;&quot;)">
            <text:p/>
          </table:table-cell>
          <table:table-cell table:formula="of:=IF(ISNUMBER((SEARCH(&quot;boho&quot;;[.A629])));47;&quot;&quot;)">
            <text:p/>
          </table:table-cell>
          <table:table-cell table:formula="of:=IF(ISNUMBER((SEARCH(&quot;studio&quot;;[.A629])));48;&quot;&quot;)">
            <text:p/>
          </table:table-cell>
          <table:table-cell table:formula="of:=IF(ISNUMBER((SEARCH(&quot;ternel&quot;;[.A629])));95;&quot;&quot;)">
            <text:p/>
          </table:table-cell>
          <table:table-cell table:formula="of:=IF(ISNUMBER((SEARCH(&quot;eclipse&quot;;[.A629])));93;&quot;&quot;)">
            <text:p/>
          </table:table-cell>
          <table:table-cell table:formula="of:=IF(ISNUMBER((SEARCH(&quot;fruit&quot;;[.A629])));100;&quot;&quot;)">
            <text:p/>
          </table:table-cell>
          <table:table-cell table:formula="of:=IF(ISNUMBER((SEARCH(&quot;jubil&quot;;[.A629])));112;&quot;&quot;)">
            <text:p/>
          </table:table-cell>
          <table:table-cell table:formula="of:=IF(ISNUMBER((SEARCH(&quot;flow&quot;;[.A629])));98;&quot;&quot;)">
            <text:p/>
          </table:table-cell>
          <table:table-cell table:formula="of:=CONCATENATE([.G629];&quot;,&quot;;[.H629];&quot;,&quot;;[.I629];&quot;,&quot;;[.J629];&quot;,&quot;;[.K629];&quot;,&quot;;[.L629];&quot;,&quot;;[.M629];&quot;,&quot;;[.N629];&quot;,&quot;;[.O629];&quot;,&quot;;[.P629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629]"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52Monogram – złota zawieszka.jpg</text:p>
          </table:table-cell>
          <table:table-cell table:formula="of:=IF(ISNUMBER((SEARCH(&quot;diament&quot;;[.A630])));20;&quot;&quot;)">
            <text:p/>
          </table:table-cell>
          <table:table-cell table:formula="of:=[.H629]" office:value-type="float" office:value="14" calcext:value-type="float">
            <text:p>14</text:p>
          </table:table-cell>
          <table:table-cell table:formula="of:=IF(ISNUMBER((SEARCH(&quot;wiktoriańska&quot;;[.A630])));46;&quot;&quot;)">
            <text:p/>
          </table:table-cell>
          <table:table-cell table:formula="of:=IF(ISNUMBER((SEARCH(&quot;boho&quot;;[.A630])));47;&quot;&quot;)">
            <text:p/>
          </table:table-cell>
          <table:table-cell table:formula="of:=IF(ISNUMBER((SEARCH(&quot;studio&quot;;[.A630])));48;&quot;&quot;)">
            <text:p/>
          </table:table-cell>
          <table:table-cell table:formula="of:=IF(ISNUMBER((SEARCH(&quot;ternel&quot;;[.A630])));95;&quot;&quot;)">
            <text:p/>
          </table:table-cell>
          <table:table-cell table:formula="of:=IF(ISNUMBER((SEARCH(&quot;eclipse&quot;;[.A630])));93;&quot;&quot;)">
            <text:p/>
          </table:table-cell>
          <table:table-cell table:formula="of:=IF(ISNUMBER((SEARCH(&quot;fruit&quot;;[.A630])));100;&quot;&quot;)">
            <text:p/>
          </table:table-cell>
          <table:table-cell table:formula="of:=IF(ISNUMBER((SEARCH(&quot;jubil&quot;;[.A630])));112;&quot;&quot;)">
            <text:p/>
          </table:table-cell>
          <table:table-cell table:formula="of:=IF(ISNUMBER((SEARCH(&quot;flow&quot;;[.A630])));98;&quot;&quot;)">
            <text:p/>
          </table:table-cell>
          <table:table-cell table:formula="of:=CONCATENATE([.G630];&quot;,&quot;;[.H630];&quot;,&quot;;[.I630];&quot;,&quot;;[.J630];&quot;,&quot;;[.K630];&quot;,&quot;;[.L630];&quot;,&quot;;[.M630];&quot;,&quot;;[.N630];&quot;,&quot;;[.O630];&quot;,&quot;;[.P630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630]"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53Monogram – złota zawieszka.jpg</text:p>
          </table:table-cell>
          <table:table-cell table:formula="of:=IF(ISNUMBER((SEARCH(&quot;diament&quot;;[.A631])));20;&quot;&quot;)">
            <text:p/>
          </table:table-cell>
          <table:table-cell table:formula="of:=[.H630]" office:value-type="float" office:value="14" calcext:value-type="float">
            <text:p>14</text:p>
          </table:table-cell>
          <table:table-cell table:formula="of:=IF(ISNUMBER((SEARCH(&quot;wiktoriańska&quot;;[.A631])));46;&quot;&quot;)">
            <text:p/>
          </table:table-cell>
          <table:table-cell table:formula="of:=IF(ISNUMBER((SEARCH(&quot;boho&quot;;[.A631])));47;&quot;&quot;)">
            <text:p/>
          </table:table-cell>
          <table:table-cell table:formula="of:=IF(ISNUMBER((SEARCH(&quot;studio&quot;;[.A631])));48;&quot;&quot;)">
            <text:p/>
          </table:table-cell>
          <table:table-cell table:formula="of:=IF(ISNUMBER((SEARCH(&quot;ternel&quot;;[.A631])));95;&quot;&quot;)">
            <text:p/>
          </table:table-cell>
          <table:table-cell table:formula="of:=IF(ISNUMBER((SEARCH(&quot;eclipse&quot;;[.A631])));93;&quot;&quot;)">
            <text:p/>
          </table:table-cell>
          <table:table-cell table:formula="of:=IF(ISNUMBER((SEARCH(&quot;fruit&quot;;[.A631])));100;&quot;&quot;)">
            <text:p/>
          </table:table-cell>
          <table:table-cell table:formula="of:=IF(ISNUMBER((SEARCH(&quot;jubil&quot;;[.A631])));112;&quot;&quot;)">
            <text:p/>
          </table:table-cell>
          <table:table-cell table:formula="of:=IF(ISNUMBER((SEARCH(&quot;flow&quot;;[.A631])));98;&quot;&quot;)">
            <text:p/>
          </table:table-cell>
          <table:table-cell table:formula="of:=CONCATENATE([.G631];&quot;,&quot;;[.H631];&quot;,&quot;;[.I631];&quot;,&quot;;[.J631];&quot;,&quot;;[.K631];&quot;,&quot;;[.L631];&quot;,&quot;;[.M631];&quot;,&quot;;[.N631];&quot;,&quot;;[.O631];&quot;,&quot;;[.P631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631]"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54Monogram – złota zawieszka.jpg</text:p>
          </table:table-cell>
          <table:table-cell table:formula="of:=IF(ISNUMBER((SEARCH(&quot;diament&quot;;[.A632])));20;&quot;&quot;)">
            <text:p/>
          </table:table-cell>
          <table:table-cell table:formula="of:=[.H631]" office:value-type="float" office:value="14" calcext:value-type="float">
            <text:p>14</text:p>
          </table:table-cell>
          <table:table-cell table:formula="of:=IF(ISNUMBER((SEARCH(&quot;wiktoriańska&quot;;[.A632])));46;&quot;&quot;)">
            <text:p/>
          </table:table-cell>
          <table:table-cell table:formula="of:=IF(ISNUMBER((SEARCH(&quot;boho&quot;;[.A632])));47;&quot;&quot;)">
            <text:p/>
          </table:table-cell>
          <table:table-cell table:formula="of:=IF(ISNUMBER((SEARCH(&quot;studio&quot;;[.A632])));48;&quot;&quot;)">
            <text:p/>
          </table:table-cell>
          <table:table-cell table:formula="of:=IF(ISNUMBER((SEARCH(&quot;ternel&quot;;[.A632])));95;&quot;&quot;)">
            <text:p/>
          </table:table-cell>
          <table:table-cell table:formula="of:=IF(ISNUMBER((SEARCH(&quot;eclipse&quot;;[.A632])));93;&quot;&quot;)">
            <text:p/>
          </table:table-cell>
          <table:table-cell table:formula="of:=IF(ISNUMBER((SEARCH(&quot;fruit&quot;;[.A632])));100;&quot;&quot;)">
            <text:p/>
          </table:table-cell>
          <table:table-cell table:formula="of:=IF(ISNUMBER((SEARCH(&quot;jubil&quot;;[.A632])));112;&quot;&quot;)">
            <text:p/>
          </table:table-cell>
          <table:table-cell table:formula="of:=IF(ISNUMBER((SEARCH(&quot;flow&quot;;[.A632])));98;&quot;&quot;)">
            <text:p/>
          </table:table-cell>
          <table:table-cell table:formula="of:=CONCATENATE([.G632];&quot;,&quot;;[.H632];&quot;,&quot;;[.I632];&quot;,&quot;;[.J632];&quot;,&quot;;[.K632];&quot;,&quot;;[.L632];&quot;,&quot;;[.M632];&quot;,&quot;;[.N632];&quot;,&quot;;[.O632];&quot;,&quot;;[.P632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srebrna zawieszka z perłą</text:p>
          </table:table-cell>
          <table:table-cell table:formula="of:=[.B632]"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55Namiko - srebrna zawieszka z perłą.jpg</text:p>
          </table:table-cell>
          <table:table-cell table:formula="of:=IF(ISNUMBER((SEARCH(&quot;diament&quot;;[.A633])));20;&quot;&quot;)">
            <text:p/>
          </table:table-cell>
          <table:table-cell table:formula="of:=[.H632]" office:value-type="float" office:value="14" calcext:value-type="float">
            <text:p>14</text:p>
          </table:table-cell>
          <table:table-cell table:formula="of:=IF(ISNUMBER((SEARCH(&quot;wiktoriańska&quot;;[.A633])));46;&quot;&quot;)">
            <text:p/>
          </table:table-cell>
          <table:table-cell table:formula="of:=IF(ISNUMBER((SEARCH(&quot;boho&quot;;[.A633])));47;&quot;&quot;)">
            <text:p/>
          </table:table-cell>
          <table:table-cell table:formula="of:=IF(ISNUMBER((SEARCH(&quot;studio&quot;;[.A633])));48;&quot;&quot;)">
            <text:p/>
          </table:table-cell>
          <table:table-cell table:formula="of:=IF(ISNUMBER((SEARCH(&quot;ternel&quot;;[.A633])));95;&quot;&quot;)">
            <text:p/>
          </table:table-cell>
          <table:table-cell table:formula="of:=IF(ISNUMBER((SEARCH(&quot;eclipse&quot;;[.A633])));93;&quot;&quot;)">
            <text:p/>
          </table:table-cell>
          <table:table-cell table:formula="of:=IF(ISNUMBER((SEARCH(&quot;fruit&quot;;[.A633])));100;&quot;&quot;)">
            <text:p/>
          </table:table-cell>
          <table:table-cell table:formula="of:=IF(ISNUMBER((SEARCH(&quot;jubil&quot;;[.A633])));112;&quot;&quot;)">
            <text:p/>
          </table:table-cell>
          <table:table-cell table:formula="of:=IF(ISNUMBER((SEARCH(&quot;flow&quot;;[.A633])));98;&quot;&quot;)">
            <text:p/>
          </table:table-cell>
          <table:table-cell table:formula="of:=CONCATENATE([.G633];&quot;,&quot;;[.H633];&quot;,&quot;;[.I633];&quot;,&quot;;[.J633];&quot;,&quot;;[.K633];&quot;,&quot;;[.L633];&quot;,&quot;;[.M633];&quot;,&quot;;[.N633];&quot;,&quot;;[.O633];&quot;,&quot;;[.P633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zawieszka z cyrkoniami</text:p>
          </table:table-cell>
          <table:table-cell table:formula="of:=[.B633]"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56Złota zawieszka z cyrkoniami.jpg</text:p>
          </table:table-cell>
          <table:table-cell table:formula="of:=IF(ISNUMBER((SEARCH(&quot;diament&quot;;[.A634])));20;&quot;&quot;)">
            <text:p/>
          </table:table-cell>
          <table:table-cell table:formula="of:=[.H633]" office:value-type="float" office:value="14" calcext:value-type="float">
            <text:p>14</text:p>
          </table:table-cell>
          <table:table-cell table:formula="of:=IF(ISNUMBER((SEARCH(&quot;wiktoriańska&quot;;[.A634])));46;&quot;&quot;)">
            <text:p/>
          </table:table-cell>
          <table:table-cell table:formula="of:=IF(ISNUMBER((SEARCH(&quot;boho&quot;;[.A634])));47;&quot;&quot;)">
            <text:p/>
          </table:table-cell>
          <table:table-cell table:formula="of:=IF(ISNUMBER((SEARCH(&quot;studio&quot;;[.A634])));48;&quot;&quot;)">
            <text:p/>
          </table:table-cell>
          <table:table-cell table:formula="of:=IF(ISNUMBER((SEARCH(&quot;ternel&quot;;[.A634])));95;&quot;&quot;)">
            <text:p/>
          </table:table-cell>
          <table:table-cell table:formula="of:=IF(ISNUMBER((SEARCH(&quot;eclipse&quot;;[.A634])));93;&quot;&quot;)">
            <text:p/>
          </table:table-cell>
          <table:table-cell table:formula="of:=IF(ISNUMBER((SEARCH(&quot;fruit&quot;;[.A634])));100;&quot;&quot;)">
            <text:p/>
          </table:table-cell>
          <table:table-cell table:formula="of:=IF(ISNUMBER((SEARCH(&quot;jubil&quot;;[.A634])));112;&quot;&quot;)">
            <text:p/>
          </table:table-cell>
          <table:table-cell table:formula="of:=IF(ISNUMBER((SEARCH(&quot;flow&quot;;[.A634])));98;&quot;&quot;)">
            <text:p/>
          </table:table-cell>
          <table:table-cell table:formula="of:=CONCATENATE([.G634];&quot;,&quot;;[.H634];&quot;,&quot;;[.I634];&quot;,&quot;;[.J634];&quot;,&quot;;[.K634];&quot;,&quot;;[.L634];&quot;,&quot;;[.M634];&quot;,&quot;;[.N634];&quot;,&quot;;[.O634];&quot;,&quot;;[.P634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ekcja Wiktoriańska - zawieszka z brylantami i szafirem</text:p>
          </table:table-cell>
          <table:table-cell table:formula="of:=[.B634]"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57Kolekcja Wiktoriańska - zawieszka z brylantami i szafirem.jpg</text:p>
          </table:table-cell>
          <table:table-cell table:formula="of:=IF(ISNUMBER((SEARCH(&quot;diament&quot;;[.A635])));20;&quot;&quot;)">
            <text:p/>
          </table:table-cell>
          <table:table-cell table:formula="of:=[.H634]" office:value-type="float" office:value="14" calcext:value-type="float">
            <text:p>14</text:p>
          </table:table-cell>
          <table:table-cell table:formula="of:=IF(ISNUMBER((SEARCH(&quot;wiktoriańska&quot;;[.A635])));46;&quot;&quot;)" office:value-type="float" office:value="46" calcext:value-type="float">
            <text:p>46</text:p>
          </table:table-cell>
          <table:table-cell table:formula="of:=IF(ISNUMBER((SEARCH(&quot;boho&quot;;[.A635])));47;&quot;&quot;)">
            <text:p/>
          </table:table-cell>
          <table:table-cell table:formula="of:=IF(ISNUMBER((SEARCH(&quot;studio&quot;;[.A635])));48;&quot;&quot;)">
            <text:p/>
          </table:table-cell>
          <table:table-cell table:formula="of:=IF(ISNUMBER((SEARCH(&quot;ternel&quot;;[.A635])));95;&quot;&quot;)">
            <text:p/>
          </table:table-cell>
          <table:table-cell table:formula="of:=IF(ISNUMBER((SEARCH(&quot;eclipse&quot;;[.A635])));93;&quot;&quot;)">
            <text:p/>
          </table:table-cell>
          <table:table-cell table:formula="of:=IF(ISNUMBER((SEARCH(&quot;fruit&quot;;[.A635])));100;&quot;&quot;)">
            <text:p/>
          </table:table-cell>
          <table:table-cell table:formula="of:=IF(ISNUMBER((SEARCH(&quot;jubil&quot;;[.A635])));112;&quot;&quot;)">
            <text:p/>
          </table:table-cell>
          <table:table-cell table:formula="of:=IF(ISNUMBER((SEARCH(&quot;flow&quot;;[.A635])));98;&quot;&quot;)">
            <text:p/>
          </table:table-cell>
          <table:table-cell table:formula="of:=CONCATENATE([.G635];&quot;,&quot;;[.H635];&quot;,&quot;;[.I635];&quot;,&quot;;[.J635];&quot;,&quot;;[.K635];&quot;,&quot;;[.L635];&quot;,&quot;;[.M635];&quot;,&quot;;[.N635];&quot;,&quot;;[.O635];&quot;,&quot;;[.P635])" office:value-type="string" office:string-value=",14,46,,,,,,," calcext:value-type="string">
            <text:p>,14,46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yal Diamonds - złota zawieszka z diamentami</text:p>
          </table:table-cell>
          <table:table-cell table:formula="of:=[.B635]"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58Royal Diamonds - złota zawieszka z diamentami.jpg</text:p>
          </table:table-cell>
          <table:table-cell table:formula="of:=IF(ISNUMBER((SEARCH(&quot;diament&quot;;[.A636])));20;&quot;&quot;)" office:value-type="float" office:value="20" calcext:value-type="float">
            <text:p>20</text:p>
          </table:table-cell>
          <table:table-cell table:formula="of:=[.H635]" office:value-type="float" office:value="14" calcext:value-type="float">
            <text:p>14</text:p>
          </table:table-cell>
          <table:table-cell table:formula="of:=IF(ISNUMBER((SEARCH(&quot;wiktoriańska&quot;;[.A636])));46;&quot;&quot;)">
            <text:p/>
          </table:table-cell>
          <table:table-cell table:formula="of:=IF(ISNUMBER((SEARCH(&quot;boho&quot;;[.A636])));47;&quot;&quot;)">
            <text:p/>
          </table:table-cell>
          <table:table-cell table:formula="of:=IF(ISNUMBER((SEARCH(&quot;studio&quot;;[.A636])));48;&quot;&quot;)">
            <text:p/>
          </table:table-cell>
          <table:table-cell table:formula="of:=IF(ISNUMBER((SEARCH(&quot;ternel&quot;;[.A636])));95;&quot;&quot;)">
            <text:p/>
          </table:table-cell>
          <table:table-cell table:formula="of:=IF(ISNUMBER((SEARCH(&quot;eclipse&quot;;[.A636])));93;&quot;&quot;)">
            <text:p/>
          </table:table-cell>
          <table:table-cell table:formula="of:=IF(ISNUMBER((SEARCH(&quot;fruit&quot;;[.A636])));100;&quot;&quot;)">
            <text:p/>
          </table:table-cell>
          <table:table-cell table:formula="of:=IF(ISNUMBER((SEARCH(&quot;jubil&quot;;[.A636])));112;&quot;&quot;)">
            <text:p/>
          </table:table-cell>
          <table:table-cell table:formula="of:=IF(ISNUMBER((SEARCH(&quot;flow&quot;;[.A636])));98;&quot;&quot;)">
            <text:p/>
          </table:table-cell>
          <table:table-cell table:formula="of:=CONCATENATE([.G636];&quot;,&quot;;[.H636];&quot;,&quot;;[.I636];&quot;,&quot;;[.J636];&quot;,&quot;;[.K636];&quot;,&quot;;[.L636];&quot;,&quot;;[.M636];&quot;,&quot;;[.N636];&quot;,&quot;;[.O636];&quot;,&quot;;[.P636])" office:value-type="string" office:string-value="20,14,,,,,,,," calcext:value-type="string">
            <text:p>20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lyn - zawieszka z diamentami i szafirami</text:p>
          </table:table-cell>
          <table:table-cell table:formula="of:=[.B636]"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59Evelyn - zawieszka z diamentami i szafirami.jpg</text:p>
          </table:table-cell>
          <table:table-cell table:formula="of:=IF(ISNUMBER((SEARCH(&quot;diament&quot;;[.A637])));20;&quot;&quot;)" office:value-type="float" office:value="20" calcext:value-type="float">
            <text:p>20</text:p>
          </table:table-cell>
          <table:table-cell table:formula="of:=[.H636]" office:value-type="float" office:value="14" calcext:value-type="float">
            <text:p>14</text:p>
          </table:table-cell>
          <table:table-cell table:formula="of:=IF(ISNUMBER((SEARCH(&quot;wiktoriańska&quot;;[.A637])));46;&quot;&quot;)">
            <text:p/>
          </table:table-cell>
          <table:table-cell table:formula="of:=IF(ISNUMBER((SEARCH(&quot;boho&quot;;[.A637])));47;&quot;&quot;)">
            <text:p/>
          </table:table-cell>
          <table:table-cell table:formula="of:=IF(ISNUMBER((SEARCH(&quot;studio&quot;;[.A637])));48;&quot;&quot;)">
            <text:p/>
          </table:table-cell>
          <table:table-cell table:formula="of:=IF(ISNUMBER((SEARCH(&quot;ternel&quot;;[.A637])));95;&quot;&quot;)">
            <text:p/>
          </table:table-cell>
          <table:table-cell table:formula="of:=IF(ISNUMBER((SEARCH(&quot;eclipse&quot;;[.A637])));93;&quot;&quot;)">
            <text:p/>
          </table:table-cell>
          <table:table-cell table:formula="of:=IF(ISNUMBER((SEARCH(&quot;fruit&quot;;[.A637])));100;&quot;&quot;)">
            <text:p/>
          </table:table-cell>
          <table:table-cell table:formula="of:=IF(ISNUMBER((SEARCH(&quot;jubil&quot;;[.A637])));112;&quot;&quot;)">
            <text:p/>
          </table:table-cell>
          <table:table-cell table:formula="of:=IF(ISNUMBER((SEARCH(&quot;flow&quot;;[.A637])));98;&quot;&quot;)">
            <text:p/>
          </table:table-cell>
          <table:table-cell table:formula="of:=CONCATENATE([.G637];&quot;,&quot;;[.H637];&quot;,&quot;;[.I637];&quot;,&quot;;[.J637];&quot;,&quot;;[.K637];&quot;,&quot;;[.L637];&quot;,&quot;;[.M637];&quot;,&quot;;[.N637];&quot;,&quot;;[.O637];&quot;,&quot;;[.P637])" office:value-type="string" office:string-value="20,14,,,,,,,," calcext:value-type="string">
            <text:p>20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zawieszka</text:p>
          </table:table-cell>
          <table:table-cell table:formula="of:=[.B637]"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60Złota zawieszka.jpg</text:p>
          </table:table-cell>
          <table:table-cell table:formula="of:=IF(ISNUMBER((SEARCH(&quot;diament&quot;;[.A638])));20;&quot;&quot;)">
            <text:p/>
          </table:table-cell>
          <table:table-cell table:formula="of:=[.H637]" office:value-type="float" office:value="14" calcext:value-type="float">
            <text:p>14</text:p>
          </table:table-cell>
          <table:table-cell table:formula="of:=IF(ISNUMBER((SEARCH(&quot;wiktoriańska&quot;;[.A638])));46;&quot;&quot;)">
            <text:p/>
          </table:table-cell>
          <table:table-cell table:formula="of:=IF(ISNUMBER((SEARCH(&quot;boho&quot;;[.A638])));47;&quot;&quot;)">
            <text:p/>
          </table:table-cell>
          <table:table-cell table:formula="of:=IF(ISNUMBER((SEARCH(&quot;studio&quot;;[.A638])));48;&quot;&quot;)">
            <text:p/>
          </table:table-cell>
          <table:table-cell table:formula="of:=IF(ISNUMBER((SEARCH(&quot;ternel&quot;;[.A638])));95;&quot;&quot;)">
            <text:p/>
          </table:table-cell>
          <table:table-cell table:formula="of:=IF(ISNUMBER((SEARCH(&quot;eclipse&quot;;[.A638])));93;&quot;&quot;)">
            <text:p/>
          </table:table-cell>
          <table:table-cell table:formula="of:=IF(ISNUMBER((SEARCH(&quot;fruit&quot;;[.A638])));100;&quot;&quot;)">
            <text:p/>
          </table:table-cell>
          <table:table-cell table:formula="of:=IF(ISNUMBER((SEARCH(&quot;jubil&quot;;[.A638])));112;&quot;&quot;)">
            <text:p/>
          </table:table-cell>
          <table:table-cell table:formula="of:=IF(ISNUMBER((SEARCH(&quot;flow&quot;;[.A638])));98;&quot;&quot;)">
            <text:p/>
          </table:table-cell>
          <table:table-cell table:formula="of:=CONCATENATE([.G638];&quot;,&quot;;[.H638];&quot;,&quot;;[.I638];&quot;,&quot;;[.J638];&quot;,&quot;;[.K638];&quot;,&quot;;[.L638];&quot;,&quot;;[.M638];&quot;,&quot;;[.N638];&quot;,&quot;;[.O638];&quot;,&quot;;[.P638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ckle - Stalowa zawieszka</text:p>
          </table:table-cell>
          <table:table-cell table:formula="of:=[.B638]"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61Shackle - Stalowa zawieszka.jpg</text:p>
          </table:table-cell>
          <table:table-cell table:formula="of:=IF(ISNUMBER((SEARCH(&quot;diament&quot;;[.A639])));20;&quot;&quot;)">
            <text:p/>
          </table:table-cell>
          <table:table-cell table:formula="of:=[.H638]" office:value-type="float" office:value="14" calcext:value-type="float">
            <text:p>14</text:p>
          </table:table-cell>
          <table:table-cell table:formula="of:=IF(ISNUMBER((SEARCH(&quot;wiktoriańska&quot;;[.A639])));46;&quot;&quot;)">
            <text:p/>
          </table:table-cell>
          <table:table-cell table:formula="of:=IF(ISNUMBER((SEARCH(&quot;boho&quot;;[.A639])));47;&quot;&quot;)">
            <text:p/>
          </table:table-cell>
          <table:table-cell table:formula="of:=IF(ISNUMBER((SEARCH(&quot;studio&quot;;[.A639])));48;&quot;&quot;)">
            <text:p/>
          </table:table-cell>
          <table:table-cell table:formula="of:=IF(ISNUMBER((SEARCH(&quot;ternel&quot;;[.A639])));95;&quot;&quot;)">
            <text:p/>
          </table:table-cell>
          <table:table-cell table:formula="of:=IF(ISNUMBER((SEARCH(&quot;eclipse&quot;;[.A639])));93;&quot;&quot;)">
            <text:p/>
          </table:table-cell>
          <table:table-cell table:formula="of:=IF(ISNUMBER((SEARCH(&quot;fruit&quot;;[.A639])));100;&quot;&quot;)">
            <text:p/>
          </table:table-cell>
          <table:table-cell table:formula="of:=IF(ISNUMBER((SEARCH(&quot;jubil&quot;;[.A639])));112;&quot;&quot;)">
            <text:p/>
          </table:table-cell>
          <table:table-cell table:formula="of:=IF(ISNUMBER((SEARCH(&quot;flow&quot;;[.A639])));98;&quot;&quot;)">
            <text:p/>
          </table:table-cell>
          <table:table-cell table:formula="of:=CONCATENATE([.G639];&quot;,&quot;;[.H639];&quot;,&quot;;[.I639];&quot;,&quot;;[.J639];&quot;,&quot;;[.K639];&quot;,&quot;;[.L639];&quot;,&quot;;[.M639];&quot;,&quot;;[.N639];&quot;,&quot;;[.O639];&quot;,&quot;;[.P639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isley- złota zawieszka</text:p>
          </table:table-cell>
          <table:table-cell table:formula="of:=[.B639]"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62Paisley- złota zawieszka.jpg</text:p>
          </table:table-cell>
          <table:table-cell table:formula="of:=IF(ISNUMBER((SEARCH(&quot;diament&quot;;[.A640])));20;&quot;&quot;)">
            <text:p/>
          </table:table-cell>
          <table:table-cell table:formula="of:=[.H639]" office:value-type="float" office:value="14" calcext:value-type="float">
            <text:p>14</text:p>
          </table:table-cell>
          <table:table-cell table:formula="of:=IF(ISNUMBER((SEARCH(&quot;wiktoriańska&quot;;[.A640])));46;&quot;&quot;)">
            <text:p/>
          </table:table-cell>
          <table:table-cell table:formula="of:=IF(ISNUMBER((SEARCH(&quot;boho&quot;;[.A640])));47;&quot;&quot;)">
            <text:p/>
          </table:table-cell>
          <table:table-cell table:formula="of:=IF(ISNUMBER((SEARCH(&quot;studio&quot;;[.A640])));48;&quot;&quot;)">
            <text:p/>
          </table:table-cell>
          <table:table-cell table:formula="of:=IF(ISNUMBER((SEARCH(&quot;ternel&quot;;[.A640])));95;&quot;&quot;)">
            <text:p/>
          </table:table-cell>
          <table:table-cell table:formula="of:=IF(ISNUMBER((SEARCH(&quot;eclipse&quot;;[.A640])));93;&quot;&quot;)">
            <text:p/>
          </table:table-cell>
          <table:table-cell table:formula="of:=IF(ISNUMBER((SEARCH(&quot;fruit&quot;;[.A640])));100;&quot;&quot;)">
            <text:p/>
          </table:table-cell>
          <table:table-cell table:formula="of:=IF(ISNUMBER((SEARCH(&quot;jubil&quot;;[.A640])));112;&quot;&quot;)">
            <text:p/>
          </table:table-cell>
          <table:table-cell table:formula="of:=IF(ISNUMBER((SEARCH(&quot;flow&quot;;[.A640])));98;&quot;&quot;)">
            <text:p/>
          </table:table-cell>
          <table:table-cell table:formula="of:=CONCATENATE([.G640];&quot;,&quot;;[.H640];&quot;,&quot;;[.I640];&quot;,&quot;;[.J640];&quot;,&quot;;[.K640];&quot;,&quot;;[.L640];&quot;,&quot;;[.M640];&quot;,&quot;;[.N640];&quot;,&quot;;[.O640];&quot;,&quot;;[.P640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a zawieszka </text:p>
          </table:table-cell>
          <table:table-cell table:formula="of:=[.B640]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63Scarlett - srebrna zawieszka .jpg</text:p>
          </table:table-cell>
          <table:table-cell table:formula="of:=IF(ISNUMBER((SEARCH(&quot;diament&quot;;[.A641])));20;&quot;&quot;)">
            <text:p/>
          </table:table-cell>
          <table:table-cell table:formula="of:=[.H640]" office:value-type="float" office:value="14" calcext:value-type="float">
            <text:p>14</text:p>
          </table:table-cell>
          <table:table-cell table:formula="of:=IF(ISNUMBER((SEARCH(&quot;wiktoriańska&quot;;[.A641])));46;&quot;&quot;)">
            <text:p/>
          </table:table-cell>
          <table:table-cell table:formula="of:=IF(ISNUMBER((SEARCH(&quot;boho&quot;;[.A641])));47;&quot;&quot;)">
            <text:p/>
          </table:table-cell>
          <table:table-cell table:formula="of:=IF(ISNUMBER((SEARCH(&quot;studio&quot;;[.A641])));48;&quot;&quot;)">
            <text:p/>
          </table:table-cell>
          <table:table-cell table:formula="of:=IF(ISNUMBER((SEARCH(&quot;ternel&quot;;[.A641])));95;&quot;&quot;)">
            <text:p/>
          </table:table-cell>
          <table:table-cell table:formula="of:=IF(ISNUMBER((SEARCH(&quot;eclipse&quot;;[.A641])));93;&quot;&quot;)">
            <text:p/>
          </table:table-cell>
          <table:table-cell table:formula="of:=IF(ISNUMBER((SEARCH(&quot;fruit&quot;;[.A641])));100;&quot;&quot;)">
            <text:p/>
          </table:table-cell>
          <table:table-cell table:formula="of:=IF(ISNUMBER((SEARCH(&quot;jubil&quot;;[.A641])));112;&quot;&quot;)">
            <text:p/>
          </table:table-cell>
          <table:table-cell table:formula="of:=IF(ISNUMBER((SEARCH(&quot;flow&quot;;[.A641])));98;&quot;&quot;)">
            <text:p/>
          </table:table-cell>
          <table:table-cell table:formula="of:=CONCATENATE([.G641];&quot;,&quot;;[.H641];&quot;,&quot;;[.I641];&quot;,&quot;;[.J641];&quot;,&quot;;[.K641];&quot;,&quot;;[.L641];&quot;,&quot;;[.M641];&quot;,&quot;;[.N641];&quot;,&quot;;[.O641];&quot;,&quot;;[.P641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zawieszka z Topazami i szafirami</text:p>
          </table:table-cell>
          <table:table-cell table:formula="of:=[.B641]"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64Złota zawieszka z Topazami i szafirami.jpg</text:p>
          </table:table-cell>
          <table:table-cell table:formula="of:=IF(ISNUMBER((SEARCH(&quot;diament&quot;;[.A642])));20;&quot;&quot;)">
            <text:p/>
          </table:table-cell>
          <table:table-cell table:formula="of:=[.H641]" office:value-type="float" office:value="14" calcext:value-type="float">
            <text:p>14</text:p>
          </table:table-cell>
          <table:table-cell table:formula="of:=IF(ISNUMBER((SEARCH(&quot;wiktoriańska&quot;;[.A642])));46;&quot;&quot;)">
            <text:p/>
          </table:table-cell>
          <table:table-cell table:formula="of:=IF(ISNUMBER((SEARCH(&quot;boho&quot;;[.A642])));47;&quot;&quot;)">
            <text:p/>
          </table:table-cell>
          <table:table-cell table:formula="of:=IF(ISNUMBER((SEARCH(&quot;studio&quot;;[.A642])));48;&quot;&quot;)">
            <text:p/>
          </table:table-cell>
          <table:table-cell table:formula="of:=IF(ISNUMBER((SEARCH(&quot;ternel&quot;;[.A642])));95;&quot;&quot;)">
            <text:p/>
          </table:table-cell>
          <table:table-cell table:formula="of:=IF(ISNUMBER((SEARCH(&quot;eclipse&quot;;[.A642])));93;&quot;&quot;)">
            <text:p/>
          </table:table-cell>
          <table:table-cell table:formula="of:=IF(ISNUMBER((SEARCH(&quot;fruit&quot;;[.A642])));100;&quot;&quot;)">
            <text:p/>
          </table:table-cell>
          <table:table-cell table:formula="of:=IF(ISNUMBER((SEARCH(&quot;jubil&quot;;[.A642])));112;&quot;&quot;)">
            <text:p/>
          </table:table-cell>
          <table:table-cell table:formula="of:=IF(ISNUMBER((SEARCH(&quot;flow&quot;;[.A642])));98;&quot;&quot;)">
            <text:p/>
          </table:table-cell>
          <table:table-cell table:formula="of:=CONCATENATE([.G642];&quot;,&quot;;[.H642];&quot;,&quot;;[.I642];&quot;,&quot;;[.J642];&quot;,&quot;;[.K642];&quot;,&quot;;[.L642];&quot;,&quot;;[.M642];&quot;,&quot;;[.N642];&quot;,&quot;;[.O642];&quot;,&quot;;[.P642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642]"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65Monogram – złota zawieszka.jpg</text:p>
          </table:table-cell>
          <table:table-cell table:formula="of:=IF(ISNUMBER((SEARCH(&quot;diament&quot;;[.A643])));20;&quot;&quot;)">
            <text:p/>
          </table:table-cell>
          <table:table-cell table:formula="of:=[.H642]" office:value-type="float" office:value="14" calcext:value-type="float">
            <text:p>14</text:p>
          </table:table-cell>
          <table:table-cell table:formula="of:=IF(ISNUMBER((SEARCH(&quot;wiktoriańska&quot;;[.A643])));46;&quot;&quot;)">
            <text:p/>
          </table:table-cell>
          <table:table-cell table:formula="of:=IF(ISNUMBER((SEARCH(&quot;boho&quot;;[.A643])));47;&quot;&quot;)">
            <text:p/>
          </table:table-cell>
          <table:table-cell table:formula="of:=IF(ISNUMBER((SEARCH(&quot;studio&quot;;[.A643])));48;&quot;&quot;)">
            <text:p/>
          </table:table-cell>
          <table:table-cell table:formula="of:=IF(ISNUMBER((SEARCH(&quot;ternel&quot;;[.A643])));95;&quot;&quot;)">
            <text:p/>
          </table:table-cell>
          <table:table-cell table:formula="of:=IF(ISNUMBER((SEARCH(&quot;eclipse&quot;;[.A643])));93;&quot;&quot;)">
            <text:p/>
          </table:table-cell>
          <table:table-cell table:formula="of:=IF(ISNUMBER((SEARCH(&quot;fruit&quot;;[.A643])));100;&quot;&quot;)">
            <text:p/>
          </table:table-cell>
          <table:table-cell table:formula="of:=IF(ISNUMBER((SEARCH(&quot;jubil&quot;;[.A643])));112;&quot;&quot;)">
            <text:p/>
          </table:table-cell>
          <table:table-cell table:formula="of:=IF(ISNUMBER((SEARCH(&quot;flow&quot;;[.A643])));98;&quot;&quot;)">
            <text:p/>
          </table:table-cell>
          <table:table-cell table:formula="of:=CONCATENATE([.G643];&quot;,&quot;;[.H643];&quot;,&quot;;[.I643];&quot;,&quot;;[.J643];&quot;,&quot;;[.K643];&quot;,&quot;;[.L643];&quot;,&quot;;[.M643];&quot;,&quot;;[.N643];&quot;,&quot;;[.O643];&quot;,&quot;;[.P643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wieszka z diamentami</text:p>
          </table:table-cell>
          <table:table-cell table:formula="of:=[.B643]"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66Zawieszka z diamentami.jpg</text:p>
          </table:table-cell>
          <table:table-cell table:formula="of:=IF(ISNUMBER((SEARCH(&quot;diament&quot;;[.A644])));20;&quot;&quot;)" office:value-type="float" office:value="20" calcext:value-type="float">
            <text:p>20</text:p>
          </table:table-cell>
          <table:table-cell table:formula="of:=[.H643]" office:value-type="float" office:value="14" calcext:value-type="float">
            <text:p>14</text:p>
          </table:table-cell>
          <table:table-cell table:formula="of:=IF(ISNUMBER((SEARCH(&quot;wiktoriańska&quot;;[.A644])));46;&quot;&quot;)">
            <text:p/>
          </table:table-cell>
          <table:table-cell table:formula="of:=IF(ISNUMBER((SEARCH(&quot;boho&quot;;[.A644])));47;&quot;&quot;)">
            <text:p/>
          </table:table-cell>
          <table:table-cell table:formula="of:=IF(ISNUMBER((SEARCH(&quot;studio&quot;;[.A644])));48;&quot;&quot;)">
            <text:p/>
          </table:table-cell>
          <table:table-cell table:formula="of:=IF(ISNUMBER((SEARCH(&quot;ternel&quot;;[.A644])));95;&quot;&quot;)">
            <text:p/>
          </table:table-cell>
          <table:table-cell table:formula="of:=IF(ISNUMBER((SEARCH(&quot;eclipse&quot;;[.A644])));93;&quot;&quot;)">
            <text:p/>
          </table:table-cell>
          <table:table-cell table:formula="of:=IF(ISNUMBER((SEARCH(&quot;fruit&quot;;[.A644])));100;&quot;&quot;)">
            <text:p/>
          </table:table-cell>
          <table:table-cell table:formula="of:=IF(ISNUMBER((SEARCH(&quot;jubil&quot;;[.A644])));112;&quot;&quot;)">
            <text:p/>
          </table:table-cell>
          <table:table-cell table:formula="of:=IF(ISNUMBER((SEARCH(&quot;flow&quot;;[.A644])));98;&quot;&quot;)">
            <text:p/>
          </table:table-cell>
          <table:table-cell table:formula="of:=CONCATENATE([.G644];&quot;,&quot;;[.H644];&quot;,&quot;;[.I644];&quot;,&quot;;[.J644];&quot;,&quot;;[.K644];&quot;,&quot;;[.L644];&quot;,&quot;;[.M644];&quot;,&quot;;[.N644];&quot;,&quot;;[.O644];&quot;,&quot;;[.P644])" office:value-type="string" office:string-value="20,14,,,,,,,," calcext:value-type="string">
            <text:p>20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644]"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67Monogram – złota zawieszka.jpg</text:p>
          </table:table-cell>
          <table:table-cell table:formula="of:=IF(ISNUMBER((SEARCH(&quot;diament&quot;;[.A645])));20;&quot;&quot;)">
            <text:p/>
          </table:table-cell>
          <table:table-cell table:formula="of:=[.H644]" office:value-type="float" office:value="14" calcext:value-type="float">
            <text:p>14</text:p>
          </table:table-cell>
          <table:table-cell table:formula="of:=IF(ISNUMBER((SEARCH(&quot;wiktoriańska&quot;;[.A645])));46;&quot;&quot;)">
            <text:p/>
          </table:table-cell>
          <table:table-cell table:formula="of:=IF(ISNUMBER((SEARCH(&quot;boho&quot;;[.A645])));47;&quot;&quot;)">
            <text:p/>
          </table:table-cell>
          <table:table-cell table:formula="of:=IF(ISNUMBER((SEARCH(&quot;studio&quot;;[.A645])));48;&quot;&quot;)">
            <text:p/>
          </table:table-cell>
          <table:table-cell table:formula="of:=IF(ISNUMBER((SEARCH(&quot;ternel&quot;;[.A645])));95;&quot;&quot;)">
            <text:p/>
          </table:table-cell>
          <table:table-cell table:formula="of:=IF(ISNUMBER((SEARCH(&quot;eclipse&quot;;[.A645])));93;&quot;&quot;)">
            <text:p/>
          </table:table-cell>
          <table:table-cell table:formula="of:=IF(ISNUMBER((SEARCH(&quot;fruit&quot;;[.A645])));100;&quot;&quot;)">
            <text:p/>
          </table:table-cell>
          <table:table-cell table:formula="of:=IF(ISNUMBER((SEARCH(&quot;jubil&quot;;[.A645])));112;&quot;&quot;)">
            <text:p/>
          </table:table-cell>
          <table:table-cell table:formula="of:=IF(ISNUMBER((SEARCH(&quot;flow&quot;;[.A645])));98;&quot;&quot;)">
            <text:p/>
          </table:table-cell>
          <table:table-cell table:formula="of:=CONCATENATE([.G645];&quot;,&quot;;[.H645];&quot;,&quot;;[.I645];&quot;,&quot;;[.J645];&quot;,&quot;;[.K645];&quot;,&quot;;[.L645];&quot;,&quot;;[.M645];&quot;,&quot;;[.N645];&quot;,&quot;;[.O645];&quot;,&quot;;[.P645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gram – złota zawieszka</text:p>
          </table:table-cell>
          <table:table-cell table:formula="of:=[.B645]"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68Monogram – złota zawieszka.jpg</text:p>
          </table:table-cell>
          <table:table-cell table:formula="of:=IF(ISNUMBER((SEARCH(&quot;diament&quot;;[.A646])));20;&quot;&quot;)">
            <text:p/>
          </table:table-cell>
          <table:table-cell table:formula="of:=[.H645]" office:value-type="float" office:value="14" calcext:value-type="float">
            <text:p>14</text:p>
          </table:table-cell>
          <table:table-cell table:formula="of:=IF(ISNUMBER((SEARCH(&quot;wiktoriańska&quot;;[.A646])));46;&quot;&quot;)">
            <text:p/>
          </table:table-cell>
          <table:table-cell table:formula="of:=IF(ISNUMBER((SEARCH(&quot;boho&quot;;[.A646])));47;&quot;&quot;)">
            <text:p/>
          </table:table-cell>
          <table:table-cell table:formula="of:=IF(ISNUMBER((SEARCH(&quot;studio&quot;;[.A646])));48;&quot;&quot;)">
            <text:p/>
          </table:table-cell>
          <table:table-cell table:formula="of:=IF(ISNUMBER((SEARCH(&quot;ternel&quot;;[.A646])));95;&quot;&quot;)">
            <text:p/>
          </table:table-cell>
          <table:table-cell table:formula="of:=IF(ISNUMBER((SEARCH(&quot;eclipse&quot;;[.A646])));93;&quot;&quot;)">
            <text:p/>
          </table:table-cell>
          <table:table-cell table:formula="of:=IF(ISNUMBER((SEARCH(&quot;fruit&quot;;[.A646])));100;&quot;&quot;)">
            <text:p/>
          </table:table-cell>
          <table:table-cell table:formula="of:=IF(ISNUMBER((SEARCH(&quot;jubil&quot;;[.A646])));112;&quot;&quot;)">
            <text:p/>
          </table:table-cell>
          <table:table-cell table:formula="of:=IF(ISNUMBER((SEARCH(&quot;flow&quot;;[.A646])));98;&quot;&quot;)">
            <text:p/>
          </table:table-cell>
          <table:table-cell table:formula="of:=CONCATENATE([.G646];&quot;,&quot;;[.H646];&quot;,&quot;;[.I646];&quot;,&quot;;[.J646];&quot;,&quot;;[.K646];&quot;,&quot;;[.L646];&quot;,&quot;;[.M646];&quot;,&quot;;[.N646];&quot;,&quot;;[.O646];&quot;,&quot;;[.P646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owy nieśmiertelnik</text:p>
          </table:table-cell>
          <table:table-cell table:formula="of:=[.B646]"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3895" calcext:value-type="float">
            <text:p>38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69Stalowy nieśmiertelnik.jpg</text:p>
          </table:table-cell>
          <table:table-cell table:formula="of:=IF(ISNUMBER((SEARCH(&quot;diament&quot;;[.A647])));20;&quot;&quot;)">
            <text:p/>
          </table:table-cell>
          <table:table-cell table:formula="of:=[.H646]" office:value-type="float" office:value="14" calcext:value-type="float">
            <text:p>14</text:p>
          </table:table-cell>
          <table:table-cell table:formula="of:=IF(ISNUMBER((SEARCH(&quot;wiktoriańska&quot;;[.A647])));46;&quot;&quot;)">
            <text:p/>
          </table:table-cell>
          <table:table-cell table:formula="of:=IF(ISNUMBER((SEARCH(&quot;boho&quot;;[.A647])));47;&quot;&quot;)">
            <text:p/>
          </table:table-cell>
          <table:table-cell table:formula="of:=IF(ISNUMBER((SEARCH(&quot;studio&quot;;[.A647])));48;&quot;&quot;)">
            <text:p/>
          </table:table-cell>
          <table:table-cell table:formula="of:=IF(ISNUMBER((SEARCH(&quot;ternel&quot;;[.A647])));95;&quot;&quot;)">
            <text:p/>
          </table:table-cell>
          <table:table-cell table:formula="of:=IF(ISNUMBER((SEARCH(&quot;eclipse&quot;;[.A647])));93;&quot;&quot;)">
            <text:p/>
          </table:table-cell>
          <table:table-cell table:formula="of:=IF(ISNUMBER((SEARCH(&quot;fruit&quot;;[.A647])));100;&quot;&quot;)">
            <text:p/>
          </table:table-cell>
          <table:table-cell table:formula="of:=IF(ISNUMBER((SEARCH(&quot;jubil&quot;;[.A647])));112;&quot;&quot;)">
            <text:p/>
          </table:table-cell>
          <table:table-cell table:formula="of:=IF(ISNUMBER((SEARCH(&quot;flow&quot;;[.A647])));98;&quot;&quot;)">
            <text:p/>
          </table:table-cell>
          <table:table-cell table:formula="of:=CONCATENATE([.G647];&quot;,&quot;;[.H647];&quot;,&quot;;[.I647];&quot;,&quot;;[.J647];&quot;,&quot;;[.K647];&quot;,&quot;;[.L647];&quot;,&quot;;[.M647];&quot;,&quot;;[.N647];&quot;,&quot;;[.O647];&quot;,&quot;;[.P647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owy nieśmiertelnik</text:p>
          </table:table-cell>
          <table:table-cell table:formula="of:=[.B647]"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6195" calcext:value-type="float">
            <text:p>61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70Stalowy nieśmiertelnik.jpg</text:p>
          </table:table-cell>
          <table:table-cell table:formula="of:=IF(ISNUMBER((SEARCH(&quot;diament&quot;;[.A648])));20;&quot;&quot;)">
            <text:p/>
          </table:table-cell>
          <table:table-cell table:formula="of:=[.H647]" office:value-type="float" office:value="14" calcext:value-type="float">
            <text:p>14</text:p>
          </table:table-cell>
          <table:table-cell table:formula="of:=IF(ISNUMBER((SEARCH(&quot;wiktoriańska&quot;;[.A648])));46;&quot;&quot;)">
            <text:p/>
          </table:table-cell>
          <table:table-cell table:formula="of:=IF(ISNUMBER((SEARCH(&quot;boho&quot;;[.A648])));47;&quot;&quot;)">
            <text:p/>
          </table:table-cell>
          <table:table-cell table:formula="of:=IF(ISNUMBER((SEARCH(&quot;studio&quot;;[.A648])));48;&quot;&quot;)">
            <text:p/>
          </table:table-cell>
          <table:table-cell table:formula="of:=IF(ISNUMBER((SEARCH(&quot;ternel&quot;;[.A648])));95;&quot;&quot;)">
            <text:p/>
          </table:table-cell>
          <table:table-cell table:formula="of:=IF(ISNUMBER((SEARCH(&quot;eclipse&quot;;[.A648])));93;&quot;&quot;)">
            <text:p/>
          </table:table-cell>
          <table:table-cell table:formula="of:=IF(ISNUMBER((SEARCH(&quot;fruit&quot;;[.A648])));100;&quot;&quot;)">
            <text:p/>
          </table:table-cell>
          <table:table-cell table:formula="of:=IF(ISNUMBER((SEARCH(&quot;jubil&quot;;[.A648])));112;&quot;&quot;)">
            <text:p/>
          </table:table-cell>
          <table:table-cell table:formula="of:=IF(ISNUMBER((SEARCH(&quot;flow&quot;;[.A648])));98;&quot;&quot;)">
            <text:p/>
          </table:table-cell>
          <table:table-cell table:formula="of:=CONCATENATE([.G648];&quot;,&quot;;[.H648];&quot;,&quot;;[.I648];&quot;,&quot;;[.J648];&quot;,&quot;;[.K648];&quot;,&quot;;[.L648];&quot;,&quot;;[.M648];&quot;,&quot;;[.N648];&quot;,&quot;;[.O648];&quot;,&quot;;[.P648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zawieszka</text:p>
          </table:table-cell>
          <table:table-cell table:formula="of:=[.B648]"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2995" calcext:value-type="float">
            <text:p>29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71Złota zawieszka.jpg</text:p>
          </table:table-cell>
          <table:table-cell table:formula="of:=IF(ISNUMBER((SEARCH(&quot;diament&quot;;[.A649])));20;&quot;&quot;)">
            <text:p/>
          </table:table-cell>
          <table:table-cell table:formula="of:=[.H648]" office:value-type="float" office:value="14" calcext:value-type="float">
            <text:p>14</text:p>
          </table:table-cell>
          <table:table-cell table:formula="of:=IF(ISNUMBER((SEARCH(&quot;wiktoriańska&quot;;[.A649])));46;&quot;&quot;)">
            <text:p/>
          </table:table-cell>
          <table:table-cell table:formula="of:=IF(ISNUMBER((SEARCH(&quot;boho&quot;;[.A649])));47;&quot;&quot;)">
            <text:p/>
          </table:table-cell>
          <table:table-cell table:formula="of:=IF(ISNUMBER((SEARCH(&quot;studio&quot;;[.A649])));48;&quot;&quot;)">
            <text:p/>
          </table:table-cell>
          <table:table-cell table:formula="of:=IF(ISNUMBER((SEARCH(&quot;ternel&quot;;[.A649])));95;&quot;&quot;)">
            <text:p/>
          </table:table-cell>
          <table:table-cell table:formula="of:=IF(ISNUMBER((SEARCH(&quot;eclipse&quot;;[.A649])));93;&quot;&quot;)">
            <text:p/>
          </table:table-cell>
          <table:table-cell table:formula="of:=IF(ISNUMBER((SEARCH(&quot;fruit&quot;;[.A649])));100;&quot;&quot;)">
            <text:p/>
          </table:table-cell>
          <table:table-cell table:formula="of:=IF(ISNUMBER((SEARCH(&quot;jubil&quot;;[.A649])));112;&quot;&quot;)">
            <text:p/>
          </table:table-cell>
          <table:table-cell table:formula="of:=IF(ISNUMBER((SEARCH(&quot;flow&quot;;[.A649])));98;&quot;&quot;)">
            <text:p/>
          </table:table-cell>
          <table:table-cell table:formula="of:=CONCATENATE([.G649];&quot;,&quot;;[.H649];&quot;,&quot;;[.I649];&quot;,&quot;;[.J649];&quot;,&quot;;[.K649];&quot;,&quot;;[.L649];&quot;,&quot;;[.M649];&quot;,&quot;;[.N649];&quot;,&quot;;[.O649];&quot;,&quot;;[.P649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wieszka z diamentami i szafirami</text:p>
          </table:table-cell>
          <table:table-cell table:formula="of:=[.B649]"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72Zawieszka z diamentami i szafirami.jpg</text:p>
          </table:table-cell>
          <table:table-cell table:formula="of:=IF(ISNUMBER((SEARCH(&quot;diament&quot;;[.A650])));20;&quot;&quot;)" office:value-type="float" office:value="20" calcext:value-type="float">
            <text:p>20</text:p>
          </table:table-cell>
          <table:table-cell table:formula="of:=[.H649]" office:value-type="float" office:value="14" calcext:value-type="float">
            <text:p>14</text:p>
          </table:table-cell>
          <table:table-cell table:formula="of:=IF(ISNUMBER((SEARCH(&quot;wiktoriańska&quot;;[.A650])));46;&quot;&quot;)">
            <text:p/>
          </table:table-cell>
          <table:table-cell table:formula="of:=IF(ISNUMBER((SEARCH(&quot;boho&quot;;[.A650])));47;&quot;&quot;)">
            <text:p/>
          </table:table-cell>
          <table:table-cell table:formula="of:=IF(ISNUMBER((SEARCH(&quot;studio&quot;;[.A650])));48;&quot;&quot;)">
            <text:p/>
          </table:table-cell>
          <table:table-cell table:formula="of:=IF(ISNUMBER((SEARCH(&quot;ternel&quot;;[.A650])));95;&quot;&quot;)">
            <text:p/>
          </table:table-cell>
          <table:table-cell table:formula="of:=IF(ISNUMBER((SEARCH(&quot;eclipse&quot;;[.A650])));93;&quot;&quot;)">
            <text:p/>
          </table:table-cell>
          <table:table-cell table:formula="of:=IF(ISNUMBER((SEARCH(&quot;fruit&quot;;[.A650])));100;&quot;&quot;)">
            <text:p/>
          </table:table-cell>
          <table:table-cell table:formula="of:=IF(ISNUMBER((SEARCH(&quot;jubil&quot;;[.A650])));112;&quot;&quot;)">
            <text:p/>
          </table:table-cell>
          <table:table-cell table:formula="of:=IF(ISNUMBER((SEARCH(&quot;flow&quot;;[.A650])));98;&quot;&quot;)">
            <text:p/>
          </table:table-cell>
          <table:table-cell table:formula="of:=CONCATENATE([.G650];&quot;,&quot;;[.H650];&quot;,&quot;;[.I650];&quot;,&quot;;[.J650];&quot;,&quot;;[.K650];&quot;,&quot;;[.L650];&quot;,&quot;;[.M650];&quot;,&quot;;[.N650];&quot;,&quot;;[.O650];&quot;,&quot;;[.P650])" office:value-type="string" office:string-value="20,14,,,,,,,," calcext:value-type="string">
            <text:p>20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srebrna zawieszka z perłą</text:p>
          </table:table-cell>
          <table:table-cell table:formula="of:=[.B650]"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73Namiko - srebrna zawieszka z perłą.jpg</text:p>
          </table:table-cell>
          <table:table-cell table:formula="of:=IF(ISNUMBER((SEARCH(&quot;diament&quot;;[.A651])));20;&quot;&quot;)">
            <text:p/>
          </table:table-cell>
          <table:table-cell table:formula="of:=[.H650]" office:value-type="float" office:value="14" calcext:value-type="float">
            <text:p>14</text:p>
          </table:table-cell>
          <table:table-cell table:formula="of:=IF(ISNUMBER((SEARCH(&quot;wiktoriańska&quot;;[.A651])));46;&quot;&quot;)">
            <text:p/>
          </table:table-cell>
          <table:table-cell table:formula="of:=IF(ISNUMBER((SEARCH(&quot;boho&quot;;[.A651])));47;&quot;&quot;)">
            <text:p/>
          </table:table-cell>
          <table:table-cell table:formula="of:=IF(ISNUMBER((SEARCH(&quot;studio&quot;;[.A651])));48;&quot;&quot;)">
            <text:p/>
          </table:table-cell>
          <table:table-cell table:formula="of:=IF(ISNUMBER((SEARCH(&quot;ternel&quot;;[.A651])));95;&quot;&quot;)">
            <text:p/>
          </table:table-cell>
          <table:table-cell table:formula="of:=IF(ISNUMBER((SEARCH(&quot;eclipse&quot;;[.A651])));93;&quot;&quot;)">
            <text:p/>
          </table:table-cell>
          <table:table-cell table:formula="of:=IF(ISNUMBER((SEARCH(&quot;fruit&quot;;[.A651])));100;&quot;&quot;)">
            <text:p/>
          </table:table-cell>
          <table:table-cell table:formula="of:=IF(ISNUMBER((SEARCH(&quot;jubil&quot;;[.A651])));112;&quot;&quot;)">
            <text:p/>
          </table:table-cell>
          <table:table-cell table:formula="of:=IF(ISNUMBER((SEARCH(&quot;flow&quot;;[.A651])));98;&quot;&quot;)">
            <text:p/>
          </table:table-cell>
          <table:table-cell table:formula="of:=CONCATENATE([.G651];&quot;,&quot;;[.H651];&quot;,&quot;;[.I651];&quot;,&quot;;[.J651];&quot;,&quot;;[.K651];&quot;,&quot;;[.L651];&quot;,&quot;;[.M651];&quot;,&quot;;[.N651];&quot;,&quot;;[.O651];&quot;,&quot;;[.P651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voni - srebrna zawieszka </text:p>
          </table:table-cell>
          <table:table-cell table:formula="of:=[.B651]"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74Pavoni - srebrna zawieszka .jpg</text:p>
          </table:table-cell>
          <table:table-cell table:formula="of:=IF(ISNUMBER((SEARCH(&quot;diament&quot;;[.A652])));20;&quot;&quot;)">
            <text:p/>
          </table:table-cell>
          <table:table-cell table:formula="of:=[.H651]" office:value-type="float" office:value="14" calcext:value-type="float">
            <text:p>14</text:p>
          </table:table-cell>
          <table:table-cell table:formula="of:=IF(ISNUMBER((SEARCH(&quot;wiktoriańska&quot;;[.A652])));46;&quot;&quot;)">
            <text:p/>
          </table:table-cell>
          <table:table-cell table:formula="of:=IF(ISNUMBER((SEARCH(&quot;boho&quot;;[.A652])));47;&quot;&quot;)">
            <text:p/>
          </table:table-cell>
          <table:table-cell table:formula="of:=IF(ISNUMBER((SEARCH(&quot;studio&quot;;[.A652])));48;&quot;&quot;)">
            <text:p/>
          </table:table-cell>
          <table:table-cell table:formula="of:=IF(ISNUMBER((SEARCH(&quot;ternel&quot;;[.A652])));95;&quot;&quot;)">
            <text:p/>
          </table:table-cell>
          <table:table-cell table:formula="of:=IF(ISNUMBER((SEARCH(&quot;eclipse&quot;;[.A652])));93;&quot;&quot;)">
            <text:p/>
          </table:table-cell>
          <table:table-cell table:formula="of:=IF(ISNUMBER((SEARCH(&quot;fruit&quot;;[.A652])));100;&quot;&quot;)">
            <text:p/>
          </table:table-cell>
          <table:table-cell table:formula="of:=IF(ISNUMBER((SEARCH(&quot;jubil&quot;;[.A652])));112;&quot;&quot;)">
            <text:p/>
          </table:table-cell>
          <table:table-cell table:formula="of:=IF(ISNUMBER((SEARCH(&quot;flow&quot;;[.A652])));98;&quot;&quot;)">
            <text:p/>
          </table:table-cell>
          <table:table-cell table:formula="of:=CONCATENATE([.G652];&quot;,&quot;;[.H652];&quot;,&quot;;[.I652];&quot;,&quot;;[.J652];&quot;,&quot;;[.K652];&quot;,&quot;;[.L652];&quot;,&quot;;[.M652];&quot;,&quot;;[.N652];&quot;,&quot;;[.O652];&quot;,&quot;;[.P652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isley- złota zawieszka</text:p>
          </table:table-cell>
          <table:table-cell table:formula="of:=[.B652]"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75Paisley- złota zawieszka.jpg</text:p>
          </table:table-cell>
          <table:table-cell table:formula="of:=IF(ISNUMBER((SEARCH(&quot;diament&quot;;[.A653])));20;&quot;&quot;)">
            <text:p/>
          </table:table-cell>
          <table:table-cell table:formula="of:=[.H652]" office:value-type="float" office:value="14" calcext:value-type="float">
            <text:p>14</text:p>
          </table:table-cell>
          <table:table-cell table:formula="of:=IF(ISNUMBER((SEARCH(&quot;wiktoriańska&quot;;[.A653])));46;&quot;&quot;)">
            <text:p/>
          </table:table-cell>
          <table:table-cell table:formula="of:=IF(ISNUMBER((SEARCH(&quot;boho&quot;;[.A653])));47;&quot;&quot;)">
            <text:p/>
          </table:table-cell>
          <table:table-cell table:formula="of:=IF(ISNUMBER((SEARCH(&quot;studio&quot;;[.A653])));48;&quot;&quot;)">
            <text:p/>
          </table:table-cell>
          <table:table-cell table:formula="of:=IF(ISNUMBER((SEARCH(&quot;ternel&quot;;[.A653])));95;&quot;&quot;)">
            <text:p/>
          </table:table-cell>
          <table:table-cell table:formula="of:=IF(ISNUMBER((SEARCH(&quot;eclipse&quot;;[.A653])));93;&quot;&quot;)">
            <text:p/>
          </table:table-cell>
          <table:table-cell table:formula="of:=IF(ISNUMBER((SEARCH(&quot;fruit&quot;;[.A653])));100;&quot;&quot;)">
            <text:p/>
          </table:table-cell>
          <table:table-cell table:formula="of:=IF(ISNUMBER((SEARCH(&quot;jubil&quot;;[.A653])));112;&quot;&quot;)">
            <text:p/>
          </table:table-cell>
          <table:table-cell table:formula="of:=IF(ISNUMBER((SEARCH(&quot;flow&quot;;[.A653])));98;&quot;&quot;)">
            <text:p/>
          </table:table-cell>
          <table:table-cell table:formula="of:=CONCATENATE([.G653];&quot;,&quot;;[.H653];&quot;,&quot;;[.I653];&quot;,&quot;;[.J653];&quot;,&quot;;[.K653];&quot;,&quot;;[.L653];&quot;,&quot;;[.M653];&quot;,&quot;;[.N653];&quot;,&quot;;[.O653];&quot;,&quot;;[.P653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y Love - srebrna zawieszka</text:p>
          </table:table-cell>
          <table:table-cell table:formula="of:=[.B653]"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76Infinity Love - srebrna zawieszka.jpg</text:p>
          </table:table-cell>
          <table:table-cell table:formula="of:=IF(ISNUMBER((SEARCH(&quot;diament&quot;;[.A654])));20;&quot;&quot;)">
            <text:p/>
          </table:table-cell>
          <table:table-cell table:formula="of:=[.H653]" office:value-type="float" office:value="14" calcext:value-type="float">
            <text:p>14</text:p>
          </table:table-cell>
          <table:table-cell table:formula="of:=IF(ISNUMBER((SEARCH(&quot;wiktoriańska&quot;;[.A654])));46;&quot;&quot;)">
            <text:p/>
          </table:table-cell>
          <table:table-cell table:formula="of:=IF(ISNUMBER((SEARCH(&quot;boho&quot;;[.A654])));47;&quot;&quot;)">
            <text:p/>
          </table:table-cell>
          <table:table-cell table:formula="of:=IF(ISNUMBER((SEARCH(&quot;studio&quot;;[.A654])));48;&quot;&quot;)">
            <text:p/>
          </table:table-cell>
          <table:table-cell table:formula="of:=IF(ISNUMBER((SEARCH(&quot;ternel&quot;;[.A654])));95;&quot;&quot;)">
            <text:p/>
          </table:table-cell>
          <table:table-cell table:formula="of:=IF(ISNUMBER((SEARCH(&quot;eclipse&quot;;[.A654])));93;&quot;&quot;)">
            <text:p/>
          </table:table-cell>
          <table:table-cell table:formula="of:=IF(ISNUMBER((SEARCH(&quot;fruit&quot;;[.A654])));100;&quot;&quot;)">
            <text:p/>
          </table:table-cell>
          <table:table-cell table:formula="of:=IF(ISNUMBER((SEARCH(&quot;jubil&quot;;[.A654])));112;&quot;&quot;)">
            <text:p/>
          </table:table-cell>
          <table:table-cell table:formula="of:=IF(ISNUMBER((SEARCH(&quot;flow&quot;;[.A654])));98;&quot;&quot;)">
            <text:p/>
          </table:table-cell>
          <table:table-cell table:formula="of:=CONCATENATE([.G654];&quot;,&quot;;[.H654];&quot;,&quot;;[.I654];&quot;,&quot;;[.J654];&quot;,&quot;;[.K654];&quot;,&quot;;[.L654];&quot;,&quot;;[.M654];&quot;,&quot;;[.N654];&quot;,&quot;;[.O654];&quot;,&quot;;[.P654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zawieszka z ametrynem</text:p>
          </table:table-cell>
          <table:table-cell table:formula="of:=[.B654]"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77Złota zawieszka z ametrynem.jpg</text:p>
          </table:table-cell>
          <table:table-cell table:formula="of:=IF(ISNUMBER((SEARCH(&quot;diament&quot;;[.A655])));20;&quot;&quot;)">
            <text:p/>
          </table:table-cell>
          <table:table-cell table:formula="of:=[.H654]" office:value-type="float" office:value="14" calcext:value-type="float">
            <text:p>14</text:p>
          </table:table-cell>
          <table:table-cell table:formula="of:=IF(ISNUMBER((SEARCH(&quot;wiktoriańska&quot;;[.A655])));46;&quot;&quot;)">
            <text:p/>
          </table:table-cell>
          <table:table-cell table:formula="of:=IF(ISNUMBER((SEARCH(&quot;boho&quot;;[.A655])));47;&quot;&quot;)">
            <text:p/>
          </table:table-cell>
          <table:table-cell table:formula="of:=IF(ISNUMBER((SEARCH(&quot;studio&quot;;[.A655])));48;&quot;&quot;)">
            <text:p/>
          </table:table-cell>
          <table:table-cell table:formula="of:=IF(ISNUMBER((SEARCH(&quot;ternel&quot;;[.A655])));95;&quot;&quot;)">
            <text:p/>
          </table:table-cell>
          <table:table-cell table:formula="of:=IF(ISNUMBER((SEARCH(&quot;eclipse&quot;;[.A655])));93;&quot;&quot;)">
            <text:p/>
          </table:table-cell>
          <table:table-cell table:formula="of:=IF(ISNUMBER((SEARCH(&quot;fruit&quot;;[.A655])));100;&quot;&quot;)">
            <text:p/>
          </table:table-cell>
          <table:table-cell table:formula="of:=IF(ISNUMBER((SEARCH(&quot;jubil&quot;;[.A655])));112;&quot;&quot;)">
            <text:p/>
          </table:table-cell>
          <table:table-cell table:formula="of:=IF(ISNUMBER((SEARCH(&quot;flow&quot;;[.A655])));98;&quot;&quot;)">
            <text:p/>
          </table:table-cell>
          <table:table-cell table:formula="of:=CONCATENATE([.G655];&quot;,&quot;;[.H655];&quot;,&quot;;[.I655];&quot;,&quot;;[.J655];&quot;,&quot;;[.K655];&quot;,&quot;;[.L655];&quot;,&quot;;[.M655];&quot;,&quot;;[.N655];&quot;,&quot;;[.O655];&quot;,&quot;;[.P655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ts - srebrna zawieszka</text:p>
          </table:table-cell>
          <table:table-cell table:formula="of:=[.B655]"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4595" calcext:value-type="float">
            <text:p>45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78Dots - srebrna zawieszka.jpg</text:p>
          </table:table-cell>
          <table:table-cell table:formula="of:=IF(ISNUMBER((SEARCH(&quot;diament&quot;;[.A656])));20;&quot;&quot;)">
            <text:p/>
          </table:table-cell>
          <table:table-cell table:formula="of:=[.H655]" office:value-type="float" office:value="14" calcext:value-type="float">
            <text:p>14</text:p>
          </table:table-cell>
          <table:table-cell table:formula="of:=IF(ISNUMBER((SEARCH(&quot;wiktoriańska&quot;;[.A656])));46;&quot;&quot;)">
            <text:p/>
          </table:table-cell>
          <table:table-cell table:formula="of:=IF(ISNUMBER((SEARCH(&quot;boho&quot;;[.A656])));47;&quot;&quot;)">
            <text:p/>
          </table:table-cell>
          <table:table-cell table:formula="of:=IF(ISNUMBER((SEARCH(&quot;studio&quot;;[.A656])));48;&quot;&quot;)">
            <text:p/>
          </table:table-cell>
          <table:table-cell table:formula="of:=IF(ISNUMBER((SEARCH(&quot;ternel&quot;;[.A656])));95;&quot;&quot;)">
            <text:p/>
          </table:table-cell>
          <table:table-cell table:formula="of:=IF(ISNUMBER((SEARCH(&quot;eclipse&quot;;[.A656])));93;&quot;&quot;)">
            <text:p/>
          </table:table-cell>
          <table:table-cell table:formula="of:=IF(ISNUMBER((SEARCH(&quot;fruit&quot;;[.A656])));100;&quot;&quot;)">
            <text:p/>
          </table:table-cell>
          <table:table-cell table:formula="of:=IF(ISNUMBER((SEARCH(&quot;jubil&quot;;[.A656])));112;&quot;&quot;)">
            <text:p/>
          </table:table-cell>
          <table:table-cell table:formula="of:=IF(ISNUMBER((SEARCH(&quot;flow&quot;;[.A656])));98;&quot;&quot;)">
            <text:p/>
          </table:table-cell>
          <table:table-cell table:formula="of:=CONCATENATE([.G656];&quot;,&quot;;[.H656];&quot;,&quot;;[.I656];&quot;,&quot;;[.J656];&quot;,&quot;;[.K656];&quot;,&quot;;[.L656];&quot;,&quot;;[.M656];&quot;,&quot;;[.N656];&quot;,&quot;;[.O656];&quot;,&quot;;[.P656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ts - srebrna zawieszka</text:p>
          </table:table-cell>
          <table:table-cell table:formula="of:=[.B656]"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79Dots - srebrna zawieszka.jpg</text:p>
          </table:table-cell>
          <table:table-cell table:formula="of:=IF(ISNUMBER((SEARCH(&quot;diament&quot;;[.A657])));20;&quot;&quot;)">
            <text:p/>
          </table:table-cell>
          <table:table-cell table:formula="of:=[.H656]" office:value-type="float" office:value="14" calcext:value-type="float">
            <text:p>14</text:p>
          </table:table-cell>
          <table:table-cell table:formula="of:=IF(ISNUMBER((SEARCH(&quot;wiktoriańska&quot;;[.A657])));46;&quot;&quot;)">
            <text:p/>
          </table:table-cell>
          <table:table-cell table:formula="of:=IF(ISNUMBER((SEARCH(&quot;boho&quot;;[.A657])));47;&quot;&quot;)">
            <text:p/>
          </table:table-cell>
          <table:table-cell table:formula="of:=IF(ISNUMBER((SEARCH(&quot;studio&quot;;[.A657])));48;&quot;&quot;)">
            <text:p/>
          </table:table-cell>
          <table:table-cell table:formula="of:=IF(ISNUMBER((SEARCH(&quot;ternel&quot;;[.A657])));95;&quot;&quot;)">
            <text:p/>
          </table:table-cell>
          <table:table-cell table:formula="of:=IF(ISNUMBER((SEARCH(&quot;eclipse&quot;;[.A657])));93;&quot;&quot;)">
            <text:p/>
          </table:table-cell>
          <table:table-cell table:formula="of:=IF(ISNUMBER((SEARCH(&quot;fruit&quot;;[.A657])));100;&quot;&quot;)">
            <text:p/>
          </table:table-cell>
          <table:table-cell table:formula="of:=IF(ISNUMBER((SEARCH(&quot;jubil&quot;;[.A657])));112;&quot;&quot;)">
            <text:p/>
          </table:table-cell>
          <table:table-cell table:formula="of:=IF(ISNUMBER((SEARCH(&quot;flow&quot;;[.A657])));98;&quot;&quot;)">
            <text:p/>
          </table:table-cell>
          <table:table-cell table:formula="of:=CONCATENATE([.G657];&quot;,&quot;;[.H657];&quot;,&quot;;[.I657];&quot;,&quot;;[.J657];&quot;,&quot;;[.K657];&quot;,&quot;;[.L657];&quot;,&quot;;[.M657];&quot;,&quot;;[.N657];&quot;,&quot;;[.O657];&quot;,&quot;;[.P657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y Love - srebrna zawieszka</text:p>
          </table:table-cell>
          <table:table-cell table:formula="of:=[.B657]"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80Infinity Love - srebrna zawieszka.jpg</text:p>
          </table:table-cell>
          <table:table-cell table:formula="of:=IF(ISNUMBER((SEARCH(&quot;diament&quot;;[.A658])));20;&quot;&quot;)">
            <text:p/>
          </table:table-cell>
          <table:table-cell table:formula="of:=[.H657]" office:value-type="float" office:value="14" calcext:value-type="float">
            <text:p>14</text:p>
          </table:table-cell>
          <table:table-cell table:formula="of:=IF(ISNUMBER((SEARCH(&quot;wiktoriańska&quot;;[.A658])));46;&quot;&quot;)">
            <text:p/>
          </table:table-cell>
          <table:table-cell table:formula="of:=IF(ISNUMBER((SEARCH(&quot;boho&quot;;[.A658])));47;&quot;&quot;)">
            <text:p/>
          </table:table-cell>
          <table:table-cell table:formula="of:=IF(ISNUMBER((SEARCH(&quot;studio&quot;;[.A658])));48;&quot;&quot;)">
            <text:p/>
          </table:table-cell>
          <table:table-cell table:formula="of:=IF(ISNUMBER((SEARCH(&quot;ternel&quot;;[.A658])));95;&quot;&quot;)">
            <text:p/>
          </table:table-cell>
          <table:table-cell table:formula="of:=IF(ISNUMBER((SEARCH(&quot;eclipse&quot;;[.A658])));93;&quot;&quot;)">
            <text:p/>
          </table:table-cell>
          <table:table-cell table:formula="of:=IF(ISNUMBER((SEARCH(&quot;fruit&quot;;[.A658])));100;&quot;&quot;)">
            <text:p/>
          </table:table-cell>
          <table:table-cell table:formula="of:=IF(ISNUMBER((SEARCH(&quot;jubil&quot;;[.A658])));112;&quot;&quot;)">
            <text:p/>
          </table:table-cell>
          <table:table-cell table:formula="of:=IF(ISNUMBER((SEARCH(&quot;flow&quot;;[.A658])));98;&quot;&quot;)">
            <text:p/>
          </table:table-cell>
          <table:table-cell table:formula="of:=CONCATENATE([.G658];&quot;,&quot;;[.H658];&quot;,&quot;;[.I658];&quot;,&quot;;[.J658];&quot;,&quot;;[.K658];&quot;,&quot;;[.L658];&quot;,&quot;;[.M658];&quot;,&quot;;[.N658];&quot;,&quot;;[.O658];&quot;,&quot;;[.P658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- srebrna zawieszka</text:p>
          </table:table-cell>
          <table:table-cell table:formula="of:=[.B658]"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81Space - srebrna zawieszka.jpg</text:p>
          </table:table-cell>
          <table:table-cell table:formula="of:=IF(ISNUMBER((SEARCH(&quot;diament&quot;;[.A659])));20;&quot;&quot;)">
            <text:p/>
          </table:table-cell>
          <table:table-cell table:formula="of:=[.H658]" office:value-type="float" office:value="14" calcext:value-type="float">
            <text:p>14</text:p>
          </table:table-cell>
          <table:table-cell table:formula="of:=IF(ISNUMBER((SEARCH(&quot;wiktoriańska&quot;;[.A659])));46;&quot;&quot;)">
            <text:p/>
          </table:table-cell>
          <table:table-cell table:formula="of:=IF(ISNUMBER((SEARCH(&quot;boho&quot;;[.A659])));47;&quot;&quot;)">
            <text:p/>
          </table:table-cell>
          <table:table-cell table:formula="of:=IF(ISNUMBER((SEARCH(&quot;studio&quot;;[.A659])));48;&quot;&quot;)">
            <text:p/>
          </table:table-cell>
          <table:table-cell table:formula="of:=IF(ISNUMBER((SEARCH(&quot;ternel&quot;;[.A659])));95;&quot;&quot;)">
            <text:p/>
          </table:table-cell>
          <table:table-cell table:formula="of:=IF(ISNUMBER((SEARCH(&quot;eclipse&quot;;[.A659])));93;&quot;&quot;)">
            <text:p/>
          </table:table-cell>
          <table:table-cell table:formula="of:=IF(ISNUMBER((SEARCH(&quot;fruit&quot;;[.A659])));100;&quot;&quot;)">
            <text:p/>
          </table:table-cell>
          <table:table-cell table:formula="of:=IF(ISNUMBER((SEARCH(&quot;jubil&quot;;[.A659])));112;&quot;&quot;)">
            <text:p/>
          </table:table-cell>
          <table:table-cell table:formula="of:=IF(ISNUMBER((SEARCH(&quot;flow&quot;;[.A659])));98;&quot;&quot;)">
            <text:p/>
          </table:table-cell>
          <table:table-cell table:formula="of:=CONCATENATE([.G659];&quot;,&quot;;[.H659];&quot;,&quot;;[.I659];&quot;,&quot;;[.J659];&quot;,&quot;;[.K659];&quot;,&quot;;[.L659];&quot;,&quot;;[.M659];&quot;,&quot;;[.N659];&quot;,&quot;;[.O659];&quot;,&quot;;[.P659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- srebrna zawieszka</text:p>
          </table:table-cell>
          <table:table-cell table:formula="of:=[.B659]"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82Space - srebrna zawieszka.jpg</text:p>
          </table:table-cell>
          <table:table-cell table:formula="of:=IF(ISNUMBER((SEARCH(&quot;diament&quot;;[.A660])));20;&quot;&quot;)">
            <text:p/>
          </table:table-cell>
          <table:table-cell table:formula="of:=[.H659]" office:value-type="float" office:value="14" calcext:value-type="float">
            <text:p>14</text:p>
          </table:table-cell>
          <table:table-cell table:formula="of:=IF(ISNUMBER((SEARCH(&quot;wiktoriańska&quot;;[.A660])));46;&quot;&quot;)">
            <text:p/>
          </table:table-cell>
          <table:table-cell table:formula="of:=IF(ISNUMBER((SEARCH(&quot;boho&quot;;[.A660])));47;&quot;&quot;)">
            <text:p/>
          </table:table-cell>
          <table:table-cell table:formula="of:=IF(ISNUMBER((SEARCH(&quot;studio&quot;;[.A660])));48;&quot;&quot;)">
            <text:p/>
          </table:table-cell>
          <table:table-cell table:formula="of:=IF(ISNUMBER((SEARCH(&quot;ternel&quot;;[.A660])));95;&quot;&quot;)">
            <text:p/>
          </table:table-cell>
          <table:table-cell table:formula="of:=IF(ISNUMBER((SEARCH(&quot;eclipse&quot;;[.A660])));93;&quot;&quot;)">
            <text:p/>
          </table:table-cell>
          <table:table-cell table:formula="of:=IF(ISNUMBER((SEARCH(&quot;fruit&quot;;[.A660])));100;&quot;&quot;)">
            <text:p/>
          </table:table-cell>
          <table:table-cell table:formula="of:=IF(ISNUMBER((SEARCH(&quot;jubil&quot;;[.A660])));112;&quot;&quot;)">
            <text:p/>
          </table:table-cell>
          <table:table-cell table:formula="of:=IF(ISNUMBER((SEARCH(&quot;flow&quot;;[.A660])));98;&quot;&quot;)">
            <text:p/>
          </table:table-cell>
          <table:table-cell table:formula="of:=CONCATENATE([.G660];&quot;,&quot;;[.H660];&quot;,&quot;;[.I660];&quot;,&quot;;[.J660];&quot;,&quot;;[.K660];&quot;,&quot;;[.L660];&quot;,&quot;;[.M660];&quot;,&quot;;[.N660];&quot;,&quot;;[.O660];&quot;,&quot;;[.P660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dio Y - srebrna zawieszka</text:p>
          </table:table-cell>
          <table:table-cell table:formula="of:=[.B660]"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4695" calcext:value-type="float">
            <text:p>46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83Studio Y - srebrna zawieszka.jpg</text:p>
          </table:table-cell>
          <table:table-cell table:formula="of:=IF(ISNUMBER((SEARCH(&quot;diament&quot;;[.A661])));20;&quot;&quot;)">
            <text:p/>
          </table:table-cell>
          <table:table-cell table:formula="of:=[.H660]" office:value-type="float" office:value="14" calcext:value-type="float">
            <text:p>14</text:p>
          </table:table-cell>
          <table:table-cell table:formula="of:=IF(ISNUMBER((SEARCH(&quot;wiktoriańska&quot;;[.A661])));46;&quot;&quot;)">
            <text:p/>
          </table:table-cell>
          <table:table-cell table:formula="of:=IF(ISNUMBER((SEARCH(&quot;boho&quot;;[.A661])));47;&quot;&quot;)">
            <text:p/>
          </table:table-cell>
          <table:table-cell table:formula="of:=IF(ISNUMBER((SEARCH(&quot;studio&quot;;[.A661])));48;&quot;&quot;)" office:value-type="float" office:value="48" calcext:value-type="float">
            <text:p>48</text:p>
          </table:table-cell>
          <table:table-cell table:formula="of:=IF(ISNUMBER((SEARCH(&quot;ternel&quot;;[.A661])));95;&quot;&quot;)">
            <text:p/>
          </table:table-cell>
          <table:table-cell table:formula="of:=IF(ISNUMBER((SEARCH(&quot;eclipse&quot;;[.A661])));93;&quot;&quot;)">
            <text:p/>
          </table:table-cell>
          <table:table-cell table:formula="of:=IF(ISNUMBER((SEARCH(&quot;fruit&quot;;[.A661])));100;&quot;&quot;)">
            <text:p/>
          </table:table-cell>
          <table:table-cell table:formula="of:=IF(ISNUMBER((SEARCH(&quot;jubil&quot;;[.A661])));112;&quot;&quot;)">
            <text:p/>
          </table:table-cell>
          <table:table-cell table:formula="of:=IF(ISNUMBER((SEARCH(&quot;flow&quot;;[.A661])));98;&quot;&quot;)">
            <text:p/>
          </table:table-cell>
          <table:table-cell table:formula="of:=CONCATENATE([.G661];&quot;,&quot;;[.H661];&quot;,&quot;;[.I661];&quot;,&quot;;[.J661];&quot;,&quot;;[.K661];&quot;,&quot;;[.L661];&quot;,&quot;;[.M661];&quot;,&quot;;[.N661];&quot;,&quot;;[.O661];&quot;,&quot;;[.P661])" office:value-type="string" office:string-value=",14,,,48,,,,," calcext:value-type="string">
            <text:p>,14,,,48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brna zawieszka z cyrkoniami</text:p>
          </table:table-cell>
          <table:table-cell table:formula="of:=[.B661]"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7495" calcext:value-type="float">
            <text:p>74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84Srebrna zawieszka z cyrkoniami.jpg</text:p>
          </table:table-cell>
          <table:table-cell table:formula="of:=IF(ISNUMBER((SEARCH(&quot;diament&quot;;[.A662])));20;&quot;&quot;)">
            <text:p/>
          </table:table-cell>
          <table:table-cell table:formula="of:=[.H661]" office:value-type="float" office:value="14" calcext:value-type="float">
            <text:p>14</text:p>
          </table:table-cell>
          <table:table-cell table:formula="of:=IF(ISNUMBER((SEARCH(&quot;wiktoriańska&quot;;[.A662])));46;&quot;&quot;)">
            <text:p/>
          </table:table-cell>
          <table:table-cell table:formula="of:=IF(ISNUMBER((SEARCH(&quot;boho&quot;;[.A662])));47;&quot;&quot;)">
            <text:p/>
          </table:table-cell>
          <table:table-cell table:formula="of:=IF(ISNUMBER((SEARCH(&quot;studio&quot;;[.A662])));48;&quot;&quot;)">
            <text:p/>
          </table:table-cell>
          <table:table-cell table:formula="of:=IF(ISNUMBER((SEARCH(&quot;ternel&quot;;[.A662])));95;&quot;&quot;)">
            <text:p/>
          </table:table-cell>
          <table:table-cell table:formula="of:=IF(ISNUMBER((SEARCH(&quot;eclipse&quot;;[.A662])));93;&quot;&quot;)">
            <text:p/>
          </table:table-cell>
          <table:table-cell table:formula="of:=IF(ISNUMBER((SEARCH(&quot;fruit&quot;;[.A662])));100;&quot;&quot;)">
            <text:p/>
          </table:table-cell>
          <table:table-cell table:formula="of:=IF(ISNUMBER((SEARCH(&quot;jubil&quot;;[.A662])));112;&quot;&quot;)">
            <text:p/>
          </table:table-cell>
          <table:table-cell table:formula="of:=IF(ISNUMBER((SEARCH(&quot;flow&quot;;[.A662])));98;&quot;&quot;)">
            <text:p/>
          </table:table-cell>
          <table:table-cell table:formula="of:=CONCATENATE([.G662];&quot;,&quot;;[.H662];&quot;,&quot;;[.I662];&quot;,&quot;;[.J662];&quot;,&quot;;[.K662];&quot;,&quot;;[.L662];&quot;,&quot;;[.M662];&quot;,&quot;;[.N662];&quot;,&quot;;[.O662];&quot;,&quot;;[.P662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bilé - złota zawieszka z białym topazem i diamentami</text:p>
          </table:table-cell>
          <table:table-cell table:formula="of:=[.B662]"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85Jubilé - złota zawieszka z białym topazem i diamentami.jpg</text:p>
          </table:table-cell>
          <table:table-cell table:formula="of:=IF(ISNUMBER((SEARCH(&quot;diament&quot;;[.A663])));20;&quot;&quot;)" office:value-type="float" office:value="20" calcext:value-type="float">
            <text:p>20</text:p>
          </table:table-cell>
          <table:table-cell table:formula="of:=[.H662]" office:value-type="float" office:value="14" calcext:value-type="float">
            <text:p>14</text:p>
          </table:table-cell>
          <table:table-cell table:formula="of:=IF(ISNUMBER((SEARCH(&quot;wiktoriańska&quot;;[.A663])));46;&quot;&quot;)">
            <text:p/>
          </table:table-cell>
          <table:table-cell table:formula="of:=IF(ISNUMBER((SEARCH(&quot;boho&quot;;[.A663])));47;&quot;&quot;)">
            <text:p/>
          </table:table-cell>
          <table:table-cell table:formula="of:=IF(ISNUMBER((SEARCH(&quot;studio&quot;;[.A663])));48;&quot;&quot;)">
            <text:p/>
          </table:table-cell>
          <table:table-cell table:formula="of:=IF(ISNUMBER((SEARCH(&quot;ternel&quot;;[.A663])));95;&quot;&quot;)">
            <text:p/>
          </table:table-cell>
          <table:table-cell table:formula="of:=IF(ISNUMBER((SEARCH(&quot;eclipse&quot;;[.A663])));93;&quot;&quot;)">
            <text:p/>
          </table:table-cell>
          <table:table-cell table:formula="of:=IF(ISNUMBER((SEARCH(&quot;fruit&quot;;[.A663])));100;&quot;&quot;)">
            <text:p/>
          </table:table-cell>
          <table:table-cell table:formula="of:=IF(ISNUMBER((SEARCH(&quot;jubil&quot;;[.A663])));112;&quot;&quot;)" office:value-type="float" office:value="112" calcext:value-type="float">
            <text:p>112</text:p>
          </table:table-cell>
          <table:table-cell table:formula="of:=IF(ISNUMBER((SEARCH(&quot;flow&quot;;[.A663])));98;&quot;&quot;)">
            <text:p/>
          </table:table-cell>
          <table:table-cell table:formula="of:=CONCATENATE([.G663];&quot;,&quot;;[.H663];&quot;,&quot;;[.I663];&quot;,&quot;;[.J663];&quot;,&quot;;[.K663];&quot;,&quot;;[.L663];&quot;,&quot;;[.M663];&quot;,&quot;;[.N663];&quot;,&quot;;[.O663];&quot;,&quot;;[.P663])" office:value-type="string" office:string-value="20,14,,,,,,,112," calcext:value-type="string">
            <text:p>20,14,,,,,,,11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s To - zawieszka</text:p>
          </table:table-cell>
          <table:table-cell table:formula="of:=[.B663]"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86Letters To - zawieszka.jpg</text:p>
          </table:table-cell>
          <table:table-cell table:formula="of:=IF(ISNUMBER((SEARCH(&quot;diament&quot;;[.A664])));20;&quot;&quot;)">
            <text:p/>
          </table:table-cell>
          <table:table-cell table:formula="of:=[.H663]" office:value-type="float" office:value="14" calcext:value-type="float">
            <text:p>14</text:p>
          </table:table-cell>
          <table:table-cell table:formula="of:=IF(ISNUMBER((SEARCH(&quot;wiktoriańska&quot;;[.A664])));46;&quot;&quot;)">
            <text:p/>
          </table:table-cell>
          <table:table-cell table:formula="of:=IF(ISNUMBER((SEARCH(&quot;boho&quot;;[.A664])));47;&quot;&quot;)">
            <text:p/>
          </table:table-cell>
          <table:table-cell table:formula="of:=IF(ISNUMBER((SEARCH(&quot;studio&quot;;[.A664])));48;&quot;&quot;)">
            <text:p/>
          </table:table-cell>
          <table:table-cell table:formula="of:=IF(ISNUMBER((SEARCH(&quot;ternel&quot;;[.A664])));95;&quot;&quot;)">
            <text:p/>
          </table:table-cell>
          <table:table-cell table:formula="of:=IF(ISNUMBER((SEARCH(&quot;eclipse&quot;;[.A664])));93;&quot;&quot;)">
            <text:p/>
          </table:table-cell>
          <table:table-cell table:formula="of:=IF(ISNUMBER((SEARCH(&quot;fruit&quot;;[.A664])));100;&quot;&quot;)">
            <text:p/>
          </table:table-cell>
          <table:table-cell table:formula="of:=IF(ISNUMBER((SEARCH(&quot;jubil&quot;;[.A664])));112;&quot;&quot;)">
            <text:p/>
          </table:table-cell>
          <table:table-cell table:formula="of:=IF(ISNUMBER((SEARCH(&quot;flow&quot;;[.A664])));98;&quot;&quot;)">
            <text:p/>
          </table:table-cell>
          <table:table-cell table:formula="of:=CONCATENATE([.G664];&quot;,&quot;;[.H664];&quot;,&quot;;[.I664];&quot;,&quot;;[.J664];&quot;,&quot;;[.K664];&quot;,&quot;;[.L664];&quot;,&quot;;[.M664];&quot;,&quot;;[.N664];&quot;,&quot;;[.O664];&quot;,&quot;;[.P664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s To - zawieszka</text:p>
          </table:table-cell>
          <table:table-cell table:formula="of:=[.B664]"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87Letters To - zawieszka.jpg</text:p>
          </table:table-cell>
          <table:table-cell table:formula="of:=IF(ISNUMBER((SEARCH(&quot;diament&quot;;[.A665])));20;&quot;&quot;)">
            <text:p/>
          </table:table-cell>
          <table:table-cell table:formula="of:=[.H664]" office:value-type="float" office:value="14" calcext:value-type="float">
            <text:p>14</text:p>
          </table:table-cell>
          <table:table-cell table:formula="of:=IF(ISNUMBER((SEARCH(&quot;wiktoriańska&quot;;[.A665])));46;&quot;&quot;)">
            <text:p/>
          </table:table-cell>
          <table:table-cell table:formula="of:=IF(ISNUMBER((SEARCH(&quot;boho&quot;;[.A665])));47;&quot;&quot;)">
            <text:p/>
          </table:table-cell>
          <table:table-cell table:formula="of:=IF(ISNUMBER((SEARCH(&quot;studio&quot;;[.A665])));48;&quot;&quot;)">
            <text:p/>
          </table:table-cell>
          <table:table-cell table:formula="of:=IF(ISNUMBER((SEARCH(&quot;ternel&quot;;[.A665])));95;&quot;&quot;)">
            <text:p/>
          </table:table-cell>
          <table:table-cell table:formula="of:=IF(ISNUMBER((SEARCH(&quot;eclipse&quot;;[.A665])));93;&quot;&quot;)">
            <text:p/>
          </table:table-cell>
          <table:table-cell table:formula="of:=IF(ISNUMBER((SEARCH(&quot;fruit&quot;;[.A665])));100;&quot;&quot;)">
            <text:p/>
          </table:table-cell>
          <table:table-cell table:formula="of:=IF(ISNUMBER((SEARCH(&quot;jubil&quot;;[.A665])));112;&quot;&quot;)">
            <text:p/>
          </table:table-cell>
          <table:table-cell table:formula="of:=IF(ISNUMBER((SEARCH(&quot;flow&quot;;[.A665])));98;&quot;&quot;)">
            <text:p/>
          </table:table-cell>
          <table:table-cell table:formula="of:=CONCATENATE([.G665];&quot;,&quot;;[.H665];&quot;,&quot;;[.I665];&quot;,&quot;;[.J665];&quot;,&quot;;[.K665];&quot;,&quot;;[.L665];&quot;,&quot;;[.M665];&quot;,&quot;;[.N665];&quot;,&quot;;[.O665];&quot;,&quot;;[.P665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s To - zawieszka</text:p>
          </table:table-cell>
          <table:table-cell table:formula="of:=[.B665]"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88Letters To - zawieszka.jpg</text:p>
          </table:table-cell>
          <table:table-cell table:formula="of:=IF(ISNUMBER((SEARCH(&quot;diament&quot;;[.A666])));20;&quot;&quot;)">
            <text:p/>
          </table:table-cell>
          <table:table-cell table:formula="of:=[.H665]" office:value-type="float" office:value="14" calcext:value-type="float">
            <text:p>14</text:p>
          </table:table-cell>
          <table:table-cell table:formula="of:=IF(ISNUMBER((SEARCH(&quot;wiktoriańska&quot;;[.A666])));46;&quot;&quot;)">
            <text:p/>
          </table:table-cell>
          <table:table-cell table:formula="of:=IF(ISNUMBER((SEARCH(&quot;boho&quot;;[.A666])));47;&quot;&quot;)">
            <text:p/>
          </table:table-cell>
          <table:table-cell table:formula="of:=IF(ISNUMBER((SEARCH(&quot;studio&quot;;[.A666])));48;&quot;&quot;)">
            <text:p/>
          </table:table-cell>
          <table:table-cell table:formula="of:=IF(ISNUMBER((SEARCH(&quot;ternel&quot;;[.A666])));95;&quot;&quot;)">
            <text:p/>
          </table:table-cell>
          <table:table-cell table:formula="of:=IF(ISNUMBER((SEARCH(&quot;eclipse&quot;;[.A666])));93;&quot;&quot;)">
            <text:p/>
          </table:table-cell>
          <table:table-cell table:formula="of:=IF(ISNUMBER((SEARCH(&quot;fruit&quot;;[.A666])));100;&quot;&quot;)">
            <text:p/>
          </table:table-cell>
          <table:table-cell table:formula="of:=IF(ISNUMBER((SEARCH(&quot;jubil&quot;;[.A666])));112;&quot;&quot;)">
            <text:p/>
          </table:table-cell>
          <table:table-cell table:formula="of:=IF(ISNUMBER((SEARCH(&quot;flow&quot;;[.A666])));98;&quot;&quot;)">
            <text:p/>
          </table:table-cell>
          <table:table-cell table:formula="of:=CONCATENATE([.G666];&quot;,&quot;;[.H666];&quot;,&quot;;[.I666];&quot;,&quot;;[.J666];&quot;,&quot;;[.K666];&quot;,&quot;;[.L666];&quot;,&quot;;[.M666];&quot;,&quot;;[.N666];&quot;,&quot;;[.O666];&quot;,&quot;;[.P666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ween – złota zawieszka</text:p>
          </table:table-cell>
          <table:table-cell table:formula="of:=[.B666]"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89Between – złota zawieszka.jpg</text:p>
          </table:table-cell>
          <table:table-cell table:formula="of:=IF(ISNUMBER((SEARCH(&quot;diament&quot;;[.A667])));20;&quot;&quot;)">
            <text:p/>
          </table:table-cell>
          <table:table-cell table:formula="of:=[.H666]" office:value-type="float" office:value="14" calcext:value-type="float">
            <text:p>14</text:p>
          </table:table-cell>
          <table:table-cell table:formula="of:=IF(ISNUMBER((SEARCH(&quot;wiktoriańska&quot;;[.A667])));46;&quot;&quot;)">
            <text:p/>
          </table:table-cell>
          <table:table-cell table:formula="of:=IF(ISNUMBER((SEARCH(&quot;boho&quot;;[.A667])));47;&quot;&quot;)">
            <text:p/>
          </table:table-cell>
          <table:table-cell table:formula="of:=IF(ISNUMBER((SEARCH(&quot;studio&quot;;[.A667])));48;&quot;&quot;)">
            <text:p/>
          </table:table-cell>
          <table:table-cell table:formula="of:=IF(ISNUMBER((SEARCH(&quot;ternel&quot;;[.A667])));95;&quot;&quot;)">
            <text:p/>
          </table:table-cell>
          <table:table-cell table:formula="of:=IF(ISNUMBER((SEARCH(&quot;eclipse&quot;;[.A667])));93;&quot;&quot;)">
            <text:p/>
          </table:table-cell>
          <table:table-cell table:formula="of:=IF(ISNUMBER((SEARCH(&quot;fruit&quot;;[.A667])));100;&quot;&quot;)">
            <text:p/>
          </table:table-cell>
          <table:table-cell table:formula="of:=IF(ISNUMBER((SEARCH(&quot;jubil&quot;;[.A667])));112;&quot;&quot;)">
            <text:p/>
          </table:table-cell>
          <table:table-cell table:formula="of:=IF(ISNUMBER((SEARCH(&quot;flow&quot;;[.A667])));98;&quot;&quot;)">
            <text:p/>
          </table:table-cell>
          <table:table-cell table:formula="of:=CONCATENATE([.G667];&quot;,&quot;;[.H667];&quot;,&quot;;[.I667];&quot;,&quot;;[.J667];&quot;,&quot;;[.K667];&quot;,&quot;;[.L667];&quot;,&quot;;[.M667];&quot;,&quot;;[.N667];&quot;,&quot;;[.O667];&quot;,&quot;;[.P667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ieve - stalowy naszyjnik</text:p>
          </table:table-cell>
          <table:table-cell table:formula="of:=[.B667]"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90Believe - stalowy naszyjnik.jpg</text:p>
          </table:table-cell>
          <table:table-cell table:formula="of:=IF(ISNUMBER((SEARCH(&quot;diament&quot;;[.A668])));20;&quot;&quot;)">
            <text:p/>
          </table:table-cell>
          <table:table-cell table:formula="of:=[.H667]" office:value-type="float" office:value="14" calcext:value-type="float">
            <text:p>14</text:p>
          </table:table-cell>
          <table:table-cell table:formula="of:=IF(ISNUMBER((SEARCH(&quot;wiktoriańska&quot;;[.A668])));46;&quot;&quot;)">
            <text:p/>
          </table:table-cell>
          <table:table-cell table:formula="of:=IF(ISNUMBER((SEARCH(&quot;boho&quot;;[.A668])));47;&quot;&quot;)">
            <text:p/>
          </table:table-cell>
          <table:table-cell table:formula="of:=IF(ISNUMBER((SEARCH(&quot;studio&quot;;[.A668])));48;&quot;&quot;)">
            <text:p/>
          </table:table-cell>
          <table:table-cell table:formula="of:=IF(ISNUMBER((SEARCH(&quot;ternel&quot;;[.A668])));95;&quot;&quot;)">
            <text:p/>
          </table:table-cell>
          <table:table-cell table:formula="of:=IF(ISNUMBER((SEARCH(&quot;eclipse&quot;;[.A668])));93;&quot;&quot;)">
            <text:p/>
          </table:table-cell>
          <table:table-cell table:formula="of:=IF(ISNUMBER((SEARCH(&quot;fruit&quot;;[.A668])));100;&quot;&quot;)">
            <text:p/>
          </table:table-cell>
          <table:table-cell table:formula="of:=IF(ISNUMBER((SEARCH(&quot;jubil&quot;;[.A668])));112;&quot;&quot;)">
            <text:p/>
          </table:table-cell>
          <table:table-cell table:formula="of:=IF(ISNUMBER((SEARCH(&quot;flow&quot;;[.A668])));98;&quot;&quot;)">
            <text:p/>
          </table:table-cell>
          <table:table-cell table:formula="of:=CONCATENATE([.G668];&quot;,&quot;;[.H668];&quot;,&quot;;[.I668];&quot;,&quot;;[.J668];&quot;,&quot;;[.K668];&quot;,&quot;;[.L668];&quot;,&quot;;[.M668];&quot;,&quot;;[.N668];&quot;,&quot;;[.O668];&quot;,&quot;;[.P668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y Love - srebrna zawieszka</text:p>
          </table:table-cell>
          <table:table-cell table:formula="of:=[.B668]"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91Infinity Love - srebrna zawieszka.jpg</text:p>
          </table:table-cell>
          <table:table-cell table:formula="of:=IF(ISNUMBER((SEARCH(&quot;diament&quot;;[.A669])));20;&quot;&quot;)">
            <text:p/>
          </table:table-cell>
          <table:table-cell table:formula="of:=[.H668]" office:value-type="float" office:value="14" calcext:value-type="float">
            <text:p>14</text:p>
          </table:table-cell>
          <table:table-cell table:formula="of:=IF(ISNUMBER((SEARCH(&quot;wiktoriańska&quot;;[.A669])));46;&quot;&quot;)">
            <text:p/>
          </table:table-cell>
          <table:table-cell table:formula="of:=IF(ISNUMBER((SEARCH(&quot;boho&quot;;[.A669])));47;&quot;&quot;)">
            <text:p/>
          </table:table-cell>
          <table:table-cell table:formula="of:=IF(ISNUMBER((SEARCH(&quot;studio&quot;;[.A669])));48;&quot;&quot;)">
            <text:p/>
          </table:table-cell>
          <table:table-cell table:formula="of:=IF(ISNUMBER((SEARCH(&quot;ternel&quot;;[.A669])));95;&quot;&quot;)">
            <text:p/>
          </table:table-cell>
          <table:table-cell table:formula="of:=IF(ISNUMBER((SEARCH(&quot;eclipse&quot;;[.A669])));93;&quot;&quot;)">
            <text:p/>
          </table:table-cell>
          <table:table-cell table:formula="of:=IF(ISNUMBER((SEARCH(&quot;fruit&quot;;[.A669])));100;&quot;&quot;)">
            <text:p/>
          </table:table-cell>
          <table:table-cell table:formula="of:=IF(ISNUMBER((SEARCH(&quot;jubil&quot;;[.A669])));112;&quot;&quot;)">
            <text:p/>
          </table:table-cell>
          <table:table-cell table:formula="of:=IF(ISNUMBER((SEARCH(&quot;flow&quot;;[.A669])));98;&quot;&quot;)">
            <text:p/>
          </table:table-cell>
          <table:table-cell table:formula="of:=CONCATENATE([.G669];&quot;,&quot;;[.H669];&quot;,&quot;;[.I669];&quot;,&quot;;[.J669];&quot;,&quot;;[.K669];&quot;,&quot;;[.L669];&quot;,&quot;;[.M669];&quot;,&quot;;[.N669];&quot;,&quot;;[.O669];&quot;,&quot;;[.P669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y Love - srebrna zawieszka</text:p>
          </table:table-cell>
          <table:table-cell table:formula="of:=[.B669]"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92Infinity Love - srebrna zawieszka.jpg</text:p>
          </table:table-cell>
          <table:table-cell table:formula="of:=IF(ISNUMBER((SEARCH(&quot;diament&quot;;[.A670])));20;&quot;&quot;)">
            <text:p/>
          </table:table-cell>
          <table:table-cell table:formula="of:=[.H669]" office:value-type="float" office:value="14" calcext:value-type="float">
            <text:p>14</text:p>
          </table:table-cell>
          <table:table-cell table:formula="of:=IF(ISNUMBER((SEARCH(&quot;wiktoriańska&quot;;[.A670])));46;&quot;&quot;)">
            <text:p/>
          </table:table-cell>
          <table:table-cell table:formula="of:=IF(ISNUMBER((SEARCH(&quot;boho&quot;;[.A670])));47;&quot;&quot;)">
            <text:p/>
          </table:table-cell>
          <table:table-cell table:formula="of:=IF(ISNUMBER((SEARCH(&quot;studio&quot;;[.A670])));48;&quot;&quot;)">
            <text:p/>
          </table:table-cell>
          <table:table-cell table:formula="of:=IF(ISNUMBER((SEARCH(&quot;ternel&quot;;[.A670])));95;&quot;&quot;)">
            <text:p/>
          </table:table-cell>
          <table:table-cell table:formula="of:=IF(ISNUMBER((SEARCH(&quot;eclipse&quot;;[.A670])));93;&quot;&quot;)">
            <text:p/>
          </table:table-cell>
          <table:table-cell table:formula="of:=IF(ISNUMBER((SEARCH(&quot;fruit&quot;;[.A670])));100;&quot;&quot;)">
            <text:p/>
          </table:table-cell>
          <table:table-cell table:formula="of:=IF(ISNUMBER((SEARCH(&quot;jubil&quot;;[.A670])));112;&quot;&quot;)">
            <text:p/>
          </table:table-cell>
          <table:table-cell table:formula="of:=IF(ISNUMBER((SEARCH(&quot;flow&quot;;[.A670])));98;&quot;&quot;)">
            <text:p/>
          </table:table-cell>
          <table:table-cell table:formula="of:=CONCATENATE([.G670];&quot;,&quot;;[.H670];&quot;,&quot;;[.I670];&quot;,&quot;;[.J670];&quot;,&quot;;[.K670];&quot;,&quot;;[.L670];&quot;,&quot;;[.M670];&quot;,&quot;;[.N670];&quot;,&quot;;[.O670];&quot;,&quot;;[.P670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wieszka z diamentami i szafirami</text:p>
          </table:table-cell>
          <table:table-cell table:formula="of:=[.B670]"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93Zawieszka z diamentami i szafirami.jpg</text:p>
          </table:table-cell>
          <table:table-cell table:formula="of:=IF(ISNUMBER((SEARCH(&quot;diament&quot;;[.A671])));20;&quot;&quot;)" office:value-type="float" office:value="20" calcext:value-type="float">
            <text:p>20</text:p>
          </table:table-cell>
          <table:table-cell table:formula="of:=[.H670]" office:value-type="float" office:value="14" calcext:value-type="float">
            <text:p>14</text:p>
          </table:table-cell>
          <table:table-cell table:formula="of:=IF(ISNUMBER((SEARCH(&quot;wiktoriańska&quot;;[.A671])));46;&quot;&quot;)">
            <text:p/>
          </table:table-cell>
          <table:table-cell table:formula="of:=IF(ISNUMBER((SEARCH(&quot;boho&quot;;[.A671])));47;&quot;&quot;)">
            <text:p/>
          </table:table-cell>
          <table:table-cell table:formula="of:=IF(ISNUMBER((SEARCH(&quot;studio&quot;;[.A671])));48;&quot;&quot;)">
            <text:p/>
          </table:table-cell>
          <table:table-cell table:formula="of:=IF(ISNUMBER((SEARCH(&quot;ternel&quot;;[.A671])));95;&quot;&quot;)">
            <text:p/>
          </table:table-cell>
          <table:table-cell table:formula="of:=IF(ISNUMBER((SEARCH(&quot;eclipse&quot;;[.A671])));93;&quot;&quot;)">
            <text:p/>
          </table:table-cell>
          <table:table-cell table:formula="of:=IF(ISNUMBER((SEARCH(&quot;fruit&quot;;[.A671])));100;&quot;&quot;)">
            <text:p/>
          </table:table-cell>
          <table:table-cell table:formula="of:=IF(ISNUMBER((SEARCH(&quot;jubil&quot;;[.A671])));112;&quot;&quot;)">
            <text:p/>
          </table:table-cell>
          <table:table-cell table:formula="of:=IF(ISNUMBER((SEARCH(&quot;flow&quot;;[.A671])));98;&quot;&quot;)">
            <text:p/>
          </table:table-cell>
          <table:table-cell table:formula="of:=CONCATENATE([.G671];&quot;,&quot;;[.H671];&quot;,&quot;;[.I671];&quot;,&quot;;[.J671];&quot;,&quot;;[.K671];&quot;,&quot;;[.L671];&quot;,&quot;;[.M671];&quot;,&quot;;[.N671];&quot;,&quot;;[.O671];&quot;,&quot;;[.P671])" office:value-type="string" office:string-value="20,14,,,,,,,," calcext:value-type="string">
            <text:p>20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medalik</text:p>
          </table:table-cell>
          <table:table-cell table:formula="of:=[.B671]"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94Złoty medalik.jpg</text:p>
          </table:table-cell>
          <table:table-cell table:formula="of:=IF(ISNUMBER((SEARCH(&quot;diament&quot;;[.A672])));20;&quot;&quot;)">
            <text:p/>
          </table:table-cell>
          <table:table-cell table:formula="of:=[.H671]" office:value-type="float" office:value="14" calcext:value-type="float">
            <text:p>14</text:p>
          </table:table-cell>
          <table:table-cell table:formula="of:=IF(ISNUMBER((SEARCH(&quot;wiktoriańska&quot;;[.A672])));46;&quot;&quot;)">
            <text:p/>
          </table:table-cell>
          <table:table-cell table:formula="of:=IF(ISNUMBER((SEARCH(&quot;boho&quot;;[.A672])));47;&quot;&quot;)">
            <text:p/>
          </table:table-cell>
          <table:table-cell table:formula="of:=IF(ISNUMBER((SEARCH(&quot;studio&quot;;[.A672])));48;&quot;&quot;)">
            <text:p/>
          </table:table-cell>
          <table:table-cell table:formula="of:=IF(ISNUMBER((SEARCH(&quot;ternel&quot;;[.A672])));95;&quot;&quot;)">
            <text:p/>
          </table:table-cell>
          <table:table-cell table:formula="of:=IF(ISNUMBER((SEARCH(&quot;eclipse&quot;;[.A672])));93;&quot;&quot;)">
            <text:p/>
          </table:table-cell>
          <table:table-cell table:formula="of:=IF(ISNUMBER((SEARCH(&quot;fruit&quot;;[.A672])));100;&quot;&quot;)">
            <text:p/>
          </table:table-cell>
          <table:table-cell table:formula="of:=IF(ISNUMBER((SEARCH(&quot;jubil&quot;;[.A672])));112;&quot;&quot;)">
            <text:p/>
          </table:table-cell>
          <table:table-cell table:formula="of:=IF(ISNUMBER((SEARCH(&quot;flow&quot;;[.A672])));98;&quot;&quot;)">
            <text:p/>
          </table:table-cell>
          <table:table-cell table:formula="of:=CONCATENATE([.G672];&quot;,&quot;;[.H672];&quot;,&quot;;[.I672];&quot;,&quot;;[.J672];&quot;,&quot;;[.K672];&quot;,&quot;;[.L672];&quot;,&quot;;[.M672];&quot;,&quot;;[.N672];&quot;,&quot;;[.O672];&quot;,&quot;;[.P672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medalik</text:p>
          </table:table-cell>
          <table:table-cell table:formula="of:=[.B672]"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bizuteria/zawieszki/95Złoty medalik.jpg</text:p>
          </table:table-cell>
          <table:table-cell table:formula="of:=IF(ISNUMBER((SEARCH(&quot;diament&quot;;[.A673])));20;&quot;&quot;)">
            <text:p/>
          </table:table-cell>
          <table:table-cell table:formula="of:=[.H672]" office:value-type="float" office:value="14" calcext:value-type="float">
            <text:p>14</text:p>
          </table:table-cell>
          <table:table-cell table:formula="of:=IF(ISNUMBER((SEARCH(&quot;wiktoriańska&quot;;[.A673])));46;&quot;&quot;)">
            <text:p/>
          </table:table-cell>
          <table:table-cell table:formula="of:=IF(ISNUMBER((SEARCH(&quot;boho&quot;;[.A673])));47;&quot;&quot;)">
            <text:p/>
          </table:table-cell>
          <table:table-cell table:formula="of:=IF(ISNUMBER((SEARCH(&quot;studio&quot;;[.A673])));48;&quot;&quot;)">
            <text:p/>
          </table:table-cell>
          <table:table-cell table:formula="of:=IF(ISNUMBER((SEARCH(&quot;ternel&quot;;[.A673])));95;&quot;&quot;)">
            <text:p/>
          </table:table-cell>
          <table:table-cell table:formula="of:=IF(ISNUMBER((SEARCH(&quot;eclipse&quot;;[.A673])));93;&quot;&quot;)">
            <text:p/>
          </table:table-cell>
          <table:table-cell table:formula="of:=IF(ISNUMBER((SEARCH(&quot;fruit&quot;;[.A673])));100;&quot;&quot;)">
            <text:p/>
          </table:table-cell>
          <table:table-cell table:formula="of:=IF(ISNUMBER((SEARCH(&quot;jubil&quot;;[.A673])));112;&quot;&quot;)">
            <text:p/>
          </table:table-cell>
          <table:table-cell table:formula="of:=IF(ISNUMBER((SEARCH(&quot;flow&quot;;[.A673])));98;&quot;&quot;)">
            <text:p/>
          </table:table-cell>
          <table:table-cell table:formula="of:=CONCATENATE([.G673];&quot;,&quot;;[.H673];&quot;,&quot;;[.I673];&quot;,&quot;;[.J673];&quot;,&quot;;[.K673];&quot;,&quot;;[.L673];&quot;,&quot;;[.M673];&quot;,&quot;;[.N673];&quot;,&quot;;[.O673];&quot;,&quot;;[.P673])" office:value-type="string" office:string-value=",14,,,,,,,," calcext:value-type="string">
            <text:p>,1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Gucci</text:p>
          </table:table-cell>
          <table:table-cell table:formula="of:=[.B673]"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0Zegarek Gucci.jpg</text:p>
          </table:table-cell>
          <table:table-cell table:style-name="Default"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formula="of:=IF(ISNUMBER((SEARCH(&quot;wiktoriańska&quot;;[.A674])));46;&quot;&quot;)">
            <text:p/>
          </table:table-cell>
          <table:table-cell table:formula="of:=IF(ISNUMBER((SEARCH(&quot;boho&quot;;[.A674])));47;&quot;&quot;)">
            <text:p/>
          </table:table-cell>
          <table:table-cell table:formula="of:=IF(ISNUMBER((SEARCH(&quot;studio&quot;;[.A674])));48;&quot;&quot;)">
            <text:p/>
          </table:table-cell>
          <table:table-cell table:formula="of:=IF(ISNUMBER((SEARCH(&quot;ternel&quot;;[.A674])));95;&quot;&quot;)">
            <text:p/>
          </table:table-cell>
          <table:table-cell table:formula="of:=IF(ISNUMBER((SEARCH(&quot;eclipse&quot;;[.A674])));93;&quot;&quot;)">
            <text:p/>
          </table:table-cell>
          <table:table-cell table:formula="of:=IF(ISNUMBER((SEARCH(&quot;fruit&quot;;[.A674])));100;&quot;&quot;)">
            <text:p/>
          </table:table-cell>
          <table:table-cell table:formula="of:=IF(ISNUMBER((SEARCH(&quot;jubil&quot;;[.A674])));112;&quot;&quot;)">
            <text:p/>
          </table:table-cell>
          <table:table-cell table:formula="of:=IF(ISNUMBER((SEARCH(&quot;flow&quot;;[.A674])));98;&quot;&quot;)">
            <text:p/>
          </table:table-cell>
          <table:table-cell table:formula="of:=CONCATENATE([.G674];&quot;,&quot;;[.H674];&quot;,&quot;;[.I674];&quot;,&quot;;[.J674];&quot;,&quot;;[.K674];&quot;,&quot;;[.L674];&quot;,&quot;;[.M674];&quot;,&quot;;[.N674];&quot;,&quot;;[.O674];&quot;,&quot;;[.P674])" office:value-type="string" office:string-value="49,59,,,,,,,," calcext:value-type="string">
            <text:p>49,59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Gucci</text:p>
          </table:table-cell>
          <table:table-cell table:formula="of:=[.B674]"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1Zegarek Gucci.jpg</text:p>
          </table:table-cell>
          <table:table-cell table:style-name="Default" table:formula="of:=[.G674]"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formula="of:=IF(ISNUMBER((SEARCH(&quot;wiktoriańska&quot;;[.A675])));46;&quot;&quot;)">
            <text:p/>
          </table:table-cell>
          <table:table-cell table:formula="of:=IF(ISNUMBER((SEARCH(&quot;boho&quot;;[.A675])));47;&quot;&quot;)">
            <text:p/>
          </table:table-cell>
          <table:table-cell table:formula="of:=IF(ISNUMBER((SEARCH(&quot;studio&quot;;[.A675])));48;&quot;&quot;)">
            <text:p/>
          </table:table-cell>
          <table:table-cell table:formula="of:=IF(ISNUMBER((SEARCH(&quot;ternel&quot;;[.A675])));95;&quot;&quot;)">
            <text:p/>
          </table:table-cell>
          <table:table-cell table:formula="of:=IF(ISNUMBER((SEARCH(&quot;eclipse&quot;;[.A675])));93;&quot;&quot;)">
            <text:p/>
          </table:table-cell>
          <table:table-cell table:formula="of:=IF(ISNUMBER((SEARCH(&quot;fruit&quot;;[.A675])));100;&quot;&quot;)">
            <text:p/>
          </table:table-cell>
          <table:table-cell table:formula="of:=IF(ISNUMBER((SEARCH(&quot;jubil&quot;;[.A675])));112;&quot;&quot;)">
            <text:p/>
          </table:table-cell>
          <table:table-cell table:formula="of:=IF(ISNUMBER((SEARCH(&quot;flow&quot;;[.A675])));98;&quot;&quot;)">
            <text:p/>
          </table:table-cell>
          <table:table-cell table:formula="of:=CONCATENATE([.G675];&quot;,&quot;;[.H675];&quot;,&quot;;[.I675];&quot;,&quot;;[.J675];&quot;,&quot;;[.K675];&quot;,&quot;;[.L675];&quot;,&quot;;[.M675];&quot;,&quot;;[.N675];&quot;,&quot;;[.O675];&quot;,&quot;;[.P675])" office:value-type="string" office:string-value="49,59,,,,,,,," calcext:value-type="string">
            <text:p>49,59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Gucci</text:p>
          </table:table-cell>
          <table:table-cell table:formula="of:=[.B675]"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2Zegarek Gucci.jpg</text:p>
          </table:table-cell>
          <table:table-cell table:style-name="Default" table:formula="of:=[.G675]"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formula="of:=IF(ISNUMBER((SEARCH(&quot;wiktoriańska&quot;;[.A676])));46;&quot;&quot;)">
            <text:p/>
          </table:table-cell>
          <table:table-cell table:formula="of:=IF(ISNUMBER((SEARCH(&quot;boho&quot;;[.A676])));47;&quot;&quot;)">
            <text:p/>
          </table:table-cell>
          <table:table-cell table:formula="of:=IF(ISNUMBER((SEARCH(&quot;studio&quot;;[.A676])));48;&quot;&quot;)">
            <text:p/>
          </table:table-cell>
          <table:table-cell table:formula="of:=IF(ISNUMBER((SEARCH(&quot;ternel&quot;;[.A676])));95;&quot;&quot;)">
            <text:p/>
          </table:table-cell>
          <table:table-cell table:formula="of:=IF(ISNUMBER((SEARCH(&quot;eclipse&quot;;[.A676])));93;&quot;&quot;)">
            <text:p/>
          </table:table-cell>
          <table:table-cell table:formula="of:=IF(ISNUMBER((SEARCH(&quot;fruit&quot;;[.A676])));100;&quot;&quot;)">
            <text:p/>
          </table:table-cell>
          <table:table-cell table:formula="of:=IF(ISNUMBER((SEARCH(&quot;jubil&quot;;[.A676])));112;&quot;&quot;)">
            <text:p/>
          </table:table-cell>
          <table:table-cell table:formula="of:=IF(ISNUMBER((SEARCH(&quot;flow&quot;;[.A676])));98;&quot;&quot;)">
            <text:p/>
          </table:table-cell>
          <table:table-cell table:formula="of:=CONCATENATE([.G676];&quot;,&quot;;[.H676];&quot;,&quot;;[.I676];&quot;,&quot;;[.J676];&quot;,&quot;;[.K676];&quot;,&quot;;[.L676];&quot;,&quot;;[.M676];&quot;,&quot;;[.N676];&quot;,&quot;;[.O676];&quot;,&quot;;[.P676])" office:value-type="string" office:string-value="49,59,,,,,,,," calcext:value-type="string">
            <text:p>49,59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Gucci</text:p>
          </table:table-cell>
          <table:table-cell table:formula="of:=[.B676]"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3Zegarek Gucci.jpg</text:p>
          </table:table-cell>
          <table:table-cell table:style-name="Default" table:formula="of:=[.G676]"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formula="of:=IF(ISNUMBER((SEARCH(&quot;wiktoriańska&quot;;[.A677])));46;&quot;&quot;)">
            <text:p/>
          </table:table-cell>
          <table:table-cell table:formula="of:=IF(ISNUMBER((SEARCH(&quot;boho&quot;;[.A677])));47;&quot;&quot;)">
            <text:p/>
          </table:table-cell>
          <table:table-cell table:formula="of:=IF(ISNUMBER((SEARCH(&quot;studio&quot;;[.A677])));48;&quot;&quot;)">
            <text:p/>
          </table:table-cell>
          <table:table-cell table:formula="of:=IF(ISNUMBER((SEARCH(&quot;ternel&quot;;[.A677])));95;&quot;&quot;)">
            <text:p/>
          </table:table-cell>
          <table:table-cell table:formula="of:=IF(ISNUMBER((SEARCH(&quot;eclipse&quot;;[.A677])));93;&quot;&quot;)">
            <text:p/>
          </table:table-cell>
          <table:table-cell table:formula="of:=IF(ISNUMBER((SEARCH(&quot;fruit&quot;;[.A677])));100;&quot;&quot;)">
            <text:p/>
          </table:table-cell>
          <table:table-cell table:formula="of:=IF(ISNUMBER((SEARCH(&quot;jubil&quot;;[.A677])));112;&quot;&quot;)">
            <text:p/>
          </table:table-cell>
          <table:table-cell table:formula="of:=IF(ISNUMBER((SEARCH(&quot;flow&quot;;[.A677])));98;&quot;&quot;)">
            <text:p/>
          </table:table-cell>
          <table:table-cell table:formula="of:=CONCATENATE([.G677];&quot;,&quot;;[.H677];&quot;,&quot;;[.I677];&quot;,&quot;;[.J677];&quot;,&quot;;[.K677];&quot;,&quot;;[.L677];&quot;,&quot;;[.M677];&quot;,&quot;;[.N677];&quot;,&quot;;[.O677];&quot;,&quot;;[.P677])" office:value-type="string" office:string-value="49,59,,,,,,,," calcext:value-type="string">
            <text:p>49,59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Maurice Lacroix</text:p>
          </table:table-cell>
          <table:table-cell table:formula="of:=[.B677]"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4Zegarek Maurice Lacroix.jpg</text:p>
          </table:table-cell>
          <table:table-cell table:style-name="Default" table:formula="of:=[.G677]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IF(ISNUMBER((SEARCH(&quot;wiktoriańska&quot;;[.A678])));46;&quot;&quot;)">
            <text:p/>
          </table:table-cell>
          <table:table-cell table:formula="of:=IF(ISNUMBER((SEARCH(&quot;boho&quot;;[.A678])));47;&quot;&quot;)">
            <text:p/>
          </table:table-cell>
          <table:table-cell table:formula="of:=IF(ISNUMBER((SEARCH(&quot;studio&quot;;[.A678])));48;&quot;&quot;)">
            <text:p/>
          </table:table-cell>
          <table:table-cell table:formula="of:=IF(ISNUMBER((SEARCH(&quot;ternel&quot;;[.A678])));95;&quot;&quot;)">
            <text:p/>
          </table:table-cell>
          <table:table-cell table:formula="of:=IF(ISNUMBER((SEARCH(&quot;eclipse&quot;;[.A678])));93;&quot;&quot;)">
            <text:p/>
          </table:table-cell>
          <table:table-cell table:formula="of:=IF(ISNUMBER((SEARCH(&quot;fruit&quot;;[.A678])));100;&quot;&quot;)">
            <text:p/>
          </table:table-cell>
          <table:table-cell table:formula="of:=IF(ISNUMBER((SEARCH(&quot;jubil&quot;;[.A678])));112;&quot;&quot;)">
            <text:p/>
          </table:table-cell>
          <table:table-cell table:formula="of:=IF(ISNUMBER((SEARCH(&quot;flow&quot;;[.A678])));98;&quot;&quot;)">
            <text:p/>
          </table:table-cell>
          <table:table-cell table:formula="of:=CONCATENATE([.G678];&quot;,&quot;;[.H678];&quot;,&quot;;[.I678];&quot;,&quot;;[.J678];&quot;,&quot;;[.K678];&quot;,&quot;;[.L678];&quot;,&quot;;[.M678];&quot;,&quot;;[.N678];&quot;,&quot;;[.O678];&quot;,&quot;;[.P678])" office:value-type="string" office:string-value="49,50,,,,,,,," calcext:value-type="string">
            <text:p>49,50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Maurice Lacroix</text:p>
          </table:table-cell>
          <table:table-cell table:formula="of:=[.B678]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5Zegarek Maurice Lacroix.jpg</text:p>
          </table:table-cell>
          <table:table-cell table:style-name="Default" table:formula="of:=[.G678]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IF(ISNUMBER((SEARCH(&quot;wiktoriańska&quot;;[.A679])));46;&quot;&quot;)">
            <text:p/>
          </table:table-cell>
          <table:table-cell table:formula="of:=IF(ISNUMBER((SEARCH(&quot;boho&quot;;[.A679])));47;&quot;&quot;)">
            <text:p/>
          </table:table-cell>
          <table:table-cell table:formula="of:=IF(ISNUMBER((SEARCH(&quot;studio&quot;;[.A679])));48;&quot;&quot;)">
            <text:p/>
          </table:table-cell>
          <table:table-cell table:formula="of:=IF(ISNUMBER((SEARCH(&quot;ternel&quot;;[.A679])));95;&quot;&quot;)">
            <text:p/>
          </table:table-cell>
          <table:table-cell table:formula="of:=IF(ISNUMBER((SEARCH(&quot;eclipse&quot;;[.A679])));93;&quot;&quot;)">
            <text:p/>
          </table:table-cell>
          <table:table-cell table:formula="of:=IF(ISNUMBER((SEARCH(&quot;fruit&quot;;[.A679])));100;&quot;&quot;)">
            <text:p/>
          </table:table-cell>
          <table:table-cell table:formula="of:=IF(ISNUMBER((SEARCH(&quot;jubil&quot;;[.A679])));112;&quot;&quot;)">
            <text:p/>
          </table:table-cell>
          <table:table-cell table:formula="of:=IF(ISNUMBER((SEARCH(&quot;flow&quot;;[.A679])));98;&quot;&quot;)">
            <text:p/>
          </table:table-cell>
          <table:table-cell table:formula="of:=CONCATENATE([.G679];&quot;,&quot;;[.H679];&quot;,&quot;;[.I679];&quot;,&quot;;[.J679];&quot;,&quot;;[.K679];&quot;,&quot;;[.L679];&quot;,&quot;;[.M679];&quot;,&quot;;[.N679];&quot;,&quot;;[.O679];&quot;,&quot;;[.P679])" office:value-type="string" office:string-value="49,50,,,,,,,," calcext:value-type="string">
            <text:p>49,50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Maurice Lacroix</text:p>
          </table:table-cell>
          <table:table-cell table:formula="of:=[.B679]"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6Zegarek Maurice Lacroix.jpg</text:p>
          </table:table-cell>
          <table:table-cell table:style-name="Default" table:formula="of:=[.G679]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IF(ISNUMBER((SEARCH(&quot;wiktoriańska&quot;;[.A680])));46;&quot;&quot;)">
            <text:p/>
          </table:table-cell>
          <table:table-cell table:formula="of:=IF(ISNUMBER((SEARCH(&quot;boho&quot;;[.A680])));47;&quot;&quot;)">
            <text:p/>
          </table:table-cell>
          <table:table-cell table:formula="of:=IF(ISNUMBER((SEARCH(&quot;studio&quot;;[.A680])));48;&quot;&quot;)">
            <text:p/>
          </table:table-cell>
          <table:table-cell table:formula="of:=IF(ISNUMBER((SEARCH(&quot;ternel&quot;;[.A680])));95;&quot;&quot;)">
            <text:p/>
          </table:table-cell>
          <table:table-cell table:formula="of:=IF(ISNUMBER((SEARCH(&quot;eclipse&quot;;[.A680])));93;&quot;&quot;)">
            <text:p/>
          </table:table-cell>
          <table:table-cell table:formula="of:=IF(ISNUMBER((SEARCH(&quot;fruit&quot;;[.A680])));100;&quot;&quot;)">
            <text:p/>
          </table:table-cell>
          <table:table-cell table:formula="of:=IF(ISNUMBER((SEARCH(&quot;jubil&quot;;[.A680])));112;&quot;&quot;)">
            <text:p/>
          </table:table-cell>
          <table:table-cell table:formula="of:=IF(ISNUMBER((SEARCH(&quot;flow&quot;;[.A680])));98;&quot;&quot;)">
            <text:p/>
          </table:table-cell>
          <table:table-cell table:formula="of:=CONCATENATE([.G680];&quot;,&quot;;[.H680];&quot;,&quot;;[.I680];&quot;,&quot;;[.J680];&quot;,&quot;;[.K680];&quot;,&quot;;[.L680];&quot;,&quot;;[.M680];&quot;,&quot;;[.N680];&quot;,&quot;;[.O680];&quot;,&quot;;[.P680])" office:value-type="string" office:string-value="49,50,,,,,,,," calcext:value-type="string">
            <text:p>49,50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Maurice Lacroix</text:p>
          </table:table-cell>
          <table:table-cell table:formula="of:=[.B680]"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7Zegarek Maurice Lacroix.jpg</text:p>
          </table:table-cell>
          <table:table-cell table:style-name="Default" table:formula="of:=[.G680]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IF(ISNUMBER((SEARCH(&quot;wiktoriańska&quot;;[.A681])));46;&quot;&quot;)">
            <text:p/>
          </table:table-cell>
          <table:table-cell table:formula="of:=IF(ISNUMBER((SEARCH(&quot;boho&quot;;[.A681])));47;&quot;&quot;)">
            <text:p/>
          </table:table-cell>
          <table:table-cell table:formula="of:=IF(ISNUMBER((SEARCH(&quot;studio&quot;;[.A681])));48;&quot;&quot;)">
            <text:p/>
          </table:table-cell>
          <table:table-cell table:formula="of:=IF(ISNUMBER((SEARCH(&quot;ternel&quot;;[.A681])));95;&quot;&quot;)">
            <text:p/>
          </table:table-cell>
          <table:table-cell table:formula="of:=IF(ISNUMBER((SEARCH(&quot;eclipse&quot;;[.A681])));93;&quot;&quot;)">
            <text:p/>
          </table:table-cell>
          <table:table-cell table:formula="of:=IF(ISNUMBER((SEARCH(&quot;fruit&quot;;[.A681])));100;&quot;&quot;)">
            <text:p/>
          </table:table-cell>
          <table:table-cell table:formula="of:=IF(ISNUMBER((SEARCH(&quot;jubil&quot;;[.A681])));112;&quot;&quot;)">
            <text:p/>
          </table:table-cell>
          <table:table-cell table:formula="of:=IF(ISNUMBER((SEARCH(&quot;flow&quot;;[.A681])));98;&quot;&quot;)">
            <text:p/>
          </table:table-cell>
          <table:table-cell table:formula="of:=CONCATENATE([.G681];&quot;,&quot;;[.H681];&quot;,&quot;;[.I681];&quot;,&quot;;[.J681];&quot;,&quot;;[.K681];&quot;,&quot;;[.L681];&quot;,&quot;;[.M681];&quot;,&quot;;[.N681];&quot;,&quot;;[.O681];&quot;,&quot;;[.P681])" office:value-type="string" office:string-value="49,50,,,,,,,," calcext:value-type="string">
            <text:p>49,50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rtwatch Frédérique Constant</text:p>
          </table:table-cell>
          <table:table-cell table:formula="of:=[.B681]"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8Smartwatch Frédérique Constant.jpg</text:p>
          </table:table-cell>
          <table:table-cell table:style-name="Default" table:formula="of:=[.G681]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IF(ISNUMBER((SEARCH(&quot;wiktoriańska&quot;;[.A682])));46;&quot;&quot;)">
            <text:p/>
          </table:table-cell>
          <table:table-cell table:formula="of:=IF(ISNUMBER((SEARCH(&quot;boho&quot;;[.A682])));47;&quot;&quot;)">
            <text:p/>
          </table:table-cell>
          <table:table-cell table:formula="of:=IF(ISNUMBER((SEARCH(&quot;studio&quot;;[.A682])));48;&quot;&quot;)">
            <text:p/>
          </table:table-cell>
          <table:table-cell table:formula="of:=IF(ISNUMBER((SEARCH(&quot;ternel&quot;;[.A682])));95;&quot;&quot;)">
            <text:p/>
          </table:table-cell>
          <table:table-cell table:formula="of:=IF(ISNUMBER((SEARCH(&quot;eclipse&quot;;[.A682])));93;&quot;&quot;)">
            <text:p/>
          </table:table-cell>
          <table:table-cell table:formula="of:=IF(ISNUMBER((SEARCH(&quot;fruit&quot;;[.A682])));100;&quot;&quot;)">
            <text:p/>
          </table:table-cell>
          <table:table-cell table:formula="of:=IF(ISNUMBER((SEARCH(&quot;jubil&quot;;[.A682])));112;&quot;&quot;)">
            <text:p/>
          </table:table-cell>
          <table:table-cell table:formula="of:=IF(ISNUMBER((SEARCH(&quot;flow&quot;;[.A682])));98;&quot;&quot;)">
            <text:p/>
          </table:table-cell>
          <table:table-cell table:formula="of:=CONCATENATE([.G682];&quot;,&quot;;[.H682];&quot;,&quot;;[.I682];&quot;,&quot;;[.J682];&quot;,&quot;;[.K682];&quot;,&quot;;[.L682];&quot;,&quot;;[.M682];&quot;,&quot;;[.N682];&quot;,&quot;;[.O682];&quot;,&quot;;[.P682])" office:value-type="string" office:string-value="49,51,,,,,,,," calcext:value-type="string">
            <text:p>49,5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Frédérique Constant</text:p>
          </table:table-cell>
          <table:table-cell table:formula="of:=[.B682]"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9Zegarek Frédérique Constant.jpg</text:p>
          </table:table-cell>
          <table:table-cell table:style-name="Default" table:formula="of:=[.G682]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IF(ISNUMBER((SEARCH(&quot;wiktoriańska&quot;;[.A683])));46;&quot;&quot;)">
            <text:p/>
          </table:table-cell>
          <table:table-cell table:formula="of:=IF(ISNUMBER((SEARCH(&quot;boho&quot;;[.A683])));47;&quot;&quot;)">
            <text:p/>
          </table:table-cell>
          <table:table-cell table:formula="of:=IF(ISNUMBER((SEARCH(&quot;studio&quot;;[.A683])));48;&quot;&quot;)">
            <text:p/>
          </table:table-cell>
          <table:table-cell table:formula="of:=IF(ISNUMBER((SEARCH(&quot;ternel&quot;;[.A683])));95;&quot;&quot;)">
            <text:p/>
          </table:table-cell>
          <table:table-cell table:formula="of:=IF(ISNUMBER((SEARCH(&quot;eclipse&quot;;[.A683])));93;&quot;&quot;)">
            <text:p/>
          </table:table-cell>
          <table:table-cell table:formula="of:=IF(ISNUMBER((SEARCH(&quot;fruit&quot;;[.A683])));100;&quot;&quot;)">
            <text:p/>
          </table:table-cell>
          <table:table-cell table:formula="of:=IF(ISNUMBER((SEARCH(&quot;jubil&quot;;[.A683])));112;&quot;&quot;)">
            <text:p/>
          </table:table-cell>
          <table:table-cell table:formula="of:=IF(ISNUMBER((SEARCH(&quot;flow&quot;;[.A683])));98;&quot;&quot;)">
            <text:p/>
          </table:table-cell>
          <table:table-cell table:formula="of:=CONCATENATE([.G683];&quot;,&quot;;[.H683];&quot;,&quot;;[.I683];&quot;,&quot;;[.J683];&quot;,&quot;;[.K683];&quot;,&quot;;[.L683];&quot;,&quot;;[.M683];&quot;,&quot;;[.N683];&quot;,&quot;;[.O683];&quot;,&quot;;[.P683])" office:value-type="string" office:string-value="49,51,,,,,,,," calcext:value-type="string">
            <text:p>49,5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Frédérique Constant</text:p>
          </table:table-cell>
          <table:table-cell table:formula="of:=[.B683]"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10Zegarek Frédérique Constant.jpg</text:p>
          </table:table-cell>
          <table:table-cell table:style-name="Default" table:formula="of:=[.G683]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IF(ISNUMBER((SEARCH(&quot;wiktoriańska&quot;;[.A684])));46;&quot;&quot;)">
            <text:p/>
          </table:table-cell>
          <table:table-cell table:formula="of:=IF(ISNUMBER((SEARCH(&quot;boho&quot;;[.A684])));47;&quot;&quot;)">
            <text:p/>
          </table:table-cell>
          <table:table-cell table:formula="of:=IF(ISNUMBER((SEARCH(&quot;studio&quot;;[.A684])));48;&quot;&quot;)">
            <text:p/>
          </table:table-cell>
          <table:table-cell table:formula="of:=IF(ISNUMBER((SEARCH(&quot;ternel&quot;;[.A684])));95;&quot;&quot;)">
            <text:p/>
          </table:table-cell>
          <table:table-cell table:formula="of:=IF(ISNUMBER((SEARCH(&quot;eclipse&quot;;[.A684])));93;&quot;&quot;)">
            <text:p/>
          </table:table-cell>
          <table:table-cell table:formula="of:=IF(ISNUMBER((SEARCH(&quot;fruit&quot;;[.A684])));100;&quot;&quot;)">
            <text:p/>
          </table:table-cell>
          <table:table-cell table:formula="of:=IF(ISNUMBER((SEARCH(&quot;jubil&quot;;[.A684])));112;&quot;&quot;)">
            <text:p/>
          </table:table-cell>
          <table:table-cell table:formula="of:=IF(ISNUMBER((SEARCH(&quot;flow&quot;;[.A684])));98;&quot;&quot;)">
            <text:p/>
          </table:table-cell>
          <table:table-cell table:formula="of:=CONCATENATE([.G684];&quot;,&quot;;[.H684];&quot;,&quot;;[.I684];&quot;,&quot;;[.J684];&quot;,&quot;;[.K684];&quot;,&quot;;[.L684];&quot;,&quot;;[.M684];&quot;,&quot;;[.N684];&quot;,&quot;;[.O684];&quot;,&quot;;[.P684])" office:value-type="string" office:string-value="49,51,,,,,,,," calcext:value-type="string">
            <text:p>49,5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Frédérique Constant</text:p>
          </table:table-cell>
          <table:table-cell table:formula="of:=[.B684]"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11Zegarek Frédérique Constant.jpg</text:p>
          </table:table-cell>
          <table:table-cell table:style-name="Default" table:formula="of:=[.G684]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IF(ISNUMBER((SEARCH(&quot;wiktoriańska&quot;;[.A685])));46;&quot;&quot;)">
            <text:p/>
          </table:table-cell>
          <table:table-cell table:formula="of:=IF(ISNUMBER((SEARCH(&quot;boho&quot;;[.A685])));47;&quot;&quot;)">
            <text:p/>
          </table:table-cell>
          <table:table-cell table:formula="of:=IF(ISNUMBER((SEARCH(&quot;studio&quot;;[.A685])));48;&quot;&quot;)">
            <text:p/>
          </table:table-cell>
          <table:table-cell table:formula="of:=IF(ISNUMBER((SEARCH(&quot;ternel&quot;;[.A685])));95;&quot;&quot;)">
            <text:p/>
          </table:table-cell>
          <table:table-cell table:formula="of:=IF(ISNUMBER((SEARCH(&quot;eclipse&quot;;[.A685])));93;&quot;&quot;)">
            <text:p/>
          </table:table-cell>
          <table:table-cell table:formula="of:=IF(ISNUMBER((SEARCH(&quot;fruit&quot;;[.A685])));100;&quot;&quot;)">
            <text:p/>
          </table:table-cell>
          <table:table-cell table:formula="of:=IF(ISNUMBER((SEARCH(&quot;jubil&quot;;[.A685])));112;&quot;&quot;)">
            <text:p/>
          </table:table-cell>
          <table:table-cell table:formula="of:=IF(ISNUMBER((SEARCH(&quot;flow&quot;;[.A685])));98;&quot;&quot;)">
            <text:p/>
          </table:table-cell>
          <table:table-cell table:formula="of:=CONCATENATE([.G685];&quot;,&quot;;[.H685];&quot;,&quot;;[.I685];&quot;,&quot;;[.J685];&quot;,&quot;;[.K685];&quot;,&quot;;[.L685];&quot;,&quot;;[.M685];&quot;,&quot;;[.N685];&quot;,&quot;;[.O685];&quot;,&quot;;[.P685])" office:value-type="string" office:string-value="49,51,,,,,,,," calcext:value-type="string">
            <text:p>49,5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Glycine </text:p>
          </table:table-cell>
          <table:table-cell table:formula="of:=[.B685]"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12Zegarek Glycine .jpg</text:p>
          </table:table-cell>
          <table:table-cell table:style-name="Default" table:formula="of:=[.G685]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formula="of:=IF(ISNUMBER((SEARCH(&quot;wiktoriańska&quot;;[.A686])));46;&quot;&quot;)">
            <text:p/>
          </table:table-cell>
          <table:table-cell table:formula="of:=IF(ISNUMBER((SEARCH(&quot;boho&quot;;[.A686])));47;&quot;&quot;)">
            <text:p/>
          </table:table-cell>
          <table:table-cell table:formula="of:=IF(ISNUMBER((SEARCH(&quot;studio&quot;;[.A686])));48;&quot;&quot;)">
            <text:p/>
          </table:table-cell>
          <table:table-cell table:formula="of:=IF(ISNUMBER((SEARCH(&quot;ternel&quot;;[.A686])));95;&quot;&quot;)">
            <text:p/>
          </table:table-cell>
          <table:table-cell table:formula="of:=IF(ISNUMBER((SEARCH(&quot;eclipse&quot;;[.A686])));93;&quot;&quot;)">
            <text:p/>
          </table:table-cell>
          <table:table-cell table:formula="of:=IF(ISNUMBER((SEARCH(&quot;fruit&quot;;[.A686])));100;&quot;&quot;)">
            <text:p/>
          </table:table-cell>
          <table:table-cell table:formula="of:=IF(ISNUMBER((SEARCH(&quot;jubil&quot;;[.A686])));112;&quot;&quot;)">
            <text:p/>
          </table:table-cell>
          <table:table-cell table:formula="of:=IF(ISNUMBER((SEARCH(&quot;flow&quot;;[.A686])));98;&quot;&quot;)">
            <text:p/>
          </table:table-cell>
          <table:table-cell table:formula="of:=CONCATENATE([.G686];&quot;,&quot;;[.H686];&quot;,&quot;;[.I686];&quot;,&quot;;[.J686];&quot;,&quot;;[.K686];&quot;,&quot;;[.L686];&quot;,&quot;;[.M686];&quot;,&quot;;[.N686];&quot;,&quot;;[.O686];&quot;,&quot;;[.P686])" office:value-type="string" office:string-value="49,53,,,,,,,," calcext:value-type="string">
            <text:p>49,5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Glycine </text:p>
          </table:table-cell>
          <table:table-cell table:formula="of:=[.B686]"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13Zegarek Glycine .jpg</text:p>
          </table:table-cell>
          <table:table-cell table:style-name="Default" table:formula="of:=[.G686]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formula="of:=IF(ISNUMBER((SEARCH(&quot;wiktoriańska&quot;;[.A687])));46;&quot;&quot;)">
            <text:p/>
          </table:table-cell>
          <table:table-cell table:formula="of:=IF(ISNUMBER((SEARCH(&quot;boho&quot;;[.A687])));47;&quot;&quot;)">
            <text:p/>
          </table:table-cell>
          <table:table-cell table:formula="of:=IF(ISNUMBER((SEARCH(&quot;studio&quot;;[.A687])));48;&quot;&quot;)">
            <text:p/>
          </table:table-cell>
          <table:table-cell table:formula="of:=IF(ISNUMBER((SEARCH(&quot;ternel&quot;;[.A687])));95;&quot;&quot;)">
            <text:p/>
          </table:table-cell>
          <table:table-cell table:formula="of:=IF(ISNUMBER((SEARCH(&quot;eclipse&quot;;[.A687])));93;&quot;&quot;)">
            <text:p/>
          </table:table-cell>
          <table:table-cell table:formula="of:=IF(ISNUMBER((SEARCH(&quot;fruit&quot;;[.A687])));100;&quot;&quot;)">
            <text:p/>
          </table:table-cell>
          <table:table-cell table:formula="of:=IF(ISNUMBER((SEARCH(&quot;jubil&quot;;[.A687])));112;&quot;&quot;)">
            <text:p/>
          </table:table-cell>
          <table:table-cell table:formula="of:=IF(ISNUMBER((SEARCH(&quot;flow&quot;;[.A687])));98;&quot;&quot;)">
            <text:p/>
          </table:table-cell>
          <table:table-cell table:formula="of:=CONCATENATE([.G687];&quot;,&quot;;[.H687];&quot;,&quot;;[.I687];&quot;,&quot;;[.J687];&quot;,&quot;;[.K687];&quot;,&quot;;[.L687];&quot;,&quot;;[.M687];&quot;,&quot;;[.N687];&quot;,&quot;;[.O687];&quot;,&quot;;[.P687])" office:value-type="string" office:string-value="49,53,,,,,,,," calcext:value-type="string">
            <text:p>49,5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Glycine </text:p>
          </table:table-cell>
          <table:table-cell table:formula="of:=[.B687]"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14Zegarek Glycine .jpg</text:p>
          </table:table-cell>
          <table:table-cell table:style-name="Default" table:formula="of:=[.G687]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formula="of:=IF(ISNUMBER((SEARCH(&quot;wiktoriańska&quot;;[.A688])));46;&quot;&quot;)">
            <text:p/>
          </table:table-cell>
          <table:table-cell table:formula="of:=IF(ISNUMBER((SEARCH(&quot;boho&quot;;[.A688])));47;&quot;&quot;)">
            <text:p/>
          </table:table-cell>
          <table:table-cell table:formula="of:=IF(ISNUMBER((SEARCH(&quot;studio&quot;;[.A688])));48;&quot;&quot;)">
            <text:p/>
          </table:table-cell>
          <table:table-cell table:formula="of:=IF(ISNUMBER((SEARCH(&quot;ternel&quot;;[.A688])));95;&quot;&quot;)">
            <text:p/>
          </table:table-cell>
          <table:table-cell table:formula="of:=IF(ISNUMBER((SEARCH(&quot;eclipse&quot;;[.A688])));93;&quot;&quot;)">
            <text:p/>
          </table:table-cell>
          <table:table-cell table:formula="of:=IF(ISNUMBER((SEARCH(&quot;fruit&quot;;[.A688])));100;&quot;&quot;)">
            <text:p/>
          </table:table-cell>
          <table:table-cell table:formula="of:=IF(ISNUMBER((SEARCH(&quot;jubil&quot;;[.A688])));112;&quot;&quot;)">
            <text:p/>
          </table:table-cell>
          <table:table-cell table:formula="of:=IF(ISNUMBER((SEARCH(&quot;flow&quot;;[.A688])));98;&quot;&quot;)">
            <text:p/>
          </table:table-cell>
          <table:table-cell table:formula="of:=CONCATENATE([.G688];&quot;,&quot;;[.H688];&quot;,&quot;;[.I688];&quot;,&quot;;[.J688];&quot;,&quot;;[.K688];&quot;,&quot;;[.L688];&quot;,&quot;;[.M688];&quot;,&quot;;[.N688];&quot;,&quot;;[.O688];&quot;,&quot;;[.P688])" office:value-type="string" office:string-value="49,53,,,,,,,," calcext:value-type="string">
            <text:p>49,5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Glycine </text:p>
          </table:table-cell>
          <table:table-cell table:formula="of:=[.B688]"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15Zegarek Glycine .jpg</text:p>
          </table:table-cell>
          <table:table-cell table:style-name="Default" table:formula="of:=[.G688]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formula="of:=IF(ISNUMBER((SEARCH(&quot;wiktoriańska&quot;;[.A689])));46;&quot;&quot;)">
            <text:p/>
          </table:table-cell>
          <table:table-cell table:formula="of:=IF(ISNUMBER((SEARCH(&quot;boho&quot;;[.A689])));47;&quot;&quot;)">
            <text:p/>
          </table:table-cell>
          <table:table-cell table:formula="of:=IF(ISNUMBER((SEARCH(&quot;studio&quot;;[.A689])));48;&quot;&quot;)">
            <text:p/>
          </table:table-cell>
          <table:table-cell table:formula="of:=IF(ISNUMBER((SEARCH(&quot;ternel&quot;;[.A689])));95;&quot;&quot;)">
            <text:p/>
          </table:table-cell>
          <table:table-cell table:formula="of:=IF(ISNUMBER((SEARCH(&quot;eclipse&quot;;[.A689])));93;&quot;&quot;)">
            <text:p/>
          </table:table-cell>
          <table:table-cell table:formula="of:=IF(ISNUMBER((SEARCH(&quot;fruit&quot;;[.A689])));100;&quot;&quot;)">
            <text:p/>
          </table:table-cell>
          <table:table-cell table:formula="of:=IF(ISNUMBER((SEARCH(&quot;jubil&quot;;[.A689])));112;&quot;&quot;)">
            <text:p/>
          </table:table-cell>
          <table:table-cell table:formula="of:=IF(ISNUMBER((SEARCH(&quot;flow&quot;;[.A689])));98;&quot;&quot;)">
            <text:p/>
          </table:table-cell>
          <table:table-cell table:formula="of:=CONCATENATE([.G689];&quot;,&quot;;[.H689];&quot;,&quot;;[.I689];&quot;,&quot;;[.J689];&quot;,&quot;;[.K689];&quot;,&quot;;[.L689];&quot;,&quot;;[.M689];&quot;,&quot;;[.N689];&quot;,&quot;;[.O689];&quot;,&quot;;[.P689])" office:value-type="string" office:string-value="49,53,,,,,,,," calcext:value-type="string">
            <text:p>49,53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Victorinox Swiss Army</text:p>
          </table:table-cell>
          <table:table-cell table:formula="of:=[.B689]"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4990" calcext:value-type="float">
            <text:p>499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16Zegarek Victorinox Swiss Army.jpg</text:p>
          </table:table-cell>
          <table:table-cell table:style-name="Default" table:formula="of:=[.G689]"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IF(ISNUMBER((SEARCH(&quot;wiktoriańska&quot;;[.A690])));46;&quot;&quot;)">
            <text:p/>
          </table:table-cell>
          <table:table-cell table:formula="of:=IF(ISNUMBER((SEARCH(&quot;boho&quot;;[.A690])));47;&quot;&quot;)">
            <text:p/>
          </table:table-cell>
          <table:table-cell table:formula="of:=IF(ISNUMBER((SEARCH(&quot;studio&quot;;[.A690])));48;&quot;&quot;)">
            <text:p/>
          </table:table-cell>
          <table:table-cell table:formula="of:=IF(ISNUMBER((SEARCH(&quot;ternel&quot;;[.A690])));95;&quot;&quot;)">
            <text:p/>
          </table:table-cell>
          <table:table-cell table:formula="of:=IF(ISNUMBER((SEARCH(&quot;eclipse&quot;;[.A690])));93;&quot;&quot;)">
            <text:p/>
          </table:table-cell>
          <table:table-cell table:formula="of:=IF(ISNUMBER((SEARCH(&quot;fruit&quot;;[.A690])));100;&quot;&quot;)">
            <text:p/>
          </table:table-cell>
          <table:table-cell table:formula="of:=IF(ISNUMBER((SEARCH(&quot;jubil&quot;;[.A690])));112;&quot;&quot;)">
            <text:p/>
          </table:table-cell>
          <table:table-cell table:formula="of:=IF(ISNUMBER((SEARCH(&quot;flow&quot;;[.A690])));98;&quot;&quot;)">
            <text:p/>
          </table:table-cell>
          <table:table-cell table:formula="of:=CONCATENATE([.G690];&quot;,&quot;;[.H690];&quot;,&quot;;[.I690];&quot;,&quot;;[.J690];&quot;,&quot;;[.K690];&quot;,&quot;;[.L690];&quot;,&quot;;[.M690];&quot;,&quot;;[.N690];&quot;,&quot;;[.O690];&quot;,&quot;;[.P690])" office:value-type="string" office:string-value="49,57,,,,,,,," calcext:value-type="string">
            <text:p>49,57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Victorinox Swiss Army</text:p>
          </table:table-cell>
          <table:table-cell table:formula="of:=[.B690]"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12830" calcext:value-type="float">
            <text:p>1283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17Zegarek Victorinox Swiss Army.jpg</text:p>
          </table:table-cell>
          <table:table-cell table:style-name="Default" table:formula="of:=[.G690]"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IF(ISNUMBER((SEARCH(&quot;wiktoriańska&quot;;[.A691])));46;&quot;&quot;)">
            <text:p/>
          </table:table-cell>
          <table:table-cell table:formula="of:=IF(ISNUMBER((SEARCH(&quot;boho&quot;;[.A691])));47;&quot;&quot;)">
            <text:p/>
          </table:table-cell>
          <table:table-cell table:formula="of:=IF(ISNUMBER((SEARCH(&quot;studio&quot;;[.A691])));48;&quot;&quot;)">
            <text:p/>
          </table:table-cell>
          <table:table-cell table:formula="of:=IF(ISNUMBER((SEARCH(&quot;ternel&quot;;[.A691])));95;&quot;&quot;)">
            <text:p/>
          </table:table-cell>
          <table:table-cell table:formula="of:=IF(ISNUMBER((SEARCH(&quot;eclipse&quot;;[.A691])));93;&quot;&quot;)">
            <text:p/>
          </table:table-cell>
          <table:table-cell table:formula="of:=IF(ISNUMBER((SEARCH(&quot;fruit&quot;;[.A691])));100;&quot;&quot;)">
            <text:p/>
          </table:table-cell>
          <table:table-cell table:formula="of:=IF(ISNUMBER((SEARCH(&quot;jubil&quot;;[.A691])));112;&quot;&quot;)">
            <text:p/>
          </table:table-cell>
          <table:table-cell table:formula="of:=IF(ISNUMBER((SEARCH(&quot;flow&quot;;[.A691])));98;&quot;&quot;)">
            <text:p/>
          </table:table-cell>
          <table:table-cell table:formula="of:=CONCATENATE([.G691];&quot;,&quot;;[.H691];&quot;,&quot;;[.I691];&quot;,&quot;;[.J691];&quot;,&quot;;[.K691];&quot;,&quot;;[.L691];&quot;,&quot;;[.M691];&quot;,&quot;;[.N691];&quot;,&quot;;[.O691];&quot;,&quot;;[.P691])" office:value-type="string" office:string-value="49,57,,,,,,,," calcext:value-type="string">
            <text:p>49,57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Victorinox Swiss Army</text:p>
          </table:table-cell>
          <table:table-cell table:formula="of:=[.B691]"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20900" calcext:value-type="float">
            <text:p>2090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18Zegarek Victorinox Swiss Army.jpg</text:p>
          </table:table-cell>
          <table:table-cell table:style-name="Default" table:formula="of:=[.G691]"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IF(ISNUMBER((SEARCH(&quot;wiktoriańska&quot;;[.A692])));46;&quot;&quot;)">
            <text:p/>
          </table:table-cell>
          <table:table-cell table:formula="of:=IF(ISNUMBER((SEARCH(&quot;boho&quot;;[.A692])));47;&quot;&quot;)">
            <text:p/>
          </table:table-cell>
          <table:table-cell table:formula="of:=IF(ISNUMBER((SEARCH(&quot;studio&quot;;[.A692])));48;&quot;&quot;)">
            <text:p/>
          </table:table-cell>
          <table:table-cell table:formula="of:=IF(ISNUMBER((SEARCH(&quot;ternel&quot;;[.A692])));95;&quot;&quot;)">
            <text:p/>
          </table:table-cell>
          <table:table-cell table:formula="of:=IF(ISNUMBER((SEARCH(&quot;eclipse&quot;;[.A692])));93;&quot;&quot;)">
            <text:p/>
          </table:table-cell>
          <table:table-cell table:formula="of:=IF(ISNUMBER((SEARCH(&quot;fruit&quot;;[.A692])));100;&quot;&quot;)">
            <text:p/>
          </table:table-cell>
          <table:table-cell table:formula="of:=IF(ISNUMBER((SEARCH(&quot;jubil&quot;;[.A692])));112;&quot;&quot;)">
            <text:p/>
          </table:table-cell>
          <table:table-cell table:formula="of:=IF(ISNUMBER((SEARCH(&quot;flow&quot;;[.A692])));98;&quot;&quot;)">
            <text:p/>
          </table:table-cell>
          <table:table-cell table:formula="of:=CONCATENATE([.G692];&quot;,&quot;;[.H692];&quot;,&quot;;[.I692];&quot;,&quot;;[.J692];&quot;,&quot;;[.K692];&quot;,&quot;;[.L692];&quot;,&quot;;[.M692];&quot;,&quot;;[.N692];&quot;,&quot;;[.O692];&quot;,&quot;;[.P692])" office:value-type="string" office:string-value="49,57,,,,,,,," calcext:value-type="string">
            <text:p>49,57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Victorinox Swiss Army</text:p>
          </table:table-cell>
          <table:table-cell table:formula="of:=[.B692]"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19Zegarek Victorinox Swiss Army.jpg</text:p>
          </table:table-cell>
          <table:table-cell table:style-name="Default" table:formula="of:=[.G692]"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IF(ISNUMBER((SEARCH(&quot;wiktoriańska&quot;;[.A693])));46;&quot;&quot;)">
            <text:p/>
          </table:table-cell>
          <table:table-cell table:formula="of:=IF(ISNUMBER((SEARCH(&quot;boho&quot;;[.A693])));47;&quot;&quot;)">
            <text:p/>
          </table:table-cell>
          <table:table-cell table:formula="of:=IF(ISNUMBER((SEARCH(&quot;studio&quot;;[.A693])));48;&quot;&quot;)">
            <text:p/>
          </table:table-cell>
          <table:table-cell table:formula="of:=IF(ISNUMBER((SEARCH(&quot;ternel&quot;;[.A693])));95;&quot;&quot;)">
            <text:p/>
          </table:table-cell>
          <table:table-cell table:formula="of:=IF(ISNUMBER((SEARCH(&quot;eclipse&quot;;[.A693])));93;&quot;&quot;)">
            <text:p/>
          </table:table-cell>
          <table:table-cell table:formula="of:=IF(ISNUMBER((SEARCH(&quot;fruit&quot;;[.A693])));100;&quot;&quot;)">
            <text:p/>
          </table:table-cell>
          <table:table-cell table:formula="of:=IF(ISNUMBER((SEARCH(&quot;jubil&quot;;[.A693])));112;&quot;&quot;)">
            <text:p/>
          </table:table-cell>
          <table:table-cell table:formula="of:=IF(ISNUMBER((SEARCH(&quot;flow&quot;;[.A693])));98;&quot;&quot;)">
            <text:p/>
          </table:table-cell>
          <table:table-cell table:formula="of:=CONCATENATE([.G693];&quot;,&quot;;[.H693];&quot;,&quot;;[.I693];&quot;,&quot;;[.J693];&quot;,&quot;;[.K693];&quot;,&quot;;[.L693];&quot;,&quot;;[.M693];&quot;,&quot;;[.N693];&quot;,&quot;;[.O693];&quot;,&quot;;[.P693])" office:value-type="string" office:string-value="49,57,,,,,,,," calcext:value-type="string">
            <text:p>49,57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Doxa</text:p>
          </table:table-cell>
          <table:table-cell table:formula="of:=[.B693]"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5499" calcext:value-type="float">
            <text:p>54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20Zegarek Doxa.jpg</text:p>
          </table:table-cell>
          <table:table-cell table:style-name="Default" table:formula="of:=[.G693]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IF(ISNUMBER((SEARCH(&quot;wiktoriańska&quot;;[.A694])));46;&quot;&quot;)">
            <text:p/>
          </table:table-cell>
          <table:table-cell table:formula="of:=IF(ISNUMBER((SEARCH(&quot;boho&quot;;[.A694])));47;&quot;&quot;)">
            <text:p/>
          </table:table-cell>
          <table:table-cell table:formula="of:=IF(ISNUMBER((SEARCH(&quot;studio&quot;;[.A694])));48;&quot;&quot;)">
            <text:p/>
          </table:table-cell>
          <table:table-cell table:formula="of:=IF(ISNUMBER((SEARCH(&quot;ternel&quot;;[.A694])));95;&quot;&quot;)">
            <text:p/>
          </table:table-cell>
          <table:table-cell table:formula="of:=IF(ISNUMBER((SEARCH(&quot;eclipse&quot;;[.A694])));93;&quot;&quot;)">
            <text:p/>
          </table:table-cell>
          <table:table-cell table:formula="of:=IF(ISNUMBER((SEARCH(&quot;fruit&quot;;[.A694])));100;&quot;&quot;)">
            <text:p/>
          </table:table-cell>
          <table:table-cell table:formula="of:=IF(ISNUMBER((SEARCH(&quot;jubil&quot;;[.A694])));112;&quot;&quot;)">
            <text:p/>
          </table:table-cell>
          <table:table-cell table:formula="of:=IF(ISNUMBER((SEARCH(&quot;flow&quot;;[.A694])));98;&quot;&quot;)">
            <text:p/>
          </table:table-cell>
          <table:table-cell table:formula="of:=CONCATENATE([.G694];&quot;,&quot;;[.H694];&quot;,&quot;;[.I694];&quot;,&quot;;[.J694];&quot;,&quot;;[.K694];&quot;,&quot;;[.L694];&quot;,&quot;;[.M694];&quot;,&quot;;[.N694];&quot;,&quot;;[.O694];&quot;,&quot;;[.P694])" office:value-type="string" office:string-value="49,56,,,,,,,," calcext:value-type="string">
            <text:p>49,5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Doxa</text:p>
          </table:table-cell>
          <table:table-cell table:formula="of:=[.B694]"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4399" calcext:value-type="float">
            <text:p>43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21Zegarek Doxa.jpg</text:p>
          </table:table-cell>
          <table:table-cell table:style-name="Default" table:formula="of:=[.G694]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IF(ISNUMBER((SEARCH(&quot;wiktoriańska&quot;;[.A695])));46;&quot;&quot;)">
            <text:p/>
          </table:table-cell>
          <table:table-cell table:formula="of:=IF(ISNUMBER((SEARCH(&quot;boho&quot;;[.A695])));47;&quot;&quot;)">
            <text:p/>
          </table:table-cell>
          <table:table-cell table:formula="of:=IF(ISNUMBER((SEARCH(&quot;studio&quot;;[.A695])));48;&quot;&quot;)">
            <text:p/>
          </table:table-cell>
          <table:table-cell table:formula="of:=IF(ISNUMBER((SEARCH(&quot;ternel&quot;;[.A695])));95;&quot;&quot;)">
            <text:p/>
          </table:table-cell>
          <table:table-cell table:formula="of:=IF(ISNUMBER((SEARCH(&quot;eclipse&quot;;[.A695])));93;&quot;&quot;)">
            <text:p/>
          </table:table-cell>
          <table:table-cell table:formula="of:=IF(ISNUMBER((SEARCH(&quot;fruit&quot;;[.A695])));100;&quot;&quot;)">
            <text:p/>
          </table:table-cell>
          <table:table-cell table:formula="of:=IF(ISNUMBER((SEARCH(&quot;jubil&quot;;[.A695])));112;&quot;&quot;)">
            <text:p/>
          </table:table-cell>
          <table:table-cell table:formula="of:=IF(ISNUMBER((SEARCH(&quot;flow&quot;;[.A695])));98;&quot;&quot;)">
            <text:p/>
          </table:table-cell>
          <table:table-cell table:formula="of:=CONCATENATE([.G695];&quot;,&quot;;[.H695];&quot;,&quot;;[.I695];&quot;,&quot;;[.J695];&quot;,&quot;;[.K695];&quot;,&quot;;[.L695];&quot;,&quot;;[.M695];&quot;,&quot;;[.N695];&quot;,&quot;;[.O695];&quot;,&quot;;[.P695])" office:value-type="string" office:string-value="49,56,,,,,,,," calcext:value-type="string">
            <text:p>49,5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Doxa</text:p>
          </table:table-cell>
          <table:table-cell table:formula="of:=[.B695]"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4799" calcext:value-type="float">
            <text:p>47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22Zegarek Doxa.jpg</text:p>
          </table:table-cell>
          <table:table-cell table:style-name="Default" table:formula="of:=[.G695]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IF(ISNUMBER((SEARCH(&quot;wiktoriańska&quot;;[.A696])));46;&quot;&quot;)">
            <text:p/>
          </table:table-cell>
          <table:table-cell table:formula="of:=IF(ISNUMBER((SEARCH(&quot;boho&quot;;[.A696])));47;&quot;&quot;)">
            <text:p/>
          </table:table-cell>
          <table:table-cell table:formula="of:=IF(ISNUMBER((SEARCH(&quot;studio&quot;;[.A696])));48;&quot;&quot;)">
            <text:p/>
          </table:table-cell>
          <table:table-cell table:formula="of:=IF(ISNUMBER((SEARCH(&quot;ternel&quot;;[.A696])));95;&quot;&quot;)">
            <text:p/>
          </table:table-cell>
          <table:table-cell table:formula="of:=IF(ISNUMBER((SEARCH(&quot;eclipse&quot;;[.A696])));93;&quot;&quot;)">
            <text:p/>
          </table:table-cell>
          <table:table-cell table:formula="of:=IF(ISNUMBER((SEARCH(&quot;fruit&quot;;[.A696])));100;&quot;&quot;)">
            <text:p/>
          </table:table-cell>
          <table:table-cell table:formula="of:=IF(ISNUMBER((SEARCH(&quot;jubil&quot;;[.A696])));112;&quot;&quot;)">
            <text:p/>
          </table:table-cell>
          <table:table-cell table:formula="of:=IF(ISNUMBER((SEARCH(&quot;flow&quot;;[.A696])));98;&quot;&quot;)">
            <text:p/>
          </table:table-cell>
          <table:table-cell table:formula="of:=CONCATENATE([.G696];&quot;,&quot;;[.H696];&quot;,&quot;;[.I696];&quot;,&quot;;[.J696];&quot;,&quot;;[.K696];&quot;,&quot;;[.L696];&quot;,&quot;;[.M696];&quot;,&quot;;[.N696];&quot;,&quot;;[.O696];&quot;,&quot;;[.P696])" office:value-type="string" office:string-value="49,56,,,,,,,," calcext:value-type="string">
            <text:p>49,5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Doxa</text:p>
          </table:table-cell>
          <table:table-cell table:formula="of:=[.B696]"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7899" calcext:value-type="float">
            <text:p>78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23Zegarek Doxa.jpg</text:p>
          </table:table-cell>
          <table:table-cell table:style-name="Default" table:formula="of:=[.G696]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IF(ISNUMBER((SEARCH(&quot;wiktoriańska&quot;;[.A697])));46;&quot;&quot;)">
            <text:p/>
          </table:table-cell>
          <table:table-cell table:formula="of:=IF(ISNUMBER((SEARCH(&quot;boho&quot;;[.A697])));47;&quot;&quot;)">
            <text:p/>
          </table:table-cell>
          <table:table-cell table:formula="of:=IF(ISNUMBER((SEARCH(&quot;studio&quot;;[.A697])));48;&quot;&quot;)">
            <text:p/>
          </table:table-cell>
          <table:table-cell table:formula="of:=IF(ISNUMBER((SEARCH(&quot;ternel&quot;;[.A697])));95;&quot;&quot;)">
            <text:p/>
          </table:table-cell>
          <table:table-cell table:formula="of:=IF(ISNUMBER((SEARCH(&quot;eclipse&quot;;[.A697])));93;&quot;&quot;)">
            <text:p/>
          </table:table-cell>
          <table:table-cell table:formula="of:=IF(ISNUMBER((SEARCH(&quot;fruit&quot;;[.A697])));100;&quot;&quot;)">
            <text:p/>
          </table:table-cell>
          <table:table-cell table:formula="of:=IF(ISNUMBER((SEARCH(&quot;jubil&quot;;[.A697])));112;&quot;&quot;)">
            <text:p/>
          </table:table-cell>
          <table:table-cell table:formula="of:=IF(ISNUMBER((SEARCH(&quot;flow&quot;;[.A697])));98;&quot;&quot;)">
            <text:p/>
          </table:table-cell>
          <table:table-cell table:formula="of:=CONCATENATE([.G697];&quot;,&quot;;[.H697];&quot;,&quot;;[.I697];&quot;,&quot;;[.J697];&quot;,&quot;;[.K697];&quot;,&quot;;[.L697];&quot;,&quot;;[.M697];&quot;,&quot;;[.N697];&quot;,&quot;;[.O697];&quot;,&quot;;[.P697])" office:value-type="string" office:string-value="49,56,,,,,,,," calcext:value-type="string">
            <text:p>49,5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Emporio Armani</text:p>
          </table:table-cell>
          <table:table-cell table:formula="of:=[.B697]"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24Zegarek Emporio Armani.jpg</text:p>
          </table:table-cell>
          <table:table-cell table:style-name="Default" table:formula="of:=[.G697]" office:value-type="float" office:value="49" calcext:value-type="float">
            <text:p>49</text:p>
          </table:table-cell>
          <table:table-cell/>
          <table:table-cell table:formula="of:=IF(ISNUMBER((SEARCH(&quot;wiktoriańska&quot;;[.A698])));46;&quot;&quot;)">
            <text:p/>
          </table:table-cell>
          <table:table-cell table:formula="of:=IF(ISNUMBER((SEARCH(&quot;boho&quot;;[.A698])));47;&quot;&quot;)">
            <text:p/>
          </table:table-cell>
          <table:table-cell table:formula="of:=IF(ISNUMBER((SEARCH(&quot;studio&quot;;[.A698])));48;&quot;&quot;)">
            <text:p/>
          </table:table-cell>
          <table:table-cell table:formula="of:=IF(ISNUMBER((SEARCH(&quot;ternel&quot;;[.A698])));95;&quot;&quot;)">
            <text:p/>
          </table:table-cell>
          <table:table-cell table:formula="of:=IF(ISNUMBER((SEARCH(&quot;eclipse&quot;;[.A698])));93;&quot;&quot;)">
            <text:p/>
          </table:table-cell>
          <table:table-cell table:formula="of:=IF(ISNUMBER((SEARCH(&quot;fruit&quot;;[.A698])));100;&quot;&quot;)">
            <text:p/>
          </table:table-cell>
          <table:table-cell table:formula="of:=IF(ISNUMBER((SEARCH(&quot;jubil&quot;;[.A698])));112;&quot;&quot;)">
            <text:p/>
          </table:table-cell>
          <table:table-cell table:formula="of:=IF(ISNUMBER((SEARCH(&quot;flow&quot;;[.A698])));98;&quot;&quot;)">
            <text:p/>
          </table:table-cell>
          <table:table-cell table:formula="of:=CONCATENATE([.G698];&quot;,&quot;;[.H698];&quot;,&quot;;[.I698];&quot;,&quot;;[.J698];&quot;,&quot;;[.K698];&quot;,&quot;;[.L698];&quot;,&quot;;[.M698];&quot;,&quot;;[.N698];&quot;,&quot;;[.O698];&quot;,&quot;;[.P698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Emporio Armani</text:p>
          </table:table-cell>
          <table:table-cell table:formula="of:=[.B698]"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8160" calcext:value-type="float">
            <text:p>816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25Zegarek Emporio Armani.jpg</text:p>
          </table:table-cell>
          <table:table-cell table:style-name="Default" table:formula="of:=[.G698]" office:value-type="float" office:value="49" calcext:value-type="float">
            <text:p>49</text:p>
          </table:table-cell>
          <table:table-cell/>
          <table:table-cell table:formula="of:=IF(ISNUMBER((SEARCH(&quot;wiktoriańska&quot;;[.A699])));46;&quot;&quot;)">
            <text:p/>
          </table:table-cell>
          <table:table-cell table:formula="of:=IF(ISNUMBER((SEARCH(&quot;boho&quot;;[.A699])));47;&quot;&quot;)">
            <text:p/>
          </table:table-cell>
          <table:table-cell table:formula="of:=IF(ISNUMBER((SEARCH(&quot;studio&quot;;[.A699])));48;&quot;&quot;)">
            <text:p/>
          </table:table-cell>
          <table:table-cell table:formula="of:=IF(ISNUMBER((SEARCH(&quot;ternel&quot;;[.A699])));95;&quot;&quot;)">
            <text:p/>
          </table:table-cell>
          <table:table-cell table:formula="of:=IF(ISNUMBER((SEARCH(&quot;eclipse&quot;;[.A699])));93;&quot;&quot;)">
            <text:p/>
          </table:table-cell>
          <table:table-cell table:formula="of:=IF(ISNUMBER((SEARCH(&quot;fruit&quot;;[.A699])));100;&quot;&quot;)">
            <text:p/>
          </table:table-cell>
          <table:table-cell table:formula="of:=IF(ISNUMBER((SEARCH(&quot;jubil&quot;;[.A699])));112;&quot;&quot;)">
            <text:p/>
          </table:table-cell>
          <table:table-cell table:formula="of:=IF(ISNUMBER((SEARCH(&quot;flow&quot;;[.A699])));98;&quot;&quot;)">
            <text:p/>
          </table:table-cell>
          <table:table-cell table:formula="of:=CONCATENATE([.G699];&quot;,&quot;;[.H699];&quot;,&quot;;[.I699];&quot;,&quot;;[.J699];&quot;,&quot;;[.K699];&quot;,&quot;;[.L699];&quot;,&quot;;[.M699];&quot;,&quot;;[.N699];&quot;,&quot;;[.O699];&quot;,&quot;;[.P699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Emporio Armani</text:p>
          </table:table-cell>
          <table:table-cell table:formula="of:=[.B699]"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26Zegarek Emporio Armani.jpg</text:p>
          </table:table-cell>
          <table:table-cell table:style-name="Default" table:formula="of:=[.G699]" office:value-type="float" office:value="49" calcext:value-type="float">
            <text:p>49</text:p>
          </table:table-cell>
          <table:table-cell/>
          <table:table-cell table:formula="of:=IF(ISNUMBER((SEARCH(&quot;wiktoriańska&quot;;[.A700])));46;&quot;&quot;)">
            <text:p/>
          </table:table-cell>
          <table:table-cell table:formula="of:=IF(ISNUMBER((SEARCH(&quot;boho&quot;;[.A700])));47;&quot;&quot;)">
            <text:p/>
          </table:table-cell>
          <table:table-cell table:formula="of:=IF(ISNUMBER((SEARCH(&quot;studio&quot;;[.A700])));48;&quot;&quot;)">
            <text:p/>
          </table:table-cell>
          <table:table-cell table:formula="of:=IF(ISNUMBER((SEARCH(&quot;ternel&quot;;[.A700])));95;&quot;&quot;)">
            <text:p/>
          </table:table-cell>
          <table:table-cell table:formula="of:=IF(ISNUMBER((SEARCH(&quot;eclipse&quot;;[.A700])));93;&quot;&quot;)">
            <text:p/>
          </table:table-cell>
          <table:table-cell table:formula="of:=IF(ISNUMBER((SEARCH(&quot;fruit&quot;;[.A700])));100;&quot;&quot;)">
            <text:p/>
          </table:table-cell>
          <table:table-cell table:formula="of:=IF(ISNUMBER((SEARCH(&quot;jubil&quot;;[.A700])));112;&quot;&quot;)">
            <text:p/>
          </table:table-cell>
          <table:table-cell table:formula="of:=IF(ISNUMBER((SEARCH(&quot;flow&quot;;[.A700])));98;&quot;&quot;)">
            <text:p/>
          </table:table-cell>
          <table:table-cell table:formula="of:=CONCATENATE([.G700];&quot;,&quot;;[.H700];&quot;,&quot;;[.I700];&quot;,&quot;;[.J700];&quot;,&quot;;[.K700];&quot;,&quot;;[.L700];&quot;,&quot;;[.M700];&quot;,&quot;;[.N700];&quot;,&quot;;[.O700];&quot;,&quot;;[.P700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Emporio Armani</text:p>
          </table:table-cell>
          <table:table-cell table:formula="of:=[.B700]"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27Zegarek Emporio Armani.jpg</text:p>
          </table:table-cell>
          <table:table-cell table:style-name="Default" table:formula="of:=[.G700]" office:value-type="float" office:value="49" calcext:value-type="float">
            <text:p>49</text:p>
          </table:table-cell>
          <table:table-cell/>
          <table:table-cell table:formula="of:=IF(ISNUMBER((SEARCH(&quot;wiktoriańska&quot;;[.A701])));46;&quot;&quot;)">
            <text:p/>
          </table:table-cell>
          <table:table-cell table:formula="of:=IF(ISNUMBER((SEARCH(&quot;boho&quot;;[.A701])));47;&quot;&quot;)">
            <text:p/>
          </table:table-cell>
          <table:table-cell table:formula="of:=IF(ISNUMBER((SEARCH(&quot;studio&quot;;[.A701])));48;&quot;&quot;)">
            <text:p/>
          </table:table-cell>
          <table:table-cell table:formula="of:=IF(ISNUMBER((SEARCH(&quot;ternel&quot;;[.A701])));95;&quot;&quot;)">
            <text:p/>
          </table:table-cell>
          <table:table-cell table:formula="of:=IF(ISNUMBER((SEARCH(&quot;eclipse&quot;;[.A701])));93;&quot;&quot;)">
            <text:p/>
          </table:table-cell>
          <table:table-cell table:formula="of:=IF(ISNUMBER((SEARCH(&quot;fruit&quot;;[.A701])));100;&quot;&quot;)">
            <text:p/>
          </table:table-cell>
          <table:table-cell table:formula="of:=IF(ISNUMBER((SEARCH(&quot;jubil&quot;;[.A701])));112;&quot;&quot;)">
            <text:p/>
          </table:table-cell>
          <table:table-cell table:formula="of:=IF(ISNUMBER((SEARCH(&quot;flow&quot;;[.A701])));98;&quot;&quot;)">
            <text:p/>
          </table:table-cell>
          <table:table-cell table:formula="of:=CONCATENATE([.G701];&quot;,&quot;;[.H701];&quot;,&quot;;[.I701];&quot;,&quot;;[.J701];&quot;,&quot;;[.K701];&quot;,&quot;;[.L701];&quot;,&quot;;[.M701];&quot;,&quot;;[.N701];&quot;,&quot;;[.O701];&quot;,&quot;;[.P701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Issey Miyake</text:p>
          </table:table-cell>
          <table:table-cell table:formula="of:=[.B701]"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28Zegarek Issey Miyake.jpg</text:p>
          </table:table-cell>
          <table:table-cell table:style-name="Default" table:formula="of:=[.G701]"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formula="of:=IF(ISNUMBER((SEARCH(&quot;wiktoriańska&quot;;[.A702])));46;&quot;&quot;)">
            <text:p/>
          </table:table-cell>
          <table:table-cell table:formula="of:=IF(ISNUMBER((SEARCH(&quot;boho&quot;;[.A702])));47;&quot;&quot;)">
            <text:p/>
          </table:table-cell>
          <table:table-cell table:formula="of:=IF(ISNUMBER((SEARCH(&quot;studio&quot;;[.A702])));48;&quot;&quot;)">
            <text:p/>
          </table:table-cell>
          <table:table-cell table:formula="of:=IF(ISNUMBER((SEARCH(&quot;ternel&quot;;[.A702])));95;&quot;&quot;)">
            <text:p/>
          </table:table-cell>
          <table:table-cell table:formula="of:=IF(ISNUMBER((SEARCH(&quot;eclipse&quot;;[.A702])));93;&quot;&quot;)">
            <text:p/>
          </table:table-cell>
          <table:table-cell table:formula="of:=IF(ISNUMBER((SEARCH(&quot;fruit&quot;;[.A702])));100;&quot;&quot;)">
            <text:p/>
          </table:table-cell>
          <table:table-cell table:formula="of:=IF(ISNUMBER((SEARCH(&quot;jubil&quot;;[.A702])));112;&quot;&quot;)">
            <text:p/>
          </table:table-cell>
          <table:table-cell table:formula="of:=IF(ISNUMBER((SEARCH(&quot;flow&quot;;[.A702])));98;&quot;&quot;)">
            <text:p/>
          </table:table-cell>
          <table:table-cell table:formula="of:=CONCATENATE([.G702];&quot;,&quot;;[.H702];&quot;,&quot;;[.I702];&quot;,&quot;;[.J702];&quot;,&quot;;[.K702];&quot;,&quot;;[.L702];&quot;,&quot;;[.M702];&quot;,&quot;;[.N702];&quot;,&quot;;[.O702];&quot;,&quot;;[.P702])" office:value-type="string" office:string-value="49,60,,,,,,,," calcext:value-type="string">
            <text:p>49,60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Issey Miyake</text:p>
          </table:table-cell>
          <table:table-cell table:formula="of:=[.B702]"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29Zegarek Issey Miyake.jpg</text:p>
          </table:table-cell>
          <table:table-cell table:style-name="Default" table:formula="of:=[.G702]"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formula="of:=IF(ISNUMBER((SEARCH(&quot;wiktoriańska&quot;;[.A703])));46;&quot;&quot;)">
            <text:p/>
          </table:table-cell>
          <table:table-cell table:formula="of:=IF(ISNUMBER((SEARCH(&quot;boho&quot;;[.A703])));47;&quot;&quot;)">
            <text:p/>
          </table:table-cell>
          <table:table-cell table:formula="of:=IF(ISNUMBER((SEARCH(&quot;studio&quot;;[.A703])));48;&quot;&quot;)">
            <text:p/>
          </table:table-cell>
          <table:table-cell table:formula="of:=IF(ISNUMBER((SEARCH(&quot;ternel&quot;;[.A703])));95;&quot;&quot;)">
            <text:p/>
          </table:table-cell>
          <table:table-cell table:formula="of:=IF(ISNUMBER((SEARCH(&quot;eclipse&quot;;[.A703])));93;&quot;&quot;)">
            <text:p/>
          </table:table-cell>
          <table:table-cell table:formula="of:=IF(ISNUMBER((SEARCH(&quot;fruit&quot;;[.A703])));100;&quot;&quot;)">
            <text:p/>
          </table:table-cell>
          <table:table-cell table:formula="of:=IF(ISNUMBER((SEARCH(&quot;jubil&quot;;[.A703])));112;&quot;&quot;)">
            <text:p/>
          </table:table-cell>
          <table:table-cell table:formula="of:=IF(ISNUMBER((SEARCH(&quot;flow&quot;;[.A703])));98;&quot;&quot;)">
            <text:p/>
          </table:table-cell>
          <table:table-cell table:formula="of:=CONCATENATE([.G703];&quot;,&quot;;[.H703];&quot;,&quot;;[.I703];&quot;,&quot;;[.J703];&quot;,&quot;;[.K703];&quot;,&quot;;[.L703];&quot;,&quot;;[.M703];&quot;,&quot;;[.N703];&quot;,&quot;;[.O703];&quot;,&quot;;[.P703])" office:value-type="string" office:string-value="49,60,,,,,,,," calcext:value-type="string">
            <text:p>49,60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Issey Miyake</text:p>
          </table:table-cell>
          <table:table-cell table:formula="of:=[.B703]"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30Zegarek Issey Miyake.jpg</text:p>
          </table:table-cell>
          <table:table-cell table:style-name="Default" table:formula="of:=[.G703]"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formula="of:=IF(ISNUMBER((SEARCH(&quot;wiktoriańska&quot;;[.A704])));46;&quot;&quot;)">
            <text:p/>
          </table:table-cell>
          <table:table-cell table:formula="of:=IF(ISNUMBER((SEARCH(&quot;boho&quot;;[.A704])));47;&quot;&quot;)">
            <text:p/>
          </table:table-cell>
          <table:table-cell table:formula="of:=IF(ISNUMBER((SEARCH(&quot;studio&quot;;[.A704])));48;&quot;&quot;)">
            <text:p/>
          </table:table-cell>
          <table:table-cell table:formula="of:=IF(ISNUMBER((SEARCH(&quot;ternel&quot;;[.A704])));95;&quot;&quot;)">
            <text:p/>
          </table:table-cell>
          <table:table-cell table:formula="of:=IF(ISNUMBER((SEARCH(&quot;eclipse&quot;;[.A704])));93;&quot;&quot;)">
            <text:p/>
          </table:table-cell>
          <table:table-cell table:formula="of:=IF(ISNUMBER((SEARCH(&quot;fruit&quot;;[.A704])));100;&quot;&quot;)">
            <text:p/>
          </table:table-cell>
          <table:table-cell table:formula="of:=IF(ISNUMBER((SEARCH(&quot;jubil&quot;;[.A704])));112;&quot;&quot;)">
            <text:p/>
          </table:table-cell>
          <table:table-cell table:formula="of:=IF(ISNUMBER((SEARCH(&quot;flow&quot;;[.A704])));98;&quot;&quot;)">
            <text:p/>
          </table:table-cell>
          <table:table-cell table:formula="of:=CONCATENATE([.G704];&quot;,&quot;;[.H704];&quot;,&quot;;[.I704];&quot;,&quot;;[.J704];&quot;,&quot;;[.K704];&quot;,&quot;;[.L704];&quot;,&quot;;[.M704];&quot;,&quot;;[.N704];&quot;,&quot;;[.O704];&quot;,&quot;;[.P704])" office:value-type="string" office:string-value="49,60,,,,,,,," calcext:value-type="string">
            <text:p>49,60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Issey Miyake</text:p>
          </table:table-cell>
          <table:table-cell table:formula="of:=[.B704]"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31Zegarek Issey Miyake.jpg</text:p>
          </table:table-cell>
          <table:table-cell table:style-name="Default" table:formula="of:=[.G704]"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formula="of:=IF(ISNUMBER((SEARCH(&quot;wiktoriańska&quot;;[.A705])));46;&quot;&quot;)">
            <text:p/>
          </table:table-cell>
          <table:table-cell table:formula="of:=IF(ISNUMBER((SEARCH(&quot;boho&quot;;[.A705])));47;&quot;&quot;)">
            <text:p/>
          </table:table-cell>
          <table:table-cell table:formula="of:=IF(ISNUMBER((SEARCH(&quot;studio&quot;;[.A705])));48;&quot;&quot;)">
            <text:p/>
          </table:table-cell>
          <table:table-cell table:formula="of:=IF(ISNUMBER((SEARCH(&quot;ternel&quot;;[.A705])));95;&quot;&quot;)">
            <text:p/>
          </table:table-cell>
          <table:table-cell table:formula="of:=IF(ISNUMBER((SEARCH(&quot;eclipse&quot;;[.A705])));93;&quot;&quot;)">
            <text:p/>
          </table:table-cell>
          <table:table-cell table:formula="of:=IF(ISNUMBER((SEARCH(&quot;fruit&quot;;[.A705])));100;&quot;&quot;)">
            <text:p/>
          </table:table-cell>
          <table:table-cell table:formula="of:=IF(ISNUMBER((SEARCH(&quot;jubil&quot;;[.A705])));112;&quot;&quot;)">
            <text:p/>
          </table:table-cell>
          <table:table-cell table:formula="of:=IF(ISNUMBER((SEARCH(&quot;flow&quot;;[.A705])));98;&quot;&quot;)">
            <text:p/>
          </table:table-cell>
          <table:table-cell table:formula="of:=CONCATENATE([.G705];&quot;,&quot;;[.H705];&quot;,&quot;;[.I705];&quot;,&quot;;[.J705];&quot;,&quot;;[.K705];&quot;,&quot;;[.L705];&quot;,&quot;;[.M705];&quot;,&quot;;[.N705];&quot;,&quot;;[.O705];&quot;,&quot;;[.P705])" office:value-type="string" office:string-value="49,60,,,,,,,," calcext:value-type="string">
            <text:p>49,60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Karen Millen</text:p>
          </table:table-cell>
          <table:table-cell table:formula="of:=[.B705]"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32Zegarek Karen Millen.jpg</text:p>
          </table:table-cell>
          <table:table-cell table:style-name="Default" table:formula="of:=[.G705]" office:value-type="float" office:value="49" calcext:value-type="float">
            <text:p>49</text:p>
          </table:table-cell>
          <table:table-cell/>
          <table:table-cell table:formula="of:=IF(ISNUMBER((SEARCH(&quot;wiktoriańska&quot;;[.A706])));46;&quot;&quot;)">
            <text:p/>
          </table:table-cell>
          <table:table-cell table:formula="of:=IF(ISNUMBER((SEARCH(&quot;boho&quot;;[.A706])));47;&quot;&quot;)">
            <text:p/>
          </table:table-cell>
          <table:table-cell table:formula="of:=IF(ISNUMBER((SEARCH(&quot;studio&quot;;[.A706])));48;&quot;&quot;)">
            <text:p/>
          </table:table-cell>
          <table:table-cell table:formula="of:=IF(ISNUMBER((SEARCH(&quot;ternel&quot;;[.A706])));95;&quot;&quot;)">
            <text:p/>
          </table:table-cell>
          <table:table-cell table:formula="of:=IF(ISNUMBER((SEARCH(&quot;eclipse&quot;;[.A706])));93;&quot;&quot;)">
            <text:p/>
          </table:table-cell>
          <table:table-cell table:formula="of:=IF(ISNUMBER((SEARCH(&quot;fruit&quot;;[.A706])));100;&quot;&quot;)">
            <text:p/>
          </table:table-cell>
          <table:table-cell table:formula="of:=IF(ISNUMBER((SEARCH(&quot;jubil&quot;;[.A706])));112;&quot;&quot;)">
            <text:p/>
          </table:table-cell>
          <table:table-cell table:formula="of:=IF(ISNUMBER((SEARCH(&quot;flow&quot;;[.A706])));98;&quot;&quot;)">
            <text:p/>
          </table:table-cell>
          <table:table-cell table:formula="of:=CONCATENATE([.G706];&quot;,&quot;;[.H706];&quot;,&quot;;[.I706];&quot;,&quot;;[.J706];&quot;,&quot;;[.K706];&quot;,&quot;;[.L706];&quot;,&quot;;[.M706];&quot;,&quot;;[.N706];&quot;,&quot;;[.O706];&quot;,&quot;;[.P706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Karen Millen</text:p>
          </table:table-cell>
          <table:table-cell table:formula="of:=[.B706]"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33Zegarek Karen Millen.jpg</text:p>
          </table:table-cell>
          <table:table-cell table:style-name="Default" table:formula="of:=[.G706]" office:value-type="float" office:value="49" calcext:value-type="float">
            <text:p>49</text:p>
          </table:table-cell>
          <table:table-cell/>
          <table:table-cell table:formula="of:=IF(ISNUMBER((SEARCH(&quot;wiktoriańska&quot;;[.A707])));46;&quot;&quot;)">
            <text:p/>
          </table:table-cell>
          <table:table-cell table:formula="of:=IF(ISNUMBER((SEARCH(&quot;boho&quot;;[.A707])));47;&quot;&quot;)">
            <text:p/>
          </table:table-cell>
          <table:table-cell table:formula="of:=IF(ISNUMBER((SEARCH(&quot;studio&quot;;[.A707])));48;&quot;&quot;)">
            <text:p/>
          </table:table-cell>
          <table:table-cell table:formula="of:=IF(ISNUMBER((SEARCH(&quot;ternel&quot;;[.A707])));95;&quot;&quot;)">
            <text:p/>
          </table:table-cell>
          <table:table-cell table:formula="of:=IF(ISNUMBER((SEARCH(&quot;eclipse&quot;;[.A707])));93;&quot;&quot;)">
            <text:p/>
          </table:table-cell>
          <table:table-cell table:formula="of:=IF(ISNUMBER((SEARCH(&quot;fruit&quot;;[.A707])));100;&quot;&quot;)">
            <text:p/>
          </table:table-cell>
          <table:table-cell table:formula="of:=IF(ISNUMBER((SEARCH(&quot;jubil&quot;;[.A707])));112;&quot;&quot;)">
            <text:p/>
          </table:table-cell>
          <table:table-cell table:formula="of:=IF(ISNUMBER((SEARCH(&quot;flow&quot;;[.A707])));98;&quot;&quot;)">
            <text:p/>
          </table:table-cell>
          <table:table-cell table:formula="of:=CONCATENATE([.G707];&quot;,&quot;;[.H707];&quot;,&quot;;[.I707];&quot;,&quot;;[.J707];&quot;,&quot;;[.K707];&quot;,&quot;;[.L707];&quot;,&quot;;[.M707];&quot;,&quot;;[.N707];&quot;,&quot;;[.O707];&quot;,&quot;;[.P707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Karen Millen</text:p>
          </table:table-cell>
          <table:table-cell table:formula="of:=[.B707]"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34Zegarek Karen Millen.jpg</text:p>
          </table:table-cell>
          <table:table-cell table:style-name="Default" table:formula="of:=[.G707]" office:value-type="float" office:value="49" calcext:value-type="float">
            <text:p>49</text:p>
          </table:table-cell>
          <table:table-cell/>
          <table:table-cell table:formula="of:=IF(ISNUMBER((SEARCH(&quot;wiktoriańska&quot;;[.A708])));46;&quot;&quot;)">
            <text:p/>
          </table:table-cell>
          <table:table-cell table:formula="of:=IF(ISNUMBER((SEARCH(&quot;boho&quot;;[.A708])));47;&quot;&quot;)">
            <text:p/>
          </table:table-cell>
          <table:table-cell table:formula="of:=IF(ISNUMBER((SEARCH(&quot;studio&quot;;[.A708])));48;&quot;&quot;)">
            <text:p/>
          </table:table-cell>
          <table:table-cell table:formula="of:=IF(ISNUMBER((SEARCH(&quot;ternel&quot;;[.A708])));95;&quot;&quot;)">
            <text:p/>
          </table:table-cell>
          <table:table-cell table:formula="of:=IF(ISNUMBER((SEARCH(&quot;eclipse&quot;;[.A708])));93;&quot;&quot;)">
            <text:p/>
          </table:table-cell>
          <table:table-cell table:formula="of:=IF(ISNUMBER((SEARCH(&quot;fruit&quot;;[.A708])));100;&quot;&quot;)">
            <text:p/>
          </table:table-cell>
          <table:table-cell table:formula="of:=IF(ISNUMBER((SEARCH(&quot;jubil&quot;;[.A708])));112;&quot;&quot;)">
            <text:p/>
          </table:table-cell>
          <table:table-cell table:formula="of:=IF(ISNUMBER((SEARCH(&quot;flow&quot;;[.A708])));98;&quot;&quot;)">
            <text:p/>
          </table:table-cell>
          <table:table-cell table:formula="of:=CONCATENATE([.G708];&quot;,&quot;;[.H708];&quot;,&quot;;[.I708];&quot;,&quot;;[.J708];&quot;,&quot;;[.K708];&quot;,&quot;;[.L708];&quot;,&quot;;[.M708];&quot;,&quot;;[.N708];&quot;,&quot;;[.O708];&quot;,&quot;;[.P708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Karen Millen</text:p>
          </table:table-cell>
          <table:table-cell table:formula="of:=[.B708]"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35Zegarek Karen Millen.jpg</text:p>
          </table:table-cell>
          <table:table-cell table:style-name="Default" table:formula="of:=[.G708]" office:value-type="float" office:value="49" calcext:value-type="float">
            <text:p>49</text:p>
          </table:table-cell>
          <table:table-cell/>
          <table:table-cell table:formula="of:=IF(ISNUMBER((SEARCH(&quot;wiktoriańska&quot;;[.A709])));46;&quot;&quot;)">
            <text:p/>
          </table:table-cell>
          <table:table-cell table:formula="of:=IF(ISNUMBER((SEARCH(&quot;boho&quot;;[.A709])));47;&quot;&quot;)">
            <text:p/>
          </table:table-cell>
          <table:table-cell table:formula="of:=IF(ISNUMBER((SEARCH(&quot;studio&quot;;[.A709])));48;&quot;&quot;)">
            <text:p/>
          </table:table-cell>
          <table:table-cell table:formula="of:=IF(ISNUMBER((SEARCH(&quot;ternel&quot;;[.A709])));95;&quot;&quot;)">
            <text:p/>
          </table:table-cell>
          <table:table-cell table:formula="of:=IF(ISNUMBER((SEARCH(&quot;eclipse&quot;;[.A709])));93;&quot;&quot;)">
            <text:p/>
          </table:table-cell>
          <table:table-cell table:formula="of:=IF(ISNUMBER((SEARCH(&quot;fruit&quot;;[.A709])));100;&quot;&quot;)">
            <text:p/>
          </table:table-cell>
          <table:table-cell table:formula="of:=IF(ISNUMBER((SEARCH(&quot;jubil&quot;;[.A709])));112;&quot;&quot;)">
            <text:p/>
          </table:table-cell>
          <table:table-cell table:formula="of:=IF(ISNUMBER((SEARCH(&quot;flow&quot;;[.A709])));98;&quot;&quot;)">
            <text:p/>
          </table:table-cell>
          <table:table-cell table:formula="of:=CONCATENATE([.G709];&quot;,&quot;;[.H709];&quot;,&quot;;[.I709];&quot;,&quot;;[.J709];&quot;,&quot;;[.K709];&quot;,&quot;;[.L709];&quot;,&quot;;[.M709];&quot;,&quot;;[.N709];&quot;,&quot;;[.O709];&quot;,&quot;;[.P709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Fossil</text:p>
          </table:table-cell>
          <table:table-cell table:formula="of:=[.B709]"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36Zegarek Fossil.jpg</text:p>
          </table:table-cell>
          <table:table-cell table:style-name="Default" table:formula="of:=[.G709]" office:value-type="float" office:value="49" calcext:value-type="float">
            <text:p>49</text:p>
          </table:table-cell>
          <table:table-cell/>
          <table:table-cell table:formula="of:=IF(ISNUMBER((SEARCH(&quot;wiktoriańska&quot;;[.A710])));46;&quot;&quot;)">
            <text:p/>
          </table:table-cell>
          <table:table-cell table:formula="of:=IF(ISNUMBER((SEARCH(&quot;boho&quot;;[.A710])));47;&quot;&quot;)">
            <text:p/>
          </table:table-cell>
          <table:table-cell table:formula="of:=IF(ISNUMBER((SEARCH(&quot;studio&quot;;[.A710])));48;&quot;&quot;)">
            <text:p/>
          </table:table-cell>
          <table:table-cell table:formula="of:=IF(ISNUMBER((SEARCH(&quot;ternel&quot;;[.A710])));95;&quot;&quot;)">
            <text:p/>
          </table:table-cell>
          <table:table-cell table:formula="of:=IF(ISNUMBER((SEARCH(&quot;eclipse&quot;;[.A710])));93;&quot;&quot;)">
            <text:p/>
          </table:table-cell>
          <table:table-cell table:formula="of:=IF(ISNUMBER((SEARCH(&quot;fruit&quot;;[.A710])));100;&quot;&quot;)">
            <text:p/>
          </table:table-cell>
          <table:table-cell table:formula="of:=IF(ISNUMBER((SEARCH(&quot;jubil&quot;;[.A710])));112;&quot;&quot;)">
            <text:p/>
          </table:table-cell>
          <table:table-cell table:formula="of:=IF(ISNUMBER((SEARCH(&quot;flow&quot;;[.A710])));98;&quot;&quot;)">
            <text:p/>
          </table:table-cell>
          <table:table-cell table:formula="of:=CONCATENATE([.G710];&quot;,&quot;;[.H710];&quot;,&quot;;[.I710];&quot;,&quot;;[.J710];&quot;,&quot;;[.K710];&quot;,&quot;;[.L710];&quot;,&quot;;[.M710];&quot;,&quot;;[.N710];&quot;,&quot;;[.O710];&quot;,&quot;;[.P710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Fossil</text:p>
          </table:table-cell>
          <table:table-cell table:formula="of:=[.B710]"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37Zegarek Fossil.jpg</text:p>
          </table:table-cell>
          <table:table-cell table:style-name="Default" table:formula="of:=[.G710]" office:value-type="float" office:value="49" calcext:value-type="float">
            <text:p>49</text:p>
          </table:table-cell>
          <table:table-cell/>
          <table:table-cell table:formula="of:=IF(ISNUMBER((SEARCH(&quot;wiktoriańska&quot;;[.A711])));46;&quot;&quot;)">
            <text:p/>
          </table:table-cell>
          <table:table-cell table:formula="of:=IF(ISNUMBER((SEARCH(&quot;boho&quot;;[.A711])));47;&quot;&quot;)">
            <text:p/>
          </table:table-cell>
          <table:table-cell table:formula="of:=IF(ISNUMBER((SEARCH(&quot;studio&quot;;[.A711])));48;&quot;&quot;)">
            <text:p/>
          </table:table-cell>
          <table:table-cell table:formula="of:=IF(ISNUMBER((SEARCH(&quot;ternel&quot;;[.A711])));95;&quot;&quot;)">
            <text:p/>
          </table:table-cell>
          <table:table-cell table:formula="of:=IF(ISNUMBER((SEARCH(&quot;eclipse&quot;;[.A711])));93;&quot;&quot;)">
            <text:p/>
          </table:table-cell>
          <table:table-cell table:formula="of:=IF(ISNUMBER((SEARCH(&quot;fruit&quot;;[.A711])));100;&quot;&quot;)">
            <text:p/>
          </table:table-cell>
          <table:table-cell table:formula="of:=IF(ISNUMBER((SEARCH(&quot;jubil&quot;;[.A711])));112;&quot;&quot;)">
            <text:p/>
          </table:table-cell>
          <table:table-cell table:formula="of:=IF(ISNUMBER((SEARCH(&quot;flow&quot;;[.A711])));98;&quot;&quot;)">
            <text:p/>
          </table:table-cell>
          <table:table-cell table:formula="of:=CONCATENATE([.G711];&quot;,&quot;;[.H711];&quot;,&quot;;[.I711];&quot;,&quot;;[.J711];&quot;,&quot;;[.K711];&quot;,&quot;;[.L711];&quot;,&quot;;[.M711];&quot;,&quot;;[.N711];&quot;,&quot;;[.O711];&quot;,&quot;;[.P711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Fossil</text:p>
          </table:table-cell>
          <table:table-cell table:formula="of:=[.B711]"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38Zegarek Fossil.jpg</text:p>
          </table:table-cell>
          <table:table-cell table:style-name="Default" table:formula="of:=[.G711]" office:value-type="float" office:value="49" calcext:value-type="float">
            <text:p>49</text:p>
          </table:table-cell>
          <table:table-cell/>
          <table:table-cell table:formula="of:=IF(ISNUMBER((SEARCH(&quot;wiktoriańska&quot;;[.A712])));46;&quot;&quot;)">
            <text:p/>
          </table:table-cell>
          <table:table-cell table:formula="of:=IF(ISNUMBER((SEARCH(&quot;boho&quot;;[.A712])));47;&quot;&quot;)">
            <text:p/>
          </table:table-cell>
          <table:table-cell table:formula="of:=IF(ISNUMBER((SEARCH(&quot;studio&quot;;[.A712])));48;&quot;&quot;)">
            <text:p/>
          </table:table-cell>
          <table:table-cell table:formula="of:=IF(ISNUMBER((SEARCH(&quot;ternel&quot;;[.A712])));95;&quot;&quot;)">
            <text:p/>
          </table:table-cell>
          <table:table-cell table:formula="of:=IF(ISNUMBER((SEARCH(&quot;eclipse&quot;;[.A712])));93;&quot;&quot;)">
            <text:p/>
          </table:table-cell>
          <table:table-cell table:formula="of:=IF(ISNUMBER((SEARCH(&quot;fruit&quot;;[.A712])));100;&quot;&quot;)">
            <text:p/>
          </table:table-cell>
          <table:table-cell table:formula="of:=IF(ISNUMBER((SEARCH(&quot;jubil&quot;;[.A712])));112;&quot;&quot;)">
            <text:p/>
          </table:table-cell>
          <table:table-cell table:formula="of:=IF(ISNUMBER((SEARCH(&quot;flow&quot;;[.A712])));98;&quot;&quot;)">
            <text:p/>
          </table:table-cell>
          <table:table-cell table:formula="of:=CONCATENATE([.G712];&quot;,&quot;;[.H712];&quot;,&quot;;[.I712];&quot;,&quot;;[.J712];&quot;,&quot;;[.K712];&quot;,&quot;;[.L712];&quot;,&quot;;[.M712];&quot;,&quot;;[.N712];&quot;,&quot;;[.O712];&quot;,&quot;;[.P712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Fossil</text:p>
          </table:table-cell>
          <table:table-cell table:formula="of:=[.B712]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39Zegarek Fossil.jpg</text:p>
          </table:table-cell>
          <table:table-cell table:style-name="Default" table:formula="of:=[.G712]" office:value-type="float" office:value="49" calcext:value-type="float">
            <text:p>49</text:p>
          </table:table-cell>
          <table:table-cell/>
          <table:table-cell table:formula="of:=IF(ISNUMBER((SEARCH(&quot;wiktoriańska&quot;;[.A713])));46;&quot;&quot;)">
            <text:p/>
          </table:table-cell>
          <table:table-cell table:formula="of:=IF(ISNUMBER((SEARCH(&quot;boho&quot;;[.A713])));47;&quot;&quot;)">
            <text:p/>
          </table:table-cell>
          <table:table-cell table:formula="of:=IF(ISNUMBER((SEARCH(&quot;studio&quot;;[.A713])));48;&quot;&quot;)">
            <text:p/>
          </table:table-cell>
          <table:table-cell table:formula="of:=IF(ISNUMBER((SEARCH(&quot;ternel&quot;;[.A713])));95;&quot;&quot;)">
            <text:p/>
          </table:table-cell>
          <table:table-cell table:formula="of:=IF(ISNUMBER((SEARCH(&quot;eclipse&quot;;[.A713])));93;&quot;&quot;)">
            <text:p/>
          </table:table-cell>
          <table:table-cell table:formula="of:=IF(ISNUMBER((SEARCH(&quot;fruit&quot;;[.A713])));100;&quot;&quot;)">
            <text:p/>
          </table:table-cell>
          <table:table-cell table:formula="of:=IF(ISNUMBER((SEARCH(&quot;jubil&quot;;[.A713])));112;&quot;&quot;)">
            <text:p/>
          </table:table-cell>
          <table:table-cell table:formula="of:=IF(ISNUMBER((SEARCH(&quot;flow&quot;;[.A713])));98;&quot;&quot;)">
            <text:p/>
          </table:table-cell>
          <table:table-cell table:formula="of:=CONCATENATE([.G713];&quot;,&quot;;[.H713];&quot;,&quot;;[.I713];&quot;,&quot;;[.J713];&quot;,&quot;;[.K713];&quot;,&quot;;[.L713];&quot;,&quot;;[.M713];&quot;,&quot;;[.N713];&quot;,&quot;;[.O713];&quot;,&quot;;[.P713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Nixon</text:p>
          </table:table-cell>
          <table:table-cell table:formula="of:=[.B713]"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40Zegarek Nixon.jpg</text:p>
          </table:table-cell>
          <table:table-cell table:style-name="Default" table:formula="of:=[.G713]" office:value-type="float" office:value="49" calcext:value-type="float">
            <text:p>49</text:p>
          </table:table-cell>
          <table:table-cell/>
          <table:table-cell table:formula="of:=IF(ISNUMBER((SEARCH(&quot;wiktoriańska&quot;;[.A714])));46;&quot;&quot;)">
            <text:p/>
          </table:table-cell>
          <table:table-cell table:formula="of:=IF(ISNUMBER((SEARCH(&quot;boho&quot;;[.A714])));47;&quot;&quot;)">
            <text:p/>
          </table:table-cell>
          <table:table-cell table:formula="of:=IF(ISNUMBER((SEARCH(&quot;studio&quot;;[.A714])));48;&quot;&quot;)">
            <text:p/>
          </table:table-cell>
          <table:table-cell table:formula="of:=IF(ISNUMBER((SEARCH(&quot;ternel&quot;;[.A714])));95;&quot;&quot;)">
            <text:p/>
          </table:table-cell>
          <table:table-cell table:formula="of:=IF(ISNUMBER((SEARCH(&quot;eclipse&quot;;[.A714])));93;&quot;&quot;)">
            <text:p/>
          </table:table-cell>
          <table:table-cell table:formula="of:=IF(ISNUMBER((SEARCH(&quot;fruit&quot;;[.A714])));100;&quot;&quot;)">
            <text:p/>
          </table:table-cell>
          <table:table-cell table:formula="of:=IF(ISNUMBER((SEARCH(&quot;jubil&quot;;[.A714])));112;&quot;&quot;)">
            <text:p/>
          </table:table-cell>
          <table:table-cell table:formula="of:=IF(ISNUMBER((SEARCH(&quot;flow&quot;;[.A714])));98;&quot;&quot;)">
            <text:p/>
          </table:table-cell>
          <table:table-cell table:formula="of:=CONCATENATE([.G714];&quot;,&quot;;[.H714];&quot;,&quot;;[.I714];&quot;,&quot;;[.J714];&quot;,&quot;;[.K714];&quot;,&quot;;[.L714];&quot;,&quot;;[.M714];&quot;,&quot;;[.N714];&quot;,&quot;;[.O714];&quot;,&quot;;[.P714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Triwa</text:p>
          </table:table-cell>
          <table:table-cell table:formula="of:=[.B714]"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41Zegarek Triwa.jpg</text:p>
          </table:table-cell>
          <table:table-cell table:style-name="Default" table:formula="of:=[.G714]" office:value-type="float" office:value="49" calcext:value-type="float">
            <text:p>49</text:p>
          </table:table-cell>
          <table:table-cell/>
          <table:table-cell table:formula="of:=IF(ISNUMBER((SEARCH(&quot;wiktoriańska&quot;;[.A715])));46;&quot;&quot;)">
            <text:p/>
          </table:table-cell>
          <table:table-cell table:formula="of:=IF(ISNUMBER((SEARCH(&quot;boho&quot;;[.A715])));47;&quot;&quot;)">
            <text:p/>
          </table:table-cell>
          <table:table-cell table:formula="of:=IF(ISNUMBER((SEARCH(&quot;studio&quot;;[.A715])));48;&quot;&quot;)">
            <text:p/>
          </table:table-cell>
          <table:table-cell table:formula="of:=IF(ISNUMBER((SEARCH(&quot;ternel&quot;;[.A715])));95;&quot;&quot;)">
            <text:p/>
          </table:table-cell>
          <table:table-cell table:formula="of:=IF(ISNUMBER((SEARCH(&quot;eclipse&quot;;[.A715])));93;&quot;&quot;)">
            <text:p/>
          </table:table-cell>
          <table:table-cell table:formula="of:=IF(ISNUMBER((SEARCH(&quot;fruit&quot;;[.A715])));100;&quot;&quot;)">
            <text:p/>
          </table:table-cell>
          <table:table-cell table:formula="of:=IF(ISNUMBER((SEARCH(&quot;jubil&quot;;[.A715])));112;&quot;&quot;)">
            <text:p/>
          </table:table-cell>
          <table:table-cell table:formula="of:=IF(ISNUMBER((SEARCH(&quot;flow&quot;;[.A715])));98;&quot;&quot;)">
            <text:p/>
          </table:table-cell>
          <table:table-cell table:formula="of:=CONCATENATE([.G715];&quot;,&quot;;[.H715];&quot;,&quot;;[.I715];&quot;,&quot;;[.J715];&quot;,&quot;;[.K715];&quot;,&quot;;[.L715];&quot;,&quot;;[.M715];&quot;,&quot;;[.N715];&quot;,&quot;;[.O715];&quot;,&quot;;[.P715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Triwa</text:p>
          </table:table-cell>
          <table:table-cell table:formula="of:=[.B715]"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42Zegarek Triwa.jpg</text:p>
          </table:table-cell>
          <table:table-cell table:style-name="Default" table:formula="of:=[.G715]" office:value-type="float" office:value="49" calcext:value-type="float">
            <text:p>49</text:p>
          </table:table-cell>
          <table:table-cell/>
          <table:table-cell table:formula="of:=IF(ISNUMBER((SEARCH(&quot;wiktoriańska&quot;;[.A716])));46;&quot;&quot;)">
            <text:p/>
          </table:table-cell>
          <table:table-cell table:formula="of:=IF(ISNUMBER((SEARCH(&quot;boho&quot;;[.A716])));47;&quot;&quot;)">
            <text:p/>
          </table:table-cell>
          <table:table-cell table:formula="of:=IF(ISNUMBER((SEARCH(&quot;studio&quot;;[.A716])));48;&quot;&quot;)">
            <text:p/>
          </table:table-cell>
          <table:table-cell table:formula="of:=IF(ISNUMBER((SEARCH(&quot;ternel&quot;;[.A716])));95;&quot;&quot;)">
            <text:p/>
          </table:table-cell>
          <table:table-cell table:formula="of:=IF(ISNUMBER((SEARCH(&quot;eclipse&quot;;[.A716])));93;&quot;&quot;)">
            <text:p/>
          </table:table-cell>
          <table:table-cell table:formula="of:=IF(ISNUMBER((SEARCH(&quot;fruit&quot;;[.A716])));100;&quot;&quot;)">
            <text:p/>
          </table:table-cell>
          <table:table-cell table:formula="of:=IF(ISNUMBER((SEARCH(&quot;jubil&quot;;[.A716])));112;&quot;&quot;)">
            <text:p/>
          </table:table-cell>
          <table:table-cell table:formula="of:=IF(ISNUMBER((SEARCH(&quot;flow&quot;;[.A716])));98;&quot;&quot;)">
            <text:p/>
          </table:table-cell>
          <table:table-cell table:formula="of:=CONCATENATE([.G716];&quot;,&quot;;[.H716];&quot;,&quot;;[.I716];&quot;,&quot;;[.J716];&quot;,&quot;;[.K716];&quot;,&quot;;[.L716];&quot;,&quot;;[.M716];&quot;,&quot;;[.N716];&quot;,&quot;;[.O716];&quot;,&quot;;[.P716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Triwa</text:p>
          </table:table-cell>
          <table:table-cell table:formula="of:=[.B716]"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43Zegarek Triwa.jpg</text:p>
          </table:table-cell>
          <table:table-cell table:style-name="Default" table:formula="of:=[.G716]" office:value-type="float" office:value="49" calcext:value-type="float">
            <text:p>49</text:p>
          </table:table-cell>
          <table:table-cell/>
          <table:table-cell table:formula="of:=IF(ISNUMBER((SEARCH(&quot;wiktoriańska&quot;;[.A717])));46;&quot;&quot;)">
            <text:p/>
          </table:table-cell>
          <table:table-cell table:formula="of:=IF(ISNUMBER((SEARCH(&quot;boho&quot;;[.A717])));47;&quot;&quot;)">
            <text:p/>
          </table:table-cell>
          <table:table-cell table:formula="of:=IF(ISNUMBER((SEARCH(&quot;studio&quot;;[.A717])));48;&quot;&quot;)">
            <text:p/>
          </table:table-cell>
          <table:table-cell table:formula="of:=IF(ISNUMBER((SEARCH(&quot;ternel&quot;;[.A717])));95;&quot;&quot;)">
            <text:p/>
          </table:table-cell>
          <table:table-cell table:formula="of:=IF(ISNUMBER((SEARCH(&quot;eclipse&quot;;[.A717])));93;&quot;&quot;)">
            <text:p/>
          </table:table-cell>
          <table:table-cell table:formula="of:=IF(ISNUMBER((SEARCH(&quot;fruit&quot;;[.A717])));100;&quot;&quot;)">
            <text:p/>
          </table:table-cell>
          <table:table-cell table:formula="of:=IF(ISNUMBER((SEARCH(&quot;jubil&quot;;[.A717])));112;&quot;&quot;)">
            <text:p/>
          </table:table-cell>
          <table:table-cell table:formula="of:=IF(ISNUMBER((SEARCH(&quot;flow&quot;;[.A717])));98;&quot;&quot;)">
            <text:p/>
          </table:table-cell>
          <table:table-cell table:formula="of:=CONCATENATE([.G717];&quot;,&quot;;[.H717];&quot;,&quot;;[.I717];&quot;,&quot;;[.J717];&quot;,&quot;;[.K717];&quot;,&quot;;[.L717];&quot;,&quot;;[.M717];&quot;,&quot;;[.N717];&quot;,&quot;;[.O717];&quot;,&quot;;[.P717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Triwa</text:p>
          </table:table-cell>
          <table:table-cell table:formula="of:=[.B717]"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44Zegarek Triwa.jpg</text:p>
          </table:table-cell>
          <table:table-cell table:style-name="Default" table:formula="of:=[.G717]" office:value-type="float" office:value="49" calcext:value-type="float">
            <text:p>49</text:p>
          </table:table-cell>
          <table:table-cell/>
          <table:table-cell table:formula="of:=IF(ISNUMBER((SEARCH(&quot;wiktoriańska&quot;;[.A718])));46;&quot;&quot;)">
            <text:p/>
          </table:table-cell>
          <table:table-cell table:formula="of:=IF(ISNUMBER((SEARCH(&quot;boho&quot;;[.A718])));47;&quot;&quot;)">
            <text:p/>
          </table:table-cell>
          <table:table-cell table:formula="of:=IF(ISNUMBER((SEARCH(&quot;studio&quot;;[.A718])));48;&quot;&quot;)">
            <text:p/>
          </table:table-cell>
          <table:table-cell table:formula="of:=IF(ISNUMBER((SEARCH(&quot;ternel&quot;;[.A718])));95;&quot;&quot;)">
            <text:p/>
          </table:table-cell>
          <table:table-cell table:formula="of:=IF(ISNUMBER((SEARCH(&quot;eclipse&quot;;[.A718])));93;&quot;&quot;)">
            <text:p/>
          </table:table-cell>
          <table:table-cell table:formula="of:=IF(ISNUMBER((SEARCH(&quot;fruit&quot;;[.A718])));100;&quot;&quot;)">
            <text:p/>
          </table:table-cell>
          <table:table-cell table:formula="of:=IF(ISNUMBER((SEARCH(&quot;jubil&quot;;[.A718])));112;&quot;&quot;)">
            <text:p/>
          </table:table-cell>
          <table:table-cell table:formula="of:=IF(ISNUMBER((SEARCH(&quot;flow&quot;;[.A718])));98;&quot;&quot;)">
            <text:p/>
          </table:table-cell>
          <table:table-cell table:formula="of:=CONCATENATE([.G718];&quot;,&quot;;[.H718];&quot;,&quot;;[.I718];&quot;,&quot;;[.J718];&quot;,&quot;;[.K718];&quot;,&quot;;[.L718];&quot;,&quot;;[.M718];&quot;,&quot;;[.N718];&quot;,&quot;;[.O718];&quot;,&quot;;[.P718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Michael Kors</text:p>
          </table:table-cell>
          <table:table-cell table:formula="of:=[.B718]"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45Zegarek Michael Kors.jpg</text:p>
          </table:table-cell>
          <table:table-cell table:style-name="Default" table:formula="of:=[.G718]" office:value-type="float" office:value="49" calcext:value-type="float">
            <text:p>49</text:p>
          </table:table-cell>
          <table:table-cell/>
          <table:table-cell table:formula="of:=IF(ISNUMBER((SEARCH(&quot;wiktoriańska&quot;;[.A719])));46;&quot;&quot;)">
            <text:p/>
          </table:table-cell>
          <table:table-cell table:formula="of:=IF(ISNUMBER((SEARCH(&quot;boho&quot;;[.A719])));47;&quot;&quot;)">
            <text:p/>
          </table:table-cell>
          <table:table-cell table:formula="of:=IF(ISNUMBER((SEARCH(&quot;studio&quot;;[.A719])));48;&quot;&quot;)">
            <text:p/>
          </table:table-cell>
          <table:table-cell table:formula="of:=IF(ISNUMBER((SEARCH(&quot;ternel&quot;;[.A719])));95;&quot;&quot;)">
            <text:p/>
          </table:table-cell>
          <table:table-cell table:formula="of:=IF(ISNUMBER((SEARCH(&quot;eclipse&quot;;[.A719])));93;&quot;&quot;)">
            <text:p/>
          </table:table-cell>
          <table:table-cell table:formula="of:=IF(ISNUMBER((SEARCH(&quot;fruit&quot;;[.A719])));100;&quot;&quot;)">
            <text:p/>
          </table:table-cell>
          <table:table-cell table:formula="of:=IF(ISNUMBER((SEARCH(&quot;jubil&quot;;[.A719])));112;&quot;&quot;)">
            <text:p/>
          </table:table-cell>
          <table:table-cell table:formula="of:=IF(ISNUMBER((SEARCH(&quot;flow&quot;;[.A719])));98;&quot;&quot;)">
            <text:p/>
          </table:table-cell>
          <table:table-cell table:formula="of:=CONCATENATE([.G719];&quot;,&quot;;[.H719];&quot;,&quot;;[.I719];&quot;,&quot;;[.J719];&quot;,&quot;;[.K719];&quot;,&quot;;[.L719];&quot;,&quot;;[.M719];&quot;,&quot;;[.N719];&quot;,&quot;;[.O719];&quot;,&quot;;[.P719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Michael Kors</text:p>
          </table:table-cell>
          <table:table-cell table:formula="of:=[.B719]"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46Zegarek Michael Kors.jpg</text:p>
          </table:table-cell>
          <table:table-cell table:style-name="Default" table:formula="of:=[.G719]" office:value-type="float" office:value="49" calcext:value-type="float">
            <text:p>49</text:p>
          </table:table-cell>
          <table:table-cell/>
          <table:table-cell table:formula="of:=IF(ISNUMBER((SEARCH(&quot;wiktoriańska&quot;;[.A720])));46;&quot;&quot;)">
            <text:p/>
          </table:table-cell>
          <table:table-cell table:formula="of:=IF(ISNUMBER((SEARCH(&quot;boho&quot;;[.A720])));47;&quot;&quot;)">
            <text:p/>
          </table:table-cell>
          <table:table-cell table:formula="of:=IF(ISNUMBER((SEARCH(&quot;studio&quot;;[.A720])));48;&quot;&quot;)">
            <text:p/>
          </table:table-cell>
          <table:table-cell table:formula="of:=IF(ISNUMBER((SEARCH(&quot;ternel&quot;;[.A720])));95;&quot;&quot;)">
            <text:p/>
          </table:table-cell>
          <table:table-cell table:formula="of:=IF(ISNUMBER((SEARCH(&quot;eclipse&quot;;[.A720])));93;&quot;&quot;)">
            <text:p/>
          </table:table-cell>
          <table:table-cell table:formula="of:=IF(ISNUMBER((SEARCH(&quot;fruit&quot;;[.A720])));100;&quot;&quot;)">
            <text:p/>
          </table:table-cell>
          <table:table-cell table:formula="of:=IF(ISNUMBER((SEARCH(&quot;jubil&quot;;[.A720])));112;&quot;&quot;)">
            <text:p/>
          </table:table-cell>
          <table:table-cell table:formula="of:=IF(ISNUMBER((SEARCH(&quot;flow&quot;;[.A720])));98;&quot;&quot;)">
            <text:p/>
          </table:table-cell>
          <table:table-cell table:formula="of:=CONCATENATE([.G720];&quot;,&quot;;[.H720];&quot;,&quot;;[.I720];&quot;,&quot;;[.J720];&quot;,&quot;;[.K720];&quot;,&quot;;[.L720];&quot;,&quot;;[.M720];&quot;,&quot;;[.N720];&quot;,&quot;;[.O720];&quot;,&quot;;[.P720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Michael Kors</text:p>
          </table:table-cell>
          <table:table-cell table:formula="of:=[.B720]"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47Zegarek Michael Kors.jpg</text:p>
          </table:table-cell>
          <table:table-cell table:style-name="Default" table:formula="of:=[.G720]" office:value-type="float" office:value="49" calcext:value-type="float">
            <text:p>49</text:p>
          </table:table-cell>
          <table:table-cell/>
          <table:table-cell table:formula="of:=IF(ISNUMBER((SEARCH(&quot;wiktoriańska&quot;;[.A721])));46;&quot;&quot;)">
            <text:p/>
          </table:table-cell>
          <table:table-cell table:formula="of:=IF(ISNUMBER((SEARCH(&quot;boho&quot;;[.A721])));47;&quot;&quot;)">
            <text:p/>
          </table:table-cell>
          <table:table-cell table:formula="of:=IF(ISNUMBER((SEARCH(&quot;studio&quot;;[.A721])));48;&quot;&quot;)">
            <text:p/>
          </table:table-cell>
          <table:table-cell table:formula="of:=IF(ISNUMBER((SEARCH(&quot;ternel&quot;;[.A721])));95;&quot;&quot;)">
            <text:p/>
          </table:table-cell>
          <table:table-cell table:formula="of:=IF(ISNUMBER((SEARCH(&quot;eclipse&quot;;[.A721])));93;&quot;&quot;)">
            <text:p/>
          </table:table-cell>
          <table:table-cell table:formula="of:=IF(ISNUMBER((SEARCH(&quot;fruit&quot;;[.A721])));100;&quot;&quot;)">
            <text:p/>
          </table:table-cell>
          <table:table-cell table:formula="of:=IF(ISNUMBER((SEARCH(&quot;jubil&quot;;[.A721])));112;&quot;&quot;)">
            <text:p/>
          </table:table-cell>
          <table:table-cell table:formula="of:=IF(ISNUMBER((SEARCH(&quot;flow&quot;;[.A721])));98;&quot;&quot;)">
            <text:p/>
          </table:table-cell>
          <table:table-cell table:formula="of:=CONCATENATE([.G721];&quot;,&quot;;[.H721];&quot;,&quot;;[.I721];&quot;,&quot;;[.J721];&quot;,&quot;;[.K721];&quot;,&quot;;[.L721];&quot;,&quot;;[.M721];&quot;,&quot;;[.N721];&quot;,&quot;;[.O721];&quot;,&quot;;[.P721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Michael Kors</text:p>
          </table:table-cell>
          <table:table-cell table:formula="of:=[.B721]"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48Zegarek Michael Kors.jpg</text:p>
          </table:table-cell>
          <table:table-cell table:style-name="Default" table:formula="of:=[.G721]" office:value-type="float" office:value="49" calcext:value-type="float">
            <text:p>49</text:p>
          </table:table-cell>
          <table:table-cell/>
          <table:table-cell table:formula="of:=IF(ISNUMBER((SEARCH(&quot;wiktoriańska&quot;;[.A722])));46;&quot;&quot;)">
            <text:p/>
          </table:table-cell>
          <table:table-cell table:formula="of:=IF(ISNUMBER((SEARCH(&quot;boho&quot;;[.A722])));47;&quot;&quot;)">
            <text:p/>
          </table:table-cell>
          <table:table-cell table:formula="of:=IF(ISNUMBER((SEARCH(&quot;studio&quot;;[.A722])));48;&quot;&quot;)">
            <text:p/>
          </table:table-cell>
          <table:table-cell table:formula="of:=IF(ISNUMBER((SEARCH(&quot;ternel&quot;;[.A722])));95;&quot;&quot;)">
            <text:p/>
          </table:table-cell>
          <table:table-cell table:formula="of:=IF(ISNUMBER((SEARCH(&quot;eclipse&quot;;[.A722])));93;&quot;&quot;)">
            <text:p/>
          </table:table-cell>
          <table:table-cell table:formula="of:=IF(ISNUMBER((SEARCH(&quot;fruit&quot;;[.A722])));100;&quot;&quot;)">
            <text:p/>
          </table:table-cell>
          <table:table-cell table:formula="of:=IF(ISNUMBER((SEARCH(&quot;jubil&quot;;[.A722])));112;&quot;&quot;)">
            <text:p/>
          </table:table-cell>
          <table:table-cell table:formula="of:=IF(ISNUMBER((SEARCH(&quot;flow&quot;;[.A722])));98;&quot;&quot;)">
            <text:p/>
          </table:table-cell>
          <table:table-cell table:formula="of:=CONCATENATE([.G722];&quot;,&quot;;[.H722];&quot;,&quot;;[.I722];&quot;,&quot;;[.J722];&quot;,&quot;;[.K722];&quot;,&quot;;[.L722];&quot;,&quot;;[.M722];&quot;,&quot;;[.N722];&quot;,&quot;;[.O722];&quot;,&quot;;[.P722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Eterna</text:p>
          </table:table-cell>
          <table:table-cell table:formula="of:=[.B722]"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49Zegarek Eterna.jpg</text:p>
          </table:table-cell>
          <table:table-cell table:style-name="Default" table:formula="of:=[.G722]"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formula="of:=IF(ISNUMBER((SEARCH(&quot;wiktoriańska&quot;;[.A723])));46;&quot;&quot;)">
            <text:p/>
          </table:table-cell>
          <table:table-cell table:formula="of:=IF(ISNUMBER((SEARCH(&quot;boho&quot;;[.A723])));47;&quot;&quot;)">
            <text:p/>
          </table:table-cell>
          <table:table-cell table:formula="of:=IF(ISNUMBER((SEARCH(&quot;studio&quot;;[.A723])));48;&quot;&quot;)">
            <text:p/>
          </table:table-cell>
          <table:table-cell table:formula="of:=IF(ISNUMBER((SEARCH(&quot;ternel&quot;;[.A723])));95;&quot;&quot;)">
            <text:p/>
          </table:table-cell>
          <table:table-cell table:formula="of:=IF(ISNUMBER((SEARCH(&quot;eclipse&quot;;[.A723])));93;&quot;&quot;)">
            <text:p/>
          </table:table-cell>
          <table:table-cell table:formula="of:=IF(ISNUMBER((SEARCH(&quot;fruit&quot;;[.A723])));100;&quot;&quot;)">
            <text:p/>
          </table:table-cell>
          <table:table-cell table:formula="of:=IF(ISNUMBER((SEARCH(&quot;jubil&quot;;[.A723])));112;&quot;&quot;)">
            <text:p/>
          </table:table-cell>
          <table:table-cell table:formula="of:=IF(ISNUMBER((SEARCH(&quot;flow&quot;;[.A723])));98;&quot;&quot;)">
            <text:p/>
          </table:table-cell>
          <table:table-cell table:formula="of:=CONCATENATE([.G723];&quot;,&quot;;[.H723];&quot;,&quot;;[.I723];&quot;,&quot;;[.J723];&quot;,&quot;;[.K723];&quot;,&quot;;[.L723];&quot;,&quot;;[.M723];&quot;,&quot;;[.N723];&quot;,&quot;;[.O723];&quot;,&quot;;[.P723])" office:value-type="string" office:string-value="49,55,,,,,,,," calcext:value-type="string">
            <text:p>49,5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Eterna</text:p>
          </table:table-cell>
          <table:table-cell table:formula="of:=[.B723]"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50Zegarek Eterna.jpg</text:p>
          </table:table-cell>
          <table:table-cell table:style-name="Default" table:formula="of:=[.G723]"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formula="of:=IF(ISNUMBER((SEARCH(&quot;wiktoriańska&quot;;[.A724])));46;&quot;&quot;)">
            <text:p/>
          </table:table-cell>
          <table:table-cell table:formula="of:=IF(ISNUMBER((SEARCH(&quot;boho&quot;;[.A724])));47;&quot;&quot;)">
            <text:p/>
          </table:table-cell>
          <table:table-cell table:formula="of:=IF(ISNUMBER((SEARCH(&quot;studio&quot;;[.A724])));48;&quot;&quot;)">
            <text:p/>
          </table:table-cell>
          <table:table-cell table:formula="of:=IF(ISNUMBER((SEARCH(&quot;ternel&quot;;[.A724])));95;&quot;&quot;)">
            <text:p/>
          </table:table-cell>
          <table:table-cell table:formula="of:=IF(ISNUMBER((SEARCH(&quot;eclipse&quot;;[.A724])));93;&quot;&quot;)">
            <text:p/>
          </table:table-cell>
          <table:table-cell table:formula="of:=IF(ISNUMBER((SEARCH(&quot;fruit&quot;;[.A724])));100;&quot;&quot;)">
            <text:p/>
          </table:table-cell>
          <table:table-cell table:formula="of:=IF(ISNUMBER((SEARCH(&quot;jubil&quot;;[.A724])));112;&quot;&quot;)">
            <text:p/>
          </table:table-cell>
          <table:table-cell table:formula="of:=IF(ISNUMBER((SEARCH(&quot;flow&quot;;[.A724])));98;&quot;&quot;)">
            <text:p/>
          </table:table-cell>
          <table:table-cell table:formula="of:=CONCATENATE([.G724];&quot;,&quot;;[.H724];&quot;,&quot;;[.I724];&quot;,&quot;;[.J724];&quot;,&quot;;[.K724];&quot;,&quot;;[.L724];&quot;,&quot;;[.M724];&quot;,&quot;;[.N724];&quot;,&quot;;[.O724];&quot;,&quot;;[.P724])" office:value-type="string" office:string-value="49,55,,,,,,,," calcext:value-type="string">
            <text:p>49,5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Eterna</text:p>
          </table:table-cell>
          <table:table-cell table:formula="of:=[.B724]"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51Zegarek Eterna.jpg</text:p>
          </table:table-cell>
          <table:table-cell table:style-name="Default" table:formula="of:=[.G724]"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formula="of:=IF(ISNUMBER((SEARCH(&quot;wiktoriańska&quot;;[.A725])));46;&quot;&quot;)">
            <text:p/>
          </table:table-cell>
          <table:table-cell table:formula="of:=IF(ISNUMBER((SEARCH(&quot;boho&quot;;[.A725])));47;&quot;&quot;)">
            <text:p/>
          </table:table-cell>
          <table:table-cell table:formula="of:=IF(ISNUMBER((SEARCH(&quot;studio&quot;;[.A725])));48;&quot;&quot;)">
            <text:p/>
          </table:table-cell>
          <table:table-cell table:formula="of:=IF(ISNUMBER((SEARCH(&quot;ternel&quot;;[.A725])));95;&quot;&quot;)">
            <text:p/>
          </table:table-cell>
          <table:table-cell table:formula="of:=IF(ISNUMBER((SEARCH(&quot;eclipse&quot;;[.A725])));93;&quot;&quot;)">
            <text:p/>
          </table:table-cell>
          <table:table-cell table:formula="of:=IF(ISNUMBER((SEARCH(&quot;fruit&quot;;[.A725])));100;&quot;&quot;)">
            <text:p/>
          </table:table-cell>
          <table:table-cell table:formula="of:=IF(ISNUMBER((SEARCH(&quot;jubil&quot;;[.A725])));112;&quot;&quot;)">
            <text:p/>
          </table:table-cell>
          <table:table-cell table:formula="of:=IF(ISNUMBER((SEARCH(&quot;flow&quot;;[.A725])));98;&quot;&quot;)">
            <text:p/>
          </table:table-cell>
          <table:table-cell table:formula="of:=CONCATENATE([.G725];&quot;,&quot;;[.H725];&quot;,&quot;;[.I725];&quot;,&quot;;[.J725];&quot;,&quot;;[.K725];&quot;,&quot;;[.L725];&quot;,&quot;;[.M725];&quot;,&quot;;[.N725];&quot;,&quot;;[.O725];&quot;,&quot;;[.P725])" office:value-type="string" office:string-value="49,55,,,,,,,," calcext:value-type="string">
            <text:p>49,5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Eterna</text:p>
          </table:table-cell>
          <table:table-cell table:formula="of:=[.B725]"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52Zegarek Eterna.jpg</text:p>
          </table:table-cell>
          <table:table-cell table:style-name="Default" table:formula="of:=[.G725]"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formula="of:=IF(ISNUMBER((SEARCH(&quot;wiktoriańska&quot;;[.A726])));46;&quot;&quot;)">
            <text:p/>
          </table:table-cell>
          <table:table-cell table:formula="of:=IF(ISNUMBER((SEARCH(&quot;boho&quot;;[.A726])));47;&quot;&quot;)">
            <text:p/>
          </table:table-cell>
          <table:table-cell table:formula="of:=IF(ISNUMBER((SEARCH(&quot;studio&quot;;[.A726])));48;&quot;&quot;)">
            <text:p/>
          </table:table-cell>
          <table:table-cell table:formula="of:=IF(ISNUMBER((SEARCH(&quot;ternel&quot;;[.A726])));95;&quot;&quot;)">
            <text:p/>
          </table:table-cell>
          <table:table-cell table:formula="of:=IF(ISNUMBER((SEARCH(&quot;eclipse&quot;;[.A726])));93;&quot;&quot;)">
            <text:p/>
          </table:table-cell>
          <table:table-cell table:formula="of:=IF(ISNUMBER((SEARCH(&quot;fruit&quot;;[.A726])));100;&quot;&quot;)">
            <text:p/>
          </table:table-cell>
          <table:table-cell table:formula="of:=IF(ISNUMBER((SEARCH(&quot;jubil&quot;;[.A726])));112;&quot;&quot;)">
            <text:p/>
          </table:table-cell>
          <table:table-cell table:formula="of:=IF(ISNUMBER((SEARCH(&quot;flow&quot;;[.A726])));98;&quot;&quot;)">
            <text:p/>
          </table:table-cell>
          <table:table-cell table:formula="of:=CONCATENATE([.G726];&quot;,&quot;;[.H726];&quot;,&quot;;[.I726];&quot;,&quot;;[.J726];&quot;,&quot;;[.K726];&quot;,&quot;;[.L726];&quot;,&quot;;[.M726];&quot;,&quot;;[.N726];&quot;,&quot;;[.O726];&quot;,&quot;;[.P726])" office:value-type="string" office:string-value="49,55,,,,,,,," calcext:value-type="string">
            <text:p>49,5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Saint Honoré Paris</text:p>
          </table:table-cell>
          <table:table-cell table:formula="of:=[.B726]"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53Zegarek Saint Honoré Paris.jpg</text:p>
          </table:table-cell>
          <table:table-cell table:style-name="Default" table:formula="of:=[.G726]" office:value-type="float" office:value="49" calcext:value-type="float">
            <text:p>49</text:p>
          </table:table-cell>
          <table:table-cell/>
          <table:table-cell table:formula="of:=IF(ISNUMBER((SEARCH(&quot;wiktoriańska&quot;;[.A727])));46;&quot;&quot;)">
            <text:p/>
          </table:table-cell>
          <table:table-cell table:formula="of:=IF(ISNUMBER((SEARCH(&quot;boho&quot;;[.A727])));47;&quot;&quot;)">
            <text:p/>
          </table:table-cell>
          <table:table-cell table:formula="of:=IF(ISNUMBER((SEARCH(&quot;studio&quot;;[.A727])));48;&quot;&quot;)">
            <text:p/>
          </table:table-cell>
          <table:table-cell table:formula="of:=IF(ISNUMBER((SEARCH(&quot;ternel&quot;;[.A727])));95;&quot;&quot;)">
            <text:p/>
          </table:table-cell>
          <table:table-cell table:formula="of:=IF(ISNUMBER((SEARCH(&quot;eclipse&quot;;[.A727])));93;&quot;&quot;)">
            <text:p/>
          </table:table-cell>
          <table:table-cell table:formula="of:=IF(ISNUMBER((SEARCH(&quot;fruit&quot;;[.A727])));100;&quot;&quot;)">
            <text:p/>
          </table:table-cell>
          <table:table-cell table:formula="of:=IF(ISNUMBER((SEARCH(&quot;jubil&quot;;[.A727])));112;&quot;&quot;)">
            <text:p/>
          </table:table-cell>
          <table:table-cell table:formula="of:=IF(ISNUMBER((SEARCH(&quot;flow&quot;;[.A727])));98;&quot;&quot;)">
            <text:p/>
          </table:table-cell>
          <table:table-cell table:formula="of:=CONCATENATE([.G727];&quot;,&quot;;[.H727];&quot;,&quot;;[.I727];&quot;,&quot;;[.J727];&quot;,&quot;;[.K727];&quot;,&quot;;[.L727];&quot;,&quot;;[.M727];&quot;,&quot;;[.N727];&quot;,&quot;;[.O727];&quot;,&quot;;[.P727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Saint Honoré Paris</text:p>
          </table:table-cell>
          <table:table-cell table:formula="of:=[.B727]"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54Zegarek Saint Honoré Paris.jpg</text:p>
          </table:table-cell>
          <table:table-cell table:style-name="Default" table:formula="of:=[.G727]" office:value-type="float" office:value="49" calcext:value-type="float">
            <text:p>49</text:p>
          </table:table-cell>
          <table:table-cell/>
          <table:table-cell table:formula="of:=IF(ISNUMBER((SEARCH(&quot;wiktoriańska&quot;;[.A728])));46;&quot;&quot;)">
            <text:p/>
          </table:table-cell>
          <table:table-cell table:formula="of:=IF(ISNUMBER((SEARCH(&quot;boho&quot;;[.A728])));47;&quot;&quot;)">
            <text:p/>
          </table:table-cell>
          <table:table-cell table:formula="of:=IF(ISNUMBER((SEARCH(&quot;studio&quot;;[.A728])));48;&quot;&quot;)">
            <text:p/>
          </table:table-cell>
          <table:table-cell table:formula="of:=IF(ISNUMBER((SEARCH(&quot;ternel&quot;;[.A728])));95;&quot;&quot;)">
            <text:p/>
          </table:table-cell>
          <table:table-cell table:formula="of:=IF(ISNUMBER((SEARCH(&quot;eclipse&quot;;[.A728])));93;&quot;&quot;)">
            <text:p/>
          </table:table-cell>
          <table:table-cell table:formula="of:=IF(ISNUMBER((SEARCH(&quot;fruit&quot;;[.A728])));100;&quot;&quot;)">
            <text:p/>
          </table:table-cell>
          <table:table-cell table:formula="of:=IF(ISNUMBER((SEARCH(&quot;jubil&quot;;[.A728])));112;&quot;&quot;)">
            <text:p/>
          </table:table-cell>
          <table:table-cell table:formula="of:=IF(ISNUMBER((SEARCH(&quot;flow&quot;;[.A728])));98;&quot;&quot;)">
            <text:p/>
          </table:table-cell>
          <table:table-cell table:formula="of:=CONCATENATE([.G728];&quot;,&quot;;[.H728];&quot;,&quot;;[.I728];&quot;,&quot;;[.J728];&quot;,&quot;;[.K728];&quot;,&quot;;[.L728];&quot;,&quot;;[.M728];&quot;,&quot;;[.N728];&quot;,&quot;;[.O728];&quot;,&quot;;[.P728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Saint Honoré Paris</text:p>
          </table:table-cell>
          <table:table-cell table:formula="of:=[.B728]"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55Zegarek Saint Honoré Paris.jpg</text:p>
          </table:table-cell>
          <table:table-cell table:style-name="Default" table:formula="of:=[.G728]" office:value-type="float" office:value="49" calcext:value-type="float">
            <text:p>49</text:p>
          </table:table-cell>
          <table:table-cell/>
          <table:table-cell table:formula="of:=IF(ISNUMBER((SEARCH(&quot;wiktoriańska&quot;;[.A729])));46;&quot;&quot;)">
            <text:p/>
          </table:table-cell>
          <table:table-cell table:formula="of:=IF(ISNUMBER((SEARCH(&quot;boho&quot;;[.A729])));47;&quot;&quot;)">
            <text:p/>
          </table:table-cell>
          <table:table-cell table:formula="of:=IF(ISNUMBER((SEARCH(&quot;studio&quot;;[.A729])));48;&quot;&quot;)">
            <text:p/>
          </table:table-cell>
          <table:table-cell table:formula="of:=IF(ISNUMBER((SEARCH(&quot;ternel&quot;;[.A729])));95;&quot;&quot;)">
            <text:p/>
          </table:table-cell>
          <table:table-cell table:formula="of:=IF(ISNUMBER((SEARCH(&quot;eclipse&quot;;[.A729])));93;&quot;&quot;)">
            <text:p/>
          </table:table-cell>
          <table:table-cell table:formula="of:=IF(ISNUMBER((SEARCH(&quot;fruit&quot;;[.A729])));100;&quot;&quot;)">
            <text:p/>
          </table:table-cell>
          <table:table-cell table:formula="of:=IF(ISNUMBER((SEARCH(&quot;jubil&quot;;[.A729])));112;&quot;&quot;)">
            <text:p/>
          </table:table-cell>
          <table:table-cell table:formula="of:=IF(ISNUMBER((SEARCH(&quot;flow&quot;;[.A729])));98;&quot;&quot;)">
            <text:p/>
          </table:table-cell>
          <table:table-cell table:formula="of:=CONCATENATE([.G729];&quot;,&quot;;[.H729];&quot;,&quot;;[.I729];&quot;,&quot;;[.J729];&quot;,&quot;;[.K729];&quot;,&quot;;[.L729];&quot;,&quot;;[.M729];&quot;,&quot;;[.N729];&quot;,&quot;;[.O729];&quot;,&quot;;[.P729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Saint Honoré Paris</text:p>
          </table:table-cell>
          <table:table-cell table:formula="of:=[.B729]"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56Zegarek Saint Honoré Paris.jpg</text:p>
          </table:table-cell>
          <table:table-cell table:style-name="Default" table:formula="of:=[.G729]" office:value-type="float" office:value="49" calcext:value-type="float">
            <text:p>49</text:p>
          </table:table-cell>
          <table:table-cell/>
          <table:table-cell table:formula="of:=IF(ISNUMBER((SEARCH(&quot;wiktoriańska&quot;;[.A730])));46;&quot;&quot;)">
            <text:p/>
          </table:table-cell>
          <table:table-cell table:formula="of:=IF(ISNUMBER((SEARCH(&quot;boho&quot;;[.A730])));47;&quot;&quot;)">
            <text:p/>
          </table:table-cell>
          <table:table-cell table:formula="of:=IF(ISNUMBER((SEARCH(&quot;studio&quot;;[.A730])));48;&quot;&quot;)">
            <text:p/>
          </table:table-cell>
          <table:table-cell table:formula="of:=IF(ISNUMBER((SEARCH(&quot;ternel&quot;;[.A730])));95;&quot;&quot;)">
            <text:p/>
          </table:table-cell>
          <table:table-cell table:formula="of:=IF(ISNUMBER((SEARCH(&quot;eclipse&quot;;[.A730])));93;&quot;&quot;)">
            <text:p/>
          </table:table-cell>
          <table:table-cell table:formula="of:=IF(ISNUMBER((SEARCH(&quot;fruit&quot;;[.A730])));100;&quot;&quot;)">
            <text:p/>
          </table:table-cell>
          <table:table-cell table:formula="of:=IF(ISNUMBER((SEARCH(&quot;jubil&quot;;[.A730])));112;&quot;&quot;)">
            <text:p/>
          </table:table-cell>
          <table:table-cell table:formula="of:=IF(ISNUMBER((SEARCH(&quot;flow&quot;;[.A730])));98;&quot;&quot;)">
            <text:p/>
          </table:table-cell>
          <table:table-cell table:formula="of:=CONCATENATE([.G730];&quot;,&quot;;[.H730];&quot;,&quot;;[.I730];&quot;,&quot;;[.J730];&quot;,&quot;;[.K730];&quot;,&quot;;[.L730];&quot;,&quot;;[.M730];&quot;,&quot;;[.N730];&quot;,&quot;;[.O730];&quot;,&quot;;[.P730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Nixon</text:p>
          </table:table-cell>
          <table:table-cell table:formula="of:=[.B730]"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57Zegarek Nixon.jpg</text:p>
          </table:table-cell>
          <table:table-cell table:style-name="Default" table:formula="of:=[.G730]" office:value-type="float" office:value="49" calcext:value-type="float">
            <text:p>49</text:p>
          </table:table-cell>
          <table:table-cell/>
          <table:table-cell table:formula="of:=IF(ISNUMBER((SEARCH(&quot;wiktoriańska&quot;;[.A731])));46;&quot;&quot;)">
            <text:p/>
          </table:table-cell>
          <table:table-cell table:formula="of:=IF(ISNUMBER((SEARCH(&quot;boho&quot;;[.A731])));47;&quot;&quot;)">
            <text:p/>
          </table:table-cell>
          <table:table-cell table:formula="of:=IF(ISNUMBER((SEARCH(&quot;studio&quot;;[.A731])));48;&quot;&quot;)">
            <text:p/>
          </table:table-cell>
          <table:table-cell table:formula="of:=IF(ISNUMBER((SEARCH(&quot;ternel&quot;;[.A731])));95;&quot;&quot;)">
            <text:p/>
          </table:table-cell>
          <table:table-cell table:formula="of:=IF(ISNUMBER((SEARCH(&quot;eclipse&quot;;[.A731])));93;&quot;&quot;)">
            <text:p/>
          </table:table-cell>
          <table:table-cell table:formula="of:=IF(ISNUMBER((SEARCH(&quot;fruit&quot;;[.A731])));100;&quot;&quot;)">
            <text:p/>
          </table:table-cell>
          <table:table-cell table:formula="of:=IF(ISNUMBER((SEARCH(&quot;jubil&quot;;[.A731])));112;&quot;&quot;)">
            <text:p/>
          </table:table-cell>
          <table:table-cell table:formula="of:=IF(ISNUMBER((SEARCH(&quot;flow&quot;;[.A731])));98;&quot;&quot;)">
            <text:p/>
          </table:table-cell>
          <table:table-cell table:formula="of:=CONCATENATE([.G731];&quot;,&quot;;[.H731];&quot;,&quot;;[.I731];&quot;,&quot;;[.J731];&quot;,&quot;;[.K731];&quot;,&quot;;[.L731];&quot;,&quot;;[.M731];&quot;,&quot;;[.N731];&quot;,&quot;;[.O731];&quot;,&quot;;[.P731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Nixon</text:p>
          </table:table-cell>
          <table:table-cell table:formula="of:=[.B731]"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58Zegarek Nixon.jpg</text:p>
          </table:table-cell>
          <table:table-cell table:style-name="Default" table:formula="of:=[.G731]" office:value-type="float" office:value="49" calcext:value-type="float">
            <text:p>49</text:p>
          </table:table-cell>
          <table:table-cell/>
          <table:table-cell table:formula="of:=IF(ISNUMBER((SEARCH(&quot;wiktoriańska&quot;;[.A732])));46;&quot;&quot;)">
            <text:p/>
          </table:table-cell>
          <table:table-cell table:formula="of:=IF(ISNUMBER((SEARCH(&quot;boho&quot;;[.A732])));47;&quot;&quot;)">
            <text:p/>
          </table:table-cell>
          <table:table-cell table:formula="of:=IF(ISNUMBER((SEARCH(&quot;studio&quot;;[.A732])));48;&quot;&quot;)">
            <text:p/>
          </table:table-cell>
          <table:table-cell table:formula="of:=IF(ISNUMBER((SEARCH(&quot;ternel&quot;;[.A732])));95;&quot;&quot;)">
            <text:p/>
          </table:table-cell>
          <table:table-cell table:formula="of:=IF(ISNUMBER((SEARCH(&quot;eclipse&quot;;[.A732])));93;&quot;&quot;)">
            <text:p/>
          </table:table-cell>
          <table:table-cell table:formula="of:=IF(ISNUMBER((SEARCH(&quot;fruit&quot;;[.A732])));100;&quot;&quot;)">
            <text:p/>
          </table:table-cell>
          <table:table-cell table:formula="of:=IF(ISNUMBER((SEARCH(&quot;jubil&quot;;[.A732])));112;&quot;&quot;)">
            <text:p/>
          </table:table-cell>
          <table:table-cell table:formula="of:=IF(ISNUMBER((SEARCH(&quot;flow&quot;;[.A732])));98;&quot;&quot;)">
            <text:p/>
          </table:table-cell>
          <table:table-cell table:formula="of:=CONCATENATE([.G732];&quot;,&quot;;[.H732];&quot;,&quot;;[.I732];&quot;,&quot;;[.J732];&quot;,&quot;;[.K732];&quot;,&quot;;[.L732];&quot;,&quot;;[.M732];&quot;,&quot;;[.N732];&quot;,&quot;;[.O732];&quot;,&quot;;[.P732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Davosa</text:p>
          </table:table-cell>
          <table:table-cell table:formula="of:=[.B732]"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59Zegarek Davosa.jpg</text:p>
          </table:table-cell>
          <table:table-cell table:style-name="Default" table:formula="of:=[.G732]"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IF(ISNUMBER((SEARCH(&quot;wiktoriańska&quot;;[.A733])));46;&quot;&quot;)">
            <text:p/>
          </table:table-cell>
          <table:table-cell table:formula="of:=IF(ISNUMBER((SEARCH(&quot;boho&quot;;[.A733])));47;&quot;&quot;)">
            <text:p/>
          </table:table-cell>
          <table:table-cell table:formula="of:=IF(ISNUMBER((SEARCH(&quot;studio&quot;;[.A733])));48;&quot;&quot;)">
            <text:p/>
          </table:table-cell>
          <table:table-cell table:formula="of:=IF(ISNUMBER((SEARCH(&quot;ternel&quot;;[.A733])));95;&quot;&quot;)">
            <text:p/>
          </table:table-cell>
          <table:table-cell table:formula="of:=IF(ISNUMBER((SEARCH(&quot;eclipse&quot;;[.A733])));93;&quot;&quot;)">
            <text:p/>
          </table:table-cell>
          <table:table-cell table:formula="of:=IF(ISNUMBER((SEARCH(&quot;fruit&quot;;[.A733])));100;&quot;&quot;)">
            <text:p/>
          </table:table-cell>
          <table:table-cell table:formula="of:=IF(ISNUMBER((SEARCH(&quot;jubil&quot;;[.A733])));112;&quot;&quot;)">
            <text:p/>
          </table:table-cell>
          <table:table-cell table:formula="of:=IF(ISNUMBER((SEARCH(&quot;flow&quot;;[.A733])));98;&quot;&quot;)">
            <text:p/>
          </table:table-cell>
          <table:table-cell table:formula="of:=CONCATENATE([.G733];&quot;,&quot;;[.H733];&quot;,&quot;;[.I733];&quot;,&quot;;[.J733];&quot;,&quot;;[.K733];&quot;,&quot;;[.L733];&quot;,&quot;;[.M733];&quot;,&quot;;[.N733];&quot;,&quot;;[.O733];&quot;,&quot;;[.P733])" office:value-type="string" office:string-value="49,54,,,,,,,," calcext:value-type="string">
            <text:p>49,5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Davosa</text:p>
          </table:table-cell>
          <table:table-cell table:formula="of:=[.B733]"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60Zegarek Davosa.jpg</text:p>
          </table:table-cell>
          <table:table-cell table:style-name="Default" table:formula="of:=[.G733]"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IF(ISNUMBER((SEARCH(&quot;wiktoriańska&quot;;[.A734])));46;&quot;&quot;)">
            <text:p/>
          </table:table-cell>
          <table:table-cell table:formula="of:=IF(ISNUMBER((SEARCH(&quot;boho&quot;;[.A734])));47;&quot;&quot;)">
            <text:p/>
          </table:table-cell>
          <table:table-cell table:formula="of:=IF(ISNUMBER((SEARCH(&quot;studio&quot;;[.A734])));48;&quot;&quot;)">
            <text:p/>
          </table:table-cell>
          <table:table-cell table:formula="of:=IF(ISNUMBER((SEARCH(&quot;ternel&quot;;[.A734])));95;&quot;&quot;)">
            <text:p/>
          </table:table-cell>
          <table:table-cell table:formula="of:=IF(ISNUMBER((SEARCH(&quot;eclipse&quot;;[.A734])));93;&quot;&quot;)">
            <text:p/>
          </table:table-cell>
          <table:table-cell table:formula="of:=IF(ISNUMBER((SEARCH(&quot;fruit&quot;;[.A734])));100;&quot;&quot;)">
            <text:p/>
          </table:table-cell>
          <table:table-cell table:formula="of:=IF(ISNUMBER((SEARCH(&quot;jubil&quot;;[.A734])));112;&quot;&quot;)">
            <text:p/>
          </table:table-cell>
          <table:table-cell table:formula="of:=IF(ISNUMBER((SEARCH(&quot;flow&quot;;[.A734])));98;&quot;&quot;)">
            <text:p/>
          </table:table-cell>
          <table:table-cell table:formula="of:=CONCATENATE([.G734];&quot;,&quot;;[.H734];&quot;,&quot;;[.I734];&quot;,&quot;;[.J734];&quot;,&quot;;[.K734];&quot;,&quot;;[.L734];&quot;,&quot;;[.M734];&quot;,&quot;;[.N734];&quot;,&quot;;[.O734];&quot;,&quot;;[.P734])" office:value-type="string" office:string-value="49,54,,,,,,,," calcext:value-type="string">
            <text:p>49,5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Davosa</text:p>
          </table:table-cell>
          <table:table-cell table:formula="of:=[.B734]"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61Zegarek Davosa.jpg</text:p>
          </table:table-cell>
          <table:table-cell table:style-name="Default" table:formula="of:=[.G734]"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IF(ISNUMBER((SEARCH(&quot;wiktoriańska&quot;;[.A735])));46;&quot;&quot;)">
            <text:p/>
          </table:table-cell>
          <table:table-cell table:formula="of:=IF(ISNUMBER((SEARCH(&quot;boho&quot;;[.A735])));47;&quot;&quot;)">
            <text:p/>
          </table:table-cell>
          <table:table-cell table:formula="of:=IF(ISNUMBER((SEARCH(&quot;studio&quot;;[.A735])));48;&quot;&quot;)">
            <text:p/>
          </table:table-cell>
          <table:table-cell table:formula="of:=IF(ISNUMBER((SEARCH(&quot;ternel&quot;;[.A735])));95;&quot;&quot;)">
            <text:p/>
          </table:table-cell>
          <table:table-cell table:formula="of:=IF(ISNUMBER((SEARCH(&quot;eclipse&quot;;[.A735])));93;&quot;&quot;)">
            <text:p/>
          </table:table-cell>
          <table:table-cell table:formula="of:=IF(ISNUMBER((SEARCH(&quot;fruit&quot;;[.A735])));100;&quot;&quot;)">
            <text:p/>
          </table:table-cell>
          <table:table-cell table:formula="of:=IF(ISNUMBER((SEARCH(&quot;jubil&quot;;[.A735])));112;&quot;&quot;)">
            <text:p/>
          </table:table-cell>
          <table:table-cell table:formula="of:=IF(ISNUMBER((SEARCH(&quot;flow&quot;;[.A735])));98;&quot;&quot;)">
            <text:p/>
          </table:table-cell>
          <table:table-cell table:formula="of:=CONCATENATE([.G735];&quot;,&quot;;[.H735];&quot;,&quot;;[.I735];&quot;,&quot;;[.J735];&quot;,&quot;;[.K735];&quot;,&quot;;[.L735];&quot;,&quot;;[.M735];&quot;,&quot;;[.N735];&quot;,&quot;;[.O735];&quot;,&quot;;[.P735])" office:value-type="string" office:string-value="49,54,,,,,,,," calcext:value-type="string">
            <text:p>49,5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Davosa</text:p>
          </table:table-cell>
          <table:table-cell table:formula="of:=[.B735]"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5795" calcext:value-type="float">
            <text:p>57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62Zegarek Davosa.jpg</text:p>
          </table:table-cell>
          <table:table-cell table:style-name="Default" table:formula="of:=[.G735]"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IF(ISNUMBER((SEARCH(&quot;wiktoriańska&quot;;[.A736])));46;&quot;&quot;)">
            <text:p/>
          </table:table-cell>
          <table:table-cell table:formula="of:=IF(ISNUMBER((SEARCH(&quot;boho&quot;;[.A736])));47;&quot;&quot;)">
            <text:p/>
          </table:table-cell>
          <table:table-cell table:formula="of:=IF(ISNUMBER((SEARCH(&quot;studio&quot;;[.A736])));48;&quot;&quot;)">
            <text:p/>
          </table:table-cell>
          <table:table-cell table:formula="of:=IF(ISNUMBER((SEARCH(&quot;ternel&quot;;[.A736])));95;&quot;&quot;)">
            <text:p/>
          </table:table-cell>
          <table:table-cell table:formula="of:=IF(ISNUMBER((SEARCH(&quot;eclipse&quot;;[.A736])));93;&quot;&quot;)">
            <text:p/>
          </table:table-cell>
          <table:table-cell table:formula="of:=IF(ISNUMBER((SEARCH(&quot;fruit&quot;;[.A736])));100;&quot;&quot;)">
            <text:p/>
          </table:table-cell>
          <table:table-cell table:formula="of:=IF(ISNUMBER((SEARCH(&quot;jubil&quot;;[.A736])));112;&quot;&quot;)">
            <text:p/>
          </table:table-cell>
          <table:table-cell table:formula="of:=IF(ISNUMBER((SEARCH(&quot;flow&quot;;[.A736])));98;&quot;&quot;)">
            <text:p/>
          </table:table-cell>
          <table:table-cell table:formula="of:=CONCATENATE([.G736];&quot;,&quot;;[.H736];&quot;,&quot;;[.I736];&quot;,&quot;;[.J736];&quot;,&quot;;[.K736];&quot;,&quot;;[.L736];&quot;,&quot;;[.M736];&quot;,&quot;;[.N736];&quot;,&quot;;[.O736];&quot;,&quot;;[.P736])" office:value-type="string" office:string-value="49,54,,,,,,,," calcext:value-type="string">
            <text:p>49,5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Triwa</text:p>
          </table:table-cell>
          <table:table-cell table:formula="of:=[.B736]"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7595" calcext:value-type="float">
            <text:p>75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63Zegarek Triwa.jpg</text:p>
          </table:table-cell>
          <table:table-cell table:style-name="Default" table:formula="of:=[.G736]" office:value-type="float" office:value="49" calcext:value-type="float">
            <text:p>49</text:p>
          </table:table-cell>
          <table:table-cell/>
          <table:table-cell table:formula="of:=IF(ISNUMBER((SEARCH(&quot;wiktoriańska&quot;;[.A737])));46;&quot;&quot;)">
            <text:p/>
          </table:table-cell>
          <table:table-cell table:formula="of:=IF(ISNUMBER((SEARCH(&quot;boho&quot;;[.A737])));47;&quot;&quot;)">
            <text:p/>
          </table:table-cell>
          <table:table-cell table:formula="of:=IF(ISNUMBER((SEARCH(&quot;studio&quot;;[.A737])));48;&quot;&quot;)">
            <text:p/>
          </table:table-cell>
          <table:table-cell table:formula="of:=IF(ISNUMBER((SEARCH(&quot;ternel&quot;;[.A737])));95;&quot;&quot;)">
            <text:p/>
          </table:table-cell>
          <table:table-cell table:formula="of:=IF(ISNUMBER((SEARCH(&quot;eclipse&quot;;[.A737])));93;&quot;&quot;)">
            <text:p/>
          </table:table-cell>
          <table:table-cell table:formula="of:=IF(ISNUMBER((SEARCH(&quot;fruit&quot;;[.A737])));100;&quot;&quot;)">
            <text:p/>
          </table:table-cell>
          <table:table-cell table:formula="of:=IF(ISNUMBER((SEARCH(&quot;jubil&quot;;[.A737])));112;&quot;&quot;)">
            <text:p/>
          </table:table-cell>
          <table:table-cell table:formula="of:=IF(ISNUMBER((SEARCH(&quot;flow&quot;;[.A737])));98;&quot;&quot;)">
            <text:p/>
          </table:table-cell>
          <table:table-cell table:formula="of:=CONCATENATE([.G737];&quot;,&quot;;[.H737];&quot;,&quot;;[.I737];&quot;,&quot;;[.J737];&quot;,&quot;;[.K737];&quot;,&quot;;[.L737];&quot;,&quot;;[.M737];&quot;,&quot;;[.N737];&quot;,&quot;;[.O737];&quot;,&quot;;[.P737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Oris</text:p>
          </table:table-cell>
          <table:table-cell table:formula="of:=[.B737]"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64Zegarek Oris.jpg</text:p>
          </table:table-cell>
          <table:table-cell table:style-name="Default" table:formula="of:=[.G737]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formula="of:=IF(ISNUMBER((SEARCH(&quot;wiktoriańska&quot;;[.A738])));46;&quot;&quot;)">
            <text:p/>
          </table:table-cell>
          <table:table-cell table:formula="of:=IF(ISNUMBER((SEARCH(&quot;boho&quot;;[.A738])));47;&quot;&quot;)">
            <text:p/>
          </table:table-cell>
          <table:table-cell table:formula="of:=IF(ISNUMBER((SEARCH(&quot;studio&quot;;[.A738])));48;&quot;&quot;)">
            <text:p/>
          </table:table-cell>
          <table:table-cell table:formula="of:=IF(ISNUMBER((SEARCH(&quot;ternel&quot;;[.A738])));95;&quot;&quot;)">
            <text:p/>
          </table:table-cell>
          <table:table-cell table:formula="of:=IF(ISNUMBER((SEARCH(&quot;eclipse&quot;;[.A738])));93;&quot;&quot;)">
            <text:p/>
          </table:table-cell>
          <table:table-cell table:formula="of:=IF(ISNUMBER((SEARCH(&quot;fruit&quot;;[.A738])));100;&quot;&quot;)">
            <text:p/>
          </table:table-cell>
          <table:table-cell table:formula="of:=IF(ISNUMBER((SEARCH(&quot;jubil&quot;;[.A738])));112;&quot;&quot;)">
            <text:p/>
          </table:table-cell>
          <table:table-cell table:formula="of:=IF(ISNUMBER((SEARCH(&quot;flow&quot;;[.A738])));98;&quot;&quot;)">
            <text:p/>
          </table:table-cell>
          <table:table-cell table:formula="of:=CONCATENATE([.G738];&quot;,&quot;;[.H738];&quot;,&quot;;[.I738];&quot;,&quot;;[.J738];&quot;,&quot;;[.K738];&quot;,&quot;;[.L738];&quot;,&quot;;[.M738];&quot;,&quot;;[.N738];&quot;,&quot;;[.O738];&quot;,&quot;;[.P738])" office:value-type="string" office:string-value="49,52,,,,,,,," calcext:value-type="string">
            <text:p>49,5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Oris</text:p>
          </table:table-cell>
          <table:table-cell table:formula="of:=[.B738]"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2995" calcext:value-type="float">
            <text:p>29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65Zegarek Oris.jpg</text:p>
          </table:table-cell>
          <table:table-cell table:style-name="Default" table:formula="of:=[.G738]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formula="of:=IF(ISNUMBER((SEARCH(&quot;wiktoriańska&quot;;[.A739])));46;&quot;&quot;)">
            <text:p/>
          </table:table-cell>
          <table:table-cell table:formula="of:=IF(ISNUMBER((SEARCH(&quot;boho&quot;;[.A739])));47;&quot;&quot;)">
            <text:p/>
          </table:table-cell>
          <table:table-cell table:formula="of:=IF(ISNUMBER((SEARCH(&quot;studio&quot;;[.A739])));48;&quot;&quot;)">
            <text:p/>
          </table:table-cell>
          <table:table-cell table:formula="of:=IF(ISNUMBER((SEARCH(&quot;ternel&quot;;[.A739])));95;&quot;&quot;)">
            <text:p/>
          </table:table-cell>
          <table:table-cell table:formula="of:=IF(ISNUMBER((SEARCH(&quot;eclipse&quot;;[.A739])));93;&quot;&quot;)">
            <text:p/>
          </table:table-cell>
          <table:table-cell table:formula="of:=IF(ISNUMBER((SEARCH(&quot;fruit&quot;;[.A739])));100;&quot;&quot;)">
            <text:p/>
          </table:table-cell>
          <table:table-cell table:formula="of:=IF(ISNUMBER((SEARCH(&quot;jubil&quot;;[.A739])));112;&quot;&quot;)">
            <text:p/>
          </table:table-cell>
          <table:table-cell table:formula="of:=IF(ISNUMBER((SEARCH(&quot;flow&quot;;[.A739])));98;&quot;&quot;)">
            <text:p/>
          </table:table-cell>
          <table:table-cell table:formula="of:=CONCATENATE([.G739];&quot;,&quot;;[.H739];&quot;,&quot;;[.I739];&quot;,&quot;;[.J739];&quot;,&quot;;[.K739];&quot;,&quot;;[.L739];&quot;,&quot;;[.M739];&quot;,&quot;;[.N739];&quot;,&quot;;[.O739];&quot;,&quot;;[.P739])" office:value-type="string" office:string-value="49,52,,,,,,,," calcext:value-type="string">
            <text:p>49,5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Oris</text:p>
          </table:table-cell>
          <table:table-cell table:formula="of:=[.B739]"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66Zegarek Oris.jpg</text:p>
          </table:table-cell>
          <table:table-cell table:style-name="Default" table:formula="of:=[.G739]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formula="of:=IF(ISNUMBER((SEARCH(&quot;wiktoriańska&quot;;[.A740])));46;&quot;&quot;)">
            <text:p/>
          </table:table-cell>
          <table:table-cell table:formula="of:=IF(ISNUMBER((SEARCH(&quot;boho&quot;;[.A740])));47;&quot;&quot;)">
            <text:p/>
          </table:table-cell>
          <table:table-cell table:formula="of:=IF(ISNUMBER((SEARCH(&quot;studio&quot;;[.A740])));48;&quot;&quot;)">
            <text:p/>
          </table:table-cell>
          <table:table-cell table:formula="of:=IF(ISNUMBER((SEARCH(&quot;ternel&quot;;[.A740])));95;&quot;&quot;)">
            <text:p/>
          </table:table-cell>
          <table:table-cell table:formula="of:=IF(ISNUMBER((SEARCH(&quot;eclipse&quot;;[.A740])));93;&quot;&quot;)">
            <text:p/>
          </table:table-cell>
          <table:table-cell table:formula="of:=IF(ISNUMBER((SEARCH(&quot;fruit&quot;;[.A740])));100;&quot;&quot;)">
            <text:p/>
          </table:table-cell>
          <table:table-cell table:formula="of:=IF(ISNUMBER((SEARCH(&quot;jubil&quot;;[.A740])));112;&quot;&quot;)">
            <text:p/>
          </table:table-cell>
          <table:table-cell table:formula="of:=IF(ISNUMBER((SEARCH(&quot;flow&quot;;[.A740])));98;&quot;&quot;)">
            <text:p/>
          </table:table-cell>
          <table:table-cell table:formula="of:=CONCATENATE([.G740];&quot;,&quot;;[.H740];&quot;,&quot;;[.I740];&quot;,&quot;;[.J740];&quot;,&quot;;[.K740];&quot;,&quot;;[.L740];&quot;,&quot;;[.M740];&quot;,&quot;;[.N740];&quot;,&quot;;[.O740];&quot;,&quot;;[.P740])" office:value-type="string" office:string-value="49,52,,,,,,,," calcext:value-type="string">
            <text:p>49,5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Oris</text:p>
          </table:table-cell>
          <table:table-cell table:formula="of:=[.B740]"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67Zegarek Oris.jpg</text:p>
          </table:table-cell>
          <table:table-cell table:style-name="Default" table:formula="of:=[.G740]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formula="of:=IF(ISNUMBER((SEARCH(&quot;wiktoriańska&quot;;[.A741])));46;&quot;&quot;)">
            <text:p/>
          </table:table-cell>
          <table:table-cell table:formula="of:=IF(ISNUMBER((SEARCH(&quot;boho&quot;;[.A741])));47;&quot;&quot;)">
            <text:p/>
          </table:table-cell>
          <table:table-cell table:formula="of:=IF(ISNUMBER((SEARCH(&quot;studio&quot;;[.A741])));48;&quot;&quot;)">
            <text:p/>
          </table:table-cell>
          <table:table-cell table:formula="of:=IF(ISNUMBER((SEARCH(&quot;ternel&quot;;[.A741])));95;&quot;&quot;)">
            <text:p/>
          </table:table-cell>
          <table:table-cell table:formula="of:=IF(ISNUMBER((SEARCH(&quot;eclipse&quot;;[.A741])));93;&quot;&quot;)">
            <text:p/>
          </table:table-cell>
          <table:table-cell table:formula="of:=IF(ISNUMBER((SEARCH(&quot;fruit&quot;;[.A741])));100;&quot;&quot;)">
            <text:p/>
          </table:table-cell>
          <table:table-cell table:formula="of:=IF(ISNUMBER((SEARCH(&quot;jubil&quot;;[.A741])));112;&quot;&quot;)">
            <text:p/>
          </table:table-cell>
          <table:table-cell table:formula="of:=IF(ISNUMBER((SEARCH(&quot;flow&quot;;[.A741])));98;&quot;&quot;)">
            <text:p/>
          </table:table-cell>
          <table:table-cell table:formula="of:=CONCATENATE([.G741];&quot;,&quot;;[.H741];&quot;,&quot;;[.I741];&quot;,&quot;;[.J741];&quot;,&quot;;[.K741];&quot;,&quot;;[.L741];&quot;,&quot;;[.M741];&quot;,&quot;;[.N741];&quot;,&quot;;[.O741];&quot;,&quot;;[.P741])" office:value-type="string" office:string-value="49,52,,,,,,,," calcext:value-type="string">
            <text:p>49,52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Davosa</text:p>
          </table:table-cell>
          <table:table-cell table:formula="of:=[.B741]"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2595" calcext:value-type="float">
            <text:p>25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68Zegarek Davosa.jpg</text:p>
          </table:table-cell>
          <table:table-cell table:style-name="Default" table:formula="of:=[.G741]"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IF(ISNUMBER((SEARCH(&quot;wiktoriańska&quot;;[.A742])));46;&quot;&quot;)">
            <text:p/>
          </table:table-cell>
          <table:table-cell table:formula="of:=IF(ISNUMBER((SEARCH(&quot;boho&quot;;[.A742])));47;&quot;&quot;)">
            <text:p/>
          </table:table-cell>
          <table:table-cell table:formula="of:=IF(ISNUMBER((SEARCH(&quot;studio&quot;;[.A742])));48;&quot;&quot;)">
            <text:p/>
          </table:table-cell>
          <table:table-cell table:formula="of:=IF(ISNUMBER((SEARCH(&quot;ternel&quot;;[.A742])));95;&quot;&quot;)">
            <text:p/>
          </table:table-cell>
          <table:table-cell table:formula="of:=IF(ISNUMBER((SEARCH(&quot;eclipse&quot;;[.A742])));93;&quot;&quot;)">
            <text:p/>
          </table:table-cell>
          <table:table-cell table:formula="of:=IF(ISNUMBER((SEARCH(&quot;fruit&quot;;[.A742])));100;&quot;&quot;)">
            <text:p/>
          </table:table-cell>
          <table:table-cell table:formula="of:=IF(ISNUMBER((SEARCH(&quot;jubil&quot;;[.A742])));112;&quot;&quot;)">
            <text:p/>
          </table:table-cell>
          <table:table-cell table:formula="of:=IF(ISNUMBER((SEARCH(&quot;flow&quot;;[.A742])));98;&quot;&quot;)">
            <text:p/>
          </table:table-cell>
          <table:table-cell table:formula="of:=CONCATENATE([.G742];&quot;,&quot;;[.H742];&quot;,&quot;;[.I742];&quot;,&quot;;[.J742];&quot;,&quot;;[.K742];&quot;,&quot;;[.L742];&quot;,&quot;;[.M742];&quot;,&quot;;[.N742];&quot;,&quot;;[.O742];&quot;,&quot;;[.P742])" office:value-type="string" office:string-value="49,54,,,,,,,," calcext:value-type="string">
            <text:p>49,5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Davosa</text:p>
          </table:table-cell>
          <table:table-cell table:formula="of:=[.B742]"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69Zegarek Davosa.jpg</text:p>
          </table:table-cell>
          <table:table-cell table:style-name="Default" table:formula="of:=[.G742]"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IF(ISNUMBER((SEARCH(&quot;wiktoriańska&quot;;[.A743])));46;&quot;&quot;)">
            <text:p/>
          </table:table-cell>
          <table:table-cell table:formula="of:=IF(ISNUMBER((SEARCH(&quot;boho&quot;;[.A743])));47;&quot;&quot;)">
            <text:p/>
          </table:table-cell>
          <table:table-cell table:formula="of:=IF(ISNUMBER((SEARCH(&quot;studio&quot;;[.A743])));48;&quot;&quot;)">
            <text:p/>
          </table:table-cell>
          <table:table-cell table:formula="of:=IF(ISNUMBER((SEARCH(&quot;ternel&quot;;[.A743])));95;&quot;&quot;)">
            <text:p/>
          </table:table-cell>
          <table:table-cell table:formula="of:=IF(ISNUMBER((SEARCH(&quot;eclipse&quot;;[.A743])));93;&quot;&quot;)">
            <text:p/>
          </table:table-cell>
          <table:table-cell table:formula="of:=IF(ISNUMBER((SEARCH(&quot;fruit&quot;;[.A743])));100;&quot;&quot;)">
            <text:p/>
          </table:table-cell>
          <table:table-cell table:formula="of:=IF(ISNUMBER((SEARCH(&quot;jubil&quot;;[.A743])));112;&quot;&quot;)">
            <text:p/>
          </table:table-cell>
          <table:table-cell table:formula="of:=IF(ISNUMBER((SEARCH(&quot;flow&quot;;[.A743])));98;&quot;&quot;)">
            <text:p/>
          </table:table-cell>
          <table:table-cell table:formula="of:=CONCATENATE([.G743];&quot;,&quot;;[.H743];&quot;,&quot;;[.I743];&quot;,&quot;;[.J743];&quot;,&quot;;[.K743];&quot;,&quot;;[.L743];&quot;,&quot;;[.M743];&quot;,&quot;;[.N743];&quot;,&quot;;[.O743];&quot;,&quot;;[.P743])" office:value-type="string" office:string-value="49,54,,,,,,,," calcext:value-type="string">
            <text:p>49,5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Davosa</text:p>
          </table:table-cell>
          <table:table-cell table:formula="of:=[.B743]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70Zegarek Davosa.jpg</text:p>
          </table:table-cell>
          <table:table-cell table:style-name="Default" table:formula="of:=[.G743]"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IF(ISNUMBER((SEARCH(&quot;wiktoriańska&quot;;[.A744])));46;&quot;&quot;)">
            <text:p/>
          </table:table-cell>
          <table:table-cell table:formula="of:=IF(ISNUMBER((SEARCH(&quot;boho&quot;;[.A744])));47;&quot;&quot;)">
            <text:p/>
          </table:table-cell>
          <table:table-cell table:formula="of:=IF(ISNUMBER((SEARCH(&quot;studio&quot;;[.A744])));48;&quot;&quot;)">
            <text:p/>
          </table:table-cell>
          <table:table-cell table:formula="of:=IF(ISNUMBER((SEARCH(&quot;ternel&quot;;[.A744])));95;&quot;&quot;)">
            <text:p/>
          </table:table-cell>
          <table:table-cell table:formula="of:=IF(ISNUMBER((SEARCH(&quot;eclipse&quot;;[.A744])));93;&quot;&quot;)">
            <text:p/>
          </table:table-cell>
          <table:table-cell table:formula="of:=IF(ISNUMBER((SEARCH(&quot;fruit&quot;;[.A744])));100;&quot;&quot;)">
            <text:p/>
          </table:table-cell>
          <table:table-cell table:formula="of:=IF(ISNUMBER((SEARCH(&quot;jubil&quot;;[.A744])));112;&quot;&quot;)">
            <text:p/>
          </table:table-cell>
          <table:table-cell table:formula="of:=IF(ISNUMBER((SEARCH(&quot;flow&quot;;[.A744])));98;&quot;&quot;)">
            <text:p/>
          </table:table-cell>
          <table:table-cell table:formula="of:=CONCATENATE([.G744];&quot;,&quot;;[.H744];&quot;,&quot;;[.I744];&quot;,&quot;;[.J744];&quot;,&quot;;[.K744];&quot;,&quot;;[.L744];&quot;,&quot;;[.M744];&quot;,&quot;;[.N744];&quot;,&quot;;[.O744];&quot;,&quot;;[.P744])" office:value-type="string" office:string-value="49,54,,,,,,,," calcext:value-type="string">
            <text:p>49,5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Davosa</text:p>
          </table:table-cell>
          <table:table-cell table:formula="of:=[.B744]"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71Zegarek Davosa.jpg</text:p>
          </table:table-cell>
          <table:table-cell table:style-name="Default" table:formula="of:=[.G744]"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IF(ISNUMBER((SEARCH(&quot;wiktoriańska&quot;;[.A745])));46;&quot;&quot;)">
            <text:p/>
          </table:table-cell>
          <table:table-cell table:formula="of:=IF(ISNUMBER((SEARCH(&quot;boho&quot;;[.A745])));47;&quot;&quot;)">
            <text:p/>
          </table:table-cell>
          <table:table-cell table:formula="of:=IF(ISNUMBER((SEARCH(&quot;studio&quot;;[.A745])));48;&quot;&quot;)">
            <text:p/>
          </table:table-cell>
          <table:table-cell table:formula="of:=IF(ISNUMBER((SEARCH(&quot;ternel&quot;;[.A745])));95;&quot;&quot;)">
            <text:p/>
          </table:table-cell>
          <table:table-cell table:formula="of:=IF(ISNUMBER((SEARCH(&quot;eclipse&quot;;[.A745])));93;&quot;&quot;)">
            <text:p/>
          </table:table-cell>
          <table:table-cell table:formula="of:=IF(ISNUMBER((SEARCH(&quot;fruit&quot;;[.A745])));100;&quot;&quot;)">
            <text:p/>
          </table:table-cell>
          <table:table-cell table:formula="of:=IF(ISNUMBER((SEARCH(&quot;jubil&quot;;[.A745])));112;&quot;&quot;)">
            <text:p/>
          </table:table-cell>
          <table:table-cell table:formula="of:=IF(ISNUMBER((SEARCH(&quot;flow&quot;;[.A745])));98;&quot;&quot;)">
            <text:p/>
          </table:table-cell>
          <table:table-cell table:formula="of:=CONCATENATE([.G745];&quot;,&quot;;[.H745];&quot;,&quot;;[.I745];&quot;,&quot;;[.J745];&quot;,&quot;;[.K745];&quot;,&quot;;[.L745];&quot;,&quot;;[.M745];&quot;,&quot;;[.N745];&quot;,&quot;;[.O745];&quot;,&quot;;[.P745])" office:value-type="string" office:string-value="49,54,,,,,,,," calcext:value-type="string">
            <text:p>49,54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Maurice Lacroix</text:p>
          </table:table-cell>
          <table:table-cell table:formula="of:=[.B745]"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72Zegarek Maurice Lacroix.jpg</text:p>
          </table:table-cell>
          <table:table-cell table:style-name="Default" table:formula="of:=[.G745]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IF(ISNUMBER((SEARCH(&quot;wiktoriańska&quot;;[.A746])));46;&quot;&quot;)">
            <text:p/>
          </table:table-cell>
          <table:table-cell table:formula="of:=IF(ISNUMBER((SEARCH(&quot;boho&quot;;[.A746])));47;&quot;&quot;)">
            <text:p/>
          </table:table-cell>
          <table:table-cell table:formula="of:=IF(ISNUMBER((SEARCH(&quot;studio&quot;;[.A746])));48;&quot;&quot;)">
            <text:p/>
          </table:table-cell>
          <table:table-cell table:formula="of:=IF(ISNUMBER((SEARCH(&quot;ternel&quot;;[.A746])));95;&quot;&quot;)">
            <text:p/>
          </table:table-cell>
          <table:table-cell table:formula="of:=IF(ISNUMBER((SEARCH(&quot;eclipse&quot;;[.A746])));93;&quot;&quot;)">
            <text:p/>
          </table:table-cell>
          <table:table-cell table:formula="of:=IF(ISNUMBER((SEARCH(&quot;fruit&quot;;[.A746])));100;&quot;&quot;)">
            <text:p/>
          </table:table-cell>
          <table:table-cell table:formula="of:=IF(ISNUMBER((SEARCH(&quot;jubil&quot;;[.A746])));112;&quot;&quot;)">
            <text:p/>
          </table:table-cell>
          <table:table-cell table:formula="of:=IF(ISNUMBER((SEARCH(&quot;flow&quot;;[.A746])));98;&quot;&quot;)">
            <text:p/>
          </table:table-cell>
          <table:table-cell table:formula="of:=CONCATENATE([.G746];&quot;,&quot;;[.H746];&quot;,&quot;;[.I746];&quot;,&quot;;[.J746];&quot;,&quot;;[.K746];&quot;,&quot;;[.L746];&quot;,&quot;;[.M746];&quot;,&quot;;[.N746];&quot;,&quot;;[.O746];&quot;,&quot;;[.P746])" office:value-type="string" office:string-value="49,50,,,,,,,," calcext:value-type="string">
            <text:p>49,50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Maurice Lacroix</text:p>
          </table:table-cell>
          <table:table-cell table:formula="of:=[.B746]"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73Zegarek Maurice Lacroix.jpg</text:p>
          </table:table-cell>
          <table:table-cell table:style-name="Default" table:formula="of:=[.G746]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IF(ISNUMBER((SEARCH(&quot;wiktoriańska&quot;;[.A747])));46;&quot;&quot;)">
            <text:p/>
          </table:table-cell>
          <table:table-cell table:formula="of:=IF(ISNUMBER((SEARCH(&quot;boho&quot;;[.A747])));47;&quot;&quot;)">
            <text:p/>
          </table:table-cell>
          <table:table-cell table:formula="of:=IF(ISNUMBER((SEARCH(&quot;studio&quot;;[.A747])));48;&quot;&quot;)">
            <text:p/>
          </table:table-cell>
          <table:table-cell table:formula="of:=IF(ISNUMBER((SEARCH(&quot;ternel&quot;;[.A747])));95;&quot;&quot;)">
            <text:p/>
          </table:table-cell>
          <table:table-cell table:formula="of:=IF(ISNUMBER((SEARCH(&quot;eclipse&quot;;[.A747])));93;&quot;&quot;)">
            <text:p/>
          </table:table-cell>
          <table:table-cell table:formula="of:=IF(ISNUMBER((SEARCH(&quot;fruit&quot;;[.A747])));100;&quot;&quot;)">
            <text:p/>
          </table:table-cell>
          <table:table-cell table:formula="of:=IF(ISNUMBER((SEARCH(&quot;jubil&quot;;[.A747])));112;&quot;&quot;)">
            <text:p/>
          </table:table-cell>
          <table:table-cell table:formula="of:=IF(ISNUMBER((SEARCH(&quot;flow&quot;;[.A747])));98;&quot;&quot;)">
            <text:p/>
          </table:table-cell>
          <table:table-cell table:formula="of:=CONCATENATE([.G747];&quot;,&quot;;[.H747];&quot;,&quot;;[.I747];&quot;,&quot;;[.J747];&quot;,&quot;;[.K747];&quot;,&quot;;[.L747];&quot;,&quot;;[.M747];&quot;,&quot;;[.N747];&quot;,&quot;;[.O747];&quot;,&quot;;[.P747])" office:value-type="string" office:string-value="49,50,,,,,,,," calcext:value-type="string">
            <text:p>49,50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Maurice Lacroix</text:p>
          </table:table-cell>
          <table:table-cell table:formula="of:=[.B747]"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74Zegarek Maurice Lacroix.jpg</text:p>
          </table:table-cell>
          <table:table-cell table:style-name="Default" table:formula="of:=[.G747]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IF(ISNUMBER((SEARCH(&quot;wiktoriańska&quot;;[.A748])));46;&quot;&quot;)">
            <text:p/>
          </table:table-cell>
          <table:table-cell table:formula="of:=IF(ISNUMBER((SEARCH(&quot;boho&quot;;[.A748])));47;&quot;&quot;)">
            <text:p/>
          </table:table-cell>
          <table:table-cell table:formula="of:=IF(ISNUMBER((SEARCH(&quot;studio&quot;;[.A748])));48;&quot;&quot;)">
            <text:p/>
          </table:table-cell>
          <table:table-cell table:formula="of:=IF(ISNUMBER((SEARCH(&quot;ternel&quot;;[.A748])));95;&quot;&quot;)">
            <text:p/>
          </table:table-cell>
          <table:table-cell table:formula="of:=IF(ISNUMBER((SEARCH(&quot;eclipse&quot;;[.A748])));93;&quot;&quot;)">
            <text:p/>
          </table:table-cell>
          <table:table-cell table:formula="of:=IF(ISNUMBER((SEARCH(&quot;fruit&quot;;[.A748])));100;&quot;&quot;)">
            <text:p/>
          </table:table-cell>
          <table:table-cell table:formula="of:=IF(ISNUMBER((SEARCH(&quot;jubil&quot;;[.A748])));112;&quot;&quot;)">
            <text:p/>
          </table:table-cell>
          <table:table-cell table:formula="of:=IF(ISNUMBER((SEARCH(&quot;flow&quot;;[.A748])));98;&quot;&quot;)">
            <text:p/>
          </table:table-cell>
          <table:table-cell table:formula="of:=CONCATENATE([.G748];&quot;,&quot;;[.H748];&quot;,&quot;;[.I748];&quot;,&quot;;[.J748];&quot;,&quot;;[.K748];&quot;,&quot;;[.L748];&quot;,&quot;;[.M748];&quot;,&quot;;[.N748];&quot;,&quot;;[.O748];&quot;,&quot;;[.P748])" office:value-type="string" office:string-value="49,50,,,,,,,," calcext:value-type="string">
            <text:p>49,50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Frédérique Constant</text:p>
          </table:table-cell>
          <table:table-cell table:formula="of:=[.B748]"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75Zegarek Frédérique Constant.jpg</text:p>
          </table:table-cell>
          <table:table-cell table:style-name="Default" table:formula="of:=[.G748]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IF(ISNUMBER((SEARCH(&quot;wiktoriańska&quot;;[.A749])));46;&quot;&quot;)">
            <text:p/>
          </table:table-cell>
          <table:table-cell table:formula="of:=IF(ISNUMBER((SEARCH(&quot;boho&quot;;[.A749])));47;&quot;&quot;)">
            <text:p/>
          </table:table-cell>
          <table:table-cell table:formula="of:=IF(ISNUMBER((SEARCH(&quot;studio&quot;;[.A749])));48;&quot;&quot;)">
            <text:p/>
          </table:table-cell>
          <table:table-cell table:formula="of:=IF(ISNUMBER((SEARCH(&quot;ternel&quot;;[.A749])));95;&quot;&quot;)">
            <text:p/>
          </table:table-cell>
          <table:table-cell table:formula="of:=IF(ISNUMBER((SEARCH(&quot;eclipse&quot;;[.A749])));93;&quot;&quot;)">
            <text:p/>
          </table:table-cell>
          <table:table-cell table:formula="of:=IF(ISNUMBER((SEARCH(&quot;fruit&quot;;[.A749])));100;&quot;&quot;)">
            <text:p/>
          </table:table-cell>
          <table:table-cell table:formula="of:=IF(ISNUMBER((SEARCH(&quot;jubil&quot;;[.A749])));112;&quot;&quot;)">
            <text:p/>
          </table:table-cell>
          <table:table-cell table:formula="of:=IF(ISNUMBER((SEARCH(&quot;flow&quot;;[.A749])));98;&quot;&quot;)">
            <text:p/>
          </table:table-cell>
          <table:table-cell table:formula="of:=CONCATENATE([.G749];&quot;,&quot;;[.H749];&quot;,&quot;;[.I749];&quot;,&quot;;[.J749];&quot;,&quot;;[.K749];&quot;,&quot;;[.L749];&quot;,&quot;;[.M749];&quot;,&quot;;[.N749];&quot;,&quot;;[.O749];&quot;,&quot;;[.P749])" office:value-type="string" office:string-value="49,51,,,,,,,," calcext:value-type="string">
            <text:p>49,5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Frédérique Constant</text:p>
          </table:table-cell>
          <table:table-cell table:formula="of:=[.B749]"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5790" calcext:value-type="float">
            <text:p>579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76Zegarek Frédérique Constant.jpg</text:p>
          </table:table-cell>
          <table:table-cell table:style-name="Default" table:formula="of:=[.G749]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IF(ISNUMBER((SEARCH(&quot;wiktoriańska&quot;;[.A750])));46;&quot;&quot;)">
            <text:p/>
          </table:table-cell>
          <table:table-cell table:formula="of:=IF(ISNUMBER((SEARCH(&quot;boho&quot;;[.A750])));47;&quot;&quot;)">
            <text:p/>
          </table:table-cell>
          <table:table-cell table:formula="of:=IF(ISNUMBER((SEARCH(&quot;studio&quot;;[.A750])));48;&quot;&quot;)">
            <text:p/>
          </table:table-cell>
          <table:table-cell table:formula="of:=IF(ISNUMBER((SEARCH(&quot;ternel&quot;;[.A750])));95;&quot;&quot;)">
            <text:p/>
          </table:table-cell>
          <table:table-cell table:formula="of:=IF(ISNUMBER((SEARCH(&quot;eclipse&quot;;[.A750])));93;&quot;&quot;)">
            <text:p/>
          </table:table-cell>
          <table:table-cell table:formula="of:=IF(ISNUMBER((SEARCH(&quot;fruit&quot;;[.A750])));100;&quot;&quot;)">
            <text:p/>
          </table:table-cell>
          <table:table-cell table:formula="of:=IF(ISNUMBER((SEARCH(&quot;jubil&quot;;[.A750])));112;&quot;&quot;)">
            <text:p/>
          </table:table-cell>
          <table:table-cell table:formula="of:=IF(ISNUMBER((SEARCH(&quot;flow&quot;;[.A750])));98;&quot;&quot;)">
            <text:p/>
          </table:table-cell>
          <table:table-cell table:formula="of:=CONCATENATE([.G750];&quot;,&quot;;[.H750];&quot;,&quot;;[.I750];&quot;,&quot;;[.J750];&quot;,&quot;;[.K750];&quot;,&quot;;[.L750];&quot;,&quot;;[.M750];&quot;,&quot;;[.N750];&quot;,&quot;;[.O750];&quot;,&quot;;[.P750])" office:value-type="string" office:string-value="49,51,,,,,,,," calcext:value-type="string">
            <text:p>49,5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Frédérique Constant</text:p>
          </table:table-cell>
          <table:table-cell table:formula="of:=[.B750]"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7090" calcext:value-type="float">
            <text:p>709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77Zegarek Frédérique Constant.jpg</text:p>
          </table:table-cell>
          <table:table-cell table:style-name="Default" table:formula="of:=[.G750]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IF(ISNUMBER((SEARCH(&quot;wiktoriańska&quot;;[.A751])));46;&quot;&quot;)">
            <text:p/>
          </table:table-cell>
          <table:table-cell table:formula="of:=IF(ISNUMBER((SEARCH(&quot;boho&quot;;[.A751])));47;&quot;&quot;)">
            <text:p/>
          </table:table-cell>
          <table:table-cell table:formula="of:=IF(ISNUMBER((SEARCH(&quot;studio&quot;;[.A751])));48;&quot;&quot;)">
            <text:p/>
          </table:table-cell>
          <table:table-cell table:formula="of:=IF(ISNUMBER((SEARCH(&quot;ternel&quot;;[.A751])));95;&quot;&quot;)">
            <text:p/>
          </table:table-cell>
          <table:table-cell table:formula="of:=IF(ISNUMBER((SEARCH(&quot;eclipse&quot;;[.A751])));93;&quot;&quot;)">
            <text:p/>
          </table:table-cell>
          <table:table-cell table:formula="of:=IF(ISNUMBER((SEARCH(&quot;fruit&quot;;[.A751])));100;&quot;&quot;)">
            <text:p/>
          </table:table-cell>
          <table:table-cell table:formula="of:=IF(ISNUMBER((SEARCH(&quot;jubil&quot;;[.A751])));112;&quot;&quot;)">
            <text:p/>
          </table:table-cell>
          <table:table-cell table:formula="of:=IF(ISNUMBER((SEARCH(&quot;flow&quot;;[.A751])));98;&quot;&quot;)">
            <text:p/>
          </table:table-cell>
          <table:table-cell table:formula="of:=CONCATENATE([.G751];&quot;,&quot;;[.H751];&quot;,&quot;;[.I751];&quot;,&quot;;[.J751];&quot;,&quot;;[.K751];&quot;,&quot;;[.L751];&quot;,&quot;;[.M751];&quot;,&quot;;[.N751];&quot;,&quot;;[.O751];&quot;,&quot;;[.P751])" office:value-type="string" office:string-value="49,51,,,,,,,," calcext:value-type="string">
            <text:p>49,5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Frédérique Constant</text:p>
          </table:table-cell>
          <table:table-cell table:formula="of:=[.B751]"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5990" calcext:value-type="float">
            <text:p>599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78Zegarek Frédérique Constant.jpg</text:p>
          </table:table-cell>
          <table:table-cell table:style-name="Default" table:formula="of:=[.G751]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IF(ISNUMBER((SEARCH(&quot;wiktoriańska&quot;;[.A752])));46;&quot;&quot;)">
            <text:p/>
          </table:table-cell>
          <table:table-cell table:formula="of:=IF(ISNUMBER((SEARCH(&quot;boho&quot;;[.A752])));47;&quot;&quot;)">
            <text:p/>
          </table:table-cell>
          <table:table-cell table:formula="of:=IF(ISNUMBER((SEARCH(&quot;studio&quot;;[.A752])));48;&quot;&quot;)">
            <text:p/>
          </table:table-cell>
          <table:table-cell table:formula="of:=IF(ISNUMBER((SEARCH(&quot;ternel&quot;;[.A752])));95;&quot;&quot;)">
            <text:p/>
          </table:table-cell>
          <table:table-cell table:formula="of:=IF(ISNUMBER((SEARCH(&quot;eclipse&quot;;[.A752])));93;&quot;&quot;)">
            <text:p/>
          </table:table-cell>
          <table:table-cell table:formula="of:=IF(ISNUMBER((SEARCH(&quot;fruit&quot;;[.A752])));100;&quot;&quot;)">
            <text:p/>
          </table:table-cell>
          <table:table-cell table:formula="of:=IF(ISNUMBER((SEARCH(&quot;jubil&quot;;[.A752])));112;&quot;&quot;)">
            <text:p/>
          </table:table-cell>
          <table:table-cell table:formula="of:=IF(ISNUMBER((SEARCH(&quot;flow&quot;;[.A752])));98;&quot;&quot;)">
            <text:p/>
          </table:table-cell>
          <table:table-cell table:formula="of:=CONCATENATE([.G752];&quot;,&quot;;[.H752];&quot;,&quot;;[.I752];&quot;,&quot;;[.J752];&quot;,&quot;;[.K752];&quot;,&quot;;[.L752];&quot;,&quot;;[.M752];&quot;,&quot;;[.N752];&quot;,&quot;;[.O752];&quot;,&quot;;[.P752])" office:value-type="string" office:string-value="49,51,,,,,,,," calcext:value-type="string">
            <text:p>49,51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Frédérique Constant</text:p>
          </table:table-cell>
          <table:table-cell table:formula="of:=[.B752]"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office:value-type="float" office:value="7090" calcext:value-type="float">
            <text:p>709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79Zegarek Frédérique Constant.jpg</text:p>
          </table:table-cell>
          <table:table-cell table:style-name="Default" table:formula="of:=[.G752]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formula="of:=IF(ISNUMBER((SEARCH(&quot;wiktoriańska&quot;;[.A753])));46;&quot;&quot;)">
            <text:p/>
          </table:table-cell>
          <table:table-cell table:formula="of:=IF(ISNUMBER((SEARCH(&quot;boho&quot;;[.A753])));47;&quot;&quot;)">
            <text:p/>
          </table:table-cell>
          <table:table-cell table:formula="of:=IF(ISNUMBER((SEARCH(&quot;studio&quot;;[.A753])));48;&quot;&quot;)">
            <text:p/>
          </table:table-cell>
          <table:table-cell table:formula="of:=IF(ISNUMBER((SEARCH(&quot;ternel&quot;;[.A753])));95;&quot;&quot;)">
            <text:p/>
          </table:table-cell>
          <table:table-cell table:formula="of:=IF(ISNUMBER((SEARCH(&quot;eclipse&quot;;[.A753])));93;&quot;&quot;)">
            <text:p/>
          </table:table-cell>
          <table:table-cell table:formula="of:=IF(ISNUMBER((SEARCH(&quot;fruit&quot;;[.A753])));100;&quot;&quot;)">
            <text:p/>
          </table:table-cell>
          <table:table-cell table:formula="of:=IF(ISNUMBER((SEARCH(&quot;jubil&quot;;[.A753])));112;&quot;&quot;)">
            <text:p/>
          </table:table-cell>
          <table:table-cell table:formula="of:=IF(ISNUMBER((SEARCH(&quot;flow&quot;;[.A753])));98;&quot;&quot;)">
            <text:p/>
          </table:table-cell>
          <table:table-cell table:formula="of:=CONCATENATE([.G753];&quot;,&quot;;[.H753];&quot;,&quot;;[.I753];&quot;,&quot;;[.J753];&quot;,&quot;;[.K753];&quot;,&quot;;[.L753];&quot;,&quot;;[.M753];&quot;,&quot;;[.N753];&quot;,&quot;;[.O753];&quot;,&quot;;[.P753])" office:value-type="string" office:string-value="49,15,,,,,,,," calcext:value-type="string">
            <text:p>49,15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Michael Kors</text:p>
          </table:table-cell>
          <table:table-cell table:formula="of:=[.B753]"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80Zegarek Michael Kors.jpg</text:p>
          </table:table-cell>
          <table:table-cell table:style-name="Default" table:formula="of:=[.G753]" office:value-type="float" office:value="49" calcext:value-type="float">
            <text:p>49</text:p>
          </table:table-cell>
          <table:table-cell/>
          <table:table-cell table:formula="of:=IF(ISNUMBER((SEARCH(&quot;wiktoriańska&quot;;[.A754])));46;&quot;&quot;)">
            <text:p/>
          </table:table-cell>
          <table:table-cell table:formula="of:=IF(ISNUMBER((SEARCH(&quot;boho&quot;;[.A754])));47;&quot;&quot;)">
            <text:p/>
          </table:table-cell>
          <table:table-cell table:formula="of:=IF(ISNUMBER((SEARCH(&quot;studio&quot;;[.A754])));48;&quot;&quot;)">
            <text:p/>
          </table:table-cell>
          <table:table-cell table:formula="of:=IF(ISNUMBER((SEARCH(&quot;ternel&quot;;[.A754])));95;&quot;&quot;)">
            <text:p/>
          </table:table-cell>
          <table:table-cell table:formula="of:=IF(ISNUMBER((SEARCH(&quot;eclipse&quot;;[.A754])));93;&quot;&quot;)">
            <text:p/>
          </table:table-cell>
          <table:table-cell table:formula="of:=IF(ISNUMBER((SEARCH(&quot;fruit&quot;;[.A754])));100;&quot;&quot;)">
            <text:p/>
          </table:table-cell>
          <table:table-cell table:formula="of:=IF(ISNUMBER((SEARCH(&quot;jubil&quot;;[.A754])));112;&quot;&quot;)">
            <text:p/>
          </table:table-cell>
          <table:table-cell table:formula="of:=IF(ISNUMBER((SEARCH(&quot;flow&quot;;[.A754])));98;&quot;&quot;)">
            <text:p/>
          </table:table-cell>
          <table:table-cell table:formula="of:=CONCATENATE([.G754];&quot;,&quot;;[.H754];&quot;,&quot;;[.I754];&quot;,&quot;;[.J754];&quot;,&quot;;[.K754];&quot;,&quot;;[.L754];&quot;,&quot;;[.M754];&quot;,&quot;;[.N754];&quot;,&quot;;[.O754];&quot;,&quot;;[.P754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Michael Kors</text:p>
          </table:table-cell>
          <table:table-cell table:formula="of:=[.B754]"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81Zegarek Michael Kors.jpg</text:p>
          </table:table-cell>
          <table:table-cell table:style-name="Default" table:formula="of:=[.G754]" office:value-type="float" office:value="49" calcext:value-type="float">
            <text:p>49</text:p>
          </table:table-cell>
          <table:table-cell/>
          <table:table-cell table:formula="of:=IF(ISNUMBER((SEARCH(&quot;wiktoriańska&quot;;[.A755])));46;&quot;&quot;)">
            <text:p/>
          </table:table-cell>
          <table:table-cell table:formula="of:=IF(ISNUMBER((SEARCH(&quot;boho&quot;;[.A755])));47;&quot;&quot;)">
            <text:p/>
          </table:table-cell>
          <table:table-cell table:formula="of:=IF(ISNUMBER((SEARCH(&quot;studio&quot;;[.A755])));48;&quot;&quot;)">
            <text:p/>
          </table:table-cell>
          <table:table-cell table:formula="of:=IF(ISNUMBER((SEARCH(&quot;ternel&quot;;[.A755])));95;&quot;&quot;)">
            <text:p/>
          </table:table-cell>
          <table:table-cell table:formula="of:=IF(ISNUMBER((SEARCH(&quot;eclipse&quot;;[.A755])));93;&quot;&quot;)">
            <text:p/>
          </table:table-cell>
          <table:table-cell table:formula="of:=IF(ISNUMBER((SEARCH(&quot;fruit&quot;;[.A755])));100;&quot;&quot;)">
            <text:p/>
          </table:table-cell>
          <table:table-cell table:formula="of:=IF(ISNUMBER((SEARCH(&quot;jubil&quot;;[.A755])));112;&quot;&quot;)">
            <text:p/>
          </table:table-cell>
          <table:table-cell table:formula="of:=IF(ISNUMBER((SEARCH(&quot;flow&quot;;[.A755])));98;&quot;&quot;)">
            <text:p/>
          </table:table-cell>
          <table:table-cell table:formula="of:=CONCATENATE([.G755];&quot;,&quot;;[.H755];&quot;,&quot;;[.I755];&quot;,&quot;;[.J755];&quot;,&quot;;[.K755];&quot;,&quot;;[.L755];&quot;,&quot;;[.M755];&quot;,&quot;;[.N755];&quot;,&quot;;[.O755];&quot;,&quot;;[.P755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Michael Kors</text:p>
          </table:table-cell>
          <table:table-cell table:formula="of:=[.B755]"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82Zegarek Michael Kors.jpg</text:p>
          </table:table-cell>
          <table:table-cell table:style-name="Default" table:formula="of:=[.G755]" office:value-type="float" office:value="49" calcext:value-type="float">
            <text:p>49</text:p>
          </table:table-cell>
          <table:table-cell/>
          <table:table-cell table:formula="of:=IF(ISNUMBER((SEARCH(&quot;wiktoriańska&quot;;[.A756])));46;&quot;&quot;)">
            <text:p/>
          </table:table-cell>
          <table:table-cell table:formula="of:=IF(ISNUMBER((SEARCH(&quot;boho&quot;;[.A756])));47;&quot;&quot;)">
            <text:p/>
          </table:table-cell>
          <table:table-cell table:formula="of:=IF(ISNUMBER((SEARCH(&quot;studio&quot;;[.A756])));48;&quot;&quot;)">
            <text:p/>
          </table:table-cell>
          <table:table-cell table:formula="of:=IF(ISNUMBER((SEARCH(&quot;ternel&quot;;[.A756])));95;&quot;&quot;)">
            <text:p/>
          </table:table-cell>
          <table:table-cell table:formula="of:=IF(ISNUMBER((SEARCH(&quot;eclipse&quot;;[.A756])));93;&quot;&quot;)">
            <text:p/>
          </table:table-cell>
          <table:table-cell table:formula="of:=IF(ISNUMBER((SEARCH(&quot;fruit&quot;;[.A756])));100;&quot;&quot;)">
            <text:p/>
          </table:table-cell>
          <table:table-cell table:formula="of:=IF(ISNUMBER((SEARCH(&quot;jubil&quot;;[.A756])));112;&quot;&quot;)">
            <text:p/>
          </table:table-cell>
          <table:table-cell table:formula="of:=IF(ISNUMBER((SEARCH(&quot;flow&quot;;[.A756])));98;&quot;&quot;)">
            <text:p/>
          </table:table-cell>
          <table:table-cell table:formula="of:=CONCATENATE([.G756];&quot;,&quot;;[.H756];&quot;,&quot;;[.I756];&quot;,&quot;;[.J756];&quot;,&quot;;[.K756];&quot;,&quot;;[.L756];&quot;,&quot;;[.M756];&quot;,&quot;;[.N756];&quot;,&quot;;[.O756];&quot;,&quot;;[.P756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Michael Kors</text:p>
          </table:table-cell>
          <table:table-cell table:formula="of:=[.B756]"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83Zegarek Michael Kors.jpg</text:p>
          </table:table-cell>
          <table:table-cell table:style-name="Default" table:formula="of:=[.G756]" office:value-type="float" office:value="49" calcext:value-type="float">
            <text:p>49</text:p>
          </table:table-cell>
          <table:table-cell/>
          <table:table-cell table:formula="of:=IF(ISNUMBER((SEARCH(&quot;wiktoriańska&quot;;[.A757])));46;&quot;&quot;)">
            <text:p/>
          </table:table-cell>
          <table:table-cell table:formula="of:=IF(ISNUMBER((SEARCH(&quot;boho&quot;;[.A757])));47;&quot;&quot;)">
            <text:p/>
          </table:table-cell>
          <table:table-cell table:formula="of:=IF(ISNUMBER((SEARCH(&quot;studio&quot;;[.A757])));48;&quot;&quot;)">
            <text:p/>
          </table:table-cell>
          <table:table-cell table:formula="of:=IF(ISNUMBER((SEARCH(&quot;ternel&quot;;[.A757])));95;&quot;&quot;)">
            <text:p/>
          </table:table-cell>
          <table:table-cell table:formula="of:=IF(ISNUMBER((SEARCH(&quot;eclipse&quot;;[.A757])));93;&quot;&quot;)">
            <text:p/>
          </table:table-cell>
          <table:table-cell table:formula="of:=IF(ISNUMBER((SEARCH(&quot;fruit&quot;;[.A757])));100;&quot;&quot;)">
            <text:p/>
          </table:table-cell>
          <table:table-cell table:formula="of:=IF(ISNUMBER((SEARCH(&quot;jubil&quot;;[.A757])));112;&quot;&quot;)">
            <text:p/>
          </table:table-cell>
          <table:table-cell table:formula="of:=IF(ISNUMBER((SEARCH(&quot;flow&quot;;[.A757])));98;&quot;&quot;)">
            <text:p/>
          </table:table-cell>
          <table:table-cell table:formula="of:=CONCATENATE([.G757];&quot;,&quot;;[.H757];&quot;,&quot;;[.I757];&quot;,&quot;;[.J757];&quot;,&quot;;[.K757];&quot;,&quot;;[.L757];&quot;,&quot;;[.M757];&quot;,&quot;;[.N757];&quot;,&quot;;[.O757];&quot;,&quot;;[.P757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Doxa</text:p>
          </table:table-cell>
          <table:table-cell table:formula="of:=[.B757]"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office:value-type="float" office:value="16770" calcext:value-type="float">
            <text:p>1677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84Zegarek Doxa.jpg</text:p>
          </table:table-cell>
          <table:table-cell table:style-name="Default" table:formula="of:=[.G757]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IF(ISNUMBER((SEARCH(&quot;wiktoriańska&quot;;[.A758])));46;&quot;&quot;)">
            <text:p/>
          </table:table-cell>
          <table:table-cell table:formula="of:=IF(ISNUMBER((SEARCH(&quot;boho&quot;;[.A758])));47;&quot;&quot;)">
            <text:p/>
          </table:table-cell>
          <table:table-cell table:formula="of:=IF(ISNUMBER((SEARCH(&quot;studio&quot;;[.A758])));48;&quot;&quot;)">
            <text:p/>
          </table:table-cell>
          <table:table-cell table:formula="of:=IF(ISNUMBER((SEARCH(&quot;ternel&quot;;[.A758])));95;&quot;&quot;)">
            <text:p/>
          </table:table-cell>
          <table:table-cell table:formula="of:=IF(ISNUMBER((SEARCH(&quot;eclipse&quot;;[.A758])));93;&quot;&quot;)">
            <text:p/>
          </table:table-cell>
          <table:table-cell table:formula="of:=IF(ISNUMBER((SEARCH(&quot;fruit&quot;;[.A758])));100;&quot;&quot;)">
            <text:p/>
          </table:table-cell>
          <table:table-cell table:formula="of:=IF(ISNUMBER((SEARCH(&quot;jubil&quot;;[.A758])));112;&quot;&quot;)">
            <text:p/>
          </table:table-cell>
          <table:table-cell table:formula="of:=IF(ISNUMBER((SEARCH(&quot;flow&quot;;[.A758])));98;&quot;&quot;)">
            <text:p/>
          </table:table-cell>
          <table:table-cell table:formula="of:=CONCATENATE([.G758];&quot;,&quot;;[.H758];&quot;,&quot;;[.I758];&quot;,&quot;;[.J758];&quot;,&quot;;[.K758];&quot;,&quot;;[.L758];&quot;,&quot;;[.M758];&quot;,&quot;;[.N758];&quot;,&quot;;[.O758];&quot;,&quot;;[.P758])" office:value-type="string" office:string-value="49,56,,,,,,,," calcext:value-type="string">
            <text:p>49,5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Triwa</text:p>
          </table:table-cell>
          <table:table-cell table:formula="of:=[.B758]"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4270" calcext:value-type="float">
            <text:p>427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85Zegarek Triwa.jpg</text:p>
          </table:table-cell>
          <table:table-cell table:style-name="Default" table:formula="of:=[.G758]" office:value-type="float" office:value="49" calcext:value-type="float">
            <text:p>49</text:p>
          </table:table-cell>
          <table:table-cell/>
          <table:table-cell table:formula="of:=IF(ISNUMBER((SEARCH(&quot;wiktoriańska&quot;;[.A759])));46;&quot;&quot;)">
            <text:p/>
          </table:table-cell>
          <table:table-cell table:formula="of:=IF(ISNUMBER((SEARCH(&quot;boho&quot;;[.A759])));47;&quot;&quot;)">
            <text:p/>
          </table:table-cell>
          <table:table-cell table:formula="of:=IF(ISNUMBER((SEARCH(&quot;studio&quot;;[.A759])));48;&quot;&quot;)">
            <text:p/>
          </table:table-cell>
          <table:table-cell table:formula="of:=IF(ISNUMBER((SEARCH(&quot;ternel&quot;;[.A759])));95;&quot;&quot;)">
            <text:p/>
          </table:table-cell>
          <table:table-cell table:formula="of:=IF(ISNUMBER((SEARCH(&quot;eclipse&quot;;[.A759])));93;&quot;&quot;)">
            <text:p/>
          </table:table-cell>
          <table:table-cell table:formula="of:=IF(ISNUMBER((SEARCH(&quot;fruit&quot;;[.A759])));100;&quot;&quot;)">
            <text:p/>
          </table:table-cell>
          <table:table-cell table:formula="of:=IF(ISNUMBER((SEARCH(&quot;jubil&quot;;[.A759])));112;&quot;&quot;)">
            <text:p/>
          </table:table-cell>
          <table:table-cell table:formula="of:=IF(ISNUMBER((SEARCH(&quot;flow&quot;;[.A759])));98;&quot;&quot;)">
            <text:p/>
          </table:table-cell>
          <table:table-cell table:formula="of:=CONCATENATE([.G759];&quot;,&quot;;[.H759];&quot;,&quot;;[.I759];&quot;,&quot;;[.J759];&quot;,&quot;;[.K759];&quot;,&quot;;[.L759];&quot;,&quot;;[.M759];&quot;,&quot;;[.N759];&quot;,&quot;;[.O759];&quot;,&quot;;[.P759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Eterna</text:p>
          </table:table-cell>
          <table:table-cell table:formula="of:=[.B759]"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86Zegarek Eterna.jpg</text:p>
          </table:table-cell>
          <table:table-cell table:style-name="Default" table:formula="of:=[.G759]" office:value-type="float" office:value="49" calcext:value-type="float">
            <text:p>49</text:p>
          </table:table-cell>
          <table:table-cell/>
          <table:table-cell table:formula="of:=IF(ISNUMBER((SEARCH(&quot;wiktoriańska&quot;;[.A760])));46;&quot;&quot;)">
            <text:p/>
          </table:table-cell>
          <table:table-cell table:formula="of:=IF(ISNUMBER((SEARCH(&quot;boho&quot;;[.A760])));47;&quot;&quot;)">
            <text:p/>
          </table:table-cell>
          <table:table-cell table:formula="of:=IF(ISNUMBER((SEARCH(&quot;studio&quot;;[.A760])));48;&quot;&quot;)">
            <text:p/>
          </table:table-cell>
          <table:table-cell table:formula="of:=IF(ISNUMBER((SEARCH(&quot;ternel&quot;;[.A760])));95;&quot;&quot;)">
            <text:p/>
          </table:table-cell>
          <table:table-cell table:formula="of:=IF(ISNUMBER((SEARCH(&quot;eclipse&quot;;[.A760])));93;&quot;&quot;)">
            <text:p/>
          </table:table-cell>
          <table:table-cell table:formula="of:=IF(ISNUMBER((SEARCH(&quot;fruit&quot;;[.A760])));100;&quot;&quot;)">
            <text:p/>
          </table:table-cell>
          <table:table-cell table:formula="of:=IF(ISNUMBER((SEARCH(&quot;jubil&quot;;[.A760])));112;&quot;&quot;)">
            <text:p/>
          </table:table-cell>
          <table:table-cell table:formula="of:=IF(ISNUMBER((SEARCH(&quot;flow&quot;;[.A760])));98;&quot;&quot;)">
            <text:p/>
          </table:table-cell>
          <table:table-cell table:formula="of:=CONCATENATE([.G760];&quot;,&quot;;[.H760];&quot;,&quot;;[.I760];&quot;,&quot;;[.J760];&quot;,&quot;;[.K760];&quot;,&quot;;[.L760];&quot;,&quot;;[.M760];&quot;,&quot;;[.N760];&quot;,&quot;;[.O760];&quot;,&quot;;[.P760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Eterna</text:p>
          </table:table-cell>
          <table:table-cell table:formula="of:=[.B760]"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5099" calcext:value-type="float">
            <text:p>50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87Zegarek Eterna.jpg</text:p>
          </table:table-cell>
          <table:table-cell table:style-name="Default" table:formula="of:=[.G760]" office:value-type="float" office:value="49" calcext:value-type="float">
            <text:p>49</text:p>
          </table:table-cell>
          <table:table-cell/>
          <table:table-cell table:formula="of:=IF(ISNUMBER((SEARCH(&quot;wiktoriańska&quot;;[.A761])));46;&quot;&quot;)">
            <text:p/>
          </table:table-cell>
          <table:table-cell table:formula="of:=IF(ISNUMBER((SEARCH(&quot;boho&quot;;[.A761])));47;&quot;&quot;)">
            <text:p/>
          </table:table-cell>
          <table:table-cell table:formula="of:=IF(ISNUMBER((SEARCH(&quot;studio&quot;;[.A761])));48;&quot;&quot;)">
            <text:p/>
          </table:table-cell>
          <table:table-cell table:formula="of:=IF(ISNUMBER((SEARCH(&quot;ternel&quot;;[.A761])));95;&quot;&quot;)">
            <text:p/>
          </table:table-cell>
          <table:table-cell table:formula="of:=IF(ISNUMBER((SEARCH(&quot;eclipse&quot;;[.A761])));93;&quot;&quot;)">
            <text:p/>
          </table:table-cell>
          <table:table-cell table:formula="of:=IF(ISNUMBER((SEARCH(&quot;fruit&quot;;[.A761])));100;&quot;&quot;)">
            <text:p/>
          </table:table-cell>
          <table:table-cell table:formula="of:=IF(ISNUMBER((SEARCH(&quot;jubil&quot;;[.A761])));112;&quot;&quot;)">
            <text:p/>
          </table:table-cell>
          <table:table-cell table:formula="of:=IF(ISNUMBER((SEARCH(&quot;flow&quot;;[.A761])));98;&quot;&quot;)">
            <text:p/>
          </table:table-cell>
          <table:table-cell table:formula="of:=CONCATENATE([.G761];&quot;,&quot;;[.H761];&quot;,&quot;;[.I761];&quot;,&quot;;[.J761];&quot;,&quot;;[.K761];&quot;,&quot;;[.L761];&quot;,&quot;;[.M761];&quot;,&quot;;[.N761];&quot;,&quot;;[.O761];&quot;,&quot;;[.P761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Doxa</text:p>
          </table:table-cell>
          <table:table-cell table:formula="of:=[.B761]"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office:value-type="float" office:value="13099" calcext:value-type="float">
            <text:p>130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88Zegarek Doxa.jpg</text:p>
          </table:table-cell>
          <table:table-cell table:style-name="Default" table:formula="of:=[.G761]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IF(ISNUMBER((SEARCH(&quot;wiktoriańska&quot;;[.A762])));46;&quot;&quot;)">
            <text:p/>
          </table:table-cell>
          <table:table-cell table:formula="of:=IF(ISNUMBER((SEARCH(&quot;boho&quot;;[.A762])));47;&quot;&quot;)">
            <text:p/>
          </table:table-cell>
          <table:table-cell table:formula="of:=IF(ISNUMBER((SEARCH(&quot;studio&quot;;[.A762])));48;&quot;&quot;)">
            <text:p/>
          </table:table-cell>
          <table:table-cell table:formula="of:=IF(ISNUMBER((SEARCH(&quot;ternel&quot;;[.A762])));95;&quot;&quot;)">
            <text:p/>
          </table:table-cell>
          <table:table-cell table:formula="of:=IF(ISNUMBER((SEARCH(&quot;eclipse&quot;;[.A762])));93;&quot;&quot;)">
            <text:p/>
          </table:table-cell>
          <table:table-cell table:formula="of:=IF(ISNUMBER((SEARCH(&quot;fruit&quot;;[.A762])));100;&quot;&quot;)">
            <text:p/>
          </table:table-cell>
          <table:table-cell table:formula="of:=IF(ISNUMBER((SEARCH(&quot;jubil&quot;;[.A762])));112;&quot;&quot;)">
            <text:p/>
          </table:table-cell>
          <table:table-cell table:formula="of:=IF(ISNUMBER((SEARCH(&quot;flow&quot;;[.A762])));98;&quot;&quot;)">
            <text:p/>
          </table:table-cell>
          <table:table-cell table:formula="of:=CONCATENATE([.G762];&quot;,&quot;;[.H762];&quot;,&quot;;[.I762];&quot;,&quot;;[.J762];&quot;,&quot;;[.K762];&quot;,&quot;;[.L762];&quot;,&quot;;[.M762];&quot;,&quot;;[.N762];&quot;,&quot;;[.O762];&quot;,&quot;;[.P762])" office:value-type="string" office:string-value="49,56,,,,,,,," calcext:value-type="string">
            <text:p>49,5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Doxa</text:p>
          </table:table-cell>
          <table:table-cell table:formula="of:=[.B762]"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7199" calcext:value-type="float">
            <text:p>71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89Zegarek Doxa.jpg</text:p>
          </table:table-cell>
          <table:table-cell table:style-name="Default" table:formula="of:=[.G762]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IF(ISNUMBER((SEARCH(&quot;wiktoriańska&quot;;[.A763])));46;&quot;&quot;)">
            <text:p/>
          </table:table-cell>
          <table:table-cell table:formula="of:=IF(ISNUMBER((SEARCH(&quot;boho&quot;;[.A763])));47;&quot;&quot;)">
            <text:p/>
          </table:table-cell>
          <table:table-cell table:formula="of:=IF(ISNUMBER((SEARCH(&quot;studio&quot;;[.A763])));48;&quot;&quot;)">
            <text:p/>
          </table:table-cell>
          <table:table-cell table:formula="of:=IF(ISNUMBER((SEARCH(&quot;ternel&quot;;[.A763])));95;&quot;&quot;)">
            <text:p/>
          </table:table-cell>
          <table:table-cell table:formula="of:=IF(ISNUMBER((SEARCH(&quot;eclipse&quot;;[.A763])));93;&quot;&quot;)">
            <text:p/>
          </table:table-cell>
          <table:table-cell table:formula="of:=IF(ISNUMBER((SEARCH(&quot;fruit&quot;;[.A763])));100;&quot;&quot;)">
            <text:p/>
          </table:table-cell>
          <table:table-cell table:formula="of:=IF(ISNUMBER((SEARCH(&quot;jubil&quot;;[.A763])));112;&quot;&quot;)">
            <text:p/>
          </table:table-cell>
          <table:table-cell table:formula="of:=IF(ISNUMBER((SEARCH(&quot;flow&quot;;[.A763])));98;&quot;&quot;)">
            <text:p/>
          </table:table-cell>
          <table:table-cell table:formula="of:=CONCATENATE([.G763];&quot;,&quot;;[.H763];&quot;,&quot;;[.I763];&quot;,&quot;;[.J763];&quot;,&quot;;[.K763];&quot;,&quot;;[.L763];&quot;,&quot;;[.M763];&quot;,&quot;;[.N763];&quot;,&quot;;[.O763];&quot;,&quot;;[.P763])" office:value-type="string" office:string-value="49,56,,,,,,,," calcext:value-type="string">
            <text:p>49,5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Michael Kors</text:p>
          </table:table-cell>
          <table:table-cell table:formula="of:=[.B763]"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90Zegarek Michael Kors.jpg</text:p>
          </table:table-cell>
          <table:table-cell table:style-name="Default" table:formula="of:=[.G763]" office:value-type="float" office:value="49" calcext:value-type="float">
            <text:p>49</text:p>
          </table:table-cell>
          <table:table-cell/>
          <table:table-cell table:formula="of:=IF(ISNUMBER((SEARCH(&quot;wiktoriańska&quot;;[.A764])));46;&quot;&quot;)">
            <text:p/>
          </table:table-cell>
          <table:table-cell table:formula="of:=IF(ISNUMBER((SEARCH(&quot;boho&quot;;[.A764])));47;&quot;&quot;)">
            <text:p/>
          </table:table-cell>
          <table:table-cell table:formula="of:=IF(ISNUMBER((SEARCH(&quot;studio&quot;;[.A764])));48;&quot;&quot;)">
            <text:p/>
          </table:table-cell>
          <table:table-cell table:formula="of:=IF(ISNUMBER((SEARCH(&quot;ternel&quot;;[.A764])));95;&quot;&quot;)">
            <text:p/>
          </table:table-cell>
          <table:table-cell table:formula="of:=IF(ISNUMBER((SEARCH(&quot;eclipse&quot;;[.A764])));93;&quot;&quot;)">
            <text:p/>
          </table:table-cell>
          <table:table-cell table:formula="of:=IF(ISNUMBER((SEARCH(&quot;fruit&quot;;[.A764])));100;&quot;&quot;)">
            <text:p/>
          </table:table-cell>
          <table:table-cell table:formula="of:=IF(ISNUMBER((SEARCH(&quot;jubil&quot;;[.A764])));112;&quot;&quot;)">
            <text:p/>
          </table:table-cell>
          <table:table-cell table:formula="of:=IF(ISNUMBER((SEARCH(&quot;flow&quot;;[.A764])));98;&quot;&quot;)">
            <text:p/>
          </table:table-cell>
          <table:table-cell table:formula="of:=CONCATENATE([.G764];&quot;,&quot;;[.H764];&quot;,&quot;;[.I764];&quot;,&quot;;[.J764];&quot;,&quot;;[.K764];&quot;,&quot;;[.L764];&quot;,&quot;;[.M764];&quot;,&quot;;[.N764];&quot;,&quot;;[.O764];&quot;,&quot;;[.P764])" office:value-type="string" office:string-value="49,,,,,,,,," calcext:value-type="string">
            <text:p>49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Victorinox Swiss Army</text:p>
          </table:table-cell>
          <table:table-cell table:formula="of:=[.B764]"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91Zegarek Victorinox Swiss Army.jpg</text:p>
          </table:table-cell>
          <table:table-cell table:style-name="Default" table:formula="of:=[.G764]"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IF(ISNUMBER((SEARCH(&quot;wiktoriańska&quot;;[.A765])));46;&quot;&quot;)">
            <text:p/>
          </table:table-cell>
          <table:table-cell table:formula="of:=IF(ISNUMBER((SEARCH(&quot;boho&quot;;[.A765])));47;&quot;&quot;)">
            <text:p/>
          </table:table-cell>
          <table:table-cell table:formula="of:=IF(ISNUMBER((SEARCH(&quot;studio&quot;;[.A765])));48;&quot;&quot;)">
            <text:p/>
          </table:table-cell>
          <table:table-cell table:formula="of:=IF(ISNUMBER((SEARCH(&quot;ternel&quot;;[.A765])));95;&quot;&quot;)">
            <text:p/>
          </table:table-cell>
          <table:table-cell table:formula="of:=IF(ISNUMBER((SEARCH(&quot;eclipse&quot;;[.A765])));93;&quot;&quot;)">
            <text:p/>
          </table:table-cell>
          <table:table-cell table:formula="of:=IF(ISNUMBER((SEARCH(&quot;fruit&quot;;[.A765])));100;&quot;&quot;)">
            <text:p/>
          </table:table-cell>
          <table:table-cell table:formula="of:=IF(ISNUMBER((SEARCH(&quot;jubil&quot;;[.A765])));112;&quot;&quot;)">
            <text:p/>
          </table:table-cell>
          <table:table-cell table:formula="of:=IF(ISNUMBER((SEARCH(&quot;flow&quot;;[.A765])));98;&quot;&quot;)">
            <text:p/>
          </table:table-cell>
          <table:table-cell table:formula="of:=CONCATENATE([.G765];&quot;,&quot;;[.H765];&quot;,&quot;;[.I765];&quot;,&quot;;[.J765];&quot;,&quot;;[.K765];&quot;,&quot;;[.L765];&quot;,&quot;;[.M765];&quot;,&quot;;[.N765];&quot;,&quot;;[.O765];&quot;,&quot;;[.P765])" office:value-type="string" office:string-value="49,57,,,,,,,," calcext:value-type="string">
            <text:p>49,57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Victorinox Swiss Army</text:p>
          </table:table-cell>
          <table:table-cell table:formula="of:=[.B765]"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92Zegarek Victorinox Swiss Army.jpg</text:p>
          </table:table-cell>
          <table:table-cell table:style-name="Default" table:formula="of:=[.G765]"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IF(ISNUMBER((SEARCH(&quot;wiktoriańska&quot;;[.A766])));46;&quot;&quot;)">
            <text:p/>
          </table:table-cell>
          <table:table-cell table:formula="of:=IF(ISNUMBER((SEARCH(&quot;boho&quot;;[.A766])));47;&quot;&quot;)">
            <text:p/>
          </table:table-cell>
          <table:table-cell table:formula="of:=IF(ISNUMBER((SEARCH(&quot;studio&quot;;[.A766])));48;&quot;&quot;)">
            <text:p/>
          </table:table-cell>
          <table:table-cell table:formula="of:=IF(ISNUMBER((SEARCH(&quot;ternel&quot;;[.A766])));95;&quot;&quot;)">
            <text:p/>
          </table:table-cell>
          <table:table-cell table:formula="of:=IF(ISNUMBER((SEARCH(&quot;eclipse&quot;;[.A766])));93;&quot;&quot;)">
            <text:p/>
          </table:table-cell>
          <table:table-cell table:formula="of:=IF(ISNUMBER((SEARCH(&quot;fruit&quot;;[.A766])));100;&quot;&quot;)">
            <text:p/>
          </table:table-cell>
          <table:table-cell table:formula="of:=IF(ISNUMBER((SEARCH(&quot;jubil&quot;;[.A766])));112;&quot;&quot;)">
            <text:p/>
          </table:table-cell>
          <table:table-cell table:formula="of:=IF(ISNUMBER((SEARCH(&quot;flow&quot;;[.A766])));98;&quot;&quot;)">
            <text:p/>
          </table:table-cell>
          <table:table-cell table:formula="of:=CONCATENATE([.G766];&quot;,&quot;;[.H766];&quot;,&quot;;[.I766];&quot;,&quot;;[.J766];&quot;,&quot;;[.K766];&quot;,&quot;;[.L766];&quot;,&quot;;[.M766];&quot;,&quot;;[.N766];&quot;,&quot;;[.O766];&quot;,&quot;;[.P766])" office:value-type="string" office:string-value="49,57,,,,,,,," calcext:value-type="string">
            <text:p>49,57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Victorinox Swiss Army</text:p>
          </table:table-cell>
          <table:table-cell table:formula="of:=[.B766]"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93Zegarek Victorinox Swiss Army.jpg</text:p>
          </table:table-cell>
          <table:table-cell table:style-name="Default" table:formula="of:=[.G766]"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IF(ISNUMBER((SEARCH(&quot;wiktoriańska&quot;;[.A767])));46;&quot;&quot;)">
            <text:p/>
          </table:table-cell>
          <table:table-cell table:formula="of:=IF(ISNUMBER((SEARCH(&quot;boho&quot;;[.A767])));47;&quot;&quot;)">
            <text:p/>
          </table:table-cell>
          <table:table-cell table:formula="of:=IF(ISNUMBER((SEARCH(&quot;studio&quot;;[.A767])));48;&quot;&quot;)">
            <text:p/>
          </table:table-cell>
          <table:table-cell table:formula="of:=IF(ISNUMBER((SEARCH(&quot;ternel&quot;;[.A767])));95;&quot;&quot;)">
            <text:p/>
          </table:table-cell>
          <table:table-cell table:formula="of:=IF(ISNUMBER((SEARCH(&quot;eclipse&quot;;[.A767])));93;&quot;&quot;)">
            <text:p/>
          </table:table-cell>
          <table:table-cell table:formula="of:=IF(ISNUMBER((SEARCH(&quot;fruit&quot;;[.A767])));100;&quot;&quot;)">
            <text:p/>
          </table:table-cell>
          <table:table-cell table:formula="of:=IF(ISNUMBER((SEARCH(&quot;jubil&quot;;[.A767])));112;&quot;&quot;)">
            <text:p/>
          </table:table-cell>
          <table:table-cell table:formula="of:=IF(ISNUMBER((SEARCH(&quot;flow&quot;;[.A767])));98;&quot;&quot;)">
            <text:p/>
          </table:table-cell>
          <table:table-cell table:formula="of:=CONCATENATE([.G767];&quot;,&quot;;[.H767];&quot;,&quot;;[.I767];&quot;,&quot;;[.J767];&quot;,&quot;;[.K767];&quot;,&quot;;[.L767];&quot;,&quot;;[.M767];&quot;,&quot;;[.N767];&quot;,&quot;;[.O767];&quot;,&quot;;[.P767])" office:value-type="string" office:string-value="49,57,,,,,,,," calcext:value-type="string">
            <text:p>49,57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Victorinox Swiss Army</text:p>
          </table:table-cell>
          <table:table-cell table:formula="of:=[.B767]"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94Zegarek Victorinox Swiss Army.jpg</text:p>
          </table:table-cell>
          <table:table-cell table:style-name="Default" table:formula="of:=[.G767]"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IF(ISNUMBER((SEARCH(&quot;wiktoriańska&quot;;[.A768])));46;&quot;&quot;)">
            <text:p/>
          </table:table-cell>
          <table:table-cell table:formula="of:=IF(ISNUMBER((SEARCH(&quot;boho&quot;;[.A768])));47;&quot;&quot;)">
            <text:p/>
          </table:table-cell>
          <table:table-cell table:formula="of:=IF(ISNUMBER((SEARCH(&quot;studio&quot;;[.A768])));48;&quot;&quot;)">
            <text:p/>
          </table:table-cell>
          <table:table-cell table:formula="of:=IF(ISNUMBER((SEARCH(&quot;ternel&quot;;[.A768])));95;&quot;&quot;)">
            <text:p/>
          </table:table-cell>
          <table:table-cell table:formula="of:=IF(ISNUMBER((SEARCH(&quot;eclipse&quot;;[.A768])));93;&quot;&quot;)">
            <text:p/>
          </table:table-cell>
          <table:table-cell table:formula="of:=IF(ISNUMBER((SEARCH(&quot;fruit&quot;;[.A768])));100;&quot;&quot;)">
            <text:p/>
          </table:table-cell>
          <table:table-cell table:formula="of:=IF(ISNUMBER((SEARCH(&quot;jubil&quot;;[.A768])));112;&quot;&quot;)">
            <text:p/>
          </table:table-cell>
          <table:table-cell table:formula="of:=IF(ISNUMBER((SEARCH(&quot;flow&quot;;[.A768])));98;&quot;&quot;)">
            <text:p/>
          </table:table-cell>
          <table:table-cell table:formula="of:=CONCATENATE([.G768];&quot;,&quot;;[.H768];&quot;,&quot;;[.I768];&quot;,&quot;;[.J768];&quot;,&quot;;[.K768];&quot;,&quot;;[.L768];&quot;,&quot;;[.M768];&quot;,&quot;;[.N768];&quot;,&quot;;[.O768];&quot;,&quot;;[.P768])" office:value-type="string" office:string-value="49,57,,,,,,,," calcext:value-type="string">
            <text:p>49,57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garek Doxa</text:p>
          </table:table-cell>
          <table:table-cell table:formula="of:=[.B768]"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zegarki/95Zegarek Doxa.jpg</text:p>
          </table:table-cell>
          <table:table-cell table:style-name="Default" table:formula="of:=[.G768]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IF(ISNUMBER((SEARCH(&quot;wiktoriańska&quot;;[.A769])));46;&quot;&quot;)">
            <text:p/>
          </table:table-cell>
          <table:table-cell table:formula="of:=IF(ISNUMBER((SEARCH(&quot;boho&quot;;[.A769])));47;&quot;&quot;)">
            <text:p/>
          </table:table-cell>
          <table:table-cell table:formula="of:=IF(ISNUMBER((SEARCH(&quot;studio&quot;;[.A769])));48;&quot;&quot;)">
            <text:p/>
          </table:table-cell>
          <table:table-cell table:formula="of:=IF(ISNUMBER((SEARCH(&quot;ternel&quot;;[.A769])));95;&quot;&quot;)">
            <text:p/>
          </table:table-cell>
          <table:table-cell table:formula="of:=IF(ISNUMBER((SEARCH(&quot;eclipse&quot;;[.A769])));93;&quot;&quot;)">
            <text:p/>
          </table:table-cell>
          <table:table-cell table:formula="of:=IF(ISNUMBER((SEARCH(&quot;fruit&quot;;[.A769])));100;&quot;&quot;)">
            <text:p/>
          </table:table-cell>
          <table:table-cell table:formula="of:=IF(ISNUMBER((SEARCH(&quot;jubil&quot;;[.A769])));112;&quot;&quot;)">
            <text:p/>
          </table:table-cell>
          <table:table-cell table:formula="of:=IF(ISNUMBER((SEARCH(&quot;flow&quot;;[.A769])));98;&quot;&quot;)">
            <text:p/>
          </table:table-cell>
          <table:table-cell table:formula="of:=CONCATENATE([.G769];&quot;,&quot;;[.H769];&quot;,&quot;;[.I769];&quot;,&quot;;[.J769];&quot;,&quot;;[.K769];&quot;,&quot;;[.L769];&quot;,&quot;;[.M769];&quot;,&quot;;[.N769];&quot;,&quot;;[.O769];&quot;,&quot;;[.P769])" office:value-type="string" office:string-value="49,56,,,,,,,," calcext:value-type="string">
            <text:p>49,56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kolczyki z perłami</text:p>
          </table:table-cell>
          <table:table-cell table:formula="of:=[.B769]"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0Namiko - kolczyki z perłami.jpg</text:p>
          </table:table-cell>
          <table:table-cell table:style-name="Default" office:value-type="float" office:value="36" calcext:value-type="float">
            <text:p>36</text:p>
          </table:table-cell>
          <table:table-cell/>
          <table:table-cell table:formula="of:=IF(ISNUMBER((SEARCH(&quot;wiktoriańska&quot;;[.A770])));46;&quot;&quot;)">
            <text:p/>
          </table:table-cell>
          <table:table-cell table:formula="of:=IF(ISNUMBER((SEARCH(&quot;boho&quot;;[.A770])));47;&quot;&quot;)">
            <text:p/>
          </table:table-cell>
          <table:table-cell table:formula="of:=IF(ISNUMBER((SEARCH(&quot;studio&quot;;[.A770])));48;&quot;&quot;)">
            <text:p/>
          </table:table-cell>
          <table:table-cell table:formula="of:=IF(ISNUMBER((SEARCH(&quot;ternel&quot;;[.A770])));95;&quot;&quot;)">
            <text:p/>
          </table:table-cell>
          <table:table-cell table:formula="of:=IF(ISNUMBER((SEARCH(&quot;eclipse&quot;;[.A770])));93;&quot;&quot;)">
            <text:p/>
          </table:table-cell>
          <table:table-cell table:formula="of:=IF(ISNUMBER((SEARCH(&quot;fruit&quot;;[.A770])));100;&quot;&quot;)">
            <text:p/>
          </table:table-cell>
          <table:table-cell table:formula="of:=IF(ISNUMBER((SEARCH(&quot;jubil&quot;;[.A770])));112;&quot;&quot;)">
            <text:p/>
          </table:table-cell>
          <table:table-cell table:formula="of:=IF(ISNUMBER((SEARCH(&quot;flow&quot;;[.A770])));98;&quot;&quot;)">
            <text:p/>
          </table:table-cell>
          <table:table-cell table:formula="of:=CONCATENATE([.G770];&quot;,&quot;;[.H770];&quot;,&quot;;[.I770];&quot;,&quot;;[.J770];&quot;,&quot;;[.K770];&quot;,&quot;;[.L770];&quot;,&quot;;[.M770];&quot;,&quot;;[.N770];&quot;,&quot;;[.O770];&quot;,&quot;;[.P770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naszyjnik z pereł </text:p>
          </table:table-cell>
          <table:table-cell table:formula="of:=[.B770]"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1Namiko - naszyjnik z pereł .jpg</text:p>
          </table:table-cell>
          <table:table-cell table:style-name="Default" table:formula="of:=[.G770]" office:value-type="float" office:value="36" calcext:value-type="float">
            <text:p>36</text:p>
          </table:table-cell>
          <table:table-cell/>
          <table:table-cell table:formula="of:=IF(ISNUMBER((SEARCH(&quot;wiktoriańska&quot;;[.A771])));46;&quot;&quot;)">
            <text:p/>
          </table:table-cell>
          <table:table-cell table:formula="of:=IF(ISNUMBER((SEARCH(&quot;boho&quot;;[.A771])));47;&quot;&quot;)">
            <text:p/>
          </table:table-cell>
          <table:table-cell table:formula="of:=IF(ISNUMBER((SEARCH(&quot;studio&quot;;[.A771])));48;&quot;&quot;)">
            <text:p/>
          </table:table-cell>
          <table:table-cell table:formula="of:=IF(ISNUMBER((SEARCH(&quot;ternel&quot;;[.A771])));95;&quot;&quot;)">
            <text:p/>
          </table:table-cell>
          <table:table-cell table:formula="of:=IF(ISNUMBER((SEARCH(&quot;eclipse&quot;;[.A771])));93;&quot;&quot;)">
            <text:p/>
          </table:table-cell>
          <table:table-cell table:formula="of:=IF(ISNUMBER((SEARCH(&quot;fruit&quot;;[.A771])));100;&quot;&quot;)">
            <text:p/>
          </table:table-cell>
          <table:table-cell table:formula="of:=IF(ISNUMBER((SEARCH(&quot;jubil&quot;;[.A771])));112;&quot;&quot;)">
            <text:p/>
          </table:table-cell>
          <table:table-cell table:formula="of:=IF(ISNUMBER((SEARCH(&quot;flow&quot;;[.A771])));98;&quot;&quot;)">
            <text:p/>
          </table:table-cell>
          <table:table-cell table:formula="of:=CONCATENATE([.G771];&quot;,&quot;;[.H771];&quot;,&quot;;[.I771];&quot;,&quot;;[.J771];&quot;,&quot;;[.K771];&quot;,&quot;;[.L771];&quot;,&quot;;[.M771];&quot;,&quot;;[.N771];&quot;,&quot;;[.O771];&quot;,&quot;;[.P771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bransoletka z pereł</text:p>
          </table:table-cell>
          <table:table-cell table:formula="of:=[.B771]"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office:value-type="float" office:value="3795" calcext:value-type="float">
            <text:p>37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2Namiko - bransoletka z pereł.jpg</text:p>
          </table:table-cell>
          <table:table-cell table:style-name="Default" table:formula="of:=[.G771]" office:value-type="float" office:value="36" calcext:value-type="float">
            <text:p>36</text:p>
          </table:table-cell>
          <table:table-cell/>
          <table:table-cell table:formula="of:=IF(ISNUMBER((SEARCH(&quot;wiktoriańska&quot;;[.A772])));46;&quot;&quot;)">
            <text:p/>
          </table:table-cell>
          <table:table-cell table:formula="of:=IF(ISNUMBER((SEARCH(&quot;boho&quot;;[.A772])));47;&quot;&quot;)">
            <text:p/>
          </table:table-cell>
          <table:table-cell table:formula="of:=IF(ISNUMBER((SEARCH(&quot;studio&quot;;[.A772])));48;&quot;&quot;)">
            <text:p/>
          </table:table-cell>
          <table:table-cell table:formula="of:=IF(ISNUMBER((SEARCH(&quot;ternel&quot;;[.A772])));95;&quot;&quot;)">
            <text:p/>
          </table:table-cell>
          <table:table-cell table:formula="of:=IF(ISNUMBER((SEARCH(&quot;eclipse&quot;;[.A772])));93;&quot;&quot;)">
            <text:p/>
          </table:table-cell>
          <table:table-cell table:formula="of:=IF(ISNUMBER((SEARCH(&quot;fruit&quot;;[.A772])));100;&quot;&quot;)">
            <text:p/>
          </table:table-cell>
          <table:table-cell table:formula="of:=IF(ISNUMBER((SEARCH(&quot;jubil&quot;;[.A772])));112;&quot;&quot;)">
            <text:p/>
          </table:table-cell>
          <table:table-cell table:formula="of:=IF(ISNUMBER((SEARCH(&quot;flow&quot;;[.A772])));98;&quot;&quot;)">
            <text:p/>
          </table:table-cell>
          <table:table-cell table:formula="of:=CONCATENATE([.G772];&quot;,&quot;;[.H772];&quot;,&quot;;[.I772];&quot;,&quot;;[.J772];&quot;,&quot;;[.K772];&quot;,&quot;;[.L772];&quot;,&quot;;[.M772];&quot;,&quot;;[.N772];&quot;,&quot;;[.O772];&quot;,&quot;;[.P772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złota zawieszka z perłą</text:p>
          </table:table-cell>
          <table:table-cell table:formula="of:=[.B772]"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16395" calcext:value-type="float">
            <text:p>163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3Namiko - złota zawieszka z perłą.jpg</text:p>
          </table:table-cell>
          <table:table-cell table:style-name="Default" table:formula="of:=[.G772]" office:value-type="float" office:value="36" calcext:value-type="float">
            <text:p>36</text:p>
          </table:table-cell>
          <table:table-cell/>
          <table:table-cell table:formula="of:=IF(ISNUMBER((SEARCH(&quot;wiktoriańska&quot;;[.A773])));46;&quot;&quot;)">
            <text:p/>
          </table:table-cell>
          <table:table-cell table:formula="of:=IF(ISNUMBER((SEARCH(&quot;boho&quot;;[.A773])));47;&quot;&quot;)">
            <text:p/>
          </table:table-cell>
          <table:table-cell table:formula="of:=IF(ISNUMBER((SEARCH(&quot;studio&quot;;[.A773])));48;&quot;&quot;)">
            <text:p/>
          </table:table-cell>
          <table:table-cell table:formula="of:=IF(ISNUMBER((SEARCH(&quot;ternel&quot;;[.A773])));95;&quot;&quot;)">
            <text:p/>
          </table:table-cell>
          <table:table-cell table:formula="of:=IF(ISNUMBER((SEARCH(&quot;eclipse&quot;;[.A773])));93;&quot;&quot;)">
            <text:p/>
          </table:table-cell>
          <table:table-cell table:formula="of:=IF(ISNUMBER((SEARCH(&quot;fruit&quot;;[.A773])));100;&quot;&quot;)">
            <text:p/>
          </table:table-cell>
          <table:table-cell table:formula="of:=IF(ISNUMBER((SEARCH(&quot;jubil&quot;;[.A773])));112;&quot;&quot;)">
            <text:p/>
          </table:table-cell>
          <table:table-cell table:formula="of:=IF(ISNUMBER((SEARCH(&quot;flow&quot;;[.A773])));98;&quot;&quot;)">
            <text:p/>
          </table:table-cell>
          <table:table-cell table:formula="of:=CONCATENATE([.G773];&quot;,&quot;;[.H773];&quot;,&quot;;[.I773];&quot;,&quot;;[.J773];&quot;,&quot;;[.K773];&quot;,&quot;;[.L773];&quot;,&quot;;[.M773];&quot;,&quot;;[.N773];&quot;,&quot;;[.O773];&quot;,&quot;;[.P773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złote kolczyki z perłami</text:p>
          </table:table-cell>
          <table:table-cell table:formula="of:=[.B773]"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4Namiko - złote kolczyki z perłami.jpg</text:p>
          </table:table-cell>
          <table:table-cell table:style-name="Default" table:formula="of:=[.G773]" office:value-type="float" office:value="36" calcext:value-type="float">
            <text:p>36</text:p>
          </table:table-cell>
          <table:table-cell/>
          <table:table-cell table:formula="of:=IF(ISNUMBER((SEARCH(&quot;wiktoriańska&quot;;[.A774])));46;&quot;&quot;)">
            <text:p/>
          </table:table-cell>
          <table:table-cell table:formula="of:=IF(ISNUMBER((SEARCH(&quot;boho&quot;;[.A774])));47;&quot;&quot;)">
            <text:p/>
          </table:table-cell>
          <table:table-cell table:formula="of:=IF(ISNUMBER((SEARCH(&quot;studio&quot;;[.A774])));48;&quot;&quot;)">
            <text:p/>
          </table:table-cell>
          <table:table-cell table:formula="of:=IF(ISNUMBER((SEARCH(&quot;ternel&quot;;[.A774])));95;&quot;&quot;)">
            <text:p/>
          </table:table-cell>
          <table:table-cell table:formula="of:=IF(ISNUMBER((SEARCH(&quot;eclipse&quot;;[.A774])));93;&quot;&quot;)">
            <text:p/>
          </table:table-cell>
          <table:table-cell table:formula="of:=IF(ISNUMBER((SEARCH(&quot;fruit&quot;;[.A774])));100;&quot;&quot;)">
            <text:p/>
          </table:table-cell>
          <table:table-cell table:formula="of:=IF(ISNUMBER((SEARCH(&quot;jubil&quot;;[.A774])));112;&quot;&quot;)">
            <text:p/>
          </table:table-cell>
          <table:table-cell table:formula="of:=IF(ISNUMBER((SEARCH(&quot;flow&quot;;[.A774])));98;&quot;&quot;)">
            <text:p/>
          </table:table-cell>
          <table:table-cell table:formula="of:=CONCATENATE([.G774];&quot;,&quot;;[.H774];&quot;,&quot;;[.I774];&quot;,&quot;;[.J774];&quot;,&quot;;[.K774];&quot;,&quot;;[.L774];&quot;,&quot;;[.M774];&quot;,&quot;;[.N774];&quot;,&quot;;[.O774];&quot;,&quot;;[.P774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złoty pierścionek z perłą</text:p>
          </table:table-cell>
          <table:table-cell table:formula="of:=[.B774]"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5Namiko - złoty pierścionek z perłą.jpg</text:p>
          </table:table-cell>
          <table:table-cell table:style-name="Default" table:formula="of:=[.G774]" office:value-type="float" office:value="36" calcext:value-type="float">
            <text:p>36</text:p>
          </table:table-cell>
          <table:table-cell/>
          <table:table-cell table:formula="of:=IF(ISNUMBER((SEARCH(&quot;wiktoriańska&quot;;[.A775])));46;&quot;&quot;)">
            <text:p/>
          </table:table-cell>
          <table:table-cell table:formula="of:=IF(ISNUMBER((SEARCH(&quot;boho&quot;;[.A775])));47;&quot;&quot;)">
            <text:p/>
          </table:table-cell>
          <table:table-cell table:formula="of:=IF(ISNUMBER((SEARCH(&quot;studio&quot;;[.A775])));48;&quot;&quot;)">
            <text:p/>
          </table:table-cell>
          <table:table-cell table:formula="of:=IF(ISNUMBER((SEARCH(&quot;ternel&quot;;[.A775])));95;&quot;&quot;)">
            <text:p/>
          </table:table-cell>
          <table:table-cell table:formula="of:=IF(ISNUMBER((SEARCH(&quot;eclipse&quot;;[.A775])));93;&quot;&quot;)">
            <text:p/>
          </table:table-cell>
          <table:table-cell table:formula="of:=IF(ISNUMBER((SEARCH(&quot;fruit&quot;;[.A775])));100;&quot;&quot;)">
            <text:p/>
          </table:table-cell>
          <table:table-cell table:formula="of:=IF(ISNUMBER((SEARCH(&quot;jubil&quot;;[.A775])));112;&quot;&quot;)">
            <text:p/>
          </table:table-cell>
          <table:table-cell table:formula="of:=IF(ISNUMBER((SEARCH(&quot;flow&quot;;[.A775])));98;&quot;&quot;)">
            <text:p/>
          </table:table-cell>
          <table:table-cell table:formula="of:=CONCATENATE([.G775];&quot;,&quot;;[.H775];&quot;,&quot;;[.I775];&quot;,&quot;;[.J775];&quot;,&quot;;[.K775];&quot;,&quot;;[.L775];&quot;,&quot;;[.M775];&quot;,&quot;;[.N775];&quot;,&quot;;[.O775];&quot;,&quot;;[.P775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złota zawieszka z perłą</text:p>
          </table:table-cell>
          <table:table-cell table:formula="of:=[.B775]"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6Namiko - złota zawieszka z perłą.jpg</text:p>
          </table:table-cell>
          <table:table-cell table:style-name="Default" table:formula="of:=[.G775]" office:value-type="float" office:value="36" calcext:value-type="float">
            <text:p>36</text:p>
          </table:table-cell>
          <table:table-cell/>
          <table:table-cell table:formula="of:=IF(ISNUMBER((SEARCH(&quot;wiktoriańska&quot;;[.A776])));46;&quot;&quot;)">
            <text:p/>
          </table:table-cell>
          <table:table-cell table:formula="of:=IF(ISNUMBER((SEARCH(&quot;boho&quot;;[.A776])));47;&quot;&quot;)">
            <text:p/>
          </table:table-cell>
          <table:table-cell table:formula="of:=IF(ISNUMBER((SEARCH(&quot;studio&quot;;[.A776])));48;&quot;&quot;)">
            <text:p/>
          </table:table-cell>
          <table:table-cell table:formula="of:=IF(ISNUMBER((SEARCH(&quot;ternel&quot;;[.A776])));95;&quot;&quot;)">
            <text:p/>
          </table:table-cell>
          <table:table-cell table:formula="of:=IF(ISNUMBER((SEARCH(&quot;eclipse&quot;;[.A776])));93;&quot;&quot;)">
            <text:p/>
          </table:table-cell>
          <table:table-cell table:formula="of:=IF(ISNUMBER((SEARCH(&quot;fruit&quot;;[.A776])));100;&quot;&quot;)">
            <text:p/>
          </table:table-cell>
          <table:table-cell table:formula="of:=IF(ISNUMBER((SEARCH(&quot;jubil&quot;;[.A776])));112;&quot;&quot;)">
            <text:p/>
          </table:table-cell>
          <table:table-cell table:formula="of:=IF(ISNUMBER((SEARCH(&quot;flow&quot;;[.A776])));98;&quot;&quot;)">
            <text:p/>
          </table:table-cell>
          <table:table-cell table:formula="of:=CONCATENATE([.G776];&quot;,&quot;;[.H776];&quot;,&quot;;[.I776];&quot;,&quot;;[.J776];&quot;,&quot;;[.K776];&quot;,&quot;;[.L776];&quot;,&quot;;[.M776];&quot;,&quot;;[.N776];&quot;,&quot;;[.O776];&quot;,&quot;;[.P776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czyki z diamentami i perłami</text:p>
          </table:table-cell>
          <table:table-cell table:formula="of:=[.B776]"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7Kolczyki z diamentami i perłami.jpg</text:p>
          </table:table-cell>
          <table:table-cell table:style-name="Default" table:formula="of:=[.G776]" office:value-type="float" office:value="36" calcext:value-type="float">
            <text:p>36</text:p>
          </table:table-cell>
          <table:table-cell/>
          <table:table-cell table:formula="of:=IF(ISNUMBER((SEARCH(&quot;wiktoriańska&quot;;[.A777])));46;&quot;&quot;)">
            <text:p/>
          </table:table-cell>
          <table:table-cell table:formula="of:=IF(ISNUMBER((SEARCH(&quot;boho&quot;;[.A777])));47;&quot;&quot;)">
            <text:p/>
          </table:table-cell>
          <table:table-cell table:formula="of:=IF(ISNUMBER((SEARCH(&quot;studio&quot;;[.A777])));48;&quot;&quot;)">
            <text:p/>
          </table:table-cell>
          <table:table-cell table:formula="of:=IF(ISNUMBER((SEARCH(&quot;ternel&quot;;[.A777])));95;&quot;&quot;)">
            <text:p/>
          </table:table-cell>
          <table:table-cell table:formula="of:=IF(ISNUMBER((SEARCH(&quot;eclipse&quot;;[.A777])));93;&quot;&quot;)">
            <text:p/>
          </table:table-cell>
          <table:table-cell table:formula="of:=IF(ISNUMBER((SEARCH(&quot;fruit&quot;;[.A777])));100;&quot;&quot;)">
            <text:p/>
          </table:table-cell>
          <table:table-cell table:formula="of:=IF(ISNUMBER((SEARCH(&quot;jubil&quot;;[.A777])));112;&quot;&quot;)">
            <text:p/>
          </table:table-cell>
          <table:table-cell table:formula="of:=IF(ISNUMBER((SEARCH(&quot;flow&quot;;[.A777])));98;&quot;&quot;)">
            <text:p/>
          </table:table-cell>
          <table:table-cell table:formula="of:=CONCATENATE([.G777];&quot;,&quot;;[.H777];&quot;,&quot;;[.I777];&quot;,&quot;;[.J777];&quot;,&quot;;[.K777];&quot;,&quot;;[.L777];&quot;,&quot;;[.M777];&quot;,&quot;;[.N777];&quot;,&quot;;[.O777];&quot;,&quot;;[.P777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wieszka z brylantami i perłą</text:p>
          </table:table-cell>
          <table:table-cell table:formula="of:=[.B777]"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8Zawieszka z brylantami i perłą.jpg</text:p>
          </table:table-cell>
          <table:table-cell table:style-name="Default" table:formula="of:=[.G777]" office:value-type="float" office:value="36" calcext:value-type="float">
            <text:p>36</text:p>
          </table:table-cell>
          <table:table-cell/>
          <table:table-cell table:formula="of:=IF(ISNUMBER((SEARCH(&quot;wiktoriańska&quot;;[.A778])));46;&quot;&quot;)">
            <text:p/>
          </table:table-cell>
          <table:table-cell table:formula="of:=IF(ISNUMBER((SEARCH(&quot;boho&quot;;[.A778])));47;&quot;&quot;)">
            <text:p/>
          </table:table-cell>
          <table:table-cell table:formula="of:=IF(ISNUMBER((SEARCH(&quot;studio&quot;;[.A778])));48;&quot;&quot;)">
            <text:p/>
          </table:table-cell>
          <table:table-cell table:formula="of:=IF(ISNUMBER((SEARCH(&quot;ternel&quot;;[.A778])));95;&quot;&quot;)">
            <text:p/>
          </table:table-cell>
          <table:table-cell table:formula="of:=IF(ISNUMBER((SEARCH(&quot;eclipse&quot;;[.A778])));93;&quot;&quot;)">
            <text:p/>
          </table:table-cell>
          <table:table-cell table:formula="of:=IF(ISNUMBER((SEARCH(&quot;fruit&quot;;[.A778])));100;&quot;&quot;)">
            <text:p/>
          </table:table-cell>
          <table:table-cell table:formula="of:=IF(ISNUMBER((SEARCH(&quot;jubil&quot;;[.A778])));112;&quot;&quot;)">
            <text:p/>
          </table:table-cell>
          <table:table-cell table:formula="of:=IF(ISNUMBER((SEARCH(&quot;flow&quot;;[.A778])));98;&quot;&quot;)">
            <text:p/>
          </table:table-cell>
          <table:table-cell table:formula="of:=CONCATENATE([.G778];&quot;,&quot;;[.H778];&quot;,&quot;;[.I778];&quot;,&quot;;[.J778];&quot;,&quot;;[.K778];&quot;,&quot;;[.L778];&quot;,&quot;;[.M778];&quot;,&quot;;[.N778];&quot;,&quot;;[.O778];&quot;,&quot;;[.P778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wieszka z brylantem i perłą</text:p>
          </table:table-cell>
          <table:table-cell table:formula="of:=[.B778]"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9Zawieszka z brylantem i perłą.jpg</text:p>
          </table:table-cell>
          <table:table-cell table:style-name="Default" table:formula="of:=[.G778]" office:value-type="float" office:value="36" calcext:value-type="float">
            <text:p>36</text:p>
          </table:table-cell>
          <table:table-cell/>
          <table:table-cell table:formula="of:=IF(ISNUMBER((SEARCH(&quot;wiktoriańska&quot;;[.A779])));46;&quot;&quot;)">
            <text:p/>
          </table:table-cell>
          <table:table-cell table:formula="of:=IF(ISNUMBER((SEARCH(&quot;boho&quot;;[.A779])));47;&quot;&quot;)">
            <text:p/>
          </table:table-cell>
          <table:table-cell table:formula="of:=IF(ISNUMBER((SEARCH(&quot;studio&quot;;[.A779])));48;&quot;&quot;)">
            <text:p/>
          </table:table-cell>
          <table:table-cell table:formula="of:=IF(ISNUMBER((SEARCH(&quot;ternel&quot;;[.A779])));95;&quot;&quot;)">
            <text:p/>
          </table:table-cell>
          <table:table-cell table:formula="of:=IF(ISNUMBER((SEARCH(&quot;eclipse&quot;;[.A779])));93;&quot;&quot;)">
            <text:p/>
          </table:table-cell>
          <table:table-cell table:formula="of:=IF(ISNUMBER((SEARCH(&quot;fruit&quot;;[.A779])));100;&quot;&quot;)">
            <text:p/>
          </table:table-cell>
          <table:table-cell table:formula="of:=IF(ISNUMBER((SEARCH(&quot;jubil&quot;;[.A779])));112;&quot;&quot;)">
            <text:p/>
          </table:table-cell>
          <table:table-cell table:formula="of:=IF(ISNUMBER((SEARCH(&quot;flow&quot;;[.A779])));98;&quot;&quot;)">
            <text:p/>
          </table:table-cell>
          <table:table-cell table:formula="of:=CONCATENATE([.G779];&quot;,&quot;;[.H779];&quot;,&quot;;[.I779];&quot;,&quot;;[.J779];&quot;,&quot;;[.K779];&quot;,&quot;;[.L779];&quot;,&quot;;[.M779];&quot;,&quot;;[.N779];&quot;,&quot;;[.O779];&quot;,&quot;;[.P779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czyki z diamentami i perłami</text:p>
          </table:table-cell>
          <table:table-cell table:formula="of:=[.B779]"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10Kolczyki z diamentami i perłami.jpg</text:p>
          </table:table-cell>
          <table:table-cell table:style-name="Default" table:formula="of:=[.G779]" office:value-type="float" office:value="36" calcext:value-type="float">
            <text:p>36</text:p>
          </table:table-cell>
          <table:table-cell/>
          <table:table-cell table:formula="of:=IF(ISNUMBER((SEARCH(&quot;wiktoriańska&quot;;[.A780])));46;&quot;&quot;)">
            <text:p/>
          </table:table-cell>
          <table:table-cell table:formula="of:=IF(ISNUMBER((SEARCH(&quot;boho&quot;;[.A780])));47;&quot;&quot;)">
            <text:p/>
          </table:table-cell>
          <table:table-cell table:formula="of:=IF(ISNUMBER((SEARCH(&quot;studio&quot;;[.A780])));48;&quot;&quot;)">
            <text:p/>
          </table:table-cell>
          <table:table-cell table:formula="of:=IF(ISNUMBER((SEARCH(&quot;ternel&quot;;[.A780])));95;&quot;&quot;)">
            <text:p/>
          </table:table-cell>
          <table:table-cell table:formula="of:=IF(ISNUMBER((SEARCH(&quot;eclipse&quot;;[.A780])));93;&quot;&quot;)">
            <text:p/>
          </table:table-cell>
          <table:table-cell table:formula="of:=IF(ISNUMBER((SEARCH(&quot;fruit&quot;;[.A780])));100;&quot;&quot;)">
            <text:p/>
          </table:table-cell>
          <table:table-cell table:formula="of:=IF(ISNUMBER((SEARCH(&quot;jubil&quot;;[.A780])));112;&quot;&quot;)">
            <text:p/>
          </table:table-cell>
          <table:table-cell table:formula="of:=IF(ISNUMBER((SEARCH(&quot;flow&quot;;[.A780])));98;&quot;&quot;)">
            <text:p/>
          </table:table-cell>
          <table:table-cell table:formula="of:=CONCATENATE([.G780];&quot;,&quot;;[.H780];&quot;,&quot;;[.I780];&quot;,&quot;;[.J780];&quot;,&quot;;[.K780];&quot;,&quot;;[.L780];&quot;,&quot;;[.M780];&quot;,&quot;;[.N780];&quot;,&quot;;[.O780];&quot;,&quot;;[.P780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wieszka z diamentami i perłą</text:p>
          </table:table-cell>
          <table:table-cell table:formula="of:=[.B780]"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11Zawieszka z diamentami i perłą.jpg</text:p>
          </table:table-cell>
          <table:table-cell table:style-name="Default" table:formula="of:=[.G780]" office:value-type="float" office:value="36" calcext:value-type="float">
            <text:p>36</text:p>
          </table:table-cell>
          <table:table-cell/>
          <table:table-cell table:formula="of:=IF(ISNUMBER((SEARCH(&quot;wiktoriańska&quot;;[.A781])));46;&quot;&quot;)">
            <text:p/>
          </table:table-cell>
          <table:table-cell table:formula="of:=IF(ISNUMBER((SEARCH(&quot;boho&quot;;[.A781])));47;&quot;&quot;)">
            <text:p/>
          </table:table-cell>
          <table:table-cell table:formula="of:=IF(ISNUMBER((SEARCH(&quot;studio&quot;;[.A781])));48;&quot;&quot;)">
            <text:p/>
          </table:table-cell>
          <table:table-cell table:formula="of:=IF(ISNUMBER((SEARCH(&quot;ternel&quot;;[.A781])));95;&quot;&quot;)">
            <text:p/>
          </table:table-cell>
          <table:table-cell table:formula="of:=IF(ISNUMBER((SEARCH(&quot;eclipse&quot;;[.A781])));93;&quot;&quot;)">
            <text:p/>
          </table:table-cell>
          <table:table-cell table:formula="of:=IF(ISNUMBER((SEARCH(&quot;fruit&quot;;[.A781])));100;&quot;&quot;)">
            <text:p/>
          </table:table-cell>
          <table:table-cell table:formula="of:=IF(ISNUMBER((SEARCH(&quot;jubil&quot;;[.A781])));112;&quot;&quot;)">
            <text:p/>
          </table:table-cell>
          <table:table-cell table:formula="of:=IF(ISNUMBER((SEARCH(&quot;flow&quot;;[.A781])));98;&quot;&quot;)">
            <text:p/>
          </table:table-cell>
          <table:table-cell table:formula="of:=CONCATENATE([.G781];&quot;,&quot;;[.H781];&quot;,&quot;;[.I781];&quot;,&quot;;[.J781];&quot;,&quot;;[.K781];&quot;,&quot;;[.L781];&quot;,&quot;;[.M781];&quot;,&quot;;[.N781];&quot;,&quot;;[.O781];&quot;,&quot;;[.P781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e kolczyki</text:p>
          </table:table-cell>
          <table:table-cell table:formula="of:=[.B781]"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12Złote kolczyki.jpg</text:p>
          </table:table-cell>
          <table:table-cell table:style-name="Default" table:formula="of:=[.G781]" office:value-type="float" office:value="36" calcext:value-type="float">
            <text:p>36</text:p>
          </table:table-cell>
          <table:table-cell/>
          <table:table-cell table:formula="of:=IF(ISNUMBER((SEARCH(&quot;wiktoriańska&quot;;[.A782])));46;&quot;&quot;)">
            <text:p/>
          </table:table-cell>
          <table:table-cell table:formula="of:=IF(ISNUMBER((SEARCH(&quot;boho&quot;;[.A782])));47;&quot;&quot;)">
            <text:p/>
          </table:table-cell>
          <table:table-cell table:formula="of:=IF(ISNUMBER((SEARCH(&quot;studio&quot;;[.A782])));48;&quot;&quot;)">
            <text:p/>
          </table:table-cell>
          <table:table-cell table:formula="of:=IF(ISNUMBER((SEARCH(&quot;ternel&quot;;[.A782])));95;&quot;&quot;)">
            <text:p/>
          </table:table-cell>
          <table:table-cell table:formula="of:=IF(ISNUMBER((SEARCH(&quot;eclipse&quot;;[.A782])));93;&quot;&quot;)">
            <text:p/>
          </table:table-cell>
          <table:table-cell table:formula="of:=IF(ISNUMBER((SEARCH(&quot;fruit&quot;;[.A782])));100;&quot;&quot;)">
            <text:p/>
          </table:table-cell>
          <table:table-cell table:formula="of:=IF(ISNUMBER((SEARCH(&quot;jubil&quot;;[.A782])));112;&quot;&quot;)">
            <text:p/>
          </table:table-cell>
          <table:table-cell table:formula="of:=IF(ISNUMBER((SEARCH(&quot;flow&quot;;[.A782])));98;&quot;&quot;)">
            <text:p/>
          </table:table-cell>
          <table:table-cell table:formula="of:=CONCATENATE([.G782];&quot;,&quot;;[.H782];&quot;,&quot;;[.I782];&quot;,&quot;;[.J782];&quot;,&quot;;[.K782];&quot;,&quot;;[.L782];&quot;,&quot;;[.M782];&quot;,&quot;;[.N782];&quot;,&quot;;[.O782];&quot;,&quot;;[.P782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zawieszka</text:p>
          </table:table-cell>
          <table:table-cell table:formula="of:=[.B782]"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13Złota zawieszka.jpg</text:p>
          </table:table-cell>
          <table:table-cell table:style-name="Default" table:formula="of:=[.G782]" office:value-type="float" office:value="36" calcext:value-type="float">
            <text:p>36</text:p>
          </table:table-cell>
          <table:table-cell/>
          <table:table-cell table:formula="of:=IF(ISNUMBER((SEARCH(&quot;wiktoriańska&quot;;[.A783])));46;&quot;&quot;)">
            <text:p/>
          </table:table-cell>
          <table:table-cell table:formula="of:=IF(ISNUMBER((SEARCH(&quot;boho&quot;;[.A783])));47;&quot;&quot;)">
            <text:p/>
          </table:table-cell>
          <table:table-cell table:formula="of:=IF(ISNUMBER((SEARCH(&quot;studio&quot;;[.A783])));48;&quot;&quot;)">
            <text:p/>
          </table:table-cell>
          <table:table-cell table:formula="of:=IF(ISNUMBER((SEARCH(&quot;ternel&quot;;[.A783])));95;&quot;&quot;)">
            <text:p/>
          </table:table-cell>
          <table:table-cell table:formula="of:=IF(ISNUMBER((SEARCH(&quot;eclipse&quot;;[.A783])));93;&quot;&quot;)">
            <text:p/>
          </table:table-cell>
          <table:table-cell table:formula="of:=IF(ISNUMBER((SEARCH(&quot;fruit&quot;;[.A783])));100;&quot;&quot;)">
            <text:p/>
          </table:table-cell>
          <table:table-cell table:formula="of:=IF(ISNUMBER((SEARCH(&quot;jubil&quot;;[.A783])));112;&quot;&quot;)">
            <text:p/>
          </table:table-cell>
          <table:table-cell table:formula="of:=IF(ISNUMBER((SEARCH(&quot;flow&quot;;[.A783])));98;&quot;&quot;)">
            <text:p/>
          </table:table-cell>
          <table:table-cell table:formula="of:=CONCATENATE([.G783];&quot;,&quot;;[.H783];&quot;,&quot;;[.I783];&quot;,&quot;;[.J783];&quot;,&quot;;[.K783];&quot;,&quot;;[.L783];&quot;,&quot;;[.M783];&quot;,&quot;;[.N783];&quot;,&quot;;[.O783];&quot;,&quot;;[.P783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bransoletka z pereł</text:p>
          </table:table-cell>
          <table:table-cell table:formula="of:=[.B783]"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14Namiko - bransoletka z pereł.jpg</text:p>
          </table:table-cell>
          <table:table-cell table:style-name="Default" table:formula="of:=[.G783]" office:value-type="float" office:value="36" calcext:value-type="float">
            <text:p>36</text:p>
          </table:table-cell>
          <table:table-cell/>
          <table:table-cell table:formula="of:=IF(ISNUMBER((SEARCH(&quot;wiktoriańska&quot;;[.A784])));46;&quot;&quot;)">
            <text:p/>
          </table:table-cell>
          <table:table-cell table:formula="of:=IF(ISNUMBER((SEARCH(&quot;boho&quot;;[.A784])));47;&quot;&quot;)">
            <text:p/>
          </table:table-cell>
          <table:table-cell table:formula="of:=IF(ISNUMBER((SEARCH(&quot;studio&quot;;[.A784])));48;&quot;&quot;)">
            <text:p/>
          </table:table-cell>
          <table:table-cell table:formula="of:=IF(ISNUMBER((SEARCH(&quot;ternel&quot;;[.A784])));95;&quot;&quot;)">
            <text:p/>
          </table:table-cell>
          <table:table-cell table:formula="of:=IF(ISNUMBER((SEARCH(&quot;eclipse&quot;;[.A784])));93;&quot;&quot;)">
            <text:p/>
          </table:table-cell>
          <table:table-cell table:formula="of:=IF(ISNUMBER((SEARCH(&quot;fruit&quot;;[.A784])));100;&quot;&quot;)">
            <text:p/>
          </table:table-cell>
          <table:table-cell table:formula="of:=IF(ISNUMBER((SEARCH(&quot;jubil&quot;;[.A784])));112;&quot;&quot;)">
            <text:p/>
          </table:table-cell>
          <table:table-cell table:formula="of:=IF(ISNUMBER((SEARCH(&quot;flow&quot;;[.A784])));98;&quot;&quot;)">
            <text:p/>
          </table:table-cell>
          <table:table-cell table:formula="of:=CONCATENATE([.G784];&quot;,&quot;;[.H784];&quot;,&quot;;[.I784];&quot;,&quot;;[.J784];&quot;,&quot;;[.K784];&quot;,&quot;;[.L784];&quot;,&quot;;[.M784];&quot;,&quot;;[.N784];&quot;,&quot;;[.O784];&quot;,&quot;;[.P784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e kolczyki</text:p>
          </table:table-cell>
          <table:table-cell table:formula="of:=[.B784]"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15Złote kolczyki.jpg</text:p>
          </table:table-cell>
          <table:table-cell table:style-name="Default" table:formula="of:=[.G784]" office:value-type="float" office:value="36" calcext:value-type="float">
            <text:p>36</text:p>
          </table:table-cell>
          <table:table-cell/>
          <table:table-cell table:formula="of:=IF(ISNUMBER((SEARCH(&quot;wiktoriańska&quot;;[.A785])));46;&quot;&quot;)">
            <text:p/>
          </table:table-cell>
          <table:table-cell table:formula="of:=IF(ISNUMBER((SEARCH(&quot;boho&quot;;[.A785])));47;&quot;&quot;)">
            <text:p/>
          </table:table-cell>
          <table:table-cell table:formula="of:=IF(ISNUMBER((SEARCH(&quot;studio&quot;;[.A785])));48;&quot;&quot;)">
            <text:p/>
          </table:table-cell>
          <table:table-cell table:formula="of:=IF(ISNUMBER((SEARCH(&quot;ternel&quot;;[.A785])));95;&quot;&quot;)">
            <text:p/>
          </table:table-cell>
          <table:table-cell table:formula="of:=IF(ISNUMBER((SEARCH(&quot;eclipse&quot;;[.A785])));93;&quot;&quot;)">
            <text:p/>
          </table:table-cell>
          <table:table-cell table:formula="of:=IF(ISNUMBER((SEARCH(&quot;fruit&quot;;[.A785])));100;&quot;&quot;)">
            <text:p/>
          </table:table-cell>
          <table:table-cell table:formula="of:=IF(ISNUMBER((SEARCH(&quot;jubil&quot;;[.A785])));112;&quot;&quot;)">
            <text:p/>
          </table:table-cell>
          <table:table-cell table:formula="of:=IF(ISNUMBER((SEARCH(&quot;flow&quot;;[.A785])));98;&quot;&quot;)">
            <text:p/>
          </table:table-cell>
          <table:table-cell table:formula="of:=CONCATENATE([.G785];&quot;,&quot;;[.H785];&quot;,&quot;;[.I785];&quot;,&quot;;[.J785];&quot;,&quot;;[.K785];&quot;,&quot;;[.L785];&quot;,&quot;;[.M785];&quot;,&quot;;[.N785];&quot;,&quot;;[.O785];&quot;,&quot;;[.P785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bransoletka z pereł</text:p>
          </table:table-cell>
          <table:table-cell table:formula="of:=[.B785]"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16Namiko - bransoletka z pereł.jpg</text:p>
          </table:table-cell>
          <table:table-cell table:style-name="Default" table:formula="of:=[.G785]" office:value-type="float" office:value="36" calcext:value-type="float">
            <text:p>36</text:p>
          </table:table-cell>
          <table:table-cell/>
          <table:table-cell table:formula="of:=IF(ISNUMBER((SEARCH(&quot;wiktoriańska&quot;;[.A786])));46;&quot;&quot;)">
            <text:p/>
          </table:table-cell>
          <table:table-cell table:formula="of:=IF(ISNUMBER((SEARCH(&quot;boho&quot;;[.A786])));47;&quot;&quot;)">
            <text:p/>
          </table:table-cell>
          <table:table-cell table:formula="of:=IF(ISNUMBER((SEARCH(&quot;studio&quot;;[.A786])));48;&quot;&quot;)">
            <text:p/>
          </table:table-cell>
          <table:table-cell table:formula="of:=IF(ISNUMBER((SEARCH(&quot;ternel&quot;;[.A786])));95;&quot;&quot;)">
            <text:p/>
          </table:table-cell>
          <table:table-cell table:formula="of:=IF(ISNUMBER((SEARCH(&quot;eclipse&quot;;[.A786])));93;&quot;&quot;)">
            <text:p/>
          </table:table-cell>
          <table:table-cell table:formula="of:=IF(ISNUMBER((SEARCH(&quot;fruit&quot;;[.A786])));100;&quot;&quot;)">
            <text:p/>
          </table:table-cell>
          <table:table-cell table:formula="of:=IF(ISNUMBER((SEARCH(&quot;jubil&quot;;[.A786])));112;&quot;&quot;)">
            <text:p/>
          </table:table-cell>
          <table:table-cell table:formula="of:=IF(ISNUMBER((SEARCH(&quot;flow&quot;;[.A786])));98;&quot;&quot;)">
            <text:p/>
          </table:table-cell>
          <table:table-cell table:formula="of:=CONCATENATE([.G786];&quot;,&quot;;[.H786];&quot;,&quot;;[.I786];&quot;,&quot;;[.J786];&quot;,&quot;;[.K786];&quot;,&quot;;[.L786];&quot;,&quot;;[.M786];&quot;,&quot;;[.N786];&quot;,&quot;;[.O786];&quot;,&quot;;[.P786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naszyjnik z pereł</text:p>
          </table:table-cell>
          <table:table-cell table:formula="of:=[.B786]"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17Namiko -naszyjnik z pereł.jpg</text:p>
          </table:table-cell>
          <table:table-cell table:style-name="Default" table:formula="of:=[.G786]" office:value-type="float" office:value="36" calcext:value-type="float">
            <text:p>36</text:p>
          </table:table-cell>
          <table:table-cell/>
          <table:table-cell table:formula="of:=IF(ISNUMBER((SEARCH(&quot;wiktoriańska&quot;;[.A787])));46;&quot;&quot;)">
            <text:p/>
          </table:table-cell>
          <table:table-cell table:formula="of:=IF(ISNUMBER((SEARCH(&quot;boho&quot;;[.A787])));47;&quot;&quot;)">
            <text:p/>
          </table:table-cell>
          <table:table-cell table:formula="of:=IF(ISNUMBER((SEARCH(&quot;studio&quot;;[.A787])));48;&quot;&quot;)">
            <text:p/>
          </table:table-cell>
          <table:table-cell table:formula="of:=IF(ISNUMBER((SEARCH(&quot;ternel&quot;;[.A787])));95;&quot;&quot;)">
            <text:p/>
          </table:table-cell>
          <table:table-cell table:formula="of:=IF(ISNUMBER((SEARCH(&quot;eclipse&quot;;[.A787])));93;&quot;&quot;)">
            <text:p/>
          </table:table-cell>
          <table:table-cell table:formula="of:=IF(ISNUMBER((SEARCH(&quot;fruit&quot;;[.A787])));100;&quot;&quot;)">
            <text:p/>
          </table:table-cell>
          <table:table-cell table:formula="of:=IF(ISNUMBER((SEARCH(&quot;jubil&quot;;[.A787])));112;&quot;&quot;)">
            <text:p/>
          </table:table-cell>
          <table:table-cell table:formula="of:=IF(ISNUMBER((SEARCH(&quot;flow&quot;;[.A787])));98;&quot;&quot;)">
            <text:p/>
          </table:table-cell>
          <table:table-cell table:formula="of:=CONCATENATE([.G787];&quot;,&quot;;[.H787];&quot;,&quot;;[.I787];&quot;,&quot;;[.J787];&quot;,&quot;;[.K787];&quot;,&quot;;[.L787];&quot;,&quot;;[.M787];&quot;,&quot;;[.N787];&quot;,&quot;;[.O787];&quot;,&quot;;[.P787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bransoletka z pereł</text:p>
          </table:table-cell>
          <table:table-cell table:formula="of:=[.B787]"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18Namiko - bransoletka z pereł.jpg</text:p>
          </table:table-cell>
          <table:table-cell table:style-name="Default" table:formula="of:=[.G787]" office:value-type="float" office:value="36" calcext:value-type="float">
            <text:p>36</text:p>
          </table:table-cell>
          <table:table-cell/>
          <table:table-cell table:formula="of:=IF(ISNUMBER((SEARCH(&quot;wiktoriańska&quot;;[.A788])));46;&quot;&quot;)">
            <text:p/>
          </table:table-cell>
          <table:table-cell table:formula="of:=IF(ISNUMBER((SEARCH(&quot;boho&quot;;[.A788])));47;&quot;&quot;)">
            <text:p/>
          </table:table-cell>
          <table:table-cell table:formula="of:=IF(ISNUMBER((SEARCH(&quot;studio&quot;;[.A788])));48;&quot;&quot;)">
            <text:p/>
          </table:table-cell>
          <table:table-cell table:formula="of:=IF(ISNUMBER((SEARCH(&quot;ternel&quot;;[.A788])));95;&quot;&quot;)">
            <text:p/>
          </table:table-cell>
          <table:table-cell table:formula="of:=IF(ISNUMBER((SEARCH(&quot;eclipse&quot;;[.A788])));93;&quot;&quot;)">
            <text:p/>
          </table:table-cell>
          <table:table-cell table:formula="of:=IF(ISNUMBER((SEARCH(&quot;fruit&quot;;[.A788])));100;&quot;&quot;)">
            <text:p/>
          </table:table-cell>
          <table:table-cell table:formula="of:=IF(ISNUMBER((SEARCH(&quot;jubil&quot;;[.A788])));112;&quot;&quot;)">
            <text:p/>
          </table:table-cell>
          <table:table-cell table:formula="of:=IF(ISNUMBER((SEARCH(&quot;flow&quot;;[.A788])));98;&quot;&quot;)">
            <text:p/>
          </table:table-cell>
          <table:table-cell table:formula="of:=CONCATENATE([.G788];&quot;,&quot;;[.H788];&quot;,&quot;;[.I788];&quot;,&quot;;[.J788];&quot;,&quot;;[.K788];&quot;,&quot;;[.L788];&quot;,&quot;;[.M788];&quot;,&quot;;[.N788];&quot;,&quot;;[.O788];&quot;,&quot;;[.P788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naszyjnik z pereł</text:p>
          </table:table-cell>
          <table:table-cell table:formula="of:=[.B788]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19Namiko - naszyjnik z pereł.jpg</text:p>
          </table:table-cell>
          <table:table-cell table:style-name="Default" table:formula="of:=[.G788]" office:value-type="float" office:value="36" calcext:value-type="float">
            <text:p>36</text:p>
          </table:table-cell>
          <table:table-cell/>
          <table:table-cell table:formula="of:=IF(ISNUMBER((SEARCH(&quot;wiktoriańska&quot;;[.A789])));46;&quot;&quot;)">
            <text:p/>
          </table:table-cell>
          <table:table-cell table:formula="of:=IF(ISNUMBER((SEARCH(&quot;boho&quot;;[.A789])));47;&quot;&quot;)">
            <text:p/>
          </table:table-cell>
          <table:table-cell table:formula="of:=IF(ISNUMBER((SEARCH(&quot;studio&quot;;[.A789])));48;&quot;&quot;)">
            <text:p/>
          </table:table-cell>
          <table:table-cell table:formula="of:=IF(ISNUMBER((SEARCH(&quot;ternel&quot;;[.A789])));95;&quot;&quot;)">
            <text:p/>
          </table:table-cell>
          <table:table-cell table:formula="of:=IF(ISNUMBER((SEARCH(&quot;eclipse&quot;;[.A789])));93;&quot;&quot;)">
            <text:p/>
          </table:table-cell>
          <table:table-cell table:formula="of:=IF(ISNUMBER((SEARCH(&quot;fruit&quot;;[.A789])));100;&quot;&quot;)">
            <text:p/>
          </table:table-cell>
          <table:table-cell table:formula="of:=IF(ISNUMBER((SEARCH(&quot;jubil&quot;;[.A789])));112;&quot;&quot;)">
            <text:p/>
          </table:table-cell>
          <table:table-cell table:formula="of:=IF(ISNUMBER((SEARCH(&quot;flow&quot;;[.A789])));98;&quot;&quot;)">
            <text:p/>
          </table:table-cell>
          <table:table-cell table:formula="of:=CONCATENATE([.G789];&quot;,&quot;;[.H789];&quot;,&quot;;[.I789];&quot;,&quot;;[.J789];&quot;,&quot;;[.K789];&quot;,&quot;;[.L789];&quot;,&quot;;[.M789];&quot;,&quot;;[.N789];&quot;,&quot;;[.O789];&quot;,&quot;;[.P789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y naszyjnik</text:p>
          </table:table-cell>
          <table:table-cell table:formula="of:=[.B789]"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20Złoty naszyjnik.jpg</text:p>
          </table:table-cell>
          <table:table-cell table:style-name="Default" table:formula="of:=[.G789]" office:value-type="float" office:value="36" calcext:value-type="float">
            <text:p>36</text:p>
          </table:table-cell>
          <table:table-cell/>
          <table:table-cell table:formula="of:=IF(ISNUMBER((SEARCH(&quot;wiktoriańska&quot;;[.A790])));46;&quot;&quot;)">
            <text:p/>
          </table:table-cell>
          <table:table-cell table:formula="of:=IF(ISNUMBER((SEARCH(&quot;boho&quot;;[.A790])));47;&quot;&quot;)">
            <text:p/>
          </table:table-cell>
          <table:table-cell table:formula="of:=IF(ISNUMBER((SEARCH(&quot;studio&quot;;[.A790])));48;&quot;&quot;)">
            <text:p/>
          </table:table-cell>
          <table:table-cell table:formula="of:=IF(ISNUMBER((SEARCH(&quot;ternel&quot;;[.A790])));95;&quot;&quot;)">
            <text:p/>
          </table:table-cell>
          <table:table-cell table:formula="of:=IF(ISNUMBER((SEARCH(&quot;eclipse&quot;;[.A790])));93;&quot;&quot;)">
            <text:p/>
          </table:table-cell>
          <table:table-cell table:formula="of:=IF(ISNUMBER((SEARCH(&quot;fruit&quot;;[.A790])));100;&quot;&quot;)">
            <text:p/>
          </table:table-cell>
          <table:table-cell table:formula="of:=IF(ISNUMBER((SEARCH(&quot;jubil&quot;;[.A790])));112;&quot;&quot;)">
            <text:p/>
          </table:table-cell>
          <table:table-cell table:formula="of:=IF(ISNUMBER((SEARCH(&quot;flow&quot;;[.A790])));98;&quot;&quot;)">
            <text:p/>
          </table:table-cell>
          <table:table-cell table:formula="of:=CONCATENATE([.G790];&quot;,&quot;;[.H790];&quot;,&quot;;[.I790];&quot;,&quot;;[.J790];&quot;,&quot;;[.K790];&quot;,&quot;;[.L790];&quot;,&quot;;[.M790];&quot;,&quot;;[.N790];&quot;,&quot;;[.O790];&quot;,&quot;;[.P790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a zawieszka z cyrkoniami</text:p>
          </table:table-cell>
          <table:table-cell table:formula="of:=[.B790]" office:value-type="float" office:value="1" calcext:value-type="float">
            <text:p>1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21Scarlett - srebrna zawieszka z cyrkoniami.jpg</text:p>
          </table:table-cell>
          <table:table-cell table:style-name="Default" table:formula="of:=[.G790]" office:value-type="float" office:value="36" calcext:value-type="float">
            <text:p>36</text:p>
          </table:table-cell>
          <table:table-cell/>
          <table:table-cell table:formula="of:=IF(ISNUMBER((SEARCH(&quot;wiktoriańska&quot;;[.A791])));46;&quot;&quot;)">
            <text:p/>
          </table:table-cell>
          <table:table-cell table:formula="of:=IF(ISNUMBER((SEARCH(&quot;boho&quot;;[.A791])));47;&quot;&quot;)">
            <text:p/>
          </table:table-cell>
          <table:table-cell table:formula="of:=IF(ISNUMBER((SEARCH(&quot;studio&quot;;[.A791])));48;&quot;&quot;)">
            <text:p/>
          </table:table-cell>
          <table:table-cell table:formula="of:=IF(ISNUMBER((SEARCH(&quot;ternel&quot;;[.A791])));95;&quot;&quot;)">
            <text:p/>
          </table:table-cell>
          <table:table-cell table:formula="of:=IF(ISNUMBER((SEARCH(&quot;eclipse&quot;;[.A791])));93;&quot;&quot;)">
            <text:p/>
          </table:table-cell>
          <table:table-cell table:formula="of:=IF(ISNUMBER((SEARCH(&quot;fruit&quot;;[.A791])));100;&quot;&quot;)">
            <text:p/>
          </table:table-cell>
          <table:table-cell table:formula="of:=IF(ISNUMBER((SEARCH(&quot;jubil&quot;;[.A791])));112;&quot;&quot;)">
            <text:p/>
          </table:table-cell>
          <table:table-cell table:formula="of:=IF(ISNUMBER((SEARCH(&quot;flow&quot;;[.A791])));98;&quot;&quot;)">
            <text:p/>
          </table:table-cell>
          <table:table-cell table:formula="of:=CONCATENATE([.G791];&quot;,&quot;;[.H791];&quot;,&quot;;[.I791];&quot;,&quot;;[.J791];&quot;,&quot;;[.K791];&quot;,&quot;;[.L791];&quot;,&quot;;[.M791];&quot;,&quot;;[.N791];&quot;,&quot;;[.O791];&quot;,&quot;;[.P791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z cyrkoniami</text:p>
          </table:table-cell>
          <table:table-cell table:formula="of:=[.B791]"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22Scarlett - srebrne kolczyki z cyrkoniami.jpg</text:p>
          </table:table-cell>
          <table:table-cell table:style-name="Default" table:formula="of:=[.G791]" office:value-type="float" office:value="36" calcext:value-type="float">
            <text:p>36</text:p>
          </table:table-cell>
          <table:table-cell/>
          <table:table-cell table:formula="of:=IF(ISNUMBER((SEARCH(&quot;wiktoriańska&quot;;[.A792])));46;&quot;&quot;)">
            <text:p/>
          </table:table-cell>
          <table:table-cell table:formula="of:=IF(ISNUMBER((SEARCH(&quot;boho&quot;;[.A792])));47;&quot;&quot;)">
            <text:p/>
          </table:table-cell>
          <table:table-cell table:formula="of:=IF(ISNUMBER((SEARCH(&quot;studio&quot;;[.A792])));48;&quot;&quot;)">
            <text:p/>
          </table:table-cell>
          <table:table-cell table:formula="of:=IF(ISNUMBER((SEARCH(&quot;ternel&quot;;[.A792])));95;&quot;&quot;)">
            <text:p/>
          </table:table-cell>
          <table:table-cell table:formula="of:=IF(ISNUMBER((SEARCH(&quot;eclipse&quot;;[.A792])));93;&quot;&quot;)">
            <text:p/>
          </table:table-cell>
          <table:table-cell table:formula="of:=IF(ISNUMBER((SEARCH(&quot;fruit&quot;;[.A792])));100;&quot;&quot;)">
            <text:p/>
          </table:table-cell>
          <table:table-cell table:formula="of:=IF(ISNUMBER((SEARCH(&quot;jubil&quot;;[.A792])));112;&quot;&quot;)">
            <text:p/>
          </table:table-cell>
          <table:table-cell table:formula="of:=IF(ISNUMBER((SEARCH(&quot;flow&quot;;[.A792])));98;&quot;&quot;)">
            <text:p/>
          </table:table-cell>
          <table:table-cell table:formula="of:=CONCATENATE([.G792];&quot;,&quot;;[.H792];&quot;,&quot;;[.I792];&quot;,&quot;;[.J792];&quot;,&quot;;[.K792];&quot;,&quot;;[.L792];&quot;,&quot;;[.M792];&quot;,&quot;;[.N792];&quot;,&quot;;[.O792];&quot;,&quot;;[.P792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z cyrkoniami</text:p>
          </table:table-cell>
          <table:table-cell table:formula="of:=[.B792]"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23Scarlett - srebrne kolczyki z cyrkoniami.jpg</text:p>
          </table:table-cell>
          <table:table-cell table:style-name="Default" table:formula="of:=[.G792]" office:value-type="float" office:value="36" calcext:value-type="float">
            <text:p>36</text:p>
          </table:table-cell>
          <table:table-cell/>
          <table:table-cell table:formula="of:=IF(ISNUMBER((SEARCH(&quot;wiktoriańska&quot;;[.A793])));46;&quot;&quot;)">
            <text:p/>
          </table:table-cell>
          <table:table-cell table:formula="of:=IF(ISNUMBER((SEARCH(&quot;boho&quot;;[.A793])));47;&quot;&quot;)">
            <text:p/>
          </table:table-cell>
          <table:table-cell table:formula="of:=IF(ISNUMBER((SEARCH(&quot;studio&quot;;[.A793])));48;&quot;&quot;)">
            <text:p/>
          </table:table-cell>
          <table:table-cell table:formula="of:=IF(ISNUMBER((SEARCH(&quot;ternel&quot;;[.A793])));95;&quot;&quot;)">
            <text:p/>
          </table:table-cell>
          <table:table-cell table:formula="of:=IF(ISNUMBER((SEARCH(&quot;eclipse&quot;;[.A793])));93;&quot;&quot;)">
            <text:p/>
          </table:table-cell>
          <table:table-cell table:formula="of:=IF(ISNUMBER((SEARCH(&quot;fruit&quot;;[.A793])));100;&quot;&quot;)">
            <text:p/>
          </table:table-cell>
          <table:table-cell table:formula="of:=IF(ISNUMBER((SEARCH(&quot;jubil&quot;;[.A793])));112;&quot;&quot;)">
            <text:p/>
          </table:table-cell>
          <table:table-cell table:formula="of:=IF(ISNUMBER((SEARCH(&quot;flow&quot;;[.A793])));98;&quot;&quot;)">
            <text:p/>
          </table:table-cell>
          <table:table-cell table:formula="of:=CONCATENATE([.G793];&quot;,&quot;;[.H793];&quot;,&quot;;[.I793];&quot;,&quot;;[.J793];&quot;,&quot;;[.K793];&quot;,&quot;;[.L793];&quot;,&quot;;[.M793];&quot;,&quot;;[.N793];&quot;,&quot;;[.O793];&quot;,&quot;;[.P793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a zawieszka z cyrkoniami</text:p>
          </table:table-cell>
          <table:table-cell table:formula="of:=[.B793]"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24Scarlett - srebrna zawieszka z cyrkoniami.jpg</text:p>
          </table:table-cell>
          <table:table-cell table:style-name="Default" table:formula="of:=[.G793]" office:value-type="float" office:value="36" calcext:value-type="float">
            <text:p>36</text:p>
          </table:table-cell>
          <table:table-cell/>
          <table:table-cell table:formula="of:=IF(ISNUMBER((SEARCH(&quot;wiktoriańska&quot;;[.A794])));46;&quot;&quot;)">
            <text:p/>
          </table:table-cell>
          <table:table-cell table:formula="of:=IF(ISNUMBER((SEARCH(&quot;boho&quot;;[.A794])));47;&quot;&quot;)">
            <text:p/>
          </table:table-cell>
          <table:table-cell table:formula="of:=IF(ISNUMBER((SEARCH(&quot;studio&quot;;[.A794])));48;&quot;&quot;)">
            <text:p/>
          </table:table-cell>
          <table:table-cell table:formula="of:=IF(ISNUMBER((SEARCH(&quot;ternel&quot;;[.A794])));95;&quot;&quot;)">
            <text:p/>
          </table:table-cell>
          <table:table-cell table:formula="of:=IF(ISNUMBER((SEARCH(&quot;eclipse&quot;;[.A794])));93;&quot;&quot;)">
            <text:p/>
          </table:table-cell>
          <table:table-cell table:formula="of:=IF(ISNUMBER((SEARCH(&quot;fruit&quot;;[.A794])));100;&quot;&quot;)">
            <text:p/>
          </table:table-cell>
          <table:table-cell table:formula="of:=IF(ISNUMBER((SEARCH(&quot;jubil&quot;;[.A794])));112;&quot;&quot;)">
            <text:p/>
          </table:table-cell>
          <table:table-cell table:formula="of:=IF(ISNUMBER((SEARCH(&quot;flow&quot;;[.A794])));98;&quot;&quot;)">
            <text:p/>
          </table:table-cell>
          <table:table-cell table:formula="of:=CONCATENATE([.G794];&quot;,&quot;;[.H794];&quot;,&quot;;[.I794];&quot;,&quot;;[.J794];&quot;,&quot;;[.K794];&quot;,&quot;;[.L794];&quot;,&quot;;[.M794];&quot;,&quot;;[.N794];&quot;,&quot;;[.O794];&quot;,&quot;;[.P794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y pierścionek z cyrkoniami</text:p>
          </table:table-cell>
          <table:table-cell table:formula="of:=[.B794]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25Scarlett - srebrny pierścionek z cyrkoniami.jpg</text:p>
          </table:table-cell>
          <table:table-cell table:style-name="Default" table:formula="of:=[.G794]" office:value-type="float" office:value="36" calcext:value-type="float">
            <text:p>36</text:p>
          </table:table-cell>
          <table:table-cell/>
          <table:table-cell table:formula="of:=IF(ISNUMBER((SEARCH(&quot;wiktoriańska&quot;;[.A795])));46;&quot;&quot;)">
            <text:p/>
          </table:table-cell>
          <table:table-cell table:formula="of:=IF(ISNUMBER((SEARCH(&quot;boho&quot;;[.A795])));47;&quot;&quot;)">
            <text:p/>
          </table:table-cell>
          <table:table-cell table:formula="of:=IF(ISNUMBER((SEARCH(&quot;studio&quot;;[.A795])));48;&quot;&quot;)">
            <text:p/>
          </table:table-cell>
          <table:table-cell table:formula="of:=IF(ISNUMBER((SEARCH(&quot;ternel&quot;;[.A795])));95;&quot;&quot;)">
            <text:p/>
          </table:table-cell>
          <table:table-cell table:formula="of:=IF(ISNUMBER((SEARCH(&quot;eclipse&quot;;[.A795])));93;&quot;&quot;)">
            <text:p/>
          </table:table-cell>
          <table:table-cell table:formula="of:=IF(ISNUMBER((SEARCH(&quot;fruit&quot;;[.A795])));100;&quot;&quot;)">
            <text:p/>
          </table:table-cell>
          <table:table-cell table:formula="of:=IF(ISNUMBER((SEARCH(&quot;jubil&quot;;[.A795])));112;&quot;&quot;)">
            <text:p/>
          </table:table-cell>
          <table:table-cell table:formula="of:=IF(ISNUMBER((SEARCH(&quot;flow&quot;;[.A795])));98;&quot;&quot;)">
            <text:p/>
          </table:table-cell>
          <table:table-cell table:formula="of:=CONCATENATE([.G795];&quot;,&quot;;[.H795];&quot;,&quot;;[.I795];&quot;,&quot;;[.J795];&quot;,&quot;;[.K795];&quot;,&quot;;[.L795];&quot;,&quot;;[.M795];&quot;,&quot;;[.N795];&quot;,&quot;;[.O795];&quot;,&quot;;[.P795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kolczyki z perłami</text:p>
          </table:table-cell>
          <table:table-cell table:formula="of:=[.B795]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26Namiko - kolczyki z perłami.jpg</text:p>
          </table:table-cell>
          <table:table-cell table:style-name="Default" table:formula="of:=[.G795]" office:value-type="float" office:value="36" calcext:value-type="float">
            <text:p>36</text:p>
          </table:table-cell>
          <table:table-cell/>
          <table:table-cell table:formula="of:=IF(ISNUMBER((SEARCH(&quot;wiktoriańska&quot;;[.A796])));46;&quot;&quot;)">
            <text:p/>
          </table:table-cell>
          <table:table-cell table:formula="of:=IF(ISNUMBER((SEARCH(&quot;boho&quot;;[.A796])));47;&quot;&quot;)">
            <text:p/>
          </table:table-cell>
          <table:table-cell table:formula="of:=IF(ISNUMBER((SEARCH(&quot;studio&quot;;[.A796])));48;&quot;&quot;)">
            <text:p/>
          </table:table-cell>
          <table:table-cell table:formula="of:=IF(ISNUMBER((SEARCH(&quot;ternel&quot;;[.A796])));95;&quot;&quot;)">
            <text:p/>
          </table:table-cell>
          <table:table-cell table:formula="of:=IF(ISNUMBER((SEARCH(&quot;eclipse&quot;;[.A796])));93;&quot;&quot;)">
            <text:p/>
          </table:table-cell>
          <table:table-cell table:formula="of:=IF(ISNUMBER((SEARCH(&quot;fruit&quot;;[.A796])));100;&quot;&quot;)">
            <text:p/>
          </table:table-cell>
          <table:table-cell table:formula="of:=IF(ISNUMBER((SEARCH(&quot;jubil&quot;;[.A796])));112;&quot;&quot;)">
            <text:p/>
          </table:table-cell>
          <table:table-cell table:formula="of:=IF(ISNUMBER((SEARCH(&quot;flow&quot;;[.A796])));98;&quot;&quot;)">
            <text:p/>
          </table:table-cell>
          <table:table-cell table:formula="of:=CONCATENATE([.G796];&quot;,&quot;;[.H796];&quot;,&quot;;[.I796];&quot;,&quot;;[.J796];&quot;,&quot;;[.K796];&quot;,&quot;;[.L796];&quot;,&quot;;[.M796];&quot;,&quot;;[.N796];&quot;,&quot;;[.O796];&quot;,&quot;;[.P796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kolczyki z perłami</text:p>
          </table:table-cell>
          <table:table-cell table:formula="of:=[.B796]"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27Namiko - kolczyki z perłami.jpg</text:p>
          </table:table-cell>
          <table:table-cell table:style-name="Default" table:formula="of:=[.G796]" office:value-type="float" office:value="36" calcext:value-type="float">
            <text:p>36</text:p>
          </table:table-cell>
          <table:table-cell/>
          <table:table-cell table:formula="of:=IF(ISNUMBER((SEARCH(&quot;wiktoriańska&quot;;[.A797])));46;&quot;&quot;)">
            <text:p/>
          </table:table-cell>
          <table:table-cell table:formula="of:=IF(ISNUMBER((SEARCH(&quot;boho&quot;;[.A797])));47;&quot;&quot;)">
            <text:p/>
          </table:table-cell>
          <table:table-cell table:formula="of:=IF(ISNUMBER((SEARCH(&quot;studio&quot;;[.A797])));48;&quot;&quot;)">
            <text:p/>
          </table:table-cell>
          <table:table-cell table:formula="of:=IF(ISNUMBER((SEARCH(&quot;ternel&quot;;[.A797])));95;&quot;&quot;)">
            <text:p/>
          </table:table-cell>
          <table:table-cell table:formula="of:=IF(ISNUMBER((SEARCH(&quot;eclipse&quot;;[.A797])));93;&quot;&quot;)">
            <text:p/>
          </table:table-cell>
          <table:table-cell table:formula="of:=IF(ISNUMBER((SEARCH(&quot;fruit&quot;;[.A797])));100;&quot;&quot;)">
            <text:p/>
          </table:table-cell>
          <table:table-cell table:formula="of:=IF(ISNUMBER((SEARCH(&quot;jubil&quot;;[.A797])));112;&quot;&quot;)">
            <text:p/>
          </table:table-cell>
          <table:table-cell table:formula="of:=IF(ISNUMBER((SEARCH(&quot;flow&quot;;[.A797])));98;&quot;&quot;)">
            <text:p/>
          </table:table-cell>
          <table:table-cell table:formula="of:=CONCATENATE([.G797];&quot;,&quot;;[.H797];&quot;,&quot;;[.I797];&quot;,&quot;;[.J797];&quot;,&quot;;[.K797];&quot;,&quot;;[.L797];&quot;,&quot;;[.M797];&quot;,&quot;;[.N797];&quot;,&quot;;[.O797];&quot;,&quot;;[.P797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naszyjnik z pereł</text:p>
          </table:table-cell>
          <table:table-cell table:formula="of:=[.B797]"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28Namiko -naszyjnik z pereł.jpg</text:p>
          </table:table-cell>
          <table:table-cell table:style-name="Default" table:formula="of:=[.G797]" office:value-type="float" office:value="36" calcext:value-type="float">
            <text:p>36</text:p>
          </table:table-cell>
          <table:table-cell/>
          <table:table-cell table:formula="of:=IF(ISNUMBER((SEARCH(&quot;wiktoriańska&quot;;[.A798])));46;&quot;&quot;)">
            <text:p/>
          </table:table-cell>
          <table:table-cell table:formula="of:=IF(ISNUMBER((SEARCH(&quot;boho&quot;;[.A798])));47;&quot;&quot;)">
            <text:p/>
          </table:table-cell>
          <table:table-cell table:formula="of:=IF(ISNUMBER((SEARCH(&quot;studio&quot;;[.A798])));48;&quot;&quot;)">
            <text:p/>
          </table:table-cell>
          <table:table-cell table:formula="of:=IF(ISNUMBER((SEARCH(&quot;ternel&quot;;[.A798])));95;&quot;&quot;)">
            <text:p/>
          </table:table-cell>
          <table:table-cell table:formula="of:=IF(ISNUMBER((SEARCH(&quot;eclipse&quot;;[.A798])));93;&quot;&quot;)">
            <text:p/>
          </table:table-cell>
          <table:table-cell table:formula="of:=IF(ISNUMBER((SEARCH(&quot;fruit&quot;;[.A798])));100;&quot;&quot;)">
            <text:p/>
          </table:table-cell>
          <table:table-cell table:formula="of:=IF(ISNUMBER((SEARCH(&quot;jubil&quot;;[.A798])));112;&quot;&quot;)">
            <text:p/>
          </table:table-cell>
          <table:table-cell table:formula="of:=IF(ISNUMBER((SEARCH(&quot;flow&quot;;[.A798])));98;&quot;&quot;)">
            <text:p/>
          </table:table-cell>
          <table:table-cell table:formula="of:=CONCATENATE([.G798];&quot;,&quot;;[.H798];&quot;,&quot;;[.I798];&quot;,&quot;;[.J798];&quot;,&quot;;[.K798];&quot;,&quot;;[.L798];&quot;,&quot;;[.M798];&quot;,&quot;;[.N798];&quot;,&quot;;[.O798];&quot;,&quot;;[.P798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naszyjnik z pereł</text:p>
          </table:table-cell>
          <table:table-cell table:formula="of:=[.B798]"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29Namiko - naszyjnik z pereł.jpg</text:p>
          </table:table-cell>
          <table:table-cell table:style-name="Default" table:formula="of:=[.G798]" office:value-type="float" office:value="36" calcext:value-type="float">
            <text:p>36</text:p>
          </table:table-cell>
          <table:table-cell/>
          <table:table-cell table:formula="of:=IF(ISNUMBER((SEARCH(&quot;wiktoriańska&quot;;[.A799])));46;&quot;&quot;)">
            <text:p/>
          </table:table-cell>
          <table:table-cell table:formula="of:=IF(ISNUMBER((SEARCH(&quot;boho&quot;;[.A799])));47;&quot;&quot;)">
            <text:p/>
          </table:table-cell>
          <table:table-cell table:formula="of:=IF(ISNUMBER((SEARCH(&quot;studio&quot;;[.A799])));48;&quot;&quot;)">
            <text:p/>
          </table:table-cell>
          <table:table-cell table:formula="of:=IF(ISNUMBER((SEARCH(&quot;ternel&quot;;[.A799])));95;&quot;&quot;)">
            <text:p/>
          </table:table-cell>
          <table:table-cell table:formula="of:=IF(ISNUMBER((SEARCH(&quot;eclipse&quot;;[.A799])));93;&quot;&quot;)">
            <text:p/>
          </table:table-cell>
          <table:table-cell table:formula="of:=IF(ISNUMBER((SEARCH(&quot;fruit&quot;;[.A799])));100;&quot;&quot;)">
            <text:p/>
          </table:table-cell>
          <table:table-cell table:formula="of:=IF(ISNUMBER((SEARCH(&quot;jubil&quot;;[.A799])));112;&quot;&quot;)">
            <text:p/>
          </table:table-cell>
          <table:table-cell table:formula="of:=IF(ISNUMBER((SEARCH(&quot;flow&quot;;[.A799])));98;&quot;&quot;)">
            <text:p/>
          </table:table-cell>
          <table:table-cell table:formula="of:=CONCATENATE([.G799];&quot;,&quot;;[.H799];&quot;,&quot;;[.I799];&quot;,&quot;;[.J799];&quot;,&quot;;[.K799];&quot;,&quot;;[.L799];&quot;,&quot;;[.M799];&quot;,&quot;;[.N799];&quot;,&quot;;[.O799];&quot;,&quot;;[.P799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bransoletka z pereł</text:p>
          </table:table-cell>
          <table:table-cell table:formula="of:=[.B799]"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30Namiko - bransoletka z pereł.jpg</text:p>
          </table:table-cell>
          <table:table-cell table:style-name="Default" table:formula="of:=[.G799]" office:value-type="float" office:value="36" calcext:value-type="float">
            <text:p>36</text:p>
          </table:table-cell>
          <table:table-cell/>
          <table:table-cell table:formula="of:=IF(ISNUMBER((SEARCH(&quot;wiktoriańska&quot;;[.A800])));46;&quot;&quot;)">
            <text:p/>
          </table:table-cell>
          <table:table-cell table:formula="of:=IF(ISNUMBER((SEARCH(&quot;boho&quot;;[.A800])));47;&quot;&quot;)">
            <text:p/>
          </table:table-cell>
          <table:table-cell table:formula="of:=IF(ISNUMBER((SEARCH(&quot;studio&quot;;[.A800])));48;&quot;&quot;)">
            <text:p/>
          </table:table-cell>
          <table:table-cell table:formula="of:=IF(ISNUMBER((SEARCH(&quot;ternel&quot;;[.A800])));95;&quot;&quot;)">
            <text:p/>
          </table:table-cell>
          <table:table-cell table:formula="of:=IF(ISNUMBER((SEARCH(&quot;eclipse&quot;;[.A800])));93;&quot;&quot;)">
            <text:p/>
          </table:table-cell>
          <table:table-cell table:formula="of:=IF(ISNUMBER((SEARCH(&quot;fruit&quot;;[.A800])));100;&quot;&quot;)">
            <text:p/>
          </table:table-cell>
          <table:table-cell table:formula="of:=IF(ISNUMBER((SEARCH(&quot;jubil&quot;;[.A800])));112;&quot;&quot;)">
            <text:p/>
          </table:table-cell>
          <table:table-cell table:formula="of:=IF(ISNUMBER((SEARCH(&quot;flow&quot;;[.A800])));98;&quot;&quot;)">
            <text:p/>
          </table:table-cell>
          <table:table-cell table:formula="of:=CONCATENATE([.G800];&quot;,&quot;;[.H800];&quot;,&quot;;[.I800];&quot;,&quot;;[.J800];&quot;,&quot;;[.K800];&quot;,&quot;;[.L800];&quot;,&quot;;[.M800];&quot;,&quot;;[.N800];&quot;,&quot;;[.O800];&quot;,&quot;;[.P800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z cyrkoniami</text:p>
          </table:table-cell>
          <table:table-cell table:formula="of:=[.B800]"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31Scarlett - srebrne kolczyki z cyrkoniami.jpg</text:p>
          </table:table-cell>
          <table:table-cell table:style-name="Default" table:formula="of:=[.G800]" office:value-type="float" office:value="36" calcext:value-type="float">
            <text:p>36</text:p>
          </table:table-cell>
          <table:table-cell/>
          <table:table-cell table:formula="of:=IF(ISNUMBER((SEARCH(&quot;wiktoriańska&quot;;[.A801])));46;&quot;&quot;)">
            <text:p/>
          </table:table-cell>
          <table:table-cell table:formula="of:=IF(ISNUMBER((SEARCH(&quot;boho&quot;;[.A801])));47;&quot;&quot;)">
            <text:p/>
          </table:table-cell>
          <table:table-cell table:formula="of:=IF(ISNUMBER((SEARCH(&quot;studio&quot;;[.A801])));48;&quot;&quot;)">
            <text:p/>
          </table:table-cell>
          <table:table-cell table:formula="of:=IF(ISNUMBER((SEARCH(&quot;ternel&quot;;[.A801])));95;&quot;&quot;)">
            <text:p/>
          </table:table-cell>
          <table:table-cell table:formula="of:=IF(ISNUMBER((SEARCH(&quot;eclipse&quot;;[.A801])));93;&quot;&quot;)">
            <text:p/>
          </table:table-cell>
          <table:table-cell table:formula="of:=IF(ISNUMBER((SEARCH(&quot;fruit&quot;;[.A801])));100;&quot;&quot;)">
            <text:p/>
          </table:table-cell>
          <table:table-cell table:formula="of:=IF(ISNUMBER((SEARCH(&quot;jubil&quot;;[.A801])));112;&quot;&quot;)">
            <text:p/>
          </table:table-cell>
          <table:table-cell table:formula="of:=IF(ISNUMBER((SEARCH(&quot;flow&quot;;[.A801])));98;&quot;&quot;)">
            <text:p/>
          </table:table-cell>
          <table:table-cell table:formula="of:=CONCATENATE([.G801];&quot;,&quot;;[.H801];&quot;,&quot;;[.I801];&quot;,&quot;;[.J801];&quot;,&quot;;[.K801];&quot;,&quot;;[.L801];&quot;,&quot;;[.M801];&quot;,&quot;;[.N801];&quot;,&quot;;[.O801];&quot;,&quot;;[.P801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a zawieszka z cyrkoniami</text:p>
          </table:table-cell>
          <table:table-cell table:formula="of:=[.B801]"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32Scarlett - srebrna zawieszka z cyrkoniami.jpg</text:p>
          </table:table-cell>
          <table:table-cell table:style-name="Default" table:formula="of:=[.G801]" office:value-type="float" office:value="36" calcext:value-type="float">
            <text:p>36</text:p>
          </table:table-cell>
          <table:table-cell/>
          <table:table-cell table:formula="of:=IF(ISNUMBER((SEARCH(&quot;wiktoriańska&quot;;[.A802])));46;&quot;&quot;)">
            <text:p/>
          </table:table-cell>
          <table:table-cell table:formula="of:=IF(ISNUMBER((SEARCH(&quot;boho&quot;;[.A802])));47;&quot;&quot;)">
            <text:p/>
          </table:table-cell>
          <table:table-cell table:formula="of:=IF(ISNUMBER((SEARCH(&quot;studio&quot;;[.A802])));48;&quot;&quot;)">
            <text:p/>
          </table:table-cell>
          <table:table-cell table:formula="of:=IF(ISNUMBER((SEARCH(&quot;ternel&quot;;[.A802])));95;&quot;&quot;)">
            <text:p/>
          </table:table-cell>
          <table:table-cell table:formula="of:=IF(ISNUMBER((SEARCH(&quot;eclipse&quot;;[.A802])));93;&quot;&quot;)">
            <text:p/>
          </table:table-cell>
          <table:table-cell table:formula="of:=IF(ISNUMBER((SEARCH(&quot;fruit&quot;;[.A802])));100;&quot;&quot;)">
            <text:p/>
          </table:table-cell>
          <table:table-cell table:formula="of:=IF(ISNUMBER((SEARCH(&quot;jubil&quot;;[.A802])));112;&quot;&quot;)">
            <text:p/>
          </table:table-cell>
          <table:table-cell table:formula="of:=IF(ISNUMBER((SEARCH(&quot;flow&quot;;[.A802])));98;&quot;&quot;)">
            <text:p/>
          </table:table-cell>
          <table:table-cell table:formula="of:=CONCATENATE([.G802];&quot;,&quot;;[.H802];&quot;,&quot;;[.I802];&quot;,&quot;;[.J802];&quot;,&quot;;[.K802];&quot;,&quot;;[.L802];&quot;,&quot;;[.M802];&quot;,&quot;;[.N802];&quot;,&quot;;[.O802];&quot;,&quot;;[.P802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z cyrkoniami</text:p>
          </table:table-cell>
          <table:table-cell table:formula="of:=[.B802]"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33Scarlett - srebrne kolczyki z cyrkoniami.jpg</text:p>
          </table:table-cell>
          <table:table-cell table:style-name="Default" table:formula="of:=[.G802]" office:value-type="float" office:value="36" calcext:value-type="float">
            <text:p>36</text:p>
          </table:table-cell>
          <table:table-cell/>
          <table:table-cell table:formula="of:=IF(ISNUMBER((SEARCH(&quot;wiktoriańska&quot;;[.A803])));46;&quot;&quot;)">
            <text:p/>
          </table:table-cell>
          <table:table-cell table:formula="of:=IF(ISNUMBER((SEARCH(&quot;boho&quot;;[.A803])));47;&quot;&quot;)">
            <text:p/>
          </table:table-cell>
          <table:table-cell table:formula="of:=IF(ISNUMBER((SEARCH(&quot;studio&quot;;[.A803])));48;&quot;&quot;)">
            <text:p/>
          </table:table-cell>
          <table:table-cell table:formula="of:=IF(ISNUMBER((SEARCH(&quot;ternel&quot;;[.A803])));95;&quot;&quot;)">
            <text:p/>
          </table:table-cell>
          <table:table-cell table:formula="of:=IF(ISNUMBER((SEARCH(&quot;eclipse&quot;;[.A803])));93;&quot;&quot;)">
            <text:p/>
          </table:table-cell>
          <table:table-cell table:formula="of:=IF(ISNUMBER((SEARCH(&quot;fruit&quot;;[.A803])));100;&quot;&quot;)">
            <text:p/>
          </table:table-cell>
          <table:table-cell table:formula="of:=IF(ISNUMBER((SEARCH(&quot;jubil&quot;;[.A803])));112;&quot;&quot;)">
            <text:p/>
          </table:table-cell>
          <table:table-cell table:formula="of:=IF(ISNUMBER((SEARCH(&quot;flow&quot;;[.A803])));98;&quot;&quot;)">
            <text:p/>
          </table:table-cell>
          <table:table-cell table:formula="of:=CONCATENATE([.G803];&quot;,&quot;;[.H803];&quot;,&quot;;[.I803];&quot;,&quot;;[.J803];&quot;,&quot;;[.K803];&quot;,&quot;;[.L803];&quot;,&quot;;[.M803];&quot;,&quot;;[.N803];&quot;,&quot;;[.O803];&quot;,&quot;;[.P803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a zawieszka z cyrkoniami</text:p>
          </table:table-cell>
          <table:table-cell table:formula="of:=[.B803]"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34Scarlett - srebrna zawieszka z cyrkoniami.jpg</text:p>
          </table:table-cell>
          <table:table-cell table:style-name="Default" table:formula="of:=[.G803]" office:value-type="float" office:value="36" calcext:value-type="float">
            <text:p>36</text:p>
          </table:table-cell>
          <table:table-cell/>
          <table:table-cell table:formula="of:=IF(ISNUMBER((SEARCH(&quot;wiktoriańska&quot;;[.A804])));46;&quot;&quot;)">
            <text:p/>
          </table:table-cell>
          <table:table-cell table:formula="of:=IF(ISNUMBER((SEARCH(&quot;boho&quot;;[.A804])));47;&quot;&quot;)">
            <text:p/>
          </table:table-cell>
          <table:table-cell table:formula="of:=IF(ISNUMBER((SEARCH(&quot;studio&quot;;[.A804])));48;&quot;&quot;)">
            <text:p/>
          </table:table-cell>
          <table:table-cell table:formula="of:=IF(ISNUMBER((SEARCH(&quot;ternel&quot;;[.A804])));95;&quot;&quot;)">
            <text:p/>
          </table:table-cell>
          <table:table-cell table:formula="of:=IF(ISNUMBER((SEARCH(&quot;eclipse&quot;;[.A804])));93;&quot;&quot;)">
            <text:p/>
          </table:table-cell>
          <table:table-cell table:formula="of:=IF(ISNUMBER((SEARCH(&quot;fruit&quot;;[.A804])));100;&quot;&quot;)">
            <text:p/>
          </table:table-cell>
          <table:table-cell table:formula="of:=IF(ISNUMBER((SEARCH(&quot;jubil&quot;;[.A804])));112;&quot;&quot;)">
            <text:p/>
          </table:table-cell>
          <table:table-cell table:formula="of:=IF(ISNUMBER((SEARCH(&quot;flow&quot;;[.A804])));98;&quot;&quot;)">
            <text:p/>
          </table:table-cell>
          <table:table-cell table:formula="of:=CONCATENATE([.G804];&quot;,&quot;;[.H804];&quot;,&quot;;[.I804];&quot;,&quot;;[.J804];&quot;,&quot;;[.K804];&quot;,&quot;;[.L804];&quot;,&quot;;[.M804];&quot;,&quot;;[.N804];&quot;,&quot;;[.O804];&quot;,&quot;;[.P804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z cyrkoniami</text:p>
          </table:table-cell>
          <table:table-cell table:formula="of:=[.B804]"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35Scarlett - srebrne kolczyki z cyrkoniami.jpg</text:p>
          </table:table-cell>
          <table:table-cell table:style-name="Default" table:formula="of:=[.G804]" office:value-type="float" office:value="36" calcext:value-type="float">
            <text:p>36</text:p>
          </table:table-cell>
          <table:table-cell/>
          <table:table-cell table:formula="of:=IF(ISNUMBER((SEARCH(&quot;wiktoriańska&quot;;[.A805])));46;&quot;&quot;)">
            <text:p/>
          </table:table-cell>
          <table:table-cell table:formula="of:=IF(ISNUMBER((SEARCH(&quot;boho&quot;;[.A805])));47;&quot;&quot;)">
            <text:p/>
          </table:table-cell>
          <table:table-cell table:formula="of:=IF(ISNUMBER((SEARCH(&quot;studio&quot;;[.A805])));48;&quot;&quot;)">
            <text:p/>
          </table:table-cell>
          <table:table-cell table:formula="of:=IF(ISNUMBER((SEARCH(&quot;ternel&quot;;[.A805])));95;&quot;&quot;)">
            <text:p/>
          </table:table-cell>
          <table:table-cell table:formula="of:=IF(ISNUMBER((SEARCH(&quot;eclipse&quot;;[.A805])));93;&quot;&quot;)">
            <text:p/>
          </table:table-cell>
          <table:table-cell table:formula="of:=IF(ISNUMBER((SEARCH(&quot;fruit&quot;;[.A805])));100;&quot;&quot;)">
            <text:p/>
          </table:table-cell>
          <table:table-cell table:formula="of:=IF(ISNUMBER((SEARCH(&quot;jubil&quot;;[.A805])));112;&quot;&quot;)">
            <text:p/>
          </table:table-cell>
          <table:table-cell table:formula="of:=IF(ISNUMBER((SEARCH(&quot;flow&quot;;[.A805])));98;&quot;&quot;)">
            <text:p/>
          </table:table-cell>
          <table:table-cell table:formula="of:=CONCATENATE([.G805];&quot;,&quot;;[.H805];&quot;,&quot;;[.I805];&quot;,&quot;;[.J805];&quot;,&quot;;[.K805];&quot;,&quot;;[.L805];&quot;,&quot;;[.M805];&quot;,&quot;;[.N805];&quot;,&quot;;[.O805];&quot;,&quot;;[.P805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z cyrkoniami</text:p>
          </table:table-cell>
          <table:table-cell table:formula="of:=[.B805]"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36Scarlett - srebrne kolczyki z cyrkoniami.jpg</text:p>
          </table:table-cell>
          <table:table-cell table:style-name="Default" table:formula="of:=[.G805]" office:value-type="float" office:value="36" calcext:value-type="float">
            <text:p>36</text:p>
          </table:table-cell>
          <table:table-cell/>
          <table:table-cell table:formula="of:=IF(ISNUMBER((SEARCH(&quot;wiktoriańska&quot;;[.A806])));46;&quot;&quot;)">
            <text:p/>
          </table:table-cell>
          <table:table-cell table:formula="of:=IF(ISNUMBER((SEARCH(&quot;boho&quot;;[.A806])));47;&quot;&quot;)">
            <text:p/>
          </table:table-cell>
          <table:table-cell table:formula="of:=IF(ISNUMBER((SEARCH(&quot;studio&quot;;[.A806])));48;&quot;&quot;)">
            <text:p/>
          </table:table-cell>
          <table:table-cell table:formula="of:=IF(ISNUMBER((SEARCH(&quot;ternel&quot;;[.A806])));95;&quot;&quot;)">
            <text:p/>
          </table:table-cell>
          <table:table-cell table:formula="of:=IF(ISNUMBER((SEARCH(&quot;eclipse&quot;;[.A806])));93;&quot;&quot;)">
            <text:p/>
          </table:table-cell>
          <table:table-cell table:formula="of:=IF(ISNUMBER((SEARCH(&quot;fruit&quot;;[.A806])));100;&quot;&quot;)">
            <text:p/>
          </table:table-cell>
          <table:table-cell table:formula="of:=IF(ISNUMBER((SEARCH(&quot;jubil&quot;;[.A806])));112;&quot;&quot;)">
            <text:p/>
          </table:table-cell>
          <table:table-cell table:formula="of:=IF(ISNUMBER((SEARCH(&quot;flow&quot;;[.A806])));98;&quot;&quot;)">
            <text:p/>
          </table:table-cell>
          <table:table-cell table:formula="of:=CONCATENATE([.G806];&quot;,&quot;;[.H806];&quot;,&quot;;[.I806];&quot;,&quot;;[.J806];&quot;,&quot;;[.K806];&quot;,&quot;;[.L806];&quot;,&quot;;[.M806];&quot;,&quot;;[.N806];&quot;,&quot;;[.O806];&quot;,&quot;;[.P806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z cyrkoniami</text:p>
          </table:table-cell>
          <table:table-cell table:formula="of:=[.B806]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37Scarlett - srebrne kolczyki z cyrkoniami.jpg</text:p>
          </table:table-cell>
          <table:table-cell table:style-name="Default" table:formula="of:=[.G806]" office:value-type="float" office:value="36" calcext:value-type="float">
            <text:p>36</text:p>
          </table:table-cell>
          <table:table-cell/>
          <table:table-cell table:formula="of:=IF(ISNUMBER((SEARCH(&quot;wiktoriańska&quot;;[.A807])));46;&quot;&quot;)">
            <text:p/>
          </table:table-cell>
          <table:table-cell table:formula="of:=IF(ISNUMBER((SEARCH(&quot;boho&quot;;[.A807])));47;&quot;&quot;)">
            <text:p/>
          </table:table-cell>
          <table:table-cell table:formula="of:=IF(ISNUMBER((SEARCH(&quot;studio&quot;;[.A807])));48;&quot;&quot;)">
            <text:p/>
          </table:table-cell>
          <table:table-cell table:formula="of:=IF(ISNUMBER((SEARCH(&quot;ternel&quot;;[.A807])));95;&quot;&quot;)">
            <text:p/>
          </table:table-cell>
          <table:table-cell table:formula="of:=IF(ISNUMBER((SEARCH(&quot;eclipse&quot;;[.A807])));93;&quot;&quot;)">
            <text:p/>
          </table:table-cell>
          <table:table-cell table:formula="of:=IF(ISNUMBER((SEARCH(&quot;fruit&quot;;[.A807])));100;&quot;&quot;)">
            <text:p/>
          </table:table-cell>
          <table:table-cell table:formula="of:=IF(ISNUMBER((SEARCH(&quot;jubil&quot;;[.A807])));112;&quot;&quot;)">
            <text:p/>
          </table:table-cell>
          <table:table-cell table:formula="of:=IF(ISNUMBER((SEARCH(&quot;flow&quot;;[.A807])));98;&quot;&quot;)">
            <text:p/>
          </table:table-cell>
          <table:table-cell table:formula="of:=CONCATENATE([.G807];&quot;,&quot;;[.H807];&quot;,&quot;;[.I807];&quot;,&quot;;[.J807];&quot;,&quot;;[.K807];&quot;,&quot;;[.L807];&quot;,&quot;;[.M807];&quot;,&quot;;[.N807];&quot;,&quot;;[.O807];&quot;,&quot;;[.P807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z cyrkoniami</text:p>
          </table:table-cell>
          <table:table-cell table:formula="of:=[.B807]"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38Scarlett - srebrne kolczyki z cyrkoniami.jpg</text:p>
          </table:table-cell>
          <table:table-cell table:style-name="Default" table:formula="of:=[.G807]" office:value-type="float" office:value="36" calcext:value-type="float">
            <text:p>36</text:p>
          </table:table-cell>
          <table:table-cell/>
          <table:table-cell table:formula="of:=IF(ISNUMBER((SEARCH(&quot;wiktoriańska&quot;;[.A808])));46;&quot;&quot;)">
            <text:p/>
          </table:table-cell>
          <table:table-cell table:formula="of:=IF(ISNUMBER((SEARCH(&quot;boho&quot;;[.A808])));47;&quot;&quot;)">
            <text:p/>
          </table:table-cell>
          <table:table-cell table:formula="of:=IF(ISNUMBER((SEARCH(&quot;studio&quot;;[.A808])));48;&quot;&quot;)">
            <text:p/>
          </table:table-cell>
          <table:table-cell table:formula="of:=IF(ISNUMBER((SEARCH(&quot;ternel&quot;;[.A808])));95;&quot;&quot;)">
            <text:p/>
          </table:table-cell>
          <table:table-cell table:formula="of:=IF(ISNUMBER((SEARCH(&quot;eclipse&quot;;[.A808])));93;&quot;&quot;)">
            <text:p/>
          </table:table-cell>
          <table:table-cell table:formula="of:=IF(ISNUMBER((SEARCH(&quot;fruit&quot;;[.A808])));100;&quot;&quot;)">
            <text:p/>
          </table:table-cell>
          <table:table-cell table:formula="of:=IF(ISNUMBER((SEARCH(&quot;jubil&quot;;[.A808])));112;&quot;&quot;)">
            <text:p/>
          </table:table-cell>
          <table:table-cell table:formula="of:=IF(ISNUMBER((SEARCH(&quot;flow&quot;;[.A808])));98;&quot;&quot;)">
            <text:p/>
          </table:table-cell>
          <table:table-cell table:formula="of:=CONCATENATE([.G808];&quot;,&quot;;[.H808];&quot;,&quot;;[.I808];&quot;,&quot;;[.J808];&quot;,&quot;;[.K808];&quot;,&quot;;[.L808];&quot;,&quot;;[.M808];&quot;,&quot;;[.N808];&quot;,&quot;;[.O808];&quot;,&quot;;[.P808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a zawieszka z cyrkoniami</text:p>
          </table:table-cell>
          <table:table-cell table:formula="of:=[.B808]"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39Scarlett - srebrna zawieszka z cyrkoniami.jpg</text:p>
          </table:table-cell>
          <table:table-cell table:style-name="Default" table:formula="of:=[.G808]" office:value-type="float" office:value="36" calcext:value-type="float">
            <text:p>36</text:p>
          </table:table-cell>
          <table:table-cell/>
          <table:table-cell table:formula="of:=IF(ISNUMBER((SEARCH(&quot;wiktoriańska&quot;;[.A809])));46;&quot;&quot;)">
            <text:p/>
          </table:table-cell>
          <table:table-cell table:formula="of:=IF(ISNUMBER((SEARCH(&quot;boho&quot;;[.A809])));47;&quot;&quot;)">
            <text:p/>
          </table:table-cell>
          <table:table-cell table:formula="of:=IF(ISNUMBER((SEARCH(&quot;studio&quot;;[.A809])));48;&quot;&quot;)">
            <text:p/>
          </table:table-cell>
          <table:table-cell table:formula="of:=IF(ISNUMBER((SEARCH(&quot;ternel&quot;;[.A809])));95;&quot;&quot;)">
            <text:p/>
          </table:table-cell>
          <table:table-cell table:formula="of:=IF(ISNUMBER((SEARCH(&quot;eclipse&quot;;[.A809])));93;&quot;&quot;)">
            <text:p/>
          </table:table-cell>
          <table:table-cell table:formula="of:=IF(ISNUMBER((SEARCH(&quot;fruit&quot;;[.A809])));100;&quot;&quot;)">
            <text:p/>
          </table:table-cell>
          <table:table-cell table:formula="of:=IF(ISNUMBER((SEARCH(&quot;jubil&quot;;[.A809])));112;&quot;&quot;)">
            <text:p/>
          </table:table-cell>
          <table:table-cell table:formula="of:=IF(ISNUMBER((SEARCH(&quot;flow&quot;;[.A809])));98;&quot;&quot;)">
            <text:p/>
          </table:table-cell>
          <table:table-cell table:formula="of:=CONCATENATE([.G809];&quot;,&quot;;[.H809];&quot;,&quot;;[.I809];&quot;,&quot;;[.J809];&quot;,&quot;;[.K809];&quot;,&quot;;[.L809];&quot;,&quot;;[.M809];&quot;,&quot;;[.N809];&quot;,&quot;;[.O809];&quot;,&quot;;[.P809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z cyrkoniami</text:p>
          </table:table-cell>
          <table:table-cell table:formula="of:=[.B809]"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40Scarlett - srebrne kolczyki z cyrkoniami.jpg</text:p>
          </table:table-cell>
          <table:table-cell table:style-name="Default" table:formula="of:=[.G809]" office:value-type="float" office:value="36" calcext:value-type="float">
            <text:p>36</text:p>
          </table:table-cell>
          <table:table-cell/>
          <table:table-cell table:formula="of:=IF(ISNUMBER((SEARCH(&quot;wiktoriańska&quot;;[.A810])));46;&quot;&quot;)">
            <text:p/>
          </table:table-cell>
          <table:table-cell table:formula="of:=IF(ISNUMBER((SEARCH(&quot;boho&quot;;[.A810])));47;&quot;&quot;)">
            <text:p/>
          </table:table-cell>
          <table:table-cell table:formula="of:=IF(ISNUMBER((SEARCH(&quot;studio&quot;;[.A810])));48;&quot;&quot;)">
            <text:p/>
          </table:table-cell>
          <table:table-cell table:formula="of:=IF(ISNUMBER((SEARCH(&quot;ternel&quot;;[.A810])));95;&quot;&quot;)">
            <text:p/>
          </table:table-cell>
          <table:table-cell table:formula="of:=IF(ISNUMBER((SEARCH(&quot;eclipse&quot;;[.A810])));93;&quot;&quot;)">
            <text:p/>
          </table:table-cell>
          <table:table-cell table:formula="of:=IF(ISNUMBER((SEARCH(&quot;fruit&quot;;[.A810])));100;&quot;&quot;)">
            <text:p/>
          </table:table-cell>
          <table:table-cell table:formula="of:=IF(ISNUMBER((SEARCH(&quot;jubil&quot;;[.A810])));112;&quot;&quot;)">
            <text:p/>
          </table:table-cell>
          <table:table-cell table:formula="of:=IF(ISNUMBER((SEARCH(&quot;flow&quot;;[.A810])));98;&quot;&quot;)">
            <text:p/>
          </table:table-cell>
          <table:table-cell table:formula="of:=CONCATENATE([.G810];&quot;,&quot;;[.H810];&quot;,&quot;;[.I810];&quot;,&quot;;[.J810];&quot;,&quot;;[.K810];&quot;,&quot;;[.L810];&quot;,&quot;;[.M810];&quot;,&quot;;[.N810];&quot;,&quot;;[.O810];&quot;,&quot;;[.P810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z cyrkoniami</text:p>
          </table:table-cell>
          <table:table-cell table:formula="of:=[.B810]"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41Scarlett - srebrne kolczyki z cyrkoniami.jpg</text:p>
          </table:table-cell>
          <table:table-cell table:style-name="Default" table:formula="of:=[.G810]" office:value-type="float" office:value="36" calcext:value-type="float">
            <text:p>36</text:p>
          </table:table-cell>
          <table:table-cell/>
          <table:table-cell table:formula="of:=IF(ISNUMBER((SEARCH(&quot;wiktoriańska&quot;;[.A811])));46;&quot;&quot;)">
            <text:p/>
          </table:table-cell>
          <table:table-cell table:formula="of:=IF(ISNUMBER((SEARCH(&quot;boho&quot;;[.A811])));47;&quot;&quot;)">
            <text:p/>
          </table:table-cell>
          <table:table-cell table:formula="of:=IF(ISNUMBER((SEARCH(&quot;studio&quot;;[.A811])));48;&quot;&quot;)">
            <text:p/>
          </table:table-cell>
          <table:table-cell table:formula="of:=IF(ISNUMBER((SEARCH(&quot;ternel&quot;;[.A811])));95;&quot;&quot;)">
            <text:p/>
          </table:table-cell>
          <table:table-cell table:formula="of:=IF(ISNUMBER((SEARCH(&quot;eclipse&quot;;[.A811])));93;&quot;&quot;)">
            <text:p/>
          </table:table-cell>
          <table:table-cell table:formula="of:=IF(ISNUMBER((SEARCH(&quot;fruit&quot;;[.A811])));100;&quot;&quot;)">
            <text:p/>
          </table:table-cell>
          <table:table-cell table:formula="of:=IF(ISNUMBER((SEARCH(&quot;jubil&quot;;[.A811])));112;&quot;&quot;)">
            <text:p/>
          </table:table-cell>
          <table:table-cell table:formula="of:=IF(ISNUMBER((SEARCH(&quot;flow&quot;;[.A811])));98;&quot;&quot;)">
            <text:p/>
          </table:table-cell>
          <table:table-cell table:formula="of:=CONCATENATE([.G811];&quot;,&quot;;[.H811];&quot;,&quot;;[.I811];&quot;,&quot;;[.J811];&quot;,&quot;;[.K811];&quot;,&quot;;[.L811];&quot;,&quot;;[.M811];&quot;,&quot;;[.N811];&quot;,&quot;;[.O811];&quot;,&quot;;[.P811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y pierscionek </text:p>
          </table:table-cell>
          <table:table-cell table:formula="of:=[.B811]"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42Scarlett - srebrny pierscionek .jpg</text:p>
          </table:table-cell>
          <table:table-cell table:style-name="Default" table:formula="of:=[.G811]" office:value-type="float" office:value="36" calcext:value-type="float">
            <text:p>36</text:p>
          </table:table-cell>
          <table:table-cell/>
          <table:table-cell table:formula="of:=IF(ISNUMBER((SEARCH(&quot;wiktoriańska&quot;;[.A812])));46;&quot;&quot;)">
            <text:p/>
          </table:table-cell>
          <table:table-cell table:formula="of:=IF(ISNUMBER((SEARCH(&quot;boho&quot;;[.A812])));47;&quot;&quot;)">
            <text:p/>
          </table:table-cell>
          <table:table-cell table:formula="of:=IF(ISNUMBER((SEARCH(&quot;studio&quot;;[.A812])));48;&quot;&quot;)">
            <text:p/>
          </table:table-cell>
          <table:table-cell table:formula="of:=IF(ISNUMBER((SEARCH(&quot;ternel&quot;;[.A812])));95;&quot;&quot;)">
            <text:p/>
          </table:table-cell>
          <table:table-cell table:formula="of:=IF(ISNUMBER((SEARCH(&quot;eclipse&quot;;[.A812])));93;&quot;&quot;)">
            <text:p/>
          </table:table-cell>
          <table:table-cell table:formula="of:=IF(ISNUMBER((SEARCH(&quot;fruit&quot;;[.A812])));100;&quot;&quot;)">
            <text:p/>
          </table:table-cell>
          <table:table-cell table:formula="of:=IF(ISNUMBER((SEARCH(&quot;jubil&quot;;[.A812])));112;&quot;&quot;)">
            <text:p/>
          </table:table-cell>
          <table:table-cell table:formula="of:=IF(ISNUMBER((SEARCH(&quot;flow&quot;;[.A812])));98;&quot;&quot;)">
            <text:p/>
          </table:table-cell>
          <table:table-cell table:formula="of:=CONCATENATE([.G812];&quot;,&quot;;[.H812];&quot;,&quot;;[.I812];&quot;,&quot;;[.J812];&quot;,&quot;;[.K812];&quot;,&quot;;[.L812];&quot;,&quot;;[.M812];&quot;,&quot;;[.N812];&quot;,&quot;;[.O812];&quot;,&quot;;[.P812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ścionek Scarlett</text:p>
          </table:table-cell>
          <table:table-cell table:formula="of:=[.B812]"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43Pierścionek Scarlett.jpg</text:p>
          </table:table-cell>
          <table:table-cell table:style-name="Default" table:formula="of:=[.G812]" office:value-type="float" office:value="36" calcext:value-type="float">
            <text:p>36</text:p>
          </table:table-cell>
          <table:table-cell/>
          <table:table-cell table:formula="of:=IF(ISNUMBER((SEARCH(&quot;wiktoriańska&quot;;[.A813])));46;&quot;&quot;)">
            <text:p/>
          </table:table-cell>
          <table:table-cell table:formula="of:=IF(ISNUMBER((SEARCH(&quot;boho&quot;;[.A813])));47;&quot;&quot;)">
            <text:p/>
          </table:table-cell>
          <table:table-cell table:formula="of:=IF(ISNUMBER((SEARCH(&quot;studio&quot;;[.A813])));48;&quot;&quot;)">
            <text:p/>
          </table:table-cell>
          <table:table-cell table:formula="of:=IF(ISNUMBER((SEARCH(&quot;ternel&quot;;[.A813])));95;&quot;&quot;)">
            <text:p/>
          </table:table-cell>
          <table:table-cell table:formula="of:=IF(ISNUMBER((SEARCH(&quot;eclipse&quot;;[.A813])));93;&quot;&quot;)">
            <text:p/>
          </table:table-cell>
          <table:table-cell table:formula="of:=IF(ISNUMBER((SEARCH(&quot;fruit&quot;;[.A813])));100;&quot;&quot;)">
            <text:p/>
          </table:table-cell>
          <table:table-cell table:formula="of:=IF(ISNUMBER((SEARCH(&quot;jubil&quot;;[.A813])));112;&quot;&quot;)">
            <text:p/>
          </table:table-cell>
          <table:table-cell table:formula="of:=IF(ISNUMBER((SEARCH(&quot;flow&quot;;[.A813])));98;&quot;&quot;)">
            <text:p/>
          </table:table-cell>
          <table:table-cell table:formula="of:=CONCATENATE([.G813];&quot;,&quot;;[.H813];&quot;,&quot;;[.I813];&quot;,&quot;;[.J813];&quot;,&quot;;[.K813];&quot;,&quot;;[.L813];&quot;,&quot;;[.M813];&quot;,&quot;;[.N813];&quot;,&quot;;[.O813];&quot;,&quot;;[.P813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y pierścionek z cyrkoniami</text:p>
          </table:table-cell>
          <table:table-cell table:formula="of:=[.B813]"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44Scarlett - srebrny pierścionek z cyrkoniami.jpg</text:p>
          </table:table-cell>
          <table:table-cell table:style-name="Default" table:formula="of:=[.G813]" office:value-type="float" office:value="36" calcext:value-type="float">
            <text:p>36</text:p>
          </table:table-cell>
          <table:table-cell/>
          <table:table-cell table:formula="of:=IF(ISNUMBER((SEARCH(&quot;wiktoriańska&quot;;[.A814])));46;&quot;&quot;)">
            <text:p/>
          </table:table-cell>
          <table:table-cell table:formula="of:=IF(ISNUMBER((SEARCH(&quot;boho&quot;;[.A814])));47;&quot;&quot;)">
            <text:p/>
          </table:table-cell>
          <table:table-cell table:formula="of:=IF(ISNUMBER((SEARCH(&quot;studio&quot;;[.A814])));48;&quot;&quot;)">
            <text:p/>
          </table:table-cell>
          <table:table-cell table:formula="of:=IF(ISNUMBER((SEARCH(&quot;ternel&quot;;[.A814])));95;&quot;&quot;)">
            <text:p/>
          </table:table-cell>
          <table:table-cell table:formula="of:=IF(ISNUMBER((SEARCH(&quot;eclipse&quot;;[.A814])));93;&quot;&quot;)">
            <text:p/>
          </table:table-cell>
          <table:table-cell table:formula="of:=IF(ISNUMBER((SEARCH(&quot;fruit&quot;;[.A814])));100;&quot;&quot;)">
            <text:p/>
          </table:table-cell>
          <table:table-cell table:formula="of:=IF(ISNUMBER((SEARCH(&quot;jubil&quot;;[.A814])));112;&quot;&quot;)">
            <text:p/>
          </table:table-cell>
          <table:table-cell table:formula="of:=IF(ISNUMBER((SEARCH(&quot;flow&quot;;[.A814])));98;&quot;&quot;)">
            <text:p/>
          </table:table-cell>
          <table:table-cell table:formula="of:=CONCATENATE([.G814];&quot;,&quot;;[.H814];&quot;,&quot;;[.I814];&quot;,&quot;;[.J814];&quot;,&quot;;[.K814];&quot;,&quot;;[.L814];&quot;,&quot;;[.M814];&quot;,&quot;;[.N814];&quot;,&quot;;[.O814];&quot;,&quot;;[.P814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wieszka Scarlett</text:p>
          </table:table-cell>
          <table:table-cell table:formula="of:=[.B814]"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45Zawieszka Scarlett.jpg</text:p>
          </table:table-cell>
          <table:table-cell table:style-name="Default" table:formula="of:=[.G814]" office:value-type="float" office:value="36" calcext:value-type="float">
            <text:p>36</text:p>
          </table:table-cell>
          <table:table-cell/>
          <table:table-cell table:formula="of:=IF(ISNUMBER((SEARCH(&quot;wiktoriańska&quot;;[.A815])));46;&quot;&quot;)">
            <text:p/>
          </table:table-cell>
          <table:table-cell table:formula="of:=IF(ISNUMBER((SEARCH(&quot;boho&quot;;[.A815])));47;&quot;&quot;)">
            <text:p/>
          </table:table-cell>
          <table:table-cell table:formula="of:=IF(ISNUMBER((SEARCH(&quot;studio&quot;;[.A815])));48;&quot;&quot;)">
            <text:p/>
          </table:table-cell>
          <table:table-cell table:formula="of:=IF(ISNUMBER((SEARCH(&quot;ternel&quot;;[.A815])));95;&quot;&quot;)">
            <text:p/>
          </table:table-cell>
          <table:table-cell table:formula="of:=IF(ISNUMBER((SEARCH(&quot;eclipse&quot;;[.A815])));93;&quot;&quot;)">
            <text:p/>
          </table:table-cell>
          <table:table-cell table:formula="of:=IF(ISNUMBER((SEARCH(&quot;fruit&quot;;[.A815])));100;&quot;&quot;)">
            <text:p/>
          </table:table-cell>
          <table:table-cell table:formula="of:=IF(ISNUMBER((SEARCH(&quot;jubil&quot;;[.A815])));112;&quot;&quot;)">
            <text:p/>
          </table:table-cell>
          <table:table-cell table:formula="of:=IF(ISNUMBER((SEARCH(&quot;flow&quot;;[.A815])));98;&quot;&quot;)">
            <text:p/>
          </table:table-cell>
          <table:table-cell table:formula="of:=CONCATENATE([.G815];&quot;,&quot;;[.H815];&quot;,&quot;;[.I815];&quot;,&quot;;[.J815];&quot;,&quot;;[.K815];&quot;,&quot;;[.L815];&quot;,&quot;;[.M815];&quot;,&quot;;[.N815];&quot;,&quot;;[.O815];&quot;,&quot;;[.P815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a zawieszka z cyrkoniami</text:p>
          </table:table-cell>
          <table:table-cell table:formula="of:=[.B815]"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46Scarlett - srebrna zawieszka z cyrkoniami.jpg</text:p>
          </table:table-cell>
          <table:table-cell table:style-name="Default" table:formula="of:=[.G815]" office:value-type="float" office:value="36" calcext:value-type="float">
            <text:p>36</text:p>
          </table:table-cell>
          <table:table-cell/>
          <table:table-cell table:formula="of:=IF(ISNUMBER((SEARCH(&quot;wiktoriańska&quot;;[.A816])));46;&quot;&quot;)">
            <text:p/>
          </table:table-cell>
          <table:table-cell table:formula="of:=IF(ISNUMBER((SEARCH(&quot;boho&quot;;[.A816])));47;&quot;&quot;)">
            <text:p/>
          </table:table-cell>
          <table:table-cell table:formula="of:=IF(ISNUMBER((SEARCH(&quot;studio&quot;;[.A816])));48;&quot;&quot;)">
            <text:p/>
          </table:table-cell>
          <table:table-cell table:formula="of:=IF(ISNUMBER((SEARCH(&quot;ternel&quot;;[.A816])));95;&quot;&quot;)">
            <text:p/>
          </table:table-cell>
          <table:table-cell table:formula="of:=IF(ISNUMBER((SEARCH(&quot;eclipse&quot;;[.A816])));93;&quot;&quot;)">
            <text:p/>
          </table:table-cell>
          <table:table-cell table:formula="of:=IF(ISNUMBER((SEARCH(&quot;fruit&quot;;[.A816])));100;&quot;&quot;)">
            <text:p/>
          </table:table-cell>
          <table:table-cell table:formula="of:=IF(ISNUMBER((SEARCH(&quot;jubil&quot;;[.A816])));112;&quot;&quot;)">
            <text:p/>
          </table:table-cell>
          <table:table-cell table:formula="of:=IF(ISNUMBER((SEARCH(&quot;flow&quot;;[.A816])));98;&quot;&quot;)">
            <text:p/>
          </table:table-cell>
          <table:table-cell table:formula="of:=CONCATENATE([.G816];&quot;,&quot;;[.H816];&quot;,&quot;;[.I816];&quot;,&quot;;[.J816];&quot;,&quot;;[.K816];&quot;,&quot;;[.L816];&quot;,&quot;;[.M816];&quot;,&quot;;[.N816];&quot;,&quot;;[.O816];&quot;,&quot;;[.P816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z cyrkoniami</text:p>
          </table:table-cell>
          <table:table-cell table:formula="of:=[.B816]"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tytanowe/47Scarlett - srebrne kolczyki z cyrkoniami.jpg</text:p>
          </table:table-cell>
          <table:table-cell table:style-name="Default" table:formula="of:=[.G816]" office:value-type="float" office:value="36" calcext:value-type="float">
            <text:p>36</text:p>
          </table:table-cell>
          <table:table-cell/>
          <table:table-cell table:formula="of:=IF(ISNUMBER((SEARCH(&quot;wiktoriańska&quot;;[.A817])));46;&quot;&quot;)">
            <text:p/>
          </table:table-cell>
          <table:table-cell table:formula="of:=IF(ISNUMBER((SEARCH(&quot;boho&quot;;[.A817])));47;&quot;&quot;)">
            <text:p/>
          </table:table-cell>
          <table:table-cell table:formula="of:=IF(ISNUMBER((SEARCH(&quot;studio&quot;;[.A817])));48;&quot;&quot;)">
            <text:p/>
          </table:table-cell>
          <table:table-cell table:formula="of:=IF(ISNUMBER((SEARCH(&quot;ternel&quot;;[.A817])));95;&quot;&quot;)">
            <text:p/>
          </table:table-cell>
          <table:table-cell table:formula="of:=IF(ISNUMBER((SEARCH(&quot;eclipse&quot;;[.A817])));93;&quot;&quot;)">
            <text:p/>
          </table:table-cell>
          <table:table-cell table:formula="of:=IF(ISNUMBER((SEARCH(&quot;fruit&quot;;[.A817])));100;&quot;&quot;)">
            <text:p/>
          </table:table-cell>
          <table:table-cell table:formula="of:=IF(ISNUMBER((SEARCH(&quot;jubil&quot;;[.A817])));112;&quot;&quot;)">
            <text:p/>
          </table:table-cell>
          <table:table-cell table:formula="of:=IF(ISNUMBER((SEARCH(&quot;flow&quot;;[.A817])));98;&quot;&quot;)">
            <text:p/>
          </table:table-cell>
          <table:table-cell table:formula="of:=CONCATENATE([.G817];&quot;,&quot;;[.H817];&quot;,&quot;;[.I817];&quot;,&quot;;[.J817];&quot;,&quot;;[.K817];&quot;,&quot;;[.L817];&quot;,&quot;;[.M817];&quot;,&quot;;[.N817];&quot;,&quot;;[.O817];&quot;,&quot;;[.P817])" office:value-type="string" office:string-value="36,,,,,,,,," calcext:value-type="string">
            <text:p>36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tine - naszyjnik z diamentem </text:p>
          </table:table-cell>
          <table:table-cell table:formula="of:=[.B817]"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0Valentine - naszyjnik z diamentem .jpg</text:p>
          </table:table-cell>
          <table:table-cell table:style-name="Default" office:value-type="float" office:value="33" calcext:value-type="float">
            <text:p>33</text:p>
          </table:table-cell>
          <table:table-cell/>
          <table:table-cell table:formula="of:=IF(ISNUMBER((SEARCH(&quot;wiktoriańska&quot;;[.A818])));46;&quot;&quot;)">
            <text:p/>
          </table:table-cell>
          <table:table-cell table:formula="of:=IF(ISNUMBER((SEARCH(&quot;boho&quot;;[.A818])));47;&quot;&quot;)">
            <text:p/>
          </table:table-cell>
          <table:table-cell table:formula="of:=IF(ISNUMBER((SEARCH(&quot;studio&quot;;[.A818])));48;&quot;&quot;)">
            <text:p/>
          </table:table-cell>
          <table:table-cell table:formula="of:=IF(ISNUMBER((SEARCH(&quot;ternel&quot;;[.A818])));95;&quot;&quot;)">
            <text:p/>
          </table:table-cell>
          <table:table-cell table:formula="of:=IF(ISNUMBER((SEARCH(&quot;eclipse&quot;;[.A818])));93;&quot;&quot;)">
            <text:p/>
          </table:table-cell>
          <table:table-cell table:formula="of:=IF(ISNUMBER((SEARCH(&quot;fruit&quot;;[.A818])));100;&quot;&quot;)">
            <text:p/>
          </table:table-cell>
          <table:table-cell table:formula="of:=IF(ISNUMBER((SEARCH(&quot;jubil&quot;;[.A818])));112;&quot;&quot;)">
            <text:p/>
          </table:table-cell>
          <table:table-cell table:formula="of:=IF(ISNUMBER((SEARCH(&quot;flow&quot;;[.A818])));98;&quot;&quot;)">
            <text:p/>
          </table:table-cell>
          <table:table-cell table:formula="of:=CONCATENATE([.G818];&quot;,&quot;;[.H818];&quot;,&quot;;[.I818];&quot;,&quot;;[.J818];&quot;,&quot;;[.K818];&quot;,&quot;;[.L818];&quot;,&quot;;[.M818];&quot;,&quot;;[.N818];&quot;,&quot;;[.O818];&quot;,&quot;;[.P818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tine - Kolczyki z diamentami</text:p>
          </table:table-cell>
          <table:table-cell table:formula="of:=[.B818]"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1Valentine - Kolczyki z diamentami.jpg</text:p>
          </table:table-cell>
          <table:table-cell table:style-name="Default" table:formula="of:=[.G818]" office:value-type="float" office:value="33" calcext:value-type="float">
            <text:p>33</text:p>
          </table:table-cell>
          <table:table-cell/>
          <table:table-cell table:formula="of:=IF(ISNUMBER((SEARCH(&quot;wiktoriańska&quot;;[.A819])));46;&quot;&quot;)">
            <text:p/>
          </table:table-cell>
          <table:table-cell table:formula="of:=IF(ISNUMBER((SEARCH(&quot;boho&quot;;[.A819])));47;&quot;&quot;)">
            <text:p/>
          </table:table-cell>
          <table:table-cell table:formula="of:=IF(ISNUMBER((SEARCH(&quot;studio&quot;;[.A819])));48;&quot;&quot;)">
            <text:p/>
          </table:table-cell>
          <table:table-cell table:formula="of:=IF(ISNUMBER((SEARCH(&quot;ternel&quot;;[.A819])));95;&quot;&quot;)">
            <text:p/>
          </table:table-cell>
          <table:table-cell table:formula="of:=IF(ISNUMBER((SEARCH(&quot;eclipse&quot;;[.A819])));93;&quot;&quot;)">
            <text:p/>
          </table:table-cell>
          <table:table-cell table:formula="of:=IF(ISNUMBER((SEARCH(&quot;fruit&quot;;[.A819])));100;&quot;&quot;)">
            <text:p/>
          </table:table-cell>
          <table:table-cell table:formula="of:=IF(ISNUMBER((SEARCH(&quot;jubil&quot;;[.A819])));112;&quot;&quot;)">
            <text:p/>
          </table:table-cell>
          <table:table-cell table:formula="of:=IF(ISNUMBER((SEARCH(&quot;flow&quot;;[.A819])));98;&quot;&quot;)">
            <text:p/>
          </table:table-cell>
          <table:table-cell table:formula="of:=CONCATENATE([.G819];&quot;,&quot;;[.H819];&quot;,&quot;;[.I819];&quot;,&quot;;[.J819];&quot;,&quot;;[.K819];&quot;,&quot;;[.L819];&quot;,&quot;;[.M819];&quot;,&quot;;[.N819];&quot;,&quot;;[.O819];&quot;,&quot;;[.P819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tine - naszyjnik z diamentem </text:p>
          </table:table-cell>
          <table:table-cell table:formula="of:=[.B819]"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2Valentine - naszyjnik z diamentem .jpg</text:p>
          </table:table-cell>
          <table:table-cell table:style-name="Default" table:formula="of:=[.G819]" office:value-type="float" office:value="33" calcext:value-type="float">
            <text:p>33</text:p>
          </table:table-cell>
          <table:table-cell/>
          <table:table-cell table:formula="of:=IF(ISNUMBER((SEARCH(&quot;wiktoriańska&quot;;[.A820])));46;&quot;&quot;)">
            <text:p/>
          </table:table-cell>
          <table:table-cell table:formula="of:=IF(ISNUMBER((SEARCH(&quot;boho&quot;;[.A820])));47;&quot;&quot;)">
            <text:p/>
          </table:table-cell>
          <table:table-cell table:formula="of:=IF(ISNUMBER((SEARCH(&quot;studio&quot;;[.A820])));48;&quot;&quot;)">
            <text:p/>
          </table:table-cell>
          <table:table-cell table:formula="of:=IF(ISNUMBER((SEARCH(&quot;ternel&quot;;[.A820])));95;&quot;&quot;)">
            <text:p/>
          </table:table-cell>
          <table:table-cell table:formula="of:=IF(ISNUMBER((SEARCH(&quot;eclipse&quot;;[.A820])));93;&quot;&quot;)">
            <text:p/>
          </table:table-cell>
          <table:table-cell table:formula="of:=IF(ISNUMBER((SEARCH(&quot;fruit&quot;;[.A820])));100;&quot;&quot;)">
            <text:p/>
          </table:table-cell>
          <table:table-cell table:formula="of:=IF(ISNUMBER((SEARCH(&quot;jubil&quot;;[.A820])));112;&quot;&quot;)">
            <text:p/>
          </table:table-cell>
          <table:table-cell table:formula="of:=IF(ISNUMBER((SEARCH(&quot;flow&quot;;[.A820])));98;&quot;&quot;)">
            <text:p/>
          </table:table-cell>
          <table:table-cell table:formula="of:=CONCATENATE([.G820];&quot;,&quot;;[.H820];&quot;,&quot;;[.I820];&quot;,&quot;;[.J820];&quot;,&quot;;[.K820];&quot;,&quot;;[.L820];&quot;,&quot;;[.M820];&quot;,&quot;;[.N820];&quot;,&quot;;[.O820];&quot;,&quot;;[.P820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tine - Kolczyki z diamentami</text:p>
          </table:table-cell>
          <table:table-cell table:formula="of:=[.B820]"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3Valentine - Kolczyki z diamentami.jpg</text:p>
          </table:table-cell>
          <table:table-cell table:style-name="Default" table:formula="of:=[.G820]" office:value-type="float" office:value="33" calcext:value-type="float">
            <text:p>33</text:p>
          </table:table-cell>
          <table:table-cell/>
          <table:table-cell table:formula="of:=IF(ISNUMBER((SEARCH(&quot;wiktoriańska&quot;;[.A821])));46;&quot;&quot;)">
            <text:p/>
          </table:table-cell>
          <table:table-cell table:formula="of:=IF(ISNUMBER((SEARCH(&quot;boho&quot;;[.A821])));47;&quot;&quot;)">
            <text:p/>
          </table:table-cell>
          <table:table-cell table:formula="of:=IF(ISNUMBER((SEARCH(&quot;studio&quot;;[.A821])));48;&quot;&quot;)">
            <text:p/>
          </table:table-cell>
          <table:table-cell table:formula="of:=IF(ISNUMBER((SEARCH(&quot;ternel&quot;;[.A821])));95;&quot;&quot;)">
            <text:p/>
          </table:table-cell>
          <table:table-cell table:formula="of:=IF(ISNUMBER((SEARCH(&quot;eclipse&quot;;[.A821])));93;&quot;&quot;)">
            <text:p/>
          </table:table-cell>
          <table:table-cell table:formula="of:=IF(ISNUMBER((SEARCH(&quot;fruit&quot;;[.A821])));100;&quot;&quot;)">
            <text:p/>
          </table:table-cell>
          <table:table-cell table:formula="of:=IF(ISNUMBER((SEARCH(&quot;jubil&quot;;[.A821])));112;&quot;&quot;)">
            <text:p/>
          </table:table-cell>
          <table:table-cell table:formula="of:=IF(ISNUMBER((SEARCH(&quot;flow&quot;;[.A821])));98;&quot;&quot;)">
            <text:p/>
          </table:table-cell>
          <table:table-cell table:formula="of:=CONCATENATE([.G821];&quot;,&quot;;[.H821];&quot;,&quot;;[.I821];&quot;,&quot;;[.J821];&quot;,&quot;;[.K821];&quot;,&quot;;[.L821];&quot;,&quot;;[.M821];&quot;,&quot;;[.N821];&quot;,&quot;;[.O821];&quot;,&quot;;[.P821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kolczyki z perłami</text:p>
          </table:table-cell>
          <table:table-cell table:formula="of:=[.B821]"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4Namiko - kolczyki z perłami.jpg</text:p>
          </table:table-cell>
          <table:table-cell table:style-name="Default" table:formula="of:=[.G821]" office:value-type="float" office:value="33" calcext:value-type="float">
            <text:p>33</text:p>
          </table:table-cell>
          <table:table-cell/>
          <table:table-cell table:formula="of:=IF(ISNUMBER((SEARCH(&quot;wiktoriańska&quot;;[.A822])));46;&quot;&quot;)">
            <text:p/>
          </table:table-cell>
          <table:table-cell table:formula="of:=IF(ISNUMBER((SEARCH(&quot;boho&quot;;[.A822])));47;&quot;&quot;)">
            <text:p/>
          </table:table-cell>
          <table:table-cell table:formula="of:=IF(ISNUMBER((SEARCH(&quot;studio&quot;;[.A822])));48;&quot;&quot;)">
            <text:p/>
          </table:table-cell>
          <table:table-cell table:formula="of:=IF(ISNUMBER((SEARCH(&quot;ternel&quot;;[.A822])));95;&quot;&quot;)">
            <text:p/>
          </table:table-cell>
          <table:table-cell table:formula="of:=IF(ISNUMBER((SEARCH(&quot;eclipse&quot;;[.A822])));93;&quot;&quot;)">
            <text:p/>
          </table:table-cell>
          <table:table-cell table:formula="of:=IF(ISNUMBER((SEARCH(&quot;fruit&quot;;[.A822])));100;&quot;&quot;)">
            <text:p/>
          </table:table-cell>
          <table:table-cell table:formula="of:=IF(ISNUMBER((SEARCH(&quot;jubil&quot;;[.A822])));112;&quot;&quot;)">
            <text:p/>
          </table:table-cell>
          <table:table-cell table:formula="of:=IF(ISNUMBER((SEARCH(&quot;flow&quot;;[.A822])));98;&quot;&quot;)">
            <text:p/>
          </table:table-cell>
          <table:table-cell table:formula="of:=CONCATENATE([.G822];&quot;,&quot;;[.H822];&quot;,&quot;;[.I822];&quot;,&quot;;[.J822];&quot;,&quot;;[.K822];&quot;,&quot;;[.L822];&quot;,&quot;;[.M822];&quot;,&quot;;[.N822];&quot;,&quot;;[.O822];&quot;,&quot;;[.P822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srebrna zawieszka z perłą</text:p>
          </table:table-cell>
          <table:table-cell table:formula="of:=[.B822]"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5Namiko - srebrna zawieszka z perłą.jpg</text:p>
          </table:table-cell>
          <table:table-cell table:style-name="Default" table:formula="of:=[.G822]" office:value-type="float" office:value="33" calcext:value-type="float">
            <text:p>33</text:p>
          </table:table-cell>
          <table:table-cell/>
          <table:table-cell table:formula="of:=IF(ISNUMBER((SEARCH(&quot;wiktoriańska&quot;;[.A823])));46;&quot;&quot;)">
            <text:p/>
          </table:table-cell>
          <table:table-cell table:formula="of:=IF(ISNUMBER((SEARCH(&quot;boho&quot;;[.A823])));47;&quot;&quot;)">
            <text:p/>
          </table:table-cell>
          <table:table-cell table:formula="of:=IF(ISNUMBER((SEARCH(&quot;studio&quot;;[.A823])));48;&quot;&quot;)">
            <text:p/>
          </table:table-cell>
          <table:table-cell table:formula="of:=IF(ISNUMBER((SEARCH(&quot;ternel&quot;;[.A823])));95;&quot;&quot;)">
            <text:p/>
          </table:table-cell>
          <table:table-cell table:formula="of:=IF(ISNUMBER((SEARCH(&quot;eclipse&quot;;[.A823])));93;&quot;&quot;)">
            <text:p/>
          </table:table-cell>
          <table:table-cell table:formula="of:=IF(ISNUMBER((SEARCH(&quot;fruit&quot;;[.A823])));100;&quot;&quot;)">
            <text:p/>
          </table:table-cell>
          <table:table-cell table:formula="of:=IF(ISNUMBER((SEARCH(&quot;jubil&quot;;[.A823])));112;&quot;&quot;)">
            <text:p/>
          </table:table-cell>
          <table:table-cell table:formula="of:=IF(ISNUMBER((SEARCH(&quot;flow&quot;;[.A823])));98;&quot;&quot;)">
            <text:p/>
          </table:table-cell>
          <table:table-cell table:formula="of:=CONCATENATE([.G823];&quot;,&quot;;[.H823];&quot;,&quot;;[.I823];&quot;,&quot;;[.J823];&quot;,&quot;;[.K823];&quot;,&quot;;[.L823];&quot;,&quot;;[.M823];&quot;,&quot;;[.N823];&quot;,&quot;;[.O823];&quot;,&quot;;[.P823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– bransoletka z pereł</text:p>
          </table:table-cell>
          <table:table-cell table:formula="of:=[.B823]"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6Namiko – bransoletka z pereł.jpg</text:p>
          </table:table-cell>
          <table:table-cell table:style-name="Default" table:formula="of:=[.G823]" office:value-type="float" office:value="33" calcext:value-type="float">
            <text:p>33</text:p>
          </table:table-cell>
          <table:table-cell/>
          <table:table-cell table:formula="of:=IF(ISNUMBER((SEARCH(&quot;wiktoriańska&quot;;[.A824])));46;&quot;&quot;)">
            <text:p/>
          </table:table-cell>
          <table:table-cell table:formula="of:=IF(ISNUMBER((SEARCH(&quot;boho&quot;;[.A824])));47;&quot;&quot;)">
            <text:p/>
          </table:table-cell>
          <table:table-cell table:formula="of:=IF(ISNUMBER((SEARCH(&quot;studio&quot;;[.A824])));48;&quot;&quot;)">
            <text:p/>
          </table:table-cell>
          <table:table-cell table:formula="of:=IF(ISNUMBER((SEARCH(&quot;ternel&quot;;[.A824])));95;&quot;&quot;)">
            <text:p/>
          </table:table-cell>
          <table:table-cell table:formula="of:=IF(ISNUMBER((SEARCH(&quot;eclipse&quot;;[.A824])));93;&quot;&quot;)">
            <text:p/>
          </table:table-cell>
          <table:table-cell table:formula="of:=IF(ISNUMBER((SEARCH(&quot;fruit&quot;;[.A824])));100;&quot;&quot;)">
            <text:p/>
          </table:table-cell>
          <table:table-cell table:formula="of:=IF(ISNUMBER((SEARCH(&quot;jubil&quot;;[.A824])));112;&quot;&quot;)">
            <text:p/>
          </table:table-cell>
          <table:table-cell table:formula="of:=IF(ISNUMBER((SEARCH(&quot;flow&quot;;[.A824])));98;&quot;&quot;)">
            <text:p/>
          </table:table-cell>
          <table:table-cell table:formula="of:=CONCATENATE([.G824];&quot;,&quot;;[.H824];&quot;,&quot;;[.I824];&quot;,&quot;;[.J824];&quot;,&quot;;[.K824];&quot;,&quot;;[.L824];&quot;,&quot;;[.M824];&quot;,&quot;;[.N824];&quot;,&quot;;[.O824];&quot;,&quot;;[.P824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srebrny naszyjnik z perłami</text:p>
          </table:table-cell>
          <table:table-cell table:formula="of:=[.B824]"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7Namiko - srebrny naszyjnik z perłami.jpg</text:p>
          </table:table-cell>
          <table:table-cell table:style-name="Default" table:formula="of:=[.G824]" office:value-type="float" office:value="33" calcext:value-type="float">
            <text:p>33</text:p>
          </table:table-cell>
          <table:table-cell/>
          <table:table-cell table:formula="of:=IF(ISNUMBER((SEARCH(&quot;wiktoriańska&quot;;[.A825])));46;&quot;&quot;)">
            <text:p/>
          </table:table-cell>
          <table:table-cell table:formula="of:=IF(ISNUMBER((SEARCH(&quot;boho&quot;;[.A825])));47;&quot;&quot;)">
            <text:p/>
          </table:table-cell>
          <table:table-cell table:formula="of:=IF(ISNUMBER((SEARCH(&quot;studio&quot;;[.A825])));48;&quot;&quot;)">
            <text:p/>
          </table:table-cell>
          <table:table-cell table:formula="of:=IF(ISNUMBER((SEARCH(&quot;ternel&quot;;[.A825])));95;&quot;&quot;)">
            <text:p/>
          </table:table-cell>
          <table:table-cell table:formula="of:=IF(ISNUMBER((SEARCH(&quot;eclipse&quot;;[.A825])));93;&quot;&quot;)">
            <text:p/>
          </table:table-cell>
          <table:table-cell table:formula="of:=IF(ISNUMBER((SEARCH(&quot;fruit&quot;;[.A825])));100;&quot;&quot;)">
            <text:p/>
          </table:table-cell>
          <table:table-cell table:formula="of:=IF(ISNUMBER((SEARCH(&quot;jubil&quot;;[.A825])));112;&quot;&quot;)">
            <text:p/>
          </table:table-cell>
          <table:table-cell table:formula="of:=IF(ISNUMBER((SEARCH(&quot;flow&quot;;[.A825])));98;&quot;&quot;)">
            <text:p/>
          </table:table-cell>
          <table:table-cell table:formula="of:=CONCATENATE([.G825];&quot;,&quot;;[.H825];&quot;,&quot;;[.I825];&quot;,&quot;;[.J825];&quot;,&quot;;[.K825];&quot;,&quot;;[.L825];&quot;,&quot;;[.M825];&quot;,&quot;;[.N825];&quot;,&quot;;[.O825];&quot;,&quot;;[.P825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a bransoletka z cyrkoniami</text:p>
          </table:table-cell>
          <table:table-cell table:formula="of:=[.B825]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8Scarlett - srebrna bransoletka z cyrkoniami.jpg</text:p>
          </table:table-cell>
          <table:table-cell table:style-name="Default" table:formula="of:=[.G825]" office:value-type="float" office:value="33" calcext:value-type="float">
            <text:p>33</text:p>
          </table:table-cell>
          <table:table-cell/>
          <table:table-cell table:formula="of:=IF(ISNUMBER((SEARCH(&quot;wiktoriańska&quot;;[.A826])));46;&quot;&quot;)">
            <text:p/>
          </table:table-cell>
          <table:table-cell table:formula="of:=IF(ISNUMBER((SEARCH(&quot;boho&quot;;[.A826])));47;&quot;&quot;)">
            <text:p/>
          </table:table-cell>
          <table:table-cell table:formula="of:=IF(ISNUMBER((SEARCH(&quot;studio&quot;;[.A826])));48;&quot;&quot;)">
            <text:p/>
          </table:table-cell>
          <table:table-cell table:formula="of:=IF(ISNUMBER((SEARCH(&quot;ternel&quot;;[.A826])));95;&quot;&quot;)">
            <text:p/>
          </table:table-cell>
          <table:table-cell table:formula="of:=IF(ISNUMBER((SEARCH(&quot;eclipse&quot;;[.A826])));93;&quot;&quot;)">
            <text:p/>
          </table:table-cell>
          <table:table-cell table:formula="of:=IF(ISNUMBER((SEARCH(&quot;fruit&quot;;[.A826])));100;&quot;&quot;)">
            <text:p/>
          </table:table-cell>
          <table:table-cell table:formula="of:=IF(ISNUMBER((SEARCH(&quot;jubil&quot;;[.A826])));112;&quot;&quot;)">
            <text:p/>
          </table:table-cell>
          <table:table-cell table:formula="of:=IF(ISNUMBER((SEARCH(&quot;flow&quot;;[.A826])));98;&quot;&quot;)">
            <text:p/>
          </table:table-cell>
          <table:table-cell table:formula="of:=CONCATENATE([.G826];&quot;,&quot;;[.H826];&quot;,&quot;;[.I826];&quot;,&quot;;[.J826];&quot;,&quot;;[.K826];&quot;,&quot;;[.L826];&quot;,&quot;;[.M826];&quot;,&quot;;[.N826];&quot;,&quot;;[.O826];&quot;,&quot;;[.P826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z cyrkoniami</text:p>
          </table:table-cell>
          <table:table-cell table:formula="of:=[.B826]"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9Scarlett - srebrne kolczyki z cyrkoniami.jpg</text:p>
          </table:table-cell>
          <table:table-cell table:style-name="Default" table:formula="of:=[.G826]" office:value-type="float" office:value="33" calcext:value-type="float">
            <text:p>33</text:p>
          </table:table-cell>
          <table:table-cell/>
          <table:table-cell table:formula="of:=IF(ISNUMBER((SEARCH(&quot;wiktoriańska&quot;;[.A827])));46;&quot;&quot;)">
            <text:p/>
          </table:table-cell>
          <table:table-cell table:formula="of:=IF(ISNUMBER((SEARCH(&quot;boho&quot;;[.A827])));47;&quot;&quot;)">
            <text:p/>
          </table:table-cell>
          <table:table-cell table:formula="of:=IF(ISNUMBER((SEARCH(&quot;studio&quot;;[.A827])));48;&quot;&quot;)">
            <text:p/>
          </table:table-cell>
          <table:table-cell table:formula="of:=IF(ISNUMBER((SEARCH(&quot;ternel&quot;;[.A827])));95;&quot;&quot;)">
            <text:p/>
          </table:table-cell>
          <table:table-cell table:formula="of:=IF(ISNUMBER((SEARCH(&quot;eclipse&quot;;[.A827])));93;&quot;&quot;)">
            <text:p/>
          </table:table-cell>
          <table:table-cell table:formula="of:=IF(ISNUMBER((SEARCH(&quot;fruit&quot;;[.A827])));100;&quot;&quot;)">
            <text:p/>
          </table:table-cell>
          <table:table-cell table:formula="of:=IF(ISNUMBER((SEARCH(&quot;jubil&quot;;[.A827])));112;&quot;&quot;)">
            <text:p/>
          </table:table-cell>
          <table:table-cell table:formula="of:=IF(ISNUMBER((SEARCH(&quot;flow&quot;;[.A827])));98;&quot;&quot;)">
            <text:p/>
          </table:table-cell>
          <table:table-cell table:formula="of:=CONCATENATE([.G827];&quot;,&quot;;[.H827];&quot;,&quot;;[.I827];&quot;,&quot;;[.J827];&quot;,&quot;;[.K827];&quot;,&quot;;[.L827];&quot;,&quot;;[.M827];&quot;,&quot;;[.N827];&quot;,&quot;;[.O827];&quot;,&quot;;[.P827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y naszyjnik z cyrkoniami</text:p>
          </table:table-cell>
          <table:table-cell table:formula="of:=[.B827]"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10Scarlett - srebrny naszyjnik z cyrkoniami.jpg</text:p>
          </table:table-cell>
          <table:table-cell table:style-name="Default" table:formula="of:=[.G827]" office:value-type="float" office:value="33" calcext:value-type="float">
            <text:p>33</text:p>
          </table:table-cell>
          <table:table-cell/>
          <table:table-cell table:formula="of:=IF(ISNUMBER((SEARCH(&quot;wiktoriańska&quot;;[.A828])));46;&quot;&quot;)">
            <text:p/>
          </table:table-cell>
          <table:table-cell table:formula="of:=IF(ISNUMBER((SEARCH(&quot;boho&quot;;[.A828])));47;&quot;&quot;)">
            <text:p/>
          </table:table-cell>
          <table:table-cell table:formula="of:=IF(ISNUMBER((SEARCH(&quot;studio&quot;;[.A828])));48;&quot;&quot;)">
            <text:p/>
          </table:table-cell>
          <table:table-cell table:formula="of:=IF(ISNUMBER((SEARCH(&quot;ternel&quot;;[.A828])));95;&quot;&quot;)">
            <text:p/>
          </table:table-cell>
          <table:table-cell table:formula="of:=IF(ISNUMBER((SEARCH(&quot;eclipse&quot;;[.A828])));93;&quot;&quot;)">
            <text:p/>
          </table:table-cell>
          <table:table-cell table:formula="of:=IF(ISNUMBER((SEARCH(&quot;fruit&quot;;[.A828])));100;&quot;&quot;)">
            <text:p/>
          </table:table-cell>
          <table:table-cell table:formula="of:=IF(ISNUMBER((SEARCH(&quot;jubil&quot;;[.A828])));112;&quot;&quot;)">
            <text:p/>
          </table:table-cell>
          <table:table-cell table:formula="of:=IF(ISNUMBER((SEARCH(&quot;flow&quot;;[.A828])));98;&quot;&quot;)">
            <text:p/>
          </table:table-cell>
          <table:table-cell table:formula="of:=CONCATENATE([.G828];&quot;,&quot;;[.H828];&quot;,&quot;;[.I828];&quot;,&quot;;[.J828];&quot;,&quot;;[.K828];&quot;,&quot;;[.L828];&quot;,&quot;;[.M828];&quot;,&quot;;[.N828];&quot;,&quot;;[.O828];&quot;,&quot;;[.P828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z cyrkoniami</text:p>
          </table:table-cell>
          <table:table-cell table:formula="of:=[.B828]"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11Scarlett - srebrne kolczyki z cyrkoniami.jpg</text:p>
          </table:table-cell>
          <table:table-cell table:style-name="Default" table:formula="of:=[.G828]" office:value-type="float" office:value="33" calcext:value-type="float">
            <text:p>33</text:p>
          </table:table-cell>
          <table:table-cell/>
          <table:table-cell table:formula="of:=IF(ISNUMBER((SEARCH(&quot;wiktoriańska&quot;;[.A829])));46;&quot;&quot;)">
            <text:p/>
          </table:table-cell>
          <table:table-cell table:formula="of:=IF(ISNUMBER((SEARCH(&quot;boho&quot;;[.A829])));47;&quot;&quot;)">
            <text:p/>
          </table:table-cell>
          <table:table-cell table:formula="of:=IF(ISNUMBER((SEARCH(&quot;studio&quot;;[.A829])));48;&quot;&quot;)">
            <text:p/>
          </table:table-cell>
          <table:table-cell table:formula="of:=IF(ISNUMBER((SEARCH(&quot;ternel&quot;;[.A829])));95;&quot;&quot;)">
            <text:p/>
          </table:table-cell>
          <table:table-cell table:formula="of:=IF(ISNUMBER((SEARCH(&quot;eclipse&quot;;[.A829])));93;&quot;&quot;)">
            <text:p/>
          </table:table-cell>
          <table:table-cell table:formula="of:=IF(ISNUMBER((SEARCH(&quot;fruit&quot;;[.A829])));100;&quot;&quot;)">
            <text:p/>
          </table:table-cell>
          <table:table-cell table:formula="of:=IF(ISNUMBER((SEARCH(&quot;jubil&quot;;[.A829])));112;&quot;&quot;)">
            <text:p/>
          </table:table-cell>
          <table:table-cell table:formula="of:=IF(ISNUMBER((SEARCH(&quot;flow&quot;;[.A829])));98;&quot;&quot;)">
            <text:p/>
          </table:table-cell>
          <table:table-cell table:formula="of:=CONCATENATE([.G829];&quot;,&quot;;[.H829];&quot;,&quot;;[.I829];&quot;,&quot;;[.J829];&quot;,&quot;;[.K829];&quot;,&quot;;[.L829];&quot;,&quot;;[.M829];&quot;,&quot;;[.N829];&quot;,&quot;;[.O829];&quot;,&quot;;[.P829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ternel - zawieszka z diamentem</text:p>
          </table:table-cell>
          <table:table-cell table:formula="of:=[.B829]"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12Éternel - zawieszka z diamentem.jpg</text:p>
          </table:table-cell>
          <table:table-cell table:style-name="Default" table:formula="of:=[.G829]" office:value-type="float" office:value="33" calcext:value-type="float">
            <text:p>33</text:p>
          </table:table-cell>
          <table:table-cell/>
          <table:table-cell table:formula="of:=IF(ISNUMBER((SEARCH(&quot;wiktoriańska&quot;;[.A830])));46;&quot;&quot;)">
            <text:p/>
          </table:table-cell>
          <table:table-cell table:formula="of:=IF(ISNUMBER((SEARCH(&quot;boho&quot;;[.A830])));47;&quot;&quot;)">
            <text:p/>
          </table:table-cell>
          <table:table-cell table:formula="of:=IF(ISNUMBER((SEARCH(&quot;studio&quot;;[.A830])));48;&quot;&quot;)">
            <text:p/>
          </table:table-cell>
          <table:table-cell table:formula="of:=IF(ISNUMBER((SEARCH(&quot;ternel&quot;;[.A830])));95;&quot;&quot;)" office:value-type="float" office:value="95" calcext:value-type="float">
            <text:p>95</text:p>
          </table:table-cell>
          <table:table-cell table:formula="of:=IF(ISNUMBER((SEARCH(&quot;eclipse&quot;;[.A830])));93;&quot;&quot;)">
            <text:p/>
          </table:table-cell>
          <table:table-cell table:formula="of:=IF(ISNUMBER((SEARCH(&quot;fruit&quot;;[.A830])));100;&quot;&quot;)">
            <text:p/>
          </table:table-cell>
          <table:table-cell table:formula="of:=IF(ISNUMBER((SEARCH(&quot;jubil&quot;;[.A830])));112;&quot;&quot;)">
            <text:p/>
          </table:table-cell>
          <table:table-cell table:formula="of:=IF(ISNUMBER((SEARCH(&quot;flow&quot;;[.A830])));98;&quot;&quot;)">
            <text:p/>
          </table:table-cell>
          <table:table-cell table:formula="of:=CONCATENATE([.G830];&quot;,&quot;;[.H830];&quot;,&quot;;[.I830];&quot;,&quot;;[.J830];&quot;,&quot;;[.K830];&quot;,&quot;;[.L830];&quot;,&quot;;[.M830];&quot;,&quot;;[.N830];&quot;,&quot;;[.O830];&quot;,&quot;;[.P830])" office:value-type="string" office:string-value="33,,,,,95,,,," calcext:value-type="string">
            <text:p>33,,,,,95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ternel - kolczyki z diamentami</text:p>
          </table:table-cell>
          <table:table-cell table:formula="of:=[.B830]"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13Éternel - kolczyki z diamentami.jpg</text:p>
          </table:table-cell>
          <table:table-cell table:style-name="Default" table:formula="of:=[.G830]" office:value-type="float" office:value="33" calcext:value-type="float">
            <text:p>33</text:p>
          </table:table-cell>
          <table:table-cell/>
          <table:table-cell table:formula="of:=IF(ISNUMBER((SEARCH(&quot;wiktoriańska&quot;;[.A831])));46;&quot;&quot;)">
            <text:p/>
          </table:table-cell>
          <table:table-cell table:formula="of:=IF(ISNUMBER((SEARCH(&quot;boho&quot;;[.A831])));47;&quot;&quot;)">
            <text:p/>
          </table:table-cell>
          <table:table-cell table:formula="of:=IF(ISNUMBER((SEARCH(&quot;studio&quot;;[.A831])));48;&quot;&quot;)">
            <text:p/>
          </table:table-cell>
          <table:table-cell table:formula="of:=IF(ISNUMBER((SEARCH(&quot;ternel&quot;;[.A831])));95;&quot;&quot;)" office:value-type="float" office:value="95" calcext:value-type="float">
            <text:p>95</text:p>
          </table:table-cell>
          <table:table-cell table:formula="of:=IF(ISNUMBER((SEARCH(&quot;eclipse&quot;;[.A831])));93;&quot;&quot;)">
            <text:p/>
          </table:table-cell>
          <table:table-cell table:formula="of:=IF(ISNUMBER((SEARCH(&quot;fruit&quot;;[.A831])));100;&quot;&quot;)">
            <text:p/>
          </table:table-cell>
          <table:table-cell table:formula="of:=IF(ISNUMBER((SEARCH(&quot;jubil&quot;;[.A831])));112;&quot;&quot;)">
            <text:p/>
          </table:table-cell>
          <table:table-cell table:formula="of:=IF(ISNUMBER((SEARCH(&quot;flow&quot;;[.A831])));98;&quot;&quot;)">
            <text:p/>
          </table:table-cell>
          <table:table-cell table:formula="of:=CONCATENATE([.G831];&quot;,&quot;;[.H831];&quot;,&quot;;[.I831];&quot;,&quot;;[.J831];&quot;,&quot;;[.K831];&quot;,&quot;;[.L831];&quot;,&quot;;[.M831];&quot;,&quot;;[.N831];&quot;,&quot;;[.O831];&quot;,&quot;;[.P831])" office:value-type="string" office:string-value="33,,,,,95,,,," calcext:value-type="string">
            <text:p>33,,,,,95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ternel - zawieszka z diamentem</text:p>
          </table:table-cell>
          <table:table-cell table:formula="of:=[.B831]"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14Éternel - zawieszka z diamentem.jpg</text:p>
          </table:table-cell>
          <table:table-cell table:style-name="Default" table:formula="of:=[.G831]" office:value-type="float" office:value="33" calcext:value-type="float">
            <text:p>33</text:p>
          </table:table-cell>
          <table:table-cell/>
          <table:table-cell table:formula="of:=IF(ISNUMBER((SEARCH(&quot;wiktoriańska&quot;;[.A832])));46;&quot;&quot;)">
            <text:p/>
          </table:table-cell>
          <table:table-cell table:formula="of:=IF(ISNUMBER((SEARCH(&quot;boho&quot;;[.A832])));47;&quot;&quot;)">
            <text:p/>
          </table:table-cell>
          <table:table-cell table:formula="of:=IF(ISNUMBER((SEARCH(&quot;studio&quot;;[.A832])));48;&quot;&quot;)">
            <text:p/>
          </table:table-cell>
          <table:table-cell table:formula="of:=IF(ISNUMBER((SEARCH(&quot;ternel&quot;;[.A832])));95;&quot;&quot;)" office:value-type="float" office:value="95" calcext:value-type="float">
            <text:p>95</text:p>
          </table:table-cell>
          <table:table-cell table:formula="of:=IF(ISNUMBER((SEARCH(&quot;eclipse&quot;;[.A832])));93;&quot;&quot;)">
            <text:p/>
          </table:table-cell>
          <table:table-cell table:formula="of:=IF(ISNUMBER((SEARCH(&quot;fruit&quot;;[.A832])));100;&quot;&quot;)">
            <text:p/>
          </table:table-cell>
          <table:table-cell table:formula="of:=IF(ISNUMBER((SEARCH(&quot;jubil&quot;;[.A832])));112;&quot;&quot;)">
            <text:p/>
          </table:table-cell>
          <table:table-cell table:formula="of:=IF(ISNUMBER((SEARCH(&quot;flow&quot;;[.A832])));98;&quot;&quot;)">
            <text:p/>
          </table:table-cell>
          <table:table-cell table:formula="of:=CONCATENATE([.G832];&quot;,&quot;;[.H832];&quot;,&quot;;[.I832];&quot;,&quot;;[.J832];&quot;,&quot;;[.K832];&quot;,&quot;;[.L832];&quot;,&quot;;[.M832];&quot;,&quot;;[.N832];&quot;,&quot;;[.O832];&quot;,&quot;;[.P832])" office:value-type="string" office:string-value="33,,,,,95,,,," calcext:value-type="string">
            <text:p>33,,,,,95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ternel - kolczyki z diamentami</text:p>
          </table:table-cell>
          <table:table-cell table:formula="of:=[.B832]"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15Éternel - kolczyki z diamentami.jpg</text:p>
          </table:table-cell>
          <table:table-cell table:style-name="Default" table:formula="of:=[.G832]" office:value-type="float" office:value="33" calcext:value-type="float">
            <text:p>33</text:p>
          </table:table-cell>
          <table:table-cell/>
          <table:table-cell table:formula="of:=IF(ISNUMBER((SEARCH(&quot;wiktoriańska&quot;;[.A833])));46;&quot;&quot;)">
            <text:p/>
          </table:table-cell>
          <table:table-cell table:formula="of:=IF(ISNUMBER((SEARCH(&quot;boho&quot;;[.A833])));47;&quot;&quot;)">
            <text:p/>
          </table:table-cell>
          <table:table-cell table:formula="of:=IF(ISNUMBER((SEARCH(&quot;studio&quot;;[.A833])));48;&quot;&quot;)">
            <text:p/>
          </table:table-cell>
          <table:table-cell table:formula="of:=IF(ISNUMBER((SEARCH(&quot;ternel&quot;;[.A833])));95;&quot;&quot;)" office:value-type="float" office:value="95" calcext:value-type="float">
            <text:p>95</text:p>
          </table:table-cell>
          <table:table-cell table:formula="of:=IF(ISNUMBER((SEARCH(&quot;eclipse&quot;;[.A833])));93;&quot;&quot;)">
            <text:p/>
          </table:table-cell>
          <table:table-cell table:formula="of:=IF(ISNUMBER((SEARCH(&quot;fruit&quot;;[.A833])));100;&quot;&quot;)">
            <text:p/>
          </table:table-cell>
          <table:table-cell table:formula="of:=IF(ISNUMBER((SEARCH(&quot;jubil&quot;;[.A833])));112;&quot;&quot;)">
            <text:p/>
          </table:table-cell>
          <table:table-cell table:formula="of:=IF(ISNUMBER((SEARCH(&quot;flow&quot;;[.A833])));98;&quot;&quot;)">
            <text:p/>
          </table:table-cell>
          <table:table-cell table:formula="of:=CONCATENATE([.G833];&quot;,&quot;;[.H833];&quot;,&quot;;[.I833];&quot;,&quot;;[.J833];&quot;,&quot;;[.K833];&quot;,&quot;;[.L833];&quot;,&quot;;[.M833];&quot;,&quot;;[.N833];&quot;,&quot;;[.O833];&quot;,&quot;;[.P833])" office:value-type="string" office:string-value="33,,,,,95,,,," calcext:value-type="string">
            <text:p>33,,,,,95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lipse - złota bransoletka z brylantem</text:p>
          </table:table-cell>
          <table:table-cell table:formula="of:=[.B833]"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16Eclipse - złota bransoletka z brylantem.jpg</text:p>
          </table:table-cell>
          <table:table-cell table:style-name="Default" table:formula="of:=[.G833]" office:value-type="float" office:value="33" calcext:value-type="float">
            <text:p>33</text:p>
          </table:table-cell>
          <table:table-cell/>
          <table:table-cell table:formula="of:=IF(ISNUMBER((SEARCH(&quot;wiktoriańska&quot;;[.A834])));46;&quot;&quot;)">
            <text:p/>
          </table:table-cell>
          <table:table-cell table:formula="of:=IF(ISNUMBER((SEARCH(&quot;boho&quot;;[.A834])));47;&quot;&quot;)">
            <text:p/>
          </table:table-cell>
          <table:table-cell table:formula="of:=IF(ISNUMBER((SEARCH(&quot;studio&quot;;[.A834])));48;&quot;&quot;)">
            <text:p/>
          </table:table-cell>
          <table:table-cell table:formula="of:=IF(ISNUMBER((SEARCH(&quot;ternel&quot;;[.A834])));95;&quot;&quot;)">
            <text:p/>
          </table:table-cell>
          <table:table-cell table:formula="of:=IF(ISNUMBER((SEARCH(&quot;eclipse&quot;;[.A834])));93;&quot;&quot;)" office:value-type="float" office:value="93" calcext:value-type="float">
            <text:p>93</text:p>
          </table:table-cell>
          <table:table-cell table:formula="of:=IF(ISNUMBER((SEARCH(&quot;fruit&quot;;[.A834])));100;&quot;&quot;)">
            <text:p/>
          </table:table-cell>
          <table:table-cell table:formula="of:=IF(ISNUMBER((SEARCH(&quot;jubil&quot;;[.A834])));112;&quot;&quot;)">
            <text:p/>
          </table:table-cell>
          <table:table-cell table:formula="of:=IF(ISNUMBER((SEARCH(&quot;flow&quot;;[.A834])));98;&quot;&quot;)">
            <text:p/>
          </table:table-cell>
          <table:table-cell table:formula="of:=CONCATENATE([.G834];&quot;,&quot;;[.H834];&quot;,&quot;;[.I834];&quot;,&quot;;[.J834];&quot;,&quot;;[.K834];&quot;,&quot;;[.L834];&quot;,&quot;;[.M834];&quot;,&quot;;[.N834];&quot;,&quot;;[.O834];&quot;,&quot;;[.P834])" office:value-type="string" office:string-value="33,,,,,,93,,," calcext:value-type="string">
            <text:p>33,,,,,,93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lipse - złote kolczyki</text:p>
          </table:table-cell>
          <table:table-cell table:formula="of:=[.B834]"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17Eclipse - złote kolczyki.jpg</text:p>
          </table:table-cell>
          <table:table-cell table:style-name="Default" table:formula="of:=[.G834]" office:value-type="float" office:value="33" calcext:value-type="float">
            <text:p>33</text:p>
          </table:table-cell>
          <table:table-cell/>
          <table:table-cell table:formula="of:=IF(ISNUMBER((SEARCH(&quot;wiktoriańska&quot;;[.A835])));46;&quot;&quot;)">
            <text:p/>
          </table:table-cell>
          <table:table-cell table:formula="of:=IF(ISNUMBER((SEARCH(&quot;boho&quot;;[.A835])));47;&quot;&quot;)">
            <text:p/>
          </table:table-cell>
          <table:table-cell table:formula="of:=IF(ISNUMBER((SEARCH(&quot;studio&quot;;[.A835])));48;&quot;&quot;)">
            <text:p/>
          </table:table-cell>
          <table:table-cell table:formula="of:=IF(ISNUMBER((SEARCH(&quot;ternel&quot;;[.A835])));95;&quot;&quot;)">
            <text:p/>
          </table:table-cell>
          <table:table-cell table:formula="of:=IF(ISNUMBER((SEARCH(&quot;eclipse&quot;;[.A835])));93;&quot;&quot;)" office:value-type="float" office:value="93" calcext:value-type="float">
            <text:p>93</text:p>
          </table:table-cell>
          <table:table-cell table:formula="of:=IF(ISNUMBER((SEARCH(&quot;fruit&quot;;[.A835])));100;&quot;&quot;)">
            <text:p/>
          </table:table-cell>
          <table:table-cell table:formula="of:=IF(ISNUMBER((SEARCH(&quot;jubil&quot;;[.A835])));112;&quot;&quot;)">
            <text:p/>
          </table:table-cell>
          <table:table-cell table:formula="of:=IF(ISNUMBER((SEARCH(&quot;flow&quot;;[.A835])));98;&quot;&quot;)">
            <text:p/>
          </table:table-cell>
          <table:table-cell table:formula="of:=CONCATENATE([.G835];&quot;,&quot;;[.H835];&quot;,&quot;;[.I835];&quot;,&quot;;[.J835];&quot;,&quot;;[.K835];&quot;,&quot;;[.L835];&quot;,&quot;;[.M835];&quot;,&quot;;[.N835];&quot;,&quot;;[.O835];&quot;,&quot;;[.P835])" office:value-type="string" office:string-value="33,,,,,,93,,," calcext:value-type="string">
            <text:p>33,,,,,,93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lipse - złoty naszyjnik</text:p>
          </table:table-cell>
          <table:table-cell table:formula="of:=[.B835]"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18Eclipse - złoty naszyjnik.jpg</text:p>
          </table:table-cell>
          <table:table-cell table:style-name="Default" table:formula="of:=[.G835]" office:value-type="float" office:value="33" calcext:value-type="float">
            <text:p>33</text:p>
          </table:table-cell>
          <table:table-cell/>
          <table:table-cell table:formula="of:=IF(ISNUMBER((SEARCH(&quot;wiktoriańska&quot;;[.A836])));46;&quot;&quot;)">
            <text:p/>
          </table:table-cell>
          <table:table-cell table:formula="of:=IF(ISNUMBER((SEARCH(&quot;boho&quot;;[.A836])));47;&quot;&quot;)">
            <text:p/>
          </table:table-cell>
          <table:table-cell table:formula="of:=IF(ISNUMBER((SEARCH(&quot;studio&quot;;[.A836])));48;&quot;&quot;)">
            <text:p/>
          </table:table-cell>
          <table:table-cell table:formula="of:=IF(ISNUMBER((SEARCH(&quot;ternel&quot;;[.A836])));95;&quot;&quot;)">
            <text:p/>
          </table:table-cell>
          <table:table-cell table:formula="of:=IF(ISNUMBER((SEARCH(&quot;eclipse&quot;;[.A836])));93;&quot;&quot;)" office:value-type="float" office:value="93" calcext:value-type="float">
            <text:p>93</text:p>
          </table:table-cell>
          <table:table-cell table:formula="of:=IF(ISNUMBER((SEARCH(&quot;fruit&quot;;[.A836])));100;&quot;&quot;)">
            <text:p/>
          </table:table-cell>
          <table:table-cell table:formula="of:=IF(ISNUMBER((SEARCH(&quot;jubil&quot;;[.A836])));112;&quot;&quot;)">
            <text:p/>
          </table:table-cell>
          <table:table-cell table:formula="of:=IF(ISNUMBER((SEARCH(&quot;flow&quot;;[.A836])));98;&quot;&quot;)">
            <text:p/>
          </table:table-cell>
          <table:table-cell table:formula="of:=CONCATENATE([.G836];&quot;,&quot;;[.H836];&quot;,&quot;;[.I836];&quot;,&quot;;[.J836];&quot;,&quot;;[.K836];&quot;,&quot;;[.L836];&quot;,&quot;;[.M836];&quot;,&quot;;[.N836];&quot;,&quot;;[.O836];&quot;,&quot;;[.P836])" office:value-type="string" office:string-value="33,,,,,,93,,," calcext:value-type="string">
            <text:p>33,,,,,,93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lipse - złote kolczyki</text:p>
          </table:table-cell>
          <table:table-cell table:formula="of:=[.B836]"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19Eclipse - złote kolczyki.jpg</text:p>
          </table:table-cell>
          <table:table-cell table:style-name="Default" table:formula="of:=[.G836]" office:value-type="float" office:value="33" calcext:value-type="float">
            <text:p>33</text:p>
          </table:table-cell>
          <table:table-cell/>
          <table:table-cell table:formula="of:=IF(ISNUMBER((SEARCH(&quot;wiktoriańska&quot;;[.A837])));46;&quot;&quot;)">
            <text:p/>
          </table:table-cell>
          <table:table-cell table:formula="of:=IF(ISNUMBER((SEARCH(&quot;boho&quot;;[.A837])));47;&quot;&quot;)">
            <text:p/>
          </table:table-cell>
          <table:table-cell table:formula="of:=IF(ISNUMBER((SEARCH(&quot;studio&quot;;[.A837])));48;&quot;&quot;)">
            <text:p/>
          </table:table-cell>
          <table:table-cell table:formula="of:=IF(ISNUMBER((SEARCH(&quot;ternel&quot;;[.A837])));95;&quot;&quot;)">
            <text:p/>
          </table:table-cell>
          <table:table-cell table:formula="of:=IF(ISNUMBER((SEARCH(&quot;eclipse&quot;;[.A837])));93;&quot;&quot;)" office:value-type="float" office:value="93" calcext:value-type="float">
            <text:p>93</text:p>
          </table:table-cell>
          <table:table-cell table:formula="of:=IF(ISNUMBER((SEARCH(&quot;fruit&quot;;[.A837])));100;&quot;&quot;)">
            <text:p/>
          </table:table-cell>
          <table:table-cell table:formula="of:=IF(ISNUMBER((SEARCH(&quot;jubil&quot;;[.A837])));112;&quot;&quot;)">
            <text:p/>
          </table:table-cell>
          <table:table-cell table:formula="of:=IF(ISNUMBER((SEARCH(&quot;flow&quot;;[.A837])));98;&quot;&quot;)">
            <text:p/>
          </table:table-cell>
          <table:table-cell table:formula="of:=CONCATENATE([.G837];&quot;,&quot;;[.H837];&quot;,&quot;;[.I837];&quot;,&quot;;[.J837];&quot;,&quot;;[.K837];&quot;,&quot;;[.L837];&quot;,&quot;;[.M837];&quot;,&quot;;[.N837];&quot;,&quot;;[.O837];&quot;,&quot;;[.P837])" office:value-type="string" office:string-value="33,,,,,,93,,," calcext:value-type="string">
            <text:p>33,,,,,,93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- kolczyki z diamentami</text:p>
          </table:table-cell>
          <table:table-cell table:formula="of:=[.B837]"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20Metropolitan - kolczyki z diamentami.jpg</text:p>
          </table:table-cell>
          <table:table-cell table:style-name="Default" table:formula="of:=[.G837]" office:value-type="float" office:value="33" calcext:value-type="float">
            <text:p>33</text:p>
          </table:table-cell>
          <table:table-cell/>
          <table:table-cell table:formula="of:=IF(ISNUMBER((SEARCH(&quot;wiktoriańska&quot;;[.A838])));46;&quot;&quot;)">
            <text:p/>
          </table:table-cell>
          <table:table-cell table:formula="of:=IF(ISNUMBER((SEARCH(&quot;boho&quot;;[.A838])));47;&quot;&quot;)">
            <text:p/>
          </table:table-cell>
          <table:table-cell table:formula="of:=IF(ISNUMBER((SEARCH(&quot;studio&quot;;[.A838])));48;&quot;&quot;)">
            <text:p/>
          </table:table-cell>
          <table:table-cell table:formula="of:=IF(ISNUMBER((SEARCH(&quot;ternel&quot;;[.A838])));95;&quot;&quot;)">
            <text:p/>
          </table:table-cell>
          <table:table-cell table:formula="of:=IF(ISNUMBER((SEARCH(&quot;eclipse&quot;;[.A838])));93;&quot;&quot;)">
            <text:p/>
          </table:table-cell>
          <table:table-cell table:formula="of:=IF(ISNUMBER((SEARCH(&quot;fruit&quot;;[.A838])));100;&quot;&quot;)">
            <text:p/>
          </table:table-cell>
          <table:table-cell table:formula="of:=IF(ISNUMBER((SEARCH(&quot;jubil&quot;;[.A838])));112;&quot;&quot;)">
            <text:p/>
          </table:table-cell>
          <table:table-cell table:formula="of:=IF(ISNUMBER((SEARCH(&quot;flow&quot;;[.A838])));98;&quot;&quot;)">
            <text:p/>
          </table:table-cell>
          <table:table-cell table:formula="of:=CONCATENATE([.G838];&quot;,&quot;;[.H838];&quot;,&quot;;[.I838];&quot;,&quot;;[.J838];&quot;,&quot;;[.K838];&quot;,&quot;;[.L838];&quot;,&quot;;[.M838];&quot;,&quot;;[.N838];&quot;,&quot;;[.O838];&quot;,&quot;;[.P838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- zawieszka z diamentami</text:p>
          </table:table-cell>
          <table:table-cell table:formula="of:=[.B838]"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21Metropolitan - zawieszka z diamentami.jpg</text:p>
          </table:table-cell>
          <table:table-cell table:style-name="Default" table:formula="of:=[.G838]" office:value-type="float" office:value="33" calcext:value-type="float">
            <text:p>33</text:p>
          </table:table-cell>
          <table:table-cell/>
          <table:table-cell table:formula="of:=IF(ISNUMBER((SEARCH(&quot;wiktoriańska&quot;;[.A839])));46;&quot;&quot;)">
            <text:p/>
          </table:table-cell>
          <table:table-cell table:formula="of:=IF(ISNUMBER((SEARCH(&quot;boho&quot;;[.A839])));47;&quot;&quot;)">
            <text:p/>
          </table:table-cell>
          <table:table-cell table:formula="of:=IF(ISNUMBER((SEARCH(&quot;studio&quot;;[.A839])));48;&quot;&quot;)">
            <text:p/>
          </table:table-cell>
          <table:table-cell table:formula="of:=IF(ISNUMBER((SEARCH(&quot;ternel&quot;;[.A839])));95;&quot;&quot;)">
            <text:p/>
          </table:table-cell>
          <table:table-cell table:formula="of:=IF(ISNUMBER((SEARCH(&quot;eclipse&quot;;[.A839])));93;&quot;&quot;)">
            <text:p/>
          </table:table-cell>
          <table:table-cell table:formula="of:=IF(ISNUMBER((SEARCH(&quot;fruit&quot;;[.A839])));100;&quot;&quot;)">
            <text:p/>
          </table:table-cell>
          <table:table-cell table:formula="of:=IF(ISNUMBER((SEARCH(&quot;jubil&quot;;[.A839])));112;&quot;&quot;)">
            <text:p/>
          </table:table-cell>
          <table:table-cell table:formula="of:=IF(ISNUMBER((SEARCH(&quot;flow&quot;;[.A839])));98;&quot;&quot;)">
            <text:p/>
          </table:table-cell>
          <table:table-cell table:formula="of:=CONCATENATE([.G839];&quot;,&quot;;[.H839];&quot;,&quot;;[.I839];&quot;,&quot;;[.J839];&quot;,&quot;;[.K839];&quot;,&quot;;[.L839];&quot;,&quot;;[.M839];&quot;,&quot;;[.N839];&quot;,&quot;;[.O839];&quot;,&quot;;[.P839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- zawieszka z diamentami</text:p>
          </table:table-cell>
          <table:table-cell table:formula="of:=[.B839]"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22Metropolitan - zawieszka z diamentami.jpg</text:p>
          </table:table-cell>
          <table:table-cell table:style-name="Default" table:formula="of:=[.G839]" office:value-type="float" office:value="33" calcext:value-type="float">
            <text:p>33</text:p>
          </table:table-cell>
          <table:table-cell/>
          <table:table-cell table:formula="of:=IF(ISNUMBER((SEARCH(&quot;wiktoriańska&quot;;[.A840])));46;&quot;&quot;)">
            <text:p/>
          </table:table-cell>
          <table:table-cell table:formula="of:=IF(ISNUMBER((SEARCH(&quot;boho&quot;;[.A840])));47;&quot;&quot;)">
            <text:p/>
          </table:table-cell>
          <table:table-cell table:formula="of:=IF(ISNUMBER((SEARCH(&quot;studio&quot;;[.A840])));48;&quot;&quot;)">
            <text:p/>
          </table:table-cell>
          <table:table-cell table:formula="of:=IF(ISNUMBER((SEARCH(&quot;ternel&quot;;[.A840])));95;&quot;&quot;)">
            <text:p/>
          </table:table-cell>
          <table:table-cell table:formula="of:=IF(ISNUMBER((SEARCH(&quot;eclipse&quot;;[.A840])));93;&quot;&quot;)">
            <text:p/>
          </table:table-cell>
          <table:table-cell table:formula="of:=IF(ISNUMBER((SEARCH(&quot;fruit&quot;;[.A840])));100;&quot;&quot;)">
            <text:p/>
          </table:table-cell>
          <table:table-cell table:formula="of:=IF(ISNUMBER((SEARCH(&quot;jubil&quot;;[.A840])));112;&quot;&quot;)">
            <text:p/>
          </table:table-cell>
          <table:table-cell table:formula="of:=IF(ISNUMBER((SEARCH(&quot;flow&quot;;[.A840])));98;&quot;&quot;)">
            <text:p/>
          </table:table-cell>
          <table:table-cell table:formula="of:=CONCATENATE([.G840];&quot;,&quot;;[.H840];&quot;,&quot;;[.I840];&quot;,&quot;;[.J840];&quot;,&quot;;[.K840];&quot;,&quot;;[.L840];&quot;,&quot;;[.M840];&quot;,&quot;;[.N840];&quot;,&quot;;[.O840];&quot;,&quot;;[.P840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- kolczyki z diamentami</text:p>
          </table:table-cell>
          <table:table-cell table:formula="of:=[.B840]"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23Metropolitan - kolczyki z diamentami.jpg</text:p>
          </table:table-cell>
          <table:table-cell table:style-name="Default" table:formula="of:=[.G840]" office:value-type="float" office:value="33" calcext:value-type="float">
            <text:p>33</text:p>
          </table:table-cell>
          <table:table-cell/>
          <table:table-cell table:formula="of:=IF(ISNUMBER((SEARCH(&quot;wiktoriańska&quot;;[.A841])));46;&quot;&quot;)">
            <text:p/>
          </table:table-cell>
          <table:table-cell table:formula="of:=IF(ISNUMBER((SEARCH(&quot;boho&quot;;[.A841])));47;&quot;&quot;)">
            <text:p/>
          </table:table-cell>
          <table:table-cell table:formula="of:=IF(ISNUMBER((SEARCH(&quot;studio&quot;;[.A841])));48;&quot;&quot;)">
            <text:p/>
          </table:table-cell>
          <table:table-cell table:formula="of:=IF(ISNUMBER((SEARCH(&quot;ternel&quot;;[.A841])));95;&quot;&quot;)">
            <text:p/>
          </table:table-cell>
          <table:table-cell table:formula="of:=IF(ISNUMBER((SEARCH(&quot;eclipse&quot;;[.A841])));93;&quot;&quot;)">
            <text:p/>
          </table:table-cell>
          <table:table-cell table:formula="of:=IF(ISNUMBER((SEARCH(&quot;fruit&quot;;[.A841])));100;&quot;&quot;)">
            <text:p/>
          </table:table-cell>
          <table:table-cell table:formula="of:=IF(ISNUMBER((SEARCH(&quot;jubil&quot;;[.A841])));112;&quot;&quot;)">
            <text:p/>
          </table:table-cell>
          <table:table-cell table:formula="of:=IF(ISNUMBER((SEARCH(&quot;flow&quot;;[.A841])));98;&quot;&quot;)">
            <text:p/>
          </table:table-cell>
          <table:table-cell table:formula="of:=CONCATENATE([.G841];&quot;,&quot;;[.H841];&quot;,&quot;;[.I841];&quot;,&quot;;[.J841];&quot;,&quot;;[.K841];&quot;,&quot;;[.L841];&quot;,&quot;;[.M841];&quot;,&quot;;[.N841];&quot;,&quot;;[.O841];&quot;,&quot;;[.P841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kolczyki z perłami</text:p>
          </table:table-cell>
          <table:table-cell table:formula="of:=[.B841]"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24Namiko - kolczyki z perłami.jpg</text:p>
          </table:table-cell>
          <table:table-cell table:style-name="Default" table:formula="of:=[.G841]" office:value-type="float" office:value="33" calcext:value-type="float">
            <text:p>33</text:p>
          </table:table-cell>
          <table:table-cell/>
          <table:table-cell table:formula="of:=IF(ISNUMBER((SEARCH(&quot;wiktoriańska&quot;;[.A842])));46;&quot;&quot;)">
            <text:p/>
          </table:table-cell>
          <table:table-cell table:formula="of:=IF(ISNUMBER((SEARCH(&quot;boho&quot;;[.A842])));47;&quot;&quot;)">
            <text:p/>
          </table:table-cell>
          <table:table-cell table:formula="of:=IF(ISNUMBER((SEARCH(&quot;studio&quot;;[.A842])));48;&quot;&quot;)">
            <text:p/>
          </table:table-cell>
          <table:table-cell table:formula="of:=IF(ISNUMBER((SEARCH(&quot;ternel&quot;;[.A842])));95;&quot;&quot;)">
            <text:p/>
          </table:table-cell>
          <table:table-cell table:formula="of:=IF(ISNUMBER((SEARCH(&quot;eclipse&quot;;[.A842])));93;&quot;&quot;)">
            <text:p/>
          </table:table-cell>
          <table:table-cell table:formula="of:=IF(ISNUMBER((SEARCH(&quot;fruit&quot;;[.A842])));100;&quot;&quot;)">
            <text:p/>
          </table:table-cell>
          <table:table-cell table:formula="of:=IF(ISNUMBER((SEARCH(&quot;jubil&quot;;[.A842])));112;&quot;&quot;)">
            <text:p/>
          </table:table-cell>
          <table:table-cell table:formula="of:=IF(ISNUMBER((SEARCH(&quot;flow&quot;;[.A842])));98;&quot;&quot;)">
            <text:p/>
          </table:table-cell>
          <table:table-cell table:formula="of:=CONCATENATE([.G842];&quot;,&quot;;[.H842];&quot;,&quot;;[.I842];&quot;,&quot;;[.J842];&quot;,&quot;;[.K842];&quot;,&quot;;[.L842];&quot;,&quot;;[.M842];&quot;,&quot;;[.N842];&quot;,&quot;;[.O842];&quot;,&quot;;[.P842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zawieszka z perłą</text:p>
          </table:table-cell>
          <table:table-cell table:formula="of:=[.B842]"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25Namiko - zawieszka z perłą.jpg</text:p>
          </table:table-cell>
          <table:table-cell table:style-name="Default" table:formula="of:=[.G842]" office:value-type="float" office:value="33" calcext:value-type="float">
            <text:p>33</text:p>
          </table:table-cell>
          <table:table-cell/>
          <table:table-cell table:formula="of:=IF(ISNUMBER((SEARCH(&quot;wiktoriańska&quot;;[.A843])));46;&quot;&quot;)">
            <text:p/>
          </table:table-cell>
          <table:table-cell table:formula="of:=IF(ISNUMBER((SEARCH(&quot;boho&quot;;[.A843])));47;&quot;&quot;)">
            <text:p/>
          </table:table-cell>
          <table:table-cell table:formula="of:=IF(ISNUMBER((SEARCH(&quot;studio&quot;;[.A843])));48;&quot;&quot;)">
            <text:p/>
          </table:table-cell>
          <table:table-cell table:formula="of:=IF(ISNUMBER((SEARCH(&quot;ternel&quot;;[.A843])));95;&quot;&quot;)">
            <text:p/>
          </table:table-cell>
          <table:table-cell table:formula="of:=IF(ISNUMBER((SEARCH(&quot;eclipse&quot;;[.A843])));93;&quot;&quot;)">
            <text:p/>
          </table:table-cell>
          <table:table-cell table:formula="of:=IF(ISNUMBER((SEARCH(&quot;fruit&quot;;[.A843])));100;&quot;&quot;)">
            <text:p/>
          </table:table-cell>
          <table:table-cell table:formula="of:=IF(ISNUMBER((SEARCH(&quot;jubil&quot;;[.A843])));112;&quot;&quot;)">
            <text:p/>
          </table:table-cell>
          <table:table-cell table:formula="of:=IF(ISNUMBER((SEARCH(&quot;flow&quot;;[.A843])));98;&quot;&quot;)">
            <text:p/>
          </table:table-cell>
          <table:table-cell table:formula="of:=CONCATENATE([.G843];&quot;,&quot;;[.H843];&quot;,&quot;;[.I843];&quot;,&quot;;[.J843];&quot;,&quot;;[.K843];&quot;,&quot;;[.L843];&quot;,&quot;;[.M843];&quot;,&quot;;[.N843];&quot;,&quot;;[.O843];&quot;,&quot;;[.P843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naszyjnik z pereł</text:p>
          </table:table-cell>
          <table:table-cell table:formula="of:=[.B843]"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26Namiko - naszyjnik z pereł.jpg</text:p>
          </table:table-cell>
          <table:table-cell table:style-name="Default" table:formula="of:=[.G843]" office:value-type="float" office:value="33" calcext:value-type="float">
            <text:p>33</text:p>
          </table:table-cell>
          <table:table-cell/>
          <table:table-cell table:formula="of:=IF(ISNUMBER((SEARCH(&quot;wiktoriańska&quot;;[.A844])));46;&quot;&quot;)">
            <text:p/>
          </table:table-cell>
          <table:table-cell table:formula="of:=IF(ISNUMBER((SEARCH(&quot;boho&quot;;[.A844])));47;&quot;&quot;)">
            <text:p/>
          </table:table-cell>
          <table:table-cell table:formula="of:=IF(ISNUMBER((SEARCH(&quot;studio&quot;;[.A844])));48;&quot;&quot;)">
            <text:p/>
          </table:table-cell>
          <table:table-cell table:formula="of:=IF(ISNUMBER((SEARCH(&quot;ternel&quot;;[.A844])));95;&quot;&quot;)">
            <text:p/>
          </table:table-cell>
          <table:table-cell table:formula="of:=IF(ISNUMBER((SEARCH(&quot;eclipse&quot;;[.A844])));93;&quot;&quot;)">
            <text:p/>
          </table:table-cell>
          <table:table-cell table:formula="of:=IF(ISNUMBER((SEARCH(&quot;fruit&quot;;[.A844])));100;&quot;&quot;)">
            <text:p/>
          </table:table-cell>
          <table:table-cell table:formula="of:=IF(ISNUMBER((SEARCH(&quot;jubil&quot;;[.A844])));112;&quot;&quot;)">
            <text:p/>
          </table:table-cell>
          <table:table-cell table:formula="of:=IF(ISNUMBER((SEARCH(&quot;flow&quot;;[.A844])));98;&quot;&quot;)">
            <text:p/>
          </table:table-cell>
          <table:table-cell table:formula="of:=CONCATENATE([.G844];&quot;,&quot;;[.H844];&quot;,&quot;;[.I844];&quot;,&quot;;[.J844];&quot;,&quot;;[.K844];&quot;,&quot;;[.L844];&quot;,&quot;;[.M844];&quot;,&quot;;[.N844];&quot;,&quot;;[.O844];&quot;,&quot;;[.P844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ko - bransoletka z pereł </text:p>
          </table:table-cell>
          <table:table-cell table:formula="of:=[.B844]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27Namiko - bransoletka z pereł .jpg</text:p>
          </table:table-cell>
          <table:table-cell table:style-name="Default" table:formula="of:=[.G844]" office:value-type="float" office:value="33" calcext:value-type="float">
            <text:p>33</text:p>
          </table:table-cell>
          <table:table-cell/>
          <table:table-cell table:formula="of:=IF(ISNUMBER((SEARCH(&quot;wiktoriańska&quot;;[.A845])));46;&quot;&quot;)">
            <text:p/>
          </table:table-cell>
          <table:table-cell table:formula="of:=IF(ISNUMBER((SEARCH(&quot;boho&quot;;[.A845])));47;&quot;&quot;)">
            <text:p/>
          </table:table-cell>
          <table:table-cell table:formula="of:=IF(ISNUMBER((SEARCH(&quot;studio&quot;;[.A845])));48;&quot;&quot;)">
            <text:p/>
          </table:table-cell>
          <table:table-cell table:formula="of:=IF(ISNUMBER((SEARCH(&quot;ternel&quot;;[.A845])));95;&quot;&quot;)">
            <text:p/>
          </table:table-cell>
          <table:table-cell table:formula="of:=IF(ISNUMBER((SEARCH(&quot;eclipse&quot;;[.A845])));93;&quot;&quot;)">
            <text:p/>
          </table:table-cell>
          <table:table-cell table:formula="of:=IF(ISNUMBER((SEARCH(&quot;fruit&quot;;[.A845])));100;&quot;&quot;)">
            <text:p/>
          </table:table-cell>
          <table:table-cell table:formula="of:=IF(ISNUMBER((SEARCH(&quot;jubil&quot;;[.A845])));112;&quot;&quot;)">
            <text:p/>
          </table:table-cell>
          <table:table-cell table:formula="of:=IF(ISNUMBER((SEARCH(&quot;flow&quot;;[.A845])));98;&quot;&quot;)">
            <text:p/>
          </table:table-cell>
          <table:table-cell table:formula="of:=CONCATENATE([.G845];&quot;,&quot;;[.H845];&quot;,&quot;;[.I845];&quot;,&quot;;[.J845];&quot;,&quot;;[.K845];&quot;,&quot;;[.L845];&quot;,&quot;;[.M845];&quot;,&quot;;[.N845];&quot;,&quot;;[.O845];&quot;,&quot;;[.P845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y naszyjnik z cyrkoniami</text:p>
          </table:table-cell>
          <table:table-cell table:formula="of:=[.B845]"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28Scarlett - srebrny naszyjnik z cyrkoniami.jpg</text:p>
          </table:table-cell>
          <table:table-cell table:style-name="Default" table:formula="of:=[.G845]" office:value-type="float" office:value="33" calcext:value-type="float">
            <text:p>33</text:p>
          </table:table-cell>
          <table:table-cell/>
          <table:table-cell table:formula="of:=IF(ISNUMBER((SEARCH(&quot;wiktoriańska&quot;;[.A846])));46;&quot;&quot;)">
            <text:p/>
          </table:table-cell>
          <table:table-cell table:formula="of:=IF(ISNUMBER((SEARCH(&quot;boho&quot;;[.A846])));47;&quot;&quot;)">
            <text:p/>
          </table:table-cell>
          <table:table-cell table:formula="of:=IF(ISNUMBER((SEARCH(&quot;studio&quot;;[.A846])));48;&quot;&quot;)">
            <text:p/>
          </table:table-cell>
          <table:table-cell table:formula="of:=IF(ISNUMBER((SEARCH(&quot;ternel&quot;;[.A846])));95;&quot;&quot;)">
            <text:p/>
          </table:table-cell>
          <table:table-cell table:formula="of:=IF(ISNUMBER((SEARCH(&quot;eclipse&quot;;[.A846])));93;&quot;&quot;)">
            <text:p/>
          </table:table-cell>
          <table:table-cell table:formula="of:=IF(ISNUMBER((SEARCH(&quot;fruit&quot;;[.A846])));100;&quot;&quot;)">
            <text:p/>
          </table:table-cell>
          <table:table-cell table:formula="of:=IF(ISNUMBER((SEARCH(&quot;jubil&quot;;[.A846])));112;&quot;&quot;)">
            <text:p/>
          </table:table-cell>
          <table:table-cell table:formula="of:=IF(ISNUMBER((SEARCH(&quot;flow&quot;;[.A846])));98;&quot;&quot;)">
            <text:p/>
          </table:table-cell>
          <table:table-cell table:formula="of:=CONCATENATE([.G846];&quot;,&quot;;[.H846];&quot;,&quot;;[.I846];&quot;,&quot;;[.J846];&quot;,&quot;;[.K846];&quot;,&quot;;[.L846];&quot;,&quot;;[.M846];&quot;,&quot;;[.N846];&quot;,&quot;;[.O846];&quot;,&quot;;[.P846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z cyrkoniami</text:p>
          </table:table-cell>
          <table:table-cell table:formula="of:=[.B846]"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29Scarlett - srebrne kolczyki z cyrkoniami.jpg</text:p>
          </table:table-cell>
          <table:table-cell table:style-name="Default" table:formula="of:=[.G846]" office:value-type="float" office:value="33" calcext:value-type="float">
            <text:p>33</text:p>
          </table:table-cell>
          <table:table-cell/>
          <table:table-cell table:formula="of:=IF(ISNUMBER((SEARCH(&quot;wiktoriańska&quot;;[.A847])));46;&quot;&quot;)">
            <text:p/>
          </table:table-cell>
          <table:table-cell table:formula="of:=IF(ISNUMBER((SEARCH(&quot;boho&quot;;[.A847])));47;&quot;&quot;)">
            <text:p/>
          </table:table-cell>
          <table:table-cell table:formula="of:=IF(ISNUMBER((SEARCH(&quot;studio&quot;;[.A847])));48;&quot;&quot;)">
            <text:p/>
          </table:table-cell>
          <table:table-cell table:formula="of:=IF(ISNUMBER((SEARCH(&quot;ternel&quot;;[.A847])));95;&quot;&quot;)">
            <text:p/>
          </table:table-cell>
          <table:table-cell table:formula="of:=IF(ISNUMBER((SEARCH(&quot;eclipse&quot;;[.A847])));93;&quot;&quot;)">
            <text:p/>
          </table:table-cell>
          <table:table-cell table:formula="of:=IF(ISNUMBER((SEARCH(&quot;fruit&quot;;[.A847])));100;&quot;&quot;)">
            <text:p/>
          </table:table-cell>
          <table:table-cell table:formula="of:=IF(ISNUMBER((SEARCH(&quot;jubil&quot;;[.A847])));112;&quot;&quot;)">
            <text:p/>
          </table:table-cell>
          <table:table-cell table:formula="of:=IF(ISNUMBER((SEARCH(&quot;flow&quot;;[.A847])));98;&quot;&quot;)">
            <text:p/>
          </table:table-cell>
          <table:table-cell table:formula="of:=CONCATENATE([.G847];&quot;,&quot;;[.H847];&quot;,&quot;;[.I847];&quot;,&quot;;[.J847];&quot;,&quot;;[.K847];&quot;,&quot;;[.L847];&quot;,&quot;;[.M847];&quot;,&quot;;[.N847];&quot;,&quot;;[.O847];&quot;,&quot;;[.P847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a bransoletka z cyrkoniami</text:p>
          </table:table-cell>
          <table:table-cell table:formula="of:=[.B847]"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30Scarlett - srebrna bransoletka z cyrkoniami.jpg</text:p>
          </table:table-cell>
          <table:table-cell table:style-name="Default" table:formula="of:=[.G847]" office:value-type="float" office:value="33" calcext:value-type="float">
            <text:p>33</text:p>
          </table:table-cell>
          <table:table-cell/>
          <table:table-cell table:formula="of:=IF(ISNUMBER((SEARCH(&quot;wiktoriańska&quot;;[.A848])));46;&quot;&quot;)">
            <text:p/>
          </table:table-cell>
          <table:table-cell table:formula="of:=IF(ISNUMBER((SEARCH(&quot;boho&quot;;[.A848])));47;&quot;&quot;)">
            <text:p/>
          </table:table-cell>
          <table:table-cell table:formula="of:=IF(ISNUMBER((SEARCH(&quot;studio&quot;;[.A848])));48;&quot;&quot;)">
            <text:p/>
          </table:table-cell>
          <table:table-cell table:formula="of:=IF(ISNUMBER((SEARCH(&quot;ternel&quot;;[.A848])));95;&quot;&quot;)">
            <text:p/>
          </table:table-cell>
          <table:table-cell table:formula="of:=IF(ISNUMBER((SEARCH(&quot;eclipse&quot;;[.A848])));93;&quot;&quot;)">
            <text:p/>
          </table:table-cell>
          <table:table-cell table:formula="of:=IF(ISNUMBER((SEARCH(&quot;fruit&quot;;[.A848])));100;&quot;&quot;)">
            <text:p/>
          </table:table-cell>
          <table:table-cell table:formula="of:=IF(ISNUMBER((SEARCH(&quot;jubil&quot;;[.A848])));112;&quot;&quot;)">
            <text:p/>
          </table:table-cell>
          <table:table-cell table:formula="of:=IF(ISNUMBER((SEARCH(&quot;flow&quot;;[.A848])));98;&quot;&quot;)">
            <text:p/>
          </table:table-cell>
          <table:table-cell table:formula="of:=CONCATENATE([.G848];&quot;,&quot;;[.H848];&quot;,&quot;;[.I848];&quot;,&quot;;[.J848];&quot;,&quot;;[.K848];&quot;,&quot;;[.L848];&quot;,&quot;;[.M848];&quot;,&quot;;[.N848];&quot;,&quot;;[.O848];&quot;,&quot;;[.P848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a zawieszka </text:p>
          </table:table-cell>
          <table:table-cell table:formula="of:=[.B848]"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31Scarlett - srebrna zawieszka .jpg</text:p>
          </table:table-cell>
          <table:table-cell table:style-name="Default" table:formula="of:=[.G848]" office:value-type="float" office:value="33" calcext:value-type="float">
            <text:p>33</text:p>
          </table:table-cell>
          <table:table-cell/>
          <table:table-cell table:formula="of:=IF(ISNUMBER((SEARCH(&quot;wiktoriańska&quot;;[.A849])));46;&quot;&quot;)">
            <text:p/>
          </table:table-cell>
          <table:table-cell table:formula="of:=IF(ISNUMBER((SEARCH(&quot;boho&quot;;[.A849])));47;&quot;&quot;)">
            <text:p/>
          </table:table-cell>
          <table:table-cell table:formula="of:=IF(ISNUMBER((SEARCH(&quot;studio&quot;;[.A849])));48;&quot;&quot;)">
            <text:p/>
          </table:table-cell>
          <table:table-cell table:formula="of:=IF(ISNUMBER((SEARCH(&quot;ternel&quot;;[.A849])));95;&quot;&quot;)">
            <text:p/>
          </table:table-cell>
          <table:table-cell table:formula="of:=IF(ISNUMBER((SEARCH(&quot;eclipse&quot;;[.A849])));93;&quot;&quot;)">
            <text:p/>
          </table:table-cell>
          <table:table-cell table:formula="of:=IF(ISNUMBER((SEARCH(&quot;fruit&quot;;[.A849])));100;&quot;&quot;)">
            <text:p/>
          </table:table-cell>
          <table:table-cell table:formula="of:=IF(ISNUMBER((SEARCH(&quot;jubil&quot;;[.A849])));112;&quot;&quot;)">
            <text:p/>
          </table:table-cell>
          <table:table-cell table:formula="of:=IF(ISNUMBER((SEARCH(&quot;flow&quot;;[.A849])));98;&quot;&quot;)">
            <text:p/>
          </table:table-cell>
          <table:table-cell table:formula="of:=CONCATENATE([.G849];&quot;,&quot;;[.H849];&quot;,&quot;;[.I849];&quot;,&quot;;[.J849];&quot;,&quot;;[.K849];&quot;,&quot;;[.L849];&quot;,&quot;;[.M849];&quot;,&quot;;[.N849];&quot;,&quot;;[.O849];&quot;,&quot;;[.P849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lla - zawieszka z diamentem</text:p>
          </table:table-cell>
          <table:table-cell table:formula="of:=[.B849]"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32Stella - zawieszka z diamentem.jpg</text:p>
          </table:table-cell>
          <table:table-cell table:style-name="Default" table:formula="of:=[.G849]" office:value-type="float" office:value="33" calcext:value-type="float">
            <text:p>33</text:p>
          </table:table-cell>
          <table:table-cell/>
          <table:table-cell table:formula="of:=IF(ISNUMBER((SEARCH(&quot;wiktoriańska&quot;;[.A850])));46;&quot;&quot;)">
            <text:p/>
          </table:table-cell>
          <table:table-cell table:formula="of:=IF(ISNUMBER((SEARCH(&quot;boho&quot;;[.A850])));47;&quot;&quot;)">
            <text:p/>
          </table:table-cell>
          <table:table-cell table:formula="of:=IF(ISNUMBER((SEARCH(&quot;studio&quot;;[.A850])));48;&quot;&quot;)">
            <text:p/>
          </table:table-cell>
          <table:table-cell table:formula="of:=IF(ISNUMBER((SEARCH(&quot;ternel&quot;;[.A850])));95;&quot;&quot;)">
            <text:p/>
          </table:table-cell>
          <table:table-cell table:formula="of:=IF(ISNUMBER((SEARCH(&quot;eclipse&quot;;[.A850])));93;&quot;&quot;)">
            <text:p/>
          </table:table-cell>
          <table:table-cell table:formula="of:=IF(ISNUMBER((SEARCH(&quot;fruit&quot;;[.A850])));100;&quot;&quot;)">
            <text:p/>
          </table:table-cell>
          <table:table-cell table:formula="of:=IF(ISNUMBER((SEARCH(&quot;jubil&quot;;[.A850])));112;&quot;&quot;)">
            <text:p/>
          </table:table-cell>
          <table:table-cell table:formula="of:=IF(ISNUMBER((SEARCH(&quot;flow&quot;;[.A850])));98;&quot;&quot;)">
            <text:p/>
          </table:table-cell>
          <table:table-cell table:formula="of:=CONCATENATE([.G850];&quot;,&quot;;[.H850];&quot;,&quot;;[.I850];&quot;,&quot;;[.J850];&quot;,&quot;;[.K850];&quot;,&quot;;[.L850];&quot;,&quot;;[.M850];&quot;,&quot;;[.N850];&quot;,&quot;;[.O850];&quot;,&quot;;[.P850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lla - kolczyki z diamentami</text:p>
          </table:table-cell>
          <table:table-cell table:formula="of:=[.B850]"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33Stella - kolczyki z diamentami.jpg</text:p>
          </table:table-cell>
          <table:table-cell table:style-name="Default" table:formula="of:=[.G850]" office:value-type="float" office:value="33" calcext:value-type="float">
            <text:p>33</text:p>
          </table:table-cell>
          <table:table-cell/>
          <table:table-cell table:formula="of:=IF(ISNUMBER((SEARCH(&quot;wiktoriańska&quot;;[.A851])));46;&quot;&quot;)">
            <text:p/>
          </table:table-cell>
          <table:table-cell table:formula="of:=IF(ISNUMBER((SEARCH(&quot;boho&quot;;[.A851])));47;&quot;&quot;)">
            <text:p/>
          </table:table-cell>
          <table:table-cell table:formula="of:=IF(ISNUMBER((SEARCH(&quot;studio&quot;;[.A851])));48;&quot;&quot;)">
            <text:p/>
          </table:table-cell>
          <table:table-cell table:formula="of:=IF(ISNUMBER((SEARCH(&quot;ternel&quot;;[.A851])));95;&quot;&quot;)">
            <text:p/>
          </table:table-cell>
          <table:table-cell table:formula="of:=IF(ISNUMBER((SEARCH(&quot;eclipse&quot;;[.A851])));93;&quot;&quot;)">
            <text:p/>
          </table:table-cell>
          <table:table-cell table:formula="of:=IF(ISNUMBER((SEARCH(&quot;fruit&quot;;[.A851])));100;&quot;&quot;)">
            <text:p/>
          </table:table-cell>
          <table:table-cell table:formula="of:=IF(ISNUMBER((SEARCH(&quot;jubil&quot;;[.A851])));112;&quot;&quot;)">
            <text:p/>
          </table:table-cell>
          <table:table-cell table:formula="of:=IF(ISNUMBER((SEARCH(&quot;flow&quot;;[.A851])));98;&quot;&quot;)">
            <text:p/>
          </table:table-cell>
          <table:table-cell table:formula="of:=CONCATENATE([.G851];&quot;,&quot;;[.H851];&quot;,&quot;;[.I851];&quot;,&quot;;[.J851];&quot;,&quot;;[.K851];&quot;,&quot;;[.L851];&quot;,&quot;;[.M851];&quot;,&quot;;[.N851];&quot;,&quot;;[.O851];&quot;,&quot;;[.P851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lla - zawieszka z diamentem</text:p>
          </table:table-cell>
          <table:table-cell table:formula="of:=[.B851]"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34Stella - zawieszka z diamentem.jpg</text:p>
          </table:table-cell>
          <table:table-cell table:style-name="Default" table:formula="of:=[.G851]" office:value-type="float" office:value="33" calcext:value-type="float">
            <text:p>33</text:p>
          </table:table-cell>
          <table:table-cell/>
          <table:table-cell table:formula="of:=IF(ISNUMBER((SEARCH(&quot;wiktoriańska&quot;;[.A852])));46;&quot;&quot;)">
            <text:p/>
          </table:table-cell>
          <table:table-cell table:formula="of:=IF(ISNUMBER((SEARCH(&quot;boho&quot;;[.A852])));47;&quot;&quot;)">
            <text:p/>
          </table:table-cell>
          <table:table-cell table:formula="of:=IF(ISNUMBER((SEARCH(&quot;studio&quot;;[.A852])));48;&quot;&quot;)">
            <text:p/>
          </table:table-cell>
          <table:table-cell table:formula="of:=IF(ISNUMBER((SEARCH(&quot;ternel&quot;;[.A852])));95;&quot;&quot;)">
            <text:p/>
          </table:table-cell>
          <table:table-cell table:formula="of:=IF(ISNUMBER((SEARCH(&quot;eclipse&quot;;[.A852])));93;&quot;&quot;)">
            <text:p/>
          </table:table-cell>
          <table:table-cell table:formula="of:=IF(ISNUMBER((SEARCH(&quot;fruit&quot;;[.A852])));100;&quot;&quot;)">
            <text:p/>
          </table:table-cell>
          <table:table-cell table:formula="of:=IF(ISNUMBER((SEARCH(&quot;jubil&quot;;[.A852])));112;&quot;&quot;)">
            <text:p/>
          </table:table-cell>
          <table:table-cell table:formula="of:=IF(ISNUMBER((SEARCH(&quot;flow&quot;;[.A852])));98;&quot;&quot;)">
            <text:p/>
          </table:table-cell>
          <table:table-cell table:formula="of:=CONCATENATE([.G852];&quot;,&quot;;[.H852];&quot;,&quot;;[.I852];&quot;,&quot;;[.J852];&quot;,&quot;;[.K852];&quot;,&quot;;[.L852];&quot;,&quot;;[.M852];&quot;,&quot;;[.N852];&quot;,&quot;;[.O852];&quot;,&quot;;[.P852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lla - kolczyki z diamentami</text:p>
          </table:table-cell>
          <table:table-cell table:formula="of:=[.B852]"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35Stella - kolczyki z diamentami.jpg</text:p>
          </table:table-cell>
          <table:table-cell table:style-name="Default" table:formula="of:=[.G852]" office:value-type="float" office:value="33" calcext:value-type="float">
            <text:p>33</text:p>
          </table:table-cell>
          <table:table-cell/>
          <table:table-cell table:formula="of:=IF(ISNUMBER((SEARCH(&quot;wiktoriańska&quot;;[.A853])));46;&quot;&quot;)">
            <text:p/>
          </table:table-cell>
          <table:table-cell table:formula="of:=IF(ISNUMBER((SEARCH(&quot;boho&quot;;[.A853])));47;&quot;&quot;)">
            <text:p/>
          </table:table-cell>
          <table:table-cell table:formula="of:=IF(ISNUMBER((SEARCH(&quot;studio&quot;;[.A853])));48;&quot;&quot;)">
            <text:p/>
          </table:table-cell>
          <table:table-cell table:formula="of:=IF(ISNUMBER((SEARCH(&quot;ternel&quot;;[.A853])));95;&quot;&quot;)">
            <text:p/>
          </table:table-cell>
          <table:table-cell table:formula="of:=IF(ISNUMBER((SEARCH(&quot;eclipse&quot;;[.A853])));93;&quot;&quot;)">
            <text:p/>
          </table:table-cell>
          <table:table-cell table:formula="of:=IF(ISNUMBER((SEARCH(&quot;fruit&quot;;[.A853])));100;&quot;&quot;)">
            <text:p/>
          </table:table-cell>
          <table:table-cell table:formula="of:=IF(ISNUMBER((SEARCH(&quot;jubil&quot;;[.A853])));112;&quot;&quot;)">
            <text:p/>
          </table:table-cell>
          <table:table-cell table:formula="of:=IF(ISNUMBER((SEARCH(&quot;flow&quot;;[.A853])));98;&quot;&quot;)">
            <text:p/>
          </table:table-cell>
          <table:table-cell table:formula="of:=CONCATENATE([.G853];&quot;,&quot;;[.H853];&quot;,&quot;;[.I853];&quot;,&quot;;[.J853];&quot;,&quot;;[.K853];&quot;,&quot;;[.L853];&quot;,&quot;;[.M853];&quot;,&quot;;[.N853];&quot;,&quot;;[.O853];&quot;,&quot;;[.P853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lipse - złote kolczyki z brylantem</text:p>
          </table:table-cell>
          <table:table-cell table:formula="of:=[.B853]"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36Eclipse - złote kolczyki z brylantem.jpg</text:p>
          </table:table-cell>
          <table:table-cell table:style-name="Default" table:formula="of:=[.G853]" office:value-type="float" office:value="33" calcext:value-type="float">
            <text:p>33</text:p>
          </table:table-cell>
          <table:table-cell/>
          <table:table-cell table:formula="of:=IF(ISNUMBER((SEARCH(&quot;wiktoriańska&quot;;[.A854])));46;&quot;&quot;)">
            <text:p/>
          </table:table-cell>
          <table:table-cell table:formula="of:=IF(ISNUMBER((SEARCH(&quot;boho&quot;;[.A854])));47;&quot;&quot;)">
            <text:p/>
          </table:table-cell>
          <table:table-cell table:formula="of:=IF(ISNUMBER((SEARCH(&quot;studio&quot;;[.A854])));48;&quot;&quot;)">
            <text:p/>
          </table:table-cell>
          <table:table-cell table:formula="of:=IF(ISNUMBER((SEARCH(&quot;ternel&quot;;[.A854])));95;&quot;&quot;)">
            <text:p/>
          </table:table-cell>
          <table:table-cell table:formula="of:=IF(ISNUMBER((SEARCH(&quot;eclipse&quot;;[.A854])));93;&quot;&quot;)" office:value-type="float" office:value="93" calcext:value-type="float">
            <text:p>93</text:p>
          </table:table-cell>
          <table:table-cell table:formula="of:=IF(ISNUMBER((SEARCH(&quot;fruit&quot;;[.A854])));100;&quot;&quot;)">
            <text:p/>
          </table:table-cell>
          <table:table-cell table:formula="of:=IF(ISNUMBER((SEARCH(&quot;jubil&quot;;[.A854])));112;&quot;&quot;)">
            <text:p/>
          </table:table-cell>
          <table:table-cell table:formula="of:=IF(ISNUMBER((SEARCH(&quot;flow&quot;;[.A854])));98;&quot;&quot;)">
            <text:p/>
          </table:table-cell>
          <table:table-cell table:formula="of:=CONCATENATE([.G854];&quot;,&quot;;[.H854];&quot;,&quot;;[.I854];&quot;,&quot;;[.J854];&quot;,&quot;;[.K854];&quot;,&quot;;[.L854];&quot;,&quot;;[.M854];&quot;,&quot;;[.N854];&quot;,&quot;;[.O854];&quot;,&quot;;[.P854])" office:value-type="string" office:string-value="33,,,,,,93,,," calcext:value-type="string">
            <text:p>33,,,,,,93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lipse - złoty naszyjnik z brylantem</text:p>
          </table:table-cell>
          <table:table-cell table:formula="of:=[.B854]"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37Eclipse - złoty naszyjnik z brylantem.jpg</text:p>
          </table:table-cell>
          <table:table-cell table:style-name="Default" table:formula="of:=[.G854]" office:value-type="float" office:value="33" calcext:value-type="float">
            <text:p>33</text:p>
          </table:table-cell>
          <table:table-cell/>
          <table:table-cell table:formula="of:=IF(ISNUMBER((SEARCH(&quot;wiktoriańska&quot;;[.A855])));46;&quot;&quot;)">
            <text:p/>
          </table:table-cell>
          <table:table-cell table:formula="of:=IF(ISNUMBER((SEARCH(&quot;boho&quot;;[.A855])));47;&quot;&quot;)">
            <text:p/>
          </table:table-cell>
          <table:table-cell table:formula="of:=IF(ISNUMBER((SEARCH(&quot;studio&quot;;[.A855])));48;&quot;&quot;)">
            <text:p/>
          </table:table-cell>
          <table:table-cell table:formula="of:=IF(ISNUMBER((SEARCH(&quot;ternel&quot;;[.A855])));95;&quot;&quot;)">
            <text:p/>
          </table:table-cell>
          <table:table-cell table:formula="of:=IF(ISNUMBER((SEARCH(&quot;eclipse&quot;;[.A855])));93;&quot;&quot;)" office:value-type="float" office:value="93" calcext:value-type="float">
            <text:p>93</text:p>
          </table:table-cell>
          <table:table-cell table:formula="of:=IF(ISNUMBER((SEARCH(&quot;fruit&quot;;[.A855])));100;&quot;&quot;)">
            <text:p/>
          </table:table-cell>
          <table:table-cell table:formula="of:=IF(ISNUMBER((SEARCH(&quot;jubil&quot;;[.A855])));112;&quot;&quot;)">
            <text:p/>
          </table:table-cell>
          <table:table-cell table:formula="of:=IF(ISNUMBER((SEARCH(&quot;flow&quot;;[.A855])));98;&quot;&quot;)">
            <text:p/>
          </table:table-cell>
          <table:table-cell table:formula="of:=CONCATENATE([.G855];&quot;,&quot;;[.H855];&quot;,&quot;;[.I855];&quot;,&quot;;[.J855];&quot;,&quot;;[.K855];&quot;,&quot;;[.L855];&quot;,&quot;;[.M855];&quot;,&quot;;[.N855];&quot;,&quot;;[.O855];&quot;,&quot;;[.P855])" office:value-type="string" office:string-value="33,,,,,,93,,," calcext:value-type="string">
            <text:p>33,,,,,,93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lipse - złota bransoletka</text:p>
          </table:table-cell>
          <table:table-cell table:formula="of:=[.B855]"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38Eclipse - złota bransoletka.jpg</text:p>
          </table:table-cell>
          <table:table-cell table:style-name="Default" table:formula="of:=[.G855]" office:value-type="float" office:value="33" calcext:value-type="float">
            <text:p>33</text:p>
          </table:table-cell>
          <table:table-cell/>
          <table:table-cell table:formula="of:=IF(ISNUMBER((SEARCH(&quot;wiktoriańska&quot;;[.A856])));46;&quot;&quot;)">
            <text:p/>
          </table:table-cell>
          <table:table-cell table:formula="of:=IF(ISNUMBER((SEARCH(&quot;boho&quot;;[.A856])));47;&quot;&quot;)">
            <text:p/>
          </table:table-cell>
          <table:table-cell table:formula="of:=IF(ISNUMBER((SEARCH(&quot;studio&quot;;[.A856])));48;&quot;&quot;)">
            <text:p/>
          </table:table-cell>
          <table:table-cell table:formula="of:=IF(ISNUMBER((SEARCH(&quot;ternel&quot;;[.A856])));95;&quot;&quot;)">
            <text:p/>
          </table:table-cell>
          <table:table-cell table:formula="of:=IF(ISNUMBER((SEARCH(&quot;eclipse&quot;;[.A856])));93;&quot;&quot;)" office:value-type="float" office:value="93" calcext:value-type="float">
            <text:p>93</text:p>
          </table:table-cell>
          <table:table-cell table:formula="of:=IF(ISNUMBER((SEARCH(&quot;fruit&quot;;[.A856])));100;&quot;&quot;)">
            <text:p/>
          </table:table-cell>
          <table:table-cell table:formula="of:=IF(ISNUMBER((SEARCH(&quot;jubil&quot;;[.A856])));112;&quot;&quot;)">
            <text:p/>
          </table:table-cell>
          <table:table-cell table:formula="of:=IF(ISNUMBER((SEARCH(&quot;flow&quot;;[.A856])));98;&quot;&quot;)">
            <text:p/>
          </table:table-cell>
          <table:table-cell table:formula="of:=CONCATENATE([.G856];&quot;,&quot;;[.H856];&quot;,&quot;;[.I856];&quot;,&quot;;[.J856];&quot;,&quot;;[.K856];&quot;,&quot;;[.L856];&quot;,&quot;;[.M856];&quot;,&quot;;[.N856];&quot;,&quot;;[.O856];&quot;,&quot;;[.P856])" office:value-type="string" office:string-value="33,,,,,,93,,," calcext:value-type="string">
            <text:p>33,,,,,,93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lipse - złote kolczyki </text:p>
          </table:table-cell>
          <table:table-cell table:formula="of:=[.B856]"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39Eclipse - złote kolczyki .jpg</text:p>
          </table:table-cell>
          <table:table-cell table:style-name="Default" table:formula="of:=[.G856]" office:value-type="float" office:value="33" calcext:value-type="float">
            <text:p>33</text:p>
          </table:table-cell>
          <table:table-cell/>
          <table:table-cell table:formula="of:=IF(ISNUMBER((SEARCH(&quot;wiktoriańska&quot;;[.A857])));46;&quot;&quot;)">
            <text:p/>
          </table:table-cell>
          <table:table-cell table:formula="of:=IF(ISNUMBER((SEARCH(&quot;boho&quot;;[.A857])));47;&quot;&quot;)">
            <text:p/>
          </table:table-cell>
          <table:table-cell table:formula="of:=IF(ISNUMBER((SEARCH(&quot;studio&quot;;[.A857])));48;&quot;&quot;)">
            <text:p/>
          </table:table-cell>
          <table:table-cell table:formula="of:=IF(ISNUMBER((SEARCH(&quot;ternel&quot;;[.A857])));95;&quot;&quot;)">
            <text:p/>
          </table:table-cell>
          <table:table-cell table:formula="of:=IF(ISNUMBER((SEARCH(&quot;eclipse&quot;;[.A857])));93;&quot;&quot;)" office:value-type="float" office:value="93" calcext:value-type="float">
            <text:p>93</text:p>
          </table:table-cell>
          <table:table-cell table:formula="of:=IF(ISNUMBER((SEARCH(&quot;fruit&quot;;[.A857])));100;&quot;&quot;)">
            <text:p/>
          </table:table-cell>
          <table:table-cell table:formula="of:=IF(ISNUMBER((SEARCH(&quot;jubil&quot;;[.A857])));112;&quot;&quot;)">
            <text:p/>
          </table:table-cell>
          <table:table-cell table:formula="of:=IF(ISNUMBER((SEARCH(&quot;flow&quot;;[.A857])));98;&quot;&quot;)">
            <text:p/>
          </table:table-cell>
          <table:table-cell table:formula="of:=CONCATENATE([.G857];&quot;,&quot;;[.H857];&quot;,&quot;;[.I857];&quot;,&quot;;[.J857];&quot;,&quot;;[.K857];&quot;,&quot;;[.L857];&quot;,&quot;;[.M857];&quot;,&quot;;[.N857];&quot;,&quot;;[.O857];&quot;,&quot;;[.P857])" office:value-type="string" office:string-value="33,,,,,,93,,," calcext:value-type="string">
            <text:p>33,,,,,,93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a bransoletka z cyrkoniami</text:p>
          </table:table-cell>
          <table:table-cell table:formula="of:=[.B857]"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40Scarlett - srebrna bransoletka z cyrkoniami.jpg</text:p>
          </table:table-cell>
          <table:table-cell table:style-name="Default" table:formula="of:=[.G857]" office:value-type="float" office:value="33" calcext:value-type="float">
            <text:p>33</text:p>
          </table:table-cell>
          <table:table-cell/>
          <table:table-cell table:formula="of:=IF(ISNUMBER((SEARCH(&quot;wiktoriańska&quot;;[.A858])));46;&quot;&quot;)">
            <text:p/>
          </table:table-cell>
          <table:table-cell table:formula="of:=IF(ISNUMBER((SEARCH(&quot;boho&quot;;[.A858])));47;&quot;&quot;)">
            <text:p/>
          </table:table-cell>
          <table:table-cell table:formula="of:=IF(ISNUMBER((SEARCH(&quot;studio&quot;;[.A858])));48;&quot;&quot;)">
            <text:p/>
          </table:table-cell>
          <table:table-cell table:formula="of:=IF(ISNUMBER((SEARCH(&quot;ternel&quot;;[.A858])));95;&quot;&quot;)">
            <text:p/>
          </table:table-cell>
          <table:table-cell table:formula="of:=IF(ISNUMBER((SEARCH(&quot;eclipse&quot;;[.A858])));93;&quot;&quot;)">
            <text:p/>
          </table:table-cell>
          <table:table-cell table:formula="of:=IF(ISNUMBER((SEARCH(&quot;fruit&quot;;[.A858])));100;&quot;&quot;)">
            <text:p/>
          </table:table-cell>
          <table:table-cell table:formula="of:=IF(ISNUMBER((SEARCH(&quot;jubil&quot;;[.A858])));112;&quot;&quot;)">
            <text:p/>
          </table:table-cell>
          <table:table-cell table:formula="of:=IF(ISNUMBER((SEARCH(&quot;flow&quot;;[.A858])));98;&quot;&quot;)">
            <text:p/>
          </table:table-cell>
          <table:table-cell table:formula="of:=CONCATENATE([.G858];&quot;,&quot;;[.H858];&quot;,&quot;;[.I858];&quot;,&quot;;[.J858];&quot;,&quot;;[.K858];&quot;,&quot;;[.L858];&quot;,&quot;;[.M858];&quot;,&quot;;[.N858];&quot;,&quot;;[.O858];&quot;,&quot;;[.P858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y naszyjnik z cyrkoniami</text:p>
          </table:table-cell>
          <table:table-cell table:formula="of:=[.B858]"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41Scarlett - srebrny naszyjnik z cyrkoniami.jpg</text:p>
          </table:table-cell>
          <table:table-cell table:style-name="Default" table:formula="of:=[.G858]" office:value-type="float" office:value="33" calcext:value-type="float">
            <text:p>33</text:p>
          </table:table-cell>
          <table:table-cell/>
          <table:table-cell table:formula="of:=IF(ISNUMBER((SEARCH(&quot;wiktoriańska&quot;;[.A859])));46;&quot;&quot;)">
            <text:p/>
          </table:table-cell>
          <table:table-cell table:formula="of:=IF(ISNUMBER((SEARCH(&quot;boho&quot;;[.A859])));47;&quot;&quot;)">
            <text:p/>
          </table:table-cell>
          <table:table-cell table:formula="of:=IF(ISNUMBER((SEARCH(&quot;studio&quot;;[.A859])));48;&quot;&quot;)">
            <text:p/>
          </table:table-cell>
          <table:table-cell table:formula="of:=IF(ISNUMBER((SEARCH(&quot;ternel&quot;;[.A859])));95;&quot;&quot;)">
            <text:p/>
          </table:table-cell>
          <table:table-cell table:formula="of:=IF(ISNUMBER((SEARCH(&quot;eclipse&quot;;[.A859])));93;&quot;&quot;)">
            <text:p/>
          </table:table-cell>
          <table:table-cell table:formula="of:=IF(ISNUMBER((SEARCH(&quot;fruit&quot;;[.A859])));100;&quot;&quot;)">
            <text:p/>
          </table:table-cell>
          <table:table-cell table:formula="of:=IF(ISNUMBER((SEARCH(&quot;jubil&quot;;[.A859])));112;&quot;&quot;)">
            <text:p/>
          </table:table-cell>
          <table:table-cell table:formula="of:=IF(ISNUMBER((SEARCH(&quot;flow&quot;;[.A859])));98;&quot;&quot;)">
            <text:p/>
          </table:table-cell>
          <table:table-cell table:formula="of:=CONCATENATE([.G859];&quot;,&quot;;[.H859];&quot;,&quot;;[.I859];&quot;,&quot;;[.J859];&quot;,&quot;;[.K859];&quot;,&quot;;[.L859];&quot;,&quot;;[.M859];&quot;,&quot;;[.N859];&quot;,&quot;;[.O859];&quot;,&quot;;[.P859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e kolczyki z cyrkoniami</text:p>
          </table:table-cell>
          <table:table-cell table:formula="of:=[.B859]"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42Scarlett - srebrne kolczyki z cyrkoniami.jpg</text:p>
          </table:table-cell>
          <table:table-cell table:style-name="Default" table:formula="of:=[.G859]" office:value-type="float" office:value="33" calcext:value-type="float">
            <text:p>33</text:p>
          </table:table-cell>
          <table:table-cell/>
          <table:table-cell table:formula="of:=IF(ISNUMBER((SEARCH(&quot;wiktoriańska&quot;;[.A860])));46;&quot;&quot;)">
            <text:p/>
          </table:table-cell>
          <table:table-cell table:formula="of:=IF(ISNUMBER((SEARCH(&quot;boho&quot;;[.A860])));47;&quot;&quot;)">
            <text:p/>
          </table:table-cell>
          <table:table-cell table:formula="of:=IF(ISNUMBER((SEARCH(&quot;studio&quot;;[.A860])));48;&quot;&quot;)">
            <text:p/>
          </table:table-cell>
          <table:table-cell table:formula="of:=IF(ISNUMBER((SEARCH(&quot;ternel&quot;;[.A860])));95;&quot;&quot;)">
            <text:p/>
          </table:table-cell>
          <table:table-cell table:formula="of:=IF(ISNUMBER((SEARCH(&quot;eclipse&quot;;[.A860])));93;&quot;&quot;)">
            <text:p/>
          </table:table-cell>
          <table:table-cell table:formula="of:=IF(ISNUMBER((SEARCH(&quot;fruit&quot;;[.A860])));100;&quot;&quot;)">
            <text:p/>
          </table:table-cell>
          <table:table-cell table:formula="of:=IF(ISNUMBER((SEARCH(&quot;jubil&quot;;[.A860])));112;&quot;&quot;)">
            <text:p/>
          </table:table-cell>
          <table:table-cell table:formula="of:=IF(ISNUMBER((SEARCH(&quot;flow&quot;;[.A860])));98;&quot;&quot;)">
            <text:p/>
          </table:table-cell>
          <table:table-cell table:formula="of:=CONCATENATE([.G860];&quot;,&quot;;[.H860];&quot;,&quot;;[.I860];&quot;,&quot;;[.J860];&quot;,&quot;;[.K860];&quot;,&quot;;[.L860];&quot;,&quot;;[.M860];&quot;,&quot;;[.N860];&quot;,&quot;;[.O860];&quot;,&quot;;[.P860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t - srebrny naszyjnik z cyrkoniami</text:p>
          </table:table-cell>
          <table:table-cell table:formula="of:=[.B860]"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43Scarlett - srebrny naszyjnik z cyrkoniami.jpg</text:p>
          </table:table-cell>
          <table:table-cell table:style-name="Default" table:formula="of:=[.G860]" office:value-type="float" office:value="33" calcext:value-type="float">
            <text:p>33</text:p>
          </table:table-cell>
          <table:table-cell/>
          <table:table-cell table:formula="of:=IF(ISNUMBER((SEARCH(&quot;wiktoriańska&quot;;[.A861])));46;&quot;&quot;)">
            <text:p/>
          </table:table-cell>
          <table:table-cell table:formula="of:=IF(ISNUMBER((SEARCH(&quot;boho&quot;;[.A861])));47;&quot;&quot;)">
            <text:p/>
          </table:table-cell>
          <table:table-cell table:formula="of:=IF(ISNUMBER((SEARCH(&quot;studio&quot;;[.A861])));48;&quot;&quot;)">
            <text:p/>
          </table:table-cell>
          <table:table-cell table:formula="of:=IF(ISNUMBER((SEARCH(&quot;ternel&quot;;[.A861])));95;&quot;&quot;)">
            <text:p/>
          </table:table-cell>
          <table:table-cell table:formula="of:=IF(ISNUMBER((SEARCH(&quot;eclipse&quot;;[.A861])));93;&quot;&quot;)">
            <text:p/>
          </table:table-cell>
          <table:table-cell table:formula="of:=IF(ISNUMBER((SEARCH(&quot;fruit&quot;;[.A861])));100;&quot;&quot;)">
            <text:p/>
          </table:table-cell>
          <table:table-cell table:formula="of:=IF(ISNUMBER((SEARCH(&quot;jubil&quot;;[.A861])));112;&quot;&quot;)">
            <text:p/>
          </table:table-cell>
          <table:table-cell table:formula="of:=IF(ISNUMBER((SEARCH(&quot;flow&quot;;[.A861])));98;&quot;&quot;)">
            <text:p/>
          </table:table-cell>
          <table:table-cell table:formula="of:=CONCATENATE([.G861];&quot;,&quot;;[.H861];&quot;,&quot;;[.I861];&quot;,&quot;;[.J861];&quot;,&quot;;[.K861];&quot;,&quot;;[.L861];&quot;,&quot;;[.M861];&quot;,&quot;;[.N861];&quot;,&quot;;[.O861];&quot;,&quot;;[.P861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ore - zawieszka z diamentem</text:p>
          </table:table-cell>
          <table:table-cell table:formula="of:=[.B861]"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44Amore - zawieszka z diamentem.jpg</text:p>
          </table:table-cell>
          <table:table-cell table:style-name="Default" table:formula="of:=[.G861]" office:value-type="float" office:value="33" calcext:value-type="float">
            <text:p>33</text:p>
          </table:table-cell>
          <table:table-cell/>
          <table:table-cell table:formula="of:=IF(ISNUMBER((SEARCH(&quot;wiktoriańska&quot;;[.A862])));46;&quot;&quot;)">
            <text:p/>
          </table:table-cell>
          <table:table-cell table:formula="of:=IF(ISNUMBER((SEARCH(&quot;boho&quot;;[.A862])));47;&quot;&quot;)">
            <text:p/>
          </table:table-cell>
          <table:table-cell table:formula="of:=IF(ISNUMBER((SEARCH(&quot;studio&quot;;[.A862])));48;&quot;&quot;)">
            <text:p/>
          </table:table-cell>
          <table:table-cell table:formula="of:=IF(ISNUMBER((SEARCH(&quot;ternel&quot;;[.A862])));95;&quot;&quot;)">
            <text:p/>
          </table:table-cell>
          <table:table-cell table:formula="of:=IF(ISNUMBER((SEARCH(&quot;eclipse&quot;;[.A862])));93;&quot;&quot;)">
            <text:p/>
          </table:table-cell>
          <table:table-cell table:formula="of:=IF(ISNUMBER((SEARCH(&quot;fruit&quot;;[.A862])));100;&quot;&quot;)">
            <text:p/>
          </table:table-cell>
          <table:table-cell table:formula="of:=IF(ISNUMBER((SEARCH(&quot;jubil&quot;;[.A862])));112;&quot;&quot;)">
            <text:p/>
          </table:table-cell>
          <table:table-cell table:formula="of:=IF(ISNUMBER((SEARCH(&quot;flow&quot;;[.A862])));98;&quot;&quot;)">
            <text:p/>
          </table:table-cell>
          <table:table-cell table:formula="of:=CONCATENATE([.G862];&quot;,&quot;;[.H862];&quot;,&quot;;[.I862];&quot;,&quot;;[.J862];&quot;,&quot;;[.K862];&quot;,&quot;;[.L862];&quot;,&quot;;[.M862];&quot;,&quot;;[.N862];&quot;,&quot;;[.O862];&quot;,&quot;;[.P862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ore - kolczyki z diamentami</text:p>
          </table:table-cell>
          <table:table-cell table:formula="of:=[.B862]"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45Amore - kolczyki z diamentami.jpg</text:p>
          </table:table-cell>
          <table:table-cell table:style-name="Default" table:formula="of:=[.G862]" office:value-type="float" office:value="33" calcext:value-type="float">
            <text:p>33</text:p>
          </table:table-cell>
          <table:table-cell/>
          <table:table-cell table:formula="of:=IF(ISNUMBER((SEARCH(&quot;wiktoriańska&quot;;[.A863])));46;&quot;&quot;)">
            <text:p/>
          </table:table-cell>
          <table:table-cell table:formula="of:=IF(ISNUMBER((SEARCH(&quot;boho&quot;;[.A863])));47;&quot;&quot;)">
            <text:p/>
          </table:table-cell>
          <table:table-cell table:formula="of:=IF(ISNUMBER((SEARCH(&quot;studio&quot;;[.A863])));48;&quot;&quot;)">
            <text:p/>
          </table:table-cell>
          <table:table-cell table:formula="of:=IF(ISNUMBER((SEARCH(&quot;ternel&quot;;[.A863])));95;&quot;&quot;)">
            <text:p/>
          </table:table-cell>
          <table:table-cell table:formula="of:=IF(ISNUMBER((SEARCH(&quot;eclipse&quot;;[.A863])));93;&quot;&quot;)">
            <text:p/>
          </table:table-cell>
          <table:table-cell table:formula="of:=IF(ISNUMBER((SEARCH(&quot;fruit&quot;;[.A863])));100;&quot;&quot;)">
            <text:p/>
          </table:table-cell>
          <table:table-cell table:formula="of:=IF(ISNUMBER((SEARCH(&quot;jubil&quot;;[.A863])));112;&quot;&quot;)">
            <text:p/>
          </table:table-cell>
          <table:table-cell table:formula="of:=IF(ISNUMBER((SEARCH(&quot;flow&quot;;[.A863])));98;&quot;&quot;)">
            <text:p/>
          </table:table-cell>
          <table:table-cell table:formula="of:=CONCATENATE([.G863];&quot;,&quot;;[.H863];&quot;,&quot;;[.I863];&quot;,&quot;;[.J863];&quot;,&quot;;[.K863];&quot;,&quot;;[.L863];&quot;,&quot;;[.M863];&quot;,&quot;;[.N863];&quot;,&quot;;[.O863];&quot;,&quot;;[.P863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ore - zawieszka z diamentem</text:p>
          </table:table-cell>
          <table:table-cell table:formula="of:=[.B863]"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46Amore - zawieszka z diamentem.jpg</text:p>
          </table:table-cell>
          <table:table-cell table:style-name="Default" table:formula="of:=[.G863]" office:value-type="float" office:value="33" calcext:value-type="float">
            <text:p>33</text:p>
          </table:table-cell>
          <table:table-cell/>
          <table:table-cell table:formula="of:=IF(ISNUMBER((SEARCH(&quot;wiktoriańska&quot;;[.A864])));46;&quot;&quot;)">
            <text:p/>
          </table:table-cell>
          <table:table-cell table:formula="of:=IF(ISNUMBER((SEARCH(&quot;boho&quot;;[.A864])));47;&quot;&quot;)">
            <text:p/>
          </table:table-cell>
          <table:table-cell table:formula="of:=IF(ISNUMBER((SEARCH(&quot;studio&quot;;[.A864])));48;&quot;&quot;)">
            <text:p/>
          </table:table-cell>
          <table:table-cell table:formula="of:=IF(ISNUMBER((SEARCH(&quot;ternel&quot;;[.A864])));95;&quot;&quot;)">
            <text:p/>
          </table:table-cell>
          <table:table-cell table:formula="of:=IF(ISNUMBER((SEARCH(&quot;eclipse&quot;;[.A864])));93;&quot;&quot;)">
            <text:p/>
          </table:table-cell>
          <table:table-cell table:formula="of:=IF(ISNUMBER((SEARCH(&quot;fruit&quot;;[.A864])));100;&quot;&quot;)">
            <text:p/>
          </table:table-cell>
          <table:table-cell table:formula="of:=IF(ISNUMBER((SEARCH(&quot;jubil&quot;;[.A864])));112;&quot;&quot;)">
            <text:p/>
          </table:table-cell>
          <table:table-cell table:formula="of:=IF(ISNUMBER((SEARCH(&quot;flow&quot;;[.A864])));98;&quot;&quot;)">
            <text:p/>
          </table:table-cell>
          <table:table-cell table:formula="of:=CONCATENATE([.G864];&quot;,&quot;;[.H864];&quot;,&quot;;[.I864];&quot;,&quot;;[.J864];&quot;,&quot;;[.K864];&quot;,&quot;;[.L864];&quot;,&quot;;[.M864];&quot;,&quot;;[.N864];&quot;,&quot;;[.O864];&quot;,&quot;;[.P864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ore - kolczyki z diamentami</text:p>
          </table:table-cell>
          <table:table-cell table:formula="of:=[.B864]"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bizuteria slubna/47Amore - kolczyki z diamentami.jpg</text:p>
          </table:table-cell>
          <table:table-cell table:style-name="Default" table:formula="of:=[.G864]" office:value-type="float" office:value="33" calcext:value-type="float">
            <text:p>33</text:p>
          </table:table-cell>
          <table:table-cell/>
          <table:table-cell table:formula="of:=IF(ISNUMBER((SEARCH(&quot;wiktoriańska&quot;;[.A865])));46;&quot;&quot;)">
            <text:p/>
          </table:table-cell>
          <table:table-cell table:formula="of:=IF(ISNUMBER((SEARCH(&quot;boho&quot;;[.A865])));47;&quot;&quot;)">
            <text:p/>
          </table:table-cell>
          <table:table-cell table:formula="of:=IF(ISNUMBER((SEARCH(&quot;studio&quot;;[.A865])));48;&quot;&quot;)">
            <text:p/>
          </table:table-cell>
          <table:table-cell table:formula="of:=IF(ISNUMBER((SEARCH(&quot;ternel&quot;;[.A865])));95;&quot;&quot;)">
            <text:p/>
          </table:table-cell>
          <table:table-cell table:formula="of:=IF(ISNUMBER((SEARCH(&quot;eclipse&quot;;[.A865])));93;&quot;&quot;)">
            <text:p/>
          </table:table-cell>
          <table:table-cell table:formula="of:=IF(ISNUMBER((SEARCH(&quot;fruit&quot;;[.A865])));100;&quot;&quot;)">
            <text:p/>
          </table:table-cell>
          <table:table-cell table:formula="of:=IF(ISNUMBER((SEARCH(&quot;jubil&quot;;[.A865])));112;&quot;&quot;)">
            <text:p/>
          </table:table-cell>
          <table:table-cell table:formula="of:=IF(ISNUMBER((SEARCH(&quot;flow&quot;;[.A865])));98;&quot;&quot;)">
            <text:p/>
          </table:table-cell>
          <table:table-cell table:formula="of:=CONCATENATE([.G865];&quot;,&quot;;[.H865];&quot;,&quot;;[.I865];&quot;,&quot;;[.J865];&quot;,&quot;;[.K865];&quot;,&quot;;[.L865];&quot;,&quot;;[.M865];&quot;,&quot;;[.N865];&quot;,&quot;;[.O865];&quot;,&quot;;[.P865])" office:value-type="string" office:string-value="33,,,,,,,,," calcext:value-type="string">
            <text:p>33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865]"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0Złota obrączka Forever.jpg</text:p>
          </table:table-cell>
          <table:table-cell table:style-name="Default" office:value-type="float" office:value="32" calcext:value-type="float">
            <text:p>32</text:p>
          </table:table-cell>
          <table:table-cell/>
          <table:table-cell table:formula="of:=IF(ISNUMBER((SEARCH(&quot;wiktoriańska&quot;;[.A866])));46;&quot;&quot;)">
            <text:p/>
          </table:table-cell>
          <table:table-cell table:formula="of:=IF(ISNUMBER((SEARCH(&quot;boho&quot;;[.A866])));47;&quot;&quot;)">
            <text:p/>
          </table:table-cell>
          <table:table-cell table:formula="of:=IF(ISNUMBER((SEARCH(&quot;studio&quot;;[.A866])));48;&quot;&quot;)">
            <text:p/>
          </table:table-cell>
          <table:table-cell table:formula="of:=IF(ISNUMBER((SEARCH(&quot;ternel&quot;;[.A866])));95;&quot;&quot;)">
            <text:p/>
          </table:table-cell>
          <table:table-cell table:formula="of:=IF(ISNUMBER((SEARCH(&quot;eclipse&quot;;[.A866])));93;&quot;&quot;)">
            <text:p/>
          </table:table-cell>
          <table:table-cell table:formula="of:=IF(ISNUMBER((SEARCH(&quot;fruit&quot;;[.A866])));100;&quot;&quot;)">
            <text:p/>
          </table:table-cell>
          <table:table-cell table:formula="of:=IF(ISNUMBER((SEARCH(&quot;jubil&quot;;[.A866])));112;&quot;&quot;)">
            <text:p/>
          </table:table-cell>
          <table:table-cell table:formula="of:=IF(ISNUMBER((SEARCH(&quot;flow&quot;;[.A866])));98;&quot;&quot;)">
            <text:p/>
          </table:table-cell>
          <table:table-cell table:formula="of:=CONCATENATE([.G866];&quot;,&quot;;[.H866];&quot;,&quot;;[.I866];&quot;,&quot;;[.J866];&quot;,&quot;;[.K866];&quot;,&quot;;[.L866];&quot;,&quot;;[.M866];&quot;,&quot;;[.N866];&quot;,&quot;;[.O866];&quot;,&quot;;[.P866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866]"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1Złota obrączka Forever.jpg</text:p>
          </table:table-cell>
          <table:table-cell table:style-name="Default" table:formula="of:=[.G866]" office:value-type="float" office:value="32" calcext:value-type="float">
            <text:p>32</text:p>
          </table:table-cell>
          <table:table-cell/>
          <table:table-cell table:formula="of:=IF(ISNUMBER((SEARCH(&quot;wiktoriańska&quot;;[.A867])));46;&quot;&quot;)">
            <text:p/>
          </table:table-cell>
          <table:table-cell table:formula="of:=IF(ISNUMBER((SEARCH(&quot;boho&quot;;[.A867])));47;&quot;&quot;)">
            <text:p/>
          </table:table-cell>
          <table:table-cell table:formula="of:=IF(ISNUMBER((SEARCH(&quot;studio&quot;;[.A867])));48;&quot;&quot;)">
            <text:p/>
          </table:table-cell>
          <table:table-cell table:formula="of:=IF(ISNUMBER((SEARCH(&quot;ternel&quot;;[.A867])));95;&quot;&quot;)">
            <text:p/>
          </table:table-cell>
          <table:table-cell table:formula="of:=IF(ISNUMBER((SEARCH(&quot;eclipse&quot;;[.A867])));93;&quot;&quot;)">
            <text:p/>
          </table:table-cell>
          <table:table-cell table:formula="of:=IF(ISNUMBER((SEARCH(&quot;fruit&quot;;[.A867])));100;&quot;&quot;)">
            <text:p/>
          </table:table-cell>
          <table:table-cell table:formula="of:=IF(ISNUMBER((SEARCH(&quot;jubil&quot;;[.A867])));112;&quot;&quot;)">
            <text:p/>
          </table:table-cell>
          <table:table-cell table:formula="of:=IF(ISNUMBER((SEARCH(&quot;flow&quot;;[.A867])));98;&quot;&quot;)">
            <text:p/>
          </table:table-cell>
          <table:table-cell table:formula="of:=CONCATENATE([.G867];&quot;,&quot;;[.H867];&quot;,&quot;;[.I867];&quot;,&quot;;[.J867];&quot;,&quot;;[.K867];&quot;,&quot;;[.L867];&quot;,&quot;;[.M867];&quot;,&quot;;[.N867];&quot;,&quot;;[.O867];&quot;,&quot;;[.P867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867]"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2Złota obrączka Forever.jpg</text:p>
          </table:table-cell>
          <table:table-cell table:style-name="Default" table:formula="of:=[.G867]" office:value-type="float" office:value="32" calcext:value-type="float">
            <text:p>32</text:p>
          </table:table-cell>
          <table:table-cell/>
          <table:table-cell table:formula="of:=IF(ISNUMBER((SEARCH(&quot;wiktoriańska&quot;;[.A868])));46;&quot;&quot;)">
            <text:p/>
          </table:table-cell>
          <table:table-cell table:formula="of:=IF(ISNUMBER((SEARCH(&quot;boho&quot;;[.A868])));47;&quot;&quot;)">
            <text:p/>
          </table:table-cell>
          <table:table-cell table:formula="of:=IF(ISNUMBER((SEARCH(&quot;studio&quot;;[.A868])));48;&quot;&quot;)">
            <text:p/>
          </table:table-cell>
          <table:table-cell table:formula="of:=IF(ISNUMBER((SEARCH(&quot;ternel&quot;;[.A868])));95;&quot;&quot;)">
            <text:p/>
          </table:table-cell>
          <table:table-cell table:formula="of:=IF(ISNUMBER((SEARCH(&quot;eclipse&quot;;[.A868])));93;&quot;&quot;)">
            <text:p/>
          </table:table-cell>
          <table:table-cell table:formula="of:=IF(ISNUMBER((SEARCH(&quot;fruit&quot;;[.A868])));100;&quot;&quot;)">
            <text:p/>
          </table:table-cell>
          <table:table-cell table:formula="of:=IF(ISNUMBER((SEARCH(&quot;jubil&quot;;[.A868])));112;&quot;&quot;)">
            <text:p/>
          </table:table-cell>
          <table:table-cell table:formula="of:=IF(ISNUMBER((SEARCH(&quot;flow&quot;;[.A868])));98;&quot;&quot;)">
            <text:p/>
          </table:table-cell>
          <table:table-cell table:formula="of:=CONCATENATE([.G868];&quot;,&quot;;[.H868];&quot;,&quot;;[.I868];&quot;,&quot;;[.J868];&quot;,&quot;;[.K868];&quot;,&quot;;[.L868];&quot;,&quot;;[.M868];&quot;,&quot;;[.N868];&quot;,&quot;;[.O868];&quot;,&quot;;[.P868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e obrączki Forever</text:p>
          </table:table-cell>
          <table:table-cell table:formula="of:=[.B868]"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3Złote obrączki Forever.jpg</text:p>
          </table:table-cell>
          <table:table-cell table:style-name="Default" table:formula="of:=[.G868]" office:value-type="float" office:value="32" calcext:value-type="float">
            <text:p>32</text:p>
          </table:table-cell>
          <table:table-cell/>
          <table:table-cell table:formula="of:=IF(ISNUMBER((SEARCH(&quot;wiktoriańska&quot;;[.A869])));46;&quot;&quot;)">
            <text:p/>
          </table:table-cell>
          <table:table-cell table:formula="of:=IF(ISNUMBER((SEARCH(&quot;boho&quot;;[.A869])));47;&quot;&quot;)">
            <text:p/>
          </table:table-cell>
          <table:table-cell table:formula="of:=IF(ISNUMBER((SEARCH(&quot;studio&quot;;[.A869])));48;&quot;&quot;)">
            <text:p/>
          </table:table-cell>
          <table:table-cell table:formula="of:=IF(ISNUMBER((SEARCH(&quot;ternel&quot;;[.A869])));95;&quot;&quot;)">
            <text:p/>
          </table:table-cell>
          <table:table-cell table:formula="of:=IF(ISNUMBER((SEARCH(&quot;eclipse&quot;;[.A869])));93;&quot;&quot;)">
            <text:p/>
          </table:table-cell>
          <table:table-cell table:formula="of:=IF(ISNUMBER((SEARCH(&quot;fruit&quot;;[.A869])));100;&quot;&quot;)">
            <text:p/>
          </table:table-cell>
          <table:table-cell table:formula="of:=IF(ISNUMBER((SEARCH(&quot;jubil&quot;;[.A869])));112;&quot;&quot;)">
            <text:p/>
          </table:table-cell>
          <table:table-cell table:formula="of:=IF(ISNUMBER((SEARCH(&quot;flow&quot;;[.A869])));98;&quot;&quot;)">
            <text:p/>
          </table:table-cell>
          <table:table-cell table:formula="of:=CONCATENATE([.G869];&quot;,&quot;;[.H869];&quot;,&quot;;[.I869];&quot;,&quot;;[.J869];&quot;,&quot;;[.K869];&quot;,&quot;;[.L869];&quot;,&quot;;[.M869];&quot;,&quot;;[.N869];&quot;,&quot;;[.O869];&quot;,&quot;;[.P869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z diamentami</text:p>
          </table:table-cell>
          <table:table-cell table:formula="of:=[.B869]"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4Złota obrączka z diamentami.jpg</text:p>
          </table:table-cell>
          <table:table-cell table:style-name="Default" table:formula="of:=[.G869]" office:value-type="float" office:value="32" calcext:value-type="float">
            <text:p>32</text:p>
          </table:table-cell>
          <table:table-cell/>
          <table:table-cell table:formula="of:=IF(ISNUMBER((SEARCH(&quot;wiktoriańska&quot;;[.A870])));46;&quot;&quot;)">
            <text:p/>
          </table:table-cell>
          <table:table-cell table:formula="of:=IF(ISNUMBER((SEARCH(&quot;boho&quot;;[.A870])));47;&quot;&quot;)">
            <text:p/>
          </table:table-cell>
          <table:table-cell table:formula="of:=IF(ISNUMBER((SEARCH(&quot;studio&quot;;[.A870])));48;&quot;&quot;)">
            <text:p/>
          </table:table-cell>
          <table:table-cell table:formula="of:=IF(ISNUMBER((SEARCH(&quot;ternel&quot;;[.A870])));95;&quot;&quot;)">
            <text:p/>
          </table:table-cell>
          <table:table-cell table:formula="of:=IF(ISNUMBER((SEARCH(&quot;eclipse&quot;;[.A870])));93;&quot;&quot;)">
            <text:p/>
          </table:table-cell>
          <table:table-cell table:formula="of:=IF(ISNUMBER((SEARCH(&quot;fruit&quot;;[.A870])));100;&quot;&quot;)">
            <text:p/>
          </table:table-cell>
          <table:table-cell table:formula="of:=IF(ISNUMBER((SEARCH(&quot;jubil&quot;;[.A870])));112;&quot;&quot;)">
            <text:p/>
          </table:table-cell>
          <table:table-cell table:formula="of:=IF(ISNUMBER((SEARCH(&quot;flow&quot;;[.A870])));98;&quot;&quot;)">
            <text:p/>
          </table:table-cell>
          <table:table-cell table:formula="of:=CONCATENATE([.G870];&quot;,&quot;;[.H870];&quot;,&quot;;[.I870];&quot;,&quot;;[.J870];&quot;,&quot;;[.K870];&quot;,&quot;;[.L870];&quot;,&quot;;[.M870];&quot;,&quot;;[.N870];&quot;,&quot;;[.O870];&quot;,&quot;;[.P870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z diamentami</text:p>
          </table:table-cell>
          <table:table-cell table:formula="of:=[.B870]"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5Złota obrączka z diamentami.jpg</text:p>
          </table:table-cell>
          <table:table-cell table:style-name="Default" table:formula="of:=[.G870]" office:value-type="float" office:value="32" calcext:value-type="float">
            <text:p>32</text:p>
          </table:table-cell>
          <table:table-cell/>
          <table:table-cell table:formula="of:=IF(ISNUMBER((SEARCH(&quot;wiktoriańska&quot;;[.A871])));46;&quot;&quot;)">
            <text:p/>
          </table:table-cell>
          <table:table-cell table:formula="of:=IF(ISNUMBER((SEARCH(&quot;boho&quot;;[.A871])));47;&quot;&quot;)">
            <text:p/>
          </table:table-cell>
          <table:table-cell table:formula="of:=IF(ISNUMBER((SEARCH(&quot;studio&quot;;[.A871])));48;&quot;&quot;)">
            <text:p/>
          </table:table-cell>
          <table:table-cell table:formula="of:=IF(ISNUMBER((SEARCH(&quot;ternel&quot;;[.A871])));95;&quot;&quot;)">
            <text:p/>
          </table:table-cell>
          <table:table-cell table:formula="of:=IF(ISNUMBER((SEARCH(&quot;eclipse&quot;;[.A871])));93;&quot;&quot;)">
            <text:p/>
          </table:table-cell>
          <table:table-cell table:formula="of:=IF(ISNUMBER((SEARCH(&quot;fruit&quot;;[.A871])));100;&quot;&quot;)">
            <text:p/>
          </table:table-cell>
          <table:table-cell table:formula="of:=IF(ISNUMBER((SEARCH(&quot;jubil&quot;;[.A871])));112;&quot;&quot;)">
            <text:p/>
          </table:table-cell>
          <table:table-cell table:formula="of:=IF(ISNUMBER((SEARCH(&quot;flow&quot;;[.A871])));98;&quot;&quot;)">
            <text:p/>
          </table:table-cell>
          <table:table-cell table:formula="of:=CONCATENATE([.G871];&quot;,&quot;;[.H871];&quot;,&quot;;[.I871];&quot;,&quot;;[.J871];&quot;,&quot;;[.K871];&quot;,&quot;;[.L871];&quot;,&quot;;[.M871];&quot;,&quot;;[.N871];&quot;,&quot;;[.O871];&quot;,&quot;;[.P871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z diamentami</text:p>
          </table:table-cell>
          <table:table-cell table:formula="of:=[.B871]"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6Złota obrączka z diamentami.jpg</text:p>
          </table:table-cell>
          <table:table-cell table:style-name="Default" table:formula="of:=[.G871]" office:value-type="float" office:value="32" calcext:value-type="float">
            <text:p>32</text:p>
          </table:table-cell>
          <table:table-cell/>
          <table:table-cell table:formula="of:=IF(ISNUMBER((SEARCH(&quot;wiktoriańska&quot;;[.A872])));46;&quot;&quot;)">
            <text:p/>
          </table:table-cell>
          <table:table-cell table:formula="of:=IF(ISNUMBER((SEARCH(&quot;boho&quot;;[.A872])));47;&quot;&quot;)">
            <text:p/>
          </table:table-cell>
          <table:table-cell table:formula="of:=IF(ISNUMBER((SEARCH(&quot;studio&quot;;[.A872])));48;&quot;&quot;)">
            <text:p/>
          </table:table-cell>
          <table:table-cell table:formula="of:=IF(ISNUMBER((SEARCH(&quot;ternel&quot;;[.A872])));95;&quot;&quot;)">
            <text:p/>
          </table:table-cell>
          <table:table-cell table:formula="of:=IF(ISNUMBER((SEARCH(&quot;eclipse&quot;;[.A872])));93;&quot;&quot;)">
            <text:p/>
          </table:table-cell>
          <table:table-cell table:formula="of:=IF(ISNUMBER((SEARCH(&quot;fruit&quot;;[.A872])));100;&quot;&quot;)">
            <text:p/>
          </table:table-cell>
          <table:table-cell table:formula="of:=IF(ISNUMBER((SEARCH(&quot;jubil&quot;;[.A872])));112;&quot;&quot;)">
            <text:p/>
          </table:table-cell>
          <table:table-cell table:formula="of:=IF(ISNUMBER((SEARCH(&quot;flow&quot;;[.A872])));98;&quot;&quot;)">
            <text:p/>
          </table:table-cell>
          <table:table-cell table:formula="of:=CONCATENATE([.G872];&quot;,&quot;;[.H872];&quot;,&quot;;[.I872];&quot;,&quot;;[.J872];&quot;,&quot;;[.K872];&quot;,&quot;;[.L872];&quot;,&quot;;[.M872];&quot;,&quot;;[.N872];&quot;,&quot;;[.O872];&quot;,&quot;;[.P872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z diamentami </text:p>
          </table:table-cell>
          <table:table-cell table:formula="of:=[.B872]"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7Złota obrączka z diamentami .jpg</text:p>
          </table:table-cell>
          <table:table-cell table:style-name="Default" table:formula="of:=[.G872]" office:value-type="float" office:value="32" calcext:value-type="float">
            <text:p>32</text:p>
          </table:table-cell>
          <table:table-cell/>
          <table:table-cell table:formula="of:=IF(ISNUMBER((SEARCH(&quot;wiktoriańska&quot;;[.A873])));46;&quot;&quot;)">
            <text:p/>
          </table:table-cell>
          <table:table-cell table:formula="of:=IF(ISNUMBER((SEARCH(&quot;boho&quot;;[.A873])));47;&quot;&quot;)">
            <text:p/>
          </table:table-cell>
          <table:table-cell table:formula="of:=IF(ISNUMBER((SEARCH(&quot;studio&quot;;[.A873])));48;&quot;&quot;)">
            <text:p/>
          </table:table-cell>
          <table:table-cell table:formula="of:=IF(ISNUMBER((SEARCH(&quot;ternel&quot;;[.A873])));95;&quot;&quot;)">
            <text:p/>
          </table:table-cell>
          <table:table-cell table:formula="of:=IF(ISNUMBER((SEARCH(&quot;eclipse&quot;;[.A873])));93;&quot;&quot;)">
            <text:p/>
          </table:table-cell>
          <table:table-cell table:formula="of:=IF(ISNUMBER((SEARCH(&quot;fruit&quot;;[.A873])));100;&quot;&quot;)">
            <text:p/>
          </table:table-cell>
          <table:table-cell table:formula="of:=IF(ISNUMBER((SEARCH(&quot;jubil&quot;;[.A873])));112;&quot;&quot;)">
            <text:p/>
          </table:table-cell>
          <table:table-cell table:formula="of:=IF(ISNUMBER((SEARCH(&quot;flow&quot;;[.A873])));98;&quot;&quot;)">
            <text:p/>
          </table:table-cell>
          <table:table-cell table:formula="of:=CONCATENATE([.G873];&quot;,&quot;;[.H873];&quot;,&quot;;[.I873];&quot;,&quot;;[.J873];&quot;,&quot;;[.K873];&quot;,&quot;;[.L873];&quot;,&quot;;[.M873];&quot;,&quot;;[.N873];&quot;,&quot;;[.O873];&quot;,&quot;;[.P873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z diamentami </text:p>
          </table:table-cell>
          <table:table-cell table:formula="of:=[.B873]"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8Złota obrączka z diamentami .jpg</text:p>
          </table:table-cell>
          <table:table-cell table:style-name="Default" table:formula="of:=[.G873]" office:value-type="float" office:value="32" calcext:value-type="float">
            <text:p>32</text:p>
          </table:table-cell>
          <table:table-cell/>
          <table:table-cell table:formula="of:=IF(ISNUMBER((SEARCH(&quot;wiktoriańska&quot;;[.A874])));46;&quot;&quot;)">
            <text:p/>
          </table:table-cell>
          <table:table-cell table:formula="of:=IF(ISNUMBER((SEARCH(&quot;boho&quot;;[.A874])));47;&quot;&quot;)">
            <text:p/>
          </table:table-cell>
          <table:table-cell table:formula="of:=IF(ISNUMBER((SEARCH(&quot;studio&quot;;[.A874])));48;&quot;&quot;)">
            <text:p/>
          </table:table-cell>
          <table:table-cell table:formula="of:=IF(ISNUMBER((SEARCH(&quot;ternel&quot;;[.A874])));95;&quot;&quot;)">
            <text:p/>
          </table:table-cell>
          <table:table-cell table:formula="of:=IF(ISNUMBER((SEARCH(&quot;eclipse&quot;;[.A874])));93;&quot;&quot;)">
            <text:p/>
          </table:table-cell>
          <table:table-cell table:formula="of:=IF(ISNUMBER((SEARCH(&quot;fruit&quot;;[.A874])));100;&quot;&quot;)">
            <text:p/>
          </table:table-cell>
          <table:table-cell table:formula="of:=IF(ISNUMBER((SEARCH(&quot;jubil&quot;;[.A874])));112;&quot;&quot;)">
            <text:p/>
          </table:table-cell>
          <table:table-cell table:formula="of:=IF(ISNUMBER((SEARCH(&quot;flow&quot;;[.A874])));98;&quot;&quot;)">
            <text:p/>
          </table:table-cell>
          <table:table-cell table:formula="of:=CONCATENATE([.G874];&quot;,&quot;;[.H874];&quot;,&quot;;[.I874];&quot;,&quot;;[.J874];&quot;,&quot;;[.K874];&quot;,&quot;;[.L874];&quot;,&quot;;[.M874];&quot;,&quot;;[.N874];&quot;,&quot;;[.O874];&quot;,&quot;;[.P874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z diamentami</text:p>
          </table:table-cell>
          <table:table-cell table:formula="of:=[.B874]"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9Złota obrączka z diamentami.jpg</text:p>
          </table:table-cell>
          <table:table-cell table:style-name="Default" table:formula="of:=[.G874]" office:value-type="float" office:value="32" calcext:value-type="float">
            <text:p>32</text:p>
          </table:table-cell>
          <table:table-cell/>
          <table:table-cell table:formula="of:=IF(ISNUMBER((SEARCH(&quot;wiktoriańska&quot;;[.A875])));46;&quot;&quot;)">
            <text:p/>
          </table:table-cell>
          <table:table-cell table:formula="of:=IF(ISNUMBER((SEARCH(&quot;boho&quot;;[.A875])));47;&quot;&quot;)">
            <text:p/>
          </table:table-cell>
          <table:table-cell table:formula="of:=IF(ISNUMBER((SEARCH(&quot;studio&quot;;[.A875])));48;&quot;&quot;)">
            <text:p/>
          </table:table-cell>
          <table:table-cell table:formula="of:=IF(ISNUMBER((SEARCH(&quot;ternel&quot;;[.A875])));95;&quot;&quot;)">
            <text:p/>
          </table:table-cell>
          <table:table-cell table:formula="of:=IF(ISNUMBER((SEARCH(&quot;eclipse&quot;;[.A875])));93;&quot;&quot;)">
            <text:p/>
          </table:table-cell>
          <table:table-cell table:formula="of:=IF(ISNUMBER((SEARCH(&quot;fruit&quot;;[.A875])));100;&quot;&quot;)">
            <text:p/>
          </table:table-cell>
          <table:table-cell table:formula="of:=IF(ISNUMBER((SEARCH(&quot;jubil&quot;;[.A875])));112;&quot;&quot;)">
            <text:p/>
          </table:table-cell>
          <table:table-cell table:formula="of:=IF(ISNUMBER((SEARCH(&quot;flow&quot;;[.A875])));98;&quot;&quot;)">
            <text:p/>
          </table:table-cell>
          <table:table-cell table:formula="of:=CONCATENATE([.G875];&quot;,&quot;;[.H875];&quot;,&quot;;[.I875];&quot;,&quot;;[.J875];&quot;,&quot;;[.K875];&quot;,&quot;;[.L875];&quot;,&quot;;[.M875];&quot;,&quot;;[.N875];&quot;,&quot;;[.O875];&quot;,&quot;;[.P875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z diamentami</text:p>
          </table:table-cell>
          <table:table-cell table:formula="of:=[.B875]"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10Złota obrączka z diamentami.jpg</text:p>
          </table:table-cell>
          <table:table-cell table:style-name="Default" table:formula="of:=[.G875]" office:value-type="float" office:value="32" calcext:value-type="float">
            <text:p>32</text:p>
          </table:table-cell>
          <table:table-cell/>
          <table:table-cell table:formula="of:=IF(ISNUMBER((SEARCH(&quot;wiktoriańska&quot;;[.A876])));46;&quot;&quot;)">
            <text:p/>
          </table:table-cell>
          <table:table-cell table:formula="of:=IF(ISNUMBER((SEARCH(&quot;boho&quot;;[.A876])));47;&quot;&quot;)">
            <text:p/>
          </table:table-cell>
          <table:table-cell table:formula="of:=IF(ISNUMBER((SEARCH(&quot;studio&quot;;[.A876])));48;&quot;&quot;)">
            <text:p/>
          </table:table-cell>
          <table:table-cell table:formula="of:=IF(ISNUMBER((SEARCH(&quot;ternel&quot;;[.A876])));95;&quot;&quot;)">
            <text:p/>
          </table:table-cell>
          <table:table-cell table:formula="of:=IF(ISNUMBER((SEARCH(&quot;eclipse&quot;;[.A876])));93;&quot;&quot;)">
            <text:p/>
          </table:table-cell>
          <table:table-cell table:formula="of:=IF(ISNUMBER((SEARCH(&quot;fruit&quot;;[.A876])));100;&quot;&quot;)">
            <text:p/>
          </table:table-cell>
          <table:table-cell table:formula="of:=IF(ISNUMBER((SEARCH(&quot;jubil&quot;;[.A876])));112;&quot;&quot;)">
            <text:p/>
          </table:table-cell>
          <table:table-cell table:formula="of:=IF(ISNUMBER((SEARCH(&quot;flow&quot;;[.A876])));98;&quot;&quot;)">
            <text:p/>
          </table:table-cell>
          <table:table-cell table:formula="of:=CONCATENATE([.G876];&quot;,&quot;;[.H876];&quot;,&quot;;[.I876];&quot;,&quot;;[.J876];&quot;,&quot;;[.K876];&quot;,&quot;;[.L876];&quot;,&quot;;[.M876];&quot;,&quot;;[.N876];&quot;,&quot;;[.O876];&quot;,&quot;;[.P876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z cyrkoniami</text:p>
          </table:table-cell>
          <table:table-cell table:formula="of:=[.B876]"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11Złota obrączka z cyrkoniami.jpg</text:p>
          </table:table-cell>
          <table:table-cell table:style-name="Default" table:formula="of:=[.G876]" office:value-type="float" office:value="32" calcext:value-type="float">
            <text:p>32</text:p>
          </table:table-cell>
          <table:table-cell/>
          <table:table-cell table:formula="of:=IF(ISNUMBER((SEARCH(&quot;wiktoriańska&quot;;[.A877])));46;&quot;&quot;)">
            <text:p/>
          </table:table-cell>
          <table:table-cell table:formula="of:=IF(ISNUMBER((SEARCH(&quot;boho&quot;;[.A877])));47;&quot;&quot;)">
            <text:p/>
          </table:table-cell>
          <table:table-cell table:formula="of:=IF(ISNUMBER((SEARCH(&quot;studio&quot;;[.A877])));48;&quot;&quot;)">
            <text:p/>
          </table:table-cell>
          <table:table-cell table:formula="of:=IF(ISNUMBER((SEARCH(&quot;ternel&quot;;[.A877])));95;&quot;&quot;)">
            <text:p/>
          </table:table-cell>
          <table:table-cell table:formula="of:=IF(ISNUMBER((SEARCH(&quot;eclipse&quot;;[.A877])));93;&quot;&quot;)">
            <text:p/>
          </table:table-cell>
          <table:table-cell table:formula="of:=IF(ISNUMBER((SEARCH(&quot;fruit&quot;;[.A877])));100;&quot;&quot;)">
            <text:p/>
          </table:table-cell>
          <table:table-cell table:formula="of:=IF(ISNUMBER((SEARCH(&quot;jubil&quot;;[.A877])));112;&quot;&quot;)">
            <text:p/>
          </table:table-cell>
          <table:table-cell table:formula="of:=IF(ISNUMBER((SEARCH(&quot;flow&quot;;[.A877])));98;&quot;&quot;)">
            <text:p/>
          </table:table-cell>
          <table:table-cell table:formula="of:=CONCATENATE([.G877];&quot;,&quot;;[.H877];&quot;,&quot;;[.I877];&quot;,&quot;;[.J877];&quot;,&quot;;[.K877];&quot;,&quot;;[.L877];&quot;,&quot;;[.M877];&quot;,&quot;;[.N877];&quot;,&quot;;[.O877];&quot;,&quot;;[.P877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Eternel</text:p>
          </table:table-cell>
          <table:table-cell table:formula="of:=[.B877]"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12Złota obrączka Eternel.jpg</text:p>
          </table:table-cell>
          <table:table-cell table:style-name="Default" table:formula="of:=[.G877]" office:value-type="float" office:value="32" calcext:value-type="float">
            <text:p>32</text:p>
          </table:table-cell>
          <table:table-cell/>
          <table:table-cell table:formula="of:=IF(ISNUMBER((SEARCH(&quot;wiktoriańska&quot;;[.A878])));46;&quot;&quot;)">
            <text:p/>
          </table:table-cell>
          <table:table-cell table:formula="of:=IF(ISNUMBER((SEARCH(&quot;boho&quot;;[.A878])));47;&quot;&quot;)">
            <text:p/>
          </table:table-cell>
          <table:table-cell table:formula="of:=IF(ISNUMBER((SEARCH(&quot;studio&quot;;[.A878])));48;&quot;&quot;)">
            <text:p/>
          </table:table-cell>
          <table:table-cell table:formula="of:=IF(ISNUMBER((SEARCH(&quot;ternel&quot;;[.A878])));95;&quot;&quot;)" office:value-type="float" office:value="95" calcext:value-type="float">
            <text:p>95</text:p>
          </table:table-cell>
          <table:table-cell table:formula="of:=IF(ISNUMBER((SEARCH(&quot;eclipse&quot;;[.A878])));93;&quot;&quot;)">
            <text:p/>
          </table:table-cell>
          <table:table-cell table:formula="of:=IF(ISNUMBER((SEARCH(&quot;fruit&quot;;[.A878])));100;&quot;&quot;)">
            <text:p/>
          </table:table-cell>
          <table:table-cell table:formula="of:=IF(ISNUMBER((SEARCH(&quot;jubil&quot;;[.A878])));112;&quot;&quot;)">
            <text:p/>
          </table:table-cell>
          <table:table-cell table:formula="of:=IF(ISNUMBER((SEARCH(&quot;flow&quot;;[.A878])));98;&quot;&quot;)">
            <text:p/>
          </table:table-cell>
          <table:table-cell table:formula="of:=CONCATENATE([.G878];&quot;,&quot;;[.H878];&quot;,&quot;;[.I878];&quot;,&quot;;[.J878];&quot;,&quot;;[.K878];&quot;,&quot;;[.L878];&quot;,&quot;;[.M878];&quot;,&quot;;[.N878];&quot;,&quot;;[.O878];&quot;,&quot;;[.P878])" office:value-type="string" office:string-value="32,,,,,95,,,," calcext:value-type="string">
            <text:p>32,,,,,95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Eternel</text:p>
          </table:table-cell>
          <table:table-cell table:formula="of:=[.B878]"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13Złota obrączka Eternel.jpg</text:p>
          </table:table-cell>
          <table:table-cell table:style-name="Default" table:formula="of:=[.G878]" office:value-type="float" office:value="32" calcext:value-type="float">
            <text:p>32</text:p>
          </table:table-cell>
          <table:table-cell/>
          <table:table-cell table:formula="of:=IF(ISNUMBER((SEARCH(&quot;wiktoriańska&quot;;[.A879])));46;&quot;&quot;)">
            <text:p/>
          </table:table-cell>
          <table:table-cell table:formula="of:=IF(ISNUMBER((SEARCH(&quot;boho&quot;;[.A879])));47;&quot;&quot;)">
            <text:p/>
          </table:table-cell>
          <table:table-cell table:formula="of:=IF(ISNUMBER((SEARCH(&quot;studio&quot;;[.A879])));48;&quot;&quot;)">
            <text:p/>
          </table:table-cell>
          <table:table-cell table:formula="of:=IF(ISNUMBER((SEARCH(&quot;ternel&quot;;[.A879])));95;&quot;&quot;)" office:value-type="float" office:value="95" calcext:value-type="float">
            <text:p>95</text:p>
          </table:table-cell>
          <table:table-cell table:formula="of:=IF(ISNUMBER((SEARCH(&quot;eclipse&quot;;[.A879])));93;&quot;&quot;)">
            <text:p/>
          </table:table-cell>
          <table:table-cell table:formula="of:=IF(ISNUMBER((SEARCH(&quot;fruit&quot;;[.A879])));100;&quot;&quot;)">
            <text:p/>
          </table:table-cell>
          <table:table-cell table:formula="of:=IF(ISNUMBER((SEARCH(&quot;jubil&quot;;[.A879])));112;&quot;&quot;)">
            <text:p/>
          </table:table-cell>
          <table:table-cell table:formula="of:=IF(ISNUMBER((SEARCH(&quot;flow&quot;;[.A879])));98;&quot;&quot;)">
            <text:p/>
          </table:table-cell>
          <table:table-cell table:formula="of:=CONCATENATE([.G879];&quot;,&quot;;[.H879];&quot;,&quot;;[.I879];&quot;,&quot;;[.J879];&quot;,&quot;;[.K879];&quot;,&quot;;[.L879];&quot;,&quot;;[.M879];&quot;,&quot;;[.N879];&quot;,&quot;;[.O879];&quot;,&quot;;[.P879])" office:value-type="string" office:string-value="32,,,,,95,,,," calcext:value-type="string">
            <text:p>32,,,,,95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e obrączki Éternel</text:p>
          </table:table-cell>
          <table:table-cell table:formula="of:=[.B879]"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14Złote obrączki Éternel.jpg</text:p>
          </table:table-cell>
          <table:table-cell table:style-name="Default" table:formula="of:=[.G879]" office:value-type="float" office:value="32" calcext:value-type="float">
            <text:p>32</text:p>
          </table:table-cell>
          <table:table-cell/>
          <table:table-cell table:formula="of:=IF(ISNUMBER((SEARCH(&quot;wiktoriańska&quot;;[.A880])));46;&quot;&quot;)">
            <text:p/>
          </table:table-cell>
          <table:table-cell table:formula="of:=IF(ISNUMBER((SEARCH(&quot;boho&quot;;[.A880])));47;&quot;&quot;)">
            <text:p/>
          </table:table-cell>
          <table:table-cell table:formula="of:=IF(ISNUMBER((SEARCH(&quot;studio&quot;;[.A880])));48;&quot;&quot;)">
            <text:p/>
          </table:table-cell>
          <table:table-cell table:formula="of:=IF(ISNUMBER((SEARCH(&quot;ternel&quot;;[.A880])));95;&quot;&quot;)" office:value-type="float" office:value="95" calcext:value-type="float">
            <text:p>95</text:p>
          </table:table-cell>
          <table:table-cell table:formula="of:=IF(ISNUMBER((SEARCH(&quot;eclipse&quot;;[.A880])));93;&quot;&quot;)">
            <text:p/>
          </table:table-cell>
          <table:table-cell table:formula="of:=IF(ISNUMBER((SEARCH(&quot;fruit&quot;;[.A880])));100;&quot;&quot;)">
            <text:p/>
          </table:table-cell>
          <table:table-cell table:formula="of:=IF(ISNUMBER((SEARCH(&quot;jubil&quot;;[.A880])));112;&quot;&quot;)">
            <text:p/>
          </table:table-cell>
          <table:table-cell table:formula="of:=IF(ISNUMBER((SEARCH(&quot;flow&quot;;[.A880])));98;&quot;&quot;)">
            <text:p/>
          </table:table-cell>
          <table:table-cell table:formula="of:=CONCATENATE([.G880];&quot;,&quot;;[.H880];&quot;,&quot;;[.I880];&quot;,&quot;;[.J880];&quot;,&quot;;[.K880];&quot;,&quot;;[.L880];&quot;,&quot;;[.M880];&quot;,&quot;;[.N880];&quot;,&quot;;[.O880];&quot;,&quot;;[.P880])" office:value-type="string" office:string-value="32,,,,,95,,,," calcext:value-type="string">
            <text:p>32,,,,,95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e obrączki Éternel</text:p>
          </table:table-cell>
          <table:table-cell table:formula="of:=[.B880]"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15Złote obrączki Éternel.jpg</text:p>
          </table:table-cell>
          <table:table-cell table:style-name="Default" table:formula="of:=[.G880]" office:value-type="float" office:value="32" calcext:value-type="float">
            <text:p>32</text:p>
          </table:table-cell>
          <table:table-cell/>
          <table:table-cell table:formula="of:=IF(ISNUMBER((SEARCH(&quot;wiktoriańska&quot;;[.A881])));46;&quot;&quot;)">
            <text:p/>
          </table:table-cell>
          <table:table-cell table:formula="of:=IF(ISNUMBER((SEARCH(&quot;boho&quot;;[.A881])));47;&quot;&quot;)">
            <text:p/>
          </table:table-cell>
          <table:table-cell table:formula="of:=IF(ISNUMBER((SEARCH(&quot;studio&quot;;[.A881])));48;&quot;&quot;)">
            <text:p/>
          </table:table-cell>
          <table:table-cell table:formula="of:=IF(ISNUMBER((SEARCH(&quot;ternel&quot;;[.A881])));95;&quot;&quot;)" office:value-type="float" office:value="95" calcext:value-type="float">
            <text:p>95</text:p>
          </table:table-cell>
          <table:table-cell table:formula="of:=IF(ISNUMBER((SEARCH(&quot;eclipse&quot;;[.A881])));93;&quot;&quot;)">
            <text:p/>
          </table:table-cell>
          <table:table-cell table:formula="of:=IF(ISNUMBER((SEARCH(&quot;fruit&quot;;[.A881])));100;&quot;&quot;)">
            <text:p/>
          </table:table-cell>
          <table:table-cell table:formula="of:=IF(ISNUMBER((SEARCH(&quot;jubil&quot;;[.A881])));112;&quot;&quot;)">
            <text:p/>
          </table:table-cell>
          <table:table-cell table:formula="of:=IF(ISNUMBER((SEARCH(&quot;flow&quot;;[.A881])));98;&quot;&quot;)">
            <text:p/>
          </table:table-cell>
          <table:table-cell table:formula="of:=CONCATENATE([.G881];&quot;,&quot;;[.H881];&quot;,&quot;;[.I881];&quot;,&quot;;[.J881];&quot;,&quot;;[.K881];&quot;,&quot;;[.L881];&quot;,&quot;;[.M881];&quot;,&quot;;[.N881];&quot;,&quot;;[.O881];&quot;,&quot;;[.P881])" office:value-type="string" office:string-value="32,,,,,95,,,," calcext:value-type="string">
            <text:p>32,,,,,95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881]"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3095" calcext:value-type="float">
            <text:p>30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16Złota obrączka Forever.jpg</text:p>
          </table:table-cell>
          <table:table-cell table:style-name="Default" table:formula="of:=[.G881]" office:value-type="float" office:value="32" calcext:value-type="float">
            <text:p>32</text:p>
          </table:table-cell>
          <table:table-cell/>
          <table:table-cell table:formula="of:=IF(ISNUMBER((SEARCH(&quot;wiktoriańska&quot;;[.A882])));46;&quot;&quot;)">
            <text:p/>
          </table:table-cell>
          <table:table-cell table:formula="of:=IF(ISNUMBER((SEARCH(&quot;boho&quot;;[.A882])));47;&quot;&quot;)">
            <text:p/>
          </table:table-cell>
          <table:table-cell table:formula="of:=IF(ISNUMBER((SEARCH(&quot;studio&quot;;[.A882])));48;&quot;&quot;)">
            <text:p/>
          </table:table-cell>
          <table:table-cell table:formula="of:=IF(ISNUMBER((SEARCH(&quot;ternel&quot;;[.A882])));95;&quot;&quot;)">
            <text:p/>
          </table:table-cell>
          <table:table-cell table:formula="of:=IF(ISNUMBER((SEARCH(&quot;eclipse&quot;;[.A882])));93;&quot;&quot;)">
            <text:p/>
          </table:table-cell>
          <table:table-cell table:formula="of:=IF(ISNUMBER((SEARCH(&quot;fruit&quot;;[.A882])));100;&quot;&quot;)">
            <text:p/>
          </table:table-cell>
          <table:table-cell table:formula="of:=IF(ISNUMBER((SEARCH(&quot;jubil&quot;;[.A882])));112;&quot;&quot;)">
            <text:p/>
          </table:table-cell>
          <table:table-cell table:formula="of:=IF(ISNUMBER((SEARCH(&quot;flow&quot;;[.A882])));98;&quot;&quot;)">
            <text:p/>
          </table:table-cell>
          <table:table-cell table:formula="of:=CONCATENATE([.G882];&quot;,&quot;;[.H882];&quot;,&quot;;[.I882];&quot;,&quot;;[.J882];&quot;,&quot;;[.K882];&quot;,&quot;;[.L882];&quot;,&quot;;[.M882];&quot;,&quot;;[.N882];&quot;,&quot;;[.O882];&quot;,&quot;;[.P882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882]"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2595" calcext:value-type="float">
            <text:p>25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17Złota obrączka Forever.jpg</text:p>
          </table:table-cell>
          <table:table-cell table:style-name="Default" table:formula="of:=[.G882]" office:value-type="float" office:value="32" calcext:value-type="float">
            <text:p>32</text:p>
          </table:table-cell>
          <table:table-cell/>
          <table:table-cell table:formula="of:=IF(ISNUMBER((SEARCH(&quot;wiktoriańska&quot;;[.A883])));46;&quot;&quot;)">
            <text:p/>
          </table:table-cell>
          <table:table-cell table:formula="of:=IF(ISNUMBER((SEARCH(&quot;boho&quot;;[.A883])));47;&quot;&quot;)">
            <text:p/>
          </table:table-cell>
          <table:table-cell table:formula="of:=IF(ISNUMBER((SEARCH(&quot;studio&quot;;[.A883])));48;&quot;&quot;)">
            <text:p/>
          </table:table-cell>
          <table:table-cell table:formula="of:=IF(ISNUMBER((SEARCH(&quot;ternel&quot;;[.A883])));95;&quot;&quot;)">
            <text:p/>
          </table:table-cell>
          <table:table-cell table:formula="of:=IF(ISNUMBER((SEARCH(&quot;eclipse&quot;;[.A883])));93;&quot;&quot;)">
            <text:p/>
          </table:table-cell>
          <table:table-cell table:formula="of:=IF(ISNUMBER((SEARCH(&quot;fruit&quot;;[.A883])));100;&quot;&quot;)">
            <text:p/>
          </table:table-cell>
          <table:table-cell table:formula="of:=IF(ISNUMBER((SEARCH(&quot;jubil&quot;;[.A883])));112;&quot;&quot;)">
            <text:p/>
          </table:table-cell>
          <table:table-cell table:formula="of:=IF(ISNUMBER((SEARCH(&quot;flow&quot;;[.A883])));98;&quot;&quot;)">
            <text:p/>
          </table:table-cell>
          <table:table-cell table:formula="of:=CONCATENATE([.G883];&quot;,&quot;;[.H883];&quot;,&quot;;[.I883];&quot;,&quot;;[.J883];&quot;,&quot;;[.K883];&quot;,&quot;;[.L883];&quot;,&quot;;[.M883];&quot;,&quot;;[.N883];&quot;,&quot;;[.O883];&quot;,&quot;;[.P883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883]"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3095" calcext:value-type="float">
            <text:p>30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18Złota obrączka Forever.jpg</text:p>
          </table:table-cell>
          <table:table-cell table:style-name="Default" table:formula="of:=[.G883]" office:value-type="float" office:value="32" calcext:value-type="float">
            <text:p>32</text:p>
          </table:table-cell>
          <table:table-cell/>
          <table:table-cell table:formula="of:=IF(ISNUMBER((SEARCH(&quot;wiktoriańska&quot;;[.A884])));46;&quot;&quot;)">
            <text:p/>
          </table:table-cell>
          <table:table-cell table:formula="of:=IF(ISNUMBER((SEARCH(&quot;boho&quot;;[.A884])));47;&quot;&quot;)">
            <text:p/>
          </table:table-cell>
          <table:table-cell table:formula="of:=IF(ISNUMBER((SEARCH(&quot;studio&quot;;[.A884])));48;&quot;&quot;)">
            <text:p/>
          </table:table-cell>
          <table:table-cell table:formula="of:=IF(ISNUMBER((SEARCH(&quot;ternel&quot;;[.A884])));95;&quot;&quot;)">
            <text:p/>
          </table:table-cell>
          <table:table-cell table:formula="of:=IF(ISNUMBER((SEARCH(&quot;eclipse&quot;;[.A884])));93;&quot;&quot;)">
            <text:p/>
          </table:table-cell>
          <table:table-cell table:formula="of:=IF(ISNUMBER((SEARCH(&quot;fruit&quot;;[.A884])));100;&quot;&quot;)">
            <text:p/>
          </table:table-cell>
          <table:table-cell table:formula="of:=IF(ISNUMBER((SEARCH(&quot;jubil&quot;;[.A884])));112;&quot;&quot;)">
            <text:p/>
          </table:table-cell>
          <table:table-cell table:formula="of:=IF(ISNUMBER((SEARCH(&quot;flow&quot;;[.A884])));98;&quot;&quot;)">
            <text:p/>
          </table:table-cell>
          <table:table-cell table:formula="of:=CONCATENATE([.G884];&quot;,&quot;;[.H884];&quot;,&quot;;[.I884];&quot;,&quot;;[.J884];&quot;,&quot;;[.K884];&quot;,&quot;;[.L884];&quot;,&quot;;[.M884];&quot;,&quot;;[.N884];&quot;,&quot;;[.O884];&quot;,&quot;;[.P884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e obrączki Forever</text:p>
          </table:table-cell>
          <table:table-cell table:formula="of:=[.B884]"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2595" calcext:value-type="float">
            <text:p>25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19Złote obrączki Forever.jpg</text:p>
          </table:table-cell>
          <table:table-cell table:style-name="Default" table:formula="of:=[.G884]" office:value-type="float" office:value="32" calcext:value-type="float">
            <text:p>32</text:p>
          </table:table-cell>
          <table:table-cell/>
          <table:table-cell table:formula="of:=IF(ISNUMBER((SEARCH(&quot;wiktoriańska&quot;;[.A885])));46;&quot;&quot;)">
            <text:p/>
          </table:table-cell>
          <table:table-cell table:formula="of:=IF(ISNUMBER((SEARCH(&quot;boho&quot;;[.A885])));47;&quot;&quot;)">
            <text:p/>
          </table:table-cell>
          <table:table-cell table:formula="of:=IF(ISNUMBER((SEARCH(&quot;studio&quot;;[.A885])));48;&quot;&quot;)">
            <text:p/>
          </table:table-cell>
          <table:table-cell table:formula="of:=IF(ISNUMBER((SEARCH(&quot;ternel&quot;;[.A885])));95;&quot;&quot;)">
            <text:p/>
          </table:table-cell>
          <table:table-cell table:formula="of:=IF(ISNUMBER((SEARCH(&quot;eclipse&quot;;[.A885])));93;&quot;&quot;)">
            <text:p/>
          </table:table-cell>
          <table:table-cell table:formula="of:=IF(ISNUMBER((SEARCH(&quot;fruit&quot;;[.A885])));100;&quot;&quot;)">
            <text:p/>
          </table:table-cell>
          <table:table-cell table:formula="of:=IF(ISNUMBER((SEARCH(&quot;jubil&quot;;[.A885])));112;&quot;&quot;)">
            <text:p/>
          </table:table-cell>
          <table:table-cell table:formula="of:=IF(ISNUMBER((SEARCH(&quot;flow&quot;;[.A885])));98;&quot;&quot;)">
            <text:p/>
          </table:table-cell>
          <table:table-cell table:formula="of:=CONCATENATE([.G885];&quot;,&quot;;[.H885];&quot;,&quot;;[.I885];&quot;,&quot;;[.J885];&quot;,&quot;;[.K885];&quot;,&quot;;[.L885];&quot;,&quot;;[.M885];&quot;,&quot;;[.N885];&quot;,&quot;;[.O885];&quot;,&quot;;[.P885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z cyrkoniami </text:p>
          </table:table-cell>
          <table:table-cell table:formula="of:=[.B885]"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5295" calcext:value-type="float">
            <text:p>52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20Złota obrączka z cyrkoniami .jpg</text:p>
          </table:table-cell>
          <table:table-cell table:style-name="Default" table:formula="of:=[.G885]" office:value-type="float" office:value="32" calcext:value-type="float">
            <text:p>32</text:p>
          </table:table-cell>
          <table:table-cell/>
          <table:table-cell table:formula="of:=IF(ISNUMBER((SEARCH(&quot;wiktoriańska&quot;;[.A886])));46;&quot;&quot;)">
            <text:p/>
          </table:table-cell>
          <table:table-cell table:formula="of:=IF(ISNUMBER((SEARCH(&quot;boho&quot;;[.A886])));47;&quot;&quot;)">
            <text:p/>
          </table:table-cell>
          <table:table-cell table:formula="of:=IF(ISNUMBER((SEARCH(&quot;studio&quot;;[.A886])));48;&quot;&quot;)">
            <text:p/>
          </table:table-cell>
          <table:table-cell table:formula="of:=IF(ISNUMBER((SEARCH(&quot;ternel&quot;;[.A886])));95;&quot;&quot;)">
            <text:p/>
          </table:table-cell>
          <table:table-cell table:formula="of:=IF(ISNUMBER((SEARCH(&quot;eclipse&quot;;[.A886])));93;&quot;&quot;)">
            <text:p/>
          </table:table-cell>
          <table:table-cell table:formula="of:=IF(ISNUMBER((SEARCH(&quot;fruit&quot;;[.A886])));100;&quot;&quot;)">
            <text:p/>
          </table:table-cell>
          <table:table-cell table:formula="of:=IF(ISNUMBER((SEARCH(&quot;jubil&quot;;[.A886])));112;&quot;&quot;)">
            <text:p/>
          </table:table-cell>
          <table:table-cell table:formula="of:=IF(ISNUMBER((SEARCH(&quot;flow&quot;;[.A886])));98;&quot;&quot;)">
            <text:p/>
          </table:table-cell>
          <table:table-cell table:formula="of:=CONCATENATE([.G886];&quot;,&quot;;[.H886];&quot;,&quot;;[.I886];&quot;,&quot;;[.J886];&quot;,&quot;;[.K886];&quot;,&quot;;[.L886];&quot;,&quot;;[.M886];&quot;,&quot;;[.N886];&quot;,&quot;;[.O886];&quot;,&quot;;[.P886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z cyrkoniami </text:p>
          </table:table-cell>
          <table:table-cell table:formula="of:=[.B886]"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21Złota obrączka z cyrkoniami .jpg</text:p>
          </table:table-cell>
          <table:table-cell table:style-name="Default" table:formula="of:=[.G886]" office:value-type="float" office:value="32" calcext:value-type="float">
            <text:p>32</text:p>
          </table:table-cell>
          <table:table-cell/>
          <table:table-cell table:formula="of:=IF(ISNUMBER((SEARCH(&quot;wiktoriańska&quot;;[.A887])));46;&quot;&quot;)">
            <text:p/>
          </table:table-cell>
          <table:table-cell table:formula="of:=IF(ISNUMBER((SEARCH(&quot;boho&quot;;[.A887])));47;&quot;&quot;)">
            <text:p/>
          </table:table-cell>
          <table:table-cell table:formula="of:=IF(ISNUMBER((SEARCH(&quot;studio&quot;;[.A887])));48;&quot;&quot;)">
            <text:p/>
          </table:table-cell>
          <table:table-cell table:formula="of:=IF(ISNUMBER((SEARCH(&quot;ternel&quot;;[.A887])));95;&quot;&quot;)">
            <text:p/>
          </table:table-cell>
          <table:table-cell table:formula="of:=IF(ISNUMBER((SEARCH(&quot;eclipse&quot;;[.A887])));93;&quot;&quot;)">
            <text:p/>
          </table:table-cell>
          <table:table-cell table:formula="of:=IF(ISNUMBER((SEARCH(&quot;fruit&quot;;[.A887])));100;&quot;&quot;)">
            <text:p/>
          </table:table-cell>
          <table:table-cell table:formula="of:=IF(ISNUMBER((SEARCH(&quot;jubil&quot;;[.A887])));112;&quot;&quot;)">
            <text:p/>
          </table:table-cell>
          <table:table-cell table:formula="of:=IF(ISNUMBER((SEARCH(&quot;flow&quot;;[.A887])));98;&quot;&quot;)">
            <text:p/>
          </table:table-cell>
          <table:table-cell table:formula="of:=CONCATENATE([.G887];&quot;,&quot;;[.H887];&quot;,&quot;;[.I887];&quot;,&quot;;[.J887];&quot;,&quot;;[.K887];&quot;,&quot;;[.L887];&quot;,&quot;;[.M887];&quot;,&quot;;[.N887];&quot;,&quot;;[.O887];&quot;,&quot;;[.P887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z cyrkoniami</text:p>
          </table:table-cell>
          <table:table-cell table:formula="of:=[.B887]"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office:value-type="float" office:value="3895" calcext:value-type="float">
            <text:p>38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22Złota obrączka z cyrkoniami.jpg</text:p>
          </table:table-cell>
          <table:table-cell table:style-name="Default" table:formula="of:=[.G887]" office:value-type="float" office:value="32" calcext:value-type="float">
            <text:p>32</text:p>
          </table:table-cell>
          <table:table-cell/>
          <table:table-cell table:formula="of:=IF(ISNUMBER((SEARCH(&quot;wiktoriańska&quot;;[.A888])));46;&quot;&quot;)">
            <text:p/>
          </table:table-cell>
          <table:table-cell table:formula="of:=IF(ISNUMBER((SEARCH(&quot;boho&quot;;[.A888])));47;&quot;&quot;)">
            <text:p/>
          </table:table-cell>
          <table:table-cell table:formula="of:=IF(ISNUMBER((SEARCH(&quot;studio&quot;;[.A888])));48;&quot;&quot;)">
            <text:p/>
          </table:table-cell>
          <table:table-cell table:formula="of:=IF(ISNUMBER((SEARCH(&quot;ternel&quot;;[.A888])));95;&quot;&quot;)">
            <text:p/>
          </table:table-cell>
          <table:table-cell table:formula="of:=IF(ISNUMBER((SEARCH(&quot;eclipse&quot;;[.A888])));93;&quot;&quot;)">
            <text:p/>
          </table:table-cell>
          <table:table-cell table:formula="of:=IF(ISNUMBER((SEARCH(&quot;fruit&quot;;[.A888])));100;&quot;&quot;)">
            <text:p/>
          </table:table-cell>
          <table:table-cell table:formula="of:=IF(ISNUMBER((SEARCH(&quot;jubil&quot;;[.A888])));112;&quot;&quot;)">
            <text:p/>
          </table:table-cell>
          <table:table-cell table:formula="of:=IF(ISNUMBER((SEARCH(&quot;flow&quot;;[.A888])));98;&quot;&quot;)">
            <text:p/>
          </table:table-cell>
          <table:table-cell table:formula="of:=CONCATENATE([.G888];&quot;,&quot;;[.H888];&quot;,&quot;;[.I888];&quot;,&quot;;[.J888];&quot;,&quot;;[.K888];&quot;,&quot;;[.L888];&quot;,&quot;;[.M888];&quot;,&quot;;[.N888];&quot;,&quot;;[.O888];&quot;,&quot;;[.P888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888]"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23Złota obrączka Forever.jpg</text:p>
          </table:table-cell>
          <table:table-cell table:style-name="Default" table:formula="of:=[.G888]" office:value-type="float" office:value="32" calcext:value-type="float">
            <text:p>32</text:p>
          </table:table-cell>
          <table:table-cell/>
          <table:table-cell table:formula="of:=IF(ISNUMBER((SEARCH(&quot;wiktoriańska&quot;;[.A889])));46;&quot;&quot;)">
            <text:p/>
          </table:table-cell>
          <table:table-cell table:formula="of:=IF(ISNUMBER((SEARCH(&quot;boho&quot;;[.A889])));47;&quot;&quot;)">
            <text:p/>
          </table:table-cell>
          <table:table-cell table:formula="of:=IF(ISNUMBER((SEARCH(&quot;studio&quot;;[.A889])));48;&quot;&quot;)">
            <text:p/>
          </table:table-cell>
          <table:table-cell table:formula="of:=IF(ISNUMBER((SEARCH(&quot;ternel&quot;;[.A889])));95;&quot;&quot;)">
            <text:p/>
          </table:table-cell>
          <table:table-cell table:formula="of:=IF(ISNUMBER((SEARCH(&quot;eclipse&quot;;[.A889])));93;&quot;&quot;)">
            <text:p/>
          </table:table-cell>
          <table:table-cell table:formula="of:=IF(ISNUMBER((SEARCH(&quot;fruit&quot;;[.A889])));100;&quot;&quot;)">
            <text:p/>
          </table:table-cell>
          <table:table-cell table:formula="of:=IF(ISNUMBER((SEARCH(&quot;jubil&quot;;[.A889])));112;&quot;&quot;)">
            <text:p/>
          </table:table-cell>
          <table:table-cell table:formula="of:=IF(ISNUMBER((SEARCH(&quot;flow&quot;;[.A889])));98;&quot;&quot;)">
            <text:p/>
          </table:table-cell>
          <table:table-cell table:formula="of:=CONCATENATE([.G889];&quot;,&quot;;[.H889];&quot;,&quot;;[.I889];&quot;,&quot;;[.J889];&quot;,&quot;;[.K889];&quot;,&quot;;[.L889];&quot;,&quot;;[.M889];&quot;,&quot;;[.N889];&quot;,&quot;;[.O889];&quot;,&quot;;[.P889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889]"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24Złota obrączka Forever.jpg</text:p>
          </table:table-cell>
          <table:table-cell table:style-name="Default" table:formula="of:=[.G889]" office:value-type="float" office:value="32" calcext:value-type="float">
            <text:p>32</text:p>
          </table:table-cell>
          <table:table-cell/>
          <table:table-cell table:formula="of:=IF(ISNUMBER((SEARCH(&quot;wiktoriańska&quot;;[.A890])));46;&quot;&quot;)">
            <text:p/>
          </table:table-cell>
          <table:table-cell table:formula="of:=IF(ISNUMBER((SEARCH(&quot;boho&quot;;[.A890])));47;&quot;&quot;)">
            <text:p/>
          </table:table-cell>
          <table:table-cell table:formula="of:=IF(ISNUMBER((SEARCH(&quot;studio&quot;;[.A890])));48;&quot;&quot;)">
            <text:p/>
          </table:table-cell>
          <table:table-cell table:formula="of:=IF(ISNUMBER((SEARCH(&quot;ternel&quot;;[.A890])));95;&quot;&quot;)">
            <text:p/>
          </table:table-cell>
          <table:table-cell table:formula="of:=IF(ISNUMBER((SEARCH(&quot;eclipse&quot;;[.A890])));93;&quot;&quot;)">
            <text:p/>
          </table:table-cell>
          <table:table-cell table:formula="of:=IF(ISNUMBER((SEARCH(&quot;fruit&quot;;[.A890])));100;&quot;&quot;)">
            <text:p/>
          </table:table-cell>
          <table:table-cell table:formula="of:=IF(ISNUMBER((SEARCH(&quot;jubil&quot;;[.A890])));112;&quot;&quot;)">
            <text:p/>
          </table:table-cell>
          <table:table-cell table:formula="of:=IF(ISNUMBER((SEARCH(&quot;flow&quot;;[.A890])));98;&quot;&quot;)">
            <text:p/>
          </table:table-cell>
          <table:table-cell table:formula="of:=CONCATENATE([.G890];&quot;,&quot;;[.H890];&quot;,&quot;;[.I890];&quot;,&quot;;[.J890];&quot;,&quot;;[.K890];&quot;,&quot;;[.L890];&quot;,&quot;;[.M890];&quot;,&quot;;[.N890];&quot;,&quot;;[.O890];&quot;,&quot;;[.P890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890]"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25Złota obrączka Forever.jpg</text:p>
          </table:table-cell>
          <table:table-cell table:style-name="Default" table:formula="of:=[.G890]" office:value-type="float" office:value="32" calcext:value-type="float">
            <text:p>32</text:p>
          </table:table-cell>
          <table:table-cell/>
          <table:table-cell table:formula="of:=IF(ISNUMBER((SEARCH(&quot;wiktoriańska&quot;;[.A891])));46;&quot;&quot;)">
            <text:p/>
          </table:table-cell>
          <table:table-cell table:formula="of:=IF(ISNUMBER((SEARCH(&quot;boho&quot;;[.A891])));47;&quot;&quot;)">
            <text:p/>
          </table:table-cell>
          <table:table-cell table:formula="of:=IF(ISNUMBER((SEARCH(&quot;studio&quot;;[.A891])));48;&quot;&quot;)">
            <text:p/>
          </table:table-cell>
          <table:table-cell table:formula="of:=IF(ISNUMBER((SEARCH(&quot;ternel&quot;;[.A891])));95;&quot;&quot;)">
            <text:p/>
          </table:table-cell>
          <table:table-cell table:formula="of:=IF(ISNUMBER((SEARCH(&quot;eclipse&quot;;[.A891])));93;&quot;&quot;)">
            <text:p/>
          </table:table-cell>
          <table:table-cell table:formula="of:=IF(ISNUMBER((SEARCH(&quot;fruit&quot;;[.A891])));100;&quot;&quot;)">
            <text:p/>
          </table:table-cell>
          <table:table-cell table:formula="of:=IF(ISNUMBER((SEARCH(&quot;jubil&quot;;[.A891])));112;&quot;&quot;)">
            <text:p/>
          </table:table-cell>
          <table:table-cell table:formula="of:=IF(ISNUMBER((SEARCH(&quot;flow&quot;;[.A891])));98;&quot;&quot;)">
            <text:p/>
          </table:table-cell>
          <table:table-cell table:formula="of:=CONCATENATE([.G891];&quot;,&quot;;[.H891];&quot;,&quot;;[.I891];&quot;,&quot;;[.J891];&quot;,&quot;;[.K891];&quot;,&quot;;[.L891];&quot;,&quot;;[.M891];&quot;,&quot;;[.N891];&quot;,&quot;;[.O891];&quot;,&quot;;[.P891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e obrączki Forever</text:p>
          </table:table-cell>
          <table:table-cell table:formula="of:=[.B891]"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26Złote obrączki Forever.jpg</text:p>
          </table:table-cell>
          <table:table-cell table:style-name="Default" table:formula="of:=[.G891]" office:value-type="float" office:value="32" calcext:value-type="float">
            <text:p>32</text:p>
          </table:table-cell>
          <table:table-cell/>
          <table:table-cell table:formula="of:=IF(ISNUMBER((SEARCH(&quot;wiktoriańska&quot;;[.A892])));46;&quot;&quot;)">
            <text:p/>
          </table:table-cell>
          <table:table-cell table:formula="of:=IF(ISNUMBER((SEARCH(&quot;boho&quot;;[.A892])));47;&quot;&quot;)">
            <text:p/>
          </table:table-cell>
          <table:table-cell table:formula="of:=IF(ISNUMBER((SEARCH(&quot;studio&quot;;[.A892])));48;&quot;&quot;)">
            <text:p/>
          </table:table-cell>
          <table:table-cell table:formula="of:=IF(ISNUMBER((SEARCH(&quot;ternel&quot;;[.A892])));95;&quot;&quot;)">
            <text:p/>
          </table:table-cell>
          <table:table-cell table:formula="of:=IF(ISNUMBER((SEARCH(&quot;eclipse&quot;;[.A892])));93;&quot;&quot;)">
            <text:p/>
          </table:table-cell>
          <table:table-cell table:formula="of:=IF(ISNUMBER((SEARCH(&quot;fruit&quot;;[.A892])));100;&quot;&quot;)">
            <text:p/>
          </table:table-cell>
          <table:table-cell table:formula="of:=IF(ISNUMBER((SEARCH(&quot;jubil&quot;;[.A892])));112;&quot;&quot;)">
            <text:p/>
          </table:table-cell>
          <table:table-cell table:formula="of:=IF(ISNUMBER((SEARCH(&quot;flow&quot;;[.A892])));98;&quot;&quot;)">
            <text:p/>
          </table:table-cell>
          <table:table-cell table:formula="of:=CONCATENATE([.G892];&quot;,&quot;;[.H892];&quot;,&quot;;[.I892];&quot;,&quot;;[.J892];&quot;,&quot;;[.K892];&quot;,&quot;;[.L892];&quot;,&quot;;[.M892];&quot;,&quot;;[.N892];&quot;,&quot;;[.O892];&quot;,&quot;;[.P892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892]"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3990" calcext:value-type="float">
            <text:p>399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27Złota obrączka Forever.jpg</text:p>
          </table:table-cell>
          <table:table-cell table:style-name="Default" table:formula="of:=[.G892]" office:value-type="float" office:value="32" calcext:value-type="float">
            <text:p>32</text:p>
          </table:table-cell>
          <table:table-cell/>
          <table:table-cell table:formula="of:=IF(ISNUMBER((SEARCH(&quot;wiktoriańska&quot;;[.A893])));46;&quot;&quot;)">
            <text:p/>
          </table:table-cell>
          <table:table-cell table:formula="of:=IF(ISNUMBER((SEARCH(&quot;boho&quot;;[.A893])));47;&quot;&quot;)">
            <text:p/>
          </table:table-cell>
          <table:table-cell table:formula="of:=IF(ISNUMBER((SEARCH(&quot;studio&quot;;[.A893])));48;&quot;&quot;)">
            <text:p/>
          </table:table-cell>
          <table:table-cell table:formula="of:=IF(ISNUMBER((SEARCH(&quot;ternel&quot;;[.A893])));95;&quot;&quot;)">
            <text:p/>
          </table:table-cell>
          <table:table-cell table:formula="of:=IF(ISNUMBER((SEARCH(&quot;eclipse&quot;;[.A893])));93;&quot;&quot;)">
            <text:p/>
          </table:table-cell>
          <table:table-cell table:formula="of:=IF(ISNUMBER((SEARCH(&quot;fruit&quot;;[.A893])));100;&quot;&quot;)">
            <text:p/>
          </table:table-cell>
          <table:table-cell table:formula="of:=IF(ISNUMBER((SEARCH(&quot;jubil&quot;;[.A893])));112;&quot;&quot;)">
            <text:p/>
          </table:table-cell>
          <table:table-cell table:formula="of:=IF(ISNUMBER((SEARCH(&quot;flow&quot;;[.A893])));98;&quot;&quot;)">
            <text:p/>
          </table:table-cell>
          <table:table-cell table:formula="of:=CONCATENATE([.G893];&quot;,&quot;;[.H893];&quot;,&quot;;[.I893];&quot;,&quot;;[.J893];&quot;,&quot;;[.K893];&quot;,&quot;;[.L893];&quot;,&quot;;[.M893];&quot;,&quot;;[.N893];&quot;,&quot;;[.O893];&quot;,&quot;;[.P893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893]"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28Złota obrączka Forever.jpg</text:p>
          </table:table-cell>
          <table:table-cell table:style-name="Default" table:formula="of:=[.G893]" office:value-type="float" office:value="32" calcext:value-type="float">
            <text:p>32</text:p>
          </table:table-cell>
          <table:table-cell/>
          <table:table-cell table:formula="of:=IF(ISNUMBER((SEARCH(&quot;wiktoriańska&quot;;[.A894])));46;&quot;&quot;)">
            <text:p/>
          </table:table-cell>
          <table:table-cell table:formula="of:=IF(ISNUMBER((SEARCH(&quot;boho&quot;;[.A894])));47;&quot;&quot;)">
            <text:p/>
          </table:table-cell>
          <table:table-cell table:formula="of:=IF(ISNUMBER((SEARCH(&quot;studio&quot;;[.A894])));48;&quot;&quot;)">
            <text:p/>
          </table:table-cell>
          <table:table-cell table:formula="of:=IF(ISNUMBER((SEARCH(&quot;ternel&quot;;[.A894])));95;&quot;&quot;)">
            <text:p/>
          </table:table-cell>
          <table:table-cell table:formula="of:=IF(ISNUMBER((SEARCH(&quot;eclipse&quot;;[.A894])));93;&quot;&quot;)">
            <text:p/>
          </table:table-cell>
          <table:table-cell table:formula="of:=IF(ISNUMBER((SEARCH(&quot;fruit&quot;;[.A894])));100;&quot;&quot;)">
            <text:p/>
          </table:table-cell>
          <table:table-cell table:formula="of:=IF(ISNUMBER((SEARCH(&quot;jubil&quot;;[.A894])));112;&quot;&quot;)">
            <text:p/>
          </table:table-cell>
          <table:table-cell table:formula="of:=IF(ISNUMBER((SEARCH(&quot;flow&quot;;[.A894])));98;&quot;&quot;)">
            <text:p/>
          </table:table-cell>
          <table:table-cell table:formula="of:=CONCATENATE([.G894];&quot;,&quot;;[.H894];&quot;,&quot;;[.I894];&quot;,&quot;;[.J894];&quot;,&quot;;[.K894];&quot;,&quot;;[.L894];&quot;,&quot;;[.M894];&quot;,&quot;;[.N894];&quot;,&quot;;[.O894];&quot;,&quot;;[.P894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894]"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29Złota obrączka Forever.jpg</text:p>
          </table:table-cell>
          <table:table-cell table:style-name="Default" table:formula="of:=[.G894]" office:value-type="float" office:value="32" calcext:value-type="float">
            <text:p>32</text:p>
          </table:table-cell>
          <table:table-cell/>
          <table:table-cell table:formula="of:=IF(ISNUMBER((SEARCH(&quot;wiktoriańska&quot;;[.A895])));46;&quot;&quot;)">
            <text:p/>
          </table:table-cell>
          <table:table-cell table:formula="of:=IF(ISNUMBER((SEARCH(&quot;boho&quot;;[.A895])));47;&quot;&quot;)">
            <text:p/>
          </table:table-cell>
          <table:table-cell table:formula="of:=IF(ISNUMBER((SEARCH(&quot;studio&quot;;[.A895])));48;&quot;&quot;)">
            <text:p/>
          </table:table-cell>
          <table:table-cell table:formula="of:=IF(ISNUMBER((SEARCH(&quot;ternel&quot;;[.A895])));95;&quot;&quot;)">
            <text:p/>
          </table:table-cell>
          <table:table-cell table:formula="of:=IF(ISNUMBER((SEARCH(&quot;eclipse&quot;;[.A895])));93;&quot;&quot;)">
            <text:p/>
          </table:table-cell>
          <table:table-cell table:formula="of:=IF(ISNUMBER((SEARCH(&quot;fruit&quot;;[.A895])));100;&quot;&quot;)">
            <text:p/>
          </table:table-cell>
          <table:table-cell table:formula="of:=IF(ISNUMBER((SEARCH(&quot;jubil&quot;;[.A895])));112;&quot;&quot;)">
            <text:p/>
          </table:table-cell>
          <table:table-cell table:formula="of:=IF(ISNUMBER((SEARCH(&quot;flow&quot;;[.A895])));98;&quot;&quot;)">
            <text:p/>
          </table:table-cell>
          <table:table-cell table:formula="of:=CONCATENATE([.G895];&quot;,&quot;;[.H895];&quot;,&quot;;[.I895];&quot;,&quot;;[.J895];&quot;,&quot;;[.K895];&quot;,&quot;;[.L895];&quot;,&quot;;[.M895];&quot;,&quot;;[.N895];&quot;,&quot;;[.O895];&quot;,&quot;;[.P895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e obrączki Forever</text:p>
          </table:table-cell>
          <table:table-cell table:formula="of:=[.B895]"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30Złote obrączki Forever.jpg</text:p>
          </table:table-cell>
          <table:table-cell table:style-name="Default" table:formula="of:=[.G895]" office:value-type="float" office:value="32" calcext:value-type="float">
            <text:p>32</text:p>
          </table:table-cell>
          <table:table-cell/>
          <table:table-cell table:formula="of:=IF(ISNUMBER((SEARCH(&quot;wiktoriańska&quot;;[.A896])));46;&quot;&quot;)">
            <text:p/>
          </table:table-cell>
          <table:table-cell table:formula="of:=IF(ISNUMBER((SEARCH(&quot;boho&quot;;[.A896])));47;&quot;&quot;)">
            <text:p/>
          </table:table-cell>
          <table:table-cell table:formula="of:=IF(ISNUMBER((SEARCH(&quot;studio&quot;;[.A896])));48;&quot;&quot;)">
            <text:p/>
          </table:table-cell>
          <table:table-cell table:formula="of:=IF(ISNUMBER((SEARCH(&quot;ternel&quot;;[.A896])));95;&quot;&quot;)">
            <text:p/>
          </table:table-cell>
          <table:table-cell table:formula="of:=IF(ISNUMBER((SEARCH(&quot;eclipse&quot;;[.A896])));93;&quot;&quot;)">
            <text:p/>
          </table:table-cell>
          <table:table-cell table:formula="of:=IF(ISNUMBER((SEARCH(&quot;fruit&quot;;[.A896])));100;&quot;&quot;)">
            <text:p/>
          </table:table-cell>
          <table:table-cell table:formula="of:=IF(ISNUMBER((SEARCH(&quot;jubil&quot;;[.A896])));112;&quot;&quot;)">
            <text:p/>
          </table:table-cell>
          <table:table-cell table:formula="of:=IF(ISNUMBER((SEARCH(&quot;flow&quot;;[.A896])));98;&quot;&quot;)">
            <text:p/>
          </table:table-cell>
          <table:table-cell table:formula="of:=CONCATENATE([.G896];&quot;,&quot;;[.H896];&quot;,&quot;;[.I896];&quot;,&quot;;[.J896];&quot;,&quot;;[.K896];&quot;,&quot;;[.L896];&quot;,&quot;;[.M896];&quot;,&quot;;[.N896];&quot;,&quot;;[.O896];&quot;,&quot;;[.P896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896]"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7190" calcext:value-type="float">
            <text:p>719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31Złota obrączka Forever.jpg</text:p>
          </table:table-cell>
          <table:table-cell table:style-name="Default" table:formula="of:=[.G896]" office:value-type="float" office:value="32" calcext:value-type="float">
            <text:p>32</text:p>
          </table:table-cell>
          <table:table-cell/>
          <table:table-cell table:formula="of:=IF(ISNUMBER((SEARCH(&quot;wiktoriańska&quot;;[.A897])));46;&quot;&quot;)">
            <text:p/>
          </table:table-cell>
          <table:table-cell table:formula="of:=IF(ISNUMBER((SEARCH(&quot;boho&quot;;[.A897])));47;&quot;&quot;)">
            <text:p/>
          </table:table-cell>
          <table:table-cell table:formula="of:=IF(ISNUMBER((SEARCH(&quot;studio&quot;;[.A897])));48;&quot;&quot;)">
            <text:p/>
          </table:table-cell>
          <table:table-cell table:formula="of:=IF(ISNUMBER((SEARCH(&quot;ternel&quot;;[.A897])));95;&quot;&quot;)">
            <text:p/>
          </table:table-cell>
          <table:table-cell table:formula="of:=IF(ISNUMBER((SEARCH(&quot;eclipse&quot;;[.A897])));93;&quot;&quot;)">
            <text:p/>
          </table:table-cell>
          <table:table-cell table:formula="of:=IF(ISNUMBER((SEARCH(&quot;fruit&quot;;[.A897])));100;&quot;&quot;)">
            <text:p/>
          </table:table-cell>
          <table:table-cell table:formula="of:=IF(ISNUMBER((SEARCH(&quot;jubil&quot;;[.A897])));112;&quot;&quot;)">
            <text:p/>
          </table:table-cell>
          <table:table-cell table:formula="of:=IF(ISNUMBER((SEARCH(&quot;flow&quot;;[.A897])));98;&quot;&quot;)">
            <text:p/>
          </table:table-cell>
          <table:table-cell table:formula="of:=CONCATENATE([.G897];&quot;,&quot;;[.H897];&quot;,&quot;;[.I897];&quot;,&quot;;[.J897];&quot;,&quot;;[.K897];&quot;,&quot;;[.L897];&quot;,&quot;;[.M897];&quot;,&quot;;[.N897];&quot;,&quot;;[.O897];&quot;,&quot;;[.P897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897]"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32Złota obrączka Forever.jpg</text:p>
          </table:table-cell>
          <table:table-cell table:style-name="Default" table:formula="of:=[.G897]" office:value-type="float" office:value="32" calcext:value-type="float">
            <text:p>32</text:p>
          </table:table-cell>
          <table:table-cell/>
          <table:table-cell table:formula="of:=IF(ISNUMBER((SEARCH(&quot;wiktoriańska&quot;;[.A898])));46;&quot;&quot;)">
            <text:p/>
          </table:table-cell>
          <table:table-cell table:formula="of:=IF(ISNUMBER((SEARCH(&quot;boho&quot;;[.A898])));47;&quot;&quot;)">
            <text:p/>
          </table:table-cell>
          <table:table-cell table:formula="of:=IF(ISNUMBER((SEARCH(&quot;studio&quot;;[.A898])));48;&quot;&quot;)">
            <text:p/>
          </table:table-cell>
          <table:table-cell table:formula="of:=IF(ISNUMBER((SEARCH(&quot;ternel&quot;;[.A898])));95;&quot;&quot;)">
            <text:p/>
          </table:table-cell>
          <table:table-cell table:formula="of:=IF(ISNUMBER((SEARCH(&quot;eclipse&quot;;[.A898])));93;&quot;&quot;)">
            <text:p/>
          </table:table-cell>
          <table:table-cell table:formula="of:=IF(ISNUMBER((SEARCH(&quot;fruit&quot;;[.A898])));100;&quot;&quot;)">
            <text:p/>
          </table:table-cell>
          <table:table-cell table:formula="of:=IF(ISNUMBER((SEARCH(&quot;jubil&quot;;[.A898])));112;&quot;&quot;)">
            <text:p/>
          </table:table-cell>
          <table:table-cell table:formula="of:=IF(ISNUMBER((SEARCH(&quot;flow&quot;;[.A898])));98;&quot;&quot;)">
            <text:p/>
          </table:table-cell>
          <table:table-cell table:formula="of:=CONCATENATE([.G898];&quot;,&quot;;[.H898];&quot;,&quot;;[.I898];&quot;,&quot;;[.J898];&quot;,&quot;;[.K898];&quot;,&quot;;[.L898];&quot;,&quot;;[.M898];&quot;,&quot;;[.N898];&quot;,&quot;;[.O898];&quot;,&quot;;[.P898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898]"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33Złota obrączka Forever.jpg</text:p>
          </table:table-cell>
          <table:table-cell table:style-name="Default" table:formula="of:=[.G898]" office:value-type="float" office:value="32" calcext:value-type="float">
            <text:p>32</text:p>
          </table:table-cell>
          <table:table-cell/>
          <table:table-cell table:formula="of:=IF(ISNUMBER((SEARCH(&quot;wiktoriańska&quot;;[.A899])));46;&quot;&quot;)">
            <text:p/>
          </table:table-cell>
          <table:table-cell table:formula="of:=IF(ISNUMBER((SEARCH(&quot;boho&quot;;[.A899])));47;&quot;&quot;)">
            <text:p/>
          </table:table-cell>
          <table:table-cell table:formula="of:=IF(ISNUMBER((SEARCH(&quot;studio&quot;;[.A899])));48;&quot;&quot;)">
            <text:p/>
          </table:table-cell>
          <table:table-cell table:formula="of:=IF(ISNUMBER((SEARCH(&quot;ternel&quot;;[.A899])));95;&quot;&quot;)">
            <text:p/>
          </table:table-cell>
          <table:table-cell table:formula="of:=IF(ISNUMBER((SEARCH(&quot;eclipse&quot;;[.A899])));93;&quot;&quot;)">
            <text:p/>
          </table:table-cell>
          <table:table-cell table:formula="of:=IF(ISNUMBER((SEARCH(&quot;fruit&quot;;[.A899])));100;&quot;&quot;)">
            <text:p/>
          </table:table-cell>
          <table:table-cell table:formula="of:=IF(ISNUMBER((SEARCH(&quot;jubil&quot;;[.A899])));112;&quot;&quot;)">
            <text:p/>
          </table:table-cell>
          <table:table-cell table:formula="of:=IF(ISNUMBER((SEARCH(&quot;flow&quot;;[.A899])));98;&quot;&quot;)">
            <text:p/>
          </table:table-cell>
          <table:table-cell table:formula="of:=CONCATENATE([.G899];&quot;,&quot;;[.H899];&quot;,&quot;;[.I899];&quot;,&quot;;[.J899];&quot;,&quot;;[.K899];&quot;,&quot;;[.L899];&quot;,&quot;;[.M899];&quot;,&quot;;[.N899];&quot;,&quot;;[.O899];&quot;,&quot;;[.P899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e obrączki Forever</text:p>
          </table:table-cell>
          <table:table-cell table:formula="of:=[.B899]"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34Złote obrączki Forever.jpg</text:p>
          </table:table-cell>
          <table:table-cell table:style-name="Default" table:formula="of:=[.G899]" office:value-type="float" office:value="32" calcext:value-type="float">
            <text:p>32</text:p>
          </table:table-cell>
          <table:table-cell/>
          <table:table-cell table:formula="of:=IF(ISNUMBER((SEARCH(&quot;wiktoriańska&quot;;[.A900])));46;&quot;&quot;)">
            <text:p/>
          </table:table-cell>
          <table:table-cell table:formula="of:=IF(ISNUMBER((SEARCH(&quot;boho&quot;;[.A900])));47;&quot;&quot;)">
            <text:p/>
          </table:table-cell>
          <table:table-cell table:formula="of:=IF(ISNUMBER((SEARCH(&quot;studio&quot;;[.A900])));48;&quot;&quot;)">
            <text:p/>
          </table:table-cell>
          <table:table-cell table:formula="of:=IF(ISNUMBER((SEARCH(&quot;ternel&quot;;[.A900])));95;&quot;&quot;)">
            <text:p/>
          </table:table-cell>
          <table:table-cell table:formula="of:=IF(ISNUMBER((SEARCH(&quot;eclipse&quot;;[.A900])));93;&quot;&quot;)">
            <text:p/>
          </table:table-cell>
          <table:table-cell table:formula="of:=IF(ISNUMBER((SEARCH(&quot;fruit&quot;;[.A900])));100;&quot;&quot;)">
            <text:p/>
          </table:table-cell>
          <table:table-cell table:formula="of:=IF(ISNUMBER((SEARCH(&quot;jubil&quot;;[.A900])));112;&quot;&quot;)">
            <text:p/>
          </table:table-cell>
          <table:table-cell table:formula="of:=IF(ISNUMBER((SEARCH(&quot;flow&quot;;[.A900])));98;&quot;&quot;)">
            <text:p/>
          </table:table-cell>
          <table:table-cell table:formula="of:=CONCATENATE([.G900];&quot;,&quot;;[.H900];&quot;,&quot;;[.I900];&quot;,&quot;;[.J900];&quot;,&quot;;[.K900];&quot;,&quot;;[.L900];&quot;,&quot;;[.M900];&quot;,&quot;;[.N900];&quot;,&quot;;[.O900];&quot;,&quot;;[.P900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900]"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15695" calcext:value-type="float">
            <text:p>156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35Złota obrączka Forever.jpg</text:p>
          </table:table-cell>
          <table:table-cell table:style-name="Default" table:formula="of:=[.G900]" office:value-type="float" office:value="32" calcext:value-type="float">
            <text:p>32</text:p>
          </table:table-cell>
          <table:table-cell/>
          <table:table-cell table:formula="of:=IF(ISNUMBER((SEARCH(&quot;wiktoriańska&quot;;[.A901])));46;&quot;&quot;)">
            <text:p/>
          </table:table-cell>
          <table:table-cell table:formula="of:=IF(ISNUMBER((SEARCH(&quot;boho&quot;;[.A901])));47;&quot;&quot;)">
            <text:p/>
          </table:table-cell>
          <table:table-cell table:formula="of:=IF(ISNUMBER((SEARCH(&quot;studio&quot;;[.A901])));48;&quot;&quot;)">
            <text:p/>
          </table:table-cell>
          <table:table-cell table:formula="of:=IF(ISNUMBER((SEARCH(&quot;ternel&quot;;[.A901])));95;&quot;&quot;)">
            <text:p/>
          </table:table-cell>
          <table:table-cell table:formula="of:=IF(ISNUMBER((SEARCH(&quot;eclipse&quot;;[.A901])));93;&quot;&quot;)">
            <text:p/>
          </table:table-cell>
          <table:table-cell table:formula="of:=IF(ISNUMBER((SEARCH(&quot;fruit&quot;;[.A901])));100;&quot;&quot;)">
            <text:p/>
          </table:table-cell>
          <table:table-cell table:formula="of:=IF(ISNUMBER((SEARCH(&quot;jubil&quot;;[.A901])));112;&quot;&quot;)">
            <text:p/>
          </table:table-cell>
          <table:table-cell table:formula="of:=IF(ISNUMBER((SEARCH(&quot;flow&quot;;[.A901])));98;&quot;&quot;)">
            <text:p/>
          </table:table-cell>
          <table:table-cell table:formula="of:=CONCATENATE([.G901];&quot;,&quot;;[.H901];&quot;,&quot;;[.I901];&quot;,&quot;;[.J901];&quot;,&quot;;[.K901];&quot;,&quot;;[.L901];&quot;,&quot;;[.M901];&quot;,&quot;;[.N901];&quot;,&quot;;[.O901];&quot;,&quot;;[.P901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901]"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36Złota obrączka Forever.jpg</text:p>
          </table:table-cell>
          <table:table-cell table:style-name="Default" table:formula="of:=[.G901]" office:value-type="float" office:value="32" calcext:value-type="float">
            <text:p>32</text:p>
          </table:table-cell>
          <table:table-cell/>
          <table:table-cell table:formula="of:=IF(ISNUMBER((SEARCH(&quot;wiktoriańska&quot;;[.A902])));46;&quot;&quot;)">
            <text:p/>
          </table:table-cell>
          <table:table-cell table:formula="of:=IF(ISNUMBER((SEARCH(&quot;boho&quot;;[.A902])));47;&quot;&quot;)">
            <text:p/>
          </table:table-cell>
          <table:table-cell table:formula="of:=IF(ISNUMBER((SEARCH(&quot;studio&quot;;[.A902])));48;&quot;&quot;)">
            <text:p/>
          </table:table-cell>
          <table:table-cell table:formula="of:=IF(ISNUMBER((SEARCH(&quot;ternel&quot;;[.A902])));95;&quot;&quot;)">
            <text:p/>
          </table:table-cell>
          <table:table-cell table:formula="of:=IF(ISNUMBER((SEARCH(&quot;eclipse&quot;;[.A902])));93;&quot;&quot;)">
            <text:p/>
          </table:table-cell>
          <table:table-cell table:formula="of:=IF(ISNUMBER((SEARCH(&quot;fruit&quot;;[.A902])));100;&quot;&quot;)">
            <text:p/>
          </table:table-cell>
          <table:table-cell table:formula="of:=IF(ISNUMBER((SEARCH(&quot;jubil&quot;;[.A902])));112;&quot;&quot;)">
            <text:p/>
          </table:table-cell>
          <table:table-cell table:formula="of:=IF(ISNUMBER((SEARCH(&quot;flow&quot;;[.A902])));98;&quot;&quot;)">
            <text:p/>
          </table:table-cell>
          <table:table-cell table:formula="of:=CONCATENATE([.G902];&quot;,&quot;;[.H902];&quot;,&quot;;[.I902];&quot;,&quot;;[.J902];&quot;,&quot;;[.K902];&quot;,&quot;;[.L902];&quot;,&quot;;[.M902];&quot;,&quot;;[.N902];&quot;,&quot;;[.O902];&quot;,&quot;;[.P902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902]"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37Złota obrączka Forever.jpg</text:p>
          </table:table-cell>
          <table:table-cell table:style-name="Default" table:formula="of:=[.G902]" office:value-type="float" office:value="32" calcext:value-type="float">
            <text:p>32</text:p>
          </table:table-cell>
          <table:table-cell/>
          <table:table-cell table:formula="of:=IF(ISNUMBER((SEARCH(&quot;wiktoriańska&quot;;[.A903])));46;&quot;&quot;)">
            <text:p/>
          </table:table-cell>
          <table:table-cell table:formula="of:=IF(ISNUMBER((SEARCH(&quot;boho&quot;;[.A903])));47;&quot;&quot;)">
            <text:p/>
          </table:table-cell>
          <table:table-cell table:formula="of:=IF(ISNUMBER((SEARCH(&quot;studio&quot;;[.A903])));48;&quot;&quot;)">
            <text:p/>
          </table:table-cell>
          <table:table-cell table:formula="of:=IF(ISNUMBER((SEARCH(&quot;ternel&quot;;[.A903])));95;&quot;&quot;)">
            <text:p/>
          </table:table-cell>
          <table:table-cell table:formula="of:=IF(ISNUMBER((SEARCH(&quot;eclipse&quot;;[.A903])));93;&quot;&quot;)">
            <text:p/>
          </table:table-cell>
          <table:table-cell table:formula="of:=IF(ISNUMBER((SEARCH(&quot;fruit&quot;;[.A903])));100;&quot;&quot;)">
            <text:p/>
          </table:table-cell>
          <table:table-cell table:formula="of:=IF(ISNUMBER((SEARCH(&quot;jubil&quot;;[.A903])));112;&quot;&quot;)">
            <text:p/>
          </table:table-cell>
          <table:table-cell table:formula="of:=IF(ISNUMBER((SEARCH(&quot;flow&quot;;[.A903])));98;&quot;&quot;)">
            <text:p/>
          </table:table-cell>
          <table:table-cell table:formula="of:=CONCATENATE([.G903];&quot;,&quot;;[.H903];&quot;,&quot;;[.I903];&quot;,&quot;;[.J903];&quot;,&quot;;[.K903];&quot;,&quot;;[.L903];&quot;,&quot;;[.M903];&quot;,&quot;;[.N903];&quot;,&quot;;[.O903];&quot;,&quot;;[.P903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e obrączki Forever</text:p>
          </table:table-cell>
          <table:table-cell table:formula="of:=[.B903]"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17344" calcext:value-type="float">
            <text:p>17344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38Złote obrączki Forever.jpg</text:p>
          </table:table-cell>
          <table:table-cell table:style-name="Default" table:formula="of:=[.G903]" office:value-type="float" office:value="32" calcext:value-type="float">
            <text:p>32</text:p>
          </table:table-cell>
          <table:table-cell/>
          <table:table-cell table:formula="of:=IF(ISNUMBER((SEARCH(&quot;wiktoriańska&quot;;[.A904])));46;&quot;&quot;)">
            <text:p/>
          </table:table-cell>
          <table:table-cell table:formula="of:=IF(ISNUMBER((SEARCH(&quot;boho&quot;;[.A904])));47;&quot;&quot;)">
            <text:p/>
          </table:table-cell>
          <table:table-cell table:formula="of:=IF(ISNUMBER((SEARCH(&quot;studio&quot;;[.A904])));48;&quot;&quot;)">
            <text:p/>
          </table:table-cell>
          <table:table-cell table:formula="of:=IF(ISNUMBER((SEARCH(&quot;ternel&quot;;[.A904])));95;&quot;&quot;)">
            <text:p/>
          </table:table-cell>
          <table:table-cell table:formula="of:=IF(ISNUMBER((SEARCH(&quot;eclipse&quot;;[.A904])));93;&quot;&quot;)">
            <text:p/>
          </table:table-cell>
          <table:table-cell table:formula="of:=IF(ISNUMBER((SEARCH(&quot;fruit&quot;;[.A904])));100;&quot;&quot;)">
            <text:p/>
          </table:table-cell>
          <table:table-cell table:formula="of:=IF(ISNUMBER((SEARCH(&quot;jubil&quot;;[.A904])));112;&quot;&quot;)">
            <text:p/>
          </table:table-cell>
          <table:table-cell table:formula="of:=IF(ISNUMBER((SEARCH(&quot;flow&quot;;[.A904])));98;&quot;&quot;)">
            <text:p/>
          </table:table-cell>
          <table:table-cell table:formula="of:=CONCATENATE([.G904];&quot;,&quot;;[.H904];&quot;,&quot;;[.I904];&quot;,&quot;;[.J904];&quot;,&quot;;[.K904];&quot;,&quot;;[.L904];&quot;,&quot;;[.M904];&quot;,&quot;;[.N904];&quot;,&quot;;[.O904];&quot;,&quot;;[.P904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904]"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39Złota obrączka Forever.jpg</text:p>
          </table:table-cell>
          <table:table-cell table:style-name="Default" table:formula="of:=[.G904]" office:value-type="float" office:value="32" calcext:value-type="float">
            <text:p>32</text:p>
          </table:table-cell>
          <table:table-cell/>
          <table:table-cell table:formula="of:=IF(ISNUMBER((SEARCH(&quot;wiktoriańska&quot;;[.A905])));46;&quot;&quot;)">
            <text:p/>
          </table:table-cell>
          <table:table-cell table:formula="of:=IF(ISNUMBER((SEARCH(&quot;boho&quot;;[.A905])));47;&quot;&quot;)">
            <text:p/>
          </table:table-cell>
          <table:table-cell table:formula="of:=IF(ISNUMBER((SEARCH(&quot;studio&quot;;[.A905])));48;&quot;&quot;)">
            <text:p/>
          </table:table-cell>
          <table:table-cell table:formula="of:=IF(ISNUMBER((SEARCH(&quot;ternel&quot;;[.A905])));95;&quot;&quot;)">
            <text:p/>
          </table:table-cell>
          <table:table-cell table:formula="of:=IF(ISNUMBER((SEARCH(&quot;eclipse&quot;;[.A905])));93;&quot;&quot;)">
            <text:p/>
          </table:table-cell>
          <table:table-cell table:formula="of:=IF(ISNUMBER((SEARCH(&quot;fruit&quot;;[.A905])));100;&quot;&quot;)">
            <text:p/>
          </table:table-cell>
          <table:table-cell table:formula="of:=IF(ISNUMBER((SEARCH(&quot;jubil&quot;;[.A905])));112;&quot;&quot;)">
            <text:p/>
          </table:table-cell>
          <table:table-cell table:formula="of:=IF(ISNUMBER((SEARCH(&quot;flow&quot;;[.A905])));98;&quot;&quot;)">
            <text:p/>
          </table:table-cell>
          <table:table-cell table:formula="of:=CONCATENATE([.G905];&quot;,&quot;;[.H905];&quot;,&quot;;[.I905];&quot;,&quot;;[.J905];&quot;,&quot;;[.K905];&quot;,&quot;;[.L905];&quot;,&quot;;[.M905];&quot;,&quot;;[.N905];&quot;,&quot;;[.O905];&quot;,&quot;;[.P905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905]"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40Złota obrączka Forever.jpg</text:p>
          </table:table-cell>
          <table:table-cell table:style-name="Default" table:formula="of:=[.G905]" office:value-type="float" office:value="32" calcext:value-type="float">
            <text:p>32</text:p>
          </table:table-cell>
          <table:table-cell/>
          <table:table-cell table:formula="of:=IF(ISNUMBER((SEARCH(&quot;wiktoriańska&quot;;[.A906])));46;&quot;&quot;)">
            <text:p/>
          </table:table-cell>
          <table:table-cell table:formula="of:=IF(ISNUMBER((SEARCH(&quot;boho&quot;;[.A906])));47;&quot;&quot;)">
            <text:p/>
          </table:table-cell>
          <table:table-cell table:formula="of:=IF(ISNUMBER((SEARCH(&quot;studio&quot;;[.A906])));48;&quot;&quot;)">
            <text:p/>
          </table:table-cell>
          <table:table-cell table:formula="of:=IF(ISNUMBER((SEARCH(&quot;ternel&quot;;[.A906])));95;&quot;&quot;)">
            <text:p/>
          </table:table-cell>
          <table:table-cell table:formula="of:=IF(ISNUMBER((SEARCH(&quot;eclipse&quot;;[.A906])));93;&quot;&quot;)">
            <text:p/>
          </table:table-cell>
          <table:table-cell table:formula="of:=IF(ISNUMBER((SEARCH(&quot;fruit&quot;;[.A906])));100;&quot;&quot;)">
            <text:p/>
          </table:table-cell>
          <table:table-cell table:formula="of:=IF(ISNUMBER((SEARCH(&quot;jubil&quot;;[.A906])));112;&quot;&quot;)">
            <text:p/>
          </table:table-cell>
          <table:table-cell table:formula="of:=IF(ISNUMBER((SEARCH(&quot;flow&quot;;[.A906])));98;&quot;&quot;)">
            <text:p/>
          </table:table-cell>
          <table:table-cell table:formula="of:=CONCATENATE([.G906];&quot;,&quot;;[.H906];&quot;,&quot;;[.I906];&quot;,&quot;;[.J906];&quot;,&quot;;[.K906];&quot;,&quot;;[.L906];&quot;,&quot;;[.M906];&quot;,&quot;;[.N906];&quot;,&quot;;[.O906];&quot;,&quot;;[.P906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906]"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41Złota obrączka Forever.jpg</text:p>
          </table:table-cell>
          <table:table-cell table:style-name="Default" table:formula="of:=[.G906]" office:value-type="float" office:value="32" calcext:value-type="float">
            <text:p>32</text:p>
          </table:table-cell>
          <table:table-cell/>
          <table:table-cell table:formula="of:=IF(ISNUMBER((SEARCH(&quot;wiktoriańska&quot;;[.A907])));46;&quot;&quot;)">
            <text:p/>
          </table:table-cell>
          <table:table-cell table:formula="of:=IF(ISNUMBER((SEARCH(&quot;boho&quot;;[.A907])));47;&quot;&quot;)">
            <text:p/>
          </table:table-cell>
          <table:table-cell table:formula="of:=IF(ISNUMBER((SEARCH(&quot;studio&quot;;[.A907])));48;&quot;&quot;)">
            <text:p/>
          </table:table-cell>
          <table:table-cell table:formula="of:=IF(ISNUMBER((SEARCH(&quot;ternel&quot;;[.A907])));95;&quot;&quot;)">
            <text:p/>
          </table:table-cell>
          <table:table-cell table:formula="of:=IF(ISNUMBER((SEARCH(&quot;eclipse&quot;;[.A907])));93;&quot;&quot;)">
            <text:p/>
          </table:table-cell>
          <table:table-cell table:formula="of:=IF(ISNUMBER((SEARCH(&quot;fruit&quot;;[.A907])));100;&quot;&quot;)">
            <text:p/>
          </table:table-cell>
          <table:table-cell table:formula="of:=IF(ISNUMBER((SEARCH(&quot;jubil&quot;;[.A907])));112;&quot;&quot;)">
            <text:p/>
          </table:table-cell>
          <table:table-cell table:formula="of:=IF(ISNUMBER((SEARCH(&quot;flow&quot;;[.A907])));98;&quot;&quot;)">
            <text:p/>
          </table:table-cell>
          <table:table-cell table:formula="of:=CONCATENATE([.G907];&quot;,&quot;;[.H907];&quot;,&quot;;[.I907];&quot;,&quot;;[.J907];&quot;,&quot;;[.K907];&quot;,&quot;;[.L907];&quot;,&quot;;[.M907];&quot;,&quot;;[.N907];&quot;,&quot;;[.O907];&quot;,&quot;;[.P907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e obrączki Forever</text:p>
          </table:table-cell>
          <table:table-cell table:formula="of:=[.B907]"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42Złote obrączki Forever.jpg</text:p>
          </table:table-cell>
          <table:table-cell table:style-name="Default" table:formula="of:=[.G907]" office:value-type="float" office:value="32" calcext:value-type="float">
            <text:p>32</text:p>
          </table:table-cell>
          <table:table-cell/>
          <table:table-cell table:formula="of:=IF(ISNUMBER((SEARCH(&quot;wiktoriańska&quot;;[.A908])));46;&quot;&quot;)">
            <text:p/>
          </table:table-cell>
          <table:table-cell table:formula="of:=IF(ISNUMBER((SEARCH(&quot;boho&quot;;[.A908])));47;&quot;&quot;)">
            <text:p/>
          </table:table-cell>
          <table:table-cell table:formula="of:=IF(ISNUMBER((SEARCH(&quot;studio&quot;;[.A908])));48;&quot;&quot;)">
            <text:p/>
          </table:table-cell>
          <table:table-cell table:formula="of:=IF(ISNUMBER((SEARCH(&quot;ternel&quot;;[.A908])));95;&quot;&quot;)">
            <text:p/>
          </table:table-cell>
          <table:table-cell table:formula="of:=IF(ISNUMBER((SEARCH(&quot;eclipse&quot;;[.A908])));93;&quot;&quot;)">
            <text:p/>
          </table:table-cell>
          <table:table-cell table:formula="of:=IF(ISNUMBER((SEARCH(&quot;fruit&quot;;[.A908])));100;&quot;&quot;)">
            <text:p/>
          </table:table-cell>
          <table:table-cell table:formula="of:=IF(ISNUMBER((SEARCH(&quot;jubil&quot;;[.A908])));112;&quot;&quot;)">
            <text:p/>
          </table:table-cell>
          <table:table-cell table:formula="of:=IF(ISNUMBER((SEARCH(&quot;flow&quot;;[.A908])));98;&quot;&quot;)">
            <text:p/>
          </table:table-cell>
          <table:table-cell table:formula="of:=CONCATENATE([.G908];&quot;,&quot;;[.H908];&quot;,&quot;;[.I908];&quot;,&quot;;[.J908];&quot;,&quot;;[.K908];&quot;,&quot;;[.L908];&quot;,&quot;;[.M908];&quot;,&quot;;[.N908];&quot;,&quot;;[.O908];&quot;,&quot;;[.P908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908]"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43Złota obrączka Forever.jpg</text:p>
          </table:table-cell>
          <table:table-cell table:style-name="Default" table:formula="of:=[.G908]" office:value-type="float" office:value="32" calcext:value-type="float">
            <text:p>32</text:p>
          </table:table-cell>
          <table:table-cell/>
          <table:table-cell table:formula="of:=IF(ISNUMBER((SEARCH(&quot;wiktoriańska&quot;;[.A909])));46;&quot;&quot;)">
            <text:p/>
          </table:table-cell>
          <table:table-cell table:formula="of:=IF(ISNUMBER((SEARCH(&quot;boho&quot;;[.A909])));47;&quot;&quot;)">
            <text:p/>
          </table:table-cell>
          <table:table-cell table:formula="of:=IF(ISNUMBER((SEARCH(&quot;studio&quot;;[.A909])));48;&quot;&quot;)">
            <text:p/>
          </table:table-cell>
          <table:table-cell table:formula="of:=IF(ISNUMBER((SEARCH(&quot;ternel&quot;;[.A909])));95;&quot;&quot;)">
            <text:p/>
          </table:table-cell>
          <table:table-cell table:formula="of:=IF(ISNUMBER((SEARCH(&quot;eclipse&quot;;[.A909])));93;&quot;&quot;)">
            <text:p/>
          </table:table-cell>
          <table:table-cell table:formula="of:=IF(ISNUMBER((SEARCH(&quot;fruit&quot;;[.A909])));100;&quot;&quot;)">
            <text:p/>
          </table:table-cell>
          <table:table-cell table:formula="of:=IF(ISNUMBER((SEARCH(&quot;jubil&quot;;[.A909])));112;&quot;&quot;)">
            <text:p/>
          </table:table-cell>
          <table:table-cell table:formula="of:=IF(ISNUMBER((SEARCH(&quot;flow&quot;;[.A909])));98;&quot;&quot;)">
            <text:p/>
          </table:table-cell>
          <table:table-cell table:formula="of:=CONCATENATE([.G909];&quot;,&quot;;[.H909];&quot;,&quot;;[.I909];&quot;,&quot;;[.J909];&quot;,&quot;;[.K909];&quot;,&quot;;[.L909];&quot;,&quot;;[.M909];&quot;,&quot;;[.N909];&quot;,&quot;;[.O909];&quot;,&quot;;[.P909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909]"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44Złota obrączka Forever.jpg</text:p>
          </table:table-cell>
          <table:table-cell table:style-name="Default" table:formula="of:=[.G909]" office:value-type="float" office:value="32" calcext:value-type="float">
            <text:p>32</text:p>
          </table:table-cell>
          <table:table-cell/>
          <table:table-cell table:formula="of:=IF(ISNUMBER((SEARCH(&quot;wiktoriańska&quot;;[.A910])));46;&quot;&quot;)">
            <text:p/>
          </table:table-cell>
          <table:table-cell table:formula="of:=IF(ISNUMBER((SEARCH(&quot;boho&quot;;[.A910])));47;&quot;&quot;)">
            <text:p/>
          </table:table-cell>
          <table:table-cell table:formula="of:=IF(ISNUMBER((SEARCH(&quot;studio&quot;;[.A910])));48;&quot;&quot;)">
            <text:p/>
          </table:table-cell>
          <table:table-cell table:formula="of:=IF(ISNUMBER((SEARCH(&quot;ternel&quot;;[.A910])));95;&quot;&quot;)">
            <text:p/>
          </table:table-cell>
          <table:table-cell table:formula="of:=IF(ISNUMBER((SEARCH(&quot;eclipse&quot;;[.A910])));93;&quot;&quot;)">
            <text:p/>
          </table:table-cell>
          <table:table-cell table:formula="of:=IF(ISNUMBER((SEARCH(&quot;fruit&quot;;[.A910])));100;&quot;&quot;)">
            <text:p/>
          </table:table-cell>
          <table:table-cell table:formula="of:=IF(ISNUMBER((SEARCH(&quot;jubil&quot;;[.A910])));112;&quot;&quot;)">
            <text:p/>
          </table:table-cell>
          <table:table-cell table:formula="of:=IF(ISNUMBER((SEARCH(&quot;flow&quot;;[.A910])));98;&quot;&quot;)">
            <text:p/>
          </table:table-cell>
          <table:table-cell table:formula="of:=CONCATENATE([.G910];&quot;,&quot;;[.H910];&quot;,&quot;;[.I910];&quot;,&quot;;[.J910];&quot;,&quot;;[.K910];&quot;,&quot;;[.L910];&quot;,&quot;;[.M910];&quot;,&quot;;[.N910];&quot;,&quot;;[.O910];&quot;,&quot;;[.P910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910]"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45Złota obrączka Forever.jpg</text:p>
          </table:table-cell>
          <table:table-cell table:style-name="Default" table:formula="of:=[.G910]" office:value-type="float" office:value="32" calcext:value-type="float">
            <text:p>32</text:p>
          </table:table-cell>
          <table:table-cell/>
          <table:table-cell table:formula="of:=IF(ISNUMBER((SEARCH(&quot;wiktoriańska&quot;;[.A911])));46;&quot;&quot;)">
            <text:p/>
          </table:table-cell>
          <table:table-cell table:formula="of:=IF(ISNUMBER((SEARCH(&quot;boho&quot;;[.A911])));47;&quot;&quot;)">
            <text:p/>
          </table:table-cell>
          <table:table-cell table:formula="of:=IF(ISNUMBER((SEARCH(&quot;studio&quot;;[.A911])));48;&quot;&quot;)">
            <text:p/>
          </table:table-cell>
          <table:table-cell table:formula="of:=IF(ISNUMBER((SEARCH(&quot;ternel&quot;;[.A911])));95;&quot;&quot;)">
            <text:p/>
          </table:table-cell>
          <table:table-cell table:formula="of:=IF(ISNUMBER((SEARCH(&quot;eclipse&quot;;[.A911])));93;&quot;&quot;)">
            <text:p/>
          </table:table-cell>
          <table:table-cell table:formula="of:=IF(ISNUMBER((SEARCH(&quot;fruit&quot;;[.A911])));100;&quot;&quot;)">
            <text:p/>
          </table:table-cell>
          <table:table-cell table:formula="of:=IF(ISNUMBER((SEARCH(&quot;jubil&quot;;[.A911])));112;&quot;&quot;)">
            <text:p/>
          </table:table-cell>
          <table:table-cell table:formula="of:=IF(ISNUMBER((SEARCH(&quot;flow&quot;;[.A911])));98;&quot;&quot;)">
            <text:p/>
          </table:table-cell>
          <table:table-cell table:formula="of:=CONCATENATE([.G911];&quot;,&quot;;[.H911];&quot;,&quot;;[.I911];&quot;,&quot;;[.J911];&quot;,&quot;;[.K911];&quot;,&quot;;[.L911];&quot;,&quot;;[.M911];&quot;,&quot;;[.N911];&quot;,&quot;;[.O911];&quot;,&quot;;[.P911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e obrączki Forever</text:p>
          </table:table-cell>
          <table:table-cell table:formula="of:=[.B911]"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46Złote obrączki Forever.jpg</text:p>
          </table:table-cell>
          <table:table-cell table:style-name="Default" table:formula="of:=[.G911]" office:value-type="float" office:value="32" calcext:value-type="float">
            <text:p>32</text:p>
          </table:table-cell>
          <table:table-cell/>
          <table:table-cell table:formula="of:=IF(ISNUMBER((SEARCH(&quot;wiktoriańska&quot;;[.A912])));46;&quot;&quot;)">
            <text:p/>
          </table:table-cell>
          <table:table-cell table:formula="of:=IF(ISNUMBER((SEARCH(&quot;boho&quot;;[.A912])));47;&quot;&quot;)">
            <text:p/>
          </table:table-cell>
          <table:table-cell table:formula="of:=IF(ISNUMBER((SEARCH(&quot;studio&quot;;[.A912])));48;&quot;&quot;)">
            <text:p/>
          </table:table-cell>
          <table:table-cell table:formula="of:=IF(ISNUMBER((SEARCH(&quot;ternel&quot;;[.A912])));95;&quot;&quot;)">
            <text:p/>
          </table:table-cell>
          <table:table-cell table:formula="of:=IF(ISNUMBER((SEARCH(&quot;eclipse&quot;;[.A912])));93;&quot;&quot;)">
            <text:p/>
          </table:table-cell>
          <table:table-cell table:formula="of:=IF(ISNUMBER((SEARCH(&quot;fruit&quot;;[.A912])));100;&quot;&quot;)">
            <text:p/>
          </table:table-cell>
          <table:table-cell table:formula="of:=IF(ISNUMBER((SEARCH(&quot;jubil&quot;;[.A912])));112;&quot;&quot;)">
            <text:p/>
          </table:table-cell>
          <table:table-cell table:formula="of:=IF(ISNUMBER((SEARCH(&quot;flow&quot;;[.A912])));98;&quot;&quot;)">
            <text:p/>
          </table:table-cell>
          <table:table-cell table:formula="of:=CONCATENATE([.G912];&quot;,&quot;;[.H912];&quot;,&quot;;[.I912];&quot;,&quot;;[.J912];&quot;,&quot;;[.K912];&quot;,&quot;;[.L912];&quot;,&quot;;[.M912];&quot;,&quot;;[.N912];&quot;,&quot;;[.O912];&quot;,&quot;;[.P912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ota obrączka Forever</text:p>
          </table:table-cell>
          <table:table-cell table:formula="of:=[.B912]"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ttp://localhost/BE-projekt/img/slub/obraczki/47Złota obrączka Forever.jpg</text:p>
          </table:table-cell>
          <table:table-cell table:style-name="Default" table:formula="of:=[.G912]" office:value-type="float" office:value="32" calcext:value-type="float">
            <text:p>32</text:p>
          </table:table-cell>
          <table:table-cell/>
          <table:table-cell table:formula="of:=IF(ISNUMBER((SEARCH(&quot;wiktoriańska&quot;;[.A913])));46;&quot;&quot;)">
            <text:p/>
          </table:table-cell>
          <table:table-cell table:formula="of:=IF(ISNUMBER((SEARCH(&quot;boho&quot;;[.A913])));47;&quot;&quot;)">
            <text:p/>
          </table:table-cell>
          <table:table-cell table:formula="of:=IF(ISNUMBER((SEARCH(&quot;studio&quot;;[.A913])));48;&quot;&quot;)">
            <text:p/>
          </table:table-cell>
          <table:table-cell table:formula="of:=IF(ISNUMBER((SEARCH(&quot;ternel&quot;;[.A913])));95;&quot;&quot;)">
            <text:p/>
          </table:table-cell>
          <table:table-cell table:formula="of:=IF(ISNUMBER((SEARCH(&quot;eclipse&quot;;[.A913])));93;&quot;&quot;)">
            <text:p/>
          </table:table-cell>
          <table:table-cell table:formula="of:=IF(ISNUMBER((SEARCH(&quot;fruit&quot;;[.A913])));100;&quot;&quot;)">
            <text:p/>
          </table:table-cell>
          <table:table-cell table:formula="of:=IF(ISNUMBER((SEARCH(&quot;jubil&quot;;[.A913])));112;&quot;&quot;)">
            <text:p/>
          </table:table-cell>
          <table:table-cell table:formula="of:=IF(ISNUMBER((SEARCH(&quot;flow&quot;;[.A913])));98;&quot;&quot;)">
            <text:p/>
          </table:table-cell>
          <table:table-cell table:formula="of:=CONCATENATE([.G913];&quot;,&quot;;[.H913];&quot;,&quot;;[.I913];&quot;,&quot;;[.J913];&quot;,&quot;;[.K913];&quot;,&quot;;[.L913];&quot;,&quot;;[.M913];&quot;,&quot;;[.N913];&quot;,&quot;;[.O913];&quot;,&quot;;[.P913])" office:value-type="string" office:string-value="32,,,,,,,,," calcext:value-type="string">
            <text:p>32,,,,,,,,,</text:p>
          </table:table-cell>
          <table:table-cell table:number-columns-repeated="3"/>
        </table:table-row>
        <table:table-row table:style-name="ro1" table:number-rows-repeated="9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7">00.00.0000</text:date>, <text:time style:data-style-name="N2" text:time-value="13:07:14.26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23:43:31.446000000</meta:creation-date>
    <dc:date>2018-10-27T13:12:39.180000000</dc:date>
    <meta:editing-duration>PT3H26M59S</meta:editing-duration>
    <meta:editing-cycles>45</meta:editing-cycles>
    <meta:generator>LibreOffice/5.4.1.2$Windows_X86_64 LibreOffice_project/ea7cb86e6eeb2bf3a5af73a8f7777ac570321527</meta:generator>
    <meta:document-statistic meta:table-count="1" meta:cell-count="15341" meta:object-count="0"/>
  </office:meta>
</office:document-meta>
</file>